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2" style:family="table-column">
      <style:table-column-properties fo:break-before="auto" style:column-width="2.258cm"/>
    </style:style>
    <style:style style:name="co2" style:family="table-column">
      <style:table-column-properties fo:break-before="auto" style:column-width="1.722cm"/>
    </style:style>
    <style:style style:name="co3" style:family="table-column">
      <style:table-column-properties fo:break-before="auto" style:column-width="2.805cm"/>
    </style:style>
    <style:style style:name="co4" style:family="table-column">
      <style:table-column-properties fo:break-before="auto" style:column-width="3.664cm"/>
    </style:style>
    <style:style style:name="co5" style:family="table-column">
      <style:table-column-properties fo:break-before="auto" style:column-width="8.022cm"/>
    </style:style>
    <style:style style:name="co6" style:family="table-column">
      <style:table-column-properties fo:break-before="auto" style:column-width="3.748cm"/>
    </style:style>
    <style:style style:name="co7" style:family="table-column">
      <style:table-column-properties fo:break-before="auto" style:column-width="2.658cm"/>
    </style:style>
    <style:style style:name="co8" style:family="table-column">
      <style:table-column-properties fo:break-before="auto" style:column-width="2.462cm"/>
    </style:style>
    <style:style style:name="ro6" style:family="table-row">
      <style:table-row-properties style:row-height="0.427cm" fo:break-before="auto" style:use-optimal-row-height="true"/>
    </style:style>
    <style:style style:name="ro9" style:family="table-row">
      <style:table-row-properties style:row-height="0.427cm" fo:break-before="auto" style:use-optimal-row-height="true"/>
    </style:style>
    <style:style style:name="ro3" style:family="table-row">
      <style:table-row-properties style:row-height="0.788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1.526cm" fo:break-before="auto" style:use-optimal-row-height="true"/>
    </style:style>
    <style:style style:name="ro7" style:family="table-row">
      <style:table-row-properties style:row-height="2.263cm" fo:break-before="auto" style:use-optimal-row-height="true"/>
    </style:style>
    <style:style style:name="ro8" style:family="table-row">
      <style:table-row-properties style:row-height="1.894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2.632cm" fo:break-before="auto" style:use-optimal-row-height="true"/>
    </style:style>
    <style:style style:name="ro12" style:family="table-row">
      <style:table-row-properties style:row-height="3.738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1.506cm" fo:break-before="auto" style:use-optimal-row-height="true"/>
    </style:style>
    <style:style style:name="ro15" style:family="table-row">
      <style:table-row-properties style:row-height="0.78cm" fo:break-before="auto" style:use-optimal-row-height="true"/>
    </style:style>
    <style:style style:name="ro16" style:family="table-row">
      <style:table-row-properties style:row-height="1.14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2" style:family="table-cell" style:parent-style-name="Default" style:data-style-name="N37">
      <style:table-cell-properties style:text-align-source="fix" style:repeat-content="false" fo:wrap-option="wrap" fo:border="0.06pt solid #000000" style:vertical-align="middle"/>
      <style:paragraph-properties fo:text-align="center" fo:margin-left="0cm"/>
      <style:text-properties fo:font-size="9pt" style:font-size-asian="9pt" style:font-size-complex="9pt"/>
    </style:style>
    <style:style style:name="ce3" style:family="table-cell" style:parent-style-name="Default" style:data-style-name="N37">
      <style:table-cell-properties style:text-align-source="fix" style:repeat-content="false" fo:wrap-option="wrap" style:vertical-align="middle"/>
      <style:paragraph-properties fo:text-align="center" fo:margin-left="0cm"/>
      <style:text-properties fo:font-size="9pt" style:font-size-asian="9pt" style:font-size-complex="9pt"/>
    </style:style>
    <style:style style:name="ce4" style:family="table-cell" style:parent-style-name="Default">
      <style:table-cell-properties style:text-align-source="fix" style:repeat-content="false" fo:wrap-option="wrap" style:vertical-align="middle"/>
      <style:paragraph-properties fo:text-align="center" fo:margin-left="0cm"/>
      <style:text-properties fo:font-size="9pt" style:font-size-asian="9pt" style:font-size-complex="9pt"/>
    </style:style>
    <style:style style:name="ce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6" style:family="table-cell" style:parent-style-name="Default" style:data-style-name="N37">
      <style:table-cell-properties style:text-align-source="fix" style:repeat-content="false" fo:wrap-option="wrap" style:vertical-align="middle"/>
      <style:paragraph-properties fo:text-align="center" fo:margin-left="0cm"/>
      <style:text-properties fo:font-size="9pt" fo:font-weight="normal" style:font-size-asian="9pt" style:font-weight-asian="normal" style:font-size-complex="9pt" style:font-weight-complex="normal"/>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9pt" style:font-size-asian="9pt" style:font-size-complex="9pt"/>
    </style:style>
    <style:style style:name="ce8" style:family="table-cell" style:parent-style-name="Default">
      <style:table-cell-properties style:text-align-source="fix" style:repeat-content="false" fo:wrap-option="wrap" style:vertical-align="middle"/>
      <style:paragraph-properties fo:text-align="center" fo:margin-left="0cm"/>
      <style:text-properties fo:font-size="9pt" fo:font-weight="normal" style:font-size-asian="9pt" style:font-weight-asian="normal" style:font-size-complex="9pt" style:font-weight-complex="normal"/>
    </style:style>
    <style:style style:name="ce9" style:family="table-cell" style:parent-style-name="Default">
      <style:table-cell-properties style:text-align-source="fix" style:repeat-content="false" fo:wrap-option="wrap" style:vertical-align="middle"/>
      <style:paragraph-properties fo:text-align="justify" fo:margin-left="0cm"/>
      <style:text-properties fo:font-size="9pt" style:font-size-asian="9pt" style:font-size-complex="9pt"/>
    </style:style>
    <style:style style:name="ce10" style:family="table-cell" style:parent-style-name="Default">
      <style:table-cell-properties style:text-align-source="fix" style:repeat-content="false" fo:wrap-option="wrap" style:vertical-align="middle"/>
      <style:paragraph-properties fo:text-align="center" fo:margin-left="0cm"/>
      <style:text-properties style:font-name="Arial1" fo:font-size="10pt" fo:language="es" fo:country="CO" style:font-name-asian="DejaVu Sans" style:font-size-asian="10pt" style:language-asian="zxx" style:country-asian="none" style:font-name-complex="Arial1" style:font-size-complex="10pt" style:language-complex="zxx" style:country-complex="none"/>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Arial" fo:font-size="9pt" fo:language="es" fo:country="CO" style:font-name-asian="DejaVu Sans" style:font-size-asian="9pt" style:font-name-complex="Courier New" style:font-size-complex="9pt"/>
    </style:style>
    <style:style style:name="ce12" style:family="table-cell" style:parent-style-name="Default">
      <style:table-cell-properties style:text-align-source="fix" style:repeat-content="false" fo:wrap-option="wrap" style:vertical-align="middle"/>
      <style:paragraph-properties fo:text-align="center" fo:margin-left="0cm"/>
      <style:text-properties style:font-name="Arial1" fo:font-size="9pt" fo:language="es" fo:country="CO" style:font-name-asian="DejaVu Sans" style:font-size-asian="9pt" style:language-asian="zxx" style:country-asian="none" style:font-name-complex="Arial1" style:font-size-complex="9pt" style:language-complex="zxx" style:country-complex="none"/>
    </style:style>
    <style:style style:name="ce13" style:family="table-cell" style:parent-style-name="Default">
      <style:table-cell-properties fo:background-color="#00ffff" style:text-align-source="fix" style:repeat-content="false" fo:wrap-option="wrap" style:vertical-align="middle"/>
      <style:paragraph-properties fo:text-align="center" fo:margin-left="0cm"/>
      <style:text-properties fo:font-size="9pt" style:font-size-asian="9pt" style:font-size-complex="9pt"/>
    </style:style>
    <style:style style:name="ce14" style:family="table-cell" style:parent-style-name="Default">
      <style:table-cell-properties fo:background-color="#00ffff" style:text-align-source="fix" style:repeat-content="false" fo:wrap-option="wrap"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15" style:family="table-cell" style:parent-style-name="Default">
      <style:table-cell-properties fo:background-color="#00ffff" style:text-align-source="fix" style:repeat-content="false" fo:wrap-option="wrap" fo:border="0.06pt solid #000000" style:vertical-align="middle"/>
      <style:paragraph-properties fo:text-align="center" fo:margin-left="0cm"/>
      <style:text-properties fo:font-size="9pt" style:font-size-asian="9pt" style:font-size-complex="9pt"/>
    </style:style>
    <style:style style:name="ce16" style:family="table-cell" style:parent-style-name="Default" style:data-style-name="N37">
      <style:table-cell-properties fo:background-color="#00ffff" style:text-align-source="fix" style:repeat-content="false" fo:wrap-option="wrap" style:vertical-align="middle"/>
      <style:paragraph-properties fo:text-align="center" fo:margin-left="0cm"/>
      <style:text-properties fo:font-size="9pt" style:font-size-asian="9pt" style:font-size-complex="9pt"/>
    </style:style>
    <style:style style:name="ce17" style:family="table-cell" style:parent-style-name="Default">
      <style:table-cell-properties fo:background-color="#ff3333" style:text-align-source="fix" style:repeat-content="false" fo:wrap-option="wrap" style:vertical-align="middle"/>
      <style:paragraph-properties fo:text-align="center" fo:margin-left="0cm"/>
      <style:text-properties fo:font-size="9pt" style:font-size-asian="9pt" style:font-size-complex="9pt"/>
    </style:style>
    <style:style style:name="ce18" style:family="table-cell" style:parent-style-name="Default">
      <style:table-cell-properties fo:background-color="#ffff00" style:text-align-source="fix" style:repeat-content="false" fo:wrap-option="wrap" style:vertical-align="middle"/>
      <style:paragraph-properties fo:text-align="center" fo:margin-left="0cm"/>
      <style:text-properties fo:font-size="9pt" style:font-size-asian="9pt" style:font-size-complex="9pt"/>
    </style:style>
    <style:style style:name="ce19" style:family="table-cell" style:parent-style-name="Default">
      <style:table-cell-properties fo:background-color="#ff00ff" style:text-align-source="fix" style:repeat-content="false" fo:wrap-option="wrap" style:vertical-align="middle"/>
      <style:paragraph-properties fo:text-align="center" fo:margin-left="0cm"/>
      <style:text-properties fo:font-size="9pt" style:font-size-asian="9pt" style:font-size-complex="9pt"/>
    </style:style>
    <style:style style:name="ce20" style:family="table-cell" style:parent-style-name="Default">
      <style:table-cell-properties style:text-align-source="fix" style:repeat-content="false" fo:wrap-option="wrap" style:vertical-align="middle"/>
      <style:paragraph-properties fo:text-align="center" fo:margin-left="0cm"/>
      <style:text-properties fo:font-size="9pt" fo:font-weight="bold" style:font-size-asian="9pt" style:font-weight-asian="bold" style:font-size-complex="9pt" style:font-weight-complex="bold"/>
    </style:style>
    <style:style style:name="ce21" style:family="table-cell" style:parent-style-name="Default">
      <style:table-cell-properties fo:wrap-option="wrap"/>
    </style:style>
    <style:style style:name="T1" style:family="text">
      <style:text-properties fo:font-weight="bold" style:font-weight-asian="bold" style:font-weight-complex="bold"/>
    </style:style>
  </office:automatic-styles>
  <office:body>
    <office:spreadsheet>
      <table:table table:name="Hoja1" table:style-name="ta1">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13"/>
        <table:table-column table:style-name="co8" table:default-cell-style-name="ce4"/>
        <table:table-column table:style-name="co12" table:number-columns-repeated="1013" table:default-cell-style-name="ce4"/>
        <table:table-column table:style-name="co12" table:number-columns-repeated="4" table:default-cell-style-name="ce21"/>
        <table:table-header-rows>
          <table:table-row table:style-name="ro6">
            <table:table-cell table:style-name="ce1" office:value-type="string" table:number-columns-spanned="8" table:number-rows-spanned="1">
              <text:p>CONTROL <text:s/>DIARIO TRABAJOS TALLERES PARTICULARES</text:p>
            </table:table-cell>
            <table:covered-table-cell table:number-columns-repeated="7"/>
            <table:table-cell table:number-columns-repeated="1016"/>
          </table:table-row>
          <table:table-row table:style-name="ro3">
            <table:table-cell table:style-name="ce1" office:value-type="string">
              <text:p>FECHA</text:p>
            </table:table-cell>
            <table:table-cell table:style-name="ce1" office:value-type="string">
              <text:p>REQUISICION</text:p>
            </table:table-cell>
            <table:table-cell table:style-name="ce1" office:value-type="string">
              <text:p>PLACA</text:p>
            </table:table-cell>
            <table:table-cell table:style-name="ce1" office:value-type="string">
              <text:p>TRABAJO A REALIZAR</text:p>
            </table:table-cell>
            <table:table-cell table:style-name="ce1" office:value-type="string">
              <text:p>PROVEEDOR</text:p>
            </table:table-cell>
            <table:table-cell table:style-name="ce14" office:value-type="string">
              <text:p>COTIZACION</text:p>
            </table:table-cell>
            <table:table-cell table:style-name="ce1" office:value-type="string">
              <text:p>ORDEN DE COMPRA</text:p>
            </table:table-cell>
            <table:table-cell table:style-name="ce1" office:value-type="string">
              <text:p>FACTURA No.</text:p>
            </table:table-cell>
            <table:table-cell table:style-name="ce20" table:number-columns-repeated="1012"/>
            <table:table-cell table:number-columns-repeated="4"/>
          </table:table-row>
        </table:table-header-rows>
        <table:table-row table:style-name="ro3">
          <table:table-cell table:style-name="ce2" office:value-type="date" office:date-value="2013-05-16">
            <text:p>16/05/13</text:p>
          </table:table-cell>
          <table:table-cell table:style-name="ce7" office:value-type="string">
            <text:p>AAM-71-2013-T6</text:p>
          </table:table-cell>
          <table:table-cell table:style-name="ce7" office:value-type="string">
            <text:p>SMO-129</text:p>
          </table:table-cell>
          <table:table-cell table:style-name="ce7" office:value-type="string">
            <text:p>CAMBIO TANQUE DE EXPANSION DEL RADIADOR </text:p>
          </table:table-cell>
          <table:table-cell table:style-name="ce7" office:value-type="string">
            <text:p>KENWORTH DE LA MONTAÑA</text:p>
          </table:table-cell>
          <table:table-cell table:style-name="ce15" office:value-type="string">
            <text:p>33373 Y <text:span text:style-name="T1">11</text:span></text:p>
          </table:table-cell>
          <table:table-cell table:style-name="ce7" table:number-columns-repeated="2"/>
          <table:table-cell table:number-columns-repeated="1016"/>
        </table:table-row>
        <table:table-row table:style-name="ro6">
          <table:table-cell table:style-name="ce2" office:value-type="date" office:date-value="2013-05-16">
            <text:p>16/05/13</text:p>
          </table:table-cell>
          <table:table-cell table:style-name="ce7" office:value-type="string">
            <text:p>AAM-72-2013-T6</text:p>
          </table:table-cell>
          <table:table-cell table:style-name="ce7" office:value-type="string">
            <text:p>SMO-129</text:p>
          </table:table-cell>
          <table:table-cell table:style-name="ce7" office:value-type="string">
            <text:p>CAMBIO CABLE DEL WINCH</text:p>
          </table:table-cell>
          <table:table-cell table:style-name="ce7" office:value-type="string">
            <text:p>FRENO PARTES</text:p>
          </table:table-cell>
          <table:table-cell table:style-name="ce15" office:value-type="string">
            <text:p>98 Y 99</text:p>
          </table:table-cell>
          <table:table-cell table:style-name="ce7" table:number-columns-repeated="2"/>
          <table:table-cell table:number-columns-repeated="1016"/>
        </table:table-row>
        <table:table-row table:style-name="ro3">
          <table:table-cell table:style-name="ce2" office:value-type="date" office:date-value="2013-05-16">
            <text:p>16/05/13</text:p>
          </table:table-cell>
          <table:table-cell table:style-name="ce7" office:value-type="string">
            <text:p>MTTO-336-2013</text:p>
          </table:table-cell>
          <table:table-cell table:style-name="ce7" office:value-type="string">
            <text:p>KUK-381</text:p>
          </table:table-cell>
          <table:table-cell table:style-name="ce7" office:value-type="string">
            <text:p>DESPINCHAR LLANTA TRASERA EXTERNA LADO DERECHO POR GARANTIA </text:p>
          </table:table-cell>
          <table:table-cell table:style-name="ce7" office:value-type="string">
            <text:p>COEXITO-OSCAR GARCIA </text:p>
          </table:table-cell>
          <table:table-cell table:style-name="ce15"/>
          <table:table-cell table:style-name="ce7" table:number-columns-repeated="2"/>
          <table:table-cell table:number-columns-repeated="1016"/>
        </table:table-row>
        <table:table-row table:style-name="ro6">
          <table:table-cell table:style-name="ce2" office:value-type="date" office:date-value="2013-05-17">
            <text:p>17/05/13</text:p>
          </table:table-cell>
          <table:table-cell table:style-name="ce7" office:value-type="string">
            <text:p>AAM-58-2013-T1</text:p>
          </table:table-cell>
          <table:table-cell table:style-name="ce7" office:value-type="string">
            <text:p>SPK-307</text:p>
          </table:table-cell>
          <table:table-cell table:style-name="ce7" office:value-type="string">
            <text:p>ALINEACION DIRECCION Y BALANCEO DE RUEDAS </text:p>
          </table:table-cell>
          <table:table-cell table:style-name="ce7" office:value-type="string">
            <text:p>LLANTAS LA ESTACION</text:p>
          </table:table-cell>
          <table:table-cell table:style-name="ce15"/>
          <table:table-cell table:style-name="ce7" table:number-columns-repeated="2"/>
          <table:table-cell table:number-columns-repeated="1016"/>
        </table:table-row>
        <table:table-row table:style-name="ro3">
          <table:table-cell table:style-name="ce2" office:value-type="date" office:date-value="2013-05-17">
            <text:p>17/05/13</text:p>
          </table:table-cell>
          <table:table-cell table:style-name="ce7" office:value-type="string">
            <text:p>MP-339-2013</text:p>
          </table:table-cell>
          <table:table-cell table:style-name="ce7" office:value-type="string">
            <text:p>DDA-282</text:p>
          </table:table-cell>
          <table:table-cell table:style-name="ce7" office:value-type="string">
            <text:p>LAVADO GENERAL</text:p>
          </table:table-cell>
          <table:table-cell table:style-name="ce7" office:value-type="string">
            <text:p>ESTACION LAS PALMERAS</text:p>
          </table:table-cell>
          <table:table-cell table:style-name="ce15"/>
          <table:table-cell table:style-name="ce7" table:number-columns-repeated="2"/>
          <table:table-cell table:number-columns-repeated="1016"/>
        </table:table-row>
        <table:table-row table:style-name="ro3">
          <table:table-cell table:style-name="ce2" office:value-type="date" office:date-value="2013-05-18">
            <text:p>18/05/13</text:p>
          </table:table-cell>
          <table:table-cell table:style-name="ce7" office:value-type="string">
            <text:p>AAM-58-2013-T5</text:p>
          </table:table-cell>
          <table:table-cell table:style-name="ce7" office:value-type="string">
            <text:p>SXY-300</text:p>
          </table:table-cell>
          <table:table-cell table:style-name="ce7" office:value-type="string">
            <text:p>REVISAR SISTEMA DE CARGA </text:p>
          </table:table-cell>
          <table:table-cell table:style-name="ce7" office:value-type="string">
            <text:p>COEXITO-OSCAR GARCIA </text:p>
          </table:table-cell>
          <table:table-cell table:style-name="ce15" office:value-type="float" office:value="712636">
            <text:p>712636</text:p>
          </table:table-cell>
          <table:table-cell table:style-name="ce7" table:number-columns-repeated="2"/>
          <table:table-cell table:number-columns-repeated="1016"/>
        </table:table-row>
        <table:table-row table:style-name="ro3">
          <table:table-cell table:style-name="ce2" office:value-type="date" office:date-value="2013-05-18">
            <text:p>18/05/13</text:p>
          </table:table-cell>
          <table:table-cell table:style-name="ce7" office:value-type="string">
            <text:p>MTTO-344-2013</text:p>
          </table:table-cell>
          <table:table-cell table:style-name="ce7" office:value-type="string">
            <text:p>SMI-194</text:p>
          </table:table-cell>
          <table:table-cell table:style-name="ce7" office:value-type="string">
            <text:p>DESPINCHAR LLANTA PATIN</text:p>
          </table:table-cell>
          <table:table-cell table:style-name="ce7" office:value-type="string">
            <text:p>ESTACION LAS PALMERAS</text:p>
          </table:table-cell>
          <table:table-cell table:style-name="ce15"/>
          <table:table-cell table:style-name="ce7" table:number-columns-repeated="2"/>
          <table:table-cell table:number-columns-repeated="1016"/>
        </table:table-row>
        <table:table-row table:style-name="ro3">
          <table:table-cell table:style-name="ce2" office:value-type="date" office:date-value="2013-05-20">
            <text:p>20/05/13</text:p>
          </table:table-cell>
          <table:table-cell table:style-name="ce7" office:value-type="string">
            <text:p>AAM-11-2013-G-A</text:p>
          </table:table-cell>
          <table:table-cell table:style-name="ce7" office:value-type="string">
            <text:p>DDA-216</text:p>
          </table:table-cell>
          <table:table-cell table:style-name="ce7" office:value-type="string">
            <text:p>LAVADO GENERAL Y DESPINCHAR LLANTA TRASERA DERECHA </text:p>
          </table:table-cell>
          <table:table-cell table:style-name="ce7" office:value-type="string">
            <text:p>ESTACION LAS PALMERAS</text:p>
          </table:table-cell>
          <table:table-cell table:style-name="ce15"/>
          <table:table-cell table:style-name="ce7" table:number-columns-repeated="2"/>
          <table:table-cell table:number-columns-repeated="1016"/>
        </table:table-row>
        <table:table-row table:style-name="ro3">
          <table:table-cell table:style-name="ce2" office:value-type="date" office:date-value="2013-05-20">
            <text:p>20/05/13</text:p>
          </table:table-cell>
          <table:table-cell table:style-name="ce7" office:value-type="string">
            <text:p>AAM-86-2013-ATI-13</text:p>
          </table:table-cell>
          <table:table-cell table:style-name="ce7" office:value-type="string">
            <text:p>ATI-13</text:p>
          </table:table-cell>
          <table:table-cell table:style-name="ce7" office:value-type="string">
            <text:p>CORREGIR FUGA DE ACEITE PALANCA DE CAMBIOS </text:p>
          </table:table-cell>
          <table:table-cell table:style-name="ce7" office:value-type="string">
            <text:p>SUMOTO S.A.</text:p>
          </table:table-cell>
          <table:table-cell table:style-name="ce15"/>
          <table:table-cell table:style-name="ce7" table:number-columns-repeated="2"/>
          <table:table-cell table:number-columns-repeated="1016"/>
        </table:table-row>
        <table:table-row table:style-name="ro6">
          <table:table-cell table:style-name="ce2" office:value-type="date" office:date-value="2013-05-20">
            <text:p>20/05/13</text:p>
          </table:table-cell>
          <table:table-cell table:style-name="ce7" office:value-type="string">
            <text:p>MTTO-346-2013</text:p>
          </table:table-cell>
          <table:table-cell table:style-name="ce7"/>
          <table:table-cell table:style-name="ce7" office:value-type="string">
            <text:p>REPARACION PISTOLA </text:p>
          </table:table-cell>
          <table:table-cell table:style-name="ce7" office:value-type="string">
            <text:p>REHIMAC </text:p>
          </table:table-cell>
          <table:table-cell table:style-name="ce15"/>
          <table:table-cell table:style-name="ce7" table:number-columns-repeated="2"/>
          <table:table-cell table:number-columns-repeated="1016"/>
        </table:table-row>
        <table:table-row table:style-name="ro6">
          <table:table-cell table:style-name="ce2" office:value-type="date" office:date-value="2013-05-20">
            <text:p>20/05/13</text:p>
          </table:table-cell>
          <table:table-cell table:style-name="ce7" office:value-type="string">
            <text:p>MTTO-347-2013</text:p>
          </table:table-cell>
          <table:table-cell table:style-name="ce7" office:value-type="string">
            <text:p>SMI-194</text:p>
          </table:table-cell>
          <table:table-cell table:style-name="ce7" office:value-type="string">
            <text:p>CORREGIR FUGA DE AGUA </text:p>
          </table:table-cell>
          <table:table-cell table:style-name="ce7" office:value-type="string">
            <text:p>TECNIMARCANT</text:p>
          </table:table-cell>
          <table:table-cell table:style-name="ce15" office:value-type="float" office:value="1058">
            <text:p>1058</text:p>
          </table:table-cell>
          <table:table-cell table:style-name="ce7" office:value-type="float" office:value="937">
            <text:p>937</text:p>
          </table:table-cell>
          <table:table-cell table:style-name="ce7"/>
          <table:table-cell table:number-columns-repeated="1016"/>
        </table:table-row>
        <table:table-row table:style-name="ro3">
          <table:table-cell table:style-name="ce2" office:value-type="date" office:date-value="2013-05-20">
            <text:p>20/05/13</text:p>
          </table:table-cell>
          <table:table-cell table:style-name="ce7" office:value-type="string">
            <text:p>AAM-73-2013-T6</text:p>
          </table:table-cell>
          <table:table-cell table:style-name="ce7" office:value-type="string">
            <text:p>DDB-891</text:p>
          </table:table-cell>
          <table:table-cell table:style-name="ce7" office:value-type="string">
            <text:p>REVISAR RECALENTAMIENTO DE MOTOR </text:p>
          </table:table-cell>
          <table:table-cell table:style-name="ce7" office:value-type="string">
            <text:p>TALLERES AUTORIZADOS S.A.</text:p>
          </table:table-cell>
          <table:table-cell table:style-name="ce15"/>
          <table:table-cell table:style-name="ce7" table:number-columns-repeated="2"/>
          <table:table-cell table:number-columns-repeated="1016"/>
        </table:table-row>
        <table:table-row table:style-name="ro3">
          <table:table-cell table:style-name="ce2" office:value-type="date" office:date-value="2013-05-20">
            <text:p>20/05/13</text:p>
          </table:table-cell>
          <table:table-cell table:style-name="ce7" office:value-type="string">
            <text:p>AAM-93-2013-T4</text:p>
          </table:table-cell>
          <table:table-cell table:style-name="ce7" office:value-type="string">
            <text:p>TLO-302</text:p>
          </table:table-cell>
          <table:table-cell table:style-name="ce7" office:value-type="string">
            <text:p>CORREGIR CODIGO</text:p>
          </table:table-cell>
          <table:table-cell table:style-name="ce7" office:value-type="string">
            <text:p>KENWORTH DE LA MONTAÑA</text:p>
          </table:table-cell>
          <table:table-cell table:style-name="ce15" office:value-type="float" office:value="13">
            <text:p>13</text:p>
          </table:table-cell>
          <table:table-cell table:style-name="ce7" table:number-columns-repeated="2"/>
          <table:table-cell table:number-columns-repeated="1016"/>
        </table:table-row>
        <table:table-row table:style-name="ro3">
          <table:table-cell table:style-name="ce2" office:value-type="date" office:date-value="2013-05-21">
            <text:p>21/05/13</text:p>
          </table:table-cell>
          <table:table-cell table:style-name="ce7" office:value-type="string">
            <text:p>AAM-87-2013-ATI-16</text:p>
          </table:table-cell>
          <table:table-cell table:style-name="ce7" office:value-type="string">
            <text:p>ATI-16</text:p>
          </table:table-cell>
          <table:table-cell table:style-name="ce7" office:value-type="string">
            <text:p>REVISAR DIRECCIONALES. SE APAGA CON LA LLUVIA </text:p>
          </table:table-cell>
          <table:table-cell table:style-name="ce7" office:value-type="string">
            <text:p>SUMOTO S.A.</text:p>
          </table:table-cell>
          <table:table-cell table:style-name="ce15"/>
          <table:table-cell table:style-name="ce7" table:number-columns-repeated="2"/>
          <table:table-cell table:number-columns-repeated="1016"/>
        </table:table-row>
        <table:table-row table:style-name="ro4">
          <table:table-cell table:style-name="ce2" office:value-type="date" office:date-value="2013-05-21">
            <text:p>21/05/13</text:p>
          </table:table-cell>
          <table:table-cell table:style-name="ce7" office:value-type="string">
            <text:p>MTTO-352-2013</text:p>
          </table:table-cell>
          <table:table-cell table:style-name="ce7" office:value-type="string">
            <text:p>CHR-086 </text:p>
          </table:table-cell>
          <table:table-cell table:style-name="ce7" office:value-type="string">
            <text:p>DESMONTAR RUEDA DELANTERA PARA CORREGIR RUIDO Y MANTENIMIENTO CHARNELAS O BLOQUEADORES </text:p>
          </table:table-cell>
          <table:table-cell table:style-name="ce7" office:value-type="string">
            <text:p>MUELLES Y FRENOS PALMIRA</text:p>
          </table:table-cell>
          <table:table-cell table:style-name="ce15" office:value-type="float" office:value="19">
            <text:p>19</text:p>
          </table:table-cell>
          <table:table-cell table:style-name="ce7" table:number-columns-repeated="2"/>
          <table:table-cell table:number-columns-repeated="1016"/>
        </table:table-row>
        <table:table-row table:style-name="ro6">
          <table:table-cell table:style-name="ce2" office:value-type="date" office:date-value="2013-05-21">
            <text:p>21/05/13</text:p>
          </table:table-cell>
          <table:table-cell table:style-name="ce7" office:value-type="string">
            <text:p>AAM-74-2013-T6</text:p>
          </table:table-cell>
          <table:table-cell table:style-name="ce7" office:value-type="string">
            <text:p>OQG-83B</text:p>
          </table:table-cell>
          <table:table-cell table:style-name="ce7" office:value-type="string">
            <text:p>RUTINA</text:p>
          </table:table-cell>
          <table:table-cell table:style-name="ce7" office:value-type="string">
            <text:p>SUMOTO S.A.</text:p>
          </table:table-cell>
          <table:table-cell table:style-name="ce15"/>
          <table:table-cell table:style-name="ce7" table:number-columns-repeated="2"/>
          <table:table-cell table:number-columns-repeated="1016"/>
        </table:table-row>
        <table:table-row table:style-name="ro3">
          <table:table-cell table:style-name="ce2" office:value-type="date" office:date-value="2013-05-21">
            <text:p>21/05/13</text:p>
          </table:table-cell>
          <table:table-cell table:style-name="ce7" office:value-type="string">
            <text:p>AAM-18-2013-IF</text:p>
          </table:table-cell>
          <table:table-cell table:style-name="ce7" office:value-type="string">
            <text:p>DDA-287</text:p>
          </table:table-cell>
          <table:table-cell table:style-name="ce7" office:value-type="string">
            <text:p>LAVADO GENERAL Y ASPIRADA</text:p>
          </table:table-cell>
          <table:table-cell table:style-name="ce7" office:value-type="string">
            <text:p>ESTACION LAS PALMERAS</text:p>
          </table:table-cell>
          <table:table-cell table:style-name="ce15"/>
          <table:table-cell table:style-name="ce7" table:number-columns-repeated="2"/>
          <table:table-cell table:number-columns-repeated="1016"/>
        </table:table-row>
        <table:table-row table:style-name="ro3">
          <table:table-cell table:style-name="ce2" office:value-type="date" office:date-value="2013-05-21">
            <text:p>21/05/13</text:p>
          </table:table-cell>
          <table:table-cell table:style-name="ce7" office:value-type="string">
            <text:p>MTTO-355-2013</text:p>
          </table:table-cell>
          <table:table-cell table:style-name="ce7" office:value-type="string">
            <text:p>KUK-380</text:p>
          </table:table-cell>
          <table:table-cell table:style-name="ce7" office:value-type="string">
            <text:p>MONTAJE 2 LLANTAS DE SEGUNDA, ALINEACION DIRECCION Y BALANCEO DE RUEDAS </text:p>
          </table:table-cell>
          <table:table-cell table:style-name="ce7" office:value-type="string">
            <text:p>LLANTAS LA ESTACION</text:p>
          </table:table-cell>
          <table:table-cell table:style-name="ce15" office:value-type="float" office:value="110">
            <text:p>110</text:p>
          </table:table-cell>
          <table:table-cell table:style-name="ce7" table:number-columns-repeated="2"/>
          <table:table-cell table:number-columns-repeated="1016"/>
        </table:table-row>
        <table:table-row table:style-name="ro3">
          <table:table-cell table:style-name="ce2" office:value-type="date" office:date-value="2013-05-22">
            <text:p>22/05/13</text:p>
          </table:table-cell>
          <table:table-cell table:style-name="ce7" office:value-type="string">
            <text:p>AAM-88-2013-ATI-10</text:p>
          </table:table-cell>
          <table:table-cell table:style-name="ce7" office:value-type="string">
            <text:p>ATI-10</text:p>
          </table:table-cell>
          <table:table-cell table:style-name="ce7" office:value-type="string">
            <text:p>RUTINA, REVISAR BATERIA Y CABLEADO (PATA SE DESCUELGA)</text:p>
          </table:table-cell>
          <table:table-cell table:style-name="ce7" office:value-type="string">
            <text:p>SUMOTO S.A.</text:p>
          </table:table-cell>
          <table:table-cell table:style-name="ce15"/>
          <table:table-cell table:style-name="ce7" table:number-columns-repeated="2"/>
          <table:table-cell table:number-columns-repeated="1016"/>
        </table:table-row>
        <table:table-row table:style-name="ro6">
          <table:table-cell table:style-name="ce3" office:value-type="date" office:date-value="2013-05-22">
            <text:p>22/05/13</text:p>
          </table:table-cell>
          <table:table-cell office:value-type="string">
            <text:p>AAM-95-2013-T4</text:p>
          </table:table-cell>
          <table:table-cell office:value-type="string">
            <text:p>TLO-302</text:p>
          </table:table-cell>
          <table:table-cell office:value-type="string">
            <text:p>REVISAR CABLEADO DEL RADIO TELEFONO</text:p>
          </table:table-cell>
          <table:table-cell office:value-type="string">
            <text:p>ISEC</text:p>
          </table:table-cell>
          <table:table-cell table:number-columns-repeated="1019"/>
        </table:table-row>
        <table:table-row table:style-name="ro4">
          <table:table-cell table:style-name="ce3" office:value-type="date" office:date-value="2013-05-22">
            <text:p>22/05/13</text:p>
          </table:table-cell>
          <table:table-cell office:value-type="string">
            <text:p>MTTO-360-2013</text:p>
          </table:table-cell>
          <table:table-cell office:value-type="string">
            <text:p>HIDRO</text:p>
            <text:p>No. 2</text:p>
          </table:table-cell>
          <table:table-cell office:value-type="string">
            <text:p>ACONDICIONAR CUÑERO DE LA PALANCA DE IGNICION DEL MOTOR LISTER Y SUMINISTRO TORNILLO BOMBA DE ALTA </text:p>
          </table:table-cell>
          <table:table-cell office:value-type="string">
            <text:p>HERMAR</text:p>
          </table:table-cell>
          <table:table-cell office:value-type="string">
            <text:p>ICT-0272</text:p>
          </table:table-cell>
          <table:table-cell table:number-columns-repeated="1018"/>
        </table:table-row>
        <table:table-row table:style-name="ro5">
          <table:table-cell table:style-name="ce3" office:value-type="date" office:date-value="2013-05-23">
            <text:p>23/05/13</text:p>
          </table:table-cell>
          <table:table-cell office:value-type="string">
            <text:p>AAM-23-2013-GP</text:p>
          </table:table-cell>
          <table:table-cell office:value-type="string">
            <text:p>DDA-016</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4">
          <table:table-cell table:style-name="ce3" office:value-type="date" office:date-value="2013-05-23">
            <text:p>23/05/13</text:p>
          </table:table-cell>
          <table:table-cell office:value-type="string">
            <text:p>AAM-97-2013-T4</text:p>
          </table:table-cell>
          <table:table-cell office:value-type="string">
            <text:p>DDC-552</text:p>
          </table:table-cell>
          <table:table-cell office:value-type="string">
            <text:p>INSTALACION 4 LLANTAS NUEVAS 195/70R15C, ALINEACION DIRECCION, BALANCEO DE RUEDAS Y MARCACION</text:p>
          </table:table-cell>
          <table:table-cell office:value-type="string">
            <text:p>LLANTAS LA ESTACION</text:p>
          </table:table-cell>
          <table:table-cell office:value-type="float" office:value="111">
            <text:p>111</text:p>
          </table:table-cell>
          <table:table-cell table:number-columns-repeated="1018"/>
        </table:table-row>
        <table:table-row table:style-name="ro6">
          <table:table-cell table:style-name="ce3" office:value-type="date" office:date-value="2013-05-23">
            <text:p>23/05/13</text:p>
          </table:table-cell>
          <table:table-cell office:value-type="string">
            <text:p>AAM-60-2013-T5</text:p>
          </table:table-cell>
          <table:table-cell office:value-type="string">
            <text:p>SXY-300</text:p>
          </table:table-cell>
          <table:table-cell office:value-type="string">
            <text:p>SOLDAR TUBO DE EXOSTO Y REPARAR PUENTE </text:p>
          </table:table-cell>
          <table:table-cell office:value-type="string">
            <text:p>HERMAR</text:p>
          </table:table-cell>
          <table:table-cell office:value-type="string">
            <text:p>ICT-0273</text:p>
          </table:table-cell>
          <table:table-cell table:number-columns-repeated="1018"/>
        </table:table-row>
        <table:table-row table:style-name="ro4">
          <table:table-cell table:style-name="ce3" office:value-type="date" office:date-value="2013-05-23">
            <text:p>23/05/13</text:p>
          </table:table-cell>
          <table:table-cell office:value-type="string">
            <text:p>MTTO-363-2013</text:p>
          </table:table-cell>
          <table:table-cell office:value-type="string">
            <text:p>KUK-381</text:p>
          </table:table-cell>
          <table:table-cell office:value-type="string">
            <text:p>REPARACION BASE DE AMORTIGUADORES TRASEROS LADO DERECHO Y REVISION DE AMOSTIGUADORES </text:p>
          </table:table-cell>
          <table:table-cell office:value-type="string">
            <text:p>FRENO PARTES</text:p>
          </table:table-cell>
          <table:table-cell office:value-type="string">
            <text:p>C 104 Y 105</text:p>
          </table:table-cell>
          <table:table-cell table:number-columns-repeated="1018"/>
        </table:table-row>
        <table:table-row table:style-name="ro5">
          <table:table-cell table:style-name="ce3" office:value-type="date" office:date-value="2013-05-23">
            <text:p>23/05/13</text:p>
          </table:table-cell>
          <table:table-cell office:value-type="string">
            <text:p>AAM-61-2013-T5</text:p>
          </table:table-cell>
          <table:table-cell office:value-type="string">
            <text:p>SXY-300</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5">
          <table:table-cell table:style-name="ce3" office:value-type="date" office:date-value="2013-05-24">
            <text:p>24/05/13</text:p>
          </table:table-cell>
          <table:table-cell office:value-type="string">
            <text:p>AAM-24-2013-GP</text:p>
          </table:table-cell>
          <table:table-cell office:value-type="string">
            <text:p>CJJ-590</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6">
          <table:table-cell table:style-name="ce3" office:value-type="date" office:date-value="2013-05-24">
            <text:p>24/05/13</text:p>
          </table:table-cell>
          <table:table-cell office:value-type="string">
            <text:p>AAM-75-2013-T6</text:p>
          </table:table-cell>
          <table:table-cell office:value-type="string">
            <text:p>OQG-85B</text:p>
          </table:table-cell>
          <table:table-cell office:value-type="string">
            <text:p>RUTINA, NO DA ESTARTE</text:p>
          </table:table-cell>
          <table:table-cell office:value-type="string">
            <text:p>SUMOTO S.A.</text:p>
          </table:table-cell>
          <table:table-cell table:number-columns-repeated="1019"/>
        </table:table-row>
        <table:table-row table:style-name="ro3">
          <table:table-cell table:style-name="ce3" office:value-type="date" office:date-value="2013-05-24">
            <text:p>24/05/13</text:p>
          </table:table-cell>
          <table:table-cell office:value-type="string">
            <text:p>AAM-89-2013-ATI-16</text:p>
          </table:table-cell>
          <table:table-cell office:value-type="string">
            <text:p>ATI-16</text:p>
          </table:table-cell>
          <table:table-cell office:value-type="string">
            <text:p>RUTINA </text:p>
          </table:table-cell>
          <table:table-cell office:value-type="string">
            <text:p>SUMOTO S.A.</text:p>
          </table:table-cell>
          <table:table-cell table:number-columns-repeated="1019"/>
        </table:table-row>
        <table:table-row table:style-name="ro5">
          <table:table-cell table:style-name="ce3" office:value-type="date" office:date-value="2013-05-24">
            <text:p>24/05/13</text:p>
          </table:table-cell>
          <table:table-cell office:value-type="string">
            <text:p>MTTO-364-2013</text:p>
          </table:table-cell>
          <table:table-cell office:value-type="string">
            <text:p>RETRO</text:p>
            <text:p>420E</text:p>
          </table:table-cell>
          <table:table-cell office:value-type="string">
            <text:p>PALANCA DE MANDO, INTERRUPTOR AIRE ACONDICIONADO, BASE FILTRO PRINCIPAL DE COMBUSTIBLE (POR GARANTIA) Y TENSIONAR FRENO</text:p>
          </table:table-cell>
          <table:table-cell office:value-type="string">
            <text:p>GECOLSA </text:p>
          </table:table-cell>
          <table:table-cell office:value-type="string">
            <text:p>RFL-2013-051</text:p>
          </table:table-cell>
          <table:table-cell table:number-columns-repeated="1018"/>
        </table:table-row>
        <table:table-row table:style-name="ro6">
          <table:table-cell table:style-name="ce3" office:value-type="date" office:date-value="2013-05-24">
            <text:p>24/05/13</text:p>
          </table:table-cell>
          <table:table-cell office:value-type="string">
            <text:p>AAM-75-2013-T3</text:p>
          </table:table-cell>
          <table:table-cell office:value-type="string">
            <text:p>OQG-88B</text:p>
          </table:table-cell>
          <table:table-cell office:value-type="string">
            <text:p>COTIZAR DAÑOS POR ACCIDENTE </text:p>
          </table:table-cell>
          <table:table-cell office:value-type="string">
            <text:p>SUMOTO S.A.</text:p>
          </table:table-cell>
          <table:table-cell table:number-columns-repeated="1019"/>
        </table:table-row>
        <table:table-row table:style-name="ro5">
          <table:table-cell table:style-name="ce3" office:value-type="date" office:date-value="2013-05-24">
            <text:p>24/05/13</text:p>
          </table:table-cell>
          <table:table-cell office:value-type="string">
            <text:p>AAM-76-2013-T3</text:p>
          </table:table-cell>
          <table:table-cell office:value-type="string">
            <text:p>SMO-128</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5">
          <table:table-cell table:style-name="ce3" office:value-type="date" office:date-value="2013-05-24">
            <text:p>24/05/13</text:p>
          </table:table-cell>
          <table:table-cell office:value-type="string">
            <text:p>AAM-94-2013-T2</text:p>
          </table:table-cell>
          <table:table-cell office:value-type="string">
            <text:p>EYB-65C</text:p>
          </table:table-cell>
          <table:table-cell office:value-type="string">
            <text:p>RUTINA, CAMBIO RETENES TELESCOPICOS, INSTALACION LLANTA DELANTERA SUMINISTRADA POR ALMACEN DEL CCO, CORREGIR RUIDO ANORMAL MOTOR Y 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05-24">
            <text:p>24/05/13</text:p>
          </table:table-cell>
          <table:table-cell office:value-type="string">
            <text:p>AAM-77-2013-T6</text:p>
          </table:table-cell>
          <table:table-cell office:value-type="string">
            <text:p>DDB-888</text:p>
          </table:table-cell>
          <table:table-cell office:value-type="string">
            <text:p>REVISION EMBRAGUE</text:p>
          </table:table-cell>
          <table:table-cell office:value-type="string">
            <text:p>TALLERES AUTORIZADOS S.A.</text:p>
          </table:table-cell>
          <table:table-cell office:value-type="float" office:value="60364">
            <text:p>60364</text:p>
          </table:table-cell>
          <table:table-cell table:number-columns-repeated="1018"/>
        </table:table-row>
        <table:table-row table:style-name="ro3">
          <table:table-cell table:style-name="ce3" office:value-type="date" office:date-value="2013-05-27">
            <text:p>27/05/13</text:p>
          </table:table-cell>
          <table:table-cell office:value-type="string">
            <text:p>MTTO-373-2013</text:p>
          </table:table-cell>
          <table:table-cell office:value-type="string">
            <text:p>SMI-082</text:p>
          </table:table-cell>
          <table:table-cell office:value-type="string">
            <text:p>DESPINCHAR LLANTA DELANTERA DERECHA </text:p>
          </table:table-cell>
          <table:table-cell office:value-type="string">
            <text:p>ESTACION LAS PALMERAS</text:p>
          </table:table-cell>
          <table:table-cell table:number-columns-repeated="1019"/>
        </table:table-row>
        <table:table-row table:style-name="ro6">
          <table:table-cell table:style-name="ce3" office:value-type="date" office:date-value="2013-05-27">
            <text:p>27/05/13</text:p>
          </table:table-cell>
          <table:table-cell office:value-type="string">
            <text:p>MTTO-374-2013</text:p>
          </table:table-cell>
          <table:table-cell office:value-type="string">
            <text:p>SMI-082</text:p>
          </table:table-cell>
          <table:table-cell office:value-type="string">
            <text:p>REVISION GATO NEUMATICO </text:p>
          </table:table-cell>
          <table:table-cell office:value-type="string">
            <text:p>REHIMAC </text:p>
          </table:table-cell>
          <table:table-cell office:value-type="string">
            <text:p>001-CV-001381</text:p>
          </table:table-cell>
          <table:table-cell table:number-columns-repeated="1018"/>
        </table:table-row>
        <table:table-row table:style-name="ro4">
          <table:table-cell table:style-name="ce3" office:value-type="date" office:date-value="2013-05-27">
            <text:p>27/05/13</text:p>
          </table:table-cell>
          <table:table-cell office:value-type="string">
            <text:p>MTTO-375-2013</text:p>
          </table:table-cell>
          <table:table-cell office:value-type="string">
            <text:p>SMI-194</text:p>
          </table:table-cell>
          <table:table-cell office:value-type="string">
            <text:p>SE BAJAN LAS REVOLUCIONES EN BAJA Y EN ALTA TRABAJA BIEN – CAMBIO MANGUERA DEL DESFOGE </text:p>
          </table:table-cell>
          <table:table-cell office:value-type="string">
            <text:p>AUTOPACIFICO</text:p>
          </table:table-cell>
          <table:table-cell office:value-type="float" office:value="8115">
            <text:p>8115</text:p>
          </table:table-cell>
          <table:table-cell office:value-type="float" office:value="957">
            <text:p>957</text:p>
          </table:table-cell>
          <table:table-cell office:value-type="float" office:value="31707">
            <text:p>31707</text:p>
          </table:table-cell>
          <table:table-cell table:number-columns-repeated="1016"/>
        </table:table-row>
        <table:table-row table:style-name="ro3">
          <table:table-cell table:style-name="ce3" office:value-type="date" office:date-value="2013-05-27">
            <text:p>27/05/13</text:p>
          </table:table-cell>
          <table:table-cell office:value-type="string">
            <text:p>AAM-90-2013-ATI-13</text:p>
          </table:table-cell>
          <table:table-cell office:value-type="string">
            <text:p>ATI-13</text:p>
          </table:table-cell>
          <table:table-cell office:value-type="string">
            <text:p>RUTINA Y CAMBIO CAPUCHON SUPERIOR LADO DERECHO</text:p>
          </table:table-cell>
          <table:table-cell office:value-type="string">
            <text:p>SUMOTO S.A.</text:p>
          </table:table-cell>
          <table:table-cell table:number-columns-repeated="1019"/>
        </table:table-row>
        <table:table-row table:style-name="ro3">
          <table:table-cell table:style-name="ce3" office:value-type="date" office:date-value="2013-05-27">
            <text:p>27/05/13</text:p>
          </table:table-cell>
          <table:table-cell office:value-type="string">
            <text:p>AAM-99-2013-T4</text:p>
          </table:table-cell>
          <table:table-cell office:value-type="string">
            <text:p>TLO-302</text:p>
          </table:table-cell>
          <table:table-cell office:value-type="string">
            <text:p>VERIFICAR CORTO LUCES DELANTERAS POR GARANTIA </text:p>
          </table:table-cell>
          <table:table-cell office:value-type="string">
            <text:p>KENWORTH DE LA MONTAÑA</text:p>
          </table:table-cell>
          <table:table-cell table:number-columns-repeated="1019"/>
        </table:table-row>
        <table:table-row table:style-name="ro6">
          <table:table-cell table:style-name="ce3" office:value-type="date" office:date-value="2013-05-27">
            <text:p>27/05/13</text:p>
          </table:table-cell>
          <table:table-cell office:value-type="string">
            <text:p>MTTO-377-2013</text:p>
          </table:table-cell>
          <table:table-cell office:value-type="string">
            <text:p>DDA-206</text:p>
          </table:table-cell>
          <table:table-cell office:value-type="string">
            <text:p>REVISAR CORTO, SE DESCARGA EL SISTEMA </text:p>
          </table:table-cell>
          <table:table-cell office:value-type="string">
            <text:p>AUTOPACIFICO</text:p>
          </table:table-cell>
          <table:table-cell office:value-type="float" office:value="8116">
            <text:p>8116</text:p>
          </table:table-cell>
          <table:table-cell office:value-type="float" office:value="956">
            <text:p>956</text:p>
          </table:table-cell>
          <table:table-cell office:value-type="float" office:value="31652">
            <text:p>31652</text:p>
          </table:table-cell>
          <table:table-cell table:number-columns-repeated="1016"/>
        </table:table-row>
        <table:table-row table:style-name="ro3">
          <table:table-cell table:style-name="ce3" office:value-type="date" office:date-value="2013-05-27">
            <text:p>27/05/13</text:p>
          </table:table-cell>
          <table:table-cell office:value-type="string">
            <text:p>AAM-100-2013-T4</text:p>
          </table:table-cell>
          <table:table-cell office:value-type="string">
            <text:p>TLO-302</text:p>
          </table:table-cell>
          <table:table-cell office:value-type="string">
            <text:p>VERIFICAR CAMBIO DEL VISOR DEL TANQUE HIDRAULICO</text:p>
          </table:table-cell>
          <table:table-cell office:value-type="string">
            <text:p>REHIMAC </text:p>
          </table:table-cell>
          <table:table-cell office:value-type="string">
            <text:p>001-CV-001382</text:p>
          </table:table-cell>
          <table:table-cell table:number-columns-repeated="1018"/>
        </table:table-row>
        <table:table-row table:style-name="ro6">
          <table:table-cell table:style-name="ce3" office:value-type="date" office:date-value="2013-05-27">
            <text:p>27/05/13</text:p>
          </table:table-cell>
          <table:table-cell office:value-type="string">
            <text:p>AAM-95-2013-T2</text:p>
          </table:table-cell>
          <table:table-cell office:value-type="string">
            <text:p>SPK-180</text:p>
          </table:table-cell>
          <table:table-cell office:value-type="string">
            <text:p>ENCAPSULAR GANCHO DEL CABLE DEL WINCHE </text:p>
          </table:table-cell>
          <table:table-cell office:value-type="string">
            <text:p>FRENO PARTES</text:p>
          </table:table-cell>
          <table:table-cell table:number-columns-repeated="1019"/>
        </table:table-row>
        <table:table-row table:style-name="ro6">
          <table:table-cell table:style-name="ce3" office:value-type="date" office:date-value="2013-05-27">
            <text:p>27/05/13</text:p>
          </table:table-cell>
          <table:table-cell office:value-type="string">
            <text:p>AAM-25-2013-GP</text:p>
          </table:table-cell>
          <table:table-cell office:value-type="string">
            <text:p>CJJ-590</text:p>
          </table:table-cell>
          <table:table-cell office:value-type="string">
            <text:p>REVISAR SUSPENSION DELANTERA IZQUIERDA </text:p>
          </table:table-cell>
          <table:table-cell office:value-type="string">
            <text:p>FRENO PARTES</text:p>
          </table:table-cell>
          <table:table-cell office:value-type="string">
            <text:p>60 Y 61</text:p>
          </table:table-cell>
          <table:table-cell table:number-columns-repeated="1018"/>
        </table:table-row>
        <table:table-row table:style-name="ro3">
          <table:table-cell table:style-name="ce3" office:value-type="date" office:date-value="2013-05-28">
            <text:p>28/05/13</text:p>
          </table:table-cell>
          <table:table-cell office:value-type="string">
            <text:p>AAM-78-2013-T3</text:p>
          </table:table-cell>
          <table:table-cell office:value-type="string">
            <text:p>DDB-890</text:p>
          </table:table-cell>
          <table:table-cell office:value-type="string">
            <text:p>REVISAR SISTEMA DE CARGA </text:p>
          </table:table-cell>
          <table:table-cell office:value-type="string">
            <text:p>COEXITO-OSCAR GARCIA </text:p>
          </table:table-cell>
          <table:table-cell office:value-type="float" office:value="712671">
            <text:p>712671</text:p>
          </table:table-cell>
          <table:table-cell table:number-columns-repeated="1018"/>
        </table:table-row>
        <table:table-row table:style-name="ro3">
          <table:table-cell table:style-name="ce3" office:value-type="date" office:date-value="2013-05-28">
            <text:p>28/05/13</text:p>
          </table:table-cell>
          <table:table-cell office:value-type="string">
            <text:p>AAM-79-2013-T3</text:p>
          </table:table-cell>
          <table:table-cell office:value-type="string">
            <text:p>OQG-87B</text:p>
          </table:table-cell>
          <table:table-cell office:value-type="string">
            <text:p>RUTINA, HABILITAR INTERRUPTOR, CAMBIO DE ESPEJO Y REVISION TECNOMECANICA</text:p>
          </table:table-cell>
          <table:table-cell office:value-type="string">
            <text:p>SUMOTO S.A.</text:p>
          </table:table-cell>
          <table:table-cell table:number-columns-repeated="1019"/>
        </table:table-row>
        <table:table-row table:style-name="ro3">
          <table:table-cell table:style-name="ce3" office:value-type="date" office:date-value="2013-05-28">
            <text:p>28/05/13</text:p>
          </table:table-cell>
          <table:table-cell office:value-type="string">
            <text:p>AAM-60-2013-T1</text:p>
          </table:table-cell>
          <table:table-cell office:value-type="string">
            <text:p>SQI-389</text:p>
          </table:table-cell>
          <table:table-cell office:value-type="string">
            <text:p>CAMBIO VISORES DE TAPAS DE RUEDAS DELANTERAS </text:p>
          </table:table-cell>
          <table:table-cell office:value-type="string">
            <text:p>KENWORTH DE LA MONTAÑA</text:p>
          </table:table-cell>
          <table:table-cell office:value-type="float" office:value="12">
            <text:p>12</text:p>
          </table:table-cell>
          <table:table-cell table:number-columns-repeated="1018"/>
        </table:table-row>
        <table:table-row table:style-name="ro3">
          <table:table-cell table:style-name="ce3" office:value-type="date" office:date-value="2013-05-28">
            <text:p>28/05/13</text:p>
          </table:table-cell>
          <table:table-cell office:value-type="string">
            <text:p>AAM-97-2013-T2</text:p>
          </table:table-cell>
          <table:table-cell office:value-type="string">
            <text:p>KEX-382</text:p>
          </table:table-cell>
          <table:table-cell office:value-type="string">
            <text:p>REVISION DE BATERIA POR GARANTIA, SEGUN FACTURA No. S33-110079</text:p>
          </table:table-cell>
          <table:table-cell office:value-type="string">
            <text:p>TALLERES AUTORIZADOS S.A.</text:p>
          </table:table-cell>
          <table:table-cell table:number-columns-repeated="1019"/>
        </table:table-row>
        <table:table-row table:style-name="ro5">
          <table:table-cell table:style-name="ce3" office:value-type="date" office:date-value="2013-05-29">
            <text:p>29/05/13</text:p>
          </table:table-cell>
          <table:table-cell office:value-type="string">
            <text:p>MTTO-381-2013</text:p>
          </table:table-cell>
          <table:table-cell office:value-type="string">
            <text:p>VIBROCOMPACTADOR DD24</text:p>
          </table:table-cell>
          <table:table-cell office:value-type="string">
            <text:p>CORREGIR JUEGO DEL SISTEMA DE ARTICULACION, CAMBIO CORREA DEL VENTILADOR Y CAMBIO ABRAZADERA DE LOS TUBOS DE RUEDAS </text:p>
          </table:table-cell>
          <table:table-cell office:value-type="string">
            <text:p>RODRIGUEZ Y LONDOÑO</text:p>
          </table:table-cell>
          <table:table-cell table:number-columns-repeated="1019"/>
        </table:table-row>
        <table:table-row table:style-name="ro5">
          <table:table-cell table:style-name="ce3" office:value-type="date" office:date-value="2013-05-29">
            <text:p>29/05/13</text:p>
          </table:table-cell>
          <table:table-cell office:value-type="string">
            <text:p>MTTO-382-2013</text:p>
          </table:table-cell>
          <table:table-cell office:value-type="string">
            <text:p>USA-339</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5-29">
            <text:p>29/05/13</text:p>
          </table:table-cell>
          <table:table-cell office:value-type="string">
            <text:p>AAM-62-2013-T1</text:p>
          </table:table-cell>
          <table:table-cell office:value-type="string">
            <text:p>SPK-307</text:p>
          </table:table-cell>
          <table:table-cell office:value-type="string">
            <text:p>CORREGIR FUGA DE PALANCA DEL WINCHE Y MANTENIMIENTO GOBERNADOR, VERIFICAR FUGA </text:p>
          </table:table-cell>
          <table:table-cell office:value-type="string">
            <text:p>REHIMAC </text:p>
          </table:table-cell>
          <table:table-cell office:value-type="string">
            <text:p>001-CV-001373</text:p>
          </table:table-cell>
          <table:table-cell table:number-columns-repeated="1018"/>
        </table:table-row>
        <table:table-row table:style-name="ro3">
          <table:table-cell table:style-name="ce3" office:value-type="date" office:date-value="2013-05-29">
            <text:p>29/05/13</text:p>
          </table:table-cell>
          <table:table-cell office:value-type="string">
            <text:p>MTTO-384-2013</text:p>
          </table:table-cell>
          <table:table-cell office:value-type="string">
            <text:p>DDA-206</text:p>
          </table:table-cell>
          <table:table-cell office:value-type="string">
            <text:p>ROTACION DE LLANTAS, ALINEACION DIRECCION Y BALANCEO DE RUEDAS </text:p>
          </table:table-cell>
          <table:table-cell office:value-type="string">
            <text:p>LLANTAS LA ESTACION</text:p>
          </table:table-cell>
          <table:table-cell office:value-type="float" office:value="109">
            <text:p>109</text:p>
          </table:table-cell>
          <table:table-cell table:number-columns-repeated="1018"/>
        </table:table-row>
        <table:table-row table:style-name="ro3">
          <table:table-cell table:style-name="ce3" office:value-type="date" office:date-value="2013-05-30">
            <text:p>30/05/13</text:p>
          </table:table-cell>
          <table:table-cell office:value-type="string">
            <text:p>AAM-26-2013-GP</text:p>
          </table:table-cell>
          <table:table-cell office:value-type="string">
            <text:p>DDA-016</text:p>
          </table:table-cell>
          <table:table-cell office:value-type="string">
            <text:p>DESPINCHAR LLANTA DELANTERA DERECHA </text:p>
          </table:table-cell>
          <table:table-cell office:value-type="string">
            <text:p>COEXITO-OSCAR GARCIA </text:p>
          </table:table-cell>
          <table:table-cell office:value-type="float" office:value="712661">
            <text:p>712661</text:p>
          </table:table-cell>
          <table:table-cell table:number-columns-repeated="1018"/>
        </table:table-row>
        <table:table-row table:style-name="ro3">
          <table:table-cell table:style-name="ce3" office:value-type="date" office:date-value="2013-05-30">
            <text:p>30/05/13</text:p>
          </table:table-cell>
          <table:table-cell office:value-type="string">
            <text:p>AAM-99-2013-T2</text:p>
          </table:table-cell>
          <table:table-cell office:value-type="string">
            <text:p>SXY-299</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5">
          <table:table-cell table:style-name="ce3" office:value-type="date" office:date-value="2013-05-30">
            <text:p>30/05/13</text:p>
          </table:table-cell>
          <table:table-cell office:value-type="string">
            <text:p>AAM-17-2013-GS</text:p>
          </table:table-cell>
          <table:table-cell office:value-type="string">
            <text:p>CJC-368</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4">
          <table:table-cell table:style-name="ce3" office:value-type="date" office:date-value="2013-05-31">
            <text:p>31/05/13</text:p>
          </table:table-cell>
          <table:table-cell office:value-type="string">
            <text:p>AAM-100-2013-T2</text:p>
          </table:table-cell>
          <table:table-cell office:value-type="string">
            <text:p>EYB-61C</text:p>
          </table:table-cell>
          <table:table-cell office:value-type="string">
            <text:p>RUTINA, INSTALACION LLANTA DELANTERA SUMINISTRADA POR ALMACEN DEL CCO Y CAMBIO DEL EJE Y LA PALANCA DE CAMBIOS </text:p>
          </table:table-cell>
          <table:table-cell office:value-type="string">
            <text:p>SUMOTO S.A.</text:p>
          </table:table-cell>
          <table:table-cell table:number-columns-repeated="1019"/>
        </table:table-row>
        <table:table-row table:style-name="ro3">
          <table:table-cell table:style-name="ce3" office:value-type="date" office:date-value="2013-05-31">
            <text:p>31/05/13</text:p>
          </table:table-cell>
          <table:table-cell office:value-type="string">
            <text:p>AAM-81-2013-T3 </text:p>
          </table:table-cell>
          <table:table-cell office:value-type="string">
            <text:p>DDB-875 </text:p>
          </table:table-cell>
          <table:table-cell office:value-type="string">
            <text:p>ESCANEO DE VEHICULO POR CODIGO </text:p>
          </table:table-cell>
          <table:table-cell office:value-type="string">
            <text:p>TALLERES AUTORIZADOS S.A.</text:p>
          </table:table-cell>
          <table:table-cell table:number-columns-repeated="1019"/>
        </table:table-row>
        <table:table-row table:style-name="ro5">
          <table:table-cell table:style-name="ce3" office:value-type="date" office:date-value="2013-05-31">
            <text:p>31/05/13</text:p>
          </table:table-cell>
          <table:table-cell office:value-type="string">
            <text:p>MTTO-387-2013</text:p>
          </table:table-cell>
          <table:table-cell office:value-type="string">
            <text:p>DDA-165</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5-31">
            <text:p>31/05/13</text:p>
          </table:table-cell>
          <table:table-cell office:value-type="string">
            <text:p>MTTO-386-2013</text:p>
          </table:table-cell>
          <table:table-cell office:value-type="string">
            <text:p>KUK-380</text:p>
          </table:table-cell>
          <table:table-cell office:value-type="string">
            <text:p>MONTAJE LLANTA DE SEGUNDA, SUMINISTRADA POR ALMACEN DEL CCO </text:p>
          </table:table-cell>
          <table:table-cell office:value-type="string">
            <text:p>ESTACION LAS PALMERAS</text:p>
          </table:table-cell>
          <table:table-cell table:number-columns-repeated="1019"/>
        </table:table-row>
        <table:table-row table:style-name="ro3">
          <table:table-cell table:style-name="ce3" office:value-type="date" office:date-value="2013-06-01">
            <text:p>01/06/13</text:p>
          </table:table-cell>
          <table:table-cell office:value-type="string">
            <text:p>MTTO-389-2013</text:p>
          </table:table-cell>
          <table:table-cell office:value-type="string">
            <text:p>DDA-165</text:p>
          </table:table-cell>
          <table:table-cell office:value-type="string">
            <text:p>REVISION SUSPENSION DELANTERA (CAMBIO DE AMORTIGUADORES)</text:p>
          </table:table-cell>
          <table:table-cell office:value-type="string">
            <text:p>FRENO PARTES</text:p>
          </table:table-cell>
          <table:table-cell office:value-type="string">
            <text:p>108 Y 109</text:p>
          </table:table-cell>
          <table:table-cell table:number-columns-repeated="1018"/>
        </table:table-row>
        <table:table-row table:style-name="ro3">
          <table:table-cell table:style-name="ce3" office:value-type="date" office:date-value="2013-06-01">
            <text:p>01/06/13</text:p>
          </table:table-cell>
          <table:table-cell office:value-type="string">
            <text:p>MTTO-391-2013</text:p>
          </table:table-cell>
          <table:table-cell office:value-type="string">
            <text:p>MOTO BOMBA</text:p>
            <text:p>BARNES</text:p>
          </table:table-cell>
          <table:table-cell office:value-type="string">
            <text:p>DIAGNOSTICO Y COTIZACIÓN RATEO MOTOR</text:p>
          </table:table-cell>
          <table:table-cell office:value-type="string">
            <text:p>SURTIMOTORES</text:p>
          </table:table-cell>
          <table:table-cell table:number-columns-repeated="1019"/>
        </table:table-row>
        <table:table-row table:style-name="ro3">
          <table:table-cell table:style-name="ce3" office:value-type="date" office:date-value="2013-06-04">
            <text:p>04/06/13</text:p>
          </table:table-cell>
          <table:table-cell office:value-type="string">
            <text:p>AAM-13-2013-G-A</text:p>
          </table:table-cell>
          <table:table-cell office:value-type="string">
            <text:p>DDA-216</text:p>
          </table:table-cell>
          <table:table-cell office:value-type="string">
            <text:p>DESPINCHAR LLANTA TRASERA IZQUIERDA</text:p>
          </table:table-cell>
          <table:table-cell office:value-type="string">
            <text:p>ESTACION LAS PALMERAS</text:p>
          </table:table-cell>
          <table:table-cell table:number-columns-repeated="1019"/>
        </table:table-row>
        <table:table-row table:style-name="ro6">
          <table:table-cell table:style-name="ce3" office:value-type="date" office:date-value="2013-06-04">
            <text:p>04/06/13</text:p>
          </table:table-cell>
          <table:table-cell office:value-type="string">
            <text:p>AAM-28-2013-GP</text:p>
          </table:table-cell>
          <table:table-cell office:value-type="string">
            <text:p>DDA-016</text:p>
          </table:table-cell>
          <table:table-cell office:value-type="string">
            <text:p>REVISAR SUSPENSION DELANTERA IZQUIERDA </text:p>
          </table:table-cell>
          <table:table-cell office:value-type="string">
            <text:p>FRENO PARTES</text:p>
          </table:table-cell>
          <table:table-cell table:number-columns-repeated="1019"/>
        </table:table-row>
        <table:table-row table:style-name="ro6">
          <table:table-cell table:style-name="ce3" office:value-type="date" office:date-value="2013-06-04">
            <text:p>04/06/13</text:p>
          </table:table-cell>
          <table:table-cell office:value-type="string">
            <text:p>AAM-105-2013-T4</text:p>
          </table:table-cell>
          <table:table-cell office:value-type="string">
            <text:p>VZA-53C</text:p>
          </table:table-cell>
          <table:table-cell office:value-type="string">
            <text:p>RUTINA </text:p>
          </table:table-cell>
          <table:table-cell office:value-type="string">
            <text:p>SUMOTO S.A.</text:p>
          </table:table-cell>
          <table:table-cell table:number-columns-repeated="1019"/>
        </table:table-row>
        <table:table-row table:style-name="ro3">
          <table:table-cell table:style-name="ce3" office:value-type="date" office:date-value="2013-06-04">
            <text:p>04/06/13</text:p>
          </table:table-cell>
          <table:table-cell office:value-type="string">
            <text:p>AAM-92-2013-ATI-16</text:p>
          </table:table-cell>
          <table:table-cell office:value-type="string">
            <text:p>ATI-16</text:p>
          </table:table-cell>
          <table:table-cell office:value-type="string">
            <text:p>RUTINA, REVISAR SISTEMA DE ENCENDIDO Y LUCES DIRECCIONALES </text:p>
          </table:table-cell>
          <table:table-cell office:value-type="string">
            <text:p>SUMOTO S.A.</text:p>
          </table:table-cell>
          <table:table-cell table:number-columns-repeated="1019"/>
        </table:table-row>
        <table:table-row table:style-name="ro5">
          <table:table-cell table:style-name="ce3" office:value-type="date" office:date-value="2013-06-04">
            <text:p>04/06/13</text:p>
          </table:table-cell>
          <table:table-cell office:value-type="string">
            <text:p>AAM-107-2013-T4</text:p>
          </table:table-cell>
          <table:table-cell office:value-type="string">
            <text:p>SPK-951</text:p>
          </table:table-cell>
          <table:table-cell office:value-type="string">
            <text:p>INSTALACION LLANTA DELANTERA IZQUIERDA SUMINISTARDA POR ALMACEN DEL CCO, ALINEACION DIRECCION Y BALANCEO 2 RUEDAS DELANTERAS. </text:p>
          </table:table-cell>
          <table:table-cell office:value-type="string">
            <text:p>LLANTAS LA ESTACION</text:p>
          </table:table-cell>
          <table:table-cell office:value-type="float" office:value="112">
            <text:p>112</text:p>
          </table:table-cell>
          <table:table-cell table:number-columns-repeated="1018"/>
        </table:table-row>
        <table:table-row table:style-name="ro3">
          <table:table-cell table:style-name="ce3" office:value-type="date" office:date-value="2013-06-04">
            <text:p>04/06/13</text:p>
          </table:table-cell>
          <table:table-cell office:value-type="string">
            <text:p>AAM-93-2013-ATI-13</text:p>
          </table:table-cell>
          <table:table-cell office:value-type="string">
            <text:p>ATI-13</text:p>
          </table:table-cell>
          <table:table-cell office:value-type="string">
            <text:p>RUTINA, CAMBIO DE KIT DE ARRASTRE Y PRESENTA CONSUMO EXCESIVO DE ACEITE</text:p>
          </table:table-cell>
          <table:table-cell office:value-type="string">
            <text:p>SUMOTO S.A.</text:p>
          </table:table-cell>
          <table:table-cell table:number-columns-repeated="1019"/>
        </table:table-row>
        <table:table-row table:style-name="ro3">
          <table:table-cell table:style-name="ce3" office:value-type="date" office:date-value="2013-06-04">
            <text:p>04/06/13</text:p>
          </table:table-cell>
          <table:table-cell office:value-type="string">
            <text:p>AAM-106-2013-T4</text:p>
          </table:table-cell>
          <table:table-cell office:value-type="string">
            <text:p>TLO-302</text:p>
          </table:table-cell>
          <table:table-cell office:value-type="string">
            <text:p>REVISION FAROLA DELANTERA LADO DERECHO POR GARANTIA </text:p>
          </table:table-cell>
          <table:table-cell office:value-type="string">
            <text:p>KENWORTH DE LA MONTAÑA</text:p>
          </table:table-cell>
          <table:table-cell office:value-type="float" office:value="15">
            <text:p>15</text:p>
          </table:table-cell>
          <table:table-cell table:number-columns-repeated="1018"/>
        </table:table-row>
        <table:table-row table:style-name="ro3">
          <table:table-cell table:style-name="ce3" office:value-type="date" office:date-value="2013-06-04">
            <text:p>04/06/13</text:p>
          </table:table-cell>
          <table:table-cell office:value-type="string">
            <text:p>MTTO-394-2013</text:p>
          </table:table-cell>
          <table:table-cell office:value-type="string">
            <text:p>BOMBA DE ALTA </text:p>
            <text:p>HIDRO No. 2</text:p>
          </table:table-cell>
          <table:table-cell office:value-type="string">
            <text:p>CAMBIO DE EMPAQUETADURA POR GARANTIA Y AJUSTAR FILTRO DE AGUA </text:p>
          </table:table-cell>
          <table:table-cell office:value-type="string">
            <text:p>REHIMAC </text:p>
          </table:table-cell>
          <table:table-cell office:value-type="string">
            <text:p>001-CV-001399</text:p>
          </table:table-cell>
          <table:table-cell table:number-columns-repeated="1018"/>
        </table:table-row>
        <table:table-row table:style-name="ro3">
          <table:table-cell table:style-name="ce3" office:value-type="date" office:date-value="2013-06-04">
            <text:p>04/06/13</text:p>
          </table:table-cell>
          <table:table-cell office:value-type="string">
            <text:p>MTTO-395-2013</text:p>
          </table:table-cell>
          <table:table-cell office:value-type="string">
            <text:p>DDA-165</text:p>
          </table:table-cell>
          <table:table-cell office:value-type="string">
            <text:p>DESPINCHAR LLANTA TRASERA LADO IZQUIERDO</text:p>
          </table:table-cell>
          <table:table-cell office:value-type="string">
            <text:p>ESTACION LAS PALMERAS</text:p>
          </table:table-cell>
          <table:table-cell table:number-columns-repeated="1019"/>
        </table:table-row>
        <table:table-row table:style-name="ro4">
          <table:table-cell table:style-name="ce3" office:value-type="date" office:date-value="2013-06-04">
            <text:p>04/06/13</text:p>
          </table:table-cell>
          <table:table-cell office:value-type="string">
            <text:p>AAM-18-2013-GS</text:p>
          </table:table-cell>
          <table:table-cell office:value-type="string">
            <text:p>CJC-368</text:p>
          </table:table-cell>
          <table:table-cell office:value-type="string">
            <text:p>REVISAR SUSPENSION, MANTENIMIENTO MUELLES TRASEROS, FRENOS TRASEROS Y DELANTEROS </text:p>
          </table:table-cell>
          <table:table-cell office:value-type="string">
            <text:p>MUELLES Y FRENOS PALMIRA</text:p>
          </table:table-cell>
          <table:table-cell office:value-type="float" office:value="20">
            <text:p>20</text:p>
          </table:table-cell>
          <table:table-cell table:number-columns-repeated="1018"/>
        </table:table-row>
        <table:table-row table:style-name="ro6">
          <table:table-cell table:style-name="ce3" office:value-type="date" office:date-value="2013-06-04">
            <text:p>04/06/13</text:p>
          </table:table-cell>
          <table:table-cell office:value-type="string">
            <text:p>AAM-19-2013-GS</text:p>
          </table:table-cell>
          <table:table-cell office:value-type="string">
            <text:p>CJC-368</text:p>
          </table:table-cell>
          <table:table-cell office:value-type="string">
            <text:p>CORREGIR FUGA POR TUBO DE ESCAPE </text:p>
          </table:table-cell>
          <table:table-cell office:value-type="string">
            <text:p>SUPER EXOSTOS </text:p>
          </table:table-cell>
          <table:table-cell table:number-columns-repeated="1019"/>
        </table:table-row>
        <table:table-row table:style-name="ro3">
          <table:table-cell table:style-name="ce3" office:value-type="date" office:date-value="2013-06-04">
            <text:p>04/06/13</text:p>
          </table:table-cell>
          <table:table-cell office:value-type="string">
            <text:p>AAM-109-2013-T4</text:p>
          </table:table-cell>
          <table:table-cell office:value-type="string">
            <text:p>KEX-384</text:p>
          </table:table-cell>
          <table:table-cell office:value-type="string">
            <text:p>INPERMEABILIZAR PISO PARTE TRASERA DEL HABITACULO</text:p>
          </table:table-cell>
          <table:table-cell office:value-type="string">
            <text:p>AXIAL</text:p>
          </table:table-cell>
          <table:table-cell office:value-type="string">
            <text:p>13073-13</text:p>
          </table:table-cell>
          <table:table-cell office:value-type="float" office:value="1021">
            <text:p>1021</text:p>
          </table:table-cell>
          <table:table-cell table:number-columns-repeated="1017"/>
        </table:table-row>
        <table:table-row table:style-name="ro3">
          <table:table-cell table:style-name="ce3" office:value-type="date" office:date-value="2013-06-04">
            <text:p>04/06/13</text:p>
          </table:table-cell>
          <table:table-cell office:value-type="string">
            <text:p>MTTO-397-2013</text:p>
          </table:table-cell>
          <table:table-cell office:value-type="string">
            <text:p>SMW-559</text:p>
          </table:table-cell>
          <table:table-cell office:value-type="string">
            <text:p>LAVADO GENERAL</text:p>
          </table:table-cell>
          <table:table-cell office:value-type="string">
            <text:p>ESTACION LAS PALMERAS</text:p>
          </table:table-cell>
          <table:table-cell table:number-columns-repeated="1019"/>
        </table:table-row>
        <table:table-row table:style-name="ro4">
          <table:table-cell table:style-name="ce3" office:value-type="date" office:date-value="2013-06-05">
            <text:p>05/06/13</text:p>
          </table:table-cell>
          <table:table-cell office:value-type="string">
            <text:p>MTTO-398-2013</text:p>
          </table:table-cell>
          <table:table-cell office:value-type="string">
            <text:p>KUK-382</text:p>
          </table:table-cell>
          <table:table-cell office:value-type="string">
            <text:p>CAMBIAR LUNA ESPEJO RETROVISOR LADO DERECHO Y CAMBIO DE SOPORTES CABINA TRASERA</text:p>
          </table:table-cell>
          <table:table-cell office:value-type="string">
            <text:p>AUTOPACIFICO</text:p>
          </table:table-cell>
          <table:table-cell office:value-type="float" office:value="293515">
            <text:p>293515</text:p>
          </table:table-cell>
          <table:table-cell office:value-type="float" office:value="1061">
            <text:p>1061</text:p>
          </table:table-cell>
          <table:table-cell office:value-type="float" office:value="31708">
            <text:p>31708</text:p>
          </table:table-cell>
          <table:table-cell table:number-columns-repeated="1016"/>
        </table:table-row>
        <table:table-row table:style-name="ro6">
          <table:table-cell table:style-name="ce3" office:value-type="date" office:date-value="2013-06-05">
            <text:p>05/06/13</text:p>
          </table:table-cell>
          <table:table-cell office:value-type="string">
            <text:p>AAM-110-2013-T4</text:p>
          </table:table-cell>
          <table:table-cell office:value-type="string">
            <text:p>VZA-54C</text:p>
          </table:table-cell>
          <table:table-cell office:value-type="string">
            <text:p>RUTINA</text:p>
          </table:table-cell>
          <table:table-cell office:value-type="string">
            <text:p>SUMOTO S.A.</text:p>
          </table:table-cell>
          <table:table-cell table:number-columns-repeated="1019"/>
        </table:table-row>
        <table:table-row table:style-name="ro6">
          <table:table-cell table:style-name="ce3" office:value-type="date" office:date-value="2013-06-05">
            <text:p>05/06/13</text:p>
          </table:table-cell>
          <table:table-cell office:value-type="string">
            <text:p>AAM-102-2013-T2</text:p>
          </table:table-cell>
          <table:table-cell office:value-type="string">
            <text:p>EYB-65C</text:p>
          </table:table-cell>
          <table:table-cell office:value-type="string">
            <text:p>REVISAR SISTEMA DE ENCENDIDO POR GARANTIA </text:p>
          </table:table-cell>
          <table:table-cell office:value-type="string">
            <text:p>SUMOTO S.A.</text:p>
          </table:table-cell>
          <table:table-cell table:number-columns-repeated="1019"/>
        </table:table-row>
        <table:table-row table:style-name="ro3">
          <table:table-cell table:style-name="ce3" office:value-type="date" office:date-value="2013-06-06">
            <text:p>06/06/13</text:p>
          </table:table-cell>
          <table:table-cell office:value-type="string">
            <text:p>AAM-20-2013-GS</text:p>
          </table:table-cell>
          <table:table-cell office:value-type="string">
            <text:p>CJC-368</text:p>
          </table:table-cell>
          <table:table-cell office:value-type="string">
            <text:p>ROTACION DE LLANTAS, ALINEACION DIRECCION Y BALANCEO DE RUEDAS </text:p>
          </table:table-cell>
          <table:table-cell office:value-type="string">
            <text:p>LLANTAS LA ESTACION</text:p>
          </table:table-cell>
          <table:table-cell table:number-columns-repeated="1019"/>
        </table:table-row>
        <table:table-row table:style-name="ro3">
          <table:table-cell table:style-name="ce3" office:value-type="date" office:date-value="2013-06-06">
            <text:p>06/06/13</text:p>
          </table:table-cell>
          <table:table-cell office:value-type="string">
            <text:p>AAM-94-2013-ATI-12</text:p>
          </table:table-cell>
          <table:table-cell office:value-type="string">
            <text:p>ATI-12</text:p>
          </table:table-cell>
          <table:table-cell office:value-type="string">
            <text:p>CAMBIO DE MANIJA DERECHA Y SUMINISTRO E INSTALACION LLANTA TRASERA</text:p>
          </table:table-cell>
          <table:table-cell office:value-type="string">
            <text:p>SUMOTO S.A.</text:p>
          </table:table-cell>
          <table:table-cell table:number-columns-repeated="1019"/>
        </table:table-row>
        <table:table-row table:style-name="ro6">
          <table:table-cell table:style-name="ce3" office:value-type="date" office:date-value="2013-06-06">
            <text:p>06/06/13</text:p>
          </table:table-cell>
          <table:table-cell office:value-type="string">
            <text:p>AAM-113-2013-T4</text:p>
          </table:table-cell>
          <table:table-cell office:value-type="string">
            <text:p>SPK-951</text:p>
          </table:table-cell>
          <table:table-cell office:value-type="string">
            <text:p>PORTADORA NO FUNCIONA</text:p>
          </table:table-cell>
          <table:table-cell office:value-type="string">
            <text:p>ISEC</text:p>
          </table:table-cell>
          <table:table-cell table:number-columns-repeated="1019"/>
        </table:table-row>
        <table:table-row table:style-name="ro3">
          <table:table-cell table:style-name="ce3" office:value-type="date" office:date-value="2013-06-06">
            <text:p>06/06/13</text:p>
          </table:table-cell>
          <table:table-cell office:value-type="string">
            <text:p>AAM-95-2013-ATI-13</text:p>
          </table:table-cell>
          <table:table-cell office:value-type="string">
            <text:p>ATI-13</text:p>
          </table:table-cell>
          <table:table-cell office:value-type="string">
            <text:p>EVALUACION, COTIZACION E INFORME DE DAÑOS CAUSADOS POR CAIDA DE MOTO</text:p>
          </table:table-cell>
          <table:table-cell office:value-type="string">
            <text:p>SUMOTO S.A.</text:p>
          </table:table-cell>
          <table:table-cell table:number-columns-repeated="1019"/>
        </table:table-row>
        <table:table-row table:style-name="ro3">
          <table:table-cell table:style-name="ce3" office:value-type="date" office:date-value="2013-06-06">
            <text:p>06/06/13</text:p>
          </table:table-cell>
          <table:table-cell office:value-type="string">
            <text:p>AAM-104-2013-T2</text:p>
          </table:table-cell>
          <table:table-cell office:value-type="string">
            <text:p>DDC-295</text:p>
          </table:table-cell>
          <table:table-cell office:value-type="string">
            <text:p>REVISAR LUCES DIRECCIONALES </text:p>
          </table:table-cell>
          <table:table-cell office:value-type="string">
            <text:p>TALLERES AUTORIZADOS S.A.</text:p>
          </table:table-cell>
          <table:table-cell table:number-columns-repeated="1019"/>
        </table:table-row>
        <table:table-row table:style-name="ro3">
          <table:table-cell table:style-name="ce3" office:value-type="date" office:date-value="2013-06-07">
            <text:p>07/06/13</text:p>
          </table:table-cell>
          <table:table-cell office:value-type="string">
            <text:p>AAM-96-2013-ATI-12</text:p>
          </table:table-cell>
          <table:table-cell office:value-type="string">
            <text:p>ATI-12</text:p>
          </table:table-cell>
          <table:table-cell office:value-type="string">
            <text:p>REVISAR Y CORREGIR FUNCIONAMIENTO DE LUCES LET</text:p>
          </table:table-cell>
          <table:table-cell office:value-type="string">
            <text:p>DISTRILIGHT</text:p>
          </table:table-cell>
          <table:table-cell table:number-columns-repeated="1019"/>
        </table:table-row>
        <table:table-row table:style-name="ro3">
          <table:table-cell table:style-name="ce3" office:value-type="date" office:date-value="2013-06-07">
            <text:p>07/06/13</text:p>
          </table:table-cell>
          <table:table-cell office:value-type="string">
            <text:p>AAM-84-2013-T3</text:p>
          </table:table-cell>
          <table:table-cell office:value-type="string">
            <text:p>KEY-039</text:p>
          </table:table-cell>
          <table:table-cell office:value-type="string">
            <text:p>CAMBIO DE RETEN CAJA TRASERA POR GARANTIA </text:p>
          </table:table-cell>
          <table:table-cell office:value-type="string">
            <text:p>TALLERES AUTORIZADOS S.A.</text:p>
          </table:table-cell>
          <table:table-cell table:number-columns-repeated="1019"/>
        </table:table-row>
        <table:table-row table:style-name="ro4">
          <table:table-cell table:style-name="ce3" office:value-type="date" office:date-value="2013-06-11">
            <text:p>11/06/13</text:p>
          </table:table-cell>
          <table:table-cell office:value-type="string">
            <text:p>AAM-86-2013-T3</text:p>
          </table:table-cell>
          <table:table-cell office:value-type="string">
            <text:p>DDB-894</text:p>
          </table:table-cell>
          <table:table-cell office:value-type="string">
            <text:p>REVISION EMBRAGUE</text:p>
          </table:table-cell>
          <table:table-cell office:value-type="string">
            <text:p>DISTRIBUIDORA NACIONAL DE EMBRAGUES</text:p>
          </table:table-cell>
          <table:table-cell office:value-type="float" office:value="2028">
            <text:p>2028</text:p>
          </table:table-cell>
          <table:table-cell table:number-columns-repeated="1018"/>
        </table:table-row>
        <table:table-row table:style-name="ro3">
          <table:table-cell table:style-name="ce3" office:value-type="date" office:date-value="2013-06-11">
            <text:p>11/06/13</text:p>
          </table:table-cell>
          <table:table-cell office:value-type="string">
            <text:p>AAM-87-2013-T3</text:p>
          </table:table-cell>
          <table:table-cell office:value-type="string">
            <text:p>DDB-875 </text:p>
          </table:table-cell>
          <table:table-cell office:value-type="string">
            <text:p>VERIFICAR RUIDO ANORMAL AIRE ACONDICIONADO</text:p>
          </table:table-cell>
          <table:table-cell office:value-type="string">
            <text:p>ALISTAMIENTOS OCAMPO</text:p>
          </table:table-cell>
          <table:table-cell office:value-type="float" office:value="550">
            <text:p>550</text:p>
          </table:table-cell>
          <table:table-cell table:number-columns-repeated="1018"/>
        </table:table-row>
        <table:table-row table:style-name="ro6">
          <table:table-cell table:style-name="ce3" office:value-type="date" office:date-value="2013-06-11">
            <text:p>11/06/13</text:p>
          </table:table-cell>
          <table:table-cell office:value-type="string">
            <text:p>AAM-88-2013-T3</text:p>
          </table:table-cell>
          <table:table-cell office:value-type="string">
            <text:p>DDB-875 </text:p>
          </table:table-cell>
          <table:table-cell office:value-type="string">
            <text:p>VERIFICAR CORTO LUCES LATERALES </text:p>
          </table:table-cell>
          <table:table-cell office:value-type="string">
            <text:p>AXIAL</text:p>
          </table:table-cell>
          <table:table-cell table:number-columns-repeated="1019"/>
        </table:table-row>
        <table:table-row table:style-name="ro6">
          <table:table-cell table:style-name="ce3" office:value-type="date" office:date-value="2013-06-11">
            <text:p>11/06/13</text:p>
          </table:table-cell>
          <table:table-cell office:value-type="string">
            <text:p>AAM-64-2013-T1</text:p>
          </table:table-cell>
          <table:table-cell office:value-type="string">
            <text:p>RUI-02B</text:p>
          </table:table-cell>
          <table:table-cell office:value-type="string">
            <text:p>RUTINA Y REVISION TECNOMECANICA</text:p>
          </table:table-cell>
          <table:table-cell office:value-type="string">
            <text:p>SUMOTO S.A.</text:p>
          </table:table-cell>
          <table:table-cell table:number-columns-repeated="1019"/>
        </table:table-row>
        <table:table-row table:style-name="ro3">
          <table:table-cell table:style-name="ce3" office:value-type="date" office:date-value="2013-06-11">
            <text:p>11/06/13</text:p>
          </table:table-cell>
          <table:table-cell office:value-type="string">
            <text:p>AAM-65-2013-T1</text:p>
          </table:table-cell>
          <table:table-cell office:value-type="string">
            <text:p>RUI-03B</text:p>
          </table:table-cell>
          <table:table-cell office:value-type="string">
            <text:p>RUTINA, SUMINISTRO E INSTALACION DE ESPEJO POR DESAJUSTE Y 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06-11">
            <text:p>11/06/13</text:p>
          </table:table-cell>
          <table:table-cell office:value-type="string">
            <text:p>AAM-20-2013-IF</text:p>
          </table:table-cell>
          <table:table-cell office:value-type="string">
            <text:p>DDA-211</text:p>
          </table:table-cell>
          <table:table-cell office:value-type="string">
            <text:p>LAVADO GENERAL</text:p>
          </table:table-cell>
          <table:table-cell office:value-type="string">
            <text:p>ESTACION LAS PALMERAS</text:p>
          </table:table-cell>
          <table:table-cell table:number-columns-repeated="1019"/>
        </table:table-row>
        <table:table-row table:style-name="ro6">
          <table:table-cell table:style-name="ce3" office:value-type="date" office:date-value="2013-06-11">
            <text:p>11/06/13</text:p>
          </table:table-cell>
          <table:table-cell office:value-type="string">
            <text:p>AAM-81-2013-T6</text:p>
          </table:table-cell>
          <table:table-cell office:value-type="string">
            <text:p>OQG-82B</text:p>
          </table:table-cell>
          <table:table-cell/>
          <table:table-cell office:value-type="string">
            <text:p>SUMOTO S.A.</text:p>
          </table:table-cell>
          <table:table-cell table:number-columns-repeated="1019"/>
        </table:table-row>
        <table:table-row table:style-name="ro6">
          <table:table-cell table:style-name="ce3" office:value-type="date" office:date-value="2013-06-11">
            <text:p>11/06/13</text:p>
          </table:table-cell>
          <table:table-cell office:value-type="string">
            <text:p>AAM-82-2013-T6</text:p>
          </table:table-cell>
          <table:table-cell office:value-type="string">
            <text:p>OQG-84B</text:p>
          </table:table-cell>
          <table:table-cell/>
          <table:table-cell office:value-type="string">
            <text:p>SUMOTO S.A.</text:p>
          </table:table-cell>
          <table:table-cell table:number-columns-repeated="1019"/>
        </table:table-row>
        <table:table-row table:style-name="ro3">
          <table:table-cell table:style-name="ce3" office:value-type="date" office:date-value="2013-06-11">
            <text:p>11/06/13</text:p>
          </table:table-cell>
          <table:table-cell office:value-type="string">
            <text:p>AAM-108-2013-T2</text:p>
          </table:table-cell>
          <table:table-cell office:value-type="string">
            <text:p>EYB-67C</text:p>
          </table:table-cell>
          <table:table-cell office:value-type="string">
            <text:p>RUTINA, REVISION TECNOMECANICA Y LLANTA DELANTERA </text:p>
          </table:table-cell>
          <table:table-cell office:value-type="string">
            <text:p>SUMOTO S.A.</text:p>
          </table:table-cell>
          <table:table-cell table:number-columns-repeated="1019"/>
        </table:table-row>
        <table:table-row table:style-name="ro3">
          <table:table-cell table:style-name="ce3" office:value-type="date" office:date-value="2013-06-11">
            <text:p>11/06/13</text:p>
          </table:table-cell>
          <table:table-cell office:value-type="string">
            <text:p>AAM-98-2013-ATI-13</text:p>
          </table:table-cell>
          <table:table-cell office:value-type="string">
            <text:p>ATI-13</text:p>
          </table:table-cell>
          <table:table-cell office:value-type="string">
            <text:p>KIT DE ARRASTRE Y PRESENTA CONSUMO DE ACEITE </text:p>
          </table:table-cell>
          <table:table-cell office:value-type="string">
            <text:p>SUMOTO S.A.</text:p>
          </table:table-cell>
          <table:table-cell table:number-columns-repeated="1019"/>
        </table:table-row>
        <table:table-row table:style-name="ro6">
          <table:table-cell table:style-name="ce3" office:value-type="date" office:date-value="2013-06-11">
            <text:p>11/06/13</text:p>
          </table:table-cell>
          <table:table-cell office:value-type="string">
            <text:p>AAM-65-2013-T5</text:p>
          </table:table-cell>
          <table:table-cell office:value-type="string">
            <text:p>EYB-68C</text:p>
          </table:table-cell>
          <table:table-cell office:value-type="string">
            <text:p>RUTINA Y LLANTA TRASERA </text:p>
          </table:table-cell>
          <table:table-cell office:value-type="string">
            <text:p>SUMOTO S.A.</text:p>
          </table:table-cell>
          <table:table-cell table:number-columns-repeated="1019"/>
        </table:table-row>
        <table:table-row table:style-name="ro6">
          <table:table-cell table:style-name="ce3" office:value-type="date" office:date-value="2013-06-11">
            <text:p>11/06/13</text:p>
          </table:table-cell>
          <table:table-cell office:value-type="string">
            <text:p>MTTO-408-2013</text:p>
          </table:table-cell>
          <table:table-cell office:value-type="string">
            <text:p>DDA-206</text:p>
          </table:table-cell>
          <table:table-cell office:value-type="string">
            <text:p>BOMBA PRINCIPAL DE FRENO</text:p>
          </table:table-cell>
          <table:table-cell office:value-type="string">
            <text:p>FRENO PARTES</text:p>
          </table:table-cell>
          <table:table-cell office:value-type="string">
            <text:p>110 Y 113</text:p>
          </table:table-cell>
          <table:table-cell table:number-columns-repeated="1018"/>
        </table:table-row>
        <table:table-row table:style-name="ro3">
          <table:table-cell table:style-name="ce3" office:value-type="date" office:date-value="2013-06-11">
            <text:p>11/06/13</text:p>
          </table:table-cell>
          <table:table-cell office:value-type="string">
            <text:p>MTTO-409-2013</text:p>
          </table:table-cell>
          <table:table-cell office:value-type="string">
            <text:p>CALDERA</text:p>
            <text:p>TERMOPLASTICA </text:p>
          </table:table-cell>
          <table:table-cell office:value-type="string">
            <text:p>REVISION POR GARANTIA </text:p>
          </table:table-cell>
          <table:table-cell office:value-type="string">
            <text:p>LIDAGAS </text:p>
          </table:table-cell>
          <table:table-cell table:number-columns-repeated="1019"/>
        </table:table-row>
        <table:table-row table:style-name="ro6">
          <table:table-cell table:style-name="ce3" office:value-type="date" office:date-value="2013-06-11">
            <text:p>11/06/13</text:p>
          </table:table-cell>
          <table:table-cell office:value-type="string">
            <text:p>AAM-66-2013-T5</text:p>
          </table:table-cell>
          <table:table-cell office:value-type="string">
            <text:p>SPK-179</text:p>
          </table:table-cell>
          <table:table-cell office:value-type="string">
            <text:p>CORREGIR FUGA POR VALVULA DEL PTO</text:p>
          </table:table-cell>
          <table:table-cell office:value-type="string">
            <text:p>FRENO PARTES</text:p>
          </table:table-cell>
          <table:table-cell office:value-type="string">
            <text:p>111 Y 112</text:p>
          </table:table-cell>
          <table:table-cell table:number-columns-repeated="1018"/>
        </table:table-row>
        <table:table-row table:style-name="ro3">
          <table:table-cell table:style-name="ce3" office:value-type="date" office:date-value="2013-06-12">
            <text:p>12/06/13</text:p>
          </table:table-cell>
          <table:table-cell office:value-type="string">
            <text:p>AAM-114-2013-T4</text:p>
          </table:table-cell>
          <table:table-cell office:value-type="string">
            <text:p>TLO-302</text:p>
          </table:table-cell>
          <table:table-cell office:value-type="string">
            <text:p>CORREGIR FUGA DE AIRE</text:p>
          </table:table-cell>
          <table:table-cell office:value-type="string">
            <text:p>MUELLES Y FRENOS PALMIRA</text:p>
          </table:table-cell>
          <table:table-cell table:number-columns-repeated="1019"/>
        </table:table-row>
        <table:table-row table:style-name="ro6">
          <table:table-cell table:style-name="ce3" office:value-type="date" office:date-value="2013-06-12">
            <text:p>12/06/13</text:p>
          </table:table-cell>
          <table:table-cell office:value-type="string">
            <text:p>AAM-67-2013-T5</text:p>
          </table:table-cell>
          <table:table-cell office:value-type="string">
            <text:p>EYB-70C</text:p>
          </table:table-cell>
          <table:table-cell office:value-type="string">
            <text:p>RUTINA, NO CAMBIAR ACEITE </text:p>
          </table:table-cell>
          <table:table-cell office:value-type="string">
            <text:p>SUMOTO S.A.</text:p>
          </table:table-cell>
          <table:table-cell table:number-columns-repeated="1019"/>
        </table:table-row>
        <table:table-row table:style-name="ro3">
          <table:table-cell table:style-name="ce3" office:value-type="date" office:date-value="2013-06-12">
            <text:p>12/06/13</text:p>
          </table:table-cell>
          <table:table-cell office:value-type="string">
            <text:p>AAM-109-2013-T2</text:p>
          </table:table-cell>
          <table:table-cell office:value-type="string">
            <text:p>SPK-180</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3-06-12">
            <text:p>12/06/13</text:p>
          </table:table-cell>
          <table:table-cell office:value-type="string">
            <text:p>AAM-99-2013-ATI-10</text:p>
          </table:table-cell>
          <table:table-cell office:value-type="string">
            <text:p>ATI-10</text:p>
          </table:table-cell>
          <table:table-cell office:value-type="string">
            <text:p>VERIFICAR Y CORREGIR FUGA PARTE BAJA DEL MOTOR Y SISTEMA DE ENCENDIDO POR GARANTIA </text:p>
          </table:table-cell>
          <table:table-cell office:value-type="string">
            <text:p>SUMOTO S.A.</text:p>
          </table:table-cell>
          <table:table-cell table:number-columns-repeated="1019"/>
        </table:table-row>
        <table:table-row table:style-name="ro3">
          <table:table-cell table:style-name="ce3" office:value-type="date" office:date-value="2013-06-12">
            <text:p>12/06/13</text:p>
          </table:table-cell>
          <table:table-cell office:value-type="string">
            <text:p>AAM-115-2013-T4</text:p>
          </table:table-cell>
          <table:table-cell office:value-type="string">
            <text:p>KEX-384</text:p>
          </table:table-cell>
          <table:table-cell office:value-type="string">
            <text:p>DIAGNOSTICO Y EVALUACION DE LLANTA TRASERA LADO DERECHO POR GARANTIA </text:p>
          </table:table-cell>
          <table:table-cell office:value-type="string">
            <text:p>LLANTAS LA ESTACION</text:p>
          </table:table-cell>
          <table:table-cell table:number-columns-repeated="1019"/>
        </table:table-row>
        <table:table-row table:style-name="ro3">
          <table:table-cell table:style-name="ce3" office:value-type="date" office:date-value="2013-06-13">
            <text:p>13/06/13</text:p>
          </table:table-cell>
          <table:table-cell office:value-type="string">
            <text:p>MTTO-417-2013</text:p>
          </table:table-cell>
          <table:table-cell office:value-type="string">
            <text:p>USA-468</text:p>
          </table:table-cell>
          <table:table-cell office:value-type="string">
            <text:p>BALANCEO LLANTA DELANTERA Y ALINEACION DIRECCION </text:p>
          </table:table-cell>
          <table:table-cell office:value-type="string">
            <text:p>LLANTAS LA ESTACION</text:p>
          </table:table-cell>
          <table:table-cell office:value-type="float" office:value="113">
            <text:p>113</text:p>
          </table:table-cell>
          <table:table-cell table:number-columns-repeated="1018"/>
        </table:table-row>
        <table:table-row table:style-name="ro3">
          <table:table-cell table:style-name="ce3" office:value-type="date" office:date-value="2013-06-13">
            <text:p>13/06/13</text:p>
          </table:table-cell>
          <table:table-cell office:value-type="string">
            <text:p>AAM-12-2013-PJ</text:p>
          </table:table-cell>
          <table:table-cell office:value-type="string">
            <text:p>DDA-222</text:p>
          </table:table-cell>
          <table:table-cell office:value-type="string">
            <text:p>REPARACION PARTES AFECTADAS SEGUN COTIZACION No. 8103 DEL 30 DE MAYO DE 2013</text:p>
          </table:table-cell>
          <table:table-cell office:value-type="string">
            <text:p>AUTOPACIFICO</text:p>
          </table:table-cell>
          <table:table-cell office:value-type="float" office:value="294313">
            <text:p>294313</text:p>
          </table:table-cell>
          <table:table-cell table:style-name="ce19" office:value-type="float" office:value="1077">
            <text:p>1077</text:p>
          </table:table-cell>
          <table:table-cell table:style-name="ce19" office:value-type="float" office:value="31711">
            <text:p>31711</text:p>
          </table:table-cell>
          <table:table-cell table:number-columns-repeated="1016"/>
        </table:table-row>
        <table:table-row table:style-name="ro3">
          <table:table-cell table:style-name="ce3" office:value-type="date" office:date-value="2013-06-13">
            <text:p>13/06/13</text:p>
          </table:table-cell>
          <table:table-cell office:value-type="string">
            <text:p>AAM-13-2013-PJ</text:p>
          </table:table-cell>
          <table:table-cell office:value-type="string">
            <text:p>DDA-222</text:p>
          </table:table-cell>
          <table:table-cell office:value-type="string">
            <text:p>ESCANEAR VEHICULO Y VERIFICAR ENTRADA DE AIRE AL SISTEMA DE COMBUSTIBLE</text:p>
          </table:table-cell>
          <table:table-cell office:value-type="string">
            <text:p>AUTOPACIFICO</text:p>
          </table:table-cell>
          <table:table-cell office:value-type="float" office:value="294313">
            <text:p>294313</text:p>
          </table:table-cell>
          <table:table-cell table:style-name="ce19" office:value-type="float" office:value="1062">
            <text:p>1062</text:p>
          </table:table-cell>
          <table:table-cell table:style-name="ce19" office:value-type="float" office:value="31710">
            <text:p>31710</text:p>
          </table:table-cell>
          <table:table-cell table:number-columns-repeated="1016"/>
        </table:table-row>
        <table:table-row table:style-name="ro6">
          <table:table-cell table:style-name="ce3" office:value-type="date" office:date-value="2013-06-13">
            <text:p>13/06/13</text:p>
          </table:table-cell>
          <table:table-cell office:value-type="string">
            <text:p>MTTO-418-2013</text:p>
          </table:table-cell>
          <table:table-cell office:value-type="string">
            <text:p>SMI-082</text:p>
          </table:table-cell>
          <table:table-cell office:value-type="string">
            <text:p>EMPAQUETAR CILINDRO HIDRAULICO</text:p>
          </table:table-cell>
          <table:table-cell office:value-type="string">
            <text:p>REHIMAC </text:p>
          </table:table-cell>
          <table:table-cell office:value-type="string">
            <text:p>001-003178</text:p>
          </table:table-cell>
          <table:table-cell table:number-columns-repeated="1018"/>
        </table:table-row>
        <table:table-row table:style-name="ro3">
          <table:table-cell table:style-name="ce3" office:value-type="date" office:date-value="2013-06-13">
            <text:p>13/06/13</text:p>
          </table:table-cell>
          <table:table-cell office:value-type="string">
            <text:p>AAM-116-2013-T4</text:p>
          </table:table-cell>
          <table:table-cell office:value-type="string">
            <text:p>KEX-384</text:p>
          </table:table-cell>
          <table:table-cell office:value-type="string">
            <text:p>MONTAJE LLANTA DE SEGUNDA RIN DE REPUESTO CON BALANCEO DE LLANTA</text:p>
          </table:table-cell>
          <table:table-cell office:value-type="string">
            <text:p>LLANTAS LA ESTACION</text:p>
          </table:table-cell>
          <table:table-cell table:number-columns-repeated="1019"/>
        </table:table-row>
        <table:table-row table:style-name="ro3">
          <table:table-cell table:style-name="ce3" office:value-type="date" office:date-value="2013-06-13">
            <text:p>13/06/13</text:p>
          </table:table-cell>
          <table:table-cell office:value-type="string">
            <text:p>AAM-89-2013-T3</text:p>
          </table:table-cell>
          <table:table-cell office:value-type="string">
            <text:p>DDB-875 </text:p>
          </table:table-cell>
          <table:table-cell office:value-type="string">
            <text:p>CORREGIR RUIDO ANORMAL DEL TENSOR DE CORREAS </text:p>
          </table:table-cell>
          <table:table-cell office:value-type="string">
            <text:p>DISTRIBUIDORA NISSAN </text:p>
          </table:table-cell>
          <table:table-cell office:value-type="float" office:value="60715">
            <text:p>60715</text:p>
          </table:table-cell>
          <table:table-cell office:value-type="float" office:value="1011">
            <text:p>1011</text:p>
          </table:table-cell>
          <table:table-cell office:value-type="string">
            <text:p>S37-8704</text:p>
          </table:table-cell>
          <table:table-cell table:number-columns-repeated="1016"/>
        </table:table-row>
        <table:table-row table:style-name="ro3">
          <table:table-cell table:style-name="ce3" office:value-type="date" office:date-value="2013-06-13">
            <text:p>13/06/13</text:p>
          </table:table-cell>
          <table:table-cell office:value-type="string">
            <text:p>AAM-68-2013-T5</text:p>
          </table:table-cell>
          <table:table-cell office:value-type="string">
            <text:p>KEY-151</text:p>
          </table:table-cell>
          <table:table-cell office:value-type="string">
            <text:p>REVISION DE LOS 1.000 KMS Y REVISAR SISTEMA DE CARGA </text:p>
          </table:table-cell>
          <table:table-cell office:value-type="string">
            <text:p>DISTRIBUIDORA NISSAN </text:p>
          </table:table-cell>
          <table:table-cell table:number-columns-repeated="1019"/>
        </table:table-row>
        <table:table-row table:style-name="ro3">
          <table:table-cell table:style-name="ce3" office:value-type="date" office:date-value="2013-06-13">
            <text:p>13/06/13</text:p>
          </table:table-cell>
          <table:table-cell office:value-type="string">
            <text:p>AAM-90-2013-T3</text:p>
          </table:table-cell>
          <table:table-cell office:value-type="string">
            <text:p>USE-392 </text:p>
          </table:table-cell>
          <table:table-cell office:value-type="string">
            <text:p>REVISAR LLANTA DELANTERA LADO DERECHO</text:p>
          </table:table-cell>
          <table:table-cell office:value-type="string">
            <text:p>COEXITO-OSCAR GARCIA </text:p>
          </table:table-cell>
          <table:table-cell/>
          <table:table-cell office:value-type="float" office:value="1089">
            <text:p>1089</text:p>
          </table:table-cell>
          <table:table-cell office:value-type="float" office:value="8724625">
            <text:p>8724625</text:p>
          </table:table-cell>
          <table:table-cell table:number-columns-repeated="1016"/>
        </table:table-row>
        <table:table-row table:style-name="ro3">
          <table:table-cell table:style-name="ce3" office:value-type="date" office:date-value="2013-06-14">
            <text:p>14/06/13</text:p>
          </table:table-cell>
          <table:table-cell office:value-type="string">
            <text:p>MTTO-422-2013</text:p>
          </table:table-cell>
          <table:table-cell office:value-type="string">
            <text:p>USA-339</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3">
          <table:table-cell table:style-name="ce3" office:value-type="date" office:date-value="2013-06-14">
            <text:p>14/06/13</text:p>
          </table:table-cell>
          <table:table-cell office:value-type="string">
            <text:p>AAM-101-2013-ATI-12</text:p>
          </table:table-cell>
          <table:table-cell office:value-type="string">
            <text:p>ATI-12</text:p>
          </table:table-cell>
          <table:table-cell office:value-type="string">
            <text:p>RUIDO ANORMAL MOTOR Y REVISAR SISTEMA DE CARGA HAY QUE INICIARLA</text:p>
          </table:table-cell>
          <table:table-cell office:value-type="string">
            <text:p>SUMOTO S.A.</text:p>
          </table:table-cell>
          <table:table-cell table:number-columns-repeated="1019"/>
        </table:table-row>
        <table:table-row table:style-name="ro3">
          <table:table-cell table:style-name="ce3" office:value-type="date" office:date-value="2013-06-17">
            <text:p>17/06/13</text:p>
          </table:table-cell>
          <table:table-cell office:value-type="string">
            <text:p>MTTO-423-2013</text:p>
          </table:table-cell>
          <table:table-cell office:value-type="string">
            <text:p>SMW-559</text:p>
          </table:table-cell>
          <table:table-cell office:value-type="string">
            <text:p>CORREGIR FUGAS POR TUBO DE INYECCION, EVALUACION Y DIAGNOSTICO DEL FANCLOUTH</text:p>
          </table:table-cell>
          <table:table-cell office:value-type="string">
            <text:p>KENWORTH DE LA MONTAÑA</text:p>
          </table:table-cell>
          <table:table-cell office:value-type="float" office:value="19">
            <text:p>19</text:p>
          </table:table-cell>
          <table:table-cell table:number-columns-repeated="1018"/>
        </table:table-row>
        <table:table-row table:style-name="ro5">
          <table:table-cell table:style-name="ce3" office:value-type="date" office:date-value="2013-06-17">
            <text:p>17/06/13</text:p>
          </table:table-cell>
          <table:table-cell office:value-type="string">
            <text:p>AAM-83-2013-T6</text:p>
          </table:table-cell>
          <table:table-cell office:value-type="string">
            <text:p>OQG-85B</text:p>
          </table:table-cell>
          <table:table-cell office:value-type="string">
            <text:p>RUTINA, RUIDO ANORMAL MOTOR, SE QUEDA ACELERADA, SUMINISTRO E INSTALACION LLANTA TRASERA Y REVISION AMORTIGUADOR CENTRAL O ESTRUCTURA </text:p>
          </table:table-cell>
          <table:table-cell office:value-type="string">
            <text:p>SUMOTO S.A.</text:p>
          </table:table-cell>
          <table:table-cell table:number-columns-repeated="1019"/>
        </table:table-row>
        <table:table-row table:style-name="ro3">
          <table:table-cell table:style-name="ce3" office:value-type="date" office:date-value="2013-06-17">
            <text:p>17/06/13</text:p>
          </table:table-cell>
          <table:table-cell office:value-type="string">
            <text:p>AAM-92-2013-T3</text:p>
          </table:table-cell>
          <table:table-cell office:value-type="string">
            <text:p>DDB-890</text:p>
          </table:table-cell>
          <table:table-cell office:value-type="string">
            <text:p>REPARACION BALIZA </text:p>
          </table:table-cell>
          <table:table-cell office:value-type="string">
            <text:p>TECNOLOGIA CONTRA INCENDIO </text:p>
          </table:table-cell>
          <table:table-cell table:style-name="ce16" office:value-type="string">
            <text:p>01_JUN_2013</text:p>
          </table:table-cell>
          <table:table-cell table:number-columns-repeated="1018"/>
        </table:table-row>
        <table:table-row table:style-name="ro3">
          <table:table-cell table:style-name="ce3" office:value-type="date" office:date-value="2013-06-18">
            <text:p>18/06/13</text:p>
          </table:table-cell>
          <table:table-cell office:value-type="string">
            <text:p>AAM-104-2013-ATI-13</text:p>
          </table:table-cell>
          <table:table-cell office:value-type="string">
            <text:p>ATI-13</text:p>
          </table:table-cell>
          <table:table-cell office:value-type="string">
            <text:p>RUTINA Y VERIFICAR Y CORREGIR CONSUMO DE ACEITE POR GARANTIA </text:p>
          </table:table-cell>
          <table:table-cell office:value-type="string">
            <text:p>SUMOTO S.A.</text:p>
          </table:table-cell>
          <table:table-cell table:number-columns-repeated="1019"/>
        </table:table-row>
        <table:table-row table:style-name="ro4">
          <table:table-cell table:style-name="ce3" office:value-type="date" office:date-value="2013-06-18">
            <text:p>18/06/13</text:p>
          </table:table-cell>
          <table:table-cell office:value-type="string">
            <text:p>AAM-31-2013-GP</text:p>
          </table:table-cell>
          <table:table-cell office:value-type="string">
            <text:p>CJK-060</text:p>
          </table:table-cell>
          <table:table-cell office:value-type="string">
            <text:p>MONTAJE LLANTA DE SEGUNDA RIN No. 13, SUMINISTRADA POR ALMACEN DEL CCO, Y BALANCEO DE RUEDAS </text:p>
          </table:table-cell>
          <table:table-cell office:value-type="string">
            <text:p>COEXITO-OSCAR GARCIA </text:p>
          </table:table-cell>
          <table:table-cell table:number-columns-repeated="1019"/>
        </table:table-row>
        <table:table-row table:style-name="ro3">
          <table:table-cell table:style-name="ce3" office:value-type="date" office:date-value="2013-06-18">
            <text:p>18/06/13</text:p>
          </table:table-cell>
          <table:table-cell office:value-type="string">
            <text:p>MTTO-428-2013</text:p>
          </table:table-cell>
          <table:table-cell office:value-type="string">
            <text:p>KUK-381</text:p>
          </table:table-cell>
          <table:table-cell office:value-type="string">
            <text:p>DESPINCHAR LLANTA TRASERA INTERNA LADO IZQUIERDO</text:p>
          </table:table-cell>
          <table:table-cell office:value-type="string">
            <text:p>ESTACION LAS PALMERAS</text:p>
          </table:table-cell>
          <table:table-cell table:number-columns-repeated="1019"/>
        </table:table-row>
        <table:table-row table:style-name="ro6">
          <table:table-cell table:style-name="ce3" office:value-type="date" office:date-value="2013-06-19">
            <text:p>19/06/13</text:p>
          </table:table-cell>
          <table:table-cell office:value-type="string">
            <text:p>AAM-94-2013-T3</text:p>
          </table:table-cell>
          <table:table-cell office:value-type="string">
            <text:p>OQG-89B</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06-19">
            <text:p>19/06/13</text:p>
          </table:table-cell>
          <table:table-cell office:value-type="string">
            <text:p>AAM-105-2013-ATI-16</text:p>
          </table:table-cell>
          <table:table-cell office:value-type="string">
            <text:p>ATI-16</text:p>
          </table:table-cell>
          <table:table-cell office:value-type="string">
            <text:p>RUTINA Y CAMBIO DE ESPEJO RETROVISOR POR DESAJUSTE </text:p>
          </table:table-cell>
          <table:table-cell office:value-type="string">
            <text:p>SUMOTO S.A.</text:p>
          </table:table-cell>
          <table:table-cell table:number-columns-repeated="1019"/>
        </table:table-row>
        <table:table-row table:style-name="ro3">
          <table:table-cell table:style-name="ce3" office:value-type="date" office:date-value="2013-06-19">
            <text:p>19/06/13</text:p>
          </table:table-cell>
          <table:table-cell office:value-type="string">
            <text:p>MTTO-429-2013</text:p>
          </table:table-cell>
          <table:table-cell office:value-type="string">
            <text:p>KUK-380</text:p>
          </table:table-cell>
          <table:table-cell office:value-type="string">
            <text:p>DESPINCHAR LLANTA DELANTERA LADO IZQUIERDO</text:p>
          </table:table-cell>
          <table:table-cell office:value-type="string">
            <text:p>ESTACION LAS PALMERAS</text:p>
          </table:table-cell>
          <table:table-cell table:number-columns-repeated="1019"/>
        </table:table-row>
        <table:table-row table:style-name="ro6">
          <table:table-cell table:style-name="ce3" office:value-type="date" office:date-value="2013-06-19">
            <text:p>19/06/13</text:p>
          </table:table-cell>
          <table:table-cell office:value-type="string">
            <text:p>AAM-120-2013-T4</text:p>
          </table:table-cell>
          <table:table-cell office:value-type="string">
            <text:p>TLO-302</text:p>
          </table:table-cell>
          <table:table-cell office:value-type="string">
            <text:p>REFORZAR OREJA DE LA SUFRIDERA </text:p>
          </table:table-cell>
          <table:table-cell office:value-type="string">
            <text:p>HERMAR</text:p>
          </table:table-cell>
          <table:table-cell table:number-columns-repeated="1019"/>
        </table:table-row>
        <table:table-row table:style-name="ro3">
          <table:table-cell table:style-name="ce3" office:value-type="date" office:date-value="2013-06-19">
            <text:p>19/06/13</text:p>
          </table:table-cell>
          <table:table-cell office:value-type="string">
            <text:p>AAM-85-2013-T6</text:p>
          </table:table-cell>
          <table:table-cell office:value-type="string">
            <text:p>OQG-84B</text:p>
          </table:table-cell>
          <table:table-cell office:value-type="string">
            <text:p>REVISION POR GARANTIA, SE APAGA CONTINUAMENTE Y SE DESACELERA</text:p>
          </table:table-cell>
          <table:table-cell office:value-type="string">
            <text:p>SUMOTO S.A.</text:p>
          </table:table-cell>
          <table:table-cell table:number-columns-repeated="1019"/>
        </table:table-row>
        <table:table-row table:style-name="ro4">
          <table:table-cell table:style-name="ce3" office:value-type="date" office:date-value="2013-06-19">
            <text:p>19/06/13</text:p>
          </table:table-cell>
          <table:table-cell office:value-type="string">
            <text:p>AAM-33-2013-GP</text:p>
          </table:table-cell>
          <table:table-cell office:value-type="string">
            <text:p>CJK-060</text:p>
          </table:table-cell>
          <table:table-cell office:value-type="string">
            <text:p>ALINEACION DIRECCION Y MONTAJE LLANTA DE SEGUNDA CON BALANCEO PARA LLANTA DE REPUESTO </text:p>
          </table:table-cell>
          <table:table-cell office:value-type="string">
            <text:p>LLANTAS LA ESTACION</text:p>
          </table:table-cell>
          <table:table-cell table:number-columns-repeated="1019"/>
        </table:table-row>
        <table:table-row table:style-name="ro3">
          <table:table-cell table:style-name="ce3" office:value-type="date" office:date-value="2013-06-19">
            <text:p>19/06/13</text:p>
          </table:table-cell>
          <table:table-cell office:value-type="string">
            <text:p>MTTO-430-2013</text:p>
          </table:table-cell>
          <table:table-cell office:value-type="string">
            <text:p>KUK-381</text:p>
          </table:table-cell>
          <table:table-cell office:value-type="string">
            <text:p>DESPINCHAR LLANTA TRASERA INTERNA LADO IZQUIERDO POR GARANTIA </text:p>
          </table:table-cell>
          <table:table-cell office:value-type="string">
            <text:p>ESTACION LAS PALMERAS</text:p>
          </table:table-cell>
          <table:table-cell table:number-columns-repeated="1019"/>
        </table:table-row>
        <table:table-row table:style-name="ro6">
          <table:table-cell table:style-name="ce3" office:value-type="date" office:date-value="2013-06-20">
            <text:p>20/06/13</text:p>
          </table:table-cell>
          <table:table-cell office:value-type="string">
            <text:p>AAM-86-2013-T6</text:p>
          </table:table-cell>
          <table:table-cell office:value-type="string">
            <text:p>OQG-83B</text:p>
          </table:table-cell>
          <table:table-cell office:value-type="string">
            <text:p>RUTINA </text:p>
          </table:table-cell>
          <table:table-cell office:value-type="string">
            <text:p>SUMOTO S.A.</text:p>
          </table:table-cell>
          <table:table-cell table:number-columns-repeated="1019"/>
        </table:table-row>
        <table:table-row table:style-name="ro3">
          <table:table-cell table:style-name="ce3" office:value-type="date" office:date-value="2013-06-21">
            <text:p>21/06/13</text:p>
          </table:table-cell>
          <table:table-cell office:value-type="string">
            <text:p>MTTO-431-2013</text:p>
          </table:table-cell>
          <table:table-cell office:value-type="string">
            <text:p>SMI-194</text:p>
          </table:table-cell>
          <table:table-cell office:value-type="string">
            <text:p>LAVADO GENERAL, NO INCLUYE MOTOR </text:p>
          </table:table-cell>
          <table:table-cell office:value-type="string">
            <text:p>ESTACION LAS PALMERAS</text:p>
          </table:table-cell>
          <table:table-cell table:number-columns-repeated="1019"/>
        </table:table-row>
        <table:table-row table:style-name="ro6">
          <table:table-cell table:style-name="ce3" office:value-type="date" office:date-value="2013-06-21">
            <text:p>21/06/13</text:p>
          </table:table-cell>
          <table:table-cell office:value-type="string">
            <text:p>AAM-87-2013-T6</text:p>
          </table:table-cell>
          <table:table-cell office:value-type="string">
            <text:p>OQG-85B</text:p>
          </table:table-cell>
          <table:table-cell office:value-type="string">
            <text:p>REVISAR MECANISMO DE MONOSHOCK</text:p>
          </table:table-cell>
          <table:table-cell office:value-type="string">
            <text:p>SUMOTO S.A.</text:p>
          </table:table-cell>
          <table:table-cell table:number-columns-repeated="1019"/>
        </table:table-row>
        <table:table-row table:style-name="ro6">
          <table:table-cell table:style-name="ce3" office:value-type="date" office:date-value="2013-06-21">
            <text:p>21/06/13</text:p>
          </table:table-cell>
          <table:table-cell office:value-type="string">
            <text:p>AAM-116-2013-T2</text:p>
          </table:table-cell>
          <table:table-cell office:value-type="string">
            <text:p>EYB-63C</text:p>
          </table:table-cell>
          <table:table-cell office:value-type="string">
            <text:p>REVISAR SISTEMA DE CARGA </text:p>
          </table:table-cell>
          <table:table-cell office:value-type="string">
            <text:p>SUMOTO S.A.</text:p>
          </table:table-cell>
          <table:table-cell table:number-columns-repeated="1019"/>
        </table:table-row>
        <table:table-row table:style-name="ro6">
          <table:table-cell table:style-name="ce3" office:value-type="date" office:date-value="2013-06-21">
            <text:p>21/06/13</text:p>
          </table:table-cell>
          <table:table-cell office:value-type="string">
            <text:p>AAM-117-2013-T2</text:p>
          </table:table-cell>
          <table:table-cell office:value-type="string">
            <text:p>EYB-63C</text:p>
          </table:table-cell>
          <table:table-cell office:value-type="string">
            <text:p>REVISAR SISTEMA DE ALARMA Y GIROFAROS </text:p>
          </table:table-cell>
          <table:table-cell office:value-type="string">
            <text:p>DISTRILIGHT</text:p>
          </table:table-cell>
          <table:table-cell table:number-columns-repeated="1019"/>
        </table:table-row>
        <table:table-row table:style-name="ro5">
          <table:table-cell table:style-name="ce3" office:value-type="date" office:date-value="2013-06-21">
            <text:p>21/06/13</text:p>
          </table:table-cell>
          <table:table-cell office:value-type="string">
            <text:p>AAM-70-2013-T5</text:p>
          </table:table-cell>
          <table:table-cell office:value-type="string">
            <text:p>EYB-69C</text:p>
          </table:table-cell>
          <table:table-cell office:value-type="string">
            <text:p>RUTINA, REVISION SOPORTE PARRILLA, REVISAR MECANISMO MONOSHOCK, SUMINISTRO E INSTALACION LLANTA TRASERA Y COTIZAR PARRILLA DEL MALETERO</text:p>
          </table:table-cell>
          <table:table-cell office:value-type="string">
            <text:p>SUMOTO S.A.</text:p>
          </table:table-cell>
          <table:table-cell table:number-columns-repeated="1019"/>
        </table:table-row>
        <table:table-row table:style-name="ro6">
          <table:table-cell table:style-name="ce3" office:value-type="date" office:date-value="2013-06-22">
            <text:p>22/06/13</text:p>
          </table:table-cell>
          <table:table-cell office:value-type="string">
            <text:p>AAM-121-2013-T4</text:p>
          </table:table-cell>
          <table:table-cell office:value-type="string">
            <text:p>DDC-552</text:p>
          </table:table-cell>
          <table:table-cell office:value-type="string">
            <text:p>SOLICITUD DE COTIZACION </text:p>
          </table:table-cell>
          <table:table-cell office:value-type="string">
            <text:p>SERVIAIRE </text:p>
          </table:table-cell>
          <table:table-cell office:value-type="string">
            <text:p>20130622-01</text:p>
          </table:table-cell>
          <table:table-cell office:value-type="float" office:value="1038">
            <text:p>1038</text:p>
          </table:table-cell>
          <table:table-cell office:value-type="float" office:value="18">
            <text:p>18</text:p>
          </table:table-cell>
          <table:table-cell table:number-columns-repeated="1016"/>
        </table:table-row>
        <table:table-row table:style-name="ro3">
          <table:table-cell table:style-name="ce3" office:value-type="date" office:date-value="2013-06-22">
            <text:p>22/06/13</text:p>
          </table:table-cell>
          <table:table-cell office:value-type="string">
            <text:p>AAM-122-2013-T4</text:p>
          </table:table-cell>
          <table:table-cell office:value-type="string">
            <text:p>DDC-552</text:p>
          </table:table-cell>
          <table:table-cell office:value-type="string">
            <text:p>SOLICITUD DE COTIZACION </text:p>
          </table:table-cell>
          <table:table-cell office:value-type="string">
            <text:p>TALLERES AUTORIZADOS S.A.</text:p>
          </table:table-cell>
          <table:table-cell table:number-columns-repeated="1019"/>
        </table:table-row>
        <table:table-row table:style-name="ro6">
          <table:table-cell table:style-name="ce3" office:value-type="date" office:date-value="2013-06-24">
            <text:p>24/06/13</text:p>
          </table:table-cell>
          <table:table-cell office:value-type="string">
            <text:p>MTTO-436-2013</text:p>
          </table:table-cell>
          <table:table-cell office:value-type="string">
            <text:p>USE-726</text:p>
          </table:table-cell>
          <table:table-cell office:value-type="string">
            <text:p>CAMBIO DE NEUMATICO Y REPARACION LLANTA </text:p>
          </table:table-cell>
          <table:table-cell office:value-type="string">
            <text:p>LLANTAS LA ESTACION</text:p>
          </table:table-cell>
          <table:table-cell table:number-columns-repeated="1019"/>
        </table:table-row>
        <table:table-row table:style-name="ro3">
          <table:table-cell table:style-name="ce3" office:value-type="date" office:date-value="2013-06-24">
            <text:p>24/06/13</text:p>
          </table:table-cell>
          <table:table-cell office:value-type="string">
            <text:p>AAM-69-2013-T1</text:p>
          </table:table-cell>
          <table:table-cell office:value-type="string">
            <text:p>SPK-307</text:p>
          </table:table-cell>
          <table:table-cell office:value-type="string">
            <text:p>CAMBIO PERILLA DEL TOMA FUERZA </text:p>
          </table:table-cell>
          <table:table-cell office:value-type="string">
            <text:p>MUELLES Y FRENOS PALMIRA</text:p>
          </table:table-cell>
          <table:table-cell office:value-type="float" office:value="21">
            <text:p>21</text:p>
          </table:table-cell>
          <table:table-cell table:number-columns-repeated="1018"/>
        </table:table-row>
        <table:table-row table:style-name="ro3">
          <table:table-cell table:style-name="ce3" office:value-type="date" office:date-value="2013-06-25">
            <text:p>25/06/13</text:p>
          </table:table-cell>
          <table:table-cell office:value-type="string">
            <text:p>AAM-123-2013-T4 </text:p>
          </table:table-cell>
          <table:table-cell office:value-type="string">
            <text:p>DDC-552</text:p>
          </table:table-cell>
          <table:table-cell office:value-type="string">
            <text:p>REPARACION MOTOR BLOWER DEL AIRE ACONDICIONADO </text:p>
          </table:table-cell>
          <table:table-cell office:value-type="string">
            <text:p>SERVIAIRE </text:p>
          </table:table-cell>
          <table:table-cell table:number-columns-repeated="1019"/>
        </table:table-row>
        <table:table-row table:style-name="ro6">
          <table:table-cell table:style-name="ce3" office:value-type="date" office:date-value="2013-06-25">
            <text:p>25/06/13</text:p>
          </table:table-cell>
          <table:table-cell office:value-type="string">
            <text:p>AAM-124-2013-T4</text:p>
          </table:table-cell>
          <table:table-cell office:value-type="string">
            <text:p>VZA-54C</text:p>
          </table:table-cell>
          <table:table-cell office:value-type="string">
            <text:p>RUTINA </text:p>
          </table:table-cell>
          <table:table-cell office:value-type="string">
            <text:p>SUMOTO S.A.</text:p>
          </table:table-cell>
          <table:table-cell table:number-columns-repeated="1019"/>
        </table:table-row>
        <table:table-row table:style-name="ro3">
          <table:table-cell table:style-name="ce3" office:value-type="date" office:date-value="2013-06-25">
            <text:p>25/06/13</text:p>
          </table:table-cell>
          <table:table-cell office:value-type="string">
            <text:p>AAM-73-2013-T5</text:p>
          </table:table-cell>
          <table:table-cell office:value-type="string">
            <text:p>KEY-151</text:p>
          </table:table-cell>
          <table:table-cell office:value-type="string">
            <text:p>REVISION DE LOS 5.000 KMS</text:p>
          </table:table-cell>
          <table:table-cell office:value-type="string">
            <text:p>TALLERES AUTORIZADOS S.A.</text:p>
          </table:table-cell>
          <table:table-cell office:value-type="float" office:value="33087927">
            <text:p>33087927</text:p>
          </table:table-cell>
          <table:table-cell table:number-columns-repeated="1018"/>
        </table:table-row>
        <table:table-row table:style-name="ro4">
          <table:table-cell table:style-name="ce3" office:value-type="date" office:date-value="2013-06-25">
            <text:p>25/06/13</text:p>
          </table:table-cell>
          <table:table-cell office:value-type="string">
            <text:p>AAM-97-2013-T3</text:p>
          </table:table-cell>
          <table:table-cell office:value-type="string">
            <text:p>DDB-894</text:p>
          </table:table-cell>
          <table:table-cell office:value-type="string">
            <text:p>REVISION EMBRAGUE POR GARANTIA </text:p>
          </table:table-cell>
          <table:table-cell office:value-type="string">
            <text:p>DISTRIBUIDORA NACIONAL DE EMBRAGUES</text:p>
          </table:table-cell>
          <table:table-cell office:value-type="float" office:value="183">
            <text:p>183</text:p>
          </table:table-cell>
          <table:table-cell table:number-columns-repeated="1018"/>
        </table:table-row>
        <table:table-row table:style-name="ro3">
          <table:table-cell table:style-name="ce3" office:value-type="date" office:date-value="2013-06-26">
            <text:p>26/06/13</text:p>
          </table:table-cell>
          <table:table-cell office:value-type="string">
            <text:p>AAM-127-2013-T4</text:p>
          </table:table-cell>
          <table:table-cell office:value-type="string">
            <text:p>KEX-384</text:p>
          </table:table-cell>
          <table:table-cell office:value-type="string">
            <text:p>SOLICITUD COTIZACION REVISION AIRE ACONDICIONADO</text:p>
          </table:table-cell>
          <table:table-cell office:value-type="string">
            <text:p>TALLERES AUTORIZADOS S.A.</text:p>
          </table:table-cell>
          <table:table-cell table:number-columns-repeated="1019"/>
        </table:table-row>
        <table:table-row table:style-name="ro4">
          <table:table-cell table:style-name="ce3" office:value-type="date" office:date-value="2013-06-26">
            <text:p>26/06/13</text:p>
          </table:table-cell>
          <table:table-cell office:value-type="string">
            <text:p>MTTO-439-2013</text:p>
          </table:table-cell>
          <table:table-cell office:value-type="string">
            <text:p>USE-726</text:p>
          </table:table-cell>
          <table:table-cell office:value-type="string">
            <text:p>CAMBIO DE NEUMATICO LLANTA DELANTERA DERECHA, SUMINISTRADO POR ALMACEN DEL CCO</text:p>
          </table:table-cell>
          <table:table-cell office:value-type="string">
            <text:p>LLANTAS LA ESTACION</text:p>
          </table:table-cell>
          <table:table-cell table:number-columns-repeated="1019"/>
        </table:table-row>
        <table:table-row table:style-name="ro3">
          <table:table-cell table:style-name="ce3" office:value-type="date" office:date-value="2013-06-27">
            <text:p>27/06/13</text:p>
          </table:table-cell>
          <table:table-cell office:value-type="string">
            <text:p>MTTO-440-2013</text:p>
          </table:table-cell>
          <table:table-cell office:value-type="string">
            <text:p>USE-825</text:p>
          </table:table-cell>
          <table:table-cell office:value-type="string">
            <text:p>INSTALACION Y MONTAJE LLANTA DE SEGUNDA SUMINISTRADA POR ALMACEN DEL CCO</text:p>
          </table:table-cell>
          <table:table-cell office:value-type="string">
            <text:p>ESTACION LAS PALMERAS</text:p>
          </table:table-cell>
          <table:table-cell table:number-columns-repeated="1019"/>
        </table:table-row>
        <table:table-row table:style-name="ro6">
          <table:table-cell table:style-name="ce3" office:value-type="date" office:date-value="2013-06-27">
            <text:p>27/06/13</text:p>
          </table:table-cell>
          <table:table-cell office:value-type="string">
            <text:p>MTTO-441-2013</text:p>
          </table:table-cell>
          <table:table-cell office:value-type="string">
            <text:p>USE-825</text:p>
          </table:table-cell>
          <table:table-cell office:value-type="string">
            <text:p>CORREGIR FUGA DE COMBUSTIBLE </text:p>
          </table:table-cell>
          <table:table-cell office:value-type="string">
            <text:p>NAVITRANS</text:p>
          </table:table-cell>
          <table:table-cell table:number-columns-repeated="1019"/>
        </table:table-row>
        <table:table-row table:style-name="ro3">
          <table:table-cell table:style-name="ce3" office:value-type="date" office:date-value="2013-06-27">
            <text:p>27/06/13</text:p>
          </table:table-cell>
          <table:table-cell office:value-type="string">
            <text:p>AAM-99-2013-T3</text:p>
          </table:table-cell>
          <table:table-cell office:value-type="string">
            <text:p>OQG-89B</text:p>
          </table:table-cell>
          <table:table-cell office:value-type="string">
            <text:p>INSTALACION LLANTA TRASERA SUMINISTRADA POR ALMACEN DEL CCO </text:p>
          </table:table-cell>
          <table:table-cell office:value-type="string">
            <text:p>SUMOTO S.A.</text:p>
          </table:table-cell>
          <table:table-cell table:number-columns-repeated="1019"/>
        </table:table-row>
        <table:table-row table:style-name="ro5">
          <table:table-cell table:style-name="ce3" office:value-type="date" office:date-value="2013-06-27">
            <text:p>27/06/13</text:p>
          </table:table-cell>
          <table:table-cell office:value-type="string">
            <text:p>AAM-90-2013-T6</text:p>
          </table:table-cell>
          <table:table-cell office:value-type="string">
            <text:p>OQG-84B</text:p>
          </table:table-cell>
          <table:table-cell office:value-type="string">
            <text:p>REVISION POR GARANTIA SEGUN ORDEN AAM-82-2013-T6, SE SIGUE QUEDANDO ACELERADA Y CORREGIR RUIDO ANORMAL MOTOR </text:p>
          </table:table-cell>
          <table:table-cell office:value-type="string">
            <text:p>SUMOTO S.A.</text:p>
          </table:table-cell>
          <table:table-cell table:number-columns-repeated="1019"/>
        </table:table-row>
        <table:table-row table:style-name="ro3">
          <table:table-cell table:style-name="ce3" office:value-type="date" office:date-value="2013-06-27">
            <text:p>27/06/13</text:p>
          </table:table-cell>
          <table:table-cell office:value-type="string">
            <text:p>MTTO-444-2013</text:p>
          </table:table-cell>
          <table:table-cell office:value-type="string">
            <text:p>DDA-206</text:p>
          </table:table-cell>
          <table:table-cell office:value-type="string">
            <text:p>REPARACION SEGUN COTIZACION 0021612</text:p>
          </table:table-cell>
          <table:table-cell office:value-type="string">
            <text:p>VIDRIOS Y ACCESORIOS </text:p>
          </table:table-cell>
          <table:table-cell table:number-columns-repeated="1019"/>
        </table:table-row>
        <table:table-row table:style-name="ro4">
          <table:table-cell table:style-name="ce3" office:value-type="date" office:date-value="2013-06-28">
            <text:p>28/06/13</text:p>
          </table:table-cell>
          <table:table-cell office:value-type="string">
            <text:p>AAM-110-2013-ATI-16</text:p>
          </table:table-cell>
          <table:table-cell office:value-type="string">
            <text:p>ATI-16</text:p>
          </table:table-cell>
          <table:table-cell office:value-type="string">
            <text:p>RUTINA, CAMBIO GUAYA VELOCIMETRO Y CAMBIO DE ESPEJO RETROVISOR, SEGUN ORDEN AAM-105-2013-ATI-16</text:p>
          </table:table-cell>
          <table:table-cell office:value-type="string">
            <text:p>SUMOTO S.A.</text:p>
          </table:table-cell>
          <table:table-cell table:number-columns-repeated="1019"/>
        </table:table-row>
        <table:table-row table:style-name="ro7">
          <table:table-cell table:style-name="ce3" office:value-type="date" office:date-value="2013-06-28">
            <text:p>28/06/13</text:p>
          </table:table-cell>
          <table:table-cell office:value-type="string">
            <text:p>AAM-111-2013-ATI-10</text:p>
          </table:table-cell>
          <table:table-cell office:value-type="string">
            <text:p>ATI-10</text:p>
          </table:table-cell>
          <table:table-cell office:value-type="string">
            <text:p>RUTINA, REVISAR POR GARANTIA FUNCIONAMIENTO DE LA PATA Y VERIFICAR RUTEO CABLEADO DE BATERIA, CORREGIR FUGA DE COMBUSTIBLE POR CARBURADOR CON LAVADO, REVISAR SISTEMA DE CARGA Y AJUSTAR PATA SELECTORA DE CAMBIOS </text:p>
          </table:table-cell>
          <table:table-cell office:value-type="string">
            <text:p>SUMOTO S.A.</text:p>
          </table:table-cell>
          <table:table-cell table:number-columns-repeated="1019"/>
        </table:table-row>
        <table:table-row table:style-name="ro5">
          <table:table-cell table:style-name="ce3" office:value-type="date" office:date-value="2013-06-28">
            <text:p>28/06/13</text:p>
          </table:table-cell>
          <table:table-cell office:value-type="string">
            <text:p>AAM-91-2013-T6</text:p>
          </table:table-cell>
          <table:table-cell office:value-type="string">
            <text:p>OQG-82B</text:p>
          </table:table-cell>
          <table:table-cell office:value-type="string">
            <text:p>SUMINISTRO E INSTALACION PALANCA DE CAMBIOS, CAMBIO SELLO EJE DEL PIÑON DE ARRASTRE Y REVISION EMPAQUE DE LA BOMBA DE ACEITE </text:p>
          </table:table-cell>
          <table:table-cell office:value-type="string">
            <text:p>SUMOTO S.A.</text:p>
          </table:table-cell>
          <table:table-cell table:number-columns-repeated="1019"/>
        </table:table-row>
        <table:table-row table:style-name="ro4">
          <table:table-cell table:style-name="ce3" office:value-type="date" office:date-value="2013-06-29">
            <text:p>29/06/13</text:p>
          </table:table-cell>
          <table:table-cell office:value-type="string">
            <text:p>AAM-112-2013-ATI-13</text:p>
          </table:table-cell>
          <table:table-cell office:value-type="string">
            <text:p>ATI-13</text:p>
          </table:table-cell>
          <table:table-cell office:value-type="string">
            <text:p>RUTINA, AJUSTAR TORNILLO DE EXOSTO Y REVISAR COMANDO IZQUIERDO DE LUCES DIRECCIONALES </text:p>
          </table:table-cell>
          <table:table-cell office:value-type="string">
            <text:p>SUMOTO S.A.</text:p>
          </table:table-cell>
          <table:table-cell table:number-columns-repeated="1019"/>
        </table:table-row>
        <table:table-row table:style-name="ro6">
          <table:table-cell table:style-name="ce3" office:value-type="date" office:date-value="2013-07-01">
            <text:p>01/07/13</text:p>
          </table:table-cell>
          <table:table-cell office:value-type="string">
            <text:p>MTTO-454-2013</text:p>
          </table:table-cell>
          <table:table-cell office:value-type="string">
            <text:p>DDA-206</text:p>
          </table:table-cell>
          <table:table-cell office:value-type="string">
            <text:p>DESPINCHAR LLANTA TRASERA LADO DERECHO </text:p>
          </table:table-cell>
          <table:table-cell office:value-type="string">
            <text:p>LLANTAS LA ESTACION</text:p>
          </table:table-cell>
          <table:table-cell table:number-columns-repeated="1019"/>
        </table:table-row>
        <table:table-row table:style-name="ro4">
          <table:table-cell table:style-name="ce3" office:value-type="date" office:date-value="2013-07-02">
            <text:p>02/07/13</text:p>
          </table:table-cell>
          <table:table-cell office:value-type="string">
            <text:p>AAM-113-2013-ATI-16</text:p>
          </table:table-cell>
          <table:table-cell office:value-type="string">
            <text:p>ATI-16</text:p>
          </table:table-cell>
          <table:table-cell office:value-type="string">
            <text:p>INSTALACION LLANTA TRASERA SUMINISTRADA POR ALMACEN DEL CCO Y CAMBIO DE BOMBILLO STOP TRASERO</text:p>
          </table:table-cell>
          <table:table-cell office:value-type="string">
            <text:p>SUMOTO S.A.</text:p>
          </table:table-cell>
          <table:table-cell table:number-columns-repeated="1019"/>
        </table:table-row>
        <table:table-row table:style-name="ro3">
          <table:table-cell table:style-name="ce3" office:value-type="date" office:date-value="2013-07-02">
            <text:p>02/07/13</text:p>
          </table:table-cell>
          <table:table-cell office:value-type="string">
            <text:p>AAM-114-2013-ATI-13</text:p>
          </table:table-cell>
          <table:table-cell office:value-type="string">
            <text:p>ATI-13</text:p>
          </table:table-cell>
          <table:table-cell office:value-type="string">
            <text:p>REVISION DIRECCIONALES, CORREGIR RUIDO ANORMAL MOTOR Y CORREGIR FUGA DE ACEITE </text:p>
          </table:table-cell>
          <table:table-cell office:value-type="string">
            <text:p>SUMOTO S.A.</text:p>
          </table:table-cell>
          <table:table-cell table:number-columns-repeated="1019"/>
        </table:table-row>
        <table:table-row table:style-name="ro3">
          <table:table-cell table:style-name="ce3" office:value-type="date" office:date-value="2013-07-02">
            <text:p>02/07/13</text:p>
          </table:table-cell>
          <table:table-cell office:value-type="string">
            <text:p>AAM-34-2013-GP</text:p>
          </table:table-cell>
          <table:table-cell office:value-type="string">
            <text:p>CJK-060</text:p>
          </table:table-cell>
          <table:table-cell office:value-type="string">
            <text:p>CORREGIR RUIDO ANORMAL TUBO DE SALIDA DEL SILENCIADOR </text:p>
          </table:table-cell>
          <table:table-cell office:value-type="string">
            <text:p>SUPER EXOSTOS </text:p>
          </table:table-cell>
          <table:table-cell table:number-columns-repeated="2"/>
          <table:table-cell office:value-type="float" office:value="3270">
            <text:p>3270</text:p>
          </table:table-cell>
          <table:table-cell table:number-columns-repeated="1016"/>
        </table:table-row>
        <table:table-row table:style-name="ro3">
          <table:table-cell table:style-name="ce3" office:value-type="date" office:date-value="2013-07-02">
            <text:p>02/07/13</text:p>
          </table:table-cell>
          <table:table-cell office:value-type="string">
            <text:p>MP-446-2013</text:p>
          </table:table-cell>
          <table:table-cell office:value-type="string">
            <text:p>RETRO 420E</text:p>
          </table:table-cell>
          <table:table-cell office:value-type="string">
            <text:p>INSTALACION DE LAS CUATRO LLANTAS, SUMINISTRADAS POR ALMACEN DEL CCO</text:p>
          </table:table-cell>
          <table:table-cell office:value-type="string">
            <text:p>COEXITO-OSCAR GARCIA </text:p>
          </table:table-cell>
          <table:table-cell/>
          <table:table-cell office:value-type="float" office:value="1090">
            <text:p>1090</text:p>
          </table:table-cell>
          <table:table-cell office:value-type="float" office:value="8724626">
            <text:p>8724626</text:p>
          </table:table-cell>
          <table:table-cell table:number-columns-repeated="1016"/>
        </table:table-row>
        <table:table-row table:style-name="ro3">
          <table:table-cell table:style-name="ce3" office:value-type="date" office:date-value="2013-07-02">
            <text:p>02/07/13</text:p>
          </table:table-cell>
          <table:table-cell office:value-type="string">
            <text:p>MTTO-447-2013</text:p>
          </table:table-cell>
          <table:table-cell office:value-type="string">
            <text:p>VIBROCOMPACTADOR DD24</text:p>
          </table:table-cell>
          <table:table-cell office:value-type="string">
            <text:p>REVISAR BOTON QUE ACTIVA LA VIBRACION </text:p>
          </table:table-cell>
          <table:table-cell office:value-type="string">
            <text:p>RENZO NIETO </text:p>
          </table:table-cell>
          <table:table-cell office:value-type="string">
            <text:p>0814 – VALOR $30.000</text:p>
          </table:table-cell>
          <table:table-cell table:number-columns-repeated="1018"/>
        </table:table-row>
        <table:table-row table:style-name="ro4">
          <table:table-cell table:style-name="ce3" office:value-type="date" office:date-value="2013-07-02">
            <text:p>02/07/13</text:p>
          </table:table-cell>
          <table:table-cell office:value-type="string">
            <text:p>AAM-101-2013-T3</text:p>
          </table:table-cell>
          <table:table-cell office:value-type="string">
            <text:p>OQG-87B</text:p>
          </table:table-cell>
          <table:table-cell office:value-type="string">
            <text:p>RUTINA, INSTALACION LLANTA TRASERA SUMINISTRADA POR ALMACEN DEL CCO Y REVISION KIT DE ARRASTRE </text:p>
          </table:table-cell>
          <table:table-cell office:value-type="string">
            <text:p>SUMOTO S.A.</text:p>
          </table:table-cell>
          <table:table-cell table:number-columns-repeated="1019"/>
        </table:table-row>
        <table:table-row table:style-name="ro3">
          <table:table-cell table:style-name="ce3" office:value-type="date" office:date-value="2013-07-02">
            <text:p>02/07/13</text:p>
          </table:table-cell>
          <table:table-cell office:value-type="string">
            <text:p>AAM-93-2013-T6</text:p>
          </table:table-cell>
          <table:table-cell office:value-type="string">
            <text:p>OQG-83B</text:p>
          </table:table-cell>
          <table:table-cell office:value-type="string">
            <text:p>INSTALACION LLANTA DELANTERA SUMINISTRADA POR ALMACEN DEL CCO</text:p>
          </table:table-cell>
          <table:table-cell office:value-type="string">
            <text:p>SUMOTO S.A.</text:p>
          </table:table-cell>
          <table:table-cell table:number-columns-repeated="1019"/>
        </table:table-row>
        <table:table-row table:style-name="ro3">
          <table:table-cell table:style-name="ce3" office:value-type="date" office:date-value="2013-07-02">
            <text:p>02/07/13</text:p>
          </table:table-cell>
          <table:table-cell office:value-type="string">
            <text:p>AAM-130-2013-T4</text:p>
          </table:table-cell>
          <table:table-cell office:value-type="string">
            <text:p>TLO-302</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6">
          <table:table-cell table:style-name="ce3" office:value-type="date" office:date-value="2013-07-02">
            <text:p>02/07/13</text:p>
          </table:table-cell>
          <table:table-cell office:value-type="string">
            <text:p>AAM-131-2013-T4</text:p>
          </table:table-cell>
          <table:table-cell office:value-type="string">
            <text:p>VZA-53C</text:p>
          </table:table-cell>
          <table:table-cell office:value-type="string">
            <text:p>RUTINA</text:p>
          </table:table-cell>
          <table:table-cell office:value-type="string">
            <text:p>SUMOTO S.A.</text:p>
          </table:table-cell>
          <table:table-cell table:number-columns-repeated="1019"/>
        </table:table-row>
        <table:table-row table:style-name="ro5">
          <table:table-cell table:style-name="ce3" office:value-type="date" office:date-value="2013-07-02">
            <text:p>02/07/13</text:p>
          </table:table-cell>
          <table:table-cell office:value-type="string">
            <text:p>AAM-132-2013-T4</text:p>
          </table:table-cell>
          <table:table-cell office:value-type="string">
            <text:p>SPK-951</text:p>
          </table:table-cell>
          <table:table-cell office:value-type="string">
            <text:p>CORREGIR FUGA POR CILINDRO DEL SOPORTE DEL PLANCHON LADO DERECHO Y VERIFICAR LINEABILIDAD DE LA BASE DEL CILINDRO LADO DERECHO QUE LEVANTA EL PLANCHON </text:p>
          </table:table-cell>
          <table:table-cell office:value-type="string">
            <text:p>REHIMAC </text:p>
          </table:table-cell>
          <table:table-cell table:style-name="ce17" office:value-type="string">
            <text:p>001-CV-REVISAR</text:p>
          </table:table-cell>
          <table:table-cell table:number-columns-repeated="1018"/>
        </table:table-row>
        <table:table-row table:style-name="ro3">
          <table:table-cell table:style-name="ce3" office:value-type="date" office:date-value="2013-07-02">
            <text:p>02/07/13</text:p>
          </table:table-cell>
          <table:table-cell office:value-type="string">
            <text:p>MTTO-451-2013</text:p>
          </table:table-cell>
          <table:table-cell office:value-type="string">
            <text:p>USA-468</text:p>
          </table:table-cell>
          <table:table-cell office:value-type="string">
            <text:p>DESPINCHAR LLANTA TRASERA INTERNA LADO DERECHO</text:p>
          </table:table-cell>
          <table:table-cell office:value-type="string">
            <text:p>ESTACION LAS PALMERAS</text:p>
          </table:table-cell>
          <table:table-cell table:number-columns-repeated="1019"/>
        </table:table-row>
        <table:table-row table:style-name="ro3">
          <table:table-cell table:style-name="ce3" office:value-type="date" office:date-value="2013-07-03">
            <text:p>03/07/13</text:p>
          </table:table-cell>
          <table:table-cell office:value-type="string">
            <text:p>MTTO-452-2013</text:p>
          </table:table-cell>
          <table:table-cell office:value-type="string">
            <text:p>CHR-086 </text:p>
          </table:table-cell>
          <table:table-cell office:value-type="string">
            <text:p>CORREGIR FUGA PARTE INFERIOR DEL RADIADOR </text:p>
          </table:table-cell>
          <table:table-cell office:value-type="string">
            <text:p>TECNIMARCANT</text:p>
          </table:table-cell>
          <table:table-cell office:value-type="string">
            <text:p>1106 – ANDRES</text:p>
            <text:p>BENAVIDES</text:p>
          </table:table-cell>
          <table:table-cell table:number-columns-repeated="1018"/>
        </table:table-row>
        <table:table-row table:style-name="ro6">
          <table:table-cell table:style-name="ce3" office:value-type="date" office:date-value="2013-07-03">
            <text:p>03/07/13</text:p>
          </table:table-cell>
          <table:table-cell office:value-type="string">
            <text:p>MTTO-453-2013</text:p>
          </table:table-cell>
          <table:table-cell office:value-type="string">
            <text:p>DDA-208</text:p>
          </table:table-cell>
          <table:table-cell office:value-type="string">
            <text:p>REVISION DE FRENO POR GARANTIA </text:p>
          </table:table-cell>
          <table:table-cell office:value-type="string">
            <text:p>FRENO PARTES</text:p>
          </table:table-cell>
          <table:table-cell office:value-type="string">
            <text:p>C 119 Y C 120</text:p>
          </table:table-cell>
          <table:table-cell table:number-columns-repeated="1018"/>
        </table:table-row>
        <table:table-row table:style-name="ro3">
          <table:table-cell table:style-name="ce3" office:value-type="date" office:date-value="2013-07-03">
            <text:p>03/07/13</text:p>
          </table:table-cell>
          <table:table-cell office:value-type="string">
            <text:p>AAM-71-2013-T1</text:p>
          </table:table-cell>
          <table:table-cell office:value-type="string">
            <text:p>RUH-98B</text:p>
          </table:table-cell>
          <table:table-cell office:value-type="string">
            <text:p>RUTINA Y CAMBIO DE 2 ESPEJOS RETROVISORES POR DESAJUSTE</text:p>
          </table:table-cell>
          <table:table-cell office:value-type="string">
            <text:p>SUMOTO S.A.</text:p>
          </table:table-cell>
          <table:table-cell table:number-columns-repeated="1019"/>
        </table:table-row>
        <table:table-row table:style-name="ro6">
          <table:table-cell table:style-name="ce3" office:value-type="date" office:date-value="2013-07-03">
            <text:p>03/07/13</text:p>
          </table:table-cell>
          <table:table-cell office:value-type="string">
            <text:p>AAM-72-2013-T1</text:p>
          </table:table-cell>
          <table:table-cell office:value-type="string">
            <text:p>RUI-01B</text:p>
          </table:table-cell>
          <table:table-cell office:value-type="string">
            <text:p>RUTINA Y SE AHOGA (SINCRONIZAR)</text:p>
          </table:table-cell>
          <table:table-cell office:value-type="string">
            <text:p>SUMOTO S.A.</text:p>
          </table:table-cell>
          <table:table-cell table:number-columns-repeated="1019"/>
        </table:table-row>
        <table:table-row table:style-name="ro4">
          <table:table-cell table:style-name="ce3" office:value-type="date" office:date-value="2013-07-04">
            <text:p>04/07/13</text:p>
          </table:table-cell>
          <table:table-cell office:value-type="string">
            <text:p>MTTO-456-2013</text:p>
          </table:table-cell>
          <table:table-cell office:value-type="string">
            <text:p>BOMBA DE ALTA <text:s/>HIDRO No. 1</text:p>
          </table:table-cell>
          <table:table-cell office:value-type="string">
            <text:p>VERIFICAR VALVULA DE PRESION DE LA BOMBA DE ALTA Y CORREGIR FUGA DE ACEITE DE LA BOMBA DE ALTA </text:p>
          </table:table-cell>
          <table:table-cell office:value-type="string">
            <text:p>REHIMAC </text:p>
          </table:table-cell>
          <table:table-cell table:number-columns-repeated="1019"/>
        </table:table-row>
        <table:table-row table:style-name="ro3">
          <table:table-cell table:style-name="ce3" office:value-type="date" office:date-value="2013-07-04">
            <text:p>04/07/13</text:p>
          </table:table-cell>
          <table:table-cell office:value-type="string">
            <text:p>MTTO-457-2013</text:p>
          </table:table-cell>
          <table:table-cell office:value-type="string">
            <text:p>KUK-382</text:p>
          </table:table-cell>
          <table:table-cell office:value-type="string">
            <text:p>CORREGIR FUGA DE AIRE </text:p>
          </table:table-cell>
          <table:table-cell office:value-type="string">
            <text:p>MUELLES Y FRENOS PALMIRA</text:p>
          </table:table-cell>
          <table:table-cell table:number-columns-repeated="1019"/>
        </table:table-row>
        <table:table-row table:style-name="ro3">
          <table:table-cell table:style-name="ce3" office:value-type="date" office:date-value="2013-07-04">
            <text:p>04/07/13</text:p>
          </table:table-cell>
          <table:table-cell office:value-type="string">
            <text:p>AAM-74-2013-T5</text:p>
          </table:table-cell>
          <table:table-cell office:value-type="string">
            <text:p>KEW-951</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6">
          <table:table-cell table:style-name="ce3" office:value-type="date" office:date-value="2013-07-04">
            <text:p>04/07/13</text:p>
          </table:table-cell>
          <table:table-cell office:value-type="string">
            <text:p>AAM-75-2013-T5</text:p>
          </table:table-cell>
          <table:table-cell office:value-type="string">
            <text:p>EYB-68C</text:p>
          </table:table-cell>
          <table:table-cell office:value-type="string">
            <text:p>RUTINA Y REVISION TECNOMECANICA</text:p>
          </table:table-cell>
          <table:table-cell office:value-type="string">
            <text:p>SUMOTO S.A.</text:p>
          </table:table-cell>
          <table:table-cell table:number-columns-repeated="1019"/>
        </table:table-row>
        <table:table-row table:style-name="ro6">
          <table:table-cell table:style-name="ce3" office:value-type="date" office:date-value="2013-07-04">
            <text:p>04/07/13</text:p>
          </table:table-cell>
          <table:table-cell office:value-type="string">
            <text:p>AAM-76-2013-T5</text:p>
          </table:table-cell>
          <table:table-cell office:value-type="string">
            <text:p>EYB-69C</text:p>
          </table:table-cell>
          <table:table-cell office:value-type="string">
            <text:p>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07-04">
            <text:p>04/07/13</text:p>
          </table:table-cell>
          <table:table-cell office:value-type="string">
            <text:p>MTTO-458-2013</text:p>
          </table:table-cell>
          <table:table-cell office:value-type="string">
            <text:p>SMW-559</text:p>
          </table:table-cell>
          <table:table-cell office:value-type="string">
            <text:p>REVISAR SISTEMA DE REFRIGERACION</text:p>
          </table:table-cell>
          <table:table-cell office:value-type="string">
            <text:p>KENWORTH DE LA MONTAÑA</text:p>
          </table:table-cell>
          <table:table-cell office:value-type="float" office:value="20">
            <text:p>20</text:p>
          </table:table-cell>
          <table:table-cell table:number-columns-repeated="1018"/>
        </table:table-row>
        <table:table-row table:style-name="ro3">
          <table:table-cell table:style-name="ce3" office:value-type="date" office:date-value="2013-07-04">
            <text:p>04/07/13</text:p>
          </table:table-cell>
          <table:table-cell office:value-type="string">
            <text:p>AAM-103-2013-T3</text:p>
          </table:table-cell>
          <table:table-cell office:value-type="string">
            <text:p>USE-392 </text:p>
          </table:table-cell>
          <table:table-cell office:value-type="string">
            <text:p>DESPINCHAR LLANTA TRASERA EXTERNA LADO DERECHO <text:s text:c="3"/></text:p>
          </table:table-cell>
          <table:table-cell office:value-type="string">
            <text:p>COEXITO-OSCAR GARCIA </text:p>
          </table:table-cell>
          <table:table-cell office:value-type="float" office:value="712757">
            <text:p>712757</text:p>
          </table:table-cell>
          <table:table-cell/>
          <table:table-cell office:value-type="float" office:value="8724586">
            <text:p>8724586</text:p>
          </table:table-cell>
          <table:table-cell table:number-columns-repeated="1016"/>
        </table:table-row>
        <table:table-row table:style-name="ro4">
          <table:table-cell table:style-name="ce3" office:value-type="date" office:date-value="2013-07-05">
            <text:p>05/07/13</text:p>
          </table:table-cell>
          <table:table-cell office:value-type="string">
            <text:p>MTTO-459-2013</text:p>
          </table:table-cell>
          <table:table-cell office:value-type="string">
            <text:p>KUK-380</text:p>
          </table:table-cell>
          <table:table-cell office:value-type="string">
            <text:p>SUMINISTRO E INSTALACION DE 6 LLANTAS 7.5 R16 (INCLUYE MONTAJE, BALANCEO, MARCACION Y ALINEACION DE LA DIRECCION DELANTERA)</text:p>
          </table:table-cell>
          <table:table-cell office:value-type="string">
            <text:p>CAR &amp; CO</text:p>
          </table:table-cell>
          <table:table-cell table:number-columns-repeated="1019"/>
        </table:table-row>
        <table:table-row table:style-name="ro3">
          <table:table-cell table:style-name="ce3" office:value-type="date" office:date-value="2013-07-05">
            <text:p>05/07/13</text:p>
          </table:table-cell>
          <table:table-cell office:value-type="string">
            <text:p>AAM-116-2013-ATI-16</text:p>
          </table:table-cell>
          <table:table-cell office:value-type="string">
            <text:p>ATI-16</text:p>
          </table:table-cell>
          <table:table-cell office:value-type="string">
            <text:p>REVISION DIRECCIONALES</text:p>
          </table:table-cell>
          <table:table-cell office:value-type="string">
            <text:p>SUMOTO S.A.</text:p>
          </table:table-cell>
          <table:table-cell table:number-columns-repeated="1019"/>
        </table:table-row>
        <table:table-row table:style-name="ro3">
          <table:table-cell table:style-name="ce3" office:value-type="date" office:date-value="2013-07-05">
            <text:p>05/07/13</text:p>
          </table:table-cell>
          <table:table-cell office:value-type="string">
            <text:p>AAM-133-2013-T4</text:p>
          </table:table-cell>
          <table:table-cell office:value-type="string">
            <text:p>SPK-951</text:p>
          </table:table-cell>
          <table:table-cell office:value-type="string">
            <text:p>REVISION LUCES DELANTERAS Y TRASERAS, SE FUNDEN CONSTANTEMENTE</text:p>
          </table:table-cell>
          <table:table-cell office:value-type="string">
            <text:p>AUTOPACIFICO</text:p>
          </table:table-cell>
          <table:table-cell office:value-type="float" office:value="9939">
            <text:p>9939</text:p>
          </table:table-cell>
          <table:table-cell table:number-columns-repeated="1018"/>
        </table:table-row>
        <table:table-row table:style-name="ro3">
          <table:table-cell table:style-name="ce3" office:value-type="date" office:date-value="2013-07-05">
            <text:p>05/07/13</text:p>
          </table:table-cell>
          <table:table-cell office:value-type="string">
            <text:p>MTTO-460-2013</text:p>
          </table:table-cell>
          <table:table-cell office:value-type="string">
            <text:p>SMW-559</text:p>
          </table:table-cell>
          <table:table-cell office:value-type="string">
            <text:p>INSTALACION BIGAS DE MADERA AL CHASIS</text:p>
          </table:table-cell>
          <table:table-cell office:value-type="string">
            <text:p>MUELLES Y FRENOS PALMIRA</text:p>
          </table:table-cell>
          <table:table-cell office:value-type="float" office:value="22">
            <text:p>22</text:p>
          </table:table-cell>
          <table:table-cell table:number-columns-repeated="1018"/>
        </table:table-row>
        <table:table-row table:style-name="ro3">
          <table:table-cell table:style-name="ce3" office:value-type="date" office:date-value="2013-07-05">
            <text:p>05/07/13</text:p>
          </table:table-cell>
          <table:table-cell office:value-type="string">
            <text:p>MTTO-462-2013</text:p>
          </table:table-cell>
          <table:table-cell office:value-type="string">
            <text:p>CHR-086 </text:p>
          </table:table-cell>
          <table:table-cell office:value-type="string">
            <text:p>DESPINCHAR LLANTA DE REPUESTO </text:p>
          </table:table-cell>
          <table:table-cell office:value-type="string">
            <text:p>ESTACION LAS PALMERAS</text:p>
          </table:table-cell>
          <table:table-cell table:number-columns-repeated="1019"/>
        </table:table-row>
        <table:table-row table:style-name="ro3">
          <table:table-cell table:style-name="ce3" office:value-type="date" office:date-value="2013-07-05">
            <text:p>05/07/13</text:p>
          </table:table-cell>
          <table:table-cell office:value-type="string">
            <text:p>MTTO-463-2013</text:p>
          </table:table-cell>
          <table:table-cell office:value-type="string">
            <text:p>KUK-382</text:p>
          </table:table-cell>
          <table:table-cell office:value-type="string">
            <text:p>ROTACION LLANTAS TRASERAS </text:p>
          </table:table-cell>
          <table:table-cell office:value-type="string">
            <text:p>COEXITO-OSCAR GARCIA </text:p>
          </table:table-cell>
          <table:table-cell table:number-columns-repeated="2"/>
          <table:table-cell office:value-type="float" office:value="8724585">
            <text:p>8724585</text:p>
          </table:table-cell>
          <table:table-cell table:number-columns-repeated="1016"/>
        </table:table-row>
        <table:table-row table:style-name="ro3">
          <table:table-cell table:style-name="ce3" office:value-type="date" office:date-value="2013-07-05">
            <text:p>05/07/13</text:p>
          </table:table-cell>
          <table:table-cell office:value-type="string">
            <text:p>MTTO-467-2013</text:p>
          </table:table-cell>
          <table:table-cell office:value-type="string">
            <text:p>KUK-381</text:p>
          </table:table-cell>
          <table:table-cell office:value-type="string">
            <text:p>DESPINCHAR LLANTA TRASERA INTERNA LADO DERECHO</text:p>
          </table:table-cell>
          <table:table-cell office:value-type="string">
            <text:p>ESTACION LAS PALMERAS</text:p>
          </table:table-cell>
          <table:table-cell table:number-columns-repeated="1019"/>
        </table:table-row>
        <table:table-row table:style-name="ro3">
          <table:table-cell table:style-name="ce3" office:value-type="date" office:date-value="2013-07-06">
            <text:p>06/07/13</text:p>
          </table:table-cell>
          <table:table-cell office:value-type="string">
            <text:p>MTTO-468-2013</text:p>
          </table:table-cell>
          <table:table-cell office:value-type="string">
            <text:p>CORTADORA DE LADRILLO ELECTRICA </text:p>
          </table:table-cell>
          <table:table-cell office:value-type="string">
            <text:p>CAMBIO DE RODAMIENTOS BASE CUCHILLA </text:p>
          </table:table-cell>
          <table:table-cell office:value-type="string">
            <text:p>HERMAR</text:p>
          </table:table-cell>
          <table:table-cell office:value-type="float" office:value="426">
            <text:p>426</text:p>
          </table:table-cell>
          <table:table-cell table:number-columns-repeated="1018"/>
        </table:table-row>
        <table:table-row table:style-name="ro3">
          <table:table-cell table:style-name="ce3" office:value-type="date" office:date-value="2013-07-08">
            <text:p>08/07/13</text:p>
          </table:table-cell>
          <table:table-cell office:value-type="string">
            <text:p>AAM-117-2013-ATI-16</text:p>
          </table:table-cell>
          <table:table-cell office:value-type="string">
            <text:p>ATI-16</text:p>
          </table:table-cell>
          <table:table-cell office:value-type="string">
            <text:p>RUTINA Y PRESENTA CONSUMO DE ACEITE</text:p>
          </table:table-cell>
          <table:table-cell office:value-type="string">
            <text:p>SUMOTO S.A.</text:p>
          </table:table-cell>
          <table:table-cell table:number-columns-repeated="1019"/>
        </table:table-row>
        <table:table-row table:style-name="ro3">
          <table:table-cell table:style-name="ce3" office:value-type="date" office:date-value="2013-07-08">
            <text:p>08/07/13</text:p>
          </table:table-cell>
          <table:table-cell office:value-type="string">
            <text:p>AAM-118-2013-ATI-13</text:p>
          </table:table-cell>
          <table:table-cell office:value-type="string">
            <text:p>ATI-13</text:p>
          </table:table-cell>
          <table:table-cell office:value-type="string">
            <text:p>REVISION FRENOS DELANTEROS </text:p>
          </table:table-cell>
          <table:table-cell office:value-type="string">
            <text:p>SUMOTO S.A.</text:p>
          </table:table-cell>
          <table:table-cell table:number-columns-repeated="1019"/>
        </table:table-row>
        <table:table-row table:style-name="ro3">
          <table:table-cell table:style-name="ce3" office:value-type="date" office:date-value="2013-07-08">
            <text:p>08/07/13</text:p>
          </table:table-cell>
          <table:table-cell office:value-type="string">
            <text:p>MTTO-471-2013</text:p>
          </table:table-cell>
          <table:table-cell office:value-type="string">
            <text:p>KUK-381</text:p>
          </table:table-cell>
          <table:table-cell office:value-type="string">
            <text:p>DESPINCHAR LLANTA TRASERA EXTERNA LADO IZQUIERDO</text:p>
          </table:table-cell>
          <table:table-cell office:value-type="string">
            <text:p>ESTACION LAS PALMERAS</text:p>
          </table:table-cell>
          <table:table-cell table:number-columns-repeated="1019"/>
        </table:table-row>
        <table:table-row table:style-name="ro3">
          <table:table-cell table:style-name="ce3" office:value-type="date" office:date-value="2013-07-08">
            <text:p>08/07/13</text:p>
          </table:table-cell>
          <table:table-cell office:value-type="string">
            <text:p>MTTO-472-2013</text:p>
          </table:table-cell>
          <table:table-cell office:value-type="string">
            <text:p>USE-726</text:p>
          </table:table-cell>
          <table:table-cell office:value-type="string">
            <text:p>ROTACION LLANTAS, ALINEACION DIRECCION Y BALANCEO RUEDAS DELANTERAS</text:p>
          </table:table-cell>
          <table:table-cell office:value-type="string">
            <text:p>LLANTAS LA ESTACION</text:p>
          </table:table-cell>
          <table:table-cell table:number-columns-repeated="1019"/>
        </table:table-row>
        <table:table-row table:style-name="ro6">
          <table:table-cell table:style-name="ce3" office:value-type="date" office:date-value="2013-07-08">
            <text:p>08/07/13</text:p>
          </table:table-cell>
          <table:table-cell office:value-type="string">
            <text:p>AAM-134-2013-T4</text:p>
          </table:table-cell>
          <table:table-cell office:value-type="string">
            <text:p>SPK-951</text:p>
          </table:table-cell>
          <table:table-cell office:value-type="string">
            <text:p>ACONDICIONAR SOPORTE BATERIA </text:p>
          </table:table-cell>
          <table:table-cell office:value-type="string">
            <text:p>HERMAR</text:p>
          </table:table-cell>
          <table:table-cell office:value-type="float" office:value="440">
            <text:p>440</text:p>
          </table:table-cell>
          <table:table-cell table:number-columns-repeated="1018"/>
        </table:table-row>
        <table:table-row table:style-name="ro3">
          <table:table-cell table:style-name="ce3" office:value-type="date" office:date-value="2013-07-08">
            <text:p>08/07/13</text:p>
          </table:table-cell>
          <table:table-cell office:value-type="string">
            <text:p>AAM-119-2013-ATI-12</text:p>
          </table:table-cell>
          <table:table-cell office:value-type="string">
            <text:p>ATI-12</text:p>
          </table:table-cell>
          <table:table-cell office:value-type="string">
            <text:p>REVISAR SISTEMA DE ENCENDIDO, NO PRENDE </text:p>
          </table:table-cell>
          <table:table-cell office:value-type="string">
            <text:p>SUMOTO S.A.</text:p>
          </table:table-cell>
          <table:table-cell table:number-columns-repeated="1019"/>
        </table:table-row>
        <table:table-row table:style-name="ro4">
          <table:table-cell table:style-name="ce3" office:value-type="date" office:date-value="2013-07-08">
            <text:p>08/07/13</text:p>
          </table:table-cell>
          <table:table-cell office:value-type="string">
            <text:p>AAM-94-2013-T6</text:p>
          </table:table-cell>
          <table:table-cell office:value-type="string">
            <text:p>OQG-83B</text:p>
          </table:table-cell>
          <table:table-cell office:value-type="string">
            <text:p>RUTINA, REVISAR LLAVE DE PASO, NO FUCIONA LA RESERVA Y CAMBIO DE MANGUERA DE NEOFRENO</text:p>
          </table:table-cell>
          <table:table-cell office:value-type="string">
            <text:p>SUMOTO S.A.</text:p>
          </table:table-cell>
          <table:table-cell table:number-columns-repeated="1019"/>
        </table:table-row>
        <table:table-row table:style-name="ro3">
          <table:table-cell table:style-name="ce3" office:value-type="date" office:date-value="2013-07-08">
            <text:p>08/07/13</text:p>
          </table:table-cell>
          <table:table-cell office:value-type="string">
            <text:p>AAM-23-2013-IF</text:p>
          </table:table-cell>
          <table:table-cell office:value-type="string">
            <text:p>DDA-211</text:p>
          </table:table-cell>
          <table:table-cell office:value-type="string">
            <text:p>LAVADO GENERAL</text:p>
          </table:table-cell>
          <table:table-cell office:value-type="string">
            <text:p>ESTACION LAS PALMERAS</text:p>
          </table:table-cell>
          <table:table-cell table:number-columns-repeated="1019"/>
        </table:table-row>
        <table:table-row table:style-name="ro5">
          <table:table-cell table:style-name="ce3" office:value-type="date" office:date-value="2013-07-09">
            <text:p>09/07/13</text:p>
          </table:table-cell>
          <table:table-cell office:value-type="string">
            <text:p>AAM-75-2013-T1</text:p>
          </table:table-cell>
          <table:table-cell office:value-type="string">
            <text:p>SPK-307</text:p>
          </table:table-cell>
          <table:table-cell office:value-type="string">
            <text:p>CORREGIR FUGA POR BASE DE SALIDA DE CALEFACCION EN EL BLOQUE, SEGUN INDICACION DEL CONDUCTOR Y REVISAR LLANTA TRASERA INTERNA LADO DERECHO POR GARANTIA </text:p>
          </table:table-cell>
          <table:table-cell office:value-type="string">
            <text:p>AUTOPACIFICO</text:p>
          </table:table-cell>
          <table:table-cell office:value-type="float" office:value="8875">
            <text:p>8875</text:p>
          </table:table-cell>
          <table:table-cell table:number-columns-repeated="1018"/>
        </table:table-row>
        <table:table-row table:style-name="ro3">
          <table:table-cell table:style-name="ce3" office:value-type="date" office:date-value="2013-07-09">
            <text:p>09/07/13</text:p>
          </table:table-cell>
          <table:table-cell office:value-type="string">
            <text:p>AAM-96-2013-T6</text:p>
          </table:table-cell>
          <table:table-cell office:value-type="string">
            <text:p>SMO-129</text:p>
          </table:table-cell>
          <table:table-cell office:value-type="string">
            <text:p>CORREGIR FUGA POR RACOR </text:p>
          </table:table-cell>
          <table:table-cell office:value-type="string">
            <text:p>REHIMAC </text:p>
          </table:table-cell>
          <table:table-cell office:value-type="string">
            <text:p>YA TIENE ORDEN </text:p>
          </table:table-cell>
          <table:table-cell table:number-columns-repeated="1018"/>
        </table:table-row>
        <table:table-row table:style-name="ro5">
          <table:table-cell table:style-name="ce3" office:value-type="date" office:date-value="2013-07-09">
            <text:p>09/07/13</text:p>
          </table:table-cell>
          <table:table-cell office:value-type="string">
            <text:p>MTTO-477-2013</text:p>
          </table:table-cell>
          <table:table-cell office:value-type="string">
            <text:p>USE-726</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7-09">
            <text:p>09/07/13</text:p>
          </table:table-cell>
          <table:table-cell office:value-type="string">
            <text:p>AAM-120-2013-ATI-16</text:p>
          </table:table-cell>
          <table:table-cell office:value-type="string">
            <text:p>ATI-16</text:p>
          </table:table-cell>
          <table:table-cell office:value-type="string">
            <text:p>REVISAR SISTEMA DE ENCENDIDO <text:s text:c="3"/></text:p>
          </table:table-cell>
          <table:table-cell office:value-type="string">
            <text:p>SUMOTO S.A.</text:p>
          </table:table-cell>
          <table:table-cell table:number-columns-repeated="1019"/>
        </table:table-row>
        <table:table-row table:style-name="ro3">
          <table:table-cell table:style-name="ce3" office:value-type="date" office:date-value="2013-07-10">
            <text:p>10/07/13</text:p>
          </table:table-cell>
          <table:table-cell office:value-type="string">
            <text:p>AAM-121-2013-ATI-12</text:p>
          </table:table-cell>
          <table:table-cell office:value-type="string">
            <text:p>ATI-12</text:p>
          </table:table-cell>
          <table:table-cell office:value-type="string">
            <text:p>RUTINA Y REVISION FAROLA DELANTERA</text:p>
          </table:table-cell>
          <table:table-cell office:value-type="string">
            <text:p>SUMOTO S.A.</text:p>
          </table:table-cell>
          <table:table-cell table:number-columns-repeated="1019"/>
        </table:table-row>
        <table:table-row table:style-name="ro8">
          <table:table-cell table:style-name="ce3" office:value-type="date" office:date-value="2013-07-10">
            <text:p>10/07/13</text:p>
          </table:table-cell>
          <table:table-cell office:value-type="string">
            <text:p>AAM-123-2013-T2</text:p>
          </table:table-cell>
          <table:table-cell office:value-type="string">
            <text:p>EYB-65C</text:p>
          </table:table-cell>
          <table:table-cell office:value-type="string">
            <text:p>RUTINA, REVISAR SISTEMA DE ENCENDIDO, REVISAR BOMBILLO INDICADOR DE LUCES ALTAS, AJUSTAR TORNILLERIA, VERIFICAR FUNCIONAMIENTO DEL MONOSHOCK Y AJUSTE Y LUBRICACION DE LA PATA </text:p>
          </table:table-cell>
          <table:table-cell office:value-type="string">
            <text:p>SUMOTO S.A.</text:p>
          </table:table-cell>
          <table:table-cell table:number-columns-repeated="1019"/>
        </table:table-row>
        <table:table-row table:style-name="ro3">
          <table:table-cell table:style-name="ce3" office:value-type="date" office:date-value="2013-07-10">
            <text:p>10/07/13</text:p>
          </table:table-cell>
          <table:table-cell office:value-type="string">
            <text:p>AAM-97-2013-T6</text:p>
          </table:table-cell>
          <table:table-cell office:value-type="string">
            <text:p>DDB-888</text:p>
          </table:table-cell>
          <table:table-cell office:value-type="string">
            <text:p>REVISAR SISTEMA DE CARGA </text:p>
          </table:table-cell>
          <table:table-cell office:value-type="string">
            <text:p>COEXITO-OSCAR GARCIA </text:p>
          </table:table-cell>
          <table:table-cell office:value-type="float" office:value="100701">
            <text:p>100701</text:p>
          </table:table-cell>
          <table:table-cell table:number-columns-repeated="1018"/>
        </table:table-row>
        <table:table-row table:style-name="ro3">
          <table:table-cell table:style-name="ce3" office:value-type="date" office:date-value="2013-07-10">
            <text:p>10/07/13</text:p>
          </table:table-cell>
          <table:table-cell office:value-type="string">
            <text:p>AAM-136-2013-T4</text:p>
          </table:table-cell>
          <table:table-cell office:value-type="string">
            <text:p>SPK-951</text:p>
          </table:table-cell>
          <table:table-cell office:value-type="string">
            <text:p>CONDONAR CILINDROS HIDRAULICOS DE LA SUFRIDERA </text:p>
          </table:table-cell>
          <table:table-cell office:value-type="string">
            <text:p>HERMAR </text:p>
          </table:table-cell>
          <table:table-cell office:value-type="float" office:value="428">
            <text:p>428</text:p>
          </table:table-cell>
          <table:table-cell table:number-columns-repeated="1018"/>
        </table:table-row>
        <table:table-row table:style-name="ro6">
          <table:table-cell table:style-name="ce3" office:value-type="date" office:date-value="2013-07-10">
            <text:p>10/07/13</text:p>
          </table:table-cell>
          <table:table-cell office:value-type="string">
            <text:p>AAM-77-2013-T5</text:p>
          </table:table-cell>
          <table:table-cell office:value-type="string">
            <text:p>EYB-70C</text:p>
          </table:table-cell>
          <table:table-cell office:value-type="string">
            <text:p>RUTINA Y REVISION TECNOMECANICA</text:p>
          </table:table-cell>
          <table:table-cell office:value-type="string">
            <text:p>SUMOTO S.A.</text:p>
          </table:table-cell>
          <table:table-cell table:number-columns-repeated="1019"/>
        </table:table-row>
        <table:table-row table:style-name="ro5">
          <table:table-cell table:style-name="ce3" office:value-type="date" office:date-value="2013-07-11">
            <text:p>11/07/13</text:p>
          </table:table-cell>
          <table:table-cell office:value-type="string">
            <text:p>AAM-122-2013-ATI-13</text:p>
          </table:table-cell>
          <table:table-cell office:value-type="string">
            <text:p>ATI-13</text:p>
          </table:table-cell>
          <table:table-cell office:value-type="string">
            <text:p>RUTINA, INSTALACION LLANTA DELANTERA SUMINISTRADA POR ALMACEN DEL CCO, REVISION GUAYA DEL EMBRAGUE Y REVISION FRENOS DELANTEROS </text:p>
          </table:table-cell>
          <table:table-cell office:value-type="string">
            <text:p>SUMOTO S.A.</text:p>
          </table:table-cell>
          <table:table-cell table:number-columns-repeated="1019"/>
        </table:table-row>
        <table:table-row table:style-name="ro5">
          <table:table-cell table:style-name="ce3" office:value-type="date" office:date-value="2013-07-11">
            <text:p>11/07/13</text:p>
          </table:table-cell>
          <table:table-cell office:value-type="string">
            <text:p>AAM-25-2013-IF</text:p>
          </table:table-cell>
          <table:table-cell office:value-type="string">
            <text:p>CJJ-578</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6">
          <table:table-cell table:style-name="ce3" office:value-type="date" office:date-value="2013-07-11">
            <text:p>11/07/13</text:p>
          </table:table-cell>
          <table:table-cell office:value-type="string">
            <text:p>AAM-26-2013-IF</text:p>
          </table:table-cell>
          <table:table-cell office:value-type="string">
            <text:p>CJJ-578</text:p>
          </table:table-cell>
          <table:table-cell office:value-type="string">
            <text:p>REVISAR SUSPENSION DELANTERA Y TRASERA </text:p>
          </table:table-cell>
          <table:table-cell office:value-type="string">
            <text:p>FRENO PARTES</text:p>
          </table:table-cell>
          <table:table-cell office:value-type="string">
            <text:p>C 117 Y 118</text:p>
          </table:table-cell>
          <table:table-cell table:number-columns-repeated="1018"/>
        </table:table-row>
        <table:table-row table:style-name="ro3">
          <table:table-cell table:style-name="ce3" office:value-type="date" office:date-value="2013-07-12">
            <text:p>12/07/13</text:p>
          </table:table-cell>
          <table:table-cell office:value-type="string">
            <text:p>AAM-139-2013-T4</text:p>
          </table:table-cell>
          <table:table-cell office:value-type="string">
            <text:p>KEX-384</text:p>
          </table:table-cell>
          <table:table-cell office:value-type="string">
            <text:p>SUMINISTRO E INSTALACION COMPRESOR DEL AIRE ACONDICIONADO</text:p>
          </table:table-cell>
          <table:table-cell office:value-type="string">
            <text:p>ALISTAMIENTOS OCAMPO</text:p>
          </table:table-cell>
          <table:table-cell office:value-type="string">
            <text:p>0552 Y 0553</text:p>
          </table:table-cell>
          <table:table-cell table:number-columns-repeated="1018"/>
        </table:table-row>
        <table:table-row table:style-name="ro3">
          <table:table-cell table:style-name="ce3" office:value-type="date" office:date-value="2013-07-12">
            <text:p>12/07/13</text:p>
          </table:table-cell>
          <table:table-cell office:value-type="string">
            <text:p>AAM-26-2013-GS</text:p>
          </table:table-cell>
          <table:table-cell office:value-type="string">
            <text:p>CJC-369</text:p>
          </table:table-cell>
          <table:table-cell office:value-type="string">
            <text:p>MONTAJE DE LLANTAS, ALINEACION DIRECCION, MARCACION Y BALANCEO DE RUEDAS </text:p>
          </table:table-cell>
          <table:table-cell office:value-type="string">
            <text:p>CAR &amp; CO</text:p>
          </table:table-cell>
          <table:table-cell table:number-columns-repeated="1019"/>
        </table:table-row>
        <table:table-row table:style-name="ro3">
          <table:table-cell table:style-name="ce3" office:value-type="date" office:date-value="2013-07-12">
            <text:p>12/07/13</text:p>
          </table:table-cell>
          <table:table-cell office:value-type="string">
            <text:p>AAM-76-2013-T1</text:p>
          </table:table-cell>
          <table:table-cell office:value-type="string">
            <text:p>RUH-99B</text:p>
          </table:table-cell>
          <table:table-cell office:value-type="string">
            <text:p>RUTINA Y CORREGIR FUGA PARTE SUPERIOR POR CABEZA DE FUERZA </text:p>
          </table:table-cell>
          <table:table-cell office:value-type="string">
            <text:p>SUMOTO S.A.</text:p>
          </table:table-cell>
          <table:table-cell table:number-columns-repeated="1019"/>
        </table:table-row>
        <table:table-row table:style-name="ro5">
          <table:table-cell table:style-name="ce3" office:value-type="date" office:date-value="2013-07-12">
            <text:p>12/07/13</text:p>
          </table:table-cell>
          <table:table-cell office:value-type="string">
            <text:p>AAM-27-2013-GS</text:p>
          </table:table-cell>
          <table:table-cell office:value-type="string">
            <text:p>CJC-369</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4">
          <table:table-cell table:style-name="ce3" office:value-type="date" office:date-value="2013-07-12">
            <text:p>12/07/13</text:p>
          </table:table-cell>
          <table:table-cell office:value-type="string">
            <text:p>AAM-15-2013-PJ</text:p>
          </table:table-cell>
          <table:table-cell office:value-type="string">
            <text:p>DDA-222</text:p>
          </table:table-cell>
          <table:table-cell office:value-type="string">
            <text:p>ESCANEAR VEHICULO POR CODIGO SENSOR ACELERADO</text:p>
          </table:table-cell>
          <table:table-cell office:value-type="string">
            <text:p>AUTOPACIFICO</text:p>
          </table:table-cell>
          <table:table-cell office:value-type="string">
            <text:p>COTIZACION VALOR TOTAL $477.647</text:p>
          </table:table-cell>
          <table:table-cell table:number-columns-repeated="1018"/>
        </table:table-row>
        <table:table-row table:style-name="ro3">
          <table:table-cell table:style-name="ce3" office:value-type="date" office:date-value="2013-07-12">
            <text:p>12/07/13</text:p>
          </table:table-cell>
          <table:table-cell office:value-type="string">
            <text:p>MP-483-2013</text:p>
          </table:table-cell>
          <table:table-cell office:value-type="string">
            <text:p>DDA-282</text:p>
          </table:table-cell>
          <table:table-cell office:value-type="string">
            <text:p>DESPINCHAR LLANTA TRASERA LADO IZQUIERDO</text:p>
          </table:table-cell>
          <table:table-cell office:value-type="string">
            <text:p>ESTACION LAS PALMERAS</text:p>
          </table:table-cell>
          <table:table-cell table:number-columns-repeated="1019"/>
        </table:table-row>
        <table:table-row table:style-name="ro4">
          <table:table-cell table:style-name="ce3" office:value-type="date" office:date-value="2013-07-12">
            <text:p>12/07/13</text:p>
          </table:table-cell>
          <table:table-cell office:value-type="string">
            <text:p>MTTO-484-2013</text:p>
          </table:table-cell>
          <table:table-cell/>
          <table:table-cell office:value-type="string">
            <text:p>VULCANIZAR 2 JUEGOS DE BANDAS PARA NISSAN FRONTIER Y 1 JUEGO DE BANDAS PARA LUV D-MAX</text:p>
          </table:table-cell>
          <table:table-cell office:value-type="string">
            <text:p>MUELLES Y FRENOS PALMIRA</text:p>
          </table:table-cell>
          <table:table-cell office:value-type="float" office:value="23">
            <text:p>23</text:p>
          </table:table-cell>
          <table:table-cell table:number-columns-repeated="1018"/>
        </table:table-row>
        <table:table-row table:style-name="ro4">
          <table:table-cell table:style-name="ce3" office:value-type="date" office:date-value="2013-07-12">
            <text:p>12/07/13</text:p>
          </table:table-cell>
          <table:table-cell office:value-type="string">
            <text:p>AAM-106-2013-T3</text:p>
          </table:table-cell>
          <table:table-cell office:value-type="string">
            <text:p>DDB-894</text:p>
          </table:table-cell>
          <table:table-cell office:value-type="string">
            <text:p>INSTALAR BOMBA PRESURIZADORA DEL SISTEMA DE REFRIGERACION, Y VERIFICAR POSIBLE FUGA DE AGUA.</text:p>
          </table:table-cell>
          <table:table-cell office:value-type="string">
            <text:p>TECNIMARCANT</text:p>
          </table:table-cell>
          <table:table-cell table:number-columns-repeated="1019"/>
        </table:table-row>
        <table:table-row table:style-name="ro4">
          <table:table-cell table:style-name="ce3" office:value-type="date" office:date-value="2013-07-13">
            <text:p>13/07/13</text:p>
          </table:table-cell>
          <table:table-cell office:value-type="string">
            <text:p>MTTO-486-2013</text:p>
          </table:table-cell>
          <table:table-cell office:value-type="string">
            <text:p>CORTADORA DE</text:p>
            <text:p>ASFALTO NORTON</text:p>
          </table:table-cell>
          <table:table-cell office:value-type="string">
            <text:p>DESAJUSTE EN LA POLEA QUE DA MOVIMIENTO AL MOTOR Y CORREGIR DESAJUSTE EN LA GUARDA DEL DISCO</text:p>
          </table:table-cell>
          <table:table-cell office:value-type="string">
            <text:p>HERMAR</text:p>
          </table:table-cell>
          <table:table-cell office:value-type="float" office:value="516">
            <text:p>516</text:p>
          </table:table-cell>
          <table:table-cell table:number-columns-repeated="1018"/>
        </table:table-row>
        <table:table-row table:style-name="ro5">
          <table:table-cell table:style-name="ce3" office:value-type="date" office:date-value="2013-07-13">
            <text:p>13/07/13</text:p>
          </table:table-cell>
          <table:table-cell office:value-type="string">
            <text:p>MTTO-490-2013</text:p>
          </table:table-cell>
          <table:table-cell office:value-type="string">
            <text:p>DDA-206</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7-13">
            <text:p>13/07/13</text:p>
          </table:table-cell>
          <table:table-cell office:value-type="string">
            <text:p>MTTO-491-2013</text:p>
          </table:table-cell>
          <table:table-cell office:value-type="string">
            <text:p>PLANTA ENERMAX No. 3</text:p>
          </table:table-cell>
          <table:table-cell office:value-type="string">
            <text:p>REVISION POR GARANTIA NO DA ESTARTE, E INSTALAR RUEDAS </text:p>
          </table:table-cell>
          <table:table-cell office:value-type="string">
            <text:p>RODRIGUEZ Y LONDOÑO</text:p>
          </table:table-cell>
          <table:table-cell table:number-columns-repeated="1019"/>
        </table:table-row>
        <table:table-row table:style-name="ro3">
          <table:table-cell table:style-name="ce3" office:value-type="date" office:date-value="2013-07-15">
            <text:p>15/07/13</text:p>
          </table:table-cell>
          <table:table-cell office:value-type="string">
            <text:p>AAM-28-2013-GS</text:p>
          </table:table-cell>
          <table:table-cell office:value-type="string">
            <text:p>CJC-369</text:p>
          </table:table-cell>
          <table:table-cell office:value-type="string">
            <text:p>REVISION SUSPENSION DELANTERA Y TRASERA LADO DERECHO</text:p>
          </table:table-cell>
          <table:table-cell office:value-type="string">
            <text:p>FRENO PARTES</text:p>
          </table:table-cell>
          <table:table-cell office:value-type="string">
            <text:p>MUELLES Y FRENOS 24</text:p>
          </table:table-cell>
          <table:table-cell table:number-columns-repeated="1018"/>
        </table:table-row>
        <table:table-row table:style-name="ro3">
          <table:table-cell table:style-name="ce3" office:value-type="date" office:date-value="2013-07-15">
            <text:p>15/07/13</text:p>
          </table:table-cell>
          <table:table-cell office:value-type="string">
            <text:p>AAM-140-2013-T4</text:p>
          </table:table-cell>
          <table:table-cell office:value-type="string">
            <text:p>VZA-53C</text:p>
          </table:table-cell>
          <table:table-cell office:value-type="string">
            <text:p>INSTALACION LLANTA TRASERA SUMINISTRADA POR ALMACEN DEL CCO </text:p>
          </table:table-cell>
          <table:table-cell office:value-type="string">
            <text:p>SUMOTO S.A.</text:p>
          </table:table-cell>
          <table:table-cell table:number-columns-repeated="1019"/>
        </table:table-row>
        <table:table-row table:style-name="ro4">
          <table:table-cell table:style-name="ce3" office:value-type="date" office:date-value="2013-07-15">
            <text:p>15/07/13</text:p>
          </table:table-cell>
          <table:table-cell office:value-type="string">
            <text:p>AAM-98-2013-T6</text:p>
          </table:table-cell>
          <table:table-cell office:value-type="string">
            <text:p>SMO-129</text:p>
          </table:table-cell>
          <table:table-cell office:value-type="string">
            <text:p>CORREGIR FUGA POR CILINDROS HIDRAULICOS GEMELOS Y CORREGIR FUGA POR BOMBA HIDRAULICA, SEGUN COTIZACION 001-OT-001833</text:p>
          </table:table-cell>
          <table:table-cell office:value-type="string">
            <text:p>REHIMAC </text:p>
          </table:table-cell>
          <table:table-cell office:value-type="string">
            <text:p>001-CV-001438</text:p>
          </table:table-cell>
          <table:table-cell table:number-columns-repeated="1018"/>
        </table:table-row>
        <table:table-row table:style-name="ro4">
          <table:table-cell table:style-name="ce3" office:value-type="date" office:date-value="2013-07-15">
            <text:p>15/07/13</text:p>
          </table:table-cell>
          <table:table-cell office:value-type="string">
            <text:p>MTTO-492-2013</text:p>
          </table:table-cell>
          <table:table-cell office:value-type="string">
            <text:p>DDA-208</text:p>
          </table:table-cell>
          <table:table-cell office:value-type="string">
            <text:p>MONTAJE DE UNA LLANTA NUEVA DELANTERA LADO DERECHO Y UNA DE SEGUNDA PARA LLANTA DE REPUESTO</text:p>
          </table:table-cell>
          <table:table-cell office:value-type="string">
            <text:p>LLANTAS LA ESTACION</text:p>
          </table:table-cell>
          <table:table-cell table:number-columns-repeated="1019"/>
        </table:table-row>
        <table:table-row table:style-name="ro3">
          <table:table-cell table:style-name="ce3" office:value-type="date" office:date-value="2013-07-15">
            <text:p>15/07/13</text:p>
          </table:table-cell>
          <table:table-cell office:value-type="string">
            <text:p>AAM-125-2013-ATI-12</text:p>
          </table:table-cell>
          <table:table-cell office:value-type="string">
            <text:p>ATI-12</text:p>
          </table:table-cell>
          <table:table-cell office:value-type="string">
            <text:p>REVISAR SISTEMA DE CARGA Y CORREGIR DAÑO EN ESTARTE</text:p>
          </table:table-cell>
          <table:table-cell office:value-type="string">
            <text:p>SUMOTO S.A.</text:p>
          </table:table-cell>
          <table:table-cell table:number-columns-repeated="1019"/>
        </table:table-row>
        <table:table-row table:style-name="ro6">
          <table:table-cell table:style-name="ce3" office:value-type="date" office:date-value="2013-07-15">
            <text:p>15/07/13</text:p>
          </table:table-cell>
          <table:table-cell office:value-type="string">
            <text:p>AAM-99-2013-T6</text:p>
          </table:table-cell>
          <table:table-cell office:value-type="string">
            <text:p>OQG-83B</text:p>
          </table:table-cell>
          <table:table-cell office:value-type="string">
            <text:p>CAMBIO KIT DE ARRASTRE </text:p>
          </table:table-cell>
          <table:table-cell office:value-type="string">
            <text:p>SUMOTO S.A.</text:p>
          </table:table-cell>
          <table:table-cell table:number-columns-repeated="1019"/>
        </table:table-row>
        <table:table-row table:style-name="ro6">
          <table:table-cell table:style-name="ce3" office:value-type="date" office:date-value="2013-07-15">
            <text:p>15/07/13</text:p>
          </table:table-cell>
          <table:table-cell office:value-type="string">
            <text:p>AAM-107-2013-T3</text:p>
          </table:table-cell>
          <table:table-cell office:value-type="string">
            <text:p>OQG-88B</text:p>
          </table:table-cell>
          <table:table-cell office:value-type="string">
            <text:p>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07-16">
            <text:p>16/07/13</text:p>
          </table:table-cell>
          <table:table-cell office:value-type="string">
            <text:p>MTTO-495-2013</text:p>
          </table:table-cell>
          <table:table-cell office:value-type="string">
            <text:p>COMPRESOR DEL CARRO DELINEADOR </text:p>
          </table:table-cell>
          <table:table-cell office:value-type="string">
            <text:p>MANTENIMIENTO ALTERNADOR DEL COMPRESOR DEL CARRO DELINEADOR </text:p>
          </table:table-cell>
          <table:table-cell office:value-type="string">
            <text:p>RENZO NIETO </text:p>
          </table:table-cell>
          <table:table-cell office:value-type="float" office:value="815">
            <text:p>815</text:p>
          </table:table-cell>
          <table:table-cell table:number-columns-repeated="1018"/>
        </table:table-row>
        <table:table-row table:style-name="ro6">
          <table:table-cell table:style-name="ce3" office:value-type="date" office:date-value="2013-07-16">
            <text:p>16/07/13</text:p>
          </table:table-cell>
          <table:table-cell office:value-type="string">
            <text:p>AAM-100-2013-T6</text:p>
          </table:table-cell>
          <table:table-cell office:value-type="string">
            <text:p>OQG-82B</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07-16">
            <text:p>16/07/13</text:p>
          </table:table-cell>
          <table:table-cell office:value-type="string">
            <text:p>AAM-142-2013-T4</text:p>
          </table:table-cell>
          <table:table-cell office:value-type="string">
            <text:p>TLO-302</text:p>
          </table:table-cell>
          <table:table-cell office:value-type="string">
            <text:p>ROTACION LLANTAS TRASERAS Y REPARACION DE VALVULAS </text:p>
          </table:table-cell>
          <table:table-cell office:value-type="string">
            <text:p>ESTACION LAS PALMERAS</text:p>
          </table:table-cell>
          <table:table-cell table:number-columns-repeated="1019"/>
        </table:table-row>
        <table:table-row table:style-name="ro6">
          <table:table-cell table:style-name="ce3" office:value-type="date" office:date-value="2013-07-17">
            <text:p>17/07/13</text:p>
          </table:table-cell>
          <table:table-cell office:value-type="string">
            <text:p>AAM-143-2013-T4</text:p>
          </table:table-cell>
          <table:table-cell office:value-type="string">
            <text:p>TLO-302</text:p>
          </table:table-cell>
          <table:table-cell office:value-type="string">
            <text:p>VERIFICAR CABLE, RECORTAR Y/O CAMBIAR </text:p>
          </table:table-cell>
          <table:table-cell office:value-type="string">
            <text:p>FRENO PARTES</text:p>
          </table:table-cell>
          <table:table-cell office:value-type="string">
            <text:p>C 121</text:p>
          </table:table-cell>
          <table:table-cell table:number-columns-repeated="1018"/>
        </table:table-row>
        <table:table-row table:style-name="ro3">
          <table:table-cell table:style-name="ce3" office:value-type="date" office:date-value="2013-07-17">
            <text:p>17/07/13</text:p>
          </table:table-cell>
          <table:table-cell office:value-type="string">
            <text:p>MTTO-496-2013</text:p>
          </table:table-cell>
          <table:table-cell office:value-type="string">
            <text:p>SMI-194</text:p>
          </table:table-cell>
          <table:table-cell office:value-type="string">
            <text:p>DESPINCHAR LLANTA PATIN</text:p>
          </table:table-cell>
          <table:table-cell office:value-type="string">
            <text:p>ESTACION LAS PALMERAS</text:p>
          </table:table-cell>
          <table:table-cell table:number-columns-repeated="1019"/>
        </table:table-row>
        <table:table-row table:style-name="ro6">
          <table:table-cell table:style-name="ce3" office:value-type="date" office:date-value="2013-07-17">
            <text:p>17/07/13</text:p>
          </table:table-cell>
          <table:table-cell office:value-type="string">
            <text:p>AAM-125-2013-T2</text:p>
          </table:table-cell>
          <table:table-cell office:value-type="string">
            <text:p>EYB-67C</text:p>
          </table:table-cell>
          <table:table-cell office:value-type="string">
            <text:p>RUTINA Y REVISION LUCES TACOMETRO</text:p>
          </table:table-cell>
          <table:table-cell office:value-type="string">
            <text:p>SUMOTO S.A.</text:p>
          </table:table-cell>
          <table:table-cell table:number-columns-repeated="1019"/>
        </table:table-row>
        <table:table-row table:style-name="ro6">
          <table:table-cell table:style-name="ce3" office:value-type="date" office:date-value="2013-07-17">
            <text:p>17/07/13</text:p>
          </table:table-cell>
          <table:table-cell office:value-type="string">
            <text:p>AAM-35-2013-GP</text:p>
          </table:table-cell>
          <table:table-cell office:value-type="string">
            <text:p>CJK-060</text:p>
          </table:table-cell>
          <table:table-cell office:value-type="string">
            <text:p>MONTAJE 4 LLANTAS NUEVAS </text:p>
          </table:table-cell>
          <table:table-cell office:value-type="string">
            <text:p>CAR &amp; CO</text:p>
          </table:table-cell>
          <table:table-cell table:number-columns-repeated="1019"/>
        </table:table-row>
        <table:table-row table:style-name="ro3">
          <table:table-cell table:style-name="ce3" office:value-type="date" office:date-value="2013-07-17">
            <text:p>17/07/13</text:p>
          </table:table-cell>
          <table:table-cell office:value-type="string">
            <text:p>AAM-126-2013-ATI-13</text:p>
          </table:table-cell>
          <table:table-cell office:value-type="string">
            <text:p>ATI-13</text:p>
          </table:table-cell>
          <table:table-cell office:value-type="string">
            <text:p>REVISIONES VARIAS </text:p>
          </table:table-cell>
          <table:table-cell office:value-type="string">
            <text:p>SUMOTO S.A.</text:p>
          </table:table-cell>
          <table:table-cell table:number-columns-repeated="1019"/>
        </table:table-row>
        <table:table-row table:style-name="ro3">
          <table:table-cell table:style-name="ce3" office:value-type="date" office:date-value="2013-07-17">
            <text:p>17/07/13</text:p>
          </table:table-cell>
          <table:table-cell office:value-type="string">
            <text:p>MTTO-499-2013</text:p>
          </table:table-cell>
          <table:table-cell office:value-type="string">
            <text:p>USA-468</text:p>
          </table:table-cell>
          <table:table-cell office:value-type="string">
            <text:p>DESPINCHAR LLANTA DELANTERA LADO IZQUIERDO Y LA DE REPUESTO </text:p>
          </table:table-cell>
          <table:table-cell office:value-type="string">
            <text:p>ESTACION LAS PALMERAS</text:p>
          </table:table-cell>
          <table:table-cell table:number-columns-repeated="1019"/>
        </table:table-row>
        <table:table-row table:style-name="ro8">
          <table:table-cell table:style-name="ce3" office:value-type="date" office:date-value="2013-07-18">
            <text:p>18/07/13</text:p>
          </table:table-cell>
          <table:table-cell office:value-type="string">
            <text:p>MTTO-500-2013</text:p>
          </table:table-cell>
          <table:table-cell office:value-type="string">
            <text:p>KUK-433</text:p>
          </table:table-cell>
          <table:table-cell office:value-type="string">
            <text:p>DESPINCHAR LLANTA DELANTERA LADO DERECHO, INSTALACION LLANTA DE SEGUNDA 7,5 R16 SUMINISTRADA POR ALMACEN DEL CCO, PARA LA LLANTA DE REPUESTO Y BALANCEO DE LAS 2 LLANTAS </text:p>
          </table:table-cell>
          <table:table-cell office:value-type="string">
            <text:p>COEXITO-OSCAR GARCIA </text:p>
          </table:table-cell>
          <table:table-cell office:value-type="float" office:value="1815643">
            <text:p>1815643</text:p>
          </table:table-cell>
          <table:table-cell table:number-columns-repeated="1018"/>
        </table:table-row>
        <table:table-row table:style-name="ro4">
          <table:table-cell table:style-name="ce3" office:value-type="date" office:date-value="2013-07-18">
            <text:p>18/07/13</text:p>
          </table:table-cell>
          <table:table-cell office:value-type="string">
            <text:p>MTTO-502-2013</text:p>
          </table:table-cell>
          <table:table-cell office:value-type="string">
            <text:p>CJJ-147</text:p>
          </table:table-cell>
          <table:table-cell office:value-type="string">
            <text:p>DESPINCHAR LLANTA DELANTERA LADO DERECHO <text:s text:c="3"/></text:p>
          </table:table-cell>
          <table:table-cell office:value-type="string">
            <text:p>COEXITO-OSCAR GARCIA </text:p>
          </table:table-cell>
          <table:table-cell office:value-type="string">
            <text:p>1815645 SUBTOTAL 18.103</text:p>
          </table:table-cell>
          <table:table-cell table:number-columns-repeated="1018"/>
        </table:table-row>
        <table:table-row table:style-name="ro3">
          <table:table-cell table:style-name="ce3" office:value-type="date" office:date-value="2013-07-18">
            <text:p>18/07/13</text:p>
          </table:table-cell>
          <table:table-cell office:value-type="string">
            <text:p>AAM-30-2013-GS</text:p>
          </table:table-cell>
          <table:table-cell office:value-type="string">
            <text:p>CJC-368</text:p>
          </table:table-cell>
          <table:table-cell office:value-type="string">
            <text:p>REVISION ALARMA </text:p>
          </table:table-cell>
          <table:table-cell office:value-type="string">
            <text:p>TAPIZADOS Y LUJOS LA SEXTA </text:p>
          </table:table-cell>
          <table:table-cell office:value-type="float" office:value="207">
            <text:p>207</text:p>
          </table:table-cell>
          <table:table-cell table:number-columns-repeated="1018"/>
        </table:table-row>
        <table:table-row table:style-name="ro6">
          <table:table-cell table:style-name="ce3" office:value-type="date" office:date-value="2013-07-18">
            <text:p>18/07/13</text:p>
          </table:table-cell>
          <table:table-cell office:value-type="string">
            <text:p>AAM-28-2013-IF</text:p>
          </table:table-cell>
          <table:table-cell office:value-type="string">
            <text:p>CJJ-578</text:p>
          </table:table-cell>
          <table:table-cell office:value-type="string">
            <text:p>ALINEACION DIRECCION Y BALANCEO DE RUEDAS </text:p>
          </table:table-cell>
          <table:table-cell office:value-type="string">
            <text:p>LLANTAS LA ESTACION</text:p>
          </table:table-cell>
          <table:table-cell table:number-columns-repeated="1019"/>
        </table:table-row>
        <table:table-row table:style-name="ro3">
          <table:table-cell table:style-name="ce3" office:value-type="date" office:date-value="2013-07-18">
            <text:p>18/07/13</text:p>
          </table:table-cell>
          <table:table-cell office:value-type="string">
            <text:p>AAM-127-2013-T2</text:p>
          </table:table-cell>
          <table:table-cell office:value-type="string">
            <text:p>SPK-180</text:p>
          </table:table-cell>
          <table:table-cell office:value-type="string">
            <text:p>ROTACION DE LAS 2 LLANTAS DELANTERAS, BALANCEO Y ALINEACION DIRECCION</text:p>
          </table:table-cell>
          <table:table-cell office:value-type="string">
            <text:p>LLANTAS LA ESTACION</text:p>
          </table:table-cell>
          <table:table-cell table:number-columns-repeated="1019"/>
        </table:table-row>
        <table:table-row table:style-name="ro5">
          <table:table-cell table:style-name="ce3" office:value-type="date" office:date-value="2013-07-18">
            <text:p>18/07/13</text:p>
          </table:table-cell>
          <table:table-cell office:value-type="string">
            <text:p>AAM-011-2013-T7</text:p>
          </table:table-cell>
          <table:table-cell office:value-type="string">
            <text:p>CJJ-580</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7-18">
            <text:p>18/07/13</text:p>
          </table:table-cell>
          <table:table-cell office:value-type="string">
            <text:p>AAM-127-2013-ATI-17</text:p>
          </table:table-cell>
          <table:table-cell office:value-type="string">
            <text:p>ATI-17</text:p>
          </table:table-cell>
          <table:table-cell office:value-type="string">
            <text:p>REVISAR SISTEMA DE CARGA, SEGUN INDICACIONES DEL CONDUCTOR</text:p>
          </table:table-cell>
          <table:table-cell office:value-type="string">
            <text:p>SUMOTO S.A.</text:p>
          </table:table-cell>
          <table:table-cell table:number-columns-repeated="1019"/>
        </table:table-row>
        <table:table-row table:style-name="ro3">
          <table:table-cell table:style-name="ce3" office:value-type="date" office:date-value="2013-07-22">
            <text:p>22/07/13</text:p>
          </table:table-cell>
          <table:table-cell office:value-type="string">
            <text:p>AAM-129-2013-ATI-17</text:p>
          </table:table-cell>
          <table:table-cell office:value-type="string">
            <text:p>ATI-17</text:p>
          </table:table-cell>
          <table:table-cell office:value-type="string">
            <text:p>RUTINA E INSTALACION LLANTA TRASERA SUMINISTRADA POR ALMACEN DEL CCO </text:p>
          </table:table-cell>
          <table:table-cell office:value-type="string">
            <text:p>SUMOTO S.A.</text:p>
          </table:table-cell>
          <table:table-cell table:number-columns-repeated="1019"/>
        </table:table-row>
        <table:table-row table:style-name="ro4">
          <table:table-cell table:style-name="ce3" office:value-type="date" office:date-value="2013-07-22">
            <text:p>22/07/13</text:p>
          </table:table-cell>
          <table:table-cell office:value-type="string">
            <text:p>AAM-130-2013-ATI-16</text:p>
          </table:table-cell>
          <table:table-cell office:value-type="string">
            <text:p>ATI-16</text:p>
          </table:table-cell>
          <table:table-cell office:value-type="string">
            <text:p>RUTINA, REVISION AGUJA INDICADORA DEL TACOMETRO DE REVOLUCIONES Y CAMBIO DE CALAPIES TRASEROS</text:p>
          </table:table-cell>
          <table:table-cell office:value-type="string">
            <text:p>SUMOTO S.A.</text:p>
          </table:table-cell>
          <table:table-cell table:number-columns-repeated="1019"/>
        </table:table-row>
        <table:table-row table:style-name="ro5">
          <table:table-cell table:style-name="ce3" office:value-type="date" office:date-value="2013-07-22">
            <text:p>22/07/13</text:p>
          </table:table-cell>
          <table:table-cell office:value-type="string">
            <text:p>AAM-104-2013-T6</text:p>
          </table:table-cell>
          <table:table-cell office:value-type="string">
            <text:p>OQG-85B</text:p>
          </table:table-cell>
          <table:table-cell office:value-type="string">
            <text:p>RUTINA, REVISION TECNOMECANICA, INSTALACION LLANTA DELANTERA SUMINISTRADA POR ALMACEN DEL CCO Y VERIFICAR TIJERA ESTA CEDIENDO</text:p>
          </table:table-cell>
          <table:table-cell office:value-type="string">
            <text:p>SUMOTO S.A.</text:p>
          </table:table-cell>
          <table:table-cell table:number-columns-repeated="1019"/>
        </table:table-row>
        <table:table-row table:style-name="ro3">
          <table:table-cell table:style-name="ce3" office:value-type="date" office:date-value="2013-07-22">
            <text:p>22/07/13</text:p>
          </table:table-cell>
          <table:table-cell office:value-type="string">
            <text:p>AAM-147-2013-T4</text:p>
          </table:table-cell>
          <table:table-cell office:value-type="string">
            <text:p>VZA-54C</text:p>
          </table:table-cell>
          <table:table-cell office:value-type="string">
            <text:p>RUTINA E INSTALACION LLANTA TRASERA SUMINISTRADA POR ALMACEN DEL CCO </text:p>
          </table:table-cell>
          <table:table-cell office:value-type="string">
            <text:p>SUMOTO S.A.</text:p>
          </table:table-cell>
          <table:table-cell table:number-columns-repeated="1019"/>
        </table:table-row>
        <table:table-row table:style-name="ro4">
          <table:table-cell table:style-name="ce3" office:value-type="date" office:date-value="2013-07-22">
            <text:p>22/07/13</text:p>
          </table:table-cell>
          <table:table-cell office:value-type="string">
            <text:p>AAM-29-2013-IF</text:p>
          </table:table-cell>
          <table:table-cell office:value-type="string">
            <text:p>DDA-211</text:p>
          </table:table-cell>
          <table:table-cell office:value-type="string">
            <text:p>ENTREGA DE 2 LLANTAS TRASERAS REF LT 225 R15C, SEGUN OFICIO D.M-113-2013 Y ORDEN DE COMPRA No. 028-13</text:p>
          </table:table-cell>
          <table:table-cell office:value-type="string">
            <text:p>CAR &amp; CO</text:p>
          </table:table-cell>
          <table:table-cell table:number-columns-repeated="1019"/>
        </table:table-row>
        <table:table-row table:style-name="ro6">
          <table:table-cell table:style-name="ce3" office:value-type="date" office:date-value="2013-07-22">
            <text:p>22/07/13</text:p>
          </table:table-cell>
          <table:table-cell office:value-type="string">
            <text:p>AAM-148-2013-T4</text:p>
          </table:table-cell>
          <table:table-cell office:value-type="string">
            <text:p>VZA-53C</text:p>
          </table:table-cell>
          <table:table-cell office:value-type="string">
            <text:p>RUTINA Y RUIDO ANORMAL EN LA CADENA </text:p>
          </table:table-cell>
          <table:table-cell office:value-type="string">
            <text:p>SUMOTO S.A.</text:p>
          </table:table-cell>
          <table:table-cell table:number-columns-repeated="1019"/>
        </table:table-row>
        <table:table-row table:style-name="ro6">
          <table:table-cell table:style-name="ce3" office:value-type="date" office:date-value="2013-07-22">
            <text:p>22/07/13</text:p>
          </table:table-cell>
          <table:table-cell office:value-type="string">
            <text:p>MTTO-507-2013</text:p>
          </table:table-cell>
          <table:table-cell office:value-type="string">
            <text:p>SMI-082</text:p>
          </table:table-cell>
          <table:table-cell office:value-type="string">
            <text:p>REVISION EMBRAGUE</text:p>
          </table:table-cell>
          <table:table-cell office:value-type="string">
            <text:p>RENZO NIETO </text:p>
          </table:table-cell>
          <table:table-cell office:value-type="float" office:value="813">
            <text:p>813</text:p>
          </table:table-cell>
          <table:table-cell table:number-columns-repeated="1018"/>
        </table:table-row>
        <table:table-row table:style-name="ro3">
          <table:table-cell table:style-name="ce3" office:value-type="date" office:date-value="2013-07-22">
            <text:p>22/07/13</text:p>
          </table:table-cell>
          <table:table-cell office:value-type="string">
            <text:p>AAM-128-2013-T2</text:p>
          </table:table-cell>
          <table:table-cell office:value-type="string">
            <text:p>EYB-63C</text:p>
          </table:table-cell>
          <table:table-cell office:value-type="string">
            <text:p>REVISAR SISTEMA DE ENCENDIDO (NO PRENDE) Y REVISION TECNOMECANICA </text:p>
          </table:table-cell>
          <table:table-cell office:value-type="string">
            <text:p>SUMOTO S.A.</text:p>
          </table:table-cell>
          <table:table-cell table:number-columns-repeated="1019"/>
        </table:table-row>
        <table:table-row table:style-name="ro6">
          <table:table-cell table:style-name="ce3" office:value-type="date" office:date-value="2013-07-22">
            <text:p>22/07/13</text:p>
          </table:table-cell>
          <table:table-cell office:value-type="string">
            <text:p>AAM-129-2013-T2</text:p>
          </table:table-cell>
          <table:table-cell office:value-type="string">
            <text:p>EYB-62C</text:p>
          </table:table-cell>
          <table:table-cell office:value-type="string">
            <text:p>RUTINA, REVISION TECNOMECANICA Y SE AHOGA </text:p>
          </table:table-cell>
          <table:table-cell office:value-type="string">
            <text:p>SUMOTO S.A.</text:p>
          </table:table-cell>
          <table:table-cell table:number-columns-repeated="1019"/>
        </table:table-row>
        <table:table-row table:style-name="ro4">
          <table:table-cell table:style-name="ce3" office:value-type="date" office:date-value="2013-07-22">
            <text:p>22/07/13</text:p>
          </table:table-cell>
          <table:table-cell office:value-type="string">
            <text:p>MTTO-509-2013</text:p>
          </table:table-cell>
          <table:table-cell office:value-type="string">
            <text:p>CJH-079</text:p>
          </table:table-cell>
          <table:table-cell office:value-type="string">
            <text:p>MONTAJE DE 2 LLANTAS NUEVAS REF. LT 225/75 R15C, ALINEACION DIRECCION, BALANCEO DE LAS 4 RUEDAS Y TENSIONAR FRENOS</text:p>
          </table:table-cell>
          <table:table-cell office:value-type="string">
            <text:p>COEXITO-OSCAR GARCIA </text:p>
          </table:table-cell>
          <table:table-cell office:value-type="float" office:value="1816716">
            <text:p>1816716</text:p>
          </table:table-cell>
          <table:table-cell table:number-columns-repeated="1018"/>
        </table:table-row>
        <table:table-row table:style-name="ro6">
          <table:table-cell table:style-name="ce3" office:value-type="date" office:date-value="2013-07-22">
            <text:p>22/07/13</text:p>
          </table:table-cell>
          <table:table-cell office:value-type="string">
            <text:p>AAM-130-2013-T2</text:p>
          </table:table-cell>
          <table:table-cell office:value-type="string">
            <text:p>EYB-61C</text:p>
          </table:table-cell>
          <table:table-cell office:value-type="string">
            <text:p>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07-23">
            <text:p>23/07/13</text:p>
          </table:table-cell>
          <table:table-cell office:value-type="string">
            <text:p>AAM-149-2013-T4</text:p>
          </table:table-cell>
          <table:table-cell office:value-type="string">
            <text:p>KEX-384</text:p>
          </table:table-cell>
          <table:table-cell office:value-type="string">
            <text:p>REPARACION SEGUN COTIZACION 56897 DEL 09 DE MARZO DE 2013</text:p>
          </table:table-cell>
          <table:table-cell office:value-type="string">
            <text:p>TALLERES AUTORIZADOS S.A.</text:p>
          </table:table-cell>
          <table:table-cell table:number-columns-repeated="1019"/>
        </table:table-row>
        <table:table-row table:style-name="ro3">
          <table:table-cell table:style-name="ce3" office:value-type="date" office:date-value="2013-07-23">
            <text:p>23/07/13</text:p>
          </table:table-cell>
          <table:table-cell office:value-type="string">
            <text:p>MTTO-510-2013</text:p>
          </table:table-cell>
          <table:table-cell office:value-type="string">
            <text:p>EQUIPO INSTALACION DE TACHAS </text:p>
          </table:table-cell>
          <table:table-cell office:value-type="string">
            <text:p>DESPINCHAR LLANTA <text:s text:c="3"/></text:p>
          </table:table-cell>
          <table:table-cell office:value-type="string">
            <text:p>ESTACION LAS PALMERAS</text:p>
          </table:table-cell>
          <table:table-cell table:number-columns-repeated="1019"/>
        </table:table-row>
        <table:table-row table:style-name="ro3">
          <table:table-cell table:style-name="ce3" office:value-type="date" office:date-value="2013-07-23">
            <text:p>23/07/13</text:p>
          </table:table-cell>
          <table:table-cell office:value-type="string">
            <text:p>AAM-150-2013-T4</text:p>
          </table:table-cell>
          <table:table-cell office:value-type="string">
            <text:p>KEX-384</text:p>
          </table:table-cell>
          <table:table-cell office:value-type="string">
            <text:p>REVISION CAMBER </text:p>
          </table:table-cell>
          <table:table-cell office:value-type="string">
            <text:p>TALLERES AUTORIZADOS S.A.</text:p>
          </table:table-cell>
          <table:table-cell office:value-type="float" office:value="33088502">
            <text:p>33088502</text:p>
          </table:table-cell>
          <table:table-cell table:number-columns-repeated="1018"/>
        </table:table-row>
        <table:table-row table:style-name="ro4">
          <table:table-cell table:style-name="ce3" office:value-type="date" office:date-value="2013-07-23">
            <text:p>23/07/13</text:p>
          </table:table-cell>
          <table:table-cell office:value-type="string">
            <text:p>AAM-105-2013-T6</text:p>
          </table:table-cell>
          <table:table-cell office:value-type="string">
            <text:p>OQG-83B</text:p>
          </table:table-cell>
          <table:table-cell office:value-type="string">
            <text:p>RUTINA, REVISION TECNOMECANICA, VERIFICAR SALTO LLANTA TRASERA Y CORREGIR FUGA POR CABEZA DE FUERZA</text:p>
          </table:table-cell>
          <table:table-cell office:value-type="string">
            <text:p>SUMOTO S.A.</text:p>
          </table:table-cell>
          <table:table-cell table:number-columns-repeated="1019"/>
        </table:table-row>
        <table:table-row table:style-name="ro3">
          <table:table-cell table:style-name="ce3" office:value-type="date" office:date-value="2013-07-23">
            <text:p>23/07/13</text:p>
          </table:table-cell>
          <table:table-cell office:value-type="string">
            <text:p>AAM-131-2013-ATI-17</text:p>
          </table:table-cell>
          <table:table-cell office:value-type="string">
            <text:p>ATI-17</text:p>
          </table:table-cell>
          <table:table-cell office:value-type="string">
            <text:p>VIBRACION TREN DELANTERO (VERIFICAR REMACHES DEL DISCO)</text:p>
          </table:table-cell>
          <table:table-cell office:value-type="string">
            <text:p>SUMOTO S.A.</text:p>
          </table:table-cell>
          <table:table-cell table:number-columns-repeated="1019"/>
        </table:table-row>
        <table:table-row table:style-name="ro3">
          <table:table-cell table:style-name="ce3" office:value-type="date" office:date-value="2013-07-23">
            <text:p>23/07/13</text:p>
          </table:table-cell>
          <table:table-cell office:value-type="string">
            <text:p>MTTO-511-2013</text:p>
          </table:table-cell>
          <table:table-cell office:value-type="string">
            <text:p>MOTOR LISTER HIDRO No. 2</text:p>
          </table:table-cell>
          <table:table-cell office:value-type="string">
            <text:p>CAMBIO DE 2 TORNILLOS </text:p>
          </table:table-cell>
          <table:table-cell office:value-type="string">
            <text:p>HERMAR</text:p>
          </table:table-cell>
          <table:table-cell office:value-type="float" office:value="586">
            <text:p>586</text:p>
          </table:table-cell>
          <table:table-cell table:number-columns-repeated="1018"/>
        </table:table-row>
        <table:table-row table:style-name="ro3">
          <table:table-cell table:style-name="ce3" office:value-type="date" office:date-value="2013-07-23">
            <text:p>23/07/13</text:p>
          </table:table-cell>
          <table:table-cell office:value-type="string">
            <text:p>MTTO-512-2013</text:p>
          </table:table-cell>
          <table:table-cell office:value-type="string">
            <text:p>DDA-206</text:p>
          </table:table-cell>
          <table:table-cell office:value-type="string">
            <text:p>VERIFICAR TENSION RUEDAS TRASERAS Y REVISION SUSPENSION DELANTERA</text:p>
          </table:table-cell>
          <table:table-cell office:value-type="string">
            <text:p>FRENO PARTES</text:p>
          </table:table-cell>
          <table:table-cell office:value-type="string">
            <text:p>C128 Y C129</text:p>
          </table:table-cell>
          <table:table-cell table:number-columns-repeated="1018"/>
        </table:table-row>
        <table:table-row table:style-name="ro6">
          <table:table-cell table:style-name="ce3" office:value-type="date" office:date-value="2013-07-23">
            <text:p>23/07/13</text:p>
          </table:table-cell>
          <table:table-cell office:value-type="string">
            <text:p>AAM-132-2013-T2</text:p>
          </table:table-cell>
          <table:table-cell office:value-type="string">
            <text:p>SPK-180</text:p>
          </table:table-cell>
          <table:table-cell office:value-type="string">
            <text:p>BALANCEO LLANTA DE REPUESTO</text:p>
          </table:table-cell>
          <table:table-cell office:value-type="string">
            <text:p>LLANTAS LA ESTACION</text:p>
          </table:table-cell>
          <table:table-cell table:number-columns-repeated="1019"/>
        </table:table-row>
        <table:table-row table:style-name="ro6">
          <table:table-cell table:style-name="ce3" office:value-type="date" office:date-value="2013-07-23">
            <text:p>23/07/13</text:p>
          </table:table-cell>
          <table:table-cell office:value-type="string">
            <text:p>AAM-133-2013-T2</text:p>
          </table:table-cell>
          <table:table-cell office:value-type="string">
            <text:p>EYB-62C</text:p>
          </table:table-cell>
          <table:table-cell office:value-type="string">
            <text:p>SE ENVIA CIGUEÑAL PARA EVALUACION </text:p>
          </table:table-cell>
          <table:table-cell office:value-type="string">
            <text:p>SUMOTO S.A.</text:p>
          </table:table-cell>
          <table:table-cell table:number-columns-repeated="1019"/>
        </table:table-row>
        <table:table-row table:style-name="ro5">
          <table:table-cell table:style-name="ce3" office:value-type="date" office:date-value="2013-07-24">
            <text:p>24/07/13</text:p>
          </table:table-cell>
          <table:table-cell office:value-type="string">
            <text:p>AAM-153-2013-T4</text:p>
          </table:table-cell>
          <table:table-cell office:value-type="string">
            <text:p>SPK-951</text:p>
          </table:table-cell>
          <table:table-cell office:value-type="string">
            <text:p>REVISION LUCES LATERALES DE PLANCHON, VERIFICAR OLOR FUERTE DE GASES POR GARANTIA Y REVISAR SISTEMA DE CARGA POR GARANTIA </text:p>
          </table:table-cell>
          <table:table-cell office:value-type="string">
            <text:p>AUTOPACIFICO</text:p>
          </table:table-cell>
          <table:table-cell office:value-type="float" office:value="9351">
            <text:p>9351</text:p>
          </table:table-cell>
          <table:table-cell table:number-columns-repeated="1018"/>
        </table:table-row>
        <table:table-row table:style-name="ro3">
          <table:table-cell table:style-name="ce3" office:value-type="date" office:date-value="2013-07-24">
            <text:p>24/07/13</text:p>
          </table:table-cell>
          <table:table-cell office:value-type="string">
            <text:p>AAM-111-2013-T3</text:p>
          </table:table-cell>
          <table:table-cell office:value-type="string">
            <text:p>DDB-875 </text:p>
          </table:table-cell>
          <table:table-cell office:value-type="string">
            <text:p>INSTALACION SOBRE FORROS, SEGUN ORDEN DE COMPRA 1085</text:p>
          </table:table-cell>
          <table:table-cell office:value-type="string">
            <text:p>TAPIZADOS Y LUJOS LA QUINTA </text:p>
          </table:table-cell>
          <table:table-cell table:number-columns-repeated="1019"/>
        </table:table-row>
        <table:table-row table:style-name="ro3">
          <table:table-cell table:style-name="ce3" office:value-type="date" office:date-value="2013-07-24">
            <text:p>24/07/13</text:p>
          </table:table-cell>
          <table:table-cell office:value-type="string">
            <text:p>MTTO-514-2013</text:p>
          </table:table-cell>
          <table:table-cell office:value-type="string">
            <text:p>MOTOR LISTER HIDRO No. 2</text:p>
          </table:table-cell>
          <table:table-cell office:value-type="string">
            <text:p>REPARACION FUGA MOTOR LISTER </text:p>
          </table:table-cell>
          <table:table-cell office:value-type="string">
            <text:p>AGROELECTRICAS DIESEL</text:p>
          </table:table-cell>
          <table:table-cell office:value-type="float" office:value="1018">
            <text:p>1018</text:p>
          </table:table-cell>
          <table:table-cell table:number-columns-repeated="1018"/>
        </table:table-row>
        <table:table-row table:style-name="ro3">
          <table:table-cell table:style-name="ce3" office:value-type="date" office:date-value="2013-07-24">
            <text:p>24/07/13</text:p>
          </table:table-cell>
          <table:table-cell office:value-type="string">
            <text:p>AAM-132-2013-ATI-12</text:p>
          </table:table-cell>
          <table:table-cell office:value-type="string">
            <text:p>ATI-12</text:p>
          </table:table-cell>
          <table:table-cell office:value-type="string">
            <text:p>REVISAR SISTEMA DE ENCENDIDO (NO PRENDE) <text:s text:c="3"/></text:p>
          </table:table-cell>
          <table:table-cell office:value-type="string">
            <text:p>SUMOTO S.A.</text:p>
          </table:table-cell>
          <table:table-cell table:number-columns-repeated="1019"/>
        </table:table-row>
        <table:table-row table:style-name="ro3">
          <table:table-cell table:style-name="ce3" office:value-type="date" office:date-value="2013-07-24">
            <text:p>24/07/13</text:p>
          </table:table-cell>
          <table:table-cell office:value-type="string">
            <text:p>MTTO-515-2013</text:p>
          </table:table-cell>
          <table:table-cell office:value-type="string">
            <text:p>PLANTA ELECTRICA OLYMPIAN </text:p>
          </table:table-cell>
          <table:table-cell office:value-type="string">
            <text:p>REVISAR SISTEMA DE CARGA (BATERIA REF 27100M)</text:p>
          </table:table-cell>
          <table:table-cell office:value-type="string">
            <text:p>COEXITO-OSCAR GARCIA </text:p>
          </table:table-cell>
          <table:table-cell table:number-columns-repeated="1019"/>
        </table:table-row>
        <table:table-row table:style-name="ro3">
          <table:table-cell table:style-name="ce3" office:value-type="date" office:date-value="2013-07-24">
            <text:p>24/07/13</text:p>
          </table:table-cell>
          <table:table-cell office:value-type="string">
            <text:p>AAM-133-2013-ATI-17</text:p>
          </table:table-cell>
          <table:table-cell office:value-type="string">
            <text:p>ATI-17</text:p>
          </table:table-cell>
          <table:table-cell office:value-type="string">
            <text:p>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07-24">
            <text:p>24/07/13</text:p>
          </table:table-cell>
          <table:table-cell office:value-type="string">
            <text:p>AAM-134-2013-ATI-12</text:p>
          </table:table-cell>
          <table:table-cell office:value-type="string">
            <text:p>ATI-12</text:p>
          </table:table-cell>
          <table:table-cell office:value-type="string">
            <text:p>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07-25">
            <text:p>25/07/13</text:p>
          </table:table-cell>
          <table:table-cell office:value-type="string">
            <text:p>MTTO-516-2013</text:p>
          </table:table-cell>
          <table:table-cell office:value-type="string">
            <text:p>MINICARGADOR 236B</text:p>
          </table:table-cell>
          <table:table-cell office:value-type="string">
            <text:p>DESPINCHAR LLANTA TRASERA LADO IZQUIERDO</text:p>
          </table:table-cell>
          <table:table-cell office:value-type="string">
            <text:p>ESTACION LAS PALMERAS</text:p>
          </table:table-cell>
          <table:table-cell table:number-columns-repeated="1019"/>
        </table:table-row>
        <table:table-row table:style-name="ro6">
          <table:table-cell table:style-name="ce3" office:value-type="date" office:date-value="2013-07-25">
            <text:p>25/07/13</text:p>
          </table:table-cell>
          <table:table-cell office:value-type="string">
            <text:p>MTTO-518-2013</text:p>
          </table:table-cell>
          <table:table-cell office:value-type="string">
            <text:p>USE-822</text:p>
          </table:table-cell>
          <table:table-cell office:value-type="string">
            <text:p>CAMBIO LAMPARAS TRASERAS DEL VOLCO</text:p>
          </table:table-cell>
          <table:table-cell office:value-type="string">
            <text:p>FRENO PARTES</text:p>
          </table:table-cell>
          <table:table-cell office:value-type="string">
            <text:p>C130 Y 131</text:p>
          </table:table-cell>
          <table:table-cell table:number-columns-repeated="1018"/>
        </table:table-row>
        <table:table-row table:style-name="ro5">
          <table:table-cell table:style-name="ce3" office:value-type="date" office:date-value="2013-07-25">
            <text:p>25/07/13</text:p>
          </table:table-cell>
          <table:table-cell office:value-type="string">
            <text:p>MTTO-519-2013</text:p>
          </table:table-cell>
          <table:table-cell office:value-type="string">
            <text:p>USE-822</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4">
          <table:table-cell table:style-name="ce3" office:value-type="date" office:date-value="2013-07-25">
            <text:p>25/07/13</text:p>
          </table:table-cell>
          <table:table-cell office:value-type="string">
            <text:p>AAM-154-2013-T4</text:p>
          </table:table-cell>
          <table:table-cell office:value-type="string">
            <text:p>KEX-384</text:p>
          </table:table-cell>
          <table:table-cell office:value-type="string">
            <text:p>REPARACION LAMINA Y PINTURA COSTADO LATERAL LADO DERECHO, SEGUN COTIZACION No. 62504</text:p>
          </table:table-cell>
          <table:table-cell office:value-type="string">
            <text:p>TALLERES AUTORIZADOS S.A.</text:p>
          </table:table-cell>
          <table:table-cell table:number-columns-repeated="1019"/>
        </table:table-row>
        <table:table-row table:style-name="ro4">
          <table:table-cell table:style-name="ce3" office:value-type="date" office:date-value="2013-07-25">
            <text:p>25/07/13</text:p>
          </table:table-cell>
          <table:table-cell office:value-type="string">
            <text:p>MTTO-521-2013</text:p>
          </table:table-cell>
          <table:table-cell office:value-type="string">
            <text:p>COMPRESOR DEL CARRO DELINEADOR </text:p>
          </table:table-cell>
          <table:table-cell office:value-type="string">
            <text:p>MANTENIMIENTO PREVENTIVO ALTERNADOR DEL COMPRESOR DEL CARRO DELINEADOR REF. 123900 77210 MARCA HITACHI </text:p>
          </table:table-cell>
          <table:table-cell office:value-type="string">
            <text:p>RENZO NIETO </text:p>
          </table:table-cell>
          <table:table-cell office:value-type="float" office:value="815">
            <text:p>815</text:p>
          </table:table-cell>
          <table:table-cell table:number-columns-repeated="1018"/>
        </table:table-row>
        <table:table-row table:style-name="ro3">
          <table:table-cell table:style-name="ce3" office:value-type="date" office:date-value="2013-07-26">
            <text:p>26/07/13</text:p>
          </table:table-cell>
          <table:table-cell office:value-type="string">
            <text:p>AAM-30-2013-IF</text:p>
          </table:table-cell>
          <table:table-cell office:value-type="string">
            <text:p>DDA-211</text:p>
          </table:table-cell>
          <table:table-cell office:value-type="string">
            <text:p>DESPINCHAR LLANTA TRASERA LADO IZQUIERDO</text:p>
          </table:table-cell>
          <table:table-cell office:value-type="string">
            <text:p>ESTACION LAS PALMERAS</text:p>
          </table:table-cell>
          <table:table-cell table:number-columns-repeated="1019"/>
        </table:table-row>
        <table:table-row table:style-name="ro3">
          <table:table-cell table:style-name="ce3" office:value-type="date" office:date-value="2013-07-26">
            <text:p>26/07/13</text:p>
          </table:table-cell>
          <table:table-cell office:value-type="string">
            <text:p>MTTO-523-2013</text:p>
          </table:table-cell>
          <table:table-cell office:value-type="string">
            <text:p>CHR-086 </text:p>
          </table:table-cell>
          <table:table-cell office:value-type="string">
            <text:p>LAVADO GENERAL, NO INCLUYE MOTOR </text:p>
          </table:table-cell>
          <table:table-cell office:value-type="string">
            <text:p>ESTACION LAS PALMERAS</text:p>
          </table:table-cell>
          <table:table-cell table:number-columns-repeated="1019"/>
        </table:table-row>
        <table:table-row table:style-name="ro3">
          <table:table-cell table:style-name="ce3" office:value-type="date" office:date-value="2013-07-26">
            <text:p>26/07/13</text:p>
          </table:table-cell>
          <table:table-cell office:value-type="string">
            <text:p>MTTO-526-2013</text:p>
          </table:table-cell>
          <table:table-cell office:value-type="string">
            <text:p>SMI-082</text:p>
          </table:table-cell>
          <table:table-cell office:value-type="string">
            <text:p>DESPINCHAR LLANTA DE REPUESTO </text:p>
          </table:table-cell>
          <table:table-cell office:value-type="string">
            <text:p>ESTACION LAS PALMERAS</text:p>
          </table:table-cell>
          <table:table-cell table:number-columns-repeated="1019"/>
        </table:table-row>
        <table:table-row table:style-name="ro4">
          <table:table-cell table:style-name="ce3" office:value-type="date" office:date-value="2013-07-26">
            <text:p>26/07/13</text:p>
          </table:table-cell>
          <table:table-cell office:value-type="string">
            <text:p>AAM-135-2013-ATI-10</text:p>
          </table:table-cell>
          <table:table-cell office:value-type="string">
            <text:p>ATI-10</text:p>
          </table:table-cell>
          <table:table-cell office:value-type="string">
            <text:p>RUTINA, CORREGIR FUGA DE ACEITE Y REVISION SISTEMA ELECTRICO (DIRECCIONALES LADO DERECHO NO FUNCIONAN BIEN)</text:p>
          </table:table-cell>
          <table:table-cell office:value-type="string">
            <text:p>SUMOTO S.A.</text:p>
          </table:table-cell>
          <table:table-cell table:number-columns-repeated="1019"/>
        </table:table-row>
        <table:table-row table:style-name="ro3">
          <table:table-cell table:style-name="ce3" office:value-type="date" office:date-value="2013-07-26">
            <text:p>26/07/13</text:p>
          </table:table-cell>
          <table:table-cell office:value-type="string">
            <text:p>MTTO-528-2013</text:p>
          </table:table-cell>
          <table:table-cell office:value-type="string">
            <text:p>MOTOSIERRA CS-4200</text:p>
          </table:table-cell>
          <table:table-cell office:value-type="string">
            <text:p>MANTENIMIENTO GENERAL (CAMBIO DE YOYO Y CADENA)</text:p>
          </table:table-cell>
          <table:table-cell office:value-type="string">
            <text:p>SURTIMOTORES </text:p>
          </table:table-cell>
          <table:table-cell table:number-columns-repeated="1019"/>
        </table:table-row>
        <table:table-row table:style-name="ro3">
          <table:table-cell table:style-name="ce3" office:value-type="date" office:date-value="2013-07-26">
            <text:p>26/07/13</text:p>
          </table:table-cell>
          <table:table-cell office:value-type="string">
            <text:p>MTTO-527-2013</text:p>
          </table:table-cell>
          <table:table-cell office:value-type="string">
            <text:p>TROMPO No. 3</text:p>
          </table:table-cell>
          <table:table-cell office:value-type="string">
            <text:p>DESPINCHAR LLANTA DERECHA </text:p>
          </table:table-cell>
          <table:table-cell office:value-type="string">
            <text:p>ESTACION LAS PALMERAS</text:p>
          </table:table-cell>
          <table:table-cell table:number-columns-repeated="1019"/>
        </table:table-row>
        <table:table-row table:style-name="ro4">
          <table:table-cell table:style-name="ce3" office:value-type="date" office:date-value="2013-07-27">
            <text:p>27/07/13</text:p>
          </table:table-cell>
          <table:table-cell office:value-type="string">
            <text:p>MTTO-531-2013</text:p>
          </table:table-cell>
          <table:table-cell office:value-type="string">
            <text:p>KUK-433</text:p>
          </table:table-cell>
          <table:table-cell office:value-type="string">
            <text:p>VERIFICAR RUIDO DE LAS CORREAS DEL COMPRESOR Y CORREGIR FUGA DE LA CAMARA DE AIRE </text:p>
          </table:table-cell>
          <table:table-cell office:value-type="string">
            <text:p>FRENO PARTES</text:p>
          </table:table-cell>
          <table:table-cell office:value-type="string">
            <text:p>C132 Y 133</text:p>
          </table:table-cell>
          <table:table-cell table:number-columns-repeated="1018"/>
        </table:table-row>
        <table:table-row table:style-name="ro5">
          <table:table-cell table:style-name="ce3" office:value-type="date" office:date-value="2013-07-27">
            <text:p>27/07/13</text:p>
          </table:table-cell>
          <table:table-cell office:value-type="string">
            <text:p>MTTO-533-2013</text:p>
          </table:table-cell>
          <table:table-cell office:value-type="string">
            <text:p>USE-825</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7-27">
            <text:p>27/07/13</text:p>
          </table:table-cell>
          <table:table-cell office:value-type="string">
            <text:p>AAM-136-2013-ATI-13</text:p>
          </table:table-cell>
          <table:table-cell office:value-type="string">
            <text:p>ATI-13</text:p>
          </table:table-cell>
          <table:table-cell office:value-type="string">
            <text:p>REVISION FRENOS TRASEROS POR GARANTIA </text:p>
          </table:table-cell>
          <table:table-cell office:value-type="string">
            <text:p>SUMOTO S.A.</text:p>
          </table:table-cell>
          <table:table-cell table:number-columns-repeated="1019"/>
        </table:table-row>
        <table:table-row table:style-name="ro6">
          <table:table-cell table:style-name="ce3" office:value-type="date" office:date-value="2013-07-29">
            <text:p>29/07/13</text:p>
          </table:table-cell>
          <table:table-cell office:value-type="string">
            <text:p>MTTO-535-2013</text:p>
          </table:table-cell>
          <table:table-cell office:value-type="string">
            <text:p>DDA-208</text:p>
          </table:table-cell>
          <table:table-cell office:value-type="string">
            <text:p>CORREGIR FUGA POR DAMPER</text:p>
          </table:table-cell>
          <table:table-cell office:value-type="string">
            <text:p>AUTOPACIFICO</text:p>
          </table:table-cell>
          <table:table-cell office:value-type="float" office:value="9936">
            <text:p>9936</text:p>
          </table:table-cell>
          <table:table-cell table:number-columns-repeated="1018"/>
        </table:table-row>
        <table:table-row table:style-name="ro3">
          <table:table-cell table:style-name="ce3" office:value-type="date" office:date-value="2013-07-29">
            <text:p>29/07/13</text:p>
          </table:table-cell>
          <table:table-cell office:value-type="string">
            <text:p>AAM-106-2013-T6</text:p>
          </table:table-cell>
          <table:table-cell office:value-type="string">
            <text:p>SMO-129</text:p>
          </table:table-cell>
          <table:table-cell office:value-type="string">
            <text:p>REALIZAR PRUEBAS CON BOMBA PRESURIZADORA </text:p>
          </table:table-cell>
          <table:table-cell office:value-type="string">
            <text:p>TECNIMARCANT</text:p>
          </table:table-cell>
          <table:table-cell table:number-columns-repeated="1019"/>
        </table:table-row>
        <table:table-row table:style-name="ro3">
          <table:table-cell table:style-name="ce3" office:value-type="date" office:date-value="2013-07-29">
            <text:p>29/07/13</text:p>
          </table:table-cell>
          <table:table-cell office:value-type="string">
            <text:p>MTTO-536-2013</text:p>
          </table:table-cell>
          <table:table-cell office:value-type="string">
            <text:p>SMI-082</text:p>
          </table:table-cell>
          <table:table-cell office:value-type="string">
            <text:p>DESPINCHAR LLANTA DELANTERA LADO DERECHO <text:s text:c="3"/></text:p>
          </table:table-cell>
          <table:table-cell office:value-type="string">
            <text:p>ESTACION LAS PALMERAS</text:p>
          </table:table-cell>
          <table:table-cell table:number-columns-repeated="1019"/>
        </table:table-row>
        <table:table-row table:style-name="ro4">
          <table:table-cell table:style-name="ce3" office:value-type="date" office:date-value="2013-07-29">
            <text:p>29/07/13</text:p>
          </table:table-cell>
          <table:table-cell office:value-type="string">
            <text:p>AAM-107-2013-T6</text:p>
          </table:table-cell>
          <table:table-cell office:value-type="string">
            <text:p>OQG-82B</text:p>
          </table:table-cell>
          <table:table-cell office:value-type="string">
            <text:p>RUTINA, CAMBIO DE KIT DE ARRASTRE, VERIFICAR PATA SOPORTE DE ANCLAJE Y REVISION TECNOMECANICA </text:p>
          </table:table-cell>
          <table:table-cell office:value-type="string">
            <text:p>SUMOTO S.A.</text:p>
          </table:table-cell>
          <table:table-cell table:number-columns-repeated="1019"/>
        </table:table-row>
        <table:table-row table:style-name="ro5">
          <table:table-cell table:style-name="ce3" office:value-type="date" office:date-value="2013-07-29">
            <text:p>29/07/13</text:p>
          </table:table-cell>
          <table:table-cell office:value-type="string">
            <text:p>AAM-115-2013-T3</text:p>
          </table:table-cell>
          <table:table-cell office:value-type="string">
            <text:p>OQG-87B</text:p>
          </table:table-cell>
          <table:table-cell office:value-type="string">
            <text:p>CORREGIR FUGA DE ACEITE, REVISION TECNOMECANICA, VERIFICAR DAÑO POR TIJERA O MONOSHOCK E INSTALACION TORNILLO DEL ACOPLE DEL EXOSTO</text:p>
          </table:table-cell>
          <table:table-cell office:value-type="string">
            <text:p>SUMOTO S.A.</text:p>
          </table:table-cell>
          <table:table-cell table:number-columns-repeated="1019"/>
        </table:table-row>
        <table:table-row table:style-name="ro3">
          <table:table-cell table:style-name="ce3" office:value-type="date" office:date-value="2013-07-29">
            <text:p>29/07/13</text:p>
          </table:table-cell>
          <table:table-cell office:value-type="string">
            <text:p>AAM-116-2013-T3</text:p>
          </table:table-cell>
          <table:table-cell office:value-type="string">
            <text:p>USE-392 </text:p>
          </table:table-cell>
          <table:table-cell office:value-type="string">
            <text:p>CAMBIO DE BUJES MUELLES DELANTEROS </text:p>
          </table:table-cell>
          <table:table-cell office:value-type="string">
            <text:p>MUELLES Y FRENOS PALMIRA</text:p>
          </table:table-cell>
          <table:table-cell office:value-type="float" office:value="25">
            <text:p>25</text:p>
          </table:table-cell>
          <table:table-cell table:number-columns-repeated="1018"/>
        </table:table-row>
        <table:table-row table:style-name="ro6">
          <table:table-cell table:style-name="ce3" office:value-type="date" office:date-value="2013-07-29">
            <text:p>29/07/13</text:p>
          </table:table-cell>
          <table:table-cell office:value-type="string">
            <text:p>AAM-80-2013-T1</text:p>
          </table:table-cell>
          <table:table-cell office:value-type="string">
            <text:p>DDC-521</text:p>
          </table:table-cell>
          <table:table-cell office:value-type="string">
            <text:p>CAMBIO DE BUJES MUELLES TRASEROS</text:p>
          </table:table-cell>
          <table:table-cell office:value-type="string">
            <text:p>FRENO PARTES</text:p>
          </table:table-cell>
          <table:table-cell table:number-columns-repeated="1019"/>
        </table:table-row>
        <table:table-row table:style-name="ro6">
          <table:table-cell table:style-name="ce3" office:value-type="date" office:date-value="2013-07-30">
            <text:p>30/07/13</text:p>
          </table:table-cell>
          <table:table-cell office:value-type="string">
            <text:p>MTTO-539-2013</text:p>
          </table:table-cell>
          <table:table-cell office:value-type="string">
            <text:p>TROMPO No. 3</text:p>
          </table:table-cell>
          <table:table-cell office:value-type="string">
            <text:p>ACONDICIONAR LAMINA (SOLDADURAS VARIAS)</text:p>
          </table:table-cell>
          <table:table-cell office:value-type="string">
            <text:p>HERMAR</text:p>
          </table:table-cell>
          <table:table-cell office:value-type="string">
            <text:p>CTI 0575</text:p>
          </table:table-cell>
          <table:table-cell table:number-columns-repeated="1018"/>
        </table:table-row>
        <table:table-row table:style-name="ro6">
          <table:table-cell table:style-name="ce3" office:value-type="date" office:date-value="2013-07-30">
            <text:p>30/07/13</text:p>
          </table:table-cell>
          <table:table-cell office:value-type="string">
            <text:p>MTTO-540-2013</text:p>
          </table:table-cell>
          <table:table-cell office:value-type="string">
            <text:p>RANA IR BX-8H</text:p>
          </table:table-cell>
          <table:table-cell office:value-type="string">
            <text:p>FUGA POR RETEN DEL MOTOR VIBRADOR </text:p>
          </table:table-cell>
          <table:table-cell office:value-type="string">
            <text:p>HERMAR </text:p>
          </table:table-cell>
          <table:table-cell office:value-type="string">
            <text:p>CTI 0582</text:p>
          </table:table-cell>
          <table:table-cell table:number-columns-repeated="1018"/>
        </table:table-row>
        <table:table-row table:style-name="ro5">
          <table:table-cell table:style-name="ce3" office:value-type="date" office:date-value="2013-07-30">
            <text:p>30/07/13</text:p>
          </table:table-cell>
          <table:table-cell office:value-type="string">
            <text:p>MTTO-543-2013</text:p>
          </table:table-cell>
          <table:table-cell office:value-type="string">
            <text:p>SMI-082</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8">
          <table:table-cell table:style-name="ce3" office:value-type="date" office:date-value="2013-07-31">
            <text:p>31/07/13</text:p>
          </table:table-cell>
          <table:table-cell office:value-type="string">
            <text:p>MTTO-546-2013</text:p>
          </table:table-cell>
          <table:table-cell office:value-type="string">
            <text:p>USE-825</text:p>
          </table:table-cell>
          <table:table-cell office:value-type="string">
            <text:p>INSTALACION DE 2 LLANTAS NUEVAS DELANTERAS MICHELIN ZXY 12R 22.5, SUMINISTRADAS POR ALMACEN DEL CCO, (INCLUYE ALINEACION DIRECCION, BALANCEO RUEDAS DELANTERAS Y MARCACION)</text:p>
          </table:table-cell>
          <table:table-cell office:value-type="string">
            <text:p>COEXITO – YUMBO</text:p>
          </table:table-cell>
          <table:table-cell office:value-type="float" office:value="714487">
            <text:p>714487</text:p>
          </table:table-cell>
          <table:table-cell table:number-columns-repeated="1018"/>
        </table:table-row>
        <table:table-row table:style-name="ro3">
          <table:table-cell table:style-name="ce3" office:value-type="date" office:date-value="2013-07-31">
            <text:p>31/07/13</text:p>
          </table:table-cell>
          <table:table-cell office:value-type="string">
            <text:p>MP-547-2013</text:p>
          </table:table-cell>
          <table:table-cell office:value-type="string">
            <text:p>RETRO 420E</text:p>
          </table:table-cell>
          <table:table-cell office:value-type="string">
            <text:p>REVISAR SISTEMA DE AIRE ACONDICIONADO</text:p>
          </table:table-cell>
          <table:table-cell office:value-type="string">
            <text:p>ALISTAMIENTOS OCAMPO</text:p>
          </table:table-cell>
          <table:table-cell office:value-type="float" office:value="54">
            <text:p>54</text:p>
          </table:table-cell>
          <table:table-cell table:number-columns-repeated="1018"/>
        </table:table-row>
        <table:table-row table:style-name="ro6">
          <table:table-cell table:style-name="ce3" office:value-type="date" office:date-value="2013-07-31">
            <text:p>31/07/13</text:p>
          </table:table-cell>
          <table:table-cell office:value-type="string">
            <text:p>MTTO-548-2013</text:p>
          </table:table-cell>
          <table:table-cell office:value-type="string">
            <text:p>USA-339</text:p>
          </table:table-cell>
          <table:table-cell office:value-type="string">
            <text:p>SUMINISTRO CADENA </text:p>
          </table:table-cell>
          <table:table-cell office:value-type="string">
            <text:p>FRENO PARTES</text:p>
          </table:table-cell>
          <table:table-cell office:value-type="string">
            <text:p>C180</text:p>
          </table:table-cell>
          <table:table-cell table:number-columns-repeated="1018"/>
        </table:table-row>
        <table:table-row table:style-name="ro3">
          <table:table-cell table:style-name="ce3" office:value-type="date" office:date-value="2013-07-31">
            <text:p>31/07/13</text:p>
          </table:table-cell>
          <table:table-cell office:value-type="string">
            <text:p>AAM-85-2013-T5</text:p>
          </table:table-cell>
          <table:table-cell office:value-type="string">
            <text:p>EYB-70C</text:p>
          </table:table-cell>
          <table:table-cell office:value-type="string">
            <text:p>RUTINA, CAMBIO DE ESPEJO RETROVISOR POR DESAJUSTE Y COTIZACION PEDAL DE APOYO</text:p>
          </table:table-cell>
          <table:table-cell office:value-type="string">
            <text:p>SUMOTO S.A.</text:p>
          </table:table-cell>
          <table:table-cell table:number-columns-repeated="1019"/>
        </table:table-row>
        <table:table-row table:style-name="ro5">
          <table:table-cell table:style-name="ce3" office:value-type="date" office:date-value="2013-07-31">
            <text:p>31/07/13</text:p>
          </table:table-cell>
          <table:table-cell office:value-type="string">
            <text:p>AAM-32-2013-IF</text:p>
          </table:table-cell>
          <table:table-cell office:value-type="string">
            <text:p>DDA-287</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7-31">
            <text:p>31/07/13</text:p>
          </table:table-cell>
          <table:table-cell office:value-type="string">
            <text:p>MTTO-549-2013</text:p>
          </table:table-cell>
          <table:table-cell office:value-type="string">
            <text:p>USA-468</text:p>
          </table:table-cell>
          <table:table-cell office:value-type="string">
            <text:p>DESPINCHAR LLANTA TRASERA EXTERNA LADO DERECHO <text:s text:c="3"/></text:p>
          </table:table-cell>
          <table:table-cell office:value-type="string">
            <text:p>ESTACION LAS PALMERAS</text:p>
          </table:table-cell>
          <table:table-cell table:number-columns-repeated="1019"/>
        </table:table-row>
        <table:table-row table:style-name="ro3">
          <table:table-cell table:style-name="ce3" office:value-type="date" office:date-value="2013-08-01">
            <text:p>01/08/13</text:p>
          </table:table-cell>
          <table:table-cell office:value-type="string">
            <text:p>MTTO-550-2013</text:p>
          </table:table-cell>
          <table:table-cell office:value-type="string">
            <text:p>CJJ-147</text:p>
          </table:table-cell>
          <table:table-cell office:value-type="string">
            <text:p>CAMBIO DE BUJES MUELLES DELANTEROS Y TRASEROS </text:p>
          </table:table-cell>
          <table:table-cell office:value-type="string">
            <text:p>MUELLES Y FRENOS PALMIRA</text:p>
          </table:table-cell>
          <table:table-cell table:number-columns-repeated="1019"/>
        </table:table-row>
        <table:table-row table:style-name="ro5">
          <table:table-cell table:style-name="ce3" office:value-type="date" office:date-value="2013-08-01">
            <text:p>01/08/13</text:p>
          </table:table-cell>
          <table:table-cell office:value-type="string">
            <text:p>AAM-156-2013-T4</text:p>
          </table:table-cell>
          <table:table-cell office:value-type="string">
            <text:p>KEX-384</text:p>
          </table:table-cell>
          <table:table-cell office:value-type="string">
            <text:p>REVISION TECNOMECANICA PARA AMBULANCI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8-01">
            <text:p>01/08/13</text:p>
          </table:table-cell>
          <table:table-cell office:value-type="string">
            <text:p>AAM-138-2013-ATI-16</text:p>
          </table:table-cell>
          <table:table-cell office:value-type="string">
            <text:p>ATI-16</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08-01">
            <text:p>01/08/13</text:p>
          </table:table-cell>
          <table:table-cell office:value-type="string">
            <text:p>AAM-81-2013-T1</text:p>
          </table:table-cell>
          <table:table-cell office:value-type="string">
            <text:p>RUI-04B</text:p>
          </table:table-cell>
          <table:table-cell office:value-type="string">
            <text:p>RUTINA Y CORREGIR FUGA PARTE SUPERIOR DEL MOTOR </text:p>
          </table:table-cell>
          <table:table-cell office:value-type="string">
            <text:p>SUMOTO S.A.</text:p>
          </table:table-cell>
          <table:table-cell table:number-columns-repeated="1019"/>
        </table:table-row>
        <table:table-row table:style-name="ro4">
          <table:table-cell table:style-name="ce3" office:value-type="date" office:date-value="2013-08-01">
            <text:p>01/08/13</text:p>
          </table:table-cell>
          <table:table-cell office:value-type="string">
            <text:p>MTTO-552-2013</text:p>
          </table:table-cell>
          <table:table-cell office:value-type="string">
            <text:p>SMW-559</text:p>
          </table:table-cell>
          <table:table-cell office:value-type="string">
            <text:p>INSTALACION LLANTA DE SEGUNDA, SUMINISTRADA POR ALMACEN DEL CCO, PARA LA LLANTA DE REPUESTO</text:p>
          </table:table-cell>
          <table:table-cell office:value-type="string">
            <text:p>ESTACION LAS PALMERAS</text:p>
          </table:table-cell>
          <table:table-cell table:number-columns-repeated="1019"/>
        </table:table-row>
        <table:table-row table:style-name="ro3">
          <table:table-cell table:style-name="ce3" office:value-type="date" office:date-value="2013-08-02">
            <text:p>02/08/13</text:p>
          </table:table-cell>
          <table:table-cell office:value-type="string">
            <text:p>AAM-111-2013-T6</text:p>
          </table:table-cell>
          <table:table-cell office:value-type="string">
            <text:p>OQG-85B</text:p>
          </table:table-cell>
          <table:table-cell office:value-type="string">
            <text:p>RUTINA Y RUIDO MOTOR (VERIFICAR TENSOR Y/O CADENILLA)</text:p>
          </table:table-cell>
          <table:table-cell office:value-type="string">
            <text:p>SUMOTO S.A.</text:p>
          </table:table-cell>
          <table:table-cell table:number-columns-repeated="1019"/>
        </table:table-row>
        <table:table-row table:style-name="ro6">
          <table:table-cell table:style-name="ce3" office:value-type="date" office:date-value="2013-08-02">
            <text:p>02/08/13</text:p>
          </table:table-cell>
          <table:table-cell office:value-type="string">
            <text:p>AAM-112-2013-T6</text:p>
          </table:table-cell>
          <table:table-cell office:value-type="string">
            <text:p>OQG-82B</text:p>
          </table:table-cell>
          <table:table-cell office:value-type="string">
            <text:p>REVISAR SISTEMA DE ENCENDIDO <text:s text:c="3"/></text:p>
          </table:table-cell>
          <table:table-cell office:value-type="string">
            <text:p>SUMOTO S.A.</text:p>
          </table:table-cell>
          <table:table-cell table:number-columns-repeated="1019"/>
        </table:table-row>
        <table:table-row table:style-name="ro3">
          <table:table-cell table:style-name="ce3" office:value-type="date" office:date-value="2013-08-02">
            <text:p>02/08/13</text:p>
          </table:table-cell>
          <table:table-cell office:value-type="string">
            <text:p>AAM-120-2013-T3</text:p>
          </table:table-cell>
          <table:table-cell office:value-type="string">
            <text:p>DDB-894</text:p>
          </table:table-cell>
          <table:table-cell office:value-type="string">
            <text:p>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3-08-02">
            <text:p>02/08/13</text:p>
          </table:table-cell>
          <table:table-cell office:value-type="string">
            <text:p>AAM-138-2013-T2</text:p>
          </table:table-cell>
          <table:table-cell office:value-type="string">
            <text:p>SXY-299</text:p>
          </table:table-cell>
          <table:table-cell office:value-type="string">
            <text:p>ESCANEO (FALLA EN EL SISTEMA DE ENCENDIDO, NO DA ESTARTE)</text:p>
          </table:table-cell>
          <table:table-cell office:value-type="string">
            <text:p>KENWORTH DE LA MONTAÑA</text:p>
          </table:table-cell>
          <table:table-cell office:value-type="float" office:value="21">
            <text:p>21</text:p>
          </table:table-cell>
          <table:table-cell table:number-columns-repeated="1018"/>
        </table:table-row>
        <table:table-row table:style-name="ro3">
          <table:table-cell table:style-name="ce3" office:value-type="date" office:date-value="2013-08-02">
            <text:p>02/08/13</text:p>
          </table:table-cell>
          <table:table-cell office:value-type="string">
            <text:p>AAM-139-2013-T2</text:p>
          </table:table-cell>
          <table:table-cell office:value-type="string">
            <text:p>SXY-299</text:p>
          </table:table-cell>
          <table:table-cell office:value-type="string">
            <text:p>ROTACION LLANTAS DELANTERAS Y BALANCEO DE RUEDAS</text:p>
          </table:table-cell>
          <table:table-cell office:value-type="string">
            <text:p>COEXITO – YUMBO</text:p>
          </table:table-cell>
          <table:table-cell table:number-columns-repeated="1019"/>
        </table:table-row>
        <table:table-row table:style-name="ro5">
          <table:table-cell table:style-name="ce3" office:value-type="date" office:date-value="2013-08-02">
            <text:p>02/08/13</text:p>
          </table:table-cell>
          <table:table-cell office:value-type="string">
            <text:p>AAM-113-2013-T6</text:p>
          </table:table-cell>
          <table:table-cell office:value-type="string">
            <text:p>USE-393</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8-03">
            <text:p>03/08/13</text:p>
          </table:table-cell>
          <table:table-cell office:value-type="string">
            <text:p>AAM-158-2013-T4</text:p>
          </table:table-cell>
          <table:table-cell office:value-type="string">
            <text:p>KEX-384</text:p>
          </table:table-cell>
          <table:table-cell office:value-type="string">
            <text:p>ESCANEO POR RATEO</text:p>
          </table:table-cell>
          <table:table-cell office:value-type="string">
            <text:p>TALLERES AUTORIZADOS S.A.</text:p>
          </table:table-cell>
          <table:table-cell office:value-type="float" office:value="31008640">
            <text:p>31008640</text:p>
          </table:table-cell>
          <table:table-cell table:number-columns-repeated="1018"/>
        </table:table-row>
        <table:table-row table:style-name="ro3">
          <table:table-cell table:style-name="ce3" office:value-type="date" office:date-value="2013-08-03">
            <text:p>03/08/13</text:p>
          </table:table-cell>
          <table:table-cell office:value-type="string">
            <text:p>MTTO-555-2013</text:p>
          </table:table-cell>
          <table:table-cell office:value-type="string">
            <text:p>SMI-082</text:p>
          </table:table-cell>
          <table:table-cell office:value-type="string">
            <text:p>COTIZAR REPARACION GATO HIDRAULICO TIPO BOTELLA 20 TON, MARCA NIKE</text:p>
          </table:table-cell>
          <table:table-cell office:value-type="string">
            <text:p>HERMAR</text:p>
          </table:table-cell>
          <table:table-cell office:value-type="string">
            <text:p>CTI 0579A</text:p>
          </table:table-cell>
          <table:table-cell table:number-columns-repeated="1018"/>
        </table:table-row>
        <table:table-row table:style-name="ro3">
          <table:table-cell table:style-name="ce3" office:value-type="date" office:date-value="2013-08-03">
            <text:p>03/08/13</text:p>
          </table:table-cell>
          <table:table-cell office:value-type="string">
            <text:p>AAM-140-2013-T2</text:p>
          </table:table-cell>
          <table:table-cell office:value-type="string">
            <text:p>SXY-299</text:p>
          </table:table-cell>
          <table:table-cell office:value-type="string">
            <text:p>COTIZAR REPARACION GATO HIDRAULICO TIPO BOTELLA 20 TON, MARCA NIKE</text:p>
          </table:table-cell>
          <table:table-cell office:value-type="string">
            <text:p>HERMAR</text:p>
          </table:table-cell>
          <table:table-cell office:value-type="string">
            <text:p>CTI 0579 <text:s/></text:p>
          </table:table-cell>
          <table:table-cell table:number-columns-repeated="1018"/>
        </table:table-row>
        <table:table-row table:style-name="ro4">
          <table:table-cell table:style-name="ce3" office:value-type="date" office:date-value="2013-08-05">
            <text:p>05/08/13</text:p>
          </table:table-cell>
          <table:table-cell office:value-type="string">
            <text:p>AAM-139-2013-ATI-17</text:p>
          </table:table-cell>
          <table:table-cell office:value-type="string">
            <text:p>ATI-17</text:p>
          </table:table-cell>
          <table:table-cell office:value-type="string">
            <text:p>RUTINA, CORREGIR RUIDO ANORMAL MOTOR Y VERIFICAR FUNCIONAMIENTO DE LUCES DEL TACOMETRO</text:p>
          </table:table-cell>
          <table:table-cell office:value-type="string">
            <text:p>SUMOTO S.A.</text:p>
          </table:table-cell>
          <table:table-cell table:number-columns-repeated="1019"/>
        </table:table-row>
        <table:table-row table:style-name="ro3">
          <table:table-cell table:style-name="ce3" office:value-type="date" office:date-value="2013-08-05">
            <text:p>05/08/13</text:p>
          </table:table-cell>
          <table:table-cell office:value-type="string">
            <text:p>MTTO-559-2013</text:p>
          </table:table-cell>
          <table:table-cell office:value-type="string">
            <text:p>SALTARIN MIKASA </text:p>
          </table:table-cell>
          <table:table-cell office:value-type="string">
            <text:p>VERIFICAR RUIDO ANORMAL MOTOR (CADENILLA)</text:p>
          </table:table-cell>
          <table:table-cell office:value-type="string">
            <text:p>RODRIGUEZ Y LONDOÑO</text:p>
          </table:table-cell>
          <table:table-cell office:value-type="float" office:value="151">
            <text:p>151</text:p>
          </table:table-cell>
          <table:table-cell table:number-columns-repeated="1018"/>
        </table:table-row>
        <table:table-row table:style-name="ro5">
          <table:table-cell table:style-name="ce3" office:value-type="date" office:date-value="2013-08-05">
            <text:p>05/08/13</text:p>
          </table:table-cell>
          <table:table-cell office:value-type="string">
            <text:p>MTTO-562-2013</text:p>
          </table:table-cell>
          <table:table-cell office:value-type="string">
            <text:p>SMI-194</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8-05">
            <text:p>05/08/13</text:p>
          </table:table-cell>
          <table:table-cell office:value-type="string">
            <text:p>AAM-114-2013-T6</text:p>
          </table:table-cell>
          <table:table-cell office:value-type="string">
            <text:p>USE-393</text:p>
          </table:table-cell>
          <table:table-cell office:value-type="string">
            <text:p>CAMBIO DE CORREA Y MANGUERA DEL COMPRESOR </text:p>
          </table:table-cell>
          <table:table-cell office:value-type="string">
            <text:p>FRENO PARTES</text:p>
          </table:table-cell>
          <table:table-cell office:value-type="string">
            <text:p>C141</text:p>
            <text:p>C142</text:p>
          </table:table-cell>
          <table:table-cell table:number-columns-repeated="1018"/>
        </table:table-row>
        <table:table-row table:style-name="ro6">
          <table:table-cell table:style-name="ce3" office:value-type="date" office:date-value="2013-08-05">
            <text:p>05/08/13</text:p>
          </table:table-cell>
          <table:table-cell office:value-type="string">
            <text:p>MTTO-563-2013</text:p>
          </table:table-cell>
          <table:table-cell office:value-type="string">
            <text:p>SMI-194</text:p>
          </table:table-cell>
          <table:table-cell office:value-type="string">
            <text:p>ROTACION LLANTAS DELANTERAS Y TRASERAS</text:p>
          </table:table-cell>
          <table:table-cell office:value-type="string">
            <text:p>LLANTAS LA ESTACION</text:p>
          </table:table-cell>
          <table:table-cell office:value-type="float" office:value="814">
            <text:p>814</text:p>
          </table:table-cell>
          <table:table-cell table:number-columns-repeated="1018"/>
        </table:table-row>
        <table:table-row table:style-name="ro6">
          <table:table-cell table:style-name="ce3" office:value-type="date" office:date-value="2013-08-06">
            <text:p>06/08/13</text:p>
          </table:table-cell>
          <table:table-cell office:value-type="string">
            <text:p>MTTO-564-2013</text:p>
          </table:table-cell>
          <table:table-cell office:value-type="string">
            <text:p>SMI-082</text:p>
          </table:table-cell>
          <table:table-cell office:value-type="string">
            <text:p>REVISAR ARRANQUE POR GARANTIA </text:p>
          </table:table-cell>
          <table:table-cell office:value-type="string">
            <text:p>RENZO NIETO </text:p>
          </table:table-cell>
          <table:table-cell table:number-columns-repeated="1019"/>
        </table:table-row>
        <table:table-row table:style-name="ro3">
          <table:table-cell table:style-name="ce3" office:value-type="date" office:date-value="2013-08-06">
            <text:p>06/08/13</text:p>
          </table:table-cell>
          <table:table-cell office:value-type="string">
            <text:p>MTTO-567-2013</text:p>
          </table:table-cell>
          <table:table-cell office:value-type="string">
            <text:p>COMPRESOR No. 7</text:p>
          </table:table-cell>
          <table:table-cell office:value-type="string">
            <text:p>REVISION POR GARANTIA (PRESENTA FUGA POR EMPAQUETADURAS DEL COMPRESOR)</text:p>
          </table:table-cell>
          <table:table-cell office:value-type="string">
            <text:p>COMPRESORES FABRILES</text:p>
          </table:table-cell>
          <table:table-cell table:number-columns-repeated="1019"/>
        </table:table-row>
        <table:table-row table:style-name="ro3">
          <table:table-cell table:style-name="ce3" office:value-type="date" office:date-value="2013-08-06">
            <text:p>06/08/13</text:p>
          </table:table-cell>
          <table:table-cell office:value-type="string">
            <text:p>MTTO-568-2013</text:p>
          </table:table-cell>
          <table:table-cell office:value-type="string">
            <text:p>COMPRESOR No. 9</text:p>
          </table:table-cell>
          <table:table-cell office:value-type="string">
            <text:p>COTIZAR Y REPARAR PARTES AFECTADAS </text:p>
          </table:table-cell>
          <table:table-cell office:value-type="string">
            <text:p>COMPRESORES FABRILES</text:p>
          </table:table-cell>
          <table:table-cell office:value-type="float" office:value="2338">
            <text:p>2338</text:p>
          </table:table-cell>
          <table:table-cell table:number-columns-repeated="1018"/>
        </table:table-row>
        <table:table-row table:style-name="ro3">
          <table:table-cell table:style-name="ce3" office:value-type="date" office:date-value="2013-08-06">
            <text:p>06/08/13</text:p>
          </table:table-cell>
          <table:table-cell office:value-type="string">
            <text:p>AAM-122-2013-T3</text:p>
          </table:table-cell>
          <table:table-cell office:value-type="string">
            <text:p>OQG-88B</text:p>
          </table:table-cell>
          <table:table-cell office:value-type="string">
            <text:p>RUTINA E INSTALACION LLANTA TRASERA SUMINISTRADA POR ALMACEN DEL CCO </text:p>
          </table:table-cell>
          <table:table-cell office:value-type="string">
            <text:p>SUMOTO S.A.</text:p>
          </table:table-cell>
          <table:table-cell table:number-columns-repeated="1019"/>
        </table:table-row>
        <table:table-row table:style-name="ro3">
          <table:table-cell table:style-name="ce3" office:value-type="date" office:date-value="2013-08-06">
            <text:p>06/08/13</text:p>
          </table:table-cell>
          <table:table-cell office:value-type="string">
            <text:p>MTTO-569-2013</text:p>
          </table:table-cell>
          <table:table-cell office:value-type="string">
            <text:p>COMPRESOR No. 1</text:p>
          </table:table-cell>
          <table:table-cell office:value-type="string">
            <text:p>FUGA POR TUBOS DEL COMPRESOR Y MANTENIMIENTO <text:s/></text:p>
          </table:table-cell>
          <table:table-cell office:value-type="string">
            <text:p>COMPRESORES FABRILES</text:p>
          </table:table-cell>
          <table:table-cell table:number-columns-repeated="1019"/>
        </table:table-row>
        <table:table-row table:style-name="ro3">
          <table:table-cell table:style-name="ce3" office:value-type="date" office:date-value="2013-08-06">
            <text:p>06/08/13</text:p>
          </table:table-cell>
          <table:table-cell office:value-type="string">
            <text:p>MTTO-572-2013</text:p>
          </table:table-cell>
          <table:table-cell office:value-type="string">
            <text:p>USE-726</text:p>
          </table:table-cell>
          <table:table-cell office:value-type="string">
            <text:p>CAMBIO DE NEUMATICO 7.5 R16, SUMINISTRADO POR ALMACEN DEL CCO Y MONTAJE DE LLANTA </text:p>
          </table:table-cell>
          <table:table-cell office:value-type="string">
            <text:p>LLANTAS LA ESTACION</text:p>
          </table:table-cell>
          <table:table-cell table:number-columns-repeated="1019"/>
        </table:table-row>
        <table:table-row table:style-name="ro6">
          <table:table-cell table:style-name="ce3" office:value-type="date" office:date-value="2013-08-06">
            <text:p>06/08/13</text:p>
          </table:table-cell>
          <table:table-cell office:value-type="string">
            <text:p>MTTO-573-2013</text:p>
          </table:table-cell>
          <table:table-cell office:value-type="string">
            <text:p>USE-726</text:p>
          </table:table-cell>
          <table:table-cell office:value-type="string">
            <text:p>REVISION FRENOS DELANTEROS (ESTA SALTARIN)</text:p>
          </table:table-cell>
          <table:table-cell office:value-type="string">
            <text:p>FRENO PARTES</text:p>
          </table:table-cell>
          <table:table-cell office:value-type="string">
            <text:p>C147 Y C148</text:p>
          </table:table-cell>
          <table:table-cell table:number-columns-repeated="1018"/>
        </table:table-row>
        <table:table-row table:style-name="ro3">
          <table:table-cell table:style-name="ce3" office:value-type="date" office:date-value="2013-08-08">
            <text:p>08/08/13</text:p>
          </table:table-cell>
          <table:table-cell office:value-type="string">
            <text:p>MTTO-571-2013</text:p>
          </table:table-cell>
          <table:table-cell office:value-type="string">
            <text:p>CORTADORA DE ASFALTO NORTON</text:p>
          </table:table-cell>
          <table:table-cell office:value-type="string">
            <text:p>REPARACION CARBURADOR </text:p>
          </table:table-cell>
          <table:table-cell office:value-type="string">
            <text:p>SURTIMOTORES</text:p>
          </table:table-cell>
          <table:table-cell table:number-columns-repeated="1019"/>
        </table:table-row>
        <table:table-row table:style-name="ro3">
          <table:table-cell table:style-name="ce3" office:value-type="date" office:date-value="2013-08-08">
            <text:p>08/08/13</text:p>
          </table:table-cell>
          <table:table-cell office:value-type="string">
            <text:p>MTTO-574-2013</text:p>
          </table:table-cell>
          <table:table-cell office:value-type="string">
            <text:p>KUK-381</text:p>
          </table:table-cell>
          <table:table-cell office:value-type="string">
            <text:p>CALIBRAR ENTREGA DE COMBUSTIBLE Y ROTAR LLANTA TRASERA LADO IZQUIERDO</text:p>
          </table:table-cell>
          <table:table-cell office:value-type="string">
            <text:p>AUTOPACIFICO</text:p>
          </table:table-cell>
          <table:table-cell office:value-type="float" office:value="9186">
            <text:p>9186</text:p>
          </table:table-cell>
          <table:table-cell table:number-columns-repeated="1018"/>
        </table:table-row>
        <table:table-row table:style-name="ro5">
          <table:table-cell table:style-name="ce3" office:value-type="date" office:date-value="2013-08-08">
            <text:p>08/08/13</text:p>
          </table:table-cell>
          <table:table-cell office:value-type="string">
            <text:p>MTTO-575-2013</text:p>
          </table:table-cell>
          <table:table-cell office:value-type="string">
            <text:p>KUK-381</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8-08">
            <text:p>08/08/13</text:p>
          </table:table-cell>
          <table:table-cell office:value-type="string">
            <text:p>AAM-140-2013-ATI-17</text:p>
          </table:table-cell>
          <table:table-cell office:value-type="string">
            <text:p>ATI-17</text:p>
          </table:table-cell>
          <table:table-cell office:value-type="string">
            <text:p>CORREGIR FUGA POR TAPON</text:p>
          </table:table-cell>
          <table:table-cell office:value-type="string">
            <text:p>SUMOTO S.A.</text:p>
          </table:table-cell>
          <table:table-cell table:number-columns-repeated="1019"/>
        </table:table-row>
        <table:table-row table:style-name="ro3">
          <table:table-cell table:style-name="ce3" office:value-type="date" office:date-value="2013-08-08">
            <text:p>08/08/13</text:p>
          </table:table-cell>
          <table:table-cell office:value-type="string">
            <text:p>AAM-141-2013-ATI-12</text:p>
          </table:table-cell>
          <table:table-cell office:value-type="string">
            <text:p>ATI-12</text:p>
          </table:table-cell>
          <table:table-cell office:value-type="string">
            <text:p>REVISAR SISTEMA DE CARGA Y CAMBIO DE GUARDABARRO TRASERO</text:p>
          </table:table-cell>
          <table:table-cell office:value-type="string">
            <text:p>SUMOTO S.A.</text:p>
          </table:table-cell>
          <table:table-cell table:number-columns-repeated="1019"/>
        </table:table-row>
        <table:table-row table:style-name="ro4">
          <table:table-cell table:style-name="ce3" office:value-type="date" office:date-value="2013-08-08">
            <text:p>08/08/13</text:p>
          </table:table-cell>
          <table:table-cell office:value-type="string">
            <text:p>AAM-84-2013-T1</text:p>
          </table:table-cell>
          <table:table-cell office:value-type="string">
            <text:p>RUH-98B</text:p>
          </table:table-cell>
          <table:table-cell office:value-type="string">
            <text:p>RUTINA, INSTALACION LLANTA TRASERA SUMINISTRADA POR ALMACEN DEL CCO Y CAMBIO TAPA FRENOS</text:p>
          </table:table-cell>
          <table:table-cell office:value-type="string">
            <text:p>SUMOTO S.A.</text:p>
          </table:table-cell>
          <table:table-cell table:number-columns-repeated="1019"/>
        </table:table-row>
        <table:table-row table:style-name="ro4">
          <table:table-cell table:style-name="ce3" office:value-type="date" office:date-value="2013-08-08">
            <text:p>08/08/13</text:p>
          </table:table-cell>
          <table:table-cell office:value-type="string">
            <text:p>AAM-85-2013-T1</text:p>
          </table:table-cell>
          <table:table-cell office:value-type="string">
            <text:p>RUI-02B</text:p>
          </table:table-cell>
          <table:table-cell office:value-type="string">
            <text:p>RUTINA, INSTALACION LLANTA TRASERA SUMINISTRADA POR ALMACEN DEL CCO Y CAMBIO DE ESPEJOS RETROVISORES POR DESAJUSTE</text:p>
          </table:table-cell>
          <table:table-cell office:value-type="string">
            <text:p>SUMOTO S.A.</text:p>
          </table:table-cell>
          <table:table-cell table:number-columns-repeated="1019"/>
        </table:table-row>
        <table:table-row table:style-name="ro3">
          <table:table-cell table:style-name="ce3" office:value-type="date" office:date-value="2013-08-08">
            <text:p>08/08/13</text:p>
          </table:table-cell>
          <table:table-cell office:value-type="string">
            <text:p>AAM-33-2013-GS</text:p>
          </table:table-cell>
          <table:table-cell office:value-type="string">
            <text:p>CJC-369</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3-08-08">
            <text:p>08/08/13</text:p>
          </table:table-cell>
          <table:table-cell office:value-type="string">
            <text:p>AAM-143-2013-T2</text:p>
          </table:table-cell>
          <table:table-cell office:value-type="string">
            <text:p>SPK-180</text:p>
          </table:table-cell>
          <table:table-cell office:value-type="string">
            <text:p>VERIFICAR FUGA DE AIRE </text:p>
          </table:table-cell>
          <table:table-cell office:value-type="string">
            <text:p>MUELLES Y FRENOS PALMIRA</text:p>
          </table:table-cell>
          <table:table-cell office:value-type="float" office:value="27">
            <text:p>27</text:p>
          </table:table-cell>
          <table:table-cell table:number-columns-repeated="1018"/>
        </table:table-row>
        <table:table-row table:style-name="ro5">
          <table:table-cell table:style-name="ce3" office:value-type="date" office:date-value="2013-08-08">
            <text:p>08/08/13</text:p>
          </table:table-cell>
          <table:table-cell office:value-type="string">
            <text:p>AAM-144-2013-T2</text:p>
          </table:table-cell>
          <table:table-cell office:value-type="string">
            <text:p>EYB-65C</text:p>
          </table:table-cell>
          <table:table-cell office:value-type="string">
            <text:p>REVISAR SISTEMA DE ENCENDIDO POR GARANTIA (LA MOTO SE APAGO EN MOVIMIENTO) E INSTALACION LLANTA TRASERA SUMINISTRADA POR ALMACEN DEL CCO </text:p>
          </table:table-cell>
          <table:table-cell office:value-type="string">
            <text:p>SUMOTO S.A.</text:p>
          </table:table-cell>
          <table:table-cell table:number-columns-repeated="1019"/>
        </table:table-row>
        <table:table-row table:style-name="ro3">
          <table:table-cell table:style-name="ce3" office:value-type="date" office:date-value="2013-08-08">
            <text:p>08/08/13</text:p>
          </table:table-cell>
          <table:table-cell office:value-type="string">
            <text:p>MTTO-579-2013</text:p>
          </table:table-cell>
          <table:table-cell office:value-type="string">
            <text:p>EQUIPO INSTALACION DE TACHAS </text:p>
          </table:table-cell>
          <table:table-cell office:value-type="string">
            <text:p>DESPINCHAR LLANTA <text:s text:c="3"/></text:p>
          </table:table-cell>
          <table:table-cell office:value-type="string">
            <text:p>ESTACION LAS PALMERAS</text:p>
          </table:table-cell>
          <table:table-cell table:number-columns-repeated="1019"/>
        </table:table-row>
        <table:table-row table:style-name="ro3">
          <table:table-cell table:style-name="ce3" office:value-type="date" office:date-value="2013-08-09">
            <text:p>09/08/13</text:p>
          </table:table-cell>
          <table:table-cell office:value-type="string">
            <text:p>AAM-162-2013-T4</text:p>
          </table:table-cell>
          <table:table-cell office:value-type="string">
            <text:p>SPK-951</text:p>
          </table:table-cell>
          <table:table-cell office:value-type="string">
            <text:p>CORREGIR FUGA DE AIRE </text:p>
          </table:table-cell>
          <table:table-cell office:value-type="string">
            <text:p>MUELLES Y FRENOS PALMIRA</text:p>
          </table:table-cell>
          <table:table-cell office:value-type="float" office:value="28">
            <text:p>28</text:p>
          </table:table-cell>
          <table:table-cell table:number-columns-repeated="1018"/>
        </table:table-row>
        <table:table-row table:style-name="ro3">
          <table:table-cell table:style-name="ce3" office:value-type="date" office:date-value="2013-08-09">
            <text:p>09/08/13</text:p>
          </table:table-cell>
          <table:table-cell office:value-type="string">
            <text:p>MTTO-580-2013</text:p>
          </table:table-cell>
          <table:table-cell office:value-type="string">
            <text:p>KUK-382</text:p>
          </table:table-cell>
          <table:table-cell office:value-type="string">
            <text:p>VERIFICAR DIAGNOSTICO Y EVALUACION POR FUGA DEL GATO DEL VOLCO </text:p>
          </table:table-cell>
          <table:table-cell office:value-type="string">
            <text:p>REHIMAC </text:p>
          </table:table-cell>
          <table:table-cell office:value-type="string">
            <text:p>001-CV-001474</text:p>
          </table:table-cell>
          <table:table-cell table:number-columns-repeated="1018"/>
        </table:table-row>
        <table:table-row table:style-name="ro6">
          <table:table-cell table:style-name="ce3" office:value-type="date" office:date-value="2013-08-09">
            <text:p>09/08/13</text:p>
          </table:table-cell>
          <table:table-cell office:value-type="string">
            <text:p>AAM-123-2013-T3</text:p>
          </table:table-cell>
          <table:table-cell office:value-type="string">
            <text:p>OQG-89B</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08-09">
            <text:p>09/08/13</text:p>
          </table:table-cell>
          <table:table-cell office:value-type="string">
            <text:p>AAM-145-2013-T2</text:p>
          </table:table-cell>
          <table:table-cell office:value-type="string">
            <text:p>SXY-299</text:p>
          </table:table-cell>
          <table:table-cell office:value-type="string">
            <text:p>INICIALMENTE NO PRENDE, SE REINICIA DE NUEVO Y PRENDE NORMALMENTE </text:p>
          </table:table-cell>
          <table:table-cell office:value-type="string">
            <text:p>KENWORTH DE LA MONTAÑA</text:p>
          </table:table-cell>
          <table:table-cell table:number-columns-repeated="1019"/>
        </table:table-row>
        <table:table-row table:style-name="ro5">
          <table:table-cell table:style-name="ce3" office:value-type="date" office:date-value="2013-08-09">
            <text:p>09/08/13</text:p>
          </table:table-cell>
          <table:table-cell office:value-type="string">
            <text:p>MTTO-583-2013</text:p>
          </table:table-cell>
          <table:table-cell office:value-type="string">
            <text:p>KUK-433</text:p>
          </table:table-cell>
          <table:table-cell office:value-type="string">
            <text:p>REVISION TECNOMECANICA </text:p>
          </table:table-cell>
          <table:table-cell office:value-type="string">
            <text:p>CENTRO DE DIAGNOSTICO AUTOMOTOR DEL VALLE </text:p>
          </table:table-cell>
          <table:table-cell office:value-type="string">
            <text:p>COTIZACION DE FECHA 23-AGO-2013</text:p>
          </table:table-cell>
          <table:table-cell table:number-columns-repeated="1018"/>
        </table:table-row>
        <table:table-row table:style-name="ro3">
          <table:table-cell table:style-name="ce3" office:value-type="date" office:date-value="2013-08-09">
            <text:p>09/08/13</text:p>
          </table:table-cell>
          <table:table-cell office:value-type="string">
            <text:p>AAM-17-2013-PJ</text:p>
          </table:table-cell>
          <table:table-cell office:value-type="string">
            <text:p>DDA-222</text:p>
          </table:table-cell>
          <table:table-cell office:value-type="string">
            <text:p>REVISION BUJES MUELLES TRASEROS</text:p>
          </table:table-cell>
          <table:table-cell office:value-type="string">
            <text:p>MUELLES Y FRENOS PALMIRA</text:p>
          </table:table-cell>
          <table:table-cell office:value-type="float" office:value="29">
            <text:p>29</text:p>
          </table:table-cell>
          <table:table-cell table:number-columns-repeated="1018"/>
        </table:table-row>
        <table:table-row table:style-name="ro3">
          <table:table-cell table:style-name="ce3" office:value-type="date" office:date-value="2013-08-09">
            <text:p>09/08/13</text:p>
          </table:table-cell>
          <table:table-cell office:value-type="string">
            <text:p>AAM-164-2013-T4</text:p>
          </table:table-cell>
          <table:table-cell office:value-type="string">
            <text:p>DDC-552</text:p>
          </table:table-cell>
          <table:table-cell office:value-type="string">
            <text:p>REVISAR TENSOR CADENILLA DE LA DISTRIBUCION POR GARANTIA </text:p>
          </table:table-cell>
          <table:table-cell office:value-type="string">
            <text:p>TALLERES AUTORIZADOS S.A.</text:p>
          </table:table-cell>
          <table:table-cell office:value-type="float" office:value="33088786">
            <text:p>33088786</text:p>
          </table:table-cell>
          <table:table-cell table:number-columns-repeated="1018"/>
        </table:table-row>
        <table:table-row table:style-name="ro6">
          <table:table-cell table:style-name="ce3" office:value-type="date" office:date-value="2013-08-10">
            <text:p>10/08/13</text:p>
          </table:table-cell>
          <table:table-cell office:value-type="string">
            <text:p>MTTO-585-2013</text:p>
          </table:table-cell>
          <table:table-cell office:value-type="string">
            <text:p>SMI-082</text:p>
          </table:table-cell>
          <table:table-cell office:value-type="string">
            <text:p>REVISAR CORRIENTE AL ARRANQUE</text:p>
          </table:table-cell>
          <table:table-cell office:value-type="string">
            <text:p>RENZO NIETO </text:p>
          </table:table-cell>
          <table:table-cell table:number-columns-repeated="1019"/>
        </table:table-row>
        <table:table-row table:style-name="ro3">
          <table:table-cell table:style-name="ce3" office:value-type="date" office:date-value="2013-08-10">
            <text:p>10/08/13</text:p>
          </table:table-cell>
          <table:table-cell office:value-type="string">
            <text:p>AAM-142-2013-ATI-16</text:p>
          </table:table-cell>
          <table:table-cell office:value-type="string">
            <text:p>ATI-16</text:p>
          </table:table-cell>
          <table:table-cell office:value-type="string">
            <text:p>RUTINA, REPARACION COMANDO DE LUCES Y CAMBIO DE KIT DE ARRASTRE</text:p>
          </table:table-cell>
          <table:table-cell office:value-type="string">
            <text:p>SUMOTO S.A.</text:p>
          </table:table-cell>
          <table:table-cell table:number-columns-repeated="1019"/>
        </table:table-row>
        <table:table-row table:style-name="ro4">
          <table:table-cell table:style-name="ce3" office:value-type="date" office:date-value="2013-08-12">
            <text:p>12/08/13</text:p>
          </table:table-cell>
          <table:table-cell office:value-type="string">
            <text:p>MTTO-591-2013</text:p>
          </table:table-cell>
          <table:table-cell office:value-type="string">
            <text:p>USE-726</text:p>
          </table:table-cell>
          <table:table-cell office:value-type="string">
            <text:p>DESPINCHAR LLANTA DELANTERA LADO DERECHO Y CAMBIO DE NEUMATICO LLANTA DE REPUESTO </text:p>
          </table:table-cell>
          <table:table-cell office:value-type="string">
            <text:p>COEXITO-OSCAR GARCIA </text:p>
          </table:table-cell>
          <table:table-cell table:number-columns-repeated="1019"/>
        </table:table-row>
        <table:table-row table:style-name="ro4">
          <table:table-cell table:style-name="ce3" office:value-type="date" office:date-value="2013-08-12">
            <text:p>12/08/13</text:p>
          </table:table-cell>
          <table:table-cell office:value-type="string">
            <text:p>AAM-146-2013-T2</text:p>
          </table:table-cell>
          <table:table-cell office:value-type="string">
            <text:p>EYB-61C</text:p>
          </table:table-cell>
          <table:table-cell office:value-type="string">
            <text:p>RUTINA, CORREGIR FUGA POR TAPON CABEZA DE FUERZA Y VERIFICAR ESTADO DE MONOSHOK Y/O TIJERA </text:p>
          </table:table-cell>
          <table:table-cell office:value-type="string">
            <text:p>SUMOTO S.A.</text:p>
          </table:table-cell>
          <table:table-cell table:number-columns-repeated="1019"/>
        </table:table-row>
        <table:table-row table:style-name="ro3">
          <table:table-cell table:style-name="ce3" office:value-type="date" office:date-value="2013-08-12">
            <text:p>12/08/13</text:p>
          </table:table-cell>
          <table:table-cell office:value-type="string">
            <text:p>MTTO-592-2013</text:p>
          </table:table-cell>
          <table:table-cell office:value-type="string">
            <text:p>KUK-433</text:p>
          </table:table-cell>
          <table:table-cell office:value-type="string">
            <text:p>REVISION FUGA POR VALVULA DEL FRENO DE PARQUEO</text:p>
          </table:table-cell>
          <table:table-cell office:value-type="string">
            <text:p>FRENO PARTES</text:p>
          </table:table-cell>
          <table:table-cell office:value-type="string">
            <text:p>C145 Y C146</text:p>
          </table:table-cell>
          <table:table-cell table:number-columns-repeated="1018"/>
        </table:table-row>
        <table:table-row table:style-name="ro3">
          <table:table-cell table:style-name="ce3" office:value-type="date" office:date-value="2013-08-12">
            <text:p>12/08/13</text:p>
          </table:table-cell>
          <table:table-cell office:value-type="string">
            <text:p>AAM-147-2013-T2</text:p>
          </table:table-cell>
          <table:table-cell office:value-type="string">
            <text:p>SXY-299</text:p>
          </table:table-cell>
          <table:table-cell office:value-type="string">
            <text:p>REVISION FUGA POR MANGUERAS DEL CILINDRO DE EXTENSION DEL BOOM POR GARANTIA </text:p>
          </table:table-cell>
          <table:table-cell office:value-type="string">
            <text:p>REHIMAC </text:p>
          </table:table-cell>
          <table:table-cell office:value-type="string">
            <text:p>001-CV-001479</text:p>
          </table:table-cell>
          <table:table-cell table:number-columns-repeated="1018"/>
        </table:table-row>
        <table:table-row table:style-name="ro3">
          <table:table-cell table:style-name="ce3" office:value-type="date" office:date-value="2013-08-12">
            <text:p>12/08/13</text:p>
          </table:table-cell>
          <table:table-cell office:value-type="string">
            <text:p>AAM-90-2013-T5</text:p>
          </table:table-cell>
          <table:table-cell office:value-type="string">
            <text:p>EYB-68C</text:p>
          </table:table-cell>
          <table:table-cell office:value-type="string">
            <text:p>RUTINA Y PRESENTAR INFORME SOBRE DAÑO EN LA PARRILLA DE LA CAJUELA </text:p>
          </table:table-cell>
          <table:table-cell office:value-type="string">
            <text:p>SUMOTO S.A.</text:p>
          </table:table-cell>
          <table:table-cell table:number-columns-repeated="1019"/>
        </table:table-row>
        <table:table-row table:style-name="ro6">
          <table:table-cell table:style-name="ce3" office:value-type="date" office:date-value="2013-08-13">
            <text:p>13/08/13</text:p>
          </table:table-cell>
          <table:table-cell office:value-type="string">
            <text:p>AAM-166-2013-T4</text:p>
          </table:table-cell>
          <table:table-cell office:value-type="string">
            <text:p>VZA-54C</text:p>
          </table:table-cell>
          <table:table-cell office:value-type="string">
            <text:p>RUTINA</text:p>
          </table:table-cell>
          <table:table-cell office:value-type="string">
            <text:p>SUMOTO S.A.</text:p>
          </table:table-cell>
          <table:table-cell table:number-columns-repeated="1019"/>
        </table:table-row>
        <table:table-row table:style-name="ro5">
          <table:table-cell table:style-name="ce3" office:value-type="date" office:date-value="2013-08-13">
            <text:p>13/08/13</text:p>
          </table:table-cell>
          <table:table-cell office:value-type="string">
            <text:p>AAM-148-2013-T2</text:p>
          </table:table-cell>
          <table:table-cell office:value-type="string">
            <text:p>EYB-67C</text:p>
          </table:table-cell>
          <table:table-cell office:value-type="string">
            <text:p>RUTINA, CAMBIO POR DESAJUSTE DE LA PALANCA DE CAMBIOS, INSTALAR PESA MANUBRIO IZQUIERDO Y VERIFICAR ESTRIA DEL EJE DE PALANCA DE CAMBIOS</text:p>
          </table:table-cell>
          <table:table-cell office:value-type="string">
            <text:p>SUMOTO S.A.</text:p>
          </table:table-cell>
          <table:table-cell table:number-columns-repeated="1019"/>
        </table:table-row>
        <table:table-row table:style-name="ro3">
          <table:table-cell table:style-name="ce3" office:value-type="date" office:date-value="2013-08-13">
            <text:p>13/08/13</text:p>
          </table:table-cell>
          <table:table-cell office:value-type="string">
            <text:p>MTTO-595-2013</text:p>
          </table:table-cell>
          <table:table-cell office:value-type="string">
            <text:p>MOTOR LISTER HIDRO No. 1</text:p>
          </table:table-cell>
          <table:table-cell office:value-type="string">
            <text:p>REVISION MOTOR LISTER (BOTA MUCHO HUMO)</text:p>
          </table:table-cell>
          <table:table-cell office:value-type="string">
            <text:p>AGROELECTRICAS DIESEL</text:p>
          </table:table-cell>
          <table:table-cell office:value-type="string">
            <text:p>1153, 1158, 1162 Y 1167</text:p>
          </table:table-cell>
          <table:table-cell table:number-columns-repeated="1018"/>
        </table:table-row>
        <table:table-row table:style-name="ro3">
          <table:table-cell table:style-name="ce3" office:value-type="date" office:date-value="2013-08-13">
            <text:p>13/08/13</text:p>
          </table:table-cell>
          <table:table-cell office:value-type="string">
            <text:p>MTTO-596-2013</text:p>
          </table:table-cell>
          <table:table-cell office:value-type="string">
            <text:p>COMPRESOR FABRIL No. 6</text:p>
          </table:table-cell>
          <table:table-cell office:value-type="string">
            <text:p>REVISION MOTOR ELECTRICO POR GARANTIA </text:p>
          </table:table-cell>
          <table:table-cell office:value-type="string">
            <text:p>COMPRESORES FABRILES</text:p>
          </table:table-cell>
          <table:table-cell table:style-name="ce18" office:value-type="float" office:value="2339">
            <text:p>2339</text:p>
          </table:table-cell>
          <table:table-cell table:number-columns-repeated="1018"/>
        </table:table-row>
        <table:table-row table:style-name="ro6">
          <table:table-cell table:style-name="ce3" office:value-type="date" office:date-value="2013-08-13">
            <text:p>13/08/13</text:p>
          </table:table-cell>
          <table:table-cell office:value-type="string">
            <text:p>AAM-167-2013-T4</text:p>
          </table:table-cell>
          <table:table-cell office:value-type="string">
            <text:p>VZA-53C</text:p>
          </table:table-cell>
          <table:table-cell office:value-type="string">
            <text:p>RUTINA</text:p>
          </table:table-cell>
          <table:table-cell office:value-type="string">
            <text:p>SUMOTO S.A.</text:p>
          </table:table-cell>
          <table:table-cell table:number-columns-repeated="1019"/>
        </table:table-row>
        <table:table-row table:style-name="ro6">
          <table:table-cell table:style-name="ce3" office:value-type="date" office:date-value="2013-08-13">
            <text:p>13/08/13</text:p>
          </table:table-cell>
          <table:table-cell office:value-type="string">
            <text:p>MTTO-597-2013</text:p>
          </table:table-cell>
          <table:table-cell office:value-type="string">
            <text:p>SMW-560</text:p>
          </table:table-cell>
          <table:table-cell office:value-type="string">
            <text:p>ADECUAR CADENA PARA AMARRE DE EQUIPOS</text:p>
          </table:table-cell>
          <table:table-cell office:value-type="string">
            <text:p>FRENO PARTES</text:p>
          </table:table-cell>
          <table:table-cell office:value-type="string">
            <text:p>C143</text:p>
          </table:table-cell>
          <table:table-cell table:number-columns-repeated="1018"/>
        </table:table-row>
        <table:table-row table:style-name="ro6">
          <table:table-cell table:style-name="ce3" office:value-type="date" office:date-value="2013-08-13">
            <text:p>13/08/13</text:p>
          </table:table-cell>
          <table:table-cell office:value-type="string">
            <text:p>MTTO-598-2013</text:p>
          </table:table-cell>
          <table:table-cell office:value-type="string">
            <text:p>SMW-559</text:p>
          </table:table-cell>
          <table:table-cell office:value-type="string">
            <text:p>COTIZAR CADENA PARA AMARRE DE EQUIPOS</text:p>
          </table:table-cell>
          <table:table-cell office:value-type="string">
            <text:p>FRENO PARTES</text:p>
          </table:table-cell>
          <table:table-cell office:value-type="string">
            <text:p>C144</text:p>
          </table:table-cell>
          <table:table-cell table:number-columns-repeated="1018"/>
        </table:table-row>
        <table:table-row table:style-name="ro3">
          <table:table-cell table:style-name="ce3" office:value-type="date" office:date-value="2013-08-14">
            <text:p>14/08/13</text:p>
          </table:table-cell>
          <table:table-cell office:value-type="string">
            <text:p>AAM-143-2013-ATI-17</text:p>
          </table:table-cell>
          <table:table-cell office:value-type="string">
            <text:p>ATI-17</text:p>
          </table:table-cell>
          <table:table-cell office:value-type="string">
            <text:p>RUTINA</text:p>
          </table:table-cell>
          <table:table-cell office:value-type="string">
            <text:p>SUMOTO S.A.</text:p>
          </table:table-cell>
          <table:table-cell table:number-columns-repeated="1019"/>
        </table:table-row>
        <table:table-row table:style-name="ro4">
          <table:table-cell table:style-name="ce3" office:value-type="date" office:date-value="2013-08-14">
            <text:p>14/08/13</text:p>
          </table:table-cell>
          <table:table-cell office:value-type="string">
            <text:p>AAM-86-2013-T1</text:p>
          </table:table-cell>
          <table:table-cell office:value-type="string">
            <text:p>RUI-03B</text:p>
          </table:table-cell>
          <table:table-cell office:value-type="string">
            <text:p>RUTINA E INSTALACION LLANTAS DELANTERA Y TRASERA SUMINISTRADAS POR ALMACEN DEL CCO</text:p>
          </table:table-cell>
          <table:table-cell office:value-type="string">
            <text:p>SUMOTO S.A.</text:p>
          </table:table-cell>
          <table:table-cell table:number-columns-repeated="1019"/>
        </table:table-row>
        <table:table-row table:style-name="ro8">
          <table:table-cell table:style-name="ce3" office:value-type="date" office:date-value="2013-08-14">
            <text:p>14/08/13</text:p>
          </table:table-cell>
          <table:table-cell office:value-type="string">
            <text:p>AAM-87-2013-T1</text:p>
          </table:table-cell>
          <table:table-cell office:value-type="string">
            <text:p>RUI-01B</text:p>
          </table:table-cell>
          <table:table-cell office:value-type="string">
            <text:p>RUTINA, INSTALACION LLANTA TRASERA SUMINISTRADA POR ALMACEN DEL CCO, DESFORZADA EN SUBIDA Y SINCRONIZACION EN EL ULTIMO MANTENIMIENTO, VERIFICAR POR GARANTIA</text:p>
          </table:table-cell>
          <table:table-cell office:value-type="string">
            <text:p>SUMOTO S.A.</text:p>
          </table:table-cell>
          <table:table-cell table:number-columns-repeated="1019"/>
        </table:table-row>
        <table:table-row table:style-name="ro6">
          <table:table-cell table:style-name="ce3" office:value-type="date" office:date-value="2013-08-14">
            <text:p>14/08/13</text:p>
          </table:table-cell>
          <table:table-cell office:value-type="string">
            <text:p>MTTO-599-2013</text:p>
          </table:table-cell>
          <table:table-cell office:value-type="string">
            <text:p>CHR-086 </text:p>
          </table:table-cell>
          <table:table-cell office:value-type="string">
            <text:p>CORREGIR FUGA POR ESCAPE </text:p>
          </table:table-cell>
          <table:table-cell office:value-type="string">
            <text:p>MOFLES Y EXOSTOS</text:p>
          </table:table-cell>
          <table:table-cell office:value-type="float" office:value="576">
            <text:p>576</text:p>
          </table:table-cell>
          <table:table-cell table:number-columns-repeated="1018"/>
        </table:table-row>
        <table:table-row table:style-name="ro8">
          <table:table-cell table:style-name="ce3" office:value-type="date" office:date-value="2013-08-14">
            <text:p>14/08/13</text:p>
          </table:table-cell>
          <table:table-cell office:value-type="string">
            <text:p>AAM-92-2013-T5</text:p>
          </table:table-cell>
          <table:table-cell office:value-type="string">
            <text:p>KEX-250</text:p>
          </table:table-cell>
          <table:table-cell office:value-type="string">
            <text:p>INSTALACION LLANTA DE SEGUNDA 195/70 R15C SUMINISTRADA POR ALMACEN DEL CCO, Y BALANCEO DE RUEDAS DELANTERAS</text:p>
          </table:table-cell>
          <table:table-cell office:value-type="string">
            <text:p>COEXITO-OSCAR GARCIA </text:p>
          </table:table-cell>
          <table:table-cell office:value-type="string">
            <text:p>LLEGO COTIZACION POR UNA BATERIA (1831319)</text:p>
          </table:table-cell>
          <table:table-cell table:number-columns-repeated="1018"/>
        </table:table-row>
        <table:table-row table:style-name="ro4">
          <table:table-cell table:style-name="ce3" office:value-type="date" office:date-value="2013-08-14">
            <text:p>14/08/13</text:p>
          </table:table-cell>
          <table:table-cell office:value-type="string">
            <text:p>AAM-93-2013-T5</text:p>
          </table:table-cell>
          <table:table-cell office:value-type="string">
            <text:p>KEY-151</text:p>
          </table:table-cell>
          <table:table-cell office:value-type="string">
            <text:p>REPARACION SEGUN COTIZACION No. 8458 (INCLUYE LAMINA Y PINTURA E INSTALACION DE REPUESTOS SUMINISTRADOS POR UTDVVCC)</text:p>
          </table:table-cell>
          <table:table-cell office:value-type="string">
            <text:p>AUTOPACIFICO</text:p>
          </table:table-cell>
          <table:table-cell office:value-type="float" office:value="8458">
            <text:p>8458</text:p>
          </table:table-cell>
          <table:table-cell table:number-columns-repeated="1018"/>
        </table:table-row>
        <table:table-row table:style-name="ro4">
          <table:table-cell table:style-name="ce3" office:value-type="date" office:date-value="2013-08-14">
            <text:p>14/08/13</text:p>
          </table:table-cell>
          <table:table-cell office:value-type="string">
            <text:p>AAM-94-2013-T5</text:p>
          </table:table-cell>
          <table:table-cell office:value-type="string">
            <text:p>SPK-179</text:p>
          </table:table-cell>
          <table:table-cell office:value-type="string">
            <text:p>REPARACION SEGUN COTIZACION No. 8940 (INCLUYE LAMINA Y PINTURA PARTE FRONTAL EXTERIOR)</text:p>
          </table:table-cell>
          <table:table-cell office:value-type="string">
            <text:p>AUTOPACIFICO</text:p>
          </table:table-cell>
          <table:table-cell office:value-type="float" office:value="8940">
            <text:p>8940</text:p>
          </table:table-cell>
          <table:table-cell table:number-columns-repeated="1018"/>
        </table:table-row>
        <table:table-row table:style-name="ro3">
          <table:table-cell table:style-name="ce3" office:value-type="date" office:date-value="2013-08-14">
            <text:p>14/08/13</text:p>
          </table:table-cell>
          <table:table-cell office:value-type="string">
            <text:p>AAM-126-2013-T3</text:p>
          </table:table-cell>
          <table:table-cell office:value-type="string">
            <text:p>DDB-894</text:p>
          </table:table-cell>
          <table:table-cell office:value-type="string">
            <text:p>REVISION TREN DELANTERO (NO SE PUDO ALINEAR)</text:p>
          </table:table-cell>
          <table:table-cell office:value-type="string">
            <text:p>FRENO PARTES</text:p>
          </table:table-cell>
          <table:table-cell office:value-type="string">
            <text:p>C150 Y C151</text:p>
          </table:table-cell>
          <table:table-cell table:number-columns-repeated="1018"/>
        </table:table-row>
        <table:table-row table:style-name="ro3">
          <table:table-cell table:style-name="ce3" office:value-type="date" office:date-value="2013-08-15">
            <text:p>15/08/13</text:p>
          </table:table-cell>
          <table:table-cell office:value-type="string">
            <text:p>MTTO-603-2013</text:p>
          </table:table-cell>
          <table:table-cell office:value-type="string">
            <text:p>CHR-086 </text:p>
          </table:table-cell>
          <table:table-cell office:value-type="string">
            <text:p>REVISION AIRE ACONDICIONADO POR GARANTIA</text:p>
          </table:table-cell>
          <table:table-cell office:value-type="string">
            <text:p>ALISTAMIENTOS OCAMPO</text:p>
          </table:table-cell>
          <table:table-cell table:number-columns-repeated="1019"/>
        </table:table-row>
        <table:table-row table:style-name="ro3">
          <table:table-cell table:style-name="ce3" office:value-type="date" office:date-value="2013-08-15">
            <text:p>15/08/13</text:p>
          </table:table-cell>
          <table:table-cell office:value-type="string">
            <text:p>AAM-170-2013-T4</text:p>
          </table:table-cell>
          <table:table-cell office:value-type="string">
            <text:p>SPK-951</text:p>
          </table:table-cell>
          <table:table-cell office:value-type="string">
            <text:p>INSTALACION DE 2 LLANTAS DE SEGUNDA Y BALANCEO DE LAS MISMAS </text:p>
          </table:table-cell>
          <table:table-cell office:value-type="string">
            <text:p>LLANTAS LA ESTACION</text:p>
          </table:table-cell>
          <table:table-cell table:number-columns-repeated="1019"/>
        </table:table-row>
        <table:table-row table:style-name="ro6">
          <table:table-cell table:style-name="ce3" office:value-type="date" office:date-value="2013-08-15">
            <text:p>15/08/13</text:p>
          </table:table-cell>
          <table:table-cell office:value-type="string">
            <text:p>AAM-150-2013-T2</text:p>
          </table:table-cell>
          <table:table-cell office:value-type="string">
            <text:p>EYB-62C</text:p>
          </table:table-cell>
          <table:table-cell office:value-type="string">
            <text:p>LA MOTO SE APAGA Y SE AHOGA </text:p>
          </table:table-cell>
          <table:table-cell office:value-type="string">
            <text:p>SUMOTO S.A.</text:p>
          </table:table-cell>
          <table:table-cell table:number-columns-repeated="1019"/>
        </table:table-row>
        <table:table-row table:style-name="ro4">
          <table:table-cell table:style-name="ce3" office:value-type="date" office:date-value="2013-08-15">
            <text:p>15/08/13</text:p>
          </table:table-cell>
          <table:table-cell office:value-type="string">
            <text:p>AAM-117-2013-T6</text:p>
          </table:table-cell>
          <table:table-cell office:value-type="string">
            <text:p>OQG-84B</text:p>
          </table:table-cell>
          <table:table-cell office:value-type="string">
            <text:p>RUTINA, CAMBIO DE CALAPIE IZQUIERDO, CAMBIO DE ESPEJO RETROVISOR DERECHO POR DESAJUSTE Y AJUSTAR GUARDABARRO </text:p>
          </table:table-cell>
          <table:table-cell office:value-type="string">
            <text:p>SUMOTO S.A.</text:p>
          </table:table-cell>
          <table:table-cell table:number-columns-repeated="1019"/>
        </table:table-row>
        <table:table-row table:style-name="ro6">
          <table:table-cell table:style-name="ce3" office:value-type="date" office:date-value="2013-08-15">
            <text:p>15/08/13</text:p>
          </table:table-cell>
          <table:table-cell office:value-type="string">
            <text:p>AAM-118-2013-T6</text:p>
          </table:table-cell>
          <table:table-cell office:value-type="string">
            <text:p>OQG-84B</text:p>
          </table:table-cell>
          <table:table-cell office:value-type="string">
            <text:p>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08-15">
            <text:p>15/08/13</text:p>
          </table:table-cell>
          <table:table-cell office:value-type="string">
            <text:p>MTTO-605-2013</text:p>
          </table:table-cell>
          <table:table-cell office:value-type="string">
            <text:p>USA-468</text:p>
          </table:table-cell>
          <table:table-cell office:value-type="string">
            <text:p>DESPINCHAR LLANTA TRASERA EXTERNA LADO IZQUIERDO</text:p>
          </table:table-cell>
          <table:table-cell office:value-type="string">
            <text:p>ESTACION LAS PALMERAS</text:p>
          </table:table-cell>
          <table:table-cell table:number-columns-repeated="1019"/>
        </table:table-row>
        <table:table-row table:style-name="ro3">
          <table:table-cell table:style-name="ce3" office:value-type="date" office:date-value="2013-08-16">
            <text:p>16/08/13</text:p>
          </table:table-cell>
          <table:table-cell office:value-type="string">
            <text:p>AAM-95-2013-T5</text:p>
          </table:table-cell>
          <table:table-cell office:value-type="string">
            <text:p>EYB-70C</text:p>
          </table:table-cell>
          <table:table-cell office:value-type="string">
            <text:p>RUTINA, REVISION PALANCA DE CAMBIOS Y AJUSTE GUARDABARROS DELANTERO</text:p>
          </table:table-cell>
          <table:table-cell office:value-type="string">
            <text:p>SUMOTO S.A.</text:p>
          </table:table-cell>
          <table:table-cell table:number-columns-repeated="1019"/>
        </table:table-row>
        <table:table-row table:style-name="ro3">
          <table:table-cell table:style-name="ce3" office:value-type="date" office:date-value="2013-08-16">
            <text:p>16/08/13</text:p>
          </table:table-cell>
          <table:table-cell office:value-type="string">
            <text:p>AAM-120-2013-T6</text:p>
          </table:table-cell>
          <table:table-cell office:value-type="string">
            <text:p>DDB-883</text:p>
          </table:table-cell>
          <table:table-cell office:value-type="string">
            <text:p>REVISION CORREA MOTOR </text:p>
          </table:table-cell>
          <table:table-cell office:value-type="string">
            <text:p>TALLERES AUTORIZADOS S.A.</text:p>
          </table:table-cell>
          <table:table-cell office:value-type="float" office:value="31008717">
            <text:p>31008717</text:p>
          </table:table-cell>
          <table:table-cell table:number-columns-repeated="1018"/>
        </table:table-row>
        <table:table-row table:style-name="ro3">
          <table:table-cell table:style-name="ce3" office:value-type="date" office:date-value="2013-08-16">
            <text:p>16/08/13</text:p>
          </table:table-cell>
          <table:table-cell office:value-type="string">
            <text:p>AAM-89-2013-T1</text:p>
          </table:table-cell>
          <table:table-cell office:value-type="string">
            <text:p>SPK-307</text:p>
          </table:table-cell>
          <table:table-cell office:value-type="string">
            <text:p>CORREGIR FUGA MOTOR Y SOLDADURA PLANCHON</text:p>
          </table:table-cell>
          <table:table-cell office:value-type="string">
            <text:p>AUTOPACIFICO</text:p>
          </table:table-cell>
          <table:table-cell office:value-type="float" office:value="9268">
            <text:p>9268</text:p>
          </table:table-cell>
          <table:table-cell table:number-columns-repeated="1018"/>
        </table:table-row>
        <table:table-row table:style-name="ro6">
          <table:table-cell table:style-name="ce3" office:value-type="date" office:date-value="2013-08-16">
            <text:p>16/08/13</text:p>
          </table:table-cell>
          <table:table-cell office:value-type="string">
            <text:p>AAM-122-2013-T6</text:p>
          </table:table-cell>
          <table:table-cell office:value-type="string">
            <text:p>OQG-83B</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08-16">
            <text:p>16/08/13</text:p>
          </table:table-cell>
          <table:table-cell office:value-type="string">
            <text:p>MTTO-605-2013</text:p>
          </table:table-cell>
          <table:table-cell office:value-type="string">
            <text:p>USA-468</text:p>
          </table:table-cell>
          <table:table-cell office:value-type="string">
            <text:p>SUMINISTRO Y CAMBIO DE NEUMATICO PARA LLANTA DE EMERGENCIA </text:p>
          </table:table-cell>
          <table:table-cell office:value-type="string">
            <text:p>COEXITO-OSCAR GARCIA </text:p>
          </table:table-cell>
          <table:table-cell office:value-type="float" office:value="1831356">
            <text:p>1831356</text:p>
          </table:table-cell>
          <table:table-cell table:number-columns-repeated="1018"/>
        </table:table-row>
        <table:table-row table:style-name="ro6">
          <table:table-cell table:style-name="ce3" office:value-type="date" office:date-value="2013-08-16">
            <text:p>16/08/13</text:p>
          </table:table-cell>
          <table:table-cell office:value-type="string">
            <text:p>AAM-153-2013-T2</text:p>
          </table:table-cell>
          <table:table-cell office:value-type="string">
            <text:p>KEW-926</text:p>
          </table:table-cell>
          <table:table-cell office:value-type="string">
            <text:p>ALINEACION DIRECCION <text:s text:c="3"/></text:p>
          </table:table-cell>
          <table:table-cell office:value-type="string">
            <text:p>LLANTAS LA ESTACION</text:p>
          </table:table-cell>
          <table:table-cell table:number-columns-repeated="1019"/>
        </table:table-row>
        <table:table-row table:style-name="ro3">
          <table:table-cell table:style-name="ce3" office:value-type="date" office:date-value="2013-08-20">
            <text:p>20/08/13</text:p>
          </table:table-cell>
          <table:table-cell office:value-type="string">
            <text:p>AAM-144-2013-ATI-17</text:p>
          </table:table-cell>
          <table:table-cell office:value-type="string">
            <text:p>ATI-17</text:p>
          </table:table-cell>
          <table:table-cell office:value-type="string">
            <text:p>RUTINA Y REVISAR SISTEMA DE ENCENDIDO</text:p>
          </table:table-cell>
          <table:table-cell office:value-type="string">
            <text:p>SUMOTO S.A.</text:p>
          </table:table-cell>
          <table:table-cell table:number-columns-repeated="1019"/>
        </table:table-row>
        <table:table-row table:style-name="ro3">
          <table:table-cell table:style-name="ce3" office:value-type="date" office:date-value="2013-08-20">
            <text:p>20/08/13</text:p>
          </table:table-cell>
          <table:table-cell office:value-type="string">
            <text:p>MTTO-612-2013</text:p>
          </table:table-cell>
          <table:table-cell office:value-type="string">
            <text:p>SMI-082</text:p>
          </table:table-cell>
          <table:table-cell office:value-type="string">
            <text:p>REVISAR SISTEMA DE CARGA </text:p>
          </table:table-cell>
          <table:table-cell office:value-type="string">
            <text:p>COEXITO-OSCAR GARCIA </text:p>
          </table:table-cell>
          <table:table-cell office:value-type="float" office:value="1831319">
            <text:p>1831319</text:p>
          </table:table-cell>
          <table:table-cell table:number-columns-repeated="1018"/>
        </table:table-row>
        <table:table-row table:style-name="ro3">
          <table:table-cell table:style-name="ce3" office:value-type="date" office:date-value="2013-08-20">
            <text:p>20/08/13</text:p>
          </table:table-cell>
          <table:table-cell office:value-type="string">
            <text:p>AAM-123-2013-T6</text:p>
          </table:table-cell>
          <table:table-cell office:value-type="string">
            <text:p>OQG-82B</text:p>
          </table:table-cell>
          <table:table-cell office:value-type="string">
            <text:p>RUTINA Y CAMBIO DE ESPEJOS RETROVISORES POR DESAJUSTE </text:p>
          </table:table-cell>
          <table:table-cell office:value-type="string">
            <text:p>SUMOTO S.A.</text:p>
          </table:table-cell>
          <table:table-cell table:number-columns-repeated="1019"/>
        </table:table-row>
        <table:table-row table:style-name="ro5">
          <table:table-cell table:style-name="ce3" office:value-type="date" office:date-value="2013-08-20">
            <text:p>20/08/13</text:p>
          </table:table-cell>
          <table:table-cell office:value-type="string">
            <text:p>AAM-146-2013-ATI-10</text:p>
          </table:table-cell>
          <table:table-cell office:value-type="string">
            <text:p>ATI-10</text:p>
          </table:table-cell>
          <table:table-cell office:value-type="string">
            <text:p>RUTINA, CORREGIR FUGA DE ACEITE PARTE INFERIOR DEL MOTOR, INSTALACION LLANTA DELANTERA SUMINISTRADA POR ALMACEN DEL CCO Y VERIFICAR RUIDO CUANDO ARRANCA </text:p>
          </table:table-cell>
          <table:table-cell office:value-type="string">
            <text:p>SUMOTO S.A.</text:p>
          </table:table-cell>
          <table:table-cell table:number-columns-repeated="1019"/>
        </table:table-row>
        <table:table-row table:style-name="ro4">
          <table:table-cell table:style-name="ce3" office:value-type="date" office:date-value="2013-08-20">
            <text:p>20/08/13</text:p>
          </table:table-cell>
          <table:table-cell office:value-type="string">
            <text:p>MTTO-614-2013</text:p>
          </table:table-cell>
          <table:table-cell office:value-type="string">
            <text:p>USE-726</text:p>
          </table:table-cell>
          <table:table-cell office:value-type="string">
            <text:p>CORREGIR FUGA DE ACEITE POR MANGUERA DEL COMPRESOR Y VERIFICAR ESTADO DEL TAPON DE RESERVORIO DE ACEITE HIDRAULICO </text:p>
          </table:table-cell>
          <table:table-cell office:value-type="string">
            <text:p>FRENO PARTES</text:p>
          </table:table-cell>
          <table:table-cell office:value-type="string">
            <text:p>C149</text:p>
          </table:table-cell>
          <table:table-cell table:number-columns-repeated="1018"/>
        </table:table-row>
        <table:table-row table:style-name="ro3">
          <table:table-cell table:style-name="ce3" office:value-type="date" office:date-value="2013-08-20">
            <text:p>20/08/13</text:p>
          </table:table-cell>
          <table:table-cell office:value-type="string">
            <text:p>AAM-14-2013-G-A</text:p>
          </table:table-cell>
          <table:table-cell office:value-type="string">
            <text:p>DDA-216</text:p>
          </table:table-cell>
          <table:table-cell office:value-type="string">
            <text:p>ESCANEO VEHICULO, NO FUNCIONAN MANOMETROS DEL TABLERO</text:p>
          </table:table-cell>
          <table:table-cell office:value-type="string">
            <text:p>AUTOPACIFICO</text:p>
          </table:table-cell>
          <table:table-cell office:value-type="float" office:value="9932">
            <text:p>9932</text:p>
          </table:table-cell>
          <table:table-cell table:number-columns-repeated="1018"/>
        </table:table-row>
        <table:table-row table:style-name="ro3">
          <table:table-cell table:style-name="ce3" office:value-type="date" office:date-value="2013-08-20">
            <text:p>20/08/13</text:p>
          </table:table-cell>
          <table:table-cell office:value-type="string">
            <text:p>MTTO-615-2013</text:p>
          </table:table-cell>
          <table:table-cell office:value-type="string">
            <text:p>SMI-194</text:p>
          </table:table-cell>
          <table:table-cell office:value-type="string">
            <text:p>DESPINCHAR LLANTA TRASERA EXTERNA LADO DERECHO</text:p>
          </table:table-cell>
          <table:table-cell office:value-type="string">
            <text:p>ESTACION LAS PALMERAS</text:p>
          </table:table-cell>
          <table:table-cell table:number-columns-repeated="1019"/>
        </table:table-row>
        <table:table-row table:style-name="ro5">
          <table:table-cell table:style-name="ce3" office:value-type="date" office:date-value="2013-08-21">
            <text:p>21/08/13</text:p>
          </table:table-cell>
          <table:table-cell office:value-type="string">
            <text:p>AAM-147-2013-ATI-16</text:p>
          </table:table-cell>
          <table:table-cell office:value-type="string">
            <text:p>ATI-16</text:p>
          </table:table-cell>
          <table:table-cell office:value-type="string">
            <text:p>RUTINA, CAMBIO DE ESPEJO RETROVISOR LADO IZQUIERDO POR DESAJUSTE, INSTALACION LLANTA TRASERA SUMINISTRADA POR ALMACEN DEL CCO E INSTALACION COMANDO DE IGNICION</text:p>
          </table:table-cell>
          <table:table-cell office:value-type="string">
            <text:p>SUMOTO S.A.</text:p>
          </table:table-cell>
          <table:table-cell table:number-columns-repeated="1019"/>
        </table:table-row>
        <table:table-row table:style-name="ro5">
          <table:table-cell table:style-name="ce3" office:value-type="date" office:date-value="2013-08-21">
            <text:p>21/08/13</text:p>
          </table:table-cell>
          <table:table-cell office:value-type="string">
            <text:p>AAM-97-2013-T5</text:p>
          </table:table-cell>
          <table:table-cell office:value-type="string">
            <text:p>SPK-179</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3">
          <table:table-cell table:style-name="ce3" office:value-type="date" office:date-value="2013-08-21">
            <text:p>21/08/13</text:p>
          </table:table-cell>
          <table:table-cell office:value-type="string">
            <text:p>MTTO-616-2013</text:p>
          </table:table-cell>
          <table:table-cell office:value-type="string">
            <text:p>USA-468</text:p>
          </table:table-cell>
          <table:table-cell office:value-type="string">
            <text:p>REVISAR LLANTA TRASERA INTERNA LADO DERECHO (DESPINCHAR)</text:p>
          </table:table-cell>
          <table:table-cell office:value-type="string">
            <text:p>COEXITO-OSCAR GARCIA </text:p>
          </table:table-cell>
          <table:table-cell table:number-columns-repeated="2"/>
          <table:table-cell office:value-type="float" office:value="10046792">
            <text:p>10046792</text:p>
          </table:table-cell>
          <table:table-cell table:number-columns-repeated="1016"/>
        </table:table-row>
        <table:table-row table:style-name="ro3">
          <table:table-cell table:style-name="ce3" office:value-type="date" office:date-value="2013-08-21">
            <text:p>21/08/13</text:p>
          </table:table-cell>
          <table:table-cell office:value-type="string">
            <text:p>AAM-39-2013-GP</text:p>
          </table:table-cell>
          <table:table-cell office:value-type="string">
            <text:p>CJK-060</text:p>
          </table:table-cell>
          <table:table-cell office:value-type="string">
            <text:p>REVISAR SISTEMA DE REFRIGERACION (INCLUYE CORREGIR FUGA REFRIGERANTE)</text:p>
          </table:table-cell>
          <table:table-cell office:value-type="string">
            <text:p>AUTOPACIFICO – PALMIRA </text:p>
          </table:table-cell>
          <table:table-cell table:number-columns-repeated="1019"/>
        </table:table-row>
        <table:table-row table:style-name="ro5">
          <table:table-cell table:style-name="ce3" office:value-type="date" office:date-value="2013-08-21">
            <text:p>21/08/13</text:p>
          </table:table-cell>
          <table:table-cell office:value-type="string">
            <text:p>AAM-92-2013-T1</text:p>
          </table:table-cell>
          <table:table-cell office:value-type="string">
            <text:p>RUH-99B</text:p>
          </table:table-cell>
          <table:table-cell office:value-type="string">
            <text:p>INSTALACION LLANTA TRASERA SUMINISTRADA POR ALMACEN DEL CCO, TENSIONAR Y LUBRICAR CADENA Y VERIFICAR ESTADO DE LA PALANCA DE CAMBIOS </text:p>
          </table:table-cell>
          <table:table-cell office:value-type="string">
            <text:p>SUMOTO S.A.</text:p>
          </table:table-cell>
          <table:table-cell table:number-columns-repeated="1019"/>
        </table:table-row>
        <table:table-row table:style-name="ro3">
          <table:table-cell table:style-name="ce3" office:value-type="date" office:date-value="2013-08-21">
            <text:p>21/08/13</text:p>
          </table:table-cell>
          <table:table-cell office:value-type="string">
            <text:p>AAM-98-2013-T5</text:p>
          </table:table-cell>
          <table:table-cell office:value-type="string">
            <text:p>SPK-179</text:p>
          </table:table-cell>
          <table:table-cell office:value-type="string">
            <text:p>MONTAJE 2 LLANTAS DE SEGUNDA PARTE TRASERA</text:p>
          </table:table-cell>
          <table:table-cell office:value-type="string">
            <text:p>LLANTAS LA ESTACION</text:p>
          </table:table-cell>
          <table:table-cell table:number-columns-repeated="1019"/>
        </table:table-row>
        <table:table-row table:style-name="ro6">
          <table:table-cell table:style-name="ce3" office:value-type="date" office:date-value="2013-08-21">
            <text:p>21/08/13</text:p>
          </table:table-cell>
          <table:table-cell office:value-type="string">
            <text:p>AAM-157-2013-T2</text:p>
          </table:table-cell>
          <table:table-cell office:value-type="string">
            <text:p>DDC-295</text:p>
          </table:table-cell>
          <table:table-cell office:value-type="string">
            <text:p>REVISAR MICROFONO </text:p>
          </table:table-cell>
          <table:table-cell office:value-type="string">
            <text:p>ISEC</text:p>
          </table:table-cell>
          <table:table-cell table:number-columns-repeated="1019"/>
        </table:table-row>
        <table:table-row table:style-name="ro3">
          <table:table-cell table:style-name="ce3" office:value-type="date" office:date-value="2013-08-22">
            <text:p>22/08/13</text:p>
          </table:table-cell>
          <table:table-cell office:value-type="string">
            <text:p>MTTO-617-2013</text:p>
          </table:table-cell>
          <table:table-cell office:value-type="string">
            <text:p>CHR-086 </text:p>
          </table:table-cell>
          <table:table-cell office:value-type="string">
            <text:p>CORREGIR FUGA LIQUIDO DE FRENOS POR RUEDA DELANTERA DERECHA</text:p>
          </table:table-cell>
          <table:table-cell office:value-type="string">
            <text:p>MUELLES Y FRENOS PALMIRA</text:p>
          </table:table-cell>
          <table:table-cell table:number-columns-repeated="1019"/>
        </table:table-row>
        <table:table-row table:style-name="ro3">
          <table:table-cell table:style-name="ce3" office:value-type="date" office:date-value="2013-08-22">
            <text:p>22/08/13</text:p>
          </table:table-cell>
          <table:table-cell office:value-type="string">
            <text:p>AAM-129-2013-T3</text:p>
          </table:table-cell>
          <table:table-cell office:value-type="string">
            <text:p>SMO-128</text:p>
          </table:table-cell>
          <table:table-cell office:value-type="string">
            <text:p>CORREGIR FUGA DE ACEITE POR MANGUERA DEL CILINDRO DE EXTENSION DEL BOOM</text:p>
          </table:table-cell>
          <table:table-cell office:value-type="string">
            <text:p>REHIMAC </text:p>
          </table:table-cell>
          <table:table-cell office:value-type="string">
            <text:p>001-CV-001490</text:p>
          </table:table-cell>
          <table:table-cell table:number-columns-repeated="1018"/>
        </table:table-row>
        <table:table-row table:style-name="ro3">
          <table:table-cell table:style-name="ce3" office:value-type="date" office:date-value="2013-08-22">
            <text:p>22/08/13</text:p>
          </table:table-cell>
          <table:table-cell office:value-type="string">
            <text:p>AAM-130-2013-T3</text:p>
          </table:table-cell>
          <table:table-cell office:value-type="string">
            <text:p>SMO-128</text:p>
          </table:table-cell>
          <table:table-cell office:value-type="string">
            <text:p>ROTACION LLANTAS DELANTERAS Y BALANCEO DE LAS MISMAS </text:p>
          </table:table-cell>
          <table:table-cell office:value-type="string">
            <text:p>COEXITO-OSCAR GARCIA </text:p>
          </table:table-cell>
          <table:table-cell table:number-columns-repeated="1019"/>
        </table:table-row>
        <table:table-row table:style-name="ro5">
          <table:table-cell table:style-name="ce3" office:value-type="date" office:date-value="2013-08-22">
            <text:p>22/08/13</text:p>
          </table:table-cell>
          <table:table-cell office:value-type="string">
            <text:p>MTTO-619-2013</text:p>
          </table:table-cell>
          <table:table-cell office:value-type="string">
            <text:p>SMW-559</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5">
          <table:table-cell table:style-name="ce3" office:value-type="date" office:date-value="2013-08-22">
            <text:p>22/08/13</text:p>
          </table:table-cell>
          <table:table-cell office:value-type="string">
            <text:p>AAM-100-2013-T5</text:p>
          </table:table-cell>
          <table:table-cell office:value-type="string">
            <text:p>KEW-953</text:p>
          </table:table-cell>
          <table:table-cell office:value-type="string">
            <text:p>REVISION TECNOMECANICA COMO VEHICULO</text:p>
          </table:table-cell>
          <table:table-cell office:value-type="string">
            <text:p>CENTRO DE DIAGNOSTICO AUTOMOTOR DEL VALLE </text:p>
          </table:table-cell>
          <table:table-cell table:number-columns-repeated="1019"/>
        </table:table-row>
        <table:table-row table:style-name="ro3">
          <table:table-cell table:style-name="ce3" office:value-type="date" office:date-value="2013-08-22">
            <text:p>22/08/13</text:p>
          </table:table-cell>
          <table:table-cell office:value-type="string">
            <text:p>AAM-19-2013-PJ</text:p>
          </table:table-cell>
          <table:table-cell office:value-type="string">
            <text:p>DDA-222</text:p>
          </table:table-cell>
          <table:table-cell office:value-type="string">
            <text:p>MANTENIMIENTO ALTERNADOR (CORREGIR FUGA BOMBA VACIO)</text:p>
          </table:table-cell>
          <table:table-cell office:value-type="string">
            <text:p>RENZO NIETO </text:p>
          </table:table-cell>
          <table:table-cell office:value-type="float" office:value="819">
            <text:p>819</text:p>
          </table:table-cell>
          <table:table-cell table:number-columns-repeated="1018"/>
        </table:table-row>
        <table:table-row table:style-name="ro8">
          <table:table-cell table:style-name="ce3" office:value-type="date" office:date-value="2013-08-22">
            <text:p>22/08/13</text:p>
          </table:table-cell>
          <table:table-cell office:value-type="string">
            <text:p>MTTO-620-2013</text:p>
          </table:table-cell>
          <table:table-cell office:value-type="string">
            <text:p>DDA-206</text:p>
          </table:table-cell>
          <table:table-cell office:value-type="string">
            <text:p>INSTALACION DE 4 LLANTAS NUEVAS REF. 225/70 R15C MICHELIN AGILIS (INCLUYE MONTAJE, ALINEACION, MARCACION Y BALANCEO), SEGUN ORDEN DE COMPRA No. 027-13 Y OFICIO D.M-113-2013</text:p>
          </table:table-cell>
          <table:table-cell office:value-type="string">
            <text:p>LLANTAS LA ESTACION</text:p>
          </table:table-cell>
          <table:table-cell office:value-type="float" office:value="930">
            <text:p>930</text:p>
          </table:table-cell>
          <table:table-cell table:number-columns-repeated="1018"/>
        </table:table-row>
        <table:table-row table:style-name="ro6">
          <table:table-cell table:style-name="ce3" office:value-type="date" office:date-value="2013-08-22">
            <text:p>22/08/13</text:p>
          </table:table-cell>
          <table:table-cell office:value-type="string">
            <text:p>AAM-124-2013-T6</text:p>
          </table:table-cell>
          <table:table-cell office:value-type="string">
            <text:p>OQG-85B</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08-23">
            <text:p>23/08/13</text:p>
          </table:table-cell>
          <table:table-cell office:value-type="string">
            <text:p>MTTO-623-2013</text:p>
          </table:table-cell>
          <table:table-cell office:value-type="string">
            <text:p>DDA-208</text:p>
          </table:table-cell>
          <table:table-cell office:value-type="string">
            <text:p>LAVADA MOTOR </text:p>
          </table:table-cell>
          <table:table-cell office:value-type="string">
            <text:p>ESTACION LAS PALMERAS</text:p>
          </table:table-cell>
          <table:table-cell table:number-columns-repeated="1019"/>
        </table:table-row>
        <table:table-row table:style-name="ro3">
          <table:table-cell table:style-name="ce3" office:value-type="date" office:date-value="2013-08-23">
            <text:p>23/08/13</text:p>
          </table:table-cell>
          <table:table-cell office:value-type="string">
            <text:p>AAM-148-2013-ATI-17</text:p>
          </table:table-cell>
          <table:table-cell office:value-type="string">
            <text:p>ATI-17</text:p>
          </table:table-cell>
          <table:table-cell office:value-type="string">
            <text:p>VERIFICAR Y/O CORREGIR RUIDO ANORMAL TIJERA </text:p>
          </table:table-cell>
          <table:table-cell office:value-type="string">
            <text:p>SUMOTO S.A.</text:p>
          </table:table-cell>
          <table:table-cell table:number-columns-repeated="1019"/>
        </table:table-row>
        <table:table-row table:style-name="ro3">
          <table:table-cell table:style-name="ce3" office:value-type="date" office:date-value="2013-08-23">
            <text:p>23/08/13</text:p>
          </table:table-cell>
          <table:table-cell office:value-type="string">
            <text:p>AAM-174-2013-T4</text:p>
          </table:table-cell>
          <table:table-cell office:value-type="string">
            <text:p>SPK-951</text:p>
          </table:table-cell>
          <table:table-cell office:value-type="string">
            <text:p>CORREGIR FUGA POR VALVULA DE DESCARGA DEL PEDAL DEL FRENO</text:p>
          </table:table-cell>
          <table:table-cell office:value-type="string">
            <text:p>FRENO PARTES</text:p>
          </table:table-cell>
          <table:table-cell office:value-type="string">
            <text:p>C154 Y C155</text:p>
          </table:table-cell>
          <table:table-cell table:number-columns-repeated="1018"/>
        </table:table-row>
        <table:table-row table:style-name="ro6">
          <table:table-cell table:style-name="ce3" office:value-type="date" office:date-value="2013-08-23">
            <text:p>23/08/13</text:p>
          </table:table-cell>
          <table:table-cell office:value-type="string">
            <text:p>AAM-175-2013-T4</text:p>
          </table:table-cell>
          <table:table-cell office:value-type="string">
            <text:p>VZA-54C</text:p>
          </table:table-cell>
          <table:table-cell office:value-type="string">
            <text:p>VERIFICAR RUIDO ANORMAL MOTOR</text:p>
          </table:table-cell>
          <table:table-cell office:value-type="string">
            <text:p>SUMOTO S.A.</text:p>
          </table:table-cell>
          <table:table-cell table:number-columns-repeated="1019"/>
        </table:table-row>
        <table:table-row table:style-name="ro7">
          <table:table-cell table:style-name="ce3" office:value-type="date" office:date-value="2013-08-23">
            <text:p>23/08/13</text:p>
          </table:table-cell>
          <table:table-cell office:value-type="string">
            <text:p>AAM-15-2013-G-A</text:p>
          </table:table-cell>
          <table:table-cell office:value-type="string">
            <text:p>DDA-216</text:p>
          </table:table-cell>
          <table:table-cell office:value-type="string">
            <text:p>CONFORME A LO SOLICITADO EN OFICIO D.M-113-2013, ME PERMITO HACER ENTREGA DE 4 LLANTAS NUEVAS REF 235/75 R15 BRIDGESTONE DUELER AT 693 PARA SU INSTALACION, QUE INCLUYE MONTAJE, ALINEACION, BALANCEO Y MARCACION.</text:p>
          </table:table-cell>
          <table:table-cell office:value-type="string">
            <text:p>CAR &amp; CO</text:p>
          </table:table-cell>
          <table:table-cell table:number-columns-repeated="1019"/>
        </table:table-row>
        <table:table-row table:style-name="ro3">
          <table:table-cell table:style-name="ce3" office:value-type="date" office:date-value="2013-08-24">
            <text:p>24/08/13</text:p>
          </table:table-cell>
          <table:table-cell office:value-type="string">
            <text:p>MTTO-625-2013</text:p>
          </table:table-cell>
          <table:table-cell office:value-type="string">
            <text:p>VIBROCOMPACTADOR DD24</text:p>
          </table:table-cell>
          <table:table-cell office:value-type="string">
            <text:p>REVISAR INTERRUPTOR QUE ACTIVA EL VIBRO</text:p>
          </table:table-cell>
          <table:table-cell office:value-type="string">
            <text:p>RENZO NIETO </text:p>
          </table:table-cell>
          <table:table-cell office:value-type="float" office:value="820">
            <text:p>820</text:p>
          </table:table-cell>
          <table:table-cell table:number-columns-repeated="1018"/>
        </table:table-row>
        <table:table-row table:style-name="ro3">
          <table:table-cell table:style-name="ce3" office:value-type="date" office:date-value="2013-08-24">
            <text:p>24/08/13</text:p>
          </table:table-cell>
          <table:table-cell office:value-type="string">
            <text:p>MTTO-626-2013</text:p>
          </table:table-cell>
          <table:table-cell office:value-type="string">
            <text:p>USE-726</text:p>
          </table:table-cell>
          <table:table-cell office:value-type="string">
            <text:p>DESPINCHAR LLANTA DELANTERA LADO DERECHO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3-08-24">
            <text:p>24/08/13</text:p>
          </table:table-cell>
          <table:table-cell office:value-type="string">
            <text:p>AAM-34-2013-IF</text:p>
          </table:table-cell>
          <table:table-cell office:value-type="string">
            <text:p>DDA-211</text:p>
          </table:table-cell>
          <table:table-cell office:value-type="string">
            <text:p>INSTALACION ELECTRICA CON PACHAS </text:p>
          </table:table-cell>
          <table:table-cell office:value-type="string">
            <text:p>INDUSTRIAS AGROSOTO</text:p>
          </table:table-cell>
          <table:table-cell table:number-columns-repeated="1019"/>
        </table:table-row>
        <table:table-row table:style-name="ro6">
          <table:table-cell table:style-name="ce3" office:value-type="date" office:date-value="2013-08-24">
            <text:p>24/08/13</text:p>
          </table:table-cell>
          <table:table-cell office:value-type="string">
            <text:p>AAM-125-2013-T6</text:p>
          </table:table-cell>
          <table:table-cell office:value-type="string">
            <text:p>OQG-82B</text:p>
          </table:table-cell>
          <table:table-cell office:value-type="string">
            <text:p>REVISAR SISTEMA DE CARGA </text:p>
          </table:table-cell>
          <table:table-cell office:value-type="string">
            <text:p>SUMOTO S.A.</text:p>
          </table:table-cell>
          <table:table-cell table:number-columns-repeated="1019"/>
        </table:table-row>
        <table:table-row table:style-name="ro4">
          <table:table-cell table:style-name="ce3" office:value-type="date" office:date-value="2013-08-24">
            <text:p>24/08/13</text:p>
          </table:table-cell>
          <table:table-cell office:value-type="string">
            <text:p>AAM-015-2013-T7-SV</text:p>
          </table:table-cell>
          <table:table-cell office:value-type="string">
            <text:p>DDA-286</text:p>
          </table:table-cell>
          <table:table-cell office:value-type="string">
            <text:p>MANTENIMIENTO RODAMIENTOS TRASEROS JUEGO AXIAL, REVISION SOPORTE CARDAN Y GUAYA CAPO</text:p>
          </table:table-cell>
          <table:table-cell office:value-type="string">
            <text:p>FRENO PARTES</text:p>
          </table:table-cell>
          <table:table-cell office:value-type="string">
            <text:p>C163 Y C164</text:p>
          </table:table-cell>
          <table:table-cell table:number-columns-repeated="1018"/>
        </table:table-row>
        <table:table-row table:style-name="ro6">
          <table:table-cell table:style-name="ce3" office:value-type="date" office:date-value="2013-08-26">
            <text:p>26/08/13</text:p>
          </table:table-cell>
          <table:table-cell office:value-type="string">
            <text:p>AAM-176-2013-T4</text:p>
          </table:table-cell>
          <table:table-cell office:value-type="string">
            <text:p>VZA-53C</text:p>
          </table:table-cell>
          <table:table-cell office:value-type="string">
            <text:p>RUTINA Y CAMBIO KIT DE ARRASTRE</text:p>
          </table:table-cell>
          <table:table-cell office:value-type="string">
            <text:p>SUMOTO S.A.</text:p>
          </table:table-cell>
          <table:table-cell table:number-columns-repeated="1019"/>
        </table:table-row>
        <table:table-row table:style-name="ro3">
          <table:table-cell table:style-name="ce3" office:value-type="date" office:date-value="2013-08-26">
            <text:p>26/08/13</text:p>
          </table:table-cell>
          <table:table-cell office:value-type="string">
            <text:p>AAM-149-2013-ATI-12</text:p>
          </table:table-cell>
          <table:table-cell office:value-type="string">
            <text:p>ATI-12</text:p>
          </table:table-cell>
          <table:table-cell office:value-type="string">
            <text:p>RUTINA Y REVISAR SISTEMA DE ENCENDIDO POR GARANTIA (NO PRENDE)</text:p>
          </table:table-cell>
          <table:table-cell office:value-type="string">
            <text:p>SUMOTO S.A.</text:p>
          </table:table-cell>
          <table:table-cell table:number-columns-repeated="1019"/>
        </table:table-row>
        <table:table-row table:style-name="ro5">
          <table:table-cell table:style-name="ce3" office:value-type="date" office:date-value="2013-08-26">
            <text:p>26/08/13</text:p>
          </table:table-cell>
          <table:table-cell office:value-type="string">
            <text:p>MTTO-631-2013</text:p>
          </table:table-cell>
          <table:table-cell office:value-type="string">
            <text:p>SMW-559</text:p>
          </table:table-cell>
          <table:table-cell office:value-type="string">
            <text:p>INSTALACION Y MONTAJE DE 5 LLANTAS DE SEGUNDA 12R 22.5 SUMINISTRADAS POR ALMACEN DEL CCO Y ROTACION LLANTAS DELANTERAS Y BALANCEO DE LAS MISMAS </text:p>
          </table:table-cell>
          <table:table-cell office:value-type="string">
            <text:p>COEXITO – YUMBO</text:p>
          </table:table-cell>
          <table:table-cell office:value-type="float" office:value="714488">
            <text:p>714488</text:p>
          </table:table-cell>
          <table:table-cell table:number-columns-repeated="1018"/>
        </table:table-row>
        <table:table-row table:style-name="ro3">
          <table:table-cell table:style-name="ce3" office:value-type="date" office:date-value="2013-08-26">
            <text:p>26/08/13</text:p>
          </table:table-cell>
          <table:table-cell office:value-type="string">
            <text:p>AAM-16-2013-G-A</text:p>
          </table:table-cell>
          <table:table-cell office:value-type="string">
            <text:p>DDA-216</text:p>
          </table:table-cell>
          <table:table-cell office:value-type="string">
            <text:p>REVISION TREN DELANTERO (ROTULA SUPERIOR IZQUIERDA)</text:p>
          </table:table-cell>
          <table:table-cell office:value-type="string">
            <text:p>MUELLES Y FRENOS PALMIRA</text:p>
          </table:table-cell>
          <table:table-cell office:value-type="float" office:value="30">
            <text:p>30</text:p>
          </table:table-cell>
          <table:table-cell table:number-columns-repeated="1018"/>
        </table:table-row>
        <table:table-row table:style-name="ro6">
          <table:table-cell table:style-name="ce3" office:value-type="date" office:date-value="2013-08-26">
            <text:p>26/08/13</text:p>
          </table:table-cell>
          <table:table-cell office:value-type="string">
            <text:p>AAM-177-2013-T4</text:p>
          </table:table-cell>
          <table:table-cell office:value-type="string">
            <text:p>VZA-54C</text:p>
          </table:table-cell>
          <table:table-cell office:value-type="string">
            <text:p>RUTINA</text:p>
          </table:table-cell>
          <table:table-cell office:value-type="string">
            <text:p>SUMOTO S.A.</text:p>
          </table:table-cell>
          <table:table-cell table:number-columns-repeated="1019"/>
        </table:table-row>
        <table:table-row table:style-name="ro6">
          <table:table-cell table:style-name="ce3" office:value-type="date" office:date-value="2013-08-26">
            <text:p>26/08/13</text:p>
          </table:table-cell>
          <table:table-cell office:value-type="string">
            <text:p>AAM-126-2013-T6</text:p>
          </table:table-cell>
          <table:table-cell office:value-type="string">
            <text:p>OQG-83B</text:p>
          </table:table-cell>
          <table:table-cell office:value-type="string">
            <text:p>REVISAR SISTEMA DE ENCENDIDO (NO PRENDE) <text:s text:c="4"/></text:p>
          </table:table-cell>
          <table:table-cell office:value-type="string">
            <text:p>SUMOTO S.A.</text:p>
          </table:table-cell>
          <table:table-cell table:number-columns-repeated="1019"/>
        </table:table-row>
        <table:table-row table:style-name="ro3">
          <table:table-cell table:style-name="ce3" office:value-type="date" office:date-value="2013-08-27">
            <text:p>27/08/13</text:p>
          </table:table-cell>
          <table:table-cell office:value-type="string">
            <text:p>AAM-132-2013-T3</text:p>
          </table:table-cell>
          <table:table-cell office:value-type="string">
            <text:p>OQG-89B</text:p>
          </table:table-cell>
          <table:table-cell office:value-type="string">
            <text:p>CORREGIR FUGA DE COMBUSTIBLE POR MANGUERA DE DESFOGE </text:p>
          </table:table-cell>
          <table:table-cell office:value-type="string">
            <text:p>SUMOTO S.A.</text:p>
          </table:table-cell>
          <table:table-cell table:number-columns-repeated="1019"/>
        </table:table-row>
        <table:table-row table:style-name="ro3">
          <table:table-cell table:style-name="ce3" office:value-type="date" office:date-value="2013-08-27">
            <text:p>27/08/13</text:p>
          </table:table-cell>
          <table:table-cell office:value-type="string">
            <text:p>AAM-150-2013-ATI-10</text:p>
          </table:table-cell>
          <table:table-cell office:value-type="string">
            <text:p>ATI-10</text:p>
          </table:table-cell>
          <table:table-cell office:value-type="string">
            <text:p>REVISION TECNOMECANICA </text:p>
          </table:table-cell>
          <table:table-cell office:value-type="string">
            <text:p>SUMOTO S.A.</text:p>
          </table:table-cell>
          <table:table-cell table:number-columns-repeated="1019"/>
        </table:table-row>
        <table:table-row table:style-name="ro4">
          <table:table-cell table:style-name="ce3" office:value-type="date" office:date-value="2013-08-27">
            <text:p>27/08/13</text:p>
          </table:table-cell>
          <table:table-cell office:value-type="string">
            <text:p>AAM-162-2013-T2</text:p>
          </table:table-cell>
          <table:table-cell office:value-type="string">
            <text:p>KEW-926</text:p>
          </table:table-cell>
          <table:table-cell office:value-type="string">
            <text:p>COMPLEMENTAR INSTALACION DE AISLANTE (YUMBOLO) Y COTIZAR LAMPARAS LATERALES Y EXPLORADORAS (TAPAS)</text:p>
          </table:table-cell>
          <table:table-cell office:value-type="string">
            <text:p>AXIAL</text:p>
          </table:table-cell>
          <table:table-cell table:number-columns-repeated="1019"/>
        </table:table-row>
        <table:table-row table:style-name="ro3">
          <table:table-cell table:style-name="ce3" office:value-type="date" office:date-value="2013-08-27">
            <text:p>27/08/13</text:p>
          </table:table-cell>
          <table:table-cell office:value-type="string">
            <text:p>AAM-163-2013-T2</text:p>
          </table:table-cell>
          <table:table-cell office:value-type="string">
            <text:p>KEW-926</text:p>
          </table:table-cell>
          <table:table-cell office:value-type="string">
            <text:p>REVISAR SISTEMA DE AIRE ACONDICIONADO</text:p>
          </table:table-cell>
          <table:table-cell office:value-type="string">
            <text:p>ALISTAMIENTOS OCAMPO</text:p>
          </table:table-cell>
          <table:table-cell office:value-type="float" office:value="56">
            <text:p>56</text:p>
          </table:table-cell>
          <table:table-cell table:number-columns-repeated="1018"/>
        </table:table-row>
        <table:table-row table:style-name="ro5">
          <table:table-cell table:style-name="ce3" office:value-type="date" office:date-value="2013-08-27">
            <text:p>27/08/13</text:p>
          </table:table-cell>
          <table:table-cell office:value-type="string">
            <text:p>AAM-40-2013-GP</text:p>
          </table:table-cell>
          <table:table-cell office:value-type="string">
            <text:p>CJK-060</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4">
          <table:table-cell table:style-name="ce3" office:value-type="date" office:date-value="2013-08-27">
            <text:p>27/08/13</text:p>
          </table:table-cell>
          <table:table-cell office:value-type="string">
            <text:p>AAM-164-2013-T2</text:p>
          </table:table-cell>
          <table:table-cell office:value-type="string">
            <text:p>KEW-926</text:p>
          </table:table-cell>
          <table:table-cell office:value-type="string">
            <text:p>DIAGNOSTICO Y EVALUACION DE EMBRAGUE</text:p>
          </table:table-cell>
          <table:table-cell office:value-type="string">
            <text:p>DISTRIBUIDORA NACIONAL DE EMBRAGUES</text:p>
          </table:table-cell>
          <table:table-cell table:number-columns-repeated="1019"/>
        </table:table-row>
        <table:table-row table:style-name="ro3">
          <table:table-cell table:style-name="ce3" office:value-type="date" office:date-value="2013-08-27">
            <text:p>27/08/13</text:p>
          </table:table-cell>
          <table:table-cell office:value-type="string">
            <text:p>AAM-36-2013-GS</text:p>
          </table:table-cell>
          <table:table-cell office:value-type="string">
            <text:p>CJC-369</text:p>
          </table:table-cell>
          <table:table-cell office:value-type="string">
            <text:p>REVISION TREN TRASERO, VERIFICAR CAUCHOS DE MUELLES Y AMORTIGUADORES</text:p>
          </table:table-cell>
          <table:table-cell office:value-type="string">
            <text:p>MUELLES Y FRENOS PALMIRA</text:p>
          </table:table-cell>
          <table:table-cell office:value-type="float" office:value="31">
            <text:p>31</text:p>
          </table:table-cell>
          <table:table-cell table:number-columns-repeated="1018"/>
        </table:table-row>
        <table:table-row table:style-name="ro3">
          <table:table-cell table:style-name="ce3" office:value-type="date" office:date-value="2013-08-27">
            <text:p>27/08/13</text:p>
          </table:table-cell>
          <table:table-cell office:value-type="string">
            <text:p>AAM-133-2013-T3</text:p>
          </table:table-cell>
          <table:table-cell office:value-type="string">
            <text:p>KEY-039</text:p>
          </table:table-cell>
          <table:table-cell office:value-type="string">
            <text:p>ALINEACION DIRECCION, ROTACION LLANTAS Y BALANCEO RUEDAS DELANTERAS</text:p>
          </table:table-cell>
          <table:table-cell office:value-type="string">
            <text:p>LLANTAS LA ESTACION</text:p>
          </table:table-cell>
          <table:table-cell table:number-columns-repeated="1019"/>
        </table:table-row>
        <table:table-row table:style-name="ro6">
          <table:table-cell table:style-name="ce3" office:value-type="date" office:date-value="2013-08-27">
            <text:p>27/08/13</text:p>
          </table:table-cell>
          <table:table-cell office:value-type="string">
            <text:p>MTTO-637-2013</text:p>
          </table:table-cell>
          <table:table-cell office:value-type="string">
            <text:p>SMW-560</text:p>
          </table:table-cell>
          <table:table-cell office:value-type="string">
            <text:p>REVISION LUCES LATERALES PLANCHON </text:p>
          </table:table-cell>
          <table:table-cell office:value-type="string">
            <text:p>FRENO PARTES</text:p>
          </table:table-cell>
          <table:table-cell table:number-columns-repeated="1019"/>
        </table:table-row>
        <table:table-row table:style-name="ro4">
          <table:table-cell table:style-name="ce3" office:value-type="date" office:date-value="2013-08-27">
            <text:p>27/08/13</text:p>
          </table:table-cell>
          <table:table-cell office:value-type="string">
            <text:p>AAM-136-2013-T3</text:p>
          </table:table-cell>
          <table:table-cell office:value-type="string">
            <text:p>DDB-894</text:p>
          </table:table-cell>
          <table:table-cell office:value-type="string">
            <text:p>TERMINAR TRABAJO SEGUN ORDEN AAM-120-2013-T3 DE FECHA 02 DE AGOSTO DE 2013</text:p>
          </table:table-cell>
          <table:table-cell office:value-type="string">
            <text:p>LLANTAS LA ESTACION</text:p>
          </table:table-cell>
          <table:table-cell table:number-columns-repeated="1019"/>
        </table:table-row>
        <table:table-row table:style-name="ro3">
          <table:table-cell table:style-name="ce3" office:value-type="date" office:date-value="2013-08-27">
            <text:p>27/08/13</text:p>
          </table:table-cell>
          <table:table-cell office:value-type="string">
            <text:p>MTTO-638-2013</text:p>
          </table:table-cell>
          <table:table-cell office:value-type="string">
            <text:p>REMOLQUE DE TACHAS </text:p>
          </table:table-cell>
          <table:table-cell office:value-type="string">
            <text:p>DESPINCHAR LLANTA LADO DERECHO </text:p>
          </table:table-cell>
          <table:table-cell office:value-type="string">
            <text:p>ESTACION LAS PALMERAS</text:p>
          </table:table-cell>
          <table:table-cell table:number-columns-repeated="1019"/>
        </table:table-row>
        <table:table-row table:style-name="ro5">
          <table:table-cell table:style-name="ce3" office:value-type="date" office:date-value="2013-08-28">
            <text:p>28/08/13</text:p>
          </table:table-cell>
          <table:table-cell office:value-type="string">
            <text:p>MTTO-639-2013</text:p>
          </table:table-cell>
          <table:table-cell office:value-type="string">
            <text:p>SMW-560</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3">
          <table:table-cell table:style-name="ce3" office:value-type="date" office:date-value="2013-08-28">
            <text:p>28/08/13</text:p>
          </table:table-cell>
          <table:table-cell office:value-type="string">
            <text:p>AAM-165-2013-T2</text:p>
          </table:table-cell>
          <table:table-cell office:value-type="string">
            <text:p>SPK-180</text:p>
          </table:table-cell>
          <table:table-cell office:value-type="string">
            <text:p>REVISION TREN DELANTERO</text:p>
          </table:table-cell>
          <table:table-cell office:value-type="string">
            <text:p>FRENO PARTES</text:p>
          </table:table-cell>
          <table:table-cell office:value-type="string">
            <text:p>C156, C157 Y C158</text:p>
          </table:table-cell>
          <table:table-cell table:number-columns-repeated="1018"/>
        </table:table-row>
        <table:table-row table:style-name="ro3">
          <table:table-cell table:style-name="ce3" office:value-type="date" office:date-value="2013-08-28">
            <text:p>28/08/13</text:p>
          </table:table-cell>
          <table:table-cell office:value-type="string">
            <text:p>AAM-151-2013-ATI-12</text:p>
          </table:table-cell>
          <table:table-cell office:value-type="string">
            <text:p>ATI-12</text:p>
          </table:table-cell>
          <table:table-cell office:value-type="string">
            <text:p>REVISION LUCES DIRECCIONALES POR GARANTIA </text:p>
          </table:table-cell>
          <table:table-cell office:value-type="string">
            <text:p>SUMOTO S.A.</text:p>
          </table:table-cell>
          <table:table-cell table:number-columns-repeated="1019"/>
        </table:table-row>
        <table:table-row table:style-name="ro6">
          <table:table-cell table:style-name="ce3" office:value-type="date" office:date-value="2013-08-28">
            <text:p>28/08/13</text:p>
          </table:table-cell>
          <table:table-cell office:value-type="string">
            <text:p>AAM-127-2013-T6</text:p>
          </table:table-cell>
          <table:table-cell office:value-type="string">
            <text:p>DDB-883</text:p>
          </table:table-cell>
          <table:table-cell office:value-type="string">
            <text:p>ALINEACION DIRECCION Y BALANCEO DE RUEDAS</text:p>
          </table:table-cell>
          <table:table-cell office:value-type="string">
            <text:p>LLANTAS LA ESTACION</text:p>
          </table:table-cell>
          <table:table-cell table:number-columns-repeated="1019"/>
        </table:table-row>
        <table:table-row table:style-name="ro3">
          <table:table-cell table:style-name="ce3" office:value-type="date" office:date-value="2013-08-28">
            <text:p>28/08/13</text:p>
          </table:table-cell>
          <table:table-cell office:value-type="string">
            <text:p>MTTO-641-2013</text:p>
          </table:table-cell>
          <table:table-cell office:value-type="string">
            <text:p>SMI-082</text:p>
          </table:table-cell>
          <table:table-cell office:value-type="string">
            <text:p>CORREGIR FUGA DE AIRE </text:p>
          </table:table-cell>
          <table:table-cell office:value-type="string">
            <text:p>MUELLES Y FRENOS PALMIRA</text:p>
          </table:table-cell>
          <table:table-cell office:value-type="float" office:value="32">
            <text:p>32</text:p>
          </table:table-cell>
          <table:table-cell table:number-columns-repeated="1018"/>
        </table:table-row>
        <table:table-row table:style-name="ro3">
          <table:table-cell table:style-name="ce3" office:value-type="date" office:date-value="2013-08-28">
            <text:p>28/08/13</text:p>
          </table:table-cell>
          <table:table-cell office:value-type="string">
            <text:p>AAM-166-2013-T2</text:p>
          </table:table-cell>
          <table:table-cell office:value-type="string">
            <text:p>SPK-180</text:p>
          </table:table-cell>
          <table:table-cell office:value-type="string">
            <text:p>VERIFICAR POR GARANTIA SEGUN FACTURA 2823 DEL 15 DE AGOSTO DE 2013</text:p>
          </table:table-cell>
          <table:table-cell office:value-type="string">
            <text:p>LLANTAS LA ESTACION</text:p>
          </table:table-cell>
          <table:table-cell table:number-columns-repeated="1019"/>
        </table:table-row>
        <table:table-row table:style-name="ro3">
          <table:table-cell table:style-name="ce3" office:value-type="date" office:date-value="2013-08-28">
            <text:p>28/08/13</text:p>
          </table:table-cell>
          <table:table-cell office:value-type="string">
            <text:p>AAM-137-2013-T3</text:p>
          </table:table-cell>
          <table:table-cell office:value-type="string">
            <text:p>OQG-87B</text:p>
          </table:table-cell>
          <table:table-cell office:value-type="string">
            <text:p>RUTINA, REVISAR SISTEMA DE CARGA, REVISAR MONOSHOCK Y CORREGIR FUGA POR GARANTIA </text:p>
          </table:table-cell>
          <table:table-cell office:value-type="string">
            <text:p>SUMOTO S.A.</text:p>
          </table:table-cell>
          <table:table-cell table:number-columns-repeated="1019"/>
        </table:table-row>
        <table:table-row table:style-name="ro3">
          <table:table-cell table:style-name="ce3" office:value-type="date" office:date-value="2013-08-28">
            <text:p>28/08/13</text:p>
          </table:table-cell>
          <table:table-cell office:value-type="string">
            <text:p>MTTO-642-2013</text:p>
          </table:table-cell>
          <table:table-cell office:value-type="string">
            <text:p>SALTARIN INGERSOLL RAND</text:p>
          </table:table-cell>
          <table:table-cell office:value-type="string">
            <text:p>REVISION POR GARANTIA (TRABAJA MAL EN ALTA)</text:p>
          </table:table-cell>
          <table:table-cell office:value-type="string">
            <text:p>RODRIGUEZ Y LONDOÑO</text:p>
          </table:table-cell>
          <table:table-cell table:number-columns-repeated="1019"/>
        </table:table-row>
        <table:table-row table:style-name="ro3">
          <table:table-cell table:style-name="ce3" office:value-type="date" office:date-value="2013-08-28">
            <text:p>28/08/13</text:p>
          </table:table-cell>
          <table:table-cell office:value-type="string">
            <text:p>MTTO-643-2013</text:p>
          </table:table-cell>
          <table:table-cell office:value-type="string">
            <text:p>SALTARIN MIKASA </text:p>
          </table:table-cell>
          <table:table-cell office:value-type="string">
            <text:p>MANTENIMIENTO GENERAL, CORREGIR FUGA POR FUELLE (SE INUNDA)</text:p>
          </table:table-cell>
          <table:table-cell office:value-type="string">
            <text:p>RODRIGUEZ Y LONDOÑO</text:p>
          </table:table-cell>
          <table:table-cell office:value-type="float" office:value="804">
            <text:p>804</text:p>
          </table:table-cell>
          <table:table-cell table:number-columns-repeated="1018"/>
        </table:table-row>
        <table:table-row table:style-name="ro3">
          <table:table-cell table:style-name="ce3" office:value-type="date" office:date-value="2013-08-29">
            <text:p>29/08/13</text:p>
          </table:table-cell>
          <table:table-cell office:value-type="string">
            <text:p>AAM-104-2013-T5</text:p>
          </table:table-cell>
          <table:table-cell office:value-type="string">
            <text:p>SPK-179</text:p>
          </table:table-cell>
          <table:table-cell office:value-type="string">
            <text:p>RECONSTRUIR TORNILLO CON TUERCA DE SEGURIDAD DE LA SUFRIDERA </text:p>
          </table:table-cell>
          <table:table-cell office:value-type="string">
            <text:p>HERMAR</text:p>
          </table:table-cell>
          <table:table-cell office:value-type="string">
            <text:p>C.T.I0666</text:p>
          </table:table-cell>
          <table:table-cell table:number-columns-repeated="1018"/>
        </table:table-row>
        <table:table-row table:style-name="ro5">
          <table:table-cell table:style-name="ce3" office:value-type="date" office:date-value="2013-08-29">
            <text:p>29/08/13</text:p>
          </table:table-cell>
          <table:table-cell office:value-type="string">
            <text:p>AAM-105-2013-T5</text:p>
          </table:table-cell>
          <table:table-cell office:value-type="string">
            <text:p>SPK-179</text:p>
          </table:table-cell>
          <table:table-cell office:value-type="string">
            <text:p>MANTENIMIENTO DE LOS GATOS QUE LEVANTAN EL PLANCHON, DEBIDO A QUE SE BAJAN CUANDO ESTAN EN OPERACION, ESTO SEGUN CRITERIO TECNICO DEL SEÑOR JUAN CARLOS DE REHIMAC</text:p>
          </table:table-cell>
          <table:table-cell office:value-type="string">
            <text:p>REHIMAC </text:p>
          </table:table-cell>
          <table:table-cell office:value-type="string">
            <text:p>001-CV-001491</text:p>
          </table:table-cell>
          <table:table-cell table:number-columns-repeated="1018"/>
        </table:table-row>
        <table:table-row table:style-name="ro3">
          <table:table-cell table:style-name="ce3" office:value-type="date" office:date-value="2013-08-29">
            <text:p>29/08/13</text:p>
          </table:table-cell>
          <table:table-cell office:value-type="string">
            <text:p>AAM-167-2013-T2</text:p>
          </table:table-cell>
          <table:table-cell office:value-type="string">
            <text:p>KEW-926</text:p>
          </table:table-cell>
          <table:table-cell office:value-type="string">
            <text:p>REVISION PORTADORA ALTA VOZ DE LA SIRENA </text:p>
          </table:table-cell>
          <table:table-cell office:value-type="string">
            <text:p>TECNOLOGIA CONTRA INCENDIO </text:p>
          </table:table-cell>
          <table:table-cell table:style-name="ce16" office:value-type="string">
            <text:p>01 – AGO – 2013</text:p>
          </table:table-cell>
          <table:table-cell table:number-columns-repeated="1018"/>
        </table:table-row>
        <table:table-row table:style-name="ro4">
          <table:table-cell table:style-name="ce3" office:value-type="date" office:date-value="2013-08-29">
            <text:p>29/08/13</text:p>
          </table:table-cell>
          <table:table-cell office:value-type="string">
            <text:p>AAM-128-2013-T6</text:p>
          </table:table-cell>
          <table:table-cell office:value-type="string">
            <text:p>DDB-885</text:p>
          </table:table-cell>
          <table:table-cell office:value-type="string">
            <text:p>INSTALACION LLANTA DE SEGUNDA SUMINISTRADA POR ALMACEN DEL CCO, PARA LLANTA DE REPUESTO</text:p>
          </table:table-cell>
          <table:table-cell office:value-type="string">
            <text:p>ESTACION LAS PALMERAS</text:p>
          </table:table-cell>
          <table:table-cell table:number-columns-repeated="1019"/>
        </table:table-row>
        <table:table-row table:style-name="ro3">
          <table:table-cell table:style-name="ce3" office:value-type="date" office:date-value="2013-08-29">
            <text:p>29/08/13</text:p>
          </table:table-cell>
          <table:table-cell office:value-type="string">
            <text:p>AAM-168-2013-T2</text:p>
          </table:table-cell>
          <table:table-cell office:value-type="string">
            <text:p>EYB-61C</text:p>
          </table:table-cell>
          <table:table-cell office:value-type="string">
            <text:p>INSTALACION LLANTA TRASERA SUMINISTRADA POR ALMACEN DEL CCO </text:p>
          </table:table-cell>
          <table:table-cell office:value-type="string">
            <text:p>SUMOTO S.A.</text:p>
          </table:table-cell>
          <table:table-cell table:number-columns-repeated="1019"/>
        </table:table-row>
        <table:table-row table:style-name="ro3">
          <table:table-cell table:style-name="ce3" office:value-type="date" office:date-value="2013-08-29">
            <text:p>29/08/13</text:p>
          </table:table-cell>
          <table:table-cell office:value-type="string">
            <text:p>AAM-169-2013-T2</text:p>
          </table:table-cell>
          <table:table-cell office:value-type="string">
            <text:p>EYB-63C</text:p>
          </table:table-cell>
          <table:table-cell office:value-type="string">
            <text:p>LA MOTO SALIO EL DIA DE HOY, Y PRESENTO FALLA POR AHOGO, REVISAR POR GARANTIA </text:p>
          </table:table-cell>
          <table:table-cell office:value-type="string">
            <text:p>SUMOTO S.A.</text:p>
          </table:table-cell>
          <table:table-cell table:number-columns-repeated="1019"/>
        </table:table-row>
        <table:table-row table:style-name="ro3">
          <table:table-cell table:style-name="ce3" office:value-type="date" office:date-value="2013-08-30">
            <text:p>30/08/13</text:p>
          </table:table-cell>
          <table:table-cell office:value-type="string">
            <text:p>MTTO-644-2013</text:p>
          </table:table-cell>
          <table:table-cell office:value-type="string">
            <text:p>USE-726</text:p>
          </table:table-cell>
          <table:table-cell office:value-type="string">
            <text:p>DESPINCHAR LLANTA TRASERA INTERNA LADO IZQUIERDO</text:p>
          </table:table-cell>
          <table:table-cell office:value-type="string">
            <text:p>COEXITO-OSCAR GARCIA </text:p>
          </table:table-cell>
          <table:table-cell table:number-columns-repeated="1019"/>
        </table:table-row>
        <table:table-row table:style-name="ro3">
          <table:table-cell table:style-name="ce3" office:value-type="date" office:date-value="2013-08-30">
            <text:p>30/08/13</text:p>
          </table:table-cell>
          <table:table-cell office:value-type="string">
            <text:p>AAM-152-2013-ATI-16</text:p>
          </table:table-cell>
          <table:table-cell office:value-type="string">
            <text:p>ATI-16</text:p>
          </table:table-cell>
          <table:table-cell office:value-type="string">
            <text:p>RUTINA Y VERIFICAR FUNCIONAMIENTO DE INTERRUPTOR DE ENCENDIDO</text:p>
          </table:table-cell>
          <table:table-cell office:value-type="string">
            <text:p>SUMOTO S.A.</text:p>
          </table:table-cell>
          <table:table-cell table:number-columns-repeated="1019"/>
        </table:table-row>
        <table:table-row table:style-name="ro3">
          <table:table-cell table:style-name="ce3" office:value-type="date" office:date-value="2013-08-30">
            <text:p>30/08/13</text:p>
          </table:table-cell>
          <table:table-cell office:value-type="string">
            <text:p>AAM-153-2013-ATI-12</text:p>
          </table:table-cell>
          <table:table-cell office:value-type="string">
            <text:p>ATI-12</text:p>
          </table:table-cell>
          <table:table-cell office:value-type="string">
            <text:p>POR TERCERA VEZ REVISAR SISTEMA DE ENCENDIDO POR GARANTIA </text:p>
          </table:table-cell>
          <table:table-cell office:value-type="string">
            <text:p>SUMOTO S.A.</text:p>
          </table:table-cell>
          <table:table-cell table:number-columns-repeated="1019"/>
        </table:table-row>
        <table:table-row table:style-name="ro3">
          <table:table-cell table:style-name="ce3" office:value-type="date" office:date-value="2013-08-30">
            <text:p>30/08/13</text:p>
          </table:table-cell>
          <table:table-cell office:value-type="string">
            <text:p>MTTO-645-2013</text:p>
          </table:table-cell>
          <table:table-cell office:value-type="string">
            <text:p>TALLER DE MECANICA </text:p>
          </table:table-cell>
          <table:table-cell office:value-type="string">
            <text:p>REPARACION GATO CAIMAN, MARCA OMEGA DE 10 TON, COLOR ROJO </text:p>
          </table:table-cell>
          <table:table-cell office:value-type="string">
            <text:p>HERMAR</text:p>
          </table:table-cell>
          <table:table-cell office:value-type="string">
            <text:p>I.C.T0709</text:p>
          </table:table-cell>
          <table:table-cell table:number-columns-repeated="1018"/>
        </table:table-row>
        <table:table-row table:style-name="ro3">
          <table:table-cell table:style-name="ce3" office:value-type="date" office:date-value="2013-08-30">
            <text:p>30/08/13</text:p>
          </table:table-cell>
          <table:table-cell office:value-type="string">
            <text:p>AAM-139-2013-T3</text:p>
          </table:table-cell>
          <table:table-cell office:value-type="string">
            <text:p>SMO-128</text:p>
          </table:table-cell>
          <table:table-cell office:value-type="string">
            <text:p>REPARACION GATO HIDRAULICO TIPO BOTELLA DE 20 TON, MARCA OMEGA, COLOR NEGRO</text:p>
          </table:table-cell>
          <table:table-cell office:value-type="string">
            <text:p>HERMAR</text:p>
          </table:table-cell>
          <table:table-cell office:value-type="string">
            <text:p>I.C.T0710</text:p>
          </table:table-cell>
          <table:table-cell table:number-columns-repeated="1018"/>
        </table:table-row>
        <table:table-row table:style-name="ro5">
          <table:table-cell table:style-name="ce3" office:value-type="date" office:date-value="2013-08-30">
            <text:p>30/08/13</text:p>
          </table:table-cell>
          <table:table-cell office:value-type="string">
            <text:p>AAM-36-2013-IF</text:p>
          </table:table-cell>
          <table:table-cell office:value-type="string">
            <text:p>DDA-211</text:p>
          </table:table-cell>
          <table:table-cell office:value-type="string">
            <text:p>MANTENIMIENTO RUEDAS TRASERAS, RUIDO ANORMAL DE RODAMIENTOS Y JUEGO AXIAL Y MANTENIMIENTO RESORTES GUAYA DE EMERGENCIA (SE DISTENCIONAN)</text:p>
          </table:table-cell>
          <table:table-cell office:value-type="string">
            <text:p>FRENO PARTES</text:p>
          </table:table-cell>
          <table:table-cell office:value-type="string">
            <text:p>C159 Y C160</text:p>
          </table:table-cell>
          <table:table-cell table:number-columns-repeated="1018"/>
        </table:table-row>
        <table:table-row table:style-name="ro3">
          <table:table-cell table:style-name="ce3" office:value-type="date" office:date-value="2013-08-31">
            <text:p>31/08/13</text:p>
          </table:table-cell>
          <table:table-cell office:value-type="string">
            <text:p>MTTO-649-2013</text:p>
          </table:table-cell>
          <table:table-cell office:value-type="string">
            <text:p>DDA-208</text:p>
          </table:table-cell>
          <table:table-cell office:value-type="string">
            <text:p>DESPINCHAR LLANTA TRASERA DERECHA Y REVISAR LLANTA DE REPUESTO</text:p>
          </table:table-cell>
          <table:table-cell office:value-type="string">
            <text:p>ESTACION LAS PALMERAS</text:p>
          </table:table-cell>
          <table:table-cell table:number-columns-repeated="1019"/>
        </table:table-row>
        <table:table-row table:style-name="ro6">
          <table:table-cell table:style-name="ce3" office:value-type="date" office:date-value="2013-08-31">
            <text:p>31/08/13</text:p>
          </table:table-cell>
          <table:table-cell office:value-type="string">
            <text:p>MTTO-650-2013</text:p>
          </table:table-cell>
          <table:table-cell office:value-type="string">
            <text:p>USA-339</text:p>
          </table:table-cell>
          <table:table-cell office:value-type="string">
            <text:p>ROTACION LLANTAS TRASERAS </text:p>
          </table:table-cell>
          <table:table-cell office:value-type="string">
            <text:p>LLANTAS LA ESTACION</text:p>
          </table:table-cell>
          <table:table-cell office:value-type="float" office:value="999">
            <text:p>999</text:p>
          </table:table-cell>
          <table:table-cell table:number-columns-repeated="1018"/>
        </table:table-row>
        <table:table-row table:style-name="ro3">
          <table:table-cell table:style-name="ce3" office:value-type="date" office:date-value="2013-08-31">
            <text:p>31/08/13</text:p>
          </table:table-cell>
          <table:table-cell office:value-type="string">
            <text:p>AAM-170-2013-T2</text:p>
          </table:table-cell>
          <table:table-cell office:value-type="string">
            <text:p>SXY-299</text:p>
          </table:table-cell>
          <table:table-cell office:value-type="string">
            <text:p>CORREGIR FUGA DE AIRE POR CABINA</text:p>
          </table:table-cell>
          <table:table-cell office:value-type="string">
            <text:p>MUELLES Y FRENOS PALMIRA</text:p>
          </table:table-cell>
          <table:table-cell office:value-type="float" office:value="33">
            <text:p>33</text:p>
          </table:table-cell>
          <table:table-cell table:number-columns-repeated="1018"/>
        </table:table-row>
        <table:table-row table:style-name="ro3">
          <table:table-cell table:style-name="ce3" office:value-type="date" office:date-value="2013-09-02">
            <text:p>02/09/13</text:p>
          </table:table-cell>
          <table:table-cell office:value-type="string">
            <text:p>MTTO-651-2013</text:p>
          </table:table-cell>
          <table:table-cell office:value-type="string">
            <text:p>USA-339</text:p>
          </table:table-cell>
          <table:table-cell office:value-type="string">
            <text:p>REVISION TURBO POR GARANTIA Y FRENO DE AHOGO ESTA DEFICIENTE</text:p>
          </table:table-cell>
          <table:table-cell office:value-type="string">
            <text:p>AUTOPACIFICO</text:p>
          </table:table-cell>
          <table:table-cell office:value-type="float" office:value="9453">
            <text:p>9453</text:p>
          </table:table-cell>
          <table:table-cell table:number-columns-repeated="1018"/>
        </table:table-row>
        <table:table-row table:style-name="ro3">
          <table:table-cell table:style-name="ce3" office:value-type="date" office:date-value="2013-09-02">
            <text:p>02/09/13</text:p>
          </table:table-cell>
          <table:table-cell office:value-type="string">
            <text:p>AAM-129-2013-T6</text:p>
          </table:table-cell>
          <table:table-cell office:value-type="string">
            <text:p>OQG-85B</text:p>
          </table:table-cell>
          <table:table-cell office:value-type="string">
            <text:p>RUTINA, CORREGIR FUGA DE COMBUSTIBLE, AJUSTAR DEFENSAS Y SOLDAR EXOSTO</text:p>
          </table:table-cell>
          <table:table-cell office:value-type="string">
            <text:p>SUMOTO S.A.</text:p>
          </table:table-cell>
          <table:table-cell table:number-columns-repeated="1019"/>
        </table:table-row>
        <table:table-row table:style-name="ro6">
          <table:table-cell table:style-name="ce3" office:value-type="date" office:date-value="2013-09-02">
            <text:p>02/09/13</text:p>
          </table:table-cell>
          <table:table-cell office:value-type="string">
            <text:p>AAM-107-2013-T5</text:p>
          </table:table-cell>
          <table:table-cell office:value-type="string">
            <text:p>EYB-70C</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09-02">
            <text:p>02/09/13</text:p>
          </table:table-cell>
          <table:table-cell office:value-type="string">
            <text:p>AAM-184-2013-T4</text:p>
          </table:table-cell>
          <table:table-cell office:value-type="string">
            <text:p>SPK-951</text:p>
          </table:table-cell>
          <table:table-cell office:value-type="string">
            <text:p>REPARACION DE 2 GATOS TIPO BOTELLA DE 20 TON POR GARANTIA </text:p>
          </table:table-cell>
          <table:table-cell office:value-type="string">
            <text:p>REHIMAC </text:p>
          </table:table-cell>
          <table:table-cell table:number-columns-repeated="1019"/>
        </table:table-row>
        <table:table-row table:style-name="ro3">
          <table:table-cell table:style-name="ce3" office:value-type="date" office:date-value="2013-09-02">
            <text:p>02/09/13</text:p>
          </table:table-cell>
          <table:table-cell office:value-type="string">
            <text:p>AAM-130-2013-T6</text:p>
          </table:table-cell>
          <table:table-cell office:value-type="string">
            <text:p>OQG-84B</text:p>
          </table:table-cell>
          <table:table-cell office:value-type="string">
            <text:p>RUTINA Y VERIFICAR DESAJUSTE RUEDA TRASERA</text:p>
          </table:table-cell>
          <table:table-cell office:value-type="string">
            <text:p>SUMOTO S.A.</text:p>
          </table:table-cell>
          <table:table-cell table:number-columns-repeated="1019"/>
        </table:table-row>
        <table:table-row table:style-name="ro4">
          <table:table-cell table:style-name="ce3" office:value-type="date" office:date-value="2013-09-02">
            <text:p>02/09/13</text:p>
          </table:table-cell>
          <table:table-cell office:value-type="string">
            <text:p>AAM-172-2013-T2</text:p>
          </table:table-cell>
          <table:table-cell office:value-type="string">
            <text:p>SPK-180</text:p>
          </table:table-cell>
          <table:table-cell office:value-type="string">
            <text:p>EMPAQUETAR 2 GATOS DEL VOLCO QUE LEVANTAN EL PLANCHON Y CORREGIR FUGA POR MANGUERAS </text:p>
          </table:table-cell>
          <table:table-cell office:value-type="string">
            <text:p>REHIMAC </text:p>
          </table:table-cell>
          <table:table-cell office:value-type="string">
            <text:p>001-CV-001492</text:p>
          </table:table-cell>
          <table:table-cell table:number-columns-repeated="1018"/>
        </table:table-row>
        <table:table-row table:style-name="ro4">
          <table:table-cell table:style-name="ce3" office:value-type="date" office:date-value="2013-09-03">
            <text:p>03/09/13</text:p>
          </table:table-cell>
          <table:table-cell office:value-type="string">
            <text:p>AAM-185-2013-T4</text:p>
          </table:table-cell>
          <table:table-cell office:value-type="string">
            <text:p>TLO-302</text:p>
          </table:table-cell>
          <table:table-cell office:value-type="string">
            <text:p>REVISION MOTOR ELECTRICO QUE LEVANTA EL VIDRIO DE LA PUERTA LADO DERECHO POR GARANTIA </text:p>
          </table:table-cell>
          <table:table-cell office:value-type="string">
            <text:p>KENWORTH DE LA MONTAÑA</text:p>
          </table:table-cell>
          <table:table-cell table:number-columns-repeated="1019"/>
        </table:table-row>
        <table:table-row table:style-name="ro3">
          <table:table-cell table:style-name="ce3" office:value-type="date" office:date-value="2013-09-03">
            <text:p>03/09/13</text:p>
          </table:table-cell>
          <table:table-cell office:value-type="string">
            <text:p>MTTO-653-2013</text:p>
          </table:table-cell>
          <table:table-cell office:value-type="string">
            <text:p>COMPRESOR FABRIL No. 7</text:p>
          </table:table-cell>
          <table:table-cell office:value-type="string">
            <text:p>REVISION POR GARANTIA (RUIDO EN EL MOTOR ELECTRICO)</text:p>
          </table:table-cell>
          <table:table-cell office:value-type="string">
            <text:p>COMPRESORES FABRILES</text:p>
          </table:table-cell>
          <table:table-cell table:number-columns-repeated="1019"/>
        </table:table-row>
        <table:table-row table:style-name="ro3">
          <table:table-cell table:style-name="ce3" office:value-type="date" office:date-value="2013-09-03">
            <text:p>03/09/13</text:p>
          </table:table-cell>
          <table:table-cell office:value-type="string">
            <text:p>MTTO-656-2013</text:p>
          </table:table-cell>
          <table:table-cell office:value-type="string">
            <text:p>COMPRESOR FABRIL No. 1</text:p>
          </table:table-cell>
          <table:table-cell office:value-type="string">
            <text:p>REVISAR RECALENTAMIENTO DEL MOTOR ELECTRICO</text:p>
          </table:table-cell>
          <table:table-cell office:value-type="string">
            <text:p>COMPRESORES FABRILES</text:p>
          </table:table-cell>
          <table:table-cell table:number-columns-repeated="1019"/>
        </table:table-row>
        <table:table-row table:style-name="ro4">
          <table:table-cell table:style-name="ce3" office:value-type="date" office:date-value="2013-09-03">
            <text:p>03/09/13</text:p>
          </table:table-cell>
          <table:table-cell office:value-type="string">
            <text:p>MTTO-657-2013</text:p>
          </table:table-cell>
          <table:table-cell office:value-type="string">
            <text:p>SMW-560</text:p>
          </table:table-cell>
          <table:table-cell office:value-type="string">
            <text:p>MONTAJE LLANTA DE SEGUNDA SUMINISTRADA POR ALMACEN DEL CCO, PARA LA LLANTA DE REPUESTO</text:p>
          </table:table-cell>
          <table:table-cell office:value-type="string">
            <text:p>ESTACION LAS PALMERAS</text:p>
          </table:table-cell>
          <table:table-cell table:number-columns-repeated="1019"/>
        </table:table-row>
        <table:table-row table:style-name="ro6">
          <table:table-cell table:style-name="ce3" office:value-type="date" office:date-value="2013-09-04">
            <text:p>04/09/13</text:p>
          </table:table-cell>
          <table:table-cell office:value-type="string">
            <text:p>MTTO-659-2013</text:p>
          </table:table-cell>
          <table:table-cell office:value-type="string">
            <text:p>CHR-086 </text:p>
          </table:table-cell>
          <table:table-cell office:value-type="string">
            <text:p>CORREGIR FUGA RADIADOR POR GARANTIA </text:p>
          </table:table-cell>
          <table:table-cell office:value-type="string">
            <text:p>TECNIMARCANT</text:p>
          </table:table-cell>
          <table:table-cell table:number-columns-repeated="1019"/>
        </table:table-row>
        <table:table-row table:style-name="ro3">
          <table:table-cell table:style-name="ce3" office:value-type="date" office:date-value="2013-09-04">
            <text:p>04/09/13</text:p>
          </table:table-cell>
          <table:table-cell office:value-type="string">
            <text:p>AAM-133-2013-T6</text:p>
          </table:table-cell>
          <table:table-cell office:value-type="string">
            <text:p>OQG-83B</text:p>
          </table:table-cell>
          <table:table-cell office:value-type="string">
            <text:p>RUTINA E INSTALACION LLANTA TRASERA SUMINISTRADA POR ALMACEN DEL CCO </text:p>
          </table:table-cell>
          <table:table-cell office:value-type="string">
            <text:p>SUMOTO S.A.</text:p>
          </table:table-cell>
          <table:table-cell table:number-columns-repeated="1019"/>
        </table:table-row>
        <table:table-row table:style-name="ro4">
          <table:table-cell table:style-name="ce3" office:value-type="date" office:date-value="2013-09-04">
            <text:p>04/09/13</text:p>
          </table:table-cell>
          <table:table-cell office:value-type="string">
            <text:p>AAM-154-2013-ATI-12</text:p>
          </table:table-cell>
          <table:table-cell office:value-type="string">
            <text:p>ATI-12</text:p>
          </table:table-cell>
          <table:table-cell office:value-type="string">
            <text:p>CAMBIO BOMBILLO TACOMETRO DE REVOLUCIONES Y STOP Y CAMBIO DE GUARDABARRO TRASERO</text:p>
          </table:table-cell>
          <table:table-cell office:value-type="string">
            <text:p>SUMOTO S.A.</text:p>
          </table:table-cell>
          <table:table-cell table:number-columns-repeated="1019"/>
        </table:table-row>
        <table:table-row table:style-name="ro3">
          <table:table-cell table:style-name="ce3" office:value-type="date" office:date-value="2013-09-04">
            <text:p>04/09/13</text:p>
          </table:table-cell>
          <table:table-cell office:value-type="string">
            <text:p>AAM-173-2013-T2</text:p>
          </table:table-cell>
          <table:table-cell office:value-type="string">
            <text:p>EYB-62C</text:p>
          </table:table-cell>
          <table:table-cell office:value-type="string">
            <text:p>VERIFICAR ESTADO DE LUCES STROBER Y LA SIRENA </text:p>
          </table:table-cell>
          <table:table-cell office:value-type="string">
            <text:p>DISTRILIGHT</text:p>
          </table:table-cell>
          <table:table-cell table:number-columns-repeated="1019"/>
        </table:table-row>
        <table:table-row table:style-name="ro3">
          <table:table-cell table:style-name="ce3" office:value-type="date" office:date-value="2013-09-04">
            <text:p>04/09/13</text:p>
          </table:table-cell>
          <table:table-cell office:value-type="string">
            <text:p>AAM-174-2013-T2</text:p>
          </table:table-cell>
          <table:table-cell office:value-type="string">
            <text:p>EYB-61C</text:p>
          </table:table-cell>
          <table:table-cell office:value-type="string">
            <text:p>VERIFICAR ESTADO DE LUCES STROBER Y LA SIRENA </text:p>
          </table:table-cell>
          <table:table-cell office:value-type="string">
            <text:p>DISTRILIGHT</text:p>
          </table:table-cell>
          <table:table-cell table:number-columns-repeated="1019"/>
        </table:table-row>
        <table:table-row table:style-name="ro3">
          <table:table-cell table:style-name="ce3" office:value-type="date" office:date-value="2013-09-04">
            <text:p>04/09/13</text:p>
          </table:table-cell>
          <table:table-cell office:value-type="string">
            <text:p>AAM-175-2013-T2</text:p>
          </table:table-cell>
          <table:table-cell office:value-type="string">
            <text:p>KEX-382</text:p>
          </table:table-cell>
          <table:table-cell office:value-type="string">
            <text:p>REVISAR SISTEMA DE ALTA VOZ Y SIRENA </text:p>
          </table:table-cell>
          <table:table-cell office:value-type="string">
            <text:p>TECNOLOGIA CONTRA INCENDIO </text:p>
          </table:table-cell>
          <table:table-cell table:style-name="ce16" office:value-type="string">
            <text:p>01 – SEP – 2013</text:p>
          </table:table-cell>
          <table:table-cell table:number-columns-repeated="1018"/>
        </table:table-row>
        <table:table-row table:style-name="ro3">
          <table:table-cell table:style-name="ce3" office:value-type="date" office:date-value="2013-09-04">
            <text:p>04/09/13</text:p>
          </table:table-cell>
          <table:table-cell office:value-type="string">
            <text:p>AAM-187-2013-T4</text:p>
          </table:table-cell>
          <table:table-cell office:value-type="string">
            <text:p>DDC-552</text:p>
          </table:table-cell>
          <table:table-cell office:value-type="string">
            <text:p>CAMBIO BUJES MUELLES TRASEROS</text:p>
          </table:table-cell>
          <table:table-cell office:value-type="string">
            <text:p>MUELLES Y FRENOS PALMIRA</text:p>
          </table:table-cell>
          <table:table-cell office:value-type="float" office:value="34">
            <text:p>34</text:p>
          </table:table-cell>
          <table:table-cell table:number-columns-repeated="1018"/>
        </table:table-row>
        <table:table-row table:style-name="ro3">
          <table:table-cell table:style-name="ce3" office:value-type="date" office:date-value="2013-09-04">
            <text:p>04/09/13</text:p>
          </table:table-cell>
          <table:table-cell office:value-type="string">
            <text:p>AAM-188-2013-T4</text:p>
          </table:table-cell>
          <table:table-cell office:value-type="string">
            <text:p>KEX-384</text:p>
          </table:table-cell>
          <table:table-cell office:value-type="string">
            <text:p>REVISAR AIRE ACONDICIONADO, SEGUN CRITERIO DEL CONDUCTOR</text:p>
          </table:table-cell>
          <table:table-cell office:value-type="string">
            <text:p>ALISTAMIENTOS OCAMPO</text:p>
          </table:table-cell>
          <table:table-cell office:value-type="float" office:value="557">
            <text:p>557</text:p>
          </table:table-cell>
          <table:table-cell table:number-columns-repeated="1018"/>
        </table:table-row>
        <table:table-row table:style-name="ro6">
          <table:table-cell table:style-name="ce3" office:value-type="date" office:date-value="2013-09-04">
            <text:p>04/09/13</text:p>
          </table:table-cell>
          <table:table-cell office:value-type="string">
            <text:p>AAM-108-2013-T5</text:p>
          </table:table-cell>
          <table:table-cell office:value-type="string">
            <text:p>EYB-68C</text:p>
          </table:table-cell>
          <table:table-cell office:value-type="string">
            <text:p>RUTINA Y AJUSTAR DEFENSA</text:p>
          </table:table-cell>
          <table:table-cell office:value-type="string">
            <text:p>SUMOTO S.A.</text:p>
          </table:table-cell>
          <table:table-cell table:number-columns-repeated="1019"/>
        </table:table-row>
        <table:table-row table:style-name="ro4">
          <table:table-cell table:style-name="ce3" office:value-type="date" office:date-value="2013-09-05">
            <text:p>05/09/13</text:p>
          </table:table-cell>
          <table:table-cell office:value-type="string">
            <text:p>MTTO-660-2013</text:p>
          </table:table-cell>
          <table:table-cell office:value-type="string">
            <text:p>USE-726</text:p>
          </table:table-cell>
          <table:table-cell office:value-type="string">
            <text:p>REVISION EMBRAGUE (PRESENTA RUIDO ANORMAL)</text:p>
          </table:table-cell>
          <table:table-cell office:value-type="string">
            <text:p>DISTRIBUIDORA NACIONAL DE EMBRAGUES</text:p>
          </table:table-cell>
          <table:table-cell office:value-type="float" office:value="298">
            <text:p>298</text:p>
          </table:table-cell>
          <table:table-cell table:number-columns-repeated="1018"/>
        </table:table-row>
        <table:table-row table:style-name="ro3">
          <table:table-cell table:style-name="ce3" office:value-type="date" office:date-value="2013-09-05">
            <text:p>05/09/13</text:p>
          </table:table-cell>
          <table:table-cell office:value-type="string">
            <text:p>AAM-016-2013-T7-SV</text:p>
          </table:table-cell>
          <table:table-cell office:value-type="string">
            <text:p>DDA-286</text:p>
          </table:table-cell>
          <table:table-cell office:value-type="string">
            <text:p>SUMINISTRO E INSTALACION DE VIDRIO PARABRISA </text:p>
          </table:table-cell>
          <table:table-cell office:value-type="string">
            <text:p>VIDRIOS Y ACCESORIOS </text:p>
          </table:table-cell>
          <table:table-cell table:number-columns-repeated="1019"/>
        </table:table-row>
        <table:table-row table:style-name="ro6">
          <table:table-cell table:style-name="ce3" office:value-type="date" office:date-value="2013-09-05">
            <text:p>05/09/13</text:p>
          </table:table-cell>
          <table:table-cell office:value-type="string">
            <text:p>AAM-135-2013-T6</text:p>
          </table:table-cell>
          <table:table-cell office:value-type="string">
            <text:p>OQG-82B</text:p>
          </table:table-cell>
          <table:table-cell office:value-type="string">
            <text:p>RUTINA, SE ACELERA DE VEZ EN CUANDO</text:p>
          </table:table-cell>
          <table:table-cell office:value-type="string">
            <text:p>SUMOTO S.A.</text:p>
          </table:table-cell>
          <table:table-cell table:number-columns-repeated="1019"/>
        </table:table-row>
        <table:table-row table:style-name="ro6">
          <table:table-cell table:style-name="ce3" office:value-type="date" office:date-value="2013-09-06">
            <text:p>06/09/13</text:p>
          </table:table-cell>
          <table:table-cell office:value-type="string">
            <text:p>AAM-177-2013-T2</text:p>
          </table:table-cell>
          <table:table-cell office:value-type="string">
            <text:p>SPK-180</text:p>
          </table:table-cell>
          <table:table-cell office:value-type="string">
            <text:p>CORREGIR CORTO LUCES TRASERAS</text:p>
          </table:table-cell>
          <table:table-cell office:value-type="string">
            <text:p>AUTOPACIFICO</text:p>
          </table:table-cell>
          <table:table-cell office:value-type="float" office:value="9470">
            <text:p>9470</text:p>
          </table:table-cell>
          <table:table-cell table:number-columns-repeated="1018"/>
        </table:table-row>
        <table:table-row table:style-name="ro6">
          <table:table-cell table:style-name="ce3" office:value-type="date" office:date-value="2013-09-06">
            <text:p>06/09/13</text:p>
          </table:table-cell>
          <table:table-cell office:value-type="string">
            <text:p>MTTO-661-2013</text:p>
          </table:table-cell>
          <table:table-cell office:value-type="string">
            <text:p>USE-726</text:p>
          </table:table-cell>
          <table:table-cell office:value-type="string">
            <text:p>MANTENIMIENTO ALTERNADOR</text:p>
          </table:table-cell>
          <table:table-cell office:value-type="string">
            <text:p>RENZO NIETO </text:p>
          </table:table-cell>
          <table:table-cell office:value-type="float" office:value="824">
            <text:p>824</text:p>
          </table:table-cell>
          <table:table-cell table:number-columns-repeated="1018"/>
        </table:table-row>
        <table:table-row table:style-name="ro3">
          <table:table-cell table:style-name="ce3" office:value-type="date" office:date-value="2013-09-06">
            <text:p>06/09/13</text:p>
          </table:table-cell>
          <table:table-cell office:value-type="string">
            <text:p>AAM-142-2013-T3</text:p>
          </table:table-cell>
          <table:table-cell office:value-type="string">
            <text:p>DDB-875 </text:p>
          </table:table-cell>
          <table:table-cell office:value-type="string">
            <text:p>INSTALAR BOMBA PRESURIZADORA PARA VERIFICAR CONSUMO DE AGUA </text:p>
          </table:table-cell>
          <table:table-cell office:value-type="string">
            <text:p>TECNIMARCANT</text:p>
          </table:table-cell>
          <table:table-cell table:number-columns-repeated="1019"/>
        </table:table-row>
        <table:table-row table:style-name="ro6">
          <table:table-cell table:style-name="ce3" office:value-type="date" office:date-value="2013-09-06">
            <text:p>06/09/13</text:p>
          </table:table-cell>
          <table:table-cell office:value-type="string">
            <text:p>AAM-179-2013-T2</text:p>
          </table:table-cell>
          <table:table-cell office:value-type="string">
            <text:p>KEX-382</text:p>
          </table:table-cell>
          <table:table-cell office:value-type="string">
            <text:p>CAMBIO BUJES MUELLES TRASEROS</text:p>
          </table:table-cell>
          <table:table-cell office:value-type="string">
            <text:p>FRENO PARTES</text:p>
          </table:table-cell>
          <table:table-cell office:value-type="string">
            <text:p>C166</text:p>
          </table:table-cell>
          <table:table-cell table:number-columns-repeated="1018"/>
        </table:table-row>
        <table:table-row table:style-name="ro3">
          <table:table-cell table:style-name="ce3" office:value-type="date" office:date-value="2013-09-06">
            <text:p>06/09/13</text:p>
          </table:table-cell>
          <table:table-cell office:value-type="string">
            <text:p>AAM-180-2013-T2</text:p>
          </table:table-cell>
          <table:table-cell office:value-type="string">
            <text:p>KEX-382</text:p>
          </table:table-cell>
          <table:table-cell office:value-type="string">
            <text:p>PRESENTA PROBLEMAS DE CAJA (DIFICULTAD PARA EL CAMBIO A PRIMERA)</text:p>
          </table:table-cell>
          <table:table-cell office:value-type="string">
            <text:p>TALLERES AUTORIZADOS S.A.</text:p>
          </table:table-cell>
          <table:table-cell office:value-type="float" office:value="33089440">
            <text:p>33089440</text:p>
          </table:table-cell>
          <table:table-cell table:number-columns-repeated="1018"/>
        </table:table-row>
        <table:table-row table:style-name="ro3">
          <table:table-cell table:style-name="ce3" office:value-type="date" office:date-value="2013-09-06">
            <text:p>06/09/13</text:p>
          </table:table-cell>
          <table:table-cell office:value-type="string">
            <text:p>MTTO-663-2013</text:p>
          </table:table-cell>
          <table:table-cell office:value-type="string">
            <text:p>MOTOR LISTER HIDRO No. 2 </text:p>
          </table:table-cell>
          <table:table-cell office:value-type="string">
            <text:p>CAMBIO PALANCA DE COMPRESION</text:p>
          </table:table-cell>
          <table:table-cell office:value-type="string">
            <text:p>AGRODIESEL DEL PACIFICO</text:p>
          </table:table-cell>
          <table:table-cell office:value-type="float" office:value="6512">
            <text:p>6512</text:p>
          </table:table-cell>
          <table:table-cell table:number-columns-repeated="1018"/>
        </table:table-row>
        <table:table-row table:style-name="ro3">
          <table:table-cell table:style-name="ce3" office:value-type="date" office:date-value="2013-09-06">
            <text:p>06/09/13</text:p>
          </table:table-cell>
          <table:table-cell office:value-type="string">
            <text:p>AAM-156-2013-ATI-20</text:p>
          </table:table-cell>
          <table:table-cell office:value-type="string">
            <text:p>ATI-20</text:p>
          </table:table-cell>
          <table:table-cell office:value-type="string">
            <text:p>SINCRONIZAR Y LIMPIEZA TANQUE </text:p>
          </table:table-cell>
          <table:table-cell office:value-type="string">
            <text:p>SUMOTO S.A.</text:p>
          </table:table-cell>
          <table:table-cell table:number-columns-repeated="1019"/>
        </table:table-row>
        <table:table-row table:style-name="ro6">
          <table:table-cell table:style-name="ce3" office:value-type="date" office:date-value="2013-09-06">
            <text:p>06/09/13</text:p>
          </table:table-cell>
          <table:table-cell office:value-type="string">
            <text:p>AAM-109-2013-T5</text:p>
          </table:table-cell>
          <table:table-cell office:value-type="string">
            <text:p>OQG-86B</text:p>
          </table:table-cell>
          <table:table-cell office:value-type="string">
            <text:p>SINCRONIZAR Y LIMPIEZA TANQUE </text:p>
          </table:table-cell>
          <table:table-cell office:value-type="string">
            <text:p>SUMOTO S.A.</text:p>
          </table:table-cell>
          <table:table-cell table:number-columns-repeated="1019"/>
        </table:table-row>
        <table:table-row table:style-name="ro3">
          <table:table-cell table:style-name="ce3" office:value-type="date" office:date-value="2013-09-06">
            <text:p>06/09/13</text:p>
          </table:table-cell>
          <table:table-cell office:value-type="string">
            <text:p>MTTO-665-2013</text:p>
          </table:table-cell>
          <table:table-cell office:value-type="string">
            <text:p>TROMPO No. 4</text:p>
          </table:table-cell>
          <table:table-cell office:value-type="string">
            <text:p>INSTALACION LLANTAS DE SEGUNDA EN RINES No. 13, SUMINISTRADO POR ALMACEN DEL CCO</text:p>
          </table:table-cell>
          <table:table-cell office:value-type="string">
            <text:p>LLANTAS LA ESTACION</text:p>
          </table:table-cell>
          <table:table-cell table:number-columns-repeated="1019"/>
        </table:table-row>
        <table:table-row table:style-name="ro3">
          <table:table-cell table:style-name="ce3" office:value-type="date" office:date-value="2013-09-07">
            <text:p>07/09/13</text:p>
          </table:table-cell>
          <table:table-cell office:value-type="string">
            <text:p>MTTO-666-2013</text:p>
          </table:table-cell>
          <table:table-cell office:value-type="string">
            <text:p>PLANTA ELECTRICA WELDANPOWER 125</text:p>
          </table:table-cell>
          <table:table-cell office:value-type="string">
            <text:p>CORREGIR FUGA DE ACEITE MOTOR</text:p>
          </table:table-cell>
          <table:table-cell office:value-type="string">
            <text:p>RODRIGUEZ Y LONDOÑO</text:p>
          </table:table-cell>
          <table:table-cell office:value-type="float" office:value="188">
            <text:p>188</text:p>
          </table:table-cell>
          <table:table-cell table:number-columns-repeated="1018"/>
        </table:table-row>
        <table:table-row table:style-name="ro6">
          <table:table-cell table:style-name="ce3" office:value-type="date" office:date-value="2013-09-07">
            <text:p>07/09/13</text:p>
          </table:table-cell>
          <table:table-cell office:value-type="string">
            <text:p>MP-668-2013</text:p>
          </table:table-cell>
          <table:table-cell office:value-type="string">
            <text:p>DDA-282</text:p>
          </table:table-cell>
          <table:table-cell office:value-type="string">
            <text:p>CAMBIO POLARIZADO</text:p>
          </table:table-cell>
          <table:table-cell office:value-type="string">
            <text:p>TAPIZADOS Y LUJOS</text:p>
          </table:table-cell>
          <table:table-cell office:value-type="float" office:value="205">
            <text:p>205</text:p>
          </table:table-cell>
          <table:table-cell table:number-columns-repeated="1018"/>
        </table:table-row>
        <table:table-row table:style-name="ro5">
          <table:table-cell table:style-name="ce3" office:value-type="date" office:date-value="2013-09-09">
            <text:p>09/09/13</text:p>
          </table:table-cell>
          <table:table-cell office:value-type="string">
            <text:p>AAM-157-2013-ATI-12</text:p>
          </table:table-cell>
          <table:table-cell office:value-type="string">
            <text:p>ATI-12</text:p>
          </table:table-cell>
          <table:table-cell office:value-type="string">
            <text:p>RUTINA, CAMBIO INTERRUPTOR LUCES, REPARACION TAPAS LATERALES, CAMBIAR FORRO DEL ASIENTO Y CORREGIR FUGA DE ACEITE (LLAMAR)</text:p>
          </table:table-cell>
          <table:table-cell office:value-type="string">
            <text:p>SUMOTO S.A.</text:p>
          </table:table-cell>
          <table:table-cell table:number-columns-repeated="1019"/>
        </table:table-row>
        <table:table-row table:style-name="ro4">
          <table:table-cell table:style-name="ce3" office:value-type="date" office:date-value="2013-09-09">
            <text:p>09/09/13</text:p>
          </table:table-cell>
          <table:table-cell office:value-type="string">
            <text:p>AAM-143-2013-T3</text:p>
          </table:table-cell>
          <table:table-cell office:value-type="string">
            <text:p>OQG-88B</text:p>
          </table:table-cell>
          <table:table-cell office:value-type="string">
            <text:p>RUTINA, REVISAR SISTEMA DE ENCENDIDO (NO APAGARLA) Y CAMBIO DE RODAMIENTOS DE DIRECCION</text:p>
          </table:table-cell>
          <table:table-cell office:value-type="string">
            <text:p>SUMOTO S.A.</text:p>
          </table:table-cell>
          <table:table-cell table:number-columns-repeated="1019"/>
        </table:table-row>
        <table:table-row table:style-name="ro5">
          <table:table-cell table:style-name="ce3" office:value-type="date" office:date-value="2013-09-09">
            <text:p>09/09/13</text:p>
          </table:table-cell>
          <table:table-cell office:value-type="string">
            <text:p>AAM-144-2013-T3</text:p>
          </table:table-cell>
          <table:table-cell office:value-type="string">
            <text:p>DDB-875 </text:p>
          </table:table-cell>
          <table:table-cell office:value-type="string">
            <text:p>REVISAR CONSUMO DE REFRIGERANTE POR GARANTIA, SE TIENE QUE INICIAR ACCIONANDO EL BOMBIN, REALIZAR INFORME Y HABILITAR BOMBILLO DE LA CABINA </text:p>
          </table:table-cell>
          <table:table-cell office:value-type="string">
            <text:p>TALLERES AUTORIZADOS S.A.</text:p>
          </table:table-cell>
          <table:table-cell office:value-type="float" office:value="31008879">
            <text:p>31008879</text:p>
          </table:table-cell>
          <table:table-cell table:number-columns-repeated="1018"/>
        </table:table-row>
        <table:table-row table:style-name="ro3">
          <table:table-cell table:style-name="ce3" office:value-type="date" office:date-value="2013-09-09">
            <text:p>09/09/13</text:p>
          </table:table-cell>
          <table:table-cell office:value-type="string">
            <text:p>AAM-018-2013-T7</text:p>
          </table:table-cell>
          <table:table-cell office:value-type="string">
            <text:p>KIH-74B</text:p>
          </table:table-cell>
          <table:table-cell office:value-type="string">
            <text:p>SUMINISTRO E INSTALACION DE MANIGUETA LADO DERECHO</text:p>
          </table:table-cell>
          <table:table-cell office:value-type="string">
            <text:p>SUMOTO S.A.</text:p>
          </table:table-cell>
          <table:table-cell table:number-columns-repeated="1019"/>
        </table:table-row>
        <table:table-row table:style-name="ro4">
          <table:table-cell table:style-name="ce3" office:value-type="date" office:date-value="2013-09-10">
            <text:p>10/09/13</text:p>
          </table:table-cell>
          <table:table-cell office:value-type="string">
            <text:p>AAM-189-2013-T4</text:p>
          </table:table-cell>
          <table:table-cell office:value-type="string">
            <text:p>SPK-951</text:p>
          </table:table-cell>
          <table:table-cell office:value-type="string">
            <text:p>REVISAR SISTEMA DE CARGA, VERIFICAR ESTADO DE GASES DEL MULTIPLE DE ESCAPE Y CORREGIR FUGA DE AIRE</text:p>
          </table:table-cell>
          <table:table-cell office:value-type="string">
            <text:p>AUTOPACIFICO</text:p>
          </table:table-cell>
          <table:table-cell office:value-type="string">
            <text:p>VALOR TOTAL COTIZACION $483.196</text:p>
          </table:table-cell>
          <table:table-cell table:number-columns-repeated="1018"/>
        </table:table-row>
        <table:table-row table:style-name="ro3">
          <table:table-cell table:style-name="ce3" office:value-type="date" office:date-value="2013-09-10">
            <text:p>10/09/13</text:p>
          </table:table-cell>
          <table:table-cell office:value-type="string">
            <text:p>AAM-158-2013-ATI-16</text:p>
          </table:table-cell>
          <table:table-cell office:value-type="string">
            <text:p>ATI-16</text:p>
          </table:table-cell>
          <table:table-cell office:value-type="string">
            <text:p>RUTINA</text:p>
          </table:table-cell>
          <table:table-cell office:value-type="string">
            <text:p>SUMOTO S.A.</text:p>
          </table:table-cell>
          <table:table-cell table:number-columns-repeated="1019"/>
        </table:table-row>
        <table:table-row table:style-name="ro4">
          <table:table-cell table:style-name="ce3" office:value-type="date" office:date-value="2013-09-10">
            <text:p>10/09/13</text:p>
          </table:table-cell>
          <table:table-cell office:value-type="string">
            <text:p>AAM-190-2013-T4</text:p>
          </table:table-cell>
          <table:table-cell office:value-type="string">
            <text:p>VZA-54C</text:p>
          </table:table-cell>
          <table:table-cell office:value-type="string">
            <text:p>INSTALACION DE LLANTAS DELANTERA Y TRASERA SUMINISTRADAS POR ALMACEN DEL CCO Y TENSIONAR Y LUBRICAR CADENA</text:p>
          </table:table-cell>
          <table:table-cell office:value-type="string">
            <text:p>SUMOTO S.A.</text:p>
          </table:table-cell>
          <table:table-cell table:number-columns-repeated="1019"/>
        </table:table-row>
        <table:table-row table:style-name="ro6">
          <table:table-cell table:style-name="ce3" office:value-type="date" office:date-value="2013-09-10">
            <text:p>10/09/13</text:p>
          </table:table-cell>
          <table:table-cell office:value-type="string">
            <text:p>AAM-191-2013-T4</text:p>
          </table:table-cell>
          <table:table-cell office:value-type="string">
            <text:p>VZA-54C</text:p>
          </table:table-cell>
          <table:table-cell office:value-type="string">
            <text:p>CAMBIO DE PARRILLA POR GARANTIA </text:p>
          </table:table-cell>
          <table:table-cell office:value-type="string">
            <text:p>DISTRILIGHT</text:p>
          </table:table-cell>
          <table:table-cell table:number-columns-repeated="1019"/>
        </table:table-row>
        <table:table-row table:style-name="ro6">
          <table:table-cell table:style-name="ce3" office:value-type="date" office:date-value="2013-09-10">
            <text:p>10/09/13</text:p>
          </table:table-cell>
          <table:table-cell office:value-type="string">
            <text:p>AAM-185-2013-T2</text:p>
          </table:table-cell>
          <table:table-cell office:value-type="string">
            <text:p>SPK-180</text:p>
          </table:table-cell>
          <table:table-cell office:value-type="string">
            <text:p>ENDEREZAR BASE DE CILINDROS DE APOYO</text:p>
          </table:table-cell>
          <table:table-cell office:value-type="string">
            <text:p>HERMAR</text:p>
          </table:table-cell>
          <table:table-cell office:value-type="string">
            <text:p>I.C.T.0708</text:p>
          </table:table-cell>
          <table:table-cell table:number-columns-repeated="1018"/>
        </table:table-row>
        <table:table-row table:style-name="ro6">
          <table:table-cell table:style-name="ce3" office:value-type="date" office:date-value="2013-09-10">
            <text:p>10/09/13</text:p>
          </table:table-cell>
          <table:table-cell office:value-type="string">
            <text:p>AAM-192-2013-T4</text:p>
          </table:table-cell>
          <table:table-cell office:value-type="string">
            <text:p>KEX-384</text:p>
          </table:table-cell>
          <table:table-cell office:value-type="string">
            <text:p>ALINEACION DIRECCION <text:s text:c="3"/></text:p>
          </table:table-cell>
          <table:table-cell office:value-type="string">
            <text:p>LLANTAS LA ESTACION</text:p>
          </table:table-cell>
          <table:table-cell table:number-columns-repeated="1019"/>
        </table:table-row>
        <table:table-row table:style-name="ro5">
          <table:table-cell table:style-name="ce3" office:value-type="date" office:date-value="2013-09-10">
            <text:p>10/09/13</text:p>
          </table:table-cell>
          <table:table-cell office:value-type="string">
            <text:p>AAM-94-2013-T1</text:p>
          </table:table-cell>
          <table:table-cell office:value-type="string">
            <text:p>RUI-04B</text:p>
          </table:table-cell>
          <table:table-cell office:value-type="string">
            <text:p>VERIFICAR SISTEMA DE ENCENDIDO, INSTALACION LLANTA TRASERA SUMINISTRADA POR ALMACEN DEL CCO, CAMBIO DE ESPEJOS RETROVISORES POR DESAJUSTE</text:p>
          </table:table-cell>
          <table:table-cell office:value-type="string">
            <text:p>SUMOTO S.A.</text:p>
          </table:table-cell>
          <table:table-cell table:number-columns-repeated="1019"/>
        </table:table-row>
        <table:table-row table:style-name="ro3">
          <table:table-cell table:style-name="ce3" office:value-type="date" office:date-value="2013-09-10">
            <text:p>10/09/13</text:p>
          </table:table-cell>
          <table:table-cell office:value-type="string">
            <text:p>AAM-95-2013-T1</text:p>
          </table:table-cell>
          <table:table-cell office:value-type="string">
            <text:p>RUH-99B</text:p>
          </table:table-cell>
          <table:table-cell office:value-type="string">
            <text:p>RUTINA, CAMBIO DE ESPEJOS RETROVISORES POR DESAJUSTE Y CORREGIR FUGA POR CULATIN</text:p>
          </table:table-cell>
          <table:table-cell office:value-type="string">
            <text:p>SUMOTO S.A.</text:p>
          </table:table-cell>
          <table:table-cell table:number-columns-repeated="1019"/>
        </table:table-row>
        <table:table-row table:style-name="ro3">
          <table:table-cell table:style-name="ce3" office:value-type="date" office:date-value="2013-09-11">
            <text:p>11/09/13</text:p>
          </table:table-cell>
          <table:table-cell office:value-type="string">
            <text:p>AAM-019-2013-T7</text:p>
          </table:table-cell>
          <table:table-cell office:value-type="string">
            <text:p>CJJ-580</text:p>
          </table:table-cell>
          <table:table-cell office:value-type="string">
            <text:p>SUMINISTRO E INSTALACION STOP TRASERO LADO IZQUIERDO</text:p>
          </table:table-cell>
          <table:table-cell office:value-type="string">
            <text:p>AUTOPACIFICO</text:p>
          </table:table-cell>
          <table:table-cell table:number-columns-repeated="1019"/>
        </table:table-row>
        <table:table-row table:style-name="ro5">
          <table:table-cell table:style-name="ce3" office:value-type="date" office:date-value="2013-09-11">
            <text:p>11/09/13</text:p>
          </table:table-cell>
          <table:table-cell office:value-type="string">
            <text:p>AAM-159-2013-ATI-10</text:p>
          </table:table-cell>
          <table:table-cell office:value-type="string">
            <text:p>ATI-10</text:p>
          </table:table-cell>
          <table:table-cell office:value-type="string">
            <text:p>CORREGIR FUGA DE ACEITE MOTOR, VERIFICAR SISTEMA DE ENCENDIDO Y VERIFICAR INVENTARIO DEL CANDADO DEL MALETERO (TODO POR GARANTIA)</text:p>
          </table:table-cell>
          <table:table-cell office:value-type="string">
            <text:p>SUMOTO S.A.</text:p>
          </table:table-cell>
          <table:table-cell table:number-columns-repeated="1019"/>
        </table:table-row>
        <table:table-row table:style-name="ro6">
          <table:table-cell table:style-name="ce3" office:value-type="date" office:date-value="2013-09-11">
            <text:p>11/09/13</text:p>
          </table:table-cell>
          <table:table-cell office:value-type="string">
            <text:p>AAM-112-2013-T5</text:p>
          </table:table-cell>
          <table:table-cell office:value-type="string">
            <text:p>SXY-300</text:p>
          </table:table-cell>
          <table:table-cell office:value-type="string">
            <text:p>CORREGIR FUGA DE AIRE POR BOMBA DE FRENO</text:p>
          </table:table-cell>
          <table:table-cell office:value-type="string">
            <text:p>FRENO PARTES</text:p>
          </table:table-cell>
          <table:table-cell office:value-type="string">
            <text:p>C161 Y C162</text:p>
          </table:table-cell>
          <table:table-cell table:number-columns-repeated="1018"/>
        </table:table-row>
        <table:table-row table:style-name="ro3">
          <table:table-cell table:style-name="ce3" office:value-type="date" office:date-value="2013-09-11">
            <text:p>11/09/13</text:p>
          </table:table-cell>
          <table:table-cell office:value-type="string">
            <text:p>MTTO-674-2013</text:p>
          </table:table-cell>
          <table:table-cell office:value-type="string">
            <text:p>USA-468</text:p>
          </table:table-cell>
          <table:table-cell office:value-type="string">
            <text:p>DESPINCHAR LLANTA TRASERA INTERNA LADO IZQUIERDO</text:p>
          </table:table-cell>
          <table:table-cell office:value-type="string">
            <text:p>ESTACION LAS PALMERAS</text:p>
          </table:table-cell>
          <table:table-cell table:number-columns-repeated="1019"/>
        </table:table-row>
        <table:table-row table:style-name="ro6">
          <table:table-cell table:style-name="ce3" office:value-type="date" office:date-value="2013-09-12">
            <text:p>12/09/13</text:p>
          </table:table-cell>
          <table:table-cell office:value-type="string">
            <text:p>AAM-37-2013-IF</text:p>
          </table:table-cell>
          <table:table-cell office:value-type="string">
            <text:p>CJJ-578</text:p>
          </table:table-cell>
          <table:table-cell office:value-type="string">
            <text:p>REVISAR ARRANQUE <text:s/></text:p>
          </table:table-cell>
          <table:table-cell office:value-type="string">
            <text:p>RENZO NIETO </text:p>
          </table:table-cell>
          <table:table-cell office:value-type="float" office:value="826">
            <text:p>826</text:p>
          </table:table-cell>
          <table:table-cell table:number-columns-repeated="1018"/>
        </table:table-row>
        <table:table-row table:style-name="ro3">
          <table:table-cell table:style-name="ce3" office:value-type="date" office:date-value="2013-09-12">
            <text:p>12/09/13</text:p>
          </table:table-cell>
          <table:table-cell office:value-type="string">
            <text:p>MTTO-675-2013</text:p>
          </table:table-cell>
          <table:table-cell office:value-type="string">
            <text:p>USE-822</text:p>
          </table:table-cell>
          <table:table-cell office:value-type="string">
            <text:p>CORREGIR FUGA POR RETEN RUEDA TRASERA LADO DERECHO</text:p>
          </table:table-cell>
          <table:table-cell office:value-type="string">
            <text:p>FRENO PARTES</text:p>
          </table:table-cell>
          <table:table-cell office:value-type="string">
            <text:p>C169 Y C170</text:p>
          </table:table-cell>
          <table:table-cell table:number-columns-repeated="1018"/>
        </table:table-row>
        <table:table-row table:style-name="ro4">
          <table:table-cell table:style-name="ce3" office:value-type="date" office:date-value="2013-09-12">
            <text:p>12/09/13</text:p>
          </table:table-cell>
          <table:table-cell office:value-type="string">
            <text:p>MTTO-676-2013</text:p>
          </table:table-cell>
          <table:table-cell office:value-type="string">
            <text:p>DDA-206</text:p>
          </table:table-cell>
          <table:table-cell office:value-type="string">
            <text:p>TAPIZAR PARTE DE LOS ASIENTOS TRASEROS DONDE SE APOYA LA CABEZA Y LIMPIEZA DE VIDRIOS</text:p>
          </table:table-cell>
          <table:table-cell office:value-type="string">
            <text:p>TAPIZADOS Y LUJOS</text:p>
          </table:table-cell>
          <table:table-cell office:value-type="float" office:value="206">
            <text:p>206</text:p>
          </table:table-cell>
          <table:table-cell table:number-columns-repeated="1018"/>
        </table:table-row>
        <table:table-row table:style-name="ro5">
          <table:table-cell table:style-name="ce3" office:value-type="date" office:date-value="2013-09-12">
            <text:p>12/09/13</text:p>
          </table:table-cell>
          <table:table-cell office:value-type="string">
            <text:p>AAM-137-2013-T6</text:p>
          </table:table-cell>
          <table:table-cell office:value-type="string">
            <text:p>DDB-883</text:p>
          </table:table-cell>
          <table:table-cell office:value-type="string">
            <text:p>REVISION TECNOMECANICA COMO AMBULANCIA </text:p>
          </table:table-cell>
          <table:table-cell office:value-type="string">
            <text:p>CENTRO DE DIAGNOSTICO AUTOMOTOR DEL VALLE </text:p>
          </table:table-cell>
          <table:table-cell table:number-columns-repeated="1019"/>
        </table:table-row>
        <table:table-row table:style-name="ro4">
          <table:table-cell table:style-name="ce3" office:value-type="date" office:date-value="2013-09-12">
            <text:p>12/09/13</text:p>
          </table:table-cell>
          <table:table-cell office:value-type="string">
            <text:p>AAM-96-2013-T1</text:p>
          </table:table-cell>
          <table:table-cell office:value-type="string">
            <text:p>SPK-307</text:p>
          </table:table-cell>
          <table:table-cell office:value-type="string">
            <text:p>SUMINISTRO E INSTALACION DE AMORTIGUADORES</text:p>
          </table:table-cell>
          <table:table-cell office:value-type="string">
            <text:p>CAR &amp; CO</text:p>
          </table:table-cell>
          <table:table-cell office:value-type="string">
            <text:p>COTIZACION</text:p>
            <text:p>VALOR TOTAL $189.002</text:p>
          </table:table-cell>
          <table:table-cell table:number-columns-repeated="1018"/>
        </table:table-row>
        <table:table-row table:style-name="ro5">
          <table:table-cell table:style-name="ce3" office:value-type="date" office:date-value="2013-09-13">
            <text:p>13/09/13</text:p>
          </table:table-cell>
          <table:table-cell office:value-type="string">
            <text:p>AAM-39-2013-IF</text:p>
          </table:table-cell>
          <table:table-cell office:value-type="string">
            <text:p>DDA-211</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3">
          <table:table-cell table:style-name="ce3" office:value-type="date" office:date-value="2013-09-13">
            <text:p>13/09/13</text:p>
          </table:table-cell>
          <table:table-cell office:value-type="string">
            <text:p>AAM-160-2013-ATI-16</text:p>
          </table:table-cell>
          <table:table-cell office:value-type="string">
            <text:p>ATI-16</text:p>
          </table:table-cell>
          <table:table-cell office:value-type="string">
            <text:p>CAMBIO DE ESPEJO RETROVISOR LADO DERECHO POR DESAJUSTE </text:p>
          </table:table-cell>
          <table:table-cell office:value-type="string">
            <text:p>SUMOTO S.A.</text:p>
          </table:table-cell>
          <table:table-cell table:number-columns-repeated="1019"/>
        </table:table-row>
        <table:table-row table:style-name="ro5">
          <table:table-cell table:style-name="ce3" office:value-type="date" office:date-value="2013-09-13">
            <text:p>13/09/13</text:p>
          </table:table-cell>
          <table:table-cell office:value-type="string">
            <text:p>AAM-98-2013-T1</text:p>
          </table:table-cell>
          <table:table-cell office:value-type="string">
            <text:p>DDC-409</text:p>
          </table:table-cell>
          <table:table-cell office:value-type="string">
            <text:p>REVISION TECNOMECANICA COMO AMBULANCIA Y COMO VEHICULO</text:p>
          </table:table-cell>
          <table:table-cell office:value-type="string">
            <text:p>CENTRO DE DIAGNOSTICO AUTOMOTOR DEL VALLE </text:p>
          </table:table-cell>
          <table:table-cell table:number-columns-repeated="1019"/>
        </table:table-row>
        <table:table-row table:style-name="ro4">
          <table:table-cell table:style-name="ce3" office:value-type="date" office:date-value="2013-09-13">
            <text:p>13/09/13</text:p>
          </table:table-cell>
          <table:table-cell office:value-type="string">
            <text:p>AAM-99-2013-T1</text:p>
          </table:table-cell>
          <table:table-cell office:value-type="string">
            <text:p>DDC-409</text:p>
          </table:table-cell>
          <table:table-cell office:value-type="string">
            <text:p>CAMBIO MANGUERA PARTE SUPERIOR DEL RADIADOR Y REALIZAR PRUEBAS DE ESTANQUEDAD</text:p>
          </table:table-cell>
          <table:table-cell office:value-type="string">
            <text:p>AUTOPACIFICO</text:p>
          </table:table-cell>
          <table:table-cell table:number-columns-repeated="1019"/>
        </table:table-row>
        <table:table-row table:style-name="ro3">
          <table:table-cell table:style-name="ce3" office:value-type="date" office:date-value="2013-09-13">
            <text:p>13/09/13</text:p>
          </table:table-cell>
          <table:table-cell office:value-type="string">
            <text:p>AAM-188-2013-T2</text:p>
          </table:table-cell>
          <table:table-cell office:value-type="string">
            <text:p>DDC-295</text:p>
          </table:table-cell>
          <table:table-cell office:value-type="string">
            <text:p>ALINEACION DIRECCION, BALANCEO DE RUEDAS Y ROTACION LLANTAS </text:p>
          </table:table-cell>
          <table:table-cell office:value-type="string">
            <text:p>LLANTAS LA ESTACION</text:p>
          </table:table-cell>
          <table:table-cell office:value-type="float" office:value="1085">
            <text:p>1085</text:p>
          </table:table-cell>
          <table:table-cell table:number-columns-repeated="1018"/>
        </table:table-row>
        <table:table-row table:style-name="ro5">
          <table:table-cell table:style-name="ce3" office:value-type="date" office:date-value="2013-09-13">
            <text:p>13/09/13</text:p>
          </table:table-cell>
          <table:table-cell office:value-type="string">
            <text:p>AAM-138-2013-T6</text:p>
          </table:table-cell>
          <table:table-cell office:value-type="string">
            <text:p>DDB-883</text:p>
          </table:table-cell>
          <table:table-cell office:value-type="string">
            <text:p>REVISION TECNOMECANICA COMO VEHICULO</text:p>
          </table:table-cell>
          <table:table-cell office:value-type="string">
            <text:p>CENTRO DE DIAGNOSTICO AUTOMOTOR DEL VALLE </text:p>
          </table:table-cell>
          <table:table-cell table:number-columns-repeated="1019"/>
        </table:table-row>
        <table:table-row table:style-name="ro6">
          <table:table-cell table:style-name="ce3" office:value-type="date" office:date-value="2013-09-13">
            <text:p>13/09/13</text:p>
          </table:table-cell>
          <table:table-cell office:value-type="string">
            <text:p>AAM-139-2013-T6</text:p>
          </table:table-cell>
          <table:table-cell office:value-type="string">
            <text:p>OQG-83B</text:p>
          </table:table-cell>
          <table:table-cell office:value-type="string">
            <text:p>REVISAR SISTEMA DE CARGA POR GARANTIA </text:p>
          </table:table-cell>
          <table:table-cell office:value-type="string">
            <text:p>SUMOTO S.A.</text:p>
          </table:table-cell>
          <table:table-cell table:number-columns-repeated="1019"/>
        </table:table-row>
        <table:table-row table:style-name="ro4">
          <table:table-cell table:style-name="ce3" office:value-type="date" office:date-value="2013-09-14">
            <text:p>14/09/13</text:p>
          </table:table-cell>
          <table:table-cell office:value-type="string">
            <text:p>MTTO-680-2013</text:p>
          </table:table-cell>
          <table:table-cell office:value-type="string">
            <text:p>MINICARGADOR 236B2</text:p>
          </table:table-cell>
          <table:table-cell office:value-type="string">
            <text:p>INSTALACION LLANTA DE SEGUNDA SUMINISTRADA POR ALMACEN DEL CCO PARTE DELANTERA LADO DERECHO</text:p>
          </table:table-cell>
          <table:table-cell office:value-type="string">
            <text:p>COEXITO-OSCAR GARCIA </text:p>
          </table:table-cell>
          <table:table-cell table:number-columns-repeated="1019"/>
        </table:table-row>
        <table:table-row table:style-name="ro3">
          <table:table-cell table:style-name="ce3" office:value-type="date" office:date-value="2013-09-14">
            <text:p>14/09/13</text:p>
          </table:table-cell>
          <table:table-cell office:value-type="string">
            <text:p>AAM-140-2013-T6</text:p>
          </table:table-cell>
          <table:table-cell office:value-type="string">
            <text:p>OQG-84B</text:p>
          </table:table-cell>
          <table:table-cell office:value-type="string">
            <text:p>INSTALACION LLANTA TRASERA SUMINISTRADA POR ALMACEN DEL CCO </text:p>
          </table:table-cell>
          <table:table-cell office:value-type="string">
            <text:p>SUMOTO S.A.</text:p>
          </table:table-cell>
          <table:table-cell table:number-columns-repeated="1019"/>
        </table:table-row>
        <table:table-row table:style-name="ro3">
          <table:table-cell table:style-name="ce3" office:value-type="date" office:date-value="2013-09-14">
            <text:p>14/09/13</text:p>
          </table:table-cell>
          <table:table-cell office:value-type="string">
            <text:p>MTTO-682-2013</text:p>
          </table:table-cell>
          <table:table-cell office:value-type="string">
            <text:p>SMI-082</text:p>
          </table:table-cell>
          <table:table-cell office:value-type="string">
            <text:p>DESPINCHAR LLANTA TRASERA LADO IZQUIERDO</text:p>
          </table:table-cell>
          <table:table-cell office:value-type="string">
            <text:p>ESTACION LAS PALMERAS</text:p>
          </table:table-cell>
          <table:table-cell table:number-columns-repeated="1019"/>
        </table:table-row>
        <table:table-row table:style-name="ro3">
          <table:table-cell table:style-name="ce3" office:value-type="date" office:date-value="2013-09-16">
            <text:p>16/09/13</text:p>
          </table:table-cell>
          <table:table-cell office:value-type="string">
            <text:p>MTTO-685-2013</text:p>
          </table:table-cell>
          <table:table-cell office:value-type="string">
            <text:p>SMI-082</text:p>
          </table:table-cell>
          <table:table-cell office:value-type="string">
            <text:p>CORREGIR FUGA POR MANGUERA PARTE TRASERA</text:p>
          </table:table-cell>
          <table:table-cell office:value-type="string">
            <text:p>MUELLES Y FRENOS PALMIRA</text:p>
          </table:table-cell>
          <table:table-cell office:value-type="float" office:value="36">
            <text:p>36</text:p>
          </table:table-cell>
          <table:table-cell table:number-columns-repeated="1018"/>
        </table:table-row>
        <table:table-row table:style-name="ro6">
          <table:table-cell table:style-name="ce3" office:value-type="date" office:date-value="2013-09-16">
            <text:p>16/09/13</text:p>
          </table:table-cell>
          <table:table-cell office:value-type="string">
            <text:p>AAM-190-2013-T2</text:p>
          </table:table-cell>
          <table:table-cell office:value-type="string">
            <text:p>DDC-295</text:p>
          </table:table-cell>
          <table:table-cell office:value-type="string">
            <text:p>REVISAR CONECTOR DE PORTADORA </text:p>
          </table:table-cell>
          <table:table-cell office:value-type="string">
            <text:p>ISEC</text:p>
          </table:table-cell>
          <table:table-cell table:number-columns-repeated="1019"/>
        </table:table-row>
        <table:table-row table:style-name="ro4">
          <table:table-cell table:style-name="ce3" office:value-type="date" office:date-value="2013-09-16">
            <text:p>16/09/13</text:p>
          </table:table-cell>
          <table:table-cell office:value-type="string">
            <text:p>AAM-102-2013-T1</text:p>
          </table:table-cell>
          <table:table-cell office:value-type="string">
            <text:p>SPK-307</text:p>
          </table:table-cell>
          <table:table-cell office:value-type="string">
            <text:p>CORREGIR DESALINEACION ENTRE EL CHASIS Y EL PLANCHON Y CORREGIR FUGA POR COMANDO DE CONTROL HIDRAULICO</text:p>
          </table:table-cell>
          <table:table-cell office:value-type="string">
            <text:p>REHIMAC </text:p>
          </table:table-cell>
          <table:table-cell office:value-type="string">
            <text:p>001-CV-001521</text:p>
          </table:table-cell>
          <table:table-cell table:number-columns-repeated="1018"/>
        </table:table-row>
        <table:table-row table:style-name="ro4">
          <table:table-cell table:style-name="ce3" office:value-type="date" office:date-value="2013-09-16">
            <text:p>16/09/13</text:p>
          </table:table-cell>
          <table:table-cell office:value-type="string">
            <text:p>AAM-161-2013-ATI-20</text:p>
          </table:table-cell>
          <table:table-cell office:value-type="string">
            <text:p>ATI-20</text:p>
          </table:table-cell>
          <table:table-cell office:value-type="string">
            <text:p>CORREGIR RUIDO ANORMAL MOTOR, SOLDAR PARRILLA DEL MALETERO E INSTALACION LLANTA TRASERA SUMINISTRADA POR ALMACEN DEL CCO</text:p>
          </table:table-cell>
          <table:table-cell office:value-type="string">
            <text:p>SUMOTO S.A.</text:p>
          </table:table-cell>
          <table:table-cell table:number-columns-repeated="1019"/>
        </table:table-row>
        <table:table-row table:style-name="ro6">
          <table:table-cell table:style-name="ce3" office:value-type="date" office:date-value="2013-09-16">
            <text:p>16/09/13</text:p>
          </table:table-cell>
          <table:table-cell office:value-type="string">
            <text:p>AAM-191-2013-T2</text:p>
          </table:table-cell>
          <table:table-cell office:value-type="string">
            <text:p>KEW-926</text:p>
          </table:table-cell>
          <table:table-cell office:value-type="string">
            <text:p>ALINEACION DIRECCION Y BALANCEO DE RUEDAS</text:p>
          </table:table-cell>
          <table:table-cell office:value-type="string">
            <text:p>LLANTAS LA ESTACION</text:p>
          </table:table-cell>
          <table:table-cell table:number-columns-repeated="1019"/>
        </table:table-row>
        <table:table-row table:style-name="ro5">
          <table:table-cell table:style-name="ce3" office:value-type="date" office:date-value="2013-09-16">
            <text:p>16/09/13</text:p>
          </table:table-cell>
          <table:table-cell office:value-type="string">
            <text:p>AAM-020-2013-T7-SV</text:p>
          </table:table-cell>
          <table:table-cell office:value-type="string">
            <text:p>DDA-286</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3">
          <table:table-cell table:style-name="ce3" office:value-type="date" office:date-value="2013-09-16">
            <text:p>16/09/13</text:p>
          </table:table-cell>
          <table:table-cell office:value-type="string">
            <text:p>AAM-37-2013-GS</text:p>
          </table:table-cell>
          <table:table-cell office:value-type="string">
            <text:p>CJC-369</text:p>
          </table:table-cell>
          <table:table-cell office:value-type="string">
            <text:p>COLOCAR BOMBA PRESURIZADORA (CORREGIR FUGA DE AGUA)</text:p>
          </table:table-cell>
          <table:table-cell office:value-type="string">
            <text:p>TECNIMARCANT</text:p>
          </table:table-cell>
          <table:table-cell office:value-type="float" office:value="1191">
            <text:p>1191</text:p>
          </table:table-cell>
          <table:table-cell table:number-columns-repeated="1018"/>
        </table:table-row>
        <table:table-row table:style-name="ro3">
          <table:table-cell table:style-name="ce3" office:value-type="date" office:date-value="2013-09-16">
            <text:p>16/09/13</text:p>
          </table:table-cell>
          <table:table-cell office:value-type="string">
            <text:p>AAM-40-2013-IF</text:p>
          </table:table-cell>
          <table:table-cell office:value-type="string">
            <text:p>DDA-211</text:p>
          </table:table-cell>
          <table:table-cell office:value-type="string">
            <text:p>ALINEACION DIRECCION <text:s text:c="3"/></text:p>
          </table:table-cell>
          <table:table-cell office:value-type="string">
            <text:p>COEXITO-OSCAR GARCIA </text:p>
          </table:table-cell>
          <table:table-cell office:value-type="float" office:value="1831930">
            <text:p>1831930</text:p>
          </table:table-cell>
          <table:table-cell table:number-columns-repeated="1018"/>
        </table:table-row>
        <table:table-row table:style-name="ro3">
          <table:table-cell table:style-name="ce3" office:value-type="date" office:date-value="2013-09-17">
            <text:p>17/09/13</text:p>
          </table:table-cell>
          <table:table-cell office:value-type="string">
            <text:p>AAM-021-2013-T7-SV</text:p>
          </table:table-cell>
          <table:table-cell office:value-type="string">
            <text:p>DDA-286</text:p>
          </table:table-cell>
          <table:table-cell office:value-type="string">
            <text:p>ALISTAMIENTO PARA REVISION TECNOMECANICA (REVISION LUCES)</text:p>
          </table:table-cell>
          <table:table-cell office:value-type="string">
            <text:p>AUTOPACIFICO</text:p>
          </table:table-cell>
          <table:table-cell office:value-type="string">
            <text:p>9630 Y 9931</text:p>
          </table:table-cell>
          <table:table-cell table:number-columns-repeated="1018"/>
        </table:table-row>
        <table:table-row table:style-name="ro3">
          <table:table-cell table:style-name="ce3" office:value-type="date" office:date-value="2013-09-17">
            <text:p>17/09/13</text:p>
          </table:table-cell>
          <table:table-cell office:value-type="string">
            <text:p>AAM-162-2013-ATI-17</text:p>
          </table:table-cell>
          <table:table-cell office:value-type="string">
            <text:p>ATI-17</text:p>
          </table:table-cell>
          <table:table-cell office:value-type="string">
            <text:p>RUTINA Y CAMBIO FUSIBLE DE LA MARRANITA </text:p>
          </table:table-cell>
          <table:table-cell office:value-type="string">
            <text:p>SUMOTO S.A.</text:p>
          </table:table-cell>
          <table:table-cell table:number-columns-repeated="1019"/>
        </table:table-row>
        <table:table-row table:style-name="ro3">
          <table:table-cell table:style-name="ce3" office:value-type="date" office:date-value="2013-09-17">
            <text:p>17/09/13</text:p>
          </table:table-cell>
          <table:table-cell office:value-type="string">
            <text:p>AAM-196-2013-T4</text:p>
          </table:table-cell>
          <table:table-cell office:value-type="string">
            <text:p>DDC-552</text:p>
          </table:table-cell>
          <table:table-cell office:value-type="string">
            <text:p>SUMINISTRO E INSTALACION DE TUERCAS SOPORTE CAJA POR GARANTIA (ENVIAR INFORME)</text:p>
          </table:table-cell>
          <table:table-cell office:value-type="string">
            <text:p>TALLERES AUTORIZADOS S.A.</text:p>
          </table:table-cell>
          <table:table-cell office:value-type="float" office:value="33089947">
            <text:p>33089947</text:p>
          </table:table-cell>
          <table:table-cell table:number-columns-repeated="1018"/>
        </table:table-row>
        <table:table-row table:style-name="ro3">
          <table:table-cell table:style-name="ce3" office:value-type="date" office:date-value="2013-09-17">
            <text:p>17/09/13</text:p>
          </table:table-cell>
          <table:table-cell office:value-type="string">
            <text:p>AAM-197-2013-T4</text:p>
          </table:table-cell>
          <table:table-cell office:value-type="string">
            <text:p>DDC-552</text:p>
          </table:table-cell>
          <table:table-cell office:value-type="string">
            <text:p>CORREGIR FUGA POR CILINDROS DE RUEDAS TRASERAS </text:p>
          </table:table-cell>
          <table:table-cell office:value-type="string">
            <text:p>FRENO PARTES</text:p>
          </table:table-cell>
          <table:table-cell office:value-type="string">
            <text:p>C167 Y C168</text:p>
          </table:table-cell>
          <table:table-cell table:number-columns-repeated="1018"/>
        </table:table-row>
        <table:table-row table:style-name="ro3">
          <table:table-cell table:style-name="ce3" office:value-type="date" office:date-value="2013-09-17">
            <text:p>17/09/13</text:p>
          </table:table-cell>
          <table:table-cell office:value-type="string">
            <text:p>AAM-198-2013-T4</text:p>
          </table:table-cell>
          <table:table-cell office:value-type="string">
            <text:p>DDC-552</text:p>
          </table:table-cell>
          <table:table-cell office:value-type="string">
            <text:p>ROTACION LLANTAS, ALINEACION DIRECCION Y BALANCEO DE RUEDAS </text:p>
          </table:table-cell>
          <table:table-cell office:value-type="string">
            <text:p>LLANTAS LA ESTACION</text:p>
          </table:table-cell>
          <table:table-cell table:number-columns-repeated="1019"/>
        </table:table-row>
        <table:table-row table:style-name="ro4">
          <table:table-cell table:style-name="ce3" office:value-type="date" office:date-value="2013-09-17">
            <text:p>17/09/13</text:p>
          </table:table-cell>
          <table:table-cell office:value-type="string">
            <text:p>AAM-41-2013-IF</text:p>
          </table:table-cell>
          <table:table-cell office:value-type="string">
            <text:p>DDA-211</text:p>
          </table:table-cell>
          <table:table-cell office:value-type="string">
            <text:p>INSTALACION LLANTA DE SEGUNDA SUMINISTRADA POR ALMACEN DEL CCO RUEDA TRASERA LADO DERECHO</text:p>
          </table:table-cell>
          <table:table-cell office:value-type="string">
            <text:p>LLANTAS LA ESTACION</text:p>
          </table:table-cell>
          <table:table-cell table:number-columns-repeated="1019"/>
        </table:table-row>
        <table:table-row table:style-name="ro3">
          <table:table-cell table:style-name="ce3" office:value-type="date" office:date-value="2013-09-17">
            <text:p>17/09/13</text:p>
          </table:table-cell>
          <table:table-cell office:value-type="string">
            <text:p>AAM-42-2013-IF</text:p>
          </table:table-cell>
          <table:table-cell office:value-type="string">
            <text:p>DDA-211</text:p>
          </table:table-cell>
          <table:table-cell office:value-type="string">
            <text:p>CALIBRAR ENTREGA DE COMBUSTIBLE PARA REVISION TECNOMECANICA </text:p>
          </table:table-cell>
          <table:table-cell office:value-type="string">
            <text:p>AUTOPACIFICO</text:p>
          </table:table-cell>
          <table:table-cell office:value-type="float" office:value="9629">
            <text:p>9629</text:p>
          </table:table-cell>
          <table:table-cell table:number-columns-repeated="1018"/>
        </table:table-row>
        <table:table-row table:style-name="ro4">
          <table:table-cell table:style-name="ce3" office:value-type="date" office:date-value="2013-09-17">
            <text:p>17/09/13</text:p>
          </table:table-cell>
          <table:table-cell office:value-type="string">
            <text:p>AAM-134-2013-T3</text:p>
          </table:table-cell>
          <table:table-cell office:value-type="string">
            <text:p>KEY-039</text:p>
          </table:table-cell>
          <table:table-cell office:value-type="string">
            <text:p>VERIFICAR Y/O CORREGIR FUGA POR RETEN CAJA TRASERA POR GARANTIA Y REVISION DE BATERIA POR GARANTIA <text:s/></text:p>
          </table:table-cell>
          <table:table-cell office:value-type="string">
            <text:p>TALLERES AUTORIZADOS S.A.</text:p>
          </table:table-cell>
          <table:table-cell office:value-type="float" office:value="33089518">
            <text:p>33089518</text:p>
          </table:table-cell>
          <table:table-cell table:number-columns-repeated="1018"/>
        </table:table-row>
        <table:table-row table:style-name="ro3">
          <table:table-cell table:style-name="ce3" office:value-type="date" office:date-value="2013-09-17">
            <text:p>17/09/13</text:p>
          </table:table-cell>
          <table:table-cell office:value-type="string">
            <text:p>AAM-148-2013-T3</text:p>
          </table:table-cell>
          <table:table-cell office:value-type="string">
            <text:p>DDB-875 </text:p>
          </table:table-cell>
          <table:table-cell office:value-type="string">
            <text:p>CAMBIO BOMBIN</text:p>
          </table:table-cell>
          <table:table-cell office:value-type="string">
            <text:p>TALLERES AUTORIZADOS S.A.</text:p>
          </table:table-cell>
          <table:table-cell office:value-type="float" office:value="31008879">
            <text:p>31008879</text:p>
          </table:table-cell>
          <table:table-cell table:number-columns-repeated="1018"/>
        </table:table-row>
        <table:table-row table:style-name="ro3">
          <table:table-cell table:style-name="ce3" office:value-type="date" office:date-value="2013-09-17">
            <text:p>17/09/13</text:p>
          </table:table-cell>
          <table:table-cell office:value-type="string">
            <text:p>MTTO-689-2013</text:p>
          </table:table-cell>
          <table:table-cell office:value-type="string">
            <text:p>COMPRESOR FABRIL No. 8</text:p>
          </table:table-cell>
          <table:table-cell office:value-type="string">
            <text:p>PRESENTA CONTAMINACION DE ACEITE EN EL TANQUE </text:p>
          </table:table-cell>
          <table:table-cell office:value-type="string">
            <text:p>COMPRESORES FABRILES</text:p>
          </table:table-cell>
          <table:table-cell table:number-columns-repeated="1019"/>
        </table:table-row>
        <table:table-row table:style-name="ro6">
          <table:table-cell table:style-name="ce3" office:value-type="date" office:date-value="2013-09-18">
            <text:p>18/09/13</text:p>
          </table:table-cell>
          <table:table-cell office:value-type="string">
            <text:p>AAM-149-2013-T3</text:p>
          </table:table-cell>
          <table:table-cell office:value-type="string">
            <text:p>USE-392 </text:p>
          </table:table-cell>
          <table:table-cell office:value-type="string">
            <text:p>MANTENIMIENTO ARRANQUE</text:p>
          </table:table-cell>
          <table:table-cell office:value-type="string">
            <text:p>RENZO NIETO </text:p>
          </table:table-cell>
          <table:table-cell office:value-type="float" office:value="827">
            <text:p>827</text:p>
          </table:table-cell>
          <table:table-cell table:number-columns-repeated="1018"/>
        </table:table-row>
        <table:table-row table:style-name="ro5">
          <table:table-cell table:style-name="ce3" office:value-type="date" office:date-value="2013-09-18">
            <text:p>18/09/13</text:p>
          </table:table-cell>
          <table:table-cell office:value-type="string">
            <text:p>MTTO-693-2013</text:p>
          </table:table-cell>
          <table:table-cell office:value-type="string">
            <text:p>KUK-382</text:p>
          </table:table-cell>
          <table:table-cell office:value-type="string">
            <text:p>MONTAJE, INSTALACION Y MARCACION DE 4 LLANTAS NUEVAS REF 1100-20 BF GOODRICH (INCLUYE NEUMATICOS Y PROTECTORES) SEGUN ORDEN DE COMPRA 027-13</text:p>
          </table:table-cell>
          <table:table-cell office:value-type="string">
            <text:p>LLANTAS LA ESTACION</text:p>
          </table:table-cell>
          <table:table-cell table:number-columns-repeated="1019"/>
        </table:table-row>
        <table:table-row table:style-name="ro6">
          <table:table-cell table:style-name="ce3" office:value-type="date" office:date-value="2013-09-18">
            <text:p>18/09/13</text:p>
          </table:table-cell>
          <table:table-cell office:value-type="string">
            <text:p>AAM-142-2013-T6</text:p>
          </table:table-cell>
          <table:table-cell office:value-type="string">
            <text:p>DDB-883</text:p>
          </table:table-cell>
          <table:table-cell office:value-type="string">
            <text:p>EMPERMEABILIZAR PISO HABITACULO</text:p>
          </table:table-cell>
          <table:table-cell office:value-type="string">
            <text:p>AXIAL</text:p>
          </table:table-cell>
          <table:table-cell office:value-type="string">
            <text:p>13507-13</text:p>
          </table:table-cell>
          <table:table-cell table:number-columns-repeated="1018"/>
        </table:table-row>
        <table:table-row table:style-name="ro3">
          <table:table-cell table:style-name="ce3" office:value-type="date" office:date-value="2013-09-18">
            <text:p>18/09/13</text:p>
          </table:table-cell>
          <table:table-cell office:value-type="string">
            <text:p>AAM-199-2013-T4</text:p>
          </table:table-cell>
          <table:table-cell office:value-type="string">
            <text:p>VZA-53C</text:p>
          </table:table-cell>
          <table:table-cell office:value-type="string">
            <text:p>RUTINA E INSTALACION LLANTA TRASERA SUMINISTRADA POR ALMACEN DEL CCO </text:p>
          </table:table-cell>
          <table:table-cell office:value-type="string">
            <text:p>SUMOTO S.A.</text:p>
          </table:table-cell>
          <table:table-cell table:number-columns-repeated="1019"/>
        </table:table-row>
        <table:table-row table:style-name="ro6">
          <table:table-cell table:style-name="ce3" office:value-type="date" office:date-value="2013-09-18">
            <text:p>18/09/13</text:p>
          </table:table-cell>
          <table:table-cell office:value-type="string">
            <text:p>AAM-115-2013-T5</text:p>
          </table:table-cell>
          <table:table-cell office:value-type="string">
            <text:p>SXY-300</text:p>
          </table:table-cell>
          <table:table-cell office:value-type="string">
            <text:p>SOLDAR EXOSTO</text:p>
          </table:table-cell>
          <table:table-cell office:value-type="string">
            <text:p>HERMAR</text:p>
          </table:table-cell>
          <table:table-cell office:value-type="string">
            <text:p>I.C.T 0741</text:p>
          </table:table-cell>
          <table:table-cell table:number-columns-repeated="1018"/>
        </table:table-row>
        <table:table-row table:style-name="ro3">
          <table:table-cell table:style-name="ce3" office:value-type="date" office:date-value="2013-09-18">
            <text:p>18/09/13</text:p>
          </table:table-cell>
          <table:table-cell office:value-type="string">
            <text:p>MTTO-695-2013</text:p>
          </table:table-cell>
          <table:table-cell office:value-type="string">
            <text:p>TALLER DE MECANICA </text:p>
          </table:table-cell>
          <table:table-cell office:value-type="string">
            <text:p>REPARACION GATO CAIMAN, MARCA OMEGA DE 10 TON, COLOR ROJO POR GARANTIA <text:s/></text:p>
          </table:table-cell>
          <table:table-cell office:value-type="string">
            <text:p>HERMAR</text:p>
          </table:table-cell>
          <table:table-cell table:number-columns-repeated="1019"/>
        </table:table-row>
        <table:table-row table:style-name="ro3">
          <table:table-cell table:style-name="ce3" office:value-type="date" office:date-value="2013-09-18">
            <text:p>18/09/13</text:p>
          </table:table-cell>
          <table:table-cell office:value-type="string">
            <text:p>MTTO-696-2013</text:p>
          </table:table-cell>
          <table:table-cell office:value-type="string">
            <text:p>SMI-194</text:p>
          </table:table-cell>
          <table:table-cell office:value-type="string">
            <text:p>CAMBIO DE EMPAQUES DEL AGITADOR DE PINTURA DEL EQUIPO DEL CARRO DELINEADOR </text:p>
          </table:table-cell>
          <table:table-cell office:value-type="string">
            <text:p>TALLER ARMENIA </text:p>
          </table:table-cell>
          <table:table-cell table:number-columns-repeated="1019"/>
        </table:table-row>
        <table:table-row table:style-name="ro3">
          <table:table-cell table:style-name="ce3" office:value-type="date" office:date-value="2013-09-18">
            <text:p>18/09/13</text:p>
          </table:table-cell>
          <table:table-cell office:value-type="string">
            <text:p>MTTO-697-2013</text:p>
          </table:table-cell>
          <table:table-cell office:value-type="string">
            <text:p>TROMPO No. 4</text:p>
          </table:table-cell>
          <table:table-cell office:value-type="string">
            <text:p>CAMBIO RINES POR GARANTIA NO COINCIDEN LOS ORIFICIOS</text:p>
          </table:table-cell>
          <table:table-cell office:value-type="string">
            <text:p>FRENO PARTES</text:p>
          </table:table-cell>
          <table:table-cell table:number-columns-repeated="1019"/>
        </table:table-row>
        <table:table-row table:style-name="ro5">
          <table:table-cell table:style-name="ce3" office:value-type="date" office:date-value="2013-09-18">
            <text:p>18/09/13</text:p>
          </table:table-cell>
          <table:table-cell office:value-type="string">
            <text:p>MTTO-698-2013</text:p>
          </table:table-cell>
          <table:table-cell office:value-type="string">
            <text:p>KUK-382</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4">
          <table:table-cell table:style-name="ce3" office:value-type="date" office:date-value="2013-09-18">
            <text:p>18/09/13</text:p>
          </table:table-cell>
          <table:table-cell office:value-type="string">
            <text:p>AAM-193-2013-T2</text:p>
          </table:table-cell>
          <table:table-cell office:value-type="string">
            <text:p>EYB-67C</text:p>
          </table:table-cell>
          <table:table-cell office:value-type="string">
            <text:p>VERIFICAR RUIDO ANORMAL MOTOR (ENVIAR INFORME) Y VERIFICAR SISTEMA DE CARGA (HAY QUE INICIARLA)</text:p>
          </table:table-cell>
          <table:table-cell office:value-type="string">
            <text:p>SUMOTO S.A.</text:p>
          </table:table-cell>
          <table:table-cell table:number-columns-repeated="1019"/>
        </table:table-row>
        <table:table-row table:style-name="ro3">
          <table:table-cell table:style-name="ce3" office:value-type="date" office:date-value="2013-09-19">
            <text:p>19/09/13</text:p>
          </table:table-cell>
          <table:table-cell office:value-type="string">
            <text:p>AAM-43-2013-IF</text:p>
          </table:table-cell>
          <table:table-cell office:value-type="string">
            <text:p>CJJ-578</text:p>
          </table:table-cell>
          <table:table-cell office:value-type="string">
            <text:p>REVISAR SISTEMA DE CARGA </text:p>
          </table:table-cell>
          <table:table-cell office:value-type="string">
            <text:p>COEXITO-OSCAR GARCIA </text:p>
          </table:table-cell>
          <table:table-cell office:value-type="float" office:value="1832026">
            <text:p>1832026</text:p>
          </table:table-cell>
          <table:table-cell table:number-columns-repeated="1018"/>
        </table:table-row>
        <table:table-row table:style-name="ro6">
          <table:table-cell table:style-name="ce3" office:value-type="date" office:date-value="2013-09-19">
            <text:p>19/09/13</text:p>
          </table:table-cell>
          <table:table-cell office:value-type="string">
            <text:p>AAM-200-2013-T4</text:p>
          </table:table-cell>
          <table:table-cell office:value-type="string">
            <text:p>TLO-302</text:p>
          </table:table-cell>
          <table:table-cell office:value-type="string">
            <text:p>CORREGIR FUGA POR MANGUERA HIDRAULICA </text:p>
          </table:table-cell>
          <table:table-cell office:value-type="string">
            <text:p>REHIMAC </text:p>
          </table:table-cell>
          <table:table-cell office:value-type="string">
            <text:p>001-CV-001523</text:p>
          </table:table-cell>
          <table:table-cell table:number-columns-repeated="1018"/>
        </table:table-row>
        <table:table-row table:style-name="ro6">
          <table:table-cell table:style-name="ce3" office:value-type="date" office:date-value="2013-09-19">
            <text:p>19/09/13</text:p>
          </table:table-cell>
          <table:table-cell office:value-type="string">
            <text:p>AAM-44-2013-IF</text:p>
          </table:table-cell>
          <table:table-cell office:value-type="string">
            <text:p>DDA-211</text:p>
          </table:table-cell>
          <table:table-cell office:value-type="string">
            <text:p>MANTENIMIENTO MANIJAS DE ELEVAVIDRIOS</text:p>
          </table:table-cell>
          <table:table-cell office:value-type="string">
            <text:p>TAPIZADOS Y LUJOS</text:p>
          </table:table-cell>
          <table:table-cell office:value-type="float" office:value="209">
            <text:p>209</text:p>
          </table:table-cell>
          <table:table-cell table:number-columns-repeated="1018"/>
        </table:table-row>
        <table:table-row table:style-name="ro3">
          <table:table-cell table:style-name="ce3" office:value-type="date" office:date-value="2013-09-19">
            <text:p>19/09/13</text:p>
          </table:table-cell>
          <table:table-cell office:value-type="string">
            <text:p>MTTO-705-2013</text:p>
          </table:table-cell>
          <table:table-cell office:value-type="string">
            <text:p>MOTOR LISTER HIDRO No. 2</text:p>
          </table:table-cell>
          <table:table-cell office:value-type="string">
            <text:p>CAMBIO DE 2 TORNILLOS BASE DEL MOTOR LISTER EN PLANCHON POR GARANTIA </text:p>
          </table:table-cell>
          <table:table-cell office:value-type="string">
            <text:p>HERMAR</text:p>
          </table:table-cell>
          <table:table-cell office:value-type="string">
            <text:p>I.C.T.0743</text:p>
          </table:table-cell>
          <table:table-cell table:number-columns-repeated="1018"/>
        </table:table-row>
        <table:table-row table:style-name="ro3">
          <table:table-cell table:style-name="ce3" office:value-type="date" office:date-value="2013-09-19">
            <text:p>19/09/13</text:p>
          </table:table-cell>
          <table:table-cell office:value-type="string">
            <text:p>MTTO-706-2013</text:p>
          </table:table-cell>
          <table:table-cell office:value-type="string">
            <text:p>USA-468</text:p>
          </table:table-cell>
          <table:table-cell office:value-type="string">
            <text:p>REVISAR SISTEMA DE CARGA </text:p>
          </table:table-cell>
          <table:table-cell office:value-type="string">
            <text:p>COEXITO-OSCAR GARCIA </text:p>
          </table:table-cell>
          <table:table-cell office:value-type="float" office:value="1832029">
            <text:p>1832029</text:p>
          </table:table-cell>
          <table:table-cell table:number-columns-repeated="1018"/>
        </table:table-row>
        <table:table-row table:style-name="ro4">
          <table:table-cell table:style-name="ce3" office:value-type="date" office:date-value="2013-09-20">
            <text:p>20/09/13</text:p>
          </table:table-cell>
          <table:table-cell office:value-type="string">
            <text:p>AAM-164-2013-ATI-16</text:p>
          </table:table-cell>
          <table:table-cell office:value-type="string">
            <text:p>ATI-16</text:p>
          </table:table-cell>
          <table:table-cell office:value-type="string">
            <text:p>RUTINA, REVISION DIRECCIONAL LADO IZQUIERDO, CAMBIO DE CAPUCHON Y BUJIAS (EXPLOSIONA)</text:p>
          </table:table-cell>
          <table:table-cell office:value-type="string">
            <text:p>SUMOTO S.A.</text:p>
          </table:table-cell>
          <table:table-cell table:number-columns-repeated="1019"/>
        </table:table-row>
        <table:table-row table:style-name="ro3">
          <table:table-cell table:style-name="ce3" office:value-type="date" office:date-value="2013-09-20">
            <text:p>20/09/13</text:p>
          </table:table-cell>
          <table:table-cell office:value-type="string">
            <text:p>MTTO-709-2013</text:p>
          </table:table-cell>
          <table:table-cell office:value-type="string">
            <text:p>MOTO BOMBA BARNES</text:p>
            <text:p>HIDRO No. 2</text:p>
          </table:table-cell>
          <table:table-cell office:value-type="string">
            <text:p>MANTENIMIENTO A LA BOMBA BARNES </text:p>
          </table:table-cell>
          <table:table-cell office:value-type="string">
            <text:p>RODRIGUEZ Y LONDOÑO</text:p>
          </table:table-cell>
          <table:table-cell table:number-columns-repeated="1019"/>
        </table:table-row>
        <table:table-row table:style-name="ro3">
          <table:table-cell table:style-name="ce3" office:value-type="date" office:date-value="2013-09-20">
            <text:p>20/09/13</text:p>
          </table:table-cell>
          <table:table-cell office:value-type="string">
            <text:p>MTTO-710-2013</text:p>
          </table:table-cell>
          <table:table-cell office:value-type="string">
            <text:p>USE-726</text:p>
          </table:table-cell>
          <table:table-cell office:value-type="string">
            <text:p>REVISION LLANTA DELANTERA DERECHA (VERIFICAR ESTADO DE NEUMATICO)</text:p>
          </table:table-cell>
          <table:table-cell office:value-type="string">
            <text:p>COEXITO-OSCAR GARCIA </text:p>
          </table:table-cell>
          <table:table-cell table:number-columns-repeated="1019"/>
        </table:table-row>
        <table:table-row table:style-name="ro6">
          <table:table-cell table:style-name="ce3" office:value-type="date" office:date-value="2013-09-20">
            <text:p>20/09/13</text:p>
          </table:table-cell>
          <table:table-cell office:value-type="string">
            <text:p>AAM-201-2013-T4</text:p>
          </table:table-cell>
          <table:table-cell office:value-type="string">
            <text:p>VZA-54C</text:p>
          </table:table-cell>
          <table:table-cell office:value-type="string">
            <text:p>RUTINA</text:p>
          </table:table-cell>
          <table:table-cell office:value-type="string">
            <text:p>SUMOTO S.A.</text:p>
          </table:table-cell>
          <table:table-cell table:number-columns-repeated="1019"/>
        </table:table-row>
        <table:table-row table:style-name="ro4">
          <table:table-cell table:style-name="ce3" office:value-type="date" office:date-value="2013-09-20">
            <text:p>20/09/13</text:p>
          </table:table-cell>
          <table:table-cell office:value-type="string">
            <text:p>AAM-39-2013-GS</text:p>
          </table:table-cell>
          <table:table-cell office:value-type="string">
            <text:p>CJC-369</text:p>
          </table:table-cell>
          <table:table-cell office:value-type="string">
            <text:p>CORREGIR FUGA POR CAJA DE CAMBIOS </text:p>
          </table:table-cell>
          <table:table-cell office:value-type="string">
            <text:p>DISTRIBUIDORA NACIONAL DE EMBRAGUES</text:p>
          </table:table-cell>
          <table:table-cell office:value-type="float" office:value="347">
            <text:p>347</text:p>
          </table:table-cell>
          <table:table-cell table:number-columns-repeated="1018"/>
        </table:table-row>
        <table:table-row table:style-name="ro3">
          <table:table-cell table:style-name="ce3" office:value-type="date" office:date-value="2013-09-20">
            <text:p>20/09/13</text:p>
          </table:table-cell>
          <table:table-cell office:value-type="string">
            <text:p>MTTO-712-2013</text:p>
          </table:table-cell>
          <table:table-cell office:value-type="string">
            <text:p>TALLER DE MECANICA </text:p>
          </table:table-cell>
          <table:table-cell office:value-type="string">
            <text:p>REPARACION GATO CAIMAN, MARCA OMEGA DE 10 TON, COLOR ROJO NUEVAMENTE POR GARANTIA <text:s/></text:p>
          </table:table-cell>
          <table:table-cell office:value-type="string">
            <text:p>HERMAR</text:p>
          </table:table-cell>
          <table:table-cell table:number-columns-repeated="1019"/>
        </table:table-row>
        <table:table-row table:style-name="ro3">
          <table:table-cell table:style-name="ce3" office:value-type="date" office:date-value="2013-09-20">
            <text:p>20/09/13</text:p>
          </table:table-cell>
          <table:table-cell office:value-type="string">
            <text:p>MTTO-713-2013</text:p>
          </table:table-cell>
          <table:table-cell office:value-type="string">
            <text:p>NISSAN FRONTIER </text:p>
          </table:table-cell>
          <table:table-cell office:value-type="string">
            <text:p>VULCANIZAR 1 JUEGO DE BANDAS PARA NISSAN FRONTIER </text:p>
          </table:table-cell>
          <table:table-cell office:value-type="string">
            <text:p>MUELLES Y FRENOS PALMIRA</text:p>
          </table:table-cell>
          <table:table-cell table:number-columns-repeated="1019"/>
        </table:table-row>
        <table:table-row table:style-name="ro4">
          <table:table-cell table:style-name="ce3" office:value-type="date" office:date-value="2013-09-21">
            <text:p>21/09/13</text:p>
          </table:table-cell>
          <table:table-cell office:value-type="string">
            <text:p>MTTO-714-2013</text:p>
          </table:table-cell>
          <table:table-cell office:value-type="string">
            <text:p>TROMPO No. 1 </text:p>
          </table:table-cell>
          <table:table-cell office:value-type="string">
            <text:p>CORREGIR FISURAS POR CREMALLERA DEL TAMBOR, SOLDADURAS VARIAS CARCASA Y RECTIFICAR AJUJEROS DE RIN</text:p>
          </table:table-cell>
          <table:table-cell office:value-type="string">
            <text:p>HERMAR</text:p>
          </table:table-cell>
          <table:table-cell office:value-type="string">
            <text:p>I.C.T.0771</text:p>
          </table:table-cell>
          <table:table-cell table:number-columns-repeated="1018"/>
        </table:table-row>
        <table:table-row table:style-name="ro3">
          <table:table-cell table:style-name="ce3" office:value-type="date" office:date-value="2013-09-21">
            <text:p>21/09/13</text:p>
          </table:table-cell>
          <table:table-cell office:value-type="string">
            <text:p>AAM-165-2013-ATI-13</text:p>
          </table:table-cell>
          <table:table-cell office:value-type="string">
            <text:p>ATI-13</text:p>
          </table:table-cell>
          <table:table-cell office:value-type="string">
            <text:p>REVISION FRENOS TRASEROS POR GARANTIA </text:p>
          </table:table-cell>
          <table:table-cell office:value-type="string">
            <text:p>SUMOTO S.A.</text:p>
          </table:table-cell>
          <table:table-cell table:number-columns-repeated="1019"/>
        </table:table-row>
        <table:table-row table:style-name="ro3">
          <table:table-cell table:style-name="ce3" office:value-type="date" office:date-value="2013-09-21">
            <text:p>21/09/13</text:p>
          </table:table-cell>
          <table:table-cell office:value-type="string">
            <text:p>AAM-103-2013-T1</text:p>
          </table:table-cell>
          <table:table-cell office:value-type="string">
            <text:p>RUI-01B</text:p>
          </table:table-cell>
          <table:table-cell office:value-type="string">
            <text:p>RUTINA Y SE AHOGA A LOS 60.000 KMS (SINCRONIZAR)</text:p>
          </table:table-cell>
          <table:table-cell office:value-type="string">
            <text:p>SUMOTO S.A.</text:p>
          </table:table-cell>
          <table:table-cell table:number-columns-repeated="1019"/>
        </table:table-row>
        <table:table-row table:style-name="ro3">
          <table:table-cell table:style-name="ce3" office:value-type="date" office:date-value="2013-09-23">
            <text:p>23/09/13</text:p>
          </table:table-cell>
          <table:table-cell office:value-type="string">
            <text:p>MTTO-718-2013</text:p>
          </table:table-cell>
          <table:table-cell office:value-type="string">
            <text:p>KUK-380</text:p>
          </table:table-cell>
          <table:table-cell office:value-type="string">
            <text:p>CALIBRAR ENTREGA DE COMBUSTIBLE PARA REVISION TECNOMECANICA </text:p>
          </table:table-cell>
          <table:table-cell office:value-type="string">
            <text:p>AUTOPACIFICO</text:p>
          </table:table-cell>
          <table:table-cell office:value-type="float" office:value="9928">
            <text:p>9928</text:p>
          </table:table-cell>
          <table:table-cell table:number-columns-repeated="1018"/>
        </table:table-row>
        <table:table-row table:style-name="ro5">
          <table:table-cell table:style-name="ce3" office:value-type="date" office:date-value="2013-09-23">
            <text:p>23/09/13</text:p>
          </table:table-cell>
          <table:table-cell office:value-type="string">
            <text:p>MTTO-719-2013</text:p>
          </table:table-cell>
          <table:table-cell office:value-type="string">
            <text:p>KUK-380</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3">
          <table:table-cell table:style-name="ce3" office:value-type="date" office:date-value="2013-09-23">
            <text:p>23/09/13</text:p>
          </table:table-cell>
          <table:table-cell office:value-type="string">
            <text:p>MTTO-720-2013</text:p>
          </table:table-cell>
          <table:table-cell office:value-type="string">
            <text:p>USA-339</text:p>
          </table:table-cell>
          <table:table-cell office:value-type="string">
            <text:p>DESPINCHAR LLANTA Y VERIFICAR ESTADO DE NEUMATICO</text:p>
          </table:table-cell>
          <table:table-cell office:value-type="string">
            <text:p>COEXITO-OSCAR GARCIA </text:p>
          </table:table-cell>
          <table:table-cell table:number-columns-repeated="1019"/>
        </table:table-row>
        <table:table-row table:style-name="ro3">
          <table:table-cell table:style-name="ce3" office:value-type="date" office:date-value="2013-09-23">
            <text:p>23/09/13</text:p>
          </table:table-cell>
          <table:table-cell office:value-type="string">
            <text:p>AAM-143-2013-T6</text:p>
          </table:table-cell>
          <table:table-cell office:value-type="string">
            <text:p>OQG-82B</text:p>
          </table:table-cell>
          <table:table-cell office:value-type="string">
            <text:p>RUTINA Y REVISAR LLAVE DE COMBUSTIBLE (NO REGULA CUANDO INFORMA RESERVA)</text:p>
          </table:table-cell>
          <table:table-cell office:value-type="string">
            <text:p>SUMOTO S.A.</text:p>
          </table:table-cell>
          <table:table-cell table:number-columns-repeated="1019"/>
        </table:table-row>
        <table:table-row table:style-name="ro6">
          <table:table-cell table:style-name="ce3" office:value-type="date" office:date-value="2013-09-23">
            <text:p>23/09/13</text:p>
          </table:table-cell>
          <table:table-cell office:value-type="string">
            <text:p>AAM-144-2013-T6</text:p>
          </table:table-cell>
          <table:table-cell office:value-type="string">
            <text:p>OQG-83B</text:p>
          </table:table-cell>
          <table:table-cell office:value-type="string">
            <text:p>RUTINA Y REVISION PALANCA DE CAMBIOS</text:p>
          </table:table-cell>
          <table:table-cell office:value-type="string">
            <text:p>SUMOTO S.A.</text:p>
          </table:table-cell>
          <table:table-cell table:number-columns-repeated="1019"/>
        </table:table-row>
        <table:table-row table:style-name="ro3">
          <table:table-cell table:style-name="ce3" office:value-type="date" office:date-value="2013-09-24">
            <text:p>24/09/13</text:p>
          </table:table-cell>
          <table:table-cell office:value-type="string">
            <text:p>AAM-166-2013-ATI-16</text:p>
          </table:table-cell>
          <table:table-cell office:value-type="string">
            <text:p>ATI-16</text:p>
          </table:table-cell>
          <table:table-cell office:value-type="string">
            <text:p>REVISAR SISTEMA DE ENCENDIDO <text:s text:c="2"/></text:p>
          </table:table-cell>
          <table:table-cell office:value-type="string">
            <text:p>SUMOTO S.A.</text:p>
          </table:table-cell>
          <table:table-cell table:number-columns-repeated="1019"/>
        </table:table-row>
        <table:table-row table:style-name="ro3">
          <table:table-cell table:style-name="ce3" office:value-type="date" office:date-value="2013-09-24">
            <text:p>24/09/13</text:p>
          </table:table-cell>
          <table:table-cell office:value-type="string">
            <text:p>MTTO-721-2013</text:p>
          </table:table-cell>
          <table:table-cell office:value-type="string">
            <text:p>DDA-206</text:p>
          </table:table-cell>
          <table:table-cell office:value-type="string">
            <text:p>DESPINCHAR LLANTA TRASERA LADO IZQUIERDO</text:p>
          </table:table-cell>
          <table:table-cell office:value-type="string">
            <text:p>ESTACION LAS PALMERAS</text:p>
          </table:table-cell>
          <table:table-cell table:number-columns-repeated="1019"/>
        </table:table-row>
        <table:table-row table:style-name="ro4">
          <table:table-cell table:style-name="ce3" office:value-type="date" office:date-value="2013-09-24">
            <text:p>24/09/13</text:p>
          </table:table-cell>
          <table:table-cell office:value-type="string">
            <text:p>AAM-117-2013-T5</text:p>
          </table:table-cell>
          <table:table-cell office:value-type="string">
            <text:p>KEX-250</text:p>
          </table:table-cell>
          <table:table-cell office:value-type="string">
            <text:p>INSTALACION DE 2 LLANTAS DE SEGUNDA, ALINEACION DIRECCION Y BALANCEO DE 2 LLANT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3-09-24">
            <text:p>24/09/13</text:p>
          </table:table-cell>
          <table:table-cell office:value-type="string">
            <text:p>MTTO-722-2013</text:p>
          </table:table-cell>
          <table:table-cell office:value-type="string">
            <text:p>PLANTA ELECTRICA WELDANPOWER 125</text:p>
          </table:table-cell>
          <table:table-cell office:value-type="string">
            <text:p>CORREGIR FUGA DE ACEITE MOTOR POR GARANTIA </text:p>
          </table:table-cell>
          <table:table-cell office:value-type="string">
            <text:p>RODRIGUEZ Y LONDOÑO</text:p>
          </table:table-cell>
          <table:table-cell office:value-type="float" office:value="188">
            <text:p>188</text:p>
          </table:table-cell>
          <table:table-cell table:number-columns-repeated="1018"/>
        </table:table-row>
        <table:table-row table:style-name="ro4">
          <table:table-cell table:style-name="ce3" office:value-type="date" office:date-value="2013-09-24">
            <text:p>24/09/13</text:p>
          </table:table-cell>
          <table:table-cell office:value-type="string">
            <text:p>AAM-145-2013-T6</text:p>
          </table:table-cell>
          <table:table-cell office:value-type="string">
            <text:p>OQG-84B</text:p>
          </table:table-cell>
          <table:table-cell office:value-type="string">
            <text:p>RUTINA, MANTENIMIENTO TELESCOPICOS, EN BACHE SE SIENTE GOLPETEO Y CAMBIO DEL FORRO DEL SILLIN (FACTURAR POR APARTE)</text:p>
          </table:table-cell>
          <table:table-cell office:value-type="string">
            <text:p>SUMOTO S.A.</text:p>
          </table:table-cell>
          <table:table-cell table:number-columns-repeated="1019"/>
        </table:table-row>
        <table:table-row table:style-name="ro3">
          <table:table-cell table:style-name="ce3" office:value-type="date" office:date-value="2013-09-25">
            <text:p>25/09/13</text:p>
          </table:table-cell>
          <table:table-cell office:value-type="string">
            <text:p>AAM-205-2013-T4</text:p>
          </table:table-cell>
          <table:table-cell office:value-type="string">
            <text:p>TLO-302</text:p>
          </table:table-cell>
          <table:table-cell office:value-type="string">
            <text:p>RECONSTRUIR PASADORES DE AJUSTE DE LA SUFRIDERA </text:p>
          </table:table-cell>
          <table:table-cell office:value-type="string">
            <text:p>HERMAR</text:p>
          </table:table-cell>
          <table:table-cell office:value-type="string">
            <text:p>I.C.T.0764</text:p>
          </table:table-cell>
          <table:table-cell table:number-columns-repeated="1018"/>
        </table:table-row>
        <table:table-row table:style-name="ro8">
          <table:table-cell table:style-name="ce3" office:value-type="date" office:date-value="2013-09-25">
            <text:p>25/09/13</text:p>
          </table:table-cell>
          <table:table-cell office:value-type="string">
            <text:p>AAM-43-2013-GP</text:p>
          </table:table-cell>
          <table:table-cell office:value-type="string">
            <text:p>CJJ-590</text:p>
          </table:table-cell>
          <table:table-cell office:value-type="string">
            <text:p>REPARAR PARTES AFECTADAS DE LAMINA DONDE AJUSTA LA BASE DEL FILTRO PRINCIPAL </text:p>
          </table:table-cell>
          <table:table-cell office:value-type="string">
            <text:p>AUTOPACIFICO</text:p>
          </table:table-cell>
          <table:table-cell office:value-type="string">
            <text:p>COTIZACION DE FECHA 25-SEP-2013</text:p>
            <text:p>VALOR TOTAL $69.600</text:p>
          </table:table-cell>
          <table:table-cell table:number-columns-repeated="1018"/>
        </table:table-row>
        <table:table-row table:style-name="ro3">
          <table:table-cell table:style-name="ce3" office:value-type="date" office:date-value="2013-09-25">
            <text:p>25/09/13</text:p>
          </table:table-cell>
          <table:table-cell office:value-type="string">
            <text:p>MTTO-724-2013</text:p>
          </table:table-cell>
          <table:table-cell office:value-type="string">
            <text:p>USE-726</text:p>
          </table:table-cell>
          <table:table-cell office:value-type="string">
            <text:p>DESPINCHAR LLANTA DELANTERA LADO IZQUIERDO</text:p>
          </table:table-cell>
          <table:table-cell office:value-type="string">
            <text:p>COEXITO-OSCAR GARCIA </text:p>
          </table:table-cell>
          <table:table-cell table:number-columns-repeated="1019"/>
        </table:table-row>
        <table:table-row table:style-name="ro4">
          <table:table-cell table:style-name="ce3" office:value-type="date" office:date-value="2013-09-26">
            <text:p>26/09/13</text:p>
          </table:table-cell>
          <table:table-cell office:value-type="string">
            <text:p>AAM-167-2013-ATI-13</text:p>
          </table:table-cell>
          <table:table-cell office:value-type="string">
            <text:p>ATI-13</text:p>
          </table:table-cell>
          <table:table-cell office:value-type="string">
            <text:p>RUTINA, REVISION FRENOS TRASEROS POR GARANTIA E INSTALACION LLANTA TRASERA SUMINISTRADA POR ALMACEN DEL CCO</text:p>
          </table:table-cell>
          <table:table-cell office:value-type="string">
            <text:p>SUMOTO S.A.</text:p>
          </table:table-cell>
          <table:table-cell table:number-columns-repeated="1019"/>
        </table:table-row>
        <table:table-row table:style-name="ro3">
          <table:table-cell table:style-name="ce3" office:value-type="date" office:date-value="2013-09-26">
            <text:p>26/09/13</text:p>
          </table:table-cell>
          <table:table-cell office:value-type="string">
            <text:p>AAM-168-2013-ATI-17</text:p>
          </table:table-cell>
          <table:table-cell office:value-type="string">
            <text:p>ATI-17</text:p>
          </table:table-cell>
          <table:table-cell office:value-type="string">
            <text:p>RUTINA Y REVISAR SISTEMA DE CARGA </text:p>
          </table:table-cell>
          <table:table-cell office:value-type="string">
            <text:p>SUMOTO S.A.</text:p>
          </table:table-cell>
          <table:table-cell table:number-columns-repeated="1019"/>
        </table:table-row>
        <table:table-row table:style-name="ro3">
          <table:table-cell table:style-name="ce3" office:value-type="date" office:date-value="2013-09-26">
            <text:p>26/09/13</text:p>
          </table:table-cell>
          <table:table-cell office:value-type="string">
            <text:p>MTTO-727-2013</text:p>
          </table:table-cell>
          <table:table-cell office:value-type="string">
            <text:p>USA-339</text:p>
          </table:table-cell>
          <table:table-cell office:value-type="string">
            <text:p>ADAPTAR MANGUERA DEL AIRE </text:p>
          </table:table-cell>
          <table:table-cell office:value-type="string">
            <text:p>MUELLES Y FRENOS PALMIRA</text:p>
          </table:table-cell>
          <table:table-cell table:number-columns-repeated="1019"/>
        </table:table-row>
        <table:table-row table:style-name="ro3">
          <table:table-cell table:style-name="ce3" office:value-type="date" office:date-value="2013-09-27">
            <text:p>27/09/13</text:p>
          </table:table-cell>
          <table:table-cell office:value-type="string">
            <text:p>AAM-207-2013-T4</text:p>
          </table:table-cell>
          <table:table-cell office:value-type="string">
            <text:p>KEX-384</text:p>
          </table:table-cell>
          <table:table-cell office:value-type="string">
            <text:p>MANTENIMIENTO CHAPAS DE LAS PUERTAS DE LA AMBULANCIA </text:p>
          </table:table-cell>
          <table:table-cell office:value-type="string">
            <text:p>TAPIZADOS Y LUJOS</text:p>
          </table:table-cell>
          <table:table-cell office:value-type="string">
            <text:p>0210 VALOR TOTAL $40.000</text:p>
          </table:table-cell>
          <table:table-cell table:number-columns-repeated="1018"/>
        </table:table-row>
        <table:table-row table:style-name="ro3">
          <table:table-cell table:style-name="ce3" office:value-type="date" office:date-value="2013-09-27">
            <text:p>27/09/13</text:p>
          </table:table-cell>
          <table:table-cell office:value-type="string">
            <text:p>AAM-119-2013-T5</text:p>
          </table:table-cell>
          <table:table-cell office:value-type="string">
            <text:p>EYB-70C</text:p>
          </table:table-cell>
          <table:table-cell office:value-type="string">
            <text:p>RUTINA E INSTALACION LLANTA TRASERA SUMINISTRADA POR ALMACEN DEL CCO </text:p>
          </table:table-cell>
          <table:table-cell office:value-type="string">
            <text:p>SUMOTO S.A.</text:p>
          </table:table-cell>
          <table:table-cell table:number-columns-repeated="1019"/>
        </table:table-row>
        <table:table-row table:style-name="ro3">
          <table:table-cell table:style-name="ce3" office:value-type="date" office:date-value="2013-09-30">
            <text:p>30/09/13</text:p>
          </table:table-cell>
          <table:table-cell office:value-type="string">
            <text:p>MTTO-731-2013</text:p>
          </table:table-cell>
          <table:table-cell office:value-type="string">
            <text:p>SMI-082</text:p>
          </table:table-cell>
          <table:table-cell office:value-type="string">
            <text:p>MANTENIMIENTO ALTERNADOR</text:p>
          </table:table-cell>
          <table:table-cell office:value-type="string">
            <text:p>NACIONAL DE EMBRAGUES S.A.S</text:p>
          </table:table-cell>
          <table:table-cell office:value-type="float" office:value="362">
            <text:p>362</text:p>
          </table:table-cell>
          <table:table-cell table:number-columns-repeated="1018"/>
        </table:table-row>
        <table:table-row table:style-name="ro4">
          <table:table-cell table:style-name="ce3" office:value-type="date" office:date-value="2013-09-30">
            <text:p>30/09/13</text:p>
          </table:table-cell>
          <table:table-cell office:value-type="string">
            <text:p>MTTO-732-2013</text:p>
          </table:table-cell>
          <table:table-cell office:value-type="string">
            <text:p>USA-339</text:p>
          </table:table-cell>
          <table:table-cell office:value-type="string">
            <text:p>CORREGIR FUGA POR TURBO POR GARANTIA Y COTIZAR SOLDADURA CHASIS SEGUN INDICACIONES DEL CONDUCTOR</text:p>
          </table:table-cell>
          <table:table-cell office:value-type="string">
            <text:p>AUTOPACIFICO</text:p>
          </table:table-cell>
          <table:table-cell table:number-columns-repeated="1019"/>
        </table:table-row>
        <table:table-row table:style-name="ro3">
          <table:table-cell table:style-name="ce3" office:value-type="date" office:date-value="2013-09-30">
            <text:p>30/09/13</text:p>
          </table:table-cell>
          <table:table-cell office:value-type="string">
            <text:p>AAM-170-2013-ATI-16</text:p>
          </table:table-cell>
          <table:table-cell office:value-type="string">
            <text:p>ATI-16</text:p>
          </table:table-cell>
          <table:table-cell office:value-type="string">
            <text:p>CAMBIO DE ESPEJO RETROVISOR LADO IZQUIERDO POR DESAJUSTE </text:p>
          </table:table-cell>
          <table:table-cell office:value-type="string">
            <text:p>SUMOTO S.A.</text:p>
          </table:table-cell>
          <table:table-cell table:number-columns-repeated="1019"/>
        </table:table-row>
        <table:table-row table:style-name="ro3">
          <table:table-cell table:style-name="ce3" office:value-type="date" office:date-value="2013-09-30">
            <text:p>30/09/13</text:p>
          </table:table-cell>
          <table:table-cell office:value-type="string">
            <text:p>AAM-151-2013-T3</text:p>
          </table:table-cell>
          <table:table-cell office:value-type="string">
            <text:p>KEY-039</text:p>
          </table:table-cell>
          <table:table-cell office:value-type="string">
            <text:p>REVISAR SISTEMA DE CARGA </text:p>
          </table:table-cell>
          <table:table-cell office:value-type="string">
            <text:p>COEXITO-OSCAR GARCIA </text:p>
          </table:table-cell>
          <table:table-cell office:value-type="float" office:value="1832030">
            <text:p>1832030</text:p>
          </table:table-cell>
          <table:table-cell table:number-columns-repeated="1018"/>
        </table:table-row>
        <table:table-row table:style-name="ro6">
          <table:table-cell table:style-name="ce3" office:value-type="date" office:date-value="2013-09-30">
            <text:p>30/09/13</text:p>
          </table:table-cell>
          <table:table-cell office:value-type="string">
            <text:p>AAM-152-2013-T3</text:p>
          </table:table-cell>
          <table:table-cell office:value-type="string">
            <text:p>OQG-89B</text:p>
          </table:table-cell>
          <table:table-cell office:value-type="string">
            <text:p>RUTINA Y REVISAR SISTEMA DE COMBUSTIBLE </text:p>
          </table:table-cell>
          <table:table-cell office:value-type="string">
            <text:p>SUMOTO S.A.</text:p>
          </table:table-cell>
          <table:table-cell table:number-columns-repeated="1019"/>
        </table:table-row>
        <table:table-row table:style-name="ro6">
          <table:table-cell table:style-name="ce3" office:value-type="date" office:date-value="2013-09-30">
            <text:p>30/09/13</text:p>
          </table:table-cell>
          <table:table-cell office:value-type="string">
            <text:p>MTTO-735-2013</text:p>
          </table:table-cell>
          <table:table-cell office:value-type="string">
            <text:p>CORTADORA TARGET</text:p>
          </table:table-cell>
          <table:table-cell office:value-type="string">
            <text:p>CORREGIR DESALINEACION EJE</text:p>
          </table:table-cell>
          <table:table-cell office:value-type="string">
            <text:p>HERMAR</text:p>
          </table:table-cell>
          <table:table-cell office:value-type="string">
            <text:p>I.C.T.0782</text:p>
          </table:table-cell>
          <table:table-cell table:number-columns-repeated="1018"/>
        </table:table-row>
        <table:table-row table:style-name="ro6">
          <table:table-cell table:style-name="ce3" office:value-type="date" office:date-value="2013-09-30">
            <text:p>30/09/13</text:p>
          </table:table-cell>
          <table:table-cell office:value-type="string">
            <text:p>MTTO-737-2013</text:p>
          </table:table-cell>
          <table:table-cell office:value-type="string">
            <text:p>USA-468</text:p>
          </table:table-cell>
          <table:table-cell office:value-type="string">
            <text:p>MANTENIMIENTO MANIGUETAS PUERTAS </text:p>
          </table:table-cell>
          <table:table-cell office:value-type="string">
            <text:p>TAPIZADOS Y LUJOS</text:p>
          </table:table-cell>
          <table:table-cell table:number-columns-repeated="1019"/>
        </table:table-row>
        <table:table-row table:style-name="ro6">
          <table:table-cell table:style-name="ce3" office:value-type="date" office:date-value="2013-09-30">
            <text:p>30/09/13</text:p>
          </table:table-cell>
          <table:table-cell office:value-type="string">
            <text:p>MTTO-738-2013</text:p>
          </table:table-cell>
          <table:table-cell office:value-type="string">
            <text:p>TROMPO No. 4</text:p>
          </table:table-cell>
          <table:table-cell office:value-type="string">
            <text:p>MANTENIMIENTO LAMINA CARCAZA Y EJE MOTRIZ </text:p>
          </table:table-cell>
          <table:table-cell office:value-type="string">
            <text:p>HERMAR</text:p>
          </table:table-cell>
          <table:table-cell office:value-type="string">
            <text:p>I.C.T.0836</text:p>
          </table:table-cell>
          <table:table-cell table:number-columns-repeated="1018"/>
        </table:table-row>
        <table:table-row table:style-name="ro4">
          <table:table-cell table:style-name="ce3" office:value-type="date" office:date-value="2013-10-01">
            <text:p>01/10/13</text:p>
          </table:table-cell>
          <table:table-cell office:value-type="string">
            <text:p>AAM-171-2013-ATI-16</text:p>
          </table:table-cell>
          <table:table-cell office:value-type="string">
            <text:p>ATI-16</text:p>
          </table:table-cell>
          <table:table-cell office:value-type="string">
            <text:p>RUTINA E INSTALACION LLANTAS DELANTERA Y TRASERA SUMINISTRADAS POR ALMACEN DEL CCO</text:p>
          </table:table-cell>
          <table:table-cell office:value-type="string">
            <text:p>SUMOTO S.A.</text:p>
          </table:table-cell>
          <table:table-cell table:number-columns-repeated="1019"/>
        </table:table-row>
        <table:table-row table:style-name="ro3">
          <table:table-cell table:style-name="ce3" office:value-type="date" office:date-value="2013-10-01">
            <text:p>01/10/13</text:p>
          </table:table-cell>
          <table:table-cell office:value-type="string">
            <text:p>MTTO-739-2013</text:p>
          </table:table-cell>
          <table:table-cell office:value-type="string">
            <text:p>DERRETIDORA SS 125</text:p>
          </table:table-cell>
          <table:table-cell office:value-type="string">
            <text:p>DESPINCHAR LLANTA TRASERA LADO IZQUIERDO</text:p>
          </table:table-cell>
          <table:table-cell office:value-type="string">
            <text:p>ESTACION LAS PALMERAS</text:p>
          </table:table-cell>
          <table:table-cell table:number-columns-repeated="1019"/>
        </table:table-row>
        <table:table-row table:style-name="ro6">
          <table:table-cell table:style-name="ce3" office:value-type="date" office:date-value="2013-10-01">
            <text:p>01/10/13</text:p>
          </table:table-cell>
          <table:table-cell office:value-type="string">
            <text:p>MTTO-741-2013</text:p>
          </table:table-cell>
          <table:table-cell office:value-type="string">
            <text:p>DERRETIDORA SS 125</text:p>
          </table:table-cell>
          <table:table-cell office:value-type="string">
            <text:p>REPARACION MANIGUETA DEL GATO </text:p>
          </table:table-cell>
          <table:table-cell office:value-type="string">
            <text:p>HERMAR</text:p>
          </table:table-cell>
          <table:table-cell table:number-columns-repeated="1019"/>
        </table:table-row>
        <table:table-row table:style-name="ro4">
          <table:table-cell table:style-name="ce3" office:value-type="date" office:date-value="2013-10-01">
            <text:p>01/10/13</text:p>
          </table:table-cell>
          <table:table-cell office:value-type="string">
            <text:p>AAM-196-2013-T2</text:p>
          </table:table-cell>
          <table:table-cell office:value-type="string">
            <text:p>EYB-61C</text:p>
          </table:table-cell>
          <table:table-cell office:value-type="string">
            <text:p>RUTINA, REVISAR SISTEMA DE CARGA, NO PRENDE Y VERIFICAR FUNCIONAMIENTO DE MONOSHOCK POR GARANTIA </text:p>
          </table:table-cell>
          <table:table-cell office:value-type="string">
            <text:p>SUMOTO S.A.</text:p>
          </table:table-cell>
          <table:table-cell table:number-columns-repeated="1019"/>
        </table:table-row>
        <table:table-row table:style-name="ro4">
          <table:table-cell table:style-name="ce3" office:value-type="date" office:date-value="2013-10-01">
            <text:p>01/10/13</text:p>
          </table:table-cell>
          <table:table-cell office:value-type="string">
            <text:p>AAM-197-2013-T2</text:p>
          </table:table-cell>
          <table:table-cell office:value-type="string">
            <text:p>EYB-62C</text:p>
          </table:table-cell>
          <table:table-cell office:value-type="string">
            <text:p>RUTINA, CORREGIR FUGA POR CARBURADOR (ESTA INUNDADA) Y REVISAR SISTEMA DE CARGA Y/O ENCENDIDO</text:p>
          </table:table-cell>
          <table:table-cell office:value-type="string">
            <text:p>SUMOTO S.A.</text:p>
          </table:table-cell>
          <table:table-cell table:number-columns-repeated="1019"/>
        </table:table-row>
        <table:table-row table:style-name="ro6">
          <table:table-cell table:style-name="ce3" office:value-type="date" office:date-value="2013-10-01">
            <text:p>01/10/13</text:p>
          </table:table-cell>
          <table:table-cell office:value-type="string">
            <text:p>MTTO-743-2013</text:p>
          </table:table-cell>
          <table:table-cell office:value-type="string">
            <text:p>SMI-194</text:p>
          </table:table-cell>
          <table:table-cell office:value-type="string">
            <text:p>REVISION CINTURONES DE SEGURIDAD</text:p>
          </table:table-cell>
          <table:table-cell office:value-type="string">
            <text:p>FRENO PARTES</text:p>
          </table:table-cell>
          <table:table-cell table:number-columns-repeated="1019"/>
        </table:table-row>
        <table:table-row table:style-name="ro8">
          <table:table-cell table:style-name="ce3" office:value-type="date" office:date-value="2013-10-02">
            <text:p>02/10/13</text:p>
          </table:table-cell>
          <table:table-cell office:value-type="string">
            <text:p>AAM-208-2013-T4</text:p>
          </table:table-cell>
          <table:table-cell office:value-type="string">
            <text:p>SPK-951</text:p>
          </table:table-cell>
          <table:table-cell office:value-type="string">
            <text:p>REVISION POR GARANTIA DE LUCES TRASERAS DE PLANCHON “SE FUNDEN CONSTANTEMENTE LOS BOMBILLOS” Y ENVIAR INFORME SOBRE PROCESO DE EMISION FUERTE DE GASES DEL MULTIPLE DE ESCAPE</text:p>
          </table:table-cell>
          <table:table-cell office:value-type="string">
            <text:p>AUTOPACIFICO</text:p>
          </table:table-cell>
          <table:table-cell table:number-columns-repeated="1019"/>
        </table:table-row>
        <table:table-row table:style-name="ro3">
          <table:table-cell table:style-name="ce3" office:value-type="date" office:date-value="2013-10-02">
            <text:p>02/10/13</text:p>
          </table:table-cell>
          <table:table-cell office:value-type="string">
            <text:p>MTTO-746-2013</text:p>
          </table:table-cell>
          <table:table-cell office:value-type="string">
            <text:p>COMPRESOR FABRIL No. 3</text:p>
          </table:table-cell>
          <table:table-cell office:value-type="string">
            <text:p>MANTENIMIENTO GENERAL Y CORREGIR FUGA POR VALVULA DE DESFOGE </text:p>
          </table:table-cell>
          <table:table-cell office:value-type="string">
            <text:p>COMPRESORES FABRILES</text:p>
          </table:table-cell>
          <table:table-cell office:value-type="string">
            <text:p>2369 </text:p>
            <text:p>-50.000</text:p>
          </table:table-cell>
          <table:table-cell table:number-columns-repeated="1018"/>
        </table:table-row>
        <table:table-row table:style-name="ro3">
          <table:table-cell table:style-name="ce3" office:value-type="date" office:date-value="2013-10-02">
            <text:p>02/10/13</text:p>
          </table:table-cell>
          <table:table-cell office:value-type="string">
            <text:p>MTTO-747-2013</text:p>
          </table:table-cell>
          <table:table-cell office:value-type="string">
            <text:p>COMPRESOR FABRIL No. 5</text:p>
          </table:table-cell>
          <table:table-cell office:value-type="string">
            <text:p>MANTENIMIENTO GENERAL <text:s text:c="3"/></text:p>
          </table:table-cell>
          <table:table-cell office:value-type="string">
            <text:p>COMPRESORES FABRILES</text:p>
          </table:table-cell>
          <table:table-cell office:value-type="float" office:value="2369">
            <text:p>2369</text:p>
          </table:table-cell>
          <table:table-cell table:number-columns-repeated="1018"/>
        </table:table-row>
        <table:table-row table:style-name="ro3">
          <table:table-cell table:style-name="ce3" office:value-type="date" office:date-value="2013-10-02">
            <text:p>02/10/13</text:p>
          </table:table-cell>
          <table:table-cell office:value-type="string">
            <text:p>MTTO-748-2013</text:p>
          </table:table-cell>
          <table:table-cell office:value-type="string">
            <text:p>KUK-381</text:p>
          </table:table-cell>
          <table:table-cell office:value-type="string">
            <text:p>DESPINCHAR LLANTAS TRASERAS INTERNA Y EXTERNA LADO DERECHO </text:p>
          </table:table-cell>
          <table:table-cell office:value-type="string">
            <text:p>COEXITO-OSCAR GARCIA </text:p>
          </table:table-cell>
          <table:table-cell office:value-type="float" office:value="1832031">
            <text:p>1832031</text:p>
          </table:table-cell>
          <table:table-cell table:number-columns-repeated="1018"/>
        </table:table-row>
        <table:table-row table:style-name="ro5">
          <table:table-cell table:style-name="ce3" office:value-type="date" office:date-value="2013-10-02">
            <text:p>02/10/13</text:p>
          </table:table-cell>
          <table:table-cell office:value-type="string">
            <text:p>AAM-105-2013-T1</text:p>
          </table:table-cell>
          <table:table-cell office:value-type="string">
            <text:p>SQI-389</text:p>
          </table:table-cell>
          <table:table-cell office:value-type="string">
            <text:p>EMPAQUETAR GATO GEMELO LADO IZQUIERDO, VERIFICAR TORNILLERIA SOPORTE DE LA BASE SOBRE EL PLANCHON Y COTIZAR TRABAJO DE LA SUFRIDERA </text:p>
          </table:table-cell>
          <table:table-cell office:value-type="string">
            <text:p>REHIMAC </text:p>
          </table:table-cell>
          <table:table-cell office:value-type="string">
            <text:p>001-CV-001519</text:p>
            <text:p>001-CV-001520</text:p>
          </table:table-cell>
          <table:table-cell table:number-columns-repeated="1018"/>
        </table:table-row>
        <table:table-row table:style-name="ro6">
          <table:table-cell table:style-name="ce3" office:value-type="date" office:date-value="2013-10-03">
            <text:p>03/10/13</text:p>
          </table:table-cell>
          <table:table-cell office:value-type="string">
            <text:p>AAM-155-2013-T3</text:p>
          </table:table-cell>
          <table:table-cell office:value-type="string">
            <text:p>OQG-87B</text:p>
          </table:table-cell>
          <table:table-cell office:value-type="string">
            <text:p>RUTINA</text:p>
          </table:table-cell>
          <table:table-cell office:value-type="string">
            <text:p>SUMOTO S.A.</text:p>
          </table:table-cell>
          <table:table-cell table:number-columns-repeated="1019"/>
        </table:table-row>
        <table:table-row table:style-name="ro4">
          <table:table-cell table:style-name="ce3" office:value-type="date" office:date-value="2013-10-03">
            <text:p>03/10/13</text:p>
          </table:table-cell>
          <table:table-cell office:value-type="string">
            <text:p>AAM-147-2013-T6</text:p>
          </table:table-cell>
          <table:table-cell office:value-type="string">
            <text:p>OQG-85B</text:p>
          </table:table-cell>
          <table:table-cell office:value-type="string">
            <text:p>RUTINA, NO SE SOSTIENE, SE PEGA ENTRE 80 Y 100 KMS Y DESPEGA, TAMBIEN PRESENTA UN PETARDEO (SINCRONIZAR)</text:p>
          </table:table-cell>
          <table:table-cell office:value-type="string">
            <text:p>SUMOTO S.A.</text:p>
          </table:table-cell>
          <table:table-cell table:number-columns-repeated="1019"/>
        </table:table-row>
        <table:table-row table:style-name="ro3">
          <table:table-cell table:style-name="ce3" office:value-type="date" office:date-value="2013-10-03">
            <text:p>03/10/13</text:p>
          </table:table-cell>
          <table:table-cell office:value-type="string">
            <text:p>AAM-46-2013-IF</text:p>
          </table:table-cell>
          <table:table-cell office:value-type="string">
            <text:p>CJJ-578</text:p>
          </table:table-cell>
          <table:table-cell office:value-type="string">
            <text:p>CAMBIO DE MANGUERA SUPERIOR DEL RADIADOR </text:p>
          </table:table-cell>
          <table:table-cell office:value-type="string">
            <text:p>COEXITO-OSCAR GARCIA </text:p>
          </table:table-cell>
          <table:table-cell office:value-type="float" office:value="1832032">
            <text:p>1832032</text:p>
          </table:table-cell>
          <table:table-cell table:number-columns-repeated="1018"/>
        </table:table-row>
        <table:table-row table:style-name="ro6">
          <table:table-cell table:style-name="ce3" office:value-type="date" office:date-value="2013-10-03">
            <text:p>03/10/13</text:p>
          </table:table-cell>
          <table:table-cell office:value-type="string">
            <text:p>AAM-121-2013-T5</text:p>
          </table:table-cell>
          <table:table-cell office:value-type="string">
            <text:p>OQG-86B</text:p>
          </table:table-cell>
          <table:table-cell office:value-type="string">
            <text:p>REVISION TECNOMECANICA </text:p>
          </table:table-cell>
          <table:table-cell office:value-type="string">
            <text:p>SUMOTO S.A.</text:p>
          </table:table-cell>
          <table:table-cell table:number-columns-repeated="1019"/>
        </table:table-row>
        <table:table-row table:style-name="ro4">
          <table:table-cell table:style-name="ce3" office:value-type="date" office:date-value="2013-10-04">
            <text:p>04/10/13</text:p>
          </table:table-cell>
          <table:table-cell office:value-type="string">
            <text:p>MTTO-751-2013</text:p>
          </table:table-cell>
          <table:table-cell office:value-type="string">
            <text:p>CHR-086 </text:p>
          </table:table-cell>
          <table:table-cell office:value-type="string">
            <text:p>COTIZAR REPARACION PRESENTA FUGA DE LIQUIDO DE FRENOS POR LLANTA DELANTERA LADO IZQUIERDO</text:p>
          </table:table-cell>
          <table:table-cell office:value-type="string">
            <text:p>FRENO PARTES</text:p>
          </table:table-cell>
          <table:table-cell table:number-columns-repeated="1019"/>
        </table:table-row>
        <table:table-row table:style-name="ro3">
          <table:table-cell table:style-name="ce3" office:value-type="date" office:date-value="2013-10-04">
            <text:p>04/10/13</text:p>
          </table:table-cell>
          <table:table-cell office:value-type="string">
            <text:p>MTTO-752-2013</text:p>
          </table:table-cell>
          <table:table-cell office:value-type="string">
            <text:p>MOTO BOMBA BARNES HIDRO No. 1</text:p>
          </table:table-cell>
          <table:table-cell office:value-type="string">
            <text:p>CORREGIR FUGA DE AGUA Y ACEITE POR BOMBA DE ALTA POR GARANTIA </text:p>
          </table:table-cell>
          <table:table-cell office:value-type="string">
            <text:p>REHIMAC </text:p>
          </table:table-cell>
          <table:table-cell table:number-columns-repeated="1019"/>
        </table:table-row>
        <table:table-row table:style-name="ro3">
          <table:table-cell table:style-name="ce3" office:value-type="date" office:date-value="2013-10-04">
            <text:p>04/10/13</text:p>
          </table:table-cell>
          <table:table-cell office:value-type="string">
            <text:p>AAM-172-2013-ATI-17</text:p>
          </table:table-cell>
          <table:table-cell office:value-type="string">
            <text:p>ATI-17</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10-04">
            <text:p>04/10/13</text:p>
          </table:table-cell>
          <table:table-cell office:value-type="string">
            <text:p>MTTO-754-2013</text:p>
          </table:table-cell>
          <table:table-cell office:value-type="string">
            <text:p>USA-339</text:p>
          </table:table-cell>
          <table:table-cell office:value-type="string">
            <text:p>DESPINCHAR LLANTA DELANTERA LADO DERECHO <text:s text:c="2"/></text:p>
          </table:table-cell>
          <table:table-cell office:value-type="string">
            <text:p>COEXITO-OSCAR GARCIA </text:p>
          </table:table-cell>
          <table:table-cell office:value-type="float" office:value="1832033">
            <text:p>1832033</text:p>
          </table:table-cell>
          <table:table-cell table:number-columns-repeated="1018"/>
        </table:table-row>
        <table:table-row table:style-name="ro6">
          <table:table-cell table:style-name="ce3" office:value-type="date" office:date-value="2013-10-04">
            <text:p>04/10/13</text:p>
          </table:table-cell>
          <table:table-cell office:value-type="string">
            <text:p>AAM-210-2013-T4</text:p>
          </table:table-cell>
          <table:table-cell office:value-type="string">
            <text:p>VZA-54C</text:p>
          </table:table-cell>
          <table:table-cell office:value-type="string">
            <text:p>RUTINA Y CAMBIO GUAYA DEL VELOCIMETRO</text:p>
          </table:table-cell>
          <table:table-cell office:value-type="string">
            <text:p>SUMOTO S.A.</text:p>
          </table:table-cell>
          <table:table-cell table:number-columns-repeated="1019"/>
        </table:table-row>
        <table:table-row table:style-name="ro3">
          <table:table-cell table:style-name="ce3" office:value-type="date" office:date-value="2013-10-05">
            <text:p>05/10/13</text:p>
          </table:table-cell>
          <table:table-cell office:value-type="string">
            <text:p>AAM-48-2013-IF</text:p>
          </table:table-cell>
          <table:table-cell office:value-type="string">
            <text:p>DDA-287</text:p>
          </table:table-cell>
          <table:table-cell office:value-type="string">
            <text:p>LAVADO GENERAL Y ASPIRADA </text:p>
          </table:table-cell>
          <table:table-cell office:value-type="string">
            <text:p>ESTACION LAS PALMERAS</text:p>
          </table:table-cell>
          <table:table-cell table:number-columns-repeated="1019"/>
        </table:table-row>
        <table:table-row table:style-name="ro4">
          <table:table-cell table:style-name="ce3" office:value-type="date" office:date-value="2013-10-05">
            <text:p>05/10/13</text:p>
          </table:table-cell>
          <table:table-cell office:value-type="string">
            <text:p>MTTO-757-2013</text:p>
          </table:table-cell>
          <table:table-cell office:value-type="string">
            <text:p>USE-825</text:p>
          </table:table-cell>
          <table:table-cell office:value-type="string">
            <text:p>INSTALACION Y MONTAJE DE 2 LLANTAS DE SEGUNDA 12R22,5, SUMINISTRADAS POR ALMACEN DEL CCO </text:p>
          </table:table-cell>
          <table:table-cell office:value-type="string">
            <text:p>ESTACION LAS PALMERAS</text:p>
          </table:table-cell>
          <table:table-cell table:number-columns-repeated="1019"/>
        </table:table-row>
        <table:table-row table:style-name="ro6">
          <table:table-cell table:style-name="ce3" office:value-type="date" office:date-value="2013-10-07">
            <text:p>07/10/13</text:p>
          </table:table-cell>
          <table:table-cell office:value-type="string">
            <text:p>AAM-148-2013-T6</text:p>
          </table:table-cell>
          <table:table-cell office:value-type="string">
            <text:p>OQG-83B</text:p>
          </table:table-cell>
          <table:table-cell office:value-type="string">
            <text:p>RUTINA Y REVISAR ENCENDIDO POR GARANTIA</text:p>
          </table:table-cell>
          <table:table-cell office:value-type="string">
            <text:p>SUMOTO S.A.</text:p>
          </table:table-cell>
          <table:table-cell table:number-columns-repeated="1019"/>
        </table:table-row>
        <table:table-row table:style-name="ro3">
          <table:table-cell table:style-name="ce3" office:value-type="date" office:date-value="2013-10-07">
            <text:p>07/10/13</text:p>
          </table:table-cell>
          <table:table-cell office:value-type="string">
            <text:p>AAM-198-2013-T2</text:p>
          </table:table-cell>
          <table:table-cell office:value-type="string">
            <text:p>SPK-180</text:p>
          </table:table-cell>
          <table:table-cell office:value-type="string">
            <text:p>REVISAR SISTEMA DE CARGA POR GARANTIA </text:p>
          </table:table-cell>
          <table:table-cell office:value-type="string">
            <text:p>COEXITO-OSCAR GARCIA </text:p>
          </table:table-cell>
          <table:table-cell office:value-type="float" office:value="1842945">
            <text:p>1842945</text:p>
          </table:table-cell>
          <table:table-cell table:number-columns-repeated="1018"/>
        </table:table-row>
        <table:table-row table:style-name="ro3">
          <table:table-cell table:style-name="ce3" office:value-type="date" office:date-value="2013-10-07">
            <text:p>07/10/13</text:p>
          </table:table-cell>
          <table:table-cell office:value-type="string">
            <text:p>AAM-173-2013-ATI-17</text:p>
          </table:table-cell>
          <table:table-cell office:value-type="string">
            <text:p>ATI-17</text:p>
          </table:table-cell>
          <table:table-cell office:value-type="string">
            <text:p>INSTALACION LLANTA TRASERA SUMINISTRADA POR ALMACEN DEL CCO </text:p>
          </table:table-cell>
          <table:table-cell office:value-type="string">
            <text:p>SUMOTO S.A.</text:p>
          </table:table-cell>
          <table:table-cell table:number-columns-repeated="1019"/>
        </table:table-row>
        <table:table-row table:style-name="ro3">
          <table:table-cell table:style-name="ce3" office:value-type="date" office:date-value="2013-10-07">
            <text:p>07/10/13</text:p>
          </table:table-cell>
          <table:table-cell office:value-type="string">
            <text:p>MTTO-760-2013</text:p>
          </table:table-cell>
          <table:table-cell office:value-type="string">
            <text:p>PLANTA ELECTRICA OLYMPIAN </text:p>
          </table:table-cell>
          <table:table-cell office:value-type="string">
            <text:p>REVISAR BATERIA POR GARANTIA </text:p>
          </table:table-cell>
          <table:table-cell office:value-type="string">
            <text:p>COEXITO-OSCAR GARCIA </text:p>
          </table:table-cell>
          <table:table-cell office:value-type="float" office:value="1842960">
            <text:p>1842960</text:p>
          </table:table-cell>
          <table:table-cell table:number-columns-repeated="1018"/>
        </table:table-row>
        <table:table-row table:style-name="ro6">
          <table:table-cell table:style-name="ce3" office:value-type="date" office:date-value="2013-10-08">
            <text:p>08/10/13</text:p>
          </table:table-cell>
          <table:table-cell office:value-type="string">
            <text:p>AAM-201-2013-T2</text:p>
          </table:table-cell>
          <table:table-cell office:value-type="string">
            <text:p>SXY-299</text:p>
          </table:table-cell>
          <table:table-cell office:value-type="string">
            <text:p>MANTENIMIENTO ARRANQUE</text:p>
          </table:table-cell>
          <table:table-cell office:value-type="string">
            <text:p>RENZO NIETO </text:p>
          </table:table-cell>
          <table:table-cell office:value-type="float" office:value="829">
            <text:p>829</text:p>
          </table:table-cell>
          <table:table-cell table:number-columns-repeated="1018"/>
        </table:table-row>
        <table:table-row table:style-name="ro3">
          <table:table-cell table:style-name="ce3" office:value-type="date" office:date-value="2013-10-08">
            <text:p>08/10/13</text:p>
          </table:table-cell>
          <table:table-cell office:value-type="string">
            <text:p>AAM-46-2013-GP</text:p>
          </table:table-cell>
          <table:table-cell office:value-type="string">
            <text:p>CJK-060</text:p>
          </table:table-cell>
          <table:table-cell office:value-type="string">
            <text:p>REVISION FRENOS DELANTEROS (DISCOS Y PASTILLAS)</text:p>
          </table:table-cell>
          <table:table-cell office:value-type="string">
            <text:p>FRENO PARTES</text:p>
          </table:table-cell>
          <table:table-cell office:value-type="string">
            <text:p>C171 Y C172</text:p>
          </table:table-cell>
          <table:table-cell table:number-columns-repeated="1018"/>
        </table:table-row>
        <table:table-row table:style-name="ro3">
          <table:table-cell table:style-name="ce3" office:value-type="date" office:date-value="2013-10-08">
            <text:p>08/10/13</text:p>
          </table:table-cell>
          <table:table-cell office:value-type="string">
            <text:p>AAM-158-2013-T3</text:p>
          </table:table-cell>
          <table:table-cell office:value-type="string">
            <text:p>USE-392 </text:p>
          </table:table-cell>
          <table:table-cell office:value-type="string">
            <text:p>VERIFICAR VALVULA REGULADORA DE LA PRESION DEL COMPRESOR, SE SUBE HASTA 150</text:p>
          </table:table-cell>
          <table:table-cell office:value-type="string">
            <text:p>FRENO PARTES</text:p>
          </table:table-cell>
          <table:table-cell office:value-type="string">
            <text:p>C173 Y C174</text:p>
          </table:table-cell>
          <table:table-cell table:number-columns-repeated="1018"/>
        </table:table-row>
        <table:table-row table:style-name="ro3">
          <table:table-cell table:style-name="ce3" office:value-type="date" office:date-value="2013-10-08">
            <text:p>08/10/13</text:p>
          </table:table-cell>
          <table:table-cell office:value-type="string">
            <text:p>AAM-174-2013-ATI-13</text:p>
          </table:table-cell>
          <table:table-cell office:value-type="string">
            <text:p>ATI-13</text:p>
          </table:table-cell>
          <table:table-cell office:value-type="string">
            <text:p>REVISION FRENOS TRASEROS NUEVAMENTE POR GARANTIA</text:p>
          </table:table-cell>
          <table:table-cell office:value-type="string">
            <text:p>SUMOTO S.A.</text:p>
          </table:table-cell>
          <table:table-cell table:number-columns-repeated="1019"/>
        </table:table-row>
        <table:table-row table:style-name="ro6">
          <table:table-cell table:style-name="ce3" office:value-type="date" office:date-value="2013-10-09">
            <text:p>09/10/13</text:p>
          </table:table-cell>
          <table:table-cell office:value-type="string">
            <text:p>MTTO-762-2013</text:p>
          </table:table-cell>
          <table:table-cell office:value-type="string">
            <text:p>KUK-382</text:p>
          </table:table-cell>
          <table:table-cell office:value-type="string">
            <text:p>CORREGIR FUGA POR PERILLA DEL BAJO</text:p>
          </table:table-cell>
          <table:table-cell office:value-type="string">
            <text:p>FRENO PARTES</text:p>
          </table:table-cell>
          <table:table-cell office:value-type="string">
            <text:p>C175</text:p>
          </table:table-cell>
          <table:table-cell table:number-columns-repeated="1018"/>
        </table:table-row>
        <table:table-row table:style-name="ro3">
          <table:table-cell table:style-name="ce3" office:value-type="date" office:date-value="2013-10-09">
            <text:p>09/10/13</text:p>
          </table:table-cell>
          <table:table-cell office:value-type="string">
            <text:p>AAM-175-2013-ATI-16</text:p>
          </table:table-cell>
          <table:table-cell office:value-type="string">
            <text:p>ATI-16</text:p>
          </table:table-cell>
          <table:table-cell office:value-type="string">
            <text:p>RUTINA Y CUANDO LLUEVE SE APAGA </text:p>
          </table:table-cell>
          <table:table-cell office:value-type="string">
            <text:p>SUMOTO S.A.</text:p>
          </table:table-cell>
          <table:table-cell table:number-columns-repeated="1019"/>
        </table:table-row>
        <table:table-row table:style-name="ro6">
          <table:table-cell table:style-name="ce3" office:value-type="date" office:date-value="2013-10-09">
            <text:p>09/10/13</text:p>
          </table:table-cell>
          <table:table-cell office:value-type="string">
            <text:p>AAM-47-2013-GP</text:p>
          </table:table-cell>
          <table:table-cell office:value-type="string">
            <text:p>CJK-060</text:p>
          </table:table-cell>
          <table:table-cell office:value-type="string">
            <text:p>ALINEACION DIRECCION Y BALANCEO DE RUEDAS</text:p>
          </table:table-cell>
          <table:table-cell office:value-type="string">
            <text:p>LLANTAS LA ESTACION</text:p>
          </table:table-cell>
          <table:table-cell table:number-columns-repeated="1019"/>
        </table:table-row>
        <table:table-row table:style-name="ro3">
          <table:table-cell table:style-name="ce3" office:value-type="date" office:date-value="2013-10-09">
            <text:p>09/10/13</text:p>
          </table:table-cell>
          <table:table-cell office:value-type="string">
            <text:p>AAM-108-2013-T1</text:p>
          </table:table-cell>
          <table:table-cell office:value-type="string">
            <text:p>SPK-307</text:p>
          </table:table-cell>
          <table:table-cell office:value-type="string">
            <text:p>CORREGIR FUGA POR COMANDO DE CONTROL HIDRAULICO POR GARANTIA </text:p>
          </table:table-cell>
          <table:table-cell office:value-type="string">
            <text:p>REHIMAC </text:p>
          </table:table-cell>
          <table:table-cell office:value-type="string">
            <text:p>001-CV-001579</text:p>
          </table:table-cell>
          <table:table-cell table:number-columns-repeated="1018"/>
        </table:table-row>
        <table:table-row table:style-name="ro3">
          <table:table-cell table:style-name="ce3" office:value-type="date" office:date-value="2013-10-09">
            <text:p>09/10/13</text:p>
          </table:table-cell>
          <table:table-cell office:value-type="string">
            <text:p>AAM-109-2013-T1</text:p>
          </table:table-cell>
          <table:table-cell office:value-type="string">
            <text:p>SPK-307</text:p>
          </table:table-cell>
          <table:table-cell office:value-type="string">
            <text:p>REVISAR SISTEMA DE CARGA </text:p>
          </table:table-cell>
          <table:table-cell office:value-type="string">
            <text:p>COEXITO-OSCAR GARCIA </text:p>
          </table:table-cell>
          <table:table-cell office:value-type="float" office:value="1843035">
            <text:p>1843035</text:p>
          </table:table-cell>
          <table:table-cell table:number-columns-repeated="1018"/>
        </table:table-row>
        <table:table-row table:style-name="ro6">
          <table:table-cell table:style-name="ce3" office:value-type="date" office:date-value="2013-10-09">
            <text:p>09/10/13</text:p>
          </table:table-cell>
          <table:table-cell office:value-type="string">
            <text:p>AAM-204-2013-T2</text:p>
          </table:table-cell>
          <table:table-cell office:value-type="string">
            <text:p>KEX-381</text:p>
          </table:table-cell>
          <table:table-cell office:value-type="string">
            <text:p>REVISION RADIO DE COMUNICACIONES </text:p>
          </table:table-cell>
          <table:table-cell office:value-type="string">
            <text:p>ISEC</text:p>
          </table:table-cell>
          <table:table-cell table:number-columns-repeated="1019"/>
        </table:table-row>
        <table:table-row table:style-name="ro3">
          <table:table-cell table:style-name="ce3" office:value-type="date" office:date-value="2013-10-09">
            <text:p>09/10/13</text:p>
          </table:table-cell>
          <table:table-cell office:value-type="string">
            <text:p>MTTO-764-2013</text:p>
          </table:table-cell>
          <table:table-cell office:value-type="string">
            <text:p>KUK-381</text:p>
          </table:table-cell>
          <table:table-cell office:value-type="string">
            <text:p>DESPINCHAR LLANTA TRASERA INTERNA Y EXTERNA LADO DERECHO POR GARANTIA </text:p>
          </table:table-cell>
          <table:table-cell office:value-type="string">
            <text:p>COEXITO-OSCAR GARCIA </text:p>
          </table:table-cell>
          <table:table-cell table:number-columns-repeated="1019"/>
        </table:table-row>
        <table:table-row table:style-name="ro4">
          <table:table-cell table:style-name="ce3" office:value-type="date" office:date-value="2013-10-10">
            <text:p>10/10/13</text:p>
          </table:table-cell>
          <table:table-cell office:value-type="string">
            <text:p>AAM-42-2013-GS</text:p>
          </table:table-cell>
          <table:table-cell office:value-type="string">
            <text:p>CJC-369</text:p>
          </table:table-cell>
          <table:table-cell office:value-type="string">
            <text:p>REPARAR BASE DEL ASIENTO, REVISION ALARMA, INSTALAR YUMBOLO Y REVISION TAPAS LATERALES PUERTAS DELANTERAS </text:p>
          </table:table-cell>
          <table:table-cell office:value-type="string">
            <text:p>TAPIZADOS Y LUJOS</text:p>
          </table:table-cell>
          <table:table-cell office:value-type="float" office:value="212">
            <text:p>212</text:p>
          </table:table-cell>
          <table:table-cell table:number-columns-repeated="1018"/>
        </table:table-row>
        <table:table-row table:style-name="ro3">
          <table:table-cell table:style-name="ce3" office:value-type="date" office:date-value="2013-10-10">
            <text:p>10/10/13</text:p>
          </table:table-cell>
          <table:table-cell office:value-type="string">
            <text:p>AAM-159-2013-T3</text:p>
          </table:table-cell>
          <table:table-cell office:value-type="string">
            <text:p>DDB-875 </text:p>
          </table:table-cell>
          <table:table-cell office:value-type="string">
            <text:p>CAMBIO DE RADIADOR POR GARANTIA Y ENVIAR INFORME SOBRE RESPONSABILIDAD DE DAÑOS </text:p>
          </table:table-cell>
          <table:table-cell office:value-type="string">
            <text:p>RADIADORES MARIÑO LTDA</text:p>
          </table:table-cell>
          <table:table-cell table:number-columns-repeated="1019"/>
        </table:table-row>
        <table:table-row table:style-name="ro3">
          <table:table-cell table:style-name="ce3" office:value-type="date" office:date-value="2013-10-10">
            <text:p>10/10/13</text:p>
          </table:table-cell>
          <table:table-cell office:value-type="string">
            <text:p>MTTO-765-2013</text:p>
          </table:table-cell>
          <table:table-cell office:value-type="string">
            <text:p>VIBROCOMPACTADOR DD24</text:p>
          </table:table-cell>
          <table:table-cell office:value-type="string">
            <text:p>MANTENIMIENTO ALTERNADOR</text:p>
          </table:table-cell>
          <table:table-cell office:value-type="string">
            <text:p>RENZO NIETO </text:p>
          </table:table-cell>
          <table:table-cell office:value-type="float" office:value="830">
            <text:p>830</text:p>
          </table:table-cell>
          <table:table-cell table:number-columns-repeated="1018"/>
        </table:table-row>
        <table:table-row table:style-name="ro3">
          <table:table-cell table:style-name="ce3" office:value-type="date" office:date-value="2013-10-10">
            <text:p>10/10/13</text:p>
          </table:table-cell>
          <table:table-cell office:value-type="string">
            <text:p>MTTO-766-2013</text:p>
          </table:table-cell>
          <table:table-cell office:value-type="string">
            <text:p>VIBROCOMPACTADOR DD24</text:p>
          </table:table-cell>
          <table:table-cell office:value-type="string">
            <text:p>REVISAR BATERIA (PONERLA EN CARGA LENTA)</text:p>
          </table:table-cell>
          <table:table-cell office:value-type="string">
            <text:p>COEXITO-OSCAR GARCIA </text:p>
          </table:table-cell>
          <table:table-cell table:number-columns-repeated="1019"/>
        </table:table-row>
        <table:table-row table:style-name="ro6">
          <table:table-cell table:style-name="ce3" office:value-type="date" office:date-value="2013-10-10">
            <text:p>10/10/13</text:p>
          </table:table-cell>
          <table:table-cell office:value-type="string">
            <text:p>AAM-50-2013-IF</text:p>
          </table:table-cell>
          <table:table-cell office:value-type="string">
            <text:p>DDA-211</text:p>
          </table:table-cell>
          <table:table-cell office:value-type="string">
            <text:p>REALIZAR PERITAJE (ESTA DESFORZADO)</text:p>
          </table:table-cell>
          <table:table-cell office:value-type="string">
            <text:p>AUTOPACIFICO</text:p>
          </table:table-cell>
          <table:table-cell office:value-type="float" office:value="10669">
            <text:p>10669</text:p>
          </table:table-cell>
          <table:table-cell table:number-columns-repeated="1018"/>
        </table:table-row>
        <table:table-row table:style-name="ro6">
          <table:table-cell table:style-name="ce3" office:value-type="date" office:date-value="2013-10-10">
            <text:p>10/10/13</text:p>
          </table:table-cell>
          <table:table-cell office:value-type="string">
            <text:p>MTTO-767-2013</text:p>
          </table:table-cell>
          <table:table-cell office:value-type="string">
            <text:p>USA-339</text:p>
          </table:table-cell>
          <table:table-cell office:value-type="string">
            <text:p>REVISAR BARRA LARGA DE DIRECCION </text:p>
          </table:table-cell>
          <table:table-cell office:value-type="string">
            <text:p>FRENO PARTES</text:p>
          </table:table-cell>
          <table:table-cell office:value-type="string">
            <text:p>C178</text:p>
          </table:table-cell>
          <table:table-cell table:number-columns-repeated="1018"/>
        </table:table-row>
        <table:table-row table:style-name="ro4">
          <table:table-cell table:style-name="ce3" office:value-type="date" office:date-value="2013-10-10">
            <text:p>10/10/13</text:p>
          </table:table-cell>
          <table:table-cell office:value-type="string">
            <text:p>AAM-176-2013-ATI-10</text:p>
          </table:table-cell>
          <table:table-cell office:value-type="string">
            <text:p>ATI-10</text:p>
          </table:table-cell>
          <table:table-cell office:value-type="string">
            <text:p>REVISION FRENOS TRASEROS (INCLUYE BOMBA DE FRENO Y PASTILLAS) Y HABILITAR INTERRUPTOR DE ENCENDIDO</text:p>
          </table:table-cell>
          <table:table-cell office:value-type="string">
            <text:p>SUMOTO S.A.</text:p>
          </table:table-cell>
          <table:table-cell table:number-columns-repeated="1019"/>
        </table:table-row>
        <table:table-row table:style-name="ro3">
          <table:table-cell table:style-name="ce3" office:value-type="date" office:date-value="2013-10-10">
            <text:p>10/10/13</text:p>
          </table:table-cell>
          <table:table-cell office:value-type="string">
            <text:p>AAM-150-2013-T6</text:p>
          </table:table-cell>
          <table:table-cell office:value-type="string">
            <text:p>OQG-82B</text:p>
          </table:table-cell>
          <table:table-cell office:value-type="string">
            <text:p>RUTINA Y CORREGIR FUGA POR TUBOS DE EXOSTO QUE SALEN DEL BLOQUE </text:p>
          </table:table-cell>
          <table:table-cell office:value-type="string">
            <text:p>SUMOTO S.A.</text:p>
          </table:table-cell>
          <table:table-cell table:number-columns-repeated="1019"/>
        </table:table-row>
        <table:table-row table:style-name="ro3">
          <table:table-cell table:style-name="ce3" office:value-type="date" office:date-value="2013-10-10">
            <text:p>10/10/13</text:p>
          </table:table-cell>
          <table:table-cell office:value-type="string">
            <text:p>AAM-160-2013-T3</text:p>
          </table:table-cell>
          <table:table-cell office:value-type="string">
            <text:p>DDB-875 </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6">
          <table:table-cell table:style-name="ce3" office:value-type="date" office:date-value="2013-10-11">
            <text:p>11/10/13</text:p>
          </table:table-cell>
          <table:table-cell office:value-type="string">
            <text:p>MTTO-770-2013</text:p>
          </table:table-cell>
          <table:table-cell office:value-type="string">
            <text:p>KUK-433</text:p>
          </table:table-cell>
          <table:table-cell office:value-type="string">
            <text:p>REVISION EMBRAGUE <text:s text:c="2"/></text:p>
          </table:table-cell>
          <table:table-cell office:value-type="string">
            <text:p>AUTOPACIFICO</text:p>
          </table:table-cell>
          <table:table-cell office:value-type="float" office:value="9981">
            <text:p>9981</text:p>
          </table:table-cell>
          <table:table-cell table:number-columns-repeated="1018"/>
        </table:table-row>
        <table:table-row table:style-name="ro4">
          <table:table-cell table:style-name="ce3" office:value-type="date" office:date-value="2013-10-11">
            <text:p>11/10/13</text:p>
          </table:table-cell>
          <table:table-cell office:value-type="string">
            <text:p>AAM-151-2013-T6</text:p>
          </table:table-cell>
          <table:table-cell office:value-type="string">
            <text:p>OQG-84B</text:p>
          </table:table-cell>
          <table:table-cell office:value-type="string">
            <text:p>RUTINA, CORREGIR FUGA POR TELESCOPICOS Y CORREGIR FUGA POR TUBOS DE EXOSTO QUE SALEN DEL BLOQUE </text:p>
          </table:table-cell>
          <table:table-cell office:value-type="string">
            <text:p>SUMOTO S.A.</text:p>
          </table:table-cell>
          <table:table-cell table:number-columns-repeated="1019"/>
        </table:table-row>
        <table:table-row table:style-name="ro6">
          <table:table-cell table:style-name="ce3" office:value-type="date" office:date-value="2013-10-11">
            <text:p>11/10/13</text:p>
          </table:table-cell>
          <table:table-cell office:value-type="string">
            <text:p>AAM-213-2013-T4</text:p>
          </table:table-cell>
          <table:table-cell office:value-type="string">
            <text:p>VZA-53C</text:p>
          </table:table-cell>
          <table:table-cell office:value-type="string">
            <text:p>RUTINA</text:p>
          </table:table-cell>
          <table:table-cell office:value-type="string">
            <text:p>SUMOTO S.A.</text:p>
          </table:table-cell>
          <table:table-cell table:number-columns-repeated="1019"/>
        </table:table-row>
        <table:table-row table:style-name="ro8">
          <table:table-cell table:style-name="ce3" office:value-type="date" office:date-value="2013-10-11">
            <text:p>11/10/13</text:p>
          </table:table-cell>
          <table:table-cell office:value-type="string">
            <text:p>AAM-110-2013-T1</text:p>
          </table:table-cell>
          <table:table-cell office:value-type="string">
            <text:p>RUI-02B</text:p>
          </table:table-cell>
          <table:table-cell office:value-type="string">
            <text:p>RUTINA, CORREGIR FUGA PARTE SUPERIOR DEL MOTOR, CAMBIO ESPEJO RETROVISOR LADO IZQUIERDO POR DESAJUSTE, VERIFICAR PEDAL DE APOYO (ESTA CEDIDO), Y REVISAR DIRECCION (ESTA DURA)</text:p>
          </table:table-cell>
          <table:table-cell office:value-type="string">
            <text:p>SUMOTO S.A.</text:p>
          </table:table-cell>
          <table:table-cell table:number-columns-repeated="1019"/>
        </table:table-row>
        <table:table-row table:style-name="ro6">
          <table:table-cell table:style-name="ce3" office:value-type="date" office:date-value="2013-10-11">
            <text:p>11/10/13</text:p>
          </table:table-cell>
          <table:table-cell office:value-type="string">
            <text:p>AAM-124-2013-T5</text:p>
          </table:table-cell>
          <table:table-cell office:value-type="string">
            <text:p>KEX-250</text:p>
          </table:table-cell>
          <table:table-cell office:value-type="string">
            <text:p>CAMBIO BUJES MUELLES TRASEROS</text:p>
          </table:table-cell>
          <table:table-cell office:value-type="string">
            <text:p>FRENO PARTES</text:p>
          </table:table-cell>
          <table:table-cell office:value-type="string">
            <text:p>C177</text:p>
          </table:table-cell>
          <table:table-cell table:number-columns-repeated="1018"/>
        </table:table-row>
        <table:table-row table:style-name="ro3">
          <table:table-cell table:style-name="ce3" office:value-type="date" office:date-value="2013-10-11">
            <text:p>11/10/13</text:p>
          </table:table-cell>
          <table:table-cell office:value-type="string">
            <text:p>AAM-205-2013-T2</text:p>
          </table:table-cell>
          <table:table-cell office:value-type="string">
            <text:p>KEX-382</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3-10-11">
            <text:p>11/10/13</text:p>
          </table:table-cell>
          <table:table-cell office:value-type="string">
            <text:p>MTTO-771-2013</text:p>
          </table:table-cell>
          <table:table-cell office:value-type="string">
            <text:p>MOTOR LISTER HIDRO No. 1</text:p>
          </table:table-cell>
          <table:table-cell office:value-type="string">
            <text:p>ACONDICIONAR TORNILLOS A LA BASE DEL MOTOR </text:p>
          </table:table-cell>
          <table:table-cell office:value-type="string">
            <text:p>HERMAR</text:p>
          </table:table-cell>
          <table:table-cell office:value-type="string">
            <text:p>C.T.I. 0820</text:p>
          </table:table-cell>
          <table:table-cell table:number-columns-repeated="1018"/>
        </table:table-row>
        <table:table-row table:style-name="ro3">
          <table:table-cell table:style-name="ce3" office:value-type="date" office:date-value="2013-10-15">
            <text:p>15/10/13</text:p>
          </table:table-cell>
          <table:table-cell office:value-type="string">
            <text:p>MTTO-776-2013</text:p>
          </table:table-cell>
          <table:table-cell office:value-type="string">
            <text:p>USE-726</text:p>
          </table:table-cell>
          <table:table-cell office:value-type="string">
            <text:p>DESPINCHAR LLANTA TRASERA EXTERNA LADO IZQUIERDO</text:p>
          </table:table-cell>
          <table:table-cell office:value-type="string">
            <text:p>COEXITO-OSCAR GARCIA </text:p>
          </table:table-cell>
          <table:table-cell table:number-columns-repeated="1019"/>
        </table:table-row>
        <table:table-row table:style-name="ro3">
          <table:table-cell table:style-name="ce3" office:value-type="date" office:date-value="2013-10-15">
            <text:p>15/10/13</text:p>
          </table:table-cell>
          <table:table-cell office:value-type="string">
            <text:p>AAM-177-2013-ATI-17</text:p>
          </table:table-cell>
          <table:table-cell office:value-type="string">
            <text:p>ATI-17</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10-15">
            <text:p>15/10/13</text:p>
          </table:table-cell>
          <table:table-cell office:value-type="string">
            <text:p>MTTO-777-2013</text:p>
          </table:table-cell>
          <table:table-cell office:value-type="string">
            <text:p>KUK-381</text:p>
          </table:table-cell>
          <table:table-cell office:value-type="string">
            <text:p>REVISAR SISTEMA DE CARGA </text:p>
          </table:table-cell>
          <table:table-cell office:value-type="string">
            <text:p>COEXITO-OSCAR GARCIA </text:p>
          </table:table-cell>
          <table:table-cell office:value-type="float" office:value="1843036">
            <text:p>1843036</text:p>
          </table:table-cell>
          <table:table-cell table:number-columns-repeated="1018"/>
        </table:table-row>
        <table:table-row table:style-name="ro3">
          <table:table-cell table:style-name="ce3" office:value-type="date" office:date-value="2013-10-15">
            <text:p>15/10/13</text:p>
          </table:table-cell>
          <table:table-cell office:value-type="string">
            <text:p>MTTO-778-2013</text:p>
          </table:table-cell>
          <table:table-cell office:value-type="string">
            <text:p>SMI-194</text:p>
          </table:table-cell>
          <table:table-cell office:value-type="string">
            <text:p>INSTALACION RODAMIENTO EN UNIDAD DE TRINQUETE</text:p>
          </table:table-cell>
          <table:table-cell office:value-type="string">
            <text:p>HERMAR</text:p>
          </table:table-cell>
          <table:table-cell office:value-type="string">
            <text:p>C.T.I. 0819</text:p>
          </table:table-cell>
          <table:table-cell table:number-columns-repeated="1018"/>
        </table:table-row>
        <table:table-row table:style-name="ro4">
          <table:table-cell table:style-name="ce3" office:value-type="date" office:date-value="2013-10-15">
            <text:p>15/10/13</text:p>
          </table:table-cell>
          <table:table-cell office:value-type="string">
            <text:p>AAM-206-2013-T2</text:p>
          </table:table-cell>
          <table:table-cell office:value-type="string">
            <text:p>SXY-299</text:p>
          </table:table-cell>
          <table:table-cell office:value-type="string">
            <text:p>INSTALAR PACHA DEL SENSOR DE PEDAL DE FRENO, INSTALAR BOMBILLOS LUCES TABLERO Y CAMBIO FAROLA DELANTERA</text:p>
          </table:table-cell>
          <table:table-cell office:value-type="string">
            <text:p>KENWORTH DE LA MONTAÑA</text:p>
          </table:table-cell>
          <table:table-cell office:value-type="float" office:value="22">
            <text:p>22</text:p>
          </table:table-cell>
          <table:table-cell table:number-columns-repeated="1018"/>
        </table:table-row>
        <table:table-row table:style-name="ro4">
          <table:table-cell table:style-name="ce3" office:value-type="date" office:date-value="2013-10-15">
            <text:p>15/10/13</text:p>
          </table:table-cell>
          <table:table-cell office:value-type="string">
            <text:p>MTTO-780-2013</text:p>
          </table:table-cell>
          <table:table-cell office:value-type="string">
            <text:p>CHR-086 </text:p>
          </table:table-cell>
          <table:table-cell office:value-type="string">
            <text:p>REVISION TREN DELANTERO (INCLUYE ALINEACION DIRECCION) Y CORREGIR CORTO LUCES LATERALES STOP</text:p>
          </table:table-cell>
          <table:table-cell office:value-type="string">
            <text:p>AUTOPACIFICO</text:p>
          </table:table-cell>
          <table:table-cell table:number-columns-repeated="2"/>
          <table:table-cell office:value-type="string">
            <text:p>FD 33448</text:p>
          </table:table-cell>
          <table:table-cell table:number-columns-repeated="1016"/>
        </table:table-row>
        <table:table-row table:style-name="ro3">
          <table:table-cell table:style-name="ce3" office:value-type="date" office:date-value="2013-10-15">
            <text:p>15/10/13</text:p>
          </table:table-cell>
          <table:table-cell office:value-type="string">
            <text:p>AAM-179-2013-ATI-10</text:p>
          </table:table-cell>
          <table:table-cell office:value-type="string">
            <text:p>ATI-10</text:p>
          </table:table-cell>
          <table:table-cell office:value-type="string">
            <text:p>REVISION SISTEMA DE FRENOS TRASEROS POR GARANTIA </text:p>
          </table:table-cell>
          <table:table-cell office:value-type="string">
            <text:p>SUMOTO S.A.</text:p>
          </table:table-cell>
          <table:table-cell table:number-columns-repeated="1019"/>
        </table:table-row>
        <table:table-row table:style-name="ro3">
          <table:table-cell table:style-name="ce3" office:value-type="date" office:date-value="2013-10-15">
            <text:p>15/10/13</text:p>
          </table:table-cell>
          <table:table-cell office:value-type="string">
            <text:p>MTTO-784-2013</text:p>
          </table:table-cell>
          <table:table-cell office:value-type="string">
            <text:p>DDA-206</text:p>
          </table:table-cell>
          <table:table-cell office:value-type="string">
            <text:p>REVISAR SISTEMA DE CARGA </text:p>
          </table:table-cell>
          <table:table-cell office:value-type="string">
            <text:p>COEXITO-OSCAR GARCIA </text:p>
          </table:table-cell>
          <table:table-cell office:value-type="float" office:value="1843038">
            <text:p>1843038</text:p>
          </table:table-cell>
          <table:table-cell table:number-columns-repeated="1018"/>
        </table:table-row>
        <table:table-row table:style-name="ro3">
          <table:table-cell table:style-name="ce3" office:value-type="date" office:date-value="2013-10-15">
            <text:p>15/10/13</text:p>
          </table:table-cell>
          <table:table-cell office:value-type="string">
            <text:p>MTTO-785-2013</text:p>
          </table:table-cell>
          <table:table-cell office:value-type="string">
            <text:p>MINICARGADOR 236B2</text:p>
          </table:table-cell>
          <table:table-cell office:value-type="string">
            <text:p>INSTALACION DE 2 LLANTAS NUEVAS SUMINISTRADAS POR ALMACEN DEL CCO</text:p>
          </table:table-cell>
          <table:table-cell office:value-type="string">
            <text:p>COEXITO-OSCAR GARCIA </text:p>
          </table:table-cell>
          <table:table-cell table:number-columns-repeated="1019"/>
        </table:table-row>
        <table:table-row table:style-name="ro3">
          <table:table-cell table:style-name="ce3" office:value-type="date" office:date-value="2013-10-16">
            <text:p>16/10/13</text:p>
          </table:table-cell>
          <table:table-cell office:value-type="string">
            <text:p>MTTO-787-2013</text:p>
          </table:table-cell>
          <table:table-cell office:value-type="string">
            <text:p>KUK-381</text:p>
          </table:table-cell>
          <table:table-cell office:value-type="string">
            <text:p>DESPINCHAR LLANTA DELANTERA LADO IZQUIERDO</text:p>
          </table:table-cell>
          <table:table-cell office:value-type="string">
            <text:p>ESTACION LAS PALMERAS</text:p>
          </table:table-cell>
          <table:table-cell table:number-columns-repeated="1019"/>
        </table:table-row>
        <table:table-row table:style-name="ro3">
          <table:table-cell table:style-name="ce3" office:value-type="date" office:date-value="2013-10-16">
            <text:p>16/10/13</text:p>
          </table:table-cell>
          <table:table-cell office:value-type="string">
            <text:p>AAM-18-2013-G-A</text:p>
          </table:table-cell>
          <table:table-cell office:value-type="string">
            <text:p>DDA-216</text:p>
          </table:table-cell>
          <table:table-cell office:value-type="string">
            <text:p>LAVADO GENERAL <text:s text:c="2"/></text:p>
          </table:table-cell>
          <table:table-cell office:value-type="string">
            <text:p>ESTACION LAS PALMERAS</text:p>
          </table:table-cell>
          <table:table-cell table:number-columns-repeated="1019"/>
        </table:table-row>
        <table:table-row table:style-name="ro4">
          <table:table-cell table:style-name="ce3" office:value-type="date" office:date-value="2013-10-16">
            <text:p>16/10/13</text:p>
          </table:table-cell>
          <table:table-cell office:value-type="string">
            <text:p>AAM-162-2013-T3</text:p>
          </table:table-cell>
          <table:table-cell office:value-type="string">
            <text:p>OQG-89B</text:p>
          </table:table-cell>
          <table:table-cell office:value-type="string">
            <text:p>CORREGIR FUGA DE COMBUSTIBLE POR GARANTIA, AJUSTE TAPAS LATERALES Y REVISAR SISTEMA DE CARGA </text:p>
          </table:table-cell>
          <table:table-cell office:value-type="string">
            <text:p>SUMOTO S.A.</text:p>
          </table:table-cell>
          <table:table-cell table:number-columns-repeated="1019"/>
        </table:table-row>
        <table:table-row table:style-name="ro4">
          <table:table-cell table:style-name="ce3" office:value-type="date" office:date-value="2013-10-16">
            <text:p>16/10/13</text:p>
          </table:table-cell>
          <table:table-cell office:value-type="string">
            <text:p>AAM-207-2013-T2</text:p>
          </table:table-cell>
          <table:table-cell office:value-type="string">
            <text:p>EYB-67C</text:p>
          </table:table-cell>
          <table:table-cell office:value-type="string">
            <text:p>RUTINA, VERIFICAR CALAPIE DERECHO, CAMBIO KIT DE ARRASTRE E INSTALAR LLANTA TRASERA SUMINISTRADA POR ALMACEN DEL CCO </text:p>
          </table:table-cell>
          <table:table-cell office:value-type="string">
            <text:p>SUMOTO S.A.</text:p>
          </table:table-cell>
          <table:table-cell table:number-columns-repeated="1019"/>
        </table:table-row>
        <table:table-row table:style-name="ro6">
          <table:table-cell table:style-name="ce3" office:value-type="date" office:date-value="2013-10-16">
            <text:p>16/10/13</text:p>
          </table:table-cell>
          <table:table-cell office:value-type="string">
            <text:p>AAM-214-2013-T4</text:p>
          </table:table-cell>
          <table:table-cell office:value-type="string">
            <text:p>KEX-384</text:p>
          </table:table-cell>
          <table:table-cell office:value-type="string">
            <text:p>MANTENIMIENTO CINTURONES DE SEGURIDAD</text:p>
          </table:table-cell>
          <table:table-cell office:value-type="string">
            <text:p>TAPIZADOS Y LUJOS</text:p>
          </table:table-cell>
          <table:table-cell table:number-columns-repeated="1019"/>
        </table:table-row>
        <table:table-row table:style-name="ro3">
          <table:table-cell table:style-name="ce3" office:value-type="date" office:date-value="2013-10-16">
            <text:p>16/10/13</text:p>
          </table:table-cell>
          <table:table-cell office:value-type="string">
            <text:p>AAM-125-2013-T5</text:p>
          </table:table-cell>
          <table:table-cell office:value-type="string">
            <text:p>KEY-151</text:p>
          </table:table-cell>
          <table:table-cell office:value-type="string">
            <text:p>ALINEACION DIRECCION, ROTACION LLANTAS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3-10-16">
            <text:p>16/10/13</text:p>
          </table:table-cell>
          <table:table-cell office:value-type="string">
            <text:p>MTTO-791-2013</text:p>
          </table:table-cell>
          <table:table-cell office:value-type="string">
            <text:p>MOTOR LISTER HIDRO No. 1</text:p>
          </table:table-cell>
          <table:table-cell office:value-type="string">
            <text:p>CORREGIR DAÑO EN LA ROSCA DEL TORNILLO DE PURGA DE LA BASE DEL FILTRO PRINCIPAL</text:p>
          </table:table-cell>
          <table:table-cell office:value-type="string">
            <text:p>AGROELECTRICAS DIESEL</text:p>
          </table:table-cell>
          <table:table-cell office:value-type="float" office:value="1362">
            <text:p>1362</text:p>
          </table:table-cell>
          <table:table-cell table:number-columns-repeated="1018"/>
        </table:table-row>
        <table:table-row table:style-name="ro6">
          <table:table-cell table:style-name="ce3" office:value-type="date" office:date-value="2013-10-17">
            <text:p>17/10/13</text:p>
          </table:table-cell>
          <table:table-cell office:value-type="string">
            <text:p>MTTO-792-2013</text:p>
          </table:table-cell>
          <table:table-cell office:value-type="string">
            <text:p>TROMPO No. 2</text:p>
          </table:table-cell>
          <table:table-cell office:value-type="string">
            <text:p>ACONDICIONAR RODAMIENTOS EN 2 BOCINES </text:p>
          </table:table-cell>
          <table:table-cell office:value-type="string">
            <text:p>HERMAR</text:p>
          </table:table-cell>
          <table:table-cell office:value-type="string">
            <text:p>I.C.T.844</text:p>
          </table:table-cell>
          <table:table-cell table:number-columns-repeated="1018"/>
        </table:table-row>
        <table:table-row table:style-name="ro3">
          <table:table-cell table:style-name="ce3" office:value-type="date" office:date-value="2013-10-17">
            <text:p>17/10/13</text:p>
          </table:table-cell>
          <table:table-cell office:value-type="string">
            <text:p>AAM-164-2013-T3</text:p>
          </table:table-cell>
          <table:table-cell office:value-type="string">
            <text:p>DDB-875 </text:p>
          </table:table-cell>
          <table:table-cell office:value-type="string">
            <text:p>MANTENIMIENTO DE LOS 5.000 KMS (CAMBIO DE ACEITE Y FILTROS)</text:p>
          </table:table-cell>
          <table:table-cell office:value-type="string">
            <text:p>TALLERES AUTORIZADOS S.A.</text:p>
          </table:table-cell>
          <table:table-cell office:value-type="float" office:value="31009061">
            <text:p>31009061</text:p>
          </table:table-cell>
          <table:table-cell table:number-columns-repeated="1018"/>
        </table:table-row>
        <table:table-row table:style-name="ro3">
          <table:table-cell table:style-name="ce3" office:value-type="date" office:date-value="2013-10-17">
            <text:p>17/10/13</text:p>
          </table:table-cell>
          <table:table-cell office:value-type="string">
            <text:p>AAM-180-2013-ATI-16</text:p>
          </table:table-cell>
          <table:table-cell office:value-type="string">
            <text:p>ATI-16</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10-17">
            <text:p>17/10/13</text:p>
          </table:table-cell>
          <table:table-cell office:value-type="string">
            <text:p>AAM-209-2013-T2</text:p>
          </table:table-cell>
          <table:table-cell office:value-type="string">
            <text:p>KEW-926</text:p>
          </table:table-cell>
          <table:table-cell office:value-type="string">
            <text:p>REVISION EMBRAGUE (REALIZAR PRUEBAS)</text:p>
          </table:table-cell>
          <table:table-cell office:value-type="string">
            <text:p>TALLERES AUTORIZADOS S.A.</text:p>
          </table:table-cell>
          <table:table-cell table:number-columns-repeated="1019"/>
        </table:table-row>
        <table:table-row table:style-name="ro3">
          <table:table-cell table:style-name="ce3" office:value-type="date" office:date-value="2013-10-17">
            <text:p>17/10/13</text:p>
          </table:table-cell>
          <table:table-cell office:value-type="string">
            <text:p>AAM-210-2013-T2</text:p>
          </table:table-cell>
          <table:table-cell office:value-type="string">
            <text:p>KEW-926</text:p>
          </table:table-cell>
          <table:table-cell office:value-type="string">
            <text:p>REVISAR FUNCIONAMIENTO EXTRACTOR PARTE TRASERA </text:p>
          </table:table-cell>
          <table:table-cell office:value-type="string">
            <text:p>AXIAL</text:p>
          </table:table-cell>
          <table:table-cell table:number-columns-repeated="1019"/>
        </table:table-row>
        <table:table-row table:style-name="ro3">
          <table:table-cell table:style-name="ce3" office:value-type="date" office:date-value="2013-10-17">
            <text:p>17/10/13</text:p>
          </table:table-cell>
          <table:table-cell office:value-type="string">
            <text:p>AAM-023-2013-T7</text:p>
          </table:table-cell>
          <table:table-cell office:value-type="string">
            <text:p>CJJ-580</text:p>
          </table:table-cell>
          <table:table-cell office:value-type="string">
            <text:p>ALINEACION DIRECCION Y BALANCEO DE RUEDAS DELANTERAS </text:p>
          </table:table-cell>
          <table:table-cell office:value-type="string">
            <text:p>COEXITO-OSCAR GARCIA </text:p>
          </table:table-cell>
          <table:table-cell office:value-type="float" office:value="1843040">
            <text:p>1843040</text:p>
          </table:table-cell>
          <table:table-cell table:number-columns-repeated="1018"/>
        </table:table-row>
        <table:table-row table:style-name="ro6">
          <table:table-cell table:style-name="ce3" office:value-type="date" office:date-value="2013-10-18">
            <text:p>18/10/13</text:p>
          </table:table-cell>
          <table:table-cell office:value-type="string">
            <text:p>AAM-212-2013-T2</text:p>
          </table:table-cell>
          <table:table-cell office:value-type="string">
            <text:p>SPK-180</text:p>
          </table:table-cell>
          <table:table-cell office:value-type="string">
            <text:p>REALIZAR PRUEBAS RADIADOR </text:p>
          </table:table-cell>
          <table:table-cell office:value-type="string">
            <text:p>TECNIMARCANT</text:p>
          </table:table-cell>
          <table:table-cell office:value-type="float" office:value="1229">
            <text:p>1229</text:p>
          </table:table-cell>
          <table:table-cell table:number-columns-repeated="1018"/>
        </table:table-row>
        <table:table-row table:style-name="ro8">
          <table:table-cell table:style-name="ce3" office:value-type="date" office:date-value="2013-10-18">
            <text:p>18/10/13</text:p>
          </table:table-cell>
          <table:table-cell office:value-type="string">
            <text:p>AAM-213-2013-T2</text:p>
          </table:table-cell>
          <table:table-cell office:value-type="string">
            <text:p>SPK-180</text:p>
          </table:table-cell>
          <table:table-cell table:style-name="ce9" office:value-type="string">
            <text:p>INSTALACION LLANTA DE SEGUNDA SUMINISTRADA POR ALMACEN DEL CCO, PARTE DELANTERA LADO DERECHO (INCLUYE ALINEACION DIRECCION Y BALANCEO RUEDAS DELANTERAS)</text:p>
          </table:table-cell>
          <table:table-cell office:value-type="string">
            <text:p>LLANTAS LA ESTACION</text:p>
          </table:table-cell>
          <table:table-cell office:value-type="float" office:value="1316">
            <text:p>1316</text:p>
          </table:table-cell>
          <table:table-cell table:number-columns-repeated="1018"/>
        </table:table-row>
        <table:table-row table:style-name="ro4">
          <table:table-cell table:style-name="ce3" office:value-type="date" office:date-value="2013-10-18">
            <text:p>18/10/13</text:p>
          </table:table-cell>
          <table:table-cell office:value-type="string">
            <text:p>MTTO-795-2013</text:p>
          </table:table-cell>
          <table:table-cell office:value-type="string">
            <text:p>DDA-206</text:p>
          </table:table-cell>
          <table:table-cell office:value-type="string">
            <text:p>INSTALACION LLANTA DE SEGUNDA SUMINISTRADA POR ALMACEN DEL CCO, PARA LLANTA DE REPUESTO</text:p>
          </table:table-cell>
          <table:table-cell office:value-type="string">
            <text:p>LLANTAS LA ESTACION</text:p>
          </table:table-cell>
          <table:table-cell table:number-columns-repeated="1019"/>
        </table:table-row>
        <table:table-row table:style-name="ro3">
          <table:table-cell table:style-name="ce3" office:value-type="date" office:date-value="2013-10-18">
            <text:p>18/10/13</text:p>
          </table:table-cell>
          <table:table-cell office:value-type="string">
            <text:p>AAM-167-2013-T3</text:p>
          </table:table-cell>
          <table:table-cell office:value-type="string">
            <text:p>USE-392 </text:p>
          </table:table-cell>
          <table:table-cell office:value-type="string">
            <text:p>COTIZAR TRABAJO DE SOLDADURA TRAVESAÑO SOPORTE DEL GATO DE LEVANTE </text:p>
          </table:table-cell>
          <table:table-cell office:value-type="string">
            <text:p>HERMAR</text:p>
          </table:table-cell>
          <table:table-cell office:value-type="float" office:value="829">
            <text:p>829</text:p>
          </table:table-cell>
          <table:table-cell table:number-columns-repeated="1018"/>
        </table:table-row>
        <table:table-row table:style-name="ro3">
          <table:table-cell table:style-name="ce3" office:value-type="date" office:date-value="2013-10-18">
            <text:p>18/10/13</text:p>
          </table:table-cell>
          <table:table-cell office:value-type="string">
            <text:p>AAM-214-2013-T2</text:p>
          </table:table-cell>
          <table:table-cell office:value-type="string">
            <text:p>DDC-295</text:p>
          </table:table-cell>
          <table:table-cell office:value-type="string">
            <text:p>REVISAR SISTEMA DE CARGA </text:p>
          </table:table-cell>
          <table:table-cell office:value-type="string">
            <text:p>COEXITO-OSCAR GARCIA </text:p>
          </table:table-cell>
          <table:table-cell office:value-type="float" office:value="1843039">
            <text:p>1843039</text:p>
          </table:table-cell>
          <table:table-cell table:number-columns-repeated="1018"/>
        </table:table-row>
        <table:table-row table:style-name="ro3">
          <table:table-cell table:style-name="ce3" office:value-type="date" office:date-value="2013-10-19">
            <text:p>19/10/13</text:p>
          </table:table-cell>
          <table:table-cell office:value-type="string">
            <text:p>MTTO-796-2013</text:p>
          </table:table-cell>
          <table:table-cell office:value-type="string">
            <text:p>KUK-381</text:p>
          </table:table-cell>
          <table:table-cell office:value-type="string">
            <text:p>DESPINCHAR LLANTA DELANTERA LADO IZQUIERDO</text:p>
          </table:table-cell>
          <table:table-cell office:value-type="string">
            <text:p>COEXITO-OSCAR GARCIA </text:p>
          </table:table-cell>
          <table:table-cell table:number-columns-repeated="1019"/>
        </table:table-row>
        <table:table-row table:style-name="ro3">
          <table:table-cell table:style-name="ce3" office:value-type="date" office:date-value="2013-10-19">
            <text:p>19/10/13</text:p>
          </table:table-cell>
          <table:table-cell office:value-type="string">
            <text:p>MTTO-797-2013</text:p>
          </table:table-cell>
          <table:table-cell office:value-type="string">
            <text:p>USA-468</text:p>
          </table:table-cell>
          <table:table-cell office:value-type="string">
            <text:p>ROTACION LLANTAS Y BALANCEO RUEDAS DELANTERAS </text:p>
          </table:table-cell>
          <table:table-cell office:value-type="string">
            <text:p>LLANTAS LA ESTACION</text:p>
          </table:table-cell>
          <table:table-cell office:value-type="float" office:value="1315">
            <text:p>1315</text:p>
          </table:table-cell>
          <table:table-cell table:number-columns-repeated="1018"/>
        </table:table-row>
        <table:table-row table:style-name="ro3">
          <table:table-cell table:style-name="ce3" office:value-type="date" office:date-value="2013-10-19">
            <text:p>19/10/13</text:p>
          </table:table-cell>
          <table:table-cell office:value-type="string">
            <text:p>AAM-51-2013-IF</text:p>
          </table:table-cell>
          <table:table-cell office:value-type="string">
            <text:p>DDA-211</text:p>
          </table:table-cell>
          <table:table-cell office:value-type="string">
            <text:p>SUMINISTRO E INSTALACION DE VIGAS DE MADERA SOPORTE CARROCERIA </text:p>
          </table:table-cell>
          <table:table-cell office:value-type="string">
            <text:p>MADERAS EL MODELO</text:p>
          </table:table-cell>
          <table:table-cell table:number-columns-repeated="1019"/>
        </table:table-row>
        <table:table-row table:style-name="ro3">
          <table:table-cell table:style-name="ce3" office:value-type="date" office:date-value="2013-10-19">
            <text:p>19/10/13</text:p>
          </table:table-cell>
          <table:table-cell office:value-type="string">
            <text:p>MTTO-798-2013</text:p>
          </table:table-cell>
          <table:table-cell office:value-type="string">
            <text:p>CJH-079</text:p>
          </table:table-cell>
          <table:table-cell office:value-type="string">
            <text:p>LAVADO GENERAL Y ASPIRADA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3-10-21">
            <text:p>21/10/13</text:p>
          </table:table-cell>
          <table:table-cell office:value-type="string">
            <text:p>AAM-152-2013-T6</text:p>
          </table:table-cell>
          <table:table-cell office:value-type="string">
            <text:p>OQG-82B</text:p>
          </table:table-cell>
          <table:table-cell office:value-type="string">
            <text:p>INSTALACION LLANTA TRASERA SUMINISTRADA POR ALMACEN DEL CCO </text:p>
          </table:table-cell>
          <table:table-cell office:value-type="string">
            <text:p>SUMOTO S.A.</text:p>
          </table:table-cell>
          <table:table-cell table:number-columns-repeated="1019"/>
        </table:table-row>
        <table:table-row table:style-name="ro8">
          <table:table-cell table:style-name="ce3" office:value-type="date" office:date-value="2013-10-21">
            <text:p>21/10/13</text:p>
          </table:table-cell>
          <table:table-cell office:value-type="string">
            <text:p>AAM-169-2013-T3</text:p>
          </table:table-cell>
          <table:table-cell office:value-type="string">
            <text:p>OQG-88B</text:p>
          </table:table-cell>
          <table:table-cell office:value-type="string">
            <text:p>RUTINA, CAMBIO KIT DE ARRASTRE, INSTALACION LLANTA DELANTERA SUMINISTRADA POR ALMACEN DEL CCO, CORREGIR FUGA MOTOR LADO IZQUIERDO, AJUSTE CABRILLA Y REVISION PATA DE APOYO</text:p>
          </table:table-cell>
          <table:table-cell office:value-type="string">
            <text:p>SUMOTO S.A.</text:p>
          </table:table-cell>
          <table:table-cell table:number-columns-repeated="1019"/>
        </table:table-row>
        <table:table-row table:style-name="ro3">
          <table:table-cell table:style-name="ce3" office:value-type="date" office:date-value="2013-10-21">
            <text:p>21/10/13</text:p>
          </table:table-cell>
          <table:table-cell office:value-type="string">
            <text:p>MTTO-802-2013</text:p>
          </table:table-cell>
          <table:table-cell office:value-type="string">
            <text:p>CJJ-147</text:p>
          </table:table-cell>
          <table:table-cell office:value-type="string">
            <text:p>DESPINCHAR LLANTA TRASERA LADO DERECHO </text:p>
          </table:table-cell>
          <table:table-cell office:value-type="string">
            <text:p>ESTACION LAS PALMERAS</text:p>
          </table:table-cell>
          <table:table-cell table:number-columns-repeated="1019"/>
        </table:table-row>
        <table:table-row table:style-name="ro8">
          <table:table-cell table:style-name="ce3" office:value-type="date" office:date-value="2013-10-21">
            <text:p>21/10/13</text:p>
          </table:table-cell>
          <table:table-cell office:value-type="string">
            <text:p>MTTO-803-2013</text:p>
          </table:table-cell>
          <table:table-cell office:value-type="string">
            <text:p>MARTILLO NEUMATICO MANUAL</text:p>
          </table:table-cell>
          <table:table-cell office:value-type="string">
            <text:p>COTIZAR REPARACION MARTILLO</text:p>
          </table:table-cell>
          <table:table-cell office:value-type="string">
            <text:p>RODRIGUEZ Y LONDOÑO</text:p>
          </table:table-cell>
          <table:table-cell office:value-type="string">
            <text:p>COTIZACION DE MARTILLO NUEVO VALOR TOTAL $2.420.550</text:p>
          </table:table-cell>
          <table:table-cell table:number-columns-repeated="1018"/>
        </table:table-row>
        <table:table-row table:style-name="ro4">
          <table:table-cell table:style-name="ce3" office:value-type="date" office:date-value="2013-10-21">
            <text:p>21/10/13</text:p>
          </table:table-cell>
          <table:table-cell office:value-type="string">
            <text:p>MTTO-805-2013</text:p>
          </table:table-cell>
          <table:table-cell office:value-type="string">
            <text:p>USE-726</text:p>
          </table:table-cell>
          <table:table-cell office:value-type="string">
            <text:p>REVISAR TERMINALES DE DIRECCION </text:p>
          </table:table-cell>
          <table:table-cell office:value-type="string">
            <text:p>FRENO PARTES</text:p>
          </table:table-cell>
          <table:table-cell office:value-type="string">
            <text:p>C182 BRAZO DIRECCION Y C186</text:p>
          </table:table-cell>
          <table:table-cell table:number-columns-repeated="1018"/>
        </table:table-row>
        <table:table-row table:style-name="ro3">
          <table:table-cell table:style-name="ce3" office:value-type="date" office:date-value="2013-10-21">
            <text:p>21/10/13</text:p>
          </table:table-cell>
          <table:table-cell office:value-type="string">
            <text:p>AAM-127-2013-T5</text:p>
          </table:table-cell>
          <table:table-cell office:value-type="string">
            <text:p>SPK-179</text:p>
          </table:table-cell>
          <table:table-cell office:value-type="string">
            <text:p>COTIZAR PORTACANDADOS DE PUERTAS DE CAJONES DE HERRAMIENTA </text:p>
          </table:table-cell>
          <table:table-cell office:value-type="string">
            <text:p>HERMAR</text:p>
          </table:table-cell>
          <table:table-cell table:number-columns-repeated="1019"/>
        </table:table-row>
        <table:table-row table:style-name="ro4">
          <table:table-cell table:style-name="ce3" office:value-type="date" office:date-value="2013-10-21">
            <text:p>21/10/13</text:p>
          </table:table-cell>
          <table:table-cell office:value-type="string">
            <text:p>AAM-128-2013-T5</text:p>
          </table:table-cell>
          <table:table-cell office:value-type="string">
            <text:p>SPK-179</text:p>
          </table:table-cell>
          <table:table-cell office:value-type="string">
            <text:p>MONTAJE LLANTA DE SEGUNDA SUMINISTRADA POR ALMACEN DEL CCO, PARTE TRASERA INTERNA LADO DERECHO</text:p>
          </table:table-cell>
          <table:table-cell office:value-type="string">
            <text:p>ESTACION LAS PALMERAS</text:p>
          </table:table-cell>
          <table:table-cell table:number-columns-repeated="1019"/>
        </table:table-row>
        <table:table-row table:style-name="ro3">
          <table:table-cell table:style-name="ce3" office:value-type="date" office:date-value="2013-10-21">
            <text:p>21/10/13</text:p>
          </table:table-cell>
          <table:table-cell office:value-type="string">
            <text:p>AAM-217-2013-T4</text:p>
          </table:table-cell>
          <table:table-cell office:value-type="string">
            <text:p>VZA-54C</text:p>
          </table:table-cell>
          <table:table-cell office:value-type="string">
            <text:p>REVISAR BASE SOPORTE PARRILLA POR GARANTIA </text:p>
          </table:table-cell>
          <table:table-cell office:value-type="string">
            <text:p>SUMOTO S.A.</text:p>
          </table:table-cell>
          <table:table-cell table:number-columns-repeated="1019"/>
        </table:table-row>
        <table:table-row table:style-name="ro3">
          <table:table-cell table:style-name="ce3" office:value-type="date" office:date-value="2013-10-21">
            <text:p>21/10/13</text:p>
          </table:table-cell>
          <table:table-cell office:value-type="string">
            <text:p>MTTO-807-2013</text:p>
          </table:table-cell>
          <table:table-cell office:value-type="string">
            <text:p>DDA-206</text:p>
          </table:table-cell>
          <table:table-cell office:value-type="string">
            <text:p>DESPINCHAR LLANTA TRASERA DERECHA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3-10-21">
            <text:p>21/10/13</text:p>
          </table:table-cell>
          <table:table-cell office:value-type="string">
            <text:p>MTTO-808-2013</text:p>
          </table:table-cell>
          <table:table-cell office:value-type="string">
            <text:p>PLANTA ENERMAX No. 4</text:p>
          </table:table-cell>
          <table:table-cell office:value-type="string">
            <text:p>ADAPTACION SISTEMA DE RUEDAS </text:p>
          </table:table-cell>
          <table:table-cell office:value-type="string">
            <text:p>RODICLAR</text:p>
          </table:table-cell>
          <table:table-cell office:value-type="float" office:value="25617">
            <text:p>25617</text:p>
          </table:table-cell>
          <table:table-cell table:number-columns-repeated="1018"/>
        </table:table-row>
        <table:table-row table:style-name="ro3">
          <table:table-cell table:style-name="ce3" office:value-type="date" office:date-value="2013-10-22">
            <text:p>22/10/13</text:p>
          </table:table-cell>
          <table:table-cell office:value-type="string">
            <text:p>MTTO-809-2013</text:p>
          </table:table-cell>
          <table:table-cell office:value-type="string">
            <text:p>HIDRO No. 2</text:p>
          </table:table-cell>
          <table:table-cell office:value-type="string">
            <text:p>CORREGIR DAÑO EN LA VALVULA DE PRESION DE LA BOMBA DE ALTA </text:p>
          </table:table-cell>
          <table:table-cell office:value-type="string">
            <text:p>REHIMAC </text:p>
          </table:table-cell>
          <table:table-cell table:number-columns-repeated="1019"/>
        </table:table-row>
        <table:table-row table:style-name="ro4">
          <table:table-cell table:style-name="ce3" office:value-type="date" office:date-value="2013-10-22">
            <text:p>22/10/13</text:p>
          </table:table-cell>
          <table:table-cell office:value-type="string">
            <text:p>AAM-52-2013-IF</text:p>
          </table:table-cell>
          <table:table-cell office:value-type="string">
            <text:p>DDA-211</text:p>
          </table:table-cell>
          <table:table-cell office:value-type="string">
            <text:p>INSTALACION Y ADAPTACION DE VIGAS DE MADERA Y AJUSTE CARROCERIA </text:p>
          </table:table-cell>
          <table:table-cell office:value-type="string">
            <text:p>FRENO PARTES</text:p>
          </table:table-cell>
          <table:table-cell office:value-type="string">
            <text:p>C188 VALOR TOTAL 26.564 Y C187</text:p>
          </table:table-cell>
          <table:table-cell table:number-columns-repeated="1018"/>
        </table:table-row>
        <table:table-row table:style-name="ro4">
          <table:table-cell table:style-name="ce3" office:value-type="date" office:date-value="2013-10-23">
            <text:p>23/10/13</text:p>
          </table:table-cell>
          <table:table-cell office:value-type="string">
            <text:p>MTTO-811-2013</text:p>
          </table:table-cell>
          <table:table-cell office:value-type="string">
            <text:p>USA-468</text:p>
          </table:table-cell>
          <table:table-cell office:value-type="string">
            <text:p>CORREGIR DAÑO CAMBER Y CORREGIR DAÑO EN MANIGUETA ELEVA VIDRIOS DE LA PUERTA IZQUIERDA </text:p>
          </table:table-cell>
          <table:table-cell office:value-type="string">
            <text:p>AUTOPACIFICO</text:p>
          </table:table-cell>
          <table:table-cell office:value-type="string">
            <text:p>10108</text:p>
            <text:p>10182</text:p>
          </table:table-cell>
          <table:table-cell table:number-columns-repeated="1018"/>
        </table:table-row>
        <table:table-row table:style-name="ro5">
          <table:table-cell table:style-name="ce3" office:value-type="date" office:date-value="2013-10-23">
            <text:p>23/10/13</text:p>
          </table:table-cell>
          <table:table-cell office:value-type="string">
            <text:p>AAM-153-2013-T6</text:p>
          </table:table-cell>
          <table:table-cell office:value-type="string">
            <text:p>OQG-85B</text:p>
          </table:table-cell>
          <table:table-cell office:value-type="string">
            <text:p>RUTINA, CORREGIR FUGA DE COMBUSTIBLE POR CARBURADOR, ESTA CALLENDO ENCIMA DEL MOTOR E INSTALACION LLANTA TRASERA SUMINISTRADA POR ALMACEN DEL CCO</text:p>
          </table:table-cell>
          <table:table-cell office:value-type="string">
            <text:p>SUMOTO S.A.</text:p>
          </table:table-cell>
          <table:table-cell table:number-columns-repeated="1019"/>
        </table:table-row>
        <table:table-row table:style-name="ro5">
          <table:table-cell table:style-name="ce3" office:value-type="date" office:date-value="2013-10-23">
            <text:p>23/10/13</text:p>
          </table:table-cell>
          <table:table-cell office:value-type="string">
            <text:p>MP-813-2013</text:p>
          </table:table-cell>
          <table:table-cell office:value-type="string">
            <text:p>RETRO 420E</text:p>
          </table:table-cell>
          <table:table-cell office:value-type="string">
            <text:p>INSTALACION VIDRIO LATERAL SUMINISTRADO POR UTDVVCC, REVISAR CONTROL DE MANDOS POR GARANTIA Y CORREGIR FUGA POR GATO HIDRAULICO</text:p>
          </table:table-cell>
          <table:table-cell office:value-type="string">
            <text:p>REHIMAC </text:p>
          </table:table-cell>
          <table:table-cell office:value-type="string">
            <text:p>001-CV-001553</text:p>
          </table:table-cell>
          <table:table-cell table:number-columns-repeated="1018"/>
        </table:table-row>
        <table:table-row table:style-name="ro3">
          <table:table-cell table:style-name="ce3" office:value-type="date" office:date-value="2013-10-24">
            <text:p>24/10/13</text:p>
          </table:table-cell>
          <table:table-cell office:value-type="string">
            <text:p>MTTO-814-2013</text:p>
          </table:table-cell>
          <table:table-cell office:value-type="string">
            <text:p>MARTILLO NEUMATICO MANUAL</text:p>
          </table:table-cell>
          <table:table-cell office:value-type="string">
            <text:p>SOLDAR MANGO DE MARTILLO NEUMATICO</text:p>
          </table:table-cell>
          <table:table-cell office:value-type="string">
            <text:p>HERMAR</text:p>
          </table:table-cell>
          <table:table-cell office:value-type="string">
            <text:p>C.T.I.0891</text:p>
          </table:table-cell>
          <table:table-cell table:number-columns-repeated="1018"/>
        </table:table-row>
        <table:table-row table:style-name="ro5">
          <table:table-cell table:style-name="ce3" office:value-type="date" office:date-value="2013-10-24">
            <text:p>24/10/13</text:p>
          </table:table-cell>
          <table:table-cell office:value-type="string">
            <text:p>AAM-182-2013-ATI-17</text:p>
          </table:table-cell>
          <table:table-cell office:value-type="string">
            <text:p>ATI-17</text:p>
          </table:table-cell>
          <table:table-cell office:value-type="string">
            <text:p>RUTINA, CAMBIO KIT DE ARRASTRE, INSTALACION LLANTA DELANTERA SUMINISTRADA POR ALMACEN DEL CCO Y CORREGIR FUGA POR TAPON MOTOR </text:p>
          </table:table-cell>
          <table:table-cell office:value-type="string">
            <text:p>SUMOTO S.A.</text:p>
          </table:table-cell>
          <table:table-cell table:number-columns-repeated="1019"/>
        </table:table-row>
        <table:table-row table:style-name="ro3">
          <table:table-cell table:style-name="ce3" office:value-type="date" office:date-value="2013-10-24">
            <text:p>24/10/13</text:p>
          </table:table-cell>
          <table:table-cell office:value-type="string">
            <text:p>AAM-216-2013-T2</text:p>
          </table:table-cell>
          <table:table-cell office:value-type="string">
            <text:p>SPK-180</text:p>
          </table:table-cell>
          <table:table-cell office:value-type="string">
            <text:p>CORREGIR FUGA COMPRESOR (EMPAQUE CULATIN)</text:p>
          </table:table-cell>
          <table:table-cell office:value-type="string">
            <text:p>MUELLES Y FRENOS PALMIRA</text:p>
          </table:table-cell>
          <table:table-cell office:value-type="float" office:value="37">
            <text:p>37</text:p>
          </table:table-cell>
          <table:table-cell table:number-columns-repeated="1018"/>
        </table:table-row>
        <table:table-row table:style-name="ro4">
          <table:table-cell table:style-name="ce3" office:value-type="date" office:date-value="2013-10-24">
            <text:p>24/10/13</text:p>
          </table:table-cell>
          <table:table-cell office:value-type="string">
            <text:p>AAM-131-2013-T5</text:p>
          </table:table-cell>
          <table:table-cell office:value-type="string">
            <text:p>EYB-70C</text:p>
          </table:table-cell>
          <table:table-cell office:value-type="string">
            <text:p>RUTINA, CORREGIR CORTO DE ENCENDIDO E INSTALACION LLANTA DELANTERA SUMINISTRADA POR ALMACEN DEL CCO</text:p>
          </table:table-cell>
          <table:table-cell office:value-type="string">
            <text:p>SUMOTO S.A.</text:p>
          </table:table-cell>
          <table:table-cell table:number-columns-repeated="1019"/>
        </table:table-row>
        <table:table-row table:style-name="ro3">
          <table:table-cell table:style-name="ce3" office:value-type="date" office:date-value="2013-10-25">
            <text:p>25/10/13</text:p>
          </table:table-cell>
          <table:table-cell office:value-type="string">
            <text:p>MTTO-815-2013</text:p>
          </table:table-cell>
          <table:table-cell office:value-type="string">
            <text:p>USE-726</text:p>
          </table:table-cell>
          <table:table-cell office:value-type="string">
            <text:p>DESPINCHAR LLANTA DELANTERA LADO IZQUIERDO POR GARANTIA</text:p>
          </table:table-cell>
          <table:table-cell office:value-type="string">
            <text:p>COEXITO-OSCAR GARCIA </text:p>
          </table:table-cell>
          <table:table-cell table:number-columns-repeated="1019"/>
        </table:table-row>
        <table:table-row table:style-name="ro6">
          <table:table-cell table:style-name="ce3" office:value-type="date" office:date-value="2013-10-25">
            <text:p>25/10/13</text:p>
          </table:table-cell>
          <table:table-cell office:value-type="string">
            <text:p>AAM-132-2013-T5</text:p>
          </table:table-cell>
          <table:table-cell office:value-type="string">
            <text:p>EYB-68C</text:p>
          </table:table-cell>
          <table:table-cell office:value-type="string">
            <text:p>RUTINA</text:p>
          </table:table-cell>
          <table:table-cell office:value-type="string">
            <text:p>SUMOTO S.A.</text:p>
          </table:table-cell>
          <table:table-cell table:number-columns-repeated="1019"/>
        </table:table-row>
        <table:table-row table:style-name="ro4">
          <table:table-cell table:style-name="ce3" office:value-type="date" office:date-value="2013-10-25">
            <text:p>25/10/13</text:p>
          </table:table-cell>
          <table:table-cell office:value-type="string">
            <text:p>AAM-218-2013-T2</text:p>
          </table:table-cell>
          <table:table-cell office:value-type="string">
            <text:p>KEW-926</text:p>
          </table:table-cell>
          <table:table-cell office:value-type="string">
            <text:p>REVISAR SISTEMA DE CARGA POR GARANTIA, SEGUN FACTURA No. FA8089024 DE FECHA 02 DE AGOSTO DE 2012</text:p>
          </table:table-cell>
          <table:table-cell office:value-type="string">
            <text:p>COEXITO-OSCAR GARCIA </text:p>
          </table:table-cell>
          <table:table-cell table:number-columns-repeated="1019"/>
        </table:table-row>
        <table:table-row table:style-name="ro8">
          <table:table-cell table:style-name="ce3" office:value-type="date" office:date-value="2013-10-25">
            <text:p>25/10/13</text:p>
          </table:table-cell>
          <table:table-cell office:value-type="string">
            <text:p>AAM-219-2013-T2</text:p>
          </table:table-cell>
          <table:table-cell office:value-type="string">
            <text:p>KEW-926</text:p>
          </table:table-cell>
          <table:table-cell office:value-type="string">
            <text:p>REVISION TECNOMECANICA COMO VEHICULO</text:p>
          </table:table-cell>
          <table:table-cell office:value-type="string">
            <text:p>CENTRO DE DIAGNOSTICO AUTOMOTOR DEL VALLE </text:p>
          </table:table-cell>
          <table:table-cell office:value-type="string">
            <text:p>COTIZACION DE FECHA 25-OCT-2013 VALOR TOTAL $109.600</text:p>
          </table:table-cell>
          <table:table-cell table:number-columns-repeated="1018"/>
        </table:table-row>
        <table:table-row table:style-name="ro5">
          <table:table-cell table:style-name="ce3" office:value-type="date" office:date-value="2013-10-25">
            <text:p>25/10/13</text:p>
          </table:table-cell>
          <table:table-cell office:value-type="string">
            <text:p>AAM-220-2013-T2</text:p>
          </table:table-cell>
          <table:table-cell office:value-type="string">
            <text:p>KEW-926</text:p>
          </table:table-cell>
          <table:table-cell office:value-type="string">
            <text:p>REVISION TECNOMECANICA COMO AMBULANCIA </text:p>
          </table:table-cell>
          <table:table-cell office:value-type="string">
            <text:p>CENTRO DE DIAGNOSTICO AUTOMOTOR DEL VALLE </text:p>
          </table:table-cell>
          <table:table-cell table:number-columns-repeated="1019"/>
        </table:table-row>
        <table:table-row table:style-name="ro6">
          <table:table-cell table:style-name="ce3" office:value-type="date" office:date-value="2013-10-26">
            <text:p>26/10/13</text:p>
          </table:table-cell>
          <table:table-cell office:value-type="string">
            <text:p>MTTO-818-2013</text:p>
          </table:table-cell>
          <table:table-cell office:value-type="string">
            <text:p>MINIPULIDORA No. 1</text:p>
          </table:table-cell>
          <table:table-cell office:value-type="string">
            <text:p>REVISION POR GARANTIA <text:s text:c="3"/></text:p>
          </table:table-cell>
          <table:table-cell office:value-type="string">
            <text:p>SUMATEC S.A.</text:p>
          </table:table-cell>
          <table:table-cell table:number-columns-repeated="1019"/>
        </table:table-row>
        <table:table-row table:style-name="ro3">
          <table:table-cell table:style-name="ce3" office:value-type="date" office:date-value="2013-10-26">
            <text:p>26/10/13</text:p>
          </table:table-cell>
          <table:table-cell office:value-type="string">
            <text:p>AAM-172-2013-T3</text:p>
          </table:table-cell>
          <table:table-cell office:value-type="string">
            <text:p>SMO-128</text:p>
          </table:table-cell>
          <table:table-cell office:value-type="string">
            <text:p>CORTAR SECCION DAÑADA DEL CABLE DEL WINCHE Y SUMINISTRAR BRIDAS</text:p>
          </table:table-cell>
          <table:table-cell office:value-type="string">
            <text:p>FRENO PARTES</text:p>
          </table:table-cell>
          <table:table-cell office:value-type="string">
            <text:p>C190</text:p>
          </table:table-cell>
          <table:table-cell table:number-columns-repeated="1018"/>
        </table:table-row>
        <table:table-row table:style-name="ro3">
          <table:table-cell table:style-name="ce3" office:value-type="date" office:date-value="2013-10-28">
            <text:p>28/10/13</text:p>
          </table:table-cell>
          <table:table-cell office:value-type="string">
            <text:p>AAM-184-2013-ATI-16</text:p>
          </table:table-cell>
          <table:table-cell office:value-type="string">
            <text:p>ATI-16</text:p>
          </table:table-cell>
          <table:table-cell office:value-type="string">
            <text:p>RUTINA Y REVISION PITO </text:p>
          </table:table-cell>
          <table:table-cell office:value-type="string">
            <text:p>SUMOTO S.A.</text:p>
          </table:table-cell>
          <table:table-cell table:number-columns-repeated="1019"/>
        </table:table-row>
        <table:table-row table:style-name="ro3">
          <table:table-cell table:style-name="ce3" office:value-type="date" office:date-value="2013-10-28">
            <text:p>28/10/13</text:p>
          </table:table-cell>
          <table:table-cell office:value-type="string">
            <text:p>AAM-185-2013-ATI-12</text:p>
          </table:table-cell>
          <table:table-cell office:value-type="string">
            <text:p>ATI-12</text:p>
          </table:table-cell>
          <table:table-cell office:value-type="string">
            <text:p>REVISAR SISTEMA DE ENCENDIDO <text:s text:c="2"/></text:p>
          </table:table-cell>
          <table:table-cell office:value-type="string">
            <text:p>SUMOTO S.A.</text:p>
          </table:table-cell>
          <table:table-cell table:number-columns-repeated="1019"/>
        </table:table-row>
        <table:table-row table:style-name="ro3">
          <table:table-cell table:style-name="ce3" office:value-type="date" office:date-value="2013-10-28">
            <text:p>28/10/13</text:p>
          </table:table-cell>
          <table:table-cell office:value-type="string">
            <text:p>AAM-23-2013-PJ</text:p>
          </table:table-cell>
          <table:table-cell office:value-type="string">
            <text:p>DDA-222</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3">
          <table:table-cell table:style-name="ce3" office:value-type="date" office:date-value="2013-10-28">
            <text:p>28/10/13</text:p>
          </table:table-cell>
          <table:table-cell office:value-type="string">
            <text:p>MTTO-822-2013</text:p>
          </table:table-cell>
          <table:table-cell office:value-type="string">
            <text:p>CJJ-147</text:p>
          </table:table-cell>
          <table:table-cell office:value-type="string">
            <text:p>REVISION EMBRAGUE <text:s text:c="2"/></text:p>
          </table:table-cell>
          <table:table-cell office:value-type="string">
            <text:p>NACIONAL DE EMBRAGUES S.A.S</text:p>
          </table:table-cell>
          <table:table-cell table:number-columns-repeated="1019"/>
        </table:table-row>
        <table:table-row table:style-name="ro3">
          <table:table-cell table:style-name="ce3" office:value-type="date" office:date-value="2013-10-28">
            <text:p>28/10/13</text:p>
          </table:table-cell>
          <table:table-cell office:value-type="string">
            <text:p>AAM-222-2013-T2</text:p>
          </table:table-cell>
          <table:table-cell office:value-type="string">
            <text:p>KEX-381</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3-10-29">
            <text:p>29/10/13</text:p>
          </table:table-cell>
          <table:table-cell office:value-type="string">
            <text:p>AAM-186-2013-ATI-13</text:p>
          </table:table-cell>
          <table:table-cell office:value-type="string">
            <text:p>ATI-13</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10-29">
            <text:p>29/10/13</text:p>
          </table:table-cell>
          <table:table-cell office:value-type="string">
            <text:p>AAM-187-2013-ATI-17</text:p>
          </table:table-cell>
          <table:table-cell office:value-type="string">
            <text:p>ATI-17</text:p>
          </table:table-cell>
          <table:table-cell office:value-type="string">
            <text:p>CORREGIR RUIDO ANORMAL MOTOR POR GARANTIA </text:p>
          </table:table-cell>
          <table:table-cell office:value-type="string">
            <text:p>SUMOTO S.A.</text:p>
          </table:table-cell>
          <table:table-cell table:number-columns-repeated="1019"/>
        </table:table-row>
        <table:table-row table:style-name="ro5">
          <table:table-cell table:style-name="ce3" office:value-type="date" office:date-value="2013-10-29">
            <text:p>29/10/13</text:p>
          </table:table-cell>
          <table:table-cell office:value-type="string">
            <text:p>AAM-156-2013-T6</text:p>
          </table:table-cell>
          <table:table-cell office:value-type="string">
            <text:p>DDB-883</text:p>
          </table:table-cell>
          <table:table-cell office:value-type="string">
            <text:p>CAMBIO SOBRE FORRO DEL ASIENTO AUXILIAR PARTE DELANTERA Y TRASERA Y CAMBIO DE SOBRE FORRO DE LA BASE DEL PISO LADO DERECHO</text:p>
          </table:table-cell>
          <table:table-cell office:value-type="string">
            <text:p>TAPIZADOS Y LUJOS</text:p>
          </table:table-cell>
          <table:table-cell office:value-type="float" office:value="211">
            <text:p>211</text:p>
          </table:table-cell>
          <table:table-cell table:number-columns-repeated="1018"/>
        </table:table-row>
        <table:table-row table:style-name="ro3">
          <table:table-cell table:style-name="ce3" office:value-type="date" office:date-value="2013-10-29">
            <text:p>29/10/13</text:p>
          </table:table-cell>
          <table:table-cell office:value-type="string">
            <text:p>AAM-157-2013-T6</text:p>
          </table:table-cell>
          <table:table-cell office:value-type="string">
            <text:p>DDB-883</text:p>
          </table:table-cell>
          <table:table-cell office:value-type="string">
            <text:p>REVISION POR GARANTIA DE AIRE ACONDICIONADO</text:p>
          </table:table-cell>
          <table:table-cell office:value-type="string">
            <text:p>ALISTAMIENTOS OCAMPO</text:p>
          </table:table-cell>
          <table:table-cell office:value-type="float" office:value="560">
            <text:p>560</text:p>
          </table:table-cell>
          <table:table-cell table:number-columns-repeated="1018"/>
        </table:table-row>
        <table:table-row table:style-name="ro3">
          <table:table-cell table:style-name="ce3" office:value-type="date" office:date-value="2013-10-29">
            <text:p>29/10/13</text:p>
          </table:table-cell>
          <table:table-cell office:value-type="string">
            <text:p>AAM-216-2013-T4</text:p>
          </table:table-cell>
          <table:table-cell office:value-type="string">
            <text:p>VZA-53C</text:p>
          </table:table-cell>
          <table:table-cell office:value-type="string">
            <text:p>REVISION BASE SOPORTE DE LA PARRILLA POR GARANTIA </text:p>
          </table:table-cell>
          <table:table-cell office:value-type="string">
            <text:p>SUMOTO S.A.</text:p>
          </table:table-cell>
          <table:table-cell table:number-columns-repeated="1019"/>
        </table:table-row>
        <table:table-row table:style-name="ro3">
          <table:table-cell table:style-name="ce3" office:value-type="date" office:date-value="2013-10-29">
            <text:p>29/10/13</text:p>
          </table:table-cell>
          <table:table-cell office:value-type="string">
            <text:p>AAM-44-2013-GS</text:p>
          </table:table-cell>
          <table:table-cell office:value-type="string">
            <text:p>CJC-368</text:p>
          </table:table-cell>
          <table:table-cell office:value-type="string">
            <text:p>ALINEACION DIRECCION, ROTACION LLANTAS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3-10-29">
            <text:p>29/10/13</text:p>
          </table:table-cell>
          <table:table-cell office:value-type="string">
            <text:p>AAM-45-2013-GS</text:p>
          </table:table-cell>
          <table:table-cell office:value-type="string">
            <text:p>CJC-368</text:p>
          </table:table-cell>
          <table:table-cell office:value-type="string">
            <text:p>REALIZAR PRUEBAS CON BOMBA PRESURIZADORA</text:p>
          </table:table-cell>
          <table:table-cell office:value-type="string">
            <text:p>TECNIMARCANT</text:p>
          </table:table-cell>
          <table:table-cell office:value-type="float" office:value="1315">
            <text:p>1315</text:p>
          </table:table-cell>
          <table:table-cell table:number-columns-repeated="1018"/>
        </table:table-row>
        <table:table-row table:style-name="ro3">
          <table:table-cell table:style-name="ce3" office:value-type="date" office:date-value="2013-10-29">
            <text:p>29/10/13</text:p>
          </table:table-cell>
          <table:table-cell office:value-type="string">
            <text:p>AAM-115-2013-T1</text:p>
          </table:table-cell>
          <table:table-cell office:value-type="string">
            <text:p>SPK-307</text:p>
          </table:table-cell>
          <table:table-cell office:value-type="string">
            <text:p>VERIFICAR JUEGO BUJE PASADOR DEL CILINDRO DE LEVANTE DEL PLANCHON LADO DERECHO</text:p>
          </table:table-cell>
          <table:table-cell office:value-type="string">
            <text:p>HERMAR</text:p>
          </table:table-cell>
          <table:table-cell table:number-columns-repeated="1019"/>
        </table:table-row>
        <table:table-row table:style-name="ro3">
          <table:table-cell table:style-name="ce3" office:value-type="date" office:date-value="2013-10-29">
            <text:p>29/10/13</text:p>
          </table:table-cell>
          <table:table-cell office:value-type="string">
            <text:p>AAM-46-2013-GS</text:p>
          </table:table-cell>
          <table:table-cell office:value-type="string">
            <text:p>CJC-368</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6">
          <table:table-cell table:style-name="ce3" office:value-type="date" office:date-value="2013-10-29">
            <text:p>29/10/13</text:p>
          </table:table-cell>
          <table:table-cell office:value-type="string">
            <text:p>AAM-48-2013-GP</text:p>
          </table:table-cell>
          <table:table-cell office:value-type="string">
            <text:p>DDA-016</text:p>
          </table:table-cell>
          <table:table-cell office:value-type="string">
            <text:p>REAJUSTAR CARROCERIA </text:p>
          </table:table-cell>
          <table:table-cell office:value-type="string">
            <text:p>FRENO PARTES</text:p>
          </table:table-cell>
          <table:table-cell office:value-type="string">
            <text:p>C191</text:p>
          </table:table-cell>
          <table:table-cell table:number-columns-repeated="1018"/>
        </table:table-row>
        <table:table-row table:style-name="ro4">
          <table:table-cell table:style-name="ce3" office:value-type="date" office:date-value="2013-10-30">
            <text:p>30/10/13</text:p>
          </table:table-cell>
          <table:table-cell office:value-type="string">
            <text:p>MTTO-824-2013</text:p>
          </table:table-cell>
          <table:table-cell office:value-type="string">
            <text:p>KUK-381</text:p>
          </table:table-cell>
          <table:table-cell office:value-type="string">
            <text:p>DESPINCHAR LLANTA TRASERA INTERNA LADO DERECHO (INCLUYE CAMBIO DE PERNOS DAÑADOS)</text:p>
          </table:table-cell>
          <table:table-cell office:value-type="string">
            <text:p>MUELLES Y FRENOS PALMIRA</text:p>
          </table:table-cell>
          <table:table-cell office:value-type="float" office:value="38">
            <text:p>38</text:p>
          </table:table-cell>
          <table:table-cell table:number-columns-repeated="1018"/>
        </table:table-row>
        <table:table-row table:style-name="ro5">
          <table:table-cell table:style-name="ce3" office:value-type="date" office:date-value="2013-10-30">
            <text:p>30/10/13</text:p>
          </table:table-cell>
          <table:table-cell office:value-type="string">
            <text:p>MTTO-826-2013</text:p>
          </table:table-cell>
          <table:table-cell office:value-type="string">
            <text:p>KUK-381</text:p>
          </table:table-cell>
          <table:table-cell office:value-type="string">
            <text:p>INSTALACION Y MONTAJE DE LLANTA NUEVA SUMINISTRADA POR ALMACEN DEL CCO, EN RUEDA TRASERA INTERNA LADO DERECHO (INCLUYE BALANCEO)</text:p>
          </table:table-cell>
          <table:table-cell office:value-type="string">
            <text:p>LLANTAS LA ESTACION</text:p>
          </table:table-cell>
          <table:table-cell table:number-columns-repeated="1019"/>
        </table:table-row>
        <table:table-row table:style-name="ro6">
          <table:table-cell table:style-name="ce3" office:value-type="date" office:date-value="2013-10-30">
            <text:p>30/10/13</text:p>
          </table:table-cell>
          <table:table-cell office:value-type="string">
            <text:p>AAM-119-2013-T1</text:p>
          </table:table-cell>
          <table:table-cell office:value-type="string">
            <text:p>SQI-389</text:p>
          </table:table-cell>
          <table:table-cell office:value-type="string">
            <text:p>CORREGIR JUEGO EN BUJES DE LA SUFRIDERA</text:p>
          </table:table-cell>
          <table:table-cell office:value-type="string">
            <text:p>HERMAR</text:p>
          </table:table-cell>
          <table:table-cell office:value-type="string">
            <text:p>C.T.I.0892</text:p>
          </table:table-cell>
          <table:table-cell table:number-columns-repeated="1018"/>
        </table:table-row>
        <table:table-row table:style-name="ro4">
          <table:table-cell table:style-name="ce3" office:value-type="date" office:date-value="2013-10-30">
            <text:p>30/10/13</text:p>
          </table:table-cell>
          <table:table-cell office:value-type="string">
            <text:p>AAM-120-2013-T1</text:p>
          </table:table-cell>
          <table:table-cell office:value-type="string">
            <text:p>SQI-389</text:p>
          </table:table-cell>
          <table:table-cell office:value-type="string">
            <text:p>VERIFICAR FUGA POR MANGUERA DE SUCCION Y SOLDAR SOPORTE DEL GATO DEL SEGURO DEL WINCHE</text:p>
          </table:table-cell>
          <table:table-cell office:value-type="string">
            <text:p>REHIMAC </text:p>
          </table:table-cell>
          <table:table-cell office:value-type="string">
            <text:p>001-CV-001572</text:p>
          </table:table-cell>
          <table:table-cell table:number-columns-repeated="1018"/>
        </table:table-row>
        <table:table-row table:style-name="ro3">
          <table:table-cell table:style-name="ce3" office:value-type="date" office:date-value="2013-10-30">
            <text:p>30/10/13</text:p>
          </table:table-cell>
          <table:table-cell office:value-type="string">
            <text:p>AAM-121-2013-T1</text:p>
          </table:table-cell>
          <table:table-cell office:value-type="string">
            <text:p>SQI-389</text:p>
          </table:table-cell>
          <table:table-cell office:value-type="string">
            <text:p>CORREGIR FUGA DE AIRE POR MANGUERAS DEL SISTEMA DE FRENOS</text:p>
          </table:table-cell>
          <table:table-cell office:value-type="string">
            <text:p>FRENO PARTES</text:p>
          </table:table-cell>
          <table:table-cell office:value-type="string">
            <text:p>C196 Y C197</text:p>
          </table:table-cell>
          <table:table-cell table:number-columns-repeated="1018"/>
        </table:table-row>
        <table:table-row table:style-name="ro8">
          <table:table-cell table:style-name="ce3" office:value-type="date" office:date-value="2013-10-31">
            <text:p>31/10/13</text:p>
          </table:table-cell>
          <table:table-cell office:value-type="string">
            <text:p>MTTO-828-2013</text:p>
          </table:table-cell>
          <table:table-cell office:value-type="string">
            <text:p>BOMBA SUMERGIBLE</text:p>
          </table:table-cell>
          <table:table-cell office:value-type="string">
            <text:p>MANTENIMIENTO GENERAL (NO SUCCIONA)</text:p>
          </table:table-cell>
          <table:table-cell office:value-type="string">
            <text:p>HIDROPURA</text:p>
          </table:table-cell>
          <table:table-cell office:value-type="string">
            <text:p>COTIZACION DE BOMBA NUEVA POR VALOR DE $391.000 MAS IVA</text:p>
          </table:table-cell>
          <table:table-cell table:number-columns-repeated="1018"/>
        </table:table-row>
        <table:table-row table:style-name="ro10">
          <table:table-cell table:style-name="ce3" office:value-type="date" office:date-value="2013-10-31">
            <text:p>31/10/13</text:p>
          </table:table-cell>
          <table:table-cell office:value-type="string">
            <text:p>MTTO-829-2013</text:p>
          </table:table-cell>
          <table:table-cell office:value-type="string">
            <text:p>MOTOSIERRA CS-4200</text:p>
          </table:table-cell>
          <table:table-cell table:style-name="ce10" office:value-type="string">
            <text:p>MANTENIMIENTO GENERAL (CAMBIO DE CADENA, ESPADA, TENSOR DE CADENA Y YOYO COMPLETO)</text:p>
          </table:table-cell>
          <table:table-cell office:value-type="string">
            <text:p>SURTIMOTORES</text:p>
          </table:table-cell>
          <table:table-cell table:number-columns-repeated="1019"/>
        </table:table-row>
        <table:table-row table:style-name="ro3">
          <table:table-cell table:style-name="ce3" office:value-type="date" office:date-value="2013-10-31">
            <text:p>31/10/13</text:p>
          </table:table-cell>
          <table:table-cell office:value-type="string">
            <text:p>MTTO-830-2013</text:p>
          </table:table-cell>
          <table:table-cell office:value-type="string">
            <text:p>USE-822</text:p>
          </table:table-cell>
          <table:table-cell office:value-type="string">
            <text:p>VERIFICAR VALVULA REGULADORA DEL TANQUE DE COMBUSTIBLE</text:p>
          </table:table-cell>
          <table:table-cell office:value-type="string">
            <text:p>KENWORTH DE LA MONTAÑA</text:p>
          </table:table-cell>
          <table:table-cell table:number-columns-repeated="1019"/>
        </table:table-row>
        <table:table-row table:style-name="ro3">
          <table:table-cell table:style-name="ce3" office:value-type="date" office:date-value="2013-11-01">
            <text:p>01/11/13</text:p>
          </table:table-cell>
          <table:table-cell office:value-type="string">
            <text:p>MP-832-2013</text:p>
          </table:table-cell>
          <table:table-cell office:value-type="string">
            <text:p>RETRO 420E</text:p>
          </table:table-cell>
          <table:table-cell office:value-type="string">
            <text:p>REVISION POR GARANTIA DEL CONTROL DE MANDO </text:p>
          </table:table-cell>
          <table:table-cell office:value-type="string">
            <text:p>REHIMAC </text:p>
          </table:table-cell>
          <table:table-cell office:value-type="string">
            <text:p>001-CV-001553</text:p>
          </table:table-cell>
          <table:table-cell table:number-columns-repeated="1018"/>
        </table:table-row>
        <table:table-row table:style-name="ro3">
          <table:table-cell table:style-name="ce3" office:value-type="date" office:date-value="2013-11-01">
            <text:p>01/11/13</text:p>
          </table:table-cell>
          <table:table-cell office:value-type="string">
            <text:p>AAM-224-2013-T4</text:p>
          </table:table-cell>
          <table:table-cell office:value-type="string">
            <text:p>DDC-552</text:p>
          </table:table-cell>
          <table:table-cell office:value-type="string">
            <text:p>REVISION DE BATERIA POR GARANTIA, SEGUN FACTURA No. FA 8326516 Y T.G DDB253122</text:p>
          </table:table-cell>
          <table:table-cell office:value-type="string">
            <text:p>COEXITO-OSCAR GARCIA </text:p>
          </table:table-cell>
          <table:table-cell office:value-type="float" office:value="1863404">
            <text:p>1863404</text:p>
          </table:table-cell>
          <table:table-cell table:number-columns-repeated="1018"/>
        </table:table-row>
        <table:table-row table:style-name="ro6">
          <table:table-cell table:style-name="ce3" office:value-type="date" office:date-value="2013-11-01">
            <text:p>01/11/13</text:p>
          </table:table-cell>
          <table:table-cell office:value-type="string">
            <text:p>AAM-159-2013-T6</text:p>
          </table:table-cell>
          <table:table-cell office:value-type="string">
            <text:p>OQG-84B</text:p>
          </table:table-cell>
          <table:table-cell office:value-type="string">
            <text:p>RUTINA Y CAMBIO KIT DE ARRASTRE</text:p>
          </table:table-cell>
          <table:table-cell office:value-type="string">
            <text:p>SUMOTO S.A.</text:p>
          </table:table-cell>
          <table:table-cell table:number-columns-repeated="1019"/>
        </table:table-row>
        <table:table-row table:style-name="ro11">
          <table:table-cell table:style-name="ce3" office:value-type="date" office:date-value="2013-11-01">
            <text:p>01/11/13</text:p>
          </table:table-cell>
          <table:table-cell office:value-type="string">
            <text:p>AAM-188-2013-ATI-10</text:p>
          </table:table-cell>
          <table:table-cell office:value-type="string">
            <text:p>ATI-10</text:p>
          </table:table-cell>
          <table:table-cell office:value-type="string">
            <text:p>RUTINA, REVISAR LUCES DIRECCIONALES Y SISTEMA DE CARGA POR GARANTIA, CORREGIR FUGA MOTOR POR GARANTIA Y REVISION FUNCIONAMIENTO MONOSHOCK Y/O TIJERA, REVISAR FUNCIONAMIENTO TELESCOPICO, REVISION FRENOS TRASEROS (BOMBA A VECES NO FUNCIONA) Y CAMBIO DE PATA DE APOYO</text:p>
          </table:table-cell>
          <table:table-cell office:value-type="string">
            <text:p>SUMOTO S.A.</text:p>
          </table:table-cell>
          <table:table-cell table:number-columns-repeated="1019"/>
        </table:table-row>
        <table:table-row table:style-name="ro3">
          <table:table-cell table:style-name="ce3" office:value-type="date" office:date-value="2013-11-02">
            <text:p>02/11/13</text:p>
          </table:table-cell>
          <table:table-cell office:value-type="string">
            <text:p>AAM-190-2013-ATI-13</text:p>
          </table:table-cell>
          <table:table-cell office:value-type="string">
            <text:p>ATI-13</text:p>
          </table:table-cell>
          <table:table-cell office:value-type="string">
            <text:p>REVISAR SISTEMA DE CARGA </text:p>
          </table:table-cell>
          <table:table-cell office:value-type="string">
            <text:p>SUMOTO S.A.</text:p>
          </table:table-cell>
          <table:table-cell table:number-columns-repeated="1019"/>
        </table:table-row>
        <table:table-row table:style-name="ro4">
          <table:table-cell table:style-name="ce3" office:value-type="date" office:date-value="2013-11-05">
            <text:p>05/11/13</text:p>
          </table:table-cell>
          <table:table-cell office:value-type="string">
            <text:p>AAM-160-2013-T6</text:p>
          </table:table-cell>
          <table:table-cell office:value-type="string">
            <text:p>OQG-83B</text:p>
          </table:table-cell>
          <table:table-cell office:value-type="string">
            <text:p>RUTINA, INSTALACION LLANTA TRASERA SUMINISTRADA POR ALMACEN DEL CCO Y ESTA VERY VERY PARTE DELANTERA</text:p>
          </table:table-cell>
          <table:table-cell office:value-type="string">
            <text:p>SUMOTO S.A.</text:p>
          </table:table-cell>
          <table:table-cell table:number-columns-repeated="1019"/>
        </table:table-row>
        <table:table-row table:style-name="ro4">
          <table:table-cell table:style-name="ce3" office:value-type="date" office:date-value="2013-11-05">
            <text:p>05/11/13</text:p>
          </table:table-cell>
          <table:table-cell office:value-type="string">
            <text:p>AAM-161-2013-T6</text:p>
          </table:table-cell>
          <table:table-cell office:value-type="string">
            <text:p>OQG-82B</text:p>
          </table:table-cell>
          <table:table-cell office:value-type="string">
            <text:p>RUTINA, DIRECCION DURA AL GIRAR, SE QUEDA ACELERADA Y CORREGIR FUGA PARTE SUPERIOR DEL MOTOR </text:p>
          </table:table-cell>
          <table:table-cell office:value-type="string">
            <text:p>SUMOTO S.A.</text:p>
          </table:table-cell>
          <table:table-cell table:number-columns-repeated="1019"/>
        </table:table-row>
        <table:table-row table:style-name="ro3">
          <table:table-cell table:style-name="ce3" office:value-type="date" office:date-value="2013-11-05">
            <text:p>05/11/13</text:p>
          </table:table-cell>
          <table:table-cell office:value-type="string">
            <text:p>AAM-191-2013-ATI-13</text:p>
          </table:table-cell>
          <table:table-cell office:value-type="string">
            <text:p>ATI-13</text:p>
          </table:table-cell>
          <table:table-cell office:value-type="string">
            <text:p>FAROLA DELANTERA (INGRESO AGUA, FUNDIO BOMBILLO) Y VELOCIMETRO DEJO DE FUNCIONAR</text:p>
          </table:table-cell>
          <table:table-cell office:value-type="string">
            <text:p>SUMOTO S.A.</text:p>
          </table:table-cell>
          <table:table-cell table:number-columns-repeated="1019"/>
        </table:table-row>
        <table:table-row table:style-name="ro3">
          <table:table-cell table:style-name="ce3" office:value-type="date" office:date-value="2013-11-05">
            <text:p>05/11/13</text:p>
          </table:table-cell>
          <table:table-cell office:value-type="string">
            <text:p>MTTO-836-2013</text:p>
          </table:table-cell>
          <table:table-cell office:value-type="string">
            <text:p>USA-339</text:p>
          </table:table-cell>
          <table:table-cell office:value-type="string">
            <text:p>CORREGIR FUGA DE AIRE RECAMARA TRASERA </text:p>
          </table:table-cell>
          <table:table-cell office:value-type="string">
            <text:p>MUELLES Y FRENOS PALMIRA</text:p>
          </table:table-cell>
          <table:table-cell table:number-columns-repeated="1019"/>
        </table:table-row>
        <table:table-row table:style-name="ro6">
          <table:table-cell table:style-name="ce3" office:value-type="date" office:date-value="2013-11-05">
            <text:p>05/11/13</text:p>
          </table:table-cell>
          <table:table-cell office:value-type="string">
            <text:p>AAM-137-2013-T5</text:p>
          </table:table-cell>
          <table:table-cell office:value-type="string">
            <text:p>SXY-300</text:p>
          </table:table-cell>
          <table:table-cell office:value-type="string">
            <text:p>COTIZAR EXPLORADORAS Y CABLEADO</text:p>
          </table:table-cell>
          <table:table-cell office:value-type="string">
            <text:p>FRENO PARTES</text:p>
          </table:table-cell>
          <table:table-cell table:number-columns-repeated="1019"/>
        </table:table-row>
        <table:table-row table:style-name="ro3">
          <table:table-cell table:style-name="ce3" office:value-type="date" office:date-value="2013-11-05">
            <text:p>05/11/13</text:p>
          </table:table-cell>
          <table:table-cell office:value-type="string">
            <text:p>MTTO-838-2013</text:p>
          </table:table-cell>
          <table:table-cell office:value-type="string">
            <text:p>KUK-381</text:p>
          </table:table-cell>
          <table:table-cell office:value-type="string">
            <text:p>DESPINCHAR LLANTA DE REPUESTO</text:p>
          </table:table-cell>
          <table:table-cell office:value-type="string">
            <text:p>ESTACION LAS PALMERAS</text:p>
          </table:table-cell>
          <table:table-cell table:number-columns-repeated="1019"/>
        </table:table-row>
        <table:table-row table:style-name="ro3">
          <table:table-cell table:style-name="ce3" office:value-type="date" office:date-value="2013-11-06">
            <text:p>06/11/13</text:p>
          </table:table-cell>
          <table:table-cell office:value-type="string">
            <text:p>MTTO-840-2013</text:p>
          </table:table-cell>
          <table:table-cell office:value-type="string">
            <text:p>KUK-381</text:p>
          </table:table-cell>
          <table:table-cell office:value-type="string">
            <text:p>CORREGIR FUGA POR RETEN RUEDA TRASERA LADO IZQUIERDO</text:p>
          </table:table-cell>
          <table:table-cell office:value-type="string">
            <text:p>FRENO PARTES</text:p>
          </table:table-cell>
          <table:table-cell office:value-type="string">
            <text:p>C192 Y C193</text:p>
          </table:table-cell>
          <table:table-cell table:number-columns-repeated="1018"/>
        </table:table-row>
        <table:table-row table:style-name="ro3">
          <table:table-cell table:style-name="ce3" office:value-type="date" office:date-value="2013-11-06">
            <text:p>06/11/13</text:p>
          </table:table-cell>
          <table:table-cell office:value-type="string">
            <text:p>AAM-192-2013-ATI-16</text:p>
          </table:table-cell>
          <table:table-cell office:value-type="string">
            <text:p>ATI-16</text:p>
          </table:table-cell>
          <table:table-cell office:value-type="string">
            <text:p>RUTINA</text:p>
          </table:table-cell>
          <table:table-cell office:value-type="string">
            <text:p>SUMOTO S.A.</text:p>
          </table:table-cell>
          <table:table-cell table:number-columns-repeated="1019"/>
        </table:table-row>
        <table:table-row table:style-name="ro8">
          <table:table-cell table:style-name="ce3" office:value-type="date" office:date-value="2013-11-06">
            <text:p>06/11/13</text:p>
          </table:table-cell>
          <table:table-cell office:value-type="string">
            <text:p>AAM-162-2013-T6</text:p>
          </table:table-cell>
          <table:table-cell office:value-type="string">
            <text:p>OQG-85B</text:p>
          </table:table-cell>
          <table:table-cell office:value-type="string">
            <text:p>RUTINA, CUANDO SUBE LA TEMPERATURA EN OPERACION SE SUBEN LAS RPM (NO ACELERA), REVISAR SISTEMA DE COMBUSTIBLE, REVISAR LUCES ALTAS Y BAJAS Y VERIFICAR INTERRUPTOR DE ENCENDIDO LUZ DELANTERA</text:p>
          </table:table-cell>
          <table:table-cell office:value-type="string">
            <text:p>SUMOTO S.A.</text:p>
          </table:table-cell>
          <table:table-cell table:number-columns-repeated="1019"/>
        </table:table-row>
        <table:table-row table:style-name="ro3">
          <table:table-cell table:style-name="ce3" office:value-type="date" office:date-value="2013-11-06">
            <text:p>06/11/13</text:p>
          </table:table-cell>
          <table:table-cell office:value-type="string">
            <text:p>AAM-163-2013-T6</text:p>
          </table:table-cell>
          <table:table-cell office:value-type="string">
            <text:p>USE-393</text:p>
          </table:table-cell>
          <table:table-cell office:value-type="string">
            <text:p>DESPINCHAR LLANTA TRASERA EXTERNA LADO DERECHO</text:p>
          </table:table-cell>
          <table:table-cell office:value-type="string">
            <text:p>COEXITO-OSCAR GARCIA </text:p>
          </table:table-cell>
          <table:table-cell table:number-columns-repeated="1019"/>
        </table:table-row>
        <table:table-row table:style-name="ro3">
          <table:table-cell table:style-name="ce3" office:value-type="date" office:date-value="2013-11-06">
            <text:p>06/11/13</text:p>
          </table:table-cell>
          <table:table-cell office:value-type="string">
            <text:p>AAM-141-2013-T5</text:p>
          </table:table-cell>
          <table:table-cell office:value-type="string">
            <text:p>KEY-151</text:p>
          </table:table-cell>
          <table:table-cell office:value-type="string">
            <text:p>CORREGIR FUGA POR SISTEMA DE CALEFACCION POR GARANTIA </text:p>
          </table:table-cell>
          <table:table-cell office:value-type="string">
            <text:p>TALLERES AUTORIZADOS S.A.</text:p>
          </table:table-cell>
          <table:table-cell table:number-columns-repeated="1019"/>
        </table:table-row>
        <table:table-row table:style-name="ro6">
          <table:table-cell table:style-name="ce3" office:value-type="date" office:date-value="2013-11-06">
            <text:p>06/11/13</text:p>
          </table:table-cell>
          <table:table-cell office:value-type="string">
            <text:p>AAM-025-2013-T7</text:p>
          </table:table-cell>
          <table:table-cell office:value-type="string">
            <text:p>KIH-74B</text:p>
          </table:table-cell>
          <table:table-cell office:value-type="string">
            <text:p>REVISAR SISTEMA DE ENCENDIDO POR GARANTIA </text:p>
          </table:table-cell>
          <table:table-cell office:value-type="string">
            <text:p>SUMOTO S.A.</text:p>
          </table:table-cell>
          <table:table-cell table:number-columns-repeated="1019"/>
        </table:table-row>
        <table:table-row table:style-name="ro3">
          <table:table-cell table:style-name="ce3" office:value-type="date" office:date-value="2013-11-06">
            <text:p>06/11/13</text:p>
          </table:table-cell>
          <table:table-cell office:value-type="string">
            <text:p>AAM-142-2013-T5</text:p>
          </table:table-cell>
          <table:table-cell office:value-type="string">
            <text:p>KEW-953</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3-11-06">
            <text:p>06/11/13</text:p>
          </table:table-cell>
          <table:table-cell office:value-type="string">
            <text:p>MTTO-842-2013</text:p>
          </table:table-cell>
          <table:table-cell office:value-type="string">
            <text:p>MOTOR LISTER HIDRO No. 1</text:p>
          </table:table-cell>
          <table:table-cell office:value-type="string">
            <text:p>AJUSTAR TORNILLERIA BASE PLANCHON</text:p>
          </table:table-cell>
          <table:table-cell office:value-type="string">
            <text:p>HERMAR</text:p>
          </table:table-cell>
          <table:table-cell office:value-type="string">
            <text:p>I.C.T-1045</text:p>
          </table:table-cell>
          <table:table-cell table:number-columns-repeated="1018"/>
        </table:table-row>
        <table:table-row table:style-name="ro4">
          <table:table-cell table:style-name="ce3" office:value-type="date" office:date-value="2013-11-06">
            <text:p>06/11/13</text:p>
          </table:table-cell>
          <table:table-cell office:value-type="string">
            <text:p>AAM-225-2013-T2</text:p>
          </table:table-cell>
          <table:table-cell office:value-type="string">
            <text:p>KEX-381</text:p>
          </table:table-cell>
          <table:table-cell table:style-name="ce11" office:value-type="string">
            <text:p>REVISAR SISTEMA DE CARGA POR GARANTIA, SEGUN FACTURA No. FA 8146140 DEL 15 DE OCTUBRE DE 2012</text:p>
          </table:table-cell>
          <table:table-cell office:value-type="string">
            <text:p>COEXITO-OSCAR GARCIA </text:p>
          </table:table-cell>
          <table:table-cell office:value-type="float" office:value="1863482">
            <text:p>1863482</text:p>
          </table:table-cell>
          <table:table-cell table:number-columns-repeated="1018"/>
        </table:table-row>
        <table:table-row table:style-name="ro4">
          <table:table-cell table:style-name="ce3" office:value-type="date" office:date-value="2013-11-06">
            <text:p>06/11/13</text:p>
          </table:table-cell>
          <table:table-cell office:value-type="string">
            <text:p>MTTO-843-2013</text:p>
          </table:table-cell>
          <table:table-cell office:value-type="string">
            <text:p>DDA-206</text:p>
          </table:table-cell>
          <table:table-cell office:value-type="string">
            <text:p>REVISION EMBRAGUE <text:s text:c="2"/></text:p>
          </table:table-cell>
          <table:table-cell office:value-type="string">
            <text:p>DISTRIBUIDORA NACIONAL DE EMBRAGUES</text:p>
          </table:table-cell>
          <table:table-cell office:value-type="float" office:value="427">
            <text:p>427</text:p>
          </table:table-cell>
          <table:table-cell table:number-columns-repeated="1018"/>
        </table:table-row>
        <table:table-row table:style-name="ro8">
          <table:table-cell table:style-name="ce3" office:value-type="date" office:date-value="2013-11-07">
            <text:p>07/11/13</text:p>
          </table:table-cell>
          <table:table-cell office:value-type="string">
            <text:p>MTTO-845-2013</text:p>
          </table:table-cell>
          <table:table-cell office:value-type="string">
            <text:p>CORTADORA DE LADRILLO ELECTRICA </text:p>
          </table:table-cell>
          <table:table-cell office:value-type="string">
            <text:p>MANTENIMIENTO MOTOR ELECTRICO</text:p>
          </table:table-cell>
          <table:table-cell office:value-type="string">
            <text:p>TALLER VOLTA</text:p>
          </table:table-cell>
          <table:table-cell office:value-type="string">
            <text:p>COTIZACION DE FECHA 12-NOV-2013</text:p>
            <text:p>VALOR TOTAL $220.000</text:p>
          </table:table-cell>
          <table:table-cell table:number-columns-repeated="1018"/>
        </table:table-row>
        <table:table-row table:style-name="ro5">
          <table:table-cell table:style-name="ce3" office:value-type="date" office:date-value="2013-11-07">
            <text:p>07/11/13</text:p>
          </table:table-cell>
          <table:table-cell office:value-type="string">
            <text:p>AAM-227-2013-T2</text:p>
          </table:table-cell>
          <table:table-cell office:value-type="string">
            <text:p>SPK-180</text:p>
          </table:table-cell>
          <table:table-cell office:value-type="string">
            <text:p>MANTENIMIENTO RACHES, CAMBIO MANGUERA QUE LLEGA AL COMPRESOR, SUMINISTRO E INSTALACION TAPA DEL TANQUE DE COMBUSTIBLE E INSTALACION SWICHE REVERSA</text:p>
          </table:table-cell>
          <table:table-cell office:value-type="string">
            <text:p>FRENO PARTES</text:p>
          </table:table-cell>
          <table:table-cell office:value-type="string">
            <text:p>C194 Y C195</text:p>
          </table:table-cell>
          <table:table-cell table:number-columns-repeated="1018"/>
        </table:table-row>
        <table:table-row table:style-name="ro6">
          <table:table-cell table:style-name="ce3" office:value-type="date" office:date-value="2013-11-07">
            <text:p>07/11/13</text:p>
          </table:table-cell>
          <table:table-cell office:value-type="string">
            <text:p>AAM-173-2013-T2</text:p>
          </table:table-cell>
          <table:table-cell office:value-type="string">
            <text:p>EYB-62C</text:p>
          </table:table-cell>
          <table:table-cell office:value-type="string">
            <text:p>VERIFICAR ESTADO DE LUCES STROBER Y SIRENA </text:p>
          </table:table-cell>
          <table:table-cell office:value-type="string">
            <text:p>DISTRILIGHT</text:p>
          </table:table-cell>
          <table:table-cell table:number-columns-repeated="1019"/>
        </table:table-row>
        <table:table-row table:style-name="ro6">
          <table:table-cell table:style-name="ce3" office:value-type="date" office:date-value="2013-11-07">
            <text:p>07/11/13</text:p>
          </table:table-cell>
          <table:table-cell office:value-type="string">
            <text:p>AAM-228-2013-T2</text:p>
          </table:table-cell>
          <table:table-cell office:value-type="string">
            <text:p>EYB-63C</text:p>
          </table:table-cell>
          <table:table-cell office:value-type="string">
            <text:p>VERIFICAR ESTADO DE LUCES STROBER Y SIRENA </text:p>
          </table:table-cell>
          <table:table-cell office:value-type="string">
            <text:p>DISTRILIGHT</text:p>
          </table:table-cell>
          <table:table-cell table:number-columns-repeated="1019"/>
        </table:table-row>
        <table:table-row table:style-name="ro3">
          <table:table-cell table:style-name="ce3" office:value-type="date" office:date-value="2013-11-07">
            <text:p>07/11/13</text:p>
          </table:table-cell>
          <table:table-cell office:value-type="string">
            <text:p>MTTO-847-2013</text:p>
          </table:table-cell>
          <table:table-cell office:value-type="string">
            <text:p>USA-468</text:p>
          </table:table-cell>
          <table:table-cell office:value-type="string">
            <text:p>DESPINCHAR LLANTA TRASERA INTERNA LADO IZQUIERDO</text:p>
          </table:table-cell>
          <table:table-cell office:value-type="string">
            <text:p>COEXITO-OSCAR GARCIA </text:p>
          </table:table-cell>
          <table:table-cell table:number-columns-repeated="1019"/>
        </table:table-row>
        <table:table-row table:style-name="ro6">
          <table:table-cell table:style-name="ce3" office:value-type="date" office:date-value="2013-11-08">
            <text:p>08/11/13</text:p>
          </table:table-cell>
          <table:table-cell office:value-type="string">
            <text:p>MTTO-850-2013</text:p>
          </table:table-cell>
          <table:table-cell office:value-type="string">
            <text:p>USE-822</text:p>
          </table:table-cell>
          <table:table-cell office:value-type="string">
            <text:p>EMPAQUETAR GATO CENTRAL</text:p>
          </table:table-cell>
          <table:table-cell office:value-type="string">
            <text:p>REHIMAC </text:p>
          </table:table-cell>
          <table:table-cell office:value-type="string">
            <text:p>001-CV-001574</text:p>
          </table:table-cell>
          <table:table-cell table:number-columns-repeated="1018"/>
        </table:table-row>
        <table:table-row table:style-name="ro3">
          <table:table-cell table:style-name="ce3" office:value-type="date" office:date-value="2013-11-08">
            <text:p>08/11/13</text:p>
          </table:table-cell>
          <table:table-cell office:value-type="string">
            <text:p>AAM-193-2013-ATI-13</text:p>
          </table:table-cell>
          <table:table-cell office:value-type="string">
            <text:p>ATI-13</text:p>
          </table:table-cell>
          <table:table-cell office:value-type="string">
            <text:p>RUTINA E INSTALACION INTERRUPTOR ADAPTACION LUZ FAROLA DELANTERA</text:p>
          </table:table-cell>
          <table:table-cell office:value-type="string">
            <text:p>SUMOTO S.A.</text:p>
          </table:table-cell>
          <table:table-cell table:number-columns-repeated="1019"/>
        </table:table-row>
        <table:table-row table:style-name="ro3">
          <table:table-cell table:style-name="ce3" office:value-type="date" office:date-value="2013-11-08">
            <text:p>08/11/13</text:p>
          </table:table-cell>
          <table:table-cell office:value-type="string">
            <text:p>AAM-026-2013-T7</text:p>
          </table:table-cell>
          <table:table-cell office:value-type="string">
            <text:p>KIH-74B</text:p>
          </table:table-cell>
          <table:table-cell office:value-type="string">
            <text:p>SUMINISTRO E INSTALACION LLANTA TRASERA SUMINISTRADA POR ALMACEN DEL CCO </text:p>
          </table:table-cell>
          <table:table-cell office:value-type="string">
            <text:p>SUMOTO S.A.</text:p>
          </table:table-cell>
          <table:table-cell table:number-columns-repeated="1019"/>
        </table:table-row>
        <table:table-row table:style-name="ro3">
          <table:table-cell table:style-name="ce3" office:value-type="date" office:date-value="2013-11-08">
            <text:p>08/11/13</text:p>
          </table:table-cell>
          <table:table-cell office:value-type="string">
            <text:p>MTTO-851-2013</text:p>
          </table:table-cell>
          <table:table-cell office:value-type="string">
            <text:p>COMPRESOR FABRIL No. 1</text:p>
          </table:table-cell>
          <table:table-cell office:value-type="string">
            <text:p>REVISION POR GARANTIA (PRESENTA FALLA EL AUTOMATICO)</text:p>
          </table:table-cell>
          <table:table-cell office:value-type="string">
            <text:p>COMPRESORES FABRILES</text:p>
          </table:table-cell>
          <table:table-cell table:number-columns-repeated="1019"/>
        </table:table-row>
        <table:table-row table:style-name="ro3">
          <table:table-cell table:style-name="ce3" office:value-type="date" office:date-value="2013-11-08">
            <text:p>08/11/13</text:p>
          </table:table-cell>
          <table:table-cell office:value-type="string">
            <text:p>MTTO-852-2013</text:p>
          </table:table-cell>
          <table:table-cell office:value-type="string">
            <text:p>COMPRESOR FABRIL No. 7</text:p>
          </table:table-cell>
          <table:table-cell office:value-type="string">
            <text:p>REVISION POR GARANTIA (RUIDO EN EL MOTOR ELECTRICO)</text:p>
          </table:table-cell>
          <table:table-cell office:value-type="string">
            <text:p>COMPRESORES FABRILES</text:p>
          </table:table-cell>
          <table:table-cell table:number-columns-repeated="1019"/>
        </table:table-row>
        <table:table-row table:style-name="ro3">
          <table:table-cell table:style-name="ce3" office:value-type="date" office:date-value="2013-11-08">
            <text:p>08/11/13</text:p>
          </table:table-cell>
          <table:table-cell office:value-type="string">
            <text:p>MTTO-853-2013</text:p>
          </table:table-cell>
          <table:table-cell office:value-type="string">
            <text:p>TRONZADORA 14”</text:p>
          </table:table-cell>
          <table:table-cell office:value-type="string">
            <text:p>REVISAR POR GARANTIA (CORREGIR RUIDO ANORMAL)</text:p>
          </table:table-cell>
          <table:table-cell office:value-type="string">
            <text:p>SUMATEC S.A.</text:p>
          </table:table-cell>
          <table:table-cell table:number-columns-repeated="1019"/>
        </table:table-row>
        <table:table-row table:style-name="ro3">
          <table:table-cell table:style-name="ce3" office:value-type="date" office:date-value="2013-11-09">
            <text:p>09/11/13</text:p>
          </table:table-cell>
          <table:table-cell office:value-type="string">
            <text:p>AAM-55-2013-IF</text:p>
          </table:table-cell>
          <table:table-cell office:value-type="string">
            <text:p>DDA-287</text:p>
          </table:table-cell>
          <table:table-cell office:value-type="string">
            <text:p>LAVADO GENERAL Y ASPIRADA </text:p>
          </table:table-cell>
          <table:table-cell office:value-type="string">
            <text:p>ESTACION LAS PALMERAS</text:p>
          </table:table-cell>
          <table:table-cell table:number-columns-repeated="1019"/>
        </table:table-row>
        <table:table-row table:style-name="ro6">
          <table:table-cell table:style-name="ce3" office:value-type="date" office:date-value="2013-11-12">
            <text:p>12/11/13</text:p>
          </table:table-cell>
          <table:table-cell office:value-type="string">
            <text:p>MTTO-857-2013</text:p>
          </table:table-cell>
          <table:table-cell office:value-type="string">
            <text:p>CHR-086 </text:p>
          </table:table-cell>
          <table:table-cell office:value-type="string">
            <text:p>REVISION LUCES POR GARANTIA </text:p>
          </table:table-cell>
          <table:table-cell office:value-type="string">
            <text:p>AUTOPACIFICO</text:p>
          </table:table-cell>
          <table:table-cell table:number-columns-repeated="1019"/>
        </table:table-row>
        <table:table-row table:style-name="ro3">
          <table:table-cell table:style-name="ce3" office:value-type="date" office:date-value="2013-11-12">
            <text:p>12/11/13</text:p>
          </table:table-cell>
          <table:table-cell office:value-type="string">
            <text:p>AAM-164-2013-T6</text:p>
          </table:table-cell>
          <table:table-cell office:value-type="string">
            <text:p>OQG-84B</text:p>
          </table:table-cell>
          <table:table-cell office:value-type="string">
            <text:p>AJUSTAR TORNILLOS DE LAS ABRAZADERAS DEL EXOSTO QUE SALEN DEL BLOQUE</text:p>
          </table:table-cell>
          <table:table-cell office:value-type="string">
            <text:p>SUMOTO S.A.</text:p>
          </table:table-cell>
          <table:table-cell table:number-columns-repeated="1019"/>
        </table:table-row>
        <table:table-row table:style-name="ro3">
          <table:table-cell table:style-name="ce3" office:value-type="date" office:date-value="2013-11-12">
            <text:p>12/11/13</text:p>
          </table:table-cell>
          <table:table-cell office:value-type="string">
            <text:p>AAM-122-2013-T1</text:p>
          </table:table-cell>
          <table:table-cell office:value-type="string">
            <text:p>SQI-389</text:p>
          </table:table-cell>
          <table:table-cell office:value-type="string">
            <text:p>CORREGIR FUGA POR MANGUERA DEL SISTEMA HIDRAULICO</text:p>
          </table:table-cell>
          <table:table-cell office:value-type="string">
            <text:p>REHIMAC </text:p>
          </table:table-cell>
          <table:table-cell office:value-type="string">
            <text:p>001-CV-001578</text:p>
          </table:table-cell>
          <table:table-cell table:number-columns-repeated="1018"/>
        </table:table-row>
        <table:table-row table:style-name="ro3">
          <table:table-cell table:style-name="ce3" office:value-type="date" office:date-value="2013-11-12">
            <text:p>12/11/13</text:p>
          </table:table-cell>
          <table:table-cell office:value-type="string">
            <text:p>AAM-179-2013-T3</text:p>
          </table:table-cell>
          <table:table-cell office:value-type="string">
            <text:p>OQG-89B</text:p>
          </table:table-cell>
          <table:table-cell office:value-type="string">
            <text:p>REVISAR SISTEMA DE CARGA Y REVISAR AUTOMATICO </text:p>
          </table:table-cell>
          <table:table-cell office:value-type="string">
            <text:p>SUMOTO S.A.</text:p>
          </table:table-cell>
          <table:table-cell table:number-columns-repeated="1019"/>
        </table:table-row>
        <table:table-row table:style-name="ro6">
          <table:table-cell table:style-name="ce3" office:value-type="date" office:date-value="2013-11-12">
            <text:p>12/11/13</text:p>
          </table:table-cell>
          <table:table-cell office:value-type="string">
            <text:p>AAM-124-2013-T1</text:p>
          </table:table-cell>
          <table:table-cell office:value-type="string">
            <text:p>RUI-04B</text:p>
          </table:table-cell>
          <table:table-cell office:value-type="string">
            <text:p>RUTINA</text:p>
          </table:table-cell>
          <table:table-cell office:value-type="string">
            <text:p>SUMOTO S.A.</text:p>
          </table:table-cell>
          <table:table-cell table:number-columns-repeated="1019"/>
        </table:table-row>
        <table:table-row table:style-name="ro4">
          <table:table-cell table:style-name="ce3" office:value-type="date" office:date-value="2013-11-12">
            <text:p>12/11/13</text:p>
          </table:table-cell>
          <table:table-cell office:value-type="string">
            <text:p>AAM-230-2013-T2</text:p>
          </table:table-cell>
          <table:table-cell office:value-type="string">
            <text:p>SPK-180</text:p>
          </table:table-cell>
          <table:table-cell office:value-type="string">
            <text:p>MANTENIMIENTO FRENOS TRASEROS (INCLUYE RACHES Y BANDAS)</text:p>
          </table:table-cell>
          <table:table-cell office:value-type="string">
            <text:p>FRENO PARTES</text:p>
          </table:table-cell>
          <table:table-cell table:style-name="ce18" office:value-type="string">
            <text:p>REVISAR AAM-227-2013-T2</text:p>
          </table:table-cell>
          <table:table-cell table:number-columns-repeated="1018"/>
        </table:table-row>
        <table:table-row table:style-name="ro4">
          <table:table-cell table:style-name="ce3" office:value-type="date" office:date-value="2013-11-12">
            <text:p>12/11/13</text:p>
          </table:table-cell>
          <table:table-cell office:value-type="string">
            <text:p>AAM-027-2013-T7</text:p>
          </table:table-cell>
          <table:table-cell office:value-type="string">
            <text:p>OQG-86B</text:p>
          </table:table-cell>
          <table:table-cell office:value-type="string">
            <text:p>RUTINA, AJUSTAR DIRECCION Y TABLERO ESTA SUELTO, CORREGIR FUGA POR TELESCOPICOS Y ESTA ACELERADA</text:p>
          </table:table-cell>
          <table:table-cell office:value-type="string">
            <text:p>SUMOTO S.A.</text:p>
          </table:table-cell>
          <table:table-cell table:number-columns-repeated="1019"/>
        </table:table-row>
        <table:table-row table:style-name="ro3">
          <table:table-cell table:style-name="ce3" office:value-type="date" office:date-value="2013-11-12">
            <text:p>12/11/13</text:p>
          </table:table-cell>
          <table:table-cell office:value-type="string">
            <text:p>MTTO-860-2013</text:p>
          </table:table-cell>
          <table:table-cell office:value-type="string">
            <text:p>MINICARGADOR 236B</text:p>
          </table:table-cell>
          <table:table-cell office:value-type="string">
            <text:p>INSTALACION Y MONTAJE DE 2 LLANTAS NUEVAS, SUMINISTRADAS POR ALMACEN DEL CCO </text:p>
          </table:table-cell>
          <table:table-cell office:value-type="string">
            <text:p>COEXITO-OSCAR GARCIA </text:p>
          </table:table-cell>
          <table:table-cell office:value-type="float" office:value="1863592">
            <text:p>1863592</text:p>
          </table:table-cell>
          <table:table-cell table:number-columns-repeated="1018"/>
        </table:table-row>
        <table:table-row table:style-name="ro6">
          <table:table-cell table:style-name="ce3" office:value-type="date" office:date-value="2013-11-13">
            <text:p>13/11/13</text:p>
          </table:table-cell>
          <table:table-cell office:value-type="string">
            <text:p>MTTO-862-2013</text:p>
          </table:table-cell>
          <table:table-cell office:value-type="string">
            <text:p>CJJ-147</text:p>
          </table:table-cell>
          <table:table-cell office:value-type="string">
            <text:p>CORREGIR HUMO NEGRO </text:p>
          </table:table-cell>
          <table:table-cell office:value-type="string">
            <text:p>AUTOPACIFICO</text:p>
          </table:table-cell>
          <table:table-cell table:number-columns-repeated="1019"/>
        </table:table-row>
        <table:table-row table:style-name="ro3">
          <table:table-cell table:style-name="ce3" office:value-type="date" office:date-value="2013-11-13">
            <text:p>13/11/13</text:p>
          </table:table-cell>
          <table:table-cell office:value-type="string">
            <text:p>AAM-180-2013-T3</text:p>
          </table:table-cell>
          <table:table-cell office:value-type="string">
            <text:p>DDB-875 </text:p>
          </table:table-cell>
          <table:table-cell office:value-type="string">
            <text:p>REVISION LUCES LATERALES INTERNAS Y EXTERNAS </text:p>
          </table:table-cell>
          <table:table-cell office:value-type="string">
            <text:p>AXIAL</text:p>
          </table:table-cell>
          <table:table-cell office:value-type="string">
            <text:p>FO GV 05</text:p>
          </table:table-cell>
          <table:table-cell table:number-columns-repeated="1018"/>
        </table:table-row>
        <table:table-row table:style-name="ro4">
          <table:table-cell table:style-name="ce3" office:value-type="date" office:date-value="2013-11-13">
            <text:p>13/11/13</text:p>
          </table:table-cell>
          <table:table-cell office:value-type="string">
            <text:p>MTTO-864-2013</text:p>
          </table:table-cell>
          <table:table-cell office:value-type="string">
            <text:p>USE-822</text:p>
          </table:table-cell>
          <table:table-cell office:value-type="string">
            <text:p>INSTALACION Y MONTAJE LLANTA DE SEGUNDA, SUMINISTRADA POR ALMACEN DEL CCO (RUEDA TRASERA DERECHA EXTERNA)</text:p>
          </table:table-cell>
          <table:table-cell office:value-type="string">
            <text:p>COEXITO-OSCAR GARCIA </text:p>
          </table:table-cell>
          <table:table-cell office:value-type="float" office:value="1863593">
            <text:p>1863593</text:p>
          </table:table-cell>
          <table:table-cell table:number-columns-repeated="1018"/>
        </table:table-row>
        <table:table-row table:style-name="ro4">
          <table:table-cell table:style-name="ce3" office:value-type="date" office:date-value="2013-11-13">
            <text:p>13/11/13</text:p>
          </table:table-cell>
          <table:table-cell office:value-type="string">
            <text:p>AAM-165-2013-T6</text:p>
          </table:table-cell>
          <table:table-cell office:value-type="string">
            <text:p>DDB-883</text:p>
          </table:table-cell>
          <table:table-cell office:value-type="string">
            <text:p>REVISION POR GARANTIA DE AIRE ACONDICIONADO (ESTA DEFICIENTE), SEGUN FACTURA No. 1308</text:p>
          </table:table-cell>
          <table:table-cell office:value-type="string">
            <text:p>ALISTAMIENTOS OCAMPO</text:p>
          </table:table-cell>
          <table:table-cell office:value-type="float" office:value="563">
            <text:p>563</text:p>
          </table:table-cell>
          <table:table-cell table:number-columns-repeated="1018"/>
        </table:table-row>
        <table:table-row table:style-name="ro6">
          <table:table-cell table:style-name="ce3" office:value-type="date" office:date-value="2013-11-13">
            <text:p>13/11/13</text:p>
          </table:table-cell>
          <table:table-cell office:value-type="string">
            <text:p>AAM-49-2013-GP</text:p>
          </table:table-cell>
          <table:table-cell office:value-type="string">
            <text:p>CJK-060</text:p>
          </table:table-cell>
          <table:table-cell office:value-type="string">
            <text:p>REVISAR AMORTIGUADORES TRASEROS </text:p>
          </table:table-cell>
          <table:table-cell office:value-type="string">
            <text:p>FRENO PARTES</text:p>
          </table:table-cell>
          <table:table-cell office:value-type="string">
            <text:p>C200 Y C201</text:p>
          </table:table-cell>
          <table:table-cell table:number-columns-repeated="1018"/>
        </table:table-row>
        <table:table-row table:style-name="ro4">
          <table:table-cell table:style-name="ce3" office:value-type="date" office:date-value="2013-11-13">
            <text:p>13/11/13</text:p>
          </table:table-cell>
          <table:table-cell office:value-type="string">
            <text:p>AAM-181-2013-T3</text:p>
          </table:table-cell>
          <table:table-cell office:value-type="string">
            <text:p>OQG-87B</text:p>
          </table:table-cell>
          <table:table-cell office:value-type="string">
            <text:p>RUTINA, VERIFICAR INTENSIDAD LUZ FAROLA DELANTERA, VERIFICAR PIE DE APOYO Y SUMINISTRO E INSTALACION LLANTA TRASERA </text:p>
          </table:table-cell>
          <table:table-cell office:value-type="string">
            <text:p>SUMOTO S.A.</text:p>
          </table:table-cell>
          <table:table-cell table:number-columns-repeated="1019"/>
        </table:table-row>
        <table:table-row table:style-name="ro3">
          <table:table-cell table:style-name="ce3" office:value-type="date" office:date-value="2013-11-13">
            <text:p>13/11/13</text:p>
          </table:table-cell>
          <table:table-cell office:value-type="string">
            <text:p>AAM-25-2013-PJ</text:p>
          </table:table-cell>
          <table:table-cell office:value-type="string">
            <text:p>DDA-222</text:p>
          </table:table-cell>
          <table:table-cell office:value-type="string">
            <text:p>ESCANEAR VEHICULO (PRESENTA PROBLEMA AL PRENDERLA EN LAS MAÑANAS)</text:p>
          </table:table-cell>
          <table:table-cell office:value-type="string">
            <text:p>AUTOPACIFICO</text:p>
          </table:table-cell>
          <table:table-cell table:number-columns-repeated="1019"/>
        </table:table-row>
        <table:table-row table:style-name="ro3">
          <table:table-cell table:style-name="ce3" office:value-type="date" office:date-value="2013-11-13">
            <text:p>13/11/13</text:p>
          </table:table-cell>
          <table:table-cell office:value-type="string">
            <text:p>AAM-183-2013-T3</text:p>
          </table:table-cell>
          <table:table-cell office:value-type="string">
            <text:p>DDB-894</text:p>
          </table:table-cell>
          <table:table-cell office:value-type="string">
            <text:p>REVISAR BANDAS TRASERAS </text:p>
          </table:table-cell>
          <table:table-cell office:value-type="string">
            <text:p>MUELLES Y FRENOS PALMIRA</text:p>
          </table:table-cell>
          <table:table-cell office:value-type="float" office:value="39">
            <text:p>39</text:p>
          </table:table-cell>
          <table:table-cell table:number-columns-repeated="1018"/>
        </table:table-row>
        <table:table-row table:style-name="ro3">
          <table:table-cell table:style-name="ce3" office:value-type="date" office:date-value="2013-11-14">
            <text:p>14/11/13</text:p>
          </table:table-cell>
          <table:table-cell office:value-type="string">
            <text:p>AAM-227-2013-T4</text:p>
          </table:table-cell>
          <table:table-cell office:value-type="string">
            <text:p>KEX-384</text:p>
          </table:table-cell>
          <table:table-cell office:value-type="string">
            <text:p>VERIFICAR FUGA Y RUIDO ANORMAL EN CARCASA</text:p>
          </table:table-cell>
          <table:table-cell office:value-type="string">
            <text:p>ALISTAMIENTOS OCAMPO</text:p>
          </table:table-cell>
          <table:table-cell office:value-type="float" office:value="562">
            <text:p>562</text:p>
          </table:table-cell>
          <table:table-cell table:number-columns-repeated="1018"/>
        </table:table-row>
        <table:table-row table:style-name="ro4">
          <table:table-cell table:style-name="ce3" office:value-type="date" office:date-value="2013-11-14">
            <text:p>14/11/13</text:p>
          </table:table-cell>
          <table:table-cell office:value-type="string">
            <text:p>MTTO-866-2013</text:p>
          </table:table-cell>
          <table:table-cell office:value-type="string">
            <text:p>USA-339</text:p>
          </table:table-cell>
          <table:table-cell office:value-type="string">
            <text:p>CORREGIR FUGA DE REFRIGERANTE Y ACEITE PARTE SUPERIOR DEL MOTOR </text:p>
          </table:table-cell>
          <table:table-cell office:value-type="string">
            <text:p>AUTOPACIFICO</text:p>
          </table:table-cell>
          <table:table-cell office:value-type="string">
            <text:p>VALOR TOTAL COTIZACION $73.367</text:p>
          </table:table-cell>
          <table:table-cell table:number-columns-repeated="1018"/>
        </table:table-row>
        <table:table-row table:style-name="ro3">
          <table:table-cell table:style-name="ce3" office:value-type="date" office:date-value="2013-11-14">
            <text:p>14/11/13</text:p>
          </table:table-cell>
          <table:table-cell office:value-type="string">
            <text:p>AAM-184-2013-T3</text:p>
          </table:table-cell>
          <table:table-cell office:value-type="string">
            <text:p>DDB-894</text:p>
          </table:table-cell>
          <table:table-cell office:value-type="string">
            <text:p>PRIMER CAMBIO ESTA DURO (VERIFICAR PALANCA DE EMBRAGUE)</text:p>
          </table:table-cell>
          <table:table-cell office:value-type="string">
            <text:p>TALLERES AUTORIZADOS S.A.</text:p>
          </table:table-cell>
          <table:table-cell office:value-type="float" office:value="33090859">
            <text:p>33090859</text:p>
          </table:table-cell>
          <table:table-cell table:number-columns-repeated="1018"/>
        </table:table-row>
        <table:table-row table:style-name="ro3">
          <table:table-cell table:style-name="ce3" office:value-type="date" office:date-value="2013-11-14">
            <text:p>14/11/13</text:p>
          </table:table-cell>
          <table:table-cell office:value-type="string">
            <text:p>AAM-127-2013-T1</text:p>
          </table:table-cell>
          <table:table-cell office:value-type="string">
            <text:p>SPK-307</text:p>
          </table:table-cell>
          <table:table-cell office:value-type="string">
            <text:p>REVISAR FUNCIONAMIENTO DEL WINCHE </text:p>
          </table:table-cell>
          <table:table-cell office:value-type="string">
            <text:p>REHIMAC </text:p>
          </table:table-cell>
          <table:table-cell office:value-type="string">
            <text:p>001-CV-001573 </text:p>
            <text:p>001-CV-001576</text:p>
          </table:table-cell>
          <table:table-cell table:number-columns-repeated="1018"/>
        </table:table-row>
        <table:table-row table:style-name="ro4">
          <table:table-cell table:style-name="ce3" office:value-type="date" office:date-value="2013-11-15">
            <text:p>15/11/13</text:p>
          </table:table-cell>
          <table:table-cell office:value-type="string">
            <text:p>AAM-196-2013-ATI-16</text:p>
          </table:table-cell>
          <table:table-cell office:value-type="string">
            <text:p>ATI-16</text:p>
          </table:table-cell>
          <table:table-cell office:value-type="string">
            <text:p>RUTINA, REVISAR SISTEMA ELECTRICO, SUMINISTRO E INSTALACION LLANTA TRASERA Y PRESENTA CONSUMO DE ACEITE </text:p>
          </table:table-cell>
          <table:table-cell office:value-type="string">
            <text:p>SUMOTO S.A.</text:p>
          </table:table-cell>
          <table:table-cell table:number-columns-repeated="1019"/>
        </table:table-row>
        <table:table-row table:style-name="ro3">
          <table:table-cell table:style-name="ce3" office:value-type="date" office:date-value="2013-11-15">
            <text:p>15/11/13</text:p>
          </table:table-cell>
          <table:table-cell office:value-type="string">
            <text:p>MTTO-869-2013</text:p>
          </table:table-cell>
          <table:table-cell office:value-type="string">
            <text:p>SMI-194</text:p>
          </table:table-cell>
          <table:table-cell office:value-type="string">
            <text:p>REVISAR SISTEMA DE CARGA </text:p>
          </table:table-cell>
          <table:table-cell office:value-type="string">
            <text:p>COEXITO-OSCAR GARCIA </text:p>
          </table:table-cell>
          <table:table-cell office:value-type="float" office:value="1863654">
            <text:p>1863654</text:p>
          </table:table-cell>
          <table:table-cell table:number-columns-repeated="1018"/>
        </table:table-row>
        <table:table-row table:style-name="ro3">
          <table:table-cell table:style-name="ce3" office:value-type="date" office:date-value="2013-11-15">
            <text:p>15/11/13</text:p>
          </table:table-cell>
          <table:table-cell office:value-type="string">
            <text:p>AAM-185-2013-T3</text:p>
          </table:table-cell>
          <table:table-cell office:value-type="string">
            <text:p>USE-392 </text:p>
          </table:table-cell>
          <table:table-cell office:value-type="string">
            <text:p>CORREGIR FUGA DE AIRE RECAMARA TRASERA </text:p>
          </table:table-cell>
          <table:table-cell office:value-type="string">
            <text:p>MUELLES Y FRENOS PALMIRA</text:p>
          </table:table-cell>
          <table:table-cell table:number-columns-repeated="1019"/>
        </table:table-row>
        <table:table-row table:style-name="ro3">
          <table:table-cell table:style-name="ce3" office:value-type="date" office:date-value="2013-11-15">
            <text:p>15/11/13</text:p>
          </table:table-cell>
          <table:table-cell office:value-type="string">
            <text:p>MTTO-870-2013</text:p>
          </table:table-cell>
          <table:table-cell office:value-type="string">
            <text:p>USE-726</text:p>
          </table:table-cell>
          <table:table-cell office:value-type="string">
            <text:p>DESPINCHAR LLANTA TRASERA EXTERNA LADO IZQUIERDO</text:p>
          </table:table-cell>
          <table:table-cell office:value-type="string">
            <text:p>COEXITO-OSCAR GARCIA </text:p>
          </table:table-cell>
          <table:table-cell table:number-columns-repeated="1019"/>
        </table:table-row>
        <table:table-row table:style-name="ro4">
          <table:table-cell table:style-name="ce3" office:value-type="date" office:date-value="2013-11-15">
            <text:p>15/11/13</text:p>
          </table:table-cell>
          <table:table-cell office:value-type="string">
            <text:p>AAM-50-2013-GP</text:p>
          </table:table-cell>
          <table:table-cell office:value-type="string">
            <text:p>DDA-016</text:p>
          </table:table-cell>
          <table:table-cell office:value-type="string">
            <text:p>CORREGIR FUGA POR BOMBIN PARTE SUPERIOR Y SE DESCARGA EL SISTEMA DE COMBUSTIBLE HAY QUE SEVARLO</text:p>
          </table:table-cell>
          <table:table-cell office:value-type="string">
            <text:p>AUTOPACIFICO</text:p>
          </table:table-cell>
          <table:table-cell office:value-type="float" office:value="10670">
            <text:p>10670</text:p>
          </table:table-cell>
          <table:table-cell table:number-columns-repeated="1018"/>
        </table:table-row>
        <table:table-row table:style-name="ro5">
          <table:table-cell table:style-name="ce3" office:value-type="date" office:date-value="2013-11-15">
            <text:p>15/11/13</text:p>
          </table:table-cell>
          <table:table-cell office:value-type="string">
            <text:p>AAM-029-2013-L-G</text:p>
          </table:table-cell>
          <table:table-cell office:value-type="string">
            <text:p>DDA-221</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5">
          <table:table-cell table:style-name="ce3" office:value-type="date" office:date-value="2013-11-15">
            <text:p>15/11/13</text:p>
          </table:table-cell>
          <table:table-cell office:value-type="string">
            <text:p>AAM-235-2013-T2</text:p>
          </table:table-cell>
          <table:table-cell office:value-type="string">
            <text:p>KEX-381</text:p>
          </table:table-cell>
          <table:table-cell office:value-type="string">
            <text:p>REVISAR SISTEMA DE CARGA POR GARANTIA, SEGUN FACTURA No. FA 8146140 DEL 15 DE OCTUBRE DE 2012 Y VERIFICAR ESTADO DE PLUMILLAS </text:p>
          </table:table-cell>
          <table:table-cell office:value-type="string">
            <text:p>COEXITO-OSCAR GARCIA </text:p>
          </table:table-cell>
          <table:table-cell table:number-columns-repeated="1019"/>
        </table:table-row>
        <table:table-row table:style-name="ro5">
          <table:table-cell table:style-name="ce3" office:value-type="date" office:date-value="2013-11-15">
            <text:p>15/11/13</text:p>
          </table:table-cell>
          <table:table-cell office:value-type="string">
            <text:p>AAM-197-2013-ATI-20</text:p>
          </table:table-cell>
          <table:table-cell office:value-type="string">
            <text:p>ATI-20</text:p>
          </table:table-cell>
          <table:table-cell office:value-type="string">
            <text:p>REVISION TECNOMECANICA, REVISAR GUAYA SE QUEDA ACELERADA, VERIFICAR TORNILLOS ABRAZADERA DE LA CAJUELA Y CAMBIO ABRAZADERA DE MALETERO</text:p>
          </table:table-cell>
          <table:table-cell office:value-type="string">
            <text:p>SUMOTO S.A.</text:p>
          </table:table-cell>
          <table:table-cell table:number-columns-repeated="1019"/>
        </table:table-row>
        <table:table-row table:style-name="ro3">
          <table:table-cell table:style-name="ce3" office:value-type="date" office:date-value="2013-11-16">
            <text:p>16/11/13</text:p>
          </table:table-cell>
          <table:table-cell office:value-type="string">
            <text:p>MTTO-874-2013</text:p>
          </table:table-cell>
          <table:table-cell office:value-type="string">
            <text:p>PLANTA ENERMAX No. 2</text:p>
          </table:table-cell>
          <table:table-cell office:value-type="string">
            <text:p>CORREGIR RUIDO ANORMAL EN RODAMIENTO BASE GENERADOR </text:p>
          </table:table-cell>
          <table:table-cell office:value-type="string">
            <text:p>RODRIGUEZ Y LONDOÑO</text:p>
          </table:table-cell>
          <table:table-cell table:number-columns-repeated="1019"/>
        </table:table-row>
        <table:table-row table:style-name="ro3">
          <table:table-cell table:style-name="ce3" office:value-type="date" office:date-value="2013-11-16">
            <text:p>16/11/13</text:p>
          </table:table-cell>
          <table:table-cell office:value-type="string">
            <text:p>AAM-167-2013-T6</text:p>
          </table:table-cell>
          <table:table-cell office:value-type="string">
            <text:p>DDB-891</text:p>
          </table:table-cell>
          <table:table-cell office:value-type="string">
            <text:p>REPARACION MOTOR </text:p>
          </table:table-cell>
          <table:table-cell office:value-type="string">
            <text:p>TALLERES AUTORIZADOS S.A.</text:p>
          </table:table-cell>
          <table:table-cell office:value-type="float" office:value="33087089">
            <text:p>33087089</text:p>
          </table:table-cell>
          <table:table-cell table:number-columns-repeated="1018"/>
        </table:table-row>
        <table:table-row table:style-name="ro3">
          <table:table-cell table:style-name="ce3" office:value-type="date" office:date-value="2013-11-16">
            <text:p>16/11/13</text:p>
          </table:table-cell>
          <table:table-cell office:value-type="string">
            <text:p>AAM-229-2013-T4</text:p>
          </table:table-cell>
          <table:table-cell office:value-type="string">
            <text:p>TLO-302</text:p>
          </table:table-cell>
          <table:table-cell office:value-type="string">
            <text:p>CALIBRAR EMBRAGUE</text:p>
          </table:table-cell>
          <table:table-cell office:value-type="string">
            <text:p>NACIONAL DE EMBRAGUES S.A.S</text:p>
          </table:table-cell>
          <table:table-cell table:number-columns-repeated="1019"/>
        </table:table-row>
        <table:table-row table:style-name="ro4">
          <table:table-cell table:style-name="ce3" office:value-type="date" office:date-value="2013-11-18">
            <text:p>18/11/13</text:p>
          </table:table-cell>
          <table:table-cell office:value-type="string">
            <text:p>MTTO-876-2013</text:p>
          </table:table-cell>
          <table:table-cell office:value-type="string">
            <text:p>SMI-082</text:p>
          </table:table-cell>
          <table:table-cell office:value-type="string">
            <text:p>INSTALACION Y MONTAJE LLANTA DE SEGUNDA, SUMINISTRADA POR ALMACEN DEL CCO EN RUEDA DELANT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3-11-18">
            <text:p>18/11/13</text:p>
          </table:table-cell>
          <table:table-cell office:value-type="string">
            <text:p>AAM-199-2013-ATI-13</text:p>
          </table:table-cell>
          <table:table-cell office:value-type="string">
            <text:p>ATI-13</text:p>
          </table:table-cell>
          <table:table-cell office:value-type="string">
            <text:p>RUTINA Y REVISAR SISTEMA DE CARGA </text:p>
          </table:table-cell>
          <table:table-cell office:value-type="string">
            <text:p>SUMOTO S.A.</text:p>
          </table:table-cell>
          <table:table-cell table:number-columns-repeated="1019"/>
        </table:table-row>
        <table:table-row table:style-name="ro5">
          <table:table-cell table:style-name="ce3" office:value-type="date" office:date-value="2013-11-18">
            <text:p>18/11/13</text:p>
          </table:table-cell>
          <table:table-cell office:value-type="string">
            <text:p>AAM-168-2013-T6</text:p>
          </table:table-cell>
          <table:table-cell office:value-type="string">
            <text:p>OQG-84B</text:p>
          </table:table-cell>
          <table:table-cell office:value-type="string">
            <text:p>RUTINA, SUMINISTRO E INSTALACION LLANTA TRASERA, SUAVIZAR DIRECCION (ESTA DURA) Y VERIFICAR RUIDO ANORMAL (CADENILLA O TENSOR DE CADENILLA)</text:p>
          </table:table-cell>
          <table:table-cell office:value-type="string">
            <text:p>SUMOTO S.A.</text:p>
          </table:table-cell>
          <table:table-cell table:number-columns-repeated="1019"/>
        </table:table-row>
        <table:table-row table:style-name="ro4">
          <table:table-cell table:style-name="ce3" office:value-type="date" office:date-value="2013-11-18">
            <text:p>18/11/13</text:p>
          </table:table-cell>
          <table:table-cell office:value-type="string">
            <text:p>AAM-230-2013-T4</text:p>
          </table:table-cell>
          <table:table-cell office:value-type="string">
            <text:p>VZA-53C</text:p>
          </table:table-cell>
          <table:table-cell office:value-type="string">
            <text:p>RUTINA, INSTALACION LLANTA DELANTERA SUMINISTRADA POR ALMACEN DEL CCO Y REVISAR ARRANQUE POR GARANTIA </text:p>
          </table:table-cell>
          <table:table-cell office:value-type="string">
            <text:p>SUMOTO S.A.</text:p>
          </table:table-cell>
          <table:table-cell table:number-columns-repeated="1019"/>
        </table:table-row>
        <table:table-row table:style-name="ro4">
          <table:table-cell table:style-name="ce3" office:value-type="date" office:date-value="2013-11-18">
            <text:p>18/11/13</text:p>
          </table:table-cell>
          <table:table-cell office:value-type="string">
            <text:p>MTTO-880-2013</text:p>
          </table:table-cell>
          <table:table-cell office:value-type="string">
            <text:p>TALLER DE MECANICA </text:p>
          </table:table-cell>
          <table:table-cell office:value-type="string">
            <text:p>REPARACION POR GARANTIA DE GATO TIPO BOTELLA, MARCA OMEGA DE 20 TON, COLOR NEGRO</text:p>
          </table:table-cell>
          <table:table-cell office:value-type="string">
            <text:p>HERMAR</text:p>
          </table:table-cell>
          <table:table-cell office:value-type="string">
            <text:p>I.C.T-1038</text:p>
          </table:table-cell>
          <table:table-cell table:number-columns-repeated="1018"/>
        </table:table-row>
        <table:table-row table:style-name="ro3">
          <table:table-cell table:style-name="ce3" office:value-type="date" office:date-value="2013-11-18">
            <text:p>18/11/13</text:p>
          </table:table-cell>
          <table:table-cell office:value-type="string">
            <text:p>AAM-186-2013-T3</text:p>
          </table:table-cell>
          <table:table-cell office:value-type="string">
            <text:p>SMO-128</text:p>
          </table:table-cell>
          <table:table-cell office:value-type="string">
            <text:p>CORREGIR FUGA DE AIRE POR MANGUERA </text:p>
          </table:table-cell>
          <table:table-cell office:value-type="string">
            <text:p>MUELLES Y FRENOS PALMIRA</text:p>
          </table:table-cell>
          <table:table-cell table:number-columns-repeated="1019"/>
        </table:table-row>
        <table:table-row table:style-name="ro3">
          <table:table-cell table:style-name="ce3" office:value-type="date" office:date-value="2013-11-18">
            <text:p>18/11/13</text:p>
          </table:table-cell>
          <table:table-cell office:value-type="string">
            <text:p>AAM-238-2013-T2</text:p>
          </table:table-cell>
          <table:table-cell office:value-type="string">
            <text:p>SXY-299</text:p>
          </table:table-cell>
          <table:table-cell office:value-type="string">
            <text:p>REVISION Y REPARACION GATO TIPO BOTELLA DE 20 TON, MARCA NIKE, COLOR ROJO</text:p>
          </table:table-cell>
          <table:table-cell office:value-type="string">
            <text:p>HERMAR</text:p>
          </table:table-cell>
          <table:table-cell table:number-columns-repeated="1019"/>
        </table:table-row>
        <table:table-row table:style-name="ro6">
          <table:table-cell table:style-name="ce3" office:value-type="date" office:date-value="2013-11-18">
            <text:p>18/11/13</text:p>
          </table:table-cell>
          <table:table-cell office:value-type="string">
            <text:p>AAM-144-2013-T5</text:p>
          </table:table-cell>
          <table:table-cell office:value-type="string">
            <text:p>EYB-68C</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11-19">
            <text:p>19/11/13</text:p>
          </table:table-cell>
          <table:table-cell office:value-type="string">
            <text:p>MTTO-882-2013</text:p>
          </table:table-cell>
          <table:table-cell office:value-type="string">
            <text:p>SMI-194</text:p>
          </table:table-cell>
          <table:table-cell office:value-type="string">
            <text:p>DESPINCHAR LLANTA TRASERA INTERNA LADO DERECHO</text:p>
          </table:table-cell>
          <table:table-cell office:value-type="string">
            <text:p>COEXITO-OSCAR GARCIA </text:p>
          </table:table-cell>
          <table:table-cell table:number-columns-repeated="1019"/>
        </table:table-row>
        <table:table-row table:style-name="ro3">
          <table:table-cell table:style-name="ce3" office:value-type="date" office:date-value="2013-11-19">
            <text:p>19/11/13</text:p>
          </table:table-cell>
          <table:table-cell office:value-type="string">
            <text:p>AAM-231-2013-T4</text:p>
          </table:table-cell>
          <table:table-cell office:value-type="string">
            <text:p>TLO-302</text:p>
          </table:table-cell>
          <table:table-cell office:value-type="string">
            <text:p>ALINEACION DIRECCION, ROTACION LLANTAS DELANTERAS Y BALANCEO DE LAS MISMAS </text:p>
          </table:table-cell>
          <table:table-cell office:value-type="string">
            <text:p>COEXITO – YUMBO</text:p>
          </table:table-cell>
          <table:table-cell table:number-columns-repeated="1019"/>
        </table:table-row>
        <table:table-row table:style-name="ro4">
          <table:table-cell table:style-name="ce3" office:value-type="date" office:date-value="2013-11-19">
            <text:p>19/11/13</text:p>
          </table:table-cell>
          <table:table-cell office:value-type="string">
            <text:p>MTTO-883-2013</text:p>
          </table:table-cell>
          <table:table-cell office:value-type="string">
            <text:p>CHR-086 </text:p>
          </table:table-cell>
          <table:table-cell office:value-type="string">
            <text:p>INSTALACION Y MONTAJE DE 4 LLANTAS NUEVAS 235/75 R15, SUMINISTRADAS POR ALMACEN DEL CCO (EN CALIDAD DE PRESTAMO)</text:p>
          </table:table-cell>
          <table:table-cell office:value-type="string">
            <text:p>LLANTAS LA ESTACION</text:p>
          </table:table-cell>
          <table:table-cell table:number-columns-repeated="1019"/>
        </table:table-row>
        <table:table-row table:style-name="ro3">
          <table:table-cell table:style-name="ce3" office:value-type="date" office:date-value="2013-11-19">
            <text:p>19/11/13</text:p>
          </table:table-cell>
          <table:table-cell office:value-type="string">
            <text:p>AAM-187-2013-T3</text:p>
          </table:table-cell>
          <table:table-cell office:value-type="string">
            <text:p>USE-392 </text:p>
          </table:table-cell>
          <table:table-cell office:value-type="string">
            <text:p>VERIFICAR FUNCIONAMIENTO VALVULA DEL FRENO DE EMERGENCIA </text:p>
          </table:table-cell>
          <table:table-cell office:value-type="string">
            <text:p>MUELLES Y FRENOS PALMIRA</text:p>
          </table:table-cell>
          <table:table-cell office:value-type="float" office:value="40">
            <text:p>40</text:p>
          </table:table-cell>
          <table:table-cell table:number-columns-repeated="1018"/>
        </table:table-row>
        <table:table-row table:style-name="ro6">
          <table:table-cell table:style-name="ce3" office:value-type="date" office:date-value="2013-11-19">
            <text:p>19/11/13</text:p>
          </table:table-cell>
          <table:table-cell office:value-type="string">
            <text:p>AAM-20-2013-G-A</text:p>
          </table:table-cell>
          <table:table-cell office:value-type="string">
            <text:p>DDA-216</text:p>
          </table:table-cell>
          <table:table-cell office:value-type="string">
            <text:p>CORREGIR FUGA POR RETEN RUEDA TRASERA <text:s/></text:p>
          </table:table-cell>
          <table:table-cell office:value-type="string">
            <text:p>FRENO PARTES</text:p>
          </table:table-cell>
          <table:table-cell office:value-type="string">
            <text:p>C202 Y C203</text:p>
          </table:table-cell>
          <table:table-cell table:number-columns-repeated="1018"/>
        </table:table-row>
        <table:table-row table:style-name="ro3">
          <table:table-cell table:style-name="ce3" office:value-type="date" office:date-value="2013-11-19">
            <text:p>19/11/13</text:p>
          </table:table-cell>
          <table:table-cell office:value-type="string">
            <text:p>AAM-232-2013-T4</text:p>
          </table:table-cell>
          <table:table-cell office:value-type="string">
            <text:p>VZA-54C</text:p>
          </table:table-cell>
          <table:table-cell office:value-type="string">
            <text:p>RUTINA Y SUMINISTRO E INSTALACION LLANTA TRASERA </text:p>
          </table:table-cell>
          <table:table-cell office:value-type="string">
            <text:p>SUMOTO S.A.</text:p>
          </table:table-cell>
          <table:table-cell table:number-columns-repeated="1019"/>
        </table:table-row>
        <table:table-row table:style-name="ro6">
          <table:table-cell table:style-name="ce3" office:value-type="date" office:date-value="2013-11-19">
            <text:p>19/11/13</text:p>
          </table:table-cell>
          <table:table-cell office:value-type="string">
            <text:p>AAM-52-2013-GP</text:p>
          </table:table-cell>
          <table:table-cell office:value-type="string">
            <text:p>CJK-060</text:p>
          </table:table-cell>
          <table:table-cell office:value-type="string">
            <text:p>CORREGIR FUGA RETEN DEL MOTOR</text:p>
          </table:table-cell>
          <table:table-cell office:value-type="string">
            <text:p>AUTOPACIFICO</text:p>
          </table:table-cell>
          <table:table-cell office:value-type="float" office:value="10666">
            <text:p>10666</text:p>
          </table:table-cell>
          <table:table-cell table:number-columns-repeated="1018"/>
        </table:table-row>
        <table:table-row table:style-name="ro11">
          <table:table-cell table:style-name="ce3" office:value-type="date" office:date-value="2013-11-19">
            <text:p>19/11/13</text:p>
          </table:table-cell>
          <table:table-cell office:value-type="string">
            <text:p>AAM-129-2013-T1</text:p>
          </table:table-cell>
          <table:table-cell office:value-type="string">
            <text:p>SPK-307</text:p>
          </table:table-cell>
          <table:table-cell office:value-type="string">
            <text:p>REPARACION COMPRESOR (PASO DE ACEITE AL SISTEMA), CORREGIR RUIDO ANORMAL AHOGADOR, REUBICAR SALIDA DEL TUBO DEL EXOSTO, VERIFICAR DESGASTE ANORMAL RUEDA DELANTERA LADO IZQUIERDO, NO LLEGA AIRE TANQUE CENTRAL Y CORREGIR SOLDADURA CHASIS POR GARANTIA </text:p>
          </table:table-cell>
          <table:table-cell office:value-type="string">
            <text:p>AUTOPACIFICO</text:p>
          </table:table-cell>
          <table:table-cell office:value-type="string">
            <text:p>10486</text:p>
            <text:p>10802</text:p>
          </table:table-cell>
          <table:table-cell table:number-columns-repeated="1018"/>
        </table:table-row>
        <table:table-row table:style-name="ro3">
          <table:table-cell table:style-name="ce3" office:value-type="date" office:date-value="2013-11-20">
            <text:p>20/11/13</text:p>
          </table:table-cell>
          <table:table-cell office:value-type="string">
            <text:p>AAM-54-2013-GP</text:p>
          </table:table-cell>
          <table:table-cell office:value-type="string">
            <text:p>CJJ-590</text:p>
          </table:table-cell>
          <table:table-cell office:value-type="string">
            <text:p>REVISION EMBRAGUE <text:s text:c="2"/></text:p>
          </table:table-cell>
          <table:table-cell office:value-type="string">
            <text:p>NACIONAL DE EMBRAGUES S.A.S</text:p>
          </table:table-cell>
          <table:table-cell office:value-type="float" office:value="443">
            <text:p>443</text:p>
          </table:table-cell>
          <table:table-cell table:number-columns-repeated="1018"/>
        </table:table-row>
        <table:table-row table:style-name="ro3">
          <table:table-cell table:style-name="ce3" office:value-type="date" office:date-value="2013-11-20">
            <text:p>20/11/13</text:p>
          </table:table-cell>
          <table:table-cell office:value-type="string">
            <text:p>AAM-146-2013-T5</text:p>
          </table:table-cell>
          <table:table-cell office:value-type="string">
            <text:p>KEX-250</text:p>
          </table:table-cell>
          <table:table-cell office:value-type="string">
            <text:p>REVISION FUNCIONAMIENTO EMBRAGUE Y CAMBIO CORREA AIRE ACONDICIONADO</text:p>
          </table:table-cell>
          <table:table-cell office:value-type="string">
            <text:p>TALLERES AUTORIZADOS S.A.</text:p>
          </table:table-cell>
          <table:table-cell office:value-type="float" office:value="33090597">
            <text:p>33090597</text:p>
          </table:table-cell>
          <table:table-cell table:number-columns-repeated="1018"/>
        </table:table-row>
        <table:table-row table:style-name="ro3">
          <table:table-cell table:style-name="ce3" office:value-type="date" office:date-value="2013-11-20">
            <text:p>20/11/13</text:p>
          </table:table-cell>
          <table:table-cell office:value-type="string">
            <text:p>AAM-201-2013-ATI-13</text:p>
          </table:table-cell>
          <table:table-cell office:value-type="string">
            <text:p>ATI-13</text:p>
          </table:table-cell>
          <table:table-cell office:value-type="string">
            <text:p>REVISAR SISTEMA DE CARGA POR GARANTIA </text:p>
          </table:table-cell>
          <table:table-cell office:value-type="string">
            <text:p>SUMOTO S.A.</text:p>
          </table:table-cell>
          <table:table-cell table:number-columns-repeated="1019"/>
        </table:table-row>
        <table:table-row table:style-name="ro6">
          <table:table-cell table:style-name="ce3" office:value-type="date" office:date-value="2013-11-21">
            <text:p>21/11/13</text:p>
          </table:table-cell>
          <table:table-cell office:value-type="string">
            <text:p>AAM-170-2013-T6</text:p>
          </table:table-cell>
          <table:table-cell office:value-type="string">
            <text:p>OQG-83B</text:p>
          </table:table-cell>
          <table:table-cell office:value-type="string">
            <text:p>RUTINA</text:p>
          </table:table-cell>
          <table:table-cell office:value-type="string">
            <text:p>SUMOTO S.A.</text:p>
          </table:table-cell>
          <table:table-cell table:number-columns-repeated="1019"/>
        </table:table-row>
        <table:table-row table:style-name="ro6">
          <table:table-cell table:style-name="ce3" office:value-type="date" office:date-value="2013-11-21">
            <text:p>21/11/13</text:p>
          </table:table-cell>
          <table:table-cell office:value-type="string">
            <text:p>AAM-147-2013-T5</text:p>
          </table:table-cell>
          <table:table-cell office:value-type="string">
            <text:p>EYB-70C</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11-21">
            <text:p>21/11/13</text:p>
          </table:table-cell>
          <table:table-cell office:value-type="string">
            <text:p>MTTO-885-2013</text:p>
          </table:table-cell>
          <table:table-cell office:value-type="string">
            <text:p>MOTOR LISTER HIDRO No. 2</text:p>
          </table:table-cell>
          <table:table-cell office:value-type="string">
            <text:p>CORREGIR FUGA POR MULTIPLE DE ESCAPE </text:p>
          </table:table-cell>
          <table:table-cell office:value-type="string">
            <text:p>AGROELECTRICAS DIESEL</text:p>
          </table:table-cell>
          <table:table-cell office:value-type="float" office:value="1494">
            <text:p>1494</text:p>
          </table:table-cell>
          <table:table-cell table:number-columns-repeated="1018"/>
        </table:table-row>
        <table:table-row table:style-name="ro6">
          <table:table-cell table:style-name="ce3" office:value-type="date" office:date-value="2013-11-21">
            <text:p>21/11/13</text:p>
          </table:table-cell>
          <table:table-cell office:value-type="string">
            <text:p>MTTO-886-2013</text:p>
          </table:table-cell>
          <table:table-cell office:value-type="string">
            <text:p>USA-468</text:p>
          </table:table-cell>
          <table:table-cell office:value-type="string">
            <text:p>REVISION LUCES DELANTERAS</text:p>
          </table:table-cell>
          <table:table-cell office:value-type="string">
            <text:p>FRENO PARTES</text:p>
          </table:table-cell>
          <table:table-cell office:value-type="string">
            <text:p>C206</text:p>
          </table:table-cell>
          <table:table-cell table:number-columns-repeated="1018"/>
        </table:table-row>
        <table:table-row table:style-name="ro3">
          <table:table-cell table:style-name="ce3" office:value-type="date" office:date-value="2013-11-21">
            <text:p>21/11/13</text:p>
          </table:table-cell>
          <table:table-cell office:value-type="string">
            <text:p>MTTO-887-2013</text:p>
          </table:table-cell>
          <table:table-cell office:value-type="string">
            <text:p>TALADRO INDUSTRIAL No. 1</text:p>
          </table:table-cell>
          <table:table-cell office:value-type="string">
            <text:p>MANTENIMIENTO GENERAL POR GARANTIA </text:p>
          </table:table-cell>
          <table:table-cell office:value-type="string">
            <text:p>SUMATEC S.A.</text:p>
          </table:table-cell>
          <table:table-cell table:number-columns-repeated="1019"/>
        </table:table-row>
        <table:table-row table:style-name="ro6">
          <table:table-cell table:style-name="ce3" office:value-type="date" office:date-value="2013-11-21">
            <text:p>21/11/13</text:p>
          </table:table-cell>
          <table:table-cell office:value-type="string">
            <text:p>AAM-189-2013-T3</text:p>
          </table:table-cell>
          <table:table-cell office:value-type="string">
            <text:p>SMO-128</text:p>
          </table:table-cell>
          <table:table-cell office:value-type="string">
            <text:p>REPARACION PLATINAS DE LA SUFRIDERA </text:p>
          </table:table-cell>
          <table:table-cell office:value-type="string">
            <text:p>VAG INGENIERIA SAS</text:p>
          </table:table-cell>
          <table:table-cell office:value-type="float" office:value="86">
            <text:p>86</text:p>
          </table:table-cell>
          <table:table-cell table:number-columns-repeated="1018"/>
        </table:table-row>
        <table:table-row table:style-name="ro3">
          <table:table-cell table:style-name="ce3" office:value-type="date" office:date-value="2013-11-22">
            <text:p>22/11/13</text:p>
          </table:table-cell>
          <table:table-cell office:value-type="string">
            <text:p>AAM-240-2013-T2</text:p>
          </table:table-cell>
          <table:table-cell office:value-type="string">
            <text:p>SXY-299</text:p>
          </table:table-cell>
          <table:table-cell office:value-type="string">
            <text:p>CORREGIR DAÑO EN FRENO DEL TAMBOR PRINCIPAL DEL WINCHE </text:p>
          </table:table-cell>
          <table:table-cell office:value-type="string">
            <text:p>REHIMAC </text:p>
          </table:table-cell>
          <table:table-cell office:value-type="string">
            <text:p>001-CV-001581</text:p>
            <text:p>001-CV-001577</text:p>
          </table:table-cell>
          <table:table-cell table:number-columns-repeated="1018"/>
        </table:table-row>
        <table:table-row table:style-name="ro3">
          <table:table-cell table:style-name="ce3" office:value-type="date" office:date-value="2013-11-22">
            <text:p>22/11/13</text:p>
          </table:table-cell>
          <table:table-cell office:value-type="string">
            <text:p>AAM-202-2013-ATI-12</text:p>
          </table:table-cell>
          <table:table-cell office:value-type="string">
            <text:p>ATI-12</text:p>
          </table:table-cell>
          <table:table-cell office:value-type="string">
            <text:p>REVISION LUZ FAROLA DELANTERA Y VERIFICAR FUNCIONAMIENTO DEL INTERRUPTOR (SWICHE)</text:p>
          </table:table-cell>
          <table:table-cell office:value-type="string">
            <text:p>SUMOTO S.A.</text:p>
          </table:table-cell>
          <table:table-cell table:number-columns-repeated="1019"/>
        </table:table-row>
        <table:table-row table:style-name="ro3">
          <table:table-cell table:style-name="ce3" office:value-type="date" office:date-value="2013-11-22">
            <text:p>22/11/13</text:p>
          </table:table-cell>
          <table:table-cell office:value-type="string">
            <text:p>MTTO-893-2013</text:p>
          </table:table-cell>
          <table:table-cell office:value-type="string">
            <text:p>KUK-381</text:p>
          </table:table-cell>
          <table:table-cell office:value-type="string">
            <text:p>DESPINCHAR LLANTA TRASERA EXTERNA LADO DERECHO</text:p>
          </table:table-cell>
          <table:table-cell office:value-type="string">
            <text:p>COEXITO-OSCAR GARCIA </text:p>
          </table:table-cell>
          <table:table-cell table:number-columns-repeated="1019"/>
        </table:table-row>
        <table:table-row table:style-name="ro3">
          <table:table-cell table:style-name="ce3" office:value-type="date" office:date-value="2013-11-22">
            <text:p>22/11/13</text:p>
          </table:table-cell>
          <table:table-cell office:value-type="string">
            <text:p>MTTO-894-2013</text:p>
          </table:table-cell>
          <table:table-cell office:value-type="string">
            <text:p>TROMPO No. 2</text:p>
          </table:table-cell>
          <table:table-cell office:value-type="string">
            <text:p>MONTAJE LLANTA DE SEGUNDA <text:s text:c="3"/></text:p>
          </table:table-cell>
          <table:table-cell office:value-type="string">
            <text:p>COEXITO-OSCAR GARCIA </text:p>
          </table:table-cell>
          <table:table-cell table:number-columns-repeated="1019"/>
        </table:table-row>
        <table:table-row table:style-name="ro6">
          <table:table-cell table:style-name="ce3" office:value-type="date" office:date-value="2013-11-22">
            <text:p>22/11/13</text:p>
          </table:table-cell>
          <table:table-cell office:value-type="string">
            <text:p>AAM-171-2013-T6</text:p>
          </table:table-cell>
          <table:table-cell office:value-type="string">
            <text:p>OQG-85B</text:p>
          </table:table-cell>
          <table:table-cell office:value-type="string">
            <text:p>VERIFICAR RUIDO ANORMAL MOTOR </text:p>
          </table:table-cell>
          <table:table-cell office:value-type="string">
            <text:p>SUMOTO S.A.</text:p>
          </table:table-cell>
          <table:table-cell table:number-columns-repeated="1019"/>
        </table:table-row>
        <table:table-row table:style-name="ro3">
          <table:table-cell table:style-name="ce3" office:value-type="date" office:date-value="2013-11-23">
            <text:p>23/11/13</text:p>
          </table:table-cell>
          <table:table-cell office:value-type="string">
            <text:p>MTTO-895-2013</text:p>
          </table:table-cell>
          <table:table-cell office:value-type="string">
            <text:p>VIBROCOMPACTADOR CB24</text:p>
          </table:table-cell>
          <table:table-cell office:value-type="string">
            <text:p>REVISAR SISTEMA DE CARGA </text:p>
          </table:table-cell>
          <table:table-cell office:value-type="string">
            <text:p>COEXITO-OSCAR GARCIA </text:p>
          </table:table-cell>
          <table:table-cell office:value-type="float" office:value="1863872">
            <text:p>1863872</text:p>
          </table:table-cell>
          <table:table-cell table:number-columns-repeated="1018"/>
        </table:table-row>
        <table:table-row table:style-name="ro3">
          <table:table-cell table:style-name="ce3" office:value-type="date" office:date-value="2013-11-23">
            <text:p>23/11/13</text:p>
          </table:table-cell>
          <table:table-cell office:value-type="string">
            <text:p>MTTO-897-2013</text:p>
          </table:table-cell>
          <table:table-cell office:value-type="string">
            <text:p>SMW-560</text:p>
          </table:table-cell>
          <table:table-cell office:value-type="string">
            <text:p>MANTENIMIENTO CARDAN Y CORREGIR FUGA DE AIRE POR LINEA DE COMPRESOR </text:p>
          </table:table-cell>
          <table:table-cell office:value-type="string">
            <text:p>FRENO PARTES</text:p>
          </table:table-cell>
          <table:table-cell office:value-type="string">
            <text:p>C199</text:p>
          </table:table-cell>
          <table:table-cell table:number-columns-repeated="1018"/>
        </table:table-row>
        <table:table-row table:style-name="ro3">
          <table:table-cell table:style-name="ce3" office:value-type="date" office:date-value="2013-11-23">
            <text:p>23/11/13</text:p>
          </table:table-cell>
          <table:table-cell office:value-type="string">
            <text:p>MTTO-899-2013</text:p>
          </table:table-cell>
          <table:table-cell office:value-type="string">
            <text:p>MOTOSOLDADOR WELDAN POWER 125</text:p>
          </table:table-cell>
          <table:table-cell office:value-type="string">
            <text:p>REVISION GENERAL (NO PRENDE)</text:p>
          </table:table-cell>
          <table:table-cell office:value-type="string">
            <text:p>RODRIGUEZ Y LONDOÑO</text:p>
          </table:table-cell>
          <table:table-cell table:number-columns-repeated="1019"/>
        </table:table-row>
        <table:table-row table:style-name="ro6">
          <table:table-cell table:style-name="ce3" office:value-type="date" office:date-value="2013-11-23">
            <text:p>23/11/13</text:p>
          </table:table-cell>
          <table:table-cell office:value-type="string">
            <text:p>AAM-241-2013-T2</text:p>
          </table:table-cell>
          <table:table-cell office:value-type="string">
            <text:p>EYB-61C</text:p>
          </table:table-cell>
          <table:table-cell office:value-type="string">
            <text:p>CAMBIO MOTOR DE ARRANQUE </text:p>
          </table:table-cell>
          <table:table-cell office:value-type="string">
            <text:p>SUMOTO S.A.</text:p>
          </table:table-cell>
          <table:table-cell table:number-columns-repeated="1019"/>
        </table:table-row>
        <table:table-row table:style-name="ro4">
          <table:table-cell table:style-name="ce3" office:value-type="date" office:date-value="2013-11-23">
            <text:p>23/11/13</text:p>
          </table:table-cell>
          <table:table-cell office:value-type="string">
            <text:p>MTTO-900-2013</text:p>
          </table:table-cell>
          <table:table-cell office:value-type="string">
            <text:p>KUK-433</text:p>
          </table:table-cell>
          <table:table-cell table:style-name="ce12" office:value-type="string">
            <text:p>CORREGIR FUGA ACEITE POR RUEDA TRASERA LADO IZQUIERDO Y CORREGIR FUGA AIRE POR FRENO DE SEGURIDAD</text:p>
          </table:table-cell>
          <table:table-cell office:value-type="string">
            <text:p>MUELLES Y FRENOS PALMIRA</text:p>
          </table:table-cell>
          <table:table-cell office:value-type="float" office:value="41">
            <text:p>41</text:p>
          </table:table-cell>
          <table:table-cell table:number-columns-repeated="1018"/>
        </table:table-row>
        <table:table-row table:style-name="ro3">
          <table:table-cell table:style-name="ce3" office:value-type="date" office:date-value="2013-11-25">
            <text:p>25/11/13</text:p>
          </table:table-cell>
          <table:table-cell office:value-type="string">
            <text:p>AAM-243-2013-T2</text:p>
          </table:table-cell>
          <table:table-cell office:value-type="string">
            <text:p>EYB-67C</text:p>
          </table:table-cell>
          <table:table-cell office:value-type="string">
            <text:p>RUTINA, ESTA DURA DIRECCION (LUBRICAR) Y REEMPLAZAR TORNILLOS FALTANTES</text:p>
          </table:table-cell>
          <table:table-cell office:value-type="string">
            <text:p>SUMOTO S.A.</text:p>
          </table:table-cell>
          <table:table-cell table:number-columns-repeated="1019"/>
        </table:table-row>
        <table:table-row table:style-name="ro3">
          <table:table-cell table:style-name="ce3" office:value-type="date" office:date-value="2013-11-25">
            <text:p>25/11/13</text:p>
          </table:table-cell>
          <table:table-cell office:value-type="string">
            <text:p>MTTO-902-2013</text:p>
          </table:table-cell>
          <table:table-cell office:value-type="string">
            <text:p>PLANTA ENERMAX No. 1</text:p>
          </table:table-cell>
          <table:table-cell office:value-type="string">
            <text:p>VERIFICAR Y/O CORREGIR RUIDO ANORMAL </text:p>
          </table:table-cell>
          <table:table-cell office:value-type="string">
            <text:p>RODRIGUEZ Y LONDOÑO</text:p>
          </table:table-cell>
          <table:table-cell table:number-columns-repeated="1019"/>
        </table:table-row>
        <table:table-row table:style-name="ro6">
          <table:table-cell table:style-name="ce3" office:value-type="date" office:date-value="2013-11-25">
            <text:p>25/11/13</text:p>
          </table:table-cell>
          <table:table-cell office:value-type="string">
            <text:p>AAM-033-2013-T8</text:p>
          </table:table-cell>
          <table:table-cell office:value-type="string">
            <text:p>KIH-74B</text:p>
          </table:table-cell>
          <table:table-cell office:value-type="string">
            <text:p>REVISAR SISTEMA DE CARGA POR GARANTIA </text:p>
          </table:table-cell>
          <table:table-cell office:value-type="string">
            <text:p>SUMOTO S.A.</text:p>
          </table:table-cell>
          <table:table-cell table:number-columns-repeated="1019"/>
        </table:table-row>
        <table:table-row table:style-name="ro6">
          <table:table-cell table:style-name="ce3" office:value-type="date" office:date-value="2013-11-25">
            <text:p>25/11/13</text:p>
          </table:table-cell>
          <table:table-cell office:value-type="string">
            <text:p>AAM-034-2013-T8</text:p>
          </table:table-cell>
          <table:table-cell office:value-type="string">
            <text:p>OQG-86B</text:p>
          </table:table-cell>
          <table:table-cell office:value-type="string">
            <text:p>REVISAR SISTEMA DE CARGA POR GARANTIA </text:p>
          </table:table-cell>
          <table:table-cell office:value-type="string">
            <text:p>SUMOTO S.A.</text:p>
          </table:table-cell>
          <table:table-cell table:number-columns-repeated="1019"/>
        </table:table-row>
        <table:table-row table:style-name="ro3">
          <table:table-cell table:style-name="ce3" office:value-type="date" office:date-value="2013-11-25">
            <text:p>25/11/13</text:p>
          </table:table-cell>
          <table:table-cell office:value-type="string">
            <text:p>AAM-035-2013-T8</text:p>
          </table:table-cell>
          <table:table-cell office:value-type="string">
            <text:p>DDA-286</text:p>
          </table:table-cell>
          <table:table-cell office:value-type="string">
            <text:p>VERIFICAR FUGA RADIADOR (CONSUMO DE AGUA DEL RECIPIENTE PRINCIPAL)</text:p>
          </table:table-cell>
          <table:table-cell office:value-type="string">
            <text:p>TECNIMARCANT</text:p>
          </table:table-cell>
          <table:table-cell table:number-columns-repeated="1019"/>
        </table:table-row>
        <table:table-row table:style-name="ro3">
          <table:table-cell table:style-name="ce3" office:value-type="date" office:date-value="2013-11-25">
            <text:p>25/11/13</text:p>
          </table:table-cell>
          <table:table-cell office:value-type="string">
            <text:p>AAM-203-2013-ATI-13</text:p>
          </table:table-cell>
          <table:table-cell office:value-type="string">
            <text:p>ATI-13</text:p>
          </table:table-cell>
          <table:table-cell office:value-type="string">
            <text:p>CORREGIR CONSUMO DE ACEITE </text:p>
          </table:table-cell>
          <table:table-cell office:value-type="string">
            <text:p>SUMOTO S.A.</text:p>
          </table:table-cell>
          <table:table-cell table:number-columns-repeated="1019"/>
        </table:table-row>
        <table:table-row table:style-name="ro3">
          <table:table-cell table:style-name="ce3" office:value-type="date" office:date-value="2013-11-25">
            <text:p>25/11/13</text:p>
          </table:table-cell>
          <table:table-cell office:value-type="string">
            <text:p>AAM-172-2013-T6</text:p>
          </table:table-cell>
          <table:table-cell office:value-type="string">
            <text:p>OQG-82B</text:p>
          </table:table-cell>
          <table:table-cell office:value-type="string">
            <text:p>RUTINA Y CORREGIR FUGA POR MANGUERA DEL FRENO DE COMBUSTIBLE</text:p>
          </table:table-cell>
          <table:table-cell office:value-type="string">
            <text:p>SUMOTO S.A.</text:p>
          </table:table-cell>
          <table:table-cell table:number-columns-repeated="1019"/>
        </table:table-row>
        <table:table-row table:style-name="ro3">
          <table:table-cell table:style-name="ce3" office:value-type="date" office:date-value="2013-11-26">
            <text:p>26/11/13</text:p>
          </table:table-cell>
          <table:table-cell office:value-type="string">
            <text:p>MTTO-905-2013</text:p>
          </table:table-cell>
          <table:table-cell office:value-type="string">
            <text:p>SMI-194</text:p>
          </table:table-cell>
          <table:table-cell office:value-type="string">
            <text:p>DESPINCHAR LLANTA TRASERA INTERNA LADO DERECHO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3-11-26">
            <text:p>26/11/13</text:p>
          </table:table-cell>
          <table:table-cell office:value-type="string">
            <text:p>AAM-204-2013-ATI-16</text:p>
          </table:table-cell>
          <table:table-cell office:value-type="string">
            <text:p>ATI-16</text:p>
          </table:table-cell>
          <table:table-cell office:value-type="string">
            <text:p>RUTINA, AJUSTE DIRECCION Y REVISION DIRECCIONALES </text:p>
          </table:table-cell>
          <table:table-cell office:value-type="string">
            <text:p>SUMOTO S.A.</text:p>
          </table:table-cell>
          <table:table-cell table:number-columns-repeated="1019"/>
        </table:table-row>
        <table:table-row table:style-name="ro6">
          <table:table-cell table:style-name="ce3" office:value-type="date" office:date-value="2013-11-26">
            <text:p>26/11/13</text:p>
          </table:table-cell>
          <table:table-cell office:value-type="string">
            <text:p>MTTO-906-2013</text:p>
          </table:table-cell>
          <table:table-cell office:value-type="string">
            <text:p>USE-726</text:p>
          </table:table-cell>
          <table:table-cell office:value-type="string">
            <text:p>REVISION LUCES STOP TRASERAS</text:p>
          </table:table-cell>
          <table:table-cell office:value-type="string">
            <text:p>FRENO PARTES</text:p>
          </table:table-cell>
          <table:table-cell office:value-type="float" office:value="77">
            <text:p>77</text:p>
          </table:table-cell>
          <table:table-cell table:number-columns-repeated="1018"/>
        </table:table-row>
        <table:table-row table:style-name="ro3">
          <table:table-cell table:style-name="ce3" office:value-type="date" office:date-value="2013-11-26">
            <text:p>26/11/13</text:p>
          </table:table-cell>
          <table:table-cell office:value-type="string">
            <text:p>AAM-244-2013-T2</text:p>
          </table:table-cell>
          <table:table-cell office:value-type="string">
            <text:p>KEW-926</text:p>
          </table:table-cell>
          <table:table-cell office:value-type="string">
            <text:p>REVISION POLEAS Y TENSORES DE PARTE DELANTERA DE LA DISTRIBUCION</text:p>
          </table:table-cell>
          <table:table-cell office:value-type="string">
            <text:p>TALLERES AUTORIZADOS S.A.</text:p>
          </table:table-cell>
          <table:table-cell table:number-columns-repeated="1019"/>
        </table:table-row>
        <table:table-row table:style-name="ro3">
          <table:table-cell table:style-name="ce3" office:value-type="date" office:date-value="2013-11-26">
            <text:p>26/11/13</text:p>
          </table:table-cell>
          <table:table-cell office:value-type="string">
            <text:p>MTTO-907-2013</text:p>
          </table:table-cell>
          <table:table-cell office:value-type="string">
            <text:p>TRONZADORA 14” </text:p>
          </table:table-cell>
          <table:table-cell office:value-type="string">
            <text:p>REVISAR POR GARANTIA (CORREGIR RUIDO ANORMAL)</text:p>
          </table:table-cell>
          <table:table-cell office:value-type="string">
            <text:p>SUMATEC S.A.</text:p>
          </table:table-cell>
          <table:table-cell table:number-columns-repeated="1019"/>
        </table:table-row>
        <table:table-row table:style-name="ro6">
          <table:table-cell table:style-name="ce3" office:value-type="date" office:date-value="2013-11-27">
            <text:p>27/11/13</text:p>
          </table:table-cell>
          <table:table-cell office:value-type="string">
            <text:p>AAM-236-2013-T4</text:p>
          </table:table-cell>
          <table:table-cell office:value-type="string">
            <text:p>VZA-54C</text:p>
          </table:table-cell>
          <table:table-cell office:value-type="string">
            <text:p>MOTOCICLETA ESTA INUNDADA</text:p>
          </table:table-cell>
          <table:table-cell office:value-type="string">
            <text:p>SUMOTO S.A.</text:p>
          </table:table-cell>
          <table:table-cell table:number-columns-repeated="1019"/>
        </table:table-row>
        <table:table-row table:style-name="ro3">
          <table:table-cell table:style-name="ce3" office:value-type="date" office:date-value="2013-11-27">
            <text:p>27/11/13</text:p>
          </table:table-cell>
          <table:table-cell office:value-type="string">
            <text:p>AAM-237-2013-T4</text:p>
          </table:table-cell>
          <table:table-cell office:value-type="string">
            <text:p>TLO-302</text:p>
          </table:table-cell>
          <table:table-cell office:value-type="string">
            <text:p>CORTAR PARTE AFECTADA DEL CABLE DEL WINCHE</text:p>
          </table:table-cell>
          <table:table-cell office:value-type="string">
            <text:p>HERMAR</text:p>
          </table:table-cell>
          <table:table-cell office:value-type="string">
            <text:p>I.C.T-0001</text:p>
          </table:table-cell>
          <table:table-cell table:number-columns-repeated="1018"/>
        </table:table-row>
        <table:table-row table:style-name="ro4">
          <table:table-cell table:style-name="ce3" office:value-type="date" office:date-value="2013-11-27">
            <text:p>27/11/13</text:p>
          </table:table-cell>
          <table:table-cell office:value-type="string">
            <text:p>AAM-192-2013-T3</text:p>
          </table:table-cell>
          <table:table-cell office:value-type="string">
            <text:p>SMO-128</text:p>
          </table:table-cell>
          <table:table-cell office:value-type="string">
            <text:p>CAMBIO ABRAZADERAS DE MANGUERAS DEL SISTEMA DE REFRIGERACION Y REALIZAR PRUEBAS CON BOMBA PRESURIZADORA.</text:p>
          </table:table-cell>
          <table:table-cell office:value-type="string">
            <text:p>TECNIMARCANT</text:p>
          </table:table-cell>
          <table:table-cell table:number-columns-repeated="1019"/>
        </table:table-row>
        <table:table-row table:style-name="ro8">
          <table:table-cell table:style-name="ce3" office:value-type="date" office:date-value="2013-11-28">
            <text:p>28/11/13</text:p>
          </table:table-cell>
          <table:table-cell office:value-type="string">
            <text:p>MTTO-909-2013</text:p>
          </table:table-cell>
          <table:table-cell office:value-type="string">
            <text:p>CJJ-147</text:p>
          </table:table-cell>
          <table:table-cell office:value-type="string">
            <text:p>INSTALACION Y MONTAJE DE 4 LLANTAS NUEVAS 215/75R14, SUMINISTRADAS POR ALMACEN DEL CCO (INCLUYE ALINEACION DIRECCION, BALANCEO DE RUEDAS Y MARCACION), SEGUN ORDEN DE SALIDA POR TRASLADO No. 15548</text:p>
          </table:table-cell>
          <table:table-cell office:value-type="string">
            <text:p>LLANTAS LA ESTACION</text:p>
          </table:table-cell>
          <table:table-cell table:number-columns-repeated="1019"/>
        </table:table-row>
        <table:table-row table:style-name="ro7">
          <table:table-cell table:style-name="ce3" office:value-type="date" office:date-value="2013-11-28">
            <text:p>28/11/13</text:p>
          </table:table-cell>
          <table:table-cell office:value-type="string">
            <text:p>AAM-205-2013-ATI-20</text:p>
          </table:table-cell>
          <table:table-cell office:value-type="string">
            <text:p>ATI-20</text:p>
          </table:table-cell>
          <table:table-cell office:value-type="string">
            <text:p>RUTINA, AJUSTAR TORNILLERIA SUELTA Y CAMBIAR LOS TORNILLOS FALTANTES, VERIFICAR FUNCIONAMIENTO INTERRUPTOR DE LUCES BAJAS Y ALTAS Y REVISAR BOMBILLO TACOMETRO, REVISAR SISTEMA DE CARGA Y CORREGIR FUGA PARTE BAJA DEL MOTOR </text:p>
          </table:table-cell>
          <table:table-cell office:value-type="string">
            <text:p>SUMOTO S.A.</text:p>
          </table:table-cell>
          <table:table-cell table:number-columns-repeated="1019"/>
        </table:table-row>
        <table:table-row table:style-name="ro3">
          <table:table-cell table:style-name="ce3" office:value-type="date" office:date-value="2013-11-28">
            <text:p>28/11/13</text:p>
          </table:table-cell>
          <table:table-cell office:value-type="string">
            <text:p>AAM-246-2013-T2</text:p>
          </table:table-cell>
          <table:table-cell office:value-type="string">
            <text:p>SPK-180</text:p>
          </table:table-cell>
          <table:table-cell office:value-type="string">
            <text:p>CORREGIR FUGA POR SISTEMA DE REFRIGERACION</text:p>
          </table:table-cell>
          <table:table-cell office:value-type="string">
            <text:p>TECNIMARCANT</text:p>
          </table:table-cell>
          <table:table-cell table:number-columns-repeated="1019"/>
        </table:table-row>
        <table:table-row table:style-name="ro4">
          <table:table-cell table:style-name="ce3" office:value-type="date" office:date-value="2013-11-28">
            <text:p>28/11/13</text:p>
          </table:table-cell>
          <table:table-cell office:value-type="string">
            <text:p>AAM-247-2013-T2</text:p>
          </table:table-cell>
          <table:table-cell office:value-type="string">
            <text:p>SPK-180</text:p>
          </table:table-cell>
          <table:table-cell office:value-type="string">
            <text:p>MANTENIMIENTO FRENOS TRASEROS (INCLUYE RACHES Y BANDAS) Y CAMBIO CORREA COMPRESOR </text:p>
          </table:table-cell>
          <table:table-cell office:value-type="string">
            <text:p>FRENO PARTES</text:p>
          </table:table-cell>
          <table:table-cell table:style-name="ce18" office:value-type="string">
            <text:p>C209 Y C211</text:p>
          </table:table-cell>
          <table:table-cell table:number-columns-repeated="1018"/>
        </table:table-row>
        <table:table-row table:style-name="ro6">
          <table:table-cell table:style-name="ce3" office:value-type="date" office:date-value="2013-11-28">
            <text:p>28/11/13</text:p>
          </table:table-cell>
          <table:table-cell office:value-type="string">
            <text:p>MTTO-910-2013</text:p>
          </table:table-cell>
          <table:table-cell office:value-type="string">
            <text:p>DDA-208</text:p>
          </table:table-cell>
          <table:table-cell office:value-type="string">
            <text:p>CAMBIO CAUCHO SOPORTE CARDAN </text:p>
          </table:table-cell>
          <table:table-cell office:value-type="string">
            <text:p>FRENO PARTES</text:p>
          </table:table-cell>
          <table:table-cell office:value-type="string">
            <text:p>C207 Y C208</text:p>
          </table:table-cell>
          <table:table-cell table:number-columns-repeated="1018"/>
        </table:table-row>
        <table:table-row table:style-name="ro3">
          <table:table-cell table:style-name="ce3" office:value-type="date" office:date-value="2013-11-28">
            <text:p>28/11/13</text:p>
          </table:table-cell>
          <table:table-cell office:value-type="string">
            <text:p>AAM-58-2013-IF</text:p>
          </table:table-cell>
          <table:table-cell office:value-type="string">
            <text:p>CJJ-578</text:p>
          </table:table-cell>
          <table:table-cell office:value-type="string">
            <text:p>REVISION TREN DELANTERO, SEGUN FACTURAS CC1 2127 Y CC1 2126</text:p>
          </table:table-cell>
          <table:table-cell office:value-type="string">
            <text:p>FRENO PARTES</text:p>
          </table:table-cell>
          <table:table-cell office:value-type="string">
            <text:p>C210</text:p>
          </table:table-cell>
          <table:table-cell table:number-columns-repeated="1018"/>
        </table:table-row>
        <table:table-row table:style-name="ro3">
          <table:table-cell table:style-name="ce3" office:value-type="date" office:date-value="2013-11-28">
            <text:p>28/11/13</text:p>
          </table:table-cell>
          <table:table-cell office:value-type="string">
            <text:p>AAM-174-2013-T6</text:p>
          </table:table-cell>
          <table:table-cell office:value-type="string">
            <text:p>DDB-883</text:p>
          </table:table-cell>
          <table:table-cell office:value-type="string">
            <text:p>REVISION POR GARANTIA DE AIRE ACONDICIONADO (NO ENFRIA)</text:p>
          </table:table-cell>
          <table:table-cell office:value-type="string">
            <text:p>ALISTAMIENTOS OCAMPO</text:p>
          </table:table-cell>
          <table:table-cell office:value-type="float" office:value="564">
            <text:p>564</text:p>
          </table:table-cell>
          <table:table-cell table:number-columns-repeated="1018"/>
        </table:table-row>
        <table:table-row table:style-name="ro4">
          <table:table-cell table:style-name="ce3" office:value-type="date" office:date-value="2013-11-29">
            <text:p>29/11/13</text:p>
          </table:table-cell>
          <table:table-cell office:value-type="string">
            <text:p>AAM-207-2013-ATI-12</text:p>
          </table:table-cell>
          <table:table-cell office:value-type="string">
            <text:p>ATI-12</text:p>
          </table:table-cell>
          <table:table-cell office:value-type="string">
            <text:p>CAMBIO DE ESPEJO RETROVISOR DERECHO POR DESAJUSTE E INSTALACION TORNILLOS FALTANTES</text:p>
          </table:table-cell>
          <table:table-cell office:value-type="string">
            <text:p>SUMOTO S.A.</text:p>
          </table:table-cell>
          <table:table-cell table:number-columns-repeated="1019"/>
        </table:table-row>
        <table:table-row table:style-name="ro5">
          <table:table-cell table:style-name="ce3" office:value-type="date" office:date-value="2013-11-29">
            <text:p>29/11/13</text:p>
          </table:table-cell>
          <table:table-cell office:value-type="string">
            <text:p>MTTO-913-2013</text:p>
          </table:table-cell>
          <table:table-cell office:value-type="string">
            <text:p>DDA-206</text:p>
          </table:table-cell>
          <table:table-cell office:value-type="string">
            <text:p>REALIZAR PRUEBAS DE COMPRESION AL MOTOR, MANTENIMIENTO SISTEMA DE INYECCION, BOTA MUCHO HUMO (ESTA DESFORZADO) Y COTIZAR FUGAS MOTOR </text:p>
          </table:table-cell>
          <table:table-cell office:value-type="string">
            <text:p>AUTOPACIFICO</text:p>
          </table:table-cell>
          <table:table-cell office:value-type="float" office:value="10600">
            <text:p>10600</text:p>
          </table:table-cell>
          <table:table-cell table:number-columns-repeated="1018"/>
        </table:table-row>
        <table:table-row table:style-name="ro3">
          <table:table-cell table:style-name="ce3" office:value-type="date" office:date-value="2013-11-29">
            <text:p>29/11/13</text:p>
          </table:table-cell>
          <table:table-cell office:value-type="string">
            <text:p>MTTO-914-2013</text:p>
          </table:table-cell>
          <table:table-cell office:value-type="string">
            <text:p>TROMPO No. 2</text:p>
          </table:table-cell>
          <table:table-cell office:value-type="string">
            <text:p>DESPINCHAR LLANTA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3-11-29">
            <text:p>29/11/13</text:p>
          </table:table-cell>
          <table:table-cell office:value-type="string">
            <text:p>AAM-49-2013-GS</text:p>
          </table:table-cell>
          <table:table-cell office:value-type="string">
            <text:p>CJC-369</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3-11-29">
            <text:p>29/11/13</text:p>
          </table:table-cell>
          <table:table-cell office:value-type="string">
            <text:p>MTTO-915-2013</text:p>
          </table:table-cell>
          <table:table-cell office:value-type="string">
            <text:p>BOMBA DE ALTA <text:s/>HIDRO No. 2</text:p>
          </table:table-cell>
          <table:table-cell office:value-type="string">
            <text:p>REVISION POR GARANTIA (LA BOMBA NO TIENE PRESION)</text:p>
          </table:table-cell>
          <table:table-cell office:value-type="string">
            <text:p>REHIMAC </text:p>
          </table:table-cell>
          <table:table-cell table:number-columns-repeated="1019"/>
        </table:table-row>
        <table:table-row table:style-name="ro3">
          <table:table-cell table:style-name="ce3" office:value-type="date" office:date-value="2013-11-29">
            <text:p>29/11/13</text:p>
          </table:table-cell>
          <table:table-cell office:value-type="string">
            <text:p>MTTO-916-2013</text:p>
          </table:table-cell>
          <table:table-cell office:value-type="string">
            <text:p>MOTOR LISTER HIDRO No. 2</text:p>
          </table:table-cell>
          <table:table-cell office:value-type="string">
            <text:p>CAMBIO DE TORNILLOS </text:p>
          </table:table-cell>
          <table:table-cell office:value-type="string">
            <text:p>HERMAR</text:p>
          </table:table-cell>
          <table:table-cell office:value-type="string">
            <text:p>I-C-T 0998</text:p>
          </table:table-cell>
          <table:table-cell table:number-columns-repeated="1018"/>
        </table:table-row>
        <table:table-row table:style-name="ro3">
          <table:table-cell table:style-name="ce3" office:value-type="date" office:date-value="2013-11-30">
            <text:p>30/11/13</text:p>
          </table:table-cell>
          <table:table-cell office:value-type="string">
            <text:p>AAM-209-2013-ATI-12</text:p>
          </table:table-cell>
          <table:table-cell office:value-type="string">
            <text:p>ATI-12</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11-30">
            <text:p>30/11/13</text:p>
          </table:table-cell>
          <table:table-cell office:value-type="string">
            <text:p>AAM-239-2013T4</text:p>
          </table:table-cell>
          <table:table-cell office:value-type="string">
            <text:p>VZA-54C</text:p>
          </table:table-cell>
          <table:table-cell office:value-type="string">
            <text:p>MOTOCICLETA ESTA INUNDADA (REVISION POR GARANTIA)</text:p>
          </table:table-cell>
          <table:table-cell office:value-type="string">
            <text:p>SUMOTO S.A.</text:p>
          </table:table-cell>
          <table:table-cell table:number-columns-repeated="1019"/>
        </table:table-row>
        <table:table-row table:style-name="ro3">
          <table:table-cell table:style-name="ce3" office:value-type="date" office:date-value="2013-12-02">
            <text:p>02/12/13</text:p>
          </table:table-cell>
          <table:table-cell office:value-type="string">
            <text:p>MTTO-921-2013</text:p>
          </table:table-cell>
          <table:table-cell office:value-type="string">
            <text:p>KUK-381</text:p>
          </table:table-cell>
          <table:table-cell office:value-type="string">
            <text:p>DESPINCHAR LLANTA DELANTERA DERECHA </text:p>
          </table:table-cell>
          <table:table-cell office:value-type="string">
            <text:p>COEXITO-OSCAR GARCIA </text:p>
          </table:table-cell>
          <table:table-cell table:number-columns-repeated="1019"/>
        </table:table-row>
        <table:table-row table:style-name="ro3">
          <table:table-cell table:style-name="ce3" office:value-type="date" office:date-value="2013-12-02">
            <text:p>02/12/13</text:p>
          </table:table-cell>
          <table:table-cell office:value-type="string">
            <text:p>MTTO-923-2013</text:p>
          </table:table-cell>
          <table:table-cell office:value-type="string">
            <text:p>SMW-559</text:p>
          </table:table-cell>
          <table:table-cell office:value-type="string">
            <text:p>REVISAR SISTEMA DE CARGA </text:p>
          </table:table-cell>
          <table:table-cell office:value-type="string">
            <text:p>COEXITO-OSCAR GARCIA </text:p>
          </table:table-cell>
          <table:table-cell office:value-type="float" office:value="1864027">
            <text:p>1864027</text:p>
          </table:table-cell>
          <table:table-cell table:number-columns-repeated="1018"/>
        </table:table-row>
        <table:table-row table:style-name="ro6">
          <table:table-cell table:style-name="ce3" office:value-type="date" office:date-value="2013-12-02">
            <text:p>02/12/13</text:p>
          </table:table-cell>
          <table:table-cell office:value-type="string">
            <text:p>MTTO-924-2013</text:p>
          </table:table-cell>
          <table:table-cell office:value-type="string">
            <text:p>SMW-559</text:p>
          </table:table-cell>
          <table:table-cell office:value-type="string">
            <text:p>CORREGIR FUGA DE AIRE <text:s text:c="2"/></text:p>
          </table:table-cell>
          <table:table-cell office:value-type="string">
            <text:p>FRENO PARTES</text:p>
          </table:table-cell>
          <table:table-cell office:value-type="string">
            <text:p>C212</text:p>
          </table:table-cell>
          <table:table-cell table:number-columns-repeated="1018"/>
        </table:table-row>
        <table:table-row table:style-name="ro6">
          <table:table-cell table:style-name="ce3" office:value-type="date" office:date-value="2013-12-02">
            <text:p>02/12/13</text:p>
          </table:table-cell>
          <table:table-cell office:value-type="string">
            <text:p>AAM-240-2013-T4</text:p>
          </table:table-cell>
          <table:table-cell office:value-type="string">
            <text:p>KEX-384</text:p>
          </table:table-cell>
          <table:table-cell office:value-type="string">
            <text:p>ALINEACION DIRECCION <text:s text:c="3"/></text:p>
          </table:table-cell>
          <table:table-cell office:value-type="string">
            <text:p>LLANTAS LA ESTACION</text:p>
          </table:table-cell>
          <table:table-cell table:number-columns-repeated="1019"/>
        </table:table-row>
        <table:table-row table:style-name="ro3">
          <table:table-cell table:style-name="ce3" office:value-type="date" office:date-value="2013-12-02">
            <text:p>02/12/13</text:p>
          </table:table-cell>
          <table:table-cell office:value-type="string">
            <text:p>AAM-242-2013-T4</text:p>
          </table:table-cell>
          <table:table-cell office:value-type="string">
            <text:p>DDC-552</text:p>
          </table:table-cell>
          <table:table-cell office:value-type="string">
            <text:p>CORREGIR RUIDO ANORMAL DEL COMPRESOR DEL AIRE ACONDICIONADO</text:p>
          </table:table-cell>
          <table:table-cell office:value-type="string">
            <text:p>ALISTAMIENTOS OCAMPO</text:p>
          </table:table-cell>
          <table:table-cell office:value-type="float" office:value="565">
            <text:p>565</text:p>
          </table:table-cell>
          <table:table-cell table:number-columns-repeated="1018"/>
        </table:table-row>
        <table:table-row table:style-name="ro6">
          <table:table-cell table:style-name="ce3" office:value-type="date" office:date-value="2013-12-03" table:number-columns-spanned="1" table:number-rows-spanned="6">
            <text:p>03/12/13</text:p>
          </table:table-cell>
          <table:table-cell office:value-type="string" table:number-columns-spanned="1" table:number-rows-spanned="6">
            <text:p>MTTO-925-2013</text:p>
          </table:table-cell>
          <table:table-cell office:value-type="string" table:number-columns-spanned="1" table:number-rows-spanned="6">
            <text:p>REMOLQUE TRANSPORTE SEÑALIZACION</text:p>
          </table:table-cell>
          <table:table-cell office:value-type="string" table:number-columns-spanned="1" table:number-rows-spanned="6">
            <text:p>INSTALACION UNA MINI BARRA SKY-360o LED MEDIDAS: LARGO 36CM, ANCHO 21 CM, ALTO 5,8CM, 4 MODULOS GEN3 LEDS TECHNOLOGY OPTICS COLOR AMBAR, CONSUMO 2 AMP (SUMINISTRADA POR ALMACEN DEL CCO)</text:p>
          </table:table-cell>
          <table:table-cell office:value-type="string" table:number-columns-spanned="1" table:number-rows-spanned="6">
            <text:p>INDUSTRIAS AGROSOTO</text:p>
          </table:table-cell>
          <table:table-cell table:number-columns-repeated="1019"/>
        </table:table-row>
        <table:table-row table:style-name="ro6">
          <table:covered-table-cell table:number-columns-repeated="5"/>
          <table:table-cell table:number-columns-repeated="1019"/>
        </table:table-row>
        <table:table-row table:style-name="ro6">
          <table:covered-table-cell table:number-columns-repeated="5"/>
          <table:table-cell table:number-columns-repeated="1019"/>
        </table:table-row>
        <table:table-row table:style-name="ro6">
          <table:covered-table-cell table:number-columns-repeated="5"/>
          <table:table-cell table:number-columns-repeated="1019"/>
        </table:table-row>
        <table:table-row table:style-name="ro6">
          <table:covered-table-cell table:number-columns-repeated="5"/>
          <table:table-cell table:number-columns-repeated="1019"/>
        </table:table-row>
        <table:table-row table:style-name="ro6">
          <table:covered-table-cell table:number-columns-repeated="5"/>
          <table:table-cell table:number-columns-repeated="1019"/>
        </table:table-row>
        <table:table-row table:style-name="ro3">
          <table:table-cell table:style-name="ce3" office:value-type="date" office:date-value="2013-12-03">
            <text:p>03/12/13</text:p>
          </table:table-cell>
          <table:table-cell office:value-type="string">
            <text:p>AAM-243-2013-T4</text:p>
          </table:table-cell>
          <table:table-cell office:value-type="string">
            <text:p>DDC-552</text:p>
          </table:table-cell>
          <table:table-cell office:value-type="string">
            <text:p>DIAGNOSTICO Y EVALUACION DE FUNCIONAMIENTO DE EMBRAGUE</text:p>
          </table:table-cell>
          <table:table-cell office:value-type="string">
            <text:p>NACIONAL DE EMBRAGUES S.A.S</text:p>
          </table:table-cell>
          <table:table-cell table:number-columns-repeated="1019"/>
        </table:table-row>
        <table:table-row table:style-name="ro3">
          <table:table-cell table:style-name="ce3" office:value-type="date" office:date-value="2013-12-03">
            <text:p>03/12/13</text:p>
          </table:table-cell>
          <table:table-cell office:value-type="string">
            <text:p>AAM-153-2013-T5</text:p>
          </table:table-cell>
          <table:table-cell office:value-type="string">
            <text:p>SPK-179</text:p>
          </table:table-cell>
          <table:table-cell office:value-type="string">
            <text:p>RECONSTRUIR BASE SOPORTE DEL GUARDAPOLVO</text:p>
          </table:table-cell>
          <table:table-cell office:value-type="string">
            <text:p>HERMAR</text:p>
          </table:table-cell>
          <table:table-cell office:value-type="string">
            <text:p>I.C.T-1037</text:p>
          </table:table-cell>
          <table:table-cell table:number-columns-repeated="1018"/>
        </table:table-row>
        <table:table-row table:style-name="ro3">
          <table:table-cell table:style-name="ce3" office:value-type="date" office:date-value="2013-12-03">
            <text:p>03/12/13</text:p>
          </table:table-cell>
          <table:table-cell office:value-type="string">
            <text:p>AAM-244-2013-T4</text:p>
          </table:table-cell>
          <table:table-cell office:value-type="string">
            <text:p>KEX-384</text:p>
          </table:table-cell>
          <table:table-cell office:value-type="string">
            <text:p>REVISION Y REPARACION RADIO BASE DE COMUNICACIONES </text:p>
          </table:table-cell>
          <table:table-cell office:value-type="string">
            <text:p>ISEC</text:p>
          </table:table-cell>
          <table:table-cell table:number-columns-repeated="1019"/>
        </table:table-row>
        <table:table-row table:style-name="ro5">
          <table:table-cell table:style-name="ce3" office:value-type="date" office:date-value="2013-12-03">
            <text:p>03/12/13</text:p>
          </table:table-cell>
          <table:table-cell office:value-type="string">
            <text:p>AAM-195-2013-T3</text:p>
          </table:table-cell>
          <table:table-cell office:value-type="string">
            <text:p>OQG-88B</text:p>
          </table:table-cell>
          <table:table-cell office:value-type="string">
            <text:p>RUTINA, INSTALACION LLANTA DELANTERA SUMINISTRADA POR ALMACEN DEL CCO Y REVISAR CONECCION DE MANGUERAS QUE LLEGAN A LA LLAVE DE PASO</text:p>
          </table:table-cell>
          <table:table-cell office:value-type="string">
            <text:p>SUMOTO S.A.</text:p>
          </table:table-cell>
          <table:table-cell table:number-columns-repeated="1019"/>
        </table:table-row>
        <table:table-row table:style-name="ro3">
          <table:table-cell table:style-name="ce3" office:value-type="date" office:date-value="2013-12-04">
            <text:p>04/12/13</text:p>
          </table:table-cell>
          <table:table-cell office:value-type="string">
            <text:p>AAM-210-2013-ATI-16</text:p>
          </table:table-cell>
          <table:table-cell office:value-type="string">
            <text:p>ATI-16</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12-04">
            <text:p>04/12/13</text:p>
          </table:table-cell>
          <table:table-cell office:value-type="string">
            <text:p>AAM-250-2013-T2</text:p>
          </table:table-cell>
          <table:table-cell office:value-type="string">
            <text:p>SPK-180</text:p>
          </table:table-cell>
          <table:table-cell office:value-type="string">
            <text:p>COLOCAR BOMBA PRESURIZADORA (VERIFICAR FUGA DE AGUA)</text:p>
          </table:table-cell>
          <table:table-cell office:value-type="string">
            <text:p>TECNIMARCANT</text:p>
          </table:table-cell>
          <table:table-cell office:value-type="float" office:value="1318">
            <text:p>1318</text:p>
          </table:table-cell>
          <table:table-cell table:number-columns-repeated="1018"/>
        </table:table-row>
        <table:table-row table:style-name="ro3">
          <table:table-cell table:style-name="ce3" office:value-type="date" office:date-value="2013-12-05">
            <text:p>05/12/13</text:p>
          </table:table-cell>
          <table:table-cell office:value-type="string">
            <text:p>AAM-197-2013-T3</text:p>
          </table:table-cell>
          <table:table-cell office:value-type="string">
            <text:p>USE-392 </text:p>
          </table:table-cell>
          <table:table-cell office:value-type="string">
            <text:p>ALINEACION DE LA DIRECCION, ROTACION LLANTAS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3-12-05">
            <text:p>05/12/13</text:p>
          </table:table-cell>
          <table:table-cell office:value-type="string">
            <text:p>MTTO-930-2013</text:p>
          </table:table-cell>
          <table:table-cell office:value-type="string">
            <text:p>COMPRESOR FABRIL No. 9</text:p>
          </table:table-cell>
          <table:table-cell office:value-type="string">
            <text:p>CORREGIR RUIDO ANORMAL MOTOR ELECTRICO</text:p>
          </table:table-cell>
          <table:table-cell office:value-type="string">
            <text:p>COMPRESORES FABRILES</text:p>
          </table:table-cell>
          <table:table-cell table:number-columns-repeated="1019"/>
        </table:table-row>
        <table:table-row table:style-name="ro3">
          <table:table-cell table:style-name="ce3" office:value-type="date" office:date-value="2013-12-05">
            <text:p>05/12/13</text:p>
          </table:table-cell>
          <table:table-cell office:value-type="string">
            <text:p>MTTO-931-2013</text:p>
          </table:table-cell>
          <table:table-cell office:value-type="string">
            <text:p>PLANTA ENERMAX No. 2</text:p>
          </table:table-cell>
          <table:table-cell office:value-type="string">
            <text:p>VERIFICAR FUNCIONAMIENTO (PRESENTA CORTO)</text:p>
          </table:table-cell>
          <table:table-cell office:value-type="string">
            <text:p>RODRIGUEZ Y LONDOÑO</text:p>
          </table:table-cell>
          <table:table-cell table:number-columns-repeated="1019"/>
        </table:table-row>
        <table:table-row table:style-name="ro3">
          <table:table-cell table:style-name="ce3" office:value-type="date" office:date-value="2013-12-05">
            <text:p>05/12/13</text:p>
          </table:table-cell>
          <table:table-cell office:value-type="string">
            <text:p>AAM-131-2013-T1</text:p>
          </table:table-cell>
          <table:table-cell office:value-type="string">
            <text:p>RUH-99B</text:p>
          </table:table-cell>
          <table:table-cell office:value-type="string">
            <text:p>RUTINA, SINCRONIZACION, CAMBIO CALAPIES TRASEROS Y 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12-05">
            <text:p>05/12/13</text:p>
          </table:table-cell>
          <table:table-cell office:value-type="string">
            <text:p>AAM-251-2013-T2</text:p>
          </table:table-cell>
          <table:table-cell office:value-type="string">
            <text:p>EYB-62C</text:p>
          </table:table-cell>
          <table:table-cell office:value-type="string">
            <text:p>REVISAR SISTEMA DE ENCENDIDO POR GARANTIA, SEGUN ORDEN AAM-197-2013-T2</text:p>
          </table:table-cell>
          <table:table-cell office:value-type="string">
            <text:p>SUMOTO S.A.</text:p>
          </table:table-cell>
          <table:table-cell table:number-columns-repeated="1019"/>
        </table:table-row>
        <table:table-row table:style-name="ro6">
          <table:table-cell table:style-name="ce3" office:value-type="date" office:date-value="2013-12-05">
            <text:p>05/12/13</text:p>
          </table:table-cell>
          <table:table-cell office:value-type="string">
            <text:p>AAM-038-2013-T8</text:p>
          </table:table-cell>
          <table:table-cell office:value-type="string">
            <text:p>OQG-86B</text:p>
          </table:table-cell>
          <table:table-cell office:value-type="string">
            <text:p>REVISION POR GARANTIA (VIBRACION DIRECCION)</text:p>
          </table:table-cell>
          <table:table-cell office:value-type="string">
            <text:p>MUNDO HONDA</text:p>
          </table:table-cell>
          <table:table-cell table:number-columns-repeated="1019"/>
        </table:table-row>
        <table:table-row table:style-name="ro6">
          <table:table-cell table:style-name="ce3" office:value-type="date" office:date-value="2013-12-05">
            <text:p>05/12/13</text:p>
          </table:table-cell>
          <table:table-cell office:value-type="string">
            <text:p>AAM-252-2013-T2</text:p>
          </table:table-cell>
          <table:table-cell office:value-type="string">
            <text:p>EYB-61C</text:p>
          </table:table-cell>
          <table:table-cell office:value-type="string">
            <text:p>REVISAR SISTEMA DE ENCENDIDO POR GARANTIA </text:p>
          </table:table-cell>
          <table:table-cell office:value-type="string">
            <text:p>SUMOTO S.A.</text:p>
          </table:table-cell>
          <table:table-cell table:number-columns-repeated="1019"/>
        </table:table-row>
        <table:table-row table:style-name="ro3">
          <table:table-cell table:style-name="ce3" office:value-type="date" office:date-value="2013-12-06">
            <text:p>06/12/13</text:p>
          </table:table-cell>
          <table:table-cell office:value-type="string">
            <text:p>AAM-59-2013-IF</text:p>
          </table:table-cell>
          <table:table-cell office:value-type="string">
            <text:p>DDA-287</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5">
          <table:table-cell table:style-name="ce3" office:value-type="date" office:date-value="2013-12-06">
            <text:p>06/12/13</text:p>
          </table:table-cell>
          <table:table-cell office:value-type="string">
            <text:p>AAM-178-2013-T6</text:p>
          </table:table-cell>
          <table:table-cell office:value-type="string">
            <text:p>OQG-83B</text:p>
          </table:table-cell>
          <table:table-cell office:value-type="string">
            <text:p>RUTINA, CORREGIR VIBRACION EN DIRECCION, REVISAR SISTEMA DE CARGA (SE DESCARGA BATERIA RAPIDAMENTE) Y AL PRENDER LAS LUCES SE APAGAN</text:p>
          </table:table-cell>
          <table:table-cell office:value-type="string">
            <text:p>SUMOTO S.A.</text:p>
          </table:table-cell>
          <table:table-cell table:number-columns-repeated="1019"/>
        </table:table-row>
        <table:table-row table:style-name="ro6">
          <table:table-cell table:style-name="ce3" office:value-type="date" office:date-value="2013-12-09">
            <text:p>09/12/13</text:p>
          </table:table-cell>
          <table:table-cell office:value-type="string">
            <text:p>MP-935-2013</text:p>
          </table:table-cell>
          <table:table-cell office:value-type="string">
            <text:p>DDA-282</text:p>
          </table:table-cell>
          <table:table-cell office:value-type="string">
            <text:p>MANTENIMIENTO ALTERNADOR DE ACCESORIOS </text:p>
          </table:table-cell>
          <table:table-cell office:value-type="string">
            <text:p>RENZO NIETO </text:p>
          </table:table-cell>
          <table:table-cell office:value-type="float" office:value="836">
            <text:p>836</text:p>
          </table:table-cell>
          <table:table-cell table:number-columns-repeated="1018"/>
        </table:table-row>
        <table:table-row table:style-name="ro8">
          <table:table-cell table:style-name="ce3" office:value-type="date" office:date-value="2013-12-09">
            <text:p>09/12/13</text:p>
          </table:table-cell>
          <table:table-cell office:value-type="string">
            <text:p>AAM-246-2013-T4</text:p>
          </table:table-cell>
          <table:table-cell office:value-type="string">
            <text:p>KEX-384</text:p>
          </table:table-cell>
          <table:table-cell office:value-type="string">
            <text:p>CORREGIR FUGA POR COMPRESOR </text:p>
          </table:table-cell>
          <table:table-cell office:value-type="string">
            <text:p>ALISTAMIENTOS OCAMPO</text:p>
          </table:table-cell>
          <table:table-cell office:value-type="string">
            <text:p>COTIZACION DE FECHA 20-DIC-2013 </text:p>
            <text:p>VALOR $120.000 MAS IVA</text:p>
          </table:table-cell>
          <table:table-cell table:number-columns-repeated="1018"/>
        </table:table-row>
        <table:table-row table:style-name="ro5">
          <table:table-cell table:style-name="ce3" office:value-type="date" office:date-value="2013-12-09">
            <text:p>09/12/13</text:p>
          </table:table-cell>
          <table:table-cell office:value-type="string">
            <text:p>AAM-247-2013-T4</text:p>
          </table:table-cell>
          <table:table-cell office:value-type="string">
            <text:p>SPK-951</text:p>
          </table:table-cell>
          <table:table-cell office:value-type="string">
            <text:p>MONTAJE E INSTALACION DE 6 LLANTAS NUEVAS REF 215/75R17.5 (INCLUYE ALINEACION DIRECCION, BALANCEO RUEDAS Y MARCACION), SEGUN ORDEN DE COMPRA 028-13</text:p>
          </table:table-cell>
          <table:table-cell office:value-type="string">
            <text:p>CAR &amp; CO</text:p>
          </table:table-cell>
          <table:table-cell table:number-columns-repeated="1019"/>
        </table:table-row>
        <table:table-row table:style-name="ro3">
          <table:table-cell table:style-name="ce3" office:value-type="date" office:date-value="2013-12-09">
            <text:p>09/12/13</text:p>
          </table:table-cell>
          <table:table-cell office:value-type="string">
            <text:p>MTTO-937-2013</text:p>
          </table:table-cell>
          <table:table-cell office:value-type="string">
            <text:p>MARCACION VIAL</text:p>
          </table:table-cell>
          <table:table-cell office:value-type="string">
            <text:p>SOLICITUD CAMBIO POR GARANTIA DE 2 RADIOS PORTATILES </text:p>
          </table:table-cell>
          <table:table-cell office:value-type="string">
            <text:p>DOBLE VIA</text:p>
          </table:table-cell>
          <table:table-cell table:number-columns-repeated="1019"/>
        </table:table-row>
        <table:table-row table:style-name="ro3">
          <table:table-cell table:style-name="ce3" office:value-type="date" office:date-value="2013-12-09">
            <text:p>09/12/13</text:p>
          </table:table-cell>
          <table:table-cell office:value-type="string">
            <text:p>AAM-248-2013-T4</text:p>
          </table:table-cell>
          <table:table-cell office:value-type="string">
            <text:p>SPK-951</text:p>
          </table:table-cell>
          <table:table-cell office:value-type="string">
            <text:p>CAMBIO BASE GUARDABARROS TRASEROS LADO DERECHO</text:p>
          </table:table-cell>
          <table:table-cell office:value-type="string">
            <text:p>HERMAR</text:p>
          </table:table-cell>
          <table:table-cell office:value-type="string">
            <text:p>I.C.T-1043</text:p>
          </table:table-cell>
          <table:table-cell table:number-columns-repeated="1018"/>
        </table:table-row>
        <table:table-row table:style-name="ro6">
          <table:table-cell table:style-name="ce3" office:value-type="date" office:date-value="2013-12-09">
            <text:p>09/12/13</text:p>
          </table:table-cell>
          <table:table-cell office:value-type="string">
            <text:p>AAM-155-2013-T5</text:p>
          </table:table-cell>
          <table:table-cell office:value-type="string">
            <text:p>EYB-70C</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3-12-10">
            <text:p>10/12/13</text:p>
          </table:table-cell>
          <table:table-cell office:value-type="string">
            <text:p>MTTO-940-2013</text:p>
          </table:table-cell>
          <table:table-cell office:value-type="string">
            <text:p>DDA-165</text:p>
          </table:table-cell>
          <table:table-cell office:value-type="string">
            <text:p>DESPINCHAR LLANTA DELANTERA LADO DERECHO</text:p>
          </table:table-cell>
          <table:table-cell office:value-type="string">
            <text:p>ESTACION LAS PALMERAS</text:p>
          </table:table-cell>
          <table:table-cell table:number-columns-repeated="1019"/>
        </table:table-row>
        <table:table-row table:style-name="ro3">
          <table:table-cell table:style-name="ce3" office:value-type="date" office:date-value="2013-12-10">
            <text:p>10/12/13</text:p>
          </table:table-cell>
          <table:table-cell office:value-type="string">
            <text:p>AAM-249-2013-T4</text:p>
          </table:table-cell>
          <table:table-cell office:value-type="string">
            <text:p>SPK-951</text:p>
          </table:table-cell>
          <table:table-cell office:value-type="string">
            <text:p>CORREGIR FUGA DE AIRE <text:s text:c="2"/></text:p>
          </table:table-cell>
          <table:table-cell office:value-type="string">
            <text:p>MUELLES Y FRENOS PALMIRA</text:p>
          </table:table-cell>
          <table:table-cell table:number-columns-repeated="1019"/>
        </table:table-row>
        <table:table-row table:style-name="ro4">
          <table:table-cell table:style-name="ce3" office:value-type="date" office:date-value="2013-12-10">
            <text:p>10/12/13</text:p>
          </table:table-cell>
          <table:table-cell office:value-type="string">
            <text:p>AAM-211-2013-ATI-12</text:p>
          </table:table-cell>
          <table:table-cell office:value-type="string">
            <text:p>ATI-12</text:p>
          </table:table-cell>
          <table:table-cell office:value-type="string">
            <text:p>RUTINA, ESTA TRABAJANDO UN CILINDRO, PRESENTA CONSUMO DE ACEITE Y REVISAR LUZ FAROLA DELANTERA</text:p>
          </table:table-cell>
          <table:table-cell office:value-type="string">
            <text:p>SUMOTO S.A.</text:p>
          </table:table-cell>
          <table:table-cell table:number-columns-repeated="1019"/>
        </table:table-row>
        <table:table-row table:style-name="ro4">
          <table:table-cell table:style-name="ce3" office:value-type="date" office:date-value="2013-12-10">
            <text:p>10/12/13</text:p>
          </table:table-cell>
          <table:table-cell office:value-type="string">
            <text:p>MTTO-942-2013</text:p>
          </table:table-cell>
          <table:table-cell office:value-type="string">
            <text:p>COMPRESOR MOVIL P260 IR</text:p>
          </table:table-cell>
          <table:table-cell office:value-type="string">
            <text:p>REPARAR MARTILLO APT POR DAÑO EN SEGURO DE LA PUNTA Y COTIZAR REPARACION DE MARTILLO APT POR DAÑOS </text:p>
          </table:table-cell>
          <table:table-cell office:value-type="string">
            <text:p>CORGIL</text:p>
          </table:table-cell>
          <table:table-cell office:value-type="string">
            <text:p>M12524</text:p>
          </table:table-cell>
          <table:table-cell table:number-columns-repeated="1018"/>
        </table:table-row>
        <table:table-row table:style-name="ro3">
          <table:table-cell table:style-name="ce3" office:value-type="date" office:date-value="2013-12-10">
            <text:p>10/12/13</text:p>
          </table:table-cell>
          <table:table-cell office:value-type="string">
            <text:p>AAM-179-2013-T6</text:p>
          </table:table-cell>
          <table:table-cell office:value-type="string">
            <text:p>OQG-83B</text:p>
          </table:table-cell>
          <table:table-cell office:value-type="string">
            <text:p>REVISAR SISTEMA DE CARGA POR GARANTIA (SE CAMBIO BATERIA EN OCTUBRE DE 2013)</text:p>
          </table:table-cell>
          <table:table-cell office:value-type="string">
            <text:p>SUMOTO S.A.</text:p>
          </table:table-cell>
          <table:table-cell table:number-columns-repeated="1019"/>
        </table:table-row>
        <table:table-row table:style-name="ro4">
          <table:table-cell table:style-name="ce3" office:value-type="date" office:date-value="2013-12-10">
            <text:p>10/12/13</text:p>
          </table:table-cell>
          <table:table-cell office:value-type="string">
            <text:p>AAM-039-2013-T8</text:p>
          </table:table-cell>
          <table:table-cell office:value-type="string">
            <text:p>OQG-86B</text:p>
          </table:table-cell>
          <table:table-cell office:value-type="string">
            <text:p>RUTINA, CAMBIO KIT DE ARRASTRE E INSTALACION LLANTA DELANTERA SUMINISTRADA POR ALMACEN DEL CCO</text:p>
          </table:table-cell>
          <table:table-cell office:value-type="string">
            <text:p>SUMOTO S.A.</text:p>
          </table:table-cell>
          <table:table-cell table:number-columns-repeated="1019"/>
        </table:table-row>
        <table:table-row table:style-name="ro3">
          <table:table-cell table:style-name="ce3" office:value-type="date" office:date-value="2013-12-10">
            <text:p>10/12/13</text:p>
          </table:table-cell>
          <table:table-cell office:value-type="string">
            <text:p>AAM-254-2013-T2</text:p>
          </table:table-cell>
          <table:table-cell office:value-type="string">
            <text:p>KEX-382</text:p>
          </table:table-cell>
          <table:table-cell office:value-type="string">
            <text:p>CORREGIR RUIDO ANORMAL DE COMPRESOR DEL AIRE ACONDICIONADO</text:p>
          </table:table-cell>
          <table:table-cell office:value-type="string">
            <text:p>ALISTAMIENTOS OCAMPO</text:p>
          </table:table-cell>
          <table:table-cell office:value-type="float" office:value="566">
            <text:p>566</text:p>
          </table:table-cell>
          <table:table-cell table:number-columns-repeated="1018"/>
        </table:table-row>
        <table:table-row table:style-name="ro6">
          <table:table-cell table:style-name="ce3" office:value-type="date" office:date-value="2013-12-11">
            <text:p>11/12/13</text:p>
          </table:table-cell>
          <table:table-cell office:value-type="string">
            <text:p>MTTO-944-2013</text:p>
          </table:table-cell>
          <table:table-cell office:value-type="string">
            <text:p>MINICARGADOR 236B2</text:p>
          </table:table-cell>
          <table:table-cell office:value-type="string">
            <text:p>CORREGIR FUGA HIDRAULICO POR TUBO</text:p>
          </table:table-cell>
          <table:table-cell office:value-type="string">
            <text:p>REHIMAC </text:p>
          </table:table-cell>
          <table:table-cell office:value-type="string">
            <text:p>001-CV-001589</text:p>
          </table:table-cell>
          <table:table-cell table:number-columns-repeated="1018"/>
        </table:table-row>
        <table:table-row table:style-name="ro3">
          <table:table-cell table:style-name="ce3" office:value-type="date" office:date-value="2013-12-11">
            <text:p>11/12/13</text:p>
          </table:table-cell>
          <table:table-cell office:value-type="string">
            <text:p>AAM-40-2013-T8</text:p>
          </table:table-cell>
          <table:table-cell office:value-type="string">
            <text:p>SMO-129</text:p>
          </table:table-cell>
          <table:table-cell office:value-type="string">
            <text:p>CORREGIR FUGA POR TOMA FUERZA Y VERIFICAR RUTEO DE LOS TUBOS DE LA CAMA BAJA </text:p>
          </table:table-cell>
          <table:table-cell office:value-type="string">
            <text:p>REHIMAC </text:p>
          </table:table-cell>
          <table:table-cell office:value-type="string">
            <text:p>001-CV-001602</text:p>
            <text:p>001-CV-001603</text:p>
          </table:table-cell>
          <table:table-cell table:number-columns-repeated="1018"/>
        </table:table-row>
        <table:table-row table:style-name="ro5">
          <table:table-cell table:style-name="ce3" office:value-type="date" office:date-value="2013-12-11">
            <text:p>11/12/13</text:p>
          </table:table-cell>
          <table:table-cell office:value-type="string">
            <text:p>AAM-251-2013-T4</text:p>
          </table:table-cell>
          <table:table-cell office:value-type="string">
            <text:p>TLO-302</text:p>
          </table:table-cell>
          <table:table-cell office:value-type="string">
            <text:p>INSTALACION Y MONTAJE DE 2 LLANTAS NUEVAS REF 315/80 R22.5 BRIDGESTONE, PARTE DELANTERA (INCLUYE ALINEACION DIRECCION Y MARCACION), SEGUN ORDEN DE COMPRA 028-13.</text:p>
          </table:table-cell>
          <table:table-cell office:value-type="string">
            <text:p>CAR &amp; CO</text:p>
          </table:table-cell>
          <table:table-cell table:number-columns-repeated="1019"/>
        </table:table-row>
        <table:table-row table:style-name="ro3">
          <table:table-cell table:style-name="ce3" office:value-type="date" office:date-value="2013-12-12">
            <text:p>12/12/13</text:p>
          </table:table-cell>
          <table:table-cell office:value-type="string">
            <text:p>AAM-212-2013-ATI-16</text:p>
          </table:table-cell>
          <table:table-cell office:value-type="string">
            <text:p>ATI-16</text:p>
          </table:table-cell>
          <table:table-cell office:value-type="string">
            <text:p>RUTINA Y SINCRONIZACION (SE APAGA)</text:p>
          </table:table-cell>
          <table:table-cell office:value-type="string">
            <text:p>SUMOTO S.A.</text:p>
          </table:table-cell>
          <table:table-cell table:number-columns-repeated="1019"/>
        </table:table-row>
        <table:table-row table:style-name="ro3">
          <table:table-cell table:style-name="ce3" office:value-type="date" office:date-value="2013-12-12">
            <text:p>12/12/13</text:p>
          </table:table-cell>
          <table:table-cell office:value-type="string">
            <text:p>AAM-157-2013-T5</text:p>
          </table:table-cell>
          <table:table-cell office:value-type="string">
            <text:p>SPK-179</text:p>
          </table:table-cell>
          <table:table-cell office:value-type="string">
            <text:p>REPARACION CARGADOR PORTATIL MARCA PROSERIES POR GARANTIA </text:p>
          </table:table-cell>
          <table:table-cell office:value-type="string">
            <text:p>FRENO PARTES</text:p>
          </table:table-cell>
          <table:table-cell office:value-type="float" office:value="79">
            <text:p>79</text:p>
          </table:table-cell>
          <table:table-cell table:number-columns-repeated="1018"/>
        </table:table-row>
        <table:table-row table:style-name="ro6">
          <table:table-cell table:style-name="ce3" office:value-type="date" office:date-value="2013-12-12">
            <text:p>12/12/13</text:p>
          </table:table-cell>
          <table:table-cell office:value-type="string">
            <text:p>AAM-181-2013-T6</text:p>
          </table:table-cell>
          <table:table-cell office:value-type="string">
            <text:p>OQG-85B</text:p>
          </table:table-cell>
          <table:table-cell office:value-type="string">
            <text:p>REVISAR SISTEMA DE CARGA </text:p>
          </table:table-cell>
          <table:table-cell office:value-type="string">
            <text:p>SUMOTO S.A.</text:p>
          </table:table-cell>
          <table:table-cell table:number-columns-repeated="1019"/>
        </table:table-row>
        <table:table-row table:style-name="ro6">
          <table:table-cell table:style-name="ce3" office:value-type="date" office:date-value="2013-12-12">
            <text:p>12/12/13</text:p>
          </table:table-cell>
          <table:table-cell office:value-type="string">
            <text:p>MTTO-947-2013</text:p>
          </table:table-cell>
          <table:table-cell office:value-type="string">
            <text:p>KUK-381</text:p>
          </table:table-cell>
          <table:table-cell office:value-type="string">
            <text:p>REVISAR VELOCIMETRO CAJA</text:p>
          </table:table-cell>
          <table:table-cell office:value-type="string">
            <text:p>AUTOPACIFICO</text:p>
          </table:table-cell>
          <table:table-cell office:value-type="float" office:value="10803">
            <text:p>10803</text:p>
          </table:table-cell>
          <table:table-cell table:number-columns-repeated="1018"/>
        </table:table-row>
        <table:table-row table:style-name="ro3">
          <table:table-cell table:style-name="ce3" office:value-type="date" office:date-value="2013-12-12">
            <text:p>12/12/13</text:p>
          </table:table-cell>
          <table:table-cell office:value-type="string">
            <text:p>AAM-182-2013-T6</text:p>
          </table:table-cell>
          <table:table-cell office:value-type="string">
            <text:p>OQG-83B</text:p>
          </table:table-cell>
          <table:table-cell office:value-type="string">
            <text:p>REVISAR NUEVAMENTE SISTEMA DE CARGA POR GARANTIA</text:p>
          </table:table-cell>
          <table:table-cell office:value-type="string">
            <text:p>SUMOTO S.A.</text:p>
          </table:table-cell>
          <table:table-cell table:number-columns-repeated="1019"/>
        </table:table-row>
        <table:table-row table:style-name="ro3">
          <table:table-cell table:style-name="ce3" office:value-type="date" office:date-value="2013-12-13">
            <text:p>13/12/13</text:p>
          </table:table-cell>
          <table:table-cell office:value-type="string">
            <text:p>MTTO-948-2013</text:p>
          </table:table-cell>
          <table:table-cell office:value-type="string">
            <text:p>KUK-381</text:p>
          </table:table-cell>
          <table:table-cell office:value-type="string">
            <text:p>DESPINCHAR LLANTA TRASERA EXTERNA LADO DERECHO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3-12-13">
            <text:p>13/12/13</text:p>
          </table:table-cell>
          <table:table-cell office:value-type="string">
            <text:p>MTTO-949-2013</text:p>
          </table:table-cell>
          <table:table-cell office:value-type="string">
            <text:p>KUK-433</text:p>
          </table:table-cell>
          <table:table-cell office:value-type="string">
            <text:p>DESPINCHAR LLANTA DELANTERA LADO DERECHO</text:p>
          </table:table-cell>
          <table:table-cell office:value-type="string">
            <text:p>COEXITO-OSCAR GARCIA </text:p>
          </table:table-cell>
          <table:table-cell table:number-columns-repeated="1019"/>
        </table:table-row>
        <table:table-row table:style-name="ro8">
          <table:table-cell table:style-name="ce3" office:value-type="date" office:date-value="2013-12-13">
            <text:p>13/12/13</text:p>
          </table:table-cell>
          <table:table-cell office:value-type="string">
            <text:p>AAM-041-2013-T8</text:p>
          </table:table-cell>
          <table:table-cell office:value-type="string">
            <text:p>KIH-74B</text:p>
          </table:table-cell>
          <table:table-cell office:value-type="string">
            <text:p>RUTINA, INSTALACION LLANTA DELANTERA SUMINISTRADA POR ALMACEN DEL CCO, REVISAR INTERRUPTOR DE LA LLAVE DEL CILINDRO Y CUANDO LLUEVE SE APAGA (REVISAR CAPUCHONES)</text:p>
          </table:table-cell>
          <table:table-cell office:value-type="string">
            <text:p>SUMOTO S.A.</text:p>
          </table:table-cell>
          <table:table-cell table:number-columns-repeated="1019"/>
        </table:table-row>
        <table:table-row table:style-name="ro8">
          <table:table-cell table:style-name="ce3" office:value-type="date" office:date-value="2013-12-13">
            <text:p>13/12/13</text:p>
          </table:table-cell>
          <table:table-cell office:value-type="string">
            <text:p>AAM-253-2013-T4</text:p>
          </table:table-cell>
          <table:table-cell office:value-type="string">
            <text:p>DDC-552</text:p>
          </table:table-cell>
          <table:table-cell office:value-type="string">
            <text:p>SE HACE ENTREGA PARCIAL DE 2 LLANTAS NUEVAS 195R15C PARA MONTAJE E INSTALACION (INCLUYE ALINEACION DIRECCION, BALANCEO RUEDAS DELANTERAS Y MARCACION), SEGUN OFICIO ASV-T4-380-2013</text:p>
          </table:table-cell>
          <table:table-cell office:value-type="string">
            <text:p>LLANTAS LA ESTACION</text:p>
          </table:table-cell>
          <table:table-cell office:value-type="float" office:value="210">
            <text:p>210</text:p>
          </table:table-cell>
          <table:table-cell table:number-columns-repeated="1018"/>
        </table:table-row>
        <table:table-row table:style-name="ro3">
          <table:table-cell table:style-name="ce3" office:value-type="date" office:date-value="2013-12-13">
            <text:p>13/12/13</text:p>
          </table:table-cell>
          <table:table-cell office:value-type="string">
            <text:p>MTTO-950-2013</text:p>
          </table:table-cell>
          <table:table-cell office:value-type="string">
            <text:p>USE-726</text:p>
          </table:table-cell>
          <table:table-cell office:value-type="string">
            <text:p>DESPINCHAR LLANTA DELANTERA DERECHA </text:p>
          </table:table-cell>
          <table:table-cell office:value-type="string">
            <text:p>COEXITO-OSCAR GARCIA </text:p>
          </table:table-cell>
          <table:table-cell table:number-columns-repeated="1019"/>
        </table:table-row>
        <table:table-row table:style-name="ro3">
          <table:table-cell table:style-name="ce3" office:value-type="date" office:date-value="2013-12-14">
            <text:p>14/12/13</text:p>
          </table:table-cell>
          <table:table-cell office:value-type="string">
            <text:p>MP-951-2013</text:p>
          </table:table-cell>
          <table:table-cell office:value-type="string">
            <text:p>DDA-282</text:p>
          </table:table-cell>
          <table:table-cell office:value-type="string">
            <text:p>DESPINCHAR LLANTA TRASERA IZQUIERDA Y LA DE REPUESTO</text:p>
          </table:table-cell>
          <table:table-cell office:value-type="string">
            <text:p>COEXITO-OSCAR GARCIA </text:p>
          </table:table-cell>
          <table:table-cell table:number-columns-repeated="1019"/>
        </table:table-row>
        <table:table-row table:style-name="ro3">
          <table:table-cell table:style-name="ce3" office:value-type="date" office:date-value="2013-12-14">
            <text:p>14/12/13</text:p>
          </table:table-cell>
          <table:table-cell office:value-type="string">
            <text:p>MTTO-952-2013</text:p>
          </table:table-cell>
          <table:table-cell office:value-type="string">
            <text:p>KUK-433</text:p>
          </table:table-cell>
          <table:table-cell office:value-type="string">
            <text:p>DESPINCHAR LLANTA DELANTERA LADO DERECHO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3-12-16">
            <text:p>16/12/13</text:p>
          </table:table-cell>
          <table:table-cell office:value-type="string">
            <text:p>AAM-258-2013-T2</text:p>
          </table:table-cell>
          <table:table-cell office:value-type="string">
            <text:p>KEW-926</text:p>
          </table:table-cell>
          <table:table-cell office:value-type="string">
            <text:p>SUMINISTRO E INSTALACION DE VIDRIO PARABRISA</text:p>
          </table:table-cell>
          <table:table-cell office:value-type="string">
            <text:p>VIDRIOS Y ACCESORIOS </text:p>
          </table:table-cell>
          <table:table-cell office:value-type="float" office:value="22382">
            <text:p>22382</text:p>
          </table:table-cell>
          <table:table-cell table:number-columns-repeated="1018"/>
        </table:table-row>
        <table:table-row table:style-name="ro4">
          <table:table-cell table:style-name="ce3" office:value-type="date" office:date-value="2013-12-16">
            <text:p>16/12/13</text:p>
          </table:table-cell>
          <table:table-cell office:value-type="string">
            <text:p>AAM-259-2013-T2</text:p>
          </table:table-cell>
          <table:table-cell office:value-type="string">
            <text:p>KEW-928</text:p>
          </table:table-cell>
          <table:table-cell office:value-type="string">
            <text:p>REVISION POR GARANTIA SEGUN FACTURA No. S33-115300 (PRESENTA RUIDO ANORMAL RUEDA TRASERA)</text:p>
          </table:table-cell>
          <table:table-cell office:value-type="string">
            <text:p>TALLERES AUTORIZADOS S.A.</text:p>
          </table:table-cell>
          <table:table-cell office:value-type="float" office:value="33091482">
            <text:p>33091482</text:p>
          </table:table-cell>
          <table:table-cell table:number-columns-repeated="1018"/>
        </table:table-row>
        <table:table-row table:style-name="ro6">
          <table:table-cell table:style-name="ce3" office:value-type="date" office:date-value="2013-12-17">
            <text:p>17/12/13</text:p>
          </table:table-cell>
          <table:table-cell office:value-type="string">
            <text:p>MTTO-957-2013</text:p>
          </table:table-cell>
          <table:table-cell office:value-type="string">
            <text:p>CHR-086 </text:p>
          </table:table-cell>
          <table:table-cell office:value-type="string">
            <text:p>REVISION ARRANQUE </text:p>
          </table:table-cell>
          <table:table-cell office:value-type="string">
            <text:p>RENZO NIETO </text:p>
          </table:table-cell>
          <table:table-cell table:number-columns-repeated="1019"/>
        </table:table-row>
        <table:table-row table:style-name="ro8">
          <table:table-cell table:style-name="ce3" office:value-type="date" office:date-value="2013-12-17">
            <text:p>17/12/13</text:p>
          </table:table-cell>
          <table:table-cell office:value-type="string">
            <text:p>AAM-202-2013-T3</text:p>
          </table:table-cell>
          <table:table-cell office:value-type="string">
            <text:p>OQG-87B</text:p>
          </table:table-cell>
          <table:table-cell office:value-type="string">
            <text:p>RUTINA, INSTALACION LLANTA DELANTERA SUMINISTRADA POR ALMACEN DEL CCO, SUMINISTRO E INSTALACION LLANTA TRASERA Y CORREGIR FUGA POR RETENES DE LOS TELESCOPICOS</text:p>
          </table:table-cell>
          <table:table-cell office:value-type="string">
            <text:p>SUMOTO S.A.</text:p>
          </table:table-cell>
          <table:table-cell table:number-columns-repeated="1019"/>
        </table:table-row>
        <table:table-row table:style-name="ro6">
          <table:table-cell table:style-name="ce3" office:value-type="date" office:date-value="2013-12-17">
            <text:p>17/12/13</text:p>
          </table:table-cell>
          <table:table-cell office:value-type="string">
            <text:p>MTTO-958-2013</text:p>
          </table:table-cell>
          <table:table-cell office:value-type="string">
            <text:p>CHR-086 </text:p>
          </table:table-cell>
          <table:table-cell office:value-type="string">
            <text:p>REPARACION RADIADOR </text:p>
          </table:table-cell>
          <table:table-cell office:value-type="string">
            <text:p>TECNIMARCANT</text:p>
          </table:table-cell>
          <table:table-cell table:number-columns-repeated="1019"/>
        </table:table-row>
        <table:table-row table:style-name="ro3">
          <table:table-cell table:style-name="ce3" office:value-type="date" office:date-value="2013-12-17">
            <text:p>17/12/13</text:p>
          </table:table-cell>
          <table:table-cell office:value-type="string">
            <text:p>MTTO-959-2013</text:p>
          </table:table-cell>
          <table:table-cell office:value-type="string">
            <text:p>SMI-194</text:p>
          </table:table-cell>
          <table:table-cell office:value-type="string">
            <text:p>DESPINCHAR LLANTA PATIN </text:p>
          </table:table-cell>
          <table:table-cell office:value-type="string">
            <text:p>ESTACION LAS PALMERAS</text:p>
          </table:table-cell>
          <table:table-cell table:number-columns-repeated="1019"/>
        </table:table-row>
        <table:table-row table:style-name="ro4">
          <table:table-cell table:style-name="ce3" office:value-type="date" office:date-value="2013-12-17">
            <text:p>17/12/13</text:p>
          </table:table-cell>
          <table:table-cell office:value-type="string">
            <text:p>AAM-184-2013-T6</text:p>
          </table:table-cell>
          <table:table-cell office:value-type="string">
            <text:p>OQG-83B</text:p>
          </table:table-cell>
          <table:table-cell office:value-type="string">
            <text:p>REVISAR NUEVAMENTE SISTEMA DE CARGA POR GARANTIA (SE CAMBIO BATERIA EN OCTUBRE DE 2013)</text:p>
          </table:table-cell>
          <table:table-cell office:value-type="string">
            <text:p>SUMOTO S.A.</text:p>
          </table:table-cell>
          <table:table-cell table:number-columns-repeated="1019"/>
        </table:table-row>
        <table:table-row table:style-name="ro3">
          <table:table-cell table:style-name="ce3" office:value-type="date" office:date-value="2013-12-17">
            <text:p>17/12/13</text:p>
          </table:table-cell>
          <table:table-cell office:value-type="string">
            <text:p>MTTO-960-2013</text:p>
          </table:table-cell>
          <table:table-cell office:value-type="string">
            <text:p>KUK-380</text:p>
          </table:table-cell>
          <table:table-cell office:value-type="string">
            <text:p>REVISAR SISTEMA DE CARGA </text:p>
          </table:table-cell>
          <table:table-cell office:value-type="string">
            <text:p>COEXITO-OSCAR GARCIA </text:p>
          </table:table-cell>
          <table:table-cell office:value-type="float" office:value="1905968">
            <text:p>1905968</text:p>
          </table:table-cell>
          <table:table-cell table:number-columns-repeated="1018"/>
        </table:table-row>
        <table:table-row table:style-name="ro3">
          <table:table-cell table:style-name="ce3" office:value-type="date" office:date-value="2013-12-18">
            <text:p>18/12/13</text:p>
          </table:table-cell>
          <table:table-cell office:value-type="string">
            <text:p>AAM-255-2013-T4</text:p>
          </table:table-cell>
          <table:table-cell office:value-type="string">
            <text:p>TLO-302</text:p>
          </table:table-cell>
          <table:table-cell office:value-type="string">
            <text:p>RECONSTRUIR BASE DE SOPORTES DE APOYO TRASERO</text:p>
          </table:table-cell>
          <table:table-cell office:value-type="string">
            <text:p>HERMAR</text:p>
          </table:table-cell>
          <table:table-cell office:value-type="string">
            <text:p>I.C.T-1044</text:p>
          </table:table-cell>
          <table:table-cell table:number-columns-repeated="1018"/>
        </table:table-row>
        <table:table-row table:style-name="ro3">
          <table:table-cell table:style-name="ce3" office:value-type="date" office:date-value="2013-12-18">
            <text:p>18/12/13</text:p>
          </table:table-cell>
          <table:table-cell office:value-type="string">
            <text:p>AAM-186-2013-T6</text:p>
          </table:table-cell>
          <table:table-cell office:value-type="string">
            <text:p>KEY-361</text:p>
          </table:table-cell>
          <table:table-cell office:value-type="string">
            <text:p>REVISION DE LOS 5.000 KMS</text:p>
          </table:table-cell>
          <table:table-cell office:value-type="string">
            <text:p>TALLERES AUTORIZADOS S.A.</text:p>
          </table:table-cell>
          <table:table-cell office:value-type="float" office:value="33091200">
            <text:p>33091200</text:p>
          </table:table-cell>
          <table:table-cell table:number-columns-repeated="1018"/>
        </table:table-row>
        <table:table-row table:style-name="ro4">
          <table:table-cell table:style-name="ce3" office:value-type="date" office:date-value="2013-12-18">
            <text:p>18/12/13</text:p>
          </table:table-cell>
          <table:table-cell office:value-type="string">
            <text:p>AAM-187-2013-T6</text:p>
          </table:table-cell>
          <table:table-cell office:value-type="string">
            <text:p>OQG-82B</text:p>
          </table:table-cell>
          <table:table-cell office:value-type="string">
            <text:p>RUTINA, REVISION INTERRUPTOR DE LUCES DIRECCIONALES LADO IZQUIERDO (ESTA DURO) Y CORREGIR FUGA POR BUJIA LADO IZQUIERDO</text:p>
          </table:table-cell>
          <table:table-cell office:value-type="string">
            <text:p>SUMOTO S.A.</text:p>
          </table:table-cell>
          <table:table-cell table:number-columns-repeated="1019"/>
        </table:table-row>
        <table:table-row table:style-name="ro6">
          <table:table-cell table:style-name="ce3" office:value-type="date" office:date-value="2013-12-18">
            <text:p>18/12/13</text:p>
          </table:table-cell>
          <table:table-cell office:value-type="string">
            <text:p>AAM-134-2013-T1</text:p>
          </table:table-cell>
          <table:table-cell office:value-type="string">
            <text:p>RUH-99B</text:p>
          </table:table-cell>
          <table:table-cell office:value-type="string">
            <text:p>REVISION TECNOMECANICA </text:p>
          </table:table-cell>
          <table:table-cell office:value-type="string">
            <text:p>SUMOTO S.A.</text:p>
          </table:table-cell>
          <table:table-cell table:number-columns-repeated="1019"/>
        </table:table-row>
        <table:table-row table:style-name="ro4">
          <table:table-cell table:style-name="ce3" office:value-type="date" office:date-value="2013-12-18">
            <text:p>18/12/13</text:p>
          </table:table-cell>
          <table:table-cell office:value-type="string">
            <text:p>AAM-135-2013-T1</text:p>
          </table:table-cell>
          <table:table-cell office:value-type="string">
            <text:p>RUI-01B</text:p>
          </table:table-cell>
          <table:table-cell office:value-type="string">
            <text:p>RUTINA, REVISAR SISTEMA DE CARGA (HAY QUE GOLPEAR LA MARRANITA) Y 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12-18">
            <text:p>18/12/13</text:p>
          </table:table-cell>
          <table:table-cell office:value-type="string">
            <text:p>AAM-136-2013-T1</text:p>
          </table:table-cell>
          <table:table-cell office:value-type="string">
            <text:p>RUI-03B</text:p>
          </table:table-cell>
          <table:table-cell office:value-type="string">
            <text:p>RUTINA, REVISAR SISTEMA DE CARGA, SINCRONIZAR Y REVISION TECNOMECANICA </text:p>
          </table:table-cell>
          <table:table-cell office:value-type="string">
            <text:p>SUMOTO S.A.</text:p>
          </table:table-cell>
          <table:table-cell table:number-columns-repeated="1019"/>
        </table:table-row>
        <table:table-row table:style-name="ro3">
          <table:table-cell table:style-name="ce3" office:value-type="date" office:date-value="2013-12-18">
            <text:p>18/12/13</text:p>
          </table:table-cell>
          <table:table-cell office:value-type="string">
            <text:p>MP-965-2013</text:p>
          </table:table-cell>
          <table:table-cell office:value-type="string">
            <text:p>DDA-282</text:p>
          </table:table-cell>
          <table:table-cell office:value-type="string">
            <text:p>CORREGIR RUIDO ANORMAL BALINERA DE EMBRAGUE</text:p>
          </table:table-cell>
          <table:table-cell office:value-type="string">
            <text:p>NACIONAL DE EMBRAGUES S.A.S</text:p>
          </table:table-cell>
          <table:table-cell office:value-type="float" office:value="512">
            <text:p>512</text:p>
          </table:table-cell>
          <table:table-cell table:number-columns-repeated="1018"/>
        </table:table-row>
        <table:table-row table:style-name="ro3">
          <table:table-cell table:style-name="ce3" office:value-type="date" office:date-value="2013-12-18">
            <text:p>18/12/13</text:p>
          </table:table-cell>
          <table:table-cell office:value-type="string">
            <text:p>MTTO-966-2013</text:p>
          </table:table-cell>
          <table:table-cell office:value-type="string">
            <text:p>MINICARGADOR 236B2</text:p>
          </table:table-cell>
          <table:table-cell office:value-type="string">
            <text:p>REVISAR SISTEMA DE CARGA </text:p>
          </table:table-cell>
          <table:table-cell office:value-type="string">
            <text:p>COEXITO-OSCAR GARCIA </text:p>
          </table:table-cell>
          <table:table-cell office:value-type="float" office:value="1906003">
            <text:p>1906003</text:p>
          </table:table-cell>
          <table:table-cell table:number-columns-repeated="1018"/>
        </table:table-row>
        <table:table-row table:style-name="ro6">
          <table:table-cell table:style-name="ce3" office:value-type="date" office:date-value="2013-12-19">
            <text:p>19/12/13</text:p>
          </table:table-cell>
          <table:table-cell office:value-type="string">
            <text:p>AAM-256-2013-T4</text:p>
          </table:table-cell>
          <table:table-cell office:value-type="string">
            <text:p>VZA-54C</text:p>
          </table:table-cell>
          <table:table-cell office:value-type="string">
            <text:p>RUTINA Y REVISAR SISTEMA DE ENCENDIDO</text:p>
          </table:table-cell>
          <table:table-cell office:value-type="string">
            <text:p>SUMOTO S.A.</text:p>
          </table:table-cell>
          <table:table-cell table:number-columns-repeated="1019"/>
        </table:table-row>
        <table:table-row table:style-name="ro4">
          <table:table-cell table:style-name="ce3" office:value-type="date" office:date-value="2013-12-19">
            <text:p>19/12/13</text:p>
          </table:table-cell>
          <table:table-cell office:value-type="string">
            <text:p>AAM-138-2013-T1</text:p>
          </table:table-cell>
          <table:table-cell office:value-type="string">
            <text:p>SQI-389</text:p>
          </table:table-cell>
          <table:table-cell office:value-type="string">
            <text:p>REVISION RECAMARA TRASERA LADO IZQUIERDO (SE ESTA PEGANDO LA RUEDA) Y CAMBIO LAMPARA DE LA UNIDAD </text:p>
          </table:table-cell>
          <table:table-cell office:value-type="string">
            <text:p>FRENO PARTES</text:p>
          </table:table-cell>
          <table:table-cell office:value-type="string">
            <text:p>C223</text:p>
          </table:table-cell>
          <table:table-cell table:number-columns-repeated="1018"/>
        </table:table-row>
        <table:table-row table:style-name="ro3">
          <table:table-cell table:style-name="ce3" office:value-type="date" office:date-value="2013-12-20">
            <text:p>20/12/13</text:p>
          </table:table-cell>
          <table:table-cell office:value-type="string">
            <text:p>AAM-215-2013-ATI-12</text:p>
          </table:table-cell>
          <table:table-cell office:value-type="string">
            <text:p>ATI-12</text:p>
          </table:table-cell>
          <table:table-cell office:value-type="string">
            <text:p>RUTINA, CAMBIO KIT DE ARRASTRE Y CORREGIR FUGA POR TELESCOPICOS </text:p>
          </table:table-cell>
          <table:table-cell office:value-type="string">
            <text:p>SUMOTO S.A.</text:p>
          </table:table-cell>
          <table:table-cell table:number-columns-repeated="1019"/>
        </table:table-row>
        <table:table-row table:style-name="ro6">
          <table:table-cell table:style-name="ce3" office:value-type="date" office:date-value="2013-12-20">
            <text:p>20/12/13</text:p>
          </table:table-cell>
          <table:table-cell office:value-type="string">
            <text:p>AAM-263-2013-T2</text:p>
          </table:table-cell>
          <table:table-cell office:value-type="string">
            <text:p>EYB-67C</text:p>
          </table:table-cell>
          <table:table-cell office:value-type="string">
            <text:p>REVISAR SISTEMA DE CARGA POR GARANTIA </text:p>
          </table:table-cell>
          <table:table-cell office:value-type="string">
            <text:p>SUMOTO S.A.</text:p>
          </table:table-cell>
          <table:table-cell table:number-columns-repeated="1019"/>
        </table:table-row>
        <table:table-row table:style-name="ro4">
          <table:table-cell table:style-name="ce3" office:value-type="date" office:date-value="2013-12-20">
            <text:p>20/12/13</text:p>
          </table:table-cell>
          <table:table-cell office:value-type="string">
            <text:p>AAM-139-2013-T1</text:p>
          </table:table-cell>
          <table:table-cell office:value-type="string">
            <text:p>RUI-04B</text:p>
          </table:table-cell>
          <table:table-cell office:value-type="string">
            <text:p>RUTINA, SE ACELERA, VIBRA EN MOVIMIENTO, REVISAR SUSPENSION (MONOSHOCK Y TIJERA) Y REVISION TECNOMECANICA</text:p>
          </table:table-cell>
          <table:table-cell office:value-type="string">
            <text:p>SUMOTO S.A.</text:p>
          </table:table-cell>
          <table:table-cell table:number-columns-repeated="1019"/>
        </table:table-row>
        <table:table-row table:style-name="ro4">
          <table:table-cell table:style-name="ce3" office:value-type="date" office:date-value="2013-12-20">
            <text:p>20/12/13</text:p>
          </table:table-cell>
          <table:table-cell office:value-type="string">
            <text:p>AAM-140-2013-T1</text:p>
          </table:table-cell>
          <table:table-cell office:value-type="string">
            <text:p>RUI-02B</text:p>
          </table:table-cell>
          <table:table-cell office:value-type="string">
            <text:p>RUTINA, SINCRONIZAR, REVISAR SUSPENSION (MONOSHOCK Y TIJERA) Y VERIFICAR CALAPIES TRASEROS Y REVISON TECNOMECANICA </text:p>
          </table:table-cell>
          <table:table-cell office:value-type="string">
            <text:p>SUMOTO S.A.</text:p>
          </table:table-cell>
          <table:table-cell table:number-columns-repeated="1019"/>
        </table:table-row>
        <table:table-row table:style-name="ro3">
          <table:table-cell table:style-name="ce3" office:value-type="date" office:date-value="2013-12-21">
            <text:p>21/12/13</text:p>
          </table:table-cell>
          <table:table-cell office:value-type="string">
            <text:p>AAM-258-2013-T4</text:p>
          </table:table-cell>
          <table:table-cell office:value-type="string">
            <text:p>VZA-53C</text:p>
          </table:table-cell>
          <table:table-cell office:value-type="string">
            <text:p>RUTINA Y SUMINISTRO E INSTALACION LLANTA TRASERA </text:p>
          </table:table-cell>
          <table:table-cell office:value-type="string">
            <text:p>SUMOTO S.A.</text:p>
          </table:table-cell>
          <table:table-cell table:number-columns-repeated="1019"/>
        </table:table-row>
        <table:table-row table:style-name="ro3">
          <table:table-cell table:style-name="ce3" office:value-type="date" office:date-value="2013-12-21">
            <text:p>21/12/13</text:p>
          </table:table-cell>
          <table:table-cell office:value-type="string">
            <text:p>AAM-159-2013-T5</text:p>
          </table:table-cell>
          <table:table-cell office:value-type="string">
            <text:p>SXY-300</text:p>
          </table:table-cell>
          <table:table-cell office:value-type="string">
            <text:p>TRABAJO DE REFUERZO Y EMBUJAR PARTES AFECTADAS DE LA SUFRIDERA</text:p>
          </table:table-cell>
          <table:table-cell office:value-type="string">
            <text:p>HERMAR</text:p>
          </table:table-cell>
          <table:table-cell office:value-type="string">
            <text:p>I.C.T-1059</text:p>
          </table:table-cell>
          <table:table-cell table:number-columns-repeated="1018"/>
        </table:table-row>
        <table:table-row table:style-name="ro3">
          <table:table-cell table:style-name="ce3" office:value-type="date" office:date-value="2013-12-21">
            <text:p>21/12/13</text:p>
          </table:table-cell>
          <table:table-cell office:value-type="string">
            <text:p>AAM-259-2013-T4</text:p>
          </table:table-cell>
          <table:table-cell office:value-type="string">
            <text:p>SPK-951</text:p>
          </table:table-cell>
          <table:table-cell office:value-type="string">
            <text:p>SUMINISTRO E INSTALACION DE CABLE DEL WINCHE CON BRIDAS</text:p>
          </table:table-cell>
          <table:table-cell office:value-type="string">
            <text:p>REHIMAC </text:p>
          </table:table-cell>
          <table:table-cell office:value-type="string">
            <text:p>001-CV-001643</text:p>
          </table:table-cell>
          <table:table-cell table:number-columns-repeated="1018"/>
        </table:table-row>
        <table:table-row table:style-name="ro3">
          <table:table-cell table:style-name="ce3" office:value-type="date" office:date-value="2013-12-23">
            <text:p>23/12/13</text:p>
          </table:table-cell>
          <table:table-cell office:value-type="string">
            <text:p>AAM-044-2013-T8</text:p>
          </table:table-cell>
          <table:table-cell office:value-type="string">
            <text:p>KIH-74B</text:p>
          </table:table-cell>
          <table:table-cell office:value-type="string">
            <text:p>REVISAR MONOSHOCK (POSIBLE FUGA DE ACEITE) Y REVISAR SISTEMA DE COMBUSTIBLE</text:p>
          </table:table-cell>
          <table:table-cell office:value-type="string">
            <text:p>SUMOTO S.A.</text:p>
          </table:table-cell>
          <table:table-cell table:number-columns-repeated="1019"/>
        </table:table-row>
        <table:table-row table:style-name="ro4">
          <table:table-cell table:style-name="ce3" office:value-type="date" office:date-value="2013-12-23">
            <text:p>23/12/13</text:p>
          </table:table-cell>
          <table:table-cell office:value-type="string">
            <text:p>AAM-216-2013-ATI-16</text:p>
          </table:table-cell>
          <table:table-cell office:value-type="string">
            <text:p>ATI-16</text:p>
          </table:table-cell>
          <table:table-cell office:value-type="string">
            <text:p>RUTINA, CORREGIR FUGA POR TELESCOPICOS, CAMBIO DE MANGUERAS DE NEOFRENO DE COMBUSTIBLE Y REVISAR GUARDACADENA</text:p>
          </table:table-cell>
          <table:table-cell office:value-type="string">
            <text:p>SUMOTO S.A.</text:p>
          </table:table-cell>
          <table:table-cell table:number-columns-repeated="1019"/>
        </table:table-row>
        <table:table-row table:style-name="ro3">
          <table:table-cell table:style-name="ce3" office:value-type="date" office:date-value="2013-12-24">
            <text:p>24/12/13</text:p>
          </table:table-cell>
          <table:table-cell office:value-type="string">
            <text:p>AAM-27-2013-PJ</text:p>
          </table:table-cell>
          <table:table-cell office:value-type="string">
            <text:p>DDA-222</text:p>
          </table:table-cell>
          <table:table-cell office:value-type="string">
            <text:p>REVISAR SISTEMA DE CARGA </text:p>
          </table:table-cell>
          <table:table-cell office:value-type="string">
            <text:p>COEXITO-OSCAR GARCIA </text:p>
          </table:table-cell>
          <table:table-cell office:value-type="float" office:value="1906165">
            <text:p>1906165</text:p>
          </table:table-cell>
          <table:table-cell table:number-columns-repeated="1018"/>
        </table:table-row>
        <table:table-row table:style-name="ro3">
          <table:table-cell table:style-name="ce3" office:value-type="date" office:date-value="2013-12-24">
            <text:p>24/12/13</text:p>
          </table:table-cell>
          <table:table-cell office:value-type="string">
            <text:p>AAM-51-2013-GS</text:p>
          </table:table-cell>
          <table:table-cell office:value-type="string">
            <text:p>CJC-369</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3-12-24">
            <text:p>24/12/13</text:p>
          </table:table-cell>
          <table:table-cell office:value-type="string">
            <text:p>AAM-260-2013-T4</text:p>
          </table:table-cell>
          <table:table-cell office:value-type="string">
            <text:p>DDC-552</text:p>
          </table:table-cell>
          <table:table-cell office:value-type="string">
            <text:p>INSTALACION DE 2 LLANTAS DE SEGUNDA, SUMINISTRADAS POR ALMACEN DEL CCO, PARTE TRASERA.</text:p>
          </table:table-cell>
          <table:table-cell office:value-type="string">
            <text:p>LLANTAS LA ESTACION</text:p>
          </table:table-cell>
          <table:table-cell table:number-columns-repeated="1019"/>
        </table:table-row>
        <table:table-row table:style-name="ro3">
          <table:table-cell table:style-name="ce3" office:value-type="date" office:date-value="2013-12-24">
            <text:p>24/12/13</text:p>
          </table:table-cell>
          <table:table-cell office:value-type="string">
            <text:p>AAM-217-2013-ATI-16</text:p>
          </table:table-cell>
          <table:table-cell office:value-type="string">
            <text:p>ATI-16</text:p>
          </table:table-cell>
          <table:table-cell office:value-type="string">
            <text:p>BAJAR CARBURADOR Y SINCRONIZAR</text:p>
          </table:table-cell>
          <table:table-cell office:value-type="string">
            <text:p>SUMOTO S.A.</text:p>
          </table:table-cell>
          <table:table-cell table:number-columns-repeated="1019"/>
        </table:table-row>
        <table:table-row table:style-name="ro4">
          <table:table-cell table:style-name="ce3" office:value-type="date" office:date-value="2013-12-26">
            <text:p>26/12/13</text:p>
          </table:table-cell>
          <table:table-cell office:value-type="string">
            <text:p>AAM-62-2013-IF</text:p>
          </table:table-cell>
          <table:table-cell office:value-type="string">
            <text:p>DDA-287</text:p>
          </table:table-cell>
          <table:table-cell office:value-type="string">
            <text:p>CAMBIO BOMBILLO LED LUZ TABLERO </text:p>
          </table:table-cell>
          <table:table-cell office:value-type="string">
            <text:p>AUTOPACIFICO</text:p>
          </table:table-cell>
          <table:table-cell office:value-type="string">
            <text:p>VALOR TOTAL COTIZACION $56.324</text:p>
          </table:table-cell>
          <table:table-cell table:number-columns-repeated="1018"/>
        </table:table-row>
        <table:table-row table:style-name="ro3">
          <table:table-cell table:style-name="ce3" office:value-type="date" office:date-value="2013-12-26">
            <text:p>26/12/13</text:p>
          </table:table-cell>
          <table:table-cell office:value-type="string">
            <text:p>AAM-264-2013-T2</text:p>
          </table:table-cell>
          <table:table-cell office:value-type="string">
            <text:p>KEW-926</text:p>
          </table:table-cell>
          <table:table-cell office:value-type="string">
            <text:p>CAMBIO CORREA MOTOR Y REVISION POLEAS TENSORAS</text:p>
          </table:table-cell>
          <table:table-cell office:value-type="string">
            <text:p>TALLERES AUTORIZADOS S.A.</text:p>
          </table:table-cell>
          <table:table-cell office:value-type="float" office:value="31009486">
            <text:p>31009486</text:p>
          </table:table-cell>
          <table:table-cell table:number-columns-repeated="1018"/>
        </table:table-row>
        <table:table-row table:style-name="ro3">
          <table:table-cell table:style-name="ce3" office:value-type="date" office:date-value="2013-12-26">
            <text:p>26/12/13</text:p>
          </table:table-cell>
          <table:table-cell office:value-type="string">
            <text:p>MTTO-973-2013</text:p>
          </table:table-cell>
          <table:table-cell office:value-type="string">
            <text:p>KUK-433</text:p>
          </table:table-cell>
          <table:table-cell office:value-type="string">
            <text:p>DESPINCHAR LLANTA TRASERA INTERNA LADO DERECHO</text:p>
          </table:table-cell>
          <table:table-cell office:value-type="string">
            <text:p>COEXITO-OSCAR GARCIA </text:p>
          </table:table-cell>
          <table:table-cell table:number-columns-repeated="1019"/>
        </table:table-row>
        <table:table-row table:style-name="ro3">
          <table:table-cell table:style-name="ce3" office:value-type="date" office:date-value="2013-12-26">
            <text:p>26/12/13</text:p>
          </table:table-cell>
          <table:table-cell office:value-type="string">
            <text:p>MTTO-974-2013</text:p>
          </table:table-cell>
          <table:table-cell office:value-type="string">
            <text:p>USA-339</text:p>
          </table:table-cell>
          <table:table-cell office:value-type="string">
            <text:p>DESPINCHAR LLANTA DELANTERA IZQUIERDA</text:p>
          </table:table-cell>
          <table:table-cell office:value-type="string">
            <text:p>ESTACION LAS PALMERAS</text:p>
          </table:table-cell>
          <table:table-cell table:number-columns-repeated="1019"/>
        </table:table-row>
        <table:table-row table:style-name="ro5">
          <table:table-cell table:style-name="ce3" office:value-type="date" office:date-value="2013-12-27">
            <text:p>27/12/13</text:p>
          </table:table-cell>
          <table:table-cell office:value-type="string">
            <text:p>MTTO-975-2013</text:p>
          </table:table-cell>
          <table:table-cell office:value-type="string">
            <text:p>USA-468</text:p>
          </table:table-cell>
          <table:table-cell office:value-type="string">
            <text:p>INSTALACION LLANTA DE SEGUNDA SUMINISTRADA POR ALMACEN DEL CCO (INCLUYE CAMBIO DE NEUMATICO Y PROTECTOR) EN LLANTA DELANTERA DERECHA</text:p>
          </table:table-cell>
          <table:table-cell office:value-type="string">
            <text:p>COEXITO-OSCAR GARCIA </text:p>
          </table:table-cell>
          <table:table-cell office:value-type="float" office:value="1906244">
            <text:p>1906244</text:p>
          </table:table-cell>
          <table:table-cell table:number-columns-repeated="1018"/>
        </table:table-row>
        <table:table-row table:style-name="ro5">
          <table:table-cell table:style-name="ce3" office:value-type="date" office:date-value="2013-12-27">
            <text:p>27/12/13</text:p>
          </table:table-cell>
          <table:table-cell office:value-type="string">
            <text:p>AAM-160-2013-T5</text:p>
          </table:table-cell>
          <table:table-cell office:value-type="string">
            <text:p>EYB-68C</text:p>
          </table:table-cell>
          <table:table-cell office:value-type="string">
            <text:p>RUTINA, SUMINISTRO E INSTALACION LLANTA DELANTERA Y TRASERA Y CORREGIR RUIDO ANORMAL EN RODAMIENTOS DE DIRECCION (DESGASTE ANORMAL DE LLANTA DELANTERA)</text:p>
          </table:table-cell>
          <table:table-cell office:value-type="string">
            <text:p>SUMOTO S.A.</text:p>
          </table:table-cell>
          <table:table-cell table:number-columns-repeated="1019"/>
        </table:table-row>
        <table:table-row table:style-name="ro4">
          <table:table-cell table:style-name="ce3" office:value-type="date" office:date-value="2014-01-08">
            <text:p>08/01/14</text:p>
          </table:table-cell>
          <table:table-cell office:value-type="string">
            <text:p>AAM-02-2014-ATI-12</text:p>
          </table:table-cell>
          <table:table-cell office:value-type="string">
            <text:p>ATI-12</text:p>
          </table:table-cell>
          <table:table-cell office:value-type="string">
            <text:p>RUTINA, INSTALACION INTERRUPTOR DE ENCENDIDO Y VERIFICAR CORTO LUZ FAROLA (ESTA INTERMITENTE)</text:p>
          </table:table-cell>
          <table:table-cell office:value-type="string">
            <text:p>SUMOTO S.A.</text:p>
          </table:table-cell>
          <table:table-cell table:number-columns-repeated="1019"/>
        </table:table-row>
        <table:table-row table:style-name="ro3">
          <table:table-cell table:style-name="ce3" office:value-type="date" office:date-value="2014-01-08">
            <text:p>08/01/14</text:p>
          </table:table-cell>
          <table:table-cell office:value-type="string">
            <text:p>AAM-03-2014-ATI-16</text:p>
          </table:table-cell>
          <table:table-cell office:value-type="string">
            <text:p>ATI-16</text:p>
          </table:table-cell>
          <table:table-cell office:value-type="string">
            <text:p>RUTINA Y SUMINISTRO E INSTALACION LLANTA TRASERA </text:p>
          </table:table-cell>
          <table:table-cell office:value-type="string">
            <text:p>SUMOTO S.A.</text:p>
          </table:table-cell>
          <table:table-cell table:number-columns-repeated="1019"/>
        </table:table-row>
        <table:table-row table:style-name="ro6">
          <table:table-cell table:style-name="ce3" office:value-type="date" office:date-value="2014-01-08">
            <text:p>08/01/14</text:p>
          </table:table-cell>
          <table:table-cell office:value-type="string">
            <text:p>AAM-05-2014-T4</text:p>
          </table:table-cell>
          <table:table-cell office:value-type="string">
            <text:p>SPK-951</text:p>
          </table:table-cell>
          <table:table-cell office:value-type="string">
            <text:p>ALINEACION DE LA DIRECCION <text:s text:c="2"/></text:p>
          </table:table-cell>
          <table:table-cell office:value-type="string">
            <text:p>LLANTAS LA ESTACION</text:p>
          </table:table-cell>
          <table:table-cell table:number-columns-repeated="1019"/>
        </table:table-row>
        <table:table-row table:style-name="ro3">
          <table:table-cell table:style-name="ce3" office:value-type="date" office:date-value="2014-01-08">
            <text:p>08/01/14</text:p>
          </table:table-cell>
          <table:table-cell office:value-type="string">
            <text:p>AAM-05-2014-T8</text:p>
          </table:table-cell>
          <table:table-cell office:value-type="string">
            <text:p>DDA-221</text:p>
          </table:table-cell>
          <table:table-cell office:value-type="string">
            <text:p>DESPINCHAR LLANTA DE REPUESTO</text:p>
          </table:table-cell>
          <table:table-cell office:value-type="string">
            <text:p>ESTACION LAS PALMERAS</text:p>
          </table:table-cell>
          <table:table-cell table:number-columns-repeated="1019"/>
        </table:table-row>
        <table:table-row table:style-name="ro3">
          <table:table-cell table:style-name="ce3" office:value-type="date" office:date-value="2014-01-08">
            <text:p>08/01/14</text:p>
          </table:table-cell>
          <table:table-cell office:value-type="string">
            <text:p>AAM-002-2014-T2</text:p>
          </table:table-cell>
          <table:table-cell office:value-type="string">
            <text:p>EYB-61C</text:p>
          </table:table-cell>
          <table:table-cell office:value-type="string">
            <text:p>REVISAR SISTEMA DE ENCENDIDO POR GARANTIA Y CORREGIR FUGA POR TELESCOPICOS</text:p>
          </table:table-cell>
          <table:table-cell office:value-type="string">
            <text:p>SUMOTO S.A.</text:p>
          </table:table-cell>
          <table:table-cell table:number-columns-repeated="1019"/>
        </table:table-row>
        <table:table-row table:style-name="ro3">
          <table:table-cell table:style-name="ce3" office:value-type="date" office:date-value="2014-01-09">
            <text:p>09/01/14</text:p>
          </table:table-cell>
          <table:table-cell office:value-type="string">
            <text:p>AAM-06-2014-T8</text:p>
          </table:table-cell>
          <table:table-cell office:value-type="string">
            <text:p>SMO-129</text:p>
          </table:table-cell>
          <table:table-cell office:value-type="string">
            <text:p>REVISAR SISTEMA DE CARGA </text:p>
          </table:table-cell>
          <table:table-cell office:value-type="string">
            <text:p>COEXITO-OSCAR GARCIA </text:p>
          </table:table-cell>
          <table:table-cell office:value-type="float" office:value="1906549">
            <text:p>1906549</text:p>
          </table:table-cell>
          <table:table-cell table:number-columns-repeated="1018"/>
        </table:table-row>
        <table:table-row table:style-name="ro8">
          <table:table-cell table:style-name="ce3" office:value-type="date" office:date-value="2014-01-09">
            <text:p>09/01/14</text:p>
          </table:table-cell>
          <table:table-cell office:value-type="string">
            <text:p>AAM-07-2014-T8</text:p>
          </table:table-cell>
          <table:table-cell office:value-type="string">
            <text:p>SMO-129</text:p>
          </table:table-cell>
          <table:table-cell office:value-type="string">
            <text:p>CORTAR CABLE DEL WINCHE AUXILIAR, VERIFICAR FUGA POR MANGUERAS HIDRAULICAS PARTE TRASERA Y TERMINAR ACABADO DE TRABAJO REALIZADO PARA CAMBIO DE MANGUERAS</text:p>
          </table:table-cell>
          <table:table-cell office:value-type="string">
            <text:p>REHIMAC </text:p>
          </table:table-cell>
          <table:table-cell office:value-type="string">
            <text:p>001-CV-001630</text:p>
          </table:table-cell>
          <table:table-cell table:number-columns-repeated="1018"/>
        </table:table-row>
        <table:table-row table:style-name="ro3">
          <table:table-cell table:style-name="ce3" office:value-type="date" office:date-value="2014-01-09">
            <text:p>09/01/14</text:p>
          </table:table-cell>
          <table:table-cell office:value-type="string">
            <text:p>AAM-005-2014-T2</text:p>
          </table:table-cell>
          <table:table-cell office:value-type="string">
            <text:p>SPK-180</text:p>
          </table:table-cell>
          <table:table-cell office:value-type="string">
            <text:p>CAMBIO ARNES DEL CONECTOR ENTRE CABINA Y PLANCHON </text:p>
          </table:table-cell>
          <table:table-cell office:value-type="string">
            <text:p>FRENO PARTES</text:p>
          </table:table-cell>
          <table:table-cell office:value-type="string">
            <text:p>C226</text:p>
          </table:table-cell>
          <table:table-cell table:number-columns-repeated="1018"/>
        </table:table-row>
        <table:table-row table:style-name="ro3">
          <table:table-cell table:style-name="ce3" office:value-type="date" office:date-value="2014-01-09">
            <text:p>09/01/14</text:p>
          </table:table-cell>
          <table:table-cell office:value-type="string">
            <text:p>AAM-02-2014-T5</text:p>
          </table:table-cell>
          <table:table-cell office:value-type="string">
            <text:p>KEW-951</text:p>
          </table:table-cell>
          <table:table-cell office:value-type="string">
            <text:p>REVISAR SISTEMA DE CARGA </text:p>
          </table:table-cell>
          <table:table-cell office:value-type="string">
            <text:p>COEXITO-OSCAR GARCIA </text:p>
          </table:table-cell>
          <table:table-cell office:value-type="float" office:value="1906558">
            <text:p>1906558</text:p>
          </table:table-cell>
          <table:table-cell table:number-columns-repeated="1018"/>
        </table:table-row>
        <table:table-row table:style-name="ro3">
          <table:table-cell table:style-name="ce3" office:value-type="date" office:date-value="2014-01-09">
            <text:p>09/01/14</text:p>
          </table:table-cell>
          <table:table-cell office:value-type="string">
            <text:p>AAM-006-2014-T2</text:p>
          </table:table-cell>
          <table:table-cell office:value-type="string">
            <text:p>KEW-926</text:p>
          </table:table-cell>
          <table:table-cell office:value-type="string">
            <text:p>REVISAR SISTEMA DE CARGA </text:p>
          </table:table-cell>
          <table:table-cell office:value-type="string">
            <text:p>COEXITO-OSCAR GARCIA </text:p>
          </table:table-cell>
          <table:table-cell office:value-type="float" office:value="1906567">
            <text:p>1906567</text:p>
          </table:table-cell>
          <table:table-cell table:number-columns-repeated="1018"/>
        </table:table-row>
        <table:table-row table:style-name="ro5">
          <table:table-cell table:style-name="ce3" office:value-type="date" office:date-value="2014-01-10">
            <text:p>10/01/14</text:p>
          </table:table-cell>
          <table:table-cell office:value-type="string">
            <text:p>AAM-04-2014-T6</text:p>
          </table:table-cell>
          <table:table-cell office:value-type="string">
            <text:p>DDB-883</text:p>
          </table:table-cell>
          <table:table-cell office:value-type="string">
            <text:p>CAMBIO TANQUE DE EXPANSIÓN POR DAÑO CAUSADO EN EL MANTENIMIENTO DEL AIRE ACONDICIONADO, SEGUN REMISION AAM-174-2013-T6 DEL 28 DE NOVIEMBRE DE 2013.</text:p>
          </table:table-cell>
          <table:table-cell office:value-type="string">
            <text:p>ALISTAMIENTOS OCAMPO</text:p>
          </table:table-cell>
          <table:table-cell office:value-type="float" office:value="570">
            <text:p>570</text:p>
          </table:table-cell>
          <table:table-cell table:number-columns-repeated="1018"/>
        </table:table-row>
        <table:table-row table:style-name="ro3">
          <table:table-cell table:style-name="ce3" office:value-type="date" office:date-value="2014-01-11">
            <text:p>11/01/14</text:p>
          </table:table-cell>
          <table:table-cell office:value-type="string">
            <text:p>AAM-04-2014-ATI-16</text:p>
          </table:table-cell>
          <table:table-cell office:value-type="string">
            <text:p>ATI-16</text:p>
          </table:table-cell>
          <table:table-cell office:value-type="string">
            <text:p>CORREGIR FUGA DE COMBUSTIBLE POR CARBURADOR </text:p>
          </table:table-cell>
          <table:table-cell office:value-type="string">
            <text:p>SUMOTO S.A.</text:p>
          </table:table-cell>
          <table:table-cell table:number-columns-repeated="1019"/>
        </table:table-row>
        <table:table-row table:style-name="ro4">
          <table:table-cell table:style-name="ce3" office:value-type="date" office:date-value="2014-01-13">
            <text:p>13/01/14</text:p>
          </table:table-cell>
          <table:table-cell office:value-type="string">
            <text:p>MTTO-13-2014</text:p>
          </table:table-cell>
          <table:table-cell office:value-type="string">
            <text:p>SMI-194</text:p>
          </table:table-cell>
          <table:table-cell office:value-type="string">
            <text:p>REVISAR BOMBILLOS TABLERO </text:p>
          </table:table-cell>
          <table:table-cell office:value-type="string">
            <text:p>AUTOPACIFICO</text:p>
          </table:table-cell>
          <table:table-cell office:value-type="string">
            <text:p>VALOR TOTAL COTIZACION $220.978</text:p>
          </table:table-cell>
          <table:table-cell table:number-columns-repeated="1018"/>
        </table:table-row>
        <table:table-row table:style-name="ro3">
          <table:table-cell table:style-name="ce3" office:value-type="date" office:date-value="2014-01-13">
            <text:p>13/01/14</text:p>
          </table:table-cell>
          <table:table-cell office:value-type="string">
            <text:p>MTTO-14-2014</text:p>
          </table:table-cell>
          <table:table-cell office:value-type="string">
            <text:p>SMI-194</text:p>
          </table:table-cell>
          <table:table-cell office:value-type="string">
            <text:p>CALIBRAR EMBRAGUE</text:p>
          </table:table-cell>
          <table:table-cell office:value-type="string">
            <text:p>NACIONAL DE EMBRAGUES S.A.S</text:p>
          </table:table-cell>
          <table:table-cell table:number-columns-repeated="1019"/>
        </table:table-row>
        <table:table-row table:style-name="ro3">
          <table:table-cell table:style-name="ce3" office:value-type="date" office:date-value="2014-01-13">
            <text:p>13/01/14</text:p>
          </table:table-cell>
          <table:table-cell office:value-type="string">
            <text:p>MTTO-15-2014</text:p>
          </table:table-cell>
          <table:table-cell office:value-type="string">
            <text:p>SMI-194</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5">
          <table:table-cell table:style-name="ce3" office:value-type="date" office:date-value="2014-01-13">
            <text:p>13/01/14</text:p>
          </table:table-cell>
          <table:table-cell office:value-type="string">
            <text:p>AAM-08-2014-T4</text:p>
          </table:table-cell>
          <table:table-cell office:value-type="string">
            <text:p>TLO-302</text:p>
          </table:table-cell>
          <table:table-cell office:value-type="string">
            <text:p>WINCHE SE PELA (SE REALIZO TRABAJO SEGUN FACTURA FC15870) Y CORREGIR FUGA POR SOLDADURA DEL TANQUE HIDRAULICO (SE REALIZO TRABAJO SEGUN FACTURA FC16511)</text:p>
          </table:table-cell>
          <table:table-cell office:value-type="string">
            <text:p>REHIMAC </text:p>
          </table:table-cell>
          <table:table-cell office:value-type="string">
            <text:p>001-CV-001626</text:p>
          </table:table-cell>
          <table:table-cell table:number-columns-repeated="1018"/>
        </table:table-row>
        <table:table-row table:style-name="ro3">
          <table:table-cell table:style-name="ce3" office:value-type="date" office:date-value="2014-01-13">
            <text:p>13/01/14</text:p>
          </table:table-cell>
          <table:table-cell office:value-type="string">
            <text:p>MTTO-17-2014</text:p>
          </table:table-cell>
          <table:table-cell office:value-type="string">
            <text:p>USE-726</text:p>
          </table:table-cell>
          <table:table-cell office:value-type="string">
            <text:p>DESPINCHAR LLANTA DELANTERA IZQUIERDA</text:p>
          </table:table-cell>
          <table:table-cell office:value-type="string">
            <text:p>COEXITO-OSCAR GARCIA </text:p>
          </table:table-cell>
          <table:table-cell table:number-columns-repeated="1019"/>
        </table:table-row>
        <table:table-row table:style-name="ro3">
          <table:table-cell table:style-name="ce3" office:value-type="date" office:date-value="2014-01-13">
            <text:p>13/01/14</text:p>
          </table:table-cell>
          <table:table-cell office:value-type="string">
            <text:p>MTTO-19-2014</text:p>
          </table:table-cell>
          <table:table-cell office:value-type="string">
            <text:p>MINICARGADOR 236B</text:p>
          </table:table-cell>
          <table:table-cell office:value-type="string">
            <text:p>REVISAR SISTEMA DE CARGA </text:p>
          </table:table-cell>
          <table:table-cell office:value-type="string">
            <text:p>COEXITO-OSCAR GARCIA </text:p>
          </table:table-cell>
          <table:table-cell office:value-type="float" office:value="1893225">
            <text:p>1893225</text:p>
          </table:table-cell>
          <table:table-cell table:number-columns-repeated="1018"/>
        </table:table-row>
        <table:table-row table:style-name="ro4">
          <table:table-cell table:style-name="ce3" office:value-type="date" office:date-value="2014-01-14">
            <text:p>14/01/14</text:p>
          </table:table-cell>
          <table:table-cell office:value-type="string">
            <text:p>AAM-08-2014-T8</text:p>
          </table:table-cell>
          <table:table-cell office:value-type="string">
            <text:p>DDA-221</text:p>
          </table:table-cell>
          <table:table-cell office:value-type="string">
            <text:p>CORREGIR RUIDO ANORMAL MORDAZAS POR GARANTIA </text:p>
          </table:table-cell>
          <table:table-cell office:value-type="string">
            <text:p>AUTOPACIFICO</text:p>
          </table:table-cell>
          <table:table-cell office:value-type="string">
            <text:p>VALOR TOTAL COTIZACION $98.020</text:p>
          </table:table-cell>
          <table:table-cell table:number-columns-repeated="1018"/>
        </table:table-row>
        <table:table-row table:style-name="ro3">
          <table:table-cell table:style-name="ce3" office:value-type="date" office:date-value="2014-01-14">
            <text:p>14/01/14</text:p>
          </table:table-cell>
          <table:table-cell office:value-type="string">
            <text:p>AAM-09-2014-T4</text:p>
          </table:table-cell>
          <table:table-cell office:value-type="string">
            <text:p>DDC-552</text:p>
          </table:table-cell>
          <table:table-cell office:value-type="string">
            <text:p>REVISION DEL BLOWER</text:p>
          </table:table-cell>
          <table:table-cell office:value-type="string">
            <text:p>ALISTAMIENTOS OCAMPO</text:p>
          </table:table-cell>
          <table:table-cell office:value-type="float" office:value="569">
            <text:p>569</text:p>
          </table:table-cell>
          <table:table-cell table:number-columns-repeated="1018"/>
        </table:table-row>
        <table:table-row table:style-name="ro6">
          <table:table-cell table:style-name="ce3" office:value-type="date" office:date-value="2014-01-14">
            <text:p>14/01/14</text:p>
          </table:table-cell>
          <table:table-cell office:value-type="string">
            <text:p>AAM-10-2014-T4</text:p>
          </table:table-cell>
          <table:table-cell office:value-type="string">
            <text:p>VZA-53C</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4-01-14">
            <text:p>14/01/14</text:p>
          </table:table-cell>
          <table:table-cell office:value-type="string">
            <text:p>AAM-06-2014-ATI-20</text:p>
          </table:table-cell>
          <table:table-cell office:value-type="string">
            <text:p>ATI-20</text:p>
          </table:table-cell>
          <table:table-cell office:value-type="string">
            <text:p>NO PRENDE</text:p>
          </table:table-cell>
          <table:table-cell office:value-type="string">
            <text:p>SUMOTO S.A.</text:p>
          </table:table-cell>
          <table:table-cell table:number-columns-repeated="1019"/>
        </table:table-row>
        <table:table-row table:style-name="ro4">
          <table:table-cell table:style-name="ce3" office:value-type="date" office:date-value="2014-01-14">
            <text:p>14/01/14</text:p>
          </table:table-cell>
          <table:table-cell office:value-type="string">
            <text:p>AAM-02-2014-T1</text:p>
          </table:table-cell>
          <table:table-cell office:value-type="string">
            <text:p>SPK-307</text:p>
          </table:table-cell>
          <table:table-cell office:value-type="string">
            <text:p>CORREGIR POR GARANTIA (CORRECTIVO FRENO DE AHOGO, SE AHISLA) Y CAMBIO MANGUERA DE AIRE CERCA A LA BASE DE LA BETERIA</text:p>
          </table:table-cell>
          <table:table-cell office:value-type="string">
            <text:p>AUTOPACIFICO</text:p>
          </table:table-cell>
          <table:table-cell office:value-type="string">
            <text:p>VALOR TOTAL COTIZACION $151.928</text:p>
          </table:table-cell>
          <table:table-cell table:number-columns-repeated="1018"/>
        </table:table-row>
        <table:table-row table:style-name="ro3">
          <table:table-cell table:style-name="ce3" office:value-type="date" office:date-value="2014-01-14">
            <text:p>14/01/14</text:p>
          </table:table-cell>
          <table:table-cell office:value-type="string">
            <text:p>AAM-03-2014-T1</text:p>
          </table:table-cell>
          <table:table-cell office:value-type="string">
            <text:p>SPK-307</text:p>
          </table:table-cell>
          <table:table-cell office:value-type="string">
            <text:p>EL PLANCHON SE CAE (REVISAR GATOS LATERALES) POR GARANTIA </text:p>
          </table:table-cell>
          <table:table-cell office:value-type="string">
            <text:p>REHIMAC </text:p>
          </table:table-cell>
          <table:table-cell office:value-type="string">
            <text:p>001-CV-001627</text:p>
            <text:p>001-CV-001629</text:p>
          </table:table-cell>
          <table:table-cell table:number-columns-repeated="1018"/>
        </table:table-row>
        <table:table-row table:style-name="ro3">
          <table:table-cell table:style-name="ce3" office:value-type="date" office:date-value="2014-01-14">
            <text:p>14/01/14</text:p>
          </table:table-cell>
          <table:table-cell office:value-type="string">
            <text:p>AAM-04-2014-T1</text:p>
          </table:table-cell>
          <table:table-cell office:value-type="string">
            <text:p>SPK-307</text:p>
          </table:table-cell>
          <table:table-cell office:value-type="string">
            <text:p>REVISION BALIZA</text:p>
          </table:table-cell>
          <table:table-cell office:value-type="string">
            <text:p>TECNOLOGIA CONTRA INCENDIO </text:p>
          </table:table-cell>
          <table:table-cell table:number-columns-repeated="1019"/>
        </table:table-row>
        <table:table-row table:style-name="ro3">
          <table:table-cell table:style-name="ce3" office:value-type="date" office:date-value="2014-01-14">
            <text:p>14/01/14</text:p>
          </table:table-cell>
          <table:table-cell office:value-type="string">
            <text:p>MP-23-2014</text:p>
          </table:table-cell>
          <table:table-cell office:value-type="string">
            <text:p>DDA-282</text:p>
          </table:table-cell>
          <table:table-cell office:value-type="string">
            <text:p>DESPINCHAR LLANTA TRASERA DERECHA </text:p>
          </table:table-cell>
          <table:table-cell office:value-type="string">
            <text:p>ESTACION LAS PALMERAS</text:p>
          </table:table-cell>
          <table:table-cell table:number-columns-repeated="1019"/>
        </table:table-row>
        <table:table-row table:style-name="ro4">
          <table:table-cell table:style-name="ce3" office:value-type="date" office:date-value="2014-01-15">
            <text:p>15/01/14</text:p>
          </table:table-cell>
          <table:table-cell office:value-type="string">
            <text:p>AAM-11-2014-T4</text:p>
          </table:table-cell>
          <table:table-cell office:value-type="string">
            <text:p>KEX-384</text:p>
          </table:table-cell>
          <table:table-cell office:value-type="string">
            <text:p>CORREGIR RUIDO ANORMAL DEL AIRE ACONDICIONADO PARTE INTERNA DE LA AMBULANCIA (ESTA DEFICIENTE) POR GARANTIA </text:p>
          </table:table-cell>
          <table:table-cell office:value-type="string">
            <text:p>ALISTAMIENTOS OCAMPO</text:p>
          </table:table-cell>
          <table:table-cell table:number-columns-repeated="1019"/>
        </table:table-row>
        <table:table-row table:style-name="ro3">
          <table:table-cell table:style-name="ce3" office:value-type="date" office:date-value="2014-01-15">
            <text:p>15/01/14</text:p>
          </table:table-cell>
          <table:table-cell office:value-type="string">
            <text:p>MTTO-24-2014</text:p>
          </table:table-cell>
          <table:table-cell office:value-type="string">
            <text:p>USE-822</text:p>
          </table:table-cell>
          <table:table-cell office:value-type="string">
            <text:p>DESPINCHAR LLANTA TRASERA INTERNA DERECHA</text:p>
          </table:table-cell>
          <table:table-cell office:value-type="string">
            <text:p>ESTACION LAS PALMERAS</text:p>
          </table:table-cell>
          <table:table-cell table:number-columns-repeated="1019"/>
        </table:table-row>
        <table:table-row table:style-name="ro3">
          <table:table-cell table:style-name="ce3" office:value-type="date" office:date-value="2014-01-15">
            <text:p>15/01/14</text:p>
          </table:table-cell>
          <table:table-cell office:value-type="string">
            <text:p>AAM-06-2014-T5</text:p>
          </table:table-cell>
          <table:table-cell office:value-type="string">
            <text:p>KEW-953</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3">
          <table:table-cell table:style-name="ce3" office:value-type="date" office:date-value="2014-01-15">
            <text:p>15/01/14</text:p>
          </table:table-cell>
          <table:table-cell office:value-type="string">
            <text:p>MTTO-25-2014</text:p>
          </table:table-cell>
          <table:table-cell office:value-type="string">
            <text:p>USE-726</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6">
          <table:table-cell table:style-name="ce3" office:value-type="date" office:date-value="2014-01-16">
            <text:p>16/01/14</text:p>
          </table:table-cell>
          <table:table-cell office:value-type="string">
            <text:p>AAM-008-2014-T2</text:p>
          </table:table-cell>
          <table:table-cell office:value-type="string">
            <text:p>SPK-180</text:p>
          </table:table-cell>
          <table:table-cell office:value-type="string">
            <text:p>SE ESTA PELANDO EL WINCHE</text:p>
          </table:table-cell>
          <table:table-cell office:value-type="string">
            <text:p>REHIMAC </text:p>
          </table:table-cell>
          <table:table-cell office:value-type="string">
            <text:p>001-CV-001631</text:p>
          </table:table-cell>
          <table:table-cell table:number-columns-repeated="1018"/>
        </table:table-row>
        <table:table-row table:style-name="ro4">
          <table:table-cell table:style-name="ce3" office:value-type="date" office:date-value="2014-01-16">
            <text:p>16/01/14</text:p>
          </table:table-cell>
          <table:table-cell office:value-type="string">
            <text:p>AAM-009-2014-T2</text:p>
          </table:table-cell>
          <table:table-cell office:value-type="string">
            <text:p>SPK-180</text:p>
          </table:table-cell>
          <table:table-cell office:value-type="string">
            <text:p>INSTALACION DE LLANTA DE SEGUNDA SUMINISTRADA POR ALMACEN DEL CCO (INCLUYE MONTAJE Y BALANCEO)</text:p>
          </table:table-cell>
          <table:table-cell office:value-type="string">
            <text:p>COEXITO-OSCAR GARCIA </text:p>
          </table:table-cell>
          <table:table-cell table:number-columns-repeated="1019"/>
        </table:table-row>
        <table:table-row table:style-name="ro6">
          <table:table-cell table:style-name="ce3" office:value-type="date" office:date-value="2014-01-16">
            <text:p>16/01/14</text:p>
          </table:table-cell>
          <table:table-cell office:value-type="string">
            <text:p>AAM-07-2014-T6</text:p>
          </table:table-cell>
          <table:table-cell office:value-type="string">
            <text:p>OQG-85B</text:p>
          </table:table-cell>
          <table:table-cell office:value-type="string">
            <text:p>RUTINA</text:p>
          </table:table-cell>
          <table:table-cell office:value-type="string">
            <text:p>SUMOTO S.A.</text:p>
          </table:table-cell>
          <table:table-cell table:number-columns-repeated="1019"/>
        </table:table-row>
        <table:table-row table:style-name="ro8">
          <table:table-cell table:style-name="ce3" office:value-type="date" office:date-value="2014-01-16">
            <text:p>16/01/14</text:p>
          </table:table-cell>
          <table:table-cell office:value-type="string">
            <text:p>MP-26-2014</text:p>
          </table:table-cell>
          <table:table-cell office:value-type="string">
            <text:p>DDA-282</text:p>
          </table:table-cell>
          <table:table-cell office:value-type="string">
            <text:p>INSTALACION DE 2 LLANTAS NUEVAS REF: P235/75R15 PARTE TRASERA, SUMINISTRADAS POR ALMACEN DEL CCO (INCLUYE MONTAJE, BALANCEO Y MARCACION), SEGUN ORDEN DE COMPRA 028-13</text:p>
          </table:table-cell>
          <table:table-cell office:value-type="string">
            <text:p>CAR &amp; CO</text:p>
          </table:table-cell>
          <table:table-cell table:number-columns-repeated="1019"/>
        </table:table-row>
        <table:table-row table:style-name="ro4">
          <table:table-cell table:style-name="ce3" office:value-type="date" office:date-value="2014-01-16">
            <text:p>16/01/14</text:p>
          </table:table-cell>
          <table:table-cell office:value-type="string">
            <text:p>MP-27-2014</text:p>
          </table:table-cell>
          <table:table-cell office:value-type="string">
            <text:p>DDA-282</text:p>
          </table:table-cell>
          <table:table-cell office:value-type="string">
            <text:p>MANTENIMIENTO CHAPAS PUERTAS LATERALES Y TRASERAS, CAMBIO SEGURO DE LA PUERTA TRASERA Y CAMBIO DE BISAGRAS DE ASIENTOS</text:p>
          </table:table-cell>
          <table:table-cell office:value-type="string">
            <text:p>VIDRIOS Y ACCESORIOS </text:p>
          </table:table-cell>
          <table:table-cell office:value-type="float" office:value="22524">
            <text:p>22524</text:p>
          </table:table-cell>
          <table:table-cell table:number-columns-repeated="1018"/>
        </table:table-row>
        <table:table-row table:style-name="ro6">
          <table:table-cell table:style-name="ce3" office:value-type="date" office:date-value="2014-01-16">
            <text:p>16/01/14</text:p>
          </table:table-cell>
          <table:table-cell office:value-type="string">
            <text:p>MTTO-28-2014</text:p>
          </table:table-cell>
          <table:table-cell office:value-type="string">
            <text:p>MINICARGADOR 236B</text:p>
          </table:table-cell>
          <table:table-cell office:value-type="string">
            <text:p>MANTENIMIENTO ALTERNADOR <text:s text:c="2"/></text:p>
          </table:table-cell>
          <table:table-cell office:value-type="string">
            <text:p>RENZO NIETO </text:p>
          </table:table-cell>
          <table:table-cell office:value-type="float" office:value="840">
            <text:p>840</text:p>
          </table:table-cell>
          <table:table-cell table:number-columns-repeated="1018"/>
        </table:table-row>
        <table:table-row table:style-name="ro3">
          <table:table-cell table:style-name="ce3" office:value-type="date" office:date-value="2014-01-16">
            <text:p>16/01/14</text:p>
          </table:table-cell>
          <table:table-cell office:value-type="string">
            <text:p>AAM-06-2014-T1</text:p>
          </table:table-cell>
          <table:table-cell office:value-type="string">
            <text:p>SPK-307</text:p>
          </table:table-cell>
          <table:table-cell office:value-type="string">
            <text:p>REPARACION CARGADOR PORTATIL MARCA PROSERIES POR GARANTIA </text:p>
          </table:table-cell>
          <table:table-cell office:value-type="string">
            <text:p>FRENO PARTES</text:p>
          </table:table-cell>
          <table:table-cell office:value-type="float" office:value="104">
            <text:p>104</text:p>
          </table:table-cell>
          <table:table-cell table:number-columns-repeated="1018"/>
        </table:table-row>
        <table:table-row table:style-name="ro4">
          <table:table-cell table:style-name="ce3" office:value-type="date" office:date-value="2014-01-17">
            <text:p>17/01/14</text:p>
          </table:table-cell>
          <table:table-cell office:value-type="string">
            <text:p>AAM-01-2014-PJ</text:p>
          </table:table-cell>
          <table:table-cell office:value-type="string">
            <text:p>DDA-222</text:p>
          </table:table-cell>
          <table:table-cell office:value-type="string">
            <text:p>CAMBIO MANGUERA TUBO DE LA BOMBA DE VACIO DEL ALTERNADOR </text:p>
          </table:table-cell>
          <table:table-cell office:value-type="string">
            <text:p>AUTOPACIFICO</text:p>
          </table:table-cell>
          <table:table-cell office:value-type="string">
            <text:p>VALOR TOTAL COTIZACION $82.360</text:p>
          </table:table-cell>
          <table:table-cell table:number-columns-repeated="1018"/>
        </table:table-row>
        <table:table-row table:style-name="ro4">
          <table:table-cell table:style-name="ce3" office:value-type="date" office:date-value="2014-01-18">
            <text:p>18/01/14</text:p>
          </table:table-cell>
          <table:table-cell office:value-type="string">
            <text:p>AAM-09-2014-T6</text:p>
          </table:table-cell>
          <table:table-cell office:value-type="string">
            <text:p>OQG-83B</text:p>
          </table:table-cell>
          <table:table-cell office:value-type="string">
            <text:p>RUTINA Y REVISAR SISTEMA DE CARGA POR GARANTIA (SE HA ENVIADO LA MOTO EN 4 OPORTUNIDADES POR ESTE MISMO PROBLEMA)</text:p>
          </table:table-cell>
          <table:table-cell office:value-type="string">
            <text:p>SUMOTO S.A.</text:p>
          </table:table-cell>
          <table:table-cell table:number-columns-repeated="1019"/>
        </table:table-row>
        <table:table-row table:style-name="ro3">
          <table:table-cell table:style-name="ce3" office:value-type="date" office:date-value="2014-01-18">
            <text:p>18/01/14</text:p>
          </table:table-cell>
          <table:table-cell office:value-type="string">
            <text:p>AAM-010-2014-T2</text:p>
          </table:table-cell>
          <table:table-cell office:value-type="string">
            <text:p>SXY-299</text:p>
          </table:table-cell>
          <table:table-cell office:value-type="string">
            <text:p>REVISAR SISTEMA DE CARGA </text:p>
          </table:table-cell>
          <table:table-cell office:value-type="string">
            <text:p>COEXITO-OSCAR GARCIA </text:p>
          </table:table-cell>
          <table:table-cell office:value-type="float" office:value="2150038">
            <text:p>2150038</text:p>
          </table:table-cell>
          <table:table-cell table:number-columns-repeated="1018"/>
        </table:table-row>
        <table:table-row table:style-name="ro6">
          <table:table-cell table:style-name="ce3" office:value-type="date" office:date-value="2014-01-18">
            <text:p>18/01/14</text:p>
          </table:table-cell>
          <table:table-cell office:value-type="string">
            <text:p>MTTO-36-2014</text:p>
          </table:table-cell>
          <table:table-cell office:value-type="string">
            <text:p>RETRO 420E</text:p>
          </table:table-cell>
          <table:table-cell office:value-type="string">
            <text:p>INSTALACION CALZAS Y DIENTES DEL VALDE</text:p>
          </table:table-cell>
          <table:table-cell office:value-type="string">
            <text:p>REHIMAC </text:p>
          </table:table-cell>
          <table:table-cell office:value-type="string">
            <text:p>001-CV-001625</text:p>
          </table:table-cell>
          <table:table-cell table:number-columns-repeated="1018"/>
        </table:table-row>
        <table:table-row table:style-name="ro3">
          <table:table-cell table:style-name="ce3" office:value-type="date" office:date-value="2014-01-20">
            <text:p>20/01/14</text:p>
          </table:table-cell>
          <table:table-cell office:value-type="string">
            <text:p>AAM-08-2014-ATI-16</text:p>
          </table:table-cell>
          <table:table-cell office:value-type="string">
            <text:p>ATI-16</text:p>
          </table:table-cell>
          <table:table-cell office:value-type="string">
            <text:p>RUTINA Y REVISAR SISTEMA DE ENCENDIDO</text:p>
          </table:table-cell>
          <table:table-cell office:value-type="string">
            <text:p>SUMOTO S.A.</text:p>
          </table:table-cell>
          <table:table-cell table:number-columns-repeated="1019"/>
        </table:table-row>
        <table:table-row table:style-name="ro3">
          <table:table-cell table:style-name="ce3" office:value-type="date" office:date-value="2014-01-20">
            <text:p>20/01/14</text:p>
          </table:table-cell>
          <table:table-cell office:value-type="string">
            <text:p>AAM-10-2014-T6</text:p>
          </table:table-cell>
          <table:table-cell office:value-type="string">
            <text:p>SQW-850</text:p>
          </table:table-cell>
          <table:table-cell office:value-type="string">
            <text:p>ADAPTACION DE 25 MTS DE MANGUERA INFLALLANTAS CON ACCESORIOS </text:p>
          </table:table-cell>
          <table:table-cell office:value-type="string">
            <text:p>FRENO PARTES</text:p>
          </table:table-cell>
          <table:table-cell office:value-type="string">
            <text:p>C230</text:p>
          </table:table-cell>
          <table:table-cell table:number-columns-repeated="1018"/>
        </table:table-row>
        <table:table-row table:style-name="ro6">
          <table:table-cell table:style-name="ce3" office:value-type="date" office:date-value="2014-01-20">
            <text:p>20/01/14</text:p>
          </table:table-cell>
          <table:table-cell office:value-type="string">
            <text:p>AAM-13-2014-T4</text:p>
          </table:table-cell>
          <table:table-cell office:value-type="string">
            <text:p>DDC-552</text:p>
          </table:table-cell>
          <table:table-cell office:value-type="string">
            <text:p>REVISION ALTERNADOR </text:p>
          </table:table-cell>
          <table:table-cell office:value-type="string">
            <text:p>RENZO NIETO </text:p>
          </table:table-cell>
          <table:table-cell office:value-type="float" office:value="843">
            <text:p>843</text:p>
          </table:table-cell>
          <table:table-cell table:number-columns-repeated="1018"/>
        </table:table-row>
        <table:table-row table:style-name="ro3">
          <table:table-cell table:style-name="ce3" office:value-type="date" office:date-value="2014-01-20">
            <text:p>20/01/14</text:p>
          </table:table-cell>
          <table:table-cell office:value-type="string">
            <text:p>AAM-012-2014-T2</text:p>
          </table:table-cell>
          <table:table-cell office:value-type="string">
            <text:p>EYB-67C</text:p>
          </table:table-cell>
          <table:table-cell office:value-type="string">
            <text:p>RUTINA, REVISION LUCES TABLERO Y VERIFICAR FUGA TAPA SUPERIOR DEL MOTOR </text:p>
          </table:table-cell>
          <table:table-cell office:value-type="string">
            <text:p>SUMOTO S.A.</text:p>
          </table:table-cell>
          <table:table-cell table:number-columns-repeated="1019"/>
        </table:table-row>
        <table:table-row table:style-name="ro3">
          <table:table-cell table:style-name="ce3" office:value-type="date" office:date-value="2014-01-20">
            <text:p>20/01/14</text:p>
          </table:table-cell>
          <table:table-cell office:value-type="string">
            <text:p>AAM-013-2014-T2</text:p>
          </table:table-cell>
          <table:table-cell office:value-type="string">
            <text:p>KEX-381</text:p>
          </table:table-cell>
          <table:table-cell office:value-type="string">
            <text:p>REVISION EMBRAGUE <text:s text:c="2"/></text:p>
          </table:table-cell>
          <table:table-cell office:value-type="string">
            <text:p>NACIONAL DE EMBRAGUES S.A.S</text:p>
          </table:table-cell>
          <table:table-cell office:value-type="float" office:value="578">
            <text:p>578</text:p>
          </table:table-cell>
          <table:table-cell table:number-columns-repeated="1018"/>
        </table:table-row>
        <table:table-row table:style-name="ro6">
          <table:table-cell table:style-name="ce3" office:value-type="date" office:date-value="2014-01-20">
            <text:p>20/01/14</text:p>
          </table:table-cell>
          <table:table-cell office:value-type="string">
            <text:p>AAM-13-2014-T8</text:p>
          </table:table-cell>
          <table:table-cell office:value-type="string">
            <text:p>VZR-67C</text:p>
          </table:table-cell>
          <table:table-cell office:value-type="string">
            <text:p>REVISION DE LOS 1.000 KMS</text:p>
          </table:table-cell>
          <table:table-cell office:value-type="string">
            <text:p>SUMOTO S.A.</text:p>
          </table:table-cell>
          <table:table-cell table:number-columns-repeated="1019"/>
        </table:table-row>
        <table:table-row table:style-name="ro4">
          <table:table-cell table:style-name="ce3" office:value-type="date" office:date-value="2014-01-20">
            <text:p>20/01/14</text:p>
          </table:table-cell>
          <table:table-cell office:value-type="string">
            <text:p>AAM-11-2014-T6</text:p>
          </table:table-cell>
          <table:table-cell office:value-type="string">
            <text:p>DDB-883</text:p>
          </table:table-cell>
          <table:table-cell office:value-type="string">
            <text:p>REVISION SISTEMA DE AIRE ACONDICIONADO POR GARANTIA (ESTA DEFICIENTE), SEGUN ORDEN AAM-04-2014-T6</text:p>
          </table:table-cell>
          <table:table-cell office:value-type="string">
            <text:p>ALISTAMIENTOS OCAMPO</text:p>
          </table:table-cell>
          <table:table-cell office:value-type="float" office:value="570">
            <text:p>570</text:p>
          </table:table-cell>
          <table:table-cell table:number-columns-repeated="1018"/>
        </table:table-row>
        <table:table-row table:style-name="ro3">
          <table:table-cell table:style-name="ce3" office:value-type="date" office:date-value="2014-01-21">
            <text:p>21/01/14</text:p>
          </table:table-cell>
          <table:table-cell office:value-type="string">
            <text:p>MTTO-41-2014</text:p>
          </table:table-cell>
          <table:table-cell office:value-type="string">
            <text:p>USE-726</text:p>
          </table:table-cell>
          <table:table-cell office:value-type="string">
            <text:p>REVISION TREN DELANTERO (CAMBIO DE SPLINDER)</text:p>
          </table:table-cell>
          <table:table-cell office:value-type="string">
            <text:p>FRENO PARTES</text:p>
          </table:table-cell>
          <table:table-cell office:value-type="string">
            <text:p>C229</text:p>
          </table:table-cell>
          <table:table-cell table:number-columns-repeated="1018"/>
        </table:table-row>
        <table:table-row table:style-name="ro5">
          <table:table-cell table:style-name="ce3" office:value-type="date" office:date-value="2014-01-21">
            <text:p>21/01/14</text:p>
          </table:table-cell>
          <table:table-cell office:value-type="string">
            <text:p>AAM-09-2014-ATI-12</text:p>
          </table:table-cell>
          <table:table-cell office:value-type="string">
            <text:p>ATI-12</text:p>
          </table:table-cell>
          <table:table-cell office:value-type="string">
            <text:p>RUTINA, INSTALACION INTERRUPTOR DE ENCENDIDO, SINCRONIZACION CARBURADOR, REVISION FRENO DELANTERO Y REVISAR SISTEMA CABLEADO Y BUJIAS</text:p>
          </table:table-cell>
          <table:table-cell office:value-type="string">
            <text:p>SUMOTO S.A.</text:p>
          </table:table-cell>
          <table:table-cell table:number-columns-repeated="1019"/>
        </table:table-row>
        <table:table-row table:style-name="ro3">
          <table:table-cell table:style-name="ce3" office:value-type="date" office:date-value="2014-01-21">
            <text:p>21/01/14</text:p>
          </table:table-cell>
          <table:table-cell office:value-type="string">
            <text:p>MTTO-43-2014</text:p>
          </table:table-cell>
          <table:table-cell office:value-type="string">
            <text:p>REMOLQUE DE TACHAS </text:p>
          </table:table-cell>
          <table:table-cell office:value-type="string">
            <text:p>DAÑO EN PUERTA TRASERA POR DESPRENDIEMIENTO DE BOLA DEL TIRO</text:p>
          </table:table-cell>
          <table:table-cell office:value-type="string">
            <text:p>INDUSTRIAS AGROSOTO</text:p>
          </table:table-cell>
          <table:table-cell office:value-type="float" office:value="134">
            <text:p>134</text:p>
          </table:table-cell>
          <table:table-cell table:number-columns-repeated="1018"/>
        </table:table-row>
        <table:table-row table:style-name="ro6">
          <table:table-cell table:style-name="ce3" office:value-type="date" office:date-value="2014-01-21">
            <text:p>21/01/14</text:p>
          </table:table-cell>
          <table:table-cell office:value-type="string">
            <text:p>AAM-14-2014-T8</text:p>
          </table:table-cell>
          <table:table-cell office:value-type="string">
            <text:p>OQG-86B</text:p>
          </table:table-cell>
          <table:table-cell office:value-type="string">
            <text:p>RUTINA Y GUAYA DE ACELERACION ESTA DURA </text:p>
          </table:table-cell>
          <table:table-cell office:value-type="string">
            <text:p>SUMOTO S.A.</text:p>
          </table:table-cell>
          <table:table-cell table:number-columns-repeated="1019"/>
        </table:table-row>
        <table:table-row table:style-name="ro4">
          <table:table-cell table:style-name="ce3" office:value-type="date" office:date-value="2014-01-21">
            <text:p>21/01/14</text:p>
          </table:table-cell>
          <table:table-cell office:value-type="string">
            <text:p>AAM-15-2014-T8</text:p>
          </table:table-cell>
          <table:table-cell office:value-type="string">
            <text:p>KIH-74B</text:p>
          </table:table-cell>
          <table:table-cell office:value-type="string">
            <text:p>SINCRONIZACION (REVISAR BUJIAS, CARBURADOR, VALVULAS Y CAPUCHONES YA QUE SE ESTAN SAFANDO)</text:p>
          </table:table-cell>
          <table:table-cell office:value-type="string">
            <text:p>SUMOTO S.A.</text:p>
          </table:table-cell>
          <table:table-cell table:number-columns-repeated="1019"/>
        </table:table-row>
        <table:table-row table:style-name="ro5">
          <table:table-cell table:style-name="ce3" office:value-type="date" office:date-value="2014-01-21">
            <text:p>21/01/14</text:p>
          </table:table-cell>
          <table:table-cell office:value-type="string">
            <text:p>AAM-08-2014-T5</text:p>
          </table:table-cell>
          <table:table-cell office:value-type="string">
            <text:p>SPK-179</text:p>
          </table:table-cell>
          <table:table-cell office:value-type="string">
            <text:p>INSTALACION LLANTA DE SEGUNDA 215/75R17.5 FIRESTONE SUMINISTRADA POR ALMACEN DEL CCO (INCLUYE MONTAJE Y BALANCEO), EN RUEDA DELANTERA IZQUIERDA</text:p>
          </table:table-cell>
          <table:table-cell office:value-type="string">
            <text:p>COEXITO-OSCAR GARCIA </text:p>
          </table:table-cell>
          <table:table-cell table:number-columns-repeated="1019"/>
        </table:table-row>
        <table:table-row table:style-name="ro4">
          <table:table-cell table:style-name="ce3" office:value-type="date" office:date-value="2014-01-21">
            <text:p>21/01/14</text:p>
          </table:table-cell>
          <table:table-cell office:value-type="string">
            <text:p>MTTO-45-2014</text:p>
          </table:table-cell>
          <table:table-cell office:value-type="string">
            <text:p>RADIOS PORTATIL MOTOROLA DTR620</text:p>
          </table:table-cell>
          <table:table-cell office:value-type="string">
            <text:p>REVISION POR GARANTIA DE 2 RADIOS PORTATIL MOTOROLA DTR620 (SE INTERCOMUNICAN A UNA DISTANCIA NO SUPERIOR A LOS 300 MTS)</text:p>
          </table:table-cell>
          <table:table-cell office:value-type="string">
            <text:p>ISEC</text:p>
          </table:table-cell>
          <table:table-cell table:number-columns-repeated="1019"/>
        </table:table-row>
        <table:table-row table:style-name="ro6">
          <table:table-cell table:style-name="ce3" office:value-type="date" office:date-value="2014-01-21">
            <text:p>21/01/14</text:p>
          </table:table-cell>
          <table:table-cell office:value-type="string">
            <text:p>AAM-03-2014-GP </text:p>
          </table:table-cell>
          <table:table-cell office:value-type="string">
            <text:p>DDA-016</text:p>
          </table:table-cell>
          <table:table-cell office:value-type="string">
            <text:p>TAPIZAR ASIENTO CONDUCTOR</text:p>
          </table:table-cell>
          <table:table-cell office:value-type="string">
            <text:p>TAPIZADOS Y LUJOS</text:p>
          </table:table-cell>
          <table:table-cell office:value-type="float" office:value="220">
            <text:p>220</text:p>
          </table:table-cell>
          <table:table-cell table:number-columns-repeated="1018"/>
        </table:table-row>
        <table:table-row table:style-name="ro4">
          <table:table-cell table:style-name="ce3" office:value-type="date" office:date-value="2014-01-21">
            <text:p>21/01/14</text:p>
          </table:table-cell>
          <table:table-cell office:value-type="string">
            <text:p>MP-47-2014</text:p>
          </table:table-cell>
          <table:table-cell office:value-type="string">
            <text:p>DDA-282</text:p>
          </table:table-cell>
          <table:table-cell office:value-type="string">
            <text:p>INSTALACION LLANTA DE SEGUNDA 225 RIN 15 SUMINISTRADA POR ALMACEN DEL CCO (INCLUYE MONTAJE Y BALANCEO)</text:p>
          </table:table-cell>
          <table:table-cell office:value-type="string">
            <text:p>COEXITO-OSCAR GARCIA </text:p>
          </table:table-cell>
          <table:table-cell table:number-columns-repeated="1019"/>
        </table:table-row>
        <table:table-row table:style-name="ro3">
          <table:table-cell table:style-name="ce3" office:value-type="date" office:date-value="2014-01-22">
            <text:p>22/01/14</text:p>
          </table:table-cell>
          <table:table-cell office:value-type="string">
            <text:p>AAM-13-2014-T6</text:p>
          </table:table-cell>
          <table:table-cell office:value-type="string">
            <text:p>SQW-850</text:p>
          </table:table-cell>
          <table:table-cell office:value-type="string">
            <text:p>CAMBIO RACOR, REUBICAR MANGUERAS TRASERAS Y SUAVIZAR SISTEMA </text:p>
          </table:table-cell>
          <table:table-cell office:value-type="string">
            <text:p>REHIMAC </text:p>
          </table:table-cell>
          <table:table-cell office:value-type="string">
            <text:p>001-CV-001628</text:p>
          </table:table-cell>
          <table:table-cell table:number-columns-repeated="1018"/>
        </table:table-row>
        <table:table-row table:style-name="ro6">
          <table:table-cell table:style-name="ce3" office:value-type="date" office:date-value="2014-01-22">
            <text:p>22/01/14</text:p>
          </table:table-cell>
          <table:table-cell office:value-type="string">
            <text:p>MTTO-50-2014</text:p>
          </table:table-cell>
          <table:table-cell office:value-type="string">
            <text:p>SMI-082</text:p>
          </table:table-cell>
          <table:table-cell office:value-type="string">
            <text:p>SOLDAR TANQUE DE COMBUSTIBLE </text:p>
          </table:table-cell>
          <table:table-cell office:value-type="string">
            <text:p>TECNIMARCANT</text:p>
          </table:table-cell>
          <table:table-cell table:number-columns-repeated="1019"/>
        </table:table-row>
        <table:table-row table:style-name="ro3">
          <table:table-cell table:style-name="ce3" office:value-type="date" office:date-value="2014-01-23">
            <text:p>23/01/14</text:p>
          </table:table-cell>
          <table:table-cell office:value-type="string">
            <text:p>AAM-16-2014-T4</text:p>
          </table:table-cell>
          <table:table-cell office:value-type="string">
            <text:p>VZA-54C</text:p>
          </table:table-cell>
          <table:table-cell office:value-type="string">
            <text:p>RUTINA Y SUMINISTRO E INSTALACION LLANTA TRASERA </text:p>
          </table:table-cell>
          <table:table-cell office:value-type="string">
            <text:p>SUMOTO S.A.</text:p>
          </table:table-cell>
          <table:table-cell table:number-columns-repeated="1019"/>
        </table:table-row>
        <table:table-row table:style-name="ro3">
          <table:table-cell table:style-name="ce3" office:value-type="date" office:date-value="2014-01-23">
            <text:p>23/01/14</text:p>
          </table:table-cell>
          <table:table-cell office:value-type="string">
            <text:p>MP-53-2014</text:p>
          </table:table-cell>
          <table:table-cell office:value-type="string">
            <text:p>DDA-282</text:p>
          </table:table-cell>
          <table:table-cell office:value-type="string">
            <text:p>ALINEACION DIRECCION, BALANCEO RUEDAS DELANTERAS Y MARCACION</text:p>
          </table:table-cell>
          <table:table-cell office:value-type="string">
            <text:p>LLANTAS LA ESTACION</text:p>
          </table:table-cell>
          <table:table-cell office:value-type="float" office:value="217">
            <text:p>217</text:p>
          </table:table-cell>
          <table:table-cell table:number-columns-repeated="1018"/>
        </table:table-row>
        <table:table-row table:style-name="ro3">
          <table:table-cell table:style-name="ce3" office:value-type="date" office:date-value="2014-01-23">
            <text:p>23/01/14</text:p>
          </table:table-cell>
          <table:table-cell office:value-type="string">
            <text:p>MTTO-56-2014</text:p>
          </table:table-cell>
          <table:table-cell office:value-type="string">
            <text:p>DDA-206</text:p>
          </table:table-cell>
          <table:table-cell office:value-type="string">
            <text:p>REVISAR BANDAS <text:s text:c="2"/></text:p>
          </table:table-cell>
          <table:table-cell office:value-type="string">
            <text:p>MUELLES Y FRENOS PALMIRA</text:p>
          </table:table-cell>
          <table:table-cell office:value-type="float" office:value="42">
            <text:p>42</text:p>
          </table:table-cell>
          <table:table-cell table:number-columns-repeated="1018"/>
        </table:table-row>
        <table:table-row table:style-name="ro3">
          <table:table-cell table:style-name="ce3" office:value-type="date" office:date-value="2014-01-23">
            <text:p>23/01/14</text:p>
          </table:table-cell>
          <table:table-cell office:value-type="string">
            <text:p>MTTO-57-2014</text:p>
          </table:table-cell>
          <table:table-cell office:value-type="string">
            <text:p>USA-339</text:p>
          </table:table-cell>
          <table:table-cell office:value-type="string">
            <text:p>DESPINCHAR LLANTA DELANTERA IZQUIERDA</text:p>
          </table:table-cell>
          <table:table-cell office:value-type="string">
            <text:p>COEXITO-OSCAR GARCIA </text:p>
          </table:table-cell>
          <table:table-cell table:number-columns-repeated="1019"/>
        </table:table-row>
        <table:table-row table:style-name="ro3">
          <table:table-cell table:style-name="ce3" office:value-type="date" office:date-value="2014-01-24">
            <text:p>24/01/14</text:p>
          </table:table-cell>
          <table:table-cell office:value-type="string">
            <text:p>AAM-04-2014-GP</text:p>
          </table:table-cell>
          <table:table-cell office:value-type="string">
            <text:p>CJK-060</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1-24">
            <text:p>24/01/14</text:p>
          </table:table-cell>
          <table:table-cell office:value-type="string">
            <text:p>AAM-11-2014-ATI-16</text:p>
          </table:table-cell>
          <table:table-cell office:value-type="string">
            <text:p>ATI-16</text:p>
          </table:table-cell>
          <table:table-cell office:value-type="string">
            <text:p>SUMINISTRO E INSTALACION LLANTA DELANTERA</text:p>
          </table:table-cell>
          <table:table-cell office:value-type="string">
            <text:p>SUMOTO S.A.</text:p>
          </table:table-cell>
          <table:table-cell table:number-columns-repeated="1019"/>
        </table:table-row>
        <table:table-row table:style-name="ro6">
          <table:table-cell table:style-name="ce3" office:value-type="date" office:date-value="2014-01-24">
            <text:p>24/01/14</text:p>
          </table:table-cell>
          <table:table-cell office:value-type="string">
            <text:p>AAM-17-2014-L.B</text:p>
          </table:table-cell>
          <table:table-cell office:value-type="string">
            <text:p>VZR-66C</text:p>
          </table:table-cell>
          <table:table-cell office:value-type="string">
            <text:p>REVISION DE LOS 1.000 KMS</text:p>
          </table:table-cell>
          <table:table-cell office:value-type="string">
            <text:p>SUMOTO S.A.</text:p>
          </table:table-cell>
          <table:table-cell table:number-columns-repeated="1019"/>
        </table:table-row>
        <table:table-row table:style-name="ro3">
          <table:table-cell table:style-name="ce3" office:value-type="date" office:date-value="2014-01-25">
            <text:p>25/01/14</text:p>
          </table:table-cell>
          <table:table-cell office:value-type="string">
            <text:p>AAM-011-2014-T3</text:p>
          </table:table-cell>
          <table:table-cell office:value-type="string">
            <text:p>OQG-88B </text:p>
          </table:table-cell>
          <table:table-cell office:value-type="string">
            <text:p>RUTINA Y SUMINISTRO E INSTALACION LLANTA TRASERA </text:p>
          </table:table-cell>
          <table:table-cell office:value-type="string">
            <text:p>SUMOTO S.A.</text:p>
          </table:table-cell>
          <table:table-cell table:number-columns-repeated="1019"/>
        </table:table-row>
        <table:table-row table:style-name="ro4">
          <table:table-cell table:style-name="ce3" office:value-type="date" office:date-value="2014-01-27">
            <text:p>27/01/14</text:p>
          </table:table-cell>
          <table:table-cell office:value-type="string">
            <text:p>MTTO-59-2014</text:p>
          </table:table-cell>
          <table:table-cell office:value-type="string">
            <text:p>KUK-380</text:p>
          </table:table-cell>
          <table:table-cell office:value-type="string">
            <text:p>MANTENIMIENTO SISTEMA DE REFRIGERACION (CAMBIO DE TERMOSTATO Y ENFOCADOR) Y REVISION AGUJA (SE CAYO)</text:p>
          </table:table-cell>
          <table:table-cell office:value-type="string">
            <text:p>AUTOPACIFICO</text:p>
          </table:table-cell>
          <table:table-cell office:value-type="string">
            <text:p>VALOR TOTAL COTIZACION $211.123</text:p>
          </table:table-cell>
          <table:table-cell table:number-columns-repeated="1018"/>
        </table:table-row>
        <table:table-row table:style-name="ro3">
          <table:table-cell table:style-name="ce3" office:value-type="date" office:date-value="2014-01-27">
            <text:p>27/01/14</text:p>
          </table:table-cell>
          <table:table-cell office:value-type="string">
            <text:p>AAM-17-2014-T4</text:p>
          </table:table-cell>
          <table:table-cell office:value-type="string">
            <text:p>KEX-384</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4-01-27">
            <text:p>27/01/14</text:p>
          </table:table-cell>
          <table:table-cell office:value-type="string">
            <text:p>MTTO-60-2014</text:p>
          </table:table-cell>
          <table:table-cell office:value-type="string">
            <text:p>TROMPO No. 4</text:p>
          </table:table-cell>
          <table:table-cell office:value-type="string">
            <text:p>REVISION MOTOR HONDA GX-390 (SE ESTA FLUCTUANDO Y BOTA HUMO NEGRO)</text:p>
          </table:table-cell>
          <table:table-cell office:value-type="string">
            <text:p>SURTIMOTORES</text:p>
          </table:table-cell>
          <table:table-cell office:value-type="float" office:value="509">
            <text:p>509</text:p>
          </table:table-cell>
          <table:table-cell table:number-columns-repeated="1018"/>
        </table:table-row>
        <table:table-row table:style-name="ro3">
          <table:table-cell table:style-name="ce3" office:value-type="date" office:date-value="2014-01-27">
            <text:p>27/01/14</text:p>
          </table:table-cell>
          <table:table-cell office:value-type="string">
            <text:p>AAM-15-2014-T6</text:p>
          </table:table-cell>
          <table:table-cell office:value-type="string">
            <text:p>USE-393</text:p>
          </table:table-cell>
          <table:table-cell office:value-type="string">
            <text:p>VERIFICAR ESTADO DE NEUMATICO Y PROTECTOR (LLANTA TRASERA EXTERNA IZQUIERDA)</text:p>
          </table:table-cell>
          <table:table-cell office:value-type="string">
            <text:p>COEXITO-OSCAR GARCIA </text:p>
          </table:table-cell>
          <table:table-cell office:value-type="float" office:value="92150110">
            <text:p>92150110</text:p>
          </table:table-cell>
          <table:table-cell table:number-columns-repeated="1018"/>
        </table:table-row>
        <table:table-row table:style-name="ro5">
          <table:table-cell table:style-name="ce3" office:value-type="date" office:date-value="2014-01-27">
            <text:p>27/01/14</text:p>
          </table:table-cell>
          <table:table-cell office:value-type="string">
            <text:p>AAM-18-2014-L.B</text:p>
          </table:table-cell>
          <table:table-cell office:value-type="string">
            <text:p>PLANTA ELECTRICA PEAJE LOBOGUERRERO BUGA</text:p>
          </table:table-cell>
          <table:table-cell office:value-type="string">
            <text:p>REPARACION RADIADOR (CAMBIO PANAL)</text:p>
          </table:table-cell>
          <table:table-cell office:value-type="string">
            <text:p>TECNIMARCANT</text:p>
          </table:table-cell>
          <table:table-cell office:value-type="float" office:value="1335">
            <text:p>1335</text:p>
          </table:table-cell>
          <table:table-cell table:number-columns-repeated="1018"/>
        </table:table-row>
        <table:table-row table:style-name="ro3">
          <table:table-cell table:style-name="ce3" office:value-type="date" office:date-value="2014-01-27">
            <text:p>27/01/14</text:p>
          </table:table-cell>
          <table:table-cell office:value-type="string">
            <text:p>AAM-18-2014-T4</text:p>
          </table:table-cell>
          <table:table-cell office:value-type="string">
            <text:p>DDC-552</text:p>
          </table:table-cell>
          <table:table-cell office:value-type="string">
            <text:p>INSTALACION DE 2 LLANTAS NUEVAS 195/70R15C (INCLUYE BALANCEO Y MARCACION)</text:p>
          </table:table-cell>
          <table:table-cell office:value-type="string">
            <text:p>CAR &amp; CO</text:p>
          </table:table-cell>
          <table:table-cell table:number-columns-repeated="1019"/>
        </table:table-row>
        <table:table-row table:style-name="ro3">
          <table:table-cell table:style-name="ce3" office:value-type="date" office:date-value="2014-01-27">
            <text:p>27/01/14</text:p>
          </table:table-cell>
          <table:table-cell office:value-type="string">
            <text:p>AAM-04-2014-GS</text:p>
          </table:table-cell>
          <table:table-cell office:value-type="string">
            <text:p>CJC-368</text:p>
          </table:table-cell>
          <table:table-cell office:value-type="string">
            <text:p>REPARACION CAJA DE DIRECCION (JUEGO EXCESIVO) Y FUGA GUAYA VELOCIMETRO</text:p>
          </table:table-cell>
          <table:table-cell office:value-type="string">
            <text:p>FRENO PARTES</text:p>
          </table:table-cell>
          <table:table-cell office:value-type="float" office:value="101">
            <text:p>101</text:p>
          </table:table-cell>
          <table:table-cell table:number-columns-repeated="1018"/>
        </table:table-row>
        <table:table-row table:style-name="ro6">
          <table:table-cell table:style-name="ce3" office:value-type="date" office:date-value="2014-01-27">
            <text:p>27/01/14</text:p>
          </table:table-cell>
          <table:table-cell office:value-type="string">
            <text:p>AAM-19-2014-L.B</text:p>
          </table:table-cell>
          <table:table-cell office:value-type="string">
            <text:p>VZR-68C</text:p>
          </table:table-cell>
          <table:table-cell office:value-type="string">
            <text:p>REVISION DE LOS 1.000 KMS</text:p>
          </table:table-cell>
          <table:table-cell office:value-type="string">
            <text:p>SUMOTO S.A.</text:p>
          </table:table-cell>
          <table:table-cell table:number-columns-repeated="1019"/>
        </table:table-row>
        <table:table-row table:style-name="ro4">
          <table:table-cell table:style-name="ce3" office:value-type="date" office:date-value="2014-01-28">
            <text:p>28/01/14</text:p>
          </table:table-cell>
          <table:table-cell office:value-type="string">
            <text:p>AAM-13-2014-ATI-16</text:p>
          </table:table-cell>
          <table:table-cell office:value-type="string">
            <text:p>ATI-16</text:p>
          </table:table-cell>
          <table:table-cell office:value-type="string">
            <text:p>RUTINA, SUMINISTRO E INSTALACION LLANTA DELANTERA Y CORREGIR FUGA POR CARBURADOR </text:p>
          </table:table-cell>
          <table:table-cell office:value-type="string">
            <text:p>SUMOTO S.A.</text:p>
          </table:table-cell>
          <table:table-cell table:number-columns-repeated="1019"/>
        </table:table-row>
        <table:table-row table:style-name="ro4">
          <table:table-cell table:style-name="ce3" office:value-type="date" office:date-value="2014-01-28">
            <text:p>28/01/14</text:p>
          </table:table-cell>
          <table:table-cell office:value-type="string">
            <text:p>AAM-06-2014-GP</text:p>
          </table:table-cell>
          <table:table-cell office:value-type="string">
            <text:p>CJJ-590</text:p>
          </table:table-cell>
          <table:table-cell office:value-type="string">
            <text:p>REVISAR GUAYA DE EMERGENCIA, CORREGIR FUGA DE COMBUSTIBLE MOTOR Y VERIFICAR CUADRE DEL BOMPER TRASERO</text:p>
          </table:table-cell>
          <table:table-cell office:value-type="string">
            <text:p>AUTOPACIFICO</text:p>
          </table:table-cell>
          <table:table-cell office:value-type="string">
            <text:p>VALOR TOTAL COTIZACION $1.346.727</text:p>
          </table:table-cell>
          <table:table-cell table:number-columns-repeated="1018"/>
        </table:table-row>
        <table:table-row table:style-name="ro3">
          <table:table-cell table:style-name="ce3" office:value-type="date" office:date-value="2014-01-28">
            <text:p>28/01/14</text:p>
          </table:table-cell>
          <table:table-cell office:value-type="string">
            <text:p>AAM-07-2014-GP</text:p>
          </table:table-cell>
          <table:table-cell office:value-type="string">
            <text:p>CJJ-590</text:p>
          </table:table-cell>
          <table:table-cell office:value-type="string">
            <text:p>MANTENIMIENTO CHAPAS PUERTA LADO IZQUIERDO</text:p>
          </table:table-cell>
          <table:table-cell office:value-type="string">
            <text:p>VIDRIOS Y ACCESORIOS </text:p>
          </table:table-cell>
          <table:table-cell table:number-columns-repeated="1019"/>
        </table:table-row>
        <table:table-row table:style-name="ro3">
          <table:table-cell table:style-name="ce3" office:value-type="date" office:date-value="2014-01-28">
            <text:p>28/01/14</text:p>
          </table:table-cell>
          <table:table-cell office:value-type="string">
            <text:p>AAM-08-2014-GP</text:p>
          </table:table-cell>
          <table:table-cell office:value-type="string">
            <text:p>CJJ-590</text:p>
          </table:table-cell>
          <table:table-cell office:value-type="string">
            <text:p>LAVADO GENERAL (INCLUYE MOTOR) Y RASQUETEADA</text:p>
          </table:table-cell>
          <table:table-cell office:value-type="string">
            <text:p>ESTACION LAS PALMERAS</text:p>
          </table:table-cell>
          <table:table-cell table:number-columns-repeated="1019"/>
        </table:table-row>
        <table:table-row table:style-name="ro3">
          <table:table-cell table:style-name="ce3" office:value-type="date" office:date-value="2014-01-28">
            <text:p>28/01/14</text:p>
          </table:table-cell>
          <table:table-cell office:value-type="string">
            <text:p>MTTO-64-2014</text:p>
          </table:table-cell>
          <table:table-cell office:value-type="string">
            <text:p>RUTEADORA KOHLER</text:p>
          </table:table-cell>
          <table:table-cell office:value-type="string">
            <text:p>REPARACION BASE PROTECTOR (DESGASTE DE CADENA, EMPAQUE Y PLATINA)</text:p>
          </table:table-cell>
          <table:table-cell office:value-type="string">
            <text:p>HERMAR</text:p>
          </table:table-cell>
          <table:table-cell office:value-type="float" office:value="40">
            <text:p>40</text:p>
          </table:table-cell>
          <table:table-cell table:number-columns-repeated="1018"/>
        </table:table-row>
        <table:table-row table:style-name="ro6">
          <table:table-cell table:style-name="ce3" office:value-type="date" office:date-value="2014-01-28">
            <text:p>28/01/14</text:p>
          </table:table-cell>
          <table:table-cell office:value-type="string">
            <text:p>AAM-11-2014-T5</text:p>
          </table:table-cell>
          <table:table-cell office:value-type="string">
            <text:p>KEX-250</text:p>
          </table:table-cell>
          <table:table-cell office:value-type="string">
            <text:p>CAMBIO BUJES AMORTIGUADORES</text:p>
          </table:table-cell>
          <table:table-cell office:value-type="string">
            <text:p>FRENO PARTES</text:p>
          </table:table-cell>
          <table:table-cell office:value-type="string">
            <text:p>C237</text:p>
          </table:table-cell>
          <table:table-cell table:number-columns-repeated="1018"/>
        </table:table-row>
        <table:table-row table:style-name="ro6">
          <table:table-cell table:style-name="ce3" office:value-type="date" office:date-value="2014-01-28">
            <text:p>28/01/14</text:p>
          </table:table-cell>
          <table:table-cell office:value-type="string">
            <text:p>AAM-12-2014-T5</text:p>
          </table:table-cell>
          <table:table-cell office:value-type="string">
            <text:p>EYB-70C</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4-01-28">
            <text:p>28/01/14</text:p>
          </table:table-cell>
          <table:table-cell office:value-type="string">
            <text:p>MTTO-65-2014</text:p>
          </table:table-cell>
          <table:table-cell office:value-type="string">
            <text:p>KUK-433</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6">
          <table:table-cell table:style-name="ce3" office:value-type="date" office:date-value="2014-01-28">
            <text:p>28/01/14</text:p>
          </table:table-cell>
          <table:table-cell office:value-type="string">
            <text:p>MTTO-66-2014</text:p>
          </table:table-cell>
          <table:table-cell office:value-type="string">
            <text:p>TRONZADORA D28710</text:p>
          </table:table-cell>
          <table:table-cell office:value-type="string">
            <text:p>VERIFICAR RUIDO ANORMAL MOTOR </text:p>
          </table:table-cell>
          <table:table-cell office:value-type="string">
            <text:p>TALLER DEWALT</text:p>
          </table:table-cell>
          <table:table-cell table:number-columns-repeated="1019"/>
        </table:table-row>
        <table:table-row table:style-name="ro6">
          <table:table-cell table:style-name="ce3" office:value-type="date" office:date-value="2014-01-28">
            <text:p>28/01/14</text:p>
          </table:table-cell>
          <table:table-cell office:value-type="string">
            <text:p>AAM-20-2014-L.B</text:p>
          </table:table-cell>
          <table:table-cell office:value-type="string">
            <text:p>VZR-70C</text:p>
          </table:table-cell>
          <table:table-cell office:value-type="string">
            <text:p>REVISION DE LOS 1.000 KMS</text:p>
          </table:table-cell>
          <table:table-cell office:value-type="string">
            <text:p>SUMOTO S.A.</text:p>
          </table:table-cell>
          <table:table-cell table:number-columns-repeated="1019"/>
        </table:table-row>
        <table:table-row table:style-name="ro3">
          <table:table-cell table:style-name="ce3" office:value-type="date" office:date-value="2014-01-29">
            <text:p>29/01/14</text:p>
          </table:table-cell>
          <table:table-cell office:value-type="string">
            <text:p>AAM-19-2014-T4</text:p>
          </table:table-cell>
          <table:table-cell office:value-type="string">
            <text:p>SPK-951</text:p>
          </table:table-cell>
          <table:table-cell office:value-type="string">
            <text:p>CORREGIR FUGA POR PEDAL DEL FRENO Y POR ACOPLE DE LA MANGUERA DE AIRE </text:p>
          </table:table-cell>
          <table:table-cell office:value-type="string">
            <text:p>MUELLES Y FRENOS PALMIRA</text:p>
          </table:table-cell>
          <table:table-cell office:value-type="float" office:value="43">
            <text:p>43</text:p>
          </table:table-cell>
          <table:table-cell table:number-columns-repeated="1018"/>
        </table:table-row>
        <table:table-row table:style-name="ro3">
          <table:table-cell table:style-name="ce3" office:value-type="date" office:date-value="2014-01-29">
            <text:p>29/01/14</text:p>
          </table:table-cell>
          <table:table-cell office:value-type="string">
            <text:p>MTTO-67-2014</text:p>
          </table:table-cell>
          <table:table-cell office:value-type="string">
            <text:p>USE-726</text:p>
          </table:table-cell>
          <table:table-cell office:value-type="string">
            <text:p>CORREGIR JUEGO CAJA DE DIRECCION </text:p>
          </table:table-cell>
          <table:table-cell office:value-type="string">
            <text:p>TALLERES AUTORIZADOS S.A.</text:p>
          </table:table-cell>
          <table:table-cell office:value-type="float" office:value="31009665">
            <text:p>31009665</text:p>
          </table:table-cell>
          <table:table-cell table:number-columns-repeated="1018"/>
        </table:table-row>
        <table:table-row table:style-name="ro3">
          <table:table-cell table:style-name="ce3" office:value-type="date" office:date-value="2014-01-29">
            <text:p>29/01/14</text:p>
          </table:table-cell>
          <table:table-cell office:value-type="string">
            <text:p>AAM-14-2014-ATI-17</text:p>
          </table:table-cell>
          <table:table-cell office:value-type="string">
            <text:p>ATI-17</text:p>
          </table:table-cell>
          <table:table-cell office:value-type="string">
            <text:p>RUTINA Y TABLERO DE INSTRUMENTOS ESTA VIBRANDO</text:p>
          </table:table-cell>
          <table:table-cell office:value-type="string">
            <text:p>SUMOTO S.A.</text:p>
          </table:table-cell>
          <table:table-cell table:number-columns-repeated="1019"/>
        </table:table-row>
        <table:table-row table:style-name="ro3">
          <table:table-cell table:style-name="ce3" office:value-type="date" office:date-value="2014-01-29">
            <text:p>29/01/14</text:p>
          </table:table-cell>
          <table:table-cell office:value-type="string">
            <text:p>AAM-20-2014-T4</text:p>
          </table:table-cell>
          <table:table-cell office:value-type="string">
            <text:p>KEX-384</text:p>
          </table:table-cell>
          <table:table-cell office:value-type="string">
            <text:p>MANTENIMIENTO CHAPAS DE LAS PUERTAS CORREDIZAS LATERALES </text:p>
          </table:table-cell>
          <table:table-cell office:value-type="string">
            <text:p>TAPIZADOS Y LUJOS</text:p>
          </table:table-cell>
          <table:table-cell office:value-type="float" office:value="219">
            <text:p>219</text:p>
          </table:table-cell>
          <table:table-cell table:number-columns-repeated="1018"/>
        </table:table-row>
        <table:table-row table:style-name="ro3">
          <table:table-cell table:style-name="ce3" office:value-type="date" office:date-value="2014-01-30">
            <text:p>30/01/14</text:p>
          </table:table-cell>
          <table:table-cell office:value-type="string">
            <text:p>MTTO-69-2014</text:p>
          </table:table-cell>
          <table:table-cell office:value-type="string">
            <text:p>USA-339</text:p>
          </table:table-cell>
          <table:table-cell office:value-type="string">
            <text:p>DESPINCHAR LLANTA TRASERA INTERNA DERECHA </text:p>
          </table:table-cell>
          <table:table-cell office:value-type="string">
            <text:p>COEXITO-OSCAR GARCIA </text:p>
          </table:table-cell>
          <table:table-cell table:number-columns-repeated="1019"/>
        </table:table-row>
        <table:table-row table:style-name="ro3">
          <table:table-cell table:style-name="ce3" office:value-type="date" office:date-value="2014-01-30">
            <text:p>30/01/14</text:p>
          </table:table-cell>
          <table:table-cell office:value-type="string">
            <text:p>AAM-15-2014-ATI-20</text:p>
          </table:table-cell>
          <table:table-cell office:value-type="string">
            <text:p>ATI-20</text:p>
          </table:table-cell>
          <table:table-cell office:value-type="string">
            <text:p>RUTINA</text:p>
          </table:table-cell>
          <table:table-cell office:value-type="string">
            <text:p>SUMOTO S.A.</text:p>
          </table:table-cell>
          <table:table-cell table:number-columns-repeated="1019"/>
        </table:table-row>
        <table:table-row table:style-name="ro6">
          <table:table-cell table:style-name="ce3" office:value-type="date" office:date-value="2014-01-30">
            <text:p>30/01/14</text:p>
          </table:table-cell>
          <table:table-cell office:value-type="string">
            <text:p>AAM-21-2014-T4</text:p>
          </table:table-cell>
          <table:table-cell office:value-type="string">
            <text:p>VZA-53C</text:p>
          </table:table-cell>
          <table:table-cell office:value-type="string">
            <text:p>RUTINA</text:p>
          </table:table-cell>
          <table:table-cell office:value-type="string">
            <text:p>SUMOTO S.A.</text:p>
          </table:table-cell>
          <table:table-cell table:number-columns-repeated="1019"/>
        </table:table-row>
        <table:table-row table:style-name="ro4">
          <table:table-cell table:style-name="ce3" office:value-type="date" office:date-value="2014-01-30">
            <text:p>30/01/14</text:p>
          </table:table-cell>
          <table:table-cell office:value-type="string">
            <text:p>AAM-015-2014-T3</text:p>
          </table:table-cell>
          <table:table-cell office:value-type="string">
            <text:p>USE-392 </text:p>
          </table:table-cell>
          <table:table-cell office:value-type="string">
            <text:p>DESPINCHAR LLANTA DELANTERA IZQUIERDA Y LLANTA DE REPUESTO Y REVISAR SISTEMA DE CARGA</text:p>
          </table:table-cell>
          <table:table-cell office:value-type="string">
            <text:p>COEXITO-OSCAR GARCIA </text:p>
          </table:table-cell>
          <table:table-cell office:value-type="float" office:value="1942556">
            <text:p>1942556</text:p>
          </table:table-cell>
          <table:table-cell table:number-columns-repeated="1018"/>
        </table:table-row>
        <table:table-row table:style-name="ro6">
          <table:table-cell table:style-name="ce3" office:value-type="date" office:date-value="2014-01-30">
            <text:p>30/01/14</text:p>
          </table:table-cell>
          <table:table-cell office:value-type="string">
            <text:p>AAM-06-2014-GS</text:p>
          </table:table-cell>
          <table:table-cell office:value-type="string">
            <text:p>CJC-369</text:p>
          </table:table-cell>
          <table:table-cell office:value-type="string">
            <text:p>ALINEACION DIRECCION <text:s text:c="3"/></text:p>
          </table:table-cell>
          <table:table-cell office:value-type="string">
            <text:p>LLANTAS LA ESTACION</text:p>
          </table:table-cell>
          <table:table-cell table:number-columns-repeated="1019"/>
        </table:table-row>
        <table:table-row table:style-name="ro6">
          <table:table-cell table:style-name="ce3" office:value-type="date" office:date-value="2014-01-30">
            <text:p>30/01/14</text:p>
          </table:table-cell>
          <table:table-cell office:value-type="string">
            <text:p>AAM-016-2014-T3</text:p>
          </table:table-cell>
          <table:table-cell office:value-type="string">
            <text:p>USE-392 </text:p>
          </table:table-cell>
          <table:table-cell office:value-type="string">
            <text:p>REVISAR CARGA ALTERNADOR </text:p>
          </table:table-cell>
          <table:table-cell office:value-type="string">
            <text:p>RENZO NIETO </text:p>
          </table:table-cell>
          <table:table-cell table:number-columns-repeated="1019"/>
        </table:table-row>
        <table:table-row table:style-name="ro4">
          <table:table-cell table:style-name="ce3" office:value-type="date" office:date-value="2014-01-30">
            <text:p>30/01/14</text:p>
          </table:table-cell>
          <table:table-cell office:value-type="string">
            <text:p>AAM-017-2014-T3</text:p>
          </table:table-cell>
          <table:table-cell office:value-type="string">
            <text:p>USE-392 </text:p>
          </table:table-cell>
          <table:table-cell office:value-type="string">
            <text:p>REPARAR GUARDABARRO TRASERO DERECHO Y REPARAR GUARDABARRO TRASERO IZQUIERDO POR GARANTIA </text:p>
          </table:table-cell>
          <table:table-cell office:value-type="string">
            <text:p>HERMAR</text:p>
          </table:table-cell>
          <table:table-cell office:value-type="string">
            <text:p>I.C.T.0057</text:p>
          </table:table-cell>
          <table:table-cell table:number-columns-repeated="1018"/>
        </table:table-row>
        <table:table-row table:style-name="ro3">
          <table:table-cell table:style-name="ce3" office:value-type="date" office:date-value="2014-01-30">
            <text:p>30/01/14</text:p>
          </table:table-cell>
          <table:table-cell office:value-type="string">
            <text:p>AAM-021-2014-T2</text:p>
          </table:table-cell>
          <table:table-cell office:value-type="string">
            <text:p>KEW-926</text:p>
          </table:table-cell>
          <table:table-cell office:value-type="string">
            <text:p>REVISION AMORTIGUADORES DELANTEROS (CAMBIAR EN CASO DE SER NECESARIO)</text:p>
          </table:table-cell>
          <table:table-cell office:value-type="string">
            <text:p>FRENO PARTES</text:p>
          </table:table-cell>
          <table:table-cell office:value-type="string">
            <text:p>C232</text:p>
          </table:table-cell>
          <table:table-cell table:number-columns-repeated="1018"/>
        </table:table-row>
        <table:table-row table:style-name="ro3">
          <table:table-cell table:style-name="ce3" office:value-type="date" office:date-value="2014-01-30">
            <text:p>30/01/14</text:p>
          </table:table-cell>
          <table:table-cell office:value-type="string">
            <text:p>AAM-16-2014-T6</text:p>
          </table:table-cell>
          <table:table-cell office:value-type="string">
            <text:p>USE-393</text:p>
          </table:table-cell>
          <table:table-cell office:value-type="string">
            <text:p>DESPINCHAR LLANTA TRASERA INTERNA IZQUIERDA (VERIFICAR ESTADO DE NEUMATICO)</text:p>
          </table:table-cell>
          <table:table-cell office:value-type="string">
            <text:p>COEXITO-OSCAR GARCIA </text:p>
          </table:table-cell>
          <table:table-cell table:number-columns-repeated="1019"/>
        </table:table-row>
        <table:table-row table:style-name="ro4">
          <table:table-cell table:style-name="ce3" office:value-type="date" office:date-value="2014-01-31">
            <text:p>31/01/14</text:p>
          </table:table-cell>
          <table:table-cell office:value-type="string">
            <text:p>AAM-17-2014-T6</text:p>
          </table:table-cell>
          <table:table-cell office:value-type="string">
            <text:p>SQW-850</text:p>
          </table:table-cell>
          <table:table-cell office:value-type="string">
            <text:p>REVISION DE LOS 5.000 KMS</text:p>
          </table:table-cell>
          <table:table-cell office:value-type="string">
            <text:p>KENWORTH DE LA MONTAÑA</text:p>
          </table:table-cell>
          <table:table-cell office:value-type="string">
            <text:p>VALOR TOTAL COTIZACION $677.440</text:p>
          </table:table-cell>
          <table:table-cell table:number-columns-repeated="1018"/>
        </table:table-row>
        <table:table-row table:style-name="ro3">
          <table:table-cell table:style-name="ce3" office:value-type="date" office:date-value="2014-01-31">
            <text:p>31/01/14</text:p>
          </table:table-cell>
          <table:table-cell office:value-type="string">
            <text:p>MTTO-77-2014</text:p>
          </table:table-cell>
          <table:table-cell office:value-type="string">
            <text:p>BOMBA DE ALTA <text:s/>HIDRO No. 1</text:p>
          </table:table-cell>
          <table:table-cell office:value-type="string">
            <text:p>ALARGAR ORIFICIO DE LOS PERNOS DE LA BASE DE LA BOMBA DE ALTA </text:p>
          </table:table-cell>
          <table:table-cell office:value-type="string">
            <text:p>HERMAR</text:p>
          </table:table-cell>
          <table:table-cell office:value-type="string">
            <text:p>I.C.T.0056</text:p>
          </table:table-cell>
          <table:table-cell table:number-columns-repeated="1018"/>
        </table:table-row>
        <table:table-row table:style-name="ro3">
          <table:table-cell table:style-name="ce3" office:value-type="date" office:date-value="2014-01-31">
            <text:p>31/01/14</text:p>
          </table:table-cell>
          <table:table-cell office:value-type="string">
            <text:p>AAM-16-2014-ATI-12</text:p>
          </table:table-cell>
          <table:table-cell office:value-type="string">
            <text:p>ATI-12</text:p>
          </table:table-cell>
          <table:table-cell office:value-type="string">
            <text:p>RUTINA</text:p>
          </table:table-cell>
          <table:table-cell office:value-type="string">
            <text:p>SUMOTO S.A.</text:p>
          </table:table-cell>
          <table:table-cell table:number-columns-repeated="1019"/>
        </table:table-row>
        <table:table-row table:style-name="ro6">
          <table:table-cell table:style-name="ce3" office:value-type="date" office:date-value="2014-01-31">
            <text:p>31/01/14</text:p>
          </table:table-cell>
          <table:table-cell office:value-type="string">
            <text:p>MTTO-79-2014</text:p>
          </table:table-cell>
          <table:table-cell office:value-type="string">
            <text:p>KUK-381</text:p>
          </table:table-cell>
          <table:table-cell office:value-type="string">
            <text:p>AJUSTAR TAPA DEL FILTRO DEL COMPRESOR </text:p>
          </table:table-cell>
          <table:table-cell office:value-type="string">
            <text:p>FRENO PARTES</text:p>
          </table:table-cell>
          <table:table-cell table:number-columns-repeated="1019"/>
        </table:table-row>
        <table:table-row table:style-name="ro6">
          <table:table-cell table:style-name="ce3" office:value-type="date" office:date-value="2014-01-31">
            <text:p>31/01/14</text:p>
          </table:table-cell>
          <table:table-cell office:value-type="string">
            <text:p>AAM-14-2014-T5</text:p>
          </table:table-cell>
          <table:table-cell office:value-type="string">
            <text:p>EYB-68C</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4-01-31">
            <text:p>31/01/14</text:p>
          </table:table-cell>
          <table:table-cell office:value-type="string">
            <text:p>MTTO-81-2014</text:p>
          </table:table-cell>
          <table:table-cell office:value-type="string">
            <text:p>MOTOSOLDADOR LINCOLN SAE 400</text:p>
          </table:table-cell>
          <table:table-cell office:value-type="string">
            <text:p>MARCO REMOLQUE CHASIS (COTIZAR TERMINACION TRABAJO)</text:p>
          </table:table-cell>
          <table:table-cell office:value-type="string">
            <text:p>VAG INGENIERIA SAS</text:p>
          </table:table-cell>
          <table:table-cell office:value-type="float" office:value="147">
            <text:p>147</text:p>
          </table:table-cell>
          <table:table-cell table:number-columns-repeated="1018"/>
        </table:table-row>
        <table:table-row table:style-name="ro3">
          <table:table-cell table:style-name="ce3" office:value-type="date" office:date-value="2014-02-01">
            <text:p>01/02/14</text:p>
          </table:table-cell>
          <table:table-cell office:value-type="string">
            <text:p>AAM-018-2014-T3</text:p>
          </table:table-cell>
          <table:table-cell office:value-type="string">
            <text:p>USE-392 </text:p>
          </table:table-cell>
          <table:table-cell office:value-type="string">
            <text:p>REPARACION BALISA </text:p>
          </table:table-cell>
          <table:table-cell office:value-type="string">
            <text:p>TECNOLOGIA CONTRA INCENDIO </text:p>
          </table:table-cell>
          <table:table-cell table:style-name="ce16" office:value-type="string">
            <text:p>01 – FEB – 2014</text:p>
          </table:table-cell>
          <table:table-cell table:number-columns-repeated="1018"/>
        </table:table-row>
        <table:table-row table:style-name="ro8">
          <table:table-cell table:style-name="ce3" office:value-type="date" office:date-value="2014-02-01">
            <text:p>01/02/14</text:p>
          </table:table-cell>
          <table:table-cell office:value-type="string">
            <text:p>AAM-09-2014-GP</text:p>
          </table:table-cell>
          <table:table-cell office:value-type="string">
            <text:p>DDA-016</text:p>
          </table:table-cell>
          <table:table-cell office:value-type="string">
            <text:p>INSTALACION DE 4 LLANTAS NUEVAS GOOD YEAR AVENTURE LT 235/75R15 SUMINISTRADAS POR ALMACEN DEL CCO (INCLUYE MONTAJE, ALINEACION DIRECCION, BALANCEO RUEDAS DELANTERAS Y MARCACION)</text:p>
          </table:table-cell>
          <table:table-cell office:value-type="string">
            <text:p>LLANTAS LA ESTACION</text:p>
          </table:table-cell>
          <table:table-cell office:value-type="float" office:value="223">
            <text:p>223</text:p>
          </table:table-cell>
          <table:table-cell table:number-columns-repeated="1018"/>
        </table:table-row>
        <table:table-row table:style-name="ro3">
          <table:table-cell table:style-name="ce3" office:value-type="date" office:date-value="2014-02-01">
            <text:p>01/02/14</text:p>
          </table:table-cell>
          <table:table-cell office:value-type="string">
            <text:p>AAM-17-2014-ATI-13</text:p>
          </table:table-cell>
          <table:table-cell office:value-type="string">
            <text:p>ATI-13</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4-02-03">
            <text:p>03/02/14</text:p>
          </table:table-cell>
          <table:table-cell office:value-type="string">
            <text:p>MTTO-83-2014</text:p>
          </table:table-cell>
          <table:table-cell office:value-type="string">
            <text:p>USE-822</text:p>
          </table:table-cell>
          <table:table-cell office:value-type="string">
            <text:p>DESPINCHAR LLANTA TRASERA EXTERNA LADO DERECHO</text:p>
          </table:table-cell>
          <table:table-cell office:value-type="string">
            <text:p>ESTACION LAS PALMERAS</text:p>
          </table:table-cell>
          <table:table-cell table:number-columns-repeated="1019"/>
        </table:table-row>
        <table:table-row table:style-name="ro4">
          <table:table-cell table:style-name="ce3" office:value-type="date" office:date-value="2014-02-03">
            <text:p>03/02/14</text:p>
          </table:table-cell>
          <table:table-cell office:value-type="string">
            <text:p>AAM-19-2014-ATI-13</text:p>
          </table:table-cell>
          <table:table-cell office:value-type="string">
            <text:p>ATI-13</text:p>
          </table:table-cell>
          <table:table-cell office:value-type="string">
            <text:p>RUTINA, PRESENTA CONSUMO DE ACEITE POR GARANTIA E INSTALAR CONTRAPESAS DE MANUBRIOS </text:p>
          </table:table-cell>
          <table:table-cell office:value-type="string">
            <text:p>SUMOTO S.A.</text:p>
          </table:table-cell>
          <table:table-cell table:number-columns-repeated="1019"/>
        </table:table-row>
        <table:table-row table:style-name="ro3">
          <table:table-cell table:style-name="ce3" office:value-type="date" office:date-value="2014-02-03">
            <text:p>03/02/14</text:p>
          </table:table-cell>
          <table:table-cell office:value-type="string">
            <text:p>AAM-20-2014-ATI-12</text:p>
          </table:table-cell>
          <table:table-cell office:value-type="string">
            <text:p>ATI-12</text:p>
          </table:table-cell>
          <table:table-cell office:value-type="string">
            <text:p>CAMBIO DE ESPEJO RETROVISOR IZQUIERDO </text:p>
          </table:table-cell>
          <table:table-cell office:value-type="string">
            <text:p>SUMOTO S.A.</text:p>
          </table:table-cell>
          <table:table-cell table:number-columns-repeated="1019"/>
        </table:table-row>
        <table:table-row table:style-name="ro3">
          <table:table-cell table:style-name="ce3" office:value-type="date" office:date-value="2014-02-03">
            <text:p>03/02/14</text:p>
          </table:table-cell>
          <table:table-cell office:value-type="string">
            <text:p>AAM-23-2014-L.B</text:p>
          </table:table-cell>
          <table:table-cell office:value-type="string">
            <text:p>OQG-86B</text:p>
          </table:table-cell>
          <table:table-cell office:value-type="string">
            <text:p>RUTINA, MOTOCICLETA SE APAGA Y CAMBIO KIT DE ARRASTRE</text:p>
          </table:table-cell>
          <table:table-cell office:value-type="string">
            <text:p>SUMOTO S.A.</text:p>
          </table:table-cell>
          <table:table-cell table:number-columns-repeated="1019"/>
        </table:table-row>
        <table:table-row table:style-name="ro6">
          <table:table-cell table:style-name="ce3" office:value-type="date" office:date-value="2014-02-03">
            <text:p>03/02/14</text:p>
          </table:table-cell>
          <table:table-cell office:value-type="string">
            <text:p>AAM-020-2014-T3</text:p>
          </table:table-cell>
          <table:table-cell office:value-type="string">
            <text:p>DDB-875 </text:p>
          </table:table-cell>
          <table:table-cell office:value-type="string">
            <text:p>REVISION LUCES LATERALES</text:p>
          </table:table-cell>
          <table:table-cell office:value-type="string">
            <text:p>AXIAL</text:p>
          </table:table-cell>
          <table:table-cell office:value-type="string">
            <text:p>13940-14</text:p>
          </table:table-cell>
          <table:table-cell table:number-columns-repeated="1018"/>
        </table:table-row>
        <table:table-row table:style-name="ro3">
          <table:table-cell table:style-name="ce3" office:value-type="date" office:date-value="2014-02-04">
            <text:p>04/02/14</text:p>
          </table:table-cell>
          <table:table-cell office:value-type="string">
            <text:p>AAM-24-2014-L.B</text:p>
          </table:table-cell>
          <table:table-cell office:value-type="string">
            <text:p>SMO-129</text:p>
          </table:table-cell>
          <table:table-cell office:value-type="string">
            <text:p>ROTACION LLANTAS DELANTERAS EN PARTE TRASERA </text:p>
          </table:table-cell>
          <table:table-cell office:value-type="string">
            <text:p>LLANTAS LA ESTACION</text:p>
          </table:table-cell>
          <table:table-cell table:number-columns-repeated="1019"/>
        </table:table-row>
        <table:table-row table:style-name="ro3">
          <table:table-cell table:style-name="ce3" office:value-type="date" office:date-value="2014-02-04">
            <text:p>04/02/14</text:p>
          </table:table-cell>
          <table:table-cell office:value-type="string">
            <text:p>MTTO-84-2014</text:p>
          </table:table-cell>
          <table:table-cell office:value-type="string">
            <text:p>TROMPO No. 4</text:p>
          </table:table-cell>
          <table:table-cell office:value-type="string">
            <text:p>DESPINCHAR LLANTA DERECHA</text:p>
          </table:table-cell>
          <table:table-cell office:value-type="string">
            <text:p>ESTACION LAS PALMERAS</text:p>
          </table:table-cell>
          <table:table-cell table:number-columns-repeated="1019"/>
        </table:table-row>
        <table:table-row table:style-name="ro3">
          <table:table-cell table:style-name="ce3" office:value-type="date" office:date-value="2014-02-04">
            <text:p>04/02/14</text:p>
          </table:table-cell>
          <table:table-cell office:value-type="string">
            <text:p>AAM-10-2014-T1</text:p>
          </table:table-cell>
          <table:table-cell office:value-type="string">
            <text:p>KEY-253</text:p>
          </table:table-cell>
          <table:table-cell office:value-type="string">
            <text:p>SUMINISTRO E INSTALACION DE VIDRIO PARABRISA</text:p>
          </table:table-cell>
          <table:table-cell office:value-type="string">
            <text:p>VIDRIOS Y ACCESORIOS </text:p>
          </table:table-cell>
          <table:table-cell office:value-type="float" office:value="22622">
            <text:p>22622</text:p>
          </table:table-cell>
          <table:table-cell table:number-columns-repeated="1018"/>
        </table:table-row>
        <table:table-row table:style-name="ro6">
          <table:table-cell table:style-name="ce3" office:value-type="date" office:date-value="2014-02-04">
            <text:p>04/02/14</text:p>
          </table:table-cell>
          <table:table-cell office:value-type="string">
            <text:p>AAM-022-2014-T3</text:p>
          </table:table-cell>
          <table:table-cell office:value-type="string">
            <text:p>OQG-89B</text:p>
          </table:table-cell>
          <table:table-cell office:value-type="string">
            <text:p>RUTINA</text:p>
          </table:table-cell>
          <table:table-cell office:value-type="string">
            <text:p>SUMOTO S.A.</text:p>
          </table:table-cell>
          <table:table-cell table:number-columns-repeated="1019"/>
        </table:table-row>
        <table:table-row table:style-name="ro3">
          <table:table-cell table:style-name="ce3" office:value-type="date" office:date-value="2014-02-04">
            <text:p>04/02/14</text:p>
          </table:table-cell>
          <table:table-cell office:value-type="string">
            <text:p>AAM-26-2014-T4</text:p>
          </table:table-cell>
          <table:table-cell office:value-type="string">
            <text:p>SPK-951</text:p>
          </table:table-cell>
          <table:table-cell table:style-name="ce3" office:value-type="string">
            <text:p>EMPAQUETAR GATO ESTABILIZADOR LADO DERECHO</text:p>
          </table:table-cell>
          <table:table-cell office:value-type="string">
            <text:p>REHIMAC </text:p>
          </table:table-cell>
          <table:table-cell office:value-type="string">
            <text:p>001-CV-001638</text:p>
          </table:table-cell>
          <table:table-cell table:number-columns-repeated="1018"/>
        </table:table-row>
        <table:table-row table:style-name="ro3">
          <table:table-cell table:style-name="ce3" office:value-type="date" office:date-value="2014-02-04">
            <text:p>04/02/14</text:p>
          </table:table-cell>
          <table:table-cell office:value-type="string">
            <text:p>AAM-023-2014-T3</text:p>
          </table:table-cell>
          <table:table-cell office:value-type="string">
            <text:p>DDB-894</text:p>
          </table:table-cell>
          <table:table-cell office:value-type="string">
            <text:p>REVISION CILINDROS RUEDAS TRASERAS Y REVISION BUJES TREN DELANTERO </text:p>
          </table:table-cell>
          <table:table-cell office:value-type="string">
            <text:p>FRENO PARTES</text:p>
          </table:table-cell>
          <table:table-cell office:value-type="string">
            <text:p>C234</text:p>
          </table:table-cell>
          <table:table-cell table:number-columns-repeated="1018"/>
        </table:table-row>
        <table:table-row table:style-name="ro3">
          <table:table-cell table:style-name="ce3" office:value-type="date" office:date-value="2014-02-05">
            <text:p>05/02/14</text:p>
          </table:table-cell>
          <table:table-cell office:value-type="string">
            <text:p>AAM-21-2014-T6</text:p>
          </table:table-cell>
          <table:table-cell office:value-type="string">
            <text:p>USE-393</text:p>
          </table:table-cell>
          <table:table-cell office:value-type="string">
            <text:p>CORREGIR FUGA POR VALVULA DE FRENO DEL PEDAL</text:p>
          </table:table-cell>
          <table:table-cell office:value-type="string">
            <text:p>MUELLES Y FRENOS PALMIRA</text:p>
          </table:table-cell>
          <table:table-cell office:value-type="float" office:value="43">
            <text:p>43</text:p>
          </table:table-cell>
          <table:table-cell table:number-columns-repeated="1018"/>
        </table:table-row>
        <table:table-row table:style-name="ro6">
          <table:table-cell table:style-name="ce3" office:value-type="date" office:date-value="2014-02-06">
            <text:p>06/02/14</text:p>
          </table:table-cell>
          <table:table-cell office:value-type="string">
            <text:p>AAM-024-2014-T3</text:p>
          </table:table-cell>
          <table:table-cell office:value-type="string">
            <text:p>DDB-875 </text:p>
          </table:table-cell>
          <table:table-cell office:value-type="string">
            <text:p>SOLDAR GUARDA DEL SILENCIADOR </text:p>
          </table:table-cell>
          <table:table-cell office:value-type="string">
            <text:p>TECNIMARCANT</text:p>
          </table:table-cell>
          <table:table-cell table:number-columns-repeated="1019"/>
        </table:table-row>
        <table:table-row table:style-name="ro3">
          <table:table-cell table:style-name="ce3" office:value-type="date" office:date-value="2014-02-06">
            <text:p>06/02/14</text:p>
          </table:table-cell>
          <table:table-cell office:value-type="string">
            <text:p>AAM-01-2014-IF</text:p>
          </table:table-cell>
          <table:table-cell office:value-type="string">
            <text:p>DDA-287</text:p>
          </table:table-cell>
          <table:table-cell office:value-type="string">
            <text:p>LAVADO GENERAL Y ASPIRADA</text:p>
          </table:table-cell>
          <table:table-cell office:value-type="string">
            <text:p>ESTACION LAS PALMERAS</text:p>
          </table:table-cell>
          <table:table-cell table:number-columns-repeated="1019"/>
        </table:table-row>
        <table:table-row table:style-name="ro3">
          <table:table-cell table:style-name="ce3" office:value-type="date" office:date-value="2014-02-06">
            <text:p>06/02/14</text:p>
          </table:table-cell>
          <table:table-cell office:value-type="string">
            <text:p>AAM-025-2014-T3</text:p>
          </table:table-cell>
          <table:table-cell office:value-type="string">
            <text:p>DDB-875 </text:p>
          </table:table-cell>
          <table:table-cell office:value-type="string">
            <text:p>CAMBIO CORREA MOTOR <text:s text:c="2"/></text:p>
          </table:table-cell>
          <table:table-cell office:value-type="string">
            <text:p>TALLERES AUTORIZADOS S.A.</text:p>
          </table:table-cell>
          <table:table-cell office:value-type="float" office:value="31009732">
            <text:p>31009732</text:p>
          </table:table-cell>
          <table:table-cell table:number-columns-repeated="1018"/>
        </table:table-row>
        <table:table-row table:style-name="ro5">
          <table:table-cell table:style-name="ce3" office:value-type="date" office:date-value="2014-02-06">
            <text:p>06/02/14</text:p>
          </table:table-cell>
          <table:table-cell office:value-type="string">
            <text:p>AAM-11-2014-GP</text:p>
          </table:table-cell>
          <table:table-cell office:value-type="string">
            <text:p>DDA-016</text:p>
          </table:table-cell>
          <table:table-cell office:value-type="string">
            <text:p>CORRECTIVO POR GARANTIA DEL SISTEMA DE COMBUSTIBLE (HAY QUE CEBAR SISTEMA CON BOMBIN), EL CUAL YA SE CAMBIO Y CAMBIO CAUCHOS LAGRIMA LADO DERECHO</text:p>
          </table:table-cell>
          <table:table-cell office:value-type="string">
            <text:p>AUTOPACIFICO</text:p>
          </table:table-cell>
          <table:table-cell office:value-type="string">
            <text:p>OT 320790</text:p>
          </table:table-cell>
          <table:table-cell table:number-columns-repeated="1018"/>
        </table:table-row>
        <table:table-row table:style-name="ro5">
          <table:table-cell table:style-name="ce3" office:value-type="date" office:date-value="2014-02-07">
            <text:p>07/02/14</text:p>
          </table:table-cell>
          <table:table-cell office:value-type="string">
            <text:p>AAM-23-2014-ATI-13</text:p>
          </table:table-cell>
          <table:table-cell office:value-type="string">
            <text:p>ATI-13</text:p>
          </table:table-cell>
          <table:table-cell office:value-type="string">
            <text:p>CORREGIR FUGA DE ACEITE POR GARANTIA (VERIFICAR TORNILLERIA TAPA LATERAL) Y VERIFICAR RUIDO ANORMAL (POSIBLE DAÑO EN EXOSTO) </text:p>
          </table:table-cell>
          <table:table-cell office:value-type="string">
            <text:p>SUMOTO S.A.</text:p>
          </table:table-cell>
          <table:table-cell table:number-columns-repeated="1019"/>
        </table:table-row>
        <table:table-row table:style-name="ro6">
          <table:table-cell table:style-name="ce3" office:value-type="date" office:date-value="2014-02-07">
            <text:p>07/02/14</text:p>
          </table:table-cell>
          <table:table-cell office:value-type="string">
            <text:p>AAM-024-2014-T2</text:p>
          </table:table-cell>
          <table:table-cell office:value-type="string">
            <text:p>SPK-180</text:p>
          </table:table-cell>
          <table:table-cell office:value-type="string">
            <text:p>CORREGIR FUGA POR GRIFO DE RADIADOR</text:p>
          </table:table-cell>
          <table:table-cell office:value-type="string">
            <text:p>TECNIMARCANT</text:p>
          </table:table-cell>
          <table:table-cell table:number-columns-repeated="1019"/>
        </table:table-row>
        <table:table-row table:style-name="ro6">
          <table:table-cell table:style-name="ce3" office:value-type="date" office:date-value="2014-02-07">
            <text:p>07/02/14</text:p>
          </table:table-cell>
          <table:table-cell office:value-type="string">
            <text:p>AAM-026-2014-T3</text:p>
          </table:table-cell>
          <table:table-cell office:value-type="string">
            <text:p>OQG-87B</text:p>
          </table:table-cell>
          <table:table-cell office:value-type="string">
            <text:p>REVISAR SISTEMA DE CARGA </text:p>
          </table:table-cell>
          <table:table-cell office:value-type="string">
            <text:p>SUMOTO S.A.</text:p>
          </table:table-cell>
          <table:table-cell table:number-columns-repeated="1019"/>
        </table:table-row>
        <table:table-row table:style-name="ro3">
          <table:table-cell table:style-name="ce3" office:value-type="date" office:date-value="2014-02-10">
            <text:p>10/02/14</text:p>
          </table:table-cell>
          <table:table-cell office:value-type="string">
            <text:p>MTTO-91-2014</text:p>
          </table:table-cell>
          <table:table-cell office:value-type="string">
            <text:p>DDA-165</text:p>
          </table:table-cell>
          <table:table-cell office:value-type="string">
            <text:p>DESPINCHAR LLANTA TRASERA DERECHA </text:p>
          </table:table-cell>
          <table:table-cell office:value-type="string">
            <text:p>ESTACION LAS PALMERAS</text:p>
          </table:table-cell>
          <table:table-cell table:number-columns-repeated="1019"/>
        </table:table-row>
        <table:table-row table:style-name="ro3">
          <table:table-cell table:style-name="ce3" office:value-type="date" office:date-value="2014-02-10">
            <text:p>10/02/14</text:p>
          </table:table-cell>
          <table:table-cell office:value-type="string">
            <text:p>AAM-025-2014-T2</text:p>
          </table:table-cell>
          <table:table-cell office:value-type="string">
            <text:p>SPK-180</text:p>
          </table:table-cell>
          <table:table-cell office:value-type="string">
            <text:p>SUMINISTRO E INSTALACION DE VIDRIO PARABRISA DELANTERO </text:p>
          </table:table-cell>
          <table:table-cell office:value-type="string">
            <text:p>VIDRIOS Y ACCESORIOS </text:p>
          </table:table-cell>
          <table:table-cell office:value-type="float" office:value="22634">
            <text:p>22634</text:p>
          </table:table-cell>
          <table:table-cell table:number-columns-repeated="1018"/>
        </table:table-row>
        <table:table-row table:style-name="ro5">
          <table:table-cell table:style-name="ce3" office:value-type="date" office:date-value="2014-02-10">
            <text:p>10/02/14</text:p>
          </table:table-cell>
          <table:table-cell office:value-type="string">
            <text:p>MTTO-92-2014</text:p>
          </table:table-cell>
          <table:table-cell office:value-type="string">
            <text:p>USA-468</text:p>
          </table:table-cell>
          <table:table-cell office:value-type="string">
            <text:p>REVISION TECNOMECANICA </text:p>
          </table:table-cell>
          <table:table-cell office:value-type="string">
            <text:p>CENTRO DE DIAGNOSTICO AUTOMOTOR DEL VALLE </text:p>
          </table:table-cell>
          <table:table-cell office:value-type="string">
            <text:p>$127.200</text:p>
          </table:table-cell>
          <table:table-cell table:number-columns-repeated="1018"/>
        </table:table-row>
        <table:table-row table:style-name="ro3">
          <table:table-cell table:style-name="ce3" office:value-type="date" office:date-value="2014-02-10">
            <text:p>10/02/14</text:p>
          </table:table-cell>
          <table:table-cell office:value-type="string">
            <text:p>MTTO-93-2014</text:p>
          </table:table-cell>
          <table:table-cell office:value-type="string">
            <text:p>KUK-381</text:p>
          </table:table-cell>
          <table:table-cell office:value-type="string">
            <text:p>CORREGIR FUGA DE AIRE RECAMARA TRASERA LADO DERECHO</text:p>
          </table:table-cell>
          <table:table-cell office:value-type="string">
            <text:p>MUELLES Y FRENOS PALMIRA</text:p>
          </table:table-cell>
          <table:table-cell table:number-columns-repeated="1019"/>
        </table:table-row>
        <table:table-row table:style-name="ro4">
          <table:table-cell table:style-name="ce3" office:value-type="date" office:date-value="2014-02-10">
            <text:p>10/02/14</text:p>
          </table:table-cell>
          <table:table-cell office:value-type="string">
            <text:p>AAM-28-2014-T4</text:p>
          </table:table-cell>
          <table:table-cell office:value-type="string">
            <text:p>VZA-54C</text:p>
          </table:table-cell>
          <table:table-cell office:value-type="string">
            <text:p>RUTINA, CORREGIR FUGA DE ACEITE TAPA LATERAL TRASERA DE LA CABEZA DE FUERZA Y REVISAR SISTEMA DE CARGA (NO PRENDE)</text:p>
          </table:table-cell>
          <table:table-cell office:value-type="string">
            <text:p>SUMOTO S.A.</text:p>
          </table:table-cell>
          <table:table-cell table:number-columns-repeated="1019"/>
        </table:table-row>
        <table:table-row table:style-name="ro3">
          <table:table-cell table:style-name="ce3" office:value-type="date" office:date-value="2014-02-10">
            <text:p>10/02/14</text:p>
          </table:table-cell>
          <table:table-cell office:value-type="string">
            <text:p>AAM-24-2014-ATI-13</text:p>
          </table:table-cell>
          <table:table-cell office:value-type="string">
            <text:p>ATI-13</text:p>
          </table:table-cell>
          <table:table-cell office:value-type="string">
            <text:p>CORREGIR FUGA DE ACEITE POR CABEZA DE FUERZA </text:p>
          </table:table-cell>
          <table:table-cell office:value-type="string">
            <text:p>SUMOTO S.A.</text:p>
          </table:table-cell>
          <table:table-cell table:number-columns-repeated="1019"/>
        </table:table-row>
        <table:table-row table:style-name="ro3">
          <table:table-cell table:style-name="ce3" office:value-type="date" office:date-value="2014-02-10">
            <text:p>10/02/14</text:p>
          </table:table-cell>
          <table:table-cell office:value-type="string">
            <text:p>AAM-25-2014-L.B</text:p>
          </table:table-cell>
          <table:table-cell office:value-type="string">
            <text:p>KIH-74B</text:p>
          </table:table-cell>
          <table:table-cell office:value-type="string">
            <text:p>RUTINA Y CORREGIR FUGA DE ACEITE POR TAPA DEL CARTER</text:p>
          </table:table-cell>
          <table:table-cell office:value-type="string">
            <text:p>SUMOTO S.A.</text:p>
          </table:table-cell>
          <table:table-cell table:number-columns-repeated="1019"/>
        </table:table-row>
        <table:table-row table:style-name="ro3">
          <table:table-cell table:style-name="ce3" office:value-type="date" office:date-value="2014-02-10">
            <text:p>10/02/14</text:p>
          </table:table-cell>
          <table:table-cell office:value-type="string">
            <text:p>MTTO-95-2014</text:p>
          </table:table-cell>
          <table:table-cell office:value-type="string">
            <text:p>MOTOR LISTER HIDRO No. 2</text:p>
          </table:table-cell>
          <table:table-cell office:value-type="string">
            <text:p>SUMINISTRO E INSTALACION DE 2 TORNILLOS</text:p>
          </table:table-cell>
          <table:table-cell office:value-type="string">
            <text:p>HERMAR</text:p>
          </table:table-cell>
          <table:table-cell office:value-type="string">
            <text:p>I.C.T.0068</text:p>
          </table:table-cell>
          <table:table-cell table:number-columns-repeated="1018"/>
        </table:table-row>
        <table:table-row table:style-name="ro6">
          <table:table-cell table:style-name="ce3" office:value-type="date" office:date-value="2014-02-10">
            <text:p>10/02/14</text:p>
          </table:table-cell>
          <table:table-cell office:value-type="string">
            <text:p>AAM-23-2014-T6</text:p>
          </table:table-cell>
          <table:table-cell office:value-type="string">
            <text:p>VZI-62C</text:p>
          </table:table-cell>
          <table:table-cell office:value-type="string">
            <text:p>CARBURAR (NO SE SOSTIENE)</text:p>
          </table:table-cell>
          <table:table-cell office:value-type="string">
            <text:p>SUMOTO S.A.</text:p>
          </table:table-cell>
          <table:table-cell table:number-columns-repeated="1019"/>
        </table:table-row>
        <table:table-row table:style-name="ro3">
          <table:table-cell table:style-name="ce3" office:value-type="date" office:date-value="2014-02-10">
            <text:p>10/02/14</text:p>
          </table:table-cell>
          <table:table-cell office:value-type="string">
            <text:p>AAM-027-2014-T3</text:p>
          </table:table-cell>
          <table:table-cell office:value-type="string">
            <text:p>USE-392 </text:p>
          </table:table-cell>
          <table:table-cell office:value-type="string">
            <text:p>CAMBIO VENTILADOR </text:p>
          </table:table-cell>
          <table:table-cell office:value-type="string">
            <text:p>TALLERES AUTORIZADOS S.A.</text:p>
          </table:table-cell>
          <table:table-cell table:number-columns-repeated="1019"/>
        </table:table-row>
        <table:table-row table:style-name="ro3">
          <table:table-cell table:style-name="ce3" office:value-type="date" office:date-value="2014-02-10">
            <text:p>10/02/14</text:p>
          </table:table-cell>
          <table:table-cell office:value-type="string">
            <text:p>MTTO-97-2014</text:p>
          </table:table-cell>
          <table:table-cell office:value-type="string">
            <text:p>USE-825</text:p>
          </table:table-cell>
          <table:table-cell office:value-type="string">
            <text:p>CAMBIO ACOPLE MANGUERA COMPRESOR </text:p>
          </table:table-cell>
          <table:table-cell office:value-type="string">
            <text:p>MUELLES Y FRENOS PALMIRA</text:p>
          </table:table-cell>
          <table:table-cell table:number-columns-repeated="1019"/>
        </table:table-row>
        <table:table-row table:style-name="ro3">
          <table:table-cell table:style-name="ce3" office:value-type="date" office:date-value="2014-02-10">
            <text:p>10/02/14</text:p>
          </table:table-cell>
          <table:table-cell office:value-type="string">
            <text:p>MTTO-98-2014</text:p>
          </table:table-cell>
          <table:table-cell office:value-type="string">
            <text:p>BOMBA DE ALTA <text:s/>HIDRO No. 2</text:p>
          </table:table-cell>
          <table:table-cell office:value-type="string">
            <text:p>CAMBIO EMPAQUETADURA </text:p>
          </table:table-cell>
          <table:table-cell office:value-type="string">
            <text:p>REHIMAC </text:p>
          </table:table-cell>
          <table:table-cell office:value-type="string">
            <text:p>001-CV-001644</text:p>
          </table:table-cell>
          <table:table-cell table:number-columns-repeated="1018"/>
        </table:table-row>
        <table:table-row table:style-name="ro3">
          <table:table-cell table:style-name="ce3" office:value-type="date" office:date-value="2014-02-11">
            <text:p>11/02/14</text:p>
          </table:table-cell>
          <table:table-cell office:value-type="string">
            <text:p>AAM-25-2014-ATI-16</text:p>
          </table:table-cell>
          <table:table-cell office:value-type="string">
            <text:p>ATI-16</text:p>
          </table:table-cell>
          <table:table-cell office:value-type="string">
            <text:p>INSTALACION LLANTA DELANTERA SUMINISTRADA POR ALMACEN DEL CCO</text:p>
          </table:table-cell>
          <table:table-cell office:value-type="string">
            <text:p>SUMOTO S.A.</text:p>
          </table:table-cell>
          <table:table-cell table:number-columns-repeated="1019"/>
        </table:table-row>
        <table:table-row table:style-name="ro4">
          <table:table-cell table:style-name="ce3" office:value-type="date" office:date-value="2014-02-11">
            <text:p>11/02/14</text:p>
          </table:table-cell>
          <table:table-cell office:value-type="string">
            <text:p>AAM-26-2014-ATI-12</text:p>
          </table:table-cell>
          <table:table-cell office:value-type="string">
            <text:p>ATI-12</text:p>
          </table:table-cell>
          <table:table-cell office:value-type="string">
            <text:p>RUTINA, SINCRONIZACION, SUMINISTRO E INSTALACION INTERRUPTOR FAROLA DELANTERA Y REVISION COMANDOS </text:p>
          </table:table-cell>
          <table:table-cell office:value-type="string">
            <text:p>SUMOTO S.A.</text:p>
          </table:table-cell>
          <table:table-cell table:number-columns-repeated="1019"/>
        </table:table-row>
        <table:table-row table:style-name="ro3">
          <table:table-cell table:style-name="ce3" office:value-type="date" office:date-value="2014-02-11">
            <text:p>11/02/14</text:p>
          </table:table-cell>
          <table:table-cell office:value-type="string">
            <text:p>AAM-028-2014-T3</text:p>
          </table:table-cell>
          <table:table-cell office:value-type="string">
            <text:p>DDB-894</text:p>
          </table:table-cell>
          <table:table-cell office:value-type="string">
            <text:p>REVISAR SISTEMA DE CARGA POR GARANTIA </text:p>
          </table:table-cell>
          <table:table-cell office:value-type="string">
            <text:p>COEXITO-OSCAR GARCIA </text:p>
          </table:table-cell>
          <table:table-cell office:value-type="float" office:value="1942810">
            <text:p>1942810</text:p>
          </table:table-cell>
          <table:table-cell table:number-columns-repeated="1018"/>
        </table:table-row>
        <table:table-row table:style-name="ro3">
          <table:table-cell table:style-name="ce3" office:value-type="date" office:date-value="2014-02-11">
            <text:p>11/02/14</text:p>
          </table:table-cell>
          <table:table-cell office:value-type="string">
            <text:p>AAM-029-2014-T3</text:p>
          </table:table-cell>
          <table:table-cell office:value-type="string">
            <text:p>DDB-894</text:p>
          </table:table-cell>
          <table:table-cell office:value-type="string">
            <text:p>INSTALAR BOMBA PRESURIZADORA PARA VERIFICAR FUGA DE REFRIGERANTE </text:p>
          </table:table-cell>
          <table:table-cell office:value-type="string">
            <text:p>TECNIMARCANT</text:p>
          </table:table-cell>
          <table:table-cell table:number-columns-repeated="1019"/>
        </table:table-row>
        <table:table-row table:style-name="ro8">
          <table:table-cell table:style-name="ce3" office:value-type="date" office:date-value="2014-02-11">
            <text:p>11/02/14</text:p>
          </table:table-cell>
          <table:table-cell office:value-type="string">
            <text:p>AAM-12-2014-T1</text:p>
          </table:table-cell>
          <table:table-cell office:value-type="string">
            <text:p>RUI-02B</text:p>
          </table:table-cell>
          <table:table-cell office:value-type="string">
            <text:p>VERIFICAR FUNCIONAMIENTO MONOSHOCK, INSTALACION LLANTA TRASERA SUMINISTRADA POR ALMACEN DEL CCO Y CORREGIR FUGA DE ACEITE POR CABEZA DE FUERZA PARTE SUPERIOR</text:p>
          </table:table-cell>
          <table:table-cell office:value-type="string">
            <text:p>SUMOTO S.A.</text:p>
          </table:table-cell>
          <table:table-cell table:number-columns-repeated="1019"/>
        </table:table-row>
        <table:table-row table:style-name="ro3">
          <table:table-cell table:style-name="ce3" office:value-type="date" office:date-value="2014-02-11">
            <text:p>11/02/14</text:p>
          </table:table-cell>
          <table:table-cell office:value-type="string">
            <text:p>AAM-13-2014-T1</text:p>
          </table:table-cell>
          <table:table-cell office:value-type="string">
            <text:p>RUH-99B</text:p>
          </table:table-cell>
          <table:table-cell office:value-type="string">
            <text:p>RUTINA E INSTALACION LLANTA TRASERA SUMINISTRADA POR ALMACEN DEL CCO </text:p>
          </table:table-cell>
          <table:table-cell office:value-type="string">
            <text:p>SUMOTO S.A.</text:p>
          </table:table-cell>
          <table:table-cell table:number-columns-repeated="1019"/>
        </table:table-row>
        <table:table-row table:style-name="ro8">
          <table:table-cell table:style-name="ce3" office:value-type="date" office:date-value="2014-02-11">
            <text:p>11/02/14</text:p>
          </table:table-cell>
          <table:table-cell office:value-type="string">
            <text:p>AAM-25-2014-T6</text:p>
          </table:table-cell>
          <table:table-cell office:value-type="string">
            <text:p>SQW-850</text:p>
          </table:table-cell>
          <table:table-cell office:value-type="string">
            <text:p>REFORZAR BASE SOPORTE DE ENGANCHE TRASERO DEL TENEDOR, ENMALLAR MANGUERAS DEL YUGO Y VERIFICAR FUGA POR ACOPLE DE MANGUERAS QUE SALEN DEL YUGO POR GARANTIA </text:p>
          </table:table-cell>
          <table:table-cell office:value-type="string">
            <text:p>REHIMAC </text:p>
          </table:table-cell>
          <table:table-cell table:number-columns-repeated="1019"/>
        </table:table-row>
        <table:table-row table:style-name="ro6">
          <table:table-cell table:style-name="ce3" office:value-type="date" office:date-value="2014-02-13">
            <text:p>13/02/14</text:p>
          </table:table-cell>
          <table:table-cell office:value-type="string">
            <text:p>AAM-028-2014-T2</text:p>
          </table:table-cell>
          <table:table-cell office:value-type="string">
            <text:p>SPK-180</text:p>
          </table:table-cell>
          <table:table-cell office:value-type="string">
            <text:p>CORREGIR FUGA DE AIRE <text:s text:c="2"/></text:p>
          </table:table-cell>
          <table:table-cell office:value-type="string">
            <text:p>FRENO PARTES</text:p>
          </table:table-cell>
          <table:table-cell office:value-type="string">
            <text:p>C242</text:p>
          </table:table-cell>
          <table:table-cell table:number-columns-repeated="1018"/>
        </table:table-row>
        <table:table-row table:style-name="ro6">
          <table:table-cell table:style-name="ce3" office:value-type="date" office:date-value="2014-02-13">
            <text:p>13/02/14</text:p>
          </table:table-cell>
          <table:table-cell office:value-type="string">
            <text:p>AAM-031-2014-T3</text:p>
          </table:table-cell>
          <table:table-cell office:value-type="string">
            <text:p>DDB-890</text:p>
          </table:table-cell>
          <table:table-cell office:value-type="string">
            <text:p>CAMBIO BUJES MUELLES TRASEROS </text:p>
          </table:table-cell>
          <table:table-cell office:value-type="string">
            <text:p>FRENO PARTES</text:p>
          </table:table-cell>
          <table:table-cell office:value-type="string">
            <text:p>C238</text:p>
          </table:table-cell>
          <table:table-cell table:number-columns-repeated="1018"/>
        </table:table-row>
        <table:table-row table:style-name="ro3">
          <table:table-cell table:style-name="ce3" office:value-type="date" office:date-value="2014-02-13">
            <text:p>13/02/14</text:p>
          </table:table-cell>
          <table:table-cell office:value-type="string">
            <text:p>AAM-26-2014-T6</text:p>
          </table:table-cell>
          <table:table-cell office:value-type="string">
            <text:p>DDB-883</text:p>
          </table:table-cell>
          <table:table-cell office:value-type="string">
            <text:p>CAMBIO RECIBIDOR VENTANA PUERTA LATERAL DERECHA </text:p>
          </table:table-cell>
          <table:table-cell office:value-type="string">
            <text:p>TAPIZADOS Y LUJOS</text:p>
          </table:table-cell>
          <table:table-cell table:number-columns-repeated="1019"/>
        </table:table-row>
        <table:table-row table:style-name="ro6">
          <table:table-cell table:style-name="ce3" office:value-type="date" office:date-value="2014-02-13">
            <text:p>13/02/14</text:p>
          </table:table-cell>
          <table:table-cell office:value-type="string">
            <text:p>AAM-27-2014-T6</text:p>
          </table:table-cell>
          <table:table-cell office:value-type="string">
            <text:p>VZI-61C</text:p>
          </table:table-cell>
          <table:table-cell office:value-type="string">
            <text:p>REVISION DE LOS 1.000 KMS</text:p>
          </table:table-cell>
          <table:table-cell office:value-type="string">
            <text:p>SUMOTO S.A.</text:p>
          </table:table-cell>
          <table:table-cell table:number-columns-repeated="1019"/>
        </table:table-row>
        <table:table-row table:style-name="ro3">
          <table:table-cell table:style-name="ce3" office:value-type="date" office:date-value="2014-02-13">
            <text:p>13/02/14</text:p>
          </table:table-cell>
          <table:table-cell office:value-type="string">
            <text:p>AAM-29-2014-T4</text:p>
          </table:table-cell>
          <table:table-cell office:value-type="string">
            <text:p>KEX-384</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4-02-13">
            <text:p>13/02/14</text:p>
          </table:table-cell>
          <table:table-cell office:value-type="string">
            <text:p>MTTO-105-2014</text:p>
          </table:table-cell>
          <table:table-cell office:value-type="string">
            <text:p>CJH-079</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2-13">
            <text:p>13/02/14</text:p>
          </table:table-cell>
          <table:table-cell office:value-type="string">
            <text:p>MTTO-106-2014</text:p>
          </table:table-cell>
          <table:table-cell office:value-type="string">
            <text:p>CJH-079</text:p>
          </table:table-cell>
          <table:table-cell office:value-type="string">
            <text:p>CORREGIR FUGA TANQUE SUPERIOR DE RADIADOR </text:p>
          </table:table-cell>
          <table:table-cell office:value-type="string">
            <text:p>TECNIMARCANT</text:p>
          </table:table-cell>
          <table:table-cell table:number-columns-repeated="1019"/>
        </table:table-row>
        <table:table-row table:style-name="ro3">
          <table:table-cell table:style-name="ce3" office:value-type="date" office:date-value="2014-02-13">
            <text:p>13/02/14</text:p>
          </table:table-cell>
          <table:table-cell office:value-type="string">
            <text:p>AAM-27-2014-ATI-13</text:p>
          </table:table-cell>
          <table:table-cell office:value-type="string">
            <text:p>ATI-13</text:p>
          </table:table-cell>
          <table:table-cell office:value-type="string">
            <text:p>CAMBIO DE ESPEJO RETROVISOR LADO DERECHO POR DESAJUSTE</text:p>
          </table:table-cell>
          <table:table-cell office:value-type="string">
            <text:p>SUMOTO S.A.</text:p>
          </table:table-cell>
          <table:table-cell table:number-columns-repeated="1019"/>
        </table:table-row>
        <table:table-row table:style-name="ro3">
          <table:table-cell table:style-name="ce3" office:value-type="date" office:date-value="2014-02-13">
            <text:p>13/02/14</text:p>
          </table:table-cell>
          <table:table-cell office:value-type="string">
            <text:p>AAM-20-2014-T5</text:p>
          </table:table-cell>
          <table:table-cell office:value-type="string">
            <text:p>KEX-250</text:p>
          </table:table-cell>
          <table:table-cell office:value-type="string">
            <text:p>PRESENTA CODIGO ACTIVO (RATEO MOTOR Y NO ACELERA)</text:p>
          </table:table-cell>
          <table:table-cell office:value-type="string">
            <text:p>TALLERES AUTORIZADOS S.A.</text:p>
          </table:table-cell>
          <table:table-cell office:value-type="float" office:value="33092315">
            <text:p>33092315</text:p>
          </table:table-cell>
          <table:table-cell table:number-columns-repeated="1018"/>
        </table:table-row>
        <table:table-row table:style-name="ro3">
          <table:table-cell table:style-name="ce3" office:value-type="date" office:date-value="2014-02-14">
            <text:p>14/02/14</text:p>
          </table:table-cell>
          <table:table-cell office:value-type="string">
            <text:p>MTTO-108-2014</text:p>
          </table:table-cell>
          <table:table-cell office:value-type="string">
            <text:p>COMPRESOR FABRIL No. 4</text:p>
          </table:table-cell>
          <table:table-cell office:value-type="string">
            <text:p>PRESENTA FALLA EL MOTOR NO HALA LA CORREA Y SE PEGA (SE QUEMA EL AUTOMATICO)</text:p>
          </table:table-cell>
          <table:table-cell office:value-type="string">
            <text:p>COMPRESORES FABRILES</text:p>
          </table:table-cell>
          <table:table-cell office:value-type="float" office:value="2430">
            <text:p>2430</text:p>
          </table:table-cell>
          <table:table-cell table:number-columns-repeated="1018"/>
        </table:table-row>
        <table:table-row table:style-name="ro4">
          <table:table-cell table:style-name="ce3" office:value-type="date" office:date-value="2014-02-14">
            <text:p>14/02/14</text:p>
          </table:table-cell>
          <table:table-cell office:value-type="string">
            <text:p>MTTO-109-2014</text:p>
          </table:table-cell>
          <table:table-cell office:value-type="string">
            <text:p>SMW-560</text:p>
          </table:table-cell>
          <table:table-cell office:value-type="string">
            <text:p>CAMBIO CORREAS MOTOR Y TERMOSTATO </text:p>
          </table:table-cell>
          <table:table-cell office:value-type="string">
            <text:p>KENWORTH DE LA MONTAÑA</text:p>
          </table:table-cell>
          <table:table-cell office:value-type="string">
            <text:p>VALOR TOTAL COTIZACION $460.520</text:p>
          </table:table-cell>
          <table:table-cell table:number-columns-repeated="1018"/>
        </table:table-row>
        <table:table-row table:style-name="ro3">
          <table:table-cell table:style-name="ce3" office:value-type="date" office:date-value="2014-02-14">
            <text:p>14/02/14</text:p>
          </table:table-cell>
          <table:table-cell office:value-type="string">
            <text:p>MTTO-110-2014</text:p>
          </table:table-cell>
          <table:table-cell office:value-type="string">
            <text:p>DDA-208</text:p>
          </table:table-cell>
          <table:table-cell office:value-type="string">
            <text:p>REVISAR SISTEMA DE CARGA </text:p>
          </table:table-cell>
          <table:table-cell office:value-type="string">
            <text:p>COEXITO-OSCAR GARCIA </text:p>
          </table:table-cell>
          <table:table-cell office:value-type="float" office:value="1956518">
            <text:p>1956518</text:p>
          </table:table-cell>
          <table:table-cell table:number-columns-repeated="1018"/>
        </table:table-row>
        <table:table-row table:style-name="ro3">
          <table:table-cell table:style-name="ce3" office:value-type="date" office:date-value="2014-02-14">
            <text:p>14/02/14</text:p>
          </table:table-cell>
          <table:table-cell office:value-type="string">
            <text:p>AAM-032-2014-T3</text:p>
          </table:table-cell>
          <table:table-cell office:value-type="string">
            <text:p>USE-392 </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4-02-14">
            <text:p>14/02/14</text:p>
          </table:table-cell>
          <table:table-cell office:value-type="string">
            <text:p>MTTO-111-2014</text:p>
          </table:table-cell>
          <table:table-cell office:value-type="string">
            <text:p>PLANTA ELECTRICA FG WILSON No. 2</text:p>
          </table:table-cell>
          <table:table-cell office:value-type="string">
            <text:p>MANTENIMIENTO ALTERNADOR <text:s text:c="2"/></text:p>
          </table:table-cell>
          <table:table-cell office:value-type="string">
            <text:p>RENZO NIETO </text:p>
          </table:table-cell>
          <table:table-cell office:value-type="float" office:value="846">
            <text:p>846</text:p>
          </table:table-cell>
          <table:table-cell table:number-columns-repeated="1018"/>
        </table:table-row>
        <table:table-row table:style-name="ro3">
          <table:table-cell table:style-name="ce3" office:value-type="date" office:date-value="2014-02-14">
            <text:p>14/02/14</text:p>
          </table:table-cell>
          <table:table-cell office:value-type="string">
            <text:p>AAM-30-2014-T6</text:p>
          </table:table-cell>
          <table:table-cell office:value-type="string">
            <text:p>DDB-883</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4-02-14">
            <text:p>14/02/14</text:p>
          </table:table-cell>
          <table:table-cell office:value-type="string">
            <text:p>AAM-31-2014-T6</text:p>
          </table:table-cell>
          <table:table-cell office:value-type="string">
            <text:p>DDB-883</text:p>
          </table:table-cell>
          <table:table-cell office:value-type="string">
            <text:p>VERIFICAR ESTADO DE RODAMIENTOS DELANTEROS </text:p>
          </table:table-cell>
          <table:table-cell office:value-type="string">
            <text:p>TALLERES AUTORIZADOS S.A.</text:p>
          </table:table-cell>
          <table:table-cell office:value-type="float" office:value="31009786">
            <text:p>31009786</text:p>
          </table:table-cell>
          <table:table-cell table:number-columns-repeated="1018"/>
        </table:table-row>
        <table:table-row table:style-name="ro3">
          <table:table-cell table:style-name="ce3" office:value-type="date" office:date-value="2014-02-14">
            <text:p>14/02/14</text:p>
          </table:table-cell>
          <table:table-cell office:value-type="string">
            <text:p>AAM-32-2014-T6</text:p>
          </table:table-cell>
          <table:table-cell office:value-type="string">
            <text:p>DDB-891</text:p>
          </table:table-cell>
          <table:table-cell office:value-type="string">
            <text:p>REVISAR SISTEMA DE CARGA </text:p>
          </table:table-cell>
          <table:table-cell office:value-type="string">
            <text:p>COEXITO-OSCAR GARCIA </text:p>
          </table:table-cell>
          <table:table-cell office:value-type="float" office:value="1956490">
            <text:p>1956490</text:p>
          </table:table-cell>
          <table:table-cell table:number-columns-repeated="1018"/>
        </table:table-row>
        <table:table-row table:style-name="ro5">
          <table:table-cell table:style-name="ce3" office:value-type="date" office:date-value="2014-02-14">
            <text:p>14/02/14</text:p>
          </table:table-cell>
          <table:table-cell office:value-type="string">
            <text:p>MTTO-112-2014</text:p>
          </table:table-cell>
          <table:table-cell office:value-type="string">
            <text:p>USE-825</text:p>
          </table:table-cell>
          <table:table-cell office:value-type="string">
            <text:p>INSTALACION DE 4 LLANTAS NUEVAS PARTE TRASERA, SUMINISTRADAS POR ALMACEN DEL CCO REF. 12R22.5 (INCLUYE MONTAJE Y MARCACION)</text:p>
          </table:table-cell>
          <table:table-cell office:value-type="string">
            <text:p>LLANTAS LA ESTACION</text:p>
          </table:table-cell>
          <table:table-cell table:number-columns-repeated="1019"/>
        </table:table-row>
        <table:table-row table:style-name="ro3">
          <table:table-cell table:style-name="ce3" office:value-type="date" office:date-value="2014-02-15">
            <text:p>15/02/14</text:p>
          </table:table-cell>
          <table:table-cell office:value-type="string">
            <text:p>AAM-28-2014-ATI-16</text:p>
          </table:table-cell>
          <table:table-cell office:value-type="string">
            <text:p>ATI-16</text:p>
          </table:table-cell>
          <table:table-cell office:value-type="string">
            <text:p>VERIFICAR CORTO Y FUGA DE COMBUSTIBLE (SE TRATO DE PRENDER)</text:p>
          </table:table-cell>
          <table:table-cell office:value-type="string">
            <text:p>SUMOTO S.A.</text:p>
          </table:table-cell>
          <table:table-cell table:number-columns-repeated="1019"/>
        </table:table-row>
        <table:table-row table:style-name="ro3">
          <table:table-cell table:style-name="ce3" office:value-type="date" office:date-value="2014-02-15">
            <text:p>15/02/14</text:p>
          </table:table-cell>
          <table:table-cell office:value-type="string">
            <text:p>AAM-033-2014-T3</text:p>
          </table:table-cell>
          <table:table-cell office:value-type="string">
            <text:p>USE-392 </text:p>
          </table:table-cell>
          <table:table-cell office:value-type="string">
            <text:p>CORREGIR FUGA DE AIRE POR DIAFRAGMA </text:p>
          </table:table-cell>
          <table:table-cell office:value-type="string">
            <text:p>MUELLES Y FRENOS PALMIRA</text:p>
          </table:table-cell>
          <table:table-cell table:number-columns-repeated="1019"/>
        </table:table-row>
        <table:table-row table:style-name="ro5">
          <table:table-cell table:style-name="ce3" office:value-type="date" office:date-value="2014-02-15">
            <text:p>15/02/14</text:p>
          </table:table-cell>
          <table:table-cell office:value-type="string">
            <text:p>MTTO-113-2014</text:p>
          </table:table-cell>
          <table:table-cell office:value-type="string">
            <text:p>KUK-381</text:p>
          </table:table-cell>
          <table:table-cell office:value-type="string">
            <text:p>DESPINCHAR LLANTA TRASERA INTERNA LADO IZQUIERDO, E INSTALACION DE LLANTA DE SEGUNDA SUMINISTRADA POR ALMACEN DEL CCO.</text:p>
          </table:table-cell>
          <table:table-cell office:value-type="string">
            <text:p>COEXITO-OSCAR GARCIA </text:p>
          </table:table-cell>
          <table:table-cell table:number-columns-repeated="1019"/>
        </table:table-row>
        <table:table-row table:style-name="ro3">
          <table:table-cell table:style-name="ce3" office:value-type="date" office:date-value="2014-02-15">
            <text:p>15/02/14</text:p>
          </table:table-cell>
          <table:table-cell office:value-type="string">
            <text:p>MTTO-114-2014</text:p>
          </table:table-cell>
          <table:table-cell office:value-type="string">
            <text:p>SMI-194</text:p>
          </table:table-cell>
          <table:table-cell office:value-type="string">
            <text:p>DESPINCHAR LLANTA PATIN LADO BLANCO DERECHO</text:p>
          </table:table-cell>
          <table:table-cell office:value-type="string">
            <text:p>ESTACION LAS PALMERAS</text:p>
          </table:table-cell>
          <table:table-cell table:number-columns-repeated="1019"/>
        </table:table-row>
        <table:table-row table:style-name="ro3">
          <table:table-cell table:style-name="ce3" office:value-type="date" office:date-value="2014-02-15">
            <text:p>15/02/14</text:p>
          </table:table-cell>
          <table:table-cell office:value-type="string">
            <text:p>MTTO-116-2014</text:p>
          </table:table-cell>
          <table:table-cell office:value-type="string">
            <text:p>KUK-381</text:p>
          </table:table-cell>
          <table:table-cell office:value-type="string">
            <text:p>CORREGIR FUGA DE AIRE <text:s text:c="2"/></text:p>
          </table:table-cell>
          <table:table-cell office:value-type="string">
            <text:p>MUELLES Y FRENOS PALMIRA</text:p>
          </table:table-cell>
          <table:table-cell table:number-columns-repeated="1019"/>
        </table:table-row>
        <table:table-row table:style-name="ro3">
          <table:table-cell table:style-name="ce3" office:value-type="date" office:date-value="2014-02-15">
            <text:p>15/02/14</text:p>
          </table:table-cell>
          <table:table-cell office:value-type="string">
            <text:p>MTTO-117-2014</text:p>
          </table:table-cell>
          <table:table-cell office:value-type="string">
            <text:p>PLANTA ELECTRICA FG WILSON No. 2</text:p>
          </table:table-cell>
          <table:table-cell office:value-type="string">
            <text:p>REVISAR SISTEMA DE CARGA </text:p>
          </table:table-cell>
          <table:table-cell office:value-type="string">
            <text:p>COEXITO-OSCAR GARCIA </text:p>
          </table:table-cell>
          <table:table-cell office:value-type="float" office:value="719326">
            <text:p>719326</text:p>
          </table:table-cell>
          <table:table-cell table:number-columns-repeated="1018"/>
        </table:table-row>
        <table:table-row table:style-name="ro3">
          <table:table-cell table:style-name="ce3" office:value-type="date" office:date-value="2014-02-17">
            <text:p>17/02/14</text:p>
          </table:table-cell>
          <table:table-cell office:value-type="string">
            <text:p>MTTO-118-2014</text:p>
          </table:table-cell>
          <table:table-cell office:value-type="string">
            <text:p>SMI-082</text:p>
          </table:table-cell>
          <table:table-cell office:value-type="string">
            <text:p>DESPINCHAR LLANTA DELANTERA DERECHA </text:p>
          </table:table-cell>
          <table:table-cell office:value-type="string">
            <text:p>ESTACION LAS PALMERAS</text:p>
          </table:table-cell>
          <table:table-cell table:number-columns-repeated="1019"/>
        </table:table-row>
        <table:table-row table:style-name="ro3">
          <table:table-cell table:style-name="ce3" office:value-type="date" office:date-value="2014-02-17">
            <text:p>17/02/14</text:p>
          </table:table-cell>
          <table:table-cell office:value-type="string">
            <text:p>MTTO-119-2014</text:p>
          </table:table-cell>
          <table:table-cell office:value-type="string">
            <text:p>KUK-382</text:p>
          </table:table-cell>
          <table:table-cell office:value-type="string">
            <text:p>DESPINCHAR LLANTA DELANT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02-17">
            <text:p>17/02/14</text:p>
          </table:table-cell>
          <table:table-cell office:value-type="string">
            <text:p>AAM-035-2014-T3</text:p>
          </table:table-cell>
          <table:table-cell office:value-type="string">
            <text:p>USE-392 </text:p>
          </table:table-cell>
          <table:table-cell office:value-type="string">
            <text:p>DESPINCHAR LLANTA TRASERA EXTERNA LADO DERECHO</text:p>
          </table:table-cell>
          <table:table-cell office:value-type="string">
            <text:p>COEXITO-OSCAR GARCIA </text:p>
          </table:table-cell>
          <table:table-cell office:value-type="float" office:value="1921609">
            <text:p>1921609</text:p>
          </table:table-cell>
          <table:table-cell table:number-columns-repeated="1018"/>
        </table:table-row>
        <table:table-row table:style-name="ro3">
          <table:table-cell table:style-name="ce3" office:value-type="date" office:date-value="2014-02-17">
            <text:p>17/02/14</text:p>
          </table:table-cell>
          <table:table-cell office:value-type="string">
            <text:p>AAM-27-2014-L.B</text:p>
          </table:table-cell>
          <table:table-cell office:value-type="string">
            <text:p>KIH-74B</text:p>
          </table:table-cell>
          <table:table-cell office:value-type="string">
            <text:p>REVISAR SISTEMA DE CARGA Y SUAVIZAR GUAYA DE EMBRAGUE </text:p>
          </table:table-cell>
          <table:table-cell office:value-type="string">
            <text:p>SUMOTO S.A.</text:p>
          </table:table-cell>
          <table:table-cell table:number-columns-repeated="1019"/>
        </table:table-row>
        <table:table-row table:style-name="ro6">
          <table:table-cell table:style-name="ce3" office:value-type="date" office:date-value="2014-02-18">
            <text:p>18/02/14</text:p>
          </table:table-cell>
          <table:table-cell office:value-type="string">
            <text:p>AAM-31-2014-T4</text:p>
          </table:table-cell>
          <table:table-cell office:value-type="string">
            <text:p>VZA-53C</text:p>
          </table:table-cell>
          <table:table-cell office:value-type="string">
            <text:p>RUTINA</text:p>
          </table:table-cell>
          <table:table-cell office:value-type="string">
            <text:p>SUMOTO S.A.</text:p>
          </table:table-cell>
          <table:table-cell table:number-columns-repeated="1019"/>
        </table:table-row>
        <table:table-row table:style-name="ro5">
          <table:table-cell table:style-name="ce3" office:value-type="date" office:date-value="2014-02-18">
            <text:p>18/02/14</text:p>
          </table:table-cell>
          <table:table-cell office:value-type="string">
            <text:p>AAM-036-2014-T3</text:p>
          </table:table-cell>
          <table:table-cell office:value-type="string">
            <text:p>USE-392 </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6">
          <table:table-cell table:style-name="ce3" office:value-type="date" office:date-value="2014-02-19">
            <text:p>19/02/14</text:p>
          </table:table-cell>
          <table:table-cell office:value-type="string">
            <text:p>AAM-22-2014-T5</text:p>
          </table:table-cell>
          <table:table-cell office:value-type="string">
            <text:p>SXY-300</text:p>
          </table:table-cell>
          <table:table-cell office:value-type="string">
            <text:p>REVISION VALVULA TOMA FUERZA </text:p>
          </table:table-cell>
          <table:table-cell office:value-type="string">
            <text:p>FRENO PARTES</text:p>
          </table:table-cell>
          <table:table-cell office:value-type="string">
            <text:p>C241</text:p>
          </table:table-cell>
          <table:table-cell table:number-columns-repeated="1018"/>
        </table:table-row>
        <table:table-row table:style-name="ro3">
          <table:table-cell table:style-name="ce3" office:value-type="date" office:date-value="2014-02-19">
            <text:p>19/02/14</text:p>
          </table:table-cell>
          <table:table-cell office:value-type="string">
            <text:p>AAM-31-2014-L.B</text:p>
          </table:table-cell>
          <table:table-cell office:value-type="string">
            <text:p>DDA-286</text:p>
          </table:table-cell>
          <table:table-cell office:value-type="string">
            <text:p>REVISAR SISTEMA DE CARGA </text:p>
          </table:table-cell>
          <table:table-cell office:value-type="string">
            <text:p>COEXITO-OSCAR GARCIA </text:p>
          </table:table-cell>
          <table:table-cell office:value-type="float" office:value="1921671">
            <text:p>1921671</text:p>
          </table:table-cell>
          <table:table-cell table:number-columns-repeated="1018"/>
        </table:table-row>
        <table:table-row table:style-name="ro3">
          <table:table-cell table:style-name="ce3" office:value-type="date" office:date-value="2014-02-19">
            <text:p>19/02/14</text:p>
          </table:table-cell>
          <table:table-cell office:value-type="string">
            <text:p>MTTO-125-2014</text:p>
          </table:table-cell>
          <table:table-cell office:value-type="string">
            <text:p>VIBROCOMPACTADOR CB24</text:p>
          </table:table-cell>
          <table:table-cell office:value-type="string">
            <text:p>REVISION ARRANQUE </text:p>
          </table:table-cell>
          <table:table-cell office:value-type="string">
            <text:p>RENZO NIETO </text:p>
          </table:table-cell>
          <table:table-cell office:value-type="float" office:value="847">
            <text:p>847</text:p>
          </table:table-cell>
          <table:table-cell table:number-columns-repeated="1018"/>
        </table:table-row>
        <table:table-row table:style-name="ro3">
          <table:table-cell table:style-name="ce3" office:value-type="date" office:date-value="2014-02-19">
            <text:p>19/02/14</text:p>
          </table:table-cell>
          <table:table-cell office:value-type="string">
            <text:p>AAM-32-2014-T4</text:p>
          </table:table-cell>
          <table:table-cell office:value-type="string">
            <text:p>SPK-951</text:p>
          </table:table-cell>
          <table:table-cell office:value-type="string">
            <text:p>SUMINISTRO E INSTALACION VIDRIO PARABRISA </text:p>
          </table:table-cell>
          <table:table-cell office:value-type="string">
            <text:p>VIDRIOS Y ACCESORIOS </text:p>
          </table:table-cell>
          <table:table-cell office:value-type="float" office:value="22650">
            <text:p>22650</text:p>
          </table:table-cell>
          <table:table-cell table:number-columns-repeated="1018"/>
        </table:table-row>
        <table:table-row table:style-name="ro3">
          <table:table-cell table:style-name="ce3" office:value-type="date" office:date-value="2014-02-19">
            <text:p>19/02/14</text:p>
          </table:table-cell>
          <table:table-cell office:value-type="string">
            <text:p>MTTO-126-2014</text:p>
          </table:table-cell>
          <table:table-cell office:value-type="string">
            <text:p>USA-468</text:p>
          </table:table-cell>
          <table:table-cell office:value-type="string">
            <text:p>DESPINCHAR LLANTA DELANTERA DERECHA </text:p>
          </table:table-cell>
          <table:table-cell office:value-type="string">
            <text:p>COEXITO-OSCAR GARCIA </text:p>
          </table:table-cell>
          <table:table-cell table:number-columns-repeated="1019"/>
        </table:table-row>
        <table:table-row table:style-name="ro3">
          <table:table-cell table:style-name="ce3" office:value-type="date" office:date-value="2014-02-19">
            <text:p>19/02/14</text:p>
          </table:table-cell>
          <table:table-cell office:value-type="string">
            <text:p>MTTO-127-2014</text:p>
          </table:table-cell>
          <table:table-cell office:value-type="string">
            <text:p>USA-468</text:p>
          </table:table-cell>
          <table:table-cell office:value-type="string">
            <text:p>CORREGIR PASO DE AGUA AL ACEITE DE LA BOMBA DE PRESION</text:p>
          </table:table-cell>
          <table:table-cell office:value-type="string">
            <text:p>REHIMAC </text:p>
          </table:table-cell>
          <table:table-cell office:value-type="string">
            <text:p>ORDEN DE TRABAJO 3886</text:p>
          </table:table-cell>
          <table:table-cell table:number-columns-repeated="1018"/>
        </table:table-row>
        <table:table-row table:style-name="ro3">
          <table:table-cell table:style-name="ce3" office:value-type="date" office:date-value="2014-02-20">
            <text:p>20/02/14</text:p>
          </table:table-cell>
          <table:table-cell office:value-type="string">
            <text:p>MTTO-129-2014</text:p>
          </table:table-cell>
          <table:table-cell office:value-type="string">
            <text:p>KUK-382</text:p>
          </table:table-cell>
          <table:table-cell office:value-type="string">
            <text:p>DESPINCHAR LLANTA DELANTERA IZQUIERDA</text:p>
          </table:table-cell>
          <table:table-cell office:value-type="string">
            <text:p>COEXITO-OSCAR GARCIA </text:p>
          </table:table-cell>
          <table:table-cell office:value-type="float" office:value="1921685">
            <text:p>1921685</text:p>
          </table:table-cell>
          <table:table-cell table:number-columns-repeated="1018"/>
        </table:table-row>
        <table:table-row table:style-name="ro3">
          <table:table-cell table:style-name="ce3" office:value-type="date" office:date-value="2014-02-20">
            <text:p>20/02/14</text:p>
          </table:table-cell>
          <table:table-cell office:value-type="string">
            <text:p>MTTO-130-2014</text:p>
          </table:table-cell>
          <table:table-cell office:value-type="string">
            <text:p>USE-726</text:p>
          </table:table-cell>
          <table:table-cell office:value-type="string">
            <text:p>DESPINCHAR LLANTA DELANTERA DERECHA </text:p>
          </table:table-cell>
          <table:table-cell office:value-type="string">
            <text:p>COEXITO-OSCAR GARCIA </text:p>
          </table:table-cell>
          <table:table-cell table:number-columns-repeated="1019"/>
        </table:table-row>
        <table:table-row table:style-name="ro3">
          <table:table-cell table:style-name="ce3" office:value-type="date" office:date-value="2014-02-20">
            <text:p>20/02/14</text:p>
          </table:table-cell>
          <table:table-cell office:value-type="string">
            <text:p>AAM-30-2014-T2</text:p>
          </table:table-cell>
          <table:table-cell office:value-type="string">
            <text:p>KEX-382</text:p>
          </table:table-cell>
          <table:table-cell office:value-type="string">
            <text:p>REVISAR SISTEMA DE CARGA </text:p>
          </table:table-cell>
          <table:table-cell office:value-type="string">
            <text:p>COEXITO-OSCAR GARCIA </text:p>
          </table:table-cell>
          <table:table-cell office:value-type="float" office:value="1921692">
            <text:p>1921692</text:p>
          </table:table-cell>
          <table:table-cell table:number-columns-repeated="1018"/>
        </table:table-row>
        <table:table-row table:style-name="ro6">
          <table:table-cell table:style-name="ce3" office:value-type="date" office:date-value="2014-02-20">
            <text:p>20/02/14</text:p>
          </table:table-cell>
          <table:table-cell office:value-type="string">
            <text:p>AAM-32-2014-L.B</text:p>
          </table:table-cell>
          <table:table-cell office:value-type="string">
            <text:p>SMO-129</text:p>
          </table:table-cell>
          <table:table-cell office:value-type="string">
            <text:p>RATEO MOTOR (PRESENTA CODIGO ACTIVO)</text:p>
          </table:table-cell>
          <table:table-cell office:value-type="string">
            <text:p>NAVITRANS</text:p>
          </table:table-cell>
          <table:table-cell table:number-columns-repeated="1019"/>
        </table:table-row>
        <table:table-row table:style-name="ro3">
          <table:table-cell table:style-name="ce3" office:value-type="date" office:date-value="2014-02-21">
            <text:p>21/02/14</text:p>
          </table:table-cell>
          <table:table-cell office:value-type="string">
            <text:p>MTTO-135-2014</text:p>
          </table:table-cell>
          <table:table-cell office:value-type="string">
            <text:p>REMOLQUE DE TACHAS </text:p>
          </table:table-cell>
          <table:table-cell office:value-type="string">
            <text:p>DESPINCHAR LLANTA TRASERA <text:s text:c="3"/></text:p>
          </table:table-cell>
          <table:table-cell office:value-type="string">
            <text:p>ESTACION LAS PALMERAS</text:p>
          </table:table-cell>
          <table:table-cell table:number-columns-repeated="1019"/>
        </table:table-row>
        <table:table-row table:style-name="ro4">
          <table:table-cell table:style-name="ce3" office:value-type="date" office:date-value="2014-02-21">
            <text:p>21/02/14</text:p>
          </table:table-cell>
          <table:table-cell office:value-type="string">
            <text:p>MTTO-136-2014</text:p>
          </table:table-cell>
          <table:table-cell office:value-type="string">
            <text:p>SMI-082</text:p>
          </table:table-cell>
          <table:table-cell office:value-type="string">
            <text:p>INSTALACION DE 2 LLANTAS DELANTERAS NUEVAS REF. 1100 X 20 MARCA MICHELIN (INCLUYE MONTAJE Y BALANCEO)</text:p>
          </table:table-cell>
          <table:table-cell office:value-type="string">
            <text:p>COEXITO-OSCAR GARCIA </text:p>
          </table:table-cell>
          <table:table-cell office:value-type="float" office:value="1921109">
            <text:p>1921109</text:p>
          </table:table-cell>
          <table:table-cell table:number-columns-repeated="1018"/>
        </table:table-row>
        <table:table-row table:style-name="ro3">
          <table:table-cell table:style-name="ce3" office:value-type="date" office:date-value="2014-02-21">
            <text:p>21/02/14</text:p>
          </table:table-cell>
          <table:table-cell office:value-type="string">
            <text:p>AAM-02-2014-REL</text:p>
          </table:table-cell>
          <table:table-cell office:value-type="string">
            <text:p>CJJ-580</text:p>
          </table:table-cell>
          <table:table-cell office:value-type="string">
            <text:p>CAMBIO GUAYA DE EMERGENCIA Y ADECUAR SISTEMA DE LA LLANTA DE REPUESTO</text:p>
          </table:table-cell>
          <table:table-cell office:value-type="string">
            <text:p>AUTOPACIFICO</text:p>
          </table:table-cell>
          <table:table-cell office:value-type="string">
            <text:p>OT 322389</text:p>
          </table:table-cell>
          <table:table-cell table:number-columns-repeated="1018"/>
        </table:table-row>
        <table:table-row table:style-name="ro3">
          <table:table-cell table:style-name="ce3" office:value-type="date" office:date-value="2014-02-21">
            <text:p>21/02/14</text:p>
          </table:table-cell>
          <table:table-cell office:value-type="string">
            <text:p>MTTO-138-2014</text:p>
          </table:table-cell>
          <table:table-cell office:value-type="string">
            <text:p>USA-339</text:p>
          </table:table-cell>
          <table:table-cell office:value-type="string">
            <text:p>DESPINCHAR LLANTA TRASERA INTERNA IZQUIERDA Y ALINEACION DE DIRECCION</text:p>
          </table:table-cell>
          <table:table-cell office:value-type="string">
            <text:p>COEXITO-OSCAR GARCIA </text:p>
          </table:table-cell>
          <table:table-cell office:value-type="float" office:value="1921111">
            <text:p>1921111</text:p>
          </table:table-cell>
          <table:table-cell table:number-columns-repeated="1018"/>
        </table:table-row>
        <table:table-row table:style-name="ro3">
          <table:table-cell table:style-name="ce3" office:value-type="date" office:date-value="2014-02-21">
            <text:p>21/02/14</text:p>
          </table:table-cell>
          <table:table-cell office:value-type="string">
            <text:p>AAM-037-2014-T3</text:p>
          </table:table-cell>
          <table:table-cell office:value-type="string">
            <text:p>SMO-128</text:p>
          </table:table-cell>
          <table:table-cell office:value-type="string">
            <text:p>SUMINISTRO E INSTALACION DE VIDRIO PARABRISA</text:p>
          </table:table-cell>
          <table:table-cell office:value-type="string">
            <text:p>VIDRIOS Y ACCESORIOS </text:p>
          </table:table-cell>
          <table:table-cell office:value-type="float" office:value="22719">
            <text:p>22719</text:p>
          </table:table-cell>
          <table:table-cell table:number-columns-repeated="1018"/>
        </table:table-row>
        <table:table-row table:style-name="ro6">
          <table:table-cell table:style-name="ce3" office:value-type="date" office:date-value="2014-02-21">
            <text:p>21/02/14</text:p>
          </table:table-cell>
          <table:table-cell office:value-type="string">
            <text:p>AAM-34-2014-T4</text:p>
          </table:table-cell>
          <table:table-cell office:value-type="string">
            <text:p>TLO-302</text:p>
          </table:table-cell>
          <table:table-cell office:value-type="string">
            <text:p>ENDEREZAR PASADORES DE LA SUFRIDERA </text:p>
          </table:table-cell>
          <table:table-cell office:value-type="string">
            <text:p>HERMAR</text:p>
          </table:table-cell>
          <table:table-cell table:number-columns-repeated="1019"/>
        </table:table-row>
        <table:table-row table:style-name="ro3">
          <table:table-cell table:style-name="ce3" office:value-type="date" office:date-value="2014-02-21">
            <text:p>21/02/14</text:p>
          </table:table-cell>
          <table:table-cell office:value-type="string">
            <text:p>MTTO-139-2014</text:p>
          </table:table-cell>
          <table:table-cell office:value-type="string">
            <text:p>USE-726</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3">
          <table:table-cell table:style-name="ce3" office:value-type="date" office:date-value="2014-02-21">
            <text:p>21/02/14</text:p>
          </table:table-cell>
          <table:table-cell office:value-type="string">
            <text:p>AAM-12-2014-GP</text:p>
          </table:table-cell>
          <table:table-cell office:value-type="string">
            <text:p>CJK-060</text:p>
          </table:table-cell>
          <table:table-cell office:value-type="string">
            <text:p>REVISION TREN DELANTERO VIBRA AL GIRAR A LA DERECHA Y ALINEACION DE DIRECCION</text:p>
          </table:table-cell>
          <table:table-cell office:value-type="string">
            <text:p>COEXITO-OSCAR GARCIA </text:p>
          </table:table-cell>
          <table:table-cell office:value-type="float" office:value="1921155">
            <text:p>1921155</text:p>
          </table:table-cell>
          <table:table-cell table:number-columns-repeated="1018"/>
        </table:table-row>
        <table:table-row table:style-name="ro6">
          <table:table-cell table:style-name="ce3" office:value-type="date" office:date-value="2014-02-21">
            <text:p>21/02/14</text:p>
          </table:table-cell>
          <table:table-cell office:value-type="string">
            <text:p>MTTO-140-2014</text:p>
          </table:table-cell>
          <table:table-cell office:value-type="string">
            <text:p>TROMPO No. 4</text:p>
          </table:table-cell>
          <table:table-cell office:value-type="string">
            <text:p>REPARACION TOLBA </text:p>
          </table:table-cell>
          <table:table-cell office:value-type="string">
            <text:p>HERMAR</text:p>
          </table:table-cell>
          <table:table-cell office:value-type="string">
            <text:p>I.C.T-0110</text:p>
          </table:table-cell>
          <table:table-cell table:number-columns-repeated="1018"/>
        </table:table-row>
        <table:table-row table:style-name="ro3">
          <table:table-cell table:style-name="ce3" office:value-type="date" office:date-value="2014-02-22">
            <text:p>22/02/14</text:p>
          </table:table-cell>
          <table:table-cell office:value-type="string">
            <text:p>AAM-04-2014-PJ</text:p>
          </table:table-cell>
          <table:table-cell office:value-type="string">
            <text:p>DDA-222</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4-02-22">
            <text:p>22/02/14</text:p>
          </table:table-cell>
          <table:table-cell office:value-type="string">
            <text:p>MTTO-141-2014</text:p>
          </table:table-cell>
          <table:table-cell office:value-type="string">
            <text:p>DDA-206</text:p>
          </table:table-cell>
          <table:table-cell office:value-type="string">
            <text:p>HABILITAR CABLEADO BATERIA AUXILIAR DE ACCESORIOS (CORTO) Y REVISAR FRENOS TRASEROS RECALENTAMIENTO</text:p>
          </table:table-cell>
          <table:table-cell office:value-type="string">
            <text:p>AUTOPACIFICO</text:p>
          </table:table-cell>
          <table:table-cell office:value-type="string">
            <text:p>VALOR TOTAL COTIZACION $741.978</text:p>
          </table:table-cell>
          <table:table-cell table:number-columns-repeated="1018"/>
        </table:table-row>
        <table:table-row table:style-name="ro3">
          <table:table-cell table:style-name="ce3" office:value-type="date" office:date-value="2014-02-22">
            <text:p>22/02/14</text:p>
          </table:table-cell>
          <table:table-cell office:value-type="string">
            <text:p>MTTO-142-2014</text:p>
          </table:table-cell>
          <table:table-cell office:value-type="string">
            <text:p>SMI-082</text:p>
          </table:table-cell>
          <table:table-cell office:value-type="string">
            <text:p>CORREGIR JUEGO PUERTA LADO IZQUIERDO (CAMBIAR BUJES PASADORES)</text:p>
          </table:table-cell>
          <table:table-cell office:value-type="string">
            <text:p>FRENO PARTES</text:p>
          </table:table-cell>
          <table:table-cell office:value-type="string">
            <text:p>C251</text:p>
          </table:table-cell>
          <table:table-cell table:number-columns-repeated="1018"/>
        </table:table-row>
        <table:table-row table:style-name="ro6">
          <table:table-cell table:style-name="ce3" office:value-type="date" office:date-value="2014-02-22">
            <text:p>22/02/14</text:p>
          </table:table-cell>
          <table:table-cell office:value-type="string">
            <text:p>MTTO-144-2014</text:p>
          </table:table-cell>
          <table:table-cell office:value-type="string">
            <text:p>SMW-559</text:p>
          </table:table-cell>
          <table:table-cell office:value-type="string">
            <text:p>REVISION PITOS</text:p>
          </table:table-cell>
          <table:table-cell office:value-type="string">
            <text:p>FRENO PARTES</text:p>
          </table:table-cell>
          <table:table-cell office:value-type="string">
            <text:p>C247</text:p>
          </table:table-cell>
          <table:table-cell table:number-columns-repeated="1018"/>
        </table:table-row>
        <table:table-row table:style-name="ro4">
          <table:table-cell table:style-name="ce3" office:value-type="date" office:date-value="2014-02-22">
            <text:p>22/02/14</text:p>
          </table:table-cell>
          <table:table-cell office:value-type="string">
            <text:p>MTTO-145-2014</text:p>
          </table:table-cell>
          <table:table-cell office:value-type="string">
            <text:p>DDA-208</text:p>
          </table:table-cell>
          <table:table-cell office:value-type="string">
            <text:p>PRESENTA PROBLEMAS DE CAJA</text:p>
          </table:table-cell>
          <table:table-cell office:value-type="string">
            <text:p>AUTOPACIFICO</text:p>
          </table:table-cell>
          <table:table-cell office:value-type="string">
            <text:p>VALOR TOTAL COTIZACION $5.167.729</text:p>
          </table:table-cell>
          <table:table-cell table:number-columns-repeated="1018"/>
        </table:table-row>
        <table:table-row table:style-name="ro3">
          <table:table-cell table:style-name="ce3" office:value-type="date" office:date-value="2014-02-22">
            <text:p>22/02/14</text:p>
          </table:table-cell>
          <table:table-cell office:value-type="string">
            <text:p>AAM-039-2014-T3</text:p>
          </table:table-cell>
          <table:table-cell office:value-type="string">
            <text:p>USE-392 </text:p>
          </table:table-cell>
          <table:table-cell office:value-type="string">
            <text:p>DESPINCHAR LLANTA TRASERA EXTERNA LADO IZQUIERDO</text:p>
          </table:table-cell>
          <table:table-cell office:value-type="string">
            <text:p>COEXITO-OSCAR GARCIA </text:p>
          </table:table-cell>
          <table:table-cell office:value-type="float" office:value="1921143">
            <text:p>1921143</text:p>
          </table:table-cell>
          <table:table-cell table:number-columns-repeated="1018"/>
        </table:table-row>
        <table:table-row table:style-name="ro3">
          <table:table-cell table:style-name="ce3" office:value-type="date" office:date-value="2014-02-22">
            <text:p>22/02/14</text:p>
          </table:table-cell>
          <table:table-cell office:value-type="string">
            <text:p>AAM-032-2014-T2</text:p>
          </table:table-cell>
          <table:table-cell office:value-type="string">
            <text:p>SPK-180</text:p>
          </table:table-cell>
          <table:table-cell office:value-type="string">
            <text:p>INSTALAR BOMBA PRESURIZADORA PARA VERIFICAR POSIBLE FUGA DE AGUA</text:p>
          </table:table-cell>
          <table:table-cell office:value-type="string">
            <text:p>TECNIMARCANT</text:p>
          </table:table-cell>
          <table:table-cell office:value-type="float" office:value="1367">
            <text:p>1367</text:p>
          </table:table-cell>
          <table:table-cell table:number-columns-repeated="1018"/>
        </table:table-row>
        <table:table-row table:style-name="ro3">
          <table:table-cell table:style-name="ce3" office:value-type="date" office:date-value="2014-02-24">
            <text:p>24/02/14</text:p>
          </table:table-cell>
          <table:table-cell office:value-type="string">
            <text:p>MTTO-146-2014</text:p>
          </table:table-cell>
          <table:table-cell office:value-type="string">
            <text:p>USA-339</text:p>
          </table:table-cell>
          <table:table-cell office:value-type="string">
            <text:p>DESPINCHAR LLANTA TRASERA INTERNA IZQUIERD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4-02-24">
            <text:p>24/02/14</text:p>
          </table:table-cell>
          <table:table-cell office:value-type="string">
            <text:p>AAM-41-2014-T6</text:p>
          </table:table-cell>
          <table:table-cell office:value-type="string">
            <text:p>DDB-883</text:p>
          </table:table-cell>
          <table:table-cell office:value-type="string">
            <text:p>CAMBIO DE AMORTIGUADORES DELANTEROS Y REVISION DE TRASEROS</text:p>
          </table:table-cell>
          <table:table-cell office:value-type="string">
            <text:p>FRENO PARTES</text:p>
          </table:table-cell>
          <table:table-cell office:value-type="string">
            <text:p>C250</text:p>
          </table:table-cell>
          <table:table-cell table:number-columns-repeated="1018"/>
        </table:table-row>
        <table:table-row table:style-name="ro4">
          <table:table-cell table:style-name="ce3" office:value-type="date" office:date-value="2014-02-24">
            <text:p>24/02/14</text:p>
          </table:table-cell>
          <table:table-cell office:value-type="string">
            <text:p>MTTO-147-2014</text:p>
          </table:table-cell>
          <table:table-cell office:value-type="string">
            <text:p>CHR-086 </text:p>
          </table:table-cell>
          <table:table-cell office:value-type="string">
            <text:p>CORREGIR FUGA RUEDA DELANTERA LADO DERECHO POR GARANTIA SEGUN FACTURA No. CC1 2713</text:p>
          </table:table-cell>
          <table:table-cell office:value-type="string">
            <text:p>FRENO PARTES</text:p>
          </table:table-cell>
          <table:table-cell table:number-columns-repeated="1019"/>
        </table:table-row>
        <table:table-row table:style-name="ro3">
          <table:table-cell table:style-name="ce3" office:value-type="date" office:date-value="2014-02-24">
            <text:p>24/02/14</text:p>
          </table:table-cell>
          <table:table-cell office:value-type="string">
            <text:p>MTTO-148-2014</text:p>
          </table:table-cell>
          <table:table-cell office:value-type="string">
            <text:p>CHR-086 </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4-02-24">
            <text:p>24/02/14</text:p>
          </table:table-cell>
          <table:table-cell office:value-type="string">
            <text:p>AAM-42-2014-T6</text:p>
          </table:table-cell>
          <table:table-cell office:value-type="string">
            <text:p>KEY-179</text:p>
          </table:table-cell>
          <table:table-cell office:value-type="string">
            <text:p>REVISION DE LOS 5.000 KMS</text:p>
          </table:table-cell>
          <table:table-cell office:value-type="string">
            <text:p>TALLERES AUTORIZADOS S.A.</text:p>
          </table:table-cell>
          <table:table-cell office:value-type="float" office:value="33092818">
            <text:p>33092818</text:p>
          </table:table-cell>
          <table:table-cell table:number-columns-repeated="1018"/>
        </table:table-row>
        <table:table-row table:style-name="ro6">
          <table:table-cell table:style-name="ce3" office:value-type="date" office:date-value="2014-02-24">
            <text:p>24/02/14</text:p>
          </table:table-cell>
          <table:table-cell office:value-type="string">
            <text:p>AAM-15-2014-T1</text:p>
          </table:table-cell>
          <table:table-cell office:value-type="string">
            <text:p>SPK-307</text:p>
          </table:table-cell>
          <table:table-cell office:value-type="string">
            <text:p>CAMBIO GUARDAPOLVO CARDAN</text:p>
          </table:table-cell>
          <table:table-cell office:value-type="string">
            <text:p>FRENO PARTES</text:p>
          </table:table-cell>
          <table:table-cell office:value-type="string">
            <text:p>C245</text:p>
          </table:table-cell>
          <table:table-cell table:number-columns-repeated="1018"/>
        </table:table-row>
        <table:table-row table:style-name="ro6">
          <table:table-cell table:style-name="ce3" office:value-type="date" office:date-value="2014-02-25">
            <text:p>25/02/14</text:p>
          </table:table-cell>
          <table:table-cell office:value-type="string">
            <text:p>AAM-08-2014-GS</text:p>
          </table:table-cell>
          <table:table-cell office:value-type="string">
            <text:p>CJC-369</text:p>
          </table:table-cell>
          <table:table-cell office:value-type="string">
            <text:p>REVISION VIDRIO PUERTA LATERAL DERECHA </text:p>
          </table:table-cell>
          <table:table-cell office:value-type="string">
            <text:p>TAPIZADOS Y LUJOS</text:p>
          </table:table-cell>
          <table:table-cell office:value-type="float" office:value="221">
            <text:p>221</text:p>
          </table:table-cell>
          <table:table-cell table:number-columns-repeated="1018"/>
        </table:table-row>
        <table:table-row table:style-name="ro3">
          <table:table-cell table:style-name="ce3" office:value-type="date" office:date-value="2014-02-25">
            <text:p>25/02/14</text:p>
          </table:table-cell>
          <table:table-cell office:value-type="string">
            <text:p>MTTO-149-2014</text:p>
          </table:table-cell>
          <table:table-cell office:value-type="string">
            <text:p>KUK-381</text:p>
          </table:table-cell>
          <table:table-cell office:value-type="string">
            <text:p>DESPINCHAR LLANTA TRASERA EXTERNA LADO IZQUIERDO</text:p>
          </table:table-cell>
          <table:table-cell office:value-type="string">
            <text:p>COEXITO-OSCAR GARCIA </text:p>
          </table:table-cell>
          <table:table-cell office:value-type="float" office:value="1956156">
            <text:p>1956156</text:p>
          </table:table-cell>
          <table:table-cell table:number-columns-repeated="1018"/>
        </table:table-row>
        <table:table-row table:style-name="ro4">
          <table:table-cell table:style-name="ce3" office:value-type="date" office:date-value="2014-02-26">
            <text:p>26/02/14</text:p>
          </table:table-cell>
          <table:table-cell office:value-type="string">
            <text:p>AAM-05-2014-PJ</text:p>
          </table:table-cell>
          <table:table-cell office:value-type="string">
            <text:p>DDA-222</text:p>
          </table:table-cell>
          <table:table-cell office:value-type="string">
            <text:p>CORREGIR FUGA DE ACEITE PARTE FRONTAL DEL MOTOR (DAMPER DE RETEN DELANTERO DEL CIGUEÑAL)</text:p>
          </table:table-cell>
          <table:table-cell office:value-type="string">
            <text:p>AUTOPACIFICO</text:p>
          </table:table-cell>
          <table:table-cell office:value-type="string">
            <text:p>VALOR TOTAL COTIZACION $876.238</text:p>
          </table:table-cell>
          <table:table-cell table:number-columns-repeated="1018"/>
        </table:table-row>
        <table:table-row table:style-name="ro3">
          <table:table-cell table:style-name="ce3" office:value-type="date" office:date-value="2014-02-26">
            <text:p>26/02/14</text:p>
          </table:table-cell>
          <table:table-cell office:value-type="string">
            <text:p>AAM-39-2014-T4</text:p>
          </table:table-cell>
          <table:table-cell office:value-type="string">
            <text:p>DDC-552</text:p>
          </table:table-cell>
          <table:table-cell office:value-type="string">
            <text:p>REVISION POLEA Y CORREA DEL AIRE ACONDICIONADO</text:p>
          </table:table-cell>
          <table:table-cell office:value-type="string">
            <text:p>ALISTAMIENTOS OCAMPO</text:p>
          </table:table-cell>
          <table:table-cell office:value-type="float" office:value="571">
            <text:p>571</text:p>
          </table:table-cell>
          <table:table-cell table:number-columns-repeated="1018"/>
        </table:table-row>
        <table:table-row table:style-name="ro6">
          <table:table-cell table:style-name="ce3" office:value-type="date" office:date-value="2014-02-26">
            <text:p>26/02/14</text:p>
          </table:table-cell>
          <table:table-cell office:value-type="string">
            <text:p>MTTO-151-2014</text:p>
          </table:table-cell>
          <table:table-cell office:value-type="string">
            <text:p>KUK-381</text:p>
          </table:table-cell>
          <table:table-cell office:value-type="string">
            <text:p>CAMBIO MANGUERA DE TUBO HIDRAULICO</text:p>
          </table:table-cell>
          <table:table-cell office:value-type="string">
            <text:p>FRENO PARTES</text:p>
          </table:table-cell>
          <table:table-cell office:value-type="string">
            <text:p>C253</text:p>
          </table:table-cell>
          <table:table-cell table:number-columns-repeated="1018"/>
        </table:table-row>
        <table:table-row table:style-name="ro3">
          <table:table-cell table:style-name="ce3" office:value-type="date" office:date-value="2014-02-26">
            <text:p>26/02/14</text:p>
          </table:table-cell>
          <table:table-cell office:value-type="string">
            <text:p>AAM-40-2014-T4</text:p>
          </table:table-cell>
          <table:table-cell office:value-type="string">
            <text:p>TLO-302</text:p>
          </table:table-cell>
          <table:table-cell office:value-type="string">
            <text:p>DESPINCHAR LLANTA DE REPUESTO</text:p>
          </table:table-cell>
          <table:table-cell office:value-type="string">
            <text:p>COEXITO-OSCAR GARCIA </text:p>
          </table:table-cell>
          <table:table-cell office:value-type="float" office:value="1956176">
            <text:p>1956176</text:p>
          </table:table-cell>
          <table:table-cell table:number-columns-repeated="1018"/>
        </table:table-row>
        <table:table-row table:style-name="ro3">
          <table:table-cell table:style-name="ce3" office:value-type="date" office:date-value="2014-02-26">
            <text:p>26/02/14</text:p>
          </table:table-cell>
          <table:table-cell office:value-type="string">
            <text:p>MTTO-152-2014</text:p>
          </table:table-cell>
          <table:table-cell office:value-type="string">
            <text:p>EQUIPO INSTALACION DE TACHAS </text:p>
          </table:table-cell>
          <table:table-cell office:value-type="string">
            <text:p>DESPINCHAR LLANTA DELANT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02-27">
            <text:p>27/02/14</text:p>
          </table:table-cell>
          <table:table-cell office:value-type="string">
            <text:p>AAM-44-2014-T6</text:p>
          </table:table-cell>
          <table:table-cell office:value-type="string">
            <text:p>SQW-886</text:p>
          </table:table-cell>
          <table:table-cell office:value-type="string">
            <text:p>ADAPTAR ACOPLE RAPIDO PARA SUMINISTRO DE AIRE Y ADICIONAR 10 METROS DE MANGUERA</text:p>
          </table:table-cell>
          <table:table-cell office:value-type="string">
            <text:p>MUELLES Y FRENOS PALMIRA</text:p>
          </table:table-cell>
          <table:table-cell office:value-type="float" office:value="44">
            <text:p>44</text:p>
          </table:table-cell>
          <table:table-cell table:number-columns-repeated="1018"/>
        </table:table-row>
        <table:table-row table:style-name="ro3">
          <table:table-cell table:style-name="ce3" office:value-type="date" office:date-value="2014-03-03">
            <text:p>03/03/14</text:p>
          </table:table-cell>
          <table:table-cell office:value-type="string">
            <text:p>AAM-13-2014-GP</text:p>
          </table:table-cell>
          <table:table-cell office:value-type="string">
            <text:p>CJK-060</text:p>
          </table:table-cell>
          <table:table-cell office:value-type="string">
            <text:p>SCANEAR VEHICULO Y REVISAR INTERRUPTOR DE PARQUEO </text:p>
          </table:table-cell>
          <table:table-cell office:value-type="string">
            <text:p>AUTOPACIFICO</text:p>
          </table:table-cell>
          <table:table-cell office:value-type="float" office:value="13358">
            <text:p>13358</text:p>
          </table:table-cell>
          <table:table-cell table:number-columns-repeated="1018"/>
        </table:table-row>
        <table:table-row table:style-name="ro3">
          <table:table-cell table:style-name="ce3" office:value-type="date" office:date-value="2014-03-03">
            <text:p>03/03/14</text:p>
          </table:table-cell>
          <table:table-cell office:value-type="string">
            <text:p>AAM-14-2014-GP</text:p>
          </table:table-cell>
          <table:table-cell office:value-type="string">
            <text:p>CJK-060</text:p>
          </table:table-cell>
          <table:table-cell office:value-type="string">
            <text:p>REVISAR VIDRIO PUERTA DELANTERA IZQUIERDA (NO SUBE NI BAJA)</text:p>
          </table:table-cell>
          <table:table-cell office:value-type="string">
            <text:p>TAPIZADOS Y LUJOS</text:p>
          </table:table-cell>
          <table:table-cell office:value-type="float" office:value="224">
            <text:p>224</text:p>
          </table:table-cell>
          <table:table-cell table:number-columns-repeated="1018"/>
        </table:table-row>
        <table:table-row table:style-name="ro6">
          <table:table-cell table:style-name="ce3" office:value-type="date" office:date-value="2014-03-03">
            <text:p>03/03/14</text:p>
          </table:table-cell>
          <table:table-cell office:value-type="string">
            <text:p>AAM-16-2014-T1</text:p>
          </table:table-cell>
          <table:table-cell office:value-type="string">
            <text:p>SQI-389</text:p>
          </table:table-cell>
          <table:table-cell office:value-type="string">
            <text:p>CORREGIR FUGA DE AGUA </text:p>
          </table:table-cell>
          <table:table-cell office:value-type="string">
            <text:p>TECNIMARCANT</text:p>
          </table:table-cell>
          <table:table-cell office:value-type="float" office:value="1373">
            <text:p>1373</text:p>
          </table:table-cell>
          <table:table-cell table:number-columns-repeated="1018"/>
        </table:table-row>
        <table:table-row table:style-name="ro3">
          <table:table-cell table:style-name="ce3" office:value-type="date" office:date-value="2014-03-03">
            <text:p>03/03/14</text:p>
          </table:table-cell>
          <table:table-cell office:value-type="string">
            <text:p>AAM-036-2014-T2</text:p>
          </table:table-cell>
          <table:table-cell office:value-type="string">
            <text:p>KEX-382</text:p>
          </table:table-cell>
          <table:table-cell office:value-type="string">
            <text:p>CAMBIO VALVULA LLANTA DELANTERA DERECHA Y BALANCEO RUEDAS DELANTERAS </text:p>
          </table:table-cell>
          <table:table-cell office:value-type="string">
            <text:p>COEXITO-OSCAR GARCIA </text:p>
          </table:table-cell>
          <table:table-cell table:number-columns-repeated="1019"/>
        </table:table-row>
        <table:table-row table:style-name="ro3">
          <table:table-cell table:style-name="ce3" office:value-type="date" office:date-value="2014-03-03">
            <text:p>03/03/14</text:p>
          </table:table-cell>
          <table:table-cell office:value-type="string">
            <text:p>AAM-42-2014-T4</text:p>
          </table:table-cell>
          <table:table-cell office:value-type="string">
            <text:p>DDC-552</text:p>
          </table:table-cell>
          <table:table-cell office:value-type="string">
            <text:p>PRESENTA CONTAMINACION DE ACEITE EN EL SISTEMA DE REFRIGERACION</text:p>
          </table:table-cell>
          <table:table-cell office:value-type="string">
            <text:p>TALLERES AUTORIZADOS S.A.</text:p>
          </table:table-cell>
          <table:table-cell office:value-type="string">
            <text:p>33093459</text:p>
            <text:p>R33000682</text:p>
          </table:table-cell>
          <table:table-cell table:number-columns-repeated="1018"/>
        </table:table-row>
        <table:table-row table:style-name="ro4">
          <table:table-cell table:style-name="ce3" office:value-type="date" office:date-value="2014-03-04">
            <text:p>04/03/14</text:p>
          </table:table-cell>
          <table:table-cell office:value-type="string">
            <text:p>MTTO-160-2014</text:p>
          </table:table-cell>
          <table:table-cell office:value-type="string">
            <text:p>KUK-382</text:p>
          </table:table-cell>
          <table:table-cell office:value-type="string">
            <text:p>INSTALACION Y MONTAJE LLANTA DE SEGUNDA, SUMINISTRADA POR ALMACEN DEL CCO, PARTE DELANTERA</text:p>
          </table:table-cell>
          <table:table-cell office:value-type="string">
            <text:p>ESTACION LAS PALMERAS</text:p>
          </table:table-cell>
          <table:table-cell table:number-columns-repeated="1019"/>
        </table:table-row>
        <table:table-row table:style-name="ro6">
          <table:table-cell table:style-name="ce3" office:value-type="date" office:date-value="2014-03-04">
            <text:p>04/03/14</text:p>
          </table:table-cell>
          <table:table-cell office:value-type="string">
            <text:p>AAM-29-2014-T5</text:p>
          </table:table-cell>
          <table:table-cell office:value-type="string">
            <text:p>KEX-250</text:p>
          </table:table-cell>
          <table:table-cell office:value-type="string">
            <text:p>MANTENIMIENTO ALTERNADOR <text:s text:c="2"/></text:p>
          </table:table-cell>
          <table:table-cell office:value-type="string">
            <text:p>RENZO NIETO </text:p>
          </table:table-cell>
          <table:table-cell office:value-type="float" office:value="848">
            <text:p>848</text:p>
          </table:table-cell>
          <table:table-cell table:number-columns-repeated="1018"/>
        </table:table-row>
        <table:table-row table:style-name="ro6">
          <table:table-cell table:style-name="ce3" office:value-type="date" office:date-value="2014-03-04">
            <text:p>04/03/14</text:p>
          </table:table-cell>
          <table:table-cell office:value-type="string">
            <text:p>AAM-037-2014-T2</text:p>
          </table:table-cell>
          <table:table-cell office:value-type="string">
            <text:p>SXY-299</text:p>
          </table:table-cell>
          <table:table-cell office:value-type="string">
            <text:p>CORREGIR FUGA DE AIRE <text:s text:c="2"/></text:p>
          </table:table-cell>
          <table:table-cell office:value-type="string">
            <text:p>FRENO PARTES</text:p>
          </table:table-cell>
          <table:table-cell office:value-type="string">
            <text:p>C249</text:p>
          </table:table-cell>
          <table:table-cell table:number-columns-repeated="1018"/>
        </table:table-row>
        <table:table-row table:style-name="ro3">
          <table:table-cell table:style-name="ce3" office:value-type="date" office:date-value="2014-03-04">
            <text:p>04/03/14</text:p>
          </table:table-cell>
          <table:table-cell office:value-type="string">
            <text:p>AAM-46-2014-T6</text:p>
          </table:table-cell>
          <table:table-cell office:value-type="string">
            <text:p>SQW-850</text:p>
          </table:table-cell>
          <table:table-cell office:value-type="string">
            <text:p>CAMBIO MANGUERA HIDRAULICA DEL YUGO Y ENMALLAR</text:p>
          </table:table-cell>
          <table:table-cell office:value-type="string">
            <text:p>REHIMAC </text:p>
          </table:table-cell>
          <table:table-cell office:value-type="string">
            <text:p>001-CV-001827</text:p>
          </table:table-cell>
          <table:table-cell table:number-columns-repeated="1018"/>
        </table:table-row>
        <table:table-row table:style-name="ro3">
          <table:table-cell table:style-name="ce3" office:value-type="date" office:date-value="2014-03-04">
            <text:p>04/03/14</text:p>
          </table:table-cell>
          <table:table-cell office:value-type="string">
            <text:p>AAM-039-2014-T2</text:p>
          </table:table-cell>
          <table:table-cell office:value-type="string">
            <text:p>DDC-295</text:p>
          </table:table-cell>
          <table:table-cell office:value-type="string">
            <text:p>CORREGIR EXCESIVO HUMO NEGRO</text:p>
          </table:table-cell>
          <table:table-cell office:value-type="string">
            <text:p>TALLERES AUTORIZADOS S.A.</text:p>
          </table:table-cell>
          <table:table-cell office:value-type="float" office:value="33092789">
            <text:p>33092789</text:p>
          </table:table-cell>
          <table:table-cell table:number-columns-repeated="1018"/>
        </table:table-row>
        <table:table-row table:style-name="ro4">
          <table:table-cell table:style-name="ce3" office:value-type="date" office:date-value="2014-03-05">
            <text:p>05/03/14</text:p>
          </table:table-cell>
          <table:table-cell office:value-type="string">
            <text:p>MTTO-164-2014</text:p>
          </table:table-cell>
          <table:table-cell office:value-type="string">
            <text:p>KUK-381</text:p>
          </table:table-cell>
          <table:table-cell office:value-type="string">
            <text:p>DESPINCHAR LLANTAS TRASERAS DERECHAS (INTERNA Y EXTERNA), Y LLANTA TRASERA INTERNA IZQUIERDA</text:p>
          </table:table-cell>
          <table:table-cell office:value-type="string">
            <text:p>COEXITO-OSCAR GARCIA </text:p>
          </table:table-cell>
          <table:table-cell office:value-type="float" office:value="1956342">
            <text:p>1956342</text:p>
          </table:table-cell>
          <table:table-cell table:number-columns-repeated="1018"/>
        </table:table-row>
        <table:table-row table:style-name="ro4">
          <table:table-cell table:style-name="ce3" office:value-type="date" office:date-value="2014-03-05">
            <text:p>05/03/14</text:p>
          </table:table-cell>
          <table:table-cell office:value-type="string">
            <text:p>MTTO-166-2014</text:p>
          </table:table-cell>
          <table:table-cell office:value-type="string">
            <text:p>SMI-082</text:p>
          </table:table-cell>
          <table:table-cell office:value-type="string">
            <text:p>INSTALACION Y MONTAJE LLANTA DE SEGUNDA <text:s/>PARTE TRASERA INTERNA LADO DERECHO, SUMINISTRADA POR ALMACEN DEL CCO</text:p>
          </table:table-cell>
          <table:table-cell office:value-type="string">
            <text:p>ESTACION LAS PALMERAS</text:p>
          </table:table-cell>
          <table:table-cell table:number-columns-repeated="1019"/>
        </table:table-row>
        <table:table-row table:style-name="ro3">
          <table:table-cell table:style-name="ce3" office:value-type="date" office:date-value="2014-03-06">
            <text:p>06/03/14</text:p>
          </table:table-cell>
          <table:table-cell office:value-type="string">
            <text:p>MTTO-170-2014</text:p>
          </table:table-cell>
          <table:table-cell office:value-type="string">
            <text:p>EQUIPO INSTALACION DE TACHAS </text:p>
          </table:table-cell>
          <table:table-cell office:value-type="string">
            <text:p>DESPINCHAR LLANTA TRASERA <text:s text:c="3"/></text:p>
          </table:table-cell>
          <table:table-cell office:value-type="string">
            <text:p>ESTACION LAS PALMERAS</text:p>
          </table:table-cell>
          <table:table-cell table:number-columns-repeated="1019"/>
        </table:table-row>
        <table:table-row table:style-name="ro3">
          <table:table-cell table:style-name="ce3" office:value-type="date" office:date-value="2014-03-06">
            <text:p>06/03/14</text:p>
          </table:table-cell>
          <table:table-cell office:value-type="string">
            <text:p>AAM-10-2014-GS</text:p>
          </table:table-cell>
          <table:table-cell office:value-type="string">
            <text:p>CJC-368</text:p>
          </table:table-cell>
          <table:table-cell office:value-type="string">
            <text:p>DESPINCHAR LLANTA TRASERA DERECHA </text:p>
          </table:table-cell>
          <table:table-cell office:value-type="string">
            <text:p>ESTACION LAS PALMERAS</text:p>
          </table:table-cell>
          <table:table-cell table:number-columns-repeated="1019"/>
        </table:table-row>
        <table:table-row table:style-name="ro8">
          <table:table-cell table:style-name="ce3" office:value-type="date" office:date-value="2014-03-06">
            <text:p>06/03/14</text:p>
          </table:table-cell>
          <table:table-cell office:value-type="string">
            <text:p>AAM-39-2014-L.B</text:p>
          </table:table-cell>
          <table:table-cell office:value-type="string">
            <text:p>DDA-286</text:p>
          </table:table-cell>
          <table:table-cell office:value-type="string">
            <text:p>INSTALACION 2 LLANTAS DE SEGUNDA PARTE DELANTERA, SUMINISTRADAS POR ALMACEN DEL CCO (INCLUYE BALANCEO), E INSTALACION LLANTA DE SEGUNDA PARA LLANTA DE REPUESTO.</text:p>
          </table:table-cell>
          <table:table-cell office:value-type="string">
            <text:p>COEXITO-OSCAR GARCIA </text:p>
          </table:table-cell>
          <table:table-cell table:number-columns-repeated="1019"/>
        </table:table-row>
        <table:table-row table:style-name="ro3">
          <table:table-cell table:style-name="ce3" office:value-type="date" office:date-value="2014-03-06">
            <text:p>06/03/14</text:p>
          </table:table-cell>
          <table:table-cell office:value-type="string">
            <text:p>MTTO-173-2014</text:p>
          </table:table-cell>
          <table:table-cell office:value-type="string">
            <text:p>USA-339</text:p>
          </table:table-cell>
          <table:table-cell office:value-type="string">
            <text:p>DESPINCHAR LLANTA TRASERA EXTERNA IZQUIERDA</text:p>
          </table:table-cell>
          <table:table-cell office:value-type="string">
            <text:p>COEXITO-OSCAR GARCIA </text:p>
          </table:table-cell>
          <table:table-cell table:number-columns-repeated="1019"/>
        </table:table-row>
        <table:table-row table:style-name="ro3">
          <table:table-cell table:style-name="ce3" office:value-type="date" office:date-value="2014-03-07">
            <text:p>07/03/14</text:p>
          </table:table-cell>
          <table:table-cell office:value-type="string">
            <text:p>MTTO-175-2014</text:p>
          </table:table-cell>
          <table:table-cell office:value-type="string">
            <text:p>REMOLQUE DE TACHAS </text:p>
          </table:table-cell>
          <table:table-cell office:value-type="string">
            <text:p>DESPINCHAR LLANTA DERECHA</text:p>
          </table:table-cell>
          <table:table-cell office:value-type="string">
            <text:p>ESTACION LAS PALMERAS</text:p>
          </table:table-cell>
          <table:table-cell table:number-columns-repeated="1019"/>
        </table:table-row>
        <table:table-row table:style-name="ro3">
          <table:table-cell table:style-name="ce3" office:value-type="date" office:date-value="2014-03-07">
            <text:p>07/03/14</text:p>
          </table:table-cell>
          <table:table-cell office:value-type="string">
            <text:p>MTTO-176-2014</text:p>
          </table:table-cell>
          <table:table-cell office:value-type="string">
            <text:p>EQUIPO INSTALACION DE TACHAS </text:p>
          </table:table-cell>
          <table:table-cell office:value-type="string">
            <text:p>DESPINCHAR LLANTA TRASERA <text:s text:c="3"/></text:p>
          </table:table-cell>
          <table:table-cell office:value-type="string">
            <text:p>ESTACION LAS PALMERAS</text:p>
          </table:table-cell>
          <table:table-cell table:number-columns-repeated="1019"/>
        </table:table-row>
        <table:table-row table:style-name="ro6">
          <table:table-cell table:style-name="ce3" office:value-type="date" office:date-value="2014-03-07">
            <text:p>07/03/14</text:p>
          </table:table-cell>
          <table:table-cell office:value-type="string">
            <text:p>AAM-31-2014-T5</text:p>
          </table:table-cell>
          <table:table-cell office:value-type="string">
            <text:p>SPK-179</text:p>
          </table:table-cell>
          <table:table-cell office:value-type="string">
            <text:p>CORREGIR FUGA DE AIRE POR PEDAL DEL FRENO </text:p>
          </table:table-cell>
          <table:table-cell office:value-type="string">
            <text:p>FRENO PARTES</text:p>
          </table:table-cell>
          <table:table-cell table:number-columns-repeated="1019"/>
        </table:table-row>
        <table:table-row table:style-name="ro3">
          <table:table-cell table:style-name="ce3" office:value-type="date" office:date-value="2014-03-07">
            <text:p>07/03/14</text:p>
          </table:table-cell>
          <table:table-cell office:value-type="string">
            <text:p>AAM-32-2014-T5</text:p>
          </table:table-cell>
          <table:table-cell office:value-type="string">
            <text:p>SPK-179</text:p>
          </table:table-cell>
          <table:table-cell office:value-type="string">
            <text:p>SOLDAR Y REFORZAR GUARDABARRO TRASERO LADO IZQUIERDO POR GARANTIA </text:p>
          </table:table-cell>
          <table:table-cell office:value-type="string">
            <text:p>HERMAR</text:p>
          </table:table-cell>
          <table:table-cell office:value-type="string">
            <text:p>I.C.T.0146</text:p>
          </table:table-cell>
          <table:table-cell table:number-columns-repeated="1018"/>
        </table:table-row>
        <table:table-row table:style-name="ro3">
          <table:table-cell table:style-name="ce3" office:value-type="date" office:date-value="2014-03-07">
            <text:p>07/03/14</text:p>
          </table:table-cell>
          <table:table-cell office:value-type="string">
            <text:p>AAM-042-2014-T2</text:p>
          </table:table-cell>
          <table:table-cell office:value-type="string">
            <text:p>KEW-926</text:p>
          </table:table-cell>
          <table:table-cell office:value-type="string">
            <text:p>VERIFICAR RUIDO ANORMAL RUEDA DELANTERA </text:p>
          </table:table-cell>
          <table:table-cell office:value-type="string">
            <text:p>TALLERES AUTORIZADOS S.A.</text:p>
          </table:table-cell>
          <table:table-cell office:value-type="float" office:value="31009929">
            <text:p>31009929</text:p>
          </table:table-cell>
          <table:table-cell table:number-columns-repeated="1018"/>
        </table:table-row>
        <table:table-row table:style-name="ro5">
          <table:table-cell table:style-name="ce3" office:value-type="date" office:date-value="2014-03-10">
            <text:p>10/03/14</text:p>
          </table:table-cell>
          <table:table-cell office:value-type="string">
            <text:p>AAM-043-2014-T2</text:p>
          </table:table-cell>
          <table:table-cell office:value-type="string">
            <text:p>SPK-180</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4">
          <table:table-cell table:style-name="ce3" office:value-type="date" office:date-value="2014-03-11">
            <text:p>11/03/14</text:p>
          </table:table-cell>
          <table:table-cell office:value-type="string">
            <text:p>AAM-46-2014-T4</text:p>
          </table:table-cell>
          <table:table-cell office:value-type="string">
            <text:p>SPK-951</text:p>
          </table:table-cell>
          <table:table-cell office:value-type="string">
            <text:p>PASO DE COMPRESIÓN AL SISTEMA DE REFRIGERACIÓN Y VERIFICAR ESTADO DE BATERIAS <text:s/>(SEGUIMIENTO)</text:p>
          </table:table-cell>
          <table:table-cell office:value-type="string">
            <text:p>AUTOPACIFICO</text:p>
          </table:table-cell>
          <table:table-cell office:value-type="string">
            <text:p>OT 324261</text:p>
          </table:table-cell>
          <table:table-cell table:number-columns-repeated="1018"/>
        </table:table-row>
        <table:table-row table:style-name="ro3">
          <table:table-cell table:style-name="ce3" office:value-type="date" office:date-value="2014-03-11">
            <text:p>11/03/14</text:p>
          </table:table-cell>
          <table:table-cell office:value-type="string">
            <text:p>MTTO-182-2014</text:p>
          </table:table-cell>
          <table:table-cell office:value-type="string">
            <text:p>TROMPO No. 4</text:p>
          </table:table-cell>
          <table:table-cell office:value-type="string">
            <text:p>INSTALACION LLANTA DE SEGUNDA SUMINISTRADA POR ALMACEN DEL CCO </text:p>
          </table:table-cell>
          <table:table-cell office:value-type="string">
            <text:p>ESTACION LAS PALMERAS</text:p>
          </table:table-cell>
          <table:table-cell table:number-columns-repeated="1019"/>
        </table:table-row>
        <table:table-row table:style-name="ro3">
          <table:table-cell table:style-name="ce3" office:value-type="date" office:date-value="2014-03-11">
            <text:p>11/03/14</text:p>
          </table:table-cell>
          <table:table-cell office:value-type="string">
            <text:p>AAM-21-2014-T1</text:p>
          </table:table-cell>
          <table:table-cell office:value-type="string">
            <text:p>SPK-307</text:p>
          </table:table-cell>
          <table:table-cell office:value-type="string">
            <text:p>REPARACION CARGADOR PORTATIL PSJ-2212 (NO FUNCIONA VENTILADOR)</text:p>
          </table:table-cell>
          <table:table-cell office:value-type="string">
            <text:p>FRENO PARTES</text:p>
          </table:table-cell>
          <table:table-cell table:number-columns-repeated="1019"/>
        </table:table-row>
        <table:table-row table:style-name="ro3">
          <table:table-cell table:style-name="ce3" office:value-type="date" office:date-value="2014-03-12">
            <text:p>12/03/14</text:p>
          </table:table-cell>
          <table:table-cell office:value-type="string">
            <text:p>MTTO-183-2014</text:p>
          </table:table-cell>
          <table:table-cell office:value-type="string">
            <text:p>KUK-381</text:p>
          </table:table-cell>
          <table:table-cell office:value-type="string">
            <text:p>DESPINCHAR LLANTA TRASERA DERECHA INTERNA </text:p>
          </table:table-cell>
          <table:table-cell office:value-type="string">
            <text:p>COEXITO-OSCAR GARCIA </text:p>
          </table:table-cell>
          <table:table-cell table:number-columns-repeated="1019"/>
        </table:table-row>
        <table:table-row table:style-name="ro3">
          <table:table-cell table:style-name="ce3" office:value-type="date" office:date-value="2014-03-12">
            <text:p>12/03/14</text:p>
          </table:table-cell>
          <table:table-cell office:value-type="string">
            <text:p>MTTO-185-2014</text:p>
          </table:table-cell>
          <table:table-cell office:value-type="string">
            <text:p>TROMPO No. 2</text:p>
          </table:table-cell>
          <table:table-cell office:value-type="string">
            <text:p>MANTENIMIENTO, SINCRONIZACION Y CORREGIR FUGAS VARIAS </text:p>
          </table:table-cell>
          <table:table-cell office:value-type="string">
            <text:p>SURTIMOTORES</text:p>
          </table:table-cell>
          <table:table-cell office:value-type="float" office:value="544">
            <text:p>544</text:p>
          </table:table-cell>
          <table:table-cell table:number-columns-repeated="1018"/>
        </table:table-row>
        <table:table-row table:style-name="ro3">
          <table:table-cell table:style-name="ce3" office:value-type="date" office:date-value="2014-03-13">
            <text:p>13/03/14</text:p>
          </table:table-cell>
          <table:table-cell office:value-type="string">
            <text:p>AAM-06-2014-IF</text:p>
          </table:table-cell>
          <table:table-cell office:value-type="string">
            <text:p>CJJ-578</text:p>
          </table:table-cell>
          <table:table-cell office:value-type="string">
            <text:p>REVISION EMBRAGUE <text:s text:c="2"/></text:p>
          </table:table-cell>
          <table:table-cell office:value-type="string">
            <text:p>NACIONAL DE EMBRAGUES S.A.S</text:p>
          </table:table-cell>
          <table:table-cell table:number-columns-repeated="1019"/>
        </table:table-row>
        <table:table-row table:style-name="ro5">
          <table:table-cell table:style-name="ce3" office:value-type="date" office:date-value="2014-03-13">
            <text:p>13/03/14</text:p>
          </table:table-cell>
          <table:table-cell office:value-type="string">
            <text:p>AAM-07-2014-IF</text:p>
          </table:table-cell>
          <table:table-cell office:value-type="string">
            <text:p>CJJ-578</text:p>
          </table:table-cell>
          <table:table-cell office:value-type="string">
            <text:p>INSTALACION 4 LLANTAS NUEVAS REF 195R14C BRIDGESTONE DURAVIS (INCLUYE ALINEACION DIRECCION, BALANCEO DE LAS 4 RUEDAS Y MARCACION), SEGUN ORDEN DE COMPRA 006-14</text:p>
          </table:table-cell>
          <table:table-cell office:value-type="string">
            <text:p>CAR &amp; CO</text:p>
          </table:table-cell>
          <table:table-cell table:number-columns-repeated="1019"/>
        </table:table-row>
        <table:table-row table:style-name="ro3">
          <table:table-cell table:style-name="ce3" office:value-type="date" office:date-value="2014-03-13">
            <text:p>13/03/14</text:p>
          </table:table-cell>
          <table:table-cell office:value-type="string">
            <text:p>AAM-35-2014-T5</text:p>
          </table:table-cell>
          <table:table-cell office:value-type="string">
            <text:p>SPK-179</text:p>
          </table:table-cell>
          <table:table-cell office:value-type="string">
            <text:p>REVISAR SISTEMA DE CARGA </text:p>
          </table:table-cell>
          <table:table-cell office:value-type="string">
            <text:p>COEXITO-OSCAR GARCIA </text:p>
          </table:table-cell>
          <table:table-cell office:value-type="float" office:value="1956559">
            <text:p>1956559</text:p>
          </table:table-cell>
          <table:table-cell table:number-columns-repeated="1018"/>
        </table:table-row>
        <table:table-row table:style-name="ro4">
          <table:table-cell table:style-name="ce3" office:value-type="date" office:date-value="2014-03-14">
            <text:p>14/03/14</text:p>
          </table:table-cell>
          <table:table-cell office:value-type="string">
            <text:p>MTTO-189-2014</text:p>
          </table:table-cell>
          <table:table-cell office:value-type="string">
            <text:p>TORRE DE ILUMINACION MULTIQUIP</text:p>
          </table:table-cell>
          <table:table-cell office:value-type="string">
            <text:p>REVISAR SISTEMA DE CARGA </text:p>
          </table:table-cell>
          <table:table-cell office:value-type="string">
            <text:p>COEXITO-OSCAR GARCIA </text:p>
          </table:table-cell>
          <table:table-cell office:value-type="float" office:value="1956576">
            <text:p>1956576</text:p>
          </table:table-cell>
          <table:table-cell table:number-columns-repeated="1018"/>
        </table:table-row>
        <table:table-row table:style-name="ro4">
          <table:table-cell table:style-name="ce3" office:value-type="date" office:date-value="2014-03-14">
            <text:p>14/03/14</text:p>
          </table:table-cell>
          <table:table-cell office:value-type="string">
            <text:p>MTTO-190-2014</text:p>
          </table:table-cell>
          <table:table-cell office:value-type="string">
            <text:p>NISSAN FRONTIER Y LUV D-MAX</text:p>
          </table:table-cell>
          <table:table-cell office:value-type="string">
            <text:p>VULCANIZAR 3 JUEGOS DE BANDAS PARA NISSAN FRONTIER Y 1 JUEGO DE BANDAS PARA LUV D-MAX</text:p>
          </table:table-cell>
          <table:table-cell office:value-type="string">
            <text:p>MUELLES Y FRENOS PALMIRA</text:p>
          </table:table-cell>
          <table:table-cell office:value-type="float" office:value="46">
            <text:p>46</text:p>
          </table:table-cell>
          <table:table-cell table:number-columns-repeated="1018"/>
        </table:table-row>
        <table:table-row table:style-name="ro4">
          <table:table-cell table:style-name="ce3" office:value-type="date" office:date-value="2014-03-14">
            <text:p>14/03/14</text:p>
          </table:table-cell>
          <table:table-cell office:value-type="string">
            <text:p>AAM-49-2014-T4</text:p>
          </table:table-cell>
          <table:table-cell office:value-type="string">
            <text:p>TLO-302</text:p>
          </table:table-cell>
          <table:table-cell office:value-type="string">
            <text:p>INSTALACION 2 LLANTAS DE SEGUNDA SUMINISTRADAS POR ALMACEN DEL CCO, TROQUE TRASERO TRASERO LADO IZQUIERDO</text:p>
          </table:table-cell>
          <table:table-cell office:value-type="string">
            <text:p>COEXITO-OSCAR GARCIA </text:p>
          </table:table-cell>
          <table:table-cell table:number-columns-repeated="1019"/>
        </table:table-row>
        <table:table-row table:style-name="ro3">
          <table:table-cell table:style-name="ce3" office:value-type="date" office:date-value="2014-03-15">
            <text:p>15/03/14</text:p>
          </table:table-cell>
          <table:table-cell office:value-type="string">
            <text:p>MTTO-192-2014</text:p>
          </table:table-cell>
          <table:table-cell office:value-type="string">
            <text:p>REMOLQUE DE TACHAS </text:p>
          </table:table-cell>
          <table:table-cell office:value-type="string">
            <text:p>INSTALACION LLANTA DE SEGUNDA EN RIN No. 14, SUMINISTRADA POR ALMACEN DEL CCO</text:p>
          </table:table-cell>
          <table:table-cell office:value-type="string">
            <text:p>LLANTAS LA ESTACION</text:p>
          </table:table-cell>
          <table:table-cell table:number-columns-repeated="1019"/>
        </table:table-row>
        <table:table-row table:style-name="ro3">
          <table:table-cell table:style-name="ce3" office:value-type="date" office:date-value="2014-03-17">
            <text:p>17/03/14</text:p>
          </table:table-cell>
          <table:table-cell office:value-type="string">
            <text:p>MTTO-197-2014</text:p>
          </table:table-cell>
          <table:table-cell office:value-type="string">
            <text:p>CORTADORA TARGET</text:p>
          </table:table-cell>
          <table:table-cell office:value-type="string">
            <text:p>CORREGIR JUEGO SEGUN INDICACIONES DEL OPERADOR </text:p>
          </table:table-cell>
          <table:table-cell office:value-type="string">
            <text:p>HERMAR</text:p>
          </table:table-cell>
          <table:table-cell office:value-type="string">
            <text:p>I.C.T.160</text:p>
          </table:table-cell>
          <table:table-cell table:number-columns-repeated="1018"/>
        </table:table-row>
        <table:table-row table:style-name="ro6">
          <table:table-cell table:style-name="ce3" office:value-type="date" office:date-value="2014-03-17">
            <text:p>17/03/14</text:p>
          </table:table-cell>
          <table:table-cell office:value-type="string">
            <text:p>AAM-57-2014-T6</text:p>
          </table:table-cell>
          <table:table-cell office:value-type="string">
            <text:p>SQW-886</text:p>
          </table:table-cell>
          <table:table-cell office:value-type="string">
            <text:p>REVISION DE LOS 5.000 KMS</text:p>
          </table:table-cell>
          <table:table-cell office:value-type="string">
            <text:p>AUTOPACIFICO</text:p>
          </table:table-cell>
          <table:table-cell office:value-type="string">
            <text:p>OT 325082</text:p>
          </table:table-cell>
          <table:table-cell table:number-columns-repeated="1018"/>
        </table:table-row>
        <table:table-row table:style-name="ro4">
          <table:table-cell table:style-name="ce3" office:value-type="date" office:date-value="2014-03-17">
            <text:p>17/03/14</text:p>
          </table:table-cell>
          <table:table-cell office:value-type="string">
            <text:p>AAM-43-2014-L.B</text:p>
          </table:table-cell>
          <table:table-cell office:value-type="string">
            <text:p>SMO-129</text:p>
          </table:table-cell>
          <table:table-cell office:value-type="string">
            <text:p>REVISAR RODAJAS FRENOS TRASEROS E INSTALACION DE ACOPLE RAPIDO EN TROQUE TRASERO </text:p>
          </table:table-cell>
          <table:table-cell office:value-type="string">
            <text:p>FRENO PARTES</text:p>
          </table:table-cell>
          <table:table-cell office:value-type="string">
            <text:p>C255</text:p>
          </table:table-cell>
          <table:table-cell table:number-columns-repeated="1018"/>
        </table:table-row>
        <table:table-row table:style-name="ro4">
          <table:table-cell table:style-name="ce3" office:value-type="date" office:date-value="2014-03-18">
            <text:p>18/03/14</text:p>
          </table:table-cell>
          <table:table-cell office:value-type="string">
            <text:p>MTTO-201-2014</text:p>
          </table:table-cell>
          <table:table-cell office:value-type="string">
            <text:p>HIDRO No. 2</text:p>
          </table:table-cell>
          <table:table-cell office:value-type="string">
            <text:p>CORRECTIVO SOPORTE BASE DE BOMBA DE ALTA Y ALINEAR MOTOR CON BOMBA DE ALTA POR GARANTIA</text:p>
          </table:table-cell>
          <table:table-cell office:value-type="string">
            <text:p>REHIMAC </text:p>
          </table:table-cell>
          <table:table-cell table:number-columns-repeated="1019"/>
        </table:table-row>
        <table:table-row table:style-name="ro3">
          <table:table-cell table:style-name="ce3" office:value-type="date" office:date-value="2014-03-18">
            <text:p>18/03/14</text:p>
          </table:table-cell>
          <table:table-cell office:value-type="string">
            <text:p>MTTO-202-2014</text:p>
          </table:table-cell>
          <table:table-cell office:value-type="string">
            <text:p>DDA-165</text:p>
          </table:table-cell>
          <table:table-cell office:value-type="string">
            <text:p>LAVADO GENERAL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4-03-18">
            <text:p>18/03/14</text:p>
          </table:table-cell>
          <table:table-cell office:value-type="string">
            <text:p>AAM-37-2014-T5</text:p>
          </table:table-cell>
          <table:table-cell office:value-type="string">
            <text:p>KEX-250</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3">
          <table:table-cell table:style-name="ce3" office:value-type="date" office:date-value="2014-03-18">
            <text:p>18/03/14</text:p>
          </table:table-cell>
          <table:table-cell office:value-type="string">
            <text:p>AAM-38-2014-T5</text:p>
          </table:table-cell>
          <table:table-cell office:value-type="string">
            <text:p>KEX-250</text:p>
          </table:table-cell>
          <table:table-cell office:value-type="string">
            <text:p>REVISION AIRE ACONDICIONADO </text:p>
          </table:table-cell>
          <table:table-cell office:value-type="string">
            <text:p>ALISTAMIENTOS OCAMPO</text:p>
          </table:table-cell>
          <table:table-cell office:value-type="float" office:value="573">
            <text:p>573</text:p>
          </table:table-cell>
          <table:table-cell table:number-columns-repeated="1018"/>
        </table:table-row>
        <table:table-row table:style-name="ro3">
          <table:table-cell table:style-name="ce3" office:value-type="date" office:date-value="2014-03-18">
            <text:p>18/03/14</text:p>
          </table:table-cell>
          <table:table-cell office:value-type="string">
            <text:p>AAM-048-2014-T2</text:p>
          </table:table-cell>
          <table:table-cell office:value-type="string">
            <text:p>KEX-382</text:p>
          </table:table-cell>
          <table:table-cell office:value-type="string">
            <text:p>CAMBIO BUJES MUELLES TRASEROS </text:p>
          </table:table-cell>
          <table:table-cell office:value-type="string">
            <text:p>MUELLES Y FRENOS PALMIRA</text:p>
          </table:table-cell>
          <table:table-cell office:value-type="float" office:value="47">
            <text:p>47</text:p>
          </table:table-cell>
          <table:table-cell table:number-columns-repeated="1018"/>
        </table:table-row>
        <table:table-row table:style-name="ro3">
          <table:table-cell table:style-name="ce3" office:value-type="date" office:date-value="2014-03-19">
            <text:p>19/03/14</text:p>
          </table:table-cell>
          <table:table-cell office:value-type="string">
            <text:p>MTTO-205-2014</text:p>
          </table:table-cell>
          <table:table-cell office:value-type="string">
            <text:p>KUK-381</text:p>
          </table:table-cell>
          <table:table-cell office:value-type="string">
            <text:p>DESPINCHAR LLANTA TRASERA EXTERNA DERECHA </text:p>
          </table:table-cell>
          <table:table-cell office:value-type="string">
            <text:p>COEXITO-OSCAR GARCIA </text:p>
          </table:table-cell>
          <table:table-cell office:value-type="float" office:value="1956709">
            <text:p>1956709</text:p>
          </table:table-cell>
          <table:table-cell table:number-columns-repeated="1018"/>
        </table:table-row>
        <table:table-row table:style-name="ro3">
          <table:table-cell table:style-name="ce3" office:value-type="date" office:date-value="2014-03-19">
            <text:p>19/03/14</text:p>
          </table:table-cell>
          <table:table-cell office:value-type="string">
            <text:p>AAM-10-2014-IF</text:p>
          </table:table-cell>
          <table:table-cell office:value-type="string">
            <text:p>DDA-211</text:p>
          </table:table-cell>
          <table:table-cell office:value-type="string">
            <text:p>REVISAR SISTEMA DE CARGA </text:p>
          </table:table-cell>
          <table:table-cell office:value-type="string">
            <text:p>COEXITO-OSCAR GARCIA </text:p>
          </table:table-cell>
          <table:table-cell office:value-type="float" office:value="1956732">
            <text:p>1956732</text:p>
          </table:table-cell>
          <table:table-cell table:number-columns-repeated="1018"/>
        </table:table-row>
        <table:table-row table:style-name="ro3">
          <table:table-cell table:style-name="ce3" office:value-type="date" office:date-value="2014-03-20">
            <text:p>20/03/14</text:p>
          </table:table-cell>
          <table:table-cell office:value-type="string">
            <text:p>AAM-11-2014-IF</text:p>
          </table:table-cell>
          <table:table-cell office:value-type="string">
            <text:p>DDA-211</text:p>
          </table:table-cell>
          <table:table-cell office:value-type="string">
            <text:p>REVISAR ALARMA DE BLOQUEO (VERIFICAR SI SE PUEDE REPARAR)</text:p>
          </table:table-cell>
          <table:table-cell office:value-type="string">
            <text:p>TAPIZADOS Y LUJOS</text:p>
          </table:table-cell>
          <table:table-cell table:number-columns-repeated="1019"/>
        </table:table-row>
        <table:table-row table:style-name="ro4">
          <table:table-cell table:style-name="ce3" office:value-type="date" office:date-value="2014-03-20">
            <text:p>20/03/14</text:p>
          </table:table-cell>
          <table:table-cell office:value-type="string">
            <text:p>AAM-51-2014-T4</text:p>
          </table:table-cell>
          <table:table-cell office:value-type="string">
            <text:p>KEX-384</text:p>
          </table:table-cell>
          <table:table-cell office:value-type="string">
            <text:p>MANTENIMIENTO AIRE ACONDICIONADO Y REVISAR ASPAS COMPARTIMIENTO TRASERO POR GARANTIA </text:p>
          </table:table-cell>
          <table:table-cell office:value-type="string">
            <text:p>ALISTAMIENTOS OCAMPO</text:p>
          </table:table-cell>
          <table:table-cell office:value-type="float" office:value="572">
            <text:p>572</text:p>
          </table:table-cell>
          <table:table-cell table:number-columns-repeated="1018"/>
        </table:table-row>
        <table:table-row table:style-name="ro4">
          <table:table-cell table:style-name="ce3" office:value-type="date" office:date-value="2014-03-20">
            <text:p>20/03/14</text:p>
          </table:table-cell>
          <table:table-cell office:value-type="string">
            <text:p>AAM-52-2014-T4</text:p>
          </table:table-cell>
          <table:table-cell office:value-type="string">
            <text:p>TLO-302</text:p>
          </table:table-cell>
          <table:table-cell office:value-type="string">
            <text:p>ALINEAR PASADORES DE LA SUFRIDERA E INSTALAR CILINDRO DE SEGURIDAD DEL TANQUE DE COMBUSTIBLE </text:p>
          </table:table-cell>
          <table:table-cell office:value-type="string">
            <text:p>HERMAR</text:p>
          </table:table-cell>
          <table:table-cell office:value-type="string">
            <text:p>I.C.T.187</text:p>
          </table:table-cell>
          <table:table-cell table:number-columns-repeated="1018"/>
        </table:table-row>
        <table:table-row table:style-name="ro5">
          <table:table-cell table:style-name="ce3" office:value-type="date" office:date-value="2014-03-21">
            <text:p>21/03/14</text:p>
          </table:table-cell>
          <table:table-cell office:value-type="string">
            <text:p>AAM-03-2014-G-A</text:p>
          </table:table-cell>
          <table:table-cell office:value-type="string">
            <text:p>DDA-216</text:p>
          </table:table-cell>
          <table:table-cell office:value-type="string">
            <text:p>REVISION TECNOMECANICA </text:p>
          </table:table-cell>
          <table:table-cell office:value-type="string">
            <text:p>CENTRO DE DIAGNOSTICO AUTOMOTOR DEL VALLE </text:p>
          </table:table-cell>
          <table:table-cell office:value-type="string">
            <text:p>VALOR TOTAL COTIZACION $109.200</text:p>
          </table:table-cell>
          <table:table-cell table:number-columns-repeated="1018"/>
        </table:table-row>
        <table:table-row table:style-name="ro3">
          <table:table-cell table:style-name="ce3" office:value-type="date" office:date-value="2014-03-21">
            <text:p>21/03/14</text:p>
          </table:table-cell>
          <table:table-cell office:value-type="string">
            <text:p>MTTO-212-2014</text:p>
          </table:table-cell>
          <table:table-cell office:value-type="string">
            <text:p>KUK-382</text:p>
          </table:table-cell>
          <table:table-cell office:value-type="string">
            <text:p>DESPINCHAR LLANTA DELANTERA LADO DERECHO</text:p>
          </table:table-cell>
          <table:table-cell office:value-type="string">
            <text:p>COEXITO-OSCAR GARCIA </text:p>
          </table:table-cell>
          <table:table-cell table:number-columns-repeated="1019"/>
        </table:table-row>
        <table:table-row table:style-name="ro7">
          <table:table-cell table:style-name="ce3" office:value-type="date" office:date-value="2014-03-22">
            <text:p>22/03/14</text:p>
          </table:table-cell>
          <table:table-cell office:value-type="string">
            <text:p>MTTO-214-2014</text:p>
          </table:table-cell>
          <table:table-cell office:value-type="string">
            <text:p>KUK-382</text:p>
          </table:table-cell>
          <table:table-cell office:value-type="string">
            <text:p>REVISION FRENOS TRASEROS, DESMONTAR MUELLES PARA REVISION DE CENTRALES (ESTAN VIRADOS), MANTENIMIENTO RECAMARA TRASERA, SUMINISTRO DE TAPETE DE CAUCHO PARA CABINA E INSTALACION DE MANGUERA PARA EL AIRE</text:p>
          </table:table-cell>
          <table:table-cell office:value-type="string">
            <text:p>FRENO PARTES</text:p>
          </table:table-cell>
          <table:table-cell office:value-type="string">
            <text:p>C254</text:p>
          </table:table-cell>
          <table:table-cell table:number-columns-repeated="1018"/>
        </table:table-row>
        <table:table-row table:style-name="ro3">
          <table:table-cell table:style-name="ce3" office:value-type="date" office:date-value="2014-03-22">
            <text:p>22/03/14</text:p>
          </table:table-cell>
          <table:table-cell office:value-type="string">
            <text:p>AAM-12-2014-IF</text:p>
          </table:table-cell>
          <table:table-cell office:value-type="string">
            <text:p>DDA-287</text:p>
          </table:table-cell>
          <table:table-cell office:value-type="string">
            <text:p>LAVADO GENERAL Y ASPIRADA</text:p>
          </table:table-cell>
          <table:table-cell office:value-type="string">
            <text:p>ESTACION LAS PALMERAS</text:p>
          </table:table-cell>
          <table:table-cell table:number-columns-repeated="1019"/>
        </table:table-row>
        <table:table-row table:style-name="ro3">
          <table:table-cell table:style-name="ce3" office:value-type="date" office:date-value="2014-03-22">
            <text:p>22/03/14</text:p>
          </table:table-cell>
          <table:table-cell office:value-type="string">
            <text:p>MTTO-215-2014</text:p>
          </table:table-cell>
          <table:table-cell office:value-type="string">
            <text:p>REMOLQUE DE TACHAS </text:p>
          </table:table-cell>
          <table:table-cell office:value-type="string">
            <text:p>DESPINCHAR LLANTA DE REPUESTO</text:p>
          </table:table-cell>
          <table:table-cell office:value-type="string">
            <text:p>COEXITO-OSCAR GARCIA </text:p>
          </table:table-cell>
          <table:table-cell table:number-columns-repeated="1019"/>
        </table:table-row>
        <table:table-row table:style-name="ro5">
          <table:table-cell table:style-name="ce3" office:value-type="date" office:date-value="2014-03-25">
            <text:p>25/03/14</text:p>
          </table:table-cell>
          <table:table-cell office:value-type="string">
            <text:p>AAM-45-2014-L.B</text:p>
          </table:table-cell>
          <table:table-cell office:value-type="string">
            <text:p>DDA-221</text:p>
          </table:table-cell>
          <table:table-cell office:value-type="string">
            <text:p>CORREGIR RUIDO ANORMAL MORDAZAS POR GARANTIA Y CORREGIR FUGA POR LA TAPA DEL CARTER Y FUGA POR SENSOR O TROMPO DE PRESION DE ACEITE </text:p>
          </table:table-cell>
          <table:table-cell office:value-type="string">
            <text:p>AUTOPACIFICO</text:p>
          </table:table-cell>
          <table:table-cell office:value-type="string">
            <text:p>OT 325748</text:p>
          </table:table-cell>
          <table:table-cell table:number-columns-repeated="1018"/>
        </table:table-row>
        <table:table-row table:style-name="ro6">
          <table:table-cell table:style-name="ce3" office:value-type="date" office:date-value="2014-03-25">
            <text:p>25/03/14</text:p>
          </table:table-cell>
          <table:table-cell office:value-type="string">
            <text:p>MTTO-219-2014</text:p>
          </table:table-cell>
          <table:table-cell office:value-type="string">
            <text:p>MINICARGADOR 236B2</text:p>
          </table:table-cell>
          <table:table-cell office:value-type="string">
            <text:p>REFORZAR BASE DEL VALDE </text:p>
          </table:table-cell>
          <table:table-cell office:value-type="string">
            <text:p>HERMAR</text:p>
          </table:table-cell>
          <table:table-cell office:value-type="string">
            <text:p>I.C.T.186</text:p>
          </table:table-cell>
          <table:table-cell table:number-columns-repeated="1018"/>
        </table:table-row>
        <table:table-row table:style-name="ro3">
          <table:table-cell table:style-name="ce3" office:value-type="date" office:date-value="2014-03-26">
            <text:p>26/03/14</text:p>
          </table:table-cell>
          <table:table-cell office:value-type="string">
            <text:p>MTTO-224-2014</text:p>
          </table:table-cell>
          <table:table-cell office:value-type="string">
            <text:p>USA-468</text:p>
          </table:table-cell>
          <table:table-cell office:value-type="string">
            <text:p>DESPINCHAR LLANTA DELANTERA IZQUIERDA Y ROTACION LLANTAS TRASERAS LADO DERECHO </text:p>
          </table:table-cell>
          <table:table-cell office:value-type="string">
            <text:p>ESTACION LAS PALMERAS</text:p>
          </table:table-cell>
          <table:table-cell table:number-columns-repeated="1019"/>
        </table:table-row>
        <table:table-row table:style-name="ro3">
          <table:table-cell table:style-name="ce3" office:value-type="date" office:date-value="2014-03-26">
            <text:p>26/03/14</text:p>
          </table:table-cell>
          <table:table-cell office:value-type="string">
            <text:p>AAM-049-2014-T2</text:p>
          </table:table-cell>
          <table:table-cell office:value-type="string">
            <text:p>SPK-180</text:p>
          </table:table-cell>
          <table:table-cell office:value-type="string">
            <text:p>CORREGIR FUGA DE ACEITE RUEDA TRASERA DERECHA</text:p>
          </table:table-cell>
          <table:table-cell office:value-type="string">
            <text:p>FRENO PARTES</text:p>
          </table:table-cell>
          <table:table-cell office:value-type="string">
            <text:p>C257</text:p>
          </table:table-cell>
          <table:table-cell table:number-columns-repeated="1018"/>
        </table:table-row>
        <table:table-row table:style-name="ro3">
          <table:table-cell table:style-name="ce3" office:value-type="date" office:date-value="2014-03-26">
            <text:p>26/03/14</text:p>
          </table:table-cell>
          <table:table-cell office:value-type="string">
            <text:p>MTTO-226-2014</text:p>
          </table:table-cell>
          <table:table-cell office:value-type="string">
            <text:p>KUK-433</text:p>
          </table:table-cell>
          <table:table-cell office:value-type="string">
            <text:p>REVISAR SISTEMA DE CARGA </text:p>
          </table:table-cell>
          <table:table-cell office:value-type="string">
            <text:p>COEXITO-OSCAR GARCIA </text:p>
          </table:table-cell>
          <table:table-cell office:value-type="float" office:value="1956876">
            <text:p>1956876</text:p>
          </table:table-cell>
          <table:table-cell table:number-columns-repeated="1018"/>
        </table:table-row>
        <table:table-row table:style-name="ro5">
          <table:table-cell table:style-name="ce3" office:value-type="date" office:date-value="2014-03-26">
            <text:p>26/03/14</text:p>
          </table:table-cell>
          <table:table-cell office:value-type="string">
            <text:p>AAM-25-2014-T1</text:p>
          </table:table-cell>
          <table:table-cell office:value-type="string">
            <text:p>SPK-307</text:p>
          </table:table-cell>
          <table:table-cell office:value-type="string">
            <text:p>REVISION TECNOMECANICA </text:p>
          </table:table-cell>
          <table:table-cell office:value-type="string">
            <text:p>CENTRO DE DIAGNOSTICO AUTOMOTOR DEL VALLE </text:p>
          </table:table-cell>
          <table:table-cell office:value-type="string">
            <text:p>$127.200</text:p>
          </table:table-cell>
          <table:table-cell table:number-columns-repeated="1018"/>
        </table:table-row>
        <table:table-row table:style-name="ro5">
          <table:table-cell table:style-name="ce3" office:value-type="date" office:date-value="2014-03-26">
            <text:p>26/03/14</text:p>
          </table:table-cell>
          <table:table-cell office:value-type="string">
            <text:p>AAM-051-2014-T2</text:p>
          </table:table-cell>
          <table:table-cell office:value-type="string">
            <text:p>DDC-295</text:p>
          </table:table-cell>
          <table:table-cell office:value-type="string">
            <text:p>REVISION TECNOMECANICA </text:p>
          </table:table-cell>
          <table:table-cell office:value-type="string">
            <text:p>CENTRO DE DIAGNOSTICO AUTOMOTOR DEL VALLE </text:p>
          </table:table-cell>
          <table:table-cell office:value-type="string">
            <text:p>$109.200</text:p>
          </table:table-cell>
          <table:table-cell table:number-columns-repeated="1018"/>
        </table:table-row>
        <table:table-row table:style-name="ro3">
          <table:table-cell table:style-name="ce3" office:value-type="date" office:date-value="2014-03-26">
            <text:p>26/03/14</text:p>
          </table:table-cell>
          <table:table-cell office:value-type="string">
            <text:p>MTTO-229-2014</text:p>
          </table:table-cell>
          <table:table-cell office:value-type="string">
            <text:p>KUK-433</text:p>
          </table:table-cell>
          <table:table-cell office:value-type="string">
            <text:p>MANTENIMIENTO COMPRESOR DE AIRE</text:p>
          </table:table-cell>
          <table:table-cell office:value-type="string">
            <text:p>MUELLES Y FRENOS PALMIRA</text:p>
          </table:table-cell>
          <table:table-cell office:value-type="float" office:value="48">
            <text:p>48</text:p>
          </table:table-cell>
          <table:table-cell table:number-columns-repeated="1018"/>
        </table:table-row>
        <table:table-row table:style-name="ro3">
          <table:table-cell table:style-name="ce3" office:value-type="date" office:date-value="2014-03-27">
            <text:p>27/03/14</text:p>
          </table:table-cell>
          <table:table-cell office:value-type="string">
            <text:p>MTTO-231-2014</text:p>
          </table:table-cell>
          <table:table-cell office:value-type="string">
            <text:p>REMOLQUE DE TACHAS </text:p>
          </table:table-cell>
          <table:table-cell office:value-type="string">
            <text:p>INSTALAR BASE PARA LLANTA DE REPUESTO</text:p>
          </table:table-cell>
          <table:table-cell office:value-type="string">
            <text:p>INDUSTRIAS AGROSOTO</text:p>
          </table:table-cell>
          <table:table-cell office:value-type="float" office:value="135">
            <text:p>135</text:p>
          </table:table-cell>
          <table:table-cell table:number-columns-repeated="1018"/>
        </table:table-row>
        <table:table-row table:style-name="ro3">
          <table:table-cell table:style-name="ce3" office:value-type="date" office:date-value="2014-03-27">
            <text:p>27/03/14</text:p>
          </table:table-cell>
          <table:table-cell office:value-type="string">
            <text:p>AAM-61-2014-T6</text:p>
          </table:table-cell>
          <table:table-cell office:value-type="string">
            <text:p>DDB-883</text:p>
          </table:table-cell>
          <table:table-cell office:value-type="string">
            <text:p>REVISAR BUJES TREN DELANTERO (TIJERA LADO IZQUIERDO)</text:p>
          </table:table-cell>
          <table:table-cell office:value-type="string">
            <text:p>FRENO PARTES</text:p>
          </table:table-cell>
          <table:table-cell office:value-type="string">
            <text:p>C256</text:p>
          </table:table-cell>
          <table:table-cell table:number-columns-repeated="1018"/>
        </table:table-row>
        <table:table-row table:style-name="ro3">
          <table:table-cell table:style-name="ce3" office:value-type="date" office:date-value="2014-03-27">
            <text:p>27/03/14</text:p>
          </table:table-cell>
          <table:table-cell office:value-type="string">
            <text:p>MTTO-232-2014</text:p>
          </table:table-cell>
          <table:table-cell office:value-type="string">
            <text:p>MINICARGADOR 236B2</text:p>
          </table:table-cell>
          <table:table-cell office:value-type="string">
            <text:p>LAVADO GENERAL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4-03-27">
            <text:p>27/03/14</text:p>
          </table:table-cell>
          <table:table-cell office:value-type="string">
            <text:p>AAM-40-2014-T5</text:p>
          </table:table-cell>
          <table:table-cell office:value-type="string">
            <text:p>SXY-300</text:p>
          </table:table-cell>
          <table:table-cell office:value-type="string">
            <text:p>REPARACION BALISA </text:p>
          </table:table-cell>
          <table:table-cell office:value-type="string">
            <text:p>TECNOLOGIA CONTRA INCENDIO </text:p>
          </table:table-cell>
          <table:table-cell table:style-name="ce16" office:value-type="string">
            <text:p>01 – MAR – 2014</text:p>
          </table:table-cell>
          <table:table-cell table:number-columns-repeated="1018"/>
        </table:table-row>
        <table:table-row table:style-name="ro3">
          <table:table-cell table:style-name="ce3" office:value-type="date" office:date-value="2014-03-28">
            <text:p>28/03/14</text:p>
          </table:table-cell>
          <table:table-cell office:value-type="string">
            <text:p>MTTO-234-2014</text:p>
          </table:table-cell>
          <table:table-cell office:value-type="string">
            <text:p>BOMBA DE ALTA <text:s/>HIDRO No. 1</text:p>
          </table:table-cell>
          <table:table-cell office:value-type="string">
            <text:p>DILUCION DE COMBUSTIBLE EN EL ACEITE Y REVISION MANOMETRO</text:p>
          </table:table-cell>
          <table:table-cell office:value-type="string">
            <text:p>REHIMAC </text:p>
          </table:table-cell>
          <table:table-cell office:value-type="string">
            <text:p>O.T. 3983</text:p>
          </table:table-cell>
          <table:table-cell table:number-columns-repeated="1018"/>
        </table:table-row>
        <table:table-row table:style-name="ro3">
          <table:table-cell table:style-name="ce3" office:value-type="date" office:date-value="2014-03-28">
            <text:p>28/03/14</text:p>
          </table:table-cell>
          <table:table-cell office:value-type="string">
            <text:p>MTTO-235-2014</text:p>
          </table:table-cell>
          <table:table-cell office:value-type="string">
            <text:p>DDA-165</text:p>
          </table:table-cell>
          <table:table-cell office:value-type="string">
            <text:p>REVISAR FRENOS TRASEROS</text:p>
          </table:table-cell>
          <table:table-cell office:value-type="string">
            <text:p>MUELLES Y FRENOS PALMIRA</text:p>
          </table:table-cell>
          <table:table-cell office:value-type="float" office:value="49">
            <text:p>49</text:p>
          </table:table-cell>
          <table:table-cell table:number-columns-repeated="1018"/>
        </table:table-row>
        <table:table-row table:style-name="ro3">
          <table:table-cell table:style-name="ce3" office:value-type="date" office:date-value="2014-03-28">
            <text:p>28/03/14</text:p>
          </table:table-cell>
          <table:table-cell office:value-type="string">
            <text:p>MTTO-236-2014</text:p>
          </table:table-cell>
          <table:table-cell office:value-type="string">
            <text:p>TRONZADORA D28710</text:p>
          </table:table-cell>
          <table:table-cell office:value-type="string">
            <text:p>CORREGIR RUIDO ANORMAL EN RODAMIENTO POR GARANTIA </text:p>
          </table:table-cell>
          <table:table-cell office:value-type="string">
            <text:p>TALLER DEWALT</text:p>
          </table:table-cell>
          <table:table-cell office:value-type="string">
            <text:p>2139872</text:p>
            <text:p>SUMATEC</text:p>
          </table:table-cell>
          <table:table-cell table:number-columns-repeated="1018"/>
        </table:table-row>
        <table:table-row table:style-name="ro3">
          <table:table-cell table:style-name="ce3" office:value-type="date" office:date-value="2014-03-28">
            <text:p>28/03/14</text:p>
          </table:table-cell>
          <table:table-cell office:value-type="string">
            <text:p>AAM-42-2014-T5</text:p>
          </table:table-cell>
          <table:table-cell office:value-type="string">
            <text:p>SPK-179</text:p>
          </table:table-cell>
          <table:table-cell office:value-type="string">
            <text:p>REVISAR GUAYA DEL TOMA FUERZA </text:p>
          </table:table-cell>
          <table:table-cell office:value-type="string">
            <text:p>MUELLES Y FRENOS PALMIRA</text:p>
          </table:table-cell>
          <table:table-cell table:number-columns-repeated="1019"/>
        </table:table-row>
        <table:table-row table:style-name="ro6">
          <table:table-cell table:style-name="ce3" office:value-type="date" office:date-value="2014-03-29">
            <text:p>29/03/14</text:p>
          </table:table-cell>
          <table:table-cell office:value-type="string">
            <text:p>AAM-64-2014-T6</text:p>
          </table:table-cell>
          <table:table-cell office:value-type="string">
            <text:p>DDB-883</text:p>
          </table:table-cell>
          <table:table-cell office:value-type="string">
            <text:p>ALINEACION DIRECCION <text:s text:c="3"/></text:p>
          </table:table-cell>
          <table:table-cell office:value-type="string">
            <text:p>LLANTAS LA ESTACION</text:p>
          </table:table-cell>
          <table:table-cell table:number-columns-repeated="1019"/>
        </table:table-row>
        <table:table-row table:style-name="ro3">
          <table:table-cell table:style-name="ce3" office:value-type="date" office:date-value="2014-03-31">
            <text:p>31/03/14</text:p>
          </table:table-cell>
          <table:table-cell office:value-type="string">
            <text:p>AAM-18-2014-GP</text:p>
          </table:table-cell>
          <table:table-cell office:value-type="string">
            <text:p>CJK-060</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3">
          <table:table-cell table:style-name="ce3" office:value-type="date" office:date-value="2014-03-31">
            <text:p>31/03/14</text:p>
          </table:table-cell>
          <table:table-cell office:value-type="string">
            <text:p>MTTO-237-2014</text:p>
          </table:table-cell>
          <table:table-cell office:value-type="string">
            <text:p>DDA-165</text:p>
          </table:table-cell>
          <table:table-cell office:value-type="string">
            <text:p>DESPINCHAR LLANTA TRASERA DERECHA </text:p>
          </table:table-cell>
          <table:table-cell office:value-type="string">
            <text:p>ESTACION LAS PALMERAS</text:p>
          </table:table-cell>
          <table:table-cell table:number-columns-repeated="1019"/>
        </table:table-row>
        <table:table-row table:style-name="ro6">
          <table:table-cell table:style-name="ce3" office:value-type="date" office:date-value="2014-03-31">
            <text:p>31/03/14</text:p>
          </table:table-cell>
          <table:table-cell office:value-type="string">
            <text:p>MTTO-238-2014</text:p>
          </table:table-cell>
          <table:table-cell office:value-type="string">
            <text:p>DDA-282</text:p>
          </table:table-cell>
          <table:table-cell office:value-type="string">
            <text:p>CAMBIO STOP TRASERO LADO DERECHO</text:p>
          </table:table-cell>
          <table:table-cell office:value-type="string">
            <text:p>AXIAL</text:p>
          </table:table-cell>
          <table:table-cell office:value-type="string">
            <text:p>14564-14</text:p>
          </table:table-cell>
          <table:table-cell table:number-columns-repeated="1018"/>
        </table:table-row>
        <table:table-row table:style-name="ro3">
          <table:table-cell table:style-name="ce3" office:value-type="date" office:date-value="2014-04-01">
            <text:p>01/04/14</text:p>
          </table:table-cell>
          <table:table-cell office:value-type="string">
            <text:p>MTTO-243-2014</text:p>
          </table:table-cell>
          <table:table-cell office:value-type="string">
            <text:p>USA-468</text:p>
          </table:table-cell>
          <table:table-cell office:value-type="string">
            <text:p>DESPINCHAR LLANTA DELANTERA IZQUIERDA</text:p>
          </table:table-cell>
          <table:table-cell office:value-type="string">
            <text:p>COEXITO-OSCAR GARCIA </text:p>
          </table:table-cell>
          <table:table-cell office:value-type="float" office:value="1957017">
            <text:p>1957017</text:p>
          </table:table-cell>
          <table:table-cell table:number-columns-repeated="1018"/>
        </table:table-row>
        <table:table-row table:style-name="ro3">
          <table:table-cell table:style-name="ce3" office:value-type="date" office:date-value="2014-04-01">
            <text:p>01/04/14</text:p>
          </table:table-cell>
          <table:table-cell office:value-type="string">
            <text:p>MTTO-242-2014</text:p>
          </table:table-cell>
          <table:table-cell office:value-type="string">
            <text:p>KUK-382</text:p>
          </table:table-cell>
          <table:table-cell office:value-type="string">
            <text:p>VERIFICAR CODIGO INTERMITENTE DE CHECK GAGES</text:p>
          </table:table-cell>
          <table:table-cell office:value-type="string">
            <text:p>NTS</text:p>
          </table:table-cell>
          <table:table-cell office:value-type="string">
            <text:p>75-27980-2014</text:p>
          </table:table-cell>
          <table:table-cell table:number-columns-repeated="1018"/>
        </table:table-row>
        <table:table-row table:style-name="ro3">
          <table:table-cell table:style-name="ce3" office:value-type="date" office:date-value="2014-04-01">
            <text:p>01/04/14</text:p>
          </table:table-cell>
          <table:table-cell office:value-type="string">
            <text:p>MTTO-245-2014</text:p>
          </table:table-cell>
          <table:table-cell office:value-type="string">
            <text:p>TROMPO No. 1 </text:p>
          </table:table-cell>
          <table:table-cell office:value-type="string">
            <text:p>CORREGIR DESALINEACION, SEGUN INDICACIONES DE DON EDILSON MARTINEZ</text:p>
          </table:table-cell>
          <table:table-cell office:value-type="string">
            <text:p>HERMAR</text:p>
          </table:table-cell>
          <table:table-cell office:value-type="float" office:value="205">
            <text:p>205</text:p>
          </table:table-cell>
          <table:table-cell table:number-columns-repeated="1018"/>
        </table:table-row>
        <table:table-row table:style-name="ro5">
          <table:table-cell table:style-name="ce3" office:value-type="date" office:date-value="2014-04-01">
            <text:p>01/04/14</text:p>
          </table:table-cell>
          <table:table-cell office:value-type="string">
            <text:p>MP-248-2014</text:p>
          </table:table-cell>
          <table:table-cell office:value-type="string">
            <text:p>DDA-282</text:p>
          </table:table-cell>
          <table:table-cell office:value-type="string">
            <text:p>REVISION TECNOMECANICA </text:p>
          </table:table-cell>
          <table:table-cell office:value-type="string">
            <text:p>CENTRO DE DIAGNOSTICO AUTOMOTOR DEL VALLE </text:p>
          </table:table-cell>
          <table:table-cell office:value-type="string">
            <text:p>$109.200</text:p>
          </table:table-cell>
          <table:table-cell table:number-columns-repeated="1018"/>
        </table:table-row>
        <table:table-row table:style-name="ro4">
          <table:table-cell table:style-name="ce3" office:value-type="date" office:date-value="2014-04-01">
            <text:p>01/04/14</text:p>
          </table:table-cell>
          <table:table-cell office:value-type="string">
            <text:p>AAM-67-2014-T6</text:p>
          </table:table-cell>
          <table:table-cell office:value-type="string">
            <text:p>DDB-883</text:p>
          </table:table-cell>
          <table:table-cell table:style-name="ce3" office:value-type="string">
            <text:p>REVISION DE AIRE ACONDICIONADO POR GARANTIA, SE REALIZO MANTENIMIENTO EL 13 DE DICIEMBRE DE 2013</text:p>
          </table:table-cell>
          <table:table-cell office:value-type="string">
            <text:p>ALISTAMIENTOS OCAMPO</text:p>
          </table:table-cell>
          <table:table-cell table:number-columns-repeated="1019"/>
        </table:table-row>
        <table:table-row table:style-name="ro5">
          <table:table-cell table:style-name="ce3" office:value-type="date" office:date-value="2014-04-01">
            <text:p>01/04/14</text:p>
          </table:table-cell>
          <table:table-cell office:value-type="string">
            <text:p>AAM-055-2014-T2</text:p>
          </table:table-cell>
          <table:table-cell office:value-type="string">
            <text:p>SXY-299</text:p>
          </table:table-cell>
          <table:table-cell office:value-type="string">
            <text:p>INSTALACION DE 8 LLANTAS TRASERAS DE REFERENCIA 12R22.5 (INCLUYE MONTAJE Y MARCACION), SEGUN ORDEN DE COMPRA 007-14 DE FECHA 18 DE FEBRERO DE 2014</text:p>
          </table:table-cell>
          <table:table-cell office:value-type="string">
            <text:p>LLANTAS LA ESTACION</text:p>
          </table:table-cell>
          <table:table-cell table:number-columns-repeated="1019"/>
        </table:table-row>
        <table:table-row table:style-name="ro5">
          <table:table-cell table:style-name="ce3" office:value-type="date" office:date-value="2014-04-01">
            <text:p>01/04/14</text:p>
          </table:table-cell>
          <table:table-cell office:value-type="string">
            <text:p>AAM-056-2014-T2</text:p>
          </table:table-cell>
          <table:table-cell office:value-type="string">
            <text:p>SXY-299</text:p>
          </table:table-cell>
          <table:table-cell office:value-type="string">
            <text:p>REVISION TECNOMECANICA </text:p>
          </table:table-cell>
          <table:table-cell office:value-type="string">
            <text:p>CENTRO DE DIAGNOSTICO AUTOMOTOR DEL VALLE </text:p>
          </table:table-cell>
          <table:table-cell office:value-type="string">
            <text:p>$162.200</text:p>
          </table:table-cell>
          <table:table-cell table:number-columns-repeated="1018"/>
        </table:table-row>
        <table:table-row table:style-name="ro5">
          <table:table-cell table:style-name="ce3" office:value-type="date" office:date-value="2014-04-02">
            <text:p>02/04/14</text:p>
          </table:table-cell>
          <table:table-cell office:value-type="string">
            <text:p>AAM-19-2014-GP</text:p>
          </table:table-cell>
          <table:table-cell office:value-type="string">
            <text:p>CJJ-590</text:p>
          </table:table-cell>
          <table:table-cell office:value-type="string">
            <text:p>INSTALACION DE 2 LLANTAS DELANTERAS NUEVAS 195R14C (INCLUYE MONTAJE, ALINEACION DIRECCION, BALANCEO RUEDAS DELANTERAS Y MARCACION)</text:p>
          </table:table-cell>
          <table:table-cell office:value-type="string">
            <text:p>LLANTAS LA ESTACION</text:p>
          </table:table-cell>
          <table:table-cell table:number-columns-repeated="1019"/>
        </table:table-row>
        <table:table-row table:style-name="ro3">
          <table:table-cell table:style-name="ce3" office:value-type="date" office:date-value="2014-04-02">
            <text:p>02/04/14</text:p>
          </table:table-cell>
          <table:table-cell office:value-type="string">
            <text:p>AAM-20-2014-GP</text:p>
          </table:table-cell>
          <table:table-cell office:value-type="string">
            <text:p>CJJ-590</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4-02">
            <text:p>02/04/14</text:p>
          </table:table-cell>
          <table:table-cell office:value-type="string">
            <text:p>AAM-057-2014-T2</text:p>
          </table:table-cell>
          <table:table-cell office:value-type="string">
            <text:p>SXY-299</text:p>
          </table:table-cell>
          <table:table-cell office:value-type="string">
            <text:p>TENSIONAR FRENOS Y VERIFICAR FUNCIONAMIENTO DE RACHES</text:p>
          </table:table-cell>
          <table:table-cell office:value-type="string">
            <text:p>FRENO PARTES</text:p>
          </table:table-cell>
          <table:table-cell table:number-columns-repeated="1019"/>
        </table:table-row>
        <table:table-row table:style-name="ro3">
          <table:table-cell table:style-name="ce3" office:value-type="date" office:date-value="2014-04-02">
            <text:p>02/04/14</text:p>
          </table:table-cell>
          <table:table-cell office:value-type="string">
            <text:p>MTTO-253-2014</text:p>
          </table:table-cell>
          <table:table-cell office:value-type="string">
            <text:p>DDA-206</text:p>
          </table:table-cell>
          <table:table-cell office:value-type="string">
            <text:p>DESPINCHAR LLANTA TRASERA DERECHA </text:p>
          </table:table-cell>
          <table:table-cell office:value-type="string">
            <text:p>ESTACION LAS PALMERAS</text:p>
          </table:table-cell>
          <table:table-cell table:number-columns-repeated="1019"/>
        </table:table-row>
        <table:table-row table:style-name="ro6">
          <table:table-cell table:style-name="ce3" office:value-type="date" office:date-value="2014-04-04">
            <text:p>04/04/14</text:p>
          </table:table-cell>
          <table:table-cell office:value-type="string">
            <text:p>MTTO-254-2014</text:p>
          </table:table-cell>
          <table:table-cell office:value-type="string">
            <text:p>DDA-208</text:p>
          </table:table-cell>
          <table:table-cell office:value-type="string">
            <text:p>REVISION TREN DELANTERO <text:s text:c="2"/></text:p>
          </table:table-cell>
          <table:table-cell office:value-type="string">
            <text:p>FRENO PARTES</text:p>
          </table:table-cell>
          <table:table-cell office:value-type="string">
            <text:p>C258</text:p>
          </table:table-cell>
          <table:table-cell table:number-columns-repeated="1018"/>
        </table:table-row>
        <table:table-row table:style-name="ro3">
          <table:table-cell table:style-name="ce3" office:value-type="date" office:date-value="2014-04-04">
            <text:p>04/04/14</text:p>
          </table:table-cell>
          <table:table-cell office:value-type="string">
            <text:p>AAM-13-2014-GS</text:p>
          </table:table-cell>
          <table:table-cell office:value-type="string">
            <text:p>CJC-368</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4-04-04">
            <text:p>04/04/14</text:p>
          </table:table-cell>
          <table:table-cell office:value-type="string">
            <text:p>AAM-057-2014-T3</text:p>
          </table:table-cell>
          <table:table-cell office:value-type="string">
            <text:p>DDB-875 </text:p>
          </table:table-cell>
          <table:table-cell office:value-type="string">
            <text:p>REPARAR LLANTA TRASERA IZQUIERDA E INSTALACION LLANTA DE SEGUNDA EN RIN DE REPUESTO </text:p>
          </table:table-cell>
          <table:table-cell office:value-type="string">
            <text:p>ESTACION LAS PALMERAS</text:p>
          </table:table-cell>
          <table:table-cell table:number-columns-repeated="1019"/>
        </table:table-row>
        <table:table-row table:style-name="ro3">
          <table:table-cell table:style-name="ce3" office:value-type="date" office:date-value="2014-04-04">
            <text:p>04/04/14</text:p>
          </table:table-cell>
          <table:table-cell office:value-type="string">
            <text:p>AAM-50-2014-L.B</text:p>
          </table:table-cell>
          <table:table-cell office:value-type="string">
            <text:p>SMO-129</text:p>
          </table:table-cell>
          <table:table-cell office:value-type="string">
            <text:p>REVISION EMBRAGUE <text:s text:c="2"/></text:p>
          </table:table-cell>
          <table:table-cell office:value-type="string">
            <text:p>NACIONAL DE EMBRAGUES S.A.S</text:p>
          </table:table-cell>
          <table:table-cell office:value-type="float" office:value="814">
            <text:p>814</text:p>
          </table:table-cell>
          <table:table-cell table:number-columns-repeated="1018"/>
        </table:table-row>
        <table:table-row table:style-name="ro3">
          <table:table-cell table:style-name="ce3" office:value-type="date" office:date-value="2014-04-04">
            <text:p>04/04/14</text:p>
          </table:table-cell>
          <table:table-cell office:value-type="string">
            <text:p>AAM-058-2014-T3</text:p>
          </table:table-cell>
          <table:table-cell office:value-type="string">
            <text:p>DDB-894</text:p>
          </table:table-cell>
          <table:table-cell office:value-type="string">
            <text:p>REVISION EMBRAGUE POR GARANTIA</text:p>
          </table:table-cell>
          <table:table-cell office:value-type="string">
            <text:p>NACIONAL DE EMBRAGUES S.A.S</text:p>
          </table:table-cell>
          <table:table-cell table:number-columns-repeated="1019"/>
        </table:table-row>
        <table:table-row table:style-name="ro3">
          <table:table-cell table:style-name="ce3" office:value-type="date" office:date-value="2014-04-04">
            <text:p>04/04/14</text:p>
          </table:table-cell>
          <table:table-cell office:value-type="string">
            <text:p>AAM-29-2014-T1</text:p>
          </table:table-cell>
          <table:table-cell office:value-type="string">
            <text:p>SQI-389</text:p>
          </table:table-cell>
          <table:table-cell office:value-type="string">
            <text:p>INSTALAR BOMBA PRESURIZADORA DEL SISTEMA DE REFRIGERACION</text:p>
          </table:table-cell>
          <table:table-cell office:value-type="string">
            <text:p>TECNIMARCANT</text:p>
          </table:table-cell>
          <table:table-cell table:number-columns-repeated="1019"/>
        </table:table-row>
        <table:table-row table:style-name="ro6">
          <table:table-cell table:style-name="ce3" office:value-type="date" office:date-value="2014-04-04">
            <text:p>04/04/14</text:p>
          </table:table-cell>
          <table:table-cell office:value-type="string">
            <text:p>MTTO-256-2014</text:p>
          </table:table-cell>
          <table:table-cell office:value-type="string">
            <text:p>DDA-208</text:p>
          </table:table-cell>
          <table:table-cell office:value-type="string">
            <text:p>ALINEACION DIRECCION <text:s text:c="3"/></text:p>
          </table:table-cell>
          <table:table-cell office:value-type="string">
            <text:p>LLANTAS LA ESTACION</text:p>
          </table:table-cell>
          <table:table-cell table:number-columns-repeated="1019"/>
        </table:table-row>
        <table:table-row table:style-name="ro3">
          <table:table-cell table:style-name="ce3" office:value-type="date" office:date-value="2014-04-04">
            <text:p>04/04/14</text:p>
          </table:table-cell>
          <table:table-cell office:value-type="string">
            <text:p>MTTO-257-2014</text:p>
          </table:table-cell>
          <table:table-cell office:value-type="string">
            <text:p>MOTOR LISTER HIDRO No. 2</text:p>
          </table:table-cell>
          <table:table-cell office:value-type="string">
            <text:p>SUMINISTRO E INSTALACION DE 3 TORNILLOS</text:p>
          </table:table-cell>
          <table:table-cell office:value-type="string">
            <text:p>HERMAR</text:p>
          </table:table-cell>
          <table:table-cell office:value-type="string">
            <text:p>I.C.T.217</text:p>
          </table:table-cell>
          <table:table-cell table:number-columns-repeated="1018"/>
        </table:table-row>
        <table:table-row table:style-name="ro6">
          <table:table-cell table:style-name="ce3" office:value-type="date" office:date-value="2014-04-04">
            <text:p>04/04/14</text:p>
          </table:table-cell>
          <table:table-cell office:value-type="string">
            <text:p>MTTO-258-2014</text:p>
          </table:table-cell>
          <table:table-cell office:value-type="string">
            <text:p>SMI-082</text:p>
          </table:table-cell>
          <table:table-cell office:value-type="string">
            <text:p>CORREGIR JUEGO EN PALANCA DE CAMBIOS </text:p>
          </table:table-cell>
          <table:table-cell office:value-type="string">
            <text:p>FRENO PARTES</text:p>
          </table:table-cell>
          <table:table-cell office:value-type="string">
            <text:p>C262</text:p>
          </table:table-cell>
          <table:table-cell table:number-columns-repeated="1018"/>
        </table:table-row>
        <table:table-row table:style-name="ro3">
          <table:table-cell table:style-name="ce3" office:value-type="date" office:date-value="2014-04-05">
            <text:p>05/04/14</text:p>
          </table:table-cell>
          <table:table-cell office:value-type="string">
            <text:p>MTTO-259-2014</text:p>
          </table:table-cell>
          <table:table-cell office:value-type="string">
            <text:p>USA-468</text:p>
          </table:table-cell>
          <table:table-cell office:value-type="string">
            <text:p>DESPINCHAR LLANTA TRASERA INTERNA DERECHA </text:p>
          </table:table-cell>
          <table:table-cell office:value-type="string">
            <text:p>COEXITO-OSCAR GARCIA </text:p>
          </table:table-cell>
          <table:table-cell table:number-columns-repeated="1019"/>
        </table:table-row>
        <table:table-row table:style-name="ro6">
          <table:table-cell table:style-name="ce3" office:value-type="date" office:date-value="2014-04-05">
            <text:p>05/04/14</text:p>
          </table:table-cell>
          <table:table-cell office:value-type="string">
            <text:p>MTTO-260-2014</text:p>
          </table:table-cell>
          <table:table-cell office:value-type="string">
            <text:p>KUK-433</text:p>
          </table:table-cell>
          <table:table-cell office:value-type="string">
            <text:p>MANTENIMIENTO ARRANQUE </text:p>
          </table:table-cell>
          <table:table-cell office:value-type="string">
            <text:p>RENZO NIETO </text:p>
          </table:table-cell>
          <table:table-cell office:value-type="float" office:value="849">
            <text:p>849</text:p>
          </table:table-cell>
          <table:table-cell table:number-columns-repeated="1018"/>
        </table:table-row>
        <table:table-row table:style-name="ro6">
          <table:table-cell table:style-name="ce3" office:value-type="date" office:date-value="2014-04-05">
            <text:p>05/04/14</text:p>
          </table:table-cell>
          <table:table-cell office:value-type="string">
            <text:p>MTTO-262-2014</text:p>
          </table:table-cell>
          <table:table-cell office:value-type="string">
            <text:p>MINICARGADOR 236B</text:p>
          </table:table-cell>
          <table:table-cell office:value-type="string">
            <text:p>REFORZAR BASE DEL VALDE </text:p>
          </table:table-cell>
          <table:table-cell office:value-type="string">
            <text:p>HERMAR</text:p>
          </table:table-cell>
          <table:table-cell office:value-type="string">
            <text:p>I.C.T.216</text:p>
          </table:table-cell>
          <table:table-cell table:number-columns-repeated="1018"/>
        </table:table-row>
        <table:table-row table:style-name="ro3">
          <table:table-cell table:style-name="ce3" office:value-type="date" office:date-value="2014-04-05">
            <text:p>05/04/14</text:p>
          </table:table-cell>
          <table:table-cell office:value-type="string">
            <text:p>AAM-58-2014-T4</text:p>
          </table:table-cell>
          <table:table-cell office:value-type="string">
            <text:p>DDC-552</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4-04-07">
            <text:p>07/04/14</text:p>
          </table:table-cell>
          <table:table-cell office:value-type="string">
            <text:p>AAM-59-2014-T4</text:p>
          </table:table-cell>
          <table:table-cell office:value-type="string">
            <text:p>KEX-384</text:p>
          </table:table-cell>
          <table:table-cell office:value-type="string">
            <text:p>VERIFICAR RUIDO ANORMAL RUEDAS TRASERAS</text:p>
          </table:table-cell>
          <table:table-cell office:value-type="string">
            <text:p>TALLERES AUTORIZADOS S.A.</text:p>
          </table:table-cell>
          <table:table-cell table:number-columns-repeated="1019"/>
        </table:table-row>
        <table:table-row table:style-name="ro6">
          <table:table-cell table:style-name="ce3" office:value-type="date" office:date-value="2014-04-07">
            <text:p>07/04/14</text:p>
          </table:table-cell>
          <table:table-cell office:value-type="string">
            <text:p>AAM-059-2014-T2</text:p>
          </table:table-cell>
          <table:table-cell office:value-type="string">
            <text:p>SXY-299</text:p>
          </table:table-cell>
          <table:table-cell office:value-type="string">
            <text:p>REFORZAR EXOSTO</text:p>
          </table:table-cell>
          <table:table-cell office:value-type="string">
            <text:p>HERMAR</text:p>
          </table:table-cell>
          <table:table-cell office:value-type="string">
            <text:p>I.C.T-0221</text:p>
          </table:table-cell>
          <table:table-cell table:number-columns-repeated="1018"/>
        </table:table-row>
        <table:table-row table:style-name="ro3">
          <table:table-cell table:style-name="ce3" office:value-type="date" office:date-value="2014-04-07">
            <text:p>07/04/14</text:p>
          </table:table-cell>
          <table:table-cell office:value-type="string">
            <text:p>AAM-61-2014-T4</text:p>
          </table:table-cell>
          <table:table-cell office:value-type="string">
            <text:p>SPK-951</text:p>
          </table:table-cell>
          <table:table-cell office:value-type="string">
            <text:p>REVISION DE BATERIA POR GARANTIA Y REVISION LUZ DE CORTESIA </text:p>
          </table:table-cell>
          <table:table-cell office:value-type="string">
            <text:p>AUTOPACIFICO</text:p>
          </table:table-cell>
          <table:table-cell office:value-type="string">
            <text:p>OT 329644</text:p>
          </table:table-cell>
          <table:table-cell table:number-columns-repeated="1018"/>
        </table:table-row>
        <table:table-row table:style-name="ro3">
          <table:table-cell table:style-name="ce3" office:value-type="date" office:date-value="2014-04-07">
            <text:p>07/04/14</text:p>
          </table:table-cell>
          <table:table-cell office:value-type="string">
            <text:p>MTTO-265-2014</text:p>
          </table:table-cell>
          <table:table-cell office:value-type="string">
            <text:p>USA-468</text:p>
          </table:table-cell>
          <table:table-cell office:value-type="string">
            <text:p>DESPINCHAR LLANTA TRASERA EXTERNA LADO IZQUIERDO</text:p>
          </table:table-cell>
          <table:table-cell office:value-type="string">
            <text:p>ESTACION LAS PALMERAS</text:p>
          </table:table-cell>
          <table:table-cell table:number-columns-repeated="1019"/>
        </table:table-row>
        <table:table-row table:style-name="ro5">
          <table:table-cell table:style-name="ce3" office:value-type="date" office:date-value="2014-04-08">
            <text:p>08/04/14</text:p>
          </table:table-cell>
          <table:table-cell office:value-type="string">
            <text:p>AAM-07-2014-PJ</text:p>
          </table:table-cell>
          <table:table-cell office:value-type="string">
            <text:p>DDA-222</text:p>
          </table:table-cell>
          <table:table-cell office:value-type="string">
            <text:p>REVISION TECNOMECANICA </text:p>
          </table:table-cell>
          <table:table-cell office:value-type="string">
            <text:p>CENTRO DE DIAGNOSTICO AUTOMOTOR DEL VALLE </text:p>
          </table:table-cell>
          <table:table-cell office:value-type="string">
            <text:p>$109.200</text:p>
          </table:table-cell>
          <table:table-cell table:number-columns-repeated="1018"/>
        </table:table-row>
        <table:table-row table:style-name="ro6">
          <table:table-cell table:style-name="ce3" office:value-type="date" office:date-value="2014-04-08">
            <text:p>08/04/14</text:p>
          </table:table-cell>
          <table:table-cell office:value-type="string">
            <text:p>AAM-08-2014-PJ</text:p>
          </table:table-cell>
          <table:table-cell office:value-type="string">
            <text:p>DDA-222</text:p>
          </table:table-cell>
          <table:table-cell office:value-type="string">
            <text:p>CORREGIR FUGA RETEN RUEDAS TRASERAS</text:p>
          </table:table-cell>
          <table:table-cell office:value-type="string">
            <text:p>FRENO PARTES</text:p>
          </table:table-cell>
          <table:table-cell office:value-type="string">
            <text:p>C259</text:p>
          </table:table-cell>
          <table:table-cell table:number-columns-repeated="1018"/>
        </table:table-row>
        <table:table-row table:style-name="ro6">
          <table:table-cell table:style-name="ce3" office:value-type="date" office:date-value="2014-04-08">
            <text:p>08/04/14</text:p>
          </table:table-cell>
          <table:table-cell office:value-type="string">
            <text:p>AAM-062-2014-T2</text:p>
          </table:table-cell>
          <table:table-cell office:value-type="string">
            <text:p>KEW-926</text:p>
          </table:table-cell>
          <table:table-cell office:value-type="string">
            <text:p>REVISION EXTRACTOR</text:p>
          </table:table-cell>
          <table:table-cell office:value-type="string">
            <text:p>AXIAL</text:p>
          </table:table-cell>
          <table:table-cell table:number-columns-repeated="1019"/>
        </table:table-row>
        <table:table-row table:style-name="ro3">
          <table:table-cell table:style-name="ce3" office:value-type="date" office:date-value="2014-04-09">
            <text:p>09/04/14</text:p>
          </table:table-cell>
          <table:table-cell office:value-type="string">
            <text:p>MTTO-270-2014</text:p>
          </table:table-cell>
          <table:table-cell office:value-type="string">
            <text:p>USA-339</text:p>
          </table:table-cell>
          <table:table-cell office:value-type="string">
            <text:p>DESPINCHAR LLANTA TRASERA INTERNA IZQUIERDA <text:s text:c="2"/></text:p>
          </table:table-cell>
          <table:table-cell office:value-type="string">
            <text:p>COEXITO-OSCAR GARCIA </text:p>
          </table:table-cell>
          <table:table-cell office:value-type="float" office:value="1981936">
            <text:p>1981936</text:p>
          </table:table-cell>
          <table:table-cell table:number-columns-repeated="1018"/>
        </table:table-row>
        <table:table-row table:style-name="ro6">
          <table:table-cell table:style-name="ce3" office:value-type="date" office:date-value="2014-04-09">
            <text:p>09/04/14</text:p>
          </table:table-cell>
          <table:table-cell office:value-type="string">
            <text:p>MTTO-271-2014</text:p>
          </table:table-cell>
          <table:table-cell office:value-type="string">
            <text:p>MINICARGADOR 236B</text:p>
          </table:table-cell>
          <table:table-cell office:value-type="string">
            <text:p>FABRICACION DE 4 ARANDELAS SEGUN MUESTRA </text:p>
          </table:table-cell>
          <table:table-cell office:value-type="string">
            <text:p>HERMAR</text:p>
          </table:table-cell>
          <table:table-cell table:number-columns-repeated="1019"/>
        </table:table-row>
        <table:table-row table:style-name="ro3">
          <table:table-cell table:style-name="ce3" office:value-type="date" office:date-value="2014-04-09">
            <text:p>09/04/14</text:p>
          </table:table-cell>
          <table:table-cell office:value-type="string">
            <text:p>AAM-72-2014-T6</text:p>
          </table:table-cell>
          <table:table-cell office:value-type="string">
            <text:p>SQW-886</text:p>
          </table:table-cell>
          <table:table-cell office:value-type="string">
            <text:p>SOLDAR GANCHOS, FABRICACION Y ADAPTACION DE 2 BASES PARA LOS EXTINTORES</text:p>
          </table:table-cell>
          <table:table-cell office:value-type="string">
            <text:p>HERMAR</text:p>
          </table:table-cell>
          <table:table-cell office:value-type="string">
            <text:p>I.C.T-285</text:p>
          </table:table-cell>
          <table:table-cell table:number-columns-repeated="1018"/>
        </table:table-row>
        <table:table-row table:style-name="ro3">
          <table:table-cell table:style-name="ce3" office:value-type="date" office:date-value="2014-04-09">
            <text:p>09/04/14</text:p>
          </table:table-cell>
          <table:table-cell office:value-type="string">
            <text:p>AAM-060-2014-T3</text:p>
          </table:table-cell>
          <table:table-cell office:value-type="string">
            <text:p>DDB-875 </text:p>
          </table:table-cell>
          <table:table-cell office:value-type="string">
            <text:p>MANTENIMIENTO AIRE ACONDICIONADO <text:s text:c="2"/></text:p>
          </table:table-cell>
          <table:table-cell office:value-type="string">
            <text:p>ALISTAMIENTOS OCAMPO</text:p>
          </table:table-cell>
          <table:table-cell office:value-type="float" office:value="574">
            <text:p>574</text:p>
          </table:table-cell>
          <table:table-cell table:number-columns-repeated="1018"/>
        </table:table-row>
        <table:table-row table:style-name="ro3">
          <table:table-cell table:style-name="ce3" office:value-type="date" office:date-value="2014-04-09">
            <text:p>09/04/14</text:p>
          </table:table-cell>
          <table:table-cell office:value-type="string">
            <text:p>AAM-21-2014-GP</text:p>
          </table:table-cell>
          <table:table-cell office:value-type="string">
            <text:p>DDA-016</text:p>
          </table:table-cell>
          <table:table-cell office:value-type="string">
            <text:p>REVISION POR GARANTIA (BOTA COMBUSTIBLE CUANDO SE TANQUEA)</text:p>
          </table:table-cell>
          <table:table-cell office:value-type="string">
            <text:p>AUTOPACIFICO</text:p>
          </table:table-cell>
          <table:table-cell table:number-columns-repeated="1019"/>
        </table:table-row>
        <table:table-row table:style-name="ro3">
          <table:table-cell table:style-name="ce3" office:value-type="date" office:date-value="2014-04-09">
            <text:p>09/04/14</text:p>
          </table:table-cell>
          <table:table-cell office:value-type="string">
            <text:p>AAM-52-2014-L.B</text:p>
          </table:table-cell>
          <table:table-cell office:value-type="string">
            <text:p>DDA-221</text:p>
          </table:table-cell>
          <table:table-cell office:value-type="string">
            <text:p>DESPINCHAR LLANTA DELANTERA DERECHA </text:p>
          </table:table-cell>
          <table:table-cell office:value-type="string">
            <text:p>ESTACION LAS PALMERAS</text:p>
          </table:table-cell>
          <table:table-cell table:number-columns-repeated="1019"/>
        </table:table-row>
        <table:table-row table:style-name="ro4">
          <table:table-cell table:style-name="ce3" office:value-type="date" office:date-value="2014-04-09">
            <text:p>09/04/14</text:p>
          </table:table-cell>
          <table:table-cell office:value-type="string">
            <text:p>MTTO-277-2014</text:p>
          </table:table-cell>
          <table:table-cell office:value-type="string">
            <text:p>HIDRO No. 1</text:p>
          </table:table-cell>
          <table:table-cell office:value-type="string">
            <text:p>SUMINISTRO E INSTALACION DE ABRAZADERAS PARA EL TANQUE DE COMBUSTIBLE DEL MOTOR LISTER</text:p>
          </table:table-cell>
          <table:table-cell office:value-type="string">
            <text:p>HERMAR</text:p>
          </table:table-cell>
          <table:table-cell office:value-type="string">
            <text:p>I.C.T-0236</text:p>
          </table:table-cell>
          <table:table-cell table:number-columns-repeated="1018"/>
        </table:table-row>
        <table:table-row table:style-name="ro6">
          <table:table-cell table:style-name="ce3" office:value-type="date" office:date-value="2014-04-10">
            <text:p>10/04/14</text:p>
          </table:table-cell>
          <table:table-cell office:value-type="string">
            <text:p>MP-280-2014</text:p>
          </table:table-cell>
          <table:table-cell office:value-type="string">
            <text:p>DDA-282</text:p>
          </table:table-cell>
          <table:table-cell office:value-type="string">
            <text:p>REVISION LUCES MEDIAS POR GARANTIA </text:p>
          </table:table-cell>
          <table:table-cell office:value-type="string">
            <text:p>AXIAL</text:p>
          </table:table-cell>
          <table:table-cell table:number-columns-repeated="1019"/>
        </table:table-row>
        <table:table-row table:style-name="ro4">
          <table:table-cell table:style-name="ce3" office:value-type="date" office:date-value="2014-04-11">
            <text:p>11/04/14</text:p>
          </table:table-cell>
          <table:table-cell office:value-type="string">
            <text:p>AAM-63-2014-T4</text:p>
          </table:table-cell>
          <table:table-cell office:value-type="string">
            <text:p>KEX-384</text:p>
          </table:table-cell>
          <table:table-cell office:value-type="string">
            <text:p>REVISION AIRE ACONDICIONADO POR GARANTIA Y REVISION CORREAS DEL ASIENTO AUXILIAR PARTE TRASERA </text:p>
          </table:table-cell>
          <table:table-cell office:value-type="string">
            <text:p>ALISTAMIENTOS OCAMPO</text:p>
          </table:table-cell>
          <table:table-cell office:value-type="float" office:value="575">
            <text:p>575</text:p>
          </table:table-cell>
          <table:table-cell table:number-columns-repeated="1018"/>
        </table:table-row>
        <table:table-row table:style-name="ro3">
          <table:table-cell table:style-name="ce3" office:value-type="date" office:date-value="2014-04-11">
            <text:p>11/04/14</text:p>
          </table:table-cell>
          <table:table-cell office:value-type="string">
            <text:p>AAM-065-2014-T2</text:p>
          </table:table-cell>
          <table:table-cell office:value-type="string">
            <text:p>SPK-180</text:p>
          </table:table-cell>
          <table:table-cell office:value-type="string">
            <text:p>CORREGIR FUGAS DE AGUA RADIADOR POR GARANTIA </text:p>
          </table:table-cell>
          <table:table-cell office:value-type="string">
            <text:p>TECNIMARCANT</text:p>
          </table:table-cell>
          <table:table-cell table:number-columns-repeated="1019"/>
        </table:table-row>
        <table:table-row table:style-name="ro6">
          <table:table-cell table:style-name="ce3" office:value-type="date" office:date-value="2014-04-11">
            <text:p>11/04/14</text:p>
          </table:table-cell>
          <table:table-cell office:value-type="string">
            <text:p>AAM-066-2014-T2</text:p>
          </table:table-cell>
          <table:table-cell office:value-type="string">
            <text:p>SPK-180</text:p>
          </table:table-cell>
          <table:table-cell office:value-type="string">
            <text:p>REVISION FRENOS RUEDAS TRASERAS </text:p>
          </table:table-cell>
          <table:table-cell office:value-type="string">
            <text:p>FRENO PARTES</text:p>
          </table:table-cell>
          <table:table-cell office:value-type="string">
            <text:p>C263</text:p>
          </table:table-cell>
          <table:table-cell table:number-columns-repeated="1018"/>
        </table:table-row>
        <table:table-row table:style-name="ro3">
          <table:table-cell table:style-name="ce3" office:value-type="date" office:date-value="2014-04-11">
            <text:p>11/04/14</text:p>
          </table:table-cell>
          <table:table-cell office:value-type="string">
            <text:p>AAM-14-2014-GS</text:p>
          </table:table-cell>
          <table:table-cell office:value-type="string">
            <text:p>CJC-369</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4-12">
            <text:p>12/04/14</text:p>
          </table:table-cell>
          <table:table-cell office:value-type="string">
            <text:p>AAM-063-2014-T3</text:p>
          </table:table-cell>
          <table:table-cell office:value-type="string">
            <text:p>USE-392 </text:p>
          </table:table-cell>
          <table:table-cell office:value-type="string">
            <text:p>CORREGIR FUGA DE AIRE RECAMARA TRASERA LADO IZQUIERDO</text:p>
          </table:table-cell>
          <table:table-cell office:value-type="string">
            <text:p>MUELLES Y FRENOS PALMIRA</text:p>
          </table:table-cell>
          <table:table-cell office:value-type="float" office:value="50">
            <text:p>50</text:p>
          </table:table-cell>
          <table:table-cell table:number-columns-repeated="1018"/>
        </table:table-row>
        <table:table-row table:style-name="ro5">
          <table:table-cell table:style-name="ce3" office:value-type="date" office:date-value="2014-04-14">
            <text:p>14/04/14</text:p>
          </table:table-cell>
          <table:table-cell office:value-type="string">
            <text:p>MTTO-288-2014</text:p>
          </table:table-cell>
          <table:table-cell office:value-type="string">
            <text:p>COMPRESOR FABRIL No. 6</text:p>
          </table:table-cell>
          <table:table-cell office:value-type="string">
            <text:p>REVISION MOTOR ELECTRICO ESTA DESFORZADO (PRESENTA BAJA POTENCIA E INTENTA DETENERSE), REVISION AUTOMATICO Y TIENE FUGA DE ACEITE.</text:p>
          </table:table-cell>
          <table:table-cell office:value-type="string">
            <text:p>COMPRESORES FABRILES</text:p>
          </table:table-cell>
          <table:table-cell office:value-type="float" office:value="2456">
            <text:p>2456</text:p>
          </table:table-cell>
          <table:table-cell table:number-columns-repeated="1018"/>
        </table:table-row>
        <table:table-row table:style-name="ro4">
          <table:table-cell table:style-name="ce3" office:value-type="date" office:date-value="2014-04-14">
            <text:p>14/04/14</text:p>
          </table:table-cell>
          <table:table-cell office:value-type="string">
            <text:p>MTTO-289-2014</text:p>
          </table:table-cell>
          <table:table-cell office:value-type="string">
            <text:p>DERRETIDORA SS 125</text:p>
          </table:table-cell>
          <table:table-cell office:value-type="string">
            <text:p>INSTALACION DE 4 LLANTAS NUEVAS MARCA BRIDGESTONE REF. 195R14C (INCLUYE MONTAJE Y BALANCEO), SEGUN ORDEN D.M-323-2013</text:p>
          </table:table-cell>
          <table:table-cell office:value-type="string">
            <text:p>CAR &amp; CO</text:p>
          </table:table-cell>
          <table:table-cell table:number-columns-repeated="1019"/>
        </table:table-row>
        <table:table-row table:style-name="ro8">
          <table:table-cell table:style-name="ce3" office:value-type="date" office:date-value="2014-04-14">
            <text:p>14/04/14</text:p>
          </table:table-cell>
          <table:table-cell office:value-type="string">
            <text:p>AAM-64-2014-T4</text:p>
          </table:table-cell>
          <table:table-cell office:value-type="string">
            <text:p>SPK-951</text:p>
          </table:table-cell>
          <table:table-cell office:value-type="string">
            <text:p>INSTALACION LLANTA DE SEGUNDA PARTE DELANTERA LADO DERECHO SUMINISTRADA POR ALMACEN DEL CCO (INCLUYE ALINEACION DIRECCION, BALANCEO RUEDAS DELANTERAS Y ROTACION)</text:p>
          </table:table-cell>
          <table:table-cell office:value-type="string">
            <text:p>LLANTAS LA ESTACION</text:p>
          </table:table-cell>
          <table:table-cell office:value-type="float" office:value="247">
            <text:p>247</text:p>
          </table:table-cell>
          <table:table-cell table:number-columns-repeated="1018"/>
        </table:table-row>
        <table:table-row table:style-name="ro3">
          <table:table-cell table:style-name="ce3" office:value-type="date" office:date-value="2014-04-14">
            <text:p>14/04/14</text:p>
          </table:table-cell>
          <table:table-cell office:value-type="string">
            <text:p>AAM-065-2014-T3</text:p>
          </table:table-cell>
          <table:table-cell office:value-type="string">
            <text:p>USE-392 </text:p>
          </table:table-cell>
          <table:table-cell office:value-type="string">
            <text:p>REVISION EMBRAGUE <text:s text:c="2"/></text:p>
          </table:table-cell>
          <table:table-cell office:value-type="string">
            <text:p>NACIONAL DE EMBRAGUES S.A.S</text:p>
          </table:table-cell>
          <table:table-cell office:value-type="float" office:value="826">
            <text:p>826</text:p>
          </table:table-cell>
          <table:table-cell table:number-columns-repeated="1018"/>
        </table:table-row>
        <table:table-row table:style-name="ro4">
          <table:table-cell table:style-name="ce3" office:value-type="date" office:date-value="2014-04-14">
            <text:p>14/04/14</text:p>
          </table:table-cell>
          <table:table-cell office:value-type="string">
            <text:p>MTTO-290-2014</text:p>
          </table:table-cell>
          <table:table-cell office:value-type="string">
            <text:p>SMI-194</text:p>
          </table:table-cell>
          <table:table-cell office:value-type="string">
            <text:p>ENGRASE GENERAL DE RODAMIENTOS, MANTENIMIENTO RACHES Y CAMBIO TANQUE DE COMBUSTIBLE</text:p>
          </table:table-cell>
          <table:table-cell office:value-type="string">
            <text:p>AUTOPACIFICO</text:p>
          </table:table-cell>
          <table:table-cell office:value-type="string">
            <text:p>OT 328283</text:p>
          </table:table-cell>
          <table:table-cell table:number-columns-repeated="1018"/>
        </table:table-row>
        <table:table-row table:style-name="ro3">
          <table:table-cell table:style-name="ce3" office:value-type="date" office:date-value="2014-04-15">
            <text:p>15/04/14</text:p>
          </table:table-cell>
          <table:table-cell office:value-type="string">
            <text:p>MTTO-291-2014</text:p>
          </table:table-cell>
          <table:table-cell office:value-type="string">
            <text:p>USE-822</text:p>
          </table:table-cell>
          <table:table-cell office:value-type="string">
            <text:p>CORREGIR FUGA POR GATO NEUMATICO DE LA COMPUERTA </text:p>
          </table:table-cell>
          <table:table-cell office:value-type="string">
            <text:p>MUELLES Y FRENOS PALMIRA</text:p>
          </table:table-cell>
          <table:table-cell office:value-type="string">
            <text:p>050A</text:p>
          </table:table-cell>
          <table:table-cell table:number-columns-repeated="1018"/>
        </table:table-row>
        <table:table-row table:style-name="ro3">
          <table:table-cell table:style-name="ce3" office:value-type="date" office:date-value="2014-04-15">
            <text:p>15/04/14</text:p>
          </table:table-cell>
          <table:table-cell office:value-type="string">
            <text:p>MTTO-292-2014</text:p>
          </table:table-cell>
          <table:table-cell office:value-type="string">
            <text:p>USE-822</text:p>
          </table:table-cell>
          <table:table-cell office:value-type="string">
            <text:p>DESPINCHAR LLANTA DE REPUESTO</text:p>
          </table:table-cell>
          <table:table-cell office:value-type="string">
            <text:p>ESTACION LAS PALMERAS</text:p>
          </table:table-cell>
          <table:table-cell table:number-columns-repeated="1019"/>
        </table:table-row>
        <table:table-row table:style-name="ro3">
          <table:table-cell table:style-name="ce3" office:value-type="date" office:date-value="2014-04-16">
            <text:p>16/04/14</text:p>
          </table:table-cell>
          <table:table-cell office:value-type="string">
            <text:p>MTTO-298-2014</text:p>
          </table:table-cell>
          <table:table-cell office:value-type="string">
            <text:p>EQUIPO INSTALACION DE TACHAS </text:p>
          </table:table-cell>
          <table:table-cell office:value-type="string">
            <text:p>DESPINCHAR LLANTA <text:s text:c="3"/></text:p>
          </table:table-cell>
          <table:table-cell office:value-type="string">
            <text:p>ESTACION LAS PALMERAS</text:p>
          </table:table-cell>
          <table:table-cell table:number-columns-repeated="1019"/>
        </table:table-row>
        <table:table-row table:style-name="ro6">
          <table:table-cell table:style-name="ce3" office:value-type="date" office:date-value="2014-04-16">
            <text:p>16/04/14</text:p>
          </table:table-cell>
          <table:table-cell office:value-type="string">
            <text:p>MTTO-299-2014</text:p>
          </table:table-cell>
          <table:table-cell office:value-type="string">
            <text:p>SMI-082</text:p>
          </table:table-cell>
          <table:table-cell office:value-type="string">
            <text:p>CAMBIO DESFOGE DEL DIFERENCIAL </text:p>
          </table:table-cell>
          <table:table-cell office:value-type="string">
            <text:p>FRENO PARTES</text:p>
          </table:table-cell>
          <table:table-cell table:number-columns-repeated="1019"/>
        </table:table-row>
        <table:table-row table:style-name="ro3">
          <table:table-cell table:style-name="ce3" office:value-type="date" office:date-value="2014-04-16">
            <text:p>16/04/14</text:p>
          </table:table-cell>
          <table:table-cell office:value-type="string">
            <text:p>MTTO-302-2014</text:p>
          </table:table-cell>
          <table:table-cell office:value-type="string">
            <text:p>PLANTA ELECTRICA FG WILSON No. 1</text:p>
          </table:table-cell>
          <table:table-cell office:value-type="string">
            <text:p>REVISION ALTERNADOR </text:p>
          </table:table-cell>
          <table:table-cell office:value-type="string">
            <text:p>RENZO NIETO </text:p>
          </table:table-cell>
          <table:table-cell office:value-type="float" office:value="852">
            <text:p>852</text:p>
          </table:table-cell>
          <table:table-cell table:number-columns-repeated="1018"/>
        </table:table-row>
        <table:table-row table:style-name="ro3">
          <table:table-cell table:style-name="ce3" office:value-type="date" office:date-value="2014-04-21">
            <text:p>21/04/14</text:p>
          </table:table-cell>
          <table:table-cell office:value-type="string">
            <text:p>MTTO-304-2014</text:p>
          </table:table-cell>
          <table:table-cell office:value-type="string">
            <text:p>USE-825</text:p>
          </table:table-cell>
          <table:table-cell office:value-type="string">
            <text:p>REVISAR SISTEMA DE CARGA POR GARANTIA </text:p>
          </table:table-cell>
          <table:table-cell office:value-type="string">
            <text:p>COEXITO-OSCAR GARCIA </text:p>
          </table:table-cell>
          <table:table-cell office:value-type="float" office:value="1982162">
            <text:p>1982162</text:p>
          </table:table-cell>
          <table:table-cell table:number-columns-repeated="1018"/>
        </table:table-row>
        <table:table-row table:style-name="ro3">
          <table:table-cell table:style-name="ce3" office:value-type="date" office:date-value="2014-04-21">
            <text:p>21/04/14</text:p>
          </table:table-cell>
          <table:table-cell office:value-type="string">
            <text:p>MTTO-305-2014</text:p>
          </table:table-cell>
          <table:table-cell office:value-type="string">
            <text:p>BOMBA DE ALTA <text:s/>HIDRO No. 1</text:p>
          </table:table-cell>
          <table:table-cell office:value-type="string">
            <text:p>REVISION POR GARANTIA (DILUCION DE COMBUSTIBLE EN EL ACEITE)</text:p>
          </table:table-cell>
          <table:table-cell office:value-type="string">
            <text:p>REHIMAC </text:p>
          </table:table-cell>
          <table:table-cell office:value-type="string">
            <text:p>OT 001-004055</text:p>
          </table:table-cell>
          <table:table-cell table:number-columns-repeated="1018"/>
        </table:table-row>
        <table:table-row table:style-name="ro6">
          <table:table-cell table:style-name="ce3" office:value-type="date" office:date-value="2014-04-21">
            <text:p>21/04/14</text:p>
          </table:table-cell>
          <table:table-cell office:value-type="string">
            <text:p>MTTO-306-2014</text:p>
          </table:table-cell>
          <table:table-cell office:value-type="string">
            <text:p>USA-468</text:p>
          </table:table-cell>
          <table:table-cell office:value-type="string">
            <text:p>CAMBIO BASE Y FILTRO DE AIRE DEL COMPRESOR </text:p>
          </table:table-cell>
          <table:table-cell office:value-type="string">
            <text:p>FRENO PARTES</text:p>
          </table:table-cell>
          <table:table-cell table:number-columns-repeated="1019"/>
        </table:table-row>
        <table:table-row table:style-name="ro6">
          <table:table-cell table:style-name="ce3" office:value-type="date" office:date-value="2014-04-21">
            <text:p>21/04/14</text:p>
          </table:table-cell>
          <table:table-cell office:value-type="string">
            <text:p>AAM-068-2014-T3</text:p>
          </table:table-cell>
          <table:table-cell office:value-type="string">
            <text:p>USE-392 </text:p>
          </table:table-cell>
          <table:table-cell office:value-type="string">
            <text:p>MANTENIMIENTO ALTERNADOR <text:s text:c="2"/></text:p>
          </table:table-cell>
          <table:table-cell office:value-type="string">
            <text:p>RENZO NIETO </text:p>
          </table:table-cell>
          <table:table-cell office:value-type="float" office:value="853">
            <text:p>853</text:p>
          </table:table-cell>
          <table:table-cell table:number-columns-repeated="1018"/>
        </table:table-row>
        <table:table-row table:style-name="ro3">
          <table:table-cell table:style-name="ce3" office:value-type="date" office:date-value="2014-04-21">
            <text:p>21/04/14</text:p>
          </table:table-cell>
          <table:table-cell office:value-type="string">
            <text:p>AAM-068-2014-T2</text:p>
          </table:table-cell>
          <table:table-cell office:value-type="string">
            <text:p>KEW-928</text:p>
          </table:table-cell>
          <table:table-cell office:value-type="string">
            <text:p>REVISAR SISTEMA DE CARGA POR GARANTIA </text:p>
          </table:table-cell>
          <table:table-cell office:value-type="string">
            <text:p>COEXITO-OSCAR GARCIA </text:p>
          </table:table-cell>
          <table:table-cell office:value-type="float" office:value="1982170">
            <text:p>1982170</text:p>
          </table:table-cell>
          <table:table-cell table:number-columns-repeated="1018"/>
        </table:table-row>
        <table:table-row table:style-name="ro4">
          <table:table-cell table:style-name="ce3" office:value-type="date" office:date-value="2014-04-21">
            <text:p>21/04/14</text:p>
          </table:table-cell>
          <table:table-cell office:value-type="string">
            <text:p>MTTO-309-2014</text:p>
          </table:table-cell>
          <table:table-cell office:value-type="string">
            <text:p>SMI-194</text:p>
          </table:table-cell>
          <table:table-cell office:value-type="string">
            <text:p>SOLDAR TANQUE AUXILIAR DEL EQUIPO DE PINTURA Y FABRICAR 3 TAPONES Y 6 BUSHING SEGUN MUESTRA</text:p>
          </table:table-cell>
          <table:table-cell office:value-type="string">
            <text:p>HERMAR</text:p>
          </table:table-cell>
          <table:table-cell office:value-type="string">
            <text:p>I.C.T-0274</text:p>
          </table:table-cell>
          <table:table-cell table:number-columns-repeated="1018"/>
        </table:table-row>
        <table:table-row table:style-name="ro3">
          <table:table-cell table:style-name="ce3" office:value-type="date" office:date-value="2014-04-22">
            <text:p>22/04/14</text:p>
          </table:table-cell>
          <table:table-cell office:value-type="string">
            <text:p>MTTO-310-2014</text:p>
          </table:table-cell>
          <table:table-cell office:value-type="string">
            <text:p>MOTOR LISTER HIDRO No. 1</text:p>
          </table:table-cell>
          <table:table-cell office:value-type="string">
            <text:p>CORREGIR DILUSION DE COMBUSTIBLE AL MOTOR LISTER </text:p>
          </table:table-cell>
          <table:table-cell office:value-type="string">
            <text:p>AGROELECTRICAS DIESEL</text:p>
          </table:table-cell>
          <table:table-cell office:value-type="float" office:value="1928">
            <text:p>1928</text:p>
          </table:table-cell>
          <table:table-cell table:number-columns-repeated="1018"/>
        </table:table-row>
        <table:table-row table:style-name="ro3">
          <table:table-cell table:style-name="ce3" office:value-type="date" office:date-value="2014-04-22">
            <text:p>22/04/14</text:p>
          </table:table-cell>
          <table:table-cell office:value-type="string">
            <text:p>AAM-070-2014-T3</text:p>
          </table:table-cell>
          <table:table-cell office:value-type="string">
            <text:p>USE-392 </text:p>
          </table:table-cell>
          <table:table-cell office:value-type="string">
            <text:p>REVISION GUAYA DEL VELOCIMETRO</text:p>
          </table:table-cell>
          <table:table-cell office:value-type="string">
            <text:p>TALLERES AUTORIZADOS S.A.</text:p>
          </table:table-cell>
          <table:table-cell office:value-type="float" office:value="31010257">
            <text:p>31010257</text:p>
          </table:table-cell>
          <table:table-cell table:number-columns-repeated="1018"/>
        </table:table-row>
        <table:table-row table:style-name="ro3">
          <table:table-cell table:style-name="ce3" office:value-type="date" office:date-value="2014-04-23">
            <text:p>23/04/14</text:p>
          </table:table-cell>
          <table:table-cell office:value-type="string">
            <text:p>MTTO-313-2014</text:p>
          </table:table-cell>
          <table:table-cell office:value-type="string">
            <text:p>USA-339</text:p>
          </table:table-cell>
          <table:table-cell office:value-type="string">
            <text:p>CAMBIO CRUCETAS DEL CARDAN ENTRE TOMA FUERZA Y LA CAJA</text:p>
          </table:table-cell>
          <table:table-cell office:value-type="string">
            <text:p>FRENO PARTES</text:p>
          </table:table-cell>
          <table:table-cell office:value-type="string">
            <text:p>C270</text:p>
          </table:table-cell>
          <table:table-cell table:number-columns-repeated="1018"/>
        </table:table-row>
        <table:table-row table:style-name="ro6">
          <table:table-cell table:style-name="ce3" office:value-type="date" office:date-value="2014-04-23">
            <text:p>23/04/14</text:p>
          </table:table-cell>
          <table:table-cell office:value-type="string">
            <text:p>AAM-63-2014-L.B</text:p>
          </table:table-cell>
          <table:table-cell office:value-type="string">
            <text:p>DDA-221</text:p>
          </table:table-cell>
          <table:table-cell office:value-type="string">
            <text:p>REVISION MORDAZAS DELANTERAS</text:p>
          </table:table-cell>
          <table:table-cell office:value-type="string">
            <text:p>FRENO PARTES</text:p>
          </table:table-cell>
          <table:table-cell office:value-type="string">
            <text:p>C264</text:p>
          </table:table-cell>
          <table:table-cell table:number-columns-repeated="1018"/>
        </table:table-row>
        <table:table-row table:style-name="ro3">
          <table:table-cell table:style-name="ce3" office:value-type="date" office:date-value="2014-04-24">
            <text:p>24/04/14</text:p>
          </table:table-cell>
          <table:table-cell office:value-type="string">
            <text:p>AAM-69-2014-T4</text:p>
          </table:table-cell>
          <table:table-cell office:value-type="string">
            <text:p>KEX-384</text:p>
          </table:table-cell>
          <table:table-cell office:value-type="string">
            <text:p>MANTENIMIENTO SISTEMA DE CARGA </text:p>
          </table:table-cell>
          <table:table-cell office:value-type="string">
            <text:p>TALLERES AUTORIZADOS S.A.</text:p>
          </table:table-cell>
          <table:table-cell office:value-type="float" office:value="31010275">
            <text:p>31010275</text:p>
          </table:table-cell>
          <table:table-cell table:number-columns-repeated="1018"/>
        </table:table-row>
        <table:table-row table:style-name="ro6">
          <table:table-cell table:style-name="ce3" office:value-type="date" office:date-value="2014-04-25">
            <text:p>25/04/14</text:p>
          </table:table-cell>
          <table:table-cell office:value-type="string">
            <text:p>MTTO-318-2014</text:p>
          </table:table-cell>
          <table:table-cell office:value-type="string">
            <text:p>USE-822</text:p>
          </table:table-cell>
          <table:table-cell office:value-type="string">
            <text:p>TAPIZAR ASIENTOS </text:p>
          </table:table-cell>
          <table:table-cell office:value-type="string">
            <text:p>TAPIZADOS Y LUJOS</text:p>
          </table:table-cell>
          <table:table-cell table:number-columns-repeated="1019"/>
        </table:table-row>
        <table:table-row table:style-name="ro6">
          <table:table-cell table:style-name="ce3" office:value-type="date" office:date-value="2014-04-28">
            <text:p>28/04/14</text:p>
          </table:table-cell>
          <table:table-cell office:value-type="string">
            <text:p>MTTO-321-2014</text:p>
          </table:table-cell>
          <table:table-cell office:value-type="string">
            <text:p>DDA-206</text:p>
          </table:table-cell>
          <table:table-cell office:value-type="string">
            <text:p>REVISAR FRENOS (ESTAN LARGOS)</text:p>
          </table:table-cell>
          <table:table-cell office:value-type="string">
            <text:p>FRENO PARTES</text:p>
          </table:table-cell>
          <table:table-cell office:value-type="string">
            <text:p>C268</text:p>
          </table:table-cell>
          <table:table-cell table:number-columns-repeated="1018"/>
        </table:table-row>
        <table:table-row table:style-name="ro4">
          <table:table-cell table:style-name="ce3" office:value-type="date" office:date-value="2014-04-28">
            <text:p>28/04/14</text:p>
          </table:table-cell>
          <table:table-cell office:value-type="string">
            <text:p>MTTO-322-2014</text:p>
          </table:table-cell>
          <table:table-cell office:value-type="string">
            <text:p>KUK-382</text:p>
          </table:table-cell>
          <table:table-cell office:value-type="string">
            <text:p>REVISAR VALVULA DEL FRENO PRINCIPAL, REVISION BANDAS DELANTERAS Y REVISAR PESTAÑAS DE CAMPANAS TRASERAS</text:p>
          </table:table-cell>
          <table:table-cell office:value-type="string">
            <text:p>FRENO PARTES</text:p>
          </table:table-cell>
          <table:table-cell office:value-type="string">
            <text:p>C266</text:p>
          </table:table-cell>
          <table:table-cell table:number-columns-repeated="1018"/>
        </table:table-row>
        <table:table-row table:style-name="ro3">
          <table:table-cell table:style-name="ce3" office:value-type="date" office:date-value="2014-04-28">
            <text:p>28/04/14</text:p>
          </table:table-cell>
          <table:table-cell office:value-type="string">
            <text:p>AAM-07-2014-T7</text:p>
          </table:table-cell>
          <table:table-cell office:value-type="string">
            <text:p>WEP-811</text:p>
          </table:table-cell>
          <table:table-cell office:value-type="string">
            <text:p>REPARACION POSTE DE BATERIA </text:p>
          </table:table-cell>
          <table:table-cell office:value-type="string">
            <text:p>COEXITO-OSCAR GARCIA </text:p>
          </table:table-cell>
          <table:table-cell table:number-columns-repeated="1019"/>
        </table:table-row>
        <table:table-row table:style-name="ro4">
          <table:table-cell table:style-name="ce3" office:value-type="date" office:date-value="2014-04-28">
            <text:p>28/04/14</text:p>
          </table:table-cell>
          <table:table-cell office:value-type="string">
            <text:p>AAM-08-2014-T7</text:p>
          </table:table-cell>
          <table:table-cell office:value-type="string">
            <text:p>WEP-811</text:p>
          </table:table-cell>
          <table:table-cell office:value-type="string">
            <text:p>REVISION POR GARANTIA DE LAS TAPAS LATERALES SUPERIORES DE LA CAJA DE HERRAMIENTA</text:p>
          </table:table-cell>
          <table:table-cell office:value-type="string">
            <text:p>REHIMAC </text:p>
          </table:table-cell>
          <table:table-cell table:number-columns-repeated="1019"/>
        </table:table-row>
        <table:table-row table:style-name="ro3">
          <table:table-cell table:style-name="ce3" office:value-type="date" office:date-value="2014-04-28">
            <text:p>28/04/14</text:p>
          </table:table-cell>
          <table:table-cell office:value-type="string">
            <text:p>AAM-09-2014-T7</text:p>
          </table:table-cell>
          <table:table-cell office:value-type="string">
            <text:p>WEP-811</text:p>
          </table:table-cell>
          <table:table-cell office:value-type="string">
            <text:p>INSTALACION ACOPLE RAPIDO Y MANGUERA AUXILIAR DEL AIRE</text:p>
          </table:table-cell>
          <table:table-cell office:value-type="string">
            <text:p>FRENO PARTES</text:p>
          </table:table-cell>
          <table:table-cell office:value-type="string">
            <text:p>C265</text:p>
          </table:table-cell>
          <table:table-cell table:number-columns-repeated="1018"/>
        </table:table-row>
        <table:table-row table:style-name="ro3">
          <table:table-cell table:style-name="ce3" office:value-type="date" office:date-value="2014-04-29">
            <text:p>29/04/14</text:p>
          </table:table-cell>
          <table:table-cell office:value-type="string">
            <text:p>AAM-79-2014-T6</text:p>
          </table:table-cell>
          <table:table-cell office:value-type="string">
            <text:p>KEY-179</text:p>
          </table:table-cell>
          <table:table-cell office:value-type="string">
            <text:p>REVISION POR GARANTIA DEL VIDRIO PARABRISA </text:p>
          </table:table-cell>
          <table:table-cell office:value-type="string">
            <text:p>TALLERES AUTORIZADOS S.A.</text:p>
          </table:table-cell>
          <table:table-cell table:number-columns-repeated="1019"/>
        </table:table-row>
        <table:table-row table:style-name="ro6">
          <table:table-cell table:style-name="ce3" office:value-type="date" office:date-value="2014-04-29">
            <text:p>29/04/14</text:p>
          </table:table-cell>
          <table:table-cell office:value-type="string">
            <text:p>MTTO-324-2014</text:p>
          </table:table-cell>
          <table:table-cell office:value-type="string">
            <text:p>USE-726</text:p>
          </table:table-cell>
          <table:table-cell office:value-type="string">
            <text:p>REVISION PACHAS DE LUCES TRASERAS</text:p>
          </table:table-cell>
          <table:table-cell office:value-type="string">
            <text:p>FRENO PARTES</text:p>
          </table:table-cell>
          <table:table-cell office:value-type="float" office:value="77">
            <text:p>77</text:p>
          </table:table-cell>
          <table:table-cell table:number-columns-repeated="1018"/>
        </table:table-row>
        <table:table-row table:style-name="ro3">
          <table:table-cell table:style-name="ce3" office:value-type="date" office:date-value="2014-04-30">
            <text:p>30/04/14</text:p>
          </table:table-cell>
          <table:table-cell office:value-type="string">
            <text:p>MTTO-327-2014</text:p>
          </table:table-cell>
          <table:table-cell office:value-type="string">
            <text:p>MOTOR LISTER HIDRO No. 2</text:p>
          </table:table-cell>
          <table:table-cell office:value-type="string">
            <text:p>SOLDAR BASE DEL MOTOR LISTER AL PLANCHON</text:p>
          </table:table-cell>
          <table:table-cell office:value-type="string">
            <text:p>HERMAR</text:p>
          </table:table-cell>
          <table:table-cell office:value-type="string">
            <text:p>I.C.T-327</text:p>
          </table:table-cell>
          <table:table-cell table:number-columns-repeated="1018"/>
        </table:table-row>
        <table:table-row table:style-name="ro3">
          <table:table-cell table:style-name="ce3" office:value-type="date" office:date-value="2014-04-30">
            <text:p>30/04/14</text:p>
          </table:table-cell>
          <table:table-cell office:value-type="string">
            <text:p>MTTO-328-2014</text:p>
          </table:table-cell>
          <table:table-cell office:value-type="string">
            <text:p>MINICARGADOR 236D</text:p>
          </table:table-cell>
          <table:table-cell office:value-type="string">
            <text:p>ENVIO DE BARREDORA PARA TERMINAR ADECUACION (VA CON ACCESORIOS INSTALADOS)</text:p>
          </table:table-cell>
          <table:table-cell office:value-type="string">
            <text:p>GECOLSA </text:p>
          </table:table-cell>
          <table:table-cell table:number-columns-repeated="1019"/>
        </table:table-row>
        <table:table-row table:style-name="ro4">
          <table:table-cell table:style-name="ce3" office:value-type="date" office:date-value="2014-04-30">
            <text:p>30/04/14</text:p>
          </table:table-cell>
          <table:table-cell office:value-type="string">
            <text:p>AAM-11-2014-T7</text:p>
          </table:table-cell>
          <table:table-cell office:value-type="string">
            <text:p>SQI-521</text:p>
          </table:table-cell>
          <table:table-cell office:value-type="string">
            <text:p>INSTALACION ACOPLE RAPIDO Y MANGUERA AUXILIAR DEL AIRE Y SOLDAR GUARDAPOLVO TRASERO </text:p>
          </table:table-cell>
          <table:table-cell office:value-type="string">
            <text:p>FRENO PARTES</text:p>
          </table:table-cell>
          <table:table-cell office:value-type="string">
            <text:p>C269</text:p>
          </table:table-cell>
          <table:table-cell table:number-columns-repeated="1018"/>
        </table:table-row>
        <table:table-row table:style-name="ro3">
          <table:table-cell table:style-name="ce3" office:value-type="date" office:date-value="2014-05-02">
            <text:p>02/05/14</text:p>
          </table:table-cell>
          <table:table-cell office:value-type="string">
            <text:p>MTTO-332-2014</text:p>
          </table:table-cell>
          <table:table-cell office:value-type="string">
            <text:p>MOTOR LISTER HIDRO No. 2</text:p>
          </table:table-cell>
          <table:table-cell office:value-type="string">
            <text:p>CORREGIR FUGA DE ACEITE POR GARANTIA <text:s text:c="2"/></text:p>
          </table:table-cell>
          <table:table-cell office:value-type="string">
            <text:p>AGROELECTRICAS DIESEL</text:p>
          </table:table-cell>
          <table:table-cell office:value-type="float" office:value="1995">
            <text:p>1995</text:p>
          </table:table-cell>
          <table:table-cell table:number-columns-repeated="1018"/>
        </table:table-row>
        <table:table-row table:style-name="ro3">
          <table:table-cell table:style-name="ce3" office:value-type="date" office:date-value="2014-05-02">
            <text:p>02/05/14</text:p>
          </table:table-cell>
          <table:table-cell office:value-type="string">
            <text:p>AAM-73-2014-T4</text:p>
          </table:table-cell>
          <table:table-cell office:value-type="string">
            <text:p>TLO-302</text:p>
          </table:table-cell>
          <table:table-cell office:value-type="string">
            <text:p>REVISION POR GARANTIA WINCHE SE PELA (SE REALIZO TRABAJO SEGUN FACTURA FC15870)</text:p>
          </table:table-cell>
          <table:table-cell office:value-type="string">
            <text:p>REHIMAC </text:p>
          </table:table-cell>
          <table:table-cell table:number-columns-repeated="1019"/>
        </table:table-row>
        <table:table-row table:style-name="ro3">
          <table:table-cell table:style-name="ce3" office:value-type="date" office:date-value="2014-05-02">
            <text:p>02/05/14</text:p>
          </table:table-cell>
          <table:table-cell office:value-type="string">
            <text:p>AAM-05-2014-G-A</text:p>
          </table:table-cell>
          <table:table-cell office:value-type="string">
            <text:p>DDA-216</text:p>
          </table:table-cell>
          <table:table-cell office:value-type="string">
            <text:p>DESPINCHAR LLANTA TRAS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05-05">
            <text:p>05/05/14</text:p>
          </table:table-cell>
          <table:table-cell office:value-type="string">
            <text:p>MTTO-339-2014</text:p>
          </table:table-cell>
          <table:table-cell office:value-type="string">
            <text:p>USE-825</text:p>
          </table:table-cell>
          <table:table-cell office:value-type="string">
            <text:p>CORREGIR FUGA DE ACEITE POR RUEDA TRASERA LADO DERECHO</text:p>
          </table:table-cell>
          <table:table-cell office:value-type="string">
            <text:p>FRENO PARTES</text:p>
          </table:table-cell>
          <table:table-cell office:value-type="string">
            <text:p>C271</text:p>
          </table:table-cell>
          <table:table-cell table:number-columns-repeated="1018"/>
        </table:table-row>
        <table:table-row table:style-name="ro3">
          <table:table-cell table:style-name="ce3" office:value-type="date" office:date-value="2014-05-05">
            <text:p>05/05/14</text:p>
          </table:table-cell>
          <table:table-cell office:value-type="string">
            <text:p>MTTO-340-2014</text:p>
          </table:table-cell>
          <table:table-cell office:value-type="string">
            <text:p>USA-339</text:p>
          </table:table-cell>
          <table:table-cell office:value-type="string">
            <text:p>MONTAJE LLANTA DE SEGUNDA DE PLANCHON USE-726, EN RUEDA TRASERA LADO DERECHO</text:p>
          </table:table-cell>
          <table:table-cell office:value-type="string">
            <text:p>LLANTAS LA ESTACION</text:p>
          </table:table-cell>
          <table:table-cell table:number-columns-repeated="1019"/>
        </table:table-row>
        <table:table-row table:style-name="ro5">
          <table:table-cell table:style-name="ce3" office:value-type="date" office:date-value="2014-05-05">
            <text:p>05/05/14</text:p>
          </table:table-cell>
          <table:table-cell office:value-type="string">
            <text:p>MTTO-341-2014</text:p>
          </table:table-cell>
          <table:table-cell office:value-type="string">
            <text:p>USE-726</text:p>
          </table:table-cell>
          <table:table-cell office:value-type="string">
            <text:p>INSTALACION DE 6 LLANTAS NUEVAS (INCLUYE ALINEACION DIRECCION, BALANCEO RUEDAS DELANTERAS Y MARCACION), SEGUN ORDEN DE COMPRA 003-14</text:p>
          </table:table-cell>
          <table:table-cell office:value-type="string">
            <text:p>LLANTAS LA ESTACION</text:p>
          </table:table-cell>
          <table:table-cell table:number-columns-repeated="1019"/>
        </table:table-row>
        <table:table-row table:style-name="ro3">
          <table:table-cell table:style-name="ce3" office:value-type="date" office:date-value="2014-05-05">
            <text:p>05/05/14</text:p>
          </table:table-cell>
          <table:table-cell office:value-type="string">
            <text:p>MTTO-342-2014</text:p>
          </table:table-cell>
          <table:table-cell office:value-type="string">
            <text:p>MINICARGADOR 236D</text:p>
          </table:table-cell>
          <table:table-cell office:value-type="string">
            <text:p>MANTENIMIENTO DE LAS 250 HORAS</text:p>
          </table:table-cell>
          <table:table-cell office:value-type="string">
            <text:p>GECOLSA </text:p>
          </table:table-cell>
          <table:table-cell office:value-type="string">
            <text:p>OFERTA No: RFL2014-083</text:p>
          </table:table-cell>
          <table:table-cell table:number-columns-repeated="1018"/>
        </table:table-row>
        <table:table-row table:style-name="ro3">
          <table:table-cell table:style-name="ce3" office:value-type="date" office:date-value="2014-05-05">
            <text:p>05/05/14</text:p>
          </table:table-cell>
          <table:table-cell office:value-type="string">
            <text:p>AAM-22-2014-GP</text:p>
          </table:table-cell>
          <table:table-cell office:value-type="string">
            <text:p>CJK-060</text:p>
          </table:table-cell>
          <table:table-cell office:value-type="string">
            <text:p>REVISION DE FRENOS (RECALENTAMIENTO DEL LIQUIDO DE FRENOS)</text:p>
          </table:table-cell>
          <table:table-cell office:value-type="string">
            <text:p>FRENO PARTES</text:p>
          </table:table-cell>
          <table:table-cell table:number-columns-repeated="1019"/>
        </table:table-row>
        <table:table-row table:style-name="ro3">
          <table:table-cell table:style-name="ce3" office:value-type="date" office:date-value="2014-05-05">
            <text:p>05/05/14</text:p>
          </table:table-cell>
          <table:table-cell office:value-type="string">
            <text:p>AAM-23-2014-GP</text:p>
          </table:table-cell>
          <table:table-cell office:value-type="string">
            <text:p>CJK-060</text:p>
          </table:table-cell>
          <table:table-cell office:value-type="string">
            <text:p>REVISION DE LUCES DIRECCIONALES Y ESTACIONARIAS </text:p>
          </table:table-cell>
          <table:table-cell office:value-type="string">
            <text:p>AUTOPACIFICO</text:p>
          </table:table-cell>
          <table:table-cell office:value-type="float" office:value="13358">
            <text:p>13358</text:p>
          </table:table-cell>
          <table:table-cell table:number-columns-repeated="1018"/>
        </table:table-row>
        <table:table-row table:style-name="ro3">
          <table:table-cell table:style-name="ce3" office:value-type="date" office:date-value="2014-05-05">
            <text:p>05/05/14</text:p>
          </table:table-cell>
          <table:table-cell office:value-type="string">
            <text:p>MP-346-2014</text:p>
          </table:table-cell>
          <table:table-cell office:value-type="string">
            <text:p>DDA-282</text:p>
          </table:table-cell>
          <table:table-cell office:value-type="string">
            <text:p>DESPINCHAR LLANTA DE REPUESTO</text:p>
          </table:table-cell>
          <table:table-cell office:value-type="string">
            <text:p>ESTACION LAS PALMERAS</text:p>
          </table:table-cell>
          <table:table-cell table:number-columns-repeated="1019"/>
        </table:table-row>
        <table:table-row table:style-name="ro5">
          <table:table-cell table:style-name="ce3" office:value-type="date" office:date-value="2014-05-08">
            <text:p>08/05/14</text:p>
          </table:table-cell>
          <table:table-cell office:value-type="string">
            <text:p>MTTO-351-2014</text:p>
          </table:table-cell>
          <table:table-cell office:value-type="string">
            <text:p>SMI-082</text:p>
          </table:table-cell>
          <table:table-cell office:value-type="string">
            <text:p>INSTALACION DE 4 LLANTAS TRASERAS NUEVAS REF. 1100-20 CON NEUMATICOS Y PROTECTORES (INCLUYE MONTAJE Y MARCACION), SEGUN ORDEN DE COMPRA 003-14.</text:p>
          </table:table-cell>
          <table:table-cell office:value-type="string">
            <text:p>LLANTAS LA ESTACION</text:p>
          </table:table-cell>
          <table:table-cell table:number-columns-repeated="1019"/>
        </table:table-row>
        <table:table-row table:style-name="ro6">
          <table:table-cell table:style-name="ce3" office:value-type="date" office:date-value="2014-05-09">
            <text:p>09/05/14</text:p>
          </table:table-cell>
          <table:table-cell office:value-type="string">
            <text:p>MTTO-352-2014</text:p>
          </table:table-cell>
          <table:table-cell office:value-type="string">
            <text:p>SOLDADOR LINCOLN</text:p>
          </table:table-cell>
          <table:table-cell office:value-type="string">
            <text:p>CORREGIR CORTO</text:p>
          </table:table-cell>
          <table:table-cell office:value-type="string">
            <text:p>TALLER VOLTA</text:p>
          </table:table-cell>
          <table:table-cell table:number-columns-repeated="1019"/>
        </table:table-row>
        <table:table-row table:style-name="ro3">
          <table:table-cell table:style-name="ce3" office:value-type="date" office:date-value="2014-05-09">
            <text:p>09/05/14</text:p>
          </table:table-cell>
          <table:table-cell office:value-type="string">
            <text:p>MTTO-353-2014</text:p>
          </table:table-cell>
          <table:table-cell office:value-type="string">
            <text:p>DDA-165</text:p>
          </table:table-cell>
          <table:table-cell office:value-type="string">
            <text:p>DESPINCHAR LLANTA TRASERA IZQUIERDA</text:p>
          </table:table-cell>
          <table:table-cell office:value-type="string">
            <text:p>ESTACION LAS PALMERAS</text:p>
          </table:table-cell>
          <table:table-cell table:number-columns-repeated="1019"/>
        </table:table-row>
        <table:table-row table:style-name="ro6">
          <table:table-cell table:style-name="ce3" office:value-type="date" office:date-value="2014-05-10">
            <text:p>10/05/14</text:p>
          </table:table-cell>
          <table:table-cell office:value-type="string">
            <text:p>MTTO-356-2014</text:p>
          </table:table-cell>
          <table:table-cell office:value-type="string">
            <text:p>SMI-194</text:p>
          </table:table-cell>
          <table:table-cell office:value-type="string">
            <text:p>CAMBIO DE RODAMIENTO A TRINKETE</text:p>
          </table:table-cell>
          <table:table-cell office:value-type="string">
            <text:p>RODICLAR</text:p>
          </table:table-cell>
          <table:table-cell table:number-columns-repeated="1019"/>
        </table:table-row>
        <table:table-row table:style-name="ro5">
          <table:table-cell table:style-name="ce3" office:value-type="date" office:date-value="2014-05-10">
            <text:p>10/05/14</text:p>
          </table:table-cell>
          <table:table-cell office:value-type="string">
            <text:p>MTTO-357-2014</text:p>
          </table:table-cell>
          <table:table-cell office:value-type="string">
            <text:p>DDA-208</text:p>
          </table:table-cell>
          <table:table-cell office:value-type="string">
            <text:p>REVISION TECNOMECANICA </text:p>
          </table:table-cell>
          <table:table-cell office:value-type="string">
            <text:p>CENTRO DE DIAGNOSTICO AUTOMOTOR DEL VALLE </text:p>
          </table:table-cell>
          <table:table-cell office:value-type="string">
            <text:p>VALOR TOTAL COTIZACION $109.200</text:p>
          </table:table-cell>
          <table:table-cell table:number-columns-repeated="1018"/>
        </table:table-row>
        <table:table-row table:style-name="ro6">
          <table:table-cell table:style-name="ce3" office:value-type="date" office:date-value="2014-05-12">
            <text:p>12/05/14</text:p>
          </table:table-cell>
          <table:table-cell office:value-type="string">
            <text:p>AAM-13-2014-T7</text:p>
          </table:table-cell>
          <table:table-cell office:value-type="string">
            <text:p>WEP-810</text:p>
          </table:table-cell>
          <table:table-cell office:value-type="string">
            <text:p>REVISION DE LOS 5.000 KMS</text:p>
          </table:table-cell>
          <table:table-cell office:value-type="string">
            <text:p>AUTOPACIFICO</text:p>
          </table:table-cell>
          <table:table-cell office:value-type="string">
            <text:p>OT 331054</text:p>
          </table:table-cell>
          <table:table-cell table:number-columns-repeated="1018"/>
        </table:table-row>
        <table:table-row table:style-name="ro4">
          <table:table-cell table:style-name="ce3" office:value-type="date" office:date-value="2014-05-12">
            <text:p>12/05/14</text:p>
          </table:table-cell>
          <table:table-cell office:value-type="string">
            <text:p>MTTO-358-2014</text:p>
          </table:table-cell>
          <table:table-cell office:value-type="string">
            <text:p>KUK-382</text:p>
          </table:table-cell>
          <table:table-cell office:value-type="string">
            <text:p>MANTENIMIENTO MUELLES DELANTEROS, CORREGIR POR GARANTIA FUGA DE AIRE POR RACOR Y ROTACION LLANTAS TRASERAS</text:p>
          </table:table-cell>
          <table:table-cell office:value-type="string">
            <text:p>FRENO PARTES</text:p>
          </table:table-cell>
          <table:table-cell office:value-type="string">
            <text:p>C274</text:p>
          </table:table-cell>
          <table:table-cell table:number-columns-repeated="1018"/>
        </table:table-row>
        <table:table-row table:style-name="ro3">
          <table:table-cell table:style-name="ce3" office:value-type="date" office:date-value="2014-05-13">
            <text:p>13/05/14</text:p>
          </table:table-cell>
          <table:table-cell office:value-type="string">
            <text:p>MTTO-362-2014</text:p>
          </table:table-cell>
          <table:table-cell office:value-type="string">
            <text:p>DDA-208</text:p>
          </table:table-cell>
          <table:table-cell office:value-type="string">
            <text:p>REVISION EMBRAGUE <text:s text:c="2"/></text:p>
          </table:table-cell>
          <table:table-cell office:value-type="string">
            <text:p>NACIONAL DE EMBRAGUES S.A.S</text:p>
          </table:table-cell>
          <table:table-cell table:number-columns-repeated="1019"/>
        </table:table-row>
        <table:table-row table:style-name="ro3">
          <table:table-cell table:style-name="ce3" office:value-type="date" office:date-value="2014-05-13">
            <text:p>13/05/14</text:p>
          </table:table-cell>
          <table:table-cell office:value-type="string">
            <text:p>AAM-19-2014-GS</text:p>
          </table:table-cell>
          <table:table-cell office:value-type="string">
            <text:p>CJC-368</text:p>
          </table:table-cell>
          <table:table-cell office:value-type="string">
            <text:p>ALINEACION DIRECCION Y BALANCEO DE RUEDAS DELANTERAS </text:p>
          </table:table-cell>
          <table:table-cell office:value-type="string">
            <text:p>COEXITO-OSCAR GARCIA </text:p>
          </table:table-cell>
          <table:table-cell office:value-type="float" office:value="1982626">
            <text:p>1982626</text:p>
          </table:table-cell>
          <table:table-cell table:number-columns-repeated="1018"/>
        </table:table-row>
        <table:table-row table:style-name="ro8">
          <table:table-cell table:style-name="ce3" office:value-type="date" office:date-value="2014-05-13">
            <text:p>13/05/14</text:p>
          </table:table-cell>
          <table:table-cell office:value-type="string">
            <text:p>AAM-71-2014-L.B</text:p>
          </table:table-cell>
          <table:table-cell office:value-type="string">
            <text:p>DDA-221</text:p>
          </table:table-cell>
          <table:table-cell office:value-type="string">
            <text:p>REVISAR FUNCIONAMIENTO ELEVAVIDRIO PUERTA TRASERA IZQUIERDA, REVISAR PUERTA TRASERA DERECHA (NO ABRE POR LA PARTE DE ADENTRO) Y REVISAR GUAYA CAPO MOTOR (SE QUEDA PEGADA)</text:p>
          </table:table-cell>
          <table:table-cell office:value-type="string">
            <text:p>AUTOPACIFICO</text:p>
          </table:table-cell>
          <table:table-cell office:value-type="float" office:value="12585">
            <text:p>12585</text:p>
          </table:table-cell>
          <table:table-cell table:number-columns-repeated="1018"/>
        </table:table-row>
        <table:table-row table:style-name="ro3">
          <table:table-cell table:style-name="ce3" office:value-type="date" office:date-value="2014-05-13">
            <text:p>13/05/14</text:p>
          </table:table-cell>
          <table:table-cell office:value-type="string">
            <text:p>AAM-62-2014-L.B</text:p>
          </table:table-cell>
          <table:table-cell office:value-type="string">
            <text:p>DDA-221</text:p>
          </table:table-cell>
          <table:table-cell office:value-type="string">
            <text:p>CORREGIR FUGA DE ACEITE DE CAJA Y CARTER DE MOTOR POR GARANTIA</text:p>
          </table:table-cell>
          <table:table-cell office:value-type="string">
            <text:p>AUTOPACIFICO</text:p>
          </table:table-cell>
          <table:table-cell office:value-type="string">
            <text:p>OT 331200</text:p>
          </table:table-cell>
          <table:table-cell table:number-columns-repeated="1018"/>
        </table:table-row>
        <table:table-row table:style-name="ro3">
          <table:table-cell table:style-name="ce3" office:value-type="date" office:date-value="2014-05-13">
            <text:p>13/05/14</text:p>
          </table:table-cell>
          <table:table-cell office:value-type="string">
            <text:p>AAM-39-2014-T1</text:p>
          </table:table-cell>
          <table:table-cell office:value-type="string">
            <text:p>SPK-307</text:p>
          </table:table-cell>
          <table:table-cell office:value-type="string">
            <text:p>BALANCEO RUEDAS DELANTERAS Y CAMBIO CABLE DE MASA DE LA BATERIA</text:p>
          </table:table-cell>
          <table:table-cell office:value-type="string">
            <text:p>COEXITO-OSCAR GARCIA </text:p>
          </table:table-cell>
          <table:table-cell table:number-columns-repeated="1019"/>
        </table:table-row>
        <table:table-row table:style-name="ro3">
          <table:table-cell table:style-name="ce3" office:value-type="date" office:date-value="2014-05-13">
            <text:p>13/05/14</text:p>
          </table:table-cell>
          <table:table-cell office:value-type="string">
            <text:p>AAM-40-2014-T1</text:p>
          </table:table-cell>
          <table:table-cell office:value-type="string">
            <text:p>SPK-307</text:p>
          </table:table-cell>
          <table:table-cell office:value-type="string">
            <text:p>CORREGIR FUGA DE ACEITE POR GATO QUE ELEVA EL PLANCHON POR GARANTIA </text:p>
          </table:table-cell>
          <table:table-cell office:value-type="string">
            <text:p>REHIMAC </text:p>
          </table:table-cell>
          <table:table-cell table:number-columns-repeated="1019"/>
        </table:table-row>
        <table:table-row table:style-name="ro3">
          <table:table-cell table:style-name="ce3" office:value-type="date" office:date-value="2014-05-13">
            <text:p>13/05/14</text:p>
          </table:table-cell>
          <table:table-cell office:value-type="string">
            <text:p>MTTO-364-2014</text:p>
          </table:table-cell>
          <table:table-cell office:value-type="string">
            <text:p>DDA-165</text:p>
          </table:table-cell>
          <table:table-cell office:value-type="string">
            <text:p>CAMBIO BUJES DE AMORTIGUADOR DELANTERO LADO DERECHO </text:p>
          </table:table-cell>
          <table:table-cell office:value-type="string">
            <text:p>FRENO PARTES</text:p>
          </table:table-cell>
          <table:table-cell table:number-columns-repeated="1019"/>
        </table:table-row>
        <table:table-row table:style-name="ro3">
          <table:table-cell table:style-name="ce3" office:value-type="date" office:date-value="2014-05-13">
            <text:p>13/05/14</text:p>
          </table:table-cell>
          <table:table-cell office:value-type="string">
            <text:p>AAM-84-2014-T6</text:p>
          </table:table-cell>
          <table:table-cell office:value-type="string">
            <text:p>KEY-179</text:p>
          </table:table-cell>
          <table:table-cell office:value-type="string">
            <text:p>SUMINISTRO E INSTALACION DE VIDRIO PARABRISA</text:p>
          </table:table-cell>
          <table:table-cell office:value-type="string">
            <text:p>VIDRIOS Y ACCESORIOS </text:p>
          </table:table-cell>
          <table:table-cell table:number-columns-repeated="1019"/>
        </table:table-row>
        <table:table-row table:style-name="ro6">
          <table:table-cell table:style-name="ce3" office:value-type="date" office:date-value="2014-05-14">
            <text:p>14/05/14</text:p>
          </table:table-cell>
          <table:table-cell office:value-type="string">
            <text:p>AAM-79-2014-T4</text:p>
          </table:table-cell>
          <table:table-cell office:value-type="string">
            <text:p>KEX-384</text:p>
          </table:table-cell>
          <table:table-cell office:value-type="string">
            <text:p>SOLDAR CUBIERTA DE EXOSTO</text:p>
          </table:table-cell>
          <table:table-cell office:value-type="string">
            <text:p>TECNIMARCANT</text:p>
          </table:table-cell>
          <table:table-cell table:number-columns-repeated="1019"/>
        </table:table-row>
        <table:table-row table:style-name="ro3">
          <table:table-cell table:style-name="ce3" office:value-type="date" office:date-value="2014-05-14">
            <text:p>14/05/14</text:p>
          </table:table-cell>
          <table:table-cell office:value-type="string">
            <text:p>MTTO-365-2014</text:p>
          </table:table-cell>
          <table:table-cell office:value-type="string">
            <text:p>USA-339</text:p>
          </table:table-cell>
          <table:table-cell office:value-type="string">
            <text:p>DESPINCHAR LLANTA TRASERA EXTERNA DERECHA </text:p>
          </table:table-cell>
          <table:table-cell office:value-type="string">
            <text:p>COEXITO-OSCAR GARCIA </text:p>
          </table:table-cell>
          <table:table-cell table:number-columns-repeated="1019"/>
        </table:table-row>
        <table:table-row table:style-name="ro3">
          <table:table-cell table:style-name="ce3" office:value-type="date" office:date-value="2014-05-14">
            <text:p>14/05/14</text:p>
          </table:table-cell>
          <table:table-cell office:value-type="string">
            <text:p>MTTO-367-2014</text:p>
          </table:table-cell>
          <table:table-cell office:value-type="string">
            <text:p>USE-726</text:p>
          </table:table-cell>
          <table:table-cell office:value-type="string">
            <text:p>RECTIFICAR ROSCA BASE DEL FILTRO BYPASS Y COLOCAR TORNILLO NUEVO</text:p>
          </table:table-cell>
          <table:table-cell office:value-type="string">
            <text:p>HERMAR</text:p>
          </table:table-cell>
          <table:table-cell office:value-type="string">
            <text:p>I.C.T-326</text:p>
          </table:table-cell>
          <table:table-cell table:number-columns-repeated="1018"/>
        </table:table-row>
        <table:table-row table:style-name="ro3">
          <table:table-cell table:style-name="ce3" office:value-type="date" office:date-value="2014-05-15">
            <text:p>15/05/14</text:p>
          </table:table-cell>
          <table:table-cell office:value-type="string">
            <text:p>AAM-19-2014-IF</text:p>
          </table:table-cell>
          <table:table-cell office:value-type="string">
            <text:p>DDA-287</text:p>
          </table:table-cell>
          <table:table-cell office:value-type="string">
            <text:p>LAVADO GENERAL Y ASPIRADA</text:p>
          </table:table-cell>
          <table:table-cell office:value-type="string">
            <text:p>ESTACION LAS PALMERAS</text:p>
          </table:table-cell>
          <table:table-cell table:number-columns-repeated="1019"/>
        </table:table-row>
        <table:table-row table:style-name="ro6">
          <table:table-cell table:style-name="ce3" office:value-type="date" office:date-value="2014-05-15">
            <text:p>15/05/14</text:p>
          </table:table-cell>
          <table:table-cell office:value-type="string">
            <text:p>AAM-080-2014-T2</text:p>
          </table:table-cell>
          <table:table-cell office:value-type="string">
            <text:p>SPK-180</text:p>
          </table:table-cell>
          <table:table-cell office:value-type="string">
            <text:p>REVISION CABLE DEL WINCHE</text:p>
          </table:table-cell>
          <table:table-cell office:value-type="string">
            <text:p>FRENO PARTES</text:p>
          </table:table-cell>
          <table:table-cell office:value-type="string">
            <text:p>C280</text:p>
          </table:table-cell>
          <table:table-cell table:number-columns-repeated="1018"/>
        </table:table-row>
        <table:table-row table:style-name="ro3">
          <table:table-cell table:style-name="ce3" office:value-type="date" office:date-value="2014-05-15">
            <text:p>15/05/14</text:p>
          </table:table-cell>
          <table:table-cell office:value-type="string">
            <text:p>AAM-14-2014-T7</text:p>
          </table:table-cell>
          <table:table-cell office:value-type="string">
            <text:p>SQI-521</text:p>
          </table:table-cell>
          <table:table-cell office:value-type="string">
            <text:p>CORTAR SECCION DAÑADA DEL CABLE DEL WINCHE E INSTALAR BRIDAS</text:p>
          </table:table-cell>
          <table:table-cell office:value-type="string">
            <text:p>HERMAR</text:p>
          </table:table-cell>
          <table:table-cell office:value-type="string">
            <text:p>I.C.T-332</text:p>
          </table:table-cell>
          <table:table-cell table:number-columns-repeated="1018"/>
        </table:table-row>
        <table:table-row table:style-name="ro5">
          <table:table-cell table:style-name="ce3" office:value-type="date" office:date-value="2014-05-16">
            <text:p>16/05/14</text:p>
          </table:table-cell>
          <table:table-cell office:value-type="string">
            <text:p>MTTO-371-2014</text:p>
          </table:table-cell>
          <table:table-cell office:value-type="string">
            <text:p>USA-468</text:p>
          </table:table-cell>
          <table:table-cell office:value-type="string">
            <text:p>INSTALACION DE 2 LLANTAS DE SEGUNDA SUMINISTRADAS POR ALMACEN DEL CCO, EN LLANTA TRASERA INTERNA LADO IZQUIERDO Y EN LA DE REPUESTO.</text:p>
          </table:table-cell>
          <table:table-cell office:value-type="string">
            <text:p>ESTACION LAS PALMERAS</text:p>
          </table:table-cell>
          <table:table-cell office:value-type="string">
            <text:p>VALOR TOTAL COTIZACION $56.400 + IVA</text:p>
          </table:table-cell>
          <table:table-cell table:number-columns-repeated="1018"/>
        </table:table-row>
        <table:table-row table:style-name="ro6">
          <table:table-cell table:style-name="ce3" office:value-type="date" office:date-value="2014-05-16">
            <text:p>16/05/14</text:p>
          </table:table-cell>
          <table:table-cell office:value-type="string">
            <text:p>AAM-15-2014-T7</text:p>
          </table:table-cell>
          <table:table-cell office:value-type="string">
            <text:p>WEP-811</text:p>
          </table:table-cell>
          <table:table-cell office:value-type="string">
            <text:p>REVISION DE LOS 5.000 KMS</text:p>
          </table:table-cell>
          <table:table-cell office:value-type="string">
            <text:p>AUTOPACIFICO</text:p>
          </table:table-cell>
          <table:table-cell office:value-type="string">
            <text:p>OT 331572</text:p>
          </table:table-cell>
          <table:table-cell table:number-columns-repeated="1018"/>
        </table:table-row>
        <table:table-row table:style-name="ro3">
          <table:table-cell table:style-name="ce3" office:value-type="date" office:date-value="2014-05-16">
            <text:p>16/05/14</text:p>
          </table:table-cell>
          <table:table-cell office:value-type="string">
            <text:p>AAM-081-2014-T2</text:p>
          </table:table-cell>
          <table:table-cell office:value-type="string">
            <text:p>KEX-382</text:p>
          </table:table-cell>
          <table:table-cell office:value-type="string">
            <text:p>REVISAR SISTEMA DE ALTAVOZ Y SIRENA </text:p>
          </table:table-cell>
          <table:table-cell office:value-type="string">
            <text:p>TECNOLOGIA CONTRA INCENDIO </text:p>
          </table:table-cell>
          <table:table-cell table:style-name="ce16" office:value-type="string">
            <text:p>01 – MAY – 2014</text:p>
          </table:table-cell>
          <table:table-cell table:number-columns-repeated="1018"/>
        </table:table-row>
        <table:table-row table:style-name="ro6">
          <table:table-cell table:style-name="ce3" office:value-type="date" office:date-value="2014-05-19">
            <text:p>19/05/14</text:p>
          </table:table-cell>
          <table:table-cell office:value-type="string">
            <text:p>AAM-82-2014-T4</text:p>
          </table:table-cell>
          <table:table-cell office:value-type="string">
            <text:p>TLO-302</text:p>
          </table:table-cell>
          <table:table-cell office:value-type="string">
            <text:p>REVISION LUCES TRASERAS</text:p>
          </table:table-cell>
          <table:table-cell office:value-type="string">
            <text:p>FRENO PARTES</text:p>
          </table:table-cell>
          <table:table-cell office:value-type="string">
            <text:p>C281</text:p>
          </table:table-cell>
          <table:table-cell table:number-columns-repeated="1018"/>
        </table:table-row>
        <table:table-row table:style-name="ro3">
          <table:table-cell table:style-name="ce3" office:value-type="date" office:date-value="2014-05-19">
            <text:p>19/05/14</text:p>
          </table:table-cell>
          <table:table-cell office:value-type="string">
            <text:p>MTTO-375-2014</text:p>
          </table:table-cell>
          <table:table-cell office:value-type="string">
            <text:p>DDA-165</text:p>
          </table:table-cell>
          <table:table-cell office:value-type="string">
            <text:p>REVISION LLANTA DE REPUESTO Y DESPINCHAR LLANTA TRASERA IZQUIERDA</text:p>
          </table:table-cell>
          <table:table-cell office:value-type="string">
            <text:p>COEXITO-OSCAR GARCIA </text:p>
          </table:table-cell>
          <table:table-cell table:number-columns-repeated="1019"/>
        </table:table-row>
        <table:table-row table:style-name="ro3">
          <table:table-cell table:style-name="ce3" office:value-type="date" office:date-value="2014-05-19">
            <text:p>19/05/14</text:p>
          </table:table-cell>
          <table:table-cell office:value-type="string">
            <text:p>MP-376-2014</text:p>
          </table:table-cell>
          <table:table-cell office:value-type="string">
            <text:p>DDA-282</text:p>
          </table:table-cell>
          <table:table-cell office:value-type="string">
            <text:p>CAMBIO DE BUJES MUELLES TRASEROS </text:p>
          </table:table-cell>
          <table:table-cell office:value-type="string">
            <text:p>MUELLES Y FRENOS PALMIRA</text:p>
          </table:table-cell>
          <table:table-cell office:value-type="float" office:value="51">
            <text:p>51</text:p>
          </table:table-cell>
          <table:table-cell table:number-columns-repeated="1018"/>
        </table:table-row>
        <table:table-row table:style-name="ro6">
          <table:table-cell table:style-name="ce3" office:value-type="date" office:date-value="2014-05-19">
            <text:p>19/05/14</text:p>
          </table:table-cell>
          <table:table-cell office:value-type="string">
            <text:p>AAM-072-2014-T2</text:p>
          </table:table-cell>
          <table:table-cell office:value-type="string">
            <text:p>SPK-180</text:p>
          </table:table-cell>
          <table:table-cell office:value-type="string">
            <text:p>INSTALAR BOMBA PRESURIZADORA <text:s text:c="2"/></text:p>
          </table:table-cell>
          <table:table-cell office:value-type="string">
            <text:p>TECNIMARCANT</text:p>
          </table:table-cell>
          <table:table-cell table:number-columns-repeated="1019"/>
        </table:table-row>
        <table:table-row table:style-name="ro3">
          <table:table-cell table:style-name="ce3" office:value-type="date" office:date-value="2014-05-19">
            <text:p>19/05/14</text:p>
          </table:table-cell>
          <table:table-cell office:value-type="string">
            <text:p>AAM-17-2014-T7</text:p>
          </table:table-cell>
          <table:table-cell office:value-type="string">
            <text:p>KEY-449</text:p>
          </table:table-cell>
          <table:table-cell office:value-type="string">
            <text:p>CORRECTIVO POR GARANTIA BALIZA</text:p>
          </table:table-cell>
          <table:table-cell office:value-type="string">
            <text:p>TECNOLOGIA CONTRA INCENDIO </text:p>
          </table:table-cell>
          <table:table-cell table:number-columns-repeated="1019"/>
        </table:table-row>
        <table:table-row table:style-name="ro3">
          <table:table-cell table:style-name="ce3" office:value-type="date" office:date-value="2014-05-20">
            <text:p>20/05/14</text:p>
          </table:table-cell>
          <table:table-cell office:value-type="string">
            <text:p>MTTO-378-2014</text:p>
          </table:table-cell>
          <table:table-cell office:value-type="string">
            <text:p>USE-822</text:p>
          </table:table-cell>
          <table:table-cell office:value-type="string">
            <text:p>REVISION DE BANDAS Y MANTENIMIENTO RATCHES</text:p>
          </table:table-cell>
          <table:table-cell office:value-type="string">
            <text:p>FRENO PARTES</text:p>
          </table:table-cell>
          <table:table-cell office:value-type="string">
            <text:p>C279</text:p>
          </table:table-cell>
          <table:table-cell table:number-columns-repeated="1018"/>
        </table:table-row>
        <table:table-row table:style-name="ro6">
          <table:table-cell table:style-name="ce3" office:value-type="date" office:date-value="2014-05-20">
            <text:p>20/05/14</text:p>
          </table:table-cell>
          <table:table-cell office:value-type="string">
            <text:p>MTTO-381-2014</text:p>
          </table:table-cell>
          <table:table-cell office:value-type="string">
            <text:p>USE-726</text:p>
          </table:table-cell>
          <table:table-cell office:value-type="string">
            <text:p>SOLDAR TUBO EXOSTO</text:p>
          </table:table-cell>
          <table:table-cell office:value-type="string">
            <text:p>HERMAR</text:p>
          </table:table-cell>
          <table:table-cell office:value-type="string">
            <text:p>I.C.T-0368</text:p>
          </table:table-cell>
          <table:table-cell table:number-columns-repeated="1018"/>
        </table:table-row>
        <table:table-row table:style-name="ro3">
          <table:table-cell table:style-name="ce3" office:value-type="date" office:date-value="2014-05-21">
            <text:p>21/05/14</text:p>
          </table:table-cell>
          <table:table-cell office:value-type="string">
            <text:p>MTTO-383-2014</text:p>
          </table:table-cell>
          <table:table-cell office:value-type="string">
            <text:p>SMI-082</text:p>
          </table:table-cell>
          <table:table-cell office:value-type="string">
            <text:p>CORREGIR FUGA POR BAJO</text:p>
          </table:table-cell>
          <table:table-cell office:value-type="string">
            <text:p>MUELLES Y FRENOS PALMIRA</text:p>
          </table:table-cell>
          <table:table-cell office:value-type="string">
            <text:p>52</text:p>
            <text:p>53</text:p>
          </table:table-cell>
          <table:table-cell table:number-columns-repeated="1018"/>
        </table:table-row>
        <table:table-row table:style-name="ro3">
          <table:table-cell table:style-name="ce3" office:value-type="date" office:date-value="2014-05-21">
            <text:p>21/05/14</text:p>
          </table:table-cell>
          <table:table-cell office:value-type="string">
            <text:p>MTTO-384-2014</text:p>
          </table:table-cell>
          <table:table-cell office:value-type="string">
            <text:p>USE-825</text:p>
          </table:table-cell>
          <table:table-cell office:value-type="string">
            <text:p>MANTENIMIENTO PREVENTIVO MOTOR DE ARRANQUE </text:p>
          </table:table-cell>
          <table:table-cell office:value-type="string">
            <text:p>RENZO NIETO </text:p>
          </table:table-cell>
          <table:table-cell office:value-type="float" office:value="857">
            <text:p>857</text:p>
          </table:table-cell>
          <table:table-cell table:number-columns-repeated="1018"/>
        </table:table-row>
        <table:table-row table:style-name="ro6">
          <table:table-cell table:style-name="ce3" office:value-type="date" office:date-value="2014-05-21">
            <text:p>21/05/14</text:p>
          </table:table-cell>
          <table:table-cell office:value-type="string">
            <text:p>MP-385-2014</text:p>
          </table:table-cell>
          <table:table-cell office:value-type="string">
            <text:p>DDA-282</text:p>
          </table:table-cell>
          <table:table-cell office:value-type="string">
            <text:p>REVISION FRENOS (ESTA DURO)</text:p>
          </table:table-cell>
          <table:table-cell office:value-type="string">
            <text:p>FRENO PARTES</text:p>
          </table:table-cell>
          <table:table-cell office:value-type="string">
            <text:p>C278</text:p>
          </table:table-cell>
          <table:table-cell table:number-columns-repeated="1018"/>
        </table:table-row>
        <table:table-row table:style-name="ro3">
          <table:table-cell table:style-name="ce3" office:value-type="date" office:date-value="2014-05-21">
            <text:p>21/05/14</text:p>
          </table:table-cell>
          <table:table-cell office:value-type="string">
            <text:p>AAM-21-2014-GS</text:p>
          </table:table-cell>
          <table:table-cell office:value-type="string">
            <text:p>CJC-369</text:p>
          </table:table-cell>
          <table:table-cell office:value-type="string">
            <text:p>REVISION TREN DELANTERO <text:s text:c="2"/></text:p>
          </table:table-cell>
          <table:table-cell office:value-type="string">
            <text:p>FRENO PARTES</text:p>
          </table:table-cell>
          <table:table-cell office:value-type="string">
            <text:p>C287 </text:p>
            <text:p>C288</text:p>
          </table:table-cell>
          <table:table-cell table:number-columns-repeated="1018"/>
        </table:table-row>
        <table:table-row table:style-name="ro6">
          <table:table-cell table:style-name="ce3" office:value-type="date" office:date-value="2014-05-21">
            <text:p>21/05/14</text:p>
          </table:table-cell>
          <table:table-cell office:value-type="string">
            <text:p>AAM-088-2014-T2</text:p>
          </table:table-cell>
          <table:table-cell office:value-type="string">
            <text:p>DDC-295</text:p>
          </table:table-cell>
          <table:table-cell office:value-type="string">
            <text:p>CAMBIO BUJES MUELLES TRASEROS </text:p>
          </table:table-cell>
          <table:table-cell office:value-type="string">
            <text:p>FRENO PARTES</text:p>
          </table:table-cell>
          <table:table-cell office:value-type="string">
            <text:p>C282</text:p>
          </table:table-cell>
          <table:table-cell table:number-columns-repeated="1018"/>
        </table:table-row>
        <table:table-row table:style-name="ro6">
          <table:table-cell table:style-name="ce3" office:value-type="date" office:date-value="2014-05-22">
            <text:p>22/05/14</text:p>
          </table:table-cell>
          <table:table-cell office:value-type="string">
            <text:p>MTTO-386-2014</text:p>
          </table:table-cell>
          <table:table-cell office:value-type="string">
            <text:p>KUK-382</text:p>
          </table:table-cell>
          <table:table-cell office:value-type="string">
            <text:p>TENSIONAR EMBRAGUE</text:p>
          </table:table-cell>
          <table:table-cell office:value-type="string">
            <text:p>FRENO PARTES</text:p>
          </table:table-cell>
          <table:table-cell table:number-columns-repeated="1019"/>
        </table:table-row>
        <table:table-row table:style-name="ro4">
          <table:table-cell table:style-name="ce3" office:value-type="date" office:date-value="2014-05-22">
            <text:p>22/05/14</text:p>
          </table:table-cell>
          <table:table-cell office:value-type="string">
            <text:p>AAM-20-2014-IF</text:p>
          </table:table-cell>
          <table:table-cell office:value-type="string">
            <text:p>DDB-885</text:p>
          </table:table-cell>
          <table:table-cell office:value-type="string">
            <text:p>LAVADO GENERAL (INCLUYE MOTOR)</text:p>
          </table:table-cell>
          <table:table-cell office:value-type="string">
            <text:p>ESTACION LAS PALMERAS</text:p>
          </table:table-cell>
          <table:table-cell office:value-type="string">
            <text:p>VALOR TOTAL COTIZACION $91.000 + IVA</text:p>
          </table:table-cell>
          <table:table-cell table:number-columns-repeated="1018"/>
        </table:table-row>
        <table:table-row table:style-name="ro6">
          <table:table-cell table:style-name="ce3" office:value-type="date" office:date-value="2014-05-22">
            <text:p>22/05/14</text:p>
          </table:table-cell>
          <table:table-cell office:value-type="string">
            <text:p>AAM-21-2014-IF</text:p>
          </table:table-cell>
          <table:table-cell office:value-type="string">
            <text:p>DDB-885</text:p>
          </table:table-cell>
          <table:table-cell office:value-type="string">
            <text:p>COLOCAR LOGOS PARTE LATERAL DEL PLATON</text:p>
          </table:table-cell>
          <table:table-cell office:value-type="string">
            <text:p>JORGE CALDERON</text:p>
          </table:table-cell>
          <table:table-cell table:number-columns-repeated="1019"/>
        </table:table-row>
        <table:table-row table:style-name="ro3">
          <table:table-cell table:style-name="ce3" office:value-type="date" office:date-value="2014-05-22">
            <text:p>22/05/14</text:p>
          </table:table-cell>
          <table:table-cell office:value-type="string">
            <text:p>AAM-22-2014-IF</text:p>
          </table:table-cell>
          <table:table-cell office:value-type="string">
            <text:p>DDA-211</text:p>
          </table:table-cell>
          <table:table-cell office:value-type="string">
            <text:p>DESPINCHAR LLANTA TRASERA DERECHA </text:p>
          </table:table-cell>
          <table:table-cell office:value-type="string">
            <text:p>ESTACION LAS PALMERAS</text:p>
          </table:table-cell>
          <table:table-cell table:number-columns-repeated="1019"/>
        </table:table-row>
        <table:table-row table:style-name="ro6">
          <table:table-cell table:style-name="ce3" office:value-type="date" office:date-value="2014-05-22">
            <text:p>22/05/14</text:p>
          </table:table-cell>
          <table:table-cell office:value-type="string">
            <text:p>MTTO-387-2014</text:p>
          </table:table-cell>
          <table:table-cell office:value-type="string">
            <text:p>ALQUILER SOLDADOR </text:p>
          </table:table-cell>
          <table:table-cell office:value-type="string">
            <text:p>ALQUILER EQUIPO SOLDADOR TRIFASICO 220V</text:p>
          </table:table-cell>
          <table:table-cell office:value-type="string">
            <text:p>EQCALI</text:p>
          </table:table-cell>
          <table:table-cell table:number-columns-repeated="1019"/>
        </table:table-row>
        <table:table-row table:style-name="ro3">
          <table:table-cell table:style-name="ce3" office:value-type="date" office:date-value="2014-05-22">
            <text:p>22/05/14</text:p>
          </table:table-cell>
          <table:table-cell office:value-type="string">
            <text:p>AAM-23-2014-IF</text:p>
          </table:table-cell>
          <table:table-cell office:value-type="string">
            <text:p>DDA-287</text:p>
          </table:table-cell>
          <table:table-cell office:value-type="string">
            <text:p>ACONDICIONAR LLAVE A INTERRUPTOR DE ENCENDIDO</text:p>
          </table:table-cell>
          <table:table-cell office:value-type="string">
            <text:p>AUTOPACIFICO</text:p>
          </table:table-cell>
          <table:table-cell table:number-columns-repeated="1019"/>
        </table:table-row>
        <table:table-row table:style-name="ro3">
          <table:table-cell table:style-name="ce3" office:value-type="date" office:date-value="2014-05-22">
            <text:p>22/05/14</text:p>
          </table:table-cell>
          <table:table-cell office:value-type="string">
            <text:p>AAM-86-2014-T4</text:p>
          </table:table-cell>
          <table:table-cell office:value-type="string">
            <text:p>DDC-552</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4-05-23">
            <text:p>23/05/14</text:p>
          </table:table-cell>
          <table:table-cell office:value-type="string">
            <text:p>AAM-25-2014-IF</text:p>
          </table:table-cell>
          <table:table-cell office:value-type="string">
            <text:p>DDB-885</text:p>
          </table:table-cell>
          <table:table-cell office:value-type="string">
            <text:p>INSTALACION BARRAS PORTAESCALERAS, SEGUN COTIZACION No. 0257</text:p>
          </table:table-cell>
          <table:table-cell office:value-type="string">
            <text:p>VAG INGENIERIA SAS</text:p>
          </table:table-cell>
          <table:table-cell table:number-columns-repeated="1019"/>
        </table:table-row>
        <table:table-row table:style-name="ro3">
          <table:table-cell table:style-name="ce3" office:value-type="date" office:date-value="2014-05-23">
            <text:p>23/05/14</text:p>
          </table:table-cell>
          <table:table-cell office:value-type="string">
            <text:p>MTTO-390-2014</text:p>
          </table:table-cell>
          <table:table-cell office:value-type="string">
            <text:p>RANA WALTER</text:p>
          </table:table-cell>
          <table:table-cell office:value-type="string">
            <text:p>SOLDAR BASE SOPORTE SEGUN INDICACIONES DEL SEÑOR EFREN NARVAEZ</text:p>
          </table:table-cell>
          <table:table-cell office:value-type="string">
            <text:p>VAG INGENIERIA SAS</text:p>
          </table:table-cell>
          <table:table-cell office:value-type="float" office:value="295">
            <text:p>295</text:p>
          </table:table-cell>
          <table:table-cell table:number-columns-repeated="1018"/>
        </table:table-row>
        <table:table-row table:style-name="ro3">
          <table:table-cell table:style-name="ce3" office:value-type="date" office:date-value="2014-05-23">
            <text:p>23/05/14</text:p>
          </table:table-cell>
          <table:table-cell office:value-type="string">
            <text:p>MTTO-391-2014</text:p>
          </table:table-cell>
          <table:table-cell office:value-type="string">
            <text:p>SMI-194</text:p>
          </table:table-cell>
          <table:table-cell office:value-type="string">
            <text:p>INSTALACION ACOPLE RAPIDO DE LA MANGUERA DE AIRE CABINA Y REVISAR MUELLES TRASEROS</text:p>
          </table:table-cell>
          <table:table-cell office:value-type="string">
            <text:p>FRENO PARTES</text:p>
          </table:table-cell>
          <table:table-cell office:value-type="string">
            <text:p>C284</text:p>
          </table:table-cell>
          <table:table-cell table:number-columns-repeated="1018"/>
        </table:table-row>
        <table:table-row table:style-name="ro3">
          <table:table-cell table:style-name="ce3" office:value-type="date" office:date-value="2014-05-23">
            <text:p>23/05/14</text:p>
          </table:table-cell>
          <table:table-cell office:value-type="string">
            <text:p>AAM-33-2014-T6</text:p>
          </table:table-cell>
          <table:table-cell office:value-type="string">
            <text:p>DDB-891</text:p>
          </table:table-cell>
          <table:table-cell office:value-type="string">
            <text:p>CAMBIO BUJES MUELLES TRASEROS Y CAMBIO PERNOS RUEDA TRASERA</text:p>
          </table:table-cell>
          <table:table-cell office:value-type="string">
            <text:p>FRENO PARTES</text:p>
          </table:table-cell>
          <table:table-cell office:value-type="string">
            <text:p>C286</text:p>
          </table:table-cell>
          <table:table-cell table:number-columns-repeated="1018"/>
        </table:table-row>
        <table:table-row table:style-name="ro6">
          <table:table-cell table:style-name="ce3" office:value-type="date" office:date-value="2014-05-24">
            <text:p>24/05/14</text:p>
          </table:table-cell>
          <table:table-cell office:value-type="string">
            <text:p>AAM-87-2014-T4</text:p>
          </table:table-cell>
          <table:table-cell office:value-type="string">
            <text:p>SPK-951</text:p>
          </table:table-cell>
          <table:table-cell office:value-type="string">
            <text:p>REVISAR CORTO INSTALACION PLANCHON </text:p>
          </table:table-cell>
          <table:table-cell office:value-type="string">
            <text:p>RENZO NIETO </text:p>
          </table:table-cell>
          <table:table-cell office:value-type="float" office:value="858">
            <text:p>858</text:p>
          </table:table-cell>
          <table:table-cell table:number-columns-repeated="1018"/>
        </table:table-row>
        <table:table-row table:style-name="ro6">
          <table:table-cell table:style-name="ce3" office:value-type="date" office:date-value="2014-05-24">
            <text:p>24/05/14</text:p>
          </table:table-cell>
          <table:table-cell office:value-type="string">
            <text:p>MTTO-395-2014</text:p>
          </table:table-cell>
          <table:table-cell office:value-type="string">
            <text:p>USA-468</text:p>
          </table:table-cell>
          <table:table-cell office:value-type="string">
            <text:p>INSTALAR BOMBA PRESURIZADORA </text:p>
          </table:table-cell>
          <table:table-cell office:value-type="string">
            <text:p>TECNIMARCANT</text:p>
          </table:table-cell>
          <table:table-cell office:value-type="float" office:value="1464">
            <text:p>1464</text:p>
          </table:table-cell>
          <table:table-cell table:number-columns-repeated="1018"/>
        </table:table-row>
        <table:table-row table:style-name="ro3">
          <table:table-cell table:style-name="ce3" office:value-type="date" office:date-value="2014-05-24">
            <text:p>24/05/14</text:p>
          </table:table-cell>
          <table:table-cell office:value-type="string">
            <text:p>MTTO-397-2014</text:p>
          </table:table-cell>
          <table:table-cell office:value-type="string">
            <text:p>KUK-433</text:p>
          </table:table-cell>
          <table:table-cell office:value-type="string">
            <text:p>DESPINCHAR LLANTA DELANTERA DERECHA </text:p>
          </table:table-cell>
          <table:table-cell office:value-type="string">
            <text:p>ESTACION LAS PALMERAS</text:p>
          </table:table-cell>
          <table:table-cell table:number-columns-repeated="1019"/>
        </table:table-row>
        <table:table-row table:style-name="ro3">
          <table:table-cell table:style-name="ce3" office:value-type="date" office:date-value="2014-05-26">
            <text:p>26/05/14</text:p>
          </table:table-cell>
          <table:table-cell office:value-type="string">
            <text:p>AAM-88-2014-T4</text:p>
          </table:table-cell>
          <table:table-cell office:value-type="string">
            <text:p>KEX-384</text:p>
          </table:table-cell>
          <table:table-cell office:value-type="string">
            <text:p>REVISION AIRE ACONDICIONADO POR GARANTIA <text:s text:c="3"/></text:p>
          </table:table-cell>
          <table:table-cell office:value-type="string">
            <text:p>ALISTAMIENTOS OCAMPO</text:p>
          </table:table-cell>
          <table:table-cell table:number-columns-repeated="1019"/>
        </table:table-row>
        <table:table-row table:style-name="ro6">
          <table:table-cell table:style-name="ce3" office:value-type="date" office:date-value="2014-05-26">
            <text:p>26/05/14</text:p>
          </table:table-cell>
          <table:table-cell office:value-type="string">
            <text:p>AAM-89-2014-T4</text:p>
          </table:table-cell>
          <table:table-cell office:value-type="string">
            <text:p>KEX-384</text:p>
          </table:table-cell>
          <table:table-cell office:value-type="string">
            <text:p>INSTALACION EQUIPOS</text:p>
          </table:table-cell>
          <table:table-cell office:value-type="string">
            <text:p>AXIAL</text:p>
          </table:table-cell>
          <table:table-cell table:number-columns-repeated="1019"/>
        </table:table-row>
        <table:table-row table:style-name="ro4">
          <table:table-cell table:style-name="ce3" office:value-type="date" office:date-value="2014-05-26">
            <text:p>26/05/14</text:p>
          </table:table-cell>
          <table:table-cell office:value-type="string">
            <text:p>AAM-66-2014-T5</text:p>
          </table:table-cell>
          <table:table-cell office:value-type="string">
            <text:p>SXY-300</text:p>
          </table:table-cell>
          <table:table-cell office:value-type="string">
            <text:p>CORREGIR FUGA POR BOMBA DE AGUA </text:p>
          </table:table-cell>
          <table:table-cell office:value-type="string">
            <text:p>KENWORTH DE LA MONTAÑA</text:p>
          </table:table-cell>
          <table:table-cell office:value-type="string">
            <text:p>VALOR TOTAL COTIZACION $2.198.200</text:p>
          </table:table-cell>
          <table:table-cell table:number-columns-repeated="1018"/>
        </table:table-row>
        <table:table-row table:style-name="ro5">
          <table:table-cell table:style-name="ce3" office:value-type="date" office:date-value="2014-05-26">
            <text:p>26/05/14</text:p>
          </table:table-cell>
          <table:table-cell office:value-type="string">
            <text:p>AAM-67-2014-T5</text:p>
          </table:table-cell>
          <table:table-cell office:value-type="string">
            <text:p>SXY-300</text:p>
          </table:table-cell>
          <table:table-cell office:value-type="string">
            <text:p>REVISION TECNOMECANICA </text:p>
          </table:table-cell>
          <table:table-cell office:value-type="string">
            <text:p>CENTRO DE DIAGNOSTICO AUTOMOTOR DEL VALLE </text:p>
          </table:table-cell>
          <table:table-cell office:value-type="string">
            <text:p>VALOR TOTAL COTIZACION $162.200</text:p>
          </table:table-cell>
          <table:table-cell table:number-columns-repeated="1018"/>
        </table:table-row>
        <table:table-row table:style-name="ro4">
          <table:table-cell table:style-name="ce3" office:value-type="date" office:date-value="2014-05-26">
            <text:p>26/05/14</text:p>
          </table:table-cell>
          <table:table-cell office:value-type="string">
            <text:p>MTTO-398-2014</text:p>
          </table:table-cell>
          <table:table-cell office:value-type="string">
            <text:p>ALQUILER PLANTA ELECTRICA</text:p>
          </table:table-cell>
          <table:table-cell office:value-type="string">
            <text:p>ALQUILER PLANTA ELECTRICA PARA HERRAMIENTA MENOR (TALADROS, PULIDORAS Y OTROS)</text:p>
          </table:table-cell>
          <table:table-cell office:value-type="string">
            <text:p>EQUICALI</text:p>
          </table:table-cell>
          <table:table-cell table:number-columns-repeated="1019"/>
        </table:table-row>
        <table:table-row table:style-name="ro5">
          <table:table-cell table:style-name="ce3" office:value-type="date" office:date-value="2014-05-27">
            <text:p>27/05/14</text:p>
          </table:table-cell>
          <table:table-cell office:value-type="string">
            <text:p>AAM-23-2014-GS</text:p>
          </table:table-cell>
          <table:table-cell office:value-type="string">
            <text:p>CJC-369</text:p>
          </table:table-cell>
          <table:table-cell office:value-type="string">
            <text:p>INSTALACION DE 2 LLANTAS DELANTERAS NUEVAS 195R14C (INCLUYE MONTAJE, ALINEACION DIRECCION, BALANCEO RUEDAS DELANTERAS Y MARCACION)</text:p>
          </table:table-cell>
          <table:table-cell office:value-type="string">
            <text:p>LLANTAS LA ESTACION</text:p>
          </table:table-cell>
          <table:table-cell table:number-columns-repeated="1019"/>
        </table:table-row>
        <table:table-row table:style-name="ro5">
          <table:table-cell table:style-name="ce3" office:value-type="date" office:date-value="2014-05-29">
            <text:p>29/05/14</text:p>
          </table:table-cell>
          <table:table-cell office:value-type="string">
            <text:p>MTTO-406-2014</text:p>
          </table:table-cell>
          <table:table-cell office:value-type="string">
            <text:p>USA-339</text:p>
          </table:table-cell>
          <table:table-cell office:value-type="string">
            <text:p>REVISION TECNOMECANICA </text:p>
          </table:table-cell>
          <table:table-cell office:value-type="string">
            <text:p>CENTRO DE DIAGNOSTICO AUTOMOTOR DEL VALLE </text:p>
          </table:table-cell>
          <table:table-cell office:value-type="string">
            <text:p>VALOR TOTAL COTIZACION $127.200</text:p>
          </table:table-cell>
          <table:table-cell table:number-columns-repeated="1018"/>
        </table:table-row>
        <table:table-row table:style-name="ro3">
          <table:table-cell table:style-name="ce3" office:value-type="date" office:date-value="2014-05-30">
            <text:p>30/05/14</text:p>
          </table:table-cell>
          <table:table-cell office:value-type="string">
            <text:p>MTTO-409-2014</text:p>
          </table:table-cell>
          <table:table-cell office:value-type="string">
            <text:p>USE-726</text:p>
          </table:table-cell>
          <table:table-cell office:value-type="string">
            <text:p>DESPINCHAR LLANTA DELANTERA DERECHA </text:p>
          </table:table-cell>
          <table:table-cell office:value-type="string">
            <text:p>COEXITO-OSCAR GARCIA </text:p>
          </table:table-cell>
          <table:table-cell table:number-columns-repeated="1019"/>
        </table:table-row>
        <table:table-row table:style-name="ro5">
          <table:table-cell table:style-name="ce3" office:value-type="date" office:date-value="2014-05-30">
            <text:p>30/05/14</text:p>
          </table:table-cell>
          <table:table-cell office:value-type="string">
            <text:p>AAM-48-2014-T1</text:p>
          </table:table-cell>
          <table:table-cell office:value-type="string">
            <text:p>SQI-389</text:p>
          </table:table-cell>
          <table:table-cell office:value-type="string">
            <text:p>REVISION TECNOMECANICA </text:p>
          </table:table-cell>
          <table:table-cell office:value-type="string">
            <text:p>CENTRO DE DIAGNOSTICO AUTOMOTOR DEL VALLE </text:p>
          </table:table-cell>
          <table:table-cell office:value-type="string">
            <text:p>VALOR TOTAL COTIZACION $162.200</text:p>
          </table:table-cell>
          <table:table-cell table:number-columns-repeated="1018"/>
        </table:table-row>
        <table:table-row table:style-name="ro6">
          <table:table-cell table:style-name="ce3" office:value-type="date" office:date-value="2014-05-30">
            <text:p>30/05/14</text:p>
          </table:table-cell>
          <table:table-cell office:value-type="string">
            <text:p>AAM-49-2014-T1</text:p>
          </table:table-cell>
          <table:table-cell office:value-type="string">
            <text:p>SQI-389</text:p>
          </table:table-cell>
          <table:table-cell office:value-type="string">
            <text:p>TENSIONAR FRENOS Y RATCHES</text:p>
          </table:table-cell>
          <table:table-cell office:value-type="string">
            <text:p>FRENO PARTES</text:p>
          </table:table-cell>
          <table:table-cell table:number-columns-repeated="1019"/>
        </table:table-row>
        <table:table-row table:style-name="ro6">
          <table:table-cell table:style-name="ce3" office:value-type="date" office:date-value="2014-05-30">
            <text:p>30/05/14</text:p>
          </table:table-cell>
          <table:table-cell office:value-type="string">
            <text:p>MTTO-411-2014</text:p>
          </table:table-cell>
          <table:table-cell office:value-type="string">
            <text:p>PULIDORA D28402</text:p>
          </table:table-cell>
          <table:table-cell office:value-type="string">
            <text:p>REVISION POR GARANTIA <text:s text:c="3"/></text:p>
          </table:table-cell>
          <table:table-cell office:value-type="string">
            <text:p>TALLER DEWALT</text:p>
          </table:table-cell>
          <table:table-cell table:number-columns-repeated="1019"/>
        </table:table-row>
        <table:table-row table:style-name="ro3">
          <table:table-cell table:style-name="ce3" office:value-type="date" office:date-value="2014-05-30">
            <text:p>30/05/14</text:p>
          </table:table-cell>
          <table:table-cell office:value-type="string">
            <text:p>MTTO-412-2014</text:p>
          </table:table-cell>
          <table:table-cell office:value-type="string">
            <text:p>SMI-082</text:p>
          </table:table-cell>
          <table:table-cell office:value-type="string">
            <text:p>REVISION EMBRAGUE <text:s text:c="2"/></text:p>
          </table:table-cell>
          <table:table-cell office:value-type="string">
            <text:p>NACIONAL DE EMBRAGUES S.A.S</text:p>
          </table:table-cell>
          <table:table-cell table:number-columns-repeated="1019"/>
        </table:table-row>
        <table:table-row table:style-name="ro3">
          <table:table-cell table:style-name="ce3" office:value-type="date" office:date-value="2014-06-03">
            <text:p>03/06/14</text:p>
          </table:table-cell>
          <table:table-cell office:value-type="string">
            <text:p>MTTO-415-2014</text:p>
          </table:table-cell>
          <table:table-cell office:value-type="string">
            <text:p>USA-339</text:p>
          </table:table-cell>
          <table:table-cell office:value-type="string">
            <text:p>DESPINCHAR LLANTA TRASERA INTERNA DERECHA </text:p>
          </table:table-cell>
          <table:table-cell office:value-type="string">
            <text:p>COEXITO-OSCAR GARCIA </text:p>
          </table:table-cell>
          <table:table-cell table:number-columns-repeated="1019"/>
        </table:table-row>
        <table:table-row table:style-name="ro3">
          <table:table-cell table:style-name="ce3" office:value-type="date" office:date-value="2014-06-03">
            <text:p>03/06/14</text:p>
          </table:table-cell>
          <table:table-cell office:value-type="string">
            <text:p>MTTO-416-2014</text:p>
          </table:table-cell>
          <table:table-cell office:value-type="string">
            <text:p>KUK-382</text:p>
          </table:table-cell>
          <table:table-cell office:value-type="string">
            <text:p>DESPINCHAR LLANTA DELANT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06-03">
            <text:p>03/06/14</text:p>
          </table:table-cell>
          <table:table-cell office:value-type="string">
            <text:p>AAM-26-2014-IF</text:p>
          </table:table-cell>
          <table:table-cell office:value-type="string">
            <text:p>DDB-885</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3">
          <table:table-cell table:style-name="ce3" office:value-type="date" office:date-value="2014-06-03">
            <text:p>03/06/14</text:p>
          </table:table-cell>
          <table:table-cell office:value-type="string">
            <text:p>AAM-94-2014-T4</text:p>
          </table:table-cell>
          <table:table-cell office:value-type="string">
            <text:p>KEX-384</text:p>
          </table:table-cell>
          <table:table-cell office:value-type="string">
            <text:p>CAMBIO CORREA ALTERNADOR </text:p>
          </table:table-cell>
          <table:table-cell office:value-type="string">
            <text:p>TALLERES AUTORIZADOS S.A.</text:p>
          </table:table-cell>
          <table:table-cell office:value-type="float" office:value="33094430">
            <text:p>33094430</text:p>
          </table:table-cell>
          <table:table-cell table:number-columns-repeated="1018"/>
        </table:table-row>
        <table:table-row table:style-name="ro3">
          <table:table-cell table:style-name="ce3" office:value-type="date" office:date-value="2014-06-03">
            <text:p>03/06/14</text:p>
          </table:table-cell>
          <table:table-cell office:value-type="string">
            <text:p>AAM-52-2014-T1</text:p>
          </table:table-cell>
          <table:table-cell office:value-type="string">
            <text:p>KEY-253</text:p>
          </table:table-cell>
          <table:table-cell office:value-type="string">
            <text:p>SUMINISTRO E INSTALACION DE VIDRIO PARABRISA</text:p>
          </table:table-cell>
          <table:table-cell office:value-type="string">
            <text:p>VIDRIOS Y ACCESORIOS </text:p>
          </table:table-cell>
          <table:table-cell office:value-type="float" office:value="23208">
            <text:p>23208</text:p>
          </table:table-cell>
          <table:table-cell table:number-columns-repeated="1018"/>
        </table:table-row>
        <table:table-row table:style-name="ro3">
          <table:table-cell table:style-name="ce3" office:value-type="date" office:date-value="2014-06-03">
            <text:p>03/06/14</text:p>
          </table:table-cell>
          <table:table-cell office:value-type="string">
            <text:p>AAM-093-2014-T2</text:p>
          </table:table-cell>
          <table:table-cell office:value-type="string">
            <text:p>KEW-926</text:p>
          </table:table-cell>
          <table:table-cell office:value-type="string">
            <text:p>REVISION AIRE ACONDICIONADO POR GARANTIA <text:s text:c="3"/></text:p>
          </table:table-cell>
          <table:table-cell office:value-type="string">
            <text:p>ALISTAMIENTOS OCAMPO</text:p>
          </table:table-cell>
          <table:table-cell office:value-type="float" office:value="580">
            <text:p>580</text:p>
          </table:table-cell>
          <table:table-cell table:number-columns-repeated="1018"/>
        </table:table-row>
        <table:table-row table:style-name="ro6">
          <table:table-cell table:style-name="ce3" office:value-type="date" office:date-value="2014-06-03">
            <text:p>03/06/14</text:p>
          </table:table-cell>
          <table:table-cell office:value-type="string">
            <text:p>MTTO-419-2014</text:p>
          </table:table-cell>
          <table:table-cell office:value-type="string">
            <text:p>KUK-382</text:p>
          </table:table-cell>
          <table:table-cell office:value-type="string">
            <text:p>ACONDICIONAR YUMBOLO DEL PISO DE CABINA </text:p>
          </table:table-cell>
          <table:table-cell office:value-type="string">
            <text:p>FRENO PARTES</text:p>
          </table:table-cell>
          <table:table-cell office:value-type="string">
            <text:p>C290</text:p>
          </table:table-cell>
          <table:table-cell table:number-columns-repeated="1018"/>
        </table:table-row>
        <table:table-row table:style-name="ro3">
          <table:table-cell table:style-name="ce3" office:value-type="date" office:date-value="2014-06-03">
            <text:p>03/06/14</text:p>
          </table:table-cell>
          <table:table-cell office:value-type="string">
            <text:p>AAM-81-2014-L.B</text:p>
          </table:table-cell>
          <table:table-cell office:value-type="string">
            <text:p>DDA-286</text:p>
          </table:table-cell>
          <table:table-cell office:value-type="string">
            <text:p>REPARACION CREMALLERA ELEVAVIDRIO PUERTA IZQUIERDA </text:p>
          </table:table-cell>
          <table:table-cell office:value-type="string">
            <text:p>VIDRIOS Y ACCESORIOS </text:p>
          </table:table-cell>
          <table:table-cell table:number-columns-repeated="1019"/>
        </table:table-row>
        <table:table-row table:style-name="ro5">
          <table:table-cell table:style-name="ce3" office:value-type="date" office:date-value="2014-06-04">
            <text:p>04/06/14</text:p>
          </table:table-cell>
          <table:table-cell office:value-type="string">
            <text:p>AAM-27-2014-GP</text:p>
          </table:table-cell>
          <table:table-cell office:value-type="string">
            <text:p>DDA-016</text:p>
          </table:table-cell>
          <table:table-cell office:value-type="string">
            <text:p>REVISION TECNOMECANICA </text:p>
          </table:table-cell>
          <table:table-cell office:value-type="string">
            <text:p>CENTRO DE DIAGNOSTICO AUTOMOTOR DEL VALLE </text:p>
          </table:table-cell>
          <table:table-cell office:value-type="string">
            <text:p>VALOR TOTAL COTIZACION $109.200</text:p>
          </table:table-cell>
          <table:table-cell table:number-columns-repeated="1018"/>
        </table:table-row>
        <table:table-row table:style-name="ro3">
          <table:table-cell table:style-name="ce3" office:value-type="date" office:date-value="2014-06-04">
            <text:p>04/06/14</text:p>
          </table:table-cell>
          <table:table-cell office:value-type="string">
            <text:p>MTTO-422-2014</text:p>
          </table:table-cell>
          <table:table-cell office:value-type="string">
            <text:p>USE-825</text:p>
          </table:table-cell>
          <table:table-cell office:value-type="string">
            <text:p>DESPINCHAR LLANTA TRASERA INTERNA DERECHA </text:p>
          </table:table-cell>
          <table:table-cell office:value-type="string">
            <text:p>ESTACION LAS PALMERAS</text:p>
          </table:table-cell>
          <table:table-cell table:number-columns-repeated="1019"/>
        </table:table-row>
        <table:table-row table:style-name="ro3">
          <table:table-cell table:style-name="ce3" office:value-type="date" office:date-value="2014-06-04">
            <text:p>04/06/14</text:p>
          </table:table-cell>
          <table:table-cell office:value-type="string">
            <text:p>MTTO-423-2014</text:p>
          </table:table-cell>
          <table:table-cell office:value-type="string">
            <text:p>DDA-282</text:p>
          </table:table-cell>
          <table:table-cell office:value-type="string">
            <text:p>DESPINCHAR LLANTA TRASERA DERECHA Y REVISAR LLANTA DELANTERA IZQUIERDA</text:p>
          </table:table-cell>
          <table:table-cell office:value-type="string">
            <text:p>ESTACION LAS PALMERAS</text:p>
          </table:table-cell>
          <table:table-cell table:number-columns-repeated="1019"/>
        </table:table-row>
        <table:table-row table:style-name="ro4">
          <table:table-cell table:style-name="ce3" office:value-type="date" office:date-value="2014-06-05">
            <text:p>05/06/14</text:p>
          </table:table-cell>
          <table:table-cell office:value-type="string">
            <text:p>MTTO-425-2014</text:p>
          </table:table-cell>
          <table:table-cell office:value-type="string">
            <text:p>2 PULIDORAS D28402</text:p>
          </table:table-cell>
          <table:table-cell office:value-type="string">
            <text:p>REVISION POR GARANTIA DE 2 PULIDORAS REF D28402, SEGUN FACTURA No. AI-224548 DEL 12 DE MARZO DE 2014.</text:p>
          </table:table-cell>
          <table:table-cell office:value-type="string">
            <text:p>TALLER DEWALT</text:p>
          </table:table-cell>
          <table:table-cell table:number-columns-repeated="1019"/>
        </table:table-row>
        <table:table-row table:style-name="ro4">
          <table:table-cell table:style-name="ce3" office:value-type="date" office:date-value="2014-06-05">
            <text:p>05/06/14</text:p>
          </table:table-cell>
          <table:table-cell office:value-type="string">
            <text:p>MP-426-2014</text:p>
          </table:table-cell>
          <table:table-cell office:value-type="string">
            <text:p>DDA-282</text:p>
          </table:table-cell>
          <table:table-cell office:value-type="string">
            <text:p>REPARACION ESPEJO RETROVISOR LADO IZQUIERDO Y AJUSTE DEL ESPEJO RETROVISOR LADO DERECHO.</text:p>
          </table:table-cell>
          <table:table-cell office:value-type="string">
            <text:p>FRENO PARTES</text:p>
          </table:table-cell>
          <table:table-cell office:value-type="float" office:value="124">
            <text:p>124</text:p>
          </table:table-cell>
          <table:table-cell table:number-columns-repeated="1018"/>
        </table:table-row>
        <table:table-row table:style-name="ro4">
          <table:table-cell table:style-name="ce3" office:value-type="date" office:date-value="2014-06-05">
            <text:p>05/06/14</text:p>
          </table:table-cell>
          <table:table-cell office:value-type="string">
            <text:p>AAM-54-2014-T1</text:p>
          </table:table-cell>
          <table:table-cell office:value-type="string">
            <text:p>SPK-307</text:p>
          </table:table-cell>
          <table:table-cell office:value-type="string">
            <text:p>CORREGIR FUGA DE ACEITE POR GATO QUE ELEVA EL PLANCHON LADO IZQUIERDO POR GARANTIA (SE SUBE SOLO)</text:p>
          </table:table-cell>
          <table:table-cell office:value-type="string">
            <text:p>REHIMAC </text:p>
          </table:table-cell>
          <table:table-cell office:value-type="string">
            <text:p>001-CV-001745</text:p>
          </table:table-cell>
          <table:table-cell table:number-columns-repeated="1018"/>
        </table:table-row>
        <table:table-row table:style-name="ro3">
          <table:table-cell table:style-name="ce3" office:value-type="date" office:date-value="2014-06-06">
            <text:p>06/06/14</text:p>
          </table:table-cell>
          <table:table-cell office:value-type="string">
            <text:p>MTTO-427-2014</text:p>
          </table:table-cell>
          <table:table-cell office:value-type="string">
            <text:p>CORTADORA DE ASFALTO NORTON</text:p>
          </table:table-cell>
          <table:table-cell office:value-type="string">
            <text:p>CORREGIR FUGA POR CULATA Y EL MOFLE </text:p>
          </table:table-cell>
          <table:table-cell office:value-type="string">
            <text:p>RODRIGUEZ Y LONDOÑO</text:p>
          </table:table-cell>
          <table:table-cell office:value-type="float" office:value="500">
            <text:p>500</text:p>
          </table:table-cell>
          <table:table-cell table:number-columns-repeated="1018"/>
        </table:table-row>
        <table:table-row table:style-name="ro5">
          <table:table-cell table:style-name="ce3" office:value-type="date" office:date-value="2014-06-06">
            <text:p>06/06/14</text:p>
          </table:table-cell>
          <table:table-cell office:value-type="string">
            <text:p>AAM-27-2014-GS</text:p>
          </table:table-cell>
          <table:table-cell office:value-type="string">
            <text:p>CJC-368</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5">
          <table:table-cell table:style-name="ce3" office:value-type="date" office:date-value="2014-06-06">
            <text:p>06/06/14</text:p>
          </table:table-cell>
          <table:table-cell office:value-type="string">
            <text:p>AAM-28-2014-GP</text:p>
          </table:table-cell>
          <table:table-cell office:value-type="string">
            <text:p>CJJ-590</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3">
          <table:table-cell table:style-name="ce3" office:value-type="date" office:date-value="2014-06-06">
            <text:p>06/06/14</text:p>
          </table:table-cell>
          <table:table-cell office:value-type="string">
            <text:p>AAM-29-2014-GP</text:p>
          </table:table-cell>
          <table:table-cell office:value-type="string">
            <text:p>CJJ-590</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6-06">
            <text:p>06/06/14</text:p>
          </table:table-cell>
          <table:table-cell office:value-type="string">
            <text:p>AAM-095-2014-T2</text:p>
          </table:table-cell>
          <table:table-cell office:value-type="string">
            <text:p>KEX-382</text:p>
          </table:table-cell>
          <table:table-cell office:value-type="string">
            <text:p>ALINEACION DIRECCION, ROTACION LLANTAS Y BALANCEO RUEDAS DELANTERAS</text:p>
          </table:table-cell>
          <table:table-cell office:value-type="string">
            <text:p>LLANTAS LA ESTACION</text:p>
          </table:table-cell>
          <table:table-cell table:number-columns-repeated="1019"/>
        </table:table-row>
        <table:table-row table:style-name="ro6">
          <table:table-cell table:style-name="ce3" office:value-type="date" office:date-value="2014-06-07">
            <text:p>07/06/14</text:p>
          </table:table-cell>
          <table:table-cell office:value-type="string">
            <text:p>AAM-93-2014-T6</text:p>
          </table:table-cell>
          <table:table-cell office:value-type="string">
            <text:p>SQW-850</text:p>
          </table:table-cell>
          <table:table-cell office:value-type="string">
            <text:p>REVISION LUCES DIRECCIONALES TRASERAS</text:p>
          </table:table-cell>
          <table:table-cell office:value-type="string">
            <text:p>FRENO PARTES</text:p>
          </table:table-cell>
          <table:table-cell office:value-type="string">
            <text:p>C295</text:p>
          </table:table-cell>
          <table:table-cell table:number-columns-repeated="1018"/>
        </table:table-row>
        <table:table-row table:style-name="ro6">
          <table:table-cell table:style-name="ce3" office:value-type="date" office:date-value="2014-06-07">
            <text:p>07/06/14</text:p>
          </table:table-cell>
          <table:table-cell office:value-type="string">
            <text:p>AAM-99-2014-T4</text:p>
          </table:table-cell>
          <table:table-cell office:value-type="string">
            <text:p>SPK-951</text:p>
          </table:table-cell>
          <table:table-cell office:value-type="string">
            <text:p>REPARACION DEL TANQUE HIDRAULICO</text:p>
          </table:table-cell>
          <table:table-cell office:value-type="string">
            <text:p>HERMAR</text:p>
          </table:table-cell>
          <table:table-cell office:value-type="string">
            <text:p>I.C.T-430</text:p>
          </table:table-cell>
          <table:table-cell table:number-columns-repeated="1018"/>
        </table:table-row>
        <table:table-row table:style-name="ro3">
          <table:table-cell table:style-name="ce3" office:value-type="date" office:date-value="2014-06-07">
            <text:p>07/06/14</text:p>
          </table:table-cell>
          <table:table-cell office:value-type="string">
            <text:p>AAM-088-2014-T3</text:p>
          </table:table-cell>
          <table:table-cell office:value-type="string">
            <text:p>DDB-875 </text:p>
          </table:table-cell>
          <table:table-cell office:value-type="string">
            <text:p>REVISAR TENSORES CORREA</text:p>
          </table:table-cell>
          <table:table-cell office:value-type="string">
            <text:p>TALLERES AUTORIZADOS S.A.</text:p>
          </table:table-cell>
          <table:table-cell office:value-type="float" office:value="31010626">
            <text:p>31010626</text:p>
          </table:table-cell>
          <table:table-cell table:number-columns-repeated="1018"/>
        </table:table-row>
        <table:table-row table:style-name="ro3">
          <table:table-cell table:style-name="ce3" office:value-type="date" office:date-value="2014-06-09">
            <text:p>09/06/14</text:p>
          </table:table-cell>
          <table:table-cell office:value-type="string">
            <text:p>AAM-22-2014-T7</text:p>
          </table:table-cell>
          <table:table-cell office:value-type="string">
            <text:p>HGR-949</text:p>
          </table:table-cell>
          <table:table-cell office:value-type="string">
            <text:p>MANTENIMIENTO DE LOS 5.000 KMS </text:p>
          </table:table-cell>
          <table:table-cell office:value-type="string">
            <text:p>TALLERES AUTORIZADOS S.A.</text:p>
          </table:table-cell>
          <table:table-cell office:value-type="float" office:value="104001909">
            <text:p>104001909</text:p>
          </table:table-cell>
          <table:table-cell table:number-columns-repeated="1018"/>
        </table:table-row>
        <table:table-row table:style-name="ro3">
          <table:table-cell table:style-name="ce3" office:value-type="date" office:date-value="2014-06-09">
            <text:p>09/06/14</text:p>
          </table:table-cell>
          <table:table-cell office:value-type="string">
            <text:p>MTTO-435-2014</text:p>
          </table:table-cell>
          <table:table-cell office:value-type="string">
            <text:p>MOTO BOMBA BARNES HIDRO No. 2</text:p>
          </table:table-cell>
          <table:table-cell office:value-type="string">
            <text:p>SINCRONIZAR MOTOR BRIGGS &amp; STRATTON Y REVISAR ACOPLE EN MOTOR Y BOMBA BARNES </text:p>
          </table:table-cell>
          <table:table-cell office:value-type="string">
            <text:p>RODRIGUEZ Y LONDOÑO</text:p>
          </table:table-cell>
          <table:table-cell office:value-type="float" office:value="501">
            <text:p>501</text:p>
          </table:table-cell>
          <table:table-cell table:number-columns-repeated="1018"/>
        </table:table-row>
        <table:table-row table:style-name="ro3">
          <table:table-cell table:style-name="ce3" office:value-type="date" office:date-value="2014-06-10">
            <text:p>10/06/14</text:p>
          </table:table-cell>
          <table:table-cell office:value-type="string">
            <text:p>AAM-102-2014-T4</text:p>
          </table:table-cell>
          <table:table-cell office:value-type="string">
            <text:p>DDC-552</text:p>
          </table:table-cell>
          <table:table-cell office:value-type="string">
            <text:p>REVISION POR GARANTIA PASO DE ACEITE AL REFRIGERANTE </text:p>
          </table:table-cell>
          <table:table-cell office:value-type="string">
            <text:p>TALLERES AUTORIZADOS S.A.</text:p>
          </table:table-cell>
          <table:table-cell office:value-type="string">
            <text:p>33094699</text:p>
            <text:p>33094701</text:p>
          </table:table-cell>
          <table:table-cell table:number-columns-repeated="1018"/>
        </table:table-row>
        <table:table-row table:style-name="ro3">
          <table:table-cell table:style-name="ce3" office:value-type="date" office:date-value="2014-06-10">
            <text:p>10/06/14</text:p>
          </table:table-cell>
          <table:table-cell office:value-type="string">
            <text:p>AAM-13-2014-PJ</text:p>
          </table:table-cell>
          <table:table-cell office:value-type="string">
            <text:p>DDA-222</text:p>
          </table:table-cell>
          <table:table-cell office:value-type="string">
            <text:p>CAMBIO CAUCHOS MUELLES TRASEROS Y CAMBIO CAUCHO SOPORTE CARDAN </text:p>
          </table:table-cell>
          <table:table-cell office:value-type="string">
            <text:p>FRENO PARTES</text:p>
          </table:table-cell>
          <table:table-cell office:value-type="string">
            <text:p>C300</text:p>
          </table:table-cell>
          <table:table-cell table:number-columns-repeated="1018"/>
        </table:table-row>
        <table:table-row table:style-name="ro3">
          <table:table-cell table:style-name="ce3" office:value-type="date" office:date-value="2014-06-12">
            <text:p>12/06/14</text:p>
          </table:table-cell>
          <table:table-cell office:value-type="string">
            <text:p>AAM-28-2014-IF</text:p>
          </table:table-cell>
          <table:table-cell office:value-type="string">
            <text:p>DDB-885</text:p>
          </table:table-cell>
          <table:table-cell office:value-type="string">
            <text:p>CAMBIO RECIBIDOR DEL CINTURON LADO DERECHO</text:p>
          </table:table-cell>
          <table:table-cell office:value-type="string">
            <text:p>FRENO PARTES</text:p>
          </table:table-cell>
          <table:table-cell table:number-columns-repeated="1019"/>
        </table:table-row>
        <table:table-row table:style-name="ro6">
          <table:table-cell table:style-name="ce3" office:value-type="date" office:date-value="2014-06-12">
            <text:p>12/06/14</text:p>
          </table:table-cell>
          <table:table-cell office:value-type="string">
            <text:p>AAM-29-2014-IF</text:p>
          </table:table-cell>
          <table:table-cell office:value-type="string">
            <text:p>DDB-885</text:p>
          </table:table-cell>
          <table:table-cell office:value-type="string">
            <text:p>CAMBIO SOBRE FORRO ASIENTO DELANTERO </text:p>
          </table:table-cell>
          <table:table-cell office:value-type="string">
            <text:p>TAPIZADOS Y LUJOS</text:p>
          </table:table-cell>
          <table:table-cell office:value-type="float" office:value="237">
            <text:p>237</text:p>
          </table:table-cell>
          <table:table-cell table:number-columns-repeated="1018"/>
        </table:table-row>
        <table:table-row table:style-name="ro3">
          <table:table-cell table:style-name="ce3" office:value-type="date" office:date-value="2014-06-12">
            <text:p>12/06/14</text:p>
          </table:table-cell>
          <table:table-cell office:value-type="string">
            <text:p>MTTO-439-2014</text:p>
          </table:table-cell>
          <table:table-cell office:value-type="string">
            <text:p>DDA-165</text:p>
          </table:table-cell>
          <table:table-cell office:value-type="string">
            <text:p>SUMINISTRO E INSTALACION DE VIDRIO PARABRISA</text:p>
          </table:table-cell>
          <table:table-cell office:value-type="string">
            <text:p>VIDRIOS Y ACCESORIOS </text:p>
          </table:table-cell>
          <table:table-cell office:value-type="float" office:value="23169">
            <text:p>23169</text:p>
          </table:table-cell>
          <table:table-cell table:number-columns-repeated="1018"/>
        </table:table-row>
        <table:table-row table:style-name="ro3">
          <table:table-cell table:style-name="ce3" office:value-type="date" office:date-value="2014-06-12">
            <text:p>12/06/14</text:p>
          </table:table-cell>
          <table:table-cell office:value-type="string">
            <text:p>AAM-106-2014-T4</text:p>
          </table:table-cell>
          <table:table-cell office:value-type="string">
            <text:p>TLO-302</text:p>
          </table:table-cell>
          <table:table-cell office:value-type="string">
            <text:p>REVISION GATO HIDRAULICO DE 20 TON, COLOR ROJO MARCA NIKE</text:p>
          </table:table-cell>
          <table:table-cell office:value-type="string">
            <text:p>HERMAR</text:p>
          </table:table-cell>
          <table:table-cell office:value-type="string">
            <text:p>I.C.T-457</text:p>
          </table:table-cell>
          <table:table-cell table:number-columns-repeated="1018"/>
        </table:table-row>
        <table:table-row table:style-name="ro3">
          <table:table-cell table:style-name="ce3" office:value-type="date" office:date-value="2014-06-12">
            <text:p>12/06/14</text:p>
          </table:table-cell>
          <table:table-cell office:value-type="string">
            <text:p>AAM-28-2014-GS</text:p>
          </table:table-cell>
          <table:table-cell office:value-type="string">
            <text:p>CJC-369</text:p>
          </table:table-cell>
          <table:table-cell office:value-type="string">
            <text:p>EVALUACION Y DIAGNOSTICO POR RECALENTAMIENTO DEL MOTOR </text:p>
          </table:table-cell>
          <table:table-cell office:value-type="string">
            <text:p>TALLERES AUTORIZADOS S.A.</text:p>
          </table:table-cell>
          <table:table-cell office:value-type="float" office:value="31010639">
            <text:p>31010639</text:p>
          </table:table-cell>
          <table:table-cell table:number-columns-repeated="1018"/>
        </table:table-row>
        <table:table-row table:style-name="ro3">
          <table:table-cell table:style-name="ce3" office:value-type="date" office:date-value="2014-06-13">
            <text:p>13/06/14</text:p>
          </table:table-cell>
          <table:table-cell office:value-type="string">
            <text:p>MTTO-442-2014</text:p>
          </table:table-cell>
          <table:table-cell office:value-type="string">
            <text:p>COMPRESOR MOVIL IR P260 WIR</text:p>
          </table:table-cell>
          <table:table-cell office:value-type="string">
            <text:p>FABRICACION REPUESTO SEGUN MUESTRA DEL MARTILLO NEUMATICO (DEL MISMO MATERIAL)</text:p>
          </table:table-cell>
          <table:table-cell office:value-type="string">
            <text:p>HERMAR</text:p>
          </table:table-cell>
          <table:table-cell office:value-type="string">
            <text:p>I-C-T-436</text:p>
          </table:table-cell>
          <table:table-cell table:number-columns-repeated="1018"/>
        </table:table-row>
        <table:table-row table:style-name="ro3">
          <table:table-cell table:style-name="ce3" office:value-type="date" office:date-value="2014-06-13">
            <text:p>13/06/14</text:p>
          </table:table-cell>
          <table:table-cell office:value-type="string">
            <text:p>AAM-96-2014-T6</text:p>
          </table:table-cell>
          <table:table-cell office:value-type="string">
            <text:p>DDB-891</text:p>
          </table:table-cell>
          <table:table-cell office:value-type="string">
            <text:p>REVISION SUSPENSION DELANTERA (ROTULA SUPERIOR LADO IZQUIERDO Y DERECHO)</text:p>
          </table:table-cell>
          <table:table-cell office:value-type="string">
            <text:p>FRENO PARTES</text:p>
          </table:table-cell>
          <table:table-cell table:number-columns-repeated="1019"/>
        </table:table-row>
        <table:table-row table:style-name="ro3">
          <table:table-cell table:style-name="ce3" office:value-type="date" office:date-value="2014-06-13">
            <text:p>13/06/14</text:p>
          </table:table-cell>
          <table:table-cell office:value-type="string">
            <text:p>AAM-97-2014-T6</text:p>
          </table:table-cell>
          <table:table-cell office:value-type="string">
            <text:p>DDB-891</text:p>
          </table:table-cell>
          <table:table-cell office:value-type="string">
            <text:p>REVISAR BALINERA DE EMBRAGUE</text:p>
          </table:table-cell>
          <table:table-cell office:value-type="string">
            <text:p>NACIONAL DE EMBRAGUES S.A.S</text:p>
          </table:table-cell>
          <table:table-cell table:number-columns-repeated="1019"/>
        </table:table-row>
        <table:table-row table:style-name="ro3">
          <table:table-cell table:style-name="ce3" office:value-type="date" office:date-value="2014-06-14">
            <text:p>14/06/14</text:p>
          </table:table-cell>
          <table:table-cell office:value-type="string">
            <text:p>MP-444-2014</text:p>
          </table:table-cell>
          <table:table-cell office:value-type="string">
            <text:p>DDA-282</text:p>
          </table:table-cell>
          <table:table-cell office:value-type="string">
            <text:p>REVISION POR GARANTIA DE BUJES MUELLES TRASEROS </text:p>
          </table:table-cell>
          <table:table-cell office:value-type="string">
            <text:p>MUELLES Y FRENOS PALMIRA</text:p>
          </table:table-cell>
          <table:table-cell table:number-columns-repeated="1019"/>
        </table:table-row>
        <table:table-row table:style-name="ro3">
          <table:table-cell table:style-name="ce3" office:value-type="date" office:date-value="2014-06-14">
            <text:p>14/06/14</text:p>
          </table:table-cell>
          <table:table-cell office:value-type="string">
            <text:p>AAM-74-2014-T5</text:p>
          </table:table-cell>
          <table:table-cell office:value-type="string">
            <text:p>KEX-250</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4-06-16">
            <text:p>16/06/14</text:p>
          </table:table-cell>
          <table:table-cell office:value-type="string">
            <text:p>AAM-07-2014-G-A</text:p>
          </table:table-cell>
          <table:table-cell office:value-type="string">
            <text:p>DDA-216</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4-06-16">
            <text:p>16/06/14</text:p>
          </table:table-cell>
          <table:table-cell office:value-type="string">
            <text:p>AAM-25-2014-T7</text:p>
          </table:table-cell>
          <table:table-cell office:value-type="string">
            <text:p>WCZ-206</text:p>
          </table:table-cell>
          <table:table-cell office:value-type="string">
            <text:p>REVISION DE LOS 5.000 KMS</text:p>
          </table:table-cell>
          <table:table-cell office:value-type="string">
            <text:p>KENWORTH DE LA MONTAÑA</text:p>
          </table:table-cell>
          <table:table-cell office:value-type="string">
            <text:p>VALOR TOTAL COTIZACION $560.320</text:p>
          </table:table-cell>
          <table:table-cell table:number-columns-repeated="1018"/>
        </table:table-row>
        <table:table-row table:style-name="ro3">
          <table:table-cell table:style-name="ce3" office:value-type="date" office:date-value="2014-06-16">
            <text:p>16/06/14</text:p>
          </table:table-cell>
          <table:table-cell office:value-type="string">
            <text:p>AAM-83-2014-L.B</text:p>
          </table:table-cell>
          <table:table-cell office:value-type="string">
            <text:p>DDA-221</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6-16">
            <text:p>16/06/14</text:p>
          </table:table-cell>
          <table:table-cell office:value-type="string">
            <text:p>MTTO-446-2014</text:p>
          </table:table-cell>
          <table:table-cell office:value-type="string">
            <text:p>PLANTA ELECTRICA FG WILSON No. 1</text:p>
          </table:table-cell>
          <table:table-cell office:value-type="string">
            <text:p>ACONDICIONAR DRENAJE Y CAMBIO ACOPLES ENTRADA DE COMBUSTIBLE </text:p>
          </table:table-cell>
          <table:table-cell office:value-type="string">
            <text:p>TECNIMARCANT</text:p>
          </table:table-cell>
          <table:table-cell office:value-type="float" office:value="1483">
            <text:p>1483</text:p>
          </table:table-cell>
          <table:table-cell table:number-columns-repeated="1018"/>
        </table:table-row>
        <table:table-row table:style-name="ro3">
          <table:table-cell table:style-name="ce3" office:value-type="date" office:date-value="2014-06-16">
            <text:p>16/06/14</text:p>
          </table:table-cell>
          <table:table-cell office:value-type="string">
            <text:p>AAM-14-2014-PJ</text:p>
          </table:table-cell>
          <table:table-cell office:value-type="string">
            <text:p>DDA-222</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4-06-16">
            <text:p>16/06/14</text:p>
          </table:table-cell>
          <table:table-cell office:value-type="string">
            <text:p>MTTO-448-2014</text:p>
          </table:table-cell>
          <table:table-cell office:value-type="string">
            <text:p>MOTOR LISTER HIDRO No. 2</text:p>
          </table:table-cell>
          <table:table-cell office:value-type="string">
            <text:p>CAMBIO TORNILLOS BASE DEL MOTOR LISTER AL PLANCHON </text:p>
          </table:table-cell>
          <table:table-cell office:value-type="string">
            <text:p>HERMAR</text:p>
          </table:table-cell>
          <table:table-cell office:value-type="string">
            <text:p>I.C.T-456</text:p>
          </table:table-cell>
          <table:table-cell table:number-columns-repeated="1018"/>
        </table:table-row>
        <table:table-row table:style-name="ro3">
          <table:table-cell table:style-name="ce3" office:value-type="date" office:date-value="2014-06-17">
            <text:p>17/06/14</text:p>
          </table:table-cell>
          <table:table-cell office:value-type="string">
            <text:p>MTTO-449-2014</text:p>
          </table:table-cell>
          <table:table-cell office:value-type="string">
            <text:p>KUK-381</text:p>
          </table:table-cell>
          <table:table-cell office:value-type="string">
            <text:p>DESPINCHAR LLANTA DELANTERA IZQUIERDA</text:p>
          </table:table-cell>
          <table:table-cell office:value-type="string">
            <text:p>COEXITO-OSCAR GARCIA </text:p>
          </table:table-cell>
          <table:table-cell table:number-columns-repeated="1019"/>
        </table:table-row>
        <table:table-row table:style-name="ro3">
          <table:table-cell table:style-name="ce3" office:value-type="date" office:date-value="2014-06-17">
            <text:p>17/06/14</text:p>
          </table:table-cell>
          <table:table-cell office:value-type="string">
            <text:p>MTTO-450-2014</text:p>
          </table:table-cell>
          <table:table-cell office:value-type="string">
            <text:p>USA-468</text:p>
          </table:table-cell>
          <table:table-cell office:value-type="string">
            <text:p>DESPINCHAR LLANTA TRASERA EXTERNA DERECHA </text:p>
          </table:table-cell>
          <table:table-cell office:value-type="string">
            <text:p>ESTACION LAS PALMERAS</text:p>
          </table:table-cell>
          <table:table-cell table:number-columns-repeated="1019"/>
        </table:table-row>
        <table:table-row table:style-name="ro6">
          <table:table-cell table:style-name="ce3" office:value-type="date" office:date-value="2014-06-17">
            <text:p>17/06/14</text:p>
          </table:table-cell>
          <table:table-cell office:value-type="string">
            <text:p>AAM-15-2014-PJ</text:p>
          </table:table-cell>
          <table:table-cell office:value-type="string">
            <text:p>DDA-222</text:p>
          </table:table-cell>
          <table:table-cell office:value-type="string">
            <text:p>REVISION ALTERNADOR </text:p>
          </table:table-cell>
          <table:table-cell office:value-type="string">
            <text:p>RENZO NIETO </text:p>
          </table:table-cell>
          <table:table-cell office:value-type="float" office:value="862">
            <text:p>862</text:p>
          </table:table-cell>
          <table:table-cell table:number-columns-repeated="1018"/>
        </table:table-row>
        <table:table-row table:style-name="ro3">
          <table:table-cell table:style-name="ce3" office:value-type="date" office:date-value="2014-06-17">
            <text:p>17/06/14</text:p>
          </table:table-cell>
          <table:table-cell office:value-type="string">
            <text:p>AAM-26-2014-T7</text:p>
          </table:table-cell>
          <table:table-cell office:value-type="string">
            <text:p>DDB-883</text:p>
          </table:table-cell>
          <table:table-cell office:value-type="string">
            <text:p>ROTACION LLANTAS, ALINEACION DIRECCION Y BALANCEO RUEDAS DELANTERAS </text:p>
          </table:table-cell>
          <table:table-cell office:value-type="string">
            <text:p>LLANTAS LA ESTACION</text:p>
          </table:table-cell>
          <table:table-cell table:number-columns-repeated="1019"/>
        </table:table-row>
        <table:table-row table:style-name="ro5">
          <table:table-cell table:style-name="ce3" office:value-type="date" office:date-value="2014-06-17">
            <text:p>17/06/14</text:p>
          </table:table-cell>
          <table:table-cell office:value-type="string">
            <text:p>AAM-105-2014-T2</text:p>
          </table:table-cell>
          <table:table-cell office:value-type="string">
            <text:p>KEW-926</text:p>
          </table:table-cell>
          <table:table-cell office:value-type="string">
            <text:p>INSTALACION DE 2 LAMPARAS EXPLORADORAS SEGUN ORDEN DE COMPRA 2489 E IMPERMEABILIZAR PISO CUBICULO PARTE TRASERA</text:p>
          </table:table-cell>
          <table:table-cell office:value-type="string">
            <text:p>AXIAL</text:p>
          </table:table-cell>
          <table:table-cell office:value-type="string">
            <text:p>14884-14</text:p>
          </table:table-cell>
          <table:table-cell table:number-columns-repeated="1018"/>
        </table:table-row>
        <table:table-row table:style-name="ro3">
          <table:table-cell table:style-name="ce3" office:value-type="date" office:date-value="2014-06-17">
            <text:p>17/06/14</text:p>
          </table:table-cell>
          <table:table-cell office:value-type="string">
            <text:p>AAM-106-2014-T2</text:p>
          </table:table-cell>
          <table:table-cell office:value-type="string">
            <text:p>KEW-926</text:p>
          </table:table-cell>
          <table:table-cell office:value-type="string">
            <text:p>MANTENIMIENTO PUERTA LATERAL IZQUIERDA</text:p>
          </table:table-cell>
          <table:table-cell office:value-type="string">
            <text:p>VIDRIOS Y ACCESORIOS </text:p>
          </table:table-cell>
          <table:table-cell table:number-columns-repeated="1019"/>
        </table:table-row>
        <table:table-row table:style-name="ro3">
          <table:table-cell table:style-name="ce3" office:value-type="date" office:date-value="2014-06-17">
            <text:p>17/06/14</text:p>
          </table:table-cell>
          <table:table-cell office:value-type="string">
            <text:p>AAM-16-2014-PJ</text:p>
          </table:table-cell>
          <table:table-cell office:value-type="string">
            <text:p>DDA-222</text:p>
          </table:table-cell>
          <table:table-cell office:value-type="string">
            <text:p>CAMBIO MANGUERAS DE ENTRADA Y SALIDA DEL ALTERNADOR </text:p>
          </table:table-cell>
          <table:table-cell office:value-type="string">
            <text:p>FRENO PARTES</text:p>
          </table:table-cell>
          <table:table-cell office:value-type="string">
            <text:p>C301</text:p>
          </table:table-cell>
          <table:table-cell table:number-columns-repeated="1018"/>
        </table:table-row>
        <table:table-row table:style-name="ro3">
          <table:table-cell table:style-name="ce3" office:value-type="date" office:date-value="2014-06-17">
            <text:p>17/06/14</text:p>
          </table:table-cell>
          <table:table-cell office:value-type="string">
            <text:p>AAM-28-2014-T7</text:p>
          </table:table-cell>
          <table:table-cell office:value-type="string">
            <text:p>SQI-521</text:p>
          </table:table-cell>
          <table:table-cell office:value-type="string">
            <text:p>CAMBIO MANGUERA TUBIN DE AIRE DE TANQUE A TANQUE </text:p>
          </table:table-cell>
          <table:table-cell office:value-type="string">
            <text:p>FRENO PARTES</text:p>
          </table:table-cell>
          <table:table-cell table:number-columns-repeated="1019"/>
        </table:table-row>
        <table:table-row table:style-name="ro4">
          <table:table-cell table:style-name="ce3" office:value-type="date" office:date-value="2014-06-17">
            <text:p>17/06/14</text:p>
          </table:table-cell>
          <table:table-cell office:value-type="string">
            <text:p>MTTO-453-2014</text:p>
          </table:table-cell>
          <table:table-cell office:value-type="string">
            <text:p>USE-822</text:p>
          </table:table-cell>
          <table:table-cell office:value-type="string">
            <text:p>INSTALACION DE 2 LLANTAS DE SEGUNDA 12R22.5 SUMINISTRADAS POR ALMACEN DEL CCO EN TROQUE TRASERO DERECHO</text:p>
          </table:table-cell>
          <table:table-cell office:value-type="string">
            <text:p>COEXITO-OSCAR GARCIA </text:p>
          </table:table-cell>
          <table:table-cell table:number-columns-repeated="1019"/>
        </table:table-row>
        <table:table-row table:style-name="ro3">
          <table:table-cell table:style-name="ce3" office:value-type="date" office:date-value="2014-06-18">
            <text:p>18/06/14</text:p>
          </table:table-cell>
          <table:table-cell office:value-type="string">
            <text:p>AAM-08-2014-G-A</text:p>
          </table:table-cell>
          <table:table-cell office:value-type="string">
            <text:p>DDA-216</text:p>
          </table:table-cell>
          <table:table-cell office:value-type="string">
            <text:p>CAMBIO RODAMIENTOS TRASEROS Y CILINDROS FRENOS TRASEROS </text:p>
          </table:table-cell>
          <table:table-cell office:value-type="string">
            <text:p>FRENO PARTES</text:p>
          </table:table-cell>
          <table:table-cell office:value-type="string">
            <text:p>C304</text:p>
          </table:table-cell>
          <table:table-cell table:number-columns-repeated="1018"/>
        </table:table-row>
        <table:table-row table:style-name="ro3">
          <table:table-cell table:style-name="ce3" office:value-type="date" office:date-value="2014-06-18">
            <text:p>18/06/14</text:p>
          </table:table-cell>
          <table:table-cell office:value-type="string">
            <text:p>AAM-091-2014-T3</text:p>
          </table:table-cell>
          <table:table-cell office:value-type="string">
            <text:p>DDB-894</text:p>
          </table:table-cell>
          <table:table-cell office:value-type="string">
            <text:p>INSTALAR BOMBA PRESURIZADORA (VERIFICAR POSIBLE FUGA DE AGUA)</text:p>
          </table:table-cell>
          <table:table-cell office:value-type="string">
            <text:p>TECNIMARCANT</text:p>
          </table:table-cell>
          <table:table-cell office:value-type="float" office:value="1487">
            <text:p>1487</text:p>
          </table:table-cell>
          <table:table-cell table:number-columns-repeated="1018"/>
        </table:table-row>
        <table:table-row table:style-name="ro4">
          <table:table-cell table:style-name="ce3" office:value-type="date" office:date-value="2014-06-18">
            <text:p>18/06/14</text:p>
          </table:table-cell>
          <table:table-cell office:value-type="string">
            <text:p>MTTO-455-2014</text:p>
          </table:table-cell>
          <table:table-cell office:value-type="string">
            <text:p>KUK-381</text:p>
          </table:table-cell>
          <table:table-cell office:value-type="string">
            <text:p>REVISION BANDAS TRASERAS, RECAMARAS TRASERAS, SUSPENSION DELANTERA Y CAMBIO BASE Y FILTRO DE AIRE DEL COMPRESOR </text:p>
          </table:table-cell>
          <table:table-cell office:value-type="string">
            <text:p>FRENO PARTES</text:p>
          </table:table-cell>
          <table:table-cell office:value-type="string">
            <text:p>C302</text:p>
          </table:table-cell>
          <table:table-cell table:number-columns-repeated="1018"/>
        </table:table-row>
        <table:table-row table:style-name="ro4">
          <table:table-cell table:style-name="ce3" office:value-type="date" office:date-value="2014-06-18">
            <text:p>18/06/14</text:p>
          </table:table-cell>
          <table:table-cell office:value-type="string">
            <text:p>AAM-092-2014-T3</text:p>
          </table:table-cell>
          <table:table-cell office:value-type="string">
            <text:p>USE-392 </text:p>
          </table:table-cell>
          <table:table-cell office:value-type="string">
            <text:p>ROTACION LLANTA DELANTERA IZQUIERDA, BALANCEO RUEDAS DELANTERAS Y DESPINCHAR LLANTA DE REPUESTO</text:p>
          </table:table-cell>
          <table:table-cell office:value-type="string">
            <text:p>COEXITO-OSCAR GARCIA </text:p>
          </table:table-cell>
          <table:table-cell office:value-type="float" office:value="2001575">
            <text:p>2001575</text:p>
          </table:table-cell>
          <table:table-cell table:number-columns-repeated="1018"/>
        </table:table-row>
        <table:table-row table:style-name="ro3">
          <table:table-cell table:style-name="ce3" office:value-type="date" office:date-value="2014-06-18">
            <text:p>18/06/14</text:p>
          </table:table-cell>
          <table:table-cell office:value-type="string">
            <text:p>AAM-108-2014-T2</text:p>
          </table:table-cell>
          <table:table-cell office:value-type="string">
            <text:p>KEW-926</text:p>
          </table:table-cell>
          <table:table-cell office:value-type="string">
            <text:p>INSTALACION DEPOSITOS DE RESIDUOS HOSPITALARIOS</text:p>
          </table:table-cell>
          <table:table-cell office:value-type="string">
            <text:p>AXIAL</text:p>
          </table:table-cell>
          <table:table-cell office:value-type="string">
            <text:p>14884-14</text:p>
          </table:table-cell>
          <table:table-cell table:number-columns-repeated="1018"/>
        </table:table-row>
        <table:table-row table:style-name="ro3">
          <table:table-cell table:style-name="ce3" office:value-type="date" office:date-value="2014-06-19">
            <text:p>19/06/14</text:p>
          </table:table-cell>
          <table:table-cell office:value-type="string">
            <text:p>AAM-107-2014-T4</text:p>
          </table:table-cell>
          <table:table-cell office:value-type="string">
            <text:p>KEX-384</text:p>
          </table:table-cell>
          <table:table-cell office:value-type="string">
            <text:p>REVISION DE EMBRAGUE (REALIZAR PRUEBAS)</text:p>
          </table:table-cell>
          <table:table-cell office:value-type="string">
            <text:p>NACIONAL DE EMBRAGUES S.A.S</text:p>
          </table:table-cell>
          <table:table-cell office:value-type="float" office:value="998">
            <text:p>998</text:p>
          </table:table-cell>
          <table:table-cell table:number-columns-repeated="1018"/>
        </table:table-row>
        <table:table-row table:style-name="ro3">
          <table:table-cell table:style-name="ce3" office:value-type="date" office:date-value="2014-06-19">
            <text:p>19/06/14</text:p>
          </table:table-cell>
          <table:table-cell office:value-type="string">
            <text:p>MTTO-457-2014</text:p>
          </table:table-cell>
          <table:table-cell office:value-type="string">
            <text:p>236D</text:p>
          </table:table-cell>
          <table:table-cell office:value-type="string">
            <text:p>DESPINCHAR LLANTAS TRASERAS </text:p>
          </table:table-cell>
          <table:table-cell office:value-type="string">
            <text:p>COEXITO-OSCAR GARCIA </text:p>
          </table:table-cell>
          <table:table-cell office:value-type="float" office:value="2001602">
            <text:p>2001602</text:p>
          </table:table-cell>
          <table:table-cell table:number-columns-repeated="1018"/>
        </table:table-row>
        <table:table-row table:style-name="ro3">
          <table:table-cell table:style-name="ce3" office:value-type="date" office:date-value="2014-06-19">
            <text:p>19/06/14</text:p>
          </table:table-cell>
          <table:table-cell office:value-type="string">
            <text:p>AAM-108-2014-T4</text:p>
          </table:table-cell>
          <table:table-cell office:value-type="string">
            <text:p>TLO-302</text:p>
          </table:table-cell>
          <table:table-cell office:value-type="string">
            <text:p>ROTACION LLANTAS <text:s text:c="3"/></text:p>
          </table:table-cell>
          <table:table-cell office:value-type="string">
            <text:p>COEXITO-OSCAR GARCIA </text:p>
          </table:table-cell>
          <table:table-cell office:value-type="float" office:value="2001605">
            <text:p>2001605</text:p>
          </table:table-cell>
          <table:table-cell table:number-columns-repeated="1018"/>
        </table:table-row>
        <table:table-row table:style-name="ro3">
          <table:table-cell table:style-name="ce3" office:value-type="date" office:date-value="2014-06-19">
            <text:p>19/06/14</text:p>
          </table:table-cell>
          <table:table-cell office:value-type="string">
            <text:p>MTTO-460-2014</text:p>
          </table:table-cell>
          <table:table-cell office:value-type="string">
            <text:p>COMPRESOR DEL CARRO DELINEADOR </text:p>
          </table:table-cell>
          <table:table-cell office:value-type="string">
            <text:p>DIAGNOSTICO Y CORREGIR FUGAS COMPRESOR </text:p>
          </table:table-cell>
          <table:table-cell office:value-type="string">
            <text:p>NEUMATICA DEL CARIBE</text:p>
          </table:table-cell>
          <table:table-cell table:number-columns-repeated="1019"/>
        </table:table-row>
        <table:table-row table:style-name="ro3">
          <table:table-cell table:style-name="ce3" office:value-type="date" office:date-value="2014-06-19">
            <text:p>19/06/14</text:p>
          </table:table-cell>
          <table:table-cell office:value-type="string">
            <text:p>AAM-29-2014-T7</text:p>
          </table:table-cell>
          <table:table-cell office:value-type="string">
            <text:p>HGR-845</text:p>
          </table:table-cell>
          <table:table-cell office:value-type="string">
            <text:p>REVISION DE LOS 5.000 KMS</text:p>
          </table:table-cell>
          <table:table-cell office:value-type="string">
            <text:p>TALLERES AUTORIZADOS S.A.</text:p>
          </table:table-cell>
          <table:table-cell office:value-type="float" office:value="33094867">
            <text:p>33094867</text:p>
          </table:table-cell>
          <table:table-cell table:number-columns-repeated="1018"/>
        </table:table-row>
        <table:table-row table:style-name="ro3">
          <table:table-cell table:style-name="ce3" office:value-type="date" office:date-value="2014-06-20">
            <text:p>20/06/14</text:p>
          </table:table-cell>
          <table:table-cell office:value-type="string">
            <text:p>AAM-98-2014-T6</text:p>
          </table:table-cell>
          <table:table-cell office:value-type="string">
            <text:p>SQW-850</text:p>
          </table:table-cell>
          <table:table-cell office:value-type="string">
            <text:p>REVISION FRENO DEL WINCHE (DIAGNOSTICO Y EVALUACION)</text:p>
          </table:table-cell>
          <table:table-cell office:value-type="string">
            <text:p>REHIMAC </text:p>
          </table:table-cell>
          <table:table-cell office:value-type="string">
            <text:p>001-004209</text:p>
          </table:table-cell>
          <table:table-cell table:number-columns-repeated="1018"/>
        </table:table-row>
        <table:table-row table:style-name="ro3">
          <table:table-cell table:style-name="ce3" office:value-type="date" office:date-value="2014-06-20">
            <text:p>20/06/14</text:p>
          </table:table-cell>
          <table:table-cell office:value-type="string">
            <text:p>MTTO-463-2014</text:p>
          </table:table-cell>
          <table:table-cell office:value-type="string">
            <text:p>PLANTA ELECTRICA OLYMPIAN </text:p>
          </table:table-cell>
          <table:table-cell office:value-type="string">
            <text:p>MANTENIMIENTO RADIADOR Y APLICAR EPOXICA TANQUE SUPERIOR POR FUGA </text:p>
          </table:table-cell>
          <table:table-cell office:value-type="string">
            <text:p>TECNIMARCANT</text:p>
          </table:table-cell>
          <table:table-cell office:value-type="float" office:value="1486">
            <text:p>1486</text:p>
          </table:table-cell>
          <table:table-cell table:number-columns-repeated="1018"/>
        </table:table-row>
        <table:table-row table:style-name="ro3">
          <table:table-cell table:style-name="ce3" office:value-type="date" office:date-value="2014-06-20">
            <text:p>20/06/14</text:p>
          </table:table-cell>
          <table:table-cell office:value-type="string">
            <text:p>AAM-30-2014-T7</text:p>
          </table:table-cell>
          <table:table-cell office:value-type="string">
            <text:p>KEY-449</text:p>
          </table:table-cell>
          <table:table-cell office:value-type="string">
            <text:p>REVISION DE LOS 5.000 KMS</text:p>
          </table:table-cell>
          <table:table-cell office:value-type="string">
            <text:p>TALLERES AUTORIZADOS S.A.</text:p>
          </table:table-cell>
          <table:table-cell office:value-type="float" office:value="33094870">
            <text:p>33094870</text:p>
          </table:table-cell>
          <table:table-cell table:number-columns-repeated="1018"/>
        </table:table-row>
        <table:table-row table:style-name="ro3">
          <table:table-cell table:style-name="ce3" office:value-type="date" office:date-value="2014-06-20">
            <text:p>20/06/14</text:p>
          </table:table-cell>
          <table:table-cell office:value-type="string">
            <text:p>AAM-094-2014-T3</text:p>
          </table:table-cell>
          <table:table-cell office:value-type="string">
            <text:p>SMO-129</text:p>
          </table:table-cell>
          <table:table-cell office:value-type="string">
            <text:p>REVISAR SISTEMA ELECTRICO DE LAMPARAS DELANTERAS </text:p>
          </table:table-cell>
          <table:table-cell office:value-type="string">
            <text:p>FRENO PARTES</text:p>
          </table:table-cell>
          <table:table-cell table:number-columns-repeated="1019"/>
        </table:table-row>
        <table:table-row table:style-name="ro3">
          <table:table-cell table:style-name="ce3" office:value-type="date" office:date-value="2014-06-24">
            <text:p>24/06/14</text:p>
          </table:table-cell>
          <table:table-cell office:value-type="string">
            <text:p>MTTO-471-2014</text:p>
          </table:table-cell>
          <table:table-cell office:value-type="string">
            <text:p>KUK-381</text:p>
          </table:table-cell>
          <table:table-cell office:value-type="string">
            <text:p>DESPINCHAR LLANTA DELANTERA DERECHA </text:p>
          </table:table-cell>
          <table:table-cell office:value-type="string">
            <text:p>COEXITO-OSCAR GARCIA </text:p>
          </table:table-cell>
          <table:table-cell table:number-columns-repeated="1019"/>
        </table:table-row>
        <table:table-row table:style-name="ro4">
          <table:table-cell table:style-name="ce3" office:value-type="date" office:date-value="2014-06-24">
            <text:p>24/06/14</text:p>
          </table:table-cell>
          <table:table-cell office:value-type="string">
            <text:p>MTTO-473-2014</text:p>
          </table:table-cell>
          <table:table-cell office:value-type="string">
            <text:p>MOTOSOLDADOR LINCOLN SAE 400</text:p>
          </table:table-cell>
          <table:table-cell office:value-type="string">
            <text:p>NO SOSTIENE EL AMPERAJE (DIAGNOSTICO GENERAL)</text:p>
          </table:table-cell>
          <table:table-cell office:value-type="string">
            <text:p>SOLMAQ</text:p>
          </table:table-cell>
          <table:table-cell office:value-type="string">
            <text:p>VALOR TOTAL COTIZACION $1.491.615</text:p>
          </table:table-cell>
          <table:table-cell table:number-columns-repeated="1018"/>
        </table:table-row>
        <table:table-row table:style-name="ro3">
          <table:table-cell table:style-name="ce3" office:value-type="date" office:date-value="2014-06-25">
            <text:p>25/06/14</text:p>
          </table:table-cell>
          <table:table-cell office:value-type="string">
            <text:p>MTTO-474-2014</text:p>
          </table:table-cell>
          <table:table-cell office:value-type="string">
            <text:p>USE-726</text:p>
          </table:table-cell>
          <table:table-cell office:value-type="string">
            <text:p>FABRICAR EXTENSION PARA SACAR LLANTA INTERNA </text:p>
          </table:table-cell>
          <table:table-cell office:value-type="string">
            <text:p>HERMAR</text:p>
          </table:table-cell>
          <table:table-cell office:value-type="string">
            <text:p>I.C.T-490</text:p>
          </table:table-cell>
          <table:table-cell table:number-columns-repeated="1018"/>
        </table:table-row>
        <table:table-row table:style-name="ro3">
          <table:table-cell table:style-name="ce3" office:value-type="date" office:date-value="2014-06-25">
            <text:p>25/06/14</text:p>
          </table:table-cell>
          <table:table-cell office:value-type="string">
            <text:p>MTTO-475-2014</text:p>
          </table:table-cell>
          <table:table-cell office:value-type="string">
            <text:p>USE-726</text:p>
          </table:table-cell>
          <table:table-cell office:value-type="string">
            <text:p>DESPINCHAR LLANTA DELANTERA DERECHA </text:p>
          </table:table-cell>
          <table:table-cell office:value-type="string">
            <text:p>COEXITO-OSCAR GARCIA </text:p>
          </table:table-cell>
          <table:table-cell table:number-columns-repeated="1019"/>
        </table:table-row>
        <table:table-row table:style-name="ro3">
          <table:table-cell table:style-name="ce3" office:value-type="date" office:date-value="2014-06-25">
            <text:p>25/06/14</text:p>
          </table:table-cell>
          <table:table-cell office:value-type="string">
            <text:p>MTTO-477-2014</text:p>
          </table:table-cell>
          <table:table-cell office:value-type="string">
            <text:p>SMW-559</text:p>
          </table:table-cell>
          <table:table-cell office:value-type="string">
            <text:p>CAMBIO MANGUERA TUBIN QUE VA AL CILINDRO NEUMATICO DEL WINCHE </text:p>
          </table:table-cell>
          <table:table-cell office:value-type="string">
            <text:p>FRENO PARTES</text:p>
          </table:table-cell>
          <table:table-cell office:value-type="string">
            <text:p>C303</text:p>
          </table:table-cell>
          <table:table-cell table:number-columns-repeated="1018"/>
        </table:table-row>
        <table:table-row table:style-name="ro3">
          <table:table-cell table:style-name="ce3" office:value-type="date" office:date-value="2014-06-25">
            <text:p>25/06/14</text:p>
          </table:table-cell>
          <table:table-cell office:value-type="string">
            <text:p>MTTO-478-2014</text:p>
          </table:table-cell>
          <table:table-cell office:value-type="string">
            <text:p>PLANTA ENERMAX No. 1</text:p>
          </table:table-cell>
          <table:table-cell office:value-type="string">
            <text:p>DAÑO EN CONMUTABLE DEL VOLTAJE </text:p>
          </table:table-cell>
          <table:table-cell office:value-type="string">
            <text:p>RODRIGUEZ Y LONDOÑO</text:p>
          </table:table-cell>
          <table:table-cell table:number-columns-repeated="1019"/>
        </table:table-row>
        <table:table-row table:style-name="ro3">
          <table:table-cell table:style-name="ce3" office:value-type="date" office:date-value="2014-06-25">
            <text:p>25/06/14</text:p>
          </table:table-cell>
          <table:table-cell office:value-type="string">
            <text:p>AAM-87-2014-L.B</text:p>
          </table:table-cell>
          <table:table-cell office:value-type="string">
            <text:p>USE-393</text:p>
          </table:table-cell>
          <table:table-cell office:value-type="string">
            <text:p>REVISAR EMBRAGUE </text:p>
          </table:table-cell>
          <table:table-cell office:value-type="string">
            <text:p>NACIONAL DE EMBRAGUES S.A.S</text:p>
          </table:table-cell>
          <table:table-cell office:value-type="float" office:value="1017">
            <text:p>1017</text:p>
          </table:table-cell>
          <table:table-cell table:number-columns-repeated="1018"/>
        </table:table-row>
        <table:table-row table:style-name="ro3">
          <table:table-cell table:style-name="ce3" office:value-type="date" office:date-value="2014-06-25">
            <text:p>25/06/14</text:p>
          </table:table-cell>
          <table:table-cell office:value-type="string">
            <text:p>MTTO-479-2014</text:p>
          </table:table-cell>
          <table:table-cell office:value-type="string">
            <text:p>PLANTA ELECTRICA OLYMPIAN </text:p>
          </table:table-cell>
          <table:table-cell office:value-type="string">
            <text:p>REPARAR BOMBA DE AGUA </text:p>
          </table:table-cell>
          <table:table-cell office:value-type="string">
            <text:p>NTS</text:p>
          </table:table-cell>
          <table:table-cell office:value-type="string">
            <text:p>75 - 28262 – 2014</text:p>
          </table:table-cell>
          <table:table-cell table:number-columns-repeated="1018"/>
        </table:table-row>
        <table:table-row table:style-name="ro3">
          <table:table-cell table:style-name="ce3" office:value-type="date" office:date-value="2014-06-25">
            <text:p>25/06/14</text:p>
          </table:table-cell>
          <table:table-cell office:value-type="string">
            <text:p>AAM-32-2014-GP</text:p>
          </table:table-cell>
          <table:table-cell office:value-type="string">
            <text:p>CJK-060</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6-25">
            <text:p>25/06/14</text:p>
          </table:table-cell>
          <table:table-cell office:value-type="string">
            <text:p>AAM-33-2014-GP</text:p>
          </table:table-cell>
          <table:table-cell office:value-type="string">
            <text:p>DDA-016</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6">
          <table:table-cell table:style-name="ce3" office:value-type="date" office:date-value="2014-06-25">
            <text:p>25/06/14</text:p>
          </table:table-cell>
          <table:table-cell office:value-type="string">
            <text:p>MTTO-483-2014</text:p>
          </table:table-cell>
          <table:table-cell office:value-type="string">
            <text:p>CORTADORA TARGET</text:p>
          </table:table-cell>
          <table:table-cell office:value-type="string">
            <text:p>RECONSTRUIR EJE RUEDA</text:p>
          </table:table-cell>
          <table:table-cell office:value-type="string">
            <text:p>HERMAR</text:p>
          </table:table-cell>
          <table:table-cell office:value-type="string">
            <text:p>I.C.T-495</text:p>
          </table:table-cell>
          <table:table-cell table:number-columns-repeated="1018"/>
        </table:table-row>
        <table:table-row table:style-name="ro6">
          <table:table-cell table:style-name="ce3" office:value-type="date" office:date-value="2014-06-25">
            <text:p>25/06/14</text:p>
          </table:table-cell>
          <table:table-cell office:value-type="string">
            <text:p>MTTO-484-2014</text:p>
          </table:table-cell>
          <table:table-cell office:value-type="string">
            <text:p>DDA-282</text:p>
          </table:table-cell>
          <table:table-cell office:value-type="string">
            <text:p>VERIFICAR RUIDO ANORMAL MOTOR</text:p>
          </table:table-cell>
          <table:table-cell office:value-type="string">
            <text:p>AUTOPACIFICO</text:p>
          </table:table-cell>
          <table:table-cell table:number-columns-repeated="1019"/>
        </table:table-row>
        <table:table-row table:style-name="ro3">
          <table:table-cell table:style-name="ce3" office:value-type="date" office:date-value="2014-06-25">
            <text:p>25/06/14</text:p>
          </table:table-cell>
          <table:table-cell office:value-type="string">
            <text:p>MTTO-485-2014</text:p>
          </table:table-cell>
          <table:table-cell office:value-type="string">
            <text:p>SMI-082</text:p>
          </table:table-cell>
          <table:table-cell office:value-type="string">
            <text:p>DESPINCHAR LLANTA TRASERA EXTERNA DERECHA </text:p>
          </table:table-cell>
          <table:table-cell office:value-type="string">
            <text:p>COEXITO-OSCAR GARCIA </text:p>
          </table:table-cell>
          <table:table-cell table:number-columns-repeated="1019"/>
        </table:table-row>
        <table:table-row table:style-name="ro6">
          <table:table-cell table:style-name="ce3" office:value-type="date" office:date-value="2014-06-26">
            <text:p>26/06/14</text:p>
          </table:table-cell>
          <table:table-cell office:value-type="string">
            <text:p>AAM-34-2014-GP</text:p>
          </table:table-cell>
          <table:table-cell office:value-type="string">
            <text:p>DDA-016</text:p>
          </table:table-cell>
          <table:table-cell office:value-type="string">
            <text:p>REPARACION ESPALDAR ASIENTO CONDUCTOR</text:p>
          </table:table-cell>
          <table:table-cell office:value-type="string">
            <text:p>TAPIZADOS Y LUJOS</text:p>
          </table:table-cell>
          <table:table-cell office:value-type="float" office:value="258">
            <text:p>258</text:p>
          </table:table-cell>
          <table:table-cell table:number-columns-repeated="1018"/>
        </table:table-row>
        <table:table-row table:style-name="ro3">
          <table:table-cell table:style-name="ce3" office:value-type="date" office:date-value="2014-06-26">
            <text:p>26/06/14</text:p>
          </table:table-cell>
          <table:table-cell office:value-type="string">
            <text:p>MTTO-488-2014</text:p>
          </table:table-cell>
          <table:table-cell office:value-type="string">
            <text:p>BOMBA SUMERGIBLE 59426</text:p>
          </table:table-cell>
          <table:table-cell office:value-type="string">
            <text:p>COTIZAR CORTO TABLERO Y VERIFICAR DAÑOS BOMBA SUMERGIBLE </text:p>
          </table:table-cell>
          <table:table-cell office:value-type="string">
            <text:p>TALLER VOLTA</text:p>
          </table:table-cell>
          <table:table-cell table:number-columns-repeated="1019"/>
        </table:table-row>
        <table:table-row table:style-name="ro3">
          <table:table-cell table:style-name="ce3" office:value-type="date" office:date-value="2014-06-26">
            <text:p>26/06/14</text:p>
          </table:table-cell>
          <table:table-cell office:value-type="string">
            <text:p>AAM-113-2014-T2</text:p>
          </table:table-cell>
          <table:table-cell office:value-type="string">
            <text:p>DDC-295</text:p>
          </table:table-cell>
          <table:table-cell office:value-type="string">
            <text:p>ALINEACION DIRECCION Y BALANCEO DE RUEDAS DELANTERAS </text:p>
          </table:table-cell>
          <table:table-cell office:value-type="string">
            <text:p>COEXITO-OSCAR GARCIA </text:p>
          </table:table-cell>
          <table:table-cell table:number-columns-repeated="1019"/>
        </table:table-row>
        <table:table-row table:style-name="ro3">
          <table:table-cell table:style-name="ce3" office:value-type="date" office:date-value="2014-06-26">
            <text:p>26/06/14</text:p>
          </table:table-cell>
          <table:table-cell office:value-type="string">
            <text:p>AAM-34-2014-T7</text:p>
          </table:table-cell>
          <table:table-cell office:value-type="string">
            <text:p>DDB-883</text:p>
          </table:table-cell>
          <table:table-cell office:value-type="string">
            <text:p>REVISAR RODAMIENTOS DELANTEROS </text:p>
          </table:table-cell>
          <table:table-cell office:value-type="string">
            <text:p>TALLERES AUTORIZADOS S.A.</text:p>
          </table:table-cell>
          <table:table-cell office:value-type="float" office:value="76270">
            <text:p>76270</text:p>
          </table:table-cell>
          <table:table-cell table:number-columns-repeated="1018"/>
        </table:table-row>
        <table:table-row table:style-name="ro3">
          <table:table-cell table:style-name="ce3" office:value-type="date" office:date-value="2014-06-26">
            <text:p>26/06/14</text:p>
          </table:table-cell>
          <table:table-cell office:value-type="string">
            <text:p>MTTO-489-2014</text:p>
          </table:table-cell>
          <table:table-cell office:value-type="string">
            <text:p>USA-468</text:p>
          </table:table-cell>
          <table:table-cell office:value-type="string">
            <text:p>DESPINCHAR LLANTA TRASERA INTERNA IZQUIERDA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4-06-27">
            <text:p>27/06/14</text:p>
          </table:table-cell>
          <table:table-cell office:value-type="string">
            <text:p>AAM-83-2014-L.B</text:p>
          </table:table-cell>
          <table:table-cell office:value-type="string">
            <text:p>DDA-221</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6-27">
            <text:p>27/06/14</text:p>
          </table:table-cell>
          <table:table-cell office:value-type="string">
            <text:p>MTTO-491-2014</text:p>
          </table:table-cell>
          <table:table-cell office:value-type="string">
            <text:p>KUK-382</text:p>
          </table:table-cell>
          <table:table-cell office:value-type="string">
            <text:p>MANTENIMIENTO FRENOS TRASEROS </text:p>
          </table:table-cell>
          <table:table-cell office:value-type="string">
            <text:p>MUELLES Y FRENOS PALMIRA</text:p>
          </table:table-cell>
          <table:table-cell office:value-type="float" office:value="55">
            <text:p>55</text:p>
          </table:table-cell>
          <table:table-cell table:number-columns-repeated="1018"/>
        </table:table-row>
        <table:table-row table:style-name="ro3">
          <table:table-cell table:style-name="ce3" office:value-type="date" office:date-value="2014-06-27">
            <text:p>27/06/14</text:p>
          </table:table-cell>
          <table:table-cell office:value-type="string">
            <text:p>AAM-100-2014-T6</text:p>
          </table:table-cell>
          <table:table-cell office:value-type="string">
            <text:p>HGR-969</text:p>
          </table:table-cell>
          <table:table-cell office:value-type="string">
            <text:p>REVISION POR GARANTIA DEL AIRE ACONDICIONADO</text:p>
          </table:table-cell>
          <table:table-cell office:value-type="string">
            <text:p>ALISTAMIENTOS OCAMPO</text:p>
          </table:table-cell>
          <table:table-cell table:number-columns-repeated="1019"/>
        </table:table-row>
        <table:table-row table:style-name="ro4">
          <table:table-cell table:style-name="ce3" office:value-type="date" office:date-value="2014-06-27">
            <text:p>27/06/14</text:p>
          </table:table-cell>
          <table:table-cell office:value-type="string">
            <text:p>AAM-112-2014-T4</text:p>
          </table:table-cell>
          <table:table-cell office:value-type="string">
            <text:p>TLO-302</text:p>
          </table:table-cell>
          <table:table-cell office:value-type="string">
            <text:p>REVISION POR GARANTIA DEL MOTOR ELEVAVIDRIO PUERTA DERECHA </text:p>
          </table:table-cell>
          <table:table-cell office:value-type="string">
            <text:p>KENWORTH DE LA MONTAÑA</text:p>
          </table:table-cell>
          <table:table-cell office:value-type="string">
            <text:p>VALOR TOTAL COTIZACION $69.600</text:p>
          </table:table-cell>
          <table:table-cell table:number-columns-repeated="1018"/>
        </table:table-row>
        <table:table-row table:style-name="ro3">
          <table:table-cell table:style-name="ce3" office:value-type="date" office:date-value="2014-06-27">
            <text:p>27/06/14</text:p>
          </table:table-cell>
          <table:table-cell office:value-type="string">
            <text:p>AAM-114-2014-T2</text:p>
          </table:table-cell>
          <table:table-cell office:value-type="string">
            <text:p>SPK-180</text:p>
          </table:table-cell>
          <table:table-cell office:value-type="string">
            <text:p>CAMBIO MANGUERA SISTEMA HIDRAULICO DE PLANCHON </text:p>
          </table:table-cell>
          <table:table-cell office:value-type="string">
            <text:p>REHIMAC </text:p>
          </table:table-cell>
          <table:table-cell office:value-type="string">
            <text:p>001-004217</text:p>
          </table:table-cell>
          <table:table-cell table:number-columns-repeated="1018"/>
        </table:table-row>
        <table:table-row table:style-name="ro3">
          <table:table-cell table:style-name="ce3" office:value-type="date" office:date-value="2014-06-27">
            <text:p>27/06/14</text:p>
          </table:table-cell>
          <table:table-cell office:value-type="string">
            <text:p>AAM-80-2014-T5</text:p>
          </table:table-cell>
          <table:table-cell office:value-type="string">
            <text:p>KEW-951</text:p>
          </table:table-cell>
          <table:table-cell office:value-type="string">
            <text:p>CAMBIO CAUCHOS MUELLES TRASEROS Y REVISION SUSPENSION DELANTERA Y TRASERA</text:p>
          </table:table-cell>
          <table:table-cell office:value-type="string">
            <text:p>FRENO PARTES</text:p>
          </table:table-cell>
          <table:table-cell office:value-type="string">
            <text:p>C307</text:p>
          </table:table-cell>
          <table:table-cell table:number-columns-repeated="1018"/>
        </table:table-row>
        <table:table-row table:style-name="ro3">
          <table:table-cell table:style-name="ce3" office:value-type="date" office:date-value="2014-06-27">
            <text:p>27/06/14</text:p>
          </table:table-cell>
          <table:table-cell office:value-type="string">
            <text:p>AAM-89-2014-L.B</text:p>
          </table:table-cell>
          <table:table-cell office:value-type="string">
            <text:p>WEQ-358</text:p>
          </table:table-cell>
          <table:table-cell office:value-type="string">
            <text:p>DIAGNOSTICO Y EVALUACION LLANTA DELANTERA Y ENVIAR INFORME DE LAS DEMAS LLANTAS</text:p>
          </table:table-cell>
          <table:table-cell office:value-type="string">
            <text:p>AUTOFARALLONES RENAULT</text:p>
          </table:table-cell>
          <table:table-cell table:number-columns-repeated="1019"/>
        </table:table-row>
        <table:table-row table:style-name="ro3">
          <table:table-cell table:style-name="ce3" office:value-type="date" office:date-value="2014-06-27">
            <text:p>27/06/14</text:p>
          </table:table-cell>
          <table:table-cell office:value-type="string">
            <text:p>MTTO-493-2014</text:p>
          </table:table-cell>
          <table:table-cell office:value-type="string">
            <text:p>SMW-560</text:p>
          </table:table-cell>
          <table:table-cell office:value-type="string">
            <text:p>INSTALACION Y AJUSTE LARGEROS</text:p>
          </table:table-cell>
          <table:table-cell office:value-type="string">
            <text:p>MUELLES Y FRENOS PALMIRA</text:p>
          </table:table-cell>
          <table:table-cell office:value-type="float" office:value="56">
            <text:p>56</text:p>
          </table:table-cell>
          <table:table-cell table:number-columns-repeated="1018"/>
        </table:table-row>
        <table:table-row table:style-name="ro6">
          <table:table-cell table:style-name="ce3" office:value-type="date" office:date-value="2014-07-01">
            <text:p>01/07/14</text:p>
          </table:table-cell>
          <table:table-cell office:value-type="string">
            <text:p>AAM-90-2014-L.B</text:p>
          </table:table-cell>
          <table:table-cell office:value-type="string">
            <text:p>DDA-221</text:p>
          </table:table-cell>
          <table:table-cell office:value-type="string">
            <text:p>REVISION BOMBA VACIO </text:p>
          </table:table-cell>
          <table:table-cell office:value-type="string">
            <text:p>RENZO NIETO </text:p>
          </table:table-cell>
          <table:table-cell office:value-type="float" office:value="864">
            <text:p>864</text:p>
          </table:table-cell>
          <table:table-cell table:number-columns-repeated="1018"/>
        </table:table-row>
        <table:table-row table:style-name="ro3">
          <table:table-cell table:style-name="ce3" office:value-type="date" office:date-value="2014-07-01">
            <text:p>01/07/14</text:p>
          </table:table-cell>
          <table:table-cell office:value-type="string">
            <text:p>AAM-34-2014-IF</text:p>
          </table:table-cell>
          <table:table-cell office:value-type="string">
            <text:p>DDB-885</text:p>
          </table:table-cell>
          <table:table-cell office:value-type="string">
            <text:p>CAMBIO DE AMORTIGUADORES DELANTEROS Y RECIBIDOR DE CINTURON LADO DERECHO </text:p>
          </table:table-cell>
          <table:table-cell office:value-type="string">
            <text:p>FRENO PARTES</text:p>
          </table:table-cell>
          <table:table-cell office:value-type="string">
            <text:p>C310</text:p>
          </table:table-cell>
          <table:table-cell table:number-columns-repeated="1018"/>
        </table:table-row>
        <table:table-row table:style-name="ro6">
          <table:table-cell table:style-name="ce3" office:value-type="date" office:date-value="2014-07-01">
            <text:p>01/07/14</text:p>
          </table:table-cell>
          <table:table-cell office:value-type="string">
            <text:p>AAM-31-2014-GS</text:p>
          </table:table-cell>
          <table:table-cell office:value-type="string">
            <text:p>CJC-368</text:p>
          </table:table-cell>
          <table:table-cell office:value-type="string">
            <text:p>REPARACION RADIADOR POR GARANTIA </text:p>
          </table:table-cell>
          <table:table-cell office:value-type="string">
            <text:p>TECNIMARCANT</text:p>
          </table:table-cell>
          <table:table-cell office:value-type="float" office:value="1495">
            <text:p>1495</text:p>
          </table:table-cell>
          <table:table-cell table:number-columns-repeated="1018"/>
        </table:table-row>
        <table:table-row table:style-name="ro4">
          <table:table-cell table:style-name="ce3" office:value-type="date" office:date-value="2014-07-01">
            <text:p>01/07/14</text:p>
          </table:table-cell>
          <table:table-cell office:value-type="string">
            <text:p>AAM-37-2014-T7</text:p>
          </table:table-cell>
          <table:table-cell office:value-type="string">
            <text:p>HGR-963</text:p>
          </table:table-cell>
          <table:table-cell office:value-type="string">
            <text:p>RUTINA INICIAL DE LOS 10.000 KMS </text:p>
          </table:table-cell>
          <table:table-cell office:value-type="string">
            <text:p>AUTOFARALLONES RENAULT</text:p>
          </table:table-cell>
          <table:table-cell office:value-type="string">
            <text:p>VALOR TOTAL COTIZACION $537.608</text:p>
          </table:table-cell>
          <table:table-cell table:number-columns-repeated="1018"/>
        </table:table-row>
        <table:table-row table:style-name="ro6">
          <table:table-cell table:style-name="ce3" office:value-type="date" office:date-value="2014-07-01">
            <text:p>01/07/14</text:p>
          </table:table-cell>
          <table:table-cell office:value-type="string">
            <text:p>AAM-38-2014-T7</text:p>
          </table:table-cell>
          <table:table-cell office:value-type="string">
            <text:p>HGR-963</text:p>
          </table:table-cell>
          <table:table-cell office:value-type="string">
            <text:p>REVISION DE LUCES POR GARANTIA </text:p>
          </table:table-cell>
          <table:table-cell office:value-type="string">
            <text:p>AXIAL</text:p>
          </table:table-cell>
          <table:table-cell table:number-columns-repeated="1019"/>
        </table:table-row>
        <table:table-row table:style-name="ro4">
          <table:table-cell table:style-name="ce3" office:value-type="date" office:date-value="2014-07-01">
            <text:p>01/07/14</text:p>
          </table:table-cell>
          <table:table-cell office:value-type="string">
            <text:p>AAM-91-2014-L.B</text:p>
          </table:table-cell>
          <table:table-cell office:value-type="string">
            <text:p>USE-393</text:p>
          </table:table-cell>
          <table:table-cell office:value-type="string">
            <text:p>REVISAR SOPORTE CAUCHO CARDAN Y RECORTAR CABLE DEL WINCHE Y COLOCAR BRIDAS O PERROS </text:p>
          </table:table-cell>
          <table:table-cell office:value-type="string">
            <text:p>FRENO PARTES</text:p>
          </table:table-cell>
          <table:table-cell office:value-type="string">
            <text:p>C309</text:p>
          </table:table-cell>
          <table:table-cell table:number-columns-repeated="1018"/>
        </table:table-row>
        <table:table-row table:style-name="ro3">
          <table:table-cell table:style-name="ce3" office:value-type="date" office:date-value="2014-07-01">
            <text:p>01/07/14</text:p>
          </table:table-cell>
          <table:table-cell office:value-type="string">
            <text:p>AAM-92-2014-L.B</text:p>
          </table:table-cell>
          <table:table-cell office:value-type="string">
            <text:p>USE-393</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6">
          <table:table-cell table:style-name="ce3" office:value-type="date" office:date-value="2014-07-01">
            <text:p>01/07/14</text:p>
          </table:table-cell>
          <table:table-cell office:value-type="string">
            <text:p>AAM-93-2014-L.B</text:p>
          </table:table-cell>
          <table:table-cell office:value-type="string">
            <text:p>USE-393</text:p>
          </table:table-cell>
          <table:table-cell office:value-type="string">
            <text:p>REVISION ARRANQUE </text:p>
          </table:table-cell>
          <table:table-cell office:value-type="string">
            <text:p>RENZO NIETO </text:p>
          </table:table-cell>
          <table:table-cell office:value-type="float" office:value="866">
            <text:p>866</text:p>
          </table:table-cell>
          <table:table-cell table:number-columns-repeated="1018"/>
        </table:table-row>
        <table:table-row table:style-name="ro6">
          <table:table-cell table:style-name="ce3" office:value-type="date" office:date-value="2014-07-01">
            <text:p>01/07/14</text:p>
          </table:table-cell>
          <table:table-cell office:value-type="string">
            <text:p>AAM-94-2014-L.B</text:p>
          </table:table-cell>
          <table:table-cell office:value-type="string">
            <text:p>USE-393</text:p>
          </table:table-cell>
          <table:table-cell office:value-type="string">
            <text:p>SOLDAR SILENCIADOR </text:p>
          </table:table-cell>
          <table:table-cell office:value-type="string">
            <text:p>HERMAR</text:p>
          </table:table-cell>
          <table:table-cell office:value-type="string">
            <text:p>I.C.T-0570</text:p>
          </table:table-cell>
          <table:table-cell table:number-columns-repeated="1018"/>
        </table:table-row>
        <table:table-row table:style-name="ro3">
          <table:table-cell table:style-name="ce3" office:value-type="date" office:date-value="2014-07-02">
            <text:p>02/07/14</text:p>
          </table:table-cell>
          <table:table-cell office:value-type="string">
            <text:p>AAM-35-2014-IF</text:p>
          </table:table-cell>
          <table:table-cell office:value-type="string">
            <text:p>DDB-885</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4-07-02">
            <text:p>02/07/14</text:p>
          </table:table-cell>
          <table:table-cell office:value-type="string">
            <text:p>AAM-115-2014-T4</text:p>
          </table:table-cell>
          <table:table-cell office:value-type="string">
            <text:p>KEX-384</text:p>
          </table:table-cell>
          <table:table-cell office:value-type="string">
            <text:p>REVISION CABLEADO DE BATERIA AUXILIAR AL CONVERSOR</text:p>
          </table:table-cell>
          <table:table-cell office:value-type="string">
            <text:p>AXIAL</text:p>
          </table:table-cell>
          <table:table-cell table:number-columns-repeated="1019"/>
        </table:table-row>
        <table:table-row table:style-name="ro3">
          <table:table-cell table:style-name="ce3" office:value-type="date" office:date-value="2014-07-02">
            <text:p>02/07/14</text:p>
          </table:table-cell>
          <table:table-cell office:value-type="string">
            <text:p>AAM-114-2014-T4</text:p>
          </table:table-cell>
          <table:table-cell office:value-type="string">
            <text:p>KEX-384</text:p>
          </table:table-cell>
          <table:table-cell office:value-type="string">
            <text:p>REVISION ALTERNADOR POR GARANTIA </text:p>
          </table:table-cell>
          <table:table-cell office:value-type="string">
            <text:p>TALLERES AUTORIZADOS S.A.</text:p>
          </table:table-cell>
          <table:table-cell table:number-columns-repeated="1019"/>
        </table:table-row>
        <table:table-row table:style-name="ro3">
          <table:table-cell table:style-name="ce3" office:value-type="date" office:date-value="2014-07-02">
            <text:p>02/07/14</text:p>
          </table:table-cell>
          <table:table-cell office:value-type="string">
            <text:p>AAM-115-2014-T2</text:p>
          </table:table-cell>
          <table:table-cell office:value-type="string">
            <text:p>KEW-926</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4-07-02">
            <text:p>02/07/14</text:p>
          </table:table-cell>
          <table:table-cell office:value-type="string">
            <text:p>AAM-116-2014-T4</text:p>
          </table:table-cell>
          <table:table-cell office:value-type="string">
            <text:p>TLO-302</text:p>
          </table:table-cell>
          <table:table-cell office:value-type="string">
            <text:p>CAMBIO MANGUERA DE AIRE QUE VA A LA RECAMARA TRASERA</text:p>
          </table:table-cell>
          <table:table-cell office:value-type="string">
            <text:p>MUELLES Y FRENOS PALMIRA</text:p>
          </table:table-cell>
          <table:table-cell office:value-type="float" office:value="57">
            <text:p>57</text:p>
          </table:table-cell>
          <table:table-cell table:number-columns-repeated="1018"/>
        </table:table-row>
        <table:table-row table:style-name="ro4">
          <table:table-cell table:style-name="ce3" office:value-type="date" office:date-value="2014-07-02">
            <text:p>02/07/14</text:p>
          </table:table-cell>
          <table:table-cell office:value-type="string">
            <text:p>AAM-116-2014-T2</text:p>
          </table:table-cell>
          <table:table-cell office:value-type="string">
            <text:p>SXY-299</text:p>
          </table:table-cell>
          <table:table-cell office:value-type="string">
            <text:p>REPARACION GATO HIDRAULICO DE 20 TON COLOR ROJO (FALLA EN EL EMBOLO SE BAJA REPENTINAMENTE AL MOMENTO DE SER USADO)</text:p>
          </table:table-cell>
          <table:table-cell office:value-type="string">
            <text:p>HERMAR</text:p>
          </table:table-cell>
          <table:table-cell office:value-type="string">
            <text:p>I.C.T-564</text:p>
          </table:table-cell>
          <table:table-cell table:number-columns-repeated="1018"/>
        </table:table-row>
        <table:table-row table:style-name="ro3">
          <table:table-cell table:style-name="ce3" office:value-type="date" office:date-value="2014-07-03">
            <text:p>03/07/14</text:p>
          </table:table-cell>
          <table:table-cell office:value-type="string">
            <text:p>AAM-36-2014-IF</text:p>
          </table:table-cell>
          <table:table-cell office:value-type="string">
            <text:p>DDB-885</text:p>
          </table:table-cell>
          <table:table-cell office:value-type="string">
            <text:p>VERIFICAR CAIDA PARTE TRASERA LADO DERECHO</text:p>
          </table:table-cell>
          <table:table-cell office:value-type="string">
            <text:p>FRENO PARTES</text:p>
          </table:table-cell>
          <table:table-cell table:number-columns-repeated="1019"/>
        </table:table-row>
        <table:table-row table:style-name="ro3">
          <table:table-cell table:style-name="ce3" office:value-type="date" office:date-value="2014-07-04">
            <text:p>04/07/14</text:p>
          </table:table-cell>
          <table:table-cell office:value-type="string">
            <text:p>AAM-37-2014-IF</text:p>
          </table:table-cell>
          <table:table-cell office:value-type="string">
            <text:p>DDB-885</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7-04">
            <text:p>04/07/14</text:p>
          </table:table-cell>
          <table:table-cell office:value-type="string">
            <text:p>AAM-32-2014-GS</text:p>
          </table:table-cell>
          <table:table-cell office:value-type="string">
            <text:p>CJC-368</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7-07">
            <text:p>07/07/14</text:p>
          </table:table-cell>
          <table:table-cell office:value-type="string">
            <text:p>AAM-59-2014-T1</text:p>
          </table:table-cell>
          <table:table-cell office:value-type="string">
            <text:p>SQI-389</text:p>
          </table:table-cell>
          <table:table-cell office:value-type="string">
            <text:p>MANTENIMIENTO GENERAL DE FRENOS Y RATCHES</text:p>
          </table:table-cell>
          <table:table-cell office:value-type="string">
            <text:p>FRENO PARTES</text:p>
          </table:table-cell>
          <table:table-cell office:value-type="string">
            <text:p>C308</text:p>
          </table:table-cell>
          <table:table-cell table:number-columns-repeated="1018"/>
        </table:table-row>
        <table:table-row table:style-name="ro3">
          <table:table-cell table:style-name="ce3" office:value-type="date" office:date-value="2014-07-07">
            <text:p>07/07/14</text:p>
          </table:table-cell>
          <table:table-cell office:value-type="string">
            <text:p>MTTO-511-2014</text:p>
          </table:table-cell>
          <table:table-cell office:value-type="string">
            <text:p>NISSAN FRONTIER </text:p>
          </table:table-cell>
          <table:table-cell office:value-type="string">
            <text:p>VULCANIZAR 4 JUEGOS DE BANDAS NISSAN FRONTIER</text:p>
          </table:table-cell>
          <table:table-cell office:value-type="string">
            <text:p>FRENO PARTES</text:p>
          </table:table-cell>
          <table:table-cell office:value-type="string">
            <text:p>C311</text:p>
          </table:table-cell>
          <table:table-cell table:number-columns-repeated="1018"/>
        </table:table-row>
        <table:table-row table:style-name="ro6">
          <table:table-cell table:style-name="ce3" office:value-type="date" office:date-value="2014-07-07">
            <text:p>07/07/14</text:p>
          </table:table-cell>
          <table:table-cell office:value-type="string">
            <text:p>AAM-118-2014-T2</text:p>
          </table:table-cell>
          <table:table-cell office:value-type="string">
            <text:p>SPK-180</text:p>
          </table:table-cell>
          <table:table-cell office:value-type="string">
            <text:p>MANTENIMIENTO GOBERNADOR DEL COMPRESOR </text:p>
          </table:table-cell>
          <table:table-cell office:value-type="string">
            <text:p>FRENO PARTES</text:p>
          </table:table-cell>
          <table:table-cell table:number-columns-repeated="1019"/>
        </table:table-row>
        <table:table-row table:style-name="ro6">
          <table:table-cell table:style-name="ce3" office:value-type="date" office:date-value="2014-07-07">
            <text:p>07/07/14</text:p>
          </table:table-cell>
          <table:table-cell office:value-type="string">
            <text:p>AAM-102-2014-T3</text:p>
          </table:table-cell>
          <table:table-cell office:value-type="string">
            <text:p>DDB-894</text:p>
          </table:table-cell>
          <table:table-cell office:value-type="string">
            <text:p>MANTENIMIENTO MUELLES TRASEROS</text:p>
          </table:table-cell>
          <table:table-cell office:value-type="string">
            <text:p>FRENO PARTES</text:p>
          </table:table-cell>
          <table:table-cell office:value-type="string">
            <text:p>C316</text:p>
          </table:table-cell>
          <table:table-cell table:number-columns-repeated="1018"/>
        </table:table-row>
        <table:table-row table:style-name="ro3">
          <table:table-cell table:style-name="ce3" office:value-type="date" office:date-value="2014-07-08">
            <text:p>08/07/14</text:p>
          </table:table-cell>
          <table:table-cell office:value-type="string">
            <text:p>MTTO-512-2014</text:p>
          </table:table-cell>
          <table:table-cell office:value-type="string">
            <text:p>MINICARGADOR 236B</text:p>
          </table:table-cell>
          <table:table-cell office:value-type="string">
            <text:p>CAMBIO DE OJAL Y BORNE</text:p>
          </table:table-cell>
          <table:table-cell office:value-type="string">
            <text:p>COEXITO-OSCAR GARCIA </text:p>
          </table:table-cell>
          <table:table-cell table:number-columns-repeated="1019"/>
        </table:table-row>
        <table:table-row table:style-name="ro4">
          <table:table-cell table:style-name="ce3" office:value-type="date" office:date-value="2014-07-08">
            <text:p>08/07/14</text:p>
          </table:table-cell>
          <table:table-cell office:value-type="string">
            <text:p>AAM-121-2014-T2</text:p>
          </table:table-cell>
          <table:table-cell office:value-type="string">
            <text:p>DDC-295</text:p>
          </table:table-cell>
          <table:table-cell office:value-type="string">
            <text:p>REVISION DE EMBRAGUE POR GARANTIA (QUEDA ABAJO EL PEDAL), SEGUN FACTURA No. 1732 DEL 14 DE ENERO DE 2014</text:p>
          </table:table-cell>
          <table:table-cell office:value-type="string">
            <text:p>NACIONAL DE EMBRAGUES S.A.S</text:p>
          </table:table-cell>
          <table:table-cell office:value-type="float" office:value="1036">
            <text:p>1036</text:p>
          </table:table-cell>
          <table:table-cell table:number-columns-repeated="1018"/>
        </table:table-row>
        <table:table-row table:style-name="ro3">
          <table:table-cell table:style-name="ce3" office:value-type="date" office:date-value="2014-07-08">
            <text:p>08/07/14</text:p>
          </table:table-cell>
          <table:table-cell office:value-type="string">
            <text:p>MTTO-514-2014</text:p>
          </table:table-cell>
          <table:table-cell office:value-type="string">
            <text:p>USA-339</text:p>
          </table:table-cell>
          <table:table-cell office:value-type="string">
            <text:p>CORREGIR FUGA DE AIRE POR MANGUERA DEL FRENO DE SEGURIDAD</text:p>
          </table:table-cell>
          <table:table-cell office:value-type="string">
            <text:p>FRENO PARTES</text:p>
          </table:table-cell>
          <table:table-cell table:number-columns-repeated="1019"/>
        </table:table-row>
        <table:table-row table:style-name="ro6">
          <table:table-cell table:style-name="ce3" office:value-type="date" office:date-value="2014-07-08">
            <text:p>08/07/14</text:p>
          </table:table-cell>
          <table:table-cell office:value-type="string">
            <text:p>AAM-122-2014-T2</text:p>
          </table:table-cell>
          <table:table-cell office:value-type="string">
            <text:p>SPK-180</text:p>
          </table:table-cell>
          <table:table-cell office:value-type="string">
            <text:p>REPARACION COMPRESOR </text:p>
          </table:table-cell>
          <table:table-cell office:value-type="string">
            <text:p>FRENO PARTES</text:p>
          </table:table-cell>
          <table:table-cell office:value-type="string">
            <text:p>C306</text:p>
          </table:table-cell>
          <table:table-cell table:number-columns-repeated="1018"/>
        </table:table-row>
        <table:table-row table:style-name="ro3">
          <table:table-cell table:style-name="ce3" office:value-type="date" office:date-value="2014-07-09">
            <text:p>09/07/14</text:p>
          </table:table-cell>
          <table:table-cell office:value-type="string">
            <text:p>AAM-123-2014-T2</text:p>
          </table:table-cell>
          <table:table-cell office:value-type="string">
            <text:p>DDC-295</text:p>
          </table:table-cell>
          <table:table-cell office:value-type="string">
            <text:p>REVISION BOMBA DE EMBRAGUE (QUEDA ABAJO EL PEDAL)</text:p>
          </table:table-cell>
          <table:table-cell office:value-type="string">
            <text:p>TALLERES AUTORIZADOS S.A.</text:p>
          </table:table-cell>
          <table:table-cell table:number-columns-repeated="1019"/>
        </table:table-row>
        <table:table-row table:style-name="ro6">
          <table:table-cell table:style-name="ce3" office:value-type="date" office:date-value="2014-07-09">
            <text:p>09/07/14</text:p>
          </table:table-cell>
          <table:table-cell office:value-type="string">
            <text:p>AAM-124-2014-T2</text:p>
          </table:table-cell>
          <table:table-cell office:value-type="string">
            <text:p>KEW-926</text:p>
          </table:table-cell>
          <table:table-cell office:value-type="string">
            <text:p>REPARACION CAMILLA </text:p>
          </table:table-cell>
          <table:table-cell office:value-type="string">
            <text:p>AXIAL</text:p>
          </table:table-cell>
          <table:table-cell office:value-type="string">
            <text:p>14948-14</text:p>
          </table:table-cell>
          <table:table-cell table:number-columns-repeated="1018"/>
        </table:table-row>
        <table:table-row table:style-name="ro6">
          <table:table-cell table:style-name="ce3" office:value-type="date" office:date-value="2014-07-10">
            <text:p>10/07/14</text:p>
          </table:table-cell>
          <table:table-cell office:value-type="string">
            <text:p>MTTO-517-2014</text:p>
          </table:table-cell>
          <table:table-cell office:value-type="string">
            <text:p>HIDRO No. 1</text:p>
          </table:table-cell>
          <table:table-cell office:value-type="string">
            <text:p>AJUSTAR BASE DEL MOTOR LISTER AL PLANCHON </text:p>
          </table:table-cell>
          <table:table-cell office:value-type="string">
            <text:p>HERMAR</text:p>
          </table:table-cell>
          <table:table-cell office:value-type="string">
            <text:p>I.C.T. 529</text:p>
          </table:table-cell>
          <table:table-cell table:number-columns-repeated="1018"/>
        </table:table-row>
        <table:table-row table:style-name="ro3">
          <table:table-cell table:style-name="ce3" office:value-type="date" office:date-value="2014-07-10">
            <text:p>10/07/14</text:p>
          </table:table-cell>
          <table:table-cell office:value-type="string">
            <text:p>MTTO-518-2014</text:p>
          </table:table-cell>
          <table:table-cell office:value-type="string">
            <text:p>PLANTA ELECTRICA FG WILSON No. 2</text:p>
          </table:table-cell>
          <table:table-cell office:value-type="string">
            <text:p>MANTENIMIENTO ALTERNADOR <text:s text:c="2"/></text:p>
          </table:table-cell>
          <table:table-cell office:value-type="string">
            <text:p>RENZO NIETO </text:p>
          </table:table-cell>
          <table:table-cell office:value-type="float" office:value="868">
            <text:p>868</text:p>
          </table:table-cell>
          <table:table-cell table:number-columns-repeated="1018"/>
        </table:table-row>
        <table:table-row table:style-name="ro3">
          <table:table-cell table:style-name="ce3" office:value-type="date" office:date-value="2014-07-10">
            <text:p>10/07/14</text:p>
          </table:table-cell>
          <table:table-cell office:value-type="string">
            <text:p>MTTO-519-2014</text:p>
          </table:table-cell>
          <table:table-cell office:value-type="string">
            <text:p>PLANTA ELECTRICA FG WILSON No. 2</text:p>
          </table:table-cell>
          <table:table-cell office:value-type="string">
            <text:p>REPARACION RADIADOR (SONDEAR Y CORREGIR FUGA)</text:p>
          </table:table-cell>
          <table:table-cell office:value-type="string">
            <text:p>TECNIMARCANT</text:p>
          </table:table-cell>
          <table:table-cell table:number-columns-repeated="1019"/>
        </table:table-row>
        <table:table-row table:style-name="ro3">
          <table:table-cell table:style-name="ce3" office:value-type="date" office:date-value="2014-07-10">
            <text:p>10/07/14</text:p>
          </table:table-cell>
          <table:table-cell office:value-type="string">
            <text:p>MTTO-520-2014</text:p>
          </table:table-cell>
          <table:table-cell office:value-type="string">
            <text:p>PLANTA ELECTRICA CATERPILLAR C-15</text:p>
          </table:table-cell>
          <table:table-cell office:value-type="string">
            <text:p>REVISION SISTEMA DE CARGA DE 2 BATERIAS </text:p>
          </table:table-cell>
          <table:table-cell office:value-type="string">
            <text:p>COEXITO-OSCAR GARCIA </text:p>
          </table:table-cell>
          <table:table-cell office:value-type="float" office:value="2019954">
            <text:p>2019954</text:p>
          </table:table-cell>
          <table:table-cell table:number-columns-repeated="1018"/>
        </table:table-row>
        <table:table-row table:style-name="ro3">
          <table:table-cell table:style-name="ce3" office:value-type="date" office:date-value="2014-07-11">
            <text:p>11/07/14</text:p>
          </table:table-cell>
          <table:table-cell office:value-type="string">
            <text:p>MTTO-521-2014</text:p>
          </table:table-cell>
          <table:table-cell office:value-type="string">
            <text:p>USA-339</text:p>
          </table:table-cell>
          <table:table-cell office:value-type="string">
            <text:p>DESPINCHAR LLANTA TRASERA INTERNA LADO IZQUIERDO</text:p>
          </table:table-cell>
          <table:table-cell office:value-type="string">
            <text:p>COEXITO-OSCAR GARCIA </text:p>
          </table:table-cell>
          <table:table-cell table:number-columns-repeated="1019"/>
        </table:table-row>
        <table:table-row table:style-name="ro6">
          <table:table-cell table:style-name="ce3" office:value-type="date" office:date-value="2014-07-11">
            <text:p>11/07/14</text:p>
          </table:table-cell>
          <table:table-cell office:value-type="string">
            <text:p>AAM-99-2014-L.B</text:p>
          </table:table-cell>
          <table:table-cell office:value-type="string">
            <text:p>DDA-286</text:p>
          </table:table-cell>
          <table:table-cell office:value-type="string">
            <text:p>ALINEACION DIRECCION POR GARANTIA</text:p>
          </table:table-cell>
          <table:table-cell office:value-type="string">
            <text:p>LLANTAS LA ESTACION</text:p>
          </table:table-cell>
          <table:table-cell table:number-columns-repeated="1019"/>
        </table:table-row>
        <table:table-row table:style-name="ro3">
          <table:table-cell table:style-name="ce3" office:value-type="date" office:date-value="2014-07-12">
            <text:p>12/07/14</text:p>
          </table:table-cell>
          <table:table-cell office:value-type="string">
            <text:p>AAM-120-2014-T4</text:p>
          </table:table-cell>
          <table:table-cell office:value-type="string">
            <text:p>KEX-384</text:p>
          </table:table-cell>
          <table:table-cell office:value-type="string">
            <text:p>ALINEACION DIRECCION, BALANCEO RUEDAS DELANTERAS Y ROTACION DE LLANTAS EN CRUZ</text:p>
          </table:table-cell>
          <table:table-cell office:value-type="string">
            <text:p>LLANTAS LA ESTACION</text:p>
          </table:table-cell>
          <table:table-cell table:number-columns-repeated="1019"/>
        </table:table-row>
        <table:table-row table:style-name="ro3">
          <table:table-cell table:style-name="ce3" office:value-type="date" office:date-value="2014-07-12">
            <text:p>12/07/14</text:p>
          </table:table-cell>
          <table:table-cell office:value-type="string">
            <text:p>MP-524-2014</text:p>
          </table:table-cell>
          <table:table-cell office:value-type="string">
            <text:p>DDA-282</text:p>
          </table:table-cell>
          <table:table-cell office:value-type="string">
            <text:p>DESPINCHAR LLANTA TRAS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07-14">
            <text:p>14/07/14</text:p>
          </table:table-cell>
          <table:table-cell office:value-type="string">
            <text:p>MTTO-525-2014</text:p>
          </table:table-cell>
          <table:table-cell office:value-type="string">
            <text:p>SMI-082</text:p>
          </table:table-cell>
          <table:table-cell office:value-type="string">
            <text:p>REVISION DE BANDAS Y RATCHES</text:p>
          </table:table-cell>
          <table:table-cell office:value-type="string">
            <text:p>METALMECANICA M &amp; F SAS </text:p>
          </table:table-cell>
          <table:table-cell office:value-type="string">
            <text:p>0 0 1</text:p>
          </table:table-cell>
          <table:table-cell table:number-columns-repeated="1018"/>
        </table:table-row>
        <table:table-row table:style-name="ro3">
          <table:table-cell table:style-name="ce3" office:value-type="date" office:date-value="2014-07-14">
            <text:p>14/07/14</text:p>
          </table:table-cell>
          <table:table-cell office:value-type="string">
            <text:p>MTTO-526-2014</text:p>
          </table:table-cell>
          <table:table-cell office:value-type="string">
            <text:p>SMI-082</text:p>
          </table:table-cell>
          <table:table-cell office:value-type="string">
            <text:p>DESPINCHAR LLANTA DE REPUESTO</text:p>
          </table:table-cell>
          <table:table-cell office:value-type="string">
            <text:p>COEXITO-OSCAR GARCIA </text:p>
          </table:table-cell>
          <table:table-cell table:number-columns-repeated="1019"/>
        </table:table-row>
        <table:table-row table:style-name="ro3">
          <table:table-cell table:style-name="ce3" office:value-type="date" office:date-value="2014-07-14">
            <text:p>14/07/14</text:p>
          </table:table-cell>
          <table:table-cell office:value-type="string">
            <text:p>MTTO-528-2014</text:p>
          </table:table-cell>
          <table:table-cell office:value-type="string">
            <text:p>PLANTA ELECTRICA FG WILSON No. 2</text:p>
          </table:table-cell>
          <table:table-cell office:value-type="string">
            <text:p>REVISION RADIADOR COLOR NEGRO POR GARANTIA </text:p>
          </table:table-cell>
          <table:table-cell office:value-type="string">
            <text:p>TECNIMARCANT</text:p>
          </table:table-cell>
          <table:table-cell table:number-columns-repeated="1019"/>
        </table:table-row>
        <table:table-row table:style-name="ro5">
          <table:table-cell table:style-name="ce3" office:value-type="date" office:date-value="2014-07-14">
            <text:p>14/07/14</text:p>
          </table:table-cell>
          <table:table-cell office:value-type="string">
            <text:p>AAM-100-2014-L.B</text:p>
          </table:table-cell>
          <table:table-cell office:value-type="string">
            <text:p>PLANTA ELECTRICA PEAJE LOBOGUERRERO BUGA</text:p>
          </table:table-cell>
          <table:table-cell office:value-type="string">
            <text:p>REVISION RADIADOR DE COLOR AZUL POR GARANTIA </text:p>
          </table:table-cell>
          <table:table-cell office:value-type="string">
            <text:p>TECNIMARCANT</text:p>
          </table:table-cell>
          <table:table-cell table:number-columns-repeated="1019"/>
        </table:table-row>
        <table:table-row table:style-name="ro3">
          <table:table-cell table:style-name="ce3" office:value-type="date" office:date-value="2014-07-14">
            <text:p>14/07/14</text:p>
          </table:table-cell>
          <table:table-cell office:value-type="string">
            <text:p>AAM-101-2014-L.B</text:p>
          </table:table-cell>
          <table:table-cell office:value-type="string">
            <text:p>USE-393</text:p>
          </table:table-cell>
          <table:table-cell office:value-type="string">
            <text:p>DESPINCHAR LLANTAS DEL TROQUE TRASERO LADO IZQUIERDO</text:p>
          </table:table-cell>
          <table:table-cell office:value-type="string">
            <text:p>COEXITO-OSCAR GARCIA </text:p>
          </table:table-cell>
          <table:table-cell office:value-type="float" office:value="2020070">
            <text:p>2020070</text:p>
          </table:table-cell>
          <table:table-cell table:number-columns-repeated="1018"/>
        </table:table-row>
        <table:table-row table:style-name="ro3">
          <table:table-cell table:style-name="ce3" office:value-type="date" office:date-value="2014-07-14">
            <text:p>14/07/14</text:p>
          </table:table-cell>
          <table:table-cell office:value-type="string">
            <text:p>AAM-122-2014-T4</text:p>
          </table:table-cell>
          <table:table-cell office:value-type="string">
            <text:p>SPK-951</text:p>
          </table:table-cell>
          <table:table-cell office:value-type="string">
            <text:p>REVISAR SISTEMA ELECTRICO DE LUCES DIRECCIONALES </text:p>
          </table:table-cell>
          <table:table-cell office:value-type="string">
            <text:p>AUTOPACIFICO</text:p>
          </table:table-cell>
          <table:table-cell office:value-type="float" office:value="337921">
            <text:p>337921</text:p>
          </table:table-cell>
          <table:table-cell table:number-columns-repeated="1018"/>
        </table:table-row>
        <table:table-row table:style-name="ro3">
          <table:table-cell table:style-name="ce3" office:value-type="date" office:date-value="2014-07-15">
            <text:p>15/07/14</text:p>
          </table:table-cell>
          <table:table-cell office:value-type="string">
            <text:p>MTTO-533-2014</text:p>
          </table:table-cell>
          <table:table-cell office:value-type="string">
            <text:p>USA-468</text:p>
          </table:table-cell>
          <table:table-cell office:value-type="string">
            <text:p>DESPINCHAR LLANTA TRASERA INTERNA IZQUIERDA <text:s text:c="2"/></text:p>
          </table:table-cell>
          <table:table-cell office:value-type="string">
            <text:p>ESTACION LAS PALMERAS</text:p>
          </table:table-cell>
          <table:table-cell table:number-columns-repeated="1019"/>
        </table:table-row>
        <table:table-row table:style-name="ro6">
          <table:table-cell table:style-name="ce3" office:value-type="date" office:date-value="2014-07-15">
            <text:p>15/07/14</text:p>
          </table:table-cell>
          <table:table-cell office:value-type="string">
            <text:p>MTTO-534-2014</text:p>
          </table:table-cell>
          <table:table-cell office:value-type="string">
            <text:p>USE-825</text:p>
          </table:table-cell>
          <table:table-cell office:value-type="string">
            <text:p>RATEO DE MOTOR</text:p>
          </table:table-cell>
          <table:table-cell office:value-type="string">
            <text:p>NAVITRANS</text:p>
          </table:table-cell>
          <table:table-cell table:number-columns-repeated="1019"/>
        </table:table-row>
        <table:table-row table:style-name="ro3">
          <table:table-cell table:style-name="ce3" office:value-type="date" office:date-value="2014-07-16">
            <text:p>16/07/14</text:p>
          </table:table-cell>
          <table:table-cell office:value-type="string">
            <text:p>AAM-125-2014-T4</text:p>
          </table:table-cell>
          <table:table-cell office:value-type="string">
            <text:p>TLO-302</text:p>
          </table:table-cell>
          <table:table-cell office:value-type="string">
            <text:p>REVISION AIRE ACONDICIONADO <text:s text:c="2"/></text:p>
          </table:table-cell>
          <table:table-cell office:value-type="string">
            <text:p>ALISTAMIENTOS OCAMPO</text:p>
          </table:table-cell>
          <table:table-cell office:value-type="float" office:value="581">
            <text:p>581</text:p>
          </table:table-cell>
          <table:table-cell table:number-columns-repeated="1018"/>
        </table:table-row>
        <table:table-row table:style-name="ro5">
          <table:table-cell table:style-name="ce3" office:value-type="date" office:date-value="2014-07-16">
            <text:p>16/07/14</text:p>
          </table:table-cell>
          <table:table-cell office:value-type="string">
            <text:p>AAM-41-2014-IF</text:p>
          </table:table-cell>
          <table:table-cell office:value-type="string">
            <text:p>CJJ-578</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6">
          <table:table-cell table:style-name="ce3" office:value-type="date" office:date-value="2014-07-16">
            <text:p>16/07/14</text:p>
          </table:table-cell>
          <table:table-cell office:value-type="string">
            <text:p>MTTO-538-2014</text:p>
          </table:table-cell>
          <table:table-cell office:value-type="string">
            <text:p>USA-339</text:p>
          </table:table-cell>
          <table:table-cell office:value-type="string">
            <text:p>REVISION FRENO DE AHOGO </text:p>
          </table:table-cell>
          <table:table-cell office:value-type="string">
            <text:p>AUTOPACIFICO</text:p>
          </table:table-cell>
          <table:table-cell office:value-type="float" office:value="13269">
            <text:p>13269</text:p>
          </table:table-cell>
          <table:table-cell table:number-columns-repeated="1018"/>
        </table:table-row>
        <table:table-row table:style-name="ro3">
          <table:table-cell table:style-name="ce3" office:value-type="date" office:date-value="2014-07-18">
            <text:p>18/07/14</text:p>
          </table:table-cell>
          <table:table-cell office:value-type="string">
            <text:p>AAM-127-2014-T4</text:p>
          </table:table-cell>
          <table:table-cell office:value-type="string">
            <text:p>TLO-302</text:p>
          </table:table-cell>
          <table:table-cell office:value-type="string">
            <text:p>REVISAR SISTEMA DE CARGA </text:p>
          </table:table-cell>
          <table:table-cell office:value-type="string">
            <text:p>COEXITO-OSCAR GARCIA </text:p>
          </table:table-cell>
          <table:table-cell office:value-type="float" office:value="2020259">
            <text:p>2020259</text:p>
          </table:table-cell>
          <table:table-cell table:number-columns-repeated="1018"/>
        </table:table-row>
        <table:table-row table:style-name="ro6">
          <table:table-cell table:style-name="ce3" office:value-type="date" office:date-value="2014-07-18">
            <text:p>18/07/14</text:p>
          </table:table-cell>
          <table:table-cell office:value-type="string">
            <text:p>AAM-46-2014-T7</text:p>
          </table:table-cell>
          <table:table-cell office:value-type="string">
            <text:p>SQI-521</text:p>
          </table:table-cell>
          <table:table-cell office:value-type="string">
            <text:p>REFORZAR BASE PLANCHON </text:p>
          </table:table-cell>
          <table:table-cell office:value-type="string">
            <text:p>HERMAR</text:p>
          </table:table-cell>
          <table:table-cell office:value-type="string">
            <text:p>I.C.T. 567</text:p>
          </table:table-cell>
          <table:table-cell table:number-columns-repeated="1018"/>
        </table:table-row>
        <table:table-row table:style-name="ro4">
          <table:table-cell table:style-name="ce3" office:value-type="date" office:date-value="2014-07-18">
            <text:p>18/07/14</text:p>
          </table:table-cell>
          <table:table-cell office:value-type="string">
            <text:p>MTTO-542-2014</text:p>
          </table:table-cell>
          <table:table-cell office:value-type="string">
            <text:p>HIDRO No. 2</text:p>
          </table:table-cell>
          <table:table-cell office:value-type="string">
            <text:p>AJUSTAR BASE DEL MOTOR LISTER AL PLANCHON, SOLDAR Y REFORZAR BASE MOTO BOMBA </text:p>
          </table:table-cell>
          <table:table-cell office:value-type="string">
            <text:p>HERMAR</text:p>
          </table:table-cell>
          <table:table-cell office:value-type="string">
            <text:p>I.C.T. 563</text:p>
          </table:table-cell>
          <table:table-cell table:number-columns-repeated="1018"/>
        </table:table-row>
        <table:table-row table:style-name="ro6">
          <table:table-cell table:style-name="ce3" office:value-type="date" office:date-value="2014-07-19">
            <text:p>19/07/14</text:p>
          </table:table-cell>
          <table:table-cell office:value-type="string">
            <text:p>AAM-67-2014-T1</text:p>
          </table:table-cell>
          <table:table-cell office:value-type="string">
            <text:p>SPK-307</text:p>
          </table:table-cell>
          <table:table-cell office:value-type="string">
            <text:p>CAMBIO CABLE CONECTOR 7 VIAS </text:p>
          </table:table-cell>
          <table:table-cell office:value-type="string">
            <text:p>FRENO PARTES</text:p>
          </table:table-cell>
          <table:table-cell office:value-type="string">
            <text:p>C318</text:p>
          </table:table-cell>
          <table:table-cell table:number-columns-repeated="1018"/>
        </table:table-row>
        <table:table-row table:style-name="ro6">
          <table:table-cell table:style-name="ce3" office:value-type="date" office:date-value="2014-07-21">
            <text:p>21/07/14</text:p>
          </table:table-cell>
          <table:table-cell office:value-type="string">
            <text:p>AAM-109-2014-T3</text:p>
          </table:table-cell>
          <table:table-cell office:value-type="string">
            <text:p>WDB-181</text:p>
          </table:table-cell>
          <table:table-cell office:value-type="string">
            <text:p>INSTALAR Y ACOPLAR CABLE DEL WINCHE </text:p>
          </table:table-cell>
          <table:table-cell office:value-type="string">
            <text:p>REHIMAC </text:p>
          </table:table-cell>
          <table:table-cell office:value-type="string">
            <text:p>001-CV-001835</text:p>
          </table:table-cell>
          <table:table-cell table:number-columns-repeated="1018"/>
        </table:table-row>
        <table:table-row table:style-name="ro6">
          <table:table-cell table:style-name="ce3" office:value-type="date" office:date-value="2014-07-21">
            <text:p>21/07/14</text:p>
          </table:table-cell>
          <table:table-cell office:value-type="string">
            <text:p>MTTO-545-2014</text:p>
          </table:table-cell>
          <table:table-cell office:value-type="string">
            <text:p>CHR-086 </text:p>
          </table:table-cell>
          <table:table-cell office:value-type="string">
            <text:p>REPARACION RADIADOR POR GARANTIA </text:p>
          </table:table-cell>
          <table:table-cell office:value-type="string">
            <text:p>TECNIMARCANT</text:p>
          </table:table-cell>
          <table:table-cell table:number-columns-repeated="1019"/>
        </table:table-row>
        <table:table-row table:style-name="ro3">
          <table:table-cell table:style-name="ce3" office:value-type="date" office:date-value="2014-07-21">
            <text:p>21/07/14</text:p>
          </table:table-cell>
          <table:table-cell office:value-type="string">
            <text:p>AAM-103-2014-L.B</text:p>
          </table:table-cell>
          <table:table-cell office:value-type="string">
            <text:p>USE-393</text:p>
          </table:table-cell>
          <table:table-cell office:value-type="string">
            <text:p>RECONSTRUIR Y REFORZAR BASE SOPORTE DE GATOS LATERALES </text:p>
          </table:table-cell>
          <table:table-cell office:value-type="string">
            <text:p>HERMAR</text:p>
          </table:table-cell>
          <table:table-cell office:value-type="string">
            <text:p>I.C.T-0576</text:p>
          </table:table-cell>
          <table:table-cell table:number-columns-repeated="1018"/>
        </table:table-row>
        <table:table-row table:style-name="ro3">
          <table:table-cell table:style-name="ce3" office:value-type="date" office:date-value="2014-07-21">
            <text:p>21/07/14</text:p>
          </table:table-cell>
          <table:table-cell office:value-type="string">
            <text:p>AAM-104-2014-L.B</text:p>
          </table:table-cell>
          <table:table-cell office:value-type="string">
            <text:p>USE-393</text:p>
          </table:table-cell>
          <table:table-cell office:value-type="string">
            <text:p>ALINEACION DIRECCION Y BALANCEO DE RUEDAS DELANTERAS </text:p>
          </table:table-cell>
          <table:table-cell office:value-type="string">
            <text:p>COEXITO-OSCAR GARCIA </text:p>
          </table:table-cell>
          <table:table-cell office:value-type="float" office:value="2020248">
            <text:p>2020248</text:p>
          </table:table-cell>
          <table:table-cell table:number-columns-repeated="1018"/>
        </table:table-row>
        <table:table-row table:style-name="ro4">
          <table:table-cell table:style-name="ce3" office:value-type="date" office:date-value="2014-07-21">
            <text:p>21/07/14</text:p>
          </table:table-cell>
          <table:table-cell office:value-type="string">
            <text:p>MTTO-546-2014</text:p>
          </table:table-cell>
          <table:table-cell office:value-type="string">
            <text:p>CORTADORA DE ASFALTO NORTON</text:p>
          </table:table-cell>
          <table:table-cell office:value-type="string">
            <text:p>RECONSTRUIR TUERCA CON ROSCA INVERSA SEGUN MUESTRA Y RECTIFICAR EJE DE DISCO DONDE VA LA TUERCA.</text:p>
          </table:table-cell>
          <table:table-cell office:value-type="string">
            <text:p>HERMAR</text:p>
          </table:table-cell>
          <table:table-cell office:value-type="string">
            <text:p>I.C.T. 575</text:p>
          </table:table-cell>
          <table:table-cell table:number-columns-repeated="1018"/>
        </table:table-row>
        <table:table-row table:style-name="ro3">
          <table:table-cell table:style-name="ce3" office:value-type="date" office:date-value="2014-07-22">
            <text:p>22/07/14</text:p>
          </table:table-cell>
          <table:table-cell office:value-type="string">
            <text:p>AAM-110-2014-T3</text:p>
          </table:table-cell>
          <table:table-cell office:value-type="string">
            <text:p>SQW-867</text:p>
          </table:table-cell>
          <table:table-cell office:value-type="string">
            <text:p>INSTALACION ACOPLE PARA MANGUERA DE AIRE</text:p>
          </table:table-cell>
          <table:table-cell office:value-type="string">
            <text:p>MUELLES Y FRENOS PALMIRA</text:p>
          </table:table-cell>
          <table:table-cell table:number-columns-repeated="1019"/>
        </table:table-row>
        <table:table-row table:style-name="ro3">
          <table:table-cell table:style-name="ce3" office:value-type="date" office:date-value="2014-07-22">
            <text:p>22/07/14</text:p>
          </table:table-cell>
          <table:table-cell office:value-type="string">
            <text:p>MTTO-548-2014</text:p>
          </table:table-cell>
          <table:table-cell office:value-type="string">
            <text:p>USA-468</text:p>
          </table:table-cell>
          <table:table-cell office:value-type="string">
            <text:p>ROTACION LLANTAS DELANTERAS</text:p>
          </table:table-cell>
          <table:table-cell office:value-type="string">
            <text:p>ESTACION LAS PALMERAS</text:p>
          </table:table-cell>
          <table:table-cell table:number-columns-repeated="1019"/>
        </table:table-row>
        <table:table-row table:style-name="ro3">
          <table:table-cell table:style-name="ce3" office:value-type="date" office:date-value="2014-07-22">
            <text:p>22/07/14</text:p>
          </table:table-cell>
          <table:table-cell office:value-type="string">
            <text:p>AAM-134-2014-T2</text:p>
          </table:table-cell>
          <table:table-cell office:value-type="string">
            <text:p>DDC-295</text:p>
          </table:table-cell>
          <table:table-cell office:value-type="string">
            <text:p>ALINEACION DIRECCION Y BALANCEO DE RUEDAS DELANTERAS </text:p>
          </table:table-cell>
          <table:table-cell office:value-type="string">
            <text:p>COEXITO-OSCAR GARCIA </text:p>
          </table:table-cell>
          <table:table-cell office:value-type="float" office:value="2020228">
            <text:p>2020228</text:p>
          </table:table-cell>
          <table:table-cell table:number-columns-repeated="1018"/>
        </table:table-row>
        <table:table-row table:style-name="ro3">
          <table:table-cell table:style-name="ce3" office:value-type="date" office:date-value="2014-07-22">
            <text:p>22/07/14</text:p>
          </table:table-cell>
          <table:table-cell office:value-type="string">
            <text:p>AAM-128-2014-T4</text:p>
          </table:table-cell>
          <table:table-cell office:value-type="string">
            <text:p>SPK-951</text:p>
          </table:table-cell>
          <table:table-cell office:value-type="string">
            <text:p>MONTAJE NEUMATICO EN LLANTA DE REPUESTO</text:p>
          </table:table-cell>
          <table:table-cell office:value-type="string">
            <text:p>COEXITO-OSCAR GARCIA </text:p>
          </table:table-cell>
          <table:table-cell office:value-type="float" office:value="2020241">
            <text:p>2020241</text:p>
          </table:table-cell>
          <table:table-cell table:number-columns-repeated="1018"/>
        </table:table-row>
        <table:table-row table:style-name="ro3">
          <table:table-cell table:style-name="ce3" office:value-type="date" office:date-value="2014-07-23">
            <text:p>23/07/14</text:p>
          </table:table-cell>
          <table:table-cell office:value-type="string">
            <text:p>MTTO-549-2014</text:p>
          </table:table-cell>
          <table:table-cell office:value-type="string">
            <text:p>BOMBA DE ALTA <text:s/>HIDRO No. 2</text:p>
          </table:table-cell>
          <table:table-cell office:value-type="string">
            <text:p>REVISION PRESION DE LA BOMBA DE ALTA </text:p>
          </table:table-cell>
          <table:table-cell office:value-type="string">
            <text:p>REHIMAC </text:p>
          </table:table-cell>
          <table:table-cell table:number-columns-repeated="1019"/>
        </table:table-row>
        <table:table-row table:style-name="ro6">
          <table:table-cell table:style-name="ce3" office:value-type="date" office:date-value="2014-07-23">
            <text:p>23/07/14</text:p>
          </table:table-cell>
          <table:table-cell office:value-type="string">
            <text:p>AAM-38-2014-GP</text:p>
          </table:table-cell>
          <table:table-cell office:value-type="string">
            <text:p>CJJ-590</text:p>
          </table:table-cell>
          <table:table-cell office:value-type="string">
            <text:p>REVISION RADIADOR (CAMBIO DE TAPA)</text:p>
          </table:table-cell>
          <table:table-cell office:value-type="string">
            <text:p>TECNIMARCANT</text:p>
          </table:table-cell>
          <table:table-cell office:value-type="float" office:value="1521">
            <text:p>1521</text:p>
          </table:table-cell>
          <table:table-cell table:number-columns-repeated="1018"/>
        </table:table-row>
        <table:table-row table:style-name="ro3">
          <table:table-cell table:style-name="ce3" office:value-type="date" office:date-value="2014-07-23">
            <text:p>23/07/14</text:p>
          </table:table-cell>
          <table:table-cell office:value-type="string">
            <text:p>MTTO-551-2014</text:p>
          </table:table-cell>
          <table:table-cell office:value-type="string">
            <text:p>DDA-206</text:p>
          </table:table-cell>
          <table:table-cell office:value-type="string">
            <text:p>DESPINCHAR LLANTA TRAS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07-23">
            <text:p>23/07/14</text:p>
          </table:table-cell>
          <table:table-cell office:value-type="string">
            <text:p>AAM-130-2014-T4</text:p>
          </table:table-cell>
          <table:table-cell office:value-type="string">
            <text:p>DDC-552</text:p>
          </table:table-cell>
          <table:table-cell office:value-type="string">
            <text:p>REVISION DE BATERIA POR GARANTIA </text:p>
          </table:table-cell>
          <table:table-cell office:value-type="string">
            <text:p>COEXITO-OSCAR GARCIA </text:p>
          </table:table-cell>
          <table:table-cell office:value-type="float" office:value="2029096">
            <text:p>2029096</text:p>
          </table:table-cell>
          <table:table-cell table:number-columns-repeated="1018"/>
        </table:table-row>
        <table:table-row table:style-name="ro3">
          <table:table-cell table:style-name="ce3" office:value-type="date" office:date-value="2014-07-23">
            <text:p>23/07/14</text:p>
          </table:table-cell>
          <table:table-cell office:value-type="string">
            <text:p>AAM-39-2014-GP</text:p>
          </table:table-cell>
          <table:table-cell office:value-type="string">
            <text:p>DDA-016</text:p>
          </table:table-cell>
          <table:table-cell office:value-type="string">
            <text:p>CORREGIR FUGA LIQUIDO DEL SISTEMA DE FRENOS</text:p>
          </table:table-cell>
          <table:table-cell office:value-type="string">
            <text:p>AUTOPACIFICO</text:p>
          </table:table-cell>
          <table:table-cell office:value-type="string">
            <text:p>OT 339166</text:p>
          </table:table-cell>
          <table:table-cell table:number-columns-repeated="1018"/>
        </table:table-row>
        <table:table-row table:style-name="ro4">
          <table:table-cell table:style-name="ce3" office:value-type="date" office:date-value="2014-07-24">
            <text:p>24/07/14</text:p>
          </table:table-cell>
          <table:table-cell office:value-type="string">
            <text:p>MTTO-552-2014</text:p>
          </table:table-cell>
          <table:table-cell office:value-type="string">
            <text:p>USE-822</text:p>
          </table:table-cell>
          <table:table-cell office:value-type="string">
            <text:p>INSTALACION DE 4 LLANTAS NUEVAS MICHELIN 12 R 22.5 EN TROQUE TRASERO, SUMINISTRADAS POR ALMACEN DEL CCO</text:p>
          </table:table-cell>
          <table:table-cell office:value-type="string">
            <text:p>COEXITO-OSCAR GARCIA </text:p>
          </table:table-cell>
          <table:table-cell office:value-type="float" office:value="2020330">
            <text:p>2020330</text:p>
          </table:table-cell>
          <table:table-cell table:number-columns-repeated="1018"/>
        </table:table-row>
        <table:table-row table:style-name="ro3">
          <table:table-cell table:style-name="ce3" office:value-type="date" office:date-value="2014-07-24">
            <text:p>24/07/14</text:p>
          </table:table-cell>
          <table:table-cell office:value-type="string">
            <text:p>AAM-35-2014-GS</text:p>
          </table:table-cell>
          <table:table-cell office:value-type="string">
            <text:p>CJC-368</text:p>
          </table:table-cell>
          <table:table-cell office:value-type="string">
            <text:p>REVISION RUIDO ANORMAL PARTE TRASERA</text:p>
          </table:table-cell>
          <table:table-cell office:value-type="string">
            <text:p>TALLERES AUTORIZADOS S.A.</text:p>
          </table:table-cell>
          <table:table-cell office:value-type="float" office:value="77379">
            <text:p>77379</text:p>
          </table:table-cell>
          <table:table-cell table:number-columns-repeated="1018"/>
        </table:table-row>
        <table:table-row table:style-name="ro5">
          <table:table-cell table:style-name="ce3" office:value-type="date" office:date-value="2014-07-24">
            <text:p>24/07/14</text:p>
          </table:table-cell>
          <table:table-cell office:value-type="string">
            <text:p>MTTO-553-2014</text:p>
          </table:table-cell>
          <table:table-cell office:value-type="string">
            <text:p>USE-822</text:p>
          </table:table-cell>
          <table:table-cell office:value-type="string">
            <text:p>REVISION TECNOMECANICA </text:p>
          </table:table-cell>
          <table:table-cell office:value-type="string">
            <text:p>CENTRO DE DIAGNOSTICO AUTOMOTOR DEL VALLE </text:p>
          </table:table-cell>
          <table:table-cell office:value-type="string">
            <text:p>VALOR TOTAL COTIZACION $144.900</text:p>
          </table:table-cell>
          <table:table-cell table:number-columns-repeated="1018"/>
        </table:table-row>
        <table:table-row table:style-name="ro3">
          <table:table-cell table:style-name="ce3" office:value-type="date" office:date-value="2014-07-25">
            <text:p>25/07/14</text:p>
          </table:table-cell>
          <table:table-cell office:value-type="string">
            <text:p>MTTO-556-2014</text:p>
          </table:table-cell>
          <table:table-cell office:value-type="string">
            <text:p>KUK-381</text:p>
          </table:table-cell>
          <table:table-cell office:value-type="string">
            <text:p>DESPINCHAR LLANTA DELANTERA IZQUIERDA</text:p>
          </table:table-cell>
          <table:table-cell office:value-type="string">
            <text:p>COEXITO-OSCAR GARCIA </text:p>
          </table:table-cell>
          <table:table-cell table:number-columns-repeated="1019"/>
        </table:table-row>
        <table:table-row table:style-name="ro3">
          <table:table-cell table:style-name="ce3" office:value-type="date" office:date-value="2014-07-25">
            <text:p>25/07/14</text:p>
          </table:table-cell>
          <table:table-cell office:value-type="string">
            <text:p>MTTO-555-2014</text:p>
          </table:table-cell>
          <table:table-cell office:value-type="string">
            <text:p>MINIPULIDORA D28115 SERIE 142040</text:p>
          </table:table-cell>
          <table:table-cell office:value-type="string">
            <text:p>REVISION POR GARANTIA CORREGIR RUIDO ANORMAL RODAMIENTOS </text:p>
          </table:table-cell>
          <table:table-cell office:value-type="string">
            <text:p>TALLER DEWALT</text:p>
          </table:table-cell>
          <table:table-cell table:number-columns-repeated="1019"/>
        </table:table-row>
        <table:table-row table:style-name="ro3">
          <table:table-cell table:style-name="ce3" office:value-type="date" office:date-value="2014-07-25">
            <text:p>25/07/14</text:p>
          </table:table-cell>
          <table:table-cell office:value-type="string">
            <text:p>AAM-89-2014-T5</text:p>
          </table:table-cell>
          <table:table-cell office:value-type="string">
            <text:p>SXY-300</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5">
          <table:table-cell table:style-name="ce3" office:value-type="date" office:date-value="2014-07-25">
            <text:p>25/07/14</text:p>
          </table:table-cell>
          <table:table-cell office:value-type="string">
            <text:p>MTTO-557-2014</text:p>
          </table:table-cell>
          <table:table-cell office:value-type="string">
            <text:p>DDA-206</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6">
          <table:table-cell table:style-name="ce3" office:value-type="date" office:date-value="2014-07-25">
            <text:p>25/07/14</text:p>
          </table:table-cell>
          <table:table-cell office:value-type="string">
            <text:p>AAM-135-2014-T2</text:p>
          </table:table-cell>
          <table:table-cell office:value-type="string">
            <text:p>KEW-926</text:p>
          </table:table-cell>
          <table:table-cell office:value-type="string">
            <text:p>INSTALACION MONITOR DE SIGNOS VITALES </text:p>
          </table:table-cell>
          <table:table-cell office:value-type="string">
            <text:p>AXIAL</text:p>
          </table:table-cell>
          <table:table-cell office:value-type="string">
            <text:p>15023-14</text:p>
          </table:table-cell>
          <table:table-cell table:number-columns-repeated="1018"/>
        </table:table-row>
        <table:table-row table:style-name="ro3">
          <table:table-cell table:style-name="ce3" office:value-type="date" office:date-value="2014-07-25">
            <text:p>25/07/14</text:p>
          </table:table-cell>
          <table:table-cell office:value-type="string">
            <text:p>AAM-111-2014-T6</text:p>
          </table:table-cell>
          <table:table-cell office:value-type="string">
            <text:p>KEY-361</text:p>
          </table:table-cell>
          <table:table-cell office:value-type="string">
            <text:p>SUMINISTRO E INSTALACION DE VIDRIO PARABRISA</text:p>
          </table:table-cell>
          <table:table-cell office:value-type="string">
            <text:p>VIDRIOS Y ACCESORIOS </text:p>
          </table:table-cell>
          <table:table-cell office:value-type="float" office:value="28554">
            <text:p>28554</text:p>
          </table:table-cell>
          <table:table-cell table:number-columns-repeated="1018"/>
        </table:table-row>
        <table:table-row table:style-name="ro5">
          <table:table-cell table:style-name="ce3" office:value-type="date" office:date-value="2014-07-25">
            <text:p>25/07/14</text:p>
          </table:table-cell>
          <table:table-cell office:value-type="string">
            <text:p>AAM-91-2014-T5</text:p>
          </table:table-cell>
          <table:table-cell office:value-type="string">
            <text:p>KEX-250</text:p>
          </table:table-cell>
          <table:table-cell office:value-type="string">
            <text:p>CAMBIO DE 2 MANGUERAS DEL SISTEMA DE REFRIGERACION SEGUN ESPECIFICACIONES DEL CONDUCTOR Y COTIZAR REPARACION FUGA DE ACEITE MOTOR CERCA AL ENFRIADOR </text:p>
          </table:table-cell>
          <table:table-cell office:value-type="string">
            <text:p>TALLERES AUTORIZADOS S.A.</text:p>
          </table:table-cell>
          <table:table-cell office:value-type="float" office:value="33095651">
            <text:p>33095651</text:p>
          </table:table-cell>
          <table:table-cell table:number-columns-repeated="1018"/>
        </table:table-row>
        <table:table-row table:style-name="ro3">
          <table:table-cell table:style-name="ce3" office:value-type="date" office:date-value="2014-07-26">
            <text:p>26/07/14</text:p>
          </table:table-cell>
          <table:table-cell office:value-type="string">
            <text:p>AAM-133-2014-T4</text:p>
          </table:table-cell>
          <table:table-cell office:value-type="string">
            <text:p>KEX-384</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6">
          <table:table-cell table:style-name="ce3" office:value-type="date" office:date-value="2014-07-28">
            <text:p>28/07/14</text:p>
          </table:table-cell>
          <table:table-cell office:value-type="string">
            <text:p>AAM-135-2014-T4</text:p>
          </table:table-cell>
          <table:table-cell office:value-type="string">
            <text:p>TLO-302</text:p>
          </table:table-cell>
          <table:table-cell office:value-type="string">
            <text:p>EMPAQUETAR CILINDRO HIDRAULICO IZQUIERDO</text:p>
          </table:table-cell>
          <table:table-cell office:value-type="string">
            <text:p>REHIMAC </text:p>
          </table:table-cell>
          <table:table-cell office:value-type="string">
            <text:p>001-CV-001790</text:p>
          </table:table-cell>
          <table:table-cell table:number-columns-repeated="1018"/>
        </table:table-row>
        <table:table-row table:style-name="ro3">
          <table:table-cell table:style-name="ce3" office:value-type="date" office:date-value="2014-07-28">
            <text:p>28/07/14</text:p>
          </table:table-cell>
          <table:table-cell office:value-type="string">
            <text:p>AAM-114-2014-T6</text:p>
          </table:table-cell>
          <table:table-cell office:value-type="string">
            <text:p>DDB-891</text:p>
          </table:table-cell>
          <table:table-cell office:value-type="string">
            <text:p>REVISAR LUCES DIRECCIONALES VERIFICAR POSIBLE CORTO</text:p>
          </table:table-cell>
          <table:table-cell office:value-type="string">
            <text:p>TALLERES AUTORIZADOS S.A.</text:p>
          </table:table-cell>
          <table:table-cell table:number-columns-repeated="1019"/>
        </table:table-row>
        <table:table-row table:style-name="ro3">
          <table:table-cell table:style-name="ce3" office:value-type="date" office:date-value="2014-07-28">
            <text:p>28/07/14</text:p>
          </table:table-cell>
          <table:table-cell office:value-type="string">
            <text:p>AAM-115-2014-T6</text:p>
          </table:table-cell>
          <table:table-cell office:value-type="string">
            <text:p>DDB-891</text:p>
          </table:table-cell>
          <table:table-cell office:value-type="string">
            <text:p>ALINEACION DIRECCION Y BALANCEO DE RUEDAS DELANTERAS </text:p>
          </table:table-cell>
          <table:table-cell office:value-type="string">
            <text:p>LLANTAS LA ESTACION</text:p>
          </table:table-cell>
          <table:table-cell table:number-columns-repeated="1019"/>
        </table:table-row>
        <table:table-row table:style-name="ro3">
          <table:table-cell table:style-name="ce3" office:value-type="date" office:date-value="2014-07-28">
            <text:p>28/07/14</text:p>
          </table:table-cell>
          <table:table-cell office:value-type="string">
            <text:p>AAM-111-2014-T3</text:p>
          </table:table-cell>
          <table:table-cell office:value-type="string">
            <text:p>DDB-894</text:p>
          </table:table-cell>
          <table:table-cell office:value-type="string">
            <text:p>MANTENIMIENTO TREN DELANTERO POR GARANTIA SEGUN FACTURA No. CC1 3329</text:p>
          </table:table-cell>
          <table:table-cell office:value-type="string">
            <text:p>FRENO PARTES</text:p>
          </table:table-cell>
          <table:table-cell office:value-type="string">
            <text:p>C336</text:p>
          </table:table-cell>
          <table:table-cell table:number-columns-repeated="1018"/>
        </table:table-row>
        <table:table-row table:style-name="ro3">
          <table:table-cell table:style-name="ce3" office:value-type="date" office:date-value="2014-07-28">
            <text:p>28/07/14</text:p>
          </table:table-cell>
          <table:table-cell office:value-type="string">
            <text:p>AAM-112-2014-T3</text:p>
          </table:table-cell>
          <table:table-cell office:value-type="string">
            <text:p>DDB-894</text:p>
          </table:table-cell>
          <table:table-cell office:value-type="string">
            <text:p>ALINEACION DIRECCION Y BALANCEO DE RUEDAS DELANTERAS </text:p>
          </table:table-cell>
          <table:table-cell office:value-type="string">
            <text:p>COEXITO-OSCAR GARCIA </text:p>
          </table:table-cell>
          <table:table-cell table:number-columns-repeated="1019"/>
        </table:table-row>
        <table:table-row table:style-name="ro6">
          <table:table-cell table:style-name="ce3" office:value-type="date" office:date-value="2014-07-29">
            <text:p>29/07/14</text:p>
          </table:table-cell>
          <table:table-cell office:value-type="string">
            <text:p>AAM-51-2014-T7</text:p>
          </table:table-cell>
          <table:table-cell office:value-type="string">
            <text:p>DDB-883</text:p>
          </table:table-cell>
          <table:table-cell office:value-type="string">
            <text:p>INSTALACION MONITOR DE SIGNOS VITALES </text:p>
          </table:table-cell>
          <table:table-cell office:value-type="string">
            <text:p>AXIAL</text:p>
          </table:table-cell>
          <table:table-cell office:value-type="string">
            <text:p>15032-14</text:p>
          </table:table-cell>
          <table:table-cell table:number-columns-repeated="1018"/>
        </table:table-row>
        <table:table-row table:style-name="ro4">
          <table:table-cell table:style-name="ce3" office:value-type="date" office:date-value="2014-07-29">
            <text:p>29/07/14</text:p>
          </table:table-cell>
          <table:table-cell office:value-type="string">
            <text:p>MTTO-564-2014</text:p>
          </table:table-cell>
          <table:table-cell office:value-type="string">
            <text:p>CHR-086 </text:p>
          </table:table-cell>
          <table:table-cell office:value-type="string">
            <text:p>REVISION TECNOMECANICA </text:p>
          </table:table-cell>
          <table:table-cell office:value-type="string">
            <text:p>CENTRO DE DIAGNOSTICO AUTOMOTOR PALMIRA</text:p>
          </table:table-cell>
          <table:table-cell table:number-columns-repeated="1019"/>
        </table:table-row>
        <table:table-row table:style-name="ro4">
          <table:table-cell table:style-name="ce3" office:value-type="date" office:date-value="2014-07-30">
            <text:p>30/07/14</text:p>
          </table:table-cell>
          <table:table-cell office:value-type="string">
            <text:p>MTTO-565-2014</text:p>
          </table:table-cell>
          <table:table-cell office:value-type="string">
            <text:p>PLANTA ELECTRICA FG WILSON No. 1</text:p>
          </table:table-cell>
          <table:table-cell office:value-type="string">
            <text:p>REVISION POR GARANTIA CORREGIR FUGAS Y RATEO DE MOTOR CUANDO SE COLOCA LA CARGA</text:p>
          </table:table-cell>
          <table:table-cell office:value-type="string">
            <text:p>AGRODIESEL DEL PACIFICO</text:p>
          </table:table-cell>
          <table:table-cell table:number-columns-repeated="1019"/>
        </table:table-row>
        <table:table-row table:style-name="ro6">
          <table:table-cell table:style-name="ce3" office:value-type="date" office:date-value="2014-07-30">
            <text:p>30/07/14</text:p>
          </table:table-cell>
          <table:table-cell office:value-type="string">
            <text:p>AAM-114-2014-T3</text:p>
          </table:table-cell>
          <table:table-cell office:value-type="string">
            <text:p>SQW-867</text:p>
          </table:table-cell>
          <table:table-cell office:value-type="string">
            <text:p>MANTENIMIENTO DE LOS 5.000 KMS </text:p>
          </table:table-cell>
          <table:table-cell office:value-type="string">
            <text:p>AUTOPACIFICO</text:p>
          </table:table-cell>
          <table:table-cell office:value-type="string">
            <text:p>OT 340187</text:p>
          </table:table-cell>
          <table:table-cell table:number-columns-repeated="1018"/>
        </table:table-row>
        <table:table-row table:style-name="ro6">
          <table:table-cell table:style-name="ce3" office:value-type="date" office:date-value="2014-07-30">
            <text:p>30/07/14</text:p>
          </table:table-cell>
          <table:table-cell office:value-type="string">
            <text:p>AAM-140-2014-T4</text:p>
          </table:table-cell>
          <table:table-cell office:value-type="string">
            <text:p>KEX-384</text:p>
          </table:table-cell>
          <table:table-cell office:value-type="string">
            <text:p>SUMINISTRO E INSTALACION DE SOBREFORROS</text:p>
          </table:table-cell>
          <table:table-cell office:value-type="string">
            <text:p>TAPIZADOS Y LUJOS</text:p>
          </table:table-cell>
          <table:table-cell office:value-type="float" office:value="239">
            <text:p>239</text:p>
          </table:table-cell>
          <table:table-cell table:number-columns-repeated="1018"/>
        </table:table-row>
        <table:table-row table:style-name="ro3">
          <table:table-cell table:style-name="ce3" office:value-type="date" office:date-value="2014-07-30">
            <text:p>30/07/14</text:p>
          </table:table-cell>
          <table:table-cell office:value-type="string">
            <text:p>MTTO-567-2014</text:p>
          </table:table-cell>
          <table:table-cell office:value-type="string">
            <text:p>SMI-082</text:p>
          </table:table-cell>
          <table:table-cell office:value-type="string">
            <text:p>CORREGIR FUGA DE AIRE</text:p>
          </table:table-cell>
          <table:table-cell office:value-type="string">
            <text:p>METALMECANICA M &amp; F SAS </text:p>
          </table:table-cell>
          <table:table-cell table:number-columns-repeated="1019"/>
        </table:table-row>
        <table:table-row table:style-name="ro4">
          <table:table-cell table:style-name="ce3" office:value-type="date" office:date-value="2014-07-30">
            <text:p>30/07/14</text:p>
          </table:table-cell>
          <table:table-cell office:value-type="string">
            <text:p>MTTO-568-2014</text:p>
          </table:table-cell>
          <table:table-cell office:value-type="string">
            <text:p>SMI-082</text:p>
          </table:table-cell>
          <table:table-cell office:value-type="string">
            <text:p>REVISION TECNOMECANICA </text:p>
          </table:table-cell>
          <table:table-cell office:value-type="string">
            <text:p>CENTRO DE DIAGNOSTICO AUTOMOTOR PALMIRA</text:p>
          </table:table-cell>
          <table:table-cell table:number-columns-repeated="1019"/>
        </table:table-row>
        <table:table-row table:style-name="ro6">
          <table:table-cell table:style-name="ce3" office:value-type="date" office:date-value="2014-07-30">
            <text:p>30/07/14</text:p>
          </table:table-cell>
          <table:table-cell office:value-type="string">
            <text:p>AAM-71-2014-T1</text:p>
          </table:table-cell>
          <table:table-cell office:value-type="string">
            <text:p>DDC-409 </text:p>
          </table:table-cell>
          <table:table-cell office:value-type="string">
            <text:p>INSTALACION DE MONITOR</text:p>
          </table:table-cell>
          <table:table-cell office:value-type="string">
            <text:p>AXIAL</text:p>
          </table:table-cell>
          <table:table-cell office:value-type="string">
            <text:p>15063-14</text:p>
          </table:table-cell>
          <table:table-cell table:number-columns-repeated="1018"/>
        </table:table-row>
        <table:table-row table:style-name="ro3">
          <table:table-cell table:style-name="ce3" office:value-type="date" office:date-value="2014-07-30">
            <text:p>30/07/14</text:p>
          </table:table-cell>
          <table:table-cell office:value-type="string">
            <text:p>AAM-117-2014-T6</text:p>
          </table:table-cell>
          <table:table-cell office:value-type="string">
            <text:p>HGR-969</text:p>
          </table:table-cell>
          <table:table-cell office:value-type="string">
            <text:p>RUTINA INICIAL DE LOS 10.000 KMS </text:p>
          </table:table-cell>
          <table:table-cell office:value-type="string">
            <text:p>AUTOFARALLONES RENAULT</text:p>
          </table:table-cell>
          <table:table-cell table:number-columns-repeated="1019"/>
        </table:table-row>
        <table:table-row table:style-name="ro6">
          <table:table-cell table:style-name="ce3" office:value-type="date" office:date-value="2014-07-30">
            <text:p>30/07/14</text:p>
          </table:table-cell>
          <table:table-cell office:value-type="string">
            <text:p>MTTO-570-2014</text:p>
          </table:table-cell>
          <table:table-cell office:value-type="string">
            <text:p>KUK-382</text:p>
          </table:table-cell>
          <table:table-cell office:value-type="string">
            <text:p>REVISION LUCES DIRECCIONALES <text:s text:c="3"/></text:p>
          </table:table-cell>
          <table:table-cell office:value-type="string">
            <text:p>NTS</text:p>
          </table:table-cell>
          <table:table-cell office:value-type="string">
            <text:p>75-28390-2014</text:p>
          </table:table-cell>
          <table:table-cell table:number-columns-repeated="1018"/>
        </table:table-row>
        <table:table-row table:style-name="ro3">
          <table:table-cell table:style-name="ce3" office:value-type="date" office:date-value="2014-07-31">
            <text:p>31/07/14</text:p>
          </table:table-cell>
          <table:table-cell office:value-type="string">
            <text:p>AAM-141-2014-T4</text:p>
          </table:table-cell>
          <table:table-cell office:value-type="string">
            <text:p>KEX-384</text:p>
          </table:table-cell>
          <table:table-cell office:value-type="string">
            <text:p>REVISION ALTERNADOR POR GARANTIA </text:p>
          </table:table-cell>
          <table:table-cell office:value-type="string">
            <text:p>TALLERES AUTORIZADOS S.A.</text:p>
          </table:table-cell>
          <table:table-cell office:value-type="float" office:value="31010990">
            <text:p>31010990</text:p>
          </table:table-cell>
          <table:table-cell table:number-columns-repeated="1018"/>
        </table:table-row>
        <table:table-row table:style-name="ro4">
          <table:table-cell table:style-name="ce3" office:value-type="date" office:date-value="2014-07-31">
            <text:p>31/07/14</text:p>
          </table:table-cell>
          <table:table-cell office:value-type="string">
            <text:p>MTTO-573-2014</text:p>
          </table:table-cell>
          <table:table-cell office:value-type="string">
            <text:p>USE-825</text:p>
          </table:table-cell>
          <table:table-cell office:value-type="string">
            <text:p>REVISION TECNOMECANICA </text:p>
          </table:table-cell>
          <table:table-cell office:value-type="string">
            <text:p>CENTRO DE DIAGNOSTICO AUTOMOTOR PALMIRA</text:p>
          </table:table-cell>
          <table:table-cell table:number-columns-repeated="1019"/>
        </table:table-row>
        <table:table-row table:style-name="ro6">
          <table:table-cell table:style-name="ce3" office:value-type="date" office:date-value="2014-07-31">
            <text:p>31/07/14</text:p>
          </table:table-cell>
          <table:table-cell office:value-type="string">
            <text:p>AAM-115-2014-T3</text:p>
          </table:table-cell>
          <table:table-cell office:value-type="string">
            <text:p>SQW-867</text:p>
          </table:table-cell>
          <table:table-cell office:value-type="string">
            <text:p>REVISAR SISTEMA DE CARGA POR GARANTIA </text:p>
          </table:table-cell>
          <table:table-cell office:value-type="string">
            <text:p>AUTOPACIFICO</text:p>
          </table:table-cell>
          <table:table-cell office:value-type="string">
            <text:p>OT 340068</text:p>
          </table:table-cell>
          <table:table-cell table:number-columns-repeated="1018"/>
        </table:table-row>
        <table:table-row table:style-name="ro5">
          <table:table-cell table:style-name="ce3" office:value-type="date" office:date-value="2014-08-01">
            <text:p>01/08/14</text:p>
          </table:table-cell>
          <table:table-cell office:value-type="string">
            <text:p>AAM-116-2014-T3</text:p>
          </table:table-cell>
          <table:table-cell office:value-type="string">
            <text:p>SQW-867</text:p>
          </table:table-cell>
          <table:table-cell office:value-type="string">
            <text:p>REVISION POR GARANTIA SOBRE TRABAJO REALIZADO AL CAJON DE HERRAMIENTA (SOLDADURA BASE DEL PISO Y BISAGRAS NO AGUANTAN EL PESO DE LA COMPUERTA) </text:p>
          </table:table-cell>
          <table:table-cell office:value-type="string">
            <text:p>REHIMAC </text:p>
          </table:table-cell>
          <table:table-cell table:number-columns-repeated="1019"/>
        </table:table-row>
        <table:table-row table:style-name="ro3">
          <table:table-cell table:style-name="ce3" office:value-type="date" office:date-value="2014-08-01">
            <text:p>01/08/14</text:p>
          </table:table-cell>
          <table:table-cell office:value-type="string">
            <text:p>MTTO-577-2014</text:p>
          </table:table-cell>
          <table:table-cell office:value-type="string">
            <text:p>SMI-082</text:p>
          </table:table-cell>
          <table:table-cell office:value-type="string">
            <text:p>TAPIZAR, ABULLONAR Y CAMBIO DE SOBRE FORROS ASIENTO </text:p>
          </table:table-cell>
          <table:table-cell office:value-type="string">
            <text:p>TAPIZADOS Y LUJOS</text:p>
          </table:table-cell>
          <table:table-cell office:value-type="float" office:value="240">
            <text:p>240</text:p>
          </table:table-cell>
          <table:table-cell table:number-columns-repeated="1018"/>
        </table:table-row>
        <table:table-row table:style-name="ro3">
          <table:table-cell table:style-name="ce3" office:value-type="date" office:date-value="2014-08-01">
            <text:p>01/08/14</text:p>
          </table:table-cell>
          <table:table-cell office:value-type="string">
            <text:p>MTTO-579-2014</text:p>
          </table:table-cell>
          <table:table-cell office:value-type="string">
            <text:p>SMI-082</text:p>
          </table:table-cell>
          <table:table-cell office:value-type="string">
            <text:p>MANTENIMIENTO CHAPAS PUERTAS</text:p>
          </table:table-cell>
          <table:table-cell office:value-type="string">
            <text:p>VIDRIOS Y ACCESORIOS </text:p>
          </table:table-cell>
          <table:table-cell office:value-type="float" office:value="28596">
            <text:p>28596</text:p>
          </table:table-cell>
          <table:table-cell table:number-columns-repeated="1018"/>
        </table:table-row>
        <table:table-row table:style-name="ro3">
          <table:table-cell table:style-name="ce3" office:value-type="date" office:date-value="2014-08-01">
            <text:p>01/08/14</text:p>
          </table:table-cell>
          <table:table-cell office:value-type="string">
            <text:p>AAM-119-2014-T6</text:p>
          </table:table-cell>
          <table:table-cell office:value-type="string">
            <text:p>KEY-189</text:p>
          </table:table-cell>
          <table:table-cell office:value-type="string">
            <text:p>REVISION LUCES DIRECCIONALES POR GARANTIA </text:p>
          </table:table-cell>
          <table:table-cell office:value-type="string">
            <text:p>TALLERES AUTORIZADOS S.A.</text:p>
          </table:table-cell>
          <table:table-cell table:number-columns-repeated="1019"/>
        </table:table-row>
        <table:table-row table:style-name="ro6">
          <table:table-cell table:style-name="ce3" office:value-type="date" office:date-value="2014-08-01">
            <text:p>01/08/14</text:p>
          </table:table-cell>
          <table:table-cell office:value-type="string">
            <text:p>AAM-144-2014-T4</text:p>
          </table:table-cell>
          <table:table-cell office:value-type="string">
            <text:p>DDC-552</text:p>
          </table:table-cell>
          <table:table-cell office:value-type="string">
            <text:p>CAMBIO BUJES MUELLES TRASEROS </text:p>
          </table:table-cell>
          <table:table-cell office:value-type="string">
            <text:p>FRENO PARTES</text:p>
          </table:table-cell>
          <table:table-cell office:value-type="string">
            <text:p>C323A</text:p>
          </table:table-cell>
          <table:table-cell table:number-columns-repeated="1018"/>
        </table:table-row>
        <table:table-row table:style-name="ro3">
          <table:table-cell table:style-name="ce3" office:value-type="date" office:date-value="2014-08-02">
            <text:p>02/08/14</text:p>
          </table:table-cell>
          <table:table-cell office:value-type="string">
            <text:p>MTTO-580-2014</text:p>
          </table:table-cell>
          <table:table-cell office:value-type="string">
            <text:p>USA-468</text:p>
          </table:table-cell>
          <table:table-cell office:value-type="string">
            <text:p>DESPINCHAR LLANTA TRASERA INTERNA DERECHA </text:p>
          </table:table-cell>
          <table:table-cell office:value-type="string">
            <text:p>ESTACION LAS PALMERAS</text:p>
          </table:table-cell>
          <table:table-cell table:number-columns-repeated="1019"/>
        </table:table-row>
        <table:table-row table:style-name="ro3">
          <table:table-cell table:style-name="ce3" office:value-type="date" office:date-value="2014-08-02">
            <text:p>02/08/14</text:p>
          </table:table-cell>
          <table:table-cell office:value-type="string">
            <text:p>MTTO-581-2014</text:p>
          </table:table-cell>
          <table:table-cell office:value-type="string">
            <text:p>SMI-082</text:p>
          </table:table-cell>
          <table:table-cell office:value-type="string">
            <text:p>REVISION EMBRAGUE <text:s text:c="2"/></text:p>
          </table:table-cell>
          <table:table-cell office:value-type="string">
            <text:p>NACIONAL DE EMBRAGUES S.A.S</text:p>
          </table:table-cell>
          <table:table-cell table:number-columns-repeated="1019"/>
        </table:table-row>
        <table:table-row table:style-name="ro3">
          <table:table-cell table:style-name="ce3" office:value-type="date" office:date-value="2014-08-02">
            <text:p>02/08/14</text:p>
          </table:table-cell>
          <table:table-cell office:value-type="string">
            <text:p>MTTO-582-2014</text:p>
          </table:table-cell>
          <table:table-cell office:value-type="string">
            <text:p>COMPRESOR FABRIL No. 6</text:p>
          </table:table-cell>
          <table:table-cell office:value-type="string">
            <text:p>REVISION POR GARANTIA NO PRENDE</text:p>
          </table:table-cell>
          <table:table-cell office:value-type="string">
            <text:p>COMPRESORES FABRILES</text:p>
          </table:table-cell>
          <table:table-cell office:value-type="float" office:value="2477">
            <text:p>2477</text:p>
          </table:table-cell>
          <table:table-cell table:number-columns-repeated="1018"/>
        </table:table-row>
        <table:table-row table:style-name="ro3">
          <table:table-cell table:style-name="ce3" office:value-type="date" office:date-value="2014-08-02">
            <text:p>02/08/14</text:p>
          </table:table-cell>
          <table:table-cell office:value-type="string">
            <text:p>MTTO-583-2014</text:p>
          </table:table-cell>
          <table:table-cell office:value-type="string">
            <text:p>COMPRESOR FABRIL No. 4</text:p>
          </table:table-cell>
          <table:table-cell office:value-type="string">
            <text:p>REVISION Y MANTENIMIENTO (NO PRENDE Y NO GIRA)</text:p>
          </table:table-cell>
          <table:table-cell office:value-type="string">
            <text:p>COMPRESORES FABRILES</text:p>
          </table:table-cell>
          <table:table-cell office:value-type="float" office:value="2477">
            <text:p>2477</text:p>
          </table:table-cell>
          <table:table-cell table:number-columns-repeated="1018"/>
        </table:table-row>
        <table:table-row table:style-name="ro3">
          <table:table-cell table:style-name="ce3" office:value-type="date" office:date-value="2014-08-02">
            <text:p>02/08/14</text:p>
          </table:table-cell>
          <table:table-cell office:value-type="string">
            <text:p>AAM-114-2014-L.B</text:p>
          </table:table-cell>
          <table:table-cell office:value-type="string">
            <text:p>USE-393</text:p>
          </table:table-cell>
          <table:table-cell office:value-type="string">
            <text:p>REVISAR LLANTA TRASERA INTERNA DERECHA </text:p>
          </table:table-cell>
          <table:table-cell office:value-type="string">
            <text:p>COEXITO-OSCAR GARCIA </text:p>
          </table:table-cell>
          <table:table-cell table:number-columns-repeated="1019"/>
        </table:table-row>
        <table:table-row table:style-name="ro5">
          <table:table-cell table:style-name="ce3" office:value-type="date" office:date-value="2014-08-04">
            <text:p>04/08/14</text:p>
          </table:table-cell>
          <table:table-cell office:value-type="string">
            <text:p>AAM-116-2014-L.B</text:p>
          </table:table-cell>
          <table:table-cell office:value-type="string">
            <text:p>USE-393</text:p>
          </table:table-cell>
          <table:table-cell office:value-type="string">
            <text:p>REVISION TECNOMECANICA </text:p>
          </table:table-cell>
          <table:table-cell office:value-type="string">
            <text:p>CENTRO DE DIAGNOSTICO AUTOMOTOR DEL VALLE </text:p>
          </table:table-cell>
          <table:table-cell office:value-type="string">
            <text:p>VALOR TOTAL COTIZACION $126.900</text:p>
          </table:table-cell>
          <table:table-cell table:number-columns-repeated="1018"/>
        </table:table-row>
        <table:table-row table:style-name="ro5">
          <table:table-cell table:style-name="ce3" office:value-type="date" office:date-value="2014-08-04">
            <text:p>04/08/14</text:p>
          </table:table-cell>
          <table:table-cell office:value-type="string">
            <text:p>MTTO-584-2014</text:p>
          </table:table-cell>
          <table:table-cell office:value-type="string">
            <text:p>KUK-433</text:p>
          </table:table-cell>
          <table:table-cell office:value-type="string">
            <text:p>REPARACION COMPRESOR, MANTENIMIENTO SISTEMA NEUMATICO (CONTAMINADO CON ACEITE), VERIFICAR ESTADO AMORTIGUADORES Y REVISION LUCES STOP</text:p>
          </table:table-cell>
          <table:table-cell office:value-type="string">
            <text:p>FRENO PARTES</text:p>
          </table:table-cell>
          <table:table-cell office:value-type="string">
            <text:p>C321</text:p>
            <text:p>C322-A</text:p>
          </table:table-cell>
          <table:table-cell table:number-columns-repeated="1018"/>
        </table:table-row>
        <table:table-row table:style-name="ro3">
          <table:table-cell table:style-name="ce3" office:value-type="date" office:date-value="2014-08-04">
            <text:p>04/08/14</text:p>
          </table:table-cell>
          <table:table-cell office:value-type="string">
            <text:p>MTTO-585-2014</text:p>
          </table:table-cell>
          <table:table-cell office:value-type="string">
            <text:p>PLANTA ENERMAX No. 2</text:p>
          </table:table-cell>
          <table:table-cell office:value-type="string">
            <text:p>CORREGIR RUIDO ANORMAL EN RODAMIENTOS GENERADOR </text:p>
          </table:table-cell>
          <table:table-cell office:value-type="string">
            <text:p>RODRIGUEZ Y LONDOÑO</text:p>
          </table:table-cell>
          <table:table-cell office:value-type="float" office:value="553">
            <text:p>553</text:p>
          </table:table-cell>
          <table:table-cell table:number-columns-repeated="1018"/>
        </table:table-row>
        <table:table-row table:style-name="ro3">
          <table:table-cell table:style-name="ce3" office:value-type="date" office:date-value="2014-08-04">
            <text:p>04/08/14</text:p>
          </table:table-cell>
          <table:table-cell office:value-type="string">
            <text:p>MTTO-587-2014</text:p>
          </table:table-cell>
          <table:table-cell office:value-type="string">
            <text:p>KUK-380</text:p>
          </table:table-cell>
          <table:table-cell office:value-type="string">
            <text:p>REVISION EMBRAGUE <text:s text:c="2"/></text:p>
          </table:table-cell>
          <table:table-cell office:value-type="string">
            <text:p>NACIONAL DE EMBRAGUES S.A.S</text:p>
          </table:table-cell>
          <table:table-cell office:value-type="float" office:value="1094">
            <text:p>1094</text:p>
          </table:table-cell>
          <table:table-cell table:number-columns-repeated="1018"/>
        </table:table-row>
        <table:table-row table:style-name="ro3">
          <table:table-cell table:style-name="ce3" office:value-type="date" office:date-value="2014-08-04">
            <text:p>04/08/14</text:p>
          </table:table-cell>
          <table:table-cell office:value-type="string">
            <text:p>AAM-73-2014-T1</text:p>
          </table:table-cell>
          <table:table-cell office:value-type="string">
            <text:p>SPK-307</text:p>
          </table:table-cell>
          <table:table-cell office:value-type="string">
            <text:p>REVISAR SISTEMA DE CARGA POR GARANTIA </text:p>
          </table:table-cell>
          <table:table-cell office:value-type="string">
            <text:p>COEXITO-OSCAR GARCIA </text:p>
          </table:table-cell>
          <table:table-cell office:value-type="float" office:value="2020678">
            <text:p>2020678</text:p>
          </table:table-cell>
          <table:table-cell table:number-columns-repeated="1018"/>
        </table:table-row>
        <table:table-row table:style-name="ro3">
          <table:table-cell table:style-name="ce3" office:value-type="date" office:date-value="2014-08-04">
            <text:p>04/08/14</text:p>
          </table:table-cell>
          <table:table-cell office:value-type="string">
            <text:p>MTTO-588-2014</text:p>
          </table:table-cell>
          <table:table-cell office:value-type="string">
            <text:p>DDA-206</text:p>
          </table:table-cell>
          <table:table-cell office:value-type="string">
            <text:p>REVISION MANGUERA VACIO QUE VAL DEL BLOQUE A BOMBA DE VACIO DEL ALTERNADOR </text:p>
          </table:table-cell>
          <table:table-cell office:value-type="string">
            <text:p>AUTOPACIFICO</text:p>
          </table:table-cell>
          <table:table-cell office:value-type="string">
            <text:p>FR 254959</text:p>
          </table:table-cell>
          <table:table-cell table:number-columns-repeated="1018"/>
        </table:table-row>
        <table:table-row table:style-name="ro5">
          <table:table-cell table:style-name="ce3" office:value-type="date" office:date-value="2014-08-04">
            <text:p>04/08/14</text:p>
          </table:table-cell>
          <table:table-cell office:value-type="string">
            <text:p>MTTO-589-2014</text:p>
          </table:table-cell>
          <table:table-cell office:value-type="string">
            <text:p>SMI-194</text:p>
          </table:table-cell>
          <table:table-cell office:value-type="string">
            <text:p>REVISION TECNOMECANICA </text:p>
          </table:table-cell>
          <table:table-cell office:value-type="string">
            <text:p>CENTRO DE DIAGNOSTICO AUTOMOTOR DEL VALLE </text:p>
          </table:table-cell>
          <table:table-cell office:value-type="string">
            <text:p>VALOR TOTAL COTIZACION $144.900</text:p>
          </table:table-cell>
          <table:table-cell table:number-columns-repeated="1018"/>
        </table:table-row>
        <table:table-row table:style-name="ro3">
          <table:table-cell table:style-name="ce3" office:value-type="date" office:date-value="2014-08-04">
            <text:p>04/08/14</text:p>
          </table:table-cell>
          <table:table-cell office:value-type="string">
            <text:p>AAM-117-2014-T3</text:p>
          </table:table-cell>
          <table:table-cell office:value-type="string">
            <text:p>USE-392 </text:p>
          </table:table-cell>
          <table:table-cell office:value-type="string">
            <text:p>REVISAR INTERRUPTOR DE ESTARTE</text:p>
          </table:table-cell>
          <table:table-cell office:value-type="string">
            <text:p>TALLERES AUTORIZADOS S.A.</text:p>
          </table:table-cell>
          <table:table-cell office:value-type="float" office:value="31011017">
            <text:p>31011017</text:p>
          </table:table-cell>
          <table:table-cell table:number-columns-repeated="1018"/>
        </table:table-row>
        <table:table-row table:style-name="ro3">
          <table:table-cell table:style-name="ce3" office:value-type="date" office:date-value="2014-08-05">
            <text:p>05/08/14</text:p>
          </table:table-cell>
          <table:table-cell office:value-type="string">
            <text:p>MTTO-590-2014</text:p>
          </table:table-cell>
          <table:table-cell office:value-type="string">
            <text:p>HIDRO No. 2</text:p>
          </table:table-cell>
          <table:table-cell office:value-type="string">
            <text:p>INSTALAR TORNILLOS QUE AJUSTAN MOTOR LISTER A BASE (ALINEAR)</text:p>
          </table:table-cell>
          <table:table-cell office:value-type="string">
            <text:p>HERMAR</text:p>
          </table:table-cell>
          <table:table-cell office:value-type="string">
            <text:p>I.C.T-0632</text:p>
          </table:table-cell>
          <table:table-cell table:number-columns-repeated="1018"/>
        </table:table-row>
        <table:table-row table:style-name="ro5">
          <table:table-cell table:style-name="ce3" office:value-type="date" office:date-value="2014-08-05">
            <text:p>05/08/14</text:p>
          </table:table-cell>
          <table:table-cell office:value-type="string">
            <text:p>AAM-146-2014-T4</text:p>
          </table:table-cell>
          <table:table-cell office:value-type="string">
            <text:p>KEX-384</text:p>
          </table:table-cell>
          <table:table-cell office:value-type="string">
            <text:p>REVISION TECNOMECANICA </text:p>
          </table:table-cell>
          <table:table-cell office:value-type="string">
            <text:p>CENTRO DE DIAGNOSTICO AUTOMOTOR DEL VALLE </text:p>
          </table:table-cell>
          <table:table-cell office:value-type="string">
            <text:p>VALOR TOTAL COTIZACION $123.000</text:p>
          </table:table-cell>
          <table:table-cell table:number-columns-repeated="1018"/>
        </table:table-row>
        <table:table-row table:style-name="ro3">
          <table:table-cell table:style-name="ce3" office:value-type="date" office:date-value="2014-08-05">
            <text:p>05/08/14</text:p>
          </table:table-cell>
          <table:table-cell office:value-type="string">
            <text:p>AAM-136-2014-T2</text:p>
          </table:table-cell>
          <table:table-cell office:value-type="string">
            <text:p>KEW-926</text:p>
          </table:table-cell>
          <table:table-cell office:value-type="string">
            <text:p>REVISION LUCES DIRECCIONALES <text:s text:c="3"/></text:p>
          </table:table-cell>
          <table:table-cell office:value-type="string">
            <text:p>TALLERES AUTORIZADOS S.A.</text:p>
          </table:table-cell>
          <table:table-cell office:value-type="float" office:value="31011018">
            <text:p>31011018</text:p>
          </table:table-cell>
          <table:table-cell table:number-columns-repeated="1018"/>
        </table:table-row>
        <table:table-row table:style-name="ro3">
          <table:table-cell table:style-name="ce3" office:value-type="date" office:date-value="2014-08-05">
            <text:p>05/08/14</text:p>
          </table:table-cell>
          <table:table-cell office:value-type="string">
            <text:p>MTTO-591-2014</text:p>
          </table:table-cell>
          <table:table-cell office:value-type="string">
            <text:p>KUK-382</text:p>
          </table:table-cell>
          <table:table-cell office:value-type="string">
            <text:p>REVISION LUCES DIRECCIONALES POR GARANTIA Y REVISION HOROMETRO</text:p>
          </table:table-cell>
          <table:table-cell office:value-type="string">
            <text:p>NTS</text:p>
          </table:table-cell>
          <table:table-cell table:number-columns-repeated="1019"/>
        </table:table-row>
        <table:table-row table:style-name="ro4">
          <table:table-cell table:style-name="ce3" office:value-type="date" office:date-value="2014-08-05">
            <text:p>05/08/14</text:p>
          </table:table-cell>
          <table:table-cell office:value-type="string">
            <text:p>AAM-148-2014-T4</text:p>
          </table:table-cell>
          <table:table-cell office:value-type="string">
            <text:p>KEX-384</text:p>
          </table:table-cell>
          <table:table-cell office:value-type="string">
            <text:p>INSTALACION DE DOS CINTURONES DE SEGURIDAD DE TRES PUNTOS E INSTALACION DE EMBLEMAS </text:p>
          </table:table-cell>
          <table:table-cell office:value-type="string">
            <text:p>AXIAL</text:p>
          </table:table-cell>
          <table:table-cell office:value-type="string">
            <text:p>15046-14</text:p>
          </table:table-cell>
          <table:table-cell table:number-columns-repeated="1018"/>
        </table:table-row>
        <table:table-row table:style-name="ro4">
          <table:table-cell table:style-name="ce3" office:value-type="date" office:date-value="2014-08-06">
            <text:p>06/08/14</text:p>
          </table:table-cell>
          <table:table-cell office:value-type="string">
            <text:p>AAM-119-2014-T3</text:p>
          </table:table-cell>
          <table:table-cell office:value-type="string">
            <text:p>WCZ-205</text:p>
          </table:table-cell>
          <table:table-cell office:value-type="string">
            <text:p>MONTAJE LLANTA DE SEGUNDA 12R22.5 EN LA DE REPUESTO, SUMINISTRADA POR ALMACEN DEL CCO</text:p>
          </table:table-cell>
          <table:table-cell office:value-type="string">
            <text:p>COEXITO-OSCAR GARCIA </text:p>
          </table:table-cell>
          <table:table-cell table:number-columns-repeated="1019"/>
        </table:table-row>
        <table:table-row table:style-name="ro3">
          <table:table-cell table:style-name="ce3" office:value-type="date" office:date-value="2014-08-06">
            <text:p>06/08/14</text:p>
          </table:table-cell>
          <table:table-cell office:value-type="string">
            <text:p>AAM-138-2014-T2</text:p>
          </table:table-cell>
          <table:table-cell office:value-type="string">
            <text:p>SXY-299</text:p>
          </table:table-cell>
          <table:table-cell office:value-type="string">
            <text:p>CORREGIR FUGA DE AIRE POR MANGUERA DEL COMPRESOR </text:p>
          </table:table-cell>
          <table:table-cell office:value-type="string">
            <text:p>FRENO PARTES</text:p>
          </table:table-cell>
          <table:table-cell office:value-type="string">
            <text:p>C319</text:p>
          </table:table-cell>
          <table:table-cell table:number-columns-repeated="1018"/>
        </table:table-row>
        <table:table-row table:style-name="ro3">
          <table:table-cell table:style-name="ce3" office:value-type="date" office:date-value="2014-08-08">
            <text:p>08/08/14</text:p>
          </table:table-cell>
          <table:table-cell office:value-type="string">
            <text:p>MTTO-593-2014</text:p>
          </table:table-cell>
          <table:table-cell office:value-type="string">
            <text:p>VIBROCOMPACTADOR IR DD24</text:p>
          </table:table-cell>
          <table:table-cell office:value-type="string">
            <text:p>MANTENIMIENTO SISTEMA GUAYA DE LA PALANCA DE MARCHA Y CONTRAMARCHA </text:p>
          </table:table-cell>
          <table:table-cell office:value-type="string">
            <text:p>RODRIGUEZ Y LONDOÑO</text:p>
          </table:table-cell>
          <table:table-cell office:value-type="float" office:value="554">
            <text:p>554</text:p>
          </table:table-cell>
          <table:table-cell table:number-columns-repeated="1018"/>
        </table:table-row>
        <table:table-row table:style-name="ro3">
          <table:table-cell table:style-name="ce3" office:value-type="date" office:date-value="2014-08-08">
            <text:p>08/08/14</text:p>
          </table:table-cell>
          <table:table-cell office:value-type="string">
            <text:p>MTTO-595-2014</text:p>
          </table:table-cell>
          <table:table-cell office:value-type="string">
            <text:p>KUK-381</text:p>
          </table:table-cell>
          <table:table-cell office:value-type="string">
            <text:p>CALIBRAR ENTREGA DE COMBUSTIBLE ANTES Y DESPUES DE REVISION TECNOMECANICA </text:p>
          </table:table-cell>
          <table:table-cell office:value-type="string">
            <text:p>AUTOPACIFICO</text:p>
          </table:table-cell>
          <table:table-cell office:value-type="string">
            <text:p>OT 340926</text:p>
          </table:table-cell>
          <table:table-cell table:number-columns-repeated="1018"/>
        </table:table-row>
        <table:table-row table:style-name="ro5">
          <table:table-cell table:style-name="ce3" office:value-type="date" office:date-value="2014-08-08">
            <text:p>08/08/14</text:p>
          </table:table-cell>
          <table:table-cell office:value-type="string">
            <text:p>MTTO-596-2014</text:p>
          </table:table-cell>
          <table:table-cell office:value-type="string">
            <text:p>KUK-381</text:p>
          </table:table-cell>
          <table:table-cell office:value-type="string">
            <text:p>REVISION TECNOMECANICA </text:p>
          </table:table-cell>
          <table:table-cell office:value-type="string">
            <text:p>CENTRO DE DIAGNOSTICO AUTOMOTOR DEL VALLE </text:p>
          </table:table-cell>
          <table:table-cell office:value-type="string">
            <text:p>VALOR TOTAL COTIZACION $126.900</text:p>
          </table:table-cell>
          <table:table-cell table:number-columns-repeated="1018"/>
        </table:table-row>
        <table:table-row table:style-name="ro3">
          <table:table-cell table:style-name="ce3" office:value-type="date" office:date-value="2014-08-08">
            <text:p>08/08/14</text:p>
          </table:table-cell>
          <table:table-cell office:value-type="string">
            <text:p>MTTO-597-2014</text:p>
          </table:table-cell>
          <table:table-cell office:value-type="string">
            <text:p>SMW-559</text:p>
          </table:table-cell>
          <table:table-cell office:value-type="string">
            <text:p>CORREGIR FUGA DE AIRE POR MANGUERA DEL WINCHE</text:p>
          </table:table-cell>
          <table:table-cell office:value-type="string">
            <text:p>FRENO PARTES</text:p>
          </table:table-cell>
          <table:table-cell office:value-type="string">
            <text:p>C320</text:p>
          </table:table-cell>
          <table:table-cell table:number-columns-repeated="1018"/>
        </table:table-row>
        <table:table-row table:style-name="ro3">
          <table:table-cell table:style-name="ce3" office:value-type="date" office:date-value="2014-08-09">
            <text:p>09/08/14</text:p>
          </table:table-cell>
          <table:table-cell office:value-type="string">
            <text:p>AAM-120-2014-T3</text:p>
          </table:table-cell>
          <table:table-cell office:value-type="string">
            <text:p>DDB-875 </text:p>
          </table:table-cell>
          <table:table-cell office:value-type="string">
            <text:p>REVISION EMBRAGUE <text:s text:c="2"/></text:p>
          </table:table-cell>
          <table:table-cell office:value-type="string">
            <text:p>NACIONAL DE EMBRAGUES S.A.S</text:p>
          </table:table-cell>
          <table:table-cell office:value-type="float" office:value="1123">
            <text:p>1123</text:p>
          </table:table-cell>
          <table:table-cell table:number-columns-repeated="1018"/>
        </table:table-row>
        <table:table-row table:style-name="ro3">
          <table:table-cell table:style-name="ce3" office:value-type="date" office:date-value="2014-08-09">
            <text:p>09/08/14</text:p>
          </table:table-cell>
          <table:table-cell office:value-type="string">
            <text:p>MTTO-601-2014</text:p>
          </table:table-cell>
          <table:table-cell office:value-type="string">
            <text:p>TROMPO No. 1 </text:p>
          </table:table-cell>
          <table:table-cell office:value-type="string">
            <text:p>ENDEREZAR CUBIERTA MOTOR, SOLDAR CREMALLERA TROMPO Y REVISAR RINES </text:p>
          </table:table-cell>
          <table:table-cell office:value-type="string">
            <text:p>HERMAR</text:p>
          </table:table-cell>
          <table:table-cell office:value-type="string">
            <text:p>I.C.T-0640</text:p>
          </table:table-cell>
          <table:table-cell table:number-columns-repeated="1018"/>
        </table:table-row>
        <table:table-row table:style-name="ro5">
          <table:table-cell table:style-name="ce3" office:value-type="date" office:date-value="2014-08-09">
            <text:p>09/08/14</text:p>
          </table:table-cell>
          <table:table-cell office:value-type="string">
            <text:p>AAM-149-2014-T4</text:p>
          </table:table-cell>
          <table:table-cell office:value-type="string">
            <text:p>SPK-951</text:p>
          </table:table-cell>
          <table:table-cell office:value-type="string">
            <text:p>REVISION TECNOMECANICA </text:p>
          </table:table-cell>
          <table:table-cell office:value-type="string">
            <text:p>CENTRO DE DIAGNOSTICO AUTOMOTOR DEL VALLE </text:p>
          </table:table-cell>
          <table:table-cell office:value-type="string">
            <text:p>VALOR TOTAL COTIZACION $126.900</text:p>
          </table:table-cell>
          <table:table-cell table:number-columns-repeated="1018"/>
        </table:table-row>
        <table:table-row table:style-name="ro3">
          <table:table-cell table:style-name="ce3" office:value-type="date" office:date-value="2014-08-11">
            <text:p>11/08/14</text:p>
          </table:table-cell>
          <table:table-cell office:value-type="string">
            <text:p>MTTO-605-2014</text:p>
          </table:table-cell>
          <table:table-cell office:value-type="string">
            <text:p>USA-468</text:p>
          </table:table-cell>
          <table:table-cell office:value-type="string">
            <text:p>DESPINCHAR LLANTA TRASERA EXTERN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08-11">
            <text:p>11/08/14</text:p>
          </table:table-cell>
          <table:table-cell office:value-type="string">
            <text:p>MTTO-608-2014</text:p>
          </table:table-cell>
          <table:table-cell office:value-type="string">
            <text:p>USA-339</text:p>
          </table:table-cell>
          <table:table-cell office:value-type="string">
            <text:p>ALINEACION DIRECCION, BALANCEO RUEDAS DELANTERAS Y ROTACION <text:s text:c="2"/></text:p>
          </table:table-cell>
          <table:table-cell office:value-type="string">
            <text:p>LLANTAS LA ESTACION</text:p>
          </table:table-cell>
          <table:table-cell table:number-columns-repeated="1019"/>
        </table:table-row>
        <table:table-row table:style-name="ro6">
          <table:table-cell table:style-name="ce3" office:value-type="date" office:date-value="2014-08-11">
            <text:p>11/08/14</text:p>
          </table:table-cell>
          <table:table-cell office:value-type="string">
            <text:p>AAM-41-2014-GP</text:p>
          </table:table-cell>
          <table:table-cell office:value-type="string">
            <text:p>DDA-016</text:p>
          </table:table-cell>
          <table:table-cell office:value-type="string">
            <text:p>REVISION ALTERNADOR </text:p>
          </table:table-cell>
          <table:table-cell office:value-type="string">
            <text:p>RENZO NIETO </text:p>
          </table:table-cell>
          <table:table-cell office:value-type="float" office:value="870">
            <text:p>870</text:p>
          </table:table-cell>
          <table:table-cell table:number-columns-repeated="1018"/>
        </table:table-row>
        <table:table-row table:style-name="ro3">
          <table:table-cell table:style-name="ce3" office:value-type="date" office:date-value="2014-08-12">
            <text:p>12/08/14</text:p>
          </table:table-cell>
          <table:table-cell office:value-type="string">
            <text:p>MP-609-2014</text:p>
          </table:table-cell>
          <table:table-cell office:value-type="string">
            <text:p>DDA-282</text:p>
          </table:table-cell>
          <table:table-cell office:value-type="string">
            <text:p>REVISION MANGUERA VACIO QUE VAL DEL BLOQUE A BOMBA DE VACIO DEL ALTERNADOR </text:p>
          </table:table-cell>
          <table:table-cell office:value-type="string">
            <text:p>AUTOPACIFICO</text:p>
          </table:table-cell>
          <table:table-cell office:value-type="string">
            <text:p>OT 341523</text:p>
          </table:table-cell>
          <table:table-cell table:number-columns-repeated="1018"/>
        </table:table-row>
        <table:table-row table:style-name="ro4">
          <table:table-cell table:style-name="ce3" office:value-type="date" office:date-value="2014-08-12">
            <text:p>12/08/14</text:p>
          </table:table-cell>
          <table:table-cell office:value-type="string">
            <text:p>MTTO-611-2014</text:p>
          </table:table-cell>
          <table:table-cell office:value-type="string">
            <text:p>KUK-433</text:p>
          </table:table-cell>
          <table:table-cell office:value-type="string">
            <text:p>REVISION TECNOMECANICA </text:p>
          </table:table-cell>
          <table:table-cell office:value-type="string">
            <text:p>CENTRO DE DIAGNOSTICO AUTOMOTOR PALMIRA</text:p>
          </table:table-cell>
          <table:table-cell table:number-columns-repeated="1019"/>
        </table:table-row>
        <table:table-row table:style-name="ro4">
          <table:table-cell table:style-name="ce3" office:value-type="date" office:date-value="2014-08-12">
            <text:p>12/08/14</text:p>
          </table:table-cell>
          <table:table-cell office:value-type="string">
            <text:p>AAM-42-2014-GP</text:p>
          </table:table-cell>
          <table:table-cell office:value-type="string">
            <text:p>CJK-060</text:p>
          </table:table-cell>
          <table:table-cell office:value-type="string">
            <text:p>SOLDADURA CHASIS ASIENTO CONDUCTOR, MANTENIMIENTO SILLIN Y REVISAR PERILLA ASIENTO RECLINABLE </text:p>
          </table:table-cell>
          <table:table-cell office:value-type="string">
            <text:p>TAPIZADOS Y LUJOS</text:p>
          </table:table-cell>
          <table:table-cell office:value-type="float" office:value="241">
            <text:p>241</text:p>
          </table:table-cell>
          <table:table-cell table:number-columns-repeated="1018"/>
        </table:table-row>
        <table:table-row table:style-name="ro4">
          <table:table-cell table:style-name="ce3" office:value-type="date" office:date-value="2014-08-12">
            <text:p>12/08/14</text:p>
          </table:table-cell>
          <table:table-cell office:value-type="string">
            <text:p>AAM-55-2014-T7</text:p>
          </table:table-cell>
          <table:table-cell office:value-type="string">
            <text:p>WEP-810</text:p>
          </table:table-cell>
          <table:table-cell office:value-type="string">
            <text:p>INSTALACION LLANTA DE SEGUNDA EN RUEDA TRASERA INTERNA LADO DERECHO, SUMINISTRADA POR ALMACEN DEL CCO</text:p>
          </table:table-cell>
          <table:table-cell office:value-type="string">
            <text:p>ESTACION LAS PALMERAS</text:p>
          </table:table-cell>
          <table:table-cell table:number-columns-repeated="1019"/>
        </table:table-row>
        <table:table-row table:style-name="ro3">
          <table:table-cell table:style-name="ce3" office:value-type="date" office:date-value="2014-08-12">
            <text:p>12/08/14</text:p>
          </table:table-cell>
          <table:table-cell office:value-type="string">
            <text:p>AAM-57-2014-T7</text:p>
          </table:table-cell>
          <table:table-cell office:value-type="string">
            <text:p>WEP-810</text:p>
          </table:table-cell>
          <table:table-cell office:value-type="string">
            <text:p>CORREGIR FUGA DE AIRE PARTE BAJA DEL PLANCHON </text:p>
          </table:table-cell>
          <table:table-cell office:value-type="string">
            <text:p>FRENO PARTES</text:p>
          </table:table-cell>
          <table:table-cell table:number-columns-repeated="1019"/>
        </table:table-row>
        <table:table-row table:style-name="ro3">
          <table:table-cell table:style-name="ce3" office:value-type="date" office:date-value="2014-08-12">
            <text:p>12/08/14</text:p>
          </table:table-cell>
          <table:table-cell office:value-type="string">
            <text:p>AAM-74-2014-T1</text:p>
          </table:table-cell>
          <table:table-cell office:value-type="string">
            <text:p>KEY-253</text:p>
          </table:table-cell>
          <table:table-cell office:value-type="string">
            <text:p>RATEO MOTOR POR GARANTIA </text:p>
          </table:table-cell>
          <table:table-cell office:value-type="string">
            <text:p>TALLERES AUTORIZADOS S.A.</text:p>
          </table:table-cell>
          <table:table-cell office:value-type="float" office:value="33096379">
            <text:p>33096379</text:p>
          </table:table-cell>
          <table:table-cell table:number-columns-repeated="1018"/>
        </table:table-row>
        <table:table-row table:style-name="ro4">
          <table:table-cell table:style-name="ce3" office:value-type="date" office:date-value="2014-08-12">
            <text:p>12/08/14</text:p>
          </table:table-cell>
          <table:table-cell office:value-type="string">
            <text:p>AAM-142-2014-T2</text:p>
          </table:table-cell>
          <table:table-cell office:value-type="string">
            <text:p>DDC-295</text:p>
          </table:table-cell>
          <table:table-cell office:value-type="string">
            <text:p>ALINEACION DIRECCION, BALANCEO RUEDAS DELANTERAS Y REVISAR SISTEMA DE CARGA POR GARANTIA</text:p>
          </table:table-cell>
          <table:table-cell office:value-type="string">
            <text:p>COEXITO-OSCAR GARCIA </text:p>
          </table:table-cell>
          <table:table-cell office:value-type="float" office:value="2029067">
            <text:p>2029067</text:p>
          </table:table-cell>
          <table:table-cell table:number-columns-repeated="1018"/>
        </table:table-row>
        <table:table-row table:style-name="ro3">
          <table:table-cell table:style-name="ce3" office:value-type="date" office:date-value="2014-08-12">
            <text:p>12/08/14</text:p>
          </table:table-cell>
          <table:table-cell office:value-type="string">
            <text:p>AAM-143-2014-T2</text:p>
          </table:table-cell>
          <table:table-cell office:value-type="string">
            <text:p>DDC-295</text:p>
          </table:table-cell>
          <table:table-cell office:value-type="string">
            <text:p>REVISION PARLANTE Y MICROFONO DEL ALTAVOZ</text:p>
          </table:table-cell>
          <table:table-cell office:value-type="string">
            <text:p>TECNOLOGIA CONTRA INCENDIO </text:p>
          </table:table-cell>
          <table:table-cell table:number-columns-repeated="1019"/>
        </table:table-row>
        <table:table-row table:style-name="ro6">
          <table:table-cell table:style-name="ce3" office:value-type="date" office:date-value="2014-08-12">
            <text:p>12/08/14</text:p>
          </table:table-cell>
          <table:table-cell office:value-type="string">
            <text:p>AAM-122-2014-T3</text:p>
          </table:table-cell>
          <table:table-cell office:value-type="string">
            <text:p>WCZ-205</text:p>
          </table:table-cell>
          <table:table-cell office:value-type="string">
            <text:p>FABRICACION DE BASE PARA EXTINTOR DE 10 LB</text:p>
          </table:table-cell>
          <table:table-cell office:value-type="string">
            <text:p>HERMAR</text:p>
          </table:table-cell>
          <table:table-cell office:value-type="string">
            <text:p>I.C.T-0712</text:p>
          </table:table-cell>
          <table:table-cell table:number-columns-repeated="1018"/>
        </table:table-row>
        <table:table-row table:style-name="ro4">
          <table:table-cell table:style-name="ce3" office:value-type="date" office:date-value="2014-08-13">
            <text:p>13/08/14</text:p>
          </table:table-cell>
          <table:table-cell office:value-type="string">
            <text:p>AAM-98-2014-T5</text:p>
          </table:table-cell>
          <table:table-cell office:value-type="string">
            <text:p>SPK-179</text:p>
          </table:table-cell>
          <table:table-cell office:value-type="string">
            <text:p>REVISION GATO IZQUIERDO QUE LEVANTA EL PLANCHON (ESTA TORCIDO) Y COLOCAR ARGOLLA TIRO</text:p>
          </table:table-cell>
          <table:table-cell office:value-type="string">
            <text:p>HERMAR</text:p>
          </table:table-cell>
          <table:table-cell office:value-type="string">
            <text:p>I.C.T-0659</text:p>
          </table:table-cell>
          <table:table-cell table:number-columns-repeated="1018"/>
        </table:table-row>
        <table:table-row table:style-name="ro3">
          <table:table-cell table:style-name="ce3" office:value-type="date" office:date-value="2014-08-13">
            <text:p>13/08/14</text:p>
          </table:table-cell>
          <table:table-cell office:value-type="string">
            <text:p>AAM-99-2014-T5</text:p>
          </table:table-cell>
          <table:table-cell office:value-type="string">
            <text:p>KEW-953</text:p>
          </table:table-cell>
          <table:table-cell office:value-type="string">
            <text:p>REVISAR SISTEMA DE CARGA DE BATERIA AUXILIAR Y MOTOR </text:p>
          </table:table-cell>
          <table:table-cell office:value-type="string">
            <text:p>COEXITO-OSCAR GARCIA </text:p>
          </table:table-cell>
          <table:table-cell office:value-type="float" office:value="2029072">
            <text:p>2029072</text:p>
          </table:table-cell>
          <table:table-cell table:number-columns-repeated="1018"/>
        </table:table-row>
        <table:table-row table:style-name="ro3">
          <table:table-cell table:style-name="ce3" office:value-type="date" office:date-value="2014-08-13">
            <text:p>13/08/14</text:p>
          </table:table-cell>
          <table:table-cell office:value-type="string">
            <text:p>AAM-123-2014-T3</text:p>
          </table:table-cell>
          <table:table-cell office:value-type="string">
            <text:p>SQW-867</text:p>
          </table:table-cell>
          <table:table-cell office:value-type="string">
            <text:p>REPARACION GATO HIDRAULICO DE LEVANTE DEL PLANCHON LADO DERECHO</text:p>
          </table:table-cell>
          <table:table-cell office:value-type="string">
            <text:p>HERMAR</text:p>
          </table:table-cell>
          <table:table-cell office:value-type="string">
            <text:p>I.C.T-0650</text:p>
          </table:table-cell>
          <table:table-cell table:number-columns-repeated="1018"/>
        </table:table-row>
        <table:table-row table:style-name="ro3">
          <table:table-cell table:style-name="ce3" office:value-type="date" office:date-value="2014-08-14">
            <text:p>14/08/14</text:p>
          </table:table-cell>
          <table:table-cell office:value-type="string">
            <text:p>MTTO-614-2014</text:p>
          </table:table-cell>
          <table:table-cell office:value-type="string">
            <text:p>USA-468</text:p>
          </table:table-cell>
          <table:table-cell office:value-type="string">
            <text:p>DESPINCHAR LLANTA TRASERA INTERNA LADO IZQUIERDO</text:p>
          </table:table-cell>
          <table:table-cell office:value-type="string">
            <text:p>ESTACION LAS PALMERAS</text:p>
          </table:table-cell>
          <table:table-cell table:number-columns-repeated="1019"/>
        </table:table-row>
        <table:table-row table:style-name="ro3">
          <table:table-cell table:style-name="ce3" office:value-type="date" office:date-value="2014-08-14">
            <text:p>14/08/14</text:p>
          </table:table-cell>
          <table:table-cell office:value-type="string">
            <text:p>MTTO-615-2014</text:p>
          </table:table-cell>
          <table:table-cell office:value-type="string">
            <text:p>DDA-208</text:p>
          </table:table-cell>
          <table:table-cell office:value-type="string">
            <text:p>REVISION EMBRAGUE POR GARANTIA </text:p>
          </table:table-cell>
          <table:table-cell office:value-type="string">
            <text:p>NACIONAL DE EMBRAGUES S.A.S</text:p>
          </table:table-cell>
          <table:table-cell table:number-columns-repeated="1019"/>
        </table:table-row>
        <table:table-row table:style-name="ro6">
          <table:table-cell table:style-name="ce3" office:value-type="date" office:date-value="2014-08-14">
            <text:p>14/08/14</text:p>
          </table:table-cell>
          <table:table-cell office:value-type="string">
            <text:p>MTTO-616-2014</text:p>
          </table:table-cell>
          <table:table-cell office:value-type="string">
            <text:p>DDA-208</text:p>
          </table:table-cell>
          <table:table-cell office:value-type="string">
            <text:p>REVISAR FUGA POR BOXTER</text:p>
          </table:table-cell>
          <table:table-cell office:value-type="string">
            <text:p>FRENO PARTES</text:p>
          </table:table-cell>
          <table:table-cell table:number-columns-repeated="1019"/>
        </table:table-row>
        <table:table-row table:style-name="ro3">
          <table:table-cell table:style-name="ce3" office:value-type="date" office:date-value="2014-08-14">
            <text:p>14/08/14</text:p>
          </table:table-cell>
          <table:table-cell office:value-type="string">
            <text:p>AAM-102-2014-T5</text:p>
          </table:table-cell>
          <table:table-cell office:value-type="string">
            <text:p>KEX-250</text:p>
          </table:table-cell>
          <table:table-cell office:value-type="string">
            <text:p>LAVAR MOTOR PARTE BAJA </text:p>
          </table:table-cell>
          <table:table-cell office:value-type="string">
            <text:p>ESTACION LAS PALMERAS</text:p>
          </table:table-cell>
          <table:table-cell table:number-columns-repeated="1019"/>
        </table:table-row>
        <table:table-row table:style-name="ro3">
          <table:table-cell table:style-name="ce3" office:value-type="date" office:date-value="2014-08-14">
            <text:p>14/08/14</text:p>
          </table:table-cell>
          <table:table-cell office:value-type="string">
            <text:p>MTTO-618-2014</text:p>
          </table:table-cell>
          <table:table-cell office:value-type="string">
            <text:p>PLANTA ELECTRICA FG WILSON No. 1</text:p>
          </table:table-cell>
          <table:table-cell office:value-type="string">
            <text:p>NUEVAMENTE REVISION POR GARANTIA CORREGIR FUGAS ACEITE MOTOR </text:p>
          </table:table-cell>
          <table:table-cell office:value-type="string">
            <text:p>AGRODIESEL DEL PACIFICO</text:p>
          </table:table-cell>
          <table:table-cell table:number-columns-repeated="1019"/>
        </table:table-row>
        <table:table-row table:style-name="ro6">
          <table:table-cell table:style-name="ce3" office:value-type="date" office:date-value="2014-08-14">
            <text:p>14/08/14</text:p>
          </table:table-cell>
          <table:table-cell office:value-type="string">
            <text:p>MTTO-619-2014</text:p>
          </table:table-cell>
          <table:table-cell office:value-type="string">
            <text:p>USE-822</text:p>
          </table:table-cell>
          <table:table-cell office:value-type="string">
            <text:p>CAMBIO RETEN TRASERO LADO DERECHO </text:p>
          </table:table-cell>
          <table:table-cell office:value-type="string">
            <text:p>FRENO PARTES</text:p>
          </table:table-cell>
          <table:table-cell office:value-type="string">
            <text:p>C331</text:p>
          </table:table-cell>
          <table:table-cell table:number-columns-repeated="1018"/>
        </table:table-row>
        <table:table-row table:style-name="ro3">
          <table:table-cell table:style-name="ce3" office:value-type="date" office:date-value="2014-08-15">
            <text:p>15/08/14</text:p>
          </table:table-cell>
          <table:table-cell office:value-type="string">
            <text:p>AAM-126-2014-T6</text:p>
          </table:table-cell>
          <table:table-cell office:value-type="string">
            <text:p>KEY-189</text:p>
          </table:table-cell>
          <table:table-cell office:value-type="string">
            <text:p>RUTINA DE LOS 5.000 KMS </text:p>
          </table:table-cell>
          <table:table-cell office:value-type="string">
            <text:p>TALLERES AUTORIZADOS S.A.</text:p>
          </table:table-cell>
          <table:table-cell office:value-type="float" office:value="33095981">
            <text:p>33095981</text:p>
          </table:table-cell>
          <table:table-cell table:number-columns-repeated="1018"/>
        </table:table-row>
        <table:table-row table:style-name="ro4">
          <table:table-cell table:style-name="ce3" office:value-type="date" office:date-value="2014-08-15">
            <text:p>15/08/14</text:p>
          </table:table-cell>
          <table:table-cell office:value-type="string">
            <text:p>AAM-105-2014-T5</text:p>
          </table:table-cell>
          <table:table-cell office:value-type="string">
            <text:p>SPK-179</text:p>
          </table:table-cell>
          <table:table-cell office:value-type="string">
            <text:p>SOLDAR Y REFORZAR SOPORTE BASE PLANCHON Y VERIFICAR FUNCIONAMIENTO DE LOS GATOS DE LEVANTE </text:p>
          </table:table-cell>
          <table:table-cell office:value-type="string">
            <text:p>HERMAR</text:p>
          </table:table-cell>
          <table:table-cell office:value-type="float" office:value="666">
            <text:p>666</text:p>
          </table:table-cell>
          <table:table-cell table:number-columns-repeated="1018"/>
        </table:table-row>
        <table:table-row table:style-name="ro3">
          <table:table-cell table:style-name="ce3" office:value-type="date" office:date-value="2014-08-16">
            <text:p>16/08/14</text:p>
          </table:table-cell>
          <table:table-cell office:value-type="string">
            <text:p>MTTO-623-2014</text:p>
          </table:table-cell>
          <table:table-cell office:value-type="string">
            <text:p>KUK-382</text:p>
          </table:table-cell>
          <table:table-cell office:value-type="string">
            <text:p>MANTENIMIENTO CHAPAS PUERTAS</text:p>
          </table:table-cell>
          <table:table-cell office:value-type="string">
            <text:p>VIDRIOS Y ACCESORIOS </text:p>
          </table:table-cell>
          <table:table-cell office:value-type="float" office:value="28664">
            <text:p>28664</text:p>
          </table:table-cell>
          <table:table-cell table:number-columns-repeated="1018"/>
        </table:table-row>
        <table:table-row table:style-name="ro3">
          <table:table-cell table:style-name="ce3" office:value-type="date" office:date-value="2014-08-19">
            <text:p>19/08/14</text:p>
          </table:table-cell>
          <table:table-cell office:value-type="string">
            <text:p>MTTO-629-2014</text:p>
          </table:table-cell>
          <table:table-cell office:value-type="string">
            <text:p>USE-822</text:p>
          </table:table-cell>
          <table:table-cell office:value-type="string">
            <text:p>EL VEHICULO SE APAGA DESPUES DE QUE SE ENCIENDE EL MOTOR </text:p>
          </table:table-cell>
          <table:table-cell office:value-type="string">
            <text:p>NAVITRANS</text:p>
          </table:table-cell>
          <table:table-cell table:number-columns-repeated="1019"/>
        </table:table-row>
        <table:table-row table:style-name="ro3">
          <table:table-cell table:style-name="ce3" office:value-type="date" office:date-value="2014-08-19">
            <text:p>19/08/14</text:p>
          </table:table-cell>
          <table:table-cell office:value-type="string">
            <text:p>MTTO-628-2014</text:p>
          </table:table-cell>
          <table:table-cell office:value-type="string">
            <text:p>KUK-381</text:p>
          </table:table-cell>
          <table:table-cell office:value-type="string">
            <text:p>DESPINCHAR LLANTA TRASERA EXTERNA LADO IZQUIERDO</text:p>
          </table:table-cell>
          <table:table-cell office:value-type="string">
            <text:p>COEXITO-OSCAR GARCIA </text:p>
          </table:table-cell>
          <table:table-cell table:number-columns-repeated="1019"/>
        </table:table-row>
        <table:table-row table:style-name="ro3">
          <table:table-cell table:style-name="ce3" office:value-type="date" office:date-value="2014-08-19">
            <text:p>19/08/14</text:p>
          </table:table-cell>
          <table:table-cell office:value-type="string">
            <text:p>MTTO-627-2014</text:p>
          </table:table-cell>
          <table:table-cell office:value-type="string">
            <text:p>KUK-381</text:p>
          </table:table-cell>
          <table:table-cell office:value-type="string">
            <text:p>CAMBIO INTERRUPTOR DE PARQUEO </text:p>
          </table:table-cell>
          <table:table-cell office:value-type="string">
            <text:p>METALMECANICA M &amp; F SAS </text:p>
          </table:table-cell>
          <table:table-cell table:number-columns-repeated="1019"/>
        </table:table-row>
        <table:table-row table:style-name="ro3">
          <table:table-cell table:style-name="ce3" office:value-type="date" office:date-value="2014-08-19">
            <text:p>19/08/14</text:p>
          </table:table-cell>
          <table:table-cell office:value-type="string">
            <text:p>MTTO-626-2014</text:p>
          </table:table-cell>
          <table:table-cell office:value-type="string">
            <text:p>236B</text:p>
          </table:table-cell>
          <table:table-cell office:value-type="string">
            <text:p>CORREGIR FUGA POR TUBO HIDRAULICO POR GARANTIA </text:p>
          </table:table-cell>
          <table:table-cell office:value-type="string">
            <text:p>REHIMAC </text:p>
          </table:table-cell>
          <table:table-cell table:number-columns-repeated="1019"/>
        </table:table-row>
        <table:table-row table:style-name="ro3">
          <table:table-cell table:style-name="ce3" office:value-type="date" office:date-value="2014-08-19">
            <text:p>19/08/14</text:p>
          </table:table-cell>
          <table:table-cell office:value-type="string">
            <text:p>MTTO-630-2014</text:p>
          </table:table-cell>
          <table:table-cell office:value-type="string">
            <text:p>TROMPO No. 3</text:p>
          </table:table-cell>
          <table:table-cell office:value-type="string">
            <text:p>DESPINCHAR LLANTA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4-08-19">
            <text:p>19/08/14</text:p>
          </table:table-cell>
          <table:table-cell office:value-type="string">
            <text:p>MTTO-631-2014</text:p>
          </table:table-cell>
          <table:table-cell office:value-type="string">
            <text:p>DDA-165</text:p>
          </table:table-cell>
          <table:table-cell office:value-type="string">
            <text:p>DESPINCHAR LLANTA TRASERA DERECHA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4-08-19">
            <text:p>19/08/14</text:p>
          </table:table-cell>
          <table:table-cell office:value-type="string">
            <text:p>AAM-43-2014-GP</text:p>
          </table:table-cell>
          <table:table-cell office:value-type="string">
            <text:p>CJK-060</text:p>
          </table:table-cell>
          <table:table-cell office:value-type="string">
            <text:p>REVISAR SISTEMA DE CARGA </text:p>
          </table:table-cell>
          <table:table-cell office:value-type="string">
            <text:p>COEXITO-OSCAR GARCIA </text:p>
          </table:table-cell>
          <table:table-cell office:value-type="float" office:value="2029155">
            <text:p>2029155</text:p>
          </table:table-cell>
          <table:table-cell table:number-columns-repeated="1018"/>
        </table:table-row>
        <table:table-row table:style-name="ro3">
          <table:table-cell table:style-name="ce3" office:value-type="date" office:date-value="2014-08-19">
            <text:p>19/08/14</text:p>
          </table:table-cell>
          <table:table-cell office:value-type="string">
            <text:p>MP-633-2014</text:p>
          </table:table-cell>
          <table:table-cell office:value-type="string">
            <text:p>DDA-282</text:p>
          </table:table-cell>
          <table:table-cell office:value-type="string">
            <text:p>CORREGIR FUGA POR TUBIN FRENO TRASERO LADO DERECHO </text:p>
          </table:table-cell>
          <table:table-cell office:value-type="string">
            <text:p>FRENO PARTES</text:p>
          </table:table-cell>
          <table:table-cell office:value-type="string">
            <text:p>C325</text:p>
          </table:table-cell>
          <table:table-cell table:number-columns-repeated="1018"/>
        </table:table-row>
        <table:table-row table:style-name="ro4">
          <table:table-cell table:style-name="ce3" office:value-type="date" office:date-value="2014-08-19">
            <text:p>19/08/14</text:p>
          </table:table-cell>
          <table:table-cell office:value-type="string">
            <text:p>MP-634-2014</text:p>
          </table:table-cell>
          <table:table-cell office:value-type="string">
            <text:p>DDA-282</text:p>
          </table:table-cell>
          <table:table-cell office:value-type="string">
            <text:p>ALINEACION DIRECCION, BALANCEO DE RUEDAS Y ROTACION LLANTAS DE ADELANTE HACIA ATRAS</text:p>
          </table:table-cell>
          <table:table-cell office:value-type="string">
            <text:p>COEXITO-OSCAR GARCIA </text:p>
          </table:table-cell>
          <table:table-cell office:value-type="float" office:value="2029204">
            <text:p>2029204</text:p>
          </table:table-cell>
          <table:table-cell table:number-columns-repeated="1018"/>
        </table:table-row>
        <table:table-row table:style-name="ro4">
          <table:table-cell table:style-name="ce3" office:value-type="date" office:date-value="2014-08-20">
            <text:p>20/08/14</text:p>
          </table:table-cell>
          <table:table-cell office:value-type="string">
            <text:p>AAM-76-2014-T1</text:p>
          </table:table-cell>
          <table:table-cell office:value-type="string">
            <text:p>SPK-307</text:p>
          </table:table-cell>
          <table:table-cell office:value-type="string">
            <text:p>CORREGIR CORTO LUCES EXPLORADORAS (RUTEAR Y CAMBIAR CABLEADO) E INSTALAR MASTER O CUCHILLA</text:p>
          </table:table-cell>
          <table:table-cell office:value-type="string">
            <text:p>FRENO PARTES</text:p>
          </table:table-cell>
          <table:table-cell office:value-type="string">
            <text:p>C326</text:p>
          </table:table-cell>
          <table:table-cell table:number-columns-repeated="1018"/>
        </table:table-row>
        <table:table-row table:style-name="ro3">
          <table:table-cell table:style-name="ce3" office:value-type="date" office:date-value="2014-08-20">
            <text:p>20/08/14</text:p>
          </table:table-cell>
          <table:table-cell office:value-type="string">
            <text:p>MTTO-637-2014</text:p>
          </table:table-cell>
          <table:table-cell office:value-type="string">
            <text:p>KUK-433</text:p>
          </table:table-cell>
          <table:table-cell office:value-type="string">
            <text:p>DESPINCHAR LLANTA TRASERA EXTERNA DERECHA </text:p>
          </table:table-cell>
          <table:table-cell office:value-type="string">
            <text:p>ESTACION LAS PALMERAS</text:p>
          </table:table-cell>
          <table:table-cell table:number-columns-repeated="1019"/>
        </table:table-row>
        <table:table-row table:style-name="ro6">
          <table:table-cell table:style-name="ce3" office:value-type="date" office:date-value="2014-08-20">
            <text:p>20/08/14</text:p>
          </table:table-cell>
          <table:table-cell office:value-type="string">
            <text:p>AAM-59-2014-T7</text:p>
          </table:table-cell>
          <table:table-cell office:value-type="string">
            <text:p>WEP-810</text:p>
          </table:table-cell>
          <table:table-cell office:value-type="string">
            <text:p>CAMBIO CABLE ELECTRICO 7 VIAS</text:p>
          </table:table-cell>
          <table:table-cell office:value-type="string">
            <text:p>FRENO PARTES</text:p>
          </table:table-cell>
          <table:table-cell office:value-type="string">
            <text:p>C324</text:p>
          </table:table-cell>
          <table:table-cell table:number-columns-repeated="1018"/>
        </table:table-row>
        <table:table-row table:style-name="ro3">
          <table:table-cell table:style-name="ce3" office:value-type="date" office:date-value="2014-08-20">
            <text:p>20/08/14</text:p>
          </table:table-cell>
          <table:table-cell office:value-type="string">
            <text:p>AAM-60-2014-T7</text:p>
          </table:table-cell>
          <table:table-cell office:value-type="string">
            <text:p>WEP-810</text:p>
          </table:table-cell>
          <table:table-cell office:value-type="string">
            <text:p>CORREGIR FUGA DE AIRE POR PLANCHON (NOTA: NO DESMONTAR PLANCHON)</text:p>
          </table:table-cell>
          <table:table-cell office:value-type="string">
            <text:p>REHIMAC </text:p>
          </table:table-cell>
          <table:table-cell office:value-type="string">
            <text:p>001-CV-001843</text:p>
          </table:table-cell>
          <table:table-cell table:number-columns-repeated="1018"/>
        </table:table-row>
        <table:table-row table:style-name="ro3">
          <table:table-cell table:style-name="ce3" office:value-type="date" office:date-value="2014-08-20">
            <text:p>20/08/14</text:p>
          </table:table-cell>
          <table:table-cell office:value-type="string">
            <text:p>MTTO-638-2014</text:p>
          </table:table-cell>
          <table:table-cell office:value-type="string">
            <text:p>RETRO 420E</text:p>
          </table:table-cell>
          <table:table-cell office:value-type="string">
            <text:p>DESPINCHAR LLANTA DELANTERA DERECHA </text:p>
          </table:table-cell>
          <table:table-cell office:value-type="string">
            <text:p>COEXITO-OSCAR GARCIA </text:p>
          </table:table-cell>
          <table:table-cell office:value-type="float" office:value="2029162">
            <text:p>2029162</text:p>
          </table:table-cell>
          <table:table-cell table:number-columns-repeated="1018"/>
        </table:table-row>
        <table:table-row table:style-name="ro6">
          <table:table-cell table:style-name="ce3" office:value-type="date" office:date-value="2014-08-20">
            <text:p>20/08/14</text:p>
          </table:table-cell>
          <table:table-cell office:value-type="string">
            <text:p>AAM-62-2014-T7</text:p>
          </table:table-cell>
          <table:table-cell office:value-type="string">
            <text:p>SQI-521</text:p>
          </table:table-cell>
          <table:table-cell office:value-type="string">
            <text:p>REUBICAR VALVULA DERIVADORA </text:p>
          </table:table-cell>
          <table:table-cell office:value-type="string">
            <text:p>HERMAR</text:p>
          </table:table-cell>
          <table:table-cell office:value-type="float" office:value="670">
            <text:p>670</text:p>
          </table:table-cell>
          <table:table-cell table:number-columns-repeated="1018"/>
        </table:table-row>
        <table:table-row table:style-name="ro6">
          <table:table-cell table:style-name="ce3" office:value-type="date" office:date-value="2014-08-20">
            <text:p>20/08/14</text:p>
          </table:table-cell>
          <table:table-cell office:value-type="string">
            <text:p>AAM-10-2014-G-A</text:p>
          </table:table-cell>
          <table:table-cell office:value-type="string">
            <text:p>DDA-216</text:p>
          </table:table-cell>
          <table:table-cell office:value-type="string">
            <text:p>MANTENIMIENTO ARRANQUE </text:p>
          </table:table-cell>
          <table:table-cell office:value-type="string">
            <text:p>RENZO NIETO </text:p>
          </table:table-cell>
          <table:table-cell office:value-type="float" office:value="871">
            <text:p>871</text:p>
          </table:table-cell>
          <table:table-cell table:number-columns-repeated="1018"/>
        </table:table-row>
        <table:table-row table:style-name="ro3">
          <table:table-cell table:style-name="ce3" office:value-type="date" office:date-value="2014-08-21">
            <text:p>21/08/14</text:p>
          </table:table-cell>
          <table:table-cell office:value-type="string">
            <text:p>MTTO-640-2014</text:p>
          </table:table-cell>
          <table:table-cell office:value-type="string">
            <text:p>HIDRO No. 1</text:p>
          </table:table-cell>
          <table:table-cell office:value-type="string">
            <text:p>CORREGIR ROSCA DEL TORNILLO DE TAPA DEL VISOR DE BOMBA DE ALTA</text:p>
          </table:table-cell>
          <table:table-cell office:value-type="string">
            <text:p>REHIMAC </text:p>
          </table:table-cell>
          <table:table-cell table:number-columns-repeated="1019"/>
        </table:table-row>
        <table:table-row table:style-name="ro3">
          <table:table-cell table:style-name="ce3" office:value-type="date" office:date-value="2014-08-21">
            <text:p>21/08/14</text:p>
          </table:table-cell>
          <table:table-cell office:value-type="string">
            <text:p>AAM-64-2014-T7</text:p>
          </table:table-cell>
          <table:table-cell office:value-type="string">
            <text:p>HGR-963</text:p>
          </table:table-cell>
          <table:table-cell office:value-type="string">
            <text:p>RUTINA DE LOS 20.000 KMS</text:p>
          </table:table-cell>
          <table:table-cell office:value-type="string">
            <text:p>AUTOFARALLONES RENAULT</text:p>
          </table:table-cell>
          <table:table-cell table:number-columns-repeated="1019"/>
        </table:table-row>
        <table:table-row table:style-name="ro4">
          <table:table-cell table:style-name="ce3" office:value-type="date" office:date-value="2014-08-21">
            <text:p>21/08/14</text:p>
          </table:table-cell>
          <table:table-cell office:value-type="string">
            <text:p>AAM-147-2014-T2</text:p>
          </table:table-cell>
          <table:table-cell office:value-type="string">
            <text:p>KEX-382</text:p>
          </table:table-cell>
          <table:table-cell office:value-type="string">
            <text:p>CAMBIO DE DOS MANGUERAS QUE VAN A LA CALEFACCION Y REVISAR CARGA DEL ALTERNADOR </text:p>
          </table:table-cell>
          <table:table-cell office:value-type="string">
            <text:p>TALLERES AUTORIZADOS S.A.</text:p>
          </table:table-cell>
          <table:table-cell table:number-columns-repeated="1019"/>
        </table:table-row>
        <table:table-row table:style-name="ro3">
          <table:table-cell table:style-name="ce3" office:value-type="date" office:date-value="2014-08-21">
            <text:p>21/08/14</text:p>
          </table:table-cell>
          <table:table-cell office:value-type="string">
            <text:p>AAM-129-2014-T6</text:p>
          </table:table-cell>
          <table:table-cell office:value-type="string">
            <text:p>KEY-361</text:p>
          </table:table-cell>
          <table:table-cell office:value-type="string">
            <text:p>REVISION RUIDO ANORMAL EMBRAGUE</text:p>
          </table:table-cell>
          <table:table-cell office:value-type="string">
            <text:p>NACIONAL DE EMBRAGUES S.A.S</text:p>
          </table:table-cell>
          <table:table-cell table:number-columns-repeated="1019"/>
        </table:table-row>
        <table:table-row table:style-name="ro3">
          <table:table-cell table:style-name="ce3" office:value-type="date" office:date-value="2014-08-22">
            <text:p>22/08/14</text:p>
          </table:table-cell>
          <table:table-cell office:value-type="string">
            <text:p>AAM-156-2014-T4</text:p>
          </table:table-cell>
          <table:table-cell office:value-type="string">
            <text:p>SPK-951</text:p>
          </table:table-cell>
          <table:table-cell office:value-type="string">
            <text:p>INSTALACION DEL CABLE ELECTRICO 7 VIAS Y CAMBIO DE MANGUERA DE PLANCHON </text:p>
          </table:table-cell>
          <table:table-cell office:value-type="string">
            <text:p>REHIMAC </text:p>
          </table:table-cell>
          <table:table-cell office:value-type="string">
            <text:p>001-CV-001828</text:p>
          </table:table-cell>
          <table:table-cell table:number-columns-repeated="1018"/>
        </table:table-row>
        <table:table-row table:style-name="ro3">
          <table:table-cell table:style-name="ce3" office:value-type="date" office:date-value="2014-08-22">
            <text:p>22/08/14</text:p>
          </table:table-cell>
          <table:table-cell office:value-type="string">
            <text:p>AAM-49-2014-IF</text:p>
          </table:table-cell>
          <table:table-cell office:value-type="string">
            <text:p>DDA-287</text:p>
          </table:table-cell>
          <table:table-cell office:value-type="string">
            <text:p>CAMBIO PIN PALANCA DE CAMBIOS Y REVISION SISTEMA ELECTRICO DE LUCES POR GARANTIA </text:p>
          </table:table-cell>
          <table:table-cell office:value-type="string">
            <text:p>AUTOPACIFICO</text:p>
          </table:table-cell>
          <table:table-cell office:value-type="string">
            <text:p>OT 342664</text:p>
          </table:table-cell>
          <table:table-cell table:number-columns-repeated="1018"/>
        </table:table-row>
        <table:table-row table:style-name="ro3">
          <table:table-cell table:style-name="ce3" office:value-type="date" office:date-value="2014-08-22">
            <text:p>22/08/14</text:p>
          </table:table-cell>
          <table:table-cell office:value-type="string">
            <text:p>AAM-39-2014-GS</text:p>
          </table:table-cell>
          <table:table-cell office:value-type="string">
            <text:p>CJC-368</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5">
          <table:table-cell table:style-name="ce3" office:value-type="date" office:date-value="2014-08-22">
            <text:p>22/08/14</text:p>
          </table:table-cell>
          <table:table-cell office:value-type="string">
            <text:p>MTTO-644-2014</text:p>
          </table:table-cell>
          <table:table-cell office:value-type="string">
            <text:p>PULIDORA 7” D28474WB3</text:p>
          </table:table-cell>
          <table:table-cell office:value-type="string">
            <text:p>REVISION POR GARANTIA SEGUN FACTURA AI-219106 (ESTA BAJA DE REVOLUCIONES Y PIERDE FUERZA EN EL COLECTOR Y SALE HUMO DE LAS ESCOBILLAS)</text:p>
          </table:table-cell>
          <table:table-cell office:value-type="string">
            <text:p>TALLER DEWALT</text:p>
          </table:table-cell>
          <table:table-cell office:value-type="string">
            <text:p>REPARADA</text:p>
            <text:p>POR </text:p>
            <text:p>GARANTIA</text:p>
          </table:table-cell>
          <table:table-cell table:number-columns-repeated="1018"/>
        </table:table-row>
        <table:table-row table:style-name="ro5">
          <table:table-cell table:style-name="ce3" office:value-type="date" office:date-value="2014-08-22">
            <text:p>22/08/14</text:p>
          </table:table-cell>
          <table:table-cell office:value-type="string">
            <text:p>MTTO-646-2014</text:p>
          </table:table-cell>
          <table:table-cell office:value-type="string">
            <text:p>SMW-559</text:p>
          </table:table-cell>
          <table:table-cell office:value-type="string">
            <text:p>REVISION TECNOMECANICA </text:p>
          </table:table-cell>
          <table:table-cell office:value-type="string">
            <text:p>CENTRO DE DIAGNOSTICO AUTOMOTOR DEL VALLE </text:p>
          </table:table-cell>
          <table:table-cell office:value-type="string">
            <text:p>VALOR TOTAL COTIZACION $144.900</text:p>
          </table:table-cell>
          <table:table-cell table:number-columns-repeated="1018"/>
        </table:table-row>
        <table:table-row table:style-name="ro3">
          <table:table-cell table:style-name="ce3" office:value-type="date" office:date-value="2014-08-22">
            <text:p>22/08/14</text:p>
          </table:table-cell>
          <table:table-cell office:value-type="string">
            <text:p>AAM-129-2014-T3</text:p>
          </table:table-cell>
          <table:table-cell office:value-type="string">
            <text:p>KEY-191</text:p>
          </table:table-cell>
          <table:table-cell office:value-type="string">
            <text:p>RUTINA DE LOS 5.000 KMS </text:p>
          </table:table-cell>
          <table:table-cell office:value-type="string">
            <text:p>TALLERES AUTORIZADOS S.A.</text:p>
          </table:table-cell>
          <table:table-cell office:value-type="float" office:value="33096093">
            <text:p>33096093</text:p>
          </table:table-cell>
          <table:table-cell table:number-columns-repeated="1018"/>
        </table:table-row>
        <table:table-row table:style-name="ro6">
          <table:table-cell table:style-name="ce3" office:value-type="date" office:date-value="2014-08-23">
            <text:p>23/08/14</text:p>
          </table:table-cell>
          <table:table-cell office:value-type="string">
            <text:p>MTTO-647-2014</text:p>
          </table:table-cell>
          <table:table-cell office:value-type="string">
            <text:p>SMW-560</text:p>
          </table:table-cell>
          <table:table-cell office:value-type="string">
            <text:p>MANTENIMIENTO FRENOS Y RATCHES</text:p>
          </table:table-cell>
          <table:table-cell office:value-type="string">
            <text:p>FRENO PARTES</text:p>
          </table:table-cell>
          <table:table-cell office:value-type="string">
            <text:p>C327</text:p>
          </table:table-cell>
          <table:table-cell table:number-columns-repeated="1018"/>
        </table:table-row>
        <table:table-row table:style-name="ro5">
          <table:table-cell table:style-name="ce3" office:value-type="date" office:date-value="2014-08-25">
            <text:p>25/08/14</text:p>
          </table:table-cell>
          <table:table-cell office:value-type="string">
            <text:p>AAM-131-2014-T3</text:p>
          </table:table-cell>
          <table:table-cell office:value-type="string">
            <text:p>WCZ-205</text:p>
          </table:table-cell>
          <table:table-cell office:value-type="string">
            <text:p>CORREGIR FUGA DE ACEITE POR BOMBA DE TRANSFERENCIA O TOMA FUERZA Y RUTEAR MANGUERAS SEGUN INDICACIONES DEL OPERADOR</text:p>
          </table:table-cell>
          <table:table-cell office:value-type="string">
            <text:p>REHIMAC </text:p>
          </table:table-cell>
          <table:table-cell office:value-type="string">
            <text:p>001-CV-001830</text:p>
          </table:table-cell>
          <table:table-cell table:number-columns-repeated="1018"/>
        </table:table-row>
        <table:table-row table:style-name="ro3">
          <table:table-cell table:style-name="ce3" office:value-type="date" office:date-value="2014-08-25">
            <text:p>25/08/14</text:p>
          </table:table-cell>
          <table:table-cell office:value-type="string">
            <text:p>AAM-131-2014-T6</text:p>
          </table:table-cell>
          <table:table-cell office:value-type="string">
            <text:p>SQW-850</text:p>
          </table:table-cell>
          <table:table-cell office:value-type="string">
            <text:p>CAMBIO DE SOCKET POR GARANTIA (SE CAMBIARION LAS LAMPARAS STOP TRASERAS)</text:p>
          </table:table-cell>
          <table:table-cell office:value-type="string">
            <text:p>FRENO PARTES</text:p>
          </table:table-cell>
          <table:table-cell table:number-columns-repeated="1019"/>
        </table:table-row>
        <table:table-row table:style-name="ro6">
          <table:table-cell table:style-name="ce3" office:value-type="date" office:date-value="2014-08-25">
            <text:p>25/08/14</text:p>
          </table:table-cell>
          <table:table-cell office:value-type="string">
            <text:p>AAM-149-2014-T2</text:p>
          </table:table-cell>
          <table:table-cell office:value-type="string">
            <text:p>SPK-180</text:p>
          </table:table-cell>
          <table:table-cell office:value-type="string">
            <text:p>INSTALACION DE GANCHOS A CADENA </text:p>
          </table:table-cell>
          <table:table-cell office:value-type="string">
            <text:p>HERMAR</text:p>
          </table:table-cell>
          <table:table-cell office:value-type="string">
            <text:p>I.C.T-0690</text:p>
          </table:table-cell>
          <table:table-cell table:number-columns-repeated="1018"/>
        </table:table-row>
        <table:table-row table:style-name="ro3">
          <table:table-cell table:style-name="ce3" office:value-type="date" office:date-value="2014-08-25">
            <text:p>25/08/14</text:p>
          </table:table-cell>
          <table:table-cell office:value-type="string">
            <text:p>AAM-130-2014-L.B</text:p>
          </table:table-cell>
          <table:table-cell office:value-type="string">
            <text:p>DDA-286</text:p>
          </table:table-cell>
          <table:table-cell office:value-type="string">
            <text:p>MANTENIMIENTO GENERAL DE FRENOS <text:s text:c="2"/></text:p>
          </table:table-cell>
          <table:table-cell office:value-type="string">
            <text:p>FRENO PARTES</text:p>
          </table:table-cell>
          <table:table-cell office:value-type="string">
            <text:p>C329</text:p>
          </table:table-cell>
          <table:table-cell table:number-columns-repeated="1018"/>
        </table:table-row>
        <table:table-row table:style-name="ro3">
          <table:table-cell table:style-name="ce3" office:value-type="date" office:date-value="2014-08-26">
            <text:p>26/08/14</text:p>
          </table:table-cell>
          <table:table-cell office:value-type="string">
            <text:p>AAM-131-2014-L.B</text:p>
          </table:table-cell>
          <table:table-cell office:value-type="string">
            <text:p>WEQ-358</text:p>
          </table:table-cell>
          <table:table-cell office:value-type="string">
            <text:p>RUTINA INICIAL DE LOS 10.000 KMS </text:p>
          </table:table-cell>
          <table:table-cell office:value-type="string">
            <text:p>AUTOFARALLONES RENAULT</text:p>
          </table:table-cell>
          <table:table-cell table:number-columns-repeated="1019"/>
        </table:table-row>
        <table:table-row table:style-name="ro6">
          <table:table-cell table:style-name="ce3" office:value-type="date" office:date-value="2014-08-26">
            <text:p>26/08/14</text:p>
          </table:table-cell>
          <table:table-cell office:value-type="string">
            <text:p>AAM-78-2014-T1</text:p>
          </table:table-cell>
          <table:table-cell office:value-type="string">
            <text:p>SQI-389</text:p>
          </table:table-cell>
          <table:table-cell office:value-type="string">
            <text:p>MANTENIMIENTO ARRANQUE </text:p>
          </table:table-cell>
          <table:table-cell office:value-type="string">
            <text:p>RENZO NIETO </text:p>
          </table:table-cell>
          <table:table-cell office:value-type="float" office:value="872">
            <text:p>872</text:p>
          </table:table-cell>
          <table:table-cell table:number-columns-repeated="1018"/>
        </table:table-row>
        <table:table-row table:style-name="ro4">
          <table:table-cell table:style-name="ce3" office:value-type="date" office:date-value="2014-08-26">
            <text:p>26/08/14</text:p>
          </table:table-cell>
          <table:table-cell office:value-type="string">
            <text:p>MTTO-651-2014</text:p>
          </table:table-cell>
          <table:table-cell office:value-type="string">
            <text:p>KUK-382</text:p>
          </table:table-cell>
          <table:table-cell office:value-type="string">
            <text:p>CORREGIR FUGAS RECAMARAS TRASERAS Y APRETAR SUNCHO DEL TANQUE DE COMBUSTIBLE</text:p>
          </table:table-cell>
          <table:table-cell office:value-type="string">
            <text:p>METALMECANICA M &amp; F SAS </text:p>
          </table:table-cell>
          <table:table-cell office:value-type="string">
            <text:p>0 0 2</text:p>
          </table:table-cell>
          <table:table-cell table:number-columns-repeated="1018"/>
        </table:table-row>
        <table:table-row table:style-name="ro3">
          <table:table-cell table:style-name="ce3" office:value-type="date" office:date-value="2014-08-26">
            <text:p>26/08/14</text:p>
          </table:table-cell>
          <table:table-cell office:value-type="string">
            <text:p>AAM-108-2014-T5</text:p>
          </table:table-cell>
          <table:table-cell office:value-type="string">
            <text:p>KEX-250</text:p>
          </table:table-cell>
          <table:table-cell office:value-type="string">
            <text:p>LAVADA DE MOTOR</text:p>
          </table:table-cell>
          <table:table-cell office:value-type="string">
            <text:p>ESTACION LAS PALMERAS</text:p>
          </table:table-cell>
          <table:table-cell table:number-columns-repeated="1019"/>
        </table:table-row>
        <table:table-row table:style-name="ro3">
          <table:table-cell table:style-name="ce3" office:value-type="date" office:date-value="2014-08-26">
            <text:p>26/08/14</text:p>
          </table:table-cell>
          <table:table-cell office:value-type="string">
            <text:p>AAM-109-2014-T5</text:p>
          </table:table-cell>
          <table:table-cell office:value-type="string">
            <text:p>KEX-250</text:p>
          </table:table-cell>
          <table:table-cell office:value-type="string">
            <text:p>ALINEACION DIRECCION, BALANCEO DE RUEDAS DELANTERAS Y ROTACION </text:p>
          </table:table-cell>
          <table:table-cell office:value-type="string">
            <text:p>COEXITO-OSCAR GARCIA </text:p>
          </table:table-cell>
          <table:table-cell office:value-type="float" office:value="2029358">
            <text:p>2029358</text:p>
          </table:table-cell>
          <table:table-cell table:number-columns-repeated="1018"/>
        </table:table-row>
        <table:table-row table:style-name="ro5">
          <table:table-cell table:style-name="ce3" office:value-type="date" office:date-value="2014-08-27">
            <text:p>27/08/14</text:p>
          </table:table-cell>
          <table:table-cell office:value-type="string">
            <text:p>MTTO-652-2014</text:p>
          </table:table-cell>
          <table:table-cell office:value-type="string">
            <text:p>SMW-560</text:p>
          </table:table-cell>
          <table:table-cell office:value-type="string">
            <text:p>REVISION TECNOMECANICA </text:p>
          </table:table-cell>
          <table:table-cell office:value-type="string">
            <text:p>CENTRO DE DIAGNOSTICO AUTOMOTOR DEL VALLE </text:p>
          </table:table-cell>
          <table:table-cell office:value-type="string">
            <text:p>VALOR TOTAL COTIZACION $144.900</text:p>
          </table:table-cell>
          <table:table-cell table:number-columns-repeated="1018"/>
        </table:table-row>
        <table:table-row table:style-name="ro5">
          <table:table-cell table:style-name="ce3" office:value-type="date" office:date-value="2014-08-27">
            <text:p>27/08/14</text:p>
          </table:table-cell>
          <table:table-cell office:value-type="string">
            <text:p>AAM-45-2014-GP</text:p>
          </table:table-cell>
          <table:table-cell office:value-type="string">
            <text:p>CJK-060</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5">
          <table:table-cell table:style-name="ce3" office:value-type="date" office:date-value="2014-08-27">
            <text:p>27/08/14</text:p>
          </table:table-cell>
          <table:table-cell office:value-type="string">
            <text:p>AAM-110-2014-T5</text:p>
          </table:table-cell>
          <table:table-cell office:value-type="string">
            <text:p>KEW-953</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5">
          <table:table-cell table:style-name="ce3" office:value-type="date" office:date-value="2014-08-27">
            <text:p>27/08/14</text:p>
          </table:table-cell>
          <table:table-cell office:value-type="string">
            <text:p>AAM-66-2014-T7</text:p>
          </table:table-cell>
          <table:table-cell office:value-type="string">
            <text:p>SQI-521</text:p>
          </table:table-cell>
          <table:table-cell office:value-type="string">
            <text:p>SOLDAR Y REFORZAR BASE DEL GANCHO DE CAMA BAJA, INSTALACION DE GANCHO AUXILIAR Y PULIR TRAVESAÑO DONDE REUBICARON LA VALVULA REPARTIDORA</text:p>
          </table:table-cell>
          <table:table-cell office:value-type="string">
            <text:p>HERMAR</text:p>
          </table:table-cell>
          <table:table-cell office:value-type="string">
            <text:p>I.C.T-0713</text:p>
          </table:table-cell>
          <table:table-cell table:number-columns-repeated="1018"/>
        </table:table-row>
        <table:table-row table:style-name="ro3">
          <table:table-cell table:style-name="ce3" office:value-type="date" office:date-value="2014-08-27">
            <text:p>27/08/14</text:p>
          </table:table-cell>
          <table:table-cell office:value-type="string">
            <text:p>MTTO-656-2014</text:p>
          </table:table-cell>
          <table:table-cell office:value-type="string">
            <text:p>USE-822</text:p>
          </table:table-cell>
          <table:table-cell office:value-type="string">
            <text:p>REVISAR SISTEMA DE CARGA </text:p>
          </table:table-cell>
          <table:table-cell office:value-type="string">
            <text:p>COEXITO-OSCAR GARCIA </text:p>
          </table:table-cell>
          <table:table-cell office:value-type="float" office:value="2029390">
            <text:p>2029390</text:p>
          </table:table-cell>
          <table:table-cell table:number-columns-repeated="1018"/>
        </table:table-row>
        <table:table-row table:style-name="ro4">
          <table:table-cell table:style-name="ce3" office:value-type="date" office:date-value="2014-08-28">
            <text:p>28/08/14</text:p>
          </table:table-cell>
          <table:table-cell office:value-type="string">
            <text:p>AAM-01-2014-D.O</text:p>
          </table:table-cell>
          <table:table-cell office:value-type="string">
            <text:p>BIO-339</text:p>
          </table:table-cell>
          <table:table-cell office:value-type="string">
            <text:p>REVISION TECNOMECANICA </text:p>
          </table:table-cell>
          <table:table-cell office:value-type="string">
            <text:p>CENTRO DE DIAGNOSTICO AUTOMOTOR PALMIRA</text:p>
          </table:table-cell>
          <table:table-cell table:number-columns-repeated="1019"/>
        </table:table-row>
        <table:table-row table:style-name="ro3">
          <table:table-cell table:style-name="ce3" office:value-type="date" office:date-value="2014-08-28">
            <text:p>28/08/14</text:p>
          </table:table-cell>
          <table:table-cell office:value-type="string">
            <text:p>AAM-163-2014-T4</text:p>
          </table:table-cell>
          <table:table-cell office:value-type="string">
            <text:p>TLO-302</text:p>
          </table:table-cell>
          <table:table-cell office:value-type="string">
            <text:p>CORREGIR FUGA POR MANGUERAS DEL BOOM POR GARANTIA </text:p>
          </table:table-cell>
          <table:table-cell office:value-type="string">
            <text:p>REHIMAC </text:p>
          </table:table-cell>
          <table:table-cell office:value-type="string">
            <text:p>001-CV-001839</text:p>
          </table:table-cell>
          <table:table-cell table:number-columns-repeated="1018"/>
        </table:table-row>
        <table:table-row table:style-name="ro5">
          <table:table-cell table:style-name="ce3" office:value-type="date" office:date-value="2014-08-28">
            <text:p>28/08/14</text:p>
          </table:table-cell>
          <table:table-cell office:value-type="string">
            <text:p>AAM-111-2014-T5</text:p>
          </table:table-cell>
          <table:table-cell office:value-type="string">
            <text:p>SPK-179</text:p>
          </table:table-cell>
          <table:table-cell office:value-type="string">
            <text:p>REVISION TECNOMECANICA </text:p>
          </table:table-cell>
          <table:table-cell office:value-type="string">
            <text:p>CENTRO DE DIAGNOSTICO AUTOMOTOR DEL VALLE </text:p>
          </table:table-cell>
          <table:table-cell office:value-type="string">
            <text:p>VALOR TOTAL COTIZACION $126.900</text:p>
          </table:table-cell>
          <table:table-cell table:number-columns-repeated="1018"/>
        </table:table-row>
        <table:table-row table:style-name="ro3">
          <table:table-cell table:style-name="ce3" office:value-type="date" office:date-value="2014-08-28">
            <text:p>28/08/14</text:p>
          </table:table-cell>
          <table:table-cell office:value-type="string">
            <text:p>AAM-135-2014-T3</text:p>
          </table:table-cell>
          <table:table-cell office:value-type="string">
            <text:p>WCZ-205</text:p>
          </table:table-cell>
          <table:table-cell office:value-type="string">
            <text:p>RUTINA DE LOS 5.000 KMS </text:p>
          </table:table-cell>
          <table:table-cell office:value-type="string">
            <text:p>KENWORTH DE LA MONTAÑA</text:p>
          </table:table-cell>
          <table:table-cell office:value-type="string">
            <text:p>CRN/1857/2014</text:p>
          </table:table-cell>
          <table:table-cell table:number-columns-repeated="1018"/>
        </table:table-row>
        <table:table-row table:style-name="ro6">
          <table:table-cell table:style-name="ce3" office:value-type="date" office:date-value="2014-08-29">
            <text:p>29/08/14</text:p>
          </table:table-cell>
          <table:table-cell office:value-type="string">
            <text:p>MTTO-659-2014</text:p>
          </table:table-cell>
          <table:table-cell office:value-type="string">
            <text:p>SMW-559</text:p>
          </table:table-cell>
          <table:table-cell office:value-type="string">
            <text:p>MANTENIMIENTO ALTERNADOR <text:s text:c="2"/></text:p>
          </table:table-cell>
          <table:table-cell office:value-type="string">
            <text:p>RENZO NIETO </text:p>
          </table:table-cell>
          <table:table-cell office:value-type="float" office:value="873">
            <text:p>873</text:p>
          </table:table-cell>
          <table:table-cell table:number-columns-repeated="1018"/>
        </table:table-row>
        <table:table-row table:style-name="ro3">
          <table:table-cell table:style-name="ce3" office:value-type="date" office:date-value="2014-08-29">
            <text:p>29/08/14</text:p>
          </table:table-cell>
          <table:table-cell office:value-type="string">
            <text:p>AAM-132-2014-T6</text:p>
          </table:table-cell>
          <table:table-cell office:value-type="string">
            <text:p>KEY-361</text:p>
          </table:table-cell>
          <table:table-cell office:value-type="string">
            <text:p>RECTIFICAR ROSCA DONDE SE AJUSTA LOS TORNILLOS DE SUJECCION DE LA BOMBA </text:p>
          </table:table-cell>
          <table:table-cell office:value-type="string">
            <text:p>FRENO PARTES</text:p>
          </table:table-cell>
          <table:table-cell office:value-type="string">
            <text:p>C335</text:p>
          </table:table-cell>
          <table:table-cell table:number-columns-repeated="1018"/>
        </table:table-row>
        <table:table-row table:style-name="ro3">
          <table:table-cell table:style-name="ce3" office:value-type="date" office:date-value="2014-08-29">
            <text:p>29/08/14</text:p>
          </table:table-cell>
          <table:table-cell office:value-type="string">
            <text:p>AAM-70-2014-T7</text:p>
          </table:table-cell>
          <table:table-cell office:value-type="string">
            <text:p>WEP-811</text:p>
          </table:table-cell>
          <table:table-cell office:value-type="string">
            <text:p>REVISION FRENO DELANTERO LADO DERECHO (PROBLEMAS DE RACHE)</text:p>
          </table:table-cell>
          <table:table-cell office:value-type="string">
            <text:p>MUELLES Y FRENOS PALMIRA</text:p>
          </table:table-cell>
          <table:table-cell office:value-type="string">
            <text:p>0 0 3</text:p>
          </table:table-cell>
          <table:table-cell table:number-columns-repeated="1018"/>
        </table:table-row>
        <table:table-row table:style-name="ro3">
          <table:table-cell table:style-name="ce3" office:value-type="date" office:date-value="2014-08-30">
            <text:p>30/08/14</text:p>
          </table:table-cell>
          <table:table-cell office:value-type="string">
            <text:p>MTTO-661-2014</text:p>
          </table:table-cell>
          <table:table-cell office:value-type="string">
            <text:p>CHR-086 </text:p>
          </table:table-cell>
          <table:table-cell office:value-type="string">
            <text:p>REVISION POLEA TENSORA DEL AIRE ACONDICIONADO</text:p>
          </table:table-cell>
          <table:table-cell office:value-type="string">
            <text:p>ALISTAMIENTOS OCAMPO</text:p>
          </table:table-cell>
          <table:table-cell office:value-type="float" office:value="582">
            <text:p>582</text:p>
          </table:table-cell>
          <table:table-cell table:number-columns-repeated="1018"/>
        </table:table-row>
        <table:table-row table:style-name="ro3">
          <table:table-cell table:style-name="ce3" office:value-type="date" office:date-value="2014-09-01">
            <text:p>01/09/14</text:p>
          </table:table-cell>
          <table:table-cell office:value-type="string">
            <text:p>MTTO-662-2014</text:p>
          </table:table-cell>
          <table:table-cell office:value-type="string">
            <text:p>KUK-382</text:p>
          </table:table-cell>
          <table:table-cell office:value-type="string">
            <text:p>REVISAR SISTEMA DE CARGA POR GARANTIA </text:p>
          </table:table-cell>
          <table:table-cell office:value-type="string">
            <text:p>COEXITO-OSCAR GARCIA </text:p>
          </table:table-cell>
          <table:table-cell office:value-type="float" office:value="2029488">
            <text:p>2029488</text:p>
          </table:table-cell>
          <table:table-cell table:number-columns-repeated="1018"/>
        </table:table-row>
        <table:table-row table:style-name="ro3">
          <table:table-cell table:style-name="ce3" office:value-type="date" office:date-value="2014-09-01">
            <text:p>01/09/14</text:p>
          </table:table-cell>
          <table:table-cell office:value-type="string">
            <text:p>MTTO-506-2014</text:p>
          </table:table-cell>
          <table:table-cell office:value-type="string">
            <text:p>KUK-382</text:p>
          </table:table-cell>
          <table:table-cell office:value-type="string">
            <text:p>ACONDICIONAR COMPUERTA DEL VOLCO Y ARREGLO PISO DE CABINA</text:p>
          </table:table-cell>
          <table:table-cell office:value-type="string">
            <text:p>HERMAR</text:p>
          </table:table-cell>
          <table:table-cell office:value-type="string">
            <text:p>I.C.T-0819</text:p>
          </table:table-cell>
          <table:table-cell table:number-columns-repeated="1018"/>
        </table:table-row>
        <table:table-row table:style-name="ro3">
          <table:table-cell table:style-name="ce3" office:value-type="date" office:date-value="2014-09-01">
            <text:p>01/09/14</text:p>
          </table:table-cell>
          <table:table-cell office:value-type="string">
            <text:p>AAM-138-2014-T6</text:p>
          </table:table-cell>
          <table:table-cell office:value-type="string">
            <text:p>HGR-969</text:p>
          </table:table-cell>
          <table:table-cell office:value-type="string">
            <text:p>REVISION POR GARANTIA DEL AIRE ACONDICIONADO</text:p>
          </table:table-cell>
          <table:table-cell office:value-type="string">
            <text:p>ALISTAMIENTOS OCAMPO</text:p>
          </table:table-cell>
          <table:table-cell table:number-columns-repeated="1019"/>
        </table:table-row>
        <table:table-row table:style-name="ro4">
          <table:table-cell table:style-name="ce3" office:value-type="date" office:date-value="2014-09-01">
            <text:p>01/09/14</text:p>
          </table:table-cell>
          <table:table-cell office:value-type="string">
            <text:p>AAM-80-2014-T1</text:p>
          </table:table-cell>
          <table:table-cell office:value-type="string">
            <text:p>DDC-409</text:p>
          </table:table-cell>
          <table:table-cell office:value-type="string">
            <text:p>MANTENIMIENTO ALTERNADOR, MANTENIMIENTO CRUCETAS Y REVISION SOPORTE CAUCHO CARDAN</text:p>
          </table:table-cell>
          <table:table-cell office:value-type="string">
            <text:p>AUTOPACIFICO</text:p>
          </table:table-cell>
          <table:table-cell office:value-type="string">
            <text:p>OT 343693</text:p>
          </table:table-cell>
          <table:table-cell table:number-columns-repeated="1018"/>
        </table:table-row>
        <table:table-row table:style-name="ro6">
          <table:table-cell table:style-name="ce3" office:value-type="date" office:date-value="2014-09-01">
            <text:p>01/09/14</text:p>
          </table:table-cell>
          <table:table-cell office:value-type="string">
            <text:p>MTTO-664-2014</text:p>
          </table:table-cell>
          <table:table-cell office:value-type="string">
            <text:p>KUK-382</text:p>
          </table:table-cell>
          <table:table-cell office:value-type="string">
            <text:p>ARREGLO PISO DE CABINA </text:p>
          </table:table-cell>
          <table:table-cell office:value-type="string">
            <text:p>AUTOPACIFICO</text:p>
          </table:table-cell>
          <table:table-cell table:number-columns-repeated="1019"/>
        </table:table-row>
        <table:table-row table:style-name="ro3">
          <table:table-cell table:style-name="ce3" office:value-type="date" office:date-value="2014-09-01">
            <text:p>01/09/14</text:p>
          </table:table-cell>
          <table:table-cell office:value-type="string">
            <text:p>AAM-51-2014-IF</text:p>
          </table:table-cell>
          <table:table-cell office:value-type="string">
            <text:p>CJJ-578</text:p>
          </table:table-cell>
          <table:table-cell office:value-type="string">
            <text:p>REVISION EMBRAGUE <text:s text:c="2"/></text:p>
          </table:table-cell>
          <table:table-cell office:value-type="string">
            <text:p>NACIONAL DE EMBRAGUES S.A.S</text:p>
          </table:table-cell>
          <table:table-cell table:number-columns-repeated="1019"/>
        </table:table-row>
        <table:table-row table:style-name="ro5">
          <table:table-cell table:style-name="ce3" office:value-type="date" office:date-value="2014-09-02">
            <text:p>02/09/14</text:p>
          </table:table-cell>
          <table:table-cell office:value-type="string">
            <text:p>MTTO-666-2014</text:p>
          </table:table-cell>
          <table:table-cell office:value-type="string">
            <text:p>SMI-194</text:p>
          </table:table-cell>
          <table:table-cell office:value-type="string">
            <text:p>INSTALACION DE 6 LLANTAS NUEVAS REF. 275/70R22,5, SUMINISTRADAS POR ALMACEN DEL CCO (INCLUYE ALINEACION, BALANCEO Y MARCACION), SEGUN ORDEN DE COMPRA 006-14.</text:p>
          </table:table-cell>
          <table:table-cell office:value-type="string">
            <text:p>CAR &amp; CO</text:p>
          </table:table-cell>
          <table:table-cell table:number-columns-repeated="1019"/>
        </table:table-row>
        <table:table-row table:style-name="ro3">
          <table:table-cell table:style-name="ce3" office:value-type="date" office:date-value="2014-09-02">
            <text:p>02/09/14</text:p>
          </table:table-cell>
          <table:table-cell office:value-type="string">
            <text:p>AAM-165-2014-T4</text:p>
          </table:table-cell>
          <table:table-cell office:value-type="string">
            <text:p>KEX-384</text:p>
          </table:table-cell>
          <table:table-cell office:value-type="string">
            <text:p>REVISION CAUCHOS TIJERA LADO IZQUIERDO</text:p>
          </table:table-cell>
          <table:table-cell office:value-type="string">
            <text:p>TALLERES AUTORIZADOS S.A.</text:p>
          </table:table-cell>
          <table:table-cell table:number-columns-repeated="1019"/>
        </table:table-row>
        <table:table-row table:style-name="ro3">
          <table:table-cell table:style-name="ce3" office:value-type="date" office:date-value="2014-09-02">
            <text:p>02/09/14</text:p>
          </table:table-cell>
          <table:table-cell office:value-type="string">
            <text:p>MTTO-668-2014</text:p>
          </table:table-cell>
          <table:table-cell office:value-type="string">
            <text:p>DDA-282</text:p>
          </table:table-cell>
          <table:table-cell office:value-type="string">
            <text:p>CAMBIO AMORTIGUADORES TRASEROS Y MANTENIMIENTO RODAMIENTOS TRASEROS </text:p>
          </table:table-cell>
          <table:table-cell office:value-type="string">
            <text:p>FRENO PARTES</text:p>
          </table:table-cell>
          <table:table-cell table:number-columns-repeated="1019"/>
        </table:table-row>
        <table:table-row table:style-name="ro3">
          <table:table-cell table:style-name="ce3" office:value-type="date" office:date-value="2014-09-03">
            <text:p>03/09/14</text:p>
          </table:table-cell>
          <table:table-cell office:value-type="string">
            <text:p>MTTO-670-2014</text:p>
          </table:table-cell>
          <table:table-cell office:value-type="string">
            <text:p>KUK-433</text:p>
          </table:table-cell>
          <table:table-cell office:value-type="string">
            <text:p>DESPINCHAR LLANTA DELANT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09-03">
            <text:p>03/09/14</text:p>
          </table:table-cell>
          <table:table-cell office:value-type="string">
            <text:p>AAM-139-2014-T3</text:p>
          </table:table-cell>
          <table:table-cell office:value-type="string">
            <text:p>WCZ-205</text:p>
          </table:table-cell>
          <table:table-cell office:value-type="string">
            <text:p>INSTALACION MANGUERA INFLALLANTAS CON ACCESORIOS </text:p>
          </table:table-cell>
          <table:table-cell office:value-type="string">
            <text:p>FRENO PARTES</text:p>
          </table:table-cell>
          <table:table-cell office:value-type="string">
            <text:p>C330</text:p>
          </table:table-cell>
          <table:table-cell table:number-columns-repeated="1018"/>
        </table:table-row>
        <table:table-row table:style-name="ro3">
          <table:table-cell table:style-name="ce3" office:value-type="date" office:date-value="2014-09-04">
            <text:p>04/09/14</text:p>
          </table:table-cell>
          <table:table-cell office:value-type="string">
            <text:p>MTTO-672-2014</text:p>
          </table:table-cell>
          <table:table-cell office:value-type="string">
            <text:p>USA-468</text:p>
          </table:table-cell>
          <table:table-cell office:value-type="string">
            <text:p>DESPINCHAR LLANTA TRASERA INTERNA LADO IZQUIERDO</text:p>
          </table:table-cell>
          <table:table-cell office:value-type="string">
            <text:p>ESTACION LAS PALMERAS</text:p>
          </table:table-cell>
          <table:table-cell office:value-type="string">
            <text:p>0 0 3</text:p>
          </table:table-cell>
          <table:table-cell table:number-columns-repeated="1018"/>
        </table:table-row>
        <table:table-row table:style-name="ro3">
          <table:table-cell table:style-name="ce3" office:value-type="date" office:date-value="2014-09-04">
            <text:p>04/09/14</text:p>
          </table:table-cell>
          <table:table-cell office:value-type="string">
            <text:p>AAM-167-2014-T4</text:p>
          </table:table-cell>
          <table:table-cell office:value-type="string">
            <text:p>KEX-384</text:p>
          </table:table-cell>
          <table:table-cell office:value-type="string">
            <text:p>MANTENIMIENTO AIRE ACONDICIONADO</text:p>
          </table:table-cell>
          <table:table-cell office:value-type="string">
            <text:p>ALISTAMIENTOS OCAMPO</text:p>
          </table:table-cell>
          <table:table-cell office:value-type="string">
            <text:p>0583</text:p>
            <text:p>0584</text:p>
          </table:table-cell>
          <table:table-cell table:number-columns-repeated="1018"/>
        </table:table-row>
        <table:table-row table:style-name="ro3">
          <table:table-cell table:style-name="ce3" office:value-type="date" office:date-value="2014-09-04">
            <text:p>04/09/14</text:p>
          </table:table-cell>
          <table:table-cell office:value-type="string">
            <text:p>MTTO-676-2014</text:p>
          </table:table-cell>
          <table:table-cell office:value-type="string">
            <text:p>BOMBA DE ALTA <text:s/>HIDRO No. 1</text:p>
          </table:table-cell>
          <table:table-cell office:value-type="string">
            <text:p>CORREGIR FUGA POR ACOPLE QUE VA AL MOTOR</text:p>
          </table:table-cell>
          <table:table-cell office:value-type="string">
            <text:p>REHIMAC </text:p>
          </table:table-cell>
          <table:table-cell office:value-type="string">
            <text:p>001-CV-001824</text:p>
          </table:table-cell>
          <table:table-cell table:number-columns-repeated="1018"/>
        </table:table-row>
        <table:table-row table:style-name="ro3">
          <table:table-cell table:style-name="ce3" office:value-type="date" office:date-value="2014-09-04">
            <text:p>04/09/14</text:p>
          </table:table-cell>
          <table:table-cell office:value-type="string">
            <text:p>MTTO-677-2014</text:p>
          </table:table-cell>
          <table:table-cell office:value-type="string">
            <text:p>MOTO BOMBA <text:s text:c="3"/></text:p>
          </table:table-cell>
          <table:table-cell office:value-type="string">
            <text:p>DIAGNOSTICO Y EVALUACION NO GIRA </text:p>
          </table:table-cell>
          <table:table-cell office:value-type="string">
            <text:p>RODRIGUEZ Y LONDOÑO</text:p>
          </table:table-cell>
          <table:table-cell office:value-type="float" office:value="588">
            <text:p>588</text:p>
          </table:table-cell>
          <table:table-cell table:number-columns-repeated="1018"/>
        </table:table-row>
        <table:table-row table:style-name="ro3">
          <table:table-cell table:style-name="ce3" office:value-type="date" office:date-value="2014-09-04">
            <text:p>04/09/14</text:p>
          </table:table-cell>
          <table:table-cell office:value-type="string">
            <text:p>AAM-141-2014-T3</text:p>
          </table:table-cell>
          <table:table-cell office:value-type="string">
            <text:p>WDB-181</text:p>
          </table:table-cell>
          <table:table-cell office:value-type="string">
            <text:p>ACONDICIONAR GUAYA DEL WINCHE Y DEL BOOM E INFORMAR SOBRE EL ESTADO DE LAS MISMAS </text:p>
          </table:table-cell>
          <table:table-cell office:value-type="string">
            <text:p>FRENO PARTES</text:p>
          </table:table-cell>
          <table:table-cell office:value-type="string">
            <text:p>C333</text:p>
          </table:table-cell>
          <table:table-cell table:number-columns-repeated="1018"/>
        </table:table-row>
        <table:table-row table:style-name="ro3">
          <table:table-cell table:style-name="ce3" office:value-type="date" office:date-value="2014-09-04">
            <text:p>04/09/14</text:p>
          </table:table-cell>
          <table:table-cell office:value-type="string">
            <text:p>MTTO-678-2014</text:p>
          </table:table-cell>
          <table:table-cell office:value-type="string">
            <text:p>COMPRESOR FABRIL No. 7</text:p>
          </table:table-cell>
          <table:table-cell office:value-type="string">
            <text:p>FABRICAR TUBO DE COMPRESOR </text:p>
          </table:table-cell>
          <table:table-cell office:value-type="string">
            <text:p>TECNIMARCANT</text:p>
          </table:table-cell>
          <table:table-cell table:number-columns-repeated="1019"/>
        </table:table-row>
        <table:table-row table:style-name="ro3">
          <table:table-cell table:style-name="ce3" office:value-type="date" office:date-value="2014-09-04">
            <text:p>04/09/14</text:p>
          </table:table-cell>
          <table:table-cell office:value-type="string">
            <text:p>AAM-52-2014-IF</text:p>
          </table:table-cell>
          <table:table-cell office:value-type="string">
            <text:p>DDA-287</text:p>
          </table:table-cell>
          <table:table-cell office:value-type="string">
            <text:p>LAVADA Y ASPIRADA GENERAL (INCLUYE MOTOR)</text:p>
          </table:table-cell>
          <table:table-cell office:value-type="string">
            <text:p>ESTACION LAS PALMERAS</text:p>
          </table:table-cell>
          <table:table-cell office:value-type="string">
            <text:p>0 0 2</text:p>
          </table:table-cell>
          <table:table-cell table:number-columns-repeated="1018"/>
        </table:table-row>
        <table:table-row table:style-name="ro3">
          <table:table-cell table:style-name="ce3" office:value-type="date" office:date-value="2014-09-04">
            <text:p>04/09/14</text:p>
          </table:table-cell>
          <table:table-cell office:value-type="string">
            <text:p>AAM-09-2014-REL</text:p>
          </table:table-cell>
          <table:table-cell office:value-type="string">
            <text:p>CJJ-580</text:p>
          </table:table-cell>
          <table:table-cell office:value-type="string">
            <text:p>MANTENIMIENTO ARRANQUE </text:p>
          </table:table-cell>
          <table:table-cell office:value-type="string">
            <text:p>RENZO NIETO </text:p>
          </table:table-cell>
          <table:table-cell office:value-type="float" office:value="876">
            <text:p>876</text:p>
          </table:table-cell>
          <table:table-cell table:number-columns-repeated="1018"/>
        </table:table-row>
        <table:table-row table:style-name="ro3">
          <table:table-cell table:style-name="ce3" office:value-type="date" office:date-value="2014-09-05">
            <text:p>05/09/14</text:p>
          </table:table-cell>
          <table:table-cell office:value-type="string">
            <text:p>MTTO-680-2014</text:p>
          </table:table-cell>
          <table:table-cell office:value-type="string">
            <text:p>SMI-082</text:p>
          </table:table-cell>
          <table:table-cell office:value-type="string">
            <text:p>CORREGIR FUGA DE AIRE POR VALVULA DEL PEDAL DE FRENO</text:p>
          </table:table-cell>
          <table:table-cell office:value-type="string">
            <text:p>METALMECANICA M &amp; F SAS </text:p>
          </table:table-cell>
          <table:table-cell office:value-type="string">
            <text:p>0 0 4</text:p>
          </table:table-cell>
          <table:table-cell table:number-columns-repeated="1018"/>
        </table:table-row>
        <table:table-row table:style-name="ro3">
          <table:table-cell table:style-name="ce3" office:value-type="date" office:date-value="2014-09-05">
            <text:p>05/09/14</text:p>
          </table:table-cell>
          <table:table-cell office:value-type="string">
            <text:p>AAM-54-2014-IF</text:p>
          </table:table-cell>
          <table:table-cell office:value-type="string">
            <text:p>DDA-287</text:p>
          </table:table-cell>
          <table:table-cell office:value-type="string">
            <text:p>ALINEACION DIRECCION, BALANCEO DE RUEDAS DELANTERAS Y ROTACION LLANTAS</text:p>
          </table:table-cell>
          <table:table-cell office:value-type="string">
            <text:p>LLANTAS LA ESTACION</text:p>
          </table:table-cell>
          <table:table-cell table:number-columns-repeated="1019"/>
        </table:table-row>
        <table:table-row table:style-name="ro8">
          <table:table-cell table:style-name="ce3" office:value-type="date" office:date-value="2014-09-05">
            <text:p>05/09/14</text:p>
          </table:table-cell>
          <table:table-cell office:value-type="string">
            <text:p>MTTO-682-2014</text:p>
          </table:table-cell>
          <table:table-cell office:value-type="string">
            <text:p>KUK-382</text:p>
          </table:table-cell>
          <table:table-cell office:value-type="string">
            <text:p>INSTALACION DE 2 LLANTAS DELANTERAS NUEVAS MARCA MICHELIN REF 11.00R20, SEGUN ORDEN DE COMPRA 2854 (INCLUYE ALINEACION, MONTAJE Y MARCACION) Y ROTACION LLANTAS TRASERAS</text:p>
          </table:table-cell>
          <table:table-cell office:value-type="string">
            <text:p>LLANTAS LA ESTACION</text:p>
          </table:table-cell>
          <table:table-cell table:number-columns-repeated="1019"/>
        </table:table-row>
        <table:table-row table:style-name="ro6">
          <table:table-cell table:style-name="ce3" office:value-type="date" office:date-value="2014-09-08">
            <text:p>08/09/14</text:p>
          </table:table-cell>
          <table:table-cell office:value-type="string">
            <text:p>AAM-20-2014-PJ</text:p>
          </table:table-cell>
          <table:table-cell office:value-type="string">
            <text:p>DDA-222</text:p>
          </table:table-cell>
          <table:table-cell office:value-type="string">
            <text:p>MANTENIMIENTO ARRANQUE </text:p>
          </table:table-cell>
          <table:table-cell office:value-type="string">
            <text:p>RENZO NIETO </text:p>
          </table:table-cell>
          <table:table-cell office:value-type="float" office:value="877">
            <text:p>877</text:p>
          </table:table-cell>
          <table:table-cell table:number-columns-repeated="1018"/>
        </table:table-row>
        <table:table-row table:style-name="ro4">
          <table:table-cell table:style-name="ce3" office:value-type="date" office:date-value="2014-09-08">
            <text:p>08/09/14</text:p>
          </table:table-cell>
          <table:table-cell office:value-type="string">
            <text:p>MTTO-687-2014</text:p>
          </table:table-cell>
          <table:table-cell office:value-type="string">
            <text:p>SMI-082</text:p>
          </table:table-cell>
          <table:table-cell office:value-type="string">
            <text:p>REPARACION SUNCHO DEL TANQUE DE COMBUSTIBLE Y ACONDICIONAR CADENA A LA COMPUERTA DEL VOLCO</text:p>
          </table:table-cell>
          <table:table-cell office:value-type="string">
            <text:p>HERMAR</text:p>
          </table:table-cell>
          <table:table-cell office:value-type="string">
            <text:p>I.C.T-0745</text:p>
          </table:table-cell>
          <table:table-cell table:number-columns-repeated="1018"/>
        </table:table-row>
        <table:table-row table:style-name="ro6">
          <table:table-cell table:style-name="ce3" office:value-type="date" office:date-value="2014-09-08">
            <text:p>08/09/14</text:p>
          </table:table-cell>
          <table:table-cell office:value-type="string">
            <text:p>AAM-46-2014-GP</text:p>
          </table:table-cell>
          <table:table-cell office:value-type="string">
            <text:p>CJK-060</text:p>
          </table:table-cell>
          <table:table-cell office:value-type="string">
            <text:p>PEGAR BISEL IZQUIERDO</text:p>
          </table:table-cell>
          <table:table-cell office:value-type="string">
            <text:p>TAPIZADOS Y LUJOS</text:p>
          </table:table-cell>
          <table:table-cell table:number-columns-repeated="1019"/>
        </table:table-row>
        <table:table-row table:style-name="ro5">
          <table:table-cell table:style-name="ce3" office:value-type="date" office:date-value="2014-09-08">
            <text:p>08/09/14</text:p>
          </table:table-cell>
          <table:table-cell office:value-type="string">
            <text:p>AAM-10-2014-REL</text:p>
          </table:table-cell>
          <table:table-cell office:value-type="string">
            <text:p>CJJ-580</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4">
          <table:table-cell table:style-name="ce3" office:value-type="date" office:date-value="2014-09-08">
            <text:p>08/09/14</text:p>
          </table:table-cell>
          <table:table-cell office:value-type="string">
            <text:p>AAM-134-2014-L.B</text:p>
          </table:table-cell>
          <table:table-cell office:value-type="string">
            <text:p>DDA-286</text:p>
          </table:table-cell>
          <table:table-cell office:value-type="string">
            <text:p>REVISAR COMPRESION DEL MOTOR SI ESTA BIEN PROCEDER MANTENIMIENTO AL SISTEMA DE INYECCION (ESTA DESFORZADO)</text:p>
          </table:table-cell>
          <table:table-cell office:value-type="string">
            <text:p>AUTOPACIFICO</text:p>
          </table:table-cell>
          <table:table-cell office:value-type="string">
            <text:p>OT 344640</text:p>
          </table:table-cell>
          <table:table-cell table:number-columns-repeated="1018"/>
        </table:table-row>
        <table:table-row table:style-name="ro3">
          <table:table-cell table:style-name="ce3" office:value-type="date" office:date-value="2014-09-08">
            <text:p>08/09/14</text:p>
          </table:table-cell>
          <table:table-cell office:value-type="string">
            <text:p>AAM-144-2014-T3</text:p>
          </table:table-cell>
          <table:table-cell office:value-type="string">
            <text:p>DDB-894</text:p>
          </table:table-cell>
          <table:table-cell office:value-type="string">
            <text:p>MANTENIMIENTO SISTEMA DE REFRIGERACION </text:p>
          </table:table-cell>
          <table:table-cell office:value-type="string">
            <text:p>TALLERES AUTORIZADOS S.A.</text:p>
          </table:table-cell>
          <table:table-cell office:value-type="float" office:value="33096499">
            <text:p>33096499</text:p>
          </table:table-cell>
          <table:table-cell table:number-columns-repeated="1018"/>
        </table:table-row>
        <table:table-row table:style-name="ro3">
          <table:table-cell table:style-name="ce3" office:value-type="date" office:date-value="2014-09-08">
            <text:p>08/09/14</text:p>
          </table:table-cell>
          <table:table-cell office:value-type="string">
            <text:p>AAM-145-2014-T3</text:p>
          </table:table-cell>
          <table:table-cell office:value-type="string">
            <text:p>DDB-894</text:p>
          </table:table-cell>
          <table:table-cell office:value-type="string">
            <text:p>ALINEACION DIRECCION POR GARANTIA</text:p>
          </table:table-cell>
          <table:table-cell office:value-type="string">
            <text:p>COEXITO-OSCAR GARCIA </text:p>
          </table:table-cell>
          <table:table-cell table:number-columns-repeated="1019"/>
        </table:table-row>
        <table:table-row table:style-name="ro3">
          <table:table-cell table:style-name="ce3" office:value-type="date" office:date-value="2014-09-09">
            <text:p>09/09/14</text:p>
          </table:table-cell>
          <table:table-cell office:value-type="string">
            <text:p>MTTO-690-2014</text:p>
          </table:table-cell>
          <table:table-cell office:value-type="string">
            <text:p>KUK-382</text:p>
          </table:table-cell>
          <table:table-cell office:value-type="string">
            <text:p>CORREGIR FUGAS DE AIRE POR MANGUERA QUE VA A LA CABINA</text:p>
          </table:table-cell>
          <table:table-cell office:value-type="string">
            <text:p>METALMECANICA M &amp; F SAS </text:p>
          </table:table-cell>
          <table:table-cell office:value-type="string">
            <text:p>0 0 6</text:p>
          </table:table-cell>
          <table:table-cell table:number-columns-repeated="1018"/>
        </table:table-row>
        <table:table-row table:style-name="ro3">
          <table:table-cell table:style-name="ce3" office:value-type="date" office:date-value="2014-09-09">
            <text:p>09/09/14</text:p>
          </table:table-cell>
          <table:table-cell office:value-type="string">
            <text:p>AAM-21-2014-PJ</text:p>
          </table:table-cell>
          <table:table-cell office:value-type="string">
            <text:p>DDA-222</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4-09-10">
            <text:p>10/09/14</text:p>
          </table:table-cell>
          <table:table-cell office:value-type="string">
            <text:p>MTTO-692-2014</text:p>
          </table:table-cell>
          <table:table-cell office:value-type="string">
            <text:p>CJJ-147</text:p>
          </table:table-cell>
          <table:table-cell office:value-type="string">
            <text:p>LAVADO GENERAL (INCLUYE MOTOR)</text:p>
          </table:table-cell>
          <table:table-cell office:value-type="string">
            <text:p>ESTACION LAS PALMERAS</text:p>
          </table:table-cell>
          <table:table-cell office:value-type="string">
            <text:p>0 0 1</text:p>
          </table:table-cell>
          <table:table-cell table:number-columns-repeated="1018"/>
        </table:table-row>
        <table:table-row table:style-name="ro3">
          <table:table-cell table:style-name="ce3" office:value-type="date" office:date-value="2014-09-10">
            <text:p>10/09/14</text:p>
          </table:table-cell>
          <table:table-cell office:value-type="string">
            <text:p>MTTO-693-2014</text:p>
          </table:table-cell>
          <table:table-cell office:value-type="string">
            <text:p>CHR-086 </text:p>
          </table:table-cell>
          <table:table-cell office:value-type="string">
            <text:p>CORREGIR CAIDA AL LADO DERECHO PARTE TRASERA</text:p>
          </table:table-cell>
          <table:table-cell office:value-type="string">
            <text:p>FRENO PARTES</text:p>
          </table:table-cell>
          <table:table-cell office:value-type="string">
            <text:p>C332</text:p>
          </table:table-cell>
          <table:table-cell table:number-columns-repeated="1018"/>
        </table:table-row>
        <table:table-row table:style-name="ro3">
          <table:table-cell table:style-name="ce3" office:value-type="date" office:date-value="2014-09-10">
            <text:p>10/09/14</text:p>
          </table:table-cell>
          <table:table-cell office:value-type="string">
            <text:p>AAM-170-2014-T4</text:p>
          </table:table-cell>
          <table:table-cell office:value-type="string">
            <text:p>SPK-951</text:p>
          </table:table-cell>
          <table:table-cell office:value-type="string">
            <text:p>REPARACION SEGUN COTIZACION 13,666 (PINTAR PIEZAS AFECTADAS)</text:p>
          </table:table-cell>
          <table:table-cell office:value-type="string">
            <text:p>AUTOPACIFICO</text:p>
          </table:table-cell>
          <table:table-cell office:value-type="string">
            <text:p>OT 344925</text:p>
          </table:table-cell>
          <table:table-cell table:number-columns-repeated="1018"/>
        </table:table-row>
        <table:table-row table:style-name="ro3">
          <table:table-cell table:style-name="ce3" office:value-type="date" office:date-value="2014-09-10">
            <text:p>10/09/14</text:p>
          </table:table-cell>
          <table:table-cell office:value-type="string">
            <text:p>AAM-83-2014-T1</text:p>
          </table:table-cell>
          <table:table-cell office:value-type="string">
            <text:p>SPK-307</text:p>
          </table:table-cell>
          <table:table-cell office:value-type="string">
            <text:p>REPARACION GATOS DE LEVANTE DEL PLANCHON </text:p>
          </table:table-cell>
          <table:table-cell office:value-type="string">
            <text:p>HERMAR</text:p>
          </table:table-cell>
          <table:table-cell office:value-type="string">
            <text:p>I.C.T-0798</text:p>
            <text:p>I.C.T-0778</text:p>
          </table:table-cell>
          <table:table-cell table:number-columns-repeated="1018"/>
        </table:table-row>
        <table:table-row table:style-name="ro5">
          <table:table-cell table:style-name="ce3" office:value-type="date" office:date-value="2014-09-11">
            <text:p>11/09/14</text:p>
          </table:table-cell>
          <table:table-cell office:value-type="string">
            <text:p>MTTO-696-2014</text:p>
          </table:table-cell>
          <table:table-cell office:value-type="string">
            <text:p>KUK-381</text:p>
          </table:table-cell>
          <table:table-cell office:value-type="string">
            <text:p>INSTALACION DE 6 LLANTAS NUEVAS REF. 7.50R16 MARCA MICHELIN (INCLUYE ALINEACION, BALANCEO RUEDAS DELANTERAS Y MARCACION), SEGUN ORDEN DE COMPRA 2854.</text:p>
          </table:table-cell>
          <table:table-cell office:value-type="string">
            <text:p>LLANTAS LA ESTACION</text:p>
          </table:table-cell>
          <table:table-cell table:number-columns-repeated="1019"/>
        </table:table-row>
        <table:table-row table:style-name="ro3">
          <table:table-cell table:style-name="ce3" office:value-type="date" office:date-value="2014-09-11">
            <text:p>11/09/14</text:p>
          </table:table-cell>
          <table:table-cell office:value-type="string">
            <text:p>MTTO-698-2014</text:p>
          </table:table-cell>
          <table:table-cell office:value-type="string">
            <text:p>SMW-560</text:p>
          </table:table-cell>
          <table:table-cell office:value-type="string">
            <text:p>CORREGIR FUGA POR RETEN RUEDA TRASERA IZQUIERDA</text:p>
          </table:table-cell>
          <table:table-cell office:value-type="string">
            <text:p>FRENO PARTES</text:p>
          </table:table-cell>
          <table:table-cell office:value-type="string">
            <text:p>C342</text:p>
          </table:table-cell>
          <table:table-cell table:number-columns-repeated="1018"/>
        </table:table-row>
        <table:table-row table:style-name="ro3">
          <table:table-cell table:style-name="ce3" office:value-type="date" office:date-value="2014-09-11">
            <text:p>11/09/14</text:p>
          </table:table-cell>
          <table:table-cell office:value-type="string">
            <text:p>AAM-116-2014-T5</text:p>
          </table:table-cell>
          <table:table-cell office:value-type="string">
            <text:p>SXY-300</text:p>
          </table:table-cell>
          <table:table-cell office:value-type="string">
            <text:p>REVISAR SISTEMA DE CARGA POR GARANTIA </text:p>
          </table:table-cell>
          <table:table-cell office:value-type="string">
            <text:p>COEXITO-OSCAR GARCIA </text:p>
          </table:table-cell>
          <table:table-cell office:value-type="float" office:value="2029769">
            <text:p>2029769</text:p>
          </table:table-cell>
          <table:table-cell table:number-columns-repeated="1018"/>
        </table:table-row>
        <table:table-row table:style-name="ro3">
          <table:table-cell table:style-name="ce3" office:value-type="date" office:date-value="2014-09-11">
            <text:p>11/09/14</text:p>
          </table:table-cell>
          <table:table-cell office:value-type="string">
            <text:p>AAM-172-2014-T4</text:p>
          </table:table-cell>
          <table:table-cell office:value-type="string">
            <text:p>DDC-552</text:p>
          </table:table-cell>
          <table:table-cell office:value-type="string">
            <text:p>CAMBIO BALINERA DE POLEA DE LA CAJA DE DIRECCION</text:p>
          </table:table-cell>
          <table:table-cell office:value-type="string">
            <text:p>HERMAR</text:p>
          </table:table-cell>
          <table:table-cell office:value-type="string">
            <text:p>I.C.T-0773</text:p>
          </table:table-cell>
          <table:table-cell table:number-columns-repeated="1018"/>
        </table:table-row>
        <table:table-row table:style-name="ro3">
          <table:table-cell table:style-name="ce3" office:value-type="date" office:date-value="2014-09-11">
            <text:p>11/09/14</text:p>
          </table:table-cell>
          <table:table-cell office:value-type="string">
            <text:p>AAM-156-2014-T2</text:p>
          </table:table-cell>
          <table:table-cell office:value-type="string">
            <text:p>SPK-180</text:p>
          </table:table-cell>
          <table:table-cell office:value-type="string">
            <text:p>ALINEACION DIRECCION, BALANCEO DE RUEDAS DELANTERAS Y ROTACION </text:p>
          </table:table-cell>
          <table:table-cell office:value-type="string">
            <text:p>LLANTAS LA ESTACION</text:p>
          </table:table-cell>
          <table:table-cell office:value-type="float" office:value="335">
            <text:p>335</text:p>
          </table:table-cell>
          <table:table-cell table:number-columns-repeated="1018"/>
        </table:table-row>
        <table:table-row table:style-name="ro5">
          <table:table-cell table:style-name="ce3" office:value-type="date" office:date-value="2014-09-12">
            <text:p>12/09/14</text:p>
          </table:table-cell>
          <table:table-cell office:value-type="string">
            <text:p>AAM-74-2014-T7</text:p>
          </table:table-cell>
          <table:table-cell office:value-type="string">
            <text:p>DDB-883</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3">
          <table:table-cell table:style-name="ce3" office:value-type="date" office:date-value="2014-09-12">
            <text:p>12/09/14</text:p>
          </table:table-cell>
          <table:table-cell office:value-type="string">
            <text:p>AAM-119-2014-T5</text:p>
          </table:table-cell>
          <table:table-cell office:value-type="string">
            <text:p>KEY-151</text:p>
          </table:table-cell>
          <table:table-cell office:value-type="string">
            <text:p>ALINEACION DIRECCION, BALANCEO DE RUEDAS DELANTERAS Y ROTACION </text:p>
          </table:table-cell>
          <table:table-cell office:value-type="string">
            <text:p>LLANTAS LA ESTACION</text:p>
          </table:table-cell>
          <table:table-cell table:number-columns-repeated="1019"/>
        </table:table-row>
        <table:table-row table:style-name="ro5">
          <table:table-cell table:style-name="ce3" office:value-type="date" office:date-value="2014-09-13">
            <text:p>13/09/14</text:p>
          </table:table-cell>
          <table:table-cell office:value-type="string">
            <text:p>MTTO-700-2014</text:p>
          </table:table-cell>
          <table:table-cell office:value-type="string">
            <text:p>USA-468</text:p>
          </table:table-cell>
          <table:table-cell office:value-type="string">
            <text:p>INSTALACION DE 6 LLANTAS NUEVAS REF. 7.50R16 MARCA MICHELIN (INCLUYE ALINEACION, BALANCEO RUEDAS DELANTERAS Y MARCACION), SEGUN ORDEN DE COMPRA 2854.</text:p>
          </table:table-cell>
          <table:table-cell office:value-type="string">
            <text:p>LLANTAS LA ESTACION</text:p>
          </table:table-cell>
          <table:table-cell table:number-columns-repeated="1019"/>
        </table:table-row>
        <table:table-row table:style-name="ro3">
          <table:table-cell table:style-name="ce3" office:value-type="date" office:date-value="2014-09-15">
            <text:p>15/09/14</text:p>
          </table:table-cell>
          <table:table-cell office:value-type="string">
            <text:p>MTTO-702-2014</text:p>
          </table:table-cell>
          <table:table-cell office:value-type="string">
            <text:p>DDA-165</text:p>
          </table:table-cell>
          <table:table-cell office:value-type="string">
            <text:p>DESPINCHAR LLANTA TRASERA DERECHA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4-09-15">
            <text:p>15/09/14</text:p>
          </table:table-cell>
          <table:table-cell office:value-type="string">
            <text:p>MTTO-704-2014</text:p>
          </table:table-cell>
          <table:table-cell office:value-type="string">
            <text:p>DDA-165</text:p>
          </table:table-cell>
          <table:table-cell office:value-type="string">
            <text:p>REVISAR SISTEMA DE CARGA </text:p>
          </table:table-cell>
          <table:table-cell office:value-type="string">
            <text:p>COEXITO-OSCAR GARCIA </text:p>
          </table:table-cell>
          <table:table-cell office:value-type="float" office:value="2059199">
            <text:p>2059199</text:p>
          </table:table-cell>
          <table:table-cell table:number-columns-repeated="1018"/>
        </table:table-row>
        <table:table-row table:style-name="ro3">
          <table:table-cell table:style-name="ce3" office:value-type="date" office:date-value="2014-09-15">
            <text:p>15/09/14</text:p>
          </table:table-cell>
          <table:table-cell office:value-type="string">
            <text:p>AAM-144-2014-T6</text:p>
          </table:table-cell>
          <table:table-cell office:value-type="string">
            <text:p>HGR-969</text:p>
          </table:table-cell>
          <table:table-cell office:value-type="string">
            <text:p>RUTINA DE LOS 15.000 KMS </text:p>
          </table:table-cell>
          <table:table-cell office:value-type="string">
            <text:p>AUTOFARALLONES RENAULT</text:p>
          </table:table-cell>
          <table:table-cell table:number-columns-repeated="1019"/>
        </table:table-row>
        <table:table-row table:style-name="ro3">
          <table:table-cell table:style-name="ce3" office:value-type="date" office:date-value="2014-09-15">
            <text:p>15/09/14</text:p>
          </table:table-cell>
          <table:table-cell office:value-type="string">
            <text:p>AAM-57-2014-IF</text:p>
          </table:table-cell>
          <table:table-cell office:value-type="string">
            <text:p>DDA-287</text:p>
          </table:table-cell>
          <table:table-cell office:value-type="string">
            <text:p>REVISAR SISTEMA DE CARGA Y DESPINCHAR LLANTA TRASERA IZQUIERDA</text:p>
          </table:table-cell>
          <table:table-cell office:value-type="string">
            <text:p>COEXITO-OSCAR GARCIA </text:p>
          </table:table-cell>
          <table:table-cell office:value-type="float" office:value="2059224">
            <text:p>2059224</text:p>
          </table:table-cell>
          <table:table-cell table:number-columns-repeated="1018"/>
        </table:table-row>
        <table:table-row table:style-name="ro3">
          <table:table-cell table:style-name="ce3" office:value-type="date" office:date-value="2014-09-15">
            <text:p>15/09/14</text:p>
          </table:table-cell>
          <table:table-cell office:value-type="string">
            <text:p>AAM-48-2014-GP</text:p>
          </table:table-cell>
          <table:table-cell office:value-type="string">
            <text:p>CJJ-590</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09-15">
            <text:p>15/09/14</text:p>
          </table:table-cell>
          <table:table-cell office:value-type="string">
            <text:p>AAM-159-2014-T2</text:p>
          </table:table-cell>
          <table:table-cell office:value-type="string">
            <text:p>SXY-299</text:p>
          </table:table-cell>
          <table:table-cell office:value-type="string">
            <text:p>REVISION BALIZA CENTRAL POR GARANTIA </text:p>
          </table:table-cell>
          <table:table-cell office:value-type="string">
            <text:p>TECNOLOGIA CONTRA INCENDIO </text:p>
          </table:table-cell>
          <table:table-cell table:style-name="ce16" office:value-type="string">
            <text:p>03 – SEP – 2014</text:p>
          </table:table-cell>
          <table:table-cell table:number-columns-repeated="1018"/>
        </table:table-row>
        <table:table-row table:style-name="ro3">
          <table:table-cell table:style-name="ce3" office:value-type="date" office:date-value="2014-09-15">
            <text:p>15/09/14</text:p>
          </table:table-cell>
          <table:table-cell office:value-type="string">
            <text:p>AAM-138-2014-L.B</text:p>
          </table:table-cell>
          <table:table-cell office:value-type="string">
            <text:p>WEQ-403</text:p>
          </table:table-cell>
          <table:table-cell office:value-type="string">
            <text:p>RUTINA INICIAL DE LOS 10.000 KMS </text:p>
          </table:table-cell>
          <table:table-cell office:value-type="string">
            <text:p>AUTOFARALLONES RENAULT</text:p>
          </table:table-cell>
          <table:table-cell table:number-columns-repeated="1019"/>
        </table:table-row>
        <table:table-row table:style-name="ro6">
          <table:table-cell table:style-name="ce3" office:value-type="date" office:date-value="2014-09-15">
            <text:p>15/09/14</text:p>
          </table:table-cell>
          <table:table-cell office:value-type="string">
            <text:p>AAM-174-2014-T4</text:p>
          </table:table-cell>
          <table:table-cell office:value-type="string">
            <text:p>SPK-951</text:p>
          </table:table-cell>
          <table:table-cell office:value-type="string">
            <text:p>CAMBIO CABLE CONECTOR 7 VIAS </text:p>
          </table:table-cell>
          <table:table-cell office:value-type="string">
            <text:p>FRENO PARTES</text:p>
          </table:table-cell>
          <table:table-cell office:value-type="string">
            <text:p>C337</text:p>
          </table:table-cell>
          <table:table-cell table:number-columns-repeated="1018"/>
        </table:table-row>
        <table:table-row table:style-name="ro3">
          <table:table-cell table:style-name="ce3" office:value-type="date" office:date-value="2014-09-15">
            <text:p>15/09/14</text:p>
          </table:table-cell>
          <table:table-cell office:value-type="string">
            <text:p>AAM-41-2014-GS</text:p>
          </table:table-cell>
          <table:table-cell office:value-type="string">
            <text:p>CJC-368</text:p>
          </table:table-cell>
          <table:table-cell office:value-type="string">
            <text:p>CORREGIR FUGA POR LA COLA DE LA CAJA DE CAMBIOS </text:p>
          </table:table-cell>
          <table:table-cell office:value-type="string">
            <text:p>TALLERES AUTORIZADOS S.A.</text:p>
          </table:table-cell>
          <table:table-cell office:value-type="float" office:value="31011357">
            <text:p>31011357</text:p>
          </table:table-cell>
          <table:table-cell table:number-columns-repeated="1018"/>
        </table:table-row>
        <table:table-row table:style-name="ro3">
          <table:table-cell table:style-name="ce3" office:value-type="date" office:date-value="2014-09-16">
            <text:p>16/09/14</text:p>
          </table:table-cell>
          <table:table-cell office:value-type="string">
            <text:p>MTTO-707-2014</text:p>
          </table:table-cell>
          <table:table-cell office:value-type="string">
            <text:p>MOTOR LISTER HIDRO No. 2</text:p>
          </table:table-cell>
          <table:table-cell office:value-type="string">
            <text:p>REVISION VALVULA DE CONTROL DE PRESION DE LA BOMBA DE ALTA </text:p>
          </table:table-cell>
          <table:table-cell office:value-type="string">
            <text:p>REHIMAC </text:p>
          </table:table-cell>
          <table:table-cell office:value-type="string">
            <text:p>OT 4388</text:p>
          </table:table-cell>
          <table:table-cell table:number-columns-repeated="1018"/>
        </table:table-row>
        <table:table-row table:style-name="ro3">
          <table:table-cell table:style-name="ce3" office:value-type="date" office:date-value="2014-09-16">
            <text:p>16/09/14</text:p>
          </table:table-cell>
          <table:table-cell office:value-type="string">
            <text:p>MTTO-709-2014</text:p>
          </table:table-cell>
          <table:table-cell office:value-type="string">
            <text:p>236B</text:p>
          </table:table-cell>
          <table:table-cell office:value-type="string">
            <text:p>DESMONTAR MANGUERA HIDRAULICA PARA CORREGIR FUGA Y CAMBIO DE PROTECTOR </text:p>
          </table:table-cell>
          <table:table-cell office:value-type="string">
            <text:p>REHIMAC </text:p>
          </table:table-cell>
          <table:table-cell office:value-type="string">
            <text:p>OT 4389</text:p>
          </table:table-cell>
          <table:table-cell table:number-columns-repeated="1018"/>
        </table:table-row>
        <table:table-row table:style-name="ro5">
          <table:table-cell table:style-name="ce3" office:value-type="date" office:date-value="2014-09-16">
            <text:p>16/09/14</text:p>
          </table:table-cell>
          <table:table-cell office:value-type="string">
            <text:p>AAM-22-2014-PJ</text:p>
          </table:table-cell>
          <table:table-cell office:value-type="string">
            <text:p>DDA-222</text:p>
          </table:table-cell>
          <table:table-cell office:value-type="string">
            <text:p>INSTALACION DE 4 LLANTAS NUEVAS BF GOODRICH REF. 235/75 R15 (INCLUYE ALINEACION DIRECCION, BALANCEO RUEDAS DELANTERAS Y MARCACION), SEGUN ORDEN DE COMPRA 2854.</text:p>
          </table:table-cell>
          <table:table-cell office:value-type="string">
            <text:p>LLANTAS LA ESTACION</text:p>
          </table:table-cell>
          <table:table-cell table:number-columns-repeated="1019"/>
        </table:table-row>
        <table:table-row table:style-name="ro5">
          <table:table-cell table:style-name="ce3" office:value-type="date" office:date-value="2014-09-16">
            <text:p>16/09/14</text:p>
          </table:table-cell>
          <table:table-cell office:value-type="string">
            <text:p>AAM-58-2014-IF</text:p>
          </table:table-cell>
          <table:table-cell office:value-type="string">
            <text:p>DDA-211</text:p>
          </table:table-cell>
          <table:table-cell office:value-type="string">
            <text:p>INSTALACION DE 4 LLANTAS NUEVAS MICHELIN AGILIS REF. LT225/75R15 (INCLUYE ALINEACION DIRECCION, BALANCEO RUEDAS DELANTERAS Y MARCACION), SEGUN ORDEN DE COMPRA 2854.</text:p>
          </table:table-cell>
          <table:table-cell office:value-type="string">
            <text:p>LLANTAS LA ESTACION</text:p>
          </table:table-cell>
          <table:table-cell table:number-columns-repeated="1019"/>
        </table:table-row>
        <table:table-row table:style-name="ro6">
          <table:table-cell table:style-name="ce3" office:value-type="date" office:date-value="2014-09-16">
            <text:p>16/09/14</text:p>
          </table:table-cell>
          <table:table-cell office:value-type="string">
            <text:p>AAM-161-2014-T2</text:p>
          </table:table-cell>
          <table:table-cell office:value-type="string">
            <text:p>KEW-926</text:p>
          </table:table-cell>
          <table:table-cell office:value-type="string">
            <text:p>REVISION DEL INVERSOR DE ENERGIA </text:p>
          </table:table-cell>
          <table:table-cell office:value-type="string">
            <text:p>AXIAL</text:p>
          </table:table-cell>
          <table:table-cell table:number-columns-repeated="1019"/>
        </table:table-row>
        <table:table-row table:style-name="ro3">
          <table:table-cell table:style-name="ce3" office:value-type="date" office:date-value="2014-09-16">
            <text:p>16/09/14</text:p>
          </table:table-cell>
          <table:table-cell office:value-type="string">
            <text:p>AAM-162-2014-T2</text:p>
          </table:table-cell>
          <table:table-cell office:value-type="string">
            <text:p>KEW-926</text:p>
          </table:table-cell>
          <table:table-cell office:value-type="string">
            <text:p>ALINEACION DIRECCION, BALANCEO DE RUEDAS DELANTERAS Y ROTACION LLANTAS</text:p>
          </table:table-cell>
          <table:table-cell office:value-type="string">
            <text:p>LLANTAS LA ESTACION</text:p>
          </table:table-cell>
          <table:table-cell table:number-columns-repeated="1019"/>
        </table:table-row>
        <table:table-row table:style-name="ro3">
          <table:table-cell table:style-name="ce3" office:value-type="date" office:date-value="2014-09-16">
            <text:p>16/09/14</text:p>
          </table:table-cell>
          <table:table-cell office:value-type="string">
            <text:p>AAM-146-2014-T6</text:p>
          </table:table-cell>
          <table:table-cell office:value-type="string">
            <text:p>SQW-850</text:p>
          </table:table-cell>
          <table:table-cell office:value-type="string">
            <text:p>REUBICACION ACOPLE RAPIDO DE MANGUERA DE AIRE POR GARANTIA</text:p>
          </table:table-cell>
          <table:table-cell office:value-type="string">
            <text:p>FRENO PARTES</text:p>
          </table:table-cell>
          <table:table-cell office:value-type="string">
            <text:p>C344</text:p>
          </table:table-cell>
          <table:table-cell table:number-columns-repeated="1018"/>
        </table:table-row>
        <table:table-row table:style-name="ro3">
          <table:table-cell table:style-name="ce3" office:value-type="date" office:date-value="2014-09-17">
            <text:p>17/09/14</text:p>
          </table:table-cell>
          <table:table-cell office:value-type="string">
            <text:p>MTTO-711-2014</text:p>
          </table:table-cell>
          <table:table-cell office:value-type="string">
            <text:p>COMPRESOR DEL CARRO DELINEADOR </text:p>
          </table:table-cell>
          <table:table-cell office:value-type="string">
            <text:p>INSTALAR BOMBA PRESURIZADORA VERIFICAR POSIBLE FUGA DE AGUA </text:p>
          </table:table-cell>
          <table:table-cell office:value-type="string">
            <text:p>TECNIMARCANT</text:p>
          </table:table-cell>
          <table:table-cell office:value-type="float" office:value="1547">
            <text:p>1547</text:p>
          </table:table-cell>
          <table:table-cell table:number-columns-repeated="1018"/>
        </table:table-row>
        <table:table-row table:style-name="ro4">
          <table:table-cell table:style-name="ce3" office:value-type="date" office:date-value="2014-09-17">
            <text:p>17/09/14</text:p>
          </table:table-cell>
          <table:table-cell office:value-type="string">
            <text:p>MTTO-713-2014</text:p>
          </table:table-cell>
          <table:table-cell office:value-type="string">
            <text:p>236D</text:p>
          </table:table-cell>
          <table:table-cell office:value-type="string">
            <text:p>INSTALACION, MONTAJE Y MARCACION DE 4 LLANTAS NUEVAS MARCA MICHELIN, SEGUN ORDEN DE COMPRA 2854</text:p>
          </table:table-cell>
          <table:table-cell office:value-type="string">
            <text:p>LLANTAS LA ESTACION</text:p>
          </table:table-cell>
          <table:table-cell table:number-columns-repeated="1019"/>
        </table:table-row>
        <table:table-row table:style-name="ro3">
          <table:table-cell table:style-name="ce3" office:value-type="date" office:date-value="2014-09-17">
            <text:p>17/09/14</text:p>
          </table:table-cell>
          <table:table-cell office:value-type="string">
            <text:p>AAM-121-2014-T5</text:p>
          </table:table-cell>
          <table:table-cell office:value-type="string">
            <text:p>KEW-953</text:p>
          </table:table-cell>
          <table:table-cell office:value-type="string">
            <text:p>ALINEACION DIRECCION, BALANCEO DE RUEDAS DELANTERAS Y ROTACION LLANTAS</text:p>
          </table:table-cell>
          <table:table-cell office:value-type="string">
            <text:p>LLANTAS LA ESTACION</text:p>
          </table:table-cell>
          <table:table-cell table:number-columns-repeated="1019"/>
        </table:table-row>
        <table:table-row table:style-name="ro3">
          <table:table-cell table:style-name="ce3" office:value-type="date" office:date-value="2014-09-17">
            <text:p>17/09/14</text:p>
          </table:table-cell>
          <table:table-cell office:value-type="string">
            <text:p>AAM-122-2014-T5</text:p>
          </table:table-cell>
          <table:table-cell office:value-type="string">
            <text:p>KEW-953</text:p>
          </table:table-cell>
          <table:table-cell office:value-type="string">
            <text:p>MANTENIMIENTO AIRE ACONDICIONADO</text:p>
          </table:table-cell>
          <table:table-cell office:value-type="string">
            <text:p>ALISTAMIENTOS OCAMPO</text:p>
          </table:table-cell>
          <table:table-cell office:value-type="float" office:value="585">
            <text:p>585</text:p>
          </table:table-cell>
          <table:table-cell table:number-columns-repeated="1018"/>
        </table:table-row>
        <table:table-row table:style-name="ro4">
          <table:table-cell table:style-name="ce3" office:value-type="date" office:date-value="2014-09-17">
            <text:p>17/09/14</text:p>
          </table:table-cell>
          <table:table-cell office:value-type="string">
            <text:p>MTTO-714-2014</text:p>
          </table:table-cell>
          <table:table-cell office:value-type="string">
            <text:p>SMI-194</text:p>
          </table:table-cell>
          <table:table-cell office:value-type="string">
            <text:p>LAVADO GENERAL (NO INCLUYE MOTOR)</text:p>
          </table:table-cell>
          <table:table-cell office:value-type="string">
            <text:p>ESTACION LAS PALMERAS</text:p>
          </table:table-cell>
          <table:table-cell office:value-type="string">
            <text:p>VALOR TOTAL COTIZACION $52.200</text:p>
          </table:table-cell>
          <table:table-cell table:number-columns-repeated="1018"/>
        </table:table-row>
        <table:table-row table:style-name="ro5">
          <table:table-cell table:style-name="ce3" office:value-type="date" office:date-value="2014-09-17">
            <text:p>17/09/14</text:p>
          </table:table-cell>
          <table:table-cell office:value-type="string">
            <text:p>AAM-60-2014-IF</text:p>
          </table:table-cell>
          <table:table-cell office:value-type="string">
            <text:p>DDA-211</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6">
          <table:table-cell table:style-name="ce3" office:value-type="date" office:date-value="2014-09-17">
            <text:p>17/09/14</text:p>
          </table:table-cell>
          <table:table-cell office:value-type="string">
            <text:p>AAM-176-2014-T4</text:p>
          </table:table-cell>
          <table:table-cell office:value-type="string">
            <text:p>SPK-951</text:p>
          </table:table-cell>
          <table:table-cell office:value-type="string">
            <text:p>REVISAR SISTEMA DE CARGA POR GARANTIA </text:p>
          </table:table-cell>
          <table:table-cell office:value-type="string">
            <text:p>AUTOPACIFICO</text:p>
          </table:table-cell>
          <table:table-cell table:number-columns-repeated="1019"/>
        </table:table-row>
        <table:table-row table:style-name="ro3">
          <table:table-cell table:style-name="ce3" office:value-type="date" office:date-value="2014-09-17">
            <text:p>17/09/14</text:p>
          </table:table-cell>
          <table:table-cell office:value-type="string">
            <text:p>AAM-77-2014-T7</text:p>
          </table:table-cell>
          <table:table-cell office:value-type="string">
            <text:p>HGR-949</text:p>
          </table:table-cell>
          <table:table-cell office:value-type="string">
            <text:p>ALINEACION DIRECCION, BALANCEO DE RUEDAS DELANTERAS Y ROTACION LLANTAS</text:p>
          </table:table-cell>
          <table:table-cell office:value-type="string">
            <text:p>LLANTAS LA ESTACION</text:p>
          </table:table-cell>
          <table:table-cell table:number-columns-repeated="1019"/>
        </table:table-row>
        <table:table-row table:style-name="ro5">
          <table:table-cell table:style-name="ce3" office:value-type="date" office:date-value="2014-09-17">
            <text:p>17/09/14</text:p>
          </table:table-cell>
          <table:table-cell office:value-type="string">
            <text:p>AAM-140-2014-L.B</text:p>
          </table:table-cell>
          <table:table-cell office:value-type="string">
            <text:p>DDA-286</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3">
          <table:table-cell table:style-name="ce3" office:value-type="date" office:date-value="2014-09-18">
            <text:p>18/09/14</text:p>
          </table:table-cell>
          <table:table-cell office:value-type="string">
            <text:p>MTTO-715-2014</text:p>
          </table:table-cell>
          <table:table-cell office:value-type="string">
            <text:p>KUK-381</text:p>
          </table:table-cell>
          <table:table-cell office:value-type="string">
            <text:p>DESPINCHAR LLANTA TRASERA INTERNA DERECHA POR GARANTIA </text:p>
          </table:table-cell>
          <table:table-cell office:value-type="string">
            <text:p>LLANTAS LA ESTACION</text:p>
          </table:table-cell>
          <table:table-cell table:number-columns-repeated="1019"/>
        </table:table-row>
        <table:table-row table:style-name="ro3">
          <table:table-cell table:style-name="ce3" office:value-type="date" office:date-value="2014-09-18">
            <text:p>18/09/14</text:p>
          </table:table-cell>
          <table:table-cell office:value-type="string">
            <text:p>AAM-61-2014-IF</text:p>
          </table:table-cell>
          <table:table-cell office:value-type="string">
            <text:p>DDB-885</text:p>
          </table:table-cell>
          <table:table-cell office:value-type="string">
            <text:p>REVISAR SISTEMA DE CARGA POR GARANTIA </text:p>
          </table:table-cell>
          <table:table-cell office:value-type="string">
            <text:p>COEXITO-OSCAR GARCIA </text:p>
          </table:table-cell>
          <table:table-cell office:value-type="float" office:value="2059301">
            <text:p>2059301</text:p>
          </table:table-cell>
          <table:table-cell table:number-columns-repeated="1018"/>
        </table:table-row>
        <table:table-row table:style-name="ro6">
          <table:table-cell table:style-name="ce3" office:value-type="date" office:date-value="2014-09-18">
            <text:p>18/09/14</text:p>
          </table:table-cell>
          <table:table-cell office:value-type="string">
            <text:p>AAM-62-2014-IF</text:p>
          </table:table-cell>
          <table:table-cell office:value-type="string">
            <text:p>DDB-885</text:p>
          </table:table-cell>
          <table:table-cell office:value-type="string">
            <text:p>REVISION ARRANQUE </text:p>
          </table:table-cell>
          <table:table-cell office:value-type="string">
            <text:p>RENZO NIETO </text:p>
          </table:table-cell>
          <table:table-cell table:number-columns-repeated="1019"/>
        </table:table-row>
        <table:table-row table:style-name="ro3">
          <table:table-cell table:style-name="ce3" office:value-type="date" office:date-value="2014-09-18">
            <text:p>18/09/14</text:p>
          </table:table-cell>
          <table:table-cell office:value-type="string">
            <text:p>AAM-148-2014-T3</text:p>
          </table:table-cell>
          <table:table-cell office:value-type="string">
            <text:p>SQW-867</text:p>
          </table:table-cell>
          <table:table-cell office:value-type="string">
            <text:p>REVISION TOMA FUERZA SE QUEDA PEGADO NO DEVUELVE</text:p>
          </table:table-cell>
          <table:table-cell office:value-type="string">
            <text:p>REHIMAC </text:p>
          </table:table-cell>
          <table:table-cell office:value-type="string">
            <text:p>001-CV-001864</text:p>
          </table:table-cell>
          <table:table-cell table:number-columns-repeated="1018"/>
        </table:table-row>
        <table:table-row table:style-name="ro6">
          <table:table-cell table:style-name="ce3" office:value-type="date" office:date-value="2014-09-18">
            <text:p>18/09/14</text:p>
          </table:table-cell>
          <table:table-cell office:value-type="string">
            <text:p>AAM-87-2014-T1</text:p>
          </table:table-cell>
          <table:table-cell office:value-type="string">
            <text:p>SQI-389</text:p>
          </table:table-cell>
          <table:table-cell office:value-type="string">
            <text:p>CORREGIR JUEGOS Y REFORZAR CAMA BAJA</text:p>
          </table:table-cell>
          <table:table-cell office:value-type="string">
            <text:p>HERMAR</text:p>
          </table:table-cell>
          <table:table-cell office:value-type="string">
            <text:p>I.C.T-895</text:p>
          </table:table-cell>
          <table:table-cell table:number-columns-repeated="1018"/>
        </table:table-row>
        <table:table-row table:style-name="ro3">
          <table:table-cell table:style-name="ce3" office:value-type="date" office:date-value="2014-09-18">
            <text:p>18/09/14</text:p>
          </table:table-cell>
          <table:table-cell office:value-type="string">
            <text:p>AAM-149-2014-T6</text:p>
          </table:table-cell>
          <table:table-cell office:value-type="string">
            <text:p>KEY-189</text:p>
          </table:table-cell>
          <table:table-cell office:value-type="string">
            <text:p>REVISION POR GARANTIA DEL LIQUIDO REFRIGERANTE</text:p>
          </table:table-cell>
          <table:table-cell office:value-type="string">
            <text:p>TALLERES AUTORIZADOS S.A.</text:p>
          </table:table-cell>
          <table:table-cell table:number-columns-repeated="1019"/>
        </table:table-row>
        <table:table-row table:style-name="ro4">
          <table:table-cell table:style-name="ce3" office:value-type="date" office:date-value="2014-09-19">
            <text:p>19/09/14</text:p>
          </table:table-cell>
          <table:table-cell office:value-type="string">
            <text:p>MTTO-717-2014</text:p>
          </table:table-cell>
          <table:table-cell office:value-type="string">
            <text:p>KUK-382</text:p>
          </table:table-cell>
          <table:table-cell office:value-type="string">
            <text:p>LAVADO GENERAL (INCLUYE PARTE BAJA DEL MOTOR)</text:p>
          </table:table-cell>
          <table:table-cell office:value-type="string">
            <text:p>ESTACION LAS PALMERAS</text:p>
          </table:table-cell>
          <table:table-cell office:value-type="string">
            <text:p>VALOR TOTAL COTIZACION $52.200</text:p>
          </table:table-cell>
          <table:table-cell table:number-columns-repeated="1018"/>
        </table:table-row>
        <table:table-row table:style-name="ro3">
          <table:table-cell table:style-name="ce3" office:value-type="date" office:date-value="2014-09-19">
            <text:p>19/09/14</text:p>
          </table:table-cell>
          <table:table-cell office:value-type="string">
            <text:p>AAM-163-2014-T2</text:p>
          </table:table-cell>
          <table:table-cell office:value-type="string">
            <text:p>KEW-926</text:p>
          </table:table-cell>
          <table:table-cell office:value-type="string">
            <text:p>REVISAR A/C (NO FUNCIONA) POR GARANTIA </text:p>
          </table:table-cell>
          <table:table-cell office:value-type="string">
            <text:p>ALISTAMIENTOS OCAMPO</text:p>
          </table:table-cell>
          <table:table-cell table:number-columns-repeated="1019"/>
        </table:table-row>
        <table:table-row table:style-name="ro6">
          <table:table-cell table:style-name="ce3" office:value-type="date" office:date-value="2014-09-19">
            <text:p>19/09/14</text:p>
          </table:table-cell>
          <table:table-cell office:value-type="string">
            <text:p>MTTO-718-2014</text:p>
          </table:table-cell>
          <table:table-cell office:value-type="string">
            <text:p>CUADRILLA PARCHEO</text:p>
          </table:table-cell>
          <table:table-cell office:value-type="string">
            <text:p>SACAR PUNTA A BARRAS TIPO CINCEL </text:p>
          </table:table-cell>
          <table:table-cell office:value-type="string">
            <text:p>HERMAR</text:p>
          </table:table-cell>
          <table:table-cell table:number-columns-repeated="1019"/>
        </table:table-row>
        <table:table-row table:style-name="ro5">
          <table:table-cell table:style-name="ce3" office:value-type="date" office:date-value="2014-09-19">
            <text:p>19/09/14</text:p>
          </table:table-cell>
          <table:table-cell office:value-type="string">
            <text:p>AAM-89-2014-T1</text:p>
          </table:table-cell>
          <table:table-cell office:value-type="string">
            <text:p>DDC-409</text:p>
          </table:table-cell>
          <table:table-cell office:value-type="string">
            <text:p>REVISION TECNOMECANICA </text:p>
          </table:table-cell>
          <table:table-cell office:value-type="string">
            <text:p>CENTRO DE DIAGNOSTICO AUTOMOTOR DEL VALLE </text:p>
          </table:table-cell>
          <table:table-cell office:value-type="string">
            <text:p>VALOR TOTAL COTIZACION $108.900</text:p>
          </table:table-cell>
          <table:table-cell table:number-columns-repeated="1018"/>
        </table:table-row>
        <table:table-row table:style-name="ro3">
          <table:table-cell table:style-name="ce3" office:value-type="date" office:date-value="2014-09-20">
            <text:p>20/09/14</text:p>
          </table:table-cell>
          <table:table-cell office:value-type="string">
            <text:p>MTTO-720-2014</text:p>
          </table:table-cell>
          <table:table-cell office:value-type="string">
            <text:p>CHR-086 </text:p>
          </table:table-cell>
          <table:table-cell office:value-type="string">
            <text:p>ALINEACION DIRECCION, BALANCEO DE RUEDAS DELANTERAS Y ROTACION LLANTAS</text:p>
          </table:table-cell>
          <table:table-cell office:value-type="string">
            <text:p>LLANTAS LA ESTACION</text:p>
          </table:table-cell>
          <table:table-cell office:value-type="string">
            <text:p>FACTURA 4753</text:p>
            <text:p>(11-11-2014)</text:p>
          </table:table-cell>
          <table:table-cell table:number-columns-repeated="1018"/>
        </table:table-row>
        <table:table-row table:style-name="ro3">
          <table:table-cell table:style-name="ce3" office:value-type="date" office:date-value="2014-09-20">
            <text:p>20/09/14</text:p>
          </table:table-cell>
          <table:table-cell office:value-type="string">
            <text:p>AAM-50-2014-GP</text:p>
          </table:table-cell>
          <table:table-cell office:value-type="string">
            <text:p>CJJ-590</text:p>
          </table:table-cell>
          <table:table-cell office:value-type="string">
            <text:p>REVISAR SISTEMA DE CARGA POR GARANTIA </text:p>
          </table:table-cell>
          <table:table-cell office:value-type="string">
            <text:p>COEXITO-OSCAR GARCIA </text:p>
          </table:table-cell>
          <table:table-cell office:value-type="float" office:value="2059355">
            <text:p>2059355</text:p>
          </table:table-cell>
          <table:table-cell table:number-columns-repeated="1018"/>
        </table:table-row>
        <table:table-row table:style-name="ro6">
          <table:table-cell table:style-name="ce3" office:value-type="date" office:date-value="2014-09-20">
            <text:p>20/09/14</text:p>
          </table:table-cell>
          <table:table-cell office:value-type="string">
            <text:p>AAM-149-2014-T3</text:p>
          </table:table-cell>
          <table:table-cell office:value-type="string">
            <text:p>WCZ-205</text:p>
          </table:table-cell>
          <table:table-cell office:value-type="string">
            <text:p>CAMBIO DE MANGUERA HIDRAULICA</text:p>
          </table:table-cell>
          <table:table-cell office:value-type="string">
            <text:p>REHIMAC </text:p>
          </table:table-cell>
          <table:table-cell office:value-type="string">
            <text:p>OT 4400</text:p>
          </table:table-cell>
          <table:table-cell table:number-columns-repeated="1018"/>
        </table:table-row>
        <table:table-row table:style-name="ro3">
          <table:table-cell table:style-name="ce3" office:value-type="date" office:date-value="2014-09-20">
            <text:p>20/09/14</text:p>
          </table:table-cell>
          <table:table-cell office:value-type="string">
            <text:p>MTTO-721-2014</text:p>
          </table:table-cell>
          <table:table-cell office:value-type="string">
            <text:p>KUK-382</text:p>
          </table:table-cell>
          <table:table-cell office:value-type="string">
            <text:p>CORREGIR FUGA DE AIRE POR ACOPLES QUE VAN A LA BOMBA DE FRENO</text:p>
          </table:table-cell>
          <table:table-cell office:value-type="string">
            <text:p>METALMECANICA M &amp; F SAS </text:p>
          </table:table-cell>
          <table:table-cell office:value-type="string">
            <text:p>0 0 7</text:p>
          </table:table-cell>
          <table:table-cell table:number-columns-repeated="1018"/>
        </table:table-row>
        <table:table-row table:style-name="ro3">
          <table:table-cell table:style-name="ce3" office:value-type="date" office:date-value="2014-09-22">
            <text:p>22/09/14</text:p>
          </table:table-cell>
          <table:table-cell office:value-type="string">
            <text:p>AAM-177-2014-T4</text:p>
          </table:table-cell>
          <table:table-cell office:value-type="string">
            <text:p>SPK-951</text:p>
          </table:table-cell>
          <table:table-cell office:value-type="string">
            <text:p>CAMBIO DE SOBRE FORROS POR GARANTIA </text:p>
          </table:table-cell>
          <table:table-cell office:value-type="string">
            <text:p>TAPIZADOS FERNANDO OSPINA </text:p>
          </table:table-cell>
          <table:table-cell table:number-columns-repeated="1019"/>
        </table:table-row>
        <table:table-row table:style-name="ro3">
          <table:table-cell table:style-name="ce3" office:value-type="date" office:date-value="2014-09-22">
            <text:p>22/09/14</text:p>
          </table:table-cell>
          <table:table-cell office:value-type="string">
            <text:p>MTTO-724-2014</text:p>
          </table:table-cell>
          <table:table-cell office:value-type="string">
            <text:p>KUK-381</text:p>
          </table:table-cell>
          <table:table-cell office:value-type="string">
            <text:p>DESPINCHAR LLANTA TRASERA INTERNA IZQUIERDA POR GARANTIA </text:p>
          </table:table-cell>
          <table:table-cell office:value-type="string">
            <text:p>LLANTAS LA ESTACION</text:p>
          </table:table-cell>
          <table:table-cell table:number-columns-repeated="1019"/>
        </table:table-row>
        <table:table-row table:style-name="ro3">
          <table:table-cell table:style-name="ce3" office:value-type="date" office:date-value="2014-09-23">
            <text:p>23/09/14</text:p>
          </table:table-cell>
          <table:table-cell office:value-type="string">
            <text:p>AAM-143-2014-L.B</text:p>
          </table:table-cell>
          <table:table-cell office:value-type="string">
            <text:p>DDA-286</text:p>
          </table:table-cell>
          <table:table-cell office:value-type="string">
            <text:p>REVISION EMBRAGUE <text:s text:c="2"/></text:p>
          </table:table-cell>
          <table:table-cell office:value-type="string">
            <text:p>NACIONAL DE EMBRAGUES S.A.S</text:p>
          </table:table-cell>
          <table:table-cell office:value-type="float" office:value="1232">
            <text:p>1232</text:p>
          </table:table-cell>
          <table:table-cell table:number-columns-repeated="1018"/>
        </table:table-row>
        <table:table-row table:style-name="ro3">
          <table:table-cell table:style-name="ce3" office:value-type="date" office:date-value="2014-09-23">
            <text:p>23/09/14</text:p>
          </table:table-cell>
          <table:table-cell office:value-type="string">
            <text:p>AAM-94-2014-T1</text:p>
          </table:table-cell>
          <table:table-cell office:value-type="string">
            <text:p>KEY-369</text:p>
          </table:table-cell>
          <table:table-cell office:value-type="string">
            <text:p>ALINEACION DIRECCION, BALANCEO DE RUEDAS DELANTERAS Y ROTACION LLANTAS </text:p>
          </table:table-cell>
          <table:table-cell office:value-type="string">
            <text:p>LLANTAS LA ESTACION</text:p>
          </table:table-cell>
          <table:table-cell table:number-columns-repeated="1019"/>
        </table:table-row>
        <table:table-row table:style-name="ro5">
          <table:table-cell table:style-name="ce3" office:value-type="date" office:date-value="2014-09-24">
            <text:p>24/09/14</text:p>
          </table:table-cell>
          <table:table-cell office:value-type="string">
            <text:p>MTTO-727-2014</text:p>
          </table:table-cell>
          <table:table-cell office:value-type="string">
            <text:p>KUK-380</text:p>
          </table:table-cell>
          <table:table-cell office:value-type="string">
            <text:p>REVISION TECNOMECANICA </text:p>
          </table:table-cell>
          <table:table-cell office:value-type="string">
            <text:p>CENTRO DE DIAGNOSTICO AUTOMOTOR DEL VALLE </text:p>
          </table:table-cell>
          <table:table-cell office:value-type="string">
            <text:p>VALOR TOTAL COTIZACION $126.900</text:p>
          </table:table-cell>
          <table:table-cell table:number-columns-repeated="1018"/>
        </table:table-row>
        <table:table-row table:style-name="ro6">
          <table:table-cell table:style-name="ce3" office:value-type="date" office:date-value="2014-09-24">
            <text:p>24/09/14</text:p>
          </table:table-cell>
          <table:table-cell office:value-type="string">
            <text:p>AAM-154-2014-T3</text:p>
          </table:table-cell>
          <table:table-cell office:value-type="string">
            <text:p>WCZ-205</text:p>
          </table:table-cell>
          <table:table-cell office:value-type="string">
            <text:p>ASEGURAR PUNTA DEL CABLE DEL WINCHE</text:p>
          </table:table-cell>
          <table:table-cell office:value-type="string">
            <text:p>FRENO PARTES</text:p>
          </table:table-cell>
          <table:table-cell office:value-type="string">
            <text:p>C343</text:p>
          </table:table-cell>
          <table:table-cell table:number-columns-repeated="1018"/>
        </table:table-row>
        <table:table-row table:style-name="ro3">
          <table:table-cell table:style-name="ce3" office:value-type="date" office:date-value="2014-09-24">
            <text:p>24/09/14</text:p>
          </table:table-cell>
          <table:table-cell office:value-type="string">
            <text:p>AAM-126-2014-T5</text:p>
          </table:table-cell>
          <table:table-cell office:value-type="string">
            <text:p>KEW-951</text:p>
          </table:table-cell>
          <table:table-cell office:value-type="string">
            <text:p>REVISION SISTEMA ELECTRICO (LUCES DIRECCIONALES Y ESTACIONARIAS)</text:p>
          </table:table-cell>
          <table:table-cell office:value-type="string">
            <text:p>TALLERES AUTORIZADOS S.A.</text:p>
          </table:table-cell>
          <table:table-cell office:value-type="float" office:value="33097817">
            <text:p>33097817</text:p>
          </table:table-cell>
          <table:table-cell table:number-columns-repeated="1018"/>
        </table:table-row>
        <table:table-row table:style-name="ro3">
          <table:table-cell table:style-name="ce3" office:value-type="date" office:date-value="2014-09-24">
            <text:p>24/09/14</text:p>
          </table:table-cell>
          <table:table-cell office:value-type="string">
            <text:p>AAM-127-2014-T5</text:p>
          </table:table-cell>
          <table:table-cell office:value-type="string">
            <text:p>KEX-250</text:p>
          </table:table-cell>
          <table:table-cell office:value-type="string">
            <text:p>REVISION SISTEMA ELECTRICO (LUCES DE PARQUEO Y DIRECCIONALES)</text:p>
          </table:table-cell>
          <table:table-cell office:value-type="string">
            <text:p>TALLERES AUTORIZADOS S.A.</text:p>
          </table:table-cell>
          <table:table-cell office:value-type="float" office:value="33096752">
            <text:p>33096752</text:p>
          </table:table-cell>
          <table:table-cell table:number-columns-repeated="1018"/>
        </table:table-row>
        <table:table-row table:style-name="ro3">
          <table:table-cell table:style-name="ce3" office:value-type="date" office:date-value="2014-09-24">
            <text:p>24/09/14</text:p>
          </table:table-cell>
          <table:table-cell office:value-type="string">
            <text:p>MTTO-729-2014</text:p>
          </table:table-cell>
          <table:table-cell office:value-type="string">
            <text:p>KUK-380</text:p>
          </table:table-cell>
          <table:table-cell office:value-type="string">
            <text:p>REVISION SISTEMA DE DIRECCION TERMINAL DE LA BARRA DE ACOPLE LADO DERECHO</text:p>
          </table:table-cell>
          <table:table-cell office:value-type="string">
            <text:p>FRENO PARTES</text:p>
          </table:table-cell>
          <table:table-cell table:number-columns-repeated="1019"/>
        </table:table-row>
        <table:table-row table:style-name="ro3">
          <table:table-cell table:style-name="ce3" office:value-type="date" office:date-value="2014-09-24">
            <text:p>24/09/14</text:p>
          </table:table-cell>
          <table:table-cell office:value-type="string">
            <text:p>MP-731-2014</text:p>
          </table:table-cell>
          <table:table-cell office:value-type="string">
            <text:p>DDA-282</text:p>
          </table:table-cell>
          <table:table-cell office:value-type="string">
            <text:p>REVISION POR GARANTIA DE BUJES MUELLES TRASEROS</text:p>
          </table:table-cell>
          <table:table-cell office:value-type="string">
            <text:p>METALMECANICA M &amp; F SAS </text:p>
          </table:table-cell>
          <table:table-cell office:value-type="string">
            <text:p>0 0 7</text:p>
          </table:table-cell>
          <table:table-cell table:number-columns-repeated="1018"/>
        </table:table-row>
        <table:table-row table:style-name="ro6">
          <table:table-cell table:style-name="ce3" office:value-type="date" office:date-value="2014-09-24">
            <text:p>24/09/14</text:p>
          </table:table-cell>
          <table:table-cell office:value-type="string">
            <text:p>MP-732-2014</text:p>
          </table:table-cell>
          <table:table-cell office:value-type="string">
            <text:p>DDA-282</text:p>
          </table:table-cell>
          <table:table-cell office:value-type="string">
            <text:p>REVISION SOPORTE CAUCHO CARDAN </text:p>
          </table:table-cell>
          <table:table-cell office:value-type="string">
            <text:p>FRENO PARTES</text:p>
          </table:table-cell>
          <table:table-cell office:value-type="string">
            <text:p>C346</text:p>
          </table:table-cell>
          <table:table-cell table:number-columns-repeated="1018"/>
        </table:table-row>
        <table:table-row table:style-name="ro3">
          <table:table-cell table:style-name="ce3" office:value-type="date" office:date-value="2014-09-24">
            <text:p>24/09/14</text:p>
          </table:table-cell>
          <table:table-cell office:value-type="string">
            <text:p>AAM-96-2014-T1</text:p>
          </table:table-cell>
          <table:table-cell office:value-type="string">
            <text:p>DDC-660</text:p>
          </table:table-cell>
          <table:table-cell office:value-type="string">
            <text:p>REVISAR SISTEMA DE CARGA </text:p>
          </table:table-cell>
          <table:table-cell office:value-type="string">
            <text:p>COEXITO-OSCAR GARCIA </text:p>
          </table:table-cell>
          <table:table-cell office:value-type="float" office:value="2059448">
            <text:p>2059448</text:p>
          </table:table-cell>
          <table:table-cell table:number-columns-repeated="1018"/>
        </table:table-row>
        <table:table-row table:style-name="ro6">
          <table:table-cell table:style-name="ce3" office:value-type="date" office:date-value="2014-09-25">
            <text:p>25/09/14</text:p>
          </table:table-cell>
          <table:table-cell office:value-type="string">
            <text:p>AAM-151-2014-T6</text:p>
          </table:table-cell>
          <table:table-cell office:value-type="string">
            <text:p>SQW-850</text:p>
          </table:table-cell>
          <table:table-cell office:value-type="string">
            <text:p>CAMBIO DE MANGUERA DEL YUGO</text:p>
          </table:table-cell>
          <table:table-cell office:value-type="string">
            <text:p>REHIMAC </text:p>
          </table:table-cell>
          <table:table-cell office:value-type="string">
            <text:p>OT 4415</text:p>
          </table:table-cell>
          <table:table-cell table:number-columns-repeated="1018"/>
        </table:table-row>
        <table:table-row table:style-name="ro4">
          <table:table-cell table:style-name="ce3" office:value-type="date" office:date-value="2014-09-25">
            <text:p>25/09/14</text:p>
          </table:table-cell>
          <table:table-cell office:value-type="string">
            <text:p>MTTO-733-2014</text:p>
          </table:table-cell>
          <table:table-cell office:value-type="string">
            <text:p>KUK-380</text:p>
          </table:table-cell>
          <table:table-cell office:value-type="string">
            <text:p>MANTENIMIENTO FRENOS TRASEROS, SUSPENSION Y REVISION MANGUERAS DE FRENOS DELANTEROS </text:p>
          </table:table-cell>
          <table:table-cell office:value-type="string">
            <text:p>FRENO PARTES</text:p>
          </table:table-cell>
          <table:table-cell office:value-type="string">
            <text:p>C340</text:p>
          </table:table-cell>
          <table:table-cell table:number-columns-repeated="1018"/>
        </table:table-row>
        <table:table-row table:style-name="ro6">
          <table:table-cell table:style-name="ce3" office:value-type="date" office:date-value="2014-09-25">
            <text:p>25/09/14</text:p>
          </table:table-cell>
          <table:table-cell office:value-type="string">
            <text:p>MTTO-734-2014</text:p>
          </table:table-cell>
          <table:table-cell office:value-type="string">
            <text:p>KUK-381</text:p>
          </table:table-cell>
          <table:table-cell office:value-type="string">
            <text:p>DESPINCHAR LLANTAS TRASERAS INTERNAS</text:p>
          </table:table-cell>
          <table:table-cell office:value-type="string">
            <text:p>LLANTAS LA ESTACION</text:p>
          </table:table-cell>
          <table:table-cell table:number-columns-repeated="1019"/>
        </table:table-row>
        <table:table-row table:style-name="ro3">
          <table:table-cell table:style-name="ce3" office:value-type="date" office:date-value="2014-09-25">
            <text:p>25/09/14</text:p>
          </table:table-cell>
          <table:table-cell office:value-type="string">
            <text:p>MTTO-735-2014</text:p>
          </table:table-cell>
          <table:table-cell office:value-type="string">
            <text:p>DDA-165</text:p>
          </table:table-cell>
          <table:table-cell office:value-type="string">
            <text:p>REPARACION DE BISAGRAS PUERTAS TRASERAS Y PUERTA LATERAL IZQUIERDA</text:p>
          </table:table-cell>
          <table:table-cell office:value-type="string">
            <text:p>HERMAR</text:p>
          </table:table-cell>
          <table:table-cell office:value-type="string">
            <text:p>I.C.T-0821</text:p>
          </table:table-cell>
          <table:table-cell table:number-columns-repeated="1018"/>
        </table:table-row>
        <table:table-row table:style-name="ro6">
          <table:table-cell table:style-name="ce3" office:value-type="date" office:date-value="2014-09-25">
            <text:p>25/09/14</text:p>
          </table:table-cell>
          <table:table-cell office:value-type="string">
            <text:p>AAM-82-2014-T7</text:p>
          </table:table-cell>
          <table:table-cell office:value-type="string">
            <text:p>DDB-883</text:p>
          </table:table-cell>
          <table:table-cell office:value-type="string">
            <text:p>ALINEACION DIRECCION Y BALANCEO DE RUEDAS</text:p>
          </table:table-cell>
          <table:table-cell office:value-type="string">
            <text:p>LLANTAS LA ESTACION</text:p>
          </table:table-cell>
          <table:table-cell table:number-columns-repeated="1019"/>
        </table:table-row>
        <table:table-row table:style-name="ro4">
          <table:table-cell table:style-name="ce3" office:value-type="date" office:date-value="2014-09-25">
            <text:p>25/09/14</text:p>
          </table:table-cell>
          <table:table-cell office:value-type="string">
            <text:p>AAM-83-2014-T7</text:p>
          </table:table-cell>
          <table:table-cell office:value-type="string">
            <text:p>DDB-883</text:p>
          </table:table-cell>
          <table:table-cell office:value-type="string">
            <text:p>REVISION RODAMIENTOS RUEDAS DELANTERAS POR GARANTIA (RUIDO ANORMAL), SEGUN FACTURA S37-10932</text:p>
          </table:table-cell>
          <table:table-cell office:value-type="string">
            <text:p>TALLERES AUTORIZADOS S.A.</text:p>
          </table:table-cell>
          <table:table-cell table:number-columns-repeated="1019"/>
        </table:table-row>
        <table:table-row table:style-name="ro3">
          <table:table-cell table:style-name="ce3" office:value-type="date" office:date-value="2014-09-25">
            <text:p>25/09/14</text:p>
          </table:table-cell>
          <table:table-cell office:value-type="string">
            <text:p>AAM-181-2014-T4</text:p>
          </table:table-cell>
          <table:table-cell office:value-type="string">
            <text:p>DDC-552</text:p>
          </table:table-cell>
          <table:table-cell office:value-type="string">
            <text:p>REVISION BASE SOPORTE DEL PEDAL DEL EMBRAGUE (SE RAJO)</text:p>
          </table:table-cell>
          <table:table-cell office:value-type="string">
            <text:p>NACIONAL DE EMBRAGUES S.A.S</text:p>
          </table:table-cell>
          <table:table-cell office:value-type="float" office:value="1238">
            <text:p>1238</text:p>
          </table:table-cell>
          <table:table-cell table:number-columns-repeated="1018"/>
        </table:table-row>
        <table:table-row table:style-name="ro3">
          <table:table-cell table:style-name="ce3" office:value-type="date" office:date-value="2014-09-26">
            <text:p>26/09/14</text:p>
          </table:table-cell>
          <table:table-cell office:value-type="string">
            <text:p>MTTO-737-2014</text:p>
          </table:table-cell>
          <table:table-cell office:value-type="string">
            <text:p>USA-468</text:p>
          </table:table-cell>
          <table:table-cell office:value-type="string">
            <text:p>DESPINCHAR LLANTA TRASERA EXTERNA LADO IZQUIERDO</text:p>
          </table:table-cell>
          <table:table-cell office:value-type="string">
            <text:p>LLANTAS LA ESTACION</text:p>
          </table:table-cell>
          <table:table-cell table:number-columns-repeated="1019"/>
        </table:table-row>
        <table:table-row table:style-name="ro3">
          <table:table-cell table:style-name="ce3" office:value-type="date" office:date-value="2014-09-26">
            <text:p>26/09/14</text:p>
          </table:table-cell>
          <table:table-cell office:value-type="string">
            <text:p>MTTO-738-2014</text:p>
          </table:table-cell>
          <table:table-cell office:value-type="string">
            <text:p>USE-726</text:p>
          </table:table-cell>
          <table:table-cell office:value-type="string">
            <text:p>DESPINCHAR LLANTA DELANTERA IZQUIERDA POR GARANTIA</text:p>
          </table:table-cell>
          <table:table-cell office:value-type="string">
            <text:p>COEXITO-OSCAR GARCIA </text:p>
          </table:table-cell>
          <table:table-cell table:number-columns-repeated="1019"/>
        </table:table-row>
        <table:table-row table:style-name="ro6">
          <table:table-cell table:style-name="ce3" office:value-type="date" office:date-value="2014-09-26">
            <text:p>26/09/14</text:p>
          </table:table-cell>
          <table:table-cell office:value-type="string">
            <text:p>MTTO-739-2014</text:p>
          </table:table-cell>
          <table:table-cell office:value-type="string">
            <text:p>USE-726</text:p>
          </table:table-cell>
          <table:table-cell office:value-type="string">
            <text:p>CAMBIO DE ESPEJOS RETROVISORES AUXILIARES</text:p>
          </table:table-cell>
          <table:table-cell office:value-type="string">
            <text:p>FRENO PARTES</text:p>
          </table:table-cell>
          <table:table-cell office:value-type="float" office:value="131">
            <text:p>131</text:p>
          </table:table-cell>
          <table:table-cell table:number-columns-repeated="1018"/>
        </table:table-row>
        <table:table-row table:style-name="ro3">
          <table:table-cell table:style-name="ce3" office:value-type="date" office:date-value="2014-09-26">
            <text:p>26/09/14</text:p>
          </table:table-cell>
          <table:table-cell office:value-type="string">
            <text:p>AAM-157-2014-T3</text:p>
          </table:table-cell>
          <table:table-cell office:value-type="string">
            <text:p>DDB-875 </text:p>
          </table:table-cell>
          <table:table-cell office:value-type="string">
            <text:p>REALIZAR PRUEBAS SISTEMA DE REFRIGERACION POR GARANTIA </text:p>
          </table:table-cell>
          <table:table-cell office:value-type="string">
            <text:p>TALLERES AUTORIZADOS S.A.</text:p>
          </table:table-cell>
          <table:table-cell table:number-columns-repeated="1019"/>
        </table:table-row>
        <table:table-row table:style-name="ro3">
          <table:table-cell table:style-name="ce3" office:value-type="date" office:date-value="2014-09-26">
            <text:p>26/09/14</text:p>
          </table:table-cell>
          <table:table-cell office:value-type="string">
            <text:p>AAM-146-2014-L.B</text:p>
          </table:table-cell>
          <table:table-cell office:value-type="string">
            <text:p>DDA-286</text:p>
          </table:table-cell>
          <table:table-cell office:value-type="string">
            <text:p>LAVADA DE MOTOR</text:p>
          </table:table-cell>
          <table:table-cell office:value-type="string">
            <text:p>ESTACION LAS PALMERAS</text:p>
          </table:table-cell>
          <table:table-cell table:number-columns-repeated="1019"/>
        </table:table-row>
        <table:table-row table:style-name="ro3">
          <table:table-cell table:style-name="ce3" office:value-type="date" office:date-value="2014-09-26">
            <text:p>26/09/14</text:p>
          </table:table-cell>
          <table:table-cell office:value-type="string">
            <text:p>AAM-147-2014-L.B</text:p>
          </table:table-cell>
          <table:table-cell office:value-type="string">
            <text:p>DDA-286</text:p>
          </table:table-cell>
          <table:table-cell office:value-type="string">
            <text:p>CORREGIR FUGA DE ACEITE POR GARANTIA </text:p>
          </table:table-cell>
          <table:table-cell office:value-type="string">
            <text:p>AUTOPACIFICO</text:p>
          </table:table-cell>
          <table:table-cell table:number-columns-repeated="1019"/>
        </table:table-row>
        <table:table-row table:style-name="ro6">
          <table:table-cell table:style-name="ce3" office:value-type="date" office:date-value="2014-09-27">
            <text:p>27/09/14</text:p>
          </table:table-cell>
          <table:table-cell office:value-type="string">
            <text:p>AAM-97-2014-T1</text:p>
          </table:table-cell>
          <table:table-cell office:value-type="string">
            <text:p>SQI-389</text:p>
          </table:table-cell>
          <table:table-cell office:value-type="string">
            <text:p>MANTENIMIENTO ALTERNADOR <text:s text:c="2"/></text:p>
          </table:table-cell>
          <table:table-cell office:value-type="string">
            <text:p>RENZO NIETO </text:p>
          </table:table-cell>
          <table:table-cell office:value-type="float" office:value="878">
            <text:p>878</text:p>
          </table:table-cell>
          <table:table-cell table:number-columns-repeated="1018"/>
        </table:table-row>
        <table:table-row table:style-name="ro4">
          <table:table-cell table:style-name="ce3" office:value-type="date" office:date-value="2014-09-27">
            <text:p>27/09/14</text:p>
          </table:table-cell>
          <table:table-cell office:value-type="string">
            <text:p>MTTO-746-2014</text:p>
          </table:table-cell>
          <table:table-cell office:value-type="string">
            <text:p>236B2</text:p>
          </table:table-cell>
          <table:table-cell office:value-type="string">
            <text:p>INSTALACION, MONTAJE Y MARCACION DE 4 LLANTAS NUEVAS MARCA MICHELIN, SEGUN ORDEN DE COMPRA 2854.</text:p>
          </table:table-cell>
          <table:table-cell office:value-type="string">
            <text:p>LLANTAS LA ESTACION</text:p>
          </table:table-cell>
          <table:table-cell table:number-columns-repeated="1019"/>
        </table:table-row>
        <table:table-row table:style-name="ro3">
          <table:table-cell table:style-name="ce3" office:value-type="date" office:date-value="2014-09-29">
            <text:p>29/09/14</text:p>
          </table:table-cell>
          <table:table-cell office:value-type="string">
            <text:p>AAM-182-2014-T4</text:p>
          </table:table-cell>
          <table:table-cell office:value-type="string">
            <text:p>KEX-384</text:p>
          </table:table-cell>
          <table:table-cell office:value-type="string">
            <text:p>REVISAR SISTEMA DE CARGA POR GARANTIA </text:p>
          </table:table-cell>
          <table:table-cell office:value-type="string">
            <text:p>COEXITO-OSCAR GARCIA </text:p>
          </table:table-cell>
          <table:table-cell office:value-type="float" office:value="2059712">
            <text:p>2059712</text:p>
          </table:table-cell>
          <table:table-cell table:number-columns-repeated="1018"/>
        </table:table-row>
        <table:table-row table:style-name="ro3">
          <table:table-cell table:style-name="ce3" office:value-type="date" office:date-value="2014-09-29">
            <text:p>29/09/14</text:p>
          </table:table-cell>
          <table:table-cell office:value-type="string">
            <text:p>MTTO-749-2014</text:p>
          </table:table-cell>
          <table:table-cell office:value-type="string">
            <text:p>KUK-381</text:p>
          </table:table-cell>
          <table:table-cell office:value-type="string">
            <text:p>DESPINCHAR LLANTA TRASERA INTERNA DERECHA POR GARANTIA </text:p>
          </table:table-cell>
          <table:table-cell office:value-type="string">
            <text:p>LLANTAS LA ESTACION</text:p>
          </table:table-cell>
          <table:table-cell table:number-columns-repeated="1019"/>
        </table:table-row>
        <table:table-row table:style-name="ro3">
          <table:table-cell table:style-name="ce3" office:value-type="date" office:date-value="2014-09-29">
            <text:p>29/09/14</text:p>
          </table:table-cell>
          <table:table-cell office:value-type="string">
            <text:p>AAM-42-2014-GS</text:p>
          </table:table-cell>
          <table:table-cell office:value-type="string">
            <text:p>CJC-368</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6">
          <table:table-cell table:style-name="ce3" office:value-type="date" office:date-value="2014-09-29">
            <text:p>29/09/14</text:p>
          </table:table-cell>
          <table:table-cell office:value-type="string">
            <text:p>AAM-64-2014-IF</text:p>
          </table:table-cell>
          <table:table-cell office:value-type="string">
            <text:p>DDA-211</text:p>
          </table:table-cell>
          <table:table-cell office:value-type="string">
            <text:p>CORREGIR FUGA POR VALVULA EGR</text:p>
          </table:table-cell>
          <table:table-cell office:value-type="string">
            <text:p>AUTOPACIFICO</text:p>
          </table:table-cell>
          <table:table-cell table:number-columns-repeated="1019"/>
        </table:table-row>
        <table:table-row table:style-name="ro4">
          <table:table-cell table:style-name="ce3" office:value-type="date" office:date-value="2014-09-29">
            <text:p>29/09/14</text:p>
          </table:table-cell>
          <table:table-cell office:value-type="string">
            <text:p>AAM-130-2014-T5</text:p>
          </table:table-cell>
          <table:table-cell office:value-type="string">
            <text:p>KEX-250</text:p>
          </table:table-cell>
          <table:table-cell office:value-type="string">
            <text:p>PRESENTA CODIGO ACTIVO, RATEO DE MOTOR Y VERIFICAR FUNCIONAMIENTO DE LUCES DIRECCIONALES</text:p>
          </table:table-cell>
          <table:table-cell office:value-type="string">
            <text:p>TALLERES AUTORIZADOS S.A.</text:p>
          </table:table-cell>
          <table:table-cell office:value-type="float" office:value="33096858">
            <text:p>33096858</text:p>
          </table:table-cell>
          <table:table-cell table:number-columns-repeated="1018"/>
        </table:table-row>
        <table:table-row table:style-name="ro4">
          <table:table-cell table:style-name="ce3" office:value-type="date" office:date-value="2014-09-29">
            <text:p>29/09/14</text:p>
          </table:table-cell>
          <table:table-cell office:value-type="string">
            <text:p>MTTO-750-2014</text:p>
          </table:table-cell>
          <table:table-cell office:value-type="string">
            <text:p>KUK-433</text:p>
          </table:table-cell>
          <table:table-cell office:value-type="string">
            <text:p>CORREGIR FUGA POR CULATA POR GARANTIA (SE REPARO COMPRESOR SEGUN FACTURA No. CC1 4910)</text:p>
          </table:table-cell>
          <table:table-cell office:value-type="string">
            <text:p>FRENO PARTES</text:p>
          </table:table-cell>
          <table:table-cell table:number-columns-repeated="1019"/>
        </table:table-row>
        <table:table-row table:style-name="ro3">
          <table:table-cell table:style-name="ce3" office:value-type="date" office:date-value="2014-09-29">
            <text:p>29/09/14</text:p>
          </table:table-cell>
          <table:table-cell office:value-type="string">
            <text:p>MTTO-751-2014</text:p>
          </table:table-cell>
          <table:table-cell office:value-type="string">
            <text:p>KUK-433</text:p>
          </table:table-cell>
          <table:table-cell office:value-type="string">
            <text:p>INSTALAR BOMBA PRESURIZADORA VERIFICAR POSIBLE FUGA DE REFRIGERANTE</text:p>
          </table:table-cell>
          <table:table-cell office:value-type="string">
            <text:p>TECNIMARCANT</text:p>
          </table:table-cell>
          <table:table-cell office:value-type="float" office:value="1561">
            <text:p>1561</text:p>
          </table:table-cell>
          <table:table-cell table:number-columns-repeated="1018"/>
        </table:table-row>
        <table:table-row table:style-name="ro3">
          <table:table-cell table:style-name="ce3" office:value-type="date" office:date-value="2014-09-29">
            <text:p>29/09/14</text:p>
          </table:table-cell>
          <table:table-cell office:value-type="string">
            <text:p>AAM-167-2014-T2</text:p>
          </table:table-cell>
          <table:table-cell office:value-type="string">
            <text:p>KEW-926</text:p>
          </table:table-cell>
          <table:table-cell office:value-type="string">
            <text:p>CAMBIO DE PERILLA DEL AIRE ACONDICIONADO </text:p>
          </table:table-cell>
          <table:table-cell office:value-type="string">
            <text:p>ALISTAMIENTOS OCAMPO</text:p>
          </table:table-cell>
          <table:table-cell table:number-columns-repeated="1019"/>
        </table:table-row>
        <table:table-row table:style-name="ro4">
          <table:table-cell table:style-name="ce3" office:value-type="date" office:date-value="2014-09-29">
            <text:p>29/09/14</text:p>
          </table:table-cell>
          <table:table-cell office:value-type="string">
            <text:p>AAM-183-2014-T4</text:p>
          </table:table-cell>
          <table:table-cell office:value-type="string">
            <text:p>KEX-384</text:p>
          </table:table-cell>
          <table:table-cell office:value-type="string">
            <text:p>REVISION ALTERNADOR POR GARANTIA (NO GENERA LA CARGA SUFICIENTE EN MINIMA CON LOS ACCESORIOS PRENDIDOS)</text:p>
          </table:table-cell>
          <table:table-cell office:value-type="string">
            <text:p>TALLERES AUTORIZADOS S.A.</text:p>
          </table:table-cell>
          <table:table-cell office:value-type="float" office:value="31011513">
            <text:p>31011513</text:p>
          </table:table-cell>
          <table:table-cell table:number-columns-repeated="1018"/>
        </table:table-row>
        <table:table-row table:style-name="ro6">
          <table:table-cell table:style-name="ce3" office:value-type="date" office:date-value="2014-09-29">
            <text:p>29/09/14</text:p>
          </table:table-cell>
          <table:table-cell office:value-type="string">
            <text:p>AAM-85-2014-T7</text:p>
          </table:table-cell>
          <table:table-cell office:value-type="string">
            <text:p>SQI-521</text:p>
          </table:table-cell>
          <table:table-cell office:value-type="string">
            <text:p>ROTACION LLANTAS DE TROQUES TRASEROS </text:p>
          </table:table-cell>
          <table:table-cell office:value-type="string">
            <text:p>LLANTAS LA ESTACION</text:p>
          </table:table-cell>
          <table:table-cell office:value-type="float" office:value="325">
            <text:p>325</text:p>
          </table:table-cell>
          <table:table-cell table:number-columns-repeated="1018"/>
        </table:table-row>
        <table:table-row table:style-name="ro4">
          <table:table-cell table:style-name="ce3" office:value-type="date" office:date-value="2014-09-30">
            <text:p>30/09/14</text:p>
          </table:table-cell>
          <table:table-cell office:value-type="string">
            <text:p>MTTO-753-2014</text:p>
          </table:table-cell>
          <table:table-cell office:value-type="string">
            <text:p>SMI-194</text:p>
          </table:table-cell>
          <table:table-cell office:value-type="string">
            <text:p>CORREGIR FUGA DE ACEITE POR BOMBA DE INYECCION, SCANEAR VEHICULO Y REVISAR COMANDOS DE DIRECCIONALES</text:p>
          </table:table-cell>
          <table:table-cell office:value-type="string">
            <text:p>AUTOPACIFICO</text:p>
          </table:table-cell>
          <table:table-cell office:value-type="string">
            <text:p>OT 347443</text:p>
          </table:table-cell>
          <table:table-cell table:number-columns-repeated="1018"/>
        </table:table-row>
        <table:table-row table:style-name="ro3">
          <table:table-cell table:style-name="ce3" office:value-type="date" office:date-value="2014-09-30">
            <text:p>30/09/14</text:p>
          </table:table-cell>
          <table:table-cell office:value-type="string">
            <text:p>AAM-148-2014-L.B</text:p>
          </table:table-cell>
          <table:table-cell office:value-type="string">
            <text:p>DDA-221</text:p>
          </table:table-cell>
          <table:table-cell office:value-type="string">
            <text:p>SCANEAR EQUIPO PRESENTA CODIGO ACTIVO</text:p>
          </table:table-cell>
          <table:table-cell office:value-type="string">
            <text:p>AUTOPACIFICO</text:p>
          </table:table-cell>
          <table:table-cell table:number-columns-repeated="1019"/>
        </table:table-row>
        <table:table-row table:style-name="ro3">
          <table:table-cell table:style-name="ce3" office:value-type="date" office:date-value="2014-09-30">
            <text:p>30/09/14</text:p>
          </table:table-cell>
          <table:table-cell office:value-type="string">
            <text:p>AAM-149-2014-L.B</text:p>
          </table:table-cell>
          <table:table-cell office:value-type="string">
            <text:p>DDA-221</text:p>
          </table:table-cell>
          <table:table-cell office:value-type="string">
            <text:p>BALANCEO RUEDAS DELANTERAS Y ROTACION LLANTAS </text:p>
          </table:table-cell>
          <table:table-cell office:value-type="string">
            <text:p>LLANTAS LA ESTACION</text:p>
          </table:table-cell>
          <table:table-cell table:number-columns-repeated="1019"/>
        </table:table-row>
        <table:table-row table:style-name="ro4">
          <table:table-cell table:style-name="ce3" office:value-type="date" office:date-value="2014-09-30">
            <text:p>30/09/14</text:p>
          </table:table-cell>
          <table:table-cell office:value-type="string">
            <text:p>AAM-185-2014-T4</text:p>
          </table:table-cell>
          <table:table-cell office:value-type="string">
            <text:p>SPK-951</text:p>
          </table:table-cell>
          <table:table-cell office:value-type="string">
            <text:p>REPARACION GATO HIDRAULICO TIPO BOTELLA DE 20 TON, COLOR ROJO (INCLUYE PALANCA QUE SUBE EL GATO Y MANTENIMIENTO GENERAL)</text:p>
          </table:table-cell>
          <table:table-cell office:value-type="string">
            <text:p>HERMAR</text:p>
          </table:table-cell>
          <table:table-cell office:value-type="float" office:value="823">
            <text:p>823</text:p>
          </table:table-cell>
          <table:table-cell table:number-columns-repeated="1018"/>
        </table:table-row>
        <table:table-row table:style-name="ro3">
          <table:table-cell table:style-name="ce3" office:value-type="date" office:date-value="2014-09-30">
            <text:p>30/09/14</text:p>
          </table:table-cell>
          <table:table-cell office:value-type="string">
            <text:p>MTTO-755-2014</text:p>
          </table:table-cell>
          <table:table-cell office:value-type="string">
            <text:p>CJH-079</text:p>
          </table:table-cell>
          <table:table-cell office:value-type="string">
            <text:p>MANTENIMIENTO GENERAL FRENOS, SUSPENSION TREN DELANTERO Y SINCRONIZACION</text:p>
          </table:table-cell>
          <table:table-cell office:value-type="string">
            <text:p>MAGRIN</text:p>
          </table:table-cell>
          <table:table-cell table:number-columns-repeated="1019"/>
        </table:table-row>
        <table:table-row table:style-name="ro5">
          <table:table-cell table:style-name="ce3" office:value-type="date" office:date-value="2014-09-30">
            <text:p>30/09/14</text:p>
          </table:table-cell>
          <table:table-cell office:value-type="string">
            <text:p>AAM-186-2014-T4</text:p>
          </table:table-cell>
          <table:table-cell office:value-type="string">
            <text:p>TLO-302</text:p>
          </table:table-cell>
          <table:table-cell office:value-type="string">
            <text:p>REPARACION GATO HIDRAULICO TIPO BOTELLA DE 20 TON, COLOR ROJO, MARCA NICK (INCLUYE PALANCA QUE SUBE EL GATO Y MANTENIMIENTO GENERAL).</text:p>
          </table:table-cell>
          <table:table-cell office:value-type="string">
            <text:p>HERMAR</text:p>
          </table:table-cell>
          <table:table-cell office:value-type="float" office:value="823">
            <text:p>823</text:p>
          </table:table-cell>
          <table:table-cell table:number-columns-repeated="1018"/>
        </table:table-row>
        <table:table-row table:style-name="ro3">
          <table:table-cell table:style-name="ce3" office:value-type="date" office:date-value="2014-09-30">
            <text:p>30/09/14</text:p>
          </table:table-cell>
          <table:table-cell office:value-type="string">
            <text:p>MTTO-757-2014</text:p>
          </table:table-cell>
          <table:table-cell office:value-type="string">
            <text:p>TROMPO No. 2</text:p>
          </table:table-cell>
          <table:table-cell office:value-type="string">
            <text:p>MANTENIMIENTO GENERAL Y CAMBIO DE CREMALLERA </text:p>
          </table:table-cell>
          <table:table-cell office:value-type="string">
            <text:p>HERMAR</text:p>
          </table:table-cell>
          <table:table-cell office:value-type="string">
            <text:p>I.C.T-0854</text:p>
          </table:table-cell>
          <table:table-cell table:number-columns-repeated="1018"/>
        </table:table-row>
        <table:table-row table:style-name="ro3">
          <table:table-cell table:style-name="ce3" office:value-type="date" office:date-value="2014-10-01">
            <text:p>01/10/14</text:p>
          </table:table-cell>
          <table:table-cell office:value-type="string">
            <text:p>MTTO-758-2014</text:p>
          </table:table-cell>
          <table:table-cell office:value-type="string">
            <text:p>RETRO 420E</text:p>
          </table:table-cell>
          <table:table-cell office:value-type="string">
            <text:p>DESPINCHAR LLANTA TRASERA DERECHA <text:s text:c="2"/></text:p>
          </table:table-cell>
          <table:table-cell office:value-type="string">
            <text:p>COEXITO-OSCAR GARCIA </text:p>
          </table:table-cell>
          <table:table-cell office:value-type="float" office:value="2059617">
            <text:p>2059617</text:p>
          </table:table-cell>
          <table:table-cell table:number-columns-repeated="1018"/>
        </table:table-row>
        <table:table-row table:style-name="ro3">
          <table:table-cell table:style-name="ce3" office:value-type="date" office:date-value="2014-10-01">
            <text:p>01/10/14</text:p>
          </table:table-cell>
          <table:table-cell office:value-type="string">
            <text:p>AAM-88-2014-T7</text:p>
          </table:table-cell>
          <table:table-cell office:value-type="string">
            <text:p>WEP-810</text:p>
          </table:table-cell>
          <table:table-cell office:value-type="string">
            <text:p>ROTACION DE LLANTAS DELANTERAS Y BALANCEO </text:p>
          </table:table-cell>
          <table:table-cell office:value-type="string">
            <text:p>LLANTAS LA ESTACION</text:p>
          </table:table-cell>
          <table:table-cell table:number-columns-repeated="1019"/>
        </table:table-row>
        <table:table-row table:style-name="ro6">
          <table:table-cell table:style-name="ce3" office:value-type="date" office:date-value="2014-10-02">
            <text:p>02/10/14</text:p>
          </table:table-cell>
          <table:table-cell office:value-type="string">
            <text:p>MTTO-759-2014</text:p>
          </table:table-cell>
          <table:table-cell office:value-type="string">
            <text:p>USA-339</text:p>
          </table:table-cell>
          <table:table-cell office:value-type="string">
            <text:p>MANTENIMIENTO GENERAL DE FRENOS <text:s text:c="2"/></text:p>
          </table:table-cell>
          <table:table-cell office:value-type="string">
            <text:p>FRENO PARTES</text:p>
          </table:table-cell>
          <table:table-cell office:value-type="string">
            <text:p>C348</text:p>
          </table:table-cell>
          <table:table-cell table:number-columns-repeated="1018"/>
        </table:table-row>
        <table:table-row table:style-name="ro3">
          <table:table-cell table:style-name="ce3" office:value-type="date" office:date-value="2014-10-02">
            <text:p>02/10/14</text:p>
          </table:table-cell>
          <table:table-cell office:value-type="string">
            <text:p>AAM-67-2014-IF</text:p>
          </table:table-cell>
          <table:table-cell office:value-type="string">
            <text:p>DDA-211</text:p>
          </table:table-cell>
          <table:table-cell office:value-type="string">
            <text:p>LAVADA DE MOTOR</text:p>
          </table:table-cell>
          <table:table-cell office:value-type="string">
            <text:p>ESTACION LAS PALMERAS</text:p>
          </table:table-cell>
          <table:table-cell table:number-columns-repeated="1019"/>
        </table:table-row>
        <table:table-row table:style-name="ro3">
          <table:table-cell table:style-name="ce3" office:value-type="date" office:date-value="2014-10-02">
            <text:p>02/10/14</text:p>
          </table:table-cell>
          <table:table-cell office:value-type="string">
            <text:p>AAM-155-2014-T6</text:p>
          </table:table-cell>
          <table:table-cell office:value-type="string">
            <text:p>SQW-886</text:p>
          </table:table-cell>
          <table:table-cell office:value-type="string">
            <text:p>CAMBIO CABLE CONECTOR 7 VIAS Y ACONDICIONAR 2 GANCHOS.</text:p>
          </table:table-cell>
          <table:table-cell office:value-type="string">
            <text:p>FRENO PARTES</text:p>
          </table:table-cell>
          <table:table-cell office:value-type="string">
            <text:p>C341</text:p>
          </table:table-cell>
          <table:table-cell table:number-columns-repeated="1018"/>
        </table:table-row>
        <table:table-row table:style-name="ro3">
          <table:table-cell table:style-name="ce3" office:value-type="date" office:date-value="2014-10-02">
            <text:p>02/10/14</text:p>
          </table:table-cell>
          <table:table-cell office:value-type="string">
            <text:p>MTTO-760-2014</text:p>
          </table:table-cell>
          <table:table-cell office:value-type="string">
            <text:p>TROMPO No. 2</text:p>
          </table:table-cell>
          <table:table-cell office:value-type="string">
            <text:p>REVISION MOTOR HONDA GX340</text:p>
          </table:table-cell>
          <table:table-cell office:value-type="string">
            <text:p>RODRIGUEZ Y LONDOÑO</text:p>
          </table:table-cell>
          <table:table-cell table:number-columns-repeated="1019"/>
        </table:table-row>
        <table:table-row table:style-name="ro5">
          <table:table-cell table:style-name="ce3" office:value-type="date" office:date-value="2014-10-02">
            <text:p>02/10/14</text:p>
          </table:table-cell>
          <table:table-cell office:value-type="string">
            <text:p>AAM-188-2014-T4</text:p>
          </table:table-cell>
          <table:table-cell office:value-type="string">
            <text:p>SPK-951</text:p>
          </table:table-cell>
          <table:table-cell office:value-type="string">
            <text:p>REPARACION GATO HIDRAULICO TIPO BOTELLA DE 20 TON, COLOR AMARILLO (INCLUYE MANTENIMIENTO GENERAL Y CORREGIR FUGA DE ACEITE)</text:p>
          </table:table-cell>
          <table:table-cell office:value-type="string">
            <text:p>HERMAR</text:p>
          </table:table-cell>
          <table:table-cell office:value-type="float" office:value="885">
            <text:p>885</text:p>
          </table:table-cell>
          <table:table-cell table:number-columns-repeated="1018"/>
        </table:table-row>
        <table:table-row table:style-name="ro3">
          <table:table-cell table:style-name="ce3" office:value-type="date" office:date-value="2014-10-03">
            <text:p>03/10/14</text:p>
          </table:table-cell>
          <table:table-cell office:value-type="string">
            <text:p>MTTO-762-2014</text:p>
          </table:table-cell>
          <table:table-cell office:value-type="string">
            <text:p>USE-726</text:p>
          </table:table-cell>
          <table:table-cell office:value-type="string">
            <text:p>CORREGIR FUGA DE AIRE POR MANGUERA <text:s text:c="2"/></text:p>
          </table:table-cell>
          <table:table-cell office:value-type="string">
            <text:p>METALMECANICA M &amp; F SAS </text:p>
          </table:table-cell>
          <table:table-cell office:value-type="string">
            <text:p>0 0 8</text:p>
          </table:table-cell>
          <table:table-cell table:number-columns-repeated="1018"/>
        </table:table-row>
        <table:table-row table:style-name="ro4">
          <table:table-cell table:style-name="ce3" office:value-type="date" office:date-value="2014-10-03">
            <text:p>03/10/14</text:p>
          </table:table-cell>
          <table:table-cell office:value-type="string">
            <text:p>MTTO-765-2014</text:p>
          </table:table-cell>
          <table:table-cell office:value-type="string">
            <text:p>KUK-381</text:p>
          </table:table-cell>
          <table:table-cell office:value-type="string">
            <text:p>REVISION MANIJA PUERTA IZQUIERDA Y VERIFICAR IMPERMEAVILIZACION DE VIDRIO PARABRISA</text:p>
          </table:table-cell>
          <table:table-cell office:value-type="string">
            <text:p>VIDRIOS Y ACCESORIOS </text:p>
          </table:table-cell>
          <table:table-cell office:value-type="float" office:value="28889">
            <text:p>28889</text:p>
          </table:table-cell>
          <table:table-cell table:number-columns-repeated="1018"/>
        </table:table-row>
        <table:table-row table:style-name="ro3">
          <table:table-cell table:style-name="ce3" office:value-type="date" office:date-value="2014-10-04">
            <text:p>04/10/14</text:p>
          </table:table-cell>
          <table:table-cell office:value-type="string">
            <text:p>AAM-68-2014-IF</text:p>
          </table:table-cell>
          <table:table-cell office:value-type="string">
            <text:p>DDA-211</text:p>
          </table:table-cell>
          <table:table-cell office:value-type="string">
            <text:p>REVISION CHAPA PUERTA IZQUIERDA</text:p>
          </table:table-cell>
          <table:table-cell office:value-type="string">
            <text:p>VIDRIOS Y ACCESORIOS </text:p>
          </table:table-cell>
          <table:table-cell office:value-type="float" office:value="28890">
            <text:p>28890</text:p>
          </table:table-cell>
          <table:table-cell table:number-columns-repeated="1018"/>
        </table:table-row>
        <table:table-row table:style-name="ro3">
          <table:table-cell table:style-name="ce3" office:value-type="date" office:date-value="2014-10-06">
            <text:p>06/10/14</text:p>
          </table:table-cell>
          <table:table-cell office:value-type="string">
            <text:p>MTTO-769-2014</text:p>
          </table:table-cell>
          <table:table-cell office:value-type="string">
            <text:p>236B</text:p>
          </table:table-cell>
          <table:table-cell office:value-type="string">
            <text:p>FABRICAR CABLES DEL SISTEMA DE INYECCION</text:p>
          </table:table-cell>
          <table:table-cell office:value-type="string">
            <text:p>COEXITO-OSCAR GARCIA </text:p>
          </table:table-cell>
          <table:table-cell office:value-type="float" office:value="2059753">
            <text:p>2059753</text:p>
          </table:table-cell>
          <table:table-cell table:number-columns-repeated="1018"/>
        </table:table-row>
        <table:table-row table:style-name="ro6">
          <table:table-cell table:style-name="ce3" office:value-type="date" office:date-value="2014-10-06">
            <text:p>06/10/14</text:p>
          </table:table-cell>
          <table:table-cell office:value-type="string">
            <text:p>MTTO-770-2014</text:p>
          </table:table-cell>
          <table:table-cell office:value-type="string">
            <text:p>SMW-559</text:p>
          </table:table-cell>
          <table:table-cell office:value-type="string">
            <text:p>MANTENIMIENTO DE FRENOS Y RATCHES </text:p>
          </table:table-cell>
          <table:table-cell office:value-type="string">
            <text:p>FRENO PARTES</text:p>
          </table:table-cell>
          <table:table-cell office:value-type="string">
            <text:p>C349</text:p>
          </table:table-cell>
          <table:table-cell table:number-columns-repeated="1018"/>
        </table:table-row>
        <table:table-row table:style-name="ro4">
          <table:table-cell table:style-name="ce3" office:value-type="date" office:date-value="2014-10-06">
            <text:p>06/10/14</text:p>
          </table:table-cell>
          <table:table-cell office:value-type="string">
            <text:p>AAM-137-2014-T5</text:p>
          </table:table-cell>
          <table:table-cell office:value-type="string">
            <text:p>SPK-179</text:p>
          </table:table-cell>
          <table:table-cell office:value-type="string">
            <text:p>REFORZAR BASE SOPORTE PLANCHON POR GARANTIA Y ALARGAR GUIA DE LARGUERO PLANCHON </text:p>
          </table:table-cell>
          <table:table-cell office:value-type="string">
            <text:p>HERMAR</text:p>
          </table:table-cell>
          <table:table-cell office:value-type="string">
            <text:p>I.C.T-0844</text:p>
          </table:table-cell>
          <table:table-cell table:number-columns-repeated="1018"/>
        </table:table-row>
        <table:table-row table:style-name="ro3">
          <table:table-cell table:style-name="ce3" office:value-type="date" office:date-value="2014-10-06">
            <text:p>06/10/14</text:p>
          </table:table-cell>
          <table:table-cell office:value-type="string">
            <text:p>MTTO-772-2014</text:p>
          </table:table-cell>
          <table:table-cell office:value-type="string">
            <text:p>HIDRO No. 2</text:p>
          </table:table-cell>
          <table:table-cell office:value-type="string">
            <text:p>REVISION MOTOBOMBA BARNES POR GARANTIA </text:p>
          </table:table-cell>
          <table:table-cell office:value-type="string">
            <text:p>RODRIGUEZ Y LONDOÑO</text:p>
          </table:table-cell>
          <table:table-cell table:number-columns-repeated="1019"/>
        </table:table-row>
        <table:table-row table:style-name="ro3">
          <table:table-cell table:style-name="ce3" office:value-type="date" office:date-value="2014-10-06">
            <text:p>06/10/14</text:p>
          </table:table-cell>
          <table:table-cell office:value-type="string">
            <text:p>MTTO-773-2014</text:p>
          </table:table-cell>
          <table:table-cell office:value-type="string">
            <text:p>USA-468</text:p>
          </table:table-cell>
          <table:table-cell office:value-type="string">
            <text:p>REPARACION LAMINA, PINTURA Y REUBICACION DE CAJONES DE LA CAJA DE HERRAMIENTAS</text:p>
          </table:table-cell>
          <table:table-cell office:value-type="string">
            <text:p>REHIMAC </text:p>
          </table:table-cell>
          <table:table-cell office:value-type="string">
            <text:p>001-CV-001926</text:p>
          </table:table-cell>
          <table:table-cell table:number-columns-repeated="1018"/>
        </table:table-row>
        <table:table-row table:style-name="ro3">
          <table:table-cell table:style-name="ce3" office:value-type="date" office:date-value="2014-10-06">
            <text:p>06/10/14</text:p>
          </table:table-cell>
          <table:table-cell office:value-type="string">
            <text:p>MTTO-774-2014</text:p>
          </table:table-cell>
          <table:table-cell office:value-type="string">
            <text:p>PLANTA FG WILSON SUPERNUMERARIA </text:p>
          </table:table-cell>
          <table:table-cell office:value-type="string">
            <text:p>MANTENIMIENTO GENERAL MOTOR Y REVISAR GENERADOR </text:p>
          </table:table-cell>
          <table:table-cell office:value-type="string">
            <text:p>AGRODIESEL DEL PACIFICO</text:p>
          </table:table-cell>
          <table:table-cell table:number-columns-repeated="1019"/>
        </table:table-row>
        <table:table-row table:style-name="ro3">
          <table:table-cell table:style-name="ce3" office:value-type="date" office:date-value="2014-10-07">
            <text:p>07/10/14</text:p>
          </table:table-cell>
          <table:table-cell office:value-type="string">
            <text:p>AAM-90-2014-T7</text:p>
          </table:table-cell>
          <table:table-cell office:value-type="string">
            <text:p>SQI-521</text:p>
          </table:table-cell>
          <table:table-cell office:value-type="string">
            <text:p>ACONDICIONAR MANGUERAS DEL YUGO Y CORREGIR FUGA DE HIDRAULICO</text:p>
          </table:table-cell>
          <table:table-cell office:value-type="string">
            <text:p>REHIMAC </text:p>
          </table:table-cell>
          <table:table-cell office:value-type="string">
            <text:p>OT 4449</text:p>
          </table:table-cell>
          <table:table-cell table:number-columns-repeated="1018"/>
        </table:table-row>
        <table:table-row table:style-name="ro3">
          <table:table-cell table:style-name="ce3" office:value-type="date" office:date-value="2014-10-07">
            <text:p>07/10/14</text:p>
          </table:table-cell>
          <table:table-cell office:value-type="string">
            <text:p>AAM-193-2014-T4</text:p>
          </table:table-cell>
          <table:table-cell office:value-type="string">
            <text:p>SPK-951</text:p>
          </table:table-cell>
          <table:table-cell office:value-type="string">
            <text:p>ACONDICIONAR ABRAZADERAS PARA EXTINTORES LADO IZQUIERDO Y DERECHO</text:p>
          </table:table-cell>
          <table:table-cell office:value-type="string">
            <text:p>HERMAR</text:p>
          </table:table-cell>
          <table:table-cell office:value-type="string">
            <text:p>I.C.T-0910</text:p>
          </table:table-cell>
          <table:table-cell table:number-columns-repeated="1018"/>
        </table:table-row>
        <table:table-row table:style-name="ro3">
          <table:table-cell table:style-name="ce3" office:value-type="date" office:date-value="2014-10-07">
            <text:p>07/10/14</text:p>
          </table:table-cell>
          <table:table-cell office:value-type="string">
            <text:p>AAM-160-2014-T6</text:p>
          </table:table-cell>
          <table:table-cell office:value-type="string">
            <text:p>SQW-850</text:p>
          </table:table-cell>
          <table:table-cell office:value-type="string">
            <text:p>REFORZAR PLANCHON SUGUN INDICACIONES CONDUCTOR </text:p>
          </table:table-cell>
          <table:table-cell office:value-type="string">
            <text:p>HERMAR</text:p>
          </table:table-cell>
          <table:table-cell office:value-type="string">
            <text:p>I.C.T.894</text:p>
          </table:table-cell>
          <table:table-cell table:number-columns-repeated="1018"/>
        </table:table-row>
        <table:table-row table:style-name="ro4">
          <table:table-cell table:style-name="ce3" office:value-type="date" office:date-value="2014-10-07">
            <text:p>07/10/14</text:p>
          </table:table-cell>
          <table:table-cell office:value-type="string">
            <text:p>AAM-161-2014-T6</text:p>
          </table:table-cell>
          <table:table-cell office:value-type="string">
            <text:p>SQW-850</text:p>
          </table:table-cell>
          <table:table-cell office:value-type="string">
            <text:p>ALINEACION DIRECCION, BALANCEO RUEDAS DELANTERAS Y ROTACION LLANTAS DELANTERAS HACIA EL TROQUE TRASERO INTERMEDIO</text:p>
          </table:table-cell>
          <table:table-cell office:value-type="string">
            <text:p>AUTOPACIFICO</text:p>
          </table:table-cell>
          <table:table-cell table:number-columns-repeated="1019"/>
        </table:table-row>
        <table:table-row table:style-name="ro3">
          <table:table-cell table:style-name="ce3" office:value-type="date" office:date-value="2014-10-08">
            <text:p>08/10/14</text:p>
          </table:table-cell>
          <table:table-cell office:value-type="string">
            <text:p>MTTO-776-2014</text:p>
          </table:table-cell>
          <table:table-cell office:value-type="string">
            <text:p>USE-726</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10-08">
            <text:p>08/10/14</text:p>
          </table:table-cell>
          <table:table-cell office:value-type="string">
            <text:p>AAM-154-2014-L.B</text:p>
          </table:table-cell>
          <table:table-cell office:value-type="string">
            <text:p>DDA-221</text:p>
          </table:table-cell>
          <table:table-cell office:value-type="string">
            <text:p>MANTENIMIENTO FRENOS TRASEROS <text:s text:c="2"/></text:p>
          </table:table-cell>
          <table:table-cell office:value-type="string">
            <text:p>FRENO PARTES</text:p>
          </table:table-cell>
          <table:table-cell office:value-type="string">
            <text:p>C353</text:p>
          </table:table-cell>
          <table:table-cell table:number-columns-repeated="1018"/>
        </table:table-row>
        <table:table-row table:style-name="ro5">
          <table:table-cell table:style-name="ce3" office:value-type="date" office:date-value="2014-10-09">
            <text:p>09/10/14</text:p>
          </table:table-cell>
          <table:table-cell office:value-type="string">
            <text:p>AAM-69-2014-IF</text:p>
          </table:table-cell>
          <table:table-cell office:value-type="string">
            <text:p>DDA-211</text:p>
          </table:table-cell>
          <table:table-cell office:value-type="string">
            <text:p>CORREGIR FUGA POR RETEN DELANTERO DEL CIGUEÑAL, VERIFICAR EMPAQUETADURA DEL CARTER Y SISTEMA HIDRAULICO DE LA DIRECCION.</text:p>
          </table:table-cell>
          <table:table-cell office:value-type="string">
            <text:p>AUTOPACIFICO</text:p>
          </table:table-cell>
          <table:table-cell office:value-type="string">
            <text:p>OT 348713</text:p>
          </table:table-cell>
          <table:table-cell table:number-columns-repeated="1018"/>
        </table:table-row>
        <table:table-row table:style-name="ro3">
          <table:table-cell table:style-name="ce3" office:value-type="date" office:date-value="2014-10-09">
            <text:p>09/10/14</text:p>
          </table:table-cell>
          <table:table-cell office:value-type="string">
            <text:p>AAM-101-2014-T1</text:p>
          </table:table-cell>
          <table:table-cell office:value-type="string">
            <text:p>DDC-409</text:p>
          </table:table-cell>
          <table:table-cell office:value-type="string">
            <text:p>CAMBIO DE VIDRIO PANORAMICO</text:p>
          </table:table-cell>
          <table:table-cell office:value-type="string">
            <text:p>VIDRIOS Y ACCESORIOS </text:p>
          </table:table-cell>
          <table:table-cell office:value-type="string">
            <text:p>09-10-2014</text:p>
          </table:table-cell>
          <table:table-cell table:number-columns-repeated="1018"/>
        </table:table-row>
        <table:table-row table:style-name="ro3">
          <table:table-cell table:style-name="ce3" office:value-type="date" office:date-value="2014-10-09">
            <text:p>09/10/14</text:p>
          </table:table-cell>
          <table:table-cell office:value-type="string">
            <text:p>MTTO-779-2014</text:p>
          </table:table-cell>
          <table:table-cell office:value-type="string">
            <text:p>DDA-165</text:p>
          </table:table-cell>
          <table:table-cell office:value-type="string">
            <text:p>DESPINCHAR LLANTA TRASERA DERECHA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4-10-09">
            <text:p>09/10/14</text:p>
          </table:table-cell>
          <table:table-cell office:value-type="string">
            <text:p>AAM-194-2014-T4</text:p>
          </table:table-cell>
          <table:table-cell office:value-type="string">
            <text:p>TLO-302</text:p>
          </table:table-cell>
          <table:table-cell office:value-type="string">
            <text:p>MODIFICACION TANQUE DEL SISTEMA DE COMBUSTIBLE.</text:p>
          </table:table-cell>
          <table:table-cell office:value-type="string">
            <text:p>HERMAR</text:p>
          </table:table-cell>
          <table:table-cell office:value-type="string">
            <text:p>I.C.T-913</text:p>
          </table:table-cell>
          <table:table-cell table:number-columns-repeated="1018"/>
        </table:table-row>
        <table:table-row table:style-name="ro3">
          <table:table-cell table:style-name="ce3" office:value-type="date" office:date-value="2014-10-09">
            <text:p>09/10/14</text:p>
          </table:table-cell>
          <table:table-cell office:value-type="string">
            <text:p>AAM-162-2014-T3</text:p>
          </table:table-cell>
          <table:table-cell office:value-type="string">
            <text:p>DDB-894</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4-10-09">
            <text:p>09/10/14</text:p>
          </table:table-cell>
          <table:table-cell office:value-type="string">
            <text:p>AAM-70-2014-IF</text:p>
          </table:table-cell>
          <table:table-cell office:value-type="string">
            <text:p>BASCULAS UTDVVCC</text:p>
          </table:table-cell>
          <table:table-cell office:value-type="string">
            <text:p>MANTENIMIENTO DE 2 GATOS ENERPACK</text:p>
          </table:table-cell>
          <table:table-cell office:value-type="string">
            <text:p>HERMAR</text:p>
          </table:table-cell>
          <table:table-cell office:value-type="string">
            <text:p>I.C.T-0881</text:p>
            <text:p>I.C.T-0882</text:p>
          </table:table-cell>
          <table:table-cell table:number-columns-repeated="1018"/>
        </table:table-row>
        <table:table-row table:style-name="ro3">
          <table:table-cell table:style-name="ce3" office:value-type="date" office:date-value="2014-10-10">
            <text:p>10/10/14</text:p>
          </table:table-cell>
          <table:table-cell office:value-type="string">
            <text:p>AAM-156-2014-L.B</text:p>
          </table:table-cell>
          <table:table-cell office:value-type="string">
            <text:p>WDB-181</text:p>
          </table:table-cell>
          <table:table-cell office:value-type="string">
            <text:p>CAMBIO DE GUAYA LADO DERECHO E INSTALACION DE BRIDAS</text:p>
          </table:table-cell>
          <table:table-cell office:value-type="string">
            <text:p>FRENO PARTES</text:p>
          </table:table-cell>
          <table:table-cell office:value-type="string">
            <text:p>C354</text:p>
          </table:table-cell>
          <table:table-cell table:number-columns-repeated="1018"/>
        </table:table-row>
        <table:table-row table:style-name="ro3">
          <table:table-cell table:style-name="ce3" office:value-type="date" office:date-value="2014-10-10">
            <text:p>10/10/14</text:p>
          </table:table-cell>
          <table:table-cell office:value-type="string">
            <text:p>AAM-139-2014-T5</text:p>
          </table:table-cell>
          <table:table-cell office:value-type="string">
            <text:p>KEY-151</text:p>
          </table:table-cell>
          <table:table-cell office:value-type="string">
            <text:p>CAMBIO VIDRIO PARABRISA </text:p>
          </table:table-cell>
          <table:table-cell office:value-type="string">
            <text:p>VIDRIOS Y ACCESORIOS </text:p>
          </table:table-cell>
          <table:table-cell office:value-type="float" office:value="28929">
            <text:p>28929</text:p>
          </table:table-cell>
          <table:table-cell table:number-columns-repeated="1018"/>
        </table:table-row>
        <table:table-row table:style-name="ro4">
          <table:table-cell table:style-name="ce3" office:value-type="date" office:date-value="2014-10-11">
            <text:p>11/10/14</text:p>
          </table:table-cell>
          <table:table-cell office:value-type="string">
            <text:p>MTTO-781-2014</text:p>
          </table:table-cell>
          <table:table-cell office:value-type="string">
            <text:p>USA-339</text:p>
          </table:table-cell>
          <table:table-cell office:value-type="string">
            <text:p>CAMBIO DE CORREA, VERIFICAR POLEA DEL COMPRESOR Y CORREGIR FUGA DE AIRE POR FRENO DE SEGURIDAD POR GARANTIA</text:p>
          </table:table-cell>
          <table:table-cell office:value-type="string">
            <text:p>FRENO PARTES</text:p>
          </table:table-cell>
          <table:table-cell office:value-type="string">
            <text:p>C355</text:p>
          </table:table-cell>
          <table:table-cell table:number-columns-repeated="1018"/>
        </table:table-row>
        <table:table-row table:style-name="ro3">
          <table:table-cell table:style-name="ce3" office:value-type="date" office:date-value="2014-10-11">
            <text:p>11/10/14</text:p>
          </table:table-cell>
          <table:table-cell office:value-type="string">
            <text:p>MTTO-783-2014</text:p>
          </table:table-cell>
          <table:table-cell office:value-type="string">
            <text:p>KUK-433</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10-11">
            <text:p>11/10/14</text:p>
          </table:table-cell>
          <table:table-cell office:value-type="string">
            <text:p>MP-784-2014</text:p>
          </table:table-cell>
          <table:table-cell office:value-type="string">
            <text:p>DDA-282</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10-11">
            <text:p>11/10/14</text:p>
          </table:table-cell>
          <table:table-cell office:value-type="string">
            <text:p>AAM-163-2014-T6</text:p>
          </table:table-cell>
          <table:table-cell office:value-type="string">
            <text:p>SQW-886</text:p>
          </table:table-cell>
          <table:table-cell office:value-type="string">
            <text:p>REPARACION POR GARANTIA DE PUERTAS Y SOPORTE DE LA CAJA DE HERRAMIENTAS.</text:p>
          </table:table-cell>
          <table:table-cell office:value-type="string">
            <text:p>REHIMAC </text:p>
          </table:table-cell>
          <table:table-cell table:number-columns-repeated="1019"/>
        </table:table-row>
        <table:table-row table:style-name="ro3">
          <table:table-cell table:style-name="ce3" office:value-type="date" office:date-value="2014-10-11">
            <text:p>11/10/14</text:p>
          </table:table-cell>
          <table:table-cell office:value-type="string">
            <text:p>AAM-195-2014-T4</text:p>
          </table:table-cell>
          <table:table-cell office:value-type="string">
            <text:p>SPK-951</text:p>
          </table:table-cell>
          <table:table-cell office:value-type="string">
            <text:p>REVISION RECAMARAS TRASERAS DEL FRENO</text:p>
          </table:table-cell>
          <table:table-cell office:value-type="string">
            <text:p>METALMECANICA M &amp; F SAS </text:p>
          </table:table-cell>
          <table:table-cell office:value-type="string">
            <text:p>0 0 9</text:p>
          </table:table-cell>
          <table:table-cell table:number-columns-repeated="1018"/>
        </table:table-row>
        <table:table-row table:style-name="ro4">
          <table:table-cell table:style-name="ce3" office:value-type="date" office:date-value="2014-10-14">
            <text:p>14/10/14</text:p>
          </table:table-cell>
          <table:table-cell office:value-type="string">
            <text:p>AAM-196-2014-T4</text:p>
          </table:table-cell>
          <table:table-cell office:value-type="string">
            <text:p>SPK-951</text:p>
          </table:table-cell>
          <table:table-cell office:value-type="string">
            <text:p>REFORZAR BASE CILINDRO HIDRAULICO DE PLANCHON TRASERO DERECHO, SOLDAR Y REFORZAR BASE CANALETA DE MANGUERAS</text:p>
          </table:table-cell>
          <table:table-cell office:value-type="string">
            <text:p>HERMAR</text:p>
          </table:table-cell>
          <table:table-cell office:value-type="string">
            <text:p>I.C.T.916</text:p>
          </table:table-cell>
          <table:table-cell table:number-columns-repeated="1018"/>
        </table:table-row>
        <table:table-row table:style-name="ro3">
          <table:table-cell table:style-name="ce3" office:value-type="date" office:date-value="2014-10-14">
            <text:p>14/10/14</text:p>
          </table:table-cell>
          <table:table-cell office:value-type="string">
            <text:p>AAM-158-2014-L.B</text:p>
          </table:table-cell>
          <table:table-cell office:value-type="string">
            <text:p>DDA-221</text:p>
          </table:table-cell>
          <table:table-cell office:value-type="string">
            <text:p>REVISION FRENOS TRASEROS POR GARANTIA</text:p>
          </table:table-cell>
          <table:table-cell office:value-type="string">
            <text:p>FRENO PARTES</text:p>
          </table:table-cell>
          <table:table-cell office:value-type="string">
            <text:p>C356</text:p>
          </table:table-cell>
          <table:table-cell table:number-columns-repeated="1018"/>
        </table:table-row>
        <table:table-row table:style-name="ro4">
          <table:table-cell table:style-name="ce3" office:value-type="date" office:date-value="2014-10-15">
            <text:p>15/10/14</text:p>
          </table:table-cell>
          <table:table-cell office:value-type="string">
            <text:p>AAM-167-2014-T6</text:p>
          </table:table-cell>
          <table:table-cell office:value-type="string">
            <text:p>SQW-850</text:p>
          </table:table-cell>
          <table:table-cell office:value-type="string">
            <text:p>CORREGIR FUGA DE AIRE ESTRIBO LADO IZQUIERDO.</text:p>
          </table:table-cell>
          <table:table-cell office:value-type="string">
            <text:p>FRENO PARTES</text:p>
          </table:table-cell>
          <table:table-cell office:value-type="string">
            <text:p>FACTURA CC1 6309 (17-02-2015)</text:p>
          </table:table-cell>
          <table:table-cell table:number-columns-repeated="1018"/>
        </table:table-row>
        <table:table-row table:style-name="ro3">
          <table:table-cell table:style-name="ce3" office:value-type="date" office:date-value="2014-10-15">
            <text:p>15/10/14</text:p>
          </table:table-cell>
          <table:table-cell office:value-type="string">
            <text:p>AAM-93-2014-T7</text:p>
          </table:table-cell>
          <table:table-cell office:value-type="string">
            <text:p>HGR-963</text:p>
          </table:table-cell>
          <table:table-cell office:value-type="string">
            <text:p>REVISION DE LUCES LATERALES ROJAS Y EXPLORADORA LADO IZQUIERDO POR GARANTIA.</text:p>
          </table:table-cell>
          <table:table-cell office:value-type="string">
            <text:p>AXIAL</text:p>
          </table:table-cell>
          <table:table-cell table:number-columns-repeated="1019"/>
        </table:table-row>
        <table:table-row table:style-name="ro5">
          <table:table-cell table:style-name="ce3" office:value-type="date" office:date-value="2014-10-15">
            <text:p>15/10/14</text:p>
          </table:table-cell>
          <table:table-cell office:value-type="string">
            <text:p>AAM-198-2014-T4</text:p>
          </table:table-cell>
          <table:table-cell office:value-type="string">
            <text:p>DDC-552</text:p>
          </table:table-cell>
          <table:table-cell office:value-type="string">
            <text:p>INSTALACION LLANTA DE SEGUNDA SUMINISTRADA POR ALMACEN DEL CCO, ROTACION LLANTAS, 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4-10-15">
            <text:p>15/10/14</text:p>
          </table:table-cell>
          <table:table-cell office:value-type="string">
            <text:p>AAM-95-2014-T7</text:p>
          </table:table-cell>
          <table:table-cell office:value-type="string">
            <text:p>WEP-811</text:p>
          </table:table-cell>
          <table:table-cell office:value-type="string">
            <text:p>ACOPLAR MANGUERA Y ALINEAR CANALETA DE MANGUERAS HIDRAULICAS </text:p>
          </table:table-cell>
          <table:table-cell office:value-type="string">
            <text:p>REHIMAC </text:p>
          </table:table-cell>
          <table:table-cell office:value-type="string">
            <text:p>OT 4463</text:p>
          </table:table-cell>
          <table:table-cell table:number-columns-repeated="1018"/>
        </table:table-row>
        <table:table-row table:style-name="ro6">
          <table:table-cell table:style-name="ce3" office:value-type="date" office:date-value="2014-10-15">
            <text:p>15/10/14</text:p>
          </table:table-cell>
          <table:table-cell office:value-type="string">
            <text:p>AAM-103-2014-T1</text:p>
          </table:table-cell>
          <table:table-cell office:value-type="string">
            <text:p>SPK-307</text:p>
          </table:table-cell>
          <table:table-cell office:value-type="string">
            <text:p>CORREGIR FUGAS DE ACEITE POR COMPRESOR</text:p>
          </table:table-cell>
          <table:table-cell office:value-type="string">
            <text:p>AUTOPACIFICO</text:p>
          </table:table-cell>
          <table:table-cell office:value-type="string">
            <text:p>OT 349327</text:p>
          </table:table-cell>
          <table:table-cell table:number-columns-repeated="1018"/>
        </table:table-row>
        <table:table-row table:style-name="ro3">
          <table:table-cell table:style-name="ce3" office:value-type="date" office:date-value="2014-10-15">
            <text:p>15/10/14</text:p>
          </table:table-cell>
          <table:table-cell office:value-type="string">
            <text:p>AAM-142-2014-T5</text:p>
          </table:table-cell>
          <table:table-cell office:value-type="string">
            <text:p>SPK-179</text:p>
          </table:table-cell>
          <table:table-cell office:value-type="string">
            <text:p>REVISION CHAPA Y MANIGUETA PUERTA IZQUIERDA</text:p>
          </table:table-cell>
          <table:table-cell office:value-type="string">
            <text:p>VIDRIOS Y ACCESORIOS </text:p>
          </table:table-cell>
          <table:table-cell table:number-columns-repeated="1019"/>
        </table:table-row>
        <table:table-row table:style-name="ro6">
          <table:table-cell table:style-name="ce3" office:value-type="date" office:date-value="2014-10-15">
            <text:p>15/10/14</text:p>
          </table:table-cell>
          <table:table-cell office:value-type="string">
            <text:p>AAM-143-2014-T5</text:p>
          </table:table-cell>
          <table:table-cell office:value-type="string">
            <text:p>SPK-179</text:p>
          </table:table-cell>
          <table:table-cell office:value-type="string">
            <text:p>MANTENIMIENTO GUAYA DEL TOMA FUERZA </text:p>
          </table:table-cell>
          <table:table-cell office:value-type="string">
            <text:p>FRENO PARTES</text:p>
          </table:table-cell>
          <table:table-cell office:value-type="string">
            <text:p>C358</text:p>
          </table:table-cell>
          <table:table-cell table:number-columns-repeated="1018"/>
        </table:table-row>
        <table:table-row table:style-name="ro3">
          <table:table-cell table:style-name="ce3" office:value-type="date" office:date-value="2014-10-16">
            <text:p>16/10/14</text:p>
          </table:table-cell>
          <table:table-cell office:value-type="string">
            <text:p>AAM-171-2014-T2</text:p>
          </table:table-cell>
          <table:table-cell office:value-type="string">
            <text:p>KEW-926</text:p>
          </table:table-cell>
          <table:table-cell office:value-type="string">
            <text:p>MANTENIMIENTO AIRE ACONDICIONADO POR GARANTIA (VERIFICAR RUIDO ANORMAL)</text:p>
          </table:table-cell>
          <table:table-cell office:value-type="string">
            <text:p>ALISTAMIENTOS OCAMPO</text:p>
          </table:table-cell>
          <table:table-cell office:value-type="float" office:value="590">
            <text:p>590</text:p>
          </table:table-cell>
          <table:table-cell table:number-columns-repeated="1018"/>
        </table:table-row>
        <table:table-row table:style-name="ro4">
          <table:table-cell table:style-name="ce3" office:value-type="date" office:date-value="2014-10-16">
            <text:p>16/10/14</text:p>
          </table:table-cell>
          <table:table-cell office:value-type="string">
            <text:p>AAM-172-2014-T2</text:p>
          </table:table-cell>
          <table:table-cell office:value-type="string">
            <text:p>KEW-926</text:p>
          </table:table-cell>
          <table:table-cell office:value-type="string">
            <text:p>PRESENTA CHILLIDO EN LA CORREA DEL MOTOR Y VERIFICAR FUNCIONAMIENTO DE LOS TENSORES DE LA CORREA DEL MOTOR.</text:p>
          </table:table-cell>
          <table:table-cell office:value-type="string">
            <text:p>TALLERES AUTORIZADOS S.A.</text:p>
          </table:table-cell>
          <table:table-cell table:number-columns-repeated="1019"/>
        </table:table-row>
        <table:table-row table:style-name="ro6">
          <table:table-cell table:style-name="ce3" office:value-type="date" office:date-value="2014-10-16">
            <text:p>16/10/14</text:p>
          </table:table-cell>
          <table:table-cell office:value-type="string">
            <text:p>MTTO-791-2014</text:p>
          </table:table-cell>
          <table:table-cell office:value-type="string">
            <text:p>PULIDORA 7”</text:p>
          </table:table-cell>
          <table:table-cell office:value-type="string">
            <text:p>MANTENIMIENTO GENERAL </text:p>
          </table:table-cell>
          <table:table-cell office:value-type="string">
            <text:p>TALLER DEWALT</text:p>
          </table:table-cell>
          <table:table-cell table:number-columns-repeated="1019"/>
        </table:table-row>
        <table:table-row table:style-name="ro3">
          <table:table-cell table:style-name="ce3" office:value-type="date" office:date-value="2014-10-17">
            <text:p>17/10/14</text:p>
          </table:table-cell>
          <table:table-cell office:value-type="string">
            <text:p>MTTO-792-2014</text:p>
          </table:table-cell>
          <table:table-cell office:value-type="string">
            <text:p>KUK-433</text:p>
          </table:table-cell>
          <table:table-cell office:value-type="string">
            <text:p>DESPINCHAR LLANTA TRASERA EXTERNA DERECHA </text:p>
          </table:table-cell>
          <table:table-cell office:value-type="string">
            <text:p>COEXITO-OSCAR GARCIA </text:p>
          </table:table-cell>
          <table:table-cell table:number-columns-repeated="1019"/>
        </table:table-row>
        <table:table-row table:style-name="ro4">
          <table:table-cell table:style-name="ce3" office:value-type="date" office:date-value="2014-10-17">
            <text:p>17/10/14</text:p>
          </table:table-cell>
          <table:table-cell office:value-type="string">
            <text:p>MTTO-793-2014</text:p>
          </table:table-cell>
          <table:table-cell office:value-type="string">
            <text:p>KUK-381</text:p>
          </table:table-cell>
          <table:table-cell office:value-type="string">
            <text:p>DESPINCHAR LLANTA TRASERA EXTERNA DERECHA POR GARANTIA Y DESPINCHAR LLANTA DE REPUESTO</text:p>
          </table:table-cell>
          <table:table-cell office:value-type="string">
            <text:p>LLANTAS LA ESTACION</text:p>
          </table:table-cell>
          <table:table-cell table:number-columns-repeated="1019"/>
        </table:table-row>
        <table:table-row table:style-name="ro3">
          <table:table-cell table:style-name="ce3" office:value-type="date" office:date-value="2014-10-17">
            <text:p>17/10/14</text:p>
          </table:table-cell>
          <table:table-cell office:value-type="string">
            <text:p>AAM-169-2014-T6</text:p>
          </table:table-cell>
          <table:table-cell office:value-type="string">
            <text:p>SQW-886</text:p>
          </table:table-cell>
          <table:table-cell office:value-type="string">
            <text:p>INSTALACION DE TAPA CON CADENA DEL TANQUE HIDRAULICO</text:p>
          </table:table-cell>
          <table:table-cell office:value-type="string">
            <text:p>HERMAR</text:p>
          </table:table-cell>
          <table:table-cell table:number-columns-repeated="1019"/>
        </table:table-row>
        <table:table-row table:style-name="ro4">
          <table:table-cell table:style-name="ce3" office:value-type="date" office:date-value="2014-10-17">
            <text:p>17/10/14</text:p>
          </table:table-cell>
          <table:table-cell office:value-type="string">
            <text:p>AAM-174-2014-T2</text:p>
          </table:table-cell>
          <table:table-cell office:value-type="string">
            <text:p>SXY-299</text:p>
          </table:table-cell>
          <table:table-cell office:value-type="string">
            <text:p>REVISION LUCES TABLERO Y SEÑAL AL MANOMETRO DE PRESION DE AIRE (ESTA INTERMITENTE).</text:p>
          </table:table-cell>
          <table:table-cell office:value-type="string">
            <text:p>KENWORTH DE LA MONTAÑA</text:p>
          </table:table-cell>
          <table:table-cell table:number-columns-repeated="1019"/>
        </table:table-row>
        <table:table-row table:style-name="ro3">
          <table:table-cell table:style-name="ce3" office:value-type="date" office:date-value="2014-10-18">
            <text:p>18/10/14</text:p>
          </table:table-cell>
          <table:table-cell office:value-type="string">
            <text:p>MTTO-794-2014</text:p>
          </table:table-cell>
          <table:table-cell office:value-type="string">
            <text:p>CHR-086 </text:p>
          </table:table-cell>
          <table:table-cell office:value-type="string">
            <text:p>INSTALAR BOMBA PRESURIZADORA PARA VERIFICAR POSIBLE FUGA DE AGUA </text:p>
          </table:table-cell>
          <table:table-cell office:value-type="string">
            <text:p>TECNIMARCANT</text:p>
          </table:table-cell>
          <table:table-cell table:number-columns-repeated="1019"/>
        </table:table-row>
        <table:table-row table:style-name="ro4">
          <table:table-cell table:style-name="ce3" office:value-type="date" office:date-value="2014-10-18">
            <text:p>18/10/14</text:p>
          </table:table-cell>
          <table:table-cell office:value-type="string">
            <text:p>MTTO-795-2014</text:p>
          </table:table-cell>
          <table:table-cell office:value-type="string">
            <text:p>CHR-086 </text:p>
          </table:table-cell>
          <table:table-cell office:value-type="string">
            <text:p>REVISAR SISTEMA DE FRENOS (NOTA: EL PEDAL SE VA HASTA EL FONDO CUANDO EL VEHICULO ESTA PARADO).</text:p>
          </table:table-cell>
          <table:table-cell office:value-type="string">
            <text:p>FRENO PARTES</text:p>
          </table:table-cell>
          <table:table-cell table:number-columns-repeated="1019"/>
        </table:table-row>
        <table:table-row table:style-name="ro3">
          <table:table-cell table:style-name="ce3" office:value-type="date" office:date-value="2014-10-18">
            <text:p>18/10/14</text:p>
          </table:table-cell>
          <table:table-cell office:value-type="string">
            <text:p>AAM-98-2014-T7</text:p>
          </table:table-cell>
          <table:table-cell office:value-type="string">
            <text:p>WEP-810</text:p>
          </table:table-cell>
          <table:table-cell office:value-type="string">
            <text:p>REVISAR SISTEMA DE CARGA </text:p>
          </table:table-cell>
          <table:table-cell office:value-type="string">
            <text:p>COEXITO-OSCAR GARCIA </text:p>
          </table:table-cell>
          <table:table-cell office:value-type="float" office:value="2060092">
            <text:p>2060092</text:p>
          </table:table-cell>
          <table:table-cell table:number-columns-repeated="1018"/>
        </table:table-row>
        <table:table-row table:style-name="ro6">
          <table:table-cell table:style-name="ce3" office:value-type="date" office:date-value="2014-10-18">
            <text:p>18/10/14</text:p>
          </table:table-cell>
          <table:table-cell office:value-type="string">
            <text:p>AAM-44-2014-GS</text:p>
          </table:table-cell>
          <table:table-cell office:value-type="string">
            <text:p>CJC-368</text:p>
          </table:table-cell>
          <table:table-cell office:value-type="string">
            <text:p>CAMBIO TAPA RADIADOR </text:p>
          </table:table-cell>
          <table:table-cell office:value-type="string">
            <text:p>TECNIMARCANT</text:p>
          </table:table-cell>
          <table:table-cell table:number-columns-repeated="1019"/>
        </table:table-row>
        <table:table-row table:style-name="ro3">
          <table:table-cell table:style-name="ce3" office:value-type="date" office:date-value="2014-10-20">
            <text:p>20/10/14</text:p>
          </table:table-cell>
          <table:table-cell office:value-type="string">
            <text:p>MTTO-796-2014</text:p>
          </table:table-cell>
          <table:table-cell office:value-type="string">
            <text:p>DDA-165</text:p>
          </table:table-cell>
          <table:table-cell office:value-type="string">
            <text:p>DESPINCHAR LLANTA TRAS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10-20">
            <text:p>20/10/14</text:p>
          </table:table-cell>
          <table:table-cell office:value-type="string">
            <text:p>AAM-201-2014-T4</text:p>
          </table:table-cell>
          <table:table-cell office:value-type="string">
            <text:p>SPK-951</text:p>
          </table:table-cell>
          <table:table-cell office:value-type="string">
            <text:p>SOLDADURA BASE PRENSA Y MODIFICAR BASE SOPORTE PLANCHON.</text:p>
          </table:table-cell>
          <table:table-cell office:value-type="string">
            <text:p>HERMAR</text:p>
          </table:table-cell>
          <table:table-cell office:value-type="string">
            <text:p>I.C.T.917</text:p>
          </table:table-cell>
          <table:table-cell table:number-columns-repeated="1018"/>
        </table:table-row>
        <table:table-row table:style-name="ro3">
          <table:table-cell table:style-name="ce3" office:value-type="date" office:date-value="2014-10-20">
            <text:p>20/10/14</text:p>
          </table:table-cell>
          <table:table-cell office:value-type="string">
            <text:p>AAM-175-2014-T2</text:p>
          </table:table-cell>
          <table:table-cell office:value-type="string">
            <text:p>SXY-299</text:p>
          </table:table-cell>
          <table:table-cell office:value-type="string">
            <text:p>SUMINISTRO E INSTALACION PASADOR PLANCHUELA.</text:p>
          </table:table-cell>
          <table:table-cell office:value-type="string">
            <text:p>REHIMAC </text:p>
          </table:table-cell>
          <table:table-cell office:value-type="string">
            <text:p>OT 001-004496</text:p>
          </table:table-cell>
          <table:table-cell table:number-columns-repeated="1018"/>
        </table:table-row>
        <table:table-row table:style-name="ro3">
          <table:table-cell table:style-name="ce3" office:value-type="date" office:date-value="2014-10-20">
            <text:p>20/10/14</text:p>
          </table:table-cell>
          <table:table-cell office:value-type="string">
            <text:p>AAM-100-2014-T7</text:p>
          </table:table-cell>
          <table:table-cell office:value-type="string">
            <text:p>DDB-883</text:p>
          </table:table-cell>
          <table:table-cell office:value-type="string">
            <text:p>MANTENIMIENTO AIRE ACONDICIONADO Y PACHAS DE ELECTROVENTILADORES.</text:p>
          </table:table-cell>
          <table:table-cell office:value-type="string">
            <text:p>ALISTAMIENTOS OCAMPO</text:p>
          </table:table-cell>
          <table:table-cell office:value-type="float" office:value="591">
            <text:p>591</text:p>
          </table:table-cell>
          <table:table-cell table:number-columns-repeated="1018"/>
        </table:table-row>
        <table:table-row table:style-name="ro4">
          <table:table-cell table:style-name="ce3" office:value-type="date" office:date-value="2014-10-20">
            <text:p>20/10/14</text:p>
          </table:table-cell>
          <table:table-cell office:value-type="string">
            <text:p>AAM-167-2014-T3</text:p>
          </table:table-cell>
          <table:table-cell office:value-type="string">
            <text:p>DDB-875 </text:p>
          </table:table-cell>
          <table:table-cell office:value-type="string">
            <text:p>VERIFICAR POSIBLE CORTO EN LA PORTAFUSILERA (DAÑO EN EL FUSIBLE DE 100 AMP).</text:p>
          </table:table-cell>
          <table:table-cell office:value-type="string">
            <text:p>TALLERES AUTORIZADOS S.A.</text:p>
          </table:table-cell>
          <table:table-cell office:value-type="float" office:value="31011619">
            <text:p>31011619</text:p>
          </table:table-cell>
          <table:table-cell table:number-columns-repeated="1018"/>
        </table:table-row>
        <table:table-row table:style-name="ro3">
          <table:table-cell table:style-name="ce3" office:value-type="date" office:date-value="2014-10-20">
            <text:p>20/10/14</text:p>
          </table:table-cell>
          <table:table-cell office:value-type="string">
            <text:p>AAM-146-2014-T5</text:p>
          </table:table-cell>
          <table:table-cell office:value-type="string">
            <text:p>KEY-151</text:p>
          </table:table-cell>
          <table:table-cell office:value-type="string">
            <text:p>REVISION BALIZA <text:s text:c="2"/></text:p>
          </table:table-cell>
          <table:table-cell office:value-type="string">
            <text:p>TECNOLOGIA CONTRA INCENDIO </text:p>
          </table:table-cell>
          <table:table-cell table:number-columns-repeated="1019"/>
        </table:table-row>
        <table:table-row table:style-name="ro6">
          <table:table-cell table:style-name="ce3" office:value-type="date" office:date-value="2014-10-20">
            <text:p>20/10/14</text:p>
          </table:table-cell>
          <table:table-cell office:value-type="string">
            <text:p>AAM-147-2014-T5</text:p>
          </table:table-cell>
          <table:table-cell office:value-type="string">
            <text:p>KEY-151</text:p>
          </table:table-cell>
          <table:table-cell office:value-type="string">
            <text:p>CAMBIO BUJES MUELLES TRASEROS </text:p>
          </table:table-cell>
          <table:table-cell office:value-type="string">
            <text:p>FRENO PARTES</text:p>
          </table:table-cell>
          <table:table-cell office:value-type="string">
            <text:p>C360</text:p>
          </table:table-cell>
          <table:table-cell table:number-columns-repeated="1018"/>
        </table:table-row>
        <table:table-row table:style-name="ro3">
          <table:table-cell table:style-name="ce3" office:value-type="date" office:date-value="2014-10-21">
            <text:p>21/10/14</text:p>
          </table:table-cell>
          <table:table-cell office:value-type="string">
            <text:p>MTTO-797-2014</text:p>
          </table:table-cell>
          <table:table-cell office:value-type="string">
            <text:p>KUK-433</text:p>
          </table:table-cell>
          <table:table-cell office:value-type="string">
            <text:p>ALINEACION DIRECCION, BALANCEO DE RUEDAS DELANTERAS Y ROTACION </text:p>
          </table:table-cell>
          <table:table-cell office:value-type="string">
            <text:p>LLANTAS LA ESTACION</text:p>
          </table:table-cell>
          <table:table-cell office:value-type="float" office:value="373">
            <text:p>373</text:p>
          </table:table-cell>
          <table:table-cell table:number-columns-repeated="1018"/>
        </table:table-row>
        <table:table-row table:style-name="ro6">
          <table:table-cell table:style-name="ce3" office:value-type="date" office:date-value="2014-10-21">
            <text:p>21/10/14</text:p>
          </table:table-cell>
          <table:table-cell office:value-type="string">
            <text:p>AAM-177-2014-T2</text:p>
          </table:table-cell>
          <table:table-cell office:value-type="string">
            <text:p>SPK-180</text:p>
          </table:table-cell>
          <table:table-cell office:value-type="string">
            <text:p>CAMBIO INTERRUPTOR DE REVERSA</text:p>
          </table:table-cell>
          <table:table-cell office:value-type="string">
            <text:p>FRENO PARTES</text:p>
          </table:table-cell>
          <table:table-cell office:value-type="string">
            <text:p>C359</text:p>
          </table:table-cell>
          <table:table-cell table:number-columns-repeated="1018"/>
        </table:table-row>
        <table:table-row table:style-name="ro6">
          <table:table-cell table:style-name="ce3" office:value-type="date" office:date-value="2014-10-21">
            <text:p>21/10/14</text:p>
          </table:table-cell>
          <table:table-cell office:value-type="string">
            <text:p>MTTO-798-2014</text:p>
          </table:table-cell>
          <table:table-cell office:value-type="string">
            <text:p>CJH-079</text:p>
          </table:table-cell>
          <table:table-cell office:value-type="string">
            <text:p>BALANCEO RUEDAS <text:s text:c="2"/></text:p>
          </table:table-cell>
          <table:table-cell office:value-type="string">
            <text:p>LLANTAS LA ESTACION</text:p>
          </table:table-cell>
          <table:table-cell table:number-columns-repeated="1019"/>
        </table:table-row>
        <table:table-row table:style-name="ro3">
          <table:table-cell table:style-name="ce3" office:value-type="date" office:date-value="2014-10-21">
            <text:p>21/10/14</text:p>
          </table:table-cell>
          <table:table-cell office:value-type="string">
            <text:p>MTTO-799-2014</text:p>
          </table:table-cell>
          <table:table-cell office:value-type="string">
            <text:p>CHR-086 </text:p>
          </table:table-cell>
          <table:table-cell office:value-type="string">
            <text:p>CORREGIR FUGA POR CARTER Y CAMBIO MANGUERAS DE LA DIRECCION</text:p>
          </table:table-cell>
          <table:table-cell office:value-type="string">
            <text:p>FRENO PARTES</text:p>
          </table:table-cell>
          <table:table-cell table:number-columns-repeated="1019"/>
        </table:table-row>
        <table:table-row table:style-name="ro3">
          <table:table-cell table:style-name="ce3" office:value-type="date" office:date-value="2014-10-22">
            <text:p>22/10/14</text:p>
          </table:table-cell>
          <table:table-cell office:value-type="string">
            <text:p>MTTO-801-2014</text:p>
          </table:table-cell>
          <table:table-cell office:value-type="string">
            <text:p>DERRETIDORA SS 125</text:p>
          </table:table-cell>
          <table:table-cell office:value-type="string">
            <text:p>FABRICACION DE UN FILTRO DE AIRE, SEGUN MUESTRA</text:p>
          </table:table-cell>
          <table:table-cell office:value-type="string">
            <text:p>FILTROS Y FILTROS</text:p>
          </table:table-cell>
          <table:table-cell table:number-columns-repeated="1019"/>
        </table:table-row>
        <table:table-row table:style-name="ro6">
          <table:table-cell table:style-name="ce3" office:value-type="date" office:date-value="2014-10-22">
            <text:p>22/10/14</text:p>
          </table:table-cell>
          <table:table-cell office:value-type="string">
            <text:p>MTTO-803-2014</text:p>
          </table:table-cell>
          <table:table-cell office:value-type="string">
            <text:p>DDA-208</text:p>
          </table:table-cell>
          <table:table-cell office:value-type="string">
            <text:p>CAMBIO CRUCETAS CARDAN </text:p>
          </table:table-cell>
          <table:table-cell office:value-type="string">
            <text:p>FRENO PARTES</text:p>
          </table:table-cell>
          <table:table-cell office:value-type="string">
            <text:p>C362</text:p>
          </table:table-cell>
          <table:table-cell table:number-columns-repeated="1018"/>
        </table:table-row>
        <table:table-row table:style-name="ro4">
          <table:table-cell table:style-name="ce3" office:value-type="date" office:date-value="2014-10-23">
            <text:p>23/10/14</text:p>
          </table:table-cell>
          <table:table-cell office:value-type="string">
            <text:p>MTTO-804-2014</text:p>
          </table:table-cell>
          <table:table-cell office:value-type="string">
            <text:p>KUK-381</text:p>
          </table:table-cell>
          <table:table-cell office:value-type="string">
            <text:p>LAVADO GENERAL (INCLUYE MOTOR)</text:p>
          </table:table-cell>
          <table:table-cell office:value-type="string">
            <text:p>ESTACION LAS PALMERAS</text:p>
          </table:table-cell>
          <table:table-cell office:value-type="string">
            <text:p>VALOR TOTAL COTIZACION $52.200</text:p>
          </table:table-cell>
          <table:table-cell table:number-columns-repeated="1018"/>
        </table:table-row>
        <table:table-row table:style-name="ro3">
          <table:table-cell table:style-name="ce3" office:value-type="date" office:date-value="2014-10-23">
            <text:p>23/10/14</text:p>
          </table:table-cell>
          <table:table-cell office:value-type="string">
            <text:p>AAM-202-2014-T4</text:p>
          </table:table-cell>
          <table:table-cell office:value-type="string">
            <text:p>KEX-384</text:p>
          </table:table-cell>
          <table:table-cell office:value-type="string">
            <text:p>MANTENIMIENTO AIRE ACONDICIONADO POR GARANTIA <text:s text:c="2"/></text:p>
          </table:table-cell>
          <table:table-cell office:value-type="string">
            <text:p>ALISTAMIENTOS OCAMPO</text:p>
          </table:table-cell>
          <table:table-cell table:number-columns-repeated="1019"/>
        </table:table-row>
        <table:table-row table:style-name="ro5">
          <table:table-cell table:style-name="ce3" office:value-type="date" office:date-value="2014-10-23">
            <text:p>23/10/14</text:p>
          </table:table-cell>
          <table:table-cell office:value-type="string">
            <text:p>MTTO-806-2014</text:p>
          </table:table-cell>
          <table:table-cell office:value-type="string">
            <text:p>KUK-380</text:p>
          </table:table-cell>
          <table:table-cell office:value-type="string">
            <text:p>CORREGIR REMACHE BANDA DELANTERA DERECHA, CAMBIO DE 2 MANGUERAS DEL COMPRESOR, INSTALAR FILTROS COMPRESOR E INSTALACION TOPE DIRECCION LADO DERECHO</text:p>
          </table:table-cell>
          <table:table-cell office:value-type="string">
            <text:p>METALMECANICA M &amp; F SAS </text:p>
          </table:table-cell>
          <table:table-cell office:value-type="string">
            <text:p>0 1 0</text:p>
          </table:table-cell>
          <table:table-cell table:number-columns-repeated="1018"/>
        </table:table-row>
        <table:table-row table:style-name="ro3">
          <table:table-cell table:style-name="ce3" office:value-type="date" office:date-value="2014-10-23">
            <text:p>23/10/14</text:p>
          </table:table-cell>
          <table:table-cell office:value-type="string">
            <text:p>AAM-73-2014-IF</text:p>
          </table:table-cell>
          <table:table-cell office:value-type="string">
            <text:p>DDA-211</text:p>
          </table:table-cell>
          <table:table-cell office:value-type="string">
            <text:p>SUMINISTRO E INSTALACION DE VIDRIO PARABRISA.</text:p>
          </table:table-cell>
          <table:table-cell office:value-type="string">
            <text:p>VIDRIOS Y ACCESORIOS </text:p>
          </table:table-cell>
          <table:table-cell office:value-type="string">
            <text:p>23-10-2014</text:p>
          </table:table-cell>
          <table:table-cell table:number-columns-repeated="1018"/>
        </table:table-row>
        <table:table-row table:style-name="ro3">
          <table:table-cell table:style-name="ce3" office:value-type="date" office:date-value="2014-10-24">
            <text:p>24/10/14</text:p>
          </table:table-cell>
          <table:table-cell office:value-type="string">
            <text:p>MTTO-809-2014</text:p>
          </table:table-cell>
          <table:table-cell office:value-type="string">
            <text:p>CHR-086 </text:p>
          </table:table-cell>
          <table:table-cell office:value-type="string">
            <text:p>REVISION POLEA TENSORA DEL AIRE ACONDICIONADO POR GARANTIA </text:p>
          </table:table-cell>
          <table:table-cell office:value-type="string">
            <text:p>ALISTAMIENTOS OCAMPO</text:p>
          </table:table-cell>
          <table:table-cell table:number-columns-repeated="1019"/>
        </table:table-row>
        <table:table-row table:style-name="ro4">
          <table:table-cell table:style-name="ce3" office:value-type="date" office:date-value="2014-10-25">
            <text:p>25/10/14</text:p>
          </table:table-cell>
          <table:table-cell office:value-type="string">
            <text:p>MTTO-811-2014</text:p>
          </table:table-cell>
          <table:table-cell office:value-type="string">
            <text:p>DDA-165</text:p>
          </table:table-cell>
          <table:table-cell office:value-type="string">
            <text:p>DESPINCHAR LLANTA TRASERA DERECHA <text:s text:c="2"/></text:p>
          </table:table-cell>
          <table:table-cell office:value-type="string">
            <text:p>ESTACION LAS PALMERAS</text:p>
          </table:table-cell>
          <table:table-cell office:value-type="string">
            <text:p>VALOR TOTAL COTIZACION $54.752</text:p>
          </table:table-cell>
          <table:table-cell table:number-columns-repeated="1018"/>
        </table:table-row>
        <table:table-row table:style-name="ro3">
          <table:table-cell table:style-name="ce3" office:value-type="date" office:date-value="2014-10-25">
            <text:p>25/10/14</text:p>
          </table:table-cell>
          <table:table-cell office:value-type="string">
            <text:p>AAM-170-2014-T6</text:p>
          </table:table-cell>
          <table:table-cell office:value-type="string">
            <text:p>HGR-969</text:p>
          </table:table-cell>
          <table:table-cell office:value-type="string">
            <text:p>RUTINA DE LOS 20.000 KMS</text:p>
          </table:table-cell>
          <table:table-cell office:value-type="string">
            <text:p>AUTOFARALLONES RENAULT</text:p>
          </table:table-cell>
          <table:table-cell table:number-columns-repeated="1019"/>
        </table:table-row>
        <table:table-row table:style-name="ro3">
          <table:table-cell table:style-name="ce3" office:value-type="date" office:date-value="2014-10-25">
            <text:p>25/10/14</text:p>
          </table:table-cell>
          <table:table-cell office:value-type="string">
            <text:p>MTTO-813-2014</text:p>
          </table:table-cell>
          <table:table-cell office:value-type="string">
            <text:p>MOTO BOMBA BARNES HIDRO No. 1</text:p>
          </table:table-cell>
          <table:table-cell office:value-type="string">
            <text:p>CAMBIO DE EMPAQUE Y TORNILLO DE LA GRANADA</text:p>
          </table:table-cell>
          <table:table-cell office:value-type="string">
            <text:p>RODRIGUEZ Y LONDOÑO</text:p>
          </table:table-cell>
          <table:table-cell table:number-columns-repeated="1019"/>
        </table:table-row>
        <table:table-row table:style-name="ro6">
          <table:table-cell table:style-name="ce3" office:value-type="date" office:date-value="2014-10-27">
            <text:p>27/10/14</text:p>
          </table:table-cell>
          <table:table-cell office:value-type="string">
            <text:p>AAM-45-2014-GS</text:p>
          </table:table-cell>
          <table:table-cell office:value-type="string">
            <text:p>CJC-368</text:p>
          </table:table-cell>
          <table:table-cell office:value-type="string">
            <text:p>REVISION RUEDA TRASERA DERECHA </text:p>
          </table:table-cell>
          <table:table-cell office:value-type="string">
            <text:p>FRENO PARTES</text:p>
          </table:table-cell>
          <table:table-cell office:value-type="string">
            <text:p>C363</text:p>
          </table:table-cell>
          <table:table-cell table:number-columns-repeated="1018"/>
        </table:table-row>
        <table:table-row table:style-name="ro4">
          <table:table-cell table:style-name="ce3" office:value-type="date" office:date-value="2014-10-27">
            <text:p>27/10/14</text:p>
          </table:table-cell>
          <table:table-cell office:value-type="string">
            <text:p>AAM-206-2014-T4</text:p>
          </table:table-cell>
          <table:table-cell office:value-type="string">
            <text:p>SPK-951</text:p>
          </table:table-cell>
          <table:table-cell office:value-type="string">
            <text:p>ALINEACION DIRECCION, ROTACION LLANTAS DE ADELANTE HACIA ATRAS Y BALANCEO RUEDAS DELANTERAS.</text:p>
          </table:table-cell>
          <table:table-cell office:value-type="string">
            <text:p>LLANTAS LA ESTACION</text:p>
          </table:table-cell>
          <table:table-cell office:value-type="float" office:value="374">
            <text:p>374</text:p>
          </table:table-cell>
          <table:table-cell table:number-columns-repeated="1018"/>
        </table:table-row>
        <table:table-row table:style-name="ro3">
          <table:table-cell table:style-name="ce3" office:value-type="date" office:date-value="2014-10-27">
            <text:p>27/10/14</text:p>
          </table:table-cell>
          <table:table-cell office:value-type="string">
            <text:p>MTTO-815-2014</text:p>
          </table:table-cell>
          <table:table-cell office:value-type="string">
            <text:p>SMI-082</text:p>
          </table:table-cell>
          <table:table-cell office:value-type="string">
            <text:p>REVISION PALANCA DE CAMBIOS (NOTA: SE SALTA LOS CAMBIOS)</text:p>
          </table:table-cell>
          <table:table-cell office:value-type="string">
            <text:p>NTS</text:p>
          </table:table-cell>
          <table:table-cell office:value-type="string">
            <text:p>75-28806-2014</text:p>
          </table:table-cell>
          <table:table-cell table:number-columns-repeated="1018"/>
        </table:table-row>
        <table:table-row table:style-name="ro5">
          <table:table-cell table:style-name="ce3" office:value-type="date" office:date-value="2014-10-27">
            <text:p>27/10/14</text:p>
          </table:table-cell>
          <table:table-cell office:value-type="string">
            <text:p>AAM-182-2014-T2</text:p>
          </table:table-cell>
          <table:table-cell office:value-type="string">
            <text:p>KEW-926</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6">
          <table:table-cell table:style-name="ce3" office:value-type="date" office:date-value="2014-10-27">
            <text:p>27/10/14</text:p>
          </table:table-cell>
          <table:table-cell office:value-type="string">
            <text:p>AAM-184-2014-T2</text:p>
          </table:table-cell>
          <table:table-cell office:value-type="string">
            <text:p>KEW-928</text:p>
          </table:table-cell>
          <table:table-cell office:value-type="string">
            <text:p>CAMBIO BUJES MUELLES TRASEROS </text:p>
          </table:table-cell>
          <table:table-cell office:value-type="string">
            <text:p>FRENO PARTES</text:p>
          </table:table-cell>
          <table:table-cell table:number-columns-repeated="1019"/>
        </table:table-row>
        <table:table-row table:style-name="ro3">
          <table:table-cell table:style-name="ce3" office:value-type="date" office:date-value="2014-10-27">
            <text:p>27/10/14</text:p>
          </table:table-cell>
          <table:table-cell office:value-type="string">
            <text:p>AAM-185-2014-T2</text:p>
          </table:table-cell>
          <table:table-cell office:value-type="string">
            <text:p>DDC-295</text:p>
          </table:table-cell>
          <table:table-cell office:value-type="string">
            <text:p>REVISAR BORNES DE BATERIA</text:p>
          </table:table-cell>
          <table:table-cell office:value-type="string">
            <text:p>COEXITO-OSCAR GARCIA </text:p>
          </table:table-cell>
          <table:table-cell table:number-columns-repeated="1019"/>
        </table:table-row>
        <table:table-row table:style-name="ro3">
          <table:table-cell table:style-name="ce3" office:value-type="date" office:date-value="2014-10-28">
            <text:p>28/10/14</text:p>
          </table:table-cell>
          <table:table-cell office:value-type="string">
            <text:p>AAM-46-2014-GS</text:p>
          </table:table-cell>
          <table:table-cell office:value-type="string">
            <text:p>CJC-368</text:p>
          </table:table-cell>
          <table:table-cell office:value-type="string">
            <text:p>CORREGIR CORTO LUCES DAÑO EN PARTAFUSILERO.</text:p>
          </table:table-cell>
          <table:table-cell office:value-type="string">
            <text:p>TALLERES AUTORIZADOS S.A.</text:p>
          </table:table-cell>
          <table:table-cell office:value-type="float" office:value="31011663">
            <text:p>31011663</text:p>
          </table:table-cell>
          <table:table-cell table:number-columns-repeated="1018"/>
        </table:table-row>
        <table:table-row table:style-name="ro5">
          <table:table-cell table:style-name="ce3" office:value-type="date" office:date-value="2014-10-28">
            <text:p>28/10/14</text:p>
          </table:table-cell>
          <table:table-cell office:value-type="string">
            <text:p>MTTO-817-2014</text:p>
          </table:table-cell>
          <table:table-cell office:value-type="string">
            <text:p>KUK-382</text:p>
          </table:table-cell>
          <table:table-cell office:value-type="string">
            <text:p>CAMBIO LAMPARAS DELANTERAS, CORREGIR CORTO LUCES STOP (SE APAGAN LAS DIRECCIONALES) Y CAMBIO MANGUERA HIDRAULICA DE DIRECCION</text:p>
          </table:table-cell>
          <table:table-cell office:value-type="string">
            <text:p>NTS</text:p>
          </table:table-cell>
          <table:table-cell office:value-type="string">
            <text:p>75-28814-2014</text:p>
          </table:table-cell>
          <table:table-cell table:number-columns-repeated="1018"/>
        </table:table-row>
        <table:table-row table:style-name="ro3">
          <table:table-cell table:style-name="ce3" office:value-type="date" office:date-value="2014-10-29">
            <text:p>29/10/14</text:p>
          </table:table-cell>
          <table:table-cell office:value-type="string">
            <text:p>AAM-209-2014-T4</text:p>
          </table:table-cell>
          <table:table-cell office:value-type="string">
            <text:p>KEX-384</text:p>
          </table:table-cell>
          <table:table-cell office:value-type="string">
            <text:p>REVISAR MIONAS Y MOTOR LIMPIA PARABRISAS.</text:p>
          </table:table-cell>
          <table:table-cell office:value-type="string">
            <text:p>TALLERES AUTORIZADOS S.A.</text:p>
          </table:table-cell>
          <table:table-cell office:value-type="float" office:value="31011654">
            <text:p>31011654</text:p>
          </table:table-cell>
          <table:table-cell table:number-columns-repeated="1018"/>
        </table:table-row>
        <table:table-row table:style-name="ro6">
          <table:table-cell table:style-name="ce3" office:value-type="date" office:date-value="2014-10-29">
            <text:p>29/10/14</text:p>
          </table:table-cell>
          <table:table-cell office:value-type="string">
            <text:p>AAM-210-2014-T4</text:p>
          </table:table-cell>
          <table:table-cell office:value-type="string">
            <text:p>KEX-384</text:p>
          </table:table-cell>
          <table:table-cell office:value-type="string">
            <text:p>INSTALACION YUMBOLO</text:p>
          </table:table-cell>
          <table:table-cell office:value-type="string">
            <text:p>TAPIZADOS Y LUJOS</text:p>
          </table:table-cell>
          <table:table-cell table:number-columns-repeated="1019"/>
        </table:table-row>
        <table:table-row table:style-name="ro4">
          <table:table-cell table:style-name="ce3" office:value-type="date" office:date-value="2014-10-29">
            <text:p>29/10/14</text:p>
          </table:table-cell>
          <table:table-cell office:value-type="string">
            <text:p>MTTO-819-2014</text:p>
          </table:table-cell>
          <table:table-cell office:value-type="string">
            <text:p>USE-825</text:p>
          </table:table-cell>
          <table:table-cell office:value-type="string">
            <text:p>INSTALACION LLANTA NUEVA MARCA MICHELIN REF. 12R22.5 EN PARTE TRASERA, SUMINISTRADA POR ALMACEN DEL CCO.</text:p>
          </table:table-cell>
          <table:table-cell office:value-type="string">
            <text:p>COEXITO-OSCAR GARCIA </text:p>
          </table:table-cell>
          <table:table-cell table:number-columns-repeated="1019"/>
        </table:table-row>
        <table:table-row table:style-name="ro3">
          <table:table-cell table:style-name="ce3" office:value-type="date" office:date-value="2014-10-29">
            <text:p>29/10/14</text:p>
          </table:table-cell>
          <table:table-cell office:value-type="string">
            <text:p>AAM-186-2014-T2</text:p>
          </table:table-cell>
          <table:table-cell office:value-type="string">
            <text:p>SXY-299</text:p>
          </table:table-cell>
          <table:table-cell office:value-type="string">
            <text:p>SOLDAR Y REFORZAR BASE GANCHO Y ALINEACION BASE DEL EQUIPO DE LEVANTE</text:p>
          </table:table-cell>
          <table:table-cell office:value-type="string">
            <text:p>REHIMAC </text:p>
          </table:table-cell>
          <table:table-cell office:value-type="string">
            <text:p>OT 4484</text:p>
          </table:table-cell>
          <table:table-cell table:number-columns-repeated="1018"/>
        </table:table-row>
        <table:table-row table:style-name="ro3">
          <table:table-cell table:style-name="ce3" office:value-type="date" office:date-value="2014-10-29">
            <text:p>29/10/14</text:p>
          </table:table-cell>
          <table:table-cell office:value-type="string">
            <text:p>AAM-172-2014-T6</text:p>
          </table:table-cell>
          <table:table-cell office:value-type="string">
            <text:p>KEY-361</text:p>
          </table:table-cell>
          <table:table-cell office:value-type="string">
            <text:p>ALINEACION DIRECCION Y BALANCEO DE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4-10-29">
            <text:p>29/10/14</text:p>
          </table:table-cell>
          <table:table-cell office:value-type="string">
            <text:p>AAM-212-2014-T4</text:p>
          </table:table-cell>
          <table:table-cell office:value-type="string">
            <text:p>DDC-552</text:p>
          </table:table-cell>
          <table:table-cell office:value-type="string">
            <text:p>REVISAR ESTADO PEDALERA POR GARANTIA Y VERIFICAR FUNCIONAMIENTO DE EMBRAGUE</text:p>
          </table:table-cell>
          <table:table-cell office:value-type="string">
            <text:p>NACIONAL DE EMBRAGUES S.A.S</text:p>
          </table:table-cell>
          <table:table-cell table:number-columns-repeated="1019"/>
        </table:table-row>
        <table:table-row table:style-name="ro4">
          <table:table-cell table:style-name="ce3" office:value-type="date" office:date-value="2014-10-29">
            <text:p>29/10/14</text:p>
          </table:table-cell>
          <table:table-cell office:value-type="string">
            <text:p>MTTO-820-2014</text:p>
          </table:table-cell>
          <table:table-cell office:value-type="string">
            <text:p>KUK-382</text:p>
          </table:table-cell>
          <table:table-cell office:value-type="string">
            <text:p>CAMBIO MANGUERA QUE VA DEL MOTOR AL COMPRESOR Y CAMBIO DE 2 TORNILLOS PARTE TRASERA DEL VOLCO</text:p>
          </table:table-cell>
          <table:table-cell office:value-type="string">
            <text:p>FRENO PARTES</text:p>
          </table:table-cell>
          <table:table-cell office:value-type="string">
            <text:p>C366</text:p>
          </table:table-cell>
          <table:table-cell table:number-columns-repeated="1018"/>
        </table:table-row>
        <table:table-row table:style-name="ro6">
          <table:table-cell table:style-name="ce3" office:value-type="date" office:date-value="2014-10-30">
            <text:p>30/10/14</text:p>
          </table:table-cell>
          <table:table-cell office:value-type="string">
            <text:p>MTTO-821-2014</text:p>
          </table:table-cell>
          <table:table-cell office:value-type="string">
            <text:p>CJJ-147</text:p>
          </table:table-cell>
          <table:table-cell office:value-type="string">
            <text:p>REPARAR LLANTA TRASERA DERECHA </text:p>
          </table:table-cell>
          <table:table-cell office:value-type="string">
            <text:p>LLANTAS LA ESTACION</text:p>
          </table:table-cell>
          <table:table-cell table:number-columns-repeated="1019"/>
        </table:table-row>
        <table:table-row table:style-name="ro3">
          <table:table-cell table:style-name="ce3" office:value-type="date" office:date-value="2014-10-30">
            <text:p>30/10/14</text:p>
          </table:table-cell>
          <table:table-cell office:value-type="string">
            <text:p>MTTO-822-2014</text:p>
          </table:table-cell>
          <table:table-cell office:value-type="string">
            <text:p>DDA-208</text:p>
          </table:table-cell>
          <table:table-cell office:value-type="string">
            <text:p>DESPINCHAR LLANTA TRASERA IZQUIERDA Y LA DE REPUESTO.</text:p>
          </table:table-cell>
          <table:table-cell office:value-type="string">
            <text:p>ESTACION LAS PALMERAS</text:p>
          </table:table-cell>
          <table:table-cell table:number-columns-repeated="1019"/>
        </table:table-row>
        <table:table-row table:style-name="ro3">
          <table:table-cell table:style-name="ce3" office:value-type="date" office:date-value="2014-10-30">
            <text:p>30/10/14</text:p>
          </table:table-cell>
          <table:table-cell office:value-type="string">
            <text:p>MTTO-823-2014</text:p>
          </table:table-cell>
          <table:table-cell office:value-type="string">
            <text:p>236D</text:p>
          </table:table-cell>
          <table:table-cell office:value-type="string">
            <text:p>CORREGIR FUGA DE ACEITE POR MANGUERA HIDRAULICA.</text:p>
          </table:table-cell>
          <table:table-cell office:value-type="string">
            <text:p>HERMAR</text:p>
          </table:table-cell>
          <table:table-cell office:value-type="string">
            <text:p>I.C.T-954</text:p>
          </table:table-cell>
          <table:table-cell table:number-columns-repeated="1018"/>
        </table:table-row>
        <table:table-row table:style-name="ro3">
          <table:table-cell table:style-name="ce3" office:value-type="date" office:date-value="2014-10-30">
            <text:p>30/10/14</text:p>
          </table:table-cell>
          <table:table-cell office:value-type="string">
            <text:p>AAM-105-2014-T7</text:p>
          </table:table-cell>
          <table:table-cell office:value-type="string">
            <text:p>WEP-810</text:p>
          </table:table-cell>
          <table:table-cell office:value-type="string">
            <text:p>REVISAR CILINDRO HIDRAULICO DE SOPORTE PLANCHON.</text:p>
          </table:table-cell>
          <table:table-cell office:value-type="string">
            <text:p>HERMAR</text:p>
          </table:table-cell>
          <table:table-cell office:value-type="string">
            <text:p>I.C.T-0955</text:p>
          </table:table-cell>
          <table:table-cell table:number-columns-repeated="1018"/>
        </table:table-row>
        <table:table-row table:style-name="ro4">
          <table:table-cell table:style-name="ce3" office:value-type="date" office:date-value="2014-10-31">
            <text:p>31/10/14</text:p>
          </table:table-cell>
          <table:table-cell office:value-type="string">
            <text:p>MTTO-824-2014</text:p>
          </table:table-cell>
          <table:table-cell office:value-type="string">
            <text:p>USA-339</text:p>
          </table:table-cell>
          <table:table-cell office:value-type="string">
            <text:p>DESPINCHAR LLANTA TRASERA INTERNA IZQUIERDA <text:s text:c="2"/></text:p>
          </table:table-cell>
          <table:table-cell office:value-type="string">
            <text:p>COEXITO-OSCAR GARCIA </text:p>
          </table:table-cell>
          <table:table-cell office:value-type="string">
            <text:p>VALOR TOTAL COTIZACION $73.101</text:p>
          </table:table-cell>
          <table:table-cell table:number-columns-repeated="1018"/>
        </table:table-row>
        <table:table-row table:style-name="ro3">
          <table:table-cell table:style-name="ce3" office:value-type="date" office:date-value="2014-10-31">
            <text:p>31/10/14</text:p>
          </table:table-cell>
          <table:table-cell office:value-type="string">
            <text:p>MTTO-825-2014</text:p>
          </table:table-cell>
          <table:table-cell office:value-type="string">
            <text:p>KUK-433</text:p>
          </table:table-cell>
          <table:table-cell office:value-type="string">
            <text:p>DESPINCHAR LLANTA TRASERA EXTERNA DERECHA </text:p>
          </table:table-cell>
          <table:table-cell office:value-type="string">
            <text:p>COEXITO-OSCAR GARCIA </text:p>
          </table:table-cell>
          <table:table-cell table:number-columns-repeated="1019"/>
        </table:table-row>
        <table:table-row table:style-name="ro3">
          <table:table-cell table:style-name="ce3" office:value-type="date" office:date-value="2014-10-31">
            <text:p>31/10/14</text:p>
          </table:table-cell>
          <table:table-cell office:value-type="string">
            <text:p>AAM-164-2014-L.B</text:p>
          </table:table-cell>
          <table:table-cell office:value-type="string">
            <text:p>DDA-221</text:p>
          </table:table-cell>
          <table:table-cell office:value-type="string">
            <text:p>CAMBIO DE BORNES</text:p>
          </table:table-cell>
          <table:table-cell office:value-type="string">
            <text:p>COEXITO-OSCAR GARCIA </text:p>
          </table:table-cell>
          <table:table-cell table:number-columns-repeated="1019"/>
        </table:table-row>
        <table:table-row table:style-name="ro3">
          <table:table-cell table:style-name="ce3" office:value-type="date" office:date-value="2014-10-31">
            <text:p>31/10/14</text:p>
          </table:table-cell>
          <table:table-cell office:value-type="string">
            <text:p>AAM-52-2014-GP</text:p>
          </table:table-cell>
          <table:table-cell office:value-type="string">
            <text:p>CJK-060</text:p>
          </table:table-cell>
          <table:table-cell office:value-type="string">
            <text:p>CAMBIO TAPON Y VERIFICAR FUNCIONAMIENTO DE ELECTROVENTILADOR. </text:p>
          </table:table-cell>
          <table:table-cell office:value-type="string">
            <text:p>AUTOPACIFICO</text:p>
          </table:table-cell>
          <table:table-cell office:value-type="string">
            <text:p>OT 351870</text:p>
          </table:table-cell>
          <table:table-cell table:number-columns-repeated="1018"/>
        </table:table-row>
        <table:table-row table:style-name="ro6">
          <table:table-cell table:style-name="ce3" office:value-type="date" office:date-value="2014-10-31">
            <text:p>31/10/14</text:p>
          </table:table-cell>
          <table:table-cell office:value-type="string">
            <text:p>MTTO-827-2014</text:p>
          </table:table-cell>
          <table:table-cell office:value-type="string">
            <text:p>CHR-086 </text:p>
          </table:table-cell>
          <table:table-cell office:value-type="string">
            <text:p>REFUERZO BASE DEL GANCHO DEL REMOLQUE</text:p>
          </table:table-cell>
          <table:table-cell office:value-type="string">
            <text:p>AGROSOTO</text:p>
          </table:table-cell>
          <table:table-cell table:number-columns-repeated="1019"/>
        </table:table-row>
        <table:table-row table:style-name="ro3">
          <table:table-cell table:style-name="ce3" office:value-type="date" office:date-value="2014-10-31">
            <text:p>31/10/14</text:p>
          </table:table-cell>
          <table:table-cell office:value-type="string">
            <text:p>AAM-47-2014-GS</text:p>
          </table:table-cell>
          <table:table-cell office:value-type="string">
            <text:p>CJC-368</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4-10-31">
            <text:p>31/10/14</text:p>
          </table:table-cell>
          <table:table-cell office:value-type="string">
            <text:p>MTTO-828-2014</text:p>
          </table:table-cell>
          <table:table-cell office:value-type="string">
            <text:p>RUTEADORA KOHLER</text:p>
          </table:table-cell>
          <table:table-cell office:value-type="string">
            <text:p>FABRICACION CABLE CON ACCESORIOS SEGUN MUESTRA</text:p>
          </table:table-cell>
          <table:table-cell office:value-type="string">
            <text:p>COEXITO-OSCAR GARCIA </text:p>
          </table:table-cell>
          <table:table-cell office:value-type="string">
            <text:p>VALOR TOTAL COTIZACION $62.997</text:p>
          </table:table-cell>
          <table:table-cell table:number-columns-repeated="1018"/>
        </table:table-row>
        <table:table-row table:style-name="ro3">
          <table:table-cell table:style-name="ce3" office:value-type="date" office:date-value="2014-10-31">
            <text:p>31/10/14</text:p>
          </table:table-cell>
          <table:table-cell office:value-type="string">
            <text:p>MTTO-829-2014</text:p>
          </table:table-cell>
          <table:table-cell office:value-type="string">
            <text:p>USE-825</text:p>
          </table:table-cell>
          <table:table-cell office:value-type="string">
            <text:p>CAMBIO BUJES MUELLES DELANTEROS Y SUPLEMENTAR ALTURA MUELLES TRASEROS.</text:p>
          </table:table-cell>
          <table:table-cell office:value-type="string">
            <text:p>FRENO PARTES</text:p>
          </table:table-cell>
          <table:table-cell office:value-type="string">
            <text:p>C367</text:p>
          </table:table-cell>
          <table:table-cell table:number-columns-repeated="1018"/>
        </table:table-row>
        <table:table-row table:style-name="ro4">
          <table:table-cell table:style-name="ce3" office:value-type="date" office:date-value="2014-10-31">
            <text:p>31/10/14</text:p>
          </table:table-cell>
          <table:table-cell office:value-type="string">
            <text:p>MTTO-830-2014</text:p>
          </table:table-cell>
          <table:table-cell office:value-type="string">
            <text:p>CHR-086 </text:p>
          </table:table-cell>
          <table:table-cell office:value-type="string">
            <text:p>CAMBIO TAPA RADIADOR Y VERIFICAR POSIBLE FUGA DE AGUA CON BOMBA PRESURIZADORA POR GARANTIA</text:p>
          </table:table-cell>
          <table:table-cell office:value-type="string">
            <text:p>TECNIMARCANT</text:p>
          </table:table-cell>
          <table:table-cell table:number-columns-repeated="1019"/>
        </table:table-row>
        <table:table-row table:style-name="ro6">
          <table:table-cell table:style-name="ce3" office:value-type="date" office:date-value="2014-11-01">
            <text:p>01/11/14</text:p>
          </table:table-cell>
          <table:table-cell office:value-type="string">
            <text:p>MTTO-831-2014</text:p>
          </table:table-cell>
          <table:table-cell office:value-type="string">
            <text:p>CHR-086 </text:p>
          </table:table-cell>
          <table:table-cell office:value-type="string">
            <text:p>CAMBIO EMPAQUE DE CULATA </text:p>
          </table:table-cell>
          <table:table-cell office:value-type="string">
            <text:p>AUTOPACIFICO</text:p>
          </table:table-cell>
          <table:table-cell table:number-columns-repeated="1019"/>
        </table:table-row>
        <table:table-row table:style-name="ro3">
          <table:table-cell table:style-name="ce3" office:value-type="date" office:date-value="2014-11-01">
            <text:p>01/11/14</text:p>
          </table:table-cell>
          <table:table-cell office:value-type="string">
            <text:p>AAM-53-2014-GP</text:p>
          </table:table-cell>
          <table:table-cell office:value-type="string">
            <text:p>CJJ-590</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11-04">
            <text:p>04/11/14</text:p>
          </table:table-cell>
          <table:table-cell office:value-type="string">
            <text:p>MTTO-838-2014</text:p>
          </table:table-cell>
          <table:table-cell office:value-type="string">
            <text:p>CHR-086 </text:p>
          </table:table-cell>
          <table:table-cell office:value-type="string">
            <text:p>SONDEAR RADIADOR, CORRECCION DE FUGAS Y VERIFICACION ESTADO DE TANQUES</text:p>
          </table:table-cell>
          <table:table-cell office:value-type="string">
            <text:p>TECNIMARCANT</text:p>
          </table:table-cell>
          <table:table-cell table:number-columns-repeated="1019"/>
        </table:table-row>
        <table:table-row table:style-name="ro4">
          <table:table-cell table:style-name="ce3" office:value-type="date" office:date-value="2014-11-04">
            <text:p>04/11/14</text:p>
          </table:table-cell>
          <table:table-cell office:value-type="string">
            <text:p>MTTO-839-2014</text:p>
          </table:table-cell>
          <table:table-cell office:value-type="string">
            <text:p>DDA-282</text:p>
          </table:table-cell>
          <table:table-cell office:value-type="string">
            <text:p>ALINEACION DIRECCION Y BALANCEO DE RUEDAS DELANTERAS</text:p>
          </table:table-cell>
          <table:table-cell office:value-type="string">
            <text:p>COEXITO-OSCAR GARCIA </text:p>
          </table:table-cell>
          <table:table-cell office:value-type="string">
            <text:p>VALOR TOTAL COTIZACION $161.999</text:p>
          </table:table-cell>
          <table:table-cell table:number-columns-repeated="1018"/>
        </table:table-row>
        <table:table-row table:style-name="ro3">
          <table:table-cell table:style-name="ce3" office:value-type="date" office:date-value="2014-11-04">
            <text:p>04/11/14</text:p>
          </table:table-cell>
          <table:table-cell office:value-type="string">
            <text:p>AAM-214-2014-T4</text:p>
          </table:table-cell>
          <table:table-cell office:value-type="string">
            <text:p>SPK-951</text:p>
          </table:table-cell>
          <table:table-cell office:value-type="string">
            <text:p>REPARACION PALANCA MANDOS DE LOS GATOS DE LEVANTE DEL PLANCHON.</text:p>
          </table:table-cell>
          <table:table-cell office:value-type="string">
            <text:p>REHIMAC </text:p>
          </table:table-cell>
          <table:table-cell table:number-columns-repeated="1019"/>
        </table:table-row>
        <table:table-row table:style-name="ro3">
          <table:table-cell table:style-name="ce3" office:value-type="date" office:date-value="2014-11-04">
            <text:p>04/11/14</text:p>
          </table:table-cell>
          <table:table-cell office:value-type="string">
            <text:p>MTTO-840-2014</text:p>
          </table:table-cell>
          <table:table-cell office:value-type="string">
            <text:p>DDA-208</text:p>
          </table:table-cell>
          <table:table-cell office:value-type="string">
            <text:p>CAMBIO BUJES SUSPENSION DELANTERA Y TRASERA Y SUPLEMENTAR MUELLES TRASEROS </text:p>
          </table:table-cell>
          <table:table-cell office:value-type="string">
            <text:p>FRENO PARTES</text:p>
          </table:table-cell>
          <table:table-cell office:value-type="string">
            <text:p>C370</text:p>
          </table:table-cell>
          <table:table-cell table:number-columns-repeated="1018"/>
        </table:table-row>
        <table:table-row table:style-name="ro3">
          <table:table-cell table:style-name="ce3" office:value-type="date" office:date-value="2014-11-04">
            <text:p>04/11/14</text:p>
          </table:table-cell>
          <table:table-cell office:value-type="string">
            <text:p>AAM-153-2014-T5</text:p>
          </table:table-cell>
          <table:table-cell office:value-type="string">
            <text:p>KEX-250</text:p>
          </table:table-cell>
          <table:table-cell office:value-type="string">
            <text:p>VERIFICAR OPACIDAD FAROLAS DELANTERAS.</text:p>
          </table:table-cell>
          <table:table-cell office:value-type="string">
            <text:p>TALLERES AUTORIZADOS S.A.</text:p>
          </table:table-cell>
          <table:table-cell office:value-type="float" office:value="81985">
            <text:p>81985</text:p>
          </table:table-cell>
          <table:table-cell table:number-columns-repeated="1018"/>
        </table:table-row>
        <table:table-row table:style-name="ro5">
          <table:table-cell table:style-name="ce3" office:value-type="date" office:date-value="2014-11-04">
            <text:p>04/11/14</text:p>
          </table:table-cell>
          <table:table-cell office:value-type="string">
            <text:p>AAM-54-2014-GP</text:p>
          </table:table-cell>
          <table:table-cell office:value-type="string">
            <text:p>DDB-891</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6">
          <table:table-cell table:style-name="ce3" office:value-type="date" office:date-value="2014-11-04">
            <text:p>04/11/14</text:p>
          </table:table-cell>
          <table:table-cell office:value-type="string">
            <text:p>AAM-107-2014-T7</text:p>
          </table:table-cell>
          <table:table-cell office:value-type="string">
            <text:p>WEP-810</text:p>
          </table:table-cell>
          <table:table-cell office:value-type="string">
            <text:p>REUBICAR BASE CONECTOR 7 VIAS</text:p>
          </table:table-cell>
          <table:table-cell office:value-type="string">
            <text:p>REHIMAC </text:p>
          </table:table-cell>
          <table:table-cell office:value-type="string">
            <text:p>OT 4500</text:p>
          </table:table-cell>
          <table:table-cell table:number-columns-repeated="1018"/>
        </table:table-row>
        <table:table-row table:style-name="ro3">
          <table:table-cell table:style-name="ce3" office:value-type="date" office:date-value="2014-11-04">
            <text:p>04/11/14</text:p>
          </table:table-cell>
          <table:table-cell office:value-type="string">
            <text:p>AAM-14-2014-G-A</text:p>
          </table:table-cell>
          <table:table-cell office:value-type="string">
            <text:p>DDA-216</text:p>
          </table:table-cell>
          <table:table-cell office:value-type="string">
            <text:p>CORREGIR FUGA POR BOMBA VACIO DEL ALTERNADOR.</text:p>
          </table:table-cell>
          <table:table-cell office:value-type="string">
            <text:p>AUTOPACIFICO</text:p>
          </table:table-cell>
          <table:table-cell office:value-type="string">
            <text:p>OT 351999</text:p>
          </table:table-cell>
          <table:table-cell table:number-columns-repeated="1018"/>
        </table:table-row>
        <table:table-row table:style-name="ro6">
          <table:table-cell table:style-name="ce3" office:value-type="date" office:date-value="2014-11-04">
            <text:p>04/11/14</text:p>
          </table:table-cell>
          <table:table-cell office:value-type="string">
            <text:p>AAM-15-2014-G-A</text:p>
          </table:table-cell>
          <table:table-cell office:value-type="string">
            <text:p>DDA-216</text:p>
          </table:table-cell>
          <table:table-cell office:value-type="string">
            <text:p>REVISION DE CARDANES</text:p>
          </table:table-cell>
          <table:table-cell office:value-type="string">
            <text:p>FRENO PARTES</text:p>
          </table:table-cell>
          <table:table-cell office:value-type="string">
            <text:p>C365</text:p>
          </table:table-cell>
          <table:table-cell table:number-columns-repeated="1018"/>
        </table:table-row>
        <table:table-row table:style-name="ro3">
          <table:table-cell table:style-name="ce3" office:value-type="date" office:date-value="2014-11-05">
            <text:p>05/11/14</text:p>
          </table:table-cell>
          <table:table-cell office:value-type="string">
            <text:p>MTTO-842-2014</text:p>
          </table:table-cell>
          <table:table-cell office:value-type="string">
            <text:p>CHR-086 </text:p>
          </table:table-cell>
          <table:table-cell office:value-type="string">
            <text:p>REVISION ESTA RETORNANDO EL AGUA POR EL TANQUE AUXILIAR.</text:p>
          </table:table-cell>
          <table:table-cell office:value-type="string">
            <text:p>AUTOPACIFICO</text:p>
          </table:table-cell>
          <table:table-cell table:number-columns-repeated="1019"/>
        </table:table-row>
        <table:table-row table:style-name="ro3">
          <table:table-cell table:style-name="ce3" office:value-type="date" office:date-value="2014-11-06">
            <text:p>06/11/14</text:p>
          </table:table-cell>
          <table:table-cell office:value-type="string">
            <text:p>AAM-216-2014-T4</text:p>
          </table:table-cell>
          <table:table-cell office:value-type="string">
            <text:p>KEX-384</text:p>
          </table:table-cell>
          <table:table-cell office:value-type="string">
            <text:p>VERIFICAR ESTADO DE LLANTA TRASERA IZQUIERDA (SE DESINFLA CONSTANTEMENTE).</text:p>
          </table:table-cell>
          <table:table-cell office:value-type="string">
            <text:p>LLANTAS LA ESTACION</text:p>
          </table:table-cell>
          <table:table-cell table:number-columns-repeated="1019"/>
        </table:table-row>
        <table:table-row table:style-name="ro5">
          <table:table-cell table:style-name="ce3" office:value-type="date" office:date-value="2014-11-06">
            <text:p>06/11/14</text:p>
          </table:table-cell>
          <table:table-cell office:value-type="string">
            <text:p>AAM-174-2014-T6</text:p>
          </table:table-cell>
          <table:table-cell office:value-type="string">
            <text:p>SQW-850</text:p>
          </table:table-cell>
          <table:table-cell office:value-type="string">
            <text:p>MONTAJE DE UNA LLANTA DE SEGUNDA SUMINISTRADA POR ALMACEN DEL CCO JUNTO CON UN RIN NUEVO, PARA SER UTILIZADA COMO LLANTA DE REPUESTO.</text:p>
          </table:table-cell>
          <table:table-cell office:value-type="string">
            <text:p>LLANTAS LA ESTACION</text:p>
          </table:table-cell>
          <table:table-cell table:number-columns-repeated="1019"/>
        </table:table-row>
        <table:table-row table:style-name="ro5">
          <table:table-cell table:style-name="ce3" office:value-type="date" office:date-value="2014-11-06">
            <text:p>06/11/14</text:p>
          </table:table-cell>
          <table:table-cell office:value-type="string">
            <text:p>AAM-109-2014-T7</text:p>
          </table:table-cell>
          <table:table-cell office:value-type="string">
            <text:p>WCZ-206</text:p>
          </table:table-cell>
          <table:table-cell office:value-type="string">
            <text:p>MONTAJE DE UNA LLANTA DE SEGUNDA SUMINISTRADA POR ALMACEN DEL CCO JUNTO CON UN RIN NUEVO, PARA SER UTILIZADA COMO LLANTA DE REPUESTO.</text:p>
          </table:table-cell>
          <table:table-cell office:value-type="string">
            <text:p>COEXITO-OSCAR GARCIA </text:p>
          </table:table-cell>
          <table:table-cell table:number-columns-repeated="1019"/>
        </table:table-row>
        <table:table-row table:style-name="ro5">
          <table:table-cell table:style-name="ce3" office:value-type="date" office:date-value="2014-11-06">
            <text:p>06/11/14</text:p>
          </table:table-cell>
          <table:table-cell office:value-type="string">
            <text:p>AAM-111-2014-T7</text:p>
          </table:table-cell>
          <table:table-cell office:value-type="string">
            <text:p>SQI-521</text:p>
          </table:table-cell>
          <table:table-cell office:value-type="string">
            <text:p>MONTAJE DE UNA LLANTA DE SEGUNDA SUMINISTRADA POR ALMACEN DEL CCO JUNTO CON UN RIN NUEVO, PARA SER UTILIZADA COMO LLANTA DE REPUESTO.</text:p>
          </table:table-cell>
          <table:table-cell office:value-type="string">
            <text:p>COEXITO-OSCAR GARCIA </text:p>
          </table:table-cell>
          <table:table-cell table:number-columns-repeated="1019"/>
        </table:table-row>
        <table:table-row table:style-name="ro6">
          <table:table-cell table:style-name="ce3" office:value-type="date" office:date-value="2014-11-06">
            <text:p>06/11/14</text:p>
          </table:table-cell>
          <table:table-cell office:value-type="string">
            <text:p>AAM-112-2014-T7</text:p>
          </table:table-cell>
          <table:table-cell office:value-type="string">
            <text:p>SQI-521</text:p>
          </table:table-cell>
          <table:table-cell office:value-type="string">
            <text:p>CAMBIO PASADOR DE LA PUNTA DEL BOOM</text:p>
          </table:table-cell>
          <table:table-cell office:value-type="string">
            <text:p>HERMAR</text:p>
          </table:table-cell>
          <table:table-cell office:value-type="string">
            <text:p>I.C.T-0992</text:p>
          </table:table-cell>
          <table:table-cell table:number-columns-repeated="1018"/>
        </table:table-row>
        <table:table-row table:style-name="ro4">
          <table:table-cell table:style-name="ce3" office:value-type="date" office:date-value="2014-11-06">
            <text:p>06/11/14</text:p>
          </table:table-cell>
          <table:table-cell office:value-type="string">
            <text:p>AAM-217-2014-T4</text:p>
          </table:table-cell>
          <table:table-cell office:value-type="string">
            <text:p>SPK-951</text:p>
          </table:table-cell>
          <table:table-cell office:value-type="string">
            <text:p>SOLDAR GUARDABARRO IZQUIERDO Y REPARACION ABRAZADERA DE EXTINTOR POR GARANTIA </text:p>
          </table:table-cell>
          <table:table-cell office:value-type="string">
            <text:p>HERMAR</text:p>
          </table:table-cell>
          <table:table-cell office:value-type="string">
            <text:p>I.C.T-0967</text:p>
          </table:table-cell>
          <table:table-cell table:number-columns-repeated="1018"/>
        </table:table-row>
        <table:table-row table:style-name="ro3">
          <table:table-cell table:style-name="ce3" office:value-type="date" office:date-value="2014-11-07">
            <text:p>07/11/14</text:p>
          </table:table-cell>
          <table:table-cell office:value-type="string">
            <text:p>AAM-166-2014-L.B</text:p>
          </table:table-cell>
          <table:table-cell office:value-type="string">
            <text:p>WEQ-358</text:p>
          </table:table-cell>
          <table:table-cell office:value-type="string">
            <text:p>RUTINA DE LOS 20.000 KMS</text:p>
          </table:table-cell>
          <table:table-cell office:value-type="string">
            <text:p>AUTOFARALLONES RENAULT</text:p>
          </table:table-cell>
          <table:table-cell table:number-columns-repeated="1019"/>
        </table:table-row>
        <table:table-row table:style-name="ro3">
          <table:table-cell table:style-name="ce3" office:value-type="date" office:date-value="2014-11-08">
            <text:p>08/11/14</text:p>
          </table:table-cell>
          <table:table-cell office:value-type="string">
            <text:p>MTTO-844-2014</text:p>
          </table:table-cell>
          <table:table-cell office:value-type="string">
            <text:p>KUK-381</text:p>
          </table:table-cell>
          <table:table-cell office:value-type="string">
            <text:p>DESPINCHAR LLANTA TRASERA INTERNA DERECHA</text:p>
          </table:table-cell>
          <table:table-cell office:value-type="string">
            <text:p>LLANTAS LA ESTACION</text:p>
          </table:table-cell>
          <table:table-cell table:number-columns-repeated="1019"/>
        </table:table-row>
        <table:table-row table:style-name="ro3">
          <table:table-cell table:style-name="ce3" office:value-type="date" office:date-value="2014-11-10">
            <text:p>10/11/14</text:p>
          </table:table-cell>
          <table:table-cell office:value-type="string">
            <text:p>MTTO-849-2014</text:p>
          </table:table-cell>
          <table:table-cell office:value-type="string">
            <text:p>KUK-381</text:p>
          </table:table-cell>
          <table:table-cell office:value-type="string">
            <text:p>DESPINCHAR LLANTA TRASERA INTERNA DERECHA POR GARANTIA </text:p>
          </table:table-cell>
          <table:table-cell office:value-type="string">
            <text:p>LLANTAS LA ESTACION</text:p>
          </table:table-cell>
          <table:table-cell table:number-columns-repeated="1019"/>
        </table:table-row>
        <table:table-row table:style-name="ro3">
          <table:table-cell table:style-name="ce3" office:value-type="date" office:date-value="2014-11-10">
            <text:p>10/11/14</text:p>
          </table:table-cell>
          <table:table-cell office:value-type="string">
            <text:p>MTTO-850-2014</text:p>
          </table:table-cell>
          <table:table-cell office:value-type="string">
            <text:p>USE-822</text:p>
          </table:table-cell>
          <table:table-cell office:value-type="string">
            <text:p>CORREGIR FUGA POR RETEN PARTE TRASERA DEL CIGUEÑAL.</text:p>
          </table:table-cell>
          <table:table-cell office:value-type="string">
            <text:p>NACIONAL DE EMBRAGUES S.A.S</text:p>
          </table:table-cell>
          <table:table-cell office:value-type="float" office:value="1373">
            <text:p>1373</text:p>
          </table:table-cell>
          <table:table-cell table:number-columns-repeated="1018"/>
        </table:table-row>
        <table:table-row table:style-name="ro3">
          <table:table-cell table:style-name="ce3" office:value-type="date" office:date-value="2014-11-10">
            <text:p>10/11/14</text:p>
          </table:table-cell>
          <table:table-cell office:value-type="string">
            <text:p>AAM-174-2014-T3</text:p>
          </table:table-cell>
          <table:table-cell office:value-type="string">
            <text:p>WCZ-205</text:p>
          </table:table-cell>
          <table:table-cell office:value-type="string">
            <text:p>REVISION GENERAL DE TROQUE TRASERO (NOTA: PRESENTA RUIDO ANORMAL).</text:p>
          </table:table-cell>
          <table:table-cell office:value-type="string">
            <text:p>FRENO PARTES</text:p>
          </table:table-cell>
          <table:table-cell office:value-type="string">
            <text:p>C368</text:p>
          </table:table-cell>
          <table:table-cell table:number-columns-repeated="1018"/>
        </table:table-row>
        <table:table-row table:style-name="ro3">
          <table:table-cell table:style-name="ce3" office:value-type="date" office:date-value="2014-11-10">
            <text:p>10/11/14</text:p>
          </table:table-cell>
          <table:table-cell office:value-type="string">
            <text:p>AAM-219-2014-T4</text:p>
          </table:table-cell>
          <table:table-cell office:value-type="string">
            <text:p>DDC-552</text:p>
          </table:table-cell>
          <table:table-cell office:value-type="string">
            <text:p>REPARACION PATIN DE LA BOMBA HIDRAULICA.</text:p>
          </table:table-cell>
          <table:table-cell office:value-type="string">
            <text:p>TALLERES AUTORIZADOS S.A.</text:p>
          </table:table-cell>
          <table:table-cell office:value-type="float" office:value="82151">
            <text:p>82151</text:p>
          </table:table-cell>
          <table:table-cell table:number-columns-repeated="1018"/>
        </table:table-row>
        <table:table-row table:style-name="ro4">
          <table:table-cell table:style-name="ce3" office:value-type="date" office:date-value="2014-11-10">
            <text:p>10/11/14</text:p>
          </table:table-cell>
          <table:table-cell office:value-type="string">
            <text:p>AAM-188-2014-T2</text:p>
          </table:table-cell>
          <table:table-cell office:value-type="string">
            <text:p>SXY-299</text:p>
          </table:table-cell>
          <table:table-cell office:value-type="string">
            <text:p>REVISION POR GARANTIA DEL GATO TELESCOPICO Y COTIZAR TRABAJO DE REFUERZO DE LA PLANCHUELA </text:p>
          </table:table-cell>
          <table:table-cell office:value-type="string">
            <text:p>REHIMAC </text:p>
          </table:table-cell>
          <table:table-cell table:number-columns-repeated="1019"/>
        </table:table-row>
        <table:table-row table:style-name="ro3">
          <table:table-cell table:style-name="ce3" office:value-type="date" office:date-value="2014-11-10">
            <text:p>10/11/14</text:p>
          </table:table-cell>
          <table:table-cell office:value-type="string">
            <text:p>MTTO-851-2014</text:p>
          </table:table-cell>
          <table:table-cell office:value-type="string">
            <text:p>RETRO 420E</text:p>
          </table:table-cell>
          <table:table-cell office:value-type="string">
            <text:p>DESPINCHAR LLANTA DELANTERA IZQUIERDA <text:s text:c="2"/></text:p>
          </table:table-cell>
          <table:table-cell office:value-type="string">
            <text:p>COEXITO-OSCAR GARCIA </text:p>
          </table:table-cell>
          <table:table-cell table:number-columns-repeated="1019"/>
        </table:table-row>
        <table:table-row table:style-name="ro3">
          <table:table-cell table:style-name="ce3" office:value-type="date" office:date-value="2014-11-11">
            <text:p>11/11/14</text:p>
          </table:table-cell>
          <table:table-cell office:value-type="string">
            <text:p>AAM-49-2014-GS</text:p>
          </table:table-cell>
          <table:table-cell office:value-type="string">
            <text:p>CJC-368</text:p>
          </table:table-cell>
          <table:table-cell office:value-type="string">
            <text:p>REVISION VIDRIOS ELECTRICOS </text:p>
          </table:table-cell>
          <table:table-cell office:value-type="string">
            <text:p>TAPIZADOS FERNANDO OSPINA </text:p>
          </table:table-cell>
          <table:table-cell table:number-columns-repeated="1019"/>
        </table:table-row>
        <table:table-row table:style-name="ro4">
          <table:table-cell table:style-name="ce3" office:value-type="date" office:date-value="2014-11-11">
            <text:p>11/11/14</text:p>
          </table:table-cell>
          <table:table-cell office:value-type="string">
            <text:p>MTTO-853-2014</text:p>
          </table:table-cell>
          <table:table-cell office:value-type="string">
            <text:p>USE-822</text:p>
          </table:table-cell>
          <table:table-cell office:value-type="string">
            <text:p>LAVADO GENERAL (INCLUYE MOTOR)</text:p>
          </table:table-cell>
          <table:table-cell office:value-type="string">
            <text:p>ESTACION LAS PALMERAS</text:p>
          </table:table-cell>
          <table:table-cell office:value-type="string">
            <text:p>VALOR TOTAL COTIZACION $52.200</text:p>
          </table:table-cell>
          <table:table-cell table:number-columns-repeated="1018"/>
        </table:table-row>
        <table:table-row table:style-name="ro5">
          <table:table-cell table:style-name="ce3" office:value-type="date" office:date-value="2014-11-11">
            <text:p>11/11/14</text:p>
          </table:table-cell>
          <table:table-cell office:value-type="string">
            <text:p>AAM-175-2014-T3</text:p>
          </table:table-cell>
          <table:table-cell office:value-type="string">
            <text:p>DDB-875 </text:p>
          </table:table-cell>
          <table:table-cell office:value-type="string">
            <text:p>REVISION LLANTA DELANTERA IZQUIERDA (SE DESINFLA CONSTANTEMENTE), ALINEACION DIRECCION, BALANCEO RUEDAS DELANTERAS Y ROTACION LLANTAS</text:p>
          </table:table-cell>
          <table:table-cell office:value-type="string">
            <text:p>LLANTAS LA ESTACION</text:p>
          </table:table-cell>
          <table:table-cell table:number-columns-repeated="1019"/>
        </table:table-row>
        <table:table-row table:style-name="ro5">
          <table:table-cell table:style-name="ce3" office:value-type="date" office:date-value="2014-11-11">
            <text:p>11/11/14</text:p>
          </table:table-cell>
          <table:table-cell office:value-type="string">
            <text:p>AAM-177-2014-T3</text:p>
          </table:table-cell>
          <table:table-cell office:value-type="string">
            <text:p>DDB-875 </text:p>
          </table:table-cell>
          <table:table-cell office:value-type="string">
            <text:p>INSTALACION LLANTA DE SEGUNDA EN RUEDA TRASERA IZQUIERDA, SUMINISTRADA POR ALMACEN DEL CCO (INCLUYE MONTAJE Y BALANCEO).</text:p>
          </table:table-cell>
          <table:table-cell office:value-type="string">
            <text:p>LLANTAS LA ESTACION</text:p>
          </table:table-cell>
          <table:table-cell table:number-columns-repeated="1019"/>
        </table:table-row>
        <table:table-row table:style-name="ro3">
          <table:table-cell table:style-name="ce3" office:value-type="date" office:date-value="2014-11-11">
            <text:p>11/11/14</text:p>
          </table:table-cell>
          <table:table-cell office:value-type="string">
            <text:p>AAM-114-2014-T7</text:p>
          </table:table-cell>
          <table:table-cell office:value-type="string">
            <text:p>HGR-963</text:p>
          </table:table-cell>
          <table:table-cell office:value-type="string">
            <text:p>REVISION POR GARANTIA DE LAS CUATRO LLANTAS </text:p>
          </table:table-cell>
          <table:table-cell office:value-type="string">
            <text:p>CAR &amp; CO</text:p>
          </table:table-cell>
          <table:table-cell table:number-columns-repeated="1019"/>
        </table:table-row>
        <table:table-row table:style-name="ro4">
          <table:table-cell table:style-name="ce3" office:value-type="date" office:date-value="2014-11-11">
            <text:p>11/11/14</text:p>
          </table:table-cell>
          <table:table-cell office:value-type="string">
            <text:p>AAM-178-2014-T3</text:p>
          </table:table-cell>
          <table:table-cell office:value-type="string">
            <text:p>SQW-867</text:p>
          </table:table-cell>
          <table:table-cell office:value-type="string">
            <text:p>INSTALAR PIN DEL GATO AUXILIAR E INSTALAR ABRAZADERAS DEL GATO PRINCIPAL DE PLANCHON.</text:p>
          </table:table-cell>
          <table:table-cell office:value-type="string">
            <text:p>HERMAR</text:p>
          </table:table-cell>
          <table:table-cell office:value-type="string">
            <text:p>I.C.T-1006</text:p>
          </table:table-cell>
          <table:table-cell table:number-columns-repeated="1018"/>
        </table:table-row>
        <table:table-row table:style-name="ro3">
          <table:table-cell table:style-name="ce3" office:value-type="date" office:date-value="2014-11-11">
            <text:p>11/11/14</text:p>
          </table:table-cell>
          <table:table-cell office:value-type="string">
            <text:p>MTTO-856-2014</text:p>
          </table:table-cell>
          <table:table-cell office:value-type="string">
            <text:p>USE-822</text:p>
          </table:table-cell>
          <table:table-cell office:value-type="string">
            <text:p>CORREGIR DILUCION DE ACEITE EN EL COMBUSTIBLE </text:p>
          </table:table-cell>
          <table:table-cell office:value-type="string">
            <text:p>NAVITRANS</text:p>
          </table:table-cell>
          <table:table-cell table:number-columns-repeated="1019"/>
        </table:table-row>
        <table:table-row table:style-name="ro3">
          <table:table-cell table:style-name="ce3" office:value-type="date" office:date-value="2014-11-12">
            <text:p>12/11/14</text:p>
          </table:table-cell>
          <table:table-cell office:value-type="string">
            <text:p>AAM-179-2014-T6</text:p>
          </table:table-cell>
          <table:table-cell office:value-type="string">
            <text:p>SQW-850</text:p>
          </table:table-cell>
          <table:table-cell office:value-type="string">
            <text:p>CAMBIO DE MANGUERA DEL YUGO, SEGUN ESPECIFICACIONES CONDUCTOR.</text:p>
          </table:table-cell>
          <table:table-cell office:value-type="string">
            <text:p>REHIMAC </text:p>
          </table:table-cell>
          <table:table-cell office:value-type="string">
            <text:p>001-CV-001923</text:p>
          </table:table-cell>
          <table:table-cell table:number-columns-repeated="1018"/>
        </table:table-row>
        <table:table-row table:style-name="ro5">
          <table:table-cell table:style-name="ce3" office:value-type="date" office:date-value="2014-11-12">
            <text:p>12/11/14</text:p>
          </table:table-cell>
          <table:table-cell office:value-type="string">
            <text:p>AAM-157-2014-T5</text:p>
          </table:table-cell>
          <table:table-cell office:value-type="string">
            <text:p>SPK-179</text:p>
          </table:table-cell>
          <table:table-cell office:value-type="string">
            <text:p>CAMBIO GUAYA DEL APAGADOR, REVISION CHAPA PUERTA IZQUIERDA, CAMBIO MANIJA ELEVAVIDRIO Y VERIFICAR LUCES TRASERAS (SE QUEDA PRENDIDA LUZ STOP).</text:p>
          </table:table-cell>
          <table:table-cell office:value-type="string">
            <text:p>AUTOPACIFICO</text:p>
          </table:table-cell>
          <table:table-cell office:value-type="string">
            <text:p>OT 352946</text:p>
          </table:table-cell>
          <table:table-cell table:number-columns-repeated="1018"/>
        </table:table-row>
        <table:table-row table:style-name="ro4">
          <table:table-cell table:style-name="ce3" office:value-type="date" office:date-value="2014-11-12">
            <text:p>12/11/14</text:p>
          </table:table-cell>
          <table:table-cell office:value-type="string">
            <text:p>MTTO-857-2014</text:p>
          </table:table-cell>
          <table:table-cell office:value-type="string">
            <text:p>SMI-194</text:p>
          </table:table-cell>
          <table:table-cell office:value-type="string">
            <text:p>MANTENIMIENTO, LIMPIEZA SOBREFORROS Y REPARACION SOBREFORRO ASIENTO CONDUCTOR</text:p>
          </table:table-cell>
          <table:table-cell office:value-type="string">
            <text:p>TAPIZADOS FERNANDO OSPINA </text:p>
          </table:table-cell>
          <table:table-cell table:number-columns-repeated="1019"/>
        </table:table-row>
        <table:table-row table:style-name="ro3">
          <table:table-cell table:style-name="ce3" office:value-type="date" office:date-value="2014-11-13">
            <text:p>13/11/14</text:p>
          </table:table-cell>
          <table:table-cell office:value-type="string">
            <text:p>MTTO-858-2014</text:p>
          </table:table-cell>
          <table:table-cell office:value-type="string">
            <text:p>REMOLQUE DE TACHAS </text:p>
          </table:table-cell>
          <table:table-cell office:value-type="string">
            <text:p>DESPINCHAR LLANTA DERECHA</text:p>
          </table:table-cell>
          <table:table-cell office:value-type="string">
            <text:p>COEXITO-OSCAR GARCIA </text:p>
          </table:table-cell>
          <table:table-cell table:number-columns-repeated="1019"/>
        </table:table-row>
        <table:table-row table:style-name="ro6">
          <table:table-cell table:style-name="ce3" office:value-type="date" office:date-value="2014-11-13">
            <text:p>13/11/14</text:p>
          </table:table-cell>
          <table:table-cell office:value-type="string">
            <text:p>AAM-220-2014-T4</text:p>
          </table:table-cell>
          <table:table-cell office:value-type="string">
            <text:p>SPK-951</text:p>
          </table:table-cell>
          <table:table-cell office:value-type="string">
            <text:p>REVISION LUCES DIRECCIONALES </text:p>
          </table:table-cell>
          <table:table-cell office:value-type="string">
            <text:p>AUTOPACIFICO</text:p>
          </table:table-cell>
          <table:table-cell office:value-type="string">
            <text:p>OT 352951</text:p>
          </table:table-cell>
          <table:table-cell table:number-columns-repeated="1018"/>
        </table:table-row>
        <table:table-row table:style-name="ro6">
          <table:table-cell table:style-name="ce3" office:value-type="date" office:date-value="2014-11-13">
            <text:p>13/11/14</text:p>
          </table:table-cell>
          <table:table-cell office:value-type="string">
            <text:p>MTTO-859-2014</text:p>
          </table:table-cell>
          <table:table-cell office:value-type="string">
            <text:p>USE-726</text:p>
          </table:table-cell>
          <table:table-cell office:value-type="string">
            <text:p>REVISION GOBERNADOR </text:p>
          </table:table-cell>
          <table:table-cell office:value-type="string">
            <text:p>FRENO PARTES</text:p>
          </table:table-cell>
          <table:table-cell table:number-columns-repeated="1019"/>
        </table:table-row>
        <table:table-row table:style-name="ro6">
          <table:table-cell table:style-name="ce3" office:value-type="date" office:date-value="2014-11-13">
            <text:p>13/11/14</text:p>
          </table:table-cell>
          <table:table-cell office:value-type="string">
            <text:p>AAM-181-2014-T3</text:p>
          </table:table-cell>
          <table:table-cell office:value-type="string">
            <text:p>HGT-245</text:p>
          </table:table-cell>
          <table:table-cell office:value-type="string">
            <text:p>CORREGIR NOVEDADES POR GARANTIA </text:p>
          </table:table-cell>
          <table:table-cell office:value-type="string">
            <text:p>AXIAL</text:p>
          </table:table-cell>
          <table:table-cell table:number-columns-repeated="1019"/>
        </table:table-row>
        <table:table-row table:style-name="ro3">
          <table:table-cell table:style-name="ce3" office:value-type="date" office:date-value="2014-11-14">
            <text:p>14/11/14</text:p>
          </table:table-cell>
          <table:table-cell office:value-type="string">
            <text:p>MTTO-860-2014</text:p>
          </table:table-cell>
          <table:table-cell office:value-type="string">
            <text:p>USA-468</text:p>
          </table:table-cell>
          <table:table-cell office:value-type="string">
            <text:p>DESPINCHAR LLANTA TRASERA INTERNA DERECHA</text:p>
          </table:table-cell>
          <table:table-cell office:value-type="string">
            <text:p>COEXITO-OSCAR GARCIA </text:p>
          </table:table-cell>
          <table:table-cell table:number-columns-repeated="1019"/>
        </table:table-row>
        <table:table-row table:style-name="ro3">
          <table:table-cell table:style-name="ce3" office:value-type="date" office:date-value="2014-11-14">
            <text:p>14/11/14</text:p>
          </table:table-cell>
          <table:table-cell office:value-type="string">
            <text:p>AAM-222-2014-T4</text:p>
          </table:table-cell>
          <table:table-cell office:value-type="string">
            <text:p>TLO-302</text:p>
          </table:table-cell>
          <table:table-cell office:value-type="string">
            <text:p>DIAGNOSTICO LUCES TABLERO </text:p>
          </table:table-cell>
          <table:table-cell office:value-type="string">
            <text:p>KENWORTH DE LA MONTAÑA</text:p>
          </table:table-cell>
          <table:table-cell table:number-columns-repeated="1019"/>
        </table:table-row>
        <table:table-row table:style-name="ro3">
          <table:table-cell table:style-name="ce3" office:value-type="date" office:date-value="2014-11-14">
            <text:p>14/11/14</text:p>
          </table:table-cell>
          <table:table-cell office:value-type="string">
            <text:p>AAM-183-2014-T3</text:p>
          </table:table-cell>
          <table:table-cell office:value-type="string">
            <text:p>DDB-894</text:p>
          </table:table-cell>
          <table:table-cell office:value-type="string">
            <text:p>COLOCAR BOMBA PRESURIZADORA PARA VERIFICAR POSIBLE FUGA DE AGUA </text:p>
          </table:table-cell>
          <table:table-cell office:value-type="string">
            <text:p>TECNIMARCANT</text:p>
          </table:table-cell>
          <table:table-cell office:value-type="float" office:value="1590">
            <text:p>1590</text:p>
          </table:table-cell>
          <table:table-cell table:number-columns-repeated="1018"/>
        </table:table-row>
        <table:table-row table:style-name="ro6">
          <table:table-cell table:style-name="ce3" office:value-type="date" office:date-value="2014-11-14">
            <text:p>14/11/14</text:p>
          </table:table-cell>
          <table:table-cell office:value-type="string">
            <text:p>AAM-57-2014-GP</text:p>
          </table:table-cell>
          <table:table-cell office:value-type="string">
            <text:p>DDB-891</text:p>
          </table:table-cell>
          <table:table-cell office:value-type="string">
            <text:p>ALINEACION DIRECCION Y BALANCEO DE RUEDAS</text:p>
          </table:table-cell>
          <table:table-cell office:value-type="string">
            <text:p>LLANTAS LA ESTACION</text:p>
          </table:table-cell>
          <table:table-cell table:number-columns-repeated="1019"/>
        </table:table-row>
        <table:table-row table:style-name="ro3">
          <table:table-cell table:style-name="ce3" office:value-type="date" office:date-value="2014-11-14">
            <text:p>14/11/14</text:p>
          </table:table-cell>
          <table:table-cell office:value-type="string">
            <text:p>AAM-58-2014-GP</text:p>
          </table:table-cell>
          <table:table-cell office:value-type="string">
            <text:p>DDB-891</text:p>
          </table:table-cell>
          <table:table-cell office:value-type="string">
            <text:p>CAMBIO DE JAQUIMA DEL VIDRIO PARABRISAS</text:p>
          </table:table-cell>
          <table:table-cell office:value-type="string">
            <text:p>VIDRIOS Y ACCESORIOS </text:p>
          </table:table-cell>
          <table:table-cell table:number-columns-repeated="1019"/>
        </table:table-row>
        <table:table-row table:style-name="ro6">
          <table:table-cell table:style-name="ce3" office:value-type="date" office:date-value="2014-11-14">
            <text:p>14/11/14</text:p>
          </table:table-cell>
          <table:table-cell office:value-type="string">
            <text:p>AAM-224-2014-T4</text:p>
          </table:table-cell>
          <table:table-cell office:value-type="string">
            <text:p>DDC-552</text:p>
          </table:table-cell>
          <table:table-cell office:value-type="string">
            <text:p>ALINEACION DIRECCION Y BALANCEO DE RUEDAS</text:p>
          </table:table-cell>
          <table:table-cell office:value-type="string">
            <text:p>LLANTAS LA ESTACION</text:p>
          </table:table-cell>
          <table:table-cell table:number-columns-repeated="1019"/>
        </table:table-row>
        <table:table-row table:style-name="ro4">
          <table:table-cell table:style-name="ce3" office:value-type="date" office:date-value="2014-11-15">
            <text:p>15/11/14</text:p>
          </table:table-cell>
          <table:table-cell office:value-type="string">
            <text:p>AAM-180-2014-T6</text:p>
          </table:table-cell>
          <table:table-cell office:value-type="string">
            <text:p>SQW-886</text:p>
          </table:table-cell>
          <table:table-cell office:value-type="string">
            <text:p>INSTALACION Y MONTAJE LLANTA DE SEGUNDA EN RUEDA TRASERA DERECHA, SUMINISTRADA POR ALMACEN DEL CCO.</text:p>
          </table:table-cell>
          <table:table-cell office:value-type="string">
            <text:p>LLANTAS LA ESTACION</text:p>
          </table:table-cell>
          <table:table-cell table:number-columns-repeated="1019"/>
        </table:table-row>
        <table:table-row table:style-name="ro3">
          <table:table-cell table:style-name="ce3" office:value-type="date" office:date-value="2014-11-15">
            <text:p>15/11/14</text:p>
          </table:table-cell>
          <table:table-cell office:value-type="string">
            <text:p>MTTO-862-2014</text:p>
          </table:table-cell>
          <table:table-cell office:value-type="string">
            <text:p>MOTOR LISTER HIDRO No. 1</text:p>
          </table:table-cell>
          <table:table-cell office:value-type="string">
            <text:p>CAMBIO DE TORNILLO PARTIDO Y AJUSTE DE TORNILLERIA.</text:p>
          </table:table-cell>
          <table:table-cell office:value-type="string">
            <text:p>HERMAR</text:p>
          </table:table-cell>
          <table:table-cell office:value-type="string">
            <text:p>I.C.T-1008</text:p>
          </table:table-cell>
          <table:table-cell table:number-columns-repeated="1018"/>
        </table:table-row>
        <table:table-row table:style-name="ro3">
          <table:table-cell table:style-name="ce3" office:value-type="date" office:date-value="2014-11-18">
            <text:p>18/11/14</text:p>
          </table:table-cell>
          <table:table-cell office:value-type="string">
            <text:p>MTTO-863-2014</text:p>
          </table:table-cell>
          <table:table-cell office:value-type="string">
            <text:p>SMI-194</text:p>
          </table:table-cell>
          <table:table-cell office:value-type="string">
            <text:p>REVISAR SISTEMA DE CARGA POR GARANTIA </text:p>
          </table:table-cell>
          <table:table-cell office:value-type="string">
            <text:p>COEXITO-OSCAR GARCIA </text:p>
          </table:table-cell>
          <table:table-cell office:value-type="float" office:value="2074134">
            <text:p>2074134</text:p>
          </table:table-cell>
          <table:table-cell table:number-columns-repeated="1018"/>
        </table:table-row>
        <table:table-row table:style-name="ro3">
          <table:table-cell table:style-name="ce3" office:value-type="date" office:date-value="2014-11-18">
            <text:p>18/11/14</text:p>
          </table:table-cell>
          <table:table-cell office:value-type="string">
            <text:p>MTTO-864-2014</text:p>
          </table:table-cell>
          <table:table-cell office:value-type="string">
            <text:p>USA-468</text:p>
          </table:table-cell>
          <table:table-cell office:value-type="string">
            <text:p>DESPINCHAR LLANTA DELANTERA IZQUIERDA (NOTA: REVISAR NEUMATICO) POR GARANTIA </text:p>
          </table:table-cell>
          <table:table-cell office:value-type="string">
            <text:p>LLANTAS LA ESTACION</text:p>
          </table:table-cell>
          <table:table-cell table:number-columns-repeated="1019"/>
        </table:table-row>
        <table:table-row table:style-name="ro3">
          <table:table-cell table:style-name="ce3" office:value-type="date" office:date-value="2014-11-18">
            <text:p>18/11/14</text:p>
          </table:table-cell>
          <table:table-cell office:value-type="string">
            <text:p>AAM-16-2014-G-A</text:p>
          </table:table-cell>
          <table:table-cell office:value-type="string">
            <text:p>DDA-216</text:p>
          </table:table-cell>
          <table:table-cell office:value-type="string">
            <text:p>DESPINCHAR LLANTA TRAS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4-11-18">
            <text:p>18/11/14</text:p>
          </table:table-cell>
          <table:table-cell office:value-type="string">
            <text:p>AAM-13-2014-REL</text:p>
          </table:table-cell>
          <table:table-cell office:value-type="string">
            <text:p>CJJ-580</text:p>
          </table:table-cell>
          <table:table-cell office:value-type="string">
            <text:p>REVISION EMBRAGUE <text:s text:c="2"/></text:p>
          </table:table-cell>
          <table:table-cell office:value-type="string">
            <text:p>NACIONAL DE EMBRAGUES S.A.S</text:p>
          </table:table-cell>
          <table:table-cell table:number-columns-repeated="1019"/>
        </table:table-row>
        <table:table-row table:style-name="ro3">
          <table:table-cell table:style-name="ce3" office:value-type="date" office:date-value="2014-11-18">
            <text:p>18/11/14</text:p>
          </table:table-cell>
          <table:table-cell office:value-type="string">
            <text:p>AAM-14-2014-REL</text:p>
          </table:table-cell>
          <table:table-cell office:value-type="string">
            <text:p>CJJ-580</text:p>
          </table:table-cell>
          <table:table-cell office:value-type="string">
            <text:p>MANTENIMIENTO ALTERNADOR <text:s text:c="2"/></text:p>
          </table:table-cell>
          <table:table-cell office:value-type="string">
            <text:p>RENZO NIETO </text:p>
          </table:table-cell>
          <table:table-cell office:value-type="float" office:value="885">
            <text:p>885</text:p>
          </table:table-cell>
          <table:table-cell table:number-columns-repeated="1018"/>
        </table:table-row>
        <table:table-row table:style-name="ro4">
          <table:table-cell table:style-name="ce3" office:value-type="date" office:date-value="2014-11-18">
            <text:p>18/11/14</text:p>
          </table:table-cell>
          <table:table-cell office:value-type="string">
            <text:p>MTTO-866-2014</text:p>
          </table:table-cell>
          <table:table-cell office:value-type="string">
            <text:p>TORRE DE ILUMINACION MULTIQUIP</text:p>
          </table:table-cell>
          <table:table-cell office:value-type="string">
            <text:p>REVISION LAMPARA (CAMBIO VIDRIO PROTECTOR).</text:p>
          </table:table-cell>
          <table:table-cell office:value-type="string">
            <text:p>RODRIGUEZ Y LONDOÑO</text:p>
          </table:table-cell>
          <table:table-cell table:number-columns-repeated="1019"/>
        </table:table-row>
        <table:table-row table:style-name="ro4">
          <table:table-cell table:style-name="ce3" office:value-type="date" office:date-value="2014-11-18">
            <text:p>18/11/14</text:p>
          </table:table-cell>
          <table:table-cell office:value-type="string">
            <text:p>AAM-183-2014-T6</text:p>
          </table:table-cell>
          <table:table-cell office:value-type="string">
            <text:p>SQW-850</text:p>
          </table:table-cell>
          <table:table-cell office:value-type="string">
            <text:p>CAMBIO ACOPLE DE MANGUERA DEL EXTENSOR PARTE TRASERA Y REVISION POR GARANTIA DEL FRENO DEL WINCHE </text:p>
          </table:table-cell>
          <table:table-cell office:value-type="string">
            <text:p>REHIMAC </text:p>
          </table:table-cell>
          <table:table-cell table:number-columns-repeated="1019"/>
        </table:table-row>
        <table:table-row table:style-name="ro3">
          <table:table-cell table:style-name="ce3" office:value-type="date" office:date-value="2014-11-18">
            <text:p>18/11/14</text:p>
          </table:table-cell>
          <table:table-cell office:value-type="string">
            <text:p>AAM-226-2014-T4</text:p>
          </table:table-cell>
          <table:table-cell office:value-type="string">
            <text:p>TLO-302</text:p>
          </table:table-cell>
          <table:table-cell office:value-type="string">
            <text:p>CAMBIO MANGUERA DE LA PATA DEL GATO HIDRAULICO TRASERA IZQUIERDA.</text:p>
          </table:table-cell>
          <table:table-cell office:value-type="string">
            <text:p>HERMAR</text:p>
          </table:table-cell>
          <table:table-cell office:value-type="string">
            <text:p>I.C.T-1007</text:p>
          </table:table-cell>
          <table:table-cell table:number-columns-repeated="1018"/>
        </table:table-row>
        <table:table-row table:style-name="ro6">
          <table:table-cell table:style-name="ce3" office:value-type="date" office:date-value="2014-11-18">
            <text:p>18/11/14</text:p>
          </table:table-cell>
          <table:table-cell office:value-type="string">
            <text:p>MTTO-867-2014</text:p>
          </table:table-cell>
          <table:table-cell office:value-type="string">
            <text:p>DERRETIDORA SS 125</text:p>
          </table:table-cell>
          <table:table-cell office:value-type="string">
            <text:p>MANTENIMIENTO ALTERNADOR <text:s text:c="2"/></text:p>
          </table:table-cell>
          <table:table-cell office:value-type="string">
            <text:p>RENZO NIETO </text:p>
          </table:table-cell>
          <table:table-cell office:value-type="float" office:value="897">
            <text:p>897</text:p>
          </table:table-cell>
          <table:table-cell table:number-columns-repeated="1018"/>
        </table:table-row>
        <table:table-row table:style-name="ro3">
          <table:table-cell table:style-name="ce3" office:value-type="date" office:date-value="2014-11-19">
            <text:p>19/11/14</text:p>
          </table:table-cell>
          <table:table-cell office:value-type="string">
            <text:p>AAM-168-2014-L.B</text:p>
          </table:table-cell>
          <table:table-cell office:value-type="string">
            <text:p>DDA-221</text:p>
          </table:table-cell>
          <table:table-cell office:value-type="string">
            <text:p>CAMBIO GUAYA CAPO</text:p>
          </table:table-cell>
          <table:table-cell office:value-type="string">
            <text:p>AUTOPACIFICO</text:p>
          </table:table-cell>
          <table:table-cell office:value-type="string">
            <text:p>OT 353827</text:p>
          </table:table-cell>
          <table:table-cell table:number-columns-repeated="1018"/>
        </table:table-row>
        <table:table-row table:style-name="ro3">
          <table:table-cell table:style-name="ce3" office:value-type="date" office:date-value="2014-11-19">
            <text:p>19/11/14</text:p>
          </table:table-cell>
          <table:table-cell office:value-type="string">
            <text:p>MTTO-868-2014</text:p>
          </table:table-cell>
          <table:table-cell office:value-type="string">
            <text:p>USA-339</text:p>
          </table:table-cell>
          <table:table-cell office:value-type="string">
            <text:p>REVISAR SISTEMA DE CARGA POR GARANTIA Y REVISAR BORNES BATERIA </text:p>
          </table:table-cell>
          <table:table-cell office:value-type="string">
            <text:p>COEXITO-OSCAR GARCIA </text:p>
          </table:table-cell>
          <table:table-cell office:value-type="float" office:value="2074228">
            <text:p>2074228</text:p>
          </table:table-cell>
          <table:table-cell table:number-columns-repeated="1018"/>
        </table:table-row>
        <table:table-row table:style-name="ro5">
          <table:table-cell table:style-name="ce3" office:value-type="date" office:date-value="2014-11-19">
            <text:p>19/11/14</text:p>
          </table:table-cell>
          <table:table-cell office:value-type="string">
            <text:p>AAM-110-2014-T1</text:p>
          </table:table-cell>
          <table:table-cell office:value-type="string">
            <text:p>SQI-389</text:p>
          </table:table-cell>
          <table:table-cell office:value-type="string">
            <text:p>REVISION FRENOS RUEDAS TRASERAS POR GARANTIA, CORREGIR FUGA POR RETEN RUEDA TRASERA LADO IZQUIERDO Y MANTENIMIENTO RATCHES POR GARANTIA.</text:p>
          </table:table-cell>
          <table:table-cell office:value-type="string">
            <text:p>FRENO PARTES</text:p>
          </table:table-cell>
          <table:table-cell office:value-type="string">
            <text:p>C369</text:p>
          </table:table-cell>
          <table:table-cell table:number-columns-repeated="1018"/>
        </table:table-row>
        <table:table-row table:style-name="ro6">
          <table:table-cell table:style-name="ce3" office:value-type="date" office:date-value="2014-11-19">
            <text:p>19/11/14</text:p>
          </table:table-cell>
          <table:table-cell office:value-type="string">
            <text:p>MTTO-872-2014</text:p>
          </table:table-cell>
          <table:table-cell office:value-type="string">
            <text:p>DDA-208</text:p>
          </table:table-cell>
          <table:table-cell office:value-type="string">
            <text:p>ALINEACION DIRECCION <text:s text:c="4"/></text:p>
          </table:table-cell>
          <table:table-cell office:value-type="string">
            <text:p>LLANTAS LA ESTACION</text:p>
          </table:table-cell>
          <table:table-cell table:number-columns-repeated="1019"/>
        </table:table-row>
        <table:table-row table:style-name="ro3">
          <table:table-cell table:style-name="ce3" office:value-type="date" office:date-value="2014-11-19">
            <text:p>19/11/14</text:p>
          </table:table-cell>
          <table:table-cell office:value-type="string">
            <text:p>AAM-169-2014-L.B</text:p>
          </table:table-cell>
          <table:table-cell office:value-type="string">
            <text:p>WEQ-403</text:p>
          </table:table-cell>
          <table:table-cell office:value-type="string">
            <text:p>RUTINA DE LOS 20.000 KMS</text:p>
          </table:table-cell>
          <table:table-cell office:value-type="string">
            <text:p>AUTOFARALLONES RENAULT</text:p>
          </table:table-cell>
          <table:table-cell office:value-type="float" office:value="2029">
            <text:p>2029</text:p>
          </table:table-cell>
          <table:table-cell table:number-columns-repeated="1018"/>
        </table:table-row>
        <table:table-row table:style-name="ro3">
          <table:table-cell table:style-name="ce3" office:value-type="date" office:date-value="2014-11-20">
            <text:p>20/11/14</text:p>
          </table:table-cell>
          <table:table-cell office:value-type="string">
            <text:p>MTTO-873-2014</text:p>
          </table:table-cell>
          <table:table-cell office:value-type="string">
            <text:p>KUK-382</text:p>
          </table:table-cell>
          <table:table-cell office:value-type="string">
            <text:p>CAMBIO FLEXIBLE DEL SILENCIADOR Y REVISAR FRENO DE AHOGO</text:p>
          </table:table-cell>
          <table:table-cell office:value-type="string">
            <text:p>FRENO PARTES</text:p>
          </table:table-cell>
          <table:table-cell office:value-type="string">
            <text:p>C371A</text:p>
          </table:table-cell>
          <table:table-cell table:number-columns-repeated="1018"/>
        </table:table-row>
        <table:table-row table:style-name="ro3">
          <table:table-cell table:style-name="ce3" office:value-type="date" office:date-value="2014-11-20">
            <text:p>20/11/14</text:p>
          </table:table-cell>
          <table:table-cell office:value-type="string">
            <text:p>AAM-193-2014-T2</text:p>
          </table:table-cell>
          <table:table-cell office:value-type="string">
            <text:p>SXY-299</text:p>
          </table:table-cell>
          <table:table-cell office:value-type="string">
            <text:p>COLOCAR BOMBA PRESURIZADORA PARA VERIFICAR POSIBLE FUGA DE AGUA.</text:p>
          </table:table-cell>
          <table:table-cell office:value-type="string">
            <text:p>TECNIMARCANT</text:p>
          </table:table-cell>
          <table:table-cell office:value-type="float" office:value="1594">
            <text:p>1594</text:p>
          </table:table-cell>
          <table:table-cell table:number-columns-repeated="1018"/>
        </table:table-row>
        <table:table-row table:style-name="ro3">
          <table:table-cell table:style-name="ce3" office:value-type="date" office:date-value="2014-11-20">
            <text:p>20/11/14</text:p>
          </table:table-cell>
          <table:table-cell office:value-type="string">
            <text:p>AAM-170-2014-L.B</text:p>
          </table:table-cell>
          <table:table-cell office:value-type="string">
            <text:p>WEQ-403</text:p>
          </table:table-cell>
          <table:table-cell office:value-type="string">
            <text:p>ALINEACION DIRECCION Y BALANCEO DE RUEDAS</text:p>
          </table:table-cell>
          <table:table-cell office:value-type="string">
            <text:p>LLANTAS LA ESTACION</text:p>
          </table:table-cell>
          <table:table-cell table:number-columns-repeated="1019"/>
        </table:table-row>
        <table:table-row table:style-name="ro6">
          <table:table-cell table:style-name="ce3" office:value-type="date" office:date-value="2014-11-20">
            <text:p>20/11/14</text:p>
          </table:table-cell>
          <table:table-cell office:value-type="string">
            <text:p>AAM-194-2014-T2</text:p>
          </table:table-cell>
          <table:table-cell office:value-type="string">
            <text:p>SXY-299</text:p>
          </table:table-cell>
          <table:table-cell office:value-type="string">
            <text:p>SOLDAR Y REFORZAR L <text:s/></text:p>
          </table:table-cell>
          <table:table-cell office:value-type="string">
            <text:p>HERMAR</text:p>
          </table:table-cell>
          <table:table-cell office:value-type="string">
            <text:p>0 0 1 4</text:p>
          </table:table-cell>
          <table:table-cell table:number-columns-repeated="1018"/>
        </table:table-row>
        <table:table-row table:style-name="ro3">
          <table:table-cell table:style-name="ce3" office:value-type="date" office:date-value="2014-11-20">
            <text:p>20/11/14</text:p>
          </table:table-cell>
          <table:table-cell office:value-type="string">
            <text:p>AAM-118-2014-T7</text:p>
          </table:table-cell>
          <table:table-cell office:value-type="string">
            <text:p>HGR-963</text:p>
          </table:table-cell>
          <table:table-cell office:value-type="string">
            <text:p>RUTINA DE LOS 30.000 KMS </text:p>
          </table:table-cell>
          <table:table-cell office:value-type="string">
            <text:p>AUTOFARALLONES RENAULT</text:p>
          </table:table-cell>
          <table:table-cell table:number-columns-repeated="1019"/>
        </table:table-row>
        <table:table-row table:style-name="ro6">
          <table:table-cell table:style-name="ce3" office:value-type="date" office:date-value="2014-11-20">
            <text:p>20/11/14</text:p>
          </table:table-cell>
          <table:table-cell office:value-type="string">
            <text:p>AAM-119-2014-T7</text:p>
          </table:table-cell>
          <table:table-cell office:value-type="string">
            <text:p>HGR-963</text:p>
          </table:table-cell>
          <table:table-cell office:value-type="string">
            <text:p>REVISION DE LUCES LATERALES POR GARANTIA </text:p>
          </table:table-cell>
          <table:table-cell office:value-type="string">
            <text:p>AXIAL</text:p>
          </table:table-cell>
          <table:table-cell table:number-columns-repeated="1019"/>
        </table:table-row>
        <table:table-row table:style-name="ro3">
          <table:table-cell table:style-name="ce3" office:value-type="date" office:date-value="2014-11-21">
            <text:p>21/11/14</text:p>
          </table:table-cell>
          <table:table-cell office:value-type="string">
            <text:p>AAM-195-2014-T2</text:p>
          </table:table-cell>
          <table:table-cell office:value-type="string">
            <text:p>KEX-382</text:p>
          </table:table-cell>
          <table:table-cell office:value-type="string">
            <text:p>REPARACION MOTOR SEGUN LO ACORDADO CON ING. NEIFRE PEÑA.</text:p>
          </table:table-cell>
          <table:table-cell office:value-type="string">
            <text:p>AUTOPACIFICO</text:p>
          </table:table-cell>
          <table:table-cell office:value-type="string">
            <text:p>OT 354198</text:p>
          </table:table-cell>
          <table:table-cell table:number-columns-repeated="1018"/>
        </table:table-row>
        <table:table-row table:style-name="ro4">
          <table:table-cell table:style-name="ce3" office:value-type="date" office:date-value="2014-11-21">
            <text:p>21/11/14</text:p>
          </table:table-cell>
          <table:table-cell office:value-type="string">
            <text:p>MTTO-875-2014</text:p>
          </table:table-cell>
          <table:table-cell office:value-type="string">
            <text:p>236B</text:p>
          </table:table-cell>
          <table:table-cell office:value-type="string">
            <text:p>INSTALACION, MONTAJE Y MARCACION DE 4 LLANTAS NUEVAS MARCA MICHELIN, SEGUN ORDEN DE COMPRA 2854.</text:p>
          </table:table-cell>
          <table:table-cell office:value-type="string">
            <text:p>LLANTAS LA ESTACION</text:p>
          </table:table-cell>
          <table:table-cell table:number-columns-repeated="1019"/>
        </table:table-row>
        <table:table-row table:style-name="ro3">
          <table:table-cell table:style-name="ce3" office:value-type="date" office:date-value="2014-11-22">
            <text:p>22/11/14</text:p>
          </table:table-cell>
          <table:table-cell office:value-type="string">
            <text:p>MTTO-879-2014</text:p>
          </table:table-cell>
          <table:table-cell office:value-type="string">
            <text:p>USE-726</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4-11-24">
            <text:p>24/11/14</text:p>
          </table:table-cell>
          <table:table-cell office:value-type="string">
            <text:p>MTTO-880-2014</text:p>
          </table:table-cell>
          <table:table-cell office:value-type="string">
            <text:p>RETRO 420E</text:p>
          </table:table-cell>
          <table:table-cell office:value-type="string">
            <text:p>INSTALACION Y MONTAJE DE LLANTA DE SEGUNDA EN RUEDA DELANTERA DERECHA, SUMINISTRADA POR ALMACEN DEL CCO.</text:p>
          </table:table-cell>
          <table:table-cell office:value-type="string">
            <text:p>COEXITO-OSCAR GARCIA </text:p>
          </table:table-cell>
          <table:table-cell office:value-type="float" office:value="2074281">
            <text:p>2074281</text:p>
          </table:table-cell>
          <table:table-cell table:number-columns-repeated="1018"/>
        </table:table-row>
        <table:table-row table:style-name="ro4">
          <table:table-cell table:style-name="ce3" office:value-type="date" office:date-value="2014-11-24">
            <text:p>24/11/14</text:p>
          </table:table-cell>
          <table:table-cell office:value-type="string">
            <text:p>AAM-186-2014-T3</text:p>
          </table:table-cell>
          <table:table-cell office:value-type="string">
            <text:p>DDB-894</text:p>
          </table:table-cell>
          <table:table-cell office:value-type="string">
            <text:p>CORREGIR RUIDO ANORMAL MOTOR (NOTA: VERIFICAR SI HAY PROBLEMAS EN EL SISTEMA DE REFRIGERACION).</text:p>
          </table:table-cell>
          <table:table-cell office:value-type="string">
            <text:p>TALLERES AUTORIZADOS S.A.</text:p>
          </table:table-cell>
          <table:table-cell table:number-columns-repeated="1019"/>
        </table:table-row>
        <table:table-row table:style-name="ro3">
          <table:table-cell table:style-name="ce3" office:value-type="date" office:date-value="2014-11-24">
            <text:p>24/11/14</text:p>
          </table:table-cell>
          <table:table-cell office:value-type="string">
            <text:p>AAM-120-2014-T7</text:p>
          </table:table-cell>
          <table:table-cell office:value-type="string">
            <text:p>DDB-883</text:p>
          </table:table-cell>
          <table:table-cell office:value-type="string">
            <text:p>CAMBIO DE RODAMIENTOS DE LA CAJA </text:p>
          </table:table-cell>
          <table:table-cell office:value-type="string">
            <text:p>TALLERES AUTORIZADOS S.A.</text:p>
          </table:table-cell>
          <table:table-cell office:value-type="float" office:value="31011820">
            <text:p>31011820</text:p>
          </table:table-cell>
          <table:table-cell table:number-columns-repeated="1018"/>
        </table:table-row>
        <table:table-row table:style-name="ro3">
          <table:table-cell table:style-name="ce3" office:value-type="date" office:date-value="2014-11-24">
            <text:p>24/11/14</text:p>
          </table:table-cell>
          <table:table-cell office:value-type="string">
            <text:p>MTTO-881-2014</text:p>
          </table:table-cell>
          <table:table-cell office:value-type="string">
            <text:p>USA-339</text:p>
          </table:table-cell>
          <table:table-cell office:value-type="string">
            <text:p>DESPINCHAR LLANTA TRASERA EXTERNA DERECHA.</text:p>
          </table:table-cell>
          <table:table-cell office:value-type="string">
            <text:p>COEXITO-OSCAR GARCIA </text:p>
          </table:table-cell>
          <table:table-cell table:number-columns-repeated="1019"/>
        </table:table-row>
        <table:table-row table:style-name="ro3">
          <table:table-cell table:style-name="ce3" office:value-type="date" office:date-value="2014-11-24">
            <text:p>24/11/14</text:p>
          </table:table-cell>
          <table:table-cell office:value-type="string">
            <text:p>AAM-187-2014-T3</text:p>
          </table:table-cell>
          <table:table-cell office:value-type="string">
            <text:p>HGT-247</text:p>
          </table:table-cell>
          <table:table-cell office:value-type="string">
            <text:p>REVISION LUCES EXPLORADORAS Y LUZ FRIA DEL COMPARTIMIENTO POR GARANTIA. </text:p>
          </table:table-cell>
          <table:table-cell office:value-type="string">
            <text:p>AXIAL</text:p>
          </table:table-cell>
          <table:table-cell table:number-columns-repeated="1019"/>
        </table:table-row>
        <table:table-row table:style-name="ro3">
          <table:table-cell table:style-name="ce3" office:value-type="date" office:date-value="2014-11-25">
            <text:p>25/11/14</text:p>
          </table:table-cell>
          <table:table-cell office:value-type="string">
            <text:p>MTTO-882-2014</text:p>
          </table:table-cell>
          <table:table-cell office:value-type="string">
            <text:p>SMW-559</text:p>
          </table:table-cell>
          <table:table-cell office:value-type="string">
            <text:p>ESCANEAR VEHICULO (PRESENTA CODIGO ACTIVO).</text:p>
          </table:table-cell>
          <table:table-cell office:value-type="string">
            <text:p>NAVITRANS</text:p>
          </table:table-cell>
          <table:table-cell table:number-columns-repeated="1019"/>
        </table:table-row>
        <table:table-row table:style-name="ro3">
          <table:table-cell table:style-name="ce3" office:value-type="date" office:date-value="2014-11-25">
            <text:p>25/11/14</text:p>
          </table:table-cell>
          <table:table-cell office:value-type="string">
            <text:p>AAM-230-2014-T4</text:p>
          </table:table-cell>
          <table:table-cell office:value-type="string">
            <text:p>SPK-951</text:p>
          </table:table-cell>
          <table:table-cell office:value-type="string">
            <text:p>AJUSTE SOPORTES DE CILINDROS DE LEVANTE DE PLANCHON E INSTALAR TOPE A PLANCHON.</text:p>
          </table:table-cell>
          <table:table-cell office:value-type="string">
            <text:p>HERMAR</text:p>
          </table:table-cell>
          <table:table-cell office:value-type="string">
            <text:p>I.C.T-1046</text:p>
          </table:table-cell>
          <table:table-cell table:number-columns-repeated="1018"/>
        </table:table-row>
        <table:table-row table:style-name="ro3">
          <table:table-cell table:style-name="ce3" office:value-type="date" office:date-value="2014-11-25">
            <text:p>25/11/14</text:p>
          </table:table-cell>
          <table:table-cell office:value-type="string">
            <text:p>AAM-231-2014-T4</text:p>
          </table:table-cell>
          <table:table-cell office:value-type="string">
            <text:p>TLO-302</text:p>
          </table:table-cell>
          <table:table-cell office:value-type="string">
            <text:p>CORREGIR JUEGO EQUIPO GRUA, SEGUN INDICACIONES CONDUCTOR.</text:p>
          </table:table-cell>
          <table:table-cell office:value-type="string">
            <text:p>HERMAR</text:p>
          </table:table-cell>
          <table:table-cell office:value-type="string">
            <text:p>I.C.T-0971</text:p>
          </table:table-cell>
          <table:table-cell table:number-columns-repeated="1018"/>
        </table:table-row>
        <table:table-row table:style-name="ro3">
          <table:table-cell table:style-name="ce3" office:value-type="date" office:date-value="2014-11-25">
            <text:p>25/11/14</text:p>
          </table:table-cell>
          <table:table-cell office:value-type="string">
            <text:p>AAM-121-2014-T7</text:p>
          </table:table-cell>
          <table:table-cell office:value-type="string">
            <text:p>WCZ-206</text:p>
          </table:table-cell>
          <table:table-cell office:value-type="string">
            <text:p>CORREGIR FUGA POR CILINDRO PARTE TRASERA DEL EQUIPO DE ESCUALIZACION.</text:p>
          </table:table-cell>
          <table:table-cell office:value-type="string">
            <text:p>REHIMAC </text:p>
          </table:table-cell>
          <table:table-cell office:value-type="string">
            <text:p>001-CV-001929</text:p>
          </table:table-cell>
          <table:table-cell table:number-columns-repeated="1018"/>
        </table:table-row>
        <table:table-row table:style-name="ro3">
          <table:table-cell table:style-name="ce3" office:value-type="date" office:date-value="2014-11-25">
            <text:p>25/11/14</text:p>
          </table:table-cell>
          <table:table-cell office:value-type="string">
            <text:p>AAM-173-2014-L.B</text:p>
          </table:table-cell>
          <table:table-cell office:value-type="string">
            <text:p>DDA-221</text:p>
          </table:table-cell>
          <table:table-cell office:value-type="string">
            <text:p>CAMBIO DE CAUCHOS SERVODIRECCION.</text:p>
          </table:table-cell>
          <table:table-cell office:value-type="string">
            <text:p>FRENO PARTES</text:p>
          </table:table-cell>
          <table:table-cell table:number-columns-repeated="1019"/>
        </table:table-row>
        <table:table-row table:style-name="ro4">
          <table:table-cell table:style-name="ce3" office:value-type="date" office:date-value="2014-11-25">
            <text:p>25/11/14</text:p>
          </table:table-cell>
          <table:table-cell office:value-type="string">
            <text:p>AAM-187-2014-T6</text:p>
          </table:table-cell>
          <table:table-cell office:value-type="string">
            <text:p>SQW-886</text:p>
          </table:table-cell>
          <table:table-cell office:value-type="string">
            <text:p>ADECUACION CON SOLDADURA DE BISAGRAS DE LA CAJA DE HERRAMIENTAS, SEGUN INDICACIONES CONDUCTOR.</text:p>
          </table:table-cell>
          <table:table-cell office:value-type="string">
            <text:p>HERMAR</text:p>
          </table:table-cell>
          <table:table-cell office:value-type="string">
            <text:p>I.C.T-1045</text:p>
          </table:table-cell>
          <table:table-cell table:number-columns-repeated="1018"/>
        </table:table-row>
        <table:table-row table:style-name="ro3">
          <table:table-cell table:style-name="ce3" office:value-type="date" office:date-value="2014-11-26">
            <text:p>26/11/14</text:p>
          </table:table-cell>
          <table:table-cell office:value-type="string">
            <text:p>MTTO-884-2014</text:p>
          </table:table-cell>
          <table:table-cell office:value-type="string">
            <text:p>RETRO 420E</text:p>
          </table:table-cell>
          <table:table-cell office:value-type="string">
            <text:p>DESPINCHAR LLANTA DELANTERA IZQUIERDA <text:s text:c="2"/></text:p>
          </table:table-cell>
          <table:table-cell office:value-type="string">
            <text:p>COEXITO-OSCAR GARCIA </text:p>
          </table:table-cell>
          <table:table-cell office:value-type="float" office:value="2098424">
            <text:p>2098424</text:p>
          </table:table-cell>
          <table:table-cell table:number-columns-repeated="1018"/>
        </table:table-row>
        <table:table-row table:style-name="ro3">
          <table:table-cell table:style-name="ce3" office:value-type="date" office:date-value="2014-11-26">
            <text:p>26/11/14</text:p>
          </table:table-cell>
          <table:table-cell office:value-type="string">
            <text:p>MTTO-885-2014</text:p>
          </table:table-cell>
          <table:table-cell office:value-type="string">
            <text:p>KUK-382</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11-26">
            <text:p>26/11/14</text:p>
          </table:table-cell>
          <table:table-cell office:value-type="string">
            <text:p>AAM-232-2014-T4</text:p>
          </table:table-cell>
          <table:table-cell office:value-type="string">
            <text:p>TLO-302</text:p>
          </table:table-cell>
          <table:table-cell office:value-type="string">
            <text:p>REVISION LUCES TABLERO <text:s text:c="2"/></text:p>
          </table:table-cell>
          <table:table-cell office:value-type="string">
            <text:p>KENWORTH DE LA MONTAÑA</text:p>
          </table:table-cell>
          <table:table-cell table:style-name="ce16" office:value-type="string">
            <text:p>02 – DIC – 2014</text:p>
          </table:table-cell>
          <table:table-cell table:number-columns-repeated="1018"/>
        </table:table-row>
        <table:table-row table:style-name="ro3">
          <table:table-cell table:style-name="ce3" office:value-type="date" office:date-value="2014-11-26">
            <text:p>26/11/14</text:p>
          </table:table-cell>
          <table:table-cell office:value-type="string">
            <text:p>MTTO-887-2014</text:p>
          </table:table-cell>
          <table:table-cell office:value-type="string">
            <text:p>KUK-382</text:p>
          </table:table-cell>
          <table:table-cell office:value-type="string">
            <text:p>CAMBIO DE CENTRAL MUELLE TRASERO DERECHO.</text:p>
          </table:table-cell>
          <table:table-cell office:value-type="string">
            <text:p>METALMECANICA M &amp; F SAS </text:p>
          </table:table-cell>
          <table:table-cell table:number-columns-repeated="1019"/>
        </table:table-row>
        <table:table-row table:style-name="ro3">
          <table:table-cell table:style-name="ce3" office:value-type="date" office:date-value="2014-11-26">
            <text:p>26/11/14</text:p>
          </table:table-cell>
          <table:table-cell office:value-type="string">
            <text:p>MTTO-888-2014</text:p>
          </table:table-cell>
          <table:table-cell office:value-type="string">
            <text:p>KUK-381</text:p>
          </table:table-cell>
          <table:table-cell office:value-type="string">
            <text:p>CAMBIO MANGUERA TUBIN, SEGUN INDICACIONES CONDUCTOR.</text:p>
          </table:table-cell>
          <table:table-cell office:value-type="string">
            <text:p>METALMECANICA M &amp; F SAS </text:p>
          </table:table-cell>
          <table:table-cell table:number-columns-repeated="1019"/>
        </table:table-row>
        <table:table-row table:style-name="ro5">
          <table:table-cell table:style-name="ce3" office:value-type="date" office:date-value="2014-11-27">
            <text:p>27/11/14</text:p>
          </table:table-cell>
          <table:table-cell office:value-type="string">
            <text:p>AAM-175-2014-L.B</text:p>
          </table:table-cell>
          <table:table-cell office:value-type="string">
            <text:p>DDA-221</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3">
          <table:table-cell table:style-name="ce3" office:value-type="date" office:date-value="2014-11-27">
            <text:p>27/11/14</text:p>
          </table:table-cell>
          <table:table-cell office:value-type="string">
            <text:p>AAM-188-2014-T6</text:p>
          </table:table-cell>
          <table:table-cell office:value-type="string">
            <text:p>SQW-886</text:p>
          </table:table-cell>
          <table:table-cell office:value-type="string">
            <text:p>REVISION LUCES STOP (NO PRENDEN AL ACCIONAR EL FRENO).</text:p>
          </table:table-cell>
          <table:table-cell office:value-type="string">
            <text:p>FRENO PARTES</text:p>
          </table:table-cell>
          <table:table-cell office:value-type="string">
            <text:p>C380</text:p>
          </table:table-cell>
          <table:table-cell table:number-columns-repeated="1018"/>
        </table:table-row>
        <table:table-row table:style-name="ro3">
          <table:table-cell table:style-name="ce3" office:value-type="date" office:date-value="2014-11-28">
            <text:p>28/11/14</text:p>
          </table:table-cell>
          <table:table-cell office:value-type="string">
            <text:p>MTTO-890-2014</text:p>
          </table:table-cell>
          <table:table-cell office:value-type="string">
            <text:p>USE-822</text:p>
          </table:table-cell>
          <table:table-cell office:value-type="string">
            <text:p>REVISION VIDRIO PUERTA IZQUIERDA </text:p>
          </table:table-cell>
          <table:table-cell office:value-type="string">
            <text:p>VIDRIOS Y ACCESORIOS </text:p>
          </table:table-cell>
          <table:table-cell table:number-columns-repeated="1019"/>
        </table:table-row>
        <table:table-row table:style-name="ro3">
          <table:table-cell table:style-name="ce3" office:value-type="date" office:date-value="2014-11-28">
            <text:p>28/11/14</text:p>
          </table:table-cell>
          <table:table-cell office:value-type="string">
            <text:p>AAM-16-2014-REL</text:p>
          </table:table-cell>
          <table:table-cell office:value-type="string">
            <text:p>CJJ-580</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4-11-28">
            <text:p>28/11/14</text:p>
          </table:table-cell>
          <table:table-cell office:value-type="string">
            <text:p>AAM-234-2014-T4</text:p>
          </table:table-cell>
          <table:table-cell office:value-type="string">
            <text:p>SPK-951</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4-11-28">
            <text:p>28/11/14</text:p>
          </table:table-cell>
          <table:table-cell office:value-type="string">
            <text:p>AAM-189-2014-T6</text:p>
          </table:table-cell>
          <table:table-cell office:value-type="string">
            <text:p>HGR-969</text:p>
          </table:table-cell>
          <table:table-cell office:value-type="string">
            <text:p>REVISION LUZ EXPLORADORA TRASERA IZQUIERDA POR GARANTIA.</text:p>
          </table:table-cell>
          <table:table-cell office:value-type="string">
            <text:p>AXIAL</text:p>
          </table:table-cell>
          <table:table-cell table:number-columns-repeated="1019"/>
        </table:table-row>
        <table:table-row table:style-name="ro6">
          <table:table-cell table:style-name="ce3" office:value-type="date" office:date-value="2014-11-28">
            <text:p>28/11/14</text:p>
          </table:table-cell>
          <table:table-cell office:value-type="string">
            <text:p>AAM-199-2014-T2</text:p>
          </table:table-cell>
          <table:table-cell office:value-type="string">
            <text:p>SPK-180</text:p>
          </table:table-cell>
          <table:table-cell office:value-type="string">
            <text:p>REVISION GENERAL DE BANDAS.</text:p>
          </table:table-cell>
          <table:table-cell office:value-type="string">
            <text:p>FRENO PARTES</text:p>
          </table:table-cell>
          <table:table-cell office:value-type="string">
            <text:p>C379</text:p>
          </table:table-cell>
          <table:table-cell table:number-columns-repeated="1018"/>
        </table:table-row>
        <table:table-row table:style-name="ro3">
          <table:table-cell table:style-name="ce3" office:value-type="date" office:date-value="2014-11-28">
            <text:p>28/11/14</text:p>
          </table:table-cell>
          <table:table-cell office:value-type="string">
            <text:p>AAM-190-2014-T6</text:p>
          </table:table-cell>
          <table:table-cell office:value-type="string">
            <text:p>SQW-886</text:p>
          </table:table-cell>
          <table:table-cell office:value-type="string">
            <text:p>CONSTRUIR BASE SOPORTE PARA LLANTA DE REPUESTO.</text:p>
          </table:table-cell>
          <table:table-cell office:value-type="string">
            <text:p>HERMAR</text:p>
          </table:table-cell>
          <table:table-cell office:value-type="string">
            <text:p>I.C.T-1068</text:p>
          </table:table-cell>
          <table:table-cell table:number-columns-repeated="1018"/>
        </table:table-row>
        <table:table-row table:style-name="ro3">
          <table:table-cell table:style-name="ce3" office:value-type="date" office:date-value="2014-11-28">
            <text:p>28/11/14</text:p>
          </table:table-cell>
          <table:table-cell office:value-type="string">
            <text:p>MTTO-892-2014</text:p>
          </table:table-cell>
          <table:table-cell office:value-type="string">
            <text:p>COMPRESOR FABRIL No. 6</text:p>
          </table:table-cell>
          <table:table-cell office:value-type="string">
            <text:p>REVISION PRESOSTATO</text:p>
          </table:table-cell>
          <table:table-cell office:value-type="string">
            <text:p>COMPRESORES FABRILES</text:p>
          </table:table-cell>
          <table:table-cell office:value-type="float" office:value="2512">
            <text:p>2512</text:p>
          </table:table-cell>
          <table:table-cell table:number-columns-repeated="1018"/>
        </table:table-row>
        <table:table-row table:style-name="ro4">
          <table:table-cell table:style-name="ce3" office:value-type="date" office:date-value="2014-11-28">
            <text:p>28/11/14</text:p>
          </table:table-cell>
          <table:table-cell office:value-type="string">
            <text:p>AAM-18-2014-REL</text:p>
          </table:table-cell>
          <table:table-cell office:value-type="string">
            <text:p>USE-393</text:p>
          </table:table-cell>
          <table:table-cell office:value-type="string">
            <text:p>ADECUAR LUCES STOP, INSTALACION MANIJA ELEVAVIDRIO PUERTA IZQUIERDA Y CAMBIO FUELLE PALANCA DE CAMBIOS </text:p>
          </table:table-cell>
          <table:table-cell office:value-type="string">
            <text:p>FRENO PARTES</text:p>
          </table:table-cell>
          <table:table-cell table:number-columns-repeated="1019"/>
        </table:table-row>
        <table:table-row table:style-name="ro3">
          <table:table-cell table:style-name="ce3" office:value-type="date" office:date-value="2014-11-28">
            <text:p>28/11/14</text:p>
          </table:table-cell>
          <table:table-cell office:value-type="string">
            <text:p>AAM-236-2014-T4</text:p>
          </table:table-cell>
          <table:table-cell office:value-type="string">
            <text:p>DDC-552</text:p>
          </table:table-cell>
          <table:table-cell office:value-type="string">
            <text:p>REVISION EMBRAGUE POR GARANTIA.</text:p>
          </table:table-cell>
          <table:table-cell office:value-type="string">
            <text:p>NACIONAL DE EMBRAGUES S.A.S</text:p>
          </table:table-cell>
          <table:table-cell office:value-type="float" office:value="1451">
            <text:p>1451</text:p>
          </table:table-cell>
          <table:table-cell table:number-columns-repeated="1018"/>
        </table:table-row>
        <table:table-row table:style-name="ro3">
          <table:table-cell table:style-name="ce3" office:value-type="date" office:date-value="2014-11-29">
            <text:p>29/11/14</text:p>
          </table:table-cell>
          <table:table-cell office:value-type="string">
            <text:p>AAM-128-2014-T7</text:p>
          </table:table-cell>
          <table:table-cell office:value-type="string">
            <text:p>WEP-810</text:p>
          </table:table-cell>
          <table:table-cell office:value-type="string">
            <text:p>ALINEACION DIRECCION Y BALANCEO RUEDAS DELANTERAS.</text:p>
          </table:table-cell>
          <table:table-cell office:value-type="string">
            <text:p>LLANTAS LA ESTACION</text:p>
          </table:table-cell>
          <table:table-cell table:number-columns-repeated="1019"/>
        </table:table-row>
        <table:table-row table:style-name="ro4">
          <table:table-cell table:style-name="ce3" office:value-type="date" office:date-value="2014-12-01">
            <text:p>01/12/14</text:p>
          </table:table-cell>
          <table:table-cell office:value-type="string">
            <text:p>MTTO-894-2014</text:p>
          </table:table-cell>
          <table:table-cell office:value-type="string">
            <text:p>PLANTA ELECTRICA FG WILSON No. 2</text:p>
          </table:table-cell>
          <table:table-cell office:value-type="string">
            <text:p>CORREGIR FUGA DE ACEITE POR TAPA DONDE VA EL FILTRO DE ACEITE Y VERIFICAR AJUSTE DE LA BAYONETA.</text:p>
          </table:table-cell>
          <table:table-cell office:value-type="string">
            <text:p>AGRODIESEL DEL PACIFICO</text:p>
          </table:table-cell>
          <table:table-cell table:number-columns-repeated="1019"/>
        </table:table-row>
        <table:table-row table:style-name="ro6">
          <table:table-cell table:style-name="ce3" office:value-type="date" office:date-value="2014-12-01">
            <text:p>01/12/14</text:p>
          </table:table-cell>
          <table:table-cell office:value-type="string">
            <text:p>AAM-237-2014-T4</text:p>
          </table:table-cell>
          <table:table-cell office:value-type="string">
            <text:p>SPK-951</text:p>
          </table:table-cell>
          <table:table-cell office:value-type="string">
            <text:p>REVISION GATO PRINCIPAL DE PLANCHON.</text:p>
          </table:table-cell>
          <table:table-cell office:value-type="string">
            <text:p>REHIMAC </text:p>
          </table:table-cell>
          <table:table-cell office:value-type="string">
            <text:p>001-CV-001924</text:p>
          </table:table-cell>
          <table:table-cell table:number-columns-repeated="1018"/>
        </table:table-row>
        <table:table-row table:style-name="ro3">
          <table:table-cell table:style-name="ce3" office:value-type="date" office:date-value="2014-12-01">
            <text:p>01/12/14</text:p>
          </table:table-cell>
          <table:table-cell office:value-type="string">
            <text:p>MTTO-896-2014</text:p>
          </table:table-cell>
          <table:table-cell office:value-type="string">
            <text:p>BOMBA DE ALTA <text:s/>HIDRO No. 2</text:p>
          </table:table-cell>
          <table:table-cell office:value-type="string">
            <text:p>PERDIDA DE PRESION DE LA BOMBA DE ALTA Y CORREGIR FUGA DE AGUA.</text:p>
          </table:table-cell>
          <table:table-cell office:value-type="string">
            <text:p>REHIMAC </text:p>
          </table:table-cell>
          <table:table-cell office:value-type="string">
            <text:p>001-CV-001925</text:p>
          </table:table-cell>
          <table:table-cell table:number-columns-repeated="1018"/>
        </table:table-row>
        <table:table-row table:style-name="ro3">
          <table:table-cell table:style-name="ce3" office:value-type="date" office:date-value="2014-12-01">
            <text:p>01/12/14</text:p>
          </table:table-cell>
          <table:table-cell office:value-type="string">
            <text:p>AAM-165-2014-T5</text:p>
          </table:table-cell>
          <table:table-cell office:value-type="string">
            <text:p>KEX-250</text:p>
          </table:table-cell>
          <table:table-cell office:value-type="string">
            <text:p>ESCANEAR VEHICULO.</text:p>
          </table:table-cell>
          <table:table-cell office:value-type="string">
            <text:p>TALLERES AUTORIZADOS S.A.</text:p>
          </table:table-cell>
          <table:table-cell table:number-columns-repeated="1019"/>
        </table:table-row>
        <table:table-row table:style-name="ro3">
          <table:table-cell table:style-name="ce3" office:value-type="date" office:date-value="2014-12-01">
            <text:p>01/12/14</text:p>
          </table:table-cell>
          <table:table-cell office:value-type="string">
            <text:p>AAM-19-2014-REL</text:p>
          </table:table-cell>
          <table:table-cell office:value-type="string">
            <text:p>USE-392 </text:p>
          </table:table-cell>
          <table:table-cell office:value-type="string">
            <text:p>REPARACION COMPRESOR.</text:p>
          </table:table-cell>
          <table:table-cell office:value-type="string">
            <text:p>FRENO PARTES</text:p>
          </table:table-cell>
          <table:table-cell office:value-type="string">
            <text:p>C377</text:p>
          </table:table-cell>
          <table:table-cell table:number-columns-repeated="1018"/>
        </table:table-row>
        <table:table-row table:style-name="ro4">
          <table:table-cell table:style-name="ce3" office:value-type="date" office:date-value="2014-12-01">
            <text:p>01/12/14</text:p>
          </table:table-cell>
          <table:table-cell office:value-type="string">
            <text:p>AAM-20-2014-REL</text:p>
          </table:table-cell>
          <table:table-cell office:value-type="string">
            <text:p>USE-393</text:p>
          </table:table-cell>
          <table:table-cell office:value-type="string">
            <text:p>ADAPTAR BASE LUCES STOP TRASERAS CON CAMBIO DE LAMPARAS. (NOTA: SE SUMINISTRA UNA DE LAS DOS LAMPARAS).</text:p>
          </table:table-cell>
          <table:table-cell office:value-type="string">
            <text:p>FRENO PARTES</text:p>
          </table:table-cell>
          <table:table-cell office:value-type="string">
            <text:p>C376</text:p>
          </table:table-cell>
          <table:table-cell table:number-columns-repeated="1018"/>
        </table:table-row>
        <table:table-row table:style-name="ro3">
          <table:table-cell table:style-name="ce3" office:value-type="date" office:date-value="2014-12-01">
            <text:p>01/12/14</text:p>
          </table:table-cell>
          <table:table-cell office:value-type="string">
            <text:p>MP-898-2014</text:p>
          </table:table-cell>
          <table:table-cell office:value-type="string">
            <text:p>DDA-282</text:p>
          </table:table-cell>
          <table:table-cell office:value-type="string">
            <text:p>REVISION CAMBIOS EN TERCERA Y CUARTA.</text:p>
          </table:table-cell>
          <table:table-cell office:value-type="string">
            <text:p>NACIONAL DE EMBRAGUES S.A.S</text:p>
          </table:table-cell>
          <table:table-cell table:number-columns-repeated="1019"/>
        </table:table-row>
        <table:table-row table:style-name="ro3">
          <table:table-cell table:style-name="ce3" office:value-type="date" office:date-value="2014-12-02">
            <text:p>02/12/14</text:p>
          </table:table-cell>
          <table:table-cell office:value-type="string">
            <text:p>MTTO-900-2014</text:p>
          </table:table-cell>
          <table:table-cell office:value-type="string">
            <text:p>KUK-380</text:p>
          </table:table-cell>
          <table:table-cell office:value-type="string">
            <text:p>ALINEACION DIRECCION Y ROTACION DE LLANTAS DE ADELANTE HACIA ATRAS.</text:p>
          </table:table-cell>
          <table:table-cell office:value-type="string">
            <text:p>LLANTAS LA ESTACION</text:p>
          </table:table-cell>
          <table:table-cell office:value-type="float" office:value="387">
            <text:p>387</text:p>
          </table:table-cell>
          <table:table-cell table:number-columns-repeated="1018"/>
        </table:table-row>
        <table:table-row table:style-name="ro6">
          <table:table-cell table:style-name="ce3" office:value-type="date" office:date-value="2014-12-02">
            <text:p>02/12/14</text:p>
          </table:table-cell>
          <table:table-cell office:value-type="string">
            <text:p>MTTO-901-2014</text:p>
          </table:table-cell>
          <table:table-cell office:value-type="string">
            <text:p>KUK-381</text:p>
          </table:table-cell>
          <table:table-cell office:value-type="string">
            <text:p>CONDONAR GATOS DEL YUGO.</text:p>
          </table:table-cell>
          <table:table-cell office:value-type="string">
            <text:p>HERMAR</text:p>
          </table:table-cell>
          <table:table-cell office:value-type="string">
            <text:p>I.C.T-1085</text:p>
          </table:table-cell>
          <table:table-cell table:number-columns-repeated="1018"/>
        </table:table-row>
        <table:table-row table:style-name="ro6">
          <table:table-cell table:style-name="ce3" office:value-type="date" office:date-value="2014-12-02">
            <text:p>02/12/14</text:p>
          </table:table-cell>
          <table:table-cell office:value-type="string">
            <text:p>AAM-192-2014-T6</text:p>
          </table:table-cell>
          <table:table-cell office:value-type="string">
            <text:p>SQW-886</text:p>
          </table:table-cell>
          <table:table-cell office:value-type="string">
            <text:p>ALINEACION DIRECCION Y ROTACION LLANTAS.</text:p>
          </table:table-cell>
          <table:table-cell office:value-type="string">
            <text:p>LLANTAS LA ESTACION</text:p>
          </table:table-cell>
          <table:table-cell office:value-type="float" office:value="386">
            <text:p>386</text:p>
          </table:table-cell>
          <table:table-cell table:number-columns-repeated="1018"/>
        </table:table-row>
        <table:table-row table:style-name="ro3">
          <table:table-cell table:style-name="ce3" office:value-type="date" office:date-value="2014-12-03">
            <text:p>03/12/14</text:p>
          </table:table-cell>
          <table:table-cell office:value-type="string">
            <text:p>AAM-239-2014-T4</text:p>
          </table:table-cell>
          <table:table-cell office:value-type="string">
            <text:p>KEX-384</text:p>
          </table:table-cell>
          <table:table-cell office:value-type="string">
            <text:p>REVISION AIRE ACONDICIONADO POR GARANTIA (NO ENFRIA).</text:p>
          </table:table-cell>
          <table:table-cell office:value-type="string">
            <text:p>ALISTAMIENTOS OCAMPO</text:p>
          </table:table-cell>
          <table:table-cell table:number-columns-repeated="1019"/>
        </table:table-row>
        <table:table-row table:style-name="ro3">
          <table:table-cell table:style-name="ce3" office:value-type="date" office:date-value="2014-12-03">
            <text:p>03/12/14</text:p>
          </table:table-cell>
          <table:table-cell office:value-type="string">
            <text:p>MTTO-905-2014</text:p>
          </table:table-cell>
          <table:table-cell office:value-type="string">
            <text:p>DDA-206</text:p>
          </table:table-cell>
          <table:table-cell office:value-type="string">
            <text:p>REPARACION POR SINIESTRO DE PARTES AFECTADAS DE LAMINA Y PINTURA.</text:p>
          </table:table-cell>
          <table:table-cell office:value-type="string">
            <text:p>AUTOPACIFICO</text:p>
          </table:table-cell>
          <table:table-cell table:number-columns-repeated="1019"/>
        </table:table-row>
        <table:table-row table:style-name="ro6">
          <table:table-cell table:style-name="ce3" office:value-type="date" office:date-value="2014-12-04">
            <text:p>04/12/14</text:p>
          </table:table-cell>
          <table:table-cell office:value-type="string">
            <text:p>AAM-82-2014-IF</text:p>
          </table:table-cell>
          <table:table-cell office:value-type="string">
            <text:p>DDB-885</text:p>
          </table:table-cell>
          <table:table-cell office:value-type="string">
            <text:p>CAMBIO CAUCHOS TREN DELANTERO.</text:p>
          </table:table-cell>
          <table:table-cell office:value-type="string">
            <text:p>FRENO PARTES</text:p>
          </table:table-cell>
          <table:table-cell office:value-type="float" office:value="136">
            <text:p>136</text:p>
          </table:table-cell>
          <table:table-cell table:number-columns-repeated="1018"/>
        </table:table-row>
        <table:table-row table:style-name="ro6">
          <table:table-cell table:style-name="ce3" office:value-type="date" office:date-value="2014-12-05">
            <text:p>05/12/14</text:p>
          </table:table-cell>
          <table:table-cell office:value-type="string">
            <text:p>AAM-241-2014-T4</text:p>
          </table:table-cell>
          <table:table-cell office:value-type="string">
            <text:p>SPK-951</text:p>
          </table:table-cell>
          <table:table-cell office:value-type="string">
            <text:p>MANTENIMIENTO ARRANQUE.</text:p>
          </table:table-cell>
          <table:table-cell office:value-type="string">
            <text:p>AUTOPACIFICO</text:p>
          </table:table-cell>
          <table:table-cell office:value-type="string">
            <text:p>OT 356023</text:p>
          </table:table-cell>
          <table:table-cell table:number-columns-repeated="1018"/>
        </table:table-row>
        <table:table-row table:style-name="ro3">
          <table:table-cell table:style-name="ce3" office:value-type="date" office:date-value="2014-12-05">
            <text:p>05/12/14</text:p>
          </table:table-cell>
          <table:table-cell office:value-type="string">
            <text:p>MTTO-911-2014</text:p>
          </table:table-cell>
          <table:table-cell office:value-type="string">
            <text:p>SMI-194</text:p>
          </table:table-cell>
          <table:table-cell office:value-type="string">
            <text:p>RECTIFICAR TORNILLO Y TUERCA SEGUN MUESTRA.</text:p>
          </table:table-cell>
          <table:table-cell office:value-type="string">
            <text:p>HERMAR</text:p>
          </table:table-cell>
          <table:table-cell office:value-type="string">
            <text:p>I.C.T-1086</text:p>
          </table:table-cell>
          <table:table-cell table:number-columns-repeated="1018"/>
        </table:table-row>
        <table:table-row table:style-name="ro4">
          <table:table-cell table:style-name="ce3" office:value-type="date" office:date-value="2014-12-05">
            <text:p>05/12/14</text:p>
          </table:table-cell>
          <table:table-cell office:value-type="string">
            <text:p>AAM-61-2014-GP</text:p>
          </table:table-cell>
          <table:table-cell office:value-type="string">
            <text:p>DDB-891</text:p>
          </table:table-cell>
          <table:table-cell office:value-type="string">
            <text:p>CAMBIO CAUCHOS AMORTIGUADORES, CAMBIO CAUCHO SOPORTE CARDAN, CAMBIO DE BANDAS FRENOS TRASEROS Y DIRECCIONAR EXOSTO</text:p>
          </table:table-cell>
          <table:table-cell office:value-type="string">
            <text:p>FRENO PARTES</text:p>
          </table:table-cell>
          <table:table-cell office:value-type="float" office:value="135">
            <text:p>135</text:p>
          </table:table-cell>
          <table:table-cell table:number-columns-repeated="1018"/>
        </table:table-row>
        <table:table-row table:style-name="ro8">
          <table:table-cell table:style-name="ce3" office:value-type="date" office:date-value="2014-12-06">
            <text:p>06/12/14</text:p>
          </table:table-cell>
          <table:table-cell office:value-type="string">
            <text:p>MTTO-912-2014</text:p>
          </table:table-cell>
          <table:table-cell office:value-type="string">
            <text:p>USE-825</text:p>
          </table:table-cell>
          <table:table-cell office:value-type="string">
            <text:p>INSTALACION Y MONTAJE DE 2 LLANTAS DELANTERAS NUEVAS 12R 22,5 MARCA MICHELIN (INCLUYE MARCACION), SEGUN ORDEN DE COMPRA 3363 Y 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4-12-06">
            <text:p>06/12/14</text:p>
          </table:table-cell>
          <table:table-cell office:value-type="string">
            <text:p>MTTO-913-2014</text:p>
          </table:table-cell>
          <table:table-cell office:value-type="string">
            <text:p>USE-822</text:p>
          </table:table-cell>
          <table:table-cell office:value-type="string">
            <text:p>REVISION VIDRIO PUERTA IZQUIERDA.</text:p>
          </table:table-cell>
          <table:table-cell office:value-type="string">
            <text:p>KENWORTH DE LA MONTAÑA</text:p>
          </table:table-cell>
          <table:table-cell table:number-columns-repeated="1019"/>
        </table:table-row>
        <table:table-row table:style-name="ro3">
          <table:table-cell table:style-name="ce3" office:value-type="date" office:date-value="2014-12-06">
            <text:p>06/12/14</text:p>
          </table:table-cell>
          <table:table-cell office:value-type="string">
            <text:p>AAM-242-2014-T4</text:p>
          </table:table-cell>
          <table:table-cell office:value-type="string">
            <text:p>KEX-384</text:p>
          </table:table-cell>
          <table:table-cell office:value-type="string">
            <text:p>REPARACION LLANTA TRASERA IZQUIERDA Y BALANCEO.</text:p>
          </table:table-cell>
          <table:table-cell office:value-type="string">
            <text:p>LLANTAS LA ESTACION</text:p>
          </table:table-cell>
          <table:table-cell table:number-columns-repeated="1019"/>
        </table:table-row>
        <table:table-row table:style-name="ro3">
          <table:table-cell table:style-name="ce3" office:value-type="date" office:date-value="2014-12-09">
            <text:p>09/12/14</text:p>
          </table:table-cell>
          <table:table-cell office:value-type="string">
            <text:p>AAM-243-2014-T4</text:p>
          </table:table-cell>
          <table:table-cell office:value-type="string">
            <text:p>KEX-384</text:p>
          </table:table-cell>
          <table:table-cell office:value-type="string">
            <text:p>ESCANEAR VEHICULO (SE APAGO).</text:p>
          </table:table-cell>
          <table:table-cell office:value-type="string">
            <text:p>TALLERES AUTORIZADOS S.A.</text:p>
          </table:table-cell>
          <table:table-cell table:number-columns-repeated="1019"/>
        </table:table-row>
        <table:table-row table:style-name="ro3">
          <table:table-cell table:style-name="ce3" office:value-type="date" office:date-value="2014-12-09">
            <text:p>09/12/14</text:p>
          </table:table-cell>
          <table:table-cell office:value-type="string">
            <text:p>MTTO-918-2014</text:p>
          </table:table-cell>
          <table:table-cell office:value-type="string">
            <text:p>BOMBA DE ALTA <text:s/>HIDRO No. 2</text:p>
          </table:table-cell>
          <table:table-cell office:value-type="string">
            <text:p>REPARACION PISTOLA LANZA AGUA.</text:p>
          </table:table-cell>
          <table:table-cell office:value-type="string">
            <text:p>REHIMAC </text:p>
          </table:table-cell>
          <table:table-cell office:value-type="string">
            <text:p>001-CV-001937</text:p>
          </table:table-cell>
          <table:table-cell table:number-columns-repeated="1018"/>
        </table:table-row>
        <table:table-row table:style-name="ro6">
          <table:table-cell table:style-name="ce3" office:value-type="date" office:date-value="2014-12-09">
            <text:p>09/12/14</text:p>
          </table:table-cell>
          <table:table-cell office:value-type="string">
            <text:p>AAM-171-2014-T5</text:p>
          </table:table-cell>
          <table:table-cell office:value-type="string">
            <text:p>KEW-953</text:p>
          </table:table-cell>
          <table:table-cell office:value-type="string">
            <text:p>REVISION LLANTA TRASERA DERECHA.</text:p>
          </table:table-cell>
          <table:table-cell office:value-type="string">
            <text:p>LLANTAS LA ESTACION</text:p>
          </table:table-cell>
          <table:table-cell table:number-columns-repeated="1019"/>
        </table:table-row>
        <table:table-row table:style-name="ro6">
          <table:table-cell table:style-name="ce3" office:value-type="date" office:date-value="2014-12-09">
            <text:p>09/12/14</text:p>
          </table:table-cell>
          <table:table-cell office:value-type="string">
            <text:p>AAM-172-2014-T5</text:p>
          </table:table-cell>
          <table:table-cell office:value-type="string">
            <text:p>KEW-953</text:p>
          </table:table-cell>
          <table:table-cell office:value-type="string">
            <text:p>REVISION INVERSOR.</text:p>
          </table:table-cell>
          <table:table-cell office:value-type="string">
            <text:p>AXIAL</text:p>
          </table:table-cell>
          <table:table-cell table:number-columns-repeated="1019"/>
        </table:table-row>
        <table:table-row table:style-name="ro6">
          <table:table-cell table:style-name="ce3" office:value-type="date" office:date-value="2014-12-10">
            <text:p>10/12/14</text:p>
          </table:table-cell>
          <table:table-cell office:value-type="string">
            <text:p>AAM-194-2014-T6</text:p>
          </table:table-cell>
          <table:table-cell office:value-type="string">
            <text:p>SQW-850</text:p>
          </table:table-cell>
          <table:table-cell office:value-type="string">
            <text:p>INSTALAR SOPORTE PORTALLANTA.</text:p>
          </table:table-cell>
          <table:table-cell office:value-type="string">
            <text:p>HERMAR</text:p>
          </table:table-cell>
          <table:table-cell office:value-type="float" office:value="1150">
            <text:p>1150</text:p>
          </table:table-cell>
          <table:table-cell table:number-columns-repeated="1018"/>
        </table:table-row>
        <table:table-row table:style-name="ro3">
          <table:table-cell table:style-name="ce3" office:value-type="date" office:date-value="2014-12-10">
            <text:p>10/12/14</text:p>
          </table:table-cell>
          <table:table-cell office:value-type="string">
            <text:p>MTTO-919-2014</text:p>
          </table:table-cell>
          <table:table-cell office:value-type="string">
            <text:p>DDA-165</text:p>
          </table:table-cell>
          <table:table-cell office:value-type="string">
            <text:p>DESPINCHAR LLANTA DELANTERA DERECHA.</text:p>
          </table:table-cell>
          <table:table-cell office:value-type="string">
            <text:p>COEXITO-OSCAR GARCIA </text:p>
          </table:table-cell>
          <table:table-cell table:number-columns-repeated="1019"/>
        </table:table-row>
        <table:table-row table:style-name="ro3">
          <table:table-cell table:style-name="ce3" office:value-type="date" office:date-value="2014-12-10">
            <text:p>10/12/14</text:p>
          </table:table-cell>
          <table:table-cell office:value-type="string">
            <text:p>MTTO-920-2014</text:p>
          </table:table-cell>
          <table:table-cell office:value-type="string">
            <text:p>DDA-208</text:p>
          </table:table-cell>
          <table:table-cell office:value-type="string">
            <text:p>DESPINCHAR LLANTA DE REPUESTO.</text:p>
          </table:table-cell>
          <table:table-cell office:value-type="string">
            <text:p>COEXITO-OSCAR GARCIA </text:p>
          </table:table-cell>
          <table:table-cell table:number-columns-repeated="1019"/>
        </table:table-row>
        <table:table-row table:style-name="ro3">
          <table:table-cell table:style-name="ce3" office:value-type="date" office:date-value="2014-12-10">
            <text:p>10/12/14</text:p>
          </table:table-cell>
          <table:table-cell office:value-type="string">
            <text:p>AAM-22-2014-REL</text:p>
          </table:table-cell>
          <table:table-cell office:value-type="string">
            <text:p>CJJ-580</text:p>
          </table:table-cell>
          <table:table-cell office:value-type="string">
            <text:p>REVISION CREMALLERA PUERTA IZQUIERDA.</text:p>
          </table:table-cell>
          <table:table-cell office:value-type="string">
            <text:p>VIDRIOS Y ACCESORIOS </text:p>
          </table:table-cell>
          <table:table-cell office:value-type="float" office:value="29030">
            <text:p>29030</text:p>
          </table:table-cell>
          <table:table-cell table:number-columns-repeated="1018"/>
        </table:table-row>
        <table:table-row table:style-name="ro4">
          <table:table-cell table:style-name="ce3" office:value-type="date" office:date-value="2014-12-10">
            <text:p>10/12/14</text:p>
          </table:table-cell>
          <table:table-cell office:value-type="string">
            <text:p>AAM-117-2014-T1</text:p>
          </table:table-cell>
          <table:table-cell office:value-type="string">
            <text:p>SPK-307</text:p>
          </table:table-cell>
          <table:table-cell office:value-type="string">
            <text:p>INSTALACION DE 3 LLANTAS DE SEGUNDA SUMINISTRADAS POR ALMACEN DEL CCO, EN TROQUE TRASERO.</text:p>
          </table:table-cell>
          <table:table-cell office:value-type="string">
            <text:p>LLANTAS LA ESTACION</text:p>
          </table:table-cell>
          <table:table-cell table:number-columns-repeated="1019"/>
        </table:table-row>
        <table:table-row table:style-name="ro5">
          <table:table-cell table:style-name="ce3" office:value-type="date" office:date-value="2014-12-10">
            <text:p>10/12/14</text:p>
          </table:table-cell>
          <table:table-cell office:value-type="string">
            <text:p>AAM-63-2014-GP</text:p>
          </table:table-cell>
          <table:table-cell office:value-type="string">
            <text:p>DDB-890</text:p>
          </table:table-cell>
          <table:table-cell office:value-type="string">
            <text:p>REVISION TECNOMECANICA </text:p>
          </table:table-cell>
          <table:table-cell office:value-type="string">
            <text:p>CENTRO DE DIAGNOSTICO AUTOMOTOR DEL VALLE </text:p>
          </table:table-cell>
          <table:table-cell table:number-columns-repeated="1019"/>
        </table:table-row>
        <table:table-row table:style-name="ro3">
          <table:table-cell table:style-name="ce3" office:value-type="date" office:date-value="2014-12-11">
            <text:p>11/12/14</text:p>
          </table:table-cell>
          <table:table-cell office:value-type="string">
            <text:p>MTTO-921-2014</text:p>
          </table:table-cell>
          <table:table-cell office:value-type="string">
            <text:p>KUK-382</text:p>
          </table:table-cell>
          <table:table-cell office:value-type="string">
            <text:p>REVISAR DESVIACION MUELLES TRASEROS.</text:p>
          </table:table-cell>
          <table:table-cell office:value-type="string">
            <text:p>METALMECANICA M &amp; F SAS </text:p>
          </table:table-cell>
          <table:table-cell office:value-type="string">
            <text:p>0 1 2</text:p>
          </table:table-cell>
          <table:table-cell table:number-columns-repeated="1018"/>
        </table:table-row>
        <table:table-row table:style-name="ro3">
          <table:table-cell table:style-name="ce3" office:value-type="date" office:date-value="2014-12-11">
            <text:p>11/12/14</text:p>
          </table:table-cell>
          <table:table-cell office:value-type="string">
            <text:p>AAM-23-2014-REL</text:p>
          </table:table-cell>
          <table:table-cell office:value-type="string">
            <text:p>USE-392 </text:p>
          </table:table-cell>
          <table:table-cell office:value-type="string">
            <text:p>REVISION FRENOS DELANTEROS Y TRASEROS.</text:p>
          </table:table-cell>
          <table:table-cell office:value-type="string">
            <text:p>FRENO PARTES</text:p>
          </table:table-cell>
          <table:table-cell office:value-type="string">
            <text:p>C376</text:p>
          </table:table-cell>
          <table:table-cell table:number-columns-repeated="1018"/>
        </table:table-row>
        <table:table-row table:style-name="ro3">
          <table:table-cell table:style-name="ce3" office:value-type="date" office:date-value="2014-12-11">
            <text:p>11/12/14</text:p>
          </table:table-cell>
          <table:table-cell office:value-type="string">
            <text:p>AAM-24-2014-REL</text:p>
          </table:table-cell>
          <table:table-cell office:value-type="string">
            <text:p>USE-392 </text:p>
          </table:table-cell>
          <table:table-cell office:value-type="string">
            <text:p>REVISAR SISTEMA DE CARGA </text:p>
          </table:table-cell>
          <table:table-cell office:value-type="string">
            <text:p>COEXITO-OSCAR GARCIA </text:p>
          </table:table-cell>
          <table:table-cell office:value-type="float" office:value="2098859">
            <text:p>2098859</text:p>
          </table:table-cell>
          <table:table-cell table:number-columns-repeated="1018"/>
        </table:table-row>
        <table:table-row table:style-name="ro3">
          <table:table-cell table:style-name="ce3" office:value-type="date" office:date-value="2014-12-11">
            <text:p>11/12/14</text:p>
          </table:table-cell>
          <table:table-cell office:value-type="string">
            <text:p>AAM-131-2014-T7</text:p>
          </table:table-cell>
          <table:table-cell office:value-type="string">
            <text:p>WEP-811</text:p>
          </table:table-cell>
          <table:table-cell office:value-type="string">
            <text:p>CORREGIR FUGA DE AIRE TANQUE PRINCIPAL.</text:p>
          </table:table-cell>
          <table:table-cell office:value-type="string">
            <text:p>METALMECANICA M &amp; F SAS </text:p>
          </table:table-cell>
          <table:table-cell table:number-columns-repeated="1019"/>
        </table:table-row>
        <table:table-row table:style-name="ro3">
          <table:table-cell table:style-name="ce3" office:value-type="date" office:date-value="2014-12-11">
            <text:p>11/12/14</text:p>
          </table:table-cell>
          <table:table-cell office:value-type="string">
            <text:p>AAM-118-2014-T1</text:p>
          </table:table-cell>
          <table:table-cell office:value-type="string">
            <text:p>KEY-253</text:p>
          </table:table-cell>
          <table:table-cell office:value-type="string">
            <text:p>RUTINA DE LOS 25.000 KMS</text:p>
          </table:table-cell>
          <table:table-cell office:value-type="string">
            <text:p>SERVICIOS Y NEGOCIOS DEL CAUCA</text:p>
          </table:table-cell>
          <table:table-cell table:number-columns-repeated="1019"/>
        </table:table-row>
        <table:table-row table:style-name="ro4">
          <table:table-cell table:style-name="ce3" office:value-type="date" office:date-value="2014-12-11">
            <text:p>11/12/14</text:p>
          </table:table-cell>
          <table:table-cell office:value-type="string">
            <text:p>AAM-192-2014-T3</text:p>
          </table:table-cell>
          <table:table-cell office:value-type="string">
            <text:p>DDB-875 </text:p>
          </table:table-cell>
          <table:table-cell office:value-type="string">
            <text:p>REPARACION LAMINA Y PINTURA EN PUERTA CORREDIZA DEL COSTADO LATERAL IZQUIERDO, SEGUN COTIZACION 12,405.</text:p>
          </table:table-cell>
          <table:table-cell office:value-type="string">
            <text:p>AUTOPACIFICO</text:p>
          </table:table-cell>
          <table:table-cell office:value-type="float" office:value="356796">
            <text:p>356796</text:p>
          </table:table-cell>
          <table:table-cell table:number-columns-repeated="1018"/>
        </table:table-row>
        <table:table-row table:style-name="ro3">
          <table:table-cell table:style-name="ce3" office:value-type="date" office:date-value="2014-12-12">
            <text:p>12/12/14</text:p>
          </table:table-cell>
          <table:table-cell office:value-type="string">
            <text:p>MTTO-925-2014</text:p>
          </table:table-cell>
          <table:table-cell office:value-type="string">
            <text:p>SMI-082</text:p>
          </table:table-cell>
          <table:table-cell office:value-type="string">
            <text:p>AJUSTAR TANQUE DE COMBUSTIBLE POR GARANTIA.</text:p>
          </table:table-cell>
          <table:table-cell office:value-type="string">
            <text:p>HERMAR</text:p>
          </table:table-cell>
          <table:table-cell office:value-type="float" office:value="1134">
            <text:p>1134</text:p>
          </table:table-cell>
          <table:table-cell table:number-columns-repeated="1018"/>
        </table:table-row>
        <table:table-row table:style-name="ro3">
          <table:table-cell table:style-name="ce3" office:value-type="date" office:date-value="2014-12-12">
            <text:p>12/12/14</text:p>
          </table:table-cell>
          <table:table-cell office:value-type="string">
            <text:p>MTTO-926-2014</text:p>
          </table:table-cell>
          <table:table-cell office:value-type="string">
            <text:p>USA-468</text:p>
          </table:table-cell>
          <table:table-cell office:value-type="string">
            <text:p>DESPINCHAR LLANTA TRASERA INTERNA IZQUIERDA.</text:p>
          </table:table-cell>
          <table:table-cell office:value-type="string">
            <text:p>LLANTAS LA ESTACION</text:p>
          </table:table-cell>
          <table:table-cell table:number-columns-repeated="1019"/>
        </table:table-row>
        <table:table-row table:style-name="ro3">
          <table:table-cell table:style-name="ce3" office:value-type="date" office:date-value="2014-12-12">
            <text:p>12/12/14</text:p>
          </table:table-cell>
          <table:table-cell office:value-type="string">
            <text:p>AAM-201-2014-T2</text:p>
          </table:table-cell>
          <table:table-cell office:value-type="string">
            <text:p>SPK-180</text:p>
          </table:table-cell>
          <table:table-cell office:value-type="string">
            <text:p>ROTACION LLANTAS, BALANCEO RUEDAS DELANTERAS Y ALINEACION DIRECCION.</text:p>
          </table:table-cell>
          <table:table-cell office:value-type="string">
            <text:p>LLANTAS LA ESTACION</text:p>
          </table:table-cell>
          <table:table-cell office:value-type="float" office:value="423">
            <text:p>423</text:p>
          </table:table-cell>
          <table:table-cell table:number-columns-repeated="1018"/>
        </table:table-row>
        <table:table-row table:style-name="ro3">
          <table:table-cell table:style-name="ce3" office:value-type="date" office:date-value="2014-12-13">
            <text:p>13/12/14</text:p>
          </table:table-cell>
          <table:table-cell office:value-type="string">
            <text:p>AAM-182-2014-L.B</text:p>
          </table:table-cell>
          <table:table-cell office:value-type="string">
            <text:p>DDA-286</text:p>
          </table:table-cell>
          <table:table-cell office:value-type="string">
            <text:p>ALINEACION DIRECCION, BALANCEO RUEDAS DELANTERAS Y ROTACION LLANTAS.</text:p>
          </table:table-cell>
          <table:table-cell office:value-type="string">
            <text:p>LLANTAS LA ESTACION</text:p>
          </table:table-cell>
          <table:table-cell table:number-columns-repeated="1019"/>
        </table:table-row>
        <table:table-row table:style-name="ro3">
          <table:table-cell table:style-name="ce3" office:value-type="date" office:date-value="2014-12-13">
            <text:p>13/12/14</text:p>
          </table:table-cell>
          <table:table-cell office:value-type="string">
            <text:p>AAM-119-2014-T1</text:p>
          </table:table-cell>
          <table:table-cell office:value-type="string">
            <text:p>DDC-660</text:p>
          </table:table-cell>
          <table:table-cell office:value-type="string">
            <text:p>RUTINA DE LOS 150.000</text:p>
          </table:table-cell>
          <table:table-cell office:value-type="string">
            <text:p>SERVICIOS Y NEGOCIOS DEL CAUCA</text:p>
          </table:table-cell>
          <table:table-cell table:number-columns-repeated="1019"/>
        </table:table-row>
        <table:table-row table:style-name="ro4">
          <table:table-cell table:style-name="ce3" office:value-type="date" office:date-value="2014-12-15">
            <text:p>15/12/14</text:p>
          </table:table-cell>
          <table:table-cell office:value-type="string">
            <text:p>AAM-51-2014-GS</text:p>
          </table:table-cell>
          <table:table-cell office:value-type="string">
            <text:p>CJC-368</text:p>
          </table:table-cell>
          <table:table-cell office:value-type="string">
            <text:p>INSTALACION BOMBA PRESURIZADORA (VERIFICAR POSIBLE FUGA DE AGUA POR GARANTIA).</text:p>
          </table:table-cell>
          <table:table-cell office:value-type="string">
            <text:p>TECNIMARCANT</text:p>
          </table:table-cell>
          <table:table-cell table:number-columns-repeated="1019"/>
        </table:table-row>
        <table:table-row table:style-name="ro4">
          <table:table-cell table:style-name="ce3" office:value-type="date" office:date-value="2014-12-15">
            <text:p>15/12/14</text:p>
          </table:table-cell>
          <table:table-cell office:value-type="string">
            <text:p>AAM-244-2014-T4</text:p>
          </table:table-cell>
          <table:table-cell office:value-type="string">
            <text:p>KEX-384</text:p>
          </table:table-cell>
          <table:table-cell office:value-type="string">
            <text:p>SUMINISTRO E INSTALACION DE 3 LAMPARAS LED REDONDAS, SEGUN COTIZACION No. 15404-14 Y REVISION LUCES EXPLORADORAS</text:p>
          </table:table-cell>
          <table:table-cell office:value-type="string">
            <text:p>AXIAL</text:p>
          </table:table-cell>
          <table:table-cell table:number-columns-repeated="1019"/>
        </table:table-row>
        <table:table-row table:style-name="ro3">
          <table:table-cell table:style-name="ce3" office:value-type="date" office:date-value="2014-12-15">
            <text:p>15/12/14</text:p>
          </table:table-cell>
          <table:table-cell office:value-type="string">
            <text:p>MTTO-930-2014</text:p>
          </table:table-cell>
          <table:table-cell office:value-type="string">
            <text:p>DDA-165</text:p>
          </table:table-cell>
          <table:table-cell office:value-type="string">
            <text:p>ALINEACION DIRECCION, BALANCEO DE RUEDAS DELANTERAS Y ROTACION LLANTAS.</text:p>
          </table:table-cell>
          <table:table-cell office:value-type="string">
            <text:p>LLANTAS LA ESTACION</text:p>
          </table:table-cell>
          <table:table-cell table:number-columns-repeated="1019"/>
        </table:table-row>
        <table:table-row table:style-name="ro6">
          <table:table-cell table:style-name="ce3" office:value-type="date" office:date-value="2014-12-15">
            <text:p>15/12/14</text:p>
          </table:table-cell>
          <table:table-cell office:value-type="string">
            <text:p>AAM-133-2014-T7</text:p>
          </table:table-cell>
          <table:table-cell office:value-type="string">
            <text:p>WCZ-206</text:p>
          </table:table-cell>
          <table:table-cell office:value-type="string">
            <text:p>SOLDAR Y REFORZAR GANCHO EQUIPO</text:p>
          </table:table-cell>
          <table:table-cell office:value-type="string">
            <text:p>HERMAR</text:p>
          </table:table-cell>
          <table:table-cell office:value-type="string">
            <text:p>I.C.T-1111</text:p>
          </table:table-cell>
          <table:table-cell table:number-columns-repeated="1018"/>
        </table:table-row>
        <table:table-row table:style-name="ro4">
          <table:table-cell table:style-name="ce3" office:value-type="date" office:date-value="2014-12-16">
            <text:p>16/12/14</text:p>
          </table:table-cell>
          <table:table-cell office:value-type="string">
            <text:p>MTTO-931-2014</text:p>
          </table:table-cell>
          <table:table-cell office:value-type="string">
            <text:p>RETRO 420E</text:p>
          </table:table-cell>
          <table:table-cell office:value-type="string">
            <text:p>INSTALACION Y MONTAJE DE CUATRO LLANTAS NUEVAS MARCA MICHELIN (INCLUYE MARCACION), SEGUN ORDEN DE COMPRA 3481</text:p>
          </table:table-cell>
          <table:table-cell office:value-type="string">
            <text:p>LLANTAS LA ESTACION</text:p>
          </table:table-cell>
          <table:table-cell table:number-columns-repeated="1019"/>
        </table:table-row>
        <table:table-row table:style-name="ro3">
          <table:table-cell table:style-name="ce3" office:value-type="date" office:date-value="2014-12-16">
            <text:p>16/12/14</text:p>
          </table:table-cell>
          <table:table-cell office:value-type="string">
            <text:p>MTTO-932-2014</text:p>
          </table:table-cell>
          <table:table-cell office:value-type="string">
            <text:p>USE-825</text:p>
          </table:table-cell>
          <table:table-cell office:value-type="string">
            <text:p>CORREGIR FUGA POR CILINDRO PRINCIPAL DEL VOLCO</text:p>
          </table:table-cell>
          <table:table-cell office:value-type="string">
            <text:p>HERMAR</text:p>
          </table:table-cell>
          <table:table-cell office:value-type="string">
            <text:p>0 0 0 5</text:p>
          </table:table-cell>
          <table:table-cell table:number-columns-repeated="1018"/>
        </table:table-row>
        <table:table-row table:style-name="ro5">
          <table:table-cell table:style-name="ce3" office:value-type="date" office:date-value="2014-12-16">
            <text:p>16/12/14</text:p>
          </table:table-cell>
          <table:table-cell office:value-type="string">
            <text:p>MTTO-933-2014</text:p>
          </table:table-cell>
          <table:table-cell office:value-type="string">
            <text:p>USA-339</text:p>
          </table:table-cell>
          <table:table-cell office:value-type="string">
            <text:p>INSTALACION Y MONTAJE DE 6 LLANTAS NUEVAS 7,50R16 MARCA MICHELIN (INCLUYE MARCACION), SEGUN ORDEN DE COMPRA 3363, 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4-12-16">
            <text:p>16/12/14</text:p>
          </table:table-cell>
          <table:table-cell office:value-type="string">
            <text:p>MTTO-935-2014</text:p>
          </table:table-cell>
          <table:table-cell office:value-type="string">
            <text:p>KUK-382</text:p>
          </table:table-cell>
          <table:table-cell office:value-type="string">
            <text:p>ROTACION LLANTAS TRASERAS</text:p>
          </table:table-cell>
          <table:table-cell office:value-type="string">
            <text:p>COEXITO-OSCAR GARCIA </text:p>
          </table:table-cell>
          <table:table-cell table:number-columns-repeated="1019"/>
        </table:table-row>
        <table:table-row table:style-name="ro3">
          <table:table-cell table:style-name="ce3" office:value-type="date" office:date-value="2014-12-17">
            <text:p>17/12/14</text:p>
          </table:table-cell>
          <table:table-cell office:value-type="string">
            <text:p>MTTO-936-2014</text:p>
          </table:table-cell>
          <table:table-cell office:value-type="string">
            <text:p>KUK-382</text:p>
          </table:table-cell>
          <table:table-cell office:value-type="string">
            <text:p>REVISION ALTERNADOR </text:p>
          </table:table-cell>
          <table:table-cell office:value-type="string">
            <text:p>COEXITO-OSCAR GARCIA </text:p>
          </table:table-cell>
          <table:table-cell office:value-type="float" office:value="2099019">
            <text:p>2099019</text:p>
          </table:table-cell>
          <table:table-cell table:number-columns-repeated="1018"/>
        </table:table-row>
        <table:table-row table:style-name="ro6">
          <table:table-cell table:style-name="ce3" office:value-type="date" office:date-value="2014-12-17">
            <text:p>17/12/14</text:p>
          </table:table-cell>
          <table:table-cell office:value-type="string">
            <text:p>AAM-200-2014-T6</text:p>
          </table:table-cell>
          <table:table-cell office:value-type="string">
            <text:p>SQW-886</text:p>
          </table:table-cell>
          <table:table-cell office:value-type="string">
            <text:p>REVISION LUCES STOP POR GARANTIA.</text:p>
          </table:table-cell>
          <table:table-cell office:value-type="string">
            <text:p>FRENO PARTES</text:p>
          </table:table-cell>
          <table:table-cell table:number-columns-repeated="1019"/>
        </table:table-row>
        <table:table-row table:style-name="ro3">
          <table:table-cell table:style-name="ce3" office:value-type="date" office:date-value="2014-12-17">
            <text:p>17/12/14</text:p>
          </table:table-cell>
          <table:table-cell office:value-type="string">
            <text:p>AAM-210-2014-T2</text:p>
          </table:table-cell>
          <table:table-cell office:value-type="string">
            <text:p>KEW-926</text:p>
          </table:table-cell>
          <table:table-cell office:value-type="string">
            <text:p>CAMBIO DE CAUCHOS BALANCINES DE MUELLES TRASEROS.</text:p>
          </table:table-cell>
          <table:table-cell office:value-type="string">
            <text:p>FRENO PARTES</text:p>
          </table:table-cell>
          <table:table-cell table:number-columns-repeated="1019"/>
        </table:table-row>
        <table:table-row table:style-name="ro4">
          <table:table-cell table:style-name="ce3" office:value-type="date" office:date-value="2014-12-17">
            <text:p>17/12/14</text:p>
          </table:table-cell>
          <table:table-cell office:value-type="string">
            <text:p>AAM-246-2014-T4</text:p>
          </table:table-cell>
          <table:table-cell office:value-type="string">
            <text:p>TLO-302</text:p>
          </table:table-cell>
          <table:table-cell office:value-type="string">
            <text:p>REPARACION GATO HIDRAULICO TIPO BOTELLA DE 20 TON, COLOR ROJO, MARCA NICK POR GARANTIA.</text:p>
          </table:table-cell>
          <table:table-cell office:value-type="string">
            <text:p>HERMAR</text:p>
          </table:table-cell>
          <table:table-cell table:number-columns-repeated="1019"/>
        </table:table-row>
        <table:table-row table:style-name="ro4">
          <table:table-cell table:style-name="ce3" office:value-type="date" office:date-value="2014-12-18">
            <text:p>18/12/14</text:p>
          </table:table-cell>
          <table:table-cell office:value-type="string">
            <text:p>MTTO-937-2014</text:p>
          </table:table-cell>
          <table:table-cell office:value-type="string">
            <text:p>236B</text:p>
          </table:table-cell>
          <table:table-cell office:value-type="string">
            <text:p>INSTALACION, MONTAJE Y MARCACION DE 2 LLANTAS NUEVAS MARCA MICHELIN, SEGUN ORDEN DE COMPRA 2854.</text:p>
          </table:table-cell>
          <table:table-cell office:value-type="string">
            <text:p>LLANTAS LA ESTACION</text:p>
          </table:table-cell>
          <table:table-cell table:number-columns-repeated="1019"/>
        </table:table-row>
        <table:table-row table:style-name="ro3">
          <table:table-cell table:style-name="ce3" office:value-type="date" office:date-value="2014-12-18">
            <text:p>18/12/14</text:p>
          </table:table-cell>
          <table:table-cell office:value-type="string">
            <text:p>AAM-183-2014-L.B</text:p>
          </table:table-cell>
          <table:table-cell office:value-type="string">
            <text:p>DDA-221</text:p>
          </table:table-cell>
          <table:table-cell office:value-type="string">
            <text:p>CORREGIR FUGA DE LIQUIDO DE FRENOS MORDAZAS.</text:p>
          </table:table-cell>
          <table:table-cell office:value-type="string">
            <text:p>FRENO PARTES</text:p>
          </table:table-cell>
          <table:table-cell office:value-type="string">
            <text:p>0 2 4 A</text:p>
          </table:table-cell>
          <table:table-cell table:number-columns-repeated="1018"/>
        </table:table-row>
        <table:table-row table:style-name="ro6">
          <table:table-cell table:style-name="ce3" office:value-type="date" office:date-value="2014-12-18">
            <text:p>18/12/14</text:p>
          </table:table-cell>
          <table:table-cell office:value-type="string">
            <text:p>MTTO-938-2014</text:p>
          </table:table-cell>
          <table:table-cell office:value-type="string">
            <text:p>USE-822</text:p>
          </table:table-cell>
          <table:table-cell office:value-type="string">
            <text:p>MANTENIMIENTO ALTERNADOR.</text:p>
          </table:table-cell>
          <table:table-cell office:value-type="string">
            <text:p>RENZO NIETO </text:p>
          </table:table-cell>
          <table:table-cell office:value-type="float" office:value="903">
            <text:p>903</text:p>
          </table:table-cell>
          <table:table-cell table:number-columns-repeated="1018"/>
        </table:table-row>
        <table:table-row table:style-name="ro3">
          <table:table-cell table:style-name="ce3" office:value-type="date" office:date-value="2014-12-18">
            <text:p>18/12/14</text:p>
          </table:table-cell>
          <table:table-cell office:value-type="string">
            <text:p>AAM-212-2014-T2</text:p>
          </table:table-cell>
          <table:table-cell office:value-type="string">
            <text:p>KEW-928</text:p>
          </table:table-cell>
          <table:table-cell office:value-type="string">
            <text:p>CAMBIO CAUCHOS SUSPENSION DELANTERA Y TRASERA.</text:p>
          </table:table-cell>
          <table:table-cell office:value-type="string">
            <text:p>FRENO PARTES</text:p>
          </table:table-cell>
          <table:table-cell table:number-columns-repeated="1019"/>
        </table:table-row>
        <table:table-row table:style-name="ro4">
          <table:table-cell table:style-name="ce3" office:value-type="date" office:date-value="2014-12-18">
            <text:p>18/12/14</text:p>
          </table:table-cell>
          <table:table-cell office:value-type="string">
            <text:p>AAM-136-2014-T7</text:p>
          </table:table-cell>
          <table:table-cell office:value-type="string">
            <text:p>SQI-521</text:p>
          </table:table-cell>
          <table:table-cell office:value-type="string">
            <text:p>CORREGIR FUGA DE AIRE <text:s text:c="3"/></text:p>
          </table:table-cell>
          <table:table-cell office:value-type="string">
            <text:p>FRENO PARTES</text:p>
          </table:table-cell>
          <table:table-cell office:value-type="string">
            <text:p>FACTURA CC1 6324 (17-02-2015)</text:p>
          </table:table-cell>
          <table:table-cell table:number-columns-repeated="1018"/>
        </table:table-row>
        <table:table-row table:style-name="ro3">
          <table:table-cell table:style-name="ce3" office:value-type="date" office:date-value="2014-12-22">
            <text:p>22/12/14</text:p>
          </table:table-cell>
          <table:table-cell office:value-type="string">
            <text:p>AAM-249-2014-T4</text:p>
          </table:table-cell>
          <table:table-cell office:value-type="string">
            <text:p>KEX-384</text:p>
          </table:table-cell>
          <table:table-cell office:value-type="string">
            <text:p>VERIFICAR CALENTAMIENTO </text:p>
          </table:table-cell>
          <table:table-cell office:value-type="string">
            <text:p>TALLERES AUTORIZADOS S.A.</text:p>
          </table:table-cell>
          <table:table-cell office:value-type="float" office:value="31012049">
            <text:p>31012049</text:p>
          </table:table-cell>
          <table:table-cell table:number-columns-repeated="1018"/>
        </table:table-row>
        <table:table-row table:style-name="ro3">
          <table:table-cell table:style-name="ce3" office:value-type="date" office:date-value="2014-12-22">
            <text:p>22/12/14</text:p>
          </table:table-cell>
          <table:table-cell office:value-type="string">
            <text:p>MTTO-942-2014</text:p>
          </table:table-cell>
          <table:table-cell office:value-type="string">
            <text:p>USE-726</text:p>
          </table:table-cell>
          <table:table-cell office:value-type="string">
            <text:p>RECTIFICAR ROSCA BASE DEL FILTRO BYPASS Y COLOCAR TORNILLO NUEVO POR GARANTIA </text:p>
          </table:table-cell>
          <table:table-cell office:value-type="string">
            <text:p>HERMAR</text:p>
          </table:table-cell>
          <table:table-cell office:value-type="string">
            <text:p>I.C.T-0016</text:p>
          </table:table-cell>
          <table:table-cell table:number-columns-repeated="1018"/>
        </table:table-row>
        <table:table-row table:style-name="ro3">
          <table:table-cell table:style-name="ce3" office:value-type="date" office:date-value="2014-12-22">
            <text:p>22/12/14</text:p>
          </table:table-cell>
          <table:table-cell office:value-type="string">
            <text:p>MTTO-941-2014</text:p>
          </table:table-cell>
          <table:table-cell office:value-type="string">
            <text:p>SMI-082</text:p>
          </table:table-cell>
          <table:table-cell office:value-type="string">
            <text:p>REVISAR GRIFO DE DESCARGA DEL TANQUE DE AIRE </text:p>
          </table:table-cell>
          <table:table-cell office:value-type="string">
            <text:p>METALMECANICA M &amp; F SAS </text:p>
          </table:table-cell>
          <table:table-cell table:number-columns-repeated="1019"/>
        </table:table-row>
        <table:table-row table:style-name="ro3">
          <table:table-cell table:style-name="ce3" office:value-type="date" office:date-value="2014-12-23">
            <text:p>23/12/14</text:p>
          </table:table-cell>
          <table:table-cell office:value-type="string">
            <text:p>AAM-214-2014-T2</text:p>
          </table:table-cell>
          <table:table-cell office:value-type="string">
            <text:p>KEW-926</text:p>
          </table:table-cell>
          <table:table-cell office:value-type="string">
            <text:p>REVISION AIRE ACONDICIONADO (DEFICIENTE)</text:p>
          </table:table-cell>
          <table:table-cell office:value-type="string">
            <text:p>ALISTAMIENTOS OCAMPO</text:p>
          </table:table-cell>
          <table:table-cell office:value-type="float" office:value="590">
            <text:p>590</text:p>
          </table:table-cell>
          <table:table-cell table:number-columns-repeated="1018"/>
        </table:table-row>
        <table:table-row table:style-name="ro3">
          <table:table-cell table:style-name="ce3" office:value-type="date" office:date-value="2014-12-26">
            <text:p>26/12/14</text:p>
          </table:table-cell>
          <table:table-cell office:value-type="string">
            <text:p>AAM-253-2014-T4</text:p>
          </table:table-cell>
          <table:table-cell office:value-type="string">
            <text:p>DDC-552</text:p>
          </table:table-cell>
          <table:table-cell office:value-type="string">
            <text:p>REVISION ROTULAS (TREN DELANTERO), NO SE PUDO REALIZAR ALINEACION DE DIRECCION</text:p>
          </table:table-cell>
          <table:table-cell office:value-type="string">
            <text:p>FRENO PARTES</text:p>
          </table:table-cell>
          <table:table-cell table:number-columns-repeated="1019"/>
        </table:table-row>
        <table:table-row table:style-name="ro6">
          <table:table-cell table:style-name="ce3" office:value-type="date" office:date-value="2014-12-26">
            <text:p>26/12/14</text:p>
          </table:table-cell>
          <table:table-cell office:value-type="string">
            <text:p>AAM-199-2014-T3</text:p>
          </table:table-cell>
          <table:table-cell office:value-type="string">
            <text:p>KEY-039</text:p>
          </table:table-cell>
          <table:table-cell office:value-type="string">
            <text:p>CAMBIO BUJES MUELLES TRASEROS </text:p>
          </table:table-cell>
          <table:table-cell office:value-type="string">
            <text:p>FRENO PARTES</text:p>
          </table:table-cell>
          <table:table-cell office:value-type="string">
            <text:p>0 4 3</text:p>
          </table:table-cell>
          <table:table-cell table:number-columns-repeated="1018"/>
        </table:table-row>
        <table:table-row table:style-name="ro6">
          <table:table-cell table:style-name="ce3" office:value-type="date" office:date-value="2014-12-27">
            <text:p>27/12/14</text:p>
          </table:table-cell>
          <table:table-cell office:value-type="string">
            <text:p>AAM-218-2014-T2</text:p>
          </table:table-cell>
          <table:table-cell office:value-type="string">
            <text:p>SPK-180</text:p>
          </table:table-cell>
          <table:table-cell office:value-type="string">
            <text:p>CAMBIO CRUCETAS CARDAN </text:p>
          </table:table-cell>
          <table:table-cell office:value-type="string">
            <text:p>FRENO PARTES</text:p>
          </table:table-cell>
          <table:table-cell office:value-type="string">
            <text:p>0 0 4</text:p>
          </table:table-cell>
          <table:table-cell table:number-columns-repeated="1018"/>
        </table:table-row>
        <table:table-row table:style-name="ro6">
          <table:table-cell table:style-name="ce3" office:value-type="date" office:date-value="2014-12-29">
            <text:p>29/12/14</text:p>
          </table:table-cell>
          <table:table-cell office:value-type="string">
            <text:p>AAM-216-2014-T2</text:p>
          </table:table-cell>
          <table:table-cell office:value-type="string">
            <text:p>SXY-299</text:p>
          </table:table-cell>
          <table:table-cell office:value-type="string">
            <text:p>CORREGIR FUGA DE AIRE POR MANDO</text:p>
          </table:table-cell>
          <table:table-cell office:value-type="string">
            <text:p>HERMAR</text:p>
          </table:table-cell>
          <table:table-cell office:value-type="string">
            <text:p>0 0 1 0</text:p>
          </table:table-cell>
          <table:table-cell table:number-columns-repeated="1018"/>
        </table:table-row>
        <table:table-row table:style-name="ro3">
          <table:table-cell table:style-name="ce3" office:value-type="date" office:date-value="2014-12-29">
            <text:p>29/12/14</text:p>
          </table:table-cell>
          <table:table-cell office:value-type="string">
            <text:p>AAM-185-2014-L.B</text:p>
          </table:table-cell>
          <table:table-cell office:value-type="string">
            <text:p>DDB-883</text:p>
          </table:table-cell>
          <table:table-cell office:value-type="string">
            <text:p>REVISAR SISTEMA DE CARGA </text:p>
          </table:table-cell>
          <table:table-cell office:value-type="string">
            <text:p>COEXITO-OSCAR GARCIA </text:p>
          </table:table-cell>
          <table:table-cell office:value-type="float" office:value="2106521">
            <text:p>2106521</text:p>
          </table:table-cell>
          <table:table-cell table:number-columns-repeated="1018"/>
        </table:table-row>
        <table:table-row table:style-name="ro3">
          <table:table-cell table:style-name="ce3" office:value-type="date" office:date-value="2014-12-29">
            <text:p>29/12/14</text:p>
          </table:table-cell>
          <table:table-cell office:value-type="string">
            <text:p>MTTO-949-2014</text:p>
          </table:table-cell>
          <table:table-cell office:value-type="string">
            <text:p>SMW-560</text:p>
          </table:table-cell>
          <table:table-cell office:value-type="string">
            <text:p>REVISAR SISTEMA DE CARGA POR GARANTIA </text:p>
          </table:table-cell>
          <table:table-cell office:value-type="string">
            <text:p>COEXITO-OSCAR GARCIA </text:p>
          </table:table-cell>
          <table:table-cell office:value-type="float" office:value="2106477">
            <text:p>2106477</text:p>
          </table:table-cell>
          <table:table-cell table:number-columns-repeated="1018"/>
        </table:table-row>
        <table:table-row table:style-name="ro3">
          <table:table-cell table:style-name="ce3" office:value-type="date" office:date-value="2014-12-29">
            <text:p>29/12/14</text:p>
          </table:table-cell>
          <table:table-cell office:value-type="string">
            <text:p>AAM-254-2014-T4</text:p>
          </table:table-cell>
          <table:table-cell office:value-type="string">
            <text:p>SPK-951</text:p>
          </table:table-cell>
          <table:table-cell office:value-type="string">
            <text:p>REVISAR SISTEMA DE CARGA </text:p>
          </table:table-cell>
          <table:table-cell office:value-type="string">
            <text:p>COEXITO-OSCAR GARCIA </text:p>
          </table:table-cell>
          <table:table-cell table:number-columns-repeated="1019"/>
        </table:table-row>
        <table:table-row table:style-name="ro3">
          <table:table-cell table:style-name="ce3" office:value-type="date" office:date-value="2014-12-30">
            <text:p>30/12/14</text:p>
          </table:table-cell>
          <table:table-cell office:value-type="string">
            <text:p>AAM-181-2014-T3</text:p>
          </table:table-cell>
          <table:table-cell office:value-type="string">
            <text:p>HGT-245</text:p>
          </table:table-cell>
          <table:table-cell office:value-type="string">
            <text:p>RUTINA DE LOS 10.000 KMS</text:p>
          </table:table-cell>
          <table:table-cell office:value-type="string">
            <text:p>AUTOFARALLONES RENAULT</text:p>
          </table:table-cell>
          <table:table-cell office:value-type="float" office:value="1080441">
            <text:p>1080441</text:p>
          </table:table-cell>
          <table:table-cell table:number-columns-repeated="1018"/>
        </table:table-row>
        <table:table-row table:style-name="ro3">
          <table:table-cell table:style-name="ce3" office:value-type="date" office:date-value="2014-12-30">
            <text:p>30/12/14</text:p>
          </table:table-cell>
          <table:table-cell office:value-type="string">
            <text:p>AAM-186-2014-L.B</text:p>
          </table:table-cell>
          <table:table-cell office:value-type="string">
            <text:p>WEQ-358</text:p>
          </table:table-cell>
          <table:table-cell office:value-type="string">
            <text:p>RUTINA DE LOS 30.000 KMS </text:p>
          </table:table-cell>
          <table:table-cell office:value-type="string">
            <text:p>AUTOFARALLONES RENAULT</text:p>
          </table:table-cell>
          <table:table-cell office:value-type="float" office:value="1080991">
            <text:p>1080991</text:p>
          </table:table-cell>
          <table:table-cell table:number-columns-repeated="1018"/>
        </table:table-row>
        <table:table-row table:style-name="ro6">
          <table:table-cell table:style-name="ce3" office:value-type="date" office:date-value="2014-12-30">
            <text:p>30/12/14</text:p>
          </table:table-cell>
          <table:table-cell office:value-type="string">
            <text:p>AAM-88-2014-IF</text:p>
          </table:table-cell>
          <table:table-cell office:value-type="string">
            <text:p>DDA-287</text:p>
          </table:table-cell>
          <table:table-cell office:value-type="string">
            <text:p>CORREGIR VIBRACION AL FRENAR</text:p>
          </table:table-cell>
          <table:table-cell office:value-type="string">
            <text:p>LLANTAS LA ESTACION</text:p>
          </table:table-cell>
          <table:table-cell office:value-type="float" office:value="395">
            <text:p>395</text:p>
          </table:table-cell>
          <table:table-cell table:number-columns-repeated="1018"/>
        </table:table-row>
        <table:table-row table:style-name="ro6">
          <table:table-cell table:style-name="ce3" office:value-type="date" office:date-value="2014-12-30">
            <text:p>30/12/14</text:p>
          </table:table-cell>
          <table:table-cell office:value-type="string">
            <text:p>AAM-257-2014-T4</text:p>
          </table:table-cell>
          <table:table-cell office:value-type="string">
            <text:p>TLO-302</text:p>
          </table:table-cell>
          <table:table-cell office:value-type="string">
            <text:p>CORTAR GUAYA CAMABAJA</text:p>
          </table:table-cell>
          <table:table-cell office:value-type="string">
            <text:p>HERMAR</text:p>
          </table:table-cell>
          <table:table-cell office:value-type="string">
            <text:p>0 0 0 6</text:p>
          </table:table-cell>
          <table:table-cell table:number-columns-repeated="1018"/>
        </table:table-row>
        <table:table-row table:style-name="ro6">
          <table:table-cell table:style-name="ce5" office:value-type="string" table:number-columns-spanned="5" table:number-rows-spanned="1">
            <text:p>AÑO 2015</text:p>
          </table:table-cell>
          <table:covered-table-cell table:number-columns-repeated="4"/>
          <table:table-cell table:number-columns-repeated="1019"/>
        </table:table-row>
        <table:table-row table:style-name="ro3">
          <table:table-cell table:style-name="ce6" office:value-type="date" office:date-value="2015-01-02">
            <text:p>02/01/15</text:p>
          </table:table-cell>
          <table:table-cell table:style-name="ce8" office:value-type="string">
            <text:p>AAM-02-2015-T3</text:p>
          </table:table-cell>
          <table:table-cell table:style-name="ce8" office:value-type="string">
            <text:p>DDB-894</text:p>
          </table:table-cell>
          <table:table-cell table:style-name="ce8" office:value-type="string">
            <text:p>CORREGIR RUIDO ANORMAL MOTOR (POSIBLE RECALENTAMIENTO)</text:p>
          </table:table-cell>
          <table:table-cell table:style-name="ce8" office:value-type="string">
            <text:p>AUTOPACIFICO</text:p>
          </table:table-cell>
          <table:table-cell table:number-columns-repeated="1019"/>
        </table:table-row>
        <table:table-row table:style-name="ro3">
          <table:table-cell table:style-name="ce6" office:value-type="date" office:date-value="2015-01-03">
            <text:p>03/01/15</text:p>
          </table:table-cell>
          <table:table-cell table:style-name="ce8" office:value-type="string">
            <text:p>AAM-01-2015-T6</text:p>
          </table:table-cell>
          <table:table-cell table:style-name="ce8" office:value-type="string">
            <text:p>SQW-886</text:p>
          </table:table-cell>
          <table:table-cell table:style-name="ce8" office:value-type="string">
            <text:p>REVISAR SISTEMA DE CARGA </text:p>
          </table:table-cell>
          <table:table-cell table:style-name="ce8" office:value-type="string">
            <text:p>COEXITO-OSCAR GARCIA </text:p>
          </table:table-cell>
          <table:table-cell office:value-type="float" office:value="2106612">
            <text:p>2106612</text:p>
          </table:table-cell>
          <table:table-cell table:number-columns-repeated="1018"/>
        </table:table-row>
        <table:table-row table:style-name="ro3">
          <table:table-cell table:style-name="ce6" office:value-type="date" office:date-value="2015-01-03">
            <text:p>03/01/15</text:p>
          </table:table-cell>
          <table:table-cell table:style-name="ce8" office:value-type="string">
            <text:p>AAM-01-2015-IF</text:p>
          </table:table-cell>
          <table:table-cell table:style-name="ce8" office:value-type="string">
            <text:p>DDB-885</text:p>
          </table:table-cell>
          <table:table-cell table:style-name="ce8" office:value-type="string">
            <text:p>DESPINCHAR LLANTA TRASERA DERECHA <text:s text:c="2"/></text:p>
          </table:table-cell>
          <table:table-cell table:style-name="ce8" office:value-type="string">
            <text:p>COEXITO-OSCAR GARCIA </text:p>
          </table:table-cell>
          <table:table-cell table:number-columns-repeated="1019"/>
        </table:table-row>
        <table:table-row table:style-name="ro3">
          <table:table-cell table:style-name="ce6" office:value-type="date" office:date-value="2015-01-05">
            <text:p>05/01/15</text:p>
          </table:table-cell>
          <table:table-cell table:style-name="ce8" office:value-type="string">
            <text:p>AAM-04-2015-T5</text:p>
          </table:table-cell>
          <table:table-cell table:style-name="ce8" office:value-type="string">
            <text:p>KEX-250</text:p>
          </table:table-cell>
          <table:table-cell table:style-name="ce8" office:value-type="string">
            <text:p>ESCANEAR VEHICULO <text:s text:c="2"/></text:p>
          </table:table-cell>
          <table:table-cell table:style-name="ce8" office:value-type="string">
            <text:p>TALLERES AUTORIZADOS S.A.</text:p>
          </table:table-cell>
          <table:table-cell table:number-columns-repeated="1019"/>
        </table:table-row>
        <table:table-row table:style-name="ro6">
          <table:table-cell table:style-name="ce6" office:value-type="date" office:date-value="2015-01-05">
            <text:p>05/01/15</text:p>
          </table:table-cell>
          <table:table-cell table:style-name="ce8" office:value-type="string">
            <text:p>AAM-02-2015-T6</text:p>
          </table:table-cell>
          <table:table-cell table:style-name="ce8" office:value-type="string">
            <text:p>HGR-969</text:p>
          </table:table-cell>
          <table:table-cell table:style-name="ce8" office:value-type="string">
            <text:p>REVISION LUCES SUPERIORES </text:p>
          </table:table-cell>
          <table:table-cell table:style-name="ce8" office:value-type="string">
            <text:p>AXIAL</text:p>
          </table:table-cell>
          <table:table-cell table:number-columns-repeated="1019"/>
        </table:table-row>
        <table:table-row table:style-name="ro3">
          <table:table-cell table:style-name="ce6" office:value-type="date" office:date-value="2015-01-06">
            <text:p>06/01/15</text:p>
          </table:table-cell>
          <table:table-cell table:style-name="ce8" office:value-type="string">
            <text:p>MTTO-08-2015</text:p>
          </table:table-cell>
          <table:table-cell table:style-name="ce8" office:value-type="string">
            <text:p>SMI-082</text:p>
          </table:table-cell>
          <table:table-cell table:style-name="ce8" office:value-type="string">
            <text:p>REVISAR LUCES DELANTERAS </text:p>
          </table:table-cell>
          <table:table-cell table:style-name="ce8" office:value-type="string">
            <text:p>COEXITO-OSCAR GARCIA </text:p>
          </table:table-cell>
          <table:table-cell office:value-type="float" office:value="2106689">
            <text:p>2106689</text:p>
          </table:table-cell>
          <table:table-cell table:number-columns-repeated="1018"/>
        </table:table-row>
        <table:table-row table:style-name="ro3">
          <table:table-cell table:style-name="ce6" office:value-type="date" office:date-value="2015-01-06">
            <text:p>06/01/15</text:p>
          </table:table-cell>
          <table:table-cell table:style-name="ce8" office:value-type="string">
            <text:p>MTTO-07-2015</text:p>
          </table:table-cell>
          <table:table-cell table:style-name="ce8" office:value-type="string">
            <text:p>SMI-082</text:p>
          </table:table-cell>
          <table:table-cell table:style-name="ce8" office:value-type="string">
            <text:p>REVISAR BUJES TREN DELANTERO (VIBRA)</text:p>
          </table:table-cell>
          <table:table-cell table:style-name="ce8" office:value-type="string">
            <text:p>METALMECANICA M &amp; F SAS </text:p>
          </table:table-cell>
          <table:table-cell office:value-type="string">
            <text:p>0 1 3</text:p>
          </table:table-cell>
          <table:table-cell table:number-columns-repeated="1018"/>
        </table:table-row>
        <table:table-row table:style-name="ro3">
          <table:table-cell table:style-name="ce6" office:value-type="date" office:date-value="2015-01-06">
            <text:p>06/01/15</text:p>
          </table:table-cell>
          <table:table-cell table:style-name="ce8" office:value-type="string">
            <text:p>AAM-02-2015-T7</text:p>
          </table:table-cell>
          <table:table-cell table:style-name="ce8" office:value-type="string">
            <text:p>SQI-521</text:p>
          </table:table-cell>
          <table:table-cell table:style-name="ce8" office:value-type="string">
            <text:p>ALINEACION DIRECCION, ROTACION Y BALANCEO DE LLANTAS DELANTERAS</text:p>
          </table:table-cell>
          <table:table-cell table:style-name="ce8" office:value-type="string">
            <text:p>AUTOPACIFICO</text:p>
          </table:table-cell>
          <table:table-cell table:number-columns-repeated="1019"/>
        </table:table-row>
        <table:table-row table:style-name="ro6">
          <table:table-cell table:style-name="ce6" office:value-type="date" office:date-value="2015-01-06">
            <text:p>06/01/15</text:p>
          </table:table-cell>
          <table:table-cell table:style-name="ce8" office:value-type="string">
            <text:p>AAM-03-2015-T1</text:p>
          </table:table-cell>
          <table:table-cell table:style-name="ce8" office:value-type="string">
            <text:p>SPK-307</text:p>
          </table:table-cell>
          <table:table-cell table:style-name="ce8" office:value-type="string">
            <text:p>INSTALAR BOMBA PRESURIZADORA <text:s text:c="3"/></text:p>
          </table:table-cell>
          <table:table-cell table:style-name="ce8" office:value-type="string">
            <text:p>TECNIMARCANT</text:p>
          </table:table-cell>
          <table:table-cell office:value-type="float" office:value="1633">
            <text:p>1633</text:p>
          </table:table-cell>
          <table:table-cell table:number-columns-repeated="1018"/>
        </table:table-row>
        <table:table-row table:style-name="ro3">
          <table:table-cell table:style-name="ce6" office:value-type="date" office:date-value="2015-01-06">
            <text:p>06/01/15</text:p>
          </table:table-cell>
          <table:table-cell table:style-name="ce8" office:value-type="string">
            <text:p>AAM-01-2015-T7</text:p>
          </table:table-cell>
          <table:table-cell table:style-name="ce8" office:value-type="string">
            <text:p>SQI-521</text:p>
          </table:table-cell>
          <table:table-cell table:style-name="ce8" office:value-type="string">
            <text:p>CAMBIO MANGUERAS DEL YUGO, INSTALAR GUIA Y REPARAR PALETA</text:p>
          </table:table-cell>
          <table:table-cell table:style-name="ce8" office:value-type="string">
            <text:p>REHIMAC </text:p>
          </table:table-cell>
          <table:table-cell office:value-type="string">
            <text:p>OT 4612</text:p>
          </table:table-cell>
          <table:table-cell table:number-columns-repeated="1018"/>
        </table:table-row>
        <table:table-row table:style-name="ro3">
          <table:table-cell table:style-name="ce6" office:value-type="date" office:date-value="2015-01-07">
            <text:p>07/01/15</text:p>
          </table:table-cell>
          <table:table-cell table:style-name="ce8" office:value-type="string">
            <text:p>AAM-03-2015-T4</text:p>
          </table:table-cell>
          <table:table-cell table:style-name="ce8" office:value-type="string">
            <text:p>KEX-384</text:p>
          </table:table-cell>
          <table:table-cell table:style-name="ce8" office:value-type="string">
            <text:p>MANTENIMIENTO AIRE ACONDICIONADO POR GARANTIA (RUIDO ANORMAL)</text:p>
          </table:table-cell>
          <table:table-cell table:style-name="ce8" office:value-type="string">
            <text:p>ALISTAMIENTOS OCAMPO</text:p>
          </table:table-cell>
          <table:table-cell table:number-columns-repeated="1019"/>
        </table:table-row>
        <table:table-row table:style-name="ro3">
          <table:table-cell table:style-name="ce6" office:value-type="date" office:date-value="2015-01-07">
            <text:p>07/01/15</text:p>
          </table:table-cell>
          <table:table-cell table:style-name="ce8" office:value-type="string">
            <text:p>AAM-06-2015-L.B</text:p>
          </table:table-cell>
          <table:table-cell table:style-name="ce8" office:value-type="string">
            <text:p>DDB-883</text:p>
          </table:table-cell>
          <table:table-cell table:style-name="ce8" office:value-type="string">
            <text:p>MANTENIMIENTO GENERAL CHAPAS</text:p>
          </table:table-cell>
          <table:table-cell table:style-name="ce8" office:value-type="string">
            <text:p>TAPIZADOS FERNANDO OSPINA </text:p>
          </table:table-cell>
          <table:table-cell table:number-columns-repeated="1019"/>
        </table:table-row>
        <table:table-row table:style-name="ro5">
          <table:table-cell table:style-name="ce6" office:value-type="date" office:date-value="2015-01-07">
            <text:p>07/01/15</text:p>
          </table:table-cell>
          <table:table-cell table:style-name="ce8" office:value-type="string">
            <text:p>AAM-04-2015-L.B</text:p>
          </table:table-cell>
          <table:table-cell table:style-name="ce8" office:value-type="string">
            <text:p>DDB-883</text:p>
          </table:table-cell>
          <table:table-cell table:style-name="ce8" office:value-type="string">
            <text:p>REVISION LUCES EXTERNAS, REVISION EXPLORADORAS, TAPAS DE LUCES ROJAS Y BLANCAS Y FIJAR ELEMENTOS DENTRO DE AMBULANCIA.</text:p>
          </table:table-cell>
          <table:table-cell table:style-name="ce8" office:value-type="string">
            <text:p>AXIAL</text:p>
          </table:table-cell>
          <table:table-cell table:number-columns-repeated="1019"/>
        </table:table-row>
        <table:table-row table:style-name="ro6">
          <table:table-cell table:style-name="ce6" office:value-type="date" office:date-value="2015-01-07">
            <text:p>07/01/15</text:p>
          </table:table-cell>
          <table:table-cell table:style-name="ce8" office:value-type="string">
            <text:p>AAM-03-2015-IF</text:p>
          </table:table-cell>
          <table:table-cell table:style-name="ce8" office:value-type="string">
            <text:p>DDA-016</text:p>
          </table:table-cell>
          <table:table-cell table:style-name="ce8" office:value-type="string">
            <text:p>REVISION TREN DELANTERO</text:p>
          </table:table-cell>
          <table:table-cell table:style-name="ce8" office:value-type="string">
            <text:p>FRENO PARTES</text:p>
          </table:table-cell>
          <table:table-cell table:number-columns-repeated="1019"/>
        </table:table-row>
        <table:table-row table:style-name="ro3">
          <table:table-cell table:style-name="ce6" office:value-type="date" office:date-value="2015-01-07">
            <text:p>07/01/15</text:p>
          </table:table-cell>
          <table:table-cell table:style-name="ce8" office:value-type="string">
            <text:p>MTTO-10-2015</text:p>
          </table:table-cell>
          <table:table-cell table:style-name="ce8" office:value-type="string">
            <text:p>COMPRESOR FABRIL No. 8</text:p>
          </table:table-cell>
          <table:table-cell table:style-name="ce8" office:value-type="string">
            <text:p>CORTO (DAÑO EN BOBINA)</text:p>
          </table:table-cell>
          <table:table-cell table:style-name="ce8" office:value-type="string">
            <text:p>COMPRESORES FABRILES</text:p>
          </table:table-cell>
          <table:table-cell office:value-type="float" office:value="2516">
            <text:p>2516</text:p>
          </table:table-cell>
          <table:table-cell table:number-columns-repeated="1018"/>
        </table:table-row>
        <table:table-row table:style-name="ro3">
          <table:table-cell table:style-name="ce6" office:value-type="date" office:date-value="2015-01-07">
            <text:p>07/01/15</text:p>
          </table:table-cell>
          <table:table-cell table:style-name="ce8" office:value-type="string">
            <text:p>MTTO-09-2015</text:p>
          </table:table-cell>
          <table:table-cell table:style-name="ce8" office:value-type="string">
            <text:p>COMPRESOR FABRIL No. 9</text:p>
          </table:table-cell>
          <table:table-cell table:style-name="ce8" office:value-type="string">
            <text:p>MANTENIMIENTO GENERAL, CAMBIO DE AUTOMATICO Y CAMBIO DE LLAVE PRINCIPAL </text:p>
          </table:table-cell>
          <table:table-cell table:style-name="ce8" office:value-type="string">
            <text:p>COMPRESORES FABRILES</text:p>
          </table:table-cell>
          <table:table-cell office:value-type="float" office:value="2513">
            <text:p>2513</text:p>
          </table:table-cell>
          <table:table-cell table:number-columns-repeated="1018"/>
        </table:table-row>
        <table:table-row table:style-name="ro5">
          <table:table-cell table:style-name="ce6" office:value-type="date" office:date-value="2015-01-07">
            <text:p>07/01/15</text:p>
          </table:table-cell>
          <table:table-cell table:style-name="ce8" office:value-type="string">
            <text:p>AAM-03-2015-L.B</text:p>
          </table:table-cell>
          <table:table-cell table:style-name="ce8" office:value-type="string">
            <text:p>DDB-883</text:p>
          </table:table-cell>
          <table:table-cell table:style-name="ce8" office:value-type="string">
            <text:p>REVISION TECNOMECANICA COMO AMBULANCIA </text:p>
          </table:table-cell>
          <table:table-cell table:style-name="ce8" office:value-type="string">
            <text:p>CENTRO DE DIAGNOSTICO AUTOMOTOR DEL VALLE </text:p>
          </table:table-cell>
          <table:table-cell office:value-type="string">
            <text:p>03 – JUN – 2015</text:p>
          </table:table-cell>
          <table:table-cell/>
          <table:table-cell office:value-type="float" office:value="15472">
            <text:p>15472</text:p>
          </table:table-cell>
          <table:table-cell table:number-columns-repeated="1016"/>
        </table:table-row>
        <table:table-row table:style-name="ro8">
          <table:table-cell table:style-name="ce3" office:value-type="date" office:date-value="2015-01-08">
            <text:p>08/01/15</text:p>
          </table:table-cell>
          <table:table-cell office:value-type="string">
            <text:p>MTTO-11-2015</text:p>
          </table:table-cell>
          <table:table-cell office:value-type="string">
            <text:p>DDA-208</text:p>
          </table:table-cell>
          <table:table-cell office:value-type="string">
            <text:p>INSTALACION DE 4 LLANTAS NUEVAS REF. 225/70 R15 MARCA AGILIS MICHELIN (INCLUYE MONTAJE Y MARCACION), SEGUN ORDEN DE COMPRA 3363 Y ALINEACION DIRECCION Y BALANCEO RUEDAS DELANTERAS</text:p>
          </table:table-cell>
          <table:table-cell office:value-type="string">
            <text:p>LLANTAS LA ESTACION</text:p>
          </table:table-cell>
          <table:table-cell table:number-columns-repeated="1019"/>
        </table:table-row>
        <table:table-row table:style-name="ro6">
          <table:table-cell table:style-name="ce3" office:value-type="date" office:date-value="2015-01-08">
            <text:p>08/01/15</text:p>
          </table:table-cell>
          <table:table-cell office:value-type="string">
            <text:p>AAM-01-2015-T2</text:p>
          </table:table-cell>
          <table:table-cell office:value-type="string">
            <text:p>SPK-180</text:p>
          </table:table-cell>
          <table:table-cell office:value-type="string">
            <text:p>CORREGIR FUGA DE AIRE PARTE TRASERA.</text:p>
          </table:table-cell>
          <table:table-cell office:value-type="string">
            <text:p>FRENO PARTES</text:p>
          </table:table-cell>
          <table:table-cell office:value-type="string">
            <text:p>0 0 6</text:p>
          </table:table-cell>
          <table:table-cell table:number-columns-repeated="1018"/>
        </table:table-row>
        <table:table-row table:style-name="ro8">
          <table:table-cell table:style-name="ce3" office:value-type="date" office:date-value="2015-01-08">
            <text:p>08/01/15</text:p>
          </table:table-cell>
          <table:table-cell office:value-type="string">
            <text:p>MTTO-12-2015</text:p>
          </table:table-cell>
          <table:table-cell office:value-type="string">
            <text:p>DDA-165</text:p>
          </table:table-cell>
          <table:table-cell office:value-type="string">
            <text:p>INSTALACION DE 4 LLANTAS NUEVAS REF. 225/70 R15 MARCA AGILIS MICHELIN (INCLUYE MONTAJE Y MARCACION), SEGUN ORDEN DE COMPRA 3363 Y 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5-01-08">
            <text:p>08/01/15</text:p>
          </table:table-cell>
          <table:table-cell office:value-type="string">
            <text:p>AAM-02-2015-REL</text:p>
          </table:table-cell>
          <table:table-cell office:value-type="string">
            <text:p>DDA-016</text:p>
          </table:table-cell>
          <table:table-cell office:value-type="string">
            <text:p>ALINEACION DIRECCION <text:s text:c="4"/></text:p>
          </table:table-cell>
          <table:table-cell office:value-type="string">
            <text:p>LLANTAS LA ESTACION</text:p>
          </table:table-cell>
          <table:table-cell table:number-columns-repeated="1019"/>
        </table:table-row>
        <table:table-row table:style-name="ro6">
          <table:table-cell table:style-name="ce3" office:value-type="date" office:date-value="2015-01-08">
            <text:p>08/01/15</text:p>
          </table:table-cell>
          <table:table-cell office:value-type="string">
            <text:p>AAM-04-2015-T7</text:p>
          </table:table-cell>
          <table:table-cell office:value-type="string">
            <text:p>WEP-810</text:p>
          </table:table-cell>
          <table:table-cell office:value-type="string">
            <text:p>ADAPTACION BASE PORTA-REPUESTO.</text:p>
          </table:table-cell>
          <table:table-cell office:value-type="string">
            <text:p>HERMAR</text:p>
          </table:table-cell>
          <table:table-cell office:value-type="string">
            <text:p>0 0 2 8</text:p>
          </table:table-cell>
          <table:table-cell table:number-columns-repeated="1018"/>
        </table:table-row>
        <table:table-row table:style-name="ro3">
          <table:table-cell table:style-name="ce3" office:value-type="date" office:date-value="2015-01-08">
            <text:p>08/01/15</text:p>
          </table:table-cell>
          <table:table-cell office:value-type="string">
            <text:p>AAM-04-2015-T4</text:p>
          </table:table-cell>
          <table:table-cell office:value-type="string">
            <text:p>TLO-302</text:p>
          </table:table-cell>
          <table:table-cell office:value-type="string">
            <text:p>REPARACION CONTROL VELOCIDADES DEL RETORNO.</text:p>
          </table:table-cell>
          <table:table-cell office:value-type="string">
            <text:p>REHIMAC </text:p>
          </table:table-cell>
          <table:table-cell office:value-type="string">
            <text:p>OT 4620</text:p>
          </table:table-cell>
          <table:table-cell table:number-columns-repeated="1018"/>
        </table:table-row>
        <table:table-row table:style-name="ro3">
          <table:table-cell table:style-name="ce3" office:value-type="date" office:date-value="2015-01-09">
            <text:p>09/01/15</text:p>
          </table:table-cell>
          <table:table-cell office:value-type="string">
            <text:p>AAM-05-2015-T7</text:p>
          </table:table-cell>
          <table:table-cell office:value-type="string">
            <text:p>SQI-521</text:p>
          </table:table-cell>
          <table:table-cell office:value-type="string">
            <text:p>SUMINISTRO E INSTALACION BASE PORTA REPUESTO.</text:p>
          </table:table-cell>
          <table:table-cell office:value-type="string">
            <text:p>HERMAR</text:p>
          </table:table-cell>
          <table:table-cell office:value-type="string">
            <text:p>0 2 3 1</text:p>
          </table:table-cell>
          <table:table-cell table:number-columns-repeated="1018"/>
        </table:table-row>
        <table:table-row table:style-name="ro6">
          <table:table-cell table:style-name="ce3" office:value-type="date" office:date-value="2015-01-09">
            <text:p>09/01/15</text:p>
          </table:table-cell>
          <table:table-cell office:value-type="string">
            <text:p>AAM-04-2015-T2</text:p>
          </table:table-cell>
          <table:table-cell office:value-type="string">
            <text:p>SXY-299</text:p>
          </table:table-cell>
          <table:table-cell office:value-type="string">
            <text:p>SUMINISTRO E INSTALACION DE LAMPARAS STOP</text:p>
          </table:table-cell>
          <table:table-cell office:value-type="string">
            <text:p>FRENO PARTES</text:p>
          </table:table-cell>
          <table:table-cell office:value-type="string">
            <text:p>0 0 8</text:p>
          </table:table-cell>
          <table:table-cell table:number-columns-repeated="1018"/>
        </table:table-row>
        <table:table-row table:style-name="ro3">
          <table:table-cell table:style-name="ce3" office:value-type="date" office:date-value="2015-01-09">
            <text:p>09/01/15</text:p>
          </table:table-cell>
          <table:table-cell office:value-type="string">
            <text:p>AAM-08-2015-L.B</text:p>
          </table:table-cell>
          <table:table-cell office:value-type="string">
            <text:p>DDA-286</text:p>
          </table:table-cell>
          <table:table-cell office:value-type="string">
            <text:p>REPARACION CREMALLERA POR GARANTIA.</text:p>
          </table:table-cell>
          <table:table-cell office:value-type="string">
            <text:p>VIDRIOS Y ACCESORIOS </text:p>
          </table:table-cell>
          <table:table-cell table:number-columns-repeated="1019"/>
        </table:table-row>
        <table:table-row table:style-name="ro3">
          <table:table-cell table:style-name="ce3" office:value-type="date" office:date-value="2015-01-09">
            <text:p>09/01/15</text:p>
          </table:table-cell>
          <table:table-cell office:value-type="string">
            <text:p>AAM-09-2015-L.B</text:p>
          </table:table-cell>
          <table:table-cell office:value-type="string">
            <text:p>DDB-883</text:p>
          </table:table-cell>
          <table:table-cell office:value-type="string">
            <text:p>REVISION CRUCETAS CARDAN Y AMORTIGUADORES.</text:p>
          </table:table-cell>
          <table:table-cell office:value-type="string">
            <text:p>FRENO PARTES</text:p>
          </table:table-cell>
          <table:table-cell office:value-type="string">
            <text:p>0 0 9</text:p>
          </table:table-cell>
          <table:table-cell table:number-columns-repeated="1018"/>
        </table:table-row>
        <table:table-row table:style-name="ro3">
          <table:table-cell table:style-name="ce3" office:value-type="date" office:date-value="2015-01-09">
            <text:p>09/01/15</text:p>
          </table:table-cell>
          <table:table-cell office:value-type="string">
            <text:p>AAM-10-2015-L.B</text:p>
          </table:table-cell>
          <table:table-cell office:value-type="string">
            <text:p>DDB-883</text:p>
          </table:table-cell>
          <table:table-cell office:value-type="string">
            <text:p>REVISION POR GARANTIA BOTA LA SEGUNDA.</text:p>
          </table:table-cell>
          <table:table-cell office:value-type="string">
            <text:p>TALLERES AUTORIZADOS S.A.</text:p>
          </table:table-cell>
          <table:table-cell table:number-columns-repeated="1019"/>
        </table:table-row>
        <table:table-row table:style-name="ro3">
          <table:table-cell table:style-name="ce3" office:value-type="date" office:date-value="2015-01-10">
            <text:p>10/01/15</text:p>
          </table:table-cell>
          <table:table-cell office:value-type="string">
            <text:p>AAM-06-2015-T4</text:p>
          </table:table-cell>
          <table:table-cell office:value-type="string">
            <text:p>DDC-552</text:p>
          </table:table-cell>
          <table:table-cell office:value-type="string">
            <text:p>REVISION AIRE ACONDICIONADO (DAÑO EN POLEA TENSORA).</text:p>
          </table:table-cell>
          <table:table-cell office:value-type="string">
            <text:p>ALISTAMIENTOS OCAMPO</text:p>
          </table:table-cell>
          <table:table-cell office:value-type="float" office:value="596">
            <text:p>596</text:p>
          </table:table-cell>
          <table:table-cell table:number-columns-repeated="1018"/>
        </table:table-row>
        <table:table-row table:style-name="ro3">
          <table:table-cell table:style-name="ce3" office:value-type="date" office:date-value="2015-01-10">
            <text:p>10/01/15</text:p>
          </table:table-cell>
          <table:table-cell office:value-type="string">
            <text:p>AAM-09-2015-T6</text:p>
          </table:table-cell>
          <table:table-cell office:value-type="string">
            <text:p>HGR-969</text:p>
          </table:table-cell>
          <table:table-cell office:value-type="string">
            <text:p>RUTINA DE LOS 30.000 KMS </text:p>
          </table:table-cell>
          <table:table-cell office:value-type="string">
            <text:p>AUTOFARALLONES RENAULT</text:p>
          </table:table-cell>
          <table:table-cell office:value-type="float" office:value="1114331">
            <text:p>1114331</text:p>
          </table:table-cell>
          <table:table-cell table:number-columns-repeated="1018"/>
        </table:table-row>
        <table:table-row table:style-name="ro3">
          <table:table-cell table:style-name="ce3" office:value-type="date" office:date-value="2015-01-13">
            <text:p>13/01/15</text:p>
          </table:table-cell>
          <table:table-cell office:value-type="string">
            <text:p>MTTO-15-2015</text:p>
          </table:table-cell>
          <table:table-cell office:value-type="string">
            <text:p>USA-468</text:p>
          </table:table-cell>
          <table:table-cell office:value-type="string">
            <text:p>DESPINCHAR LLANTA TRASERA EXTERNA IZQUIERDA.</text:p>
          </table:table-cell>
          <table:table-cell office:value-type="string">
            <text:p>LLANTAS LA ESTACION</text:p>
          </table:table-cell>
          <table:table-cell table:number-columns-repeated="1019"/>
        </table:table-row>
        <table:table-row table:style-name="ro6">
          <table:table-cell table:style-name="ce3" office:value-type="date" office:date-value="2015-01-13">
            <text:p>13/01/15</text:p>
          </table:table-cell>
          <table:table-cell office:value-type="string">
            <text:p>AAM-05-2015-T2</text:p>
          </table:table-cell>
          <table:table-cell office:value-type="string">
            <text:p>SXY-299</text:p>
          </table:table-cell>
          <table:table-cell office:value-type="string">
            <text:p>REVISION SEGURO DEL WINCHE POR GARANTIA.</text:p>
          </table:table-cell>
          <table:table-cell office:value-type="string">
            <text:p>REHIMAC </text:p>
          </table:table-cell>
          <table:table-cell office:value-type="string">
            <text:p>OT 4621</text:p>
          </table:table-cell>
          <table:table-cell table:number-columns-repeated="1018"/>
        </table:table-row>
        <table:table-row table:style-name="ro4">
          <table:table-cell table:style-name="ce3" office:value-type="date" office:date-value="2015-01-13">
            <text:p>13/01/15</text:p>
          </table:table-cell>
          <table:table-cell office:value-type="string">
            <text:p>AAM-13-2015-L.B</text:p>
          </table:table-cell>
          <table:table-cell office:value-type="string">
            <text:p>DDA-221</text:p>
          </table:table-cell>
          <table:table-cell office:value-type="string">
            <text:p>INSTALACION CREMALLERA PUERTA TRASERA IZQUIERDA SUMINISTRADA POR LA UTDVVCC, Y REVISION SISTEMA DE BLOQUEO DE PUERTAS.</text:p>
          </table:table-cell>
          <table:table-cell office:value-type="string">
            <text:p>TAPIZADOS FERNANDO OSPINA </text:p>
          </table:table-cell>
          <table:table-cell table:number-columns-repeated="1019"/>
        </table:table-row>
        <table:table-row table:style-name="ro5">
          <table:table-cell table:style-name="ce3" office:value-type="date" office:date-value="2015-01-13">
            <text:p>13/01/15</text:p>
          </table:table-cell>
          <table:table-cell office:value-type="string">
            <text:p>AAM-07-2015-T3</text:p>
          </table:table-cell>
          <table:table-cell office:value-type="string">
            <text:p>SQW-867</text:p>
          </table:table-cell>
          <table:table-cell office:value-type="string">
            <text:p>REPARACION ARRANCADOR PORTATIL PROSERIES PSJ-2212 (NOTA: ESTANDO LA CARGA AL 100% SE DESCARGA RAPIDAMENTE SIN UTILIZARSE).</text:p>
          </table:table-cell>
          <table:table-cell office:value-type="string">
            <text:p>FRENO PARTES</text:p>
          </table:table-cell>
          <table:table-cell office:value-type="float" office:value="140">
            <text:p>140</text:p>
          </table:table-cell>
          <table:table-cell table:number-columns-repeated="1018"/>
        </table:table-row>
        <table:table-row table:style-name="ro3">
          <table:table-cell table:style-name="ce3" office:value-type="date" office:date-value="2015-01-14">
            <text:p>14/01/15</text:p>
          </table:table-cell>
          <table:table-cell office:value-type="string">
            <text:p>MTTO-18-2015</text:p>
          </table:table-cell>
          <table:table-cell office:value-type="string">
            <text:p>KUK-381</text:p>
          </table:table-cell>
          <table:table-cell office:value-type="string">
            <text:p>DESPINCHAR LLANTA TRASERA INTERNA DERECHA POR GARANTIA.</text:p>
          </table:table-cell>
          <table:table-cell office:value-type="string">
            <text:p>LLANTAS LA ESTACION</text:p>
          </table:table-cell>
          <table:table-cell table:number-columns-repeated="1019"/>
        </table:table-row>
        <table:table-row table:style-name="ro3">
          <table:table-cell table:style-name="ce3" office:value-type="date" office:date-value="2015-01-14">
            <text:p>14/01/15</text:p>
          </table:table-cell>
          <table:table-cell office:value-type="string">
            <text:p>AAM-06-2015-T2</text:p>
          </table:table-cell>
          <table:table-cell office:value-type="string">
            <text:p>SXY-299</text:p>
          </table:table-cell>
          <table:table-cell office:value-type="string">
            <text:p>CAMBIO DE MANGUERA DEL CONTROL DE MANDO DEL WINCHE.</text:p>
          </table:table-cell>
          <table:table-cell office:value-type="string">
            <text:p>REHIMAC </text:p>
          </table:table-cell>
          <table:table-cell office:value-type="string">
            <text:p>OT 4625</text:p>
          </table:table-cell>
          <table:table-cell table:number-columns-repeated="1018"/>
        </table:table-row>
        <table:table-row table:style-name="ro3">
          <table:table-cell table:style-name="ce3" office:value-type="date" office:date-value="2015-01-14">
            <text:p>14/01/15</text:p>
          </table:table-cell>
          <table:table-cell office:value-type="string">
            <text:p>AAM-08-2015-T7</text:p>
          </table:table-cell>
          <table:table-cell office:value-type="string">
            <text:p>WEP-810</text:p>
          </table:table-cell>
          <table:table-cell office:value-type="string">
            <text:p>ALINEACION DIRECCION Y BALANCEO RUEDAS DELANTERAS.</text:p>
          </table:table-cell>
          <table:table-cell office:value-type="string">
            <text:p>LLANTAS LA ESTACION</text:p>
          </table:table-cell>
          <table:table-cell table:number-columns-repeated="1019"/>
        </table:table-row>
        <table:table-row table:style-name="ro4">
          <table:table-cell table:style-name="ce3" office:value-type="date" office:date-value="2015-01-15">
            <text:p>15/01/15</text:p>
          </table:table-cell>
          <table:table-cell office:value-type="string">
            <text:p>MTTO-20-2015</text:p>
          </table:table-cell>
          <table:table-cell office:value-type="string">
            <text:p>DDA-165</text:p>
          </table:table-cell>
          <table:table-cell office:value-type="string">
            <text:p>MANTENIMIENTO CORRECTIVO CLARABOYA E IMPERMEABILIZACION (SE ESTA FILTRANDO EL AGUA).</text:p>
          </table:table-cell>
          <table:table-cell office:value-type="string">
            <text:p>AXIAL</text:p>
          </table:table-cell>
          <table:table-cell office:value-type="string">
            <text:p>15482-15</text:p>
          </table:table-cell>
          <table:table-cell table:number-columns-repeated="1018"/>
        </table:table-row>
        <table:table-row table:style-name="ro6">
          <table:table-cell table:style-name="ce3" office:value-type="date" office:date-value="2015-01-15">
            <text:p>15/01/15</text:p>
          </table:table-cell>
          <table:table-cell office:value-type="string">
            <text:p>MTTO-21-2015</text:p>
          </table:table-cell>
          <table:table-cell office:value-type="string">
            <text:p>RETRO 420E</text:p>
          </table:table-cell>
          <table:table-cell office:value-type="string">
            <text:p>REPARAR PALANCA DE MANDO DEL BALDE.</text:p>
          </table:table-cell>
          <table:table-cell office:value-type="string">
            <text:p>REHIMAC </text:p>
          </table:table-cell>
          <table:table-cell office:value-type="string">
            <text:p>OT 4630</text:p>
          </table:table-cell>
          <table:table-cell table:number-columns-repeated="1018"/>
        </table:table-row>
        <table:table-row table:style-name="ro3">
          <table:table-cell table:style-name="ce3" office:value-type="date" office:date-value="2015-01-15">
            <text:p>15/01/15</text:p>
          </table:table-cell>
          <table:table-cell office:value-type="string">
            <text:p>MTTO-22-2015</text:p>
          </table:table-cell>
          <table:table-cell office:value-type="string">
            <text:p>USE-822</text:p>
          </table:table-cell>
          <table:table-cell office:value-type="string">
            <text:p>ROTACION LLANTAS DELANTERAS EN PARTE TRASERA IZQUIERDA.</text:p>
          </table:table-cell>
          <table:table-cell office:value-type="string">
            <text:p>COEXITO-OSCAR GARCIA </text:p>
          </table:table-cell>
          <table:table-cell table:number-columns-repeated="1019"/>
        </table:table-row>
        <table:table-row table:style-name="ro3">
          <table:table-cell table:style-name="ce3" office:value-type="date" office:date-value="2015-01-15">
            <text:p>15/01/15</text:p>
          </table:table-cell>
          <table:table-cell office:value-type="string">
            <text:p>MTTO-23-2015</text:p>
          </table:table-cell>
          <table:table-cell office:value-type="string">
            <text:p>236B</text:p>
          </table:table-cell>
          <table:table-cell office:value-type="string">
            <text:p>CORREGIR CORTO SEGUN INDICACIONES OPERADOR.</text:p>
          </table:table-cell>
          <table:table-cell office:value-type="string">
            <text:p>RENZO NIETO </text:p>
          </table:table-cell>
          <table:table-cell office:value-type="float" office:value="906">
            <text:p>906</text:p>
          </table:table-cell>
          <table:table-cell table:number-columns-repeated="1018"/>
        </table:table-row>
        <table:table-row table:style-name="ro5">
          <table:table-cell table:style-name="ce3" office:value-type="date" office:date-value="2015-01-15">
            <text:p>15/01/15</text:p>
          </table:table-cell>
          <table:table-cell office:value-type="string">
            <text:p>MTTO-24-2015</text:p>
          </table:table-cell>
          <table:table-cell office:value-type="string">
            <text:p>CJH-079</text:p>
          </table:table-cell>
          <table:table-cell office:value-type="string">
            <text:p>INSTALACION DE 2 LLANTAS DE SEGUNDA PARTE DELANTERA, SUMINISTRADAS POR ALMACEN DEL CCO (INCLUYE 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5-01-16">
            <text:p>16/01/15</text:p>
          </table:table-cell>
          <table:table-cell office:value-type="string">
            <text:p>MTTO-25-2015</text:p>
          </table:table-cell>
          <table:table-cell office:value-type="string">
            <text:p>CJJ-147</text:p>
          </table:table-cell>
          <table:table-cell office:value-type="string">
            <text:p>INSTALAR BOMBA PRESURIZADORA (VERIFICAR PASO DE AGUA A LA CABINA LADO DERECHO).</text:p>
          </table:table-cell>
          <table:table-cell office:value-type="string">
            <text:p>TECNIMARCANT</text:p>
          </table:table-cell>
          <table:table-cell table:number-columns-repeated="1019"/>
        </table:table-row>
        <table:table-row table:style-name="ro6">
          <table:table-cell table:style-name="ce3" office:value-type="date" office:date-value="2015-01-16">
            <text:p>16/01/15</text:p>
          </table:table-cell>
          <table:table-cell office:value-type="string">
            <text:p>AAM-08-2015-T4</text:p>
          </table:table-cell>
          <table:table-cell office:value-type="string">
            <text:p>TLO-302</text:p>
          </table:table-cell>
          <table:table-cell office:value-type="string">
            <text:p>CAMBIO DE CABLE DEL WINCHE.</text:p>
          </table:table-cell>
          <table:table-cell office:value-type="string">
            <text:p>FRENO PARTES</text:p>
          </table:table-cell>
          <table:table-cell office:value-type="string">
            <text:p>0 2 9</text:p>
          </table:table-cell>
          <table:table-cell table:number-columns-repeated="1018"/>
        </table:table-row>
        <table:table-row table:style-name="ro3">
          <table:table-cell table:style-name="ce3" office:value-type="date" office:date-value="2015-01-17">
            <text:p>17/01/15</text:p>
          </table:table-cell>
          <table:table-cell office:value-type="string">
            <text:p>MTTO-27-2015</text:p>
          </table:table-cell>
          <table:table-cell office:value-type="string">
            <text:p>236B</text:p>
          </table:table-cell>
          <table:table-cell office:value-type="string">
            <text:p>SOLDAR BALDE, SEGUN INDICACIONES OPERADOR.</text:p>
          </table:table-cell>
          <table:table-cell office:value-type="string">
            <text:p>HERMAR</text:p>
          </table:table-cell>
          <table:table-cell office:value-type="string">
            <text:p>0 0 5 6</text:p>
          </table:table-cell>
          <table:table-cell table:number-columns-repeated="1018"/>
        </table:table-row>
        <table:table-row table:style-name="ro6">
          <table:table-cell table:style-name="ce3" office:value-type="date" office:date-value="2015-01-17">
            <text:p>17/01/15</text:p>
          </table:table-cell>
          <table:table-cell office:value-type="string">
            <text:p>MTTO-28-2015</text:p>
          </table:table-cell>
          <table:table-cell office:value-type="string">
            <text:p>KUK-382</text:p>
          </table:table-cell>
          <table:table-cell office:value-type="string">
            <text:p>REPARACION PUERTAS (ESTAN CAIDAS).</text:p>
          </table:table-cell>
          <table:table-cell office:value-type="string">
            <text:p>NTS</text:p>
          </table:table-cell>
          <table:table-cell office:value-type="string">
            <text:p>75-29087-2015</text:p>
          </table:table-cell>
          <table:table-cell table:number-columns-repeated="1018"/>
        </table:table-row>
        <table:table-row table:style-name="ro3">
          <table:table-cell table:style-name="ce3" office:value-type="date" office:date-value="2015-01-17">
            <text:p>17/01/15</text:p>
          </table:table-cell>
          <table:table-cell office:value-type="string">
            <text:p>AAM-07-2015-T2</text:p>
          </table:table-cell>
          <table:table-cell office:value-type="string">
            <text:p>SPK-180</text:p>
          </table:table-cell>
          <table:table-cell office:value-type="string">
            <text:p>CORREGIR FUGA DE AIRE.</text:p>
          </table:table-cell>
          <table:table-cell office:value-type="string">
            <text:p>METALMECANICA M &amp; F SAS </text:p>
          </table:table-cell>
          <table:table-cell table:number-columns-repeated="1019"/>
        </table:table-row>
        <table:table-row table:style-name="ro3">
          <table:table-cell table:style-name="ce3" office:value-type="date" office:date-value="2015-01-17">
            <text:p>17/01/15</text:p>
          </table:table-cell>
          <table:table-cell office:value-type="string">
            <text:p>MTTO-29-2015</text:p>
          </table:table-cell>
          <table:table-cell office:value-type="string">
            <text:p>VIBROCOMPACTADOR DD24</text:p>
          </table:table-cell>
          <table:table-cell office:value-type="string">
            <text:p>REVISAR SISTEMA DE CARGA POR GARANTIA.</text:p>
          </table:table-cell>
          <table:table-cell office:value-type="string">
            <text:p>COEXITO-OSCAR GARCIA </text:p>
          </table:table-cell>
          <table:table-cell table:number-columns-repeated="1019"/>
        </table:table-row>
        <table:table-row table:style-name="ro3">
          <table:table-cell table:style-name="ce3" office:value-type="date" office:date-value="2015-01-17">
            <text:p>17/01/15</text:p>
          </table:table-cell>
          <table:table-cell office:value-type="string">
            <text:p>AAM-11-2015-T7</text:p>
          </table:table-cell>
          <table:table-cell office:value-type="string">
            <text:p>WEP-811</text:p>
          </table:table-cell>
          <table:table-cell office:value-type="string">
            <text:p>REVISAR SISTEMA DE CARGA.</text:p>
          </table:table-cell>
          <table:table-cell office:value-type="string">
            <text:p>COEXITO-OSCAR GARCIA </text:p>
          </table:table-cell>
          <table:table-cell office:value-type="float" office:value="2118501">
            <text:p>2118501</text:p>
          </table:table-cell>
          <table:table-cell table:number-columns-repeated="1018"/>
        </table:table-row>
        <table:table-row table:style-name="ro3">
          <table:table-cell table:style-name="ce3" office:value-type="date" office:date-value="2015-01-17">
            <text:p>17/01/15</text:p>
          </table:table-cell>
          <table:table-cell office:value-type="string">
            <text:p>AAM-12-2015-T7</text:p>
          </table:table-cell>
          <table:table-cell office:value-type="string">
            <text:p>WEP-811</text:p>
          </table:table-cell>
          <table:table-cell office:value-type="string">
            <text:p>CORREGIR FUGA DE AIRE.</text:p>
          </table:table-cell>
          <table:table-cell office:value-type="string">
            <text:p>METALMECANICA M &amp; F SAS </text:p>
          </table:table-cell>
          <table:table-cell table:number-columns-repeated="1019"/>
        </table:table-row>
        <table:table-row table:style-name="ro3">
          <table:table-cell table:style-name="ce3" office:value-type="date" office:date-value="2015-01-19">
            <text:p>19/01/15</text:p>
          </table:table-cell>
          <table:table-cell office:value-type="string">
            <text:p>MTTO-30-2015</text:p>
          </table:table-cell>
          <table:table-cell office:value-type="string">
            <text:p>KUK-433</text:p>
          </table:table-cell>
          <table:table-cell office:value-type="string">
            <text:p>DESPINCHAR LLANTA TRASERA EXTERNA LADO IZQUIERDO.</text:p>
          </table:table-cell>
          <table:table-cell office:value-type="string">
            <text:p>COEXITO-OSCAR GARCIA </text:p>
          </table:table-cell>
          <table:table-cell table:number-columns-repeated="1019"/>
        </table:table-row>
        <table:table-row table:style-name="ro5">
          <table:table-cell table:style-name="ce3" office:value-type="date" office:date-value="2015-01-19">
            <text:p>19/01/15</text:p>
          </table:table-cell>
          <table:table-cell office:value-type="string">
            <text:p>AAM-14-2015-T7</text:p>
          </table:table-cell>
          <table:table-cell office:value-type="string">
            <text:p>HGR-963</text:p>
          </table:table-cell>
          <table:table-cell office:value-type="string">
            <text:p>REVISAR SISTEMA DE SUSPENSION DELANTERA LADO IZQUIERDO Y REVISION PASTILLAS (DESGASTE EN PASTILLAS DELANTERAS LADO DERECHO).</text:p>
          </table:table-cell>
          <table:table-cell office:value-type="string">
            <text:p>AUTOFARALLONES RENAULT</text:p>
          </table:table-cell>
          <table:table-cell office:value-type="float" office:value="2037">
            <text:p>2037</text:p>
          </table:table-cell>
          <table:table-cell table:number-columns-repeated="1018"/>
        </table:table-row>
        <table:table-row table:style-name="ro3">
          <table:table-cell table:style-name="ce3" office:value-type="date" office:date-value="2015-01-19">
            <text:p>19/01/15</text:p>
          </table:table-cell>
          <table:table-cell office:value-type="string">
            <text:p>MTTO-31-2015</text:p>
          </table:table-cell>
          <table:table-cell office:value-type="string">
            <text:p>CJJ-590</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1-20">
            <text:p>20/01/15</text:p>
          </table:table-cell>
          <table:table-cell office:value-type="string">
            <text:p>AAM-05-2015-IF</text:p>
          </table:table-cell>
          <table:table-cell office:value-type="string">
            <text:p>CJJ-578</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5-01-20">
            <text:p>20/01/15</text:p>
          </table:table-cell>
          <table:table-cell office:value-type="string">
            <text:p>AAM-11-2015-T6</text:p>
          </table:table-cell>
          <table:table-cell office:value-type="string">
            <text:p>HGR-969</text:p>
          </table:table-cell>
          <table:table-cell office:value-type="string">
            <text:p>REVISION POR GARANTIA DE LLANTA DELANTERA DERECHA 205/65R16C MARCA CONTINENTAL (SE ESTALLO).</text:p>
          </table:table-cell>
          <table:table-cell office:value-type="string">
            <text:p>AUTOFARALLONES RENAULT</text:p>
          </table:table-cell>
          <table:table-cell table:number-columns-repeated="1019"/>
        </table:table-row>
        <table:table-row table:style-name="ro3">
          <table:table-cell table:style-name="ce3" office:value-type="date" office:date-value="2015-01-20">
            <text:p>20/01/15</text:p>
          </table:table-cell>
          <table:table-cell office:value-type="string">
            <text:p>AAM-16-2015-T7</text:p>
          </table:table-cell>
          <table:table-cell office:value-type="string">
            <text:p>WEP-811</text:p>
          </table:table-cell>
          <table:table-cell office:value-type="string">
            <text:p>CORREGIR FUGA POR VALVULA DEL PEDAL DEL FRENO.</text:p>
          </table:table-cell>
          <table:table-cell office:value-type="string">
            <text:p>FRENO PARTES</text:p>
          </table:table-cell>
          <table:table-cell office:value-type="string">
            <text:p>0 4 2</text:p>
          </table:table-cell>
          <table:table-cell table:number-columns-repeated="1018"/>
        </table:table-row>
        <table:table-row table:style-name="ro6">
          <table:table-cell table:style-name="ce3" office:value-type="date" office:date-value="2015-01-20">
            <text:p>20/01/15</text:p>
          </table:table-cell>
          <table:table-cell office:value-type="string">
            <text:p>AAM-17-2015-T7</text:p>
          </table:table-cell>
          <table:table-cell office:value-type="string">
            <text:p>WEP-811</text:p>
          </table:table-cell>
          <table:table-cell office:value-type="string">
            <text:p>DESMONTAR PLANCHON PARA CAMBIO DE GUIAS.</text:p>
          </table:table-cell>
          <table:table-cell office:value-type="string">
            <text:p>REHIMAC </text:p>
          </table:table-cell>
          <table:table-cell office:value-type="string">
            <text:p>OT 4642</text:p>
          </table:table-cell>
          <table:table-cell table:number-columns-repeated="1018"/>
        </table:table-row>
        <table:table-row table:style-name="ro3">
          <table:table-cell table:style-name="ce3" office:value-type="date" office:date-value="2015-01-20">
            <text:p>20/01/15</text:p>
          </table:table-cell>
          <table:table-cell office:value-type="string">
            <text:p>AAM-09-2015-T2</text:p>
          </table:table-cell>
          <table:table-cell office:value-type="string">
            <text:p>SPK-180</text:p>
          </table:table-cell>
          <table:table-cell office:value-type="string">
            <text:p>CORREGIR FUGA DE AIRE POR VALVULA PARTE TRASERA POR GARANTIA.</text:p>
          </table:table-cell>
          <table:table-cell office:value-type="string">
            <text:p>FRENO PARTES</text:p>
          </table:table-cell>
          <table:table-cell table:number-columns-repeated="1019"/>
        </table:table-row>
        <table:table-row table:style-name="ro6">
          <table:table-cell table:style-name="ce3" office:value-type="date" office:date-value="2015-01-20">
            <text:p>20/01/15</text:p>
          </table:table-cell>
          <table:table-cell office:value-type="string">
            <text:p>MTTO-33-2015</text:p>
          </table:table-cell>
          <table:table-cell office:value-type="string">
            <text:p>CJJ-590</text:p>
          </table:table-cell>
          <table:table-cell office:value-type="string">
            <text:p>REVISION FRENOS DELANTEROS.</text:p>
          </table:table-cell>
          <table:table-cell office:value-type="string">
            <text:p>FRENO PARTES</text:p>
          </table:table-cell>
          <table:table-cell office:value-type="string">
            <text:p>0 2 8</text:p>
          </table:table-cell>
          <table:table-cell table:number-columns-repeated="1018"/>
        </table:table-row>
        <table:table-row table:style-name="ro3">
          <table:table-cell table:style-name="ce3" office:value-type="date" office:date-value="2015-01-21">
            <text:p>21/01/15</text:p>
          </table:table-cell>
          <table:table-cell office:value-type="string">
            <text:p>AAM-10-2015-T4</text:p>
          </table:table-cell>
          <table:table-cell office:value-type="string">
            <text:p>SPK-951</text:p>
          </table:table-cell>
          <table:table-cell office:value-type="string">
            <text:p>MANTENIMIENTO FRENOS DELANTEROS Y TRASEROS.</text:p>
          </table:table-cell>
          <table:table-cell office:value-type="string">
            <text:p>FRENO PARTES</text:p>
          </table:table-cell>
          <table:table-cell office:value-type="string">
            <text:p>0 4 4 </text:p>
          </table:table-cell>
          <table:table-cell table:number-columns-repeated="1018"/>
        </table:table-row>
        <table:table-row table:style-name="ro3">
          <table:table-cell table:style-name="ce3" office:value-type="date" office:date-value="2015-01-21">
            <text:p>21/01/15</text:p>
          </table:table-cell>
          <table:table-cell office:value-type="string">
            <text:p>AAM-09-2015-T5</text:p>
          </table:table-cell>
          <table:table-cell office:value-type="string">
            <text:p>SXY-300</text:p>
          </table:table-cell>
          <table:table-cell office:value-type="string">
            <text:p>INSTALAR BOMBA PRESURIZADORA PARA VERIFICAR POSIBLE FUGA DE AGUA.</text:p>
          </table:table-cell>
          <table:table-cell office:value-type="string">
            <text:p>TECNIMARCANT</text:p>
          </table:table-cell>
          <table:table-cell office:value-type="float" office:value="1651">
            <text:p>1651</text:p>
          </table:table-cell>
          <table:table-cell table:number-columns-repeated="1018"/>
        </table:table-row>
        <table:table-row table:style-name="ro3">
          <table:table-cell table:style-name="ce3" office:value-type="date" office:date-value="2015-01-21">
            <text:p>21/01/15</text:p>
          </table:table-cell>
          <table:table-cell office:value-type="string">
            <text:p>AAM-12-2015-T3</text:p>
          </table:table-cell>
          <table:table-cell office:value-type="string">
            <text:p>SQW-867</text:p>
          </table:table-cell>
          <table:table-cell office:value-type="string">
            <text:p>REVISION LUCES EXPLORADORAS Y BALIZA PRINCIPAL.</text:p>
          </table:table-cell>
          <table:table-cell office:value-type="string">
            <text:p>TECNOLOGIA CONTRA INCENDIO </text:p>
          </table:table-cell>
          <table:table-cell table:number-columns-repeated="1019"/>
        </table:table-row>
        <table:table-row table:style-name="ro5">
          <table:table-cell table:style-name="ce3" office:value-type="date" office:date-value="2015-01-21">
            <text:p>21/01/15</text:p>
          </table:table-cell>
          <table:table-cell office:value-type="string">
            <text:p>AAM-12-2015-T2</text:p>
          </table:table-cell>
          <table:table-cell office:value-type="string">
            <text:p>DDC-295</text:p>
          </table:table-cell>
          <table:table-cell office:value-type="string">
            <text:p>REVISION TREN DELANTERO (VERIFICAR ESTADO DE BUJES) Y REVISION FRENOS TRASEROS (BANDAS Y PRESENTA HUMEDAD POR UNO DE LOS CILINDROS).</text:p>
          </table:table-cell>
          <table:table-cell office:value-type="string">
            <text:p>FRENO PARTES</text:p>
          </table:table-cell>
          <table:table-cell office:value-type="string">
            <text:p>0 1 9</text:p>
          </table:table-cell>
          <table:table-cell table:number-columns-repeated="1018"/>
        </table:table-row>
        <table:table-row table:style-name="ro3">
          <table:table-cell table:style-name="ce3" office:value-type="date" office:date-value="2015-01-22">
            <text:p>22/01/15</text:p>
          </table:table-cell>
          <table:table-cell office:value-type="string">
            <text:p>MTTO-39-2015</text:p>
          </table:table-cell>
          <table:table-cell office:value-type="string">
            <text:p>DDA-206</text:p>
          </table:table-cell>
          <table:table-cell office:value-type="string">
            <text:p>MANTENIMIENTO TREN DELANTERO Y FRENOS TRASEROS </text:p>
          </table:table-cell>
          <table:table-cell office:value-type="string">
            <text:p>FRENO PARTES</text:p>
          </table:table-cell>
          <table:table-cell office:value-type="string">
            <text:p>0 3 2</text:p>
          </table:table-cell>
          <table:table-cell table:number-columns-repeated="1018"/>
        </table:table-row>
        <table:table-row table:style-name="ro3">
          <table:table-cell table:style-name="ce3" office:value-type="date" office:date-value="2015-01-23">
            <text:p>23/01/15</text:p>
          </table:table-cell>
          <table:table-cell office:value-type="string">
            <text:p>MTTO-40-2015</text:p>
          </table:table-cell>
          <table:table-cell office:value-type="string">
            <text:p>SMI-082</text:p>
          </table:table-cell>
          <table:table-cell office:value-type="string">
            <text:p>DESPINCHAR LLANTA TRASERA INTERNA LADO IZQUIERDO.</text:p>
          </table:table-cell>
          <table:table-cell office:value-type="string">
            <text:p>COEXITO-OSCAR GARCIA </text:p>
          </table:table-cell>
          <table:table-cell office:value-type="float" office:value="2118652">
            <text:p>2118652</text:p>
          </table:table-cell>
          <table:table-cell table:number-columns-repeated="1018"/>
        </table:table-row>
        <table:table-row table:style-name="ro3">
          <table:table-cell table:style-name="ce3" office:value-type="date" office:date-value="2015-01-23">
            <text:p>23/01/15</text:p>
          </table:table-cell>
          <table:table-cell office:value-type="string">
            <text:p>MTTO-42-2015</text:p>
          </table:table-cell>
          <table:table-cell office:value-type="string">
            <text:p>PLANTA ELECTRICA FG WILSON No. 1</text:p>
          </table:table-cell>
          <table:table-cell office:value-type="string">
            <text:p>DESPINCHAR LLANTA DERECHA.</text:p>
          </table:table-cell>
          <table:table-cell office:value-type="string">
            <text:p>COEXITO-OSCAR GARCIA </text:p>
          </table:table-cell>
          <table:table-cell table:number-columns-repeated="1019"/>
        </table:table-row>
        <table:table-row table:style-name="ro3">
          <table:table-cell table:style-name="ce3" office:value-type="date" office:date-value="2015-01-23">
            <text:p>23/01/15</text:p>
          </table:table-cell>
          <table:table-cell office:value-type="string">
            <text:p>MTTO-43-2015</text:p>
          </table:table-cell>
          <table:table-cell office:value-type="string">
            <text:p>236B</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1-23">
            <text:p>23/01/15</text:p>
          </table:table-cell>
          <table:table-cell office:value-type="string">
            <text:p>AAM-14-2015-T6</text:p>
          </table:table-cell>
          <table:table-cell office:value-type="string">
            <text:p>KEY-189</text:p>
          </table:table-cell>
          <table:table-cell office:value-type="string">
            <text:p>ALINEACION DIRECCION Y BALANCEO RUEDAS DELANTERAS.</text:p>
          </table:table-cell>
          <table:table-cell office:value-type="string">
            <text:p>LLANTAS LA ESTACION</text:p>
          </table:table-cell>
          <table:table-cell table:number-columns-repeated="1019"/>
        </table:table-row>
        <table:table-row table:style-name="ro8">
          <table:table-cell table:style-name="ce3" office:value-type="date" office:date-value="2015-01-23">
            <text:p>23/01/15</text:p>
          </table:table-cell>
          <table:table-cell office:value-type="string">
            <text:p>AAM-02-2015-GP</text:p>
          </table:table-cell>
          <table:table-cell office:value-type="string">
            <text:p>CJK-060</text:p>
          </table:table-cell>
          <table:table-cell office:value-type="string">
            <text:p>INSTALACION DE 4 LLANTAS NUEVAS REF. 165/70R13 MARCA TIGAR (INCLUYE MONTAJE Y MARCACION), SEGUN ORDEN DE COMPRA 3608, ALINEACION DIRECCION Y BALANCEO RUEDAS DELANTERAS</text:p>
          </table:table-cell>
          <table:table-cell office:value-type="string">
            <text:p>LLANTAS LA ESTACION</text:p>
          </table:table-cell>
          <table:table-cell office:value-type="float" office:value="418">
            <text:p>418</text:p>
          </table:table-cell>
          <table:table-cell table:number-columns-repeated="1018"/>
        </table:table-row>
        <table:table-row table:style-name="ro6">
          <table:table-cell table:style-name="ce3" office:value-type="date" office:date-value="2015-01-23">
            <text:p>23/01/15</text:p>
          </table:table-cell>
          <table:table-cell office:value-type="string">
            <text:p>AAM-14-2015-T2</text:p>
          </table:table-cell>
          <table:table-cell office:value-type="string">
            <text:p>KEW-926</text:p>
          </table:table-cell>
          <table:table-cell office:value-type="string">
            <text:p>REVISION BUJES TREN DELANTERO</text:p>
          </table:table-cell>
          <table:table-cell office:value-type="string">
            <text:p>FRENO PARTES</text:p>
          </table:table-cell>
          <table:table-cell office:value-type="string">
            <text:p>0 3 0</text:p>
          </table:table-cell>
          <table:table-cell table:number-columns-repeated="1018"/>
        </table:table-row>
        <table:table-row table:style-name="ro3">
          <table:table-cell table:style-name="ce3" office:value-type="date" office:date-value="2015-01-24">
            <text:p>24/01/15</text:p>
          </table:table-cell>
          <table:table-cell office:value-type="string">
            <text:p>AAM-06-2015-IF</text:p>
          </table:table-cell>
          <table:table-cell office:value-type="string">
            <text:p>DDA-211</text:p>
          </table:table-cell>
          <table:table-cell office:value-type="string">
            <text:p>REVISION LUCES STOP (CAMBIO LAMPARAS POR DETERIORO).</text:p>
          </table:table-cell>
          <table:table-cell office:value-type="string">
            <text:p>FRENO PARTES</text:p>
          </table:table-cell>
          <table:table-cell office:value-type="float" office:value="141">
            <text:p>141</text:p>
          </table:table-cell>
          <table:table-cell table:number-columns-repeated="1018"/>
        </table:table-row>
        <table:table-row table:style-name="ro3">
          <table:table-cell table:style-name="ce3" office:value-type="date" office:date-value="2015-01-26">
            <text:p>26/01/15</text:p>
          </table:table-cell>
          <table:table-cell office:value-type="string">
            <text:p>MTTO-45-2015</text:p>
          </table:table-cell>
          <table:table-cell office:value-type="string">
            <text:p>DDA-165</text:p>
          </table:table-cell>
          <table:table-cell office:value-type="string">
            <text:p>RAPARACION COJINES ASIENTOS Y TAPIZADO. </text:p>
          </table:table-cell>
          <table:table-cell office:value-type="string">
            <text:p>TAPIZADOS FERNANDO OSPINA </text:p>
          </table:table-cell>
          <table:table-cell table:number-columns-repeated="1019"/>
        </table:table-row>
        <table:table-row table:style-name="ro3">
          <table:table-cell table:style-name="ce3" office:value-type="date" office:date-value="2015-01-26">
            <text:p>26/01/15</text:p>
          </table:table-cell>
          <table:table-cell office:value-type="string">
            <text:p>MTTO-46-2015</text:p>
          </table:table-cell>
          <table:table-cell office:value-type="string">
            <text:p>USE-822</text:p>
          </table:table-cell>
          <table:table-cell office:value-type="string">
            <text:p>REVISION SISTEMA DE CARGA POR GARANTIA.</text:p>
          </table:table-cell>
          <table:table-cell office:value-type="string">
            <text:p>COEXITO-OSCAR GARCIA </text:p>
          </table:table-cell>
          <table:table-cell office:value-type="float" office:value="2118761">
            <text:p>2118761</text:p>
          </table:table-cell>
          <table:table-cell table:number-columns-repeated="1018"/>
        </table:table-row>
        <table:table-row table:style-name="ro3">
          <table:table-cell table:style-name="ce3" office:value-type="date" office:date-value="2015-01-26">
            <text:p>26/01/15</text:p>
          </table:table-cell>
          <table:table-cell office:value-type="string">
            <text:p>MTTO-47-2015</text:p>
          </table:table-cell>
          <table:table-cell office:value-type="string">
            <text:p>SMI-082</text:p>
          </table:table-cell>
          <table:table-cell office:value-type="string">
            <text:p>REPARAR Y REFORZAR SISTEMA DE ENGANCHE TAPA DEL VOLCO.</text:p>
          </table:table-cell>
          <table:table-cell office:value-type="string">
            <text:p>HERMAR</text:p>
          </table:table-cell>
          <table:table-cell table:number-columns-repeated="1019"/>
        </table:table-row>
        <table:table-row table:style-name="ro4">
          <table:table-cell table:style-name="ce3" office:value-type="date" office:date-value="2015-01-26">
            <text:p>26/01/15</text:p>
          </table:table-cell>
          <table:table-cell office:value-type="string">
            <text:p>MTTO-48-2015</text:p>
          </table:table-cell>
          <table:table-cell office:value-type="string">
            <text:p>KUK-433</text:p>
          </table:table-cell>
          <table:table-cell office:value-type="string">
            <text:p>DESPINCHAR LLANTA DELANTERA LADO IZQUIERDO Y CAMBIO INTERRUPTOR DE LUCES DIRECCIONALES TRASERAS.</text:p>
          </table:table-cell>
          <table:table-cell office:value-type="string">
            <text:p>COEXITO-OSCAR GARCIA </text:p>
          </table:table-cell>
          <table:table-cell office:value-type="float" office:value="2118650">
            <text:p>2118650</text:p>
          </table:table-cell>
          <table:table-cell table:number-columns-repeated="1018"/>
        </table:table-row>
        <table:table-row table:style-name="ro3">
          <table:table-cell table:style-name="ce3" office:value-type="date" office:date-value="2015-01-26">
            <text:p>26/01/15</text:p>
          </table:table-cell>
          <table:table-cell office:value-type="string">
            <text:p>AAM-15-2015-T2</text:p>
          </table:table-cell>
          <table:table-cell office:value-type="string">
            <text:p>KEW-926</text:p>
          </table:table-cell>
          <table:table-cell office:value-type="string">
            <text:p>REVISION AIRE ACONDICIONADO POR GARANTIA.</text:p>
          </table:table-cell>
          <table:table-cell office:value-type="string">
            <text:p>ALISTAMIENTOS OCAMPO</text:p>
          </table:table-cell>
          <table:table-cell table:number-columns-repeated="1019"/>
        </table:table-row>
        <table:table-row table:style-name="ro3">
          <table:table-cell table:style-name="ce3" office:value-type="date" office:date-value="2015-01-27">
            <text:p>27/01/15</text:p>
          </table:table-cell>
          <table:table-cell office:value-type="string">
            <text:p>AAM-04-2015-REL</text:p>
          </table:table-cell>
          <table:table-cell office:value-type="string">
            <text:p>CJJ-580</text:p>
          </table:table-cell>
          <table:table-cell office:value-type="string">
            <text:p>REVISION TREN DELANTERO LADO DERECHO.</text:p>
          </table:table-cell>
          <table:table-cell office:value-type="string">
            <text:p>FRENO PARTES</text:p>
          </table:table-cell>
          <table:table-cell office:value-type="string">
            <text:p>0 1 2</text:p>
          </table:table-cell>
          <table:table-cell table:number-columns-repeated="1018"/>
        </table:table-row>
        <table:table-row table:style-name="ro3">
          <table:table-cell table:style-name="ce3" office:value-type="date" office:date-value="2015-01-27">
            <text:p>27/01/15</text:p>
          </table:table-cell>
          <table:table-cell office:value-type="string">
            <text:p>AAM-01-2015-GS</text:p>
          </table:table-cell>
          <table:table-cell office:value-type="string">
            <text:p>CJC-368</text:p>
          </table:table-cell>
          <table:table-cell office:value-type="string">
            <text:p>REVISION SISTEMA ELECTRICO </text:p>
          </table:table-cell>
          <table:table-cell office:value-type="string">
            <text:p>COEXITO-OSCAR GARCIA </text:p>
          </table:table-cell>
          <table:table-cell office:value-type="float" office:value="2118779">
            <text:p>2118779</text:p>
          </table:table-cell>
          <table:table-cell table:number-columns-repeated="1018"/>
        </table:table-row>
        <table:table-row table:style-name="ro3">
          <table:table-cell table:style-name="ce3" office:value-type="date" office:date-value="2015-01-27">
            <text:p>27/01/15</text:p>
          </table:table-cell>
          <table:table-cell office:value-type="string">
            <text:p>AAM-18-2015-T7</text:p>
          </table:table-cell>
          <table:table-cell office:value-type="string">
            <text:p>SQI-521</text:p>
          </table:table-cell>
          <table:table-cell office:value-type="string">
            <text:p>SOLDAR Y REFORZAR POLEA GUIA DEL CABLE DEL WINCHE.</text:p>
          </table:table-cell>
          <table:table-cell office:value-type="string">
            <text:p>HERMAR</text:p>
          </table:table-cell>
          <table:table-cell office:value-type="string">
            <text:p>0 0 9 6</text:p>
          </table:table-cell>
          <table:table-cell table:number-columns-repeated="1018"/>
        </table:table-row>
        <table:table-row table:style-name="ro4">
          <table:table-cell table:style-name="ce3" office:value-type="date" office:date-value="2015-01-27">
            <text:p>27/01/15</text:p>
          </table:table-cell>
          <table:table-cell office:value-type="string">
            <text:p>AAM-07-2015-T1</text:p>
          </table:table-cell>
          <table:table-cell office:value-type="string">
            <text:p>SPK-307</text:p>
          </table:table-cell>
          <table:table-cell office:value-type="string">
            <text:p>MANTENIMIENTO FRENO DE EMERGENCIA, CAMBIO ACOPLE RAPIDO Y REVISAR AJUSTE RUEDA TRASERA LADO IZQUIERDO.</text:p>
          </table:table-cell>
          <table:table-cell office:value-type="string">
            <text:p>FRENO PARTES</text:p>
          </table:table-cell>
          <table:table-cell office:value-type="string">
            <text:p>0 1 3</text:p>
          </table:table-cell>
          <table:table-cell table:number-columns-repeated="1018"/>
        </table:table-row>
        <table:table-row table:style-name="ro6">
          <table:table-cell table:style-name="ce3" office:value-type="date" office:date-value="2015-01-27">
            <text:p>27/01/15</text:p>
          </table:table-cell>
          <table:table-cell office:value-type="string">
            <text:p>MTTO-50-2015</text:p>
          </table:table-cell>
          <table:table-cell office:value-type="string">
            <text:p>KUK-380</text:p>
          </table:table-cell>
          <table:table-cell office:value-type="string">
            <text:p>REVISION ARRANQUE </text:p>
          </table:table-cell>
          <table:table-cell office:value-type="string">
            <text:p>RENZO NIETO </text:p>
          </table:table-cell>
          <table:table-cell office:value-type="float" office:value="909">
            <text:p>909</text:p>
          </table:table-cell>
          <table:table-cell table:number-columns-repeated="1018"/>
        </table:table-row>
        <table:table-row table:style-name="ro3">
          <table:table-cell table:style-name="ce3" office:value-type="date" office:date-value="2015-01-28">
            <text:p>28/01/15</text:p>
          </table:table-cell>
          <table:table-cell office:value-type="string">
            <text:p>MTTO-52-2015</text:p>
          </table:table-cell>
          <table:table-cell office:value-type="string">
            <text:p>USE-726</text:p>
          </table:table-cell>
          <table:table-cell office:value-type="string">
            <text:p>DESPINCHAR LLANTA DELANTERA IZQUIERDA.</text:p>
          </table:table-cell>
          <table:table-cell office:value-type="string">
            <text:p>COEXITO-OSCAR GARCIA </text:p>
          </table:table-cell>
          <table:table-cell table:number-columns-repeated="1019"/>
        </table:table-row>
        <table:table-row table:style-name="ro3">
          <table:table-cell table:style-name="ce3" office:value-type="date" office:date-value="2015-01-28">
            <text:p>28/01/15</text:p>
          </table:table-cell>
          <table:table-cell office:value-type="string">
            <text:p>MTTO-53-2015</text:p>
          </table:table-cell>
          <table:table-cell office:value-type="string">
            <text:p>KUK-381</text:p>
          </table:table-cell>
          <table:table-cell office:value-type="string">
            <text:p>DESPINCHAR LLANTA TRASERA INTERNA DERECHA.</text:p>
          </table:table-cell>
          <table:table-cell office:value-type="string">
            <text:p>COEXITO-OSCAR GARCIA </text:p>
          </table:table-cell>
          <table:table-cell table:number-columns-repeated="1019"/>
        </table:table-row>
        <table:table-row table:style-name="ro3">
          <table:table-cell table:style-name="ce3" office:value-type="date" office:date-value="2015-01-28">
            <text:p>28/01/15</text:p>
          </table:table-cell>
          <table:table-cell office:value-type="string">
            <text:p>MTTO-54-2015</text:p>
          </table:table-cell>
          <table:table-cell office:value-type="string">
            <text:p>MOTOR LISTER HIDRO No. 1</text:p>
          </table:table-cell>
          <table:table-cell office:value-type="string">
            <text:p>VERIFICAR DILUCION DE COMBUSTIBLE EN EL ACEITE Y CAMBIO FILTRO DE AIRE.</text:p>
          </table:table-cell>
          <table:table-cell office:value-type="string">
            <text:p>AGROELECTRICAS DIESEL</text:p>
          </table:table-cell>
          <table:table-cell office:value-type="float" office:value="2635">
            <text:p>2635</text:p>
          </table:table-cell>
          <table:table-cell table:number-columns-repeated="1018"/>
        </table:table-row>
        <table:table-row table:style-name="ro3">
          <table:table-cell table:style-name="ce3" office:value-type="date" office:date-value="2015-01-28">
            <text:p>28/01/15</text:p>
          </table:table-cell>
          <table:table-cell office:value-type="string">
            <text:p>AAM-18-2015-T2</text:p>
          </table:table-cell>
          <table:table-cell office:value-type="string">
            <text:p>DDC-295</text:p>
          </table:table-cell>
          <table:table-cell office:value-type="string">
            <text:p>ALINEACION DIRECCION Y BALANCEO RUEDAS DELANTERAS.</text:p>
          </table:table-cell>
          <table:table-cell office:value-type="string">
            <text:p>COEXITO-OSCAR GARCIA </text:p>
          </table:table-cell>
          <table:table-cell office:value-type="float" office:value="2118709">
            <text:p>2118709</text:p>
          </table:table-cell>
          <table:table-cell table:number-columns-repeated="1018"/>
        </table:table-row>
        <table:table-row table:style-name="ro3">
          <table:table-cell table:style-name="ce3" office:value-type="date" office:date-value="2015-01-28">
            <text:p>28/01/15</text:p>
          </table:table-cell>
          <table:table-cell office:value-type="string">
            <text:p>AAM-02-2015-GS</text:p>
          </table:table-cell>
          <table:table-cell office:value-type="string">
            <text:p>CJC-368</text:p>
          </table:table-cell>
          <table:table-cell office:value-type="string">
            <text:p>REVISION SISTEMA ELECTRICO (LUCES DELANTERAS). </text:p>
          </table:table-cell>
          <table:table-cell office:value-type="string">
            <text:p>COEXITO-OSCAR GARCIA </text:p>
          </table:table-cell>
          <table:table-cell table:number-columns-repeated="1019"/>
        </table:table-row>
        <table:table-row table:style-name="ro3">
          <table:table-cell table:style-name="ce3" office:value-type="date" office:date-value="2015-01-29">
            <text:p>29/01/15</text:p>
          </table:table-cell>
          <table:table-cell office:value-type="string">
            <text:p>MTTO-56-2015</text:p>
          </table:table-cell>
          <table:table-cell office:value-type="string">
            <text:p>USA-468</text:p>
          </table:table-cell>
          <table:table-cell office:value-type="string">
            <text:p>DESPINCHAR LLANTA TRASERA EXTERNA DERECHA.</text:p>
          </table:table-cell>
          <table:table-cell office:value-type="string">
            <text:p>COEXITO-OSCAR GARCIA </text:p>
          </table:table-cell>
          <table:table-cell office:value-type="float" office:value="2118720">
            <text:p>2118720</text:p>
          </table:table-cell>
          <table:table-cell table:number-columns-repeated="1018"/>
        </table:table-row>
        <table:table-row table:style-name="ro3">
          <table:table-cell table:style-name="ce3" office:value-type="date" office:date-value="2015-01-29">
            <text:p>29/01/15</text:p>
          </table:table-cell>
          <table:table-cell office:value-type="string">
            <text:p>MTTO-57-2015</text:p>
          </table:table-cell>
          <table:table-cell office:value-type="string">
            <text:p>CHR-086 </text:p>
          </table:table-cell>
          <table:table-cell office:value-type="string">
            <text:p>DESPINCHAR LLANTA DELANTERA LADO DERECHO.</text:p>
          </table:table-cell>
          <table:table-cell office:value-type="string">
            <text:p>ESTACION LAS PALMERAS</text:p>
          </table:table-cell>
          <table:table-cell table:number-columns-repeated="1019"/>
        </table:table-row>
        <table:table-row table:style-name="ro5">
          <table:table-cell table:style-name="ce3" office:value-type="date" office:date-value="2015-01-29">
            <text:p>29/01/15</text:p>
          </table:table-cell>
          <table:table-cell office:value-type="string">
            <text:p>AAM-20-2015-T7</text:p>
          </table:table-cell>
          <table:table-cell office:value-type="string">
            <text:p>WCZ-206</text:p>
          </table:table-cell>
          <table:table-cell office:value-type="string">
            <text:p>CORREGIR FUGA POR MANGUERA HIDRAULICA PARTE TRASERA (ANTES DE PROCEDER LAVAR CON HIDROLAVADORA) Y ACOPLAR MANGUERA PARTE DELANTERA</text:p>
          </table:table-cell>
          <table:table-cell office:value-type="string">
            <text:p>REHIMAC </text:p>
          </table:table-cell>
          <table:table-cell office:value-type="float" office:value="4654">
            <text:p>4654</text:p>
          </table:table-cell>
          <table:table-cell table:number-columns-repeated="1018"/>
        </table:table-row>
        <table:table-row table:style-name="ro3">
          <table:table-cell table:style-name="ce3" office:value-type="date" office:date-value="2015-01-29">
            <text:p>29/01/15</text:p>
          </table:table-cell>
          <table:table-cell office:value-type="string">
            <text:p>AAM-05-2015-REL</text:p>
          </table:table-cell>
          <table:table-cell office:value-type="string">
            <text:p>USE-392 </text:p>
          </table:table-cell>
          <table:table-cell office:value-type="string">
            <text:p>ALINEACION DIRECCION Y BALANCEO RUEDAS DELANTERAS.</text:p>
          </table:table-cell>
          <table:table-cell office:value-type="string">
            <text:p>LLANTAS LA ESTACION</text:p>
          </table:table-cell>
          <table:table-cell table:number-columns-repeated="1019"/>
        </table:table-row>
        <table:table-row table:style-name="ro6">
          <table:table-cell table:style-name="ce3" office:value-type="date" office:date-value="2015-01-29">
            <text:p>29/01/15</text:p>
          </table:table-cell>
          <table:table-cell office:value-type="string">
            <text:p>AAM-22-2015-L.B</text:p>
          </table:table-cell>
          <table:table-cell office:value-type="string">
            <text:p>DDA-286</text:p>
          </table:table-cell>
          <table:table-cell office:value-type="string">
            <text:p>REVISION PASTILLAS DELANTERAS.</text:p>
          </table:table-cell>
          <table:table-cell office:value-type="string">
            <text:p>FRENO PARTES</text:p>
          </table:table-cell>
          <table:table-cell office:value-type="string">
            <text:p>0 1 4</text:p>
          </table:table-cell>
          <table:table-cell table:number-columns-repeated="1018"/>
        </table:table-row>
        <table:table-row table:style-name="ro3">
          <table:table-cell table:style-name="ce3" office:value-type="date" office:date-value="2015-01-29">
            <text:p>29/01/15</text:p>
          </table:table-cell>
          <table:table-cell office:value-type="string">
            <text:p>AAM-06-2015-REL</text:p>
          </table:table-cell>
          <table:table-cell office:value-type="string">
            <text:p>CJJ-580</text:p>
          </table:table-cell>
          <table:table-cell office:value-type="string">
            <text:p>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5-01-29">
            <text:p>29/01/15</text:p>
          </table:table-cell>
          <table:table-cell office:value-type="string">
            <text:p>AAM-19-2015-T2</text:p>
          </table:table-cell>
          <table:table-cell office:value-type="string">
            <text:p>SPK-180</text:p>
          </table:table-cell>
          <table:table-cell office:value-type="string">
            <text:p>REVISAR SISTEMA DE CARGA </text:p>
          </table:table-cell>
          <table:table-cell office:value-type="string">
            <text:p>COEXITO-OSCAR GARCIA </text:p>
          </table:table-cell>
          <table:table-cell office:value-type="float" office:value="2118729">
            <text:p>2118729</text:p>
          </table:table-cell>
          <table:table-cell table:number-columns-repeated="1018"/>
        </table:table-row>
        <table:table-row table:style-name="ro6">
          <table:table-cell table:style-name="ce3" office:value-type="date" office:date-value="2015-01-30">
            <text:p>30/01/15</text:p>
          </table:table-cell>
          <table:table-cell office:value-type="string">
            <text:p>MTTO-59-2015</text:p>
          </table:table-cell>
          <table:table-cell office:value-type="string">
            <text:p>KUK-382</text:p>
          </table:table-cell>
          <table:table-cell office:value-type="string">
            <text:p>REVISION LUCES DIRECCIONALES TRASERAS.</text:p>
          </table:table-cell>
          <table:table-cell office:value-type="string">
            <text:p>FRENO PARTES</text:p>
          </table:table-cell>
          <table:table-cell office:value-type="string">
            <text:p>0 1 5</text:p>
          </table:table-cell>
          <table:table-cell table:number-columns-repeated="1018"/>
        </table:table-row>
        <table:table-row table:style-name="ro3">
          <table:table-cell table:style-name="ce3" office:value-type="date" office:date-value="2015-01-30">
            <text:p>30/01/15</text:p>
          </table:table-cell>
          <table:table-cell office:value-type="string">
            <text:p>MTTO-60-2015</text:p>
          </table:table-cell>
          <table:table-cell office:value-type="string">
            <text:p>KUK-433</text:p>
          </table:table-cell>
          <table:table-cell office:value-type="string">
            <text:p>CAMBIO VIDRIO PARABRISAS.</text:p>
          </table:table-cell>
          <table:table-cell office:value-type="string">
            <text:p>VIDRIOS Y ACCESORIOS </text:p>
          </table:table-cell>
          <table:table-cell office:value-type="float" office:value="27021">
            <text:p>27021</text:p>
          </table:table-cell>
          <table:table-cell table:number-columns-repeated="1018"/>
        </table:table-row>
        <table:table-row table:style-name="ro3">
          <table:table-cell table:style-name="ce3" office:value-type="date" office:date-value="2015-01-30">
            <text:p>30/01/15</text:p>
          </table:table-cell>
          <table:table-cell office:value-type="string">
            <text:p>MTTO-61-2015</text:p>
          </table:table-cell>
          <table:table-cell office:value-type="string">
            <text:p>DDA-165</text:p>
          </table:table-cell>
          <table:table-cell office:value-type="string">
            <text:p>DESMONTAR RUEDA TRASERA IZQUIERDA PARA VERIFICAR ESTADO DE VALVULA.</text:p>
          </table:table-cell>
          <table:table-cell office:value-type="string">
            <text:p>COEXITO-OSCAR GARCIA </text:p>
          </table:table-cell>
          <table:table-cell table:number-columns-repeated="1019"/>
        </table:table-row>
        <table:table-row table:style-name="ro7">
          <table:table-cell table:style-name="ce3" office:value-type="date" office:date-value="2015-01-30">
            <text:p>30/01/15</text:p>
          </table:table-cell>
          <table:table-cell office:value-type="string">
            <text:p>MTTO-63-2015</text:p>
          </table:table-cell>
          <table:table-cell office:value-type="string">
            <text:p>DDA-016</text:p>
          </table:table-cell>
          <table:table-cell office:value-type="string">
            <text:p>MANTENIMIENTO FRENOS DELANTEROS Y TRASEROS, CAMBIO BUJES MUELLES TRASEROS, INSTALACION MOQUETAS DE CAUCHO, CAMBIO ANTIDESLIZANTE PEDALES, ACONDICIONAR VARILLA PARA BAJAR LLANTA DE REPUESTO Y AJUSTE CARROCERIA.</text:p>
          </table:table-cell>
          <table:table-cell office:value-type="string">
            <text:p>FRENO PARTES</text:p>
          </table:table-cell>
          <table:table-cell office:value-type="string">
            <text:p>0 1 6</text:p>
          </table:table-cell>
          <table:table-cell table:number-columns-repeated="1018"/>
        </table:table-row>
        <table:table-row table:style-name="ro3">
          <table:table-cell table:style-name="ce3" office:value-type="date" office:date-value="2015-01-30">
            <text:p>30/01/15</text:p>
          </table:table-cell>
          <table:table-cell office:value-type="string">
            <text:p>MTTO-64-2015</text:p>
          </table:table-cell>
          <table:table-cell office:value-type="string">
            <text:p>DDA-016</text:p>
          </table:table-cell>
          <table:table-cell office:value-type="string">
            <text:p>CAMBIO SOBRE FORROS.</text:p>
          </table:table-cell>
          <table:table-cell office:value-type="string">
            <text:p>TAPIZADOS FERNANDO OSPINA </text:p>
          </table:table-cell>
          <table:table-cell office:value-type="string">
            <text:p>0 0 5</text:p>
          </table:table-cell>
          <table:table-cell table:number-columns-repeated="1018"/>
        </table:table-row>
        <table:table-row table:style-name="ro3">
          <table:table-cell table:style-name="ce3" office:value-type="date" office:date-value="2015-01-30">
            <text:p>30/01/15</text:p>
          </table:table-cell>
          <table:table-cell office:value-type="string">
            <text:p>MTTO-66-2015</text:p>
          </table:table-cell>
          <table:table-cell office:value-type="string">
            <text:p>CHR-086 </text:p>
          </table:table-cell>
          <table:table-cell office:value-type="string">
            <text:p>REVISION CAJA POR GARANTIA, SEGUN FACTURA No. FD 37076.</text:p>
          </table:table-cell>
          <table:table-cell office:value-type="string">
            <text:p>AUTOPACIFICO</text:p>
          </table:table-cell>
          <table:table-cell table:number-columns-repeated="1019"/>
        </table:table-row>
        <table:table-row table:style-name="ro3">
          <table:table-cell table:style-name="ce3" office:value-type="date" office:date-value="2015-01-31">
            <text:p>31/01/15</text:p>
          </table:table-cell>
          <table:table-cell office:value-type="string">
            <text:p>AAM-04-2015-GP</text:p>
          </table:table-cell>
          <table:table-cell office:value-type="string">
            <text:p>DDB-891</text:p>
          </table:table-cell>
          <table:table-cell office:value-type="string">
            <text:p>LAVADO GENERAL Y ASPIRADA (NO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5-02-02">
            <text:p>02/02/15</text:p>
          </table:table-cell>
          <table:table-cell office:value-type="string">
            <text:p>AAM-07-2015-IF</text:p>
          </table:table-cell>
          <table:table-cell office:value-type="string">
            <text:p>DDA-287</text:p>
          </table:table-cell>
          <table:table-cell office:value-type="string">
            <text:p>REPARACION LAMINA Y PINTURA GENERAL, SEGUN COTIZACION DEL 13 DE DICIEMBRE DE 2014.</text:p>
          </table:table-cell>
          <table:table-cell office:value-type="string">
            <text:p>AUTO CLINIC</text:p>
          </table:table-cell>
          <table:table-cell table:number-columns-repeated="1019"/>
        </table:table-row>
        <table:table-row table:style-name="ro3">
          <table:table-cell table:style-name="ce3" office:value-type="date" office:date-value="2015-02-02">
            <text:p>02/02/15</text:p>
          </table:table-cell>
          <table:table-cell office:value-type="string">
            <text:p>AAM-04-2015-GS</text:p>
          </table:table-cell>
          <table:table-cell office:value-type="string">
            <text:p>CJC-368</text:p>
          </table:table-cell>
          <table:table-cell office:value-type="string">
            <text:p>REVISION SISTEMA DE FRENOS Y MANTENIMIENTO TREN DELANTERO.</text:p>
          </table:table-cell>
          <table:table-cell office:value-type="string">
            <text:p>FRENO PARTES</text:p>
          </table:table-cell>
          <table:table-cell office:value-type="string">
            <text:p>0 2 2</text:p>
          </table:table-cell>
          <table:table-cell table:number-columns-repeated="1018"/>
        </table:table-row>
        <table:table-row table:style-name="ro6">
          <table:table-cell table:style-name="ce3" office:value-type="date" office:date-value="2015-02-02">
            <text:p>02/02/15</text:p>
          </table:table-cell>
          <table:table-cell office:value-type="string">
            <text:p>AAM-24-2015-L.B</text:p>
          </table:table-cell>
          <table:table-cell office:value-type="string">
            <text:p>WEQ-403</text:p>
          </table:table-cell>
          <table:table-cell office:value-type="string">
            <text:p>ALINEACION DIRECCION Y BALANCEO RUEDAS.</text:p>
          </table:table-cell>
          <table:table-cell office:value-type="string">
            <text:p>LLANTAS LA ESTACION</text:p>
          </table:table-cell>
          <table:table-cell table:number-columns-repeated="1019"/>
        </table:table-row>
        <table:table-row table:style-name="ro3">
          <table:table-cell table:style-name="ce3" office:value-type="date" office:date-value="2015-02-02">
            <text:p>02/02/15</text:p>
          </table:table-cell>
          <table:table-cell office:value-type="string">
            <text:p>MTTO-69-2015</text:p>
          </table:table-cell>
          <table:table-cell office:value-type="string">
            <text:p>KUK-381</text:p>
          </table:table-cell>
          <table:table-cell office:value-type="string">
            <text:p>CAMBIO VALVULA DE DRENAJE DEL TANQUE PRINCIPAL DE AIRE.</text:p>
          </table:table-cell>
          <table:table-cell office:value-type="string">
            <text:p>METALMECANICA M &amp; F SAS </text:p>
          </table:table-cell>
          <table:table-cell table:number-columns-repeated="1019"/>
        </table:table-row>
        <table:table-row table:style-name="ro3">
          <table:table-cell table:style-name="ce3" office:value-type="date" office:date-value="2015-02-03">
            <text:p>03/02/15</text:p>
          </table:table-cell>
          <table:table-cell office:value-type="string">
            <text:p>MTTO-72-2015</text:p>
          </table:table-cell>
          <table:table-cell office:value-type="string">
            <text:p>SMI-082</text:p>
          </table:table-cell>
          <table:table-cell office:value-type="string">
            <text:p>DESPINCHAR LLANTA TRASERA INTERNA LADO IZQUIERDO.</text:p>
          </table:table-cell>
          <table:table-cell office:value-type="string">
            <text:p>COEXITO-OSCAR GARCIA </text:p>
          </table:table-cell>
          <table:table-cell office:value-type="float" office:value="2118903">
            <text:p>2118903</text:p>
          </table:table-cell>
          <table:table-cell table:number-columns-repeated="1018"/>
        </table:table-row>
        <table:table-row table:style-name="ro3">
          <table:table-cell table:style-name="ce3" office:value-type="date" office:date-value="2015-02-03">
            <text:p>03/02/15</text:p>
          </table:table-cell>
          <table:table-cell office:value-type="string">
            <text:p>MTTO-73-2015</text:p>
          </table:table-cell>
          <table:table-cell office:value-type="string">
            <text:p>KUK-380</text:p>
          </table:table-cell>
          <table:table-cell office:value-type="string">
            <text:p>DESPINCHAR LLANTA TRASERA INTERNA LADO DERECHO.</text:p>
          </table:table-cell>
          <table:table-cell office:value-type="string">
            <text:p>COEXITO-OSCAR GARCIA </text:p>
          </table:table-cell>
          <table:table-cell table:number-columns-repeated="1019"/>
        </table:table-row>
        <table:table-row table:style-name="ro3">
          <table:table-cell table:style-name="ce3" office:value-type="date" office:date-value="2015-02-03">
            <text:p>03/02/15</text:p>
          </table:table-cell>
          <table:table-cell office:value-type="string">
            <text:p>AAM-05-2015-GS</text:p>
          </table:table-cell>
          <table:table-cell office:value-type="string">
            <text:p>CJC-368</text:p>
          </table:table-cell>
          <table:table-cell office:value-type="string">
            <text:p>ALINEACION DIRECCION Y BALANCEO RUEDAS DELANTERAS.</text:p>
          </table:table-cell>
          <table:table-cell office:value-type="string">
            <text:p>COEXITO-OSCAR GARCIA </text:p>
          </table:table-cell>
          <table:table-cell table:number-columns-repeated="1019"/>
        </table:table-row>
        <table:table-row table:style-name="ro3">
          <table:table-cell table:style-name="ce3" office:value-type="date" office:date-value="2015-02-03">
            <text:p>03/02/15</text:p>
          </table:table-cell>
          <table:table-cell office:value-type="string">
            <text:p>AAM-05-2015-GP</text:p>
          </table:table-cell>
          <table:table-cell office:value-type="string">
            <text:p>CJK-060</text:p>
          </table:table-cell>
          <table:table-cell office:value-type="string">
            <text:p>SUMINISTRO E INSTALACION DE VIDRIO PARABRISA</text:p>
          </table:table-cell>
          <table:table-cell office:value-type="string">
            <text:p>VIDRIOS Y ACCESORIOS </text:p>
          </table:table-cell>
          <table:table-cell office:value-type="float" office:value="27025">
            <text:p>27025</text:p>
          </table:table-cell>
          <table:table-cell table:number-columns-repeated="1018"/>
        </table:table-row>
        <table:table-row table:style-name="ro3">
          <table:table-cell table:style-name="ce3" office:value-type="date" office:date-value="2015-02-03">
            <text:p>03/02/15</text:p>
          </table:table-cell>
          <table:table-cell office:value-type="string">
            <text:p>AAM-15-2015-T3</text:p>
          </table:table-cell>
          <table:table-cell office:value-type="string">
            <text:p>SQW-867</text:p>
          </table:table-cell>
          <table:table-cell office:value-type="string">
            <text:p>ALINEACION DIRECCION, BALANCEO RUEDAS DELANTERAS Y ROTACION LLANTAS.</text:p>
          </table:table-cell>
          <table:table-cell office:value-type="string">
            <text:p>LLANTAS LA ESTACION</text:p>
          </table:table-cell>
          <table:table-cell office:value-type="float" office:value="425">
            <text:p>425</text:p>
          </table:table-cell>
          <table:table-cell table:number-columns-repeated="1018"/>
        </table:table-row>
        <table:table-row table:style-name="ro3">
          <table:table-cell table:style-name="ce3" office:value-type="date" office:date-value="2015-02-04">
            <text:p>04/02/15</text:p>
          </table:table-cell>
          <table:table-cell office:value-type="string">
            <text:p>AAM-06-2015-GS</text:p>
          </table:table-cell>
          <table:table-cell office:value-type="string">
            <text:p>CJC-368</text:p>
          </table:table-cell>
          <table:table-cell office:value-type="string">
            <text:p>LAVADO GENERAL Y ASPIRADA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2-04">
            <text:p>04/02/15</text:p>
          </table:table-cell>
          <table:table-cell office:value-type="string">
            <text:p>AAM-08-2015-T1</text:p>
          </table:table-cell>
          <table:table-cell office:value-type="string">
            <text:p>SPK-307</text:p>
          </table:table-cell>
          <table:table-cell office:value-type="string">
            <text:p>SUMINISTRO E INSTALACION DE VIDRIO PARABRISA.</text:p>
          </table:table-cell>
          <table:table-cell office:value-type="string">
            <text:p>VIDRIOS Y ACCESORIOS </text:p>
          </table:table-cell>
          <table:table-cell office:value-type="float" office:value="27031">
            <text:p>27031</text:p>
          </table:table-cell>
          <table:table-cell table:number-columns-repeated="1018"/>
        </table:table-row>
        <table:table-row table:style-name="ro6">
          <table:table-cell table:style-name="ce3" office:value-type="date" office:date-value="2015-02-04">
            <text:p>04/02/15</text:p>
          </table:table-cell>
          <table:table-cell office:value-type="string">
            <text:p>AAM-20-2015-T2</text:p>
          </table:table-cell>
          <table:table-cell office:value-type="string">
            <text:p>KEW-926</text:p>
          </table:table-cell>
          <table:table-cell office:value-type="string">
            <text:p>ALINEACION DIRECCION <text:s text:c="4"/></text:p>
          </table:table-cell>
          <table:table-cell office:value-type="string">
            <text:p>LLANTAS LA ESTACION</text:p>
          </table:table-cell>
          <table:table-cell table:number-columns-repeated="1019"/>
        </table:table-row>
        <table:table-row table:style-name="ro3">
          <table:table-cell table:style-name="ce3" office:value-type="date" office:date-value="2015-02-04">
            <text:p>04/02/15</text:p>
          </table:table-cell>
          <table:table-cell office:value-type="string">
            <text:p>AAM-20-2015-T4</text:p>
          </table:table-cell>
          <table:table-cell office:value-type="string">
            <text:p>TLO-302</text:p>
          </table:table-cell>
          <table:table-cell office:value-type="string">
            <text:p>REVISAR SISTEMA DE CARGA POR GARANTIA.</text:p>
          </table:table-cell>
          <table:table-cell office:value-type="string">
            <text:p>COEXITO-OSCAR GARCIA </text:p>
          </table:table-cell>
          <table:table-cell table:number-columns-repeated="1019"/>
        </table:table-row>
        <table:table-row table:style-name="ro3">
          <table:table-cell table:style-name="ce3" office:value-type="date" office:date-value="2015-02-04">
            <text:p>04/02/15</text:p>
          </table:table-cell>
          <table:table-cell office:value-type="string">
            <text:p>AAM-21-2015-T2</text:p>
          </table:table-cell>
          <table:table-cell office:value-type="string">
            <text:p>SPK-180</text:p>
          </table:table-cell>
          <table:table-cell office:value-type="string">
            <text:p>COTIZAR DAÑOS EN PLANCHON ANTES DE PROCEDER.</text:p>
          </table:table-cell>
          <table:table-cell office:value-type="string">
            <text:p>REHIMAC </text:p>
          </table:table-cell>
          <table:table-cell office:value-type="string">
            <text:p>4673</text:p>
            <text:p>4674</text:p>
          </table:table-cell>
          <table:table-cell table:number-columns-repeated="1018"/>
        </table:table-row>
        <table:table-row table:style-name="ro3">
          <table:table-cell table:style-name="ce3" office:value-type="date" office:date-value="2015-02-05">
            <text:p>05/02/15</text:p>
          </table:table-cell>
          <table:table-cell office:value-type="string">
            <text:p>MTTO-76-2015</text:p>
          </table:table-cell>
          <table:table-cell office:value-type="string">
            <text:p>USA-468</text:p>
          </table:table-cell>
          <table:table-cell office:value-type="string">
            <text:p>MANTENIMIENTO TROQUE TRASERO (PRESENTA FUGA POR UNA DE LAS RUEDAS).</text:p>
          </table:table-cell>
          <table:table-cell office:value-type="string">
            <text:p>FRENO PARTES</text:p>
          </table:table-cell>
          <table:table-cell office:value-type="string">
            <text:p>0 2 0</text:p>
          </table:table-cell>
          <table:table-cell table:number-columns-repeated="1018"/>
        </table:table-row>
        <table:table-row table:style-name="ro3">
          <table:table-cell table:style-name="ce3" office:value-type="date" office:date-value="2015-02-05">
            <text:p>05/02/15</text:p>
          </table:table-cell>
          <table:table-cell office:value-type="string">
            <text:p>AAM-21-2015-T4</text:p>
          </table:table-cell>
          <table:table-cell office:value-type="string">
            <text:p>TLO-302</text:p>
          </table:table-cell>
          <table:table-cell office:value-type="string">
            <text:p>MANTENIMIENTO ARRANQUE.</text:p>
          </table:table-cell>
          <table:table-cell office:value-type="string">
            <text:p>COEXITO-OSCAR GARCIA </text:p>
          </table:table-cell>
          <table:table-cell table:number-columns-repeated="1019"/>
        </table:table-row>
        <table:table-row table:style-name="ro3">
          <table:table-cell table:style-name="ce3" office:value-type="date" office:date-value="2015-02-05">
            <text:p>05/02/15</text:p>
          </table:table-cell>
          <table:table-cell office:value-type="string">
            <text:p>MTTO-77-2015</text:p>
          </table:table-cell>
          <table:table-cell office:value-type="string">
            <text:p>MOTOR LISTER HIDRO No. 2</text:p>
          </table:table-cell>
          <table:table-cell office:value-type="string">
            <text:p>CAMBIO FILTRO DE AIRE.</text:p>
          </table:table-cell>
          <table:table-cell office:value-type="string">
            <text:p>AGROELECTRICAS DIESEL</text:p>
          </table:table-cell>
          <table:table-cell office:value-type="float" office:value="2199">
            <text:p>2199</text:p>
          </table:table-cell>
          <table:table-cell table:number-columns-repeated="1018"/>
        </table:table-row>
        <table:table-row table:style-name="ro3">
          <table:table-cell table:style-name="ce3" office:value-type="date" office:date-value="2015-02-05">
            <text:p>05/02/15</text:p>
          </table:table-cell>
          <table:table-cell office:value-type="string">
            <text:p>MTTO-78-2015</text:p>
          </table:table-cell>
          <table:table-cell office:value-type="string">
            <text:p>DDA-016</text:p>
          </table:table-cell>
          <table:table-cell office:value-type="string">
            <text:p>ALINEACION DIRECCION Y BALANCEO DE RUEDAS.</text:p>
          </table:table-cell>
          <table:table-cell office:value-type="string">
            <text:p>LLANTAS LA ESTACION</text:p>
          </table:table-cell>
          <table:table-cell table:number-columns-repeated="1019"/>
        </table:table-row>
        <table:table-row table:style-name="ro3">
          <table:table-cell table:style-name="ce3" office:value-type="date" office:date-value="2015-02-05">
            <text:p>05/02/15</text:p>
          </table:table-cell>
          <table:table-cell office:value-type="string">
            <text:p>AAM-08-2015-REL</text:p>
          </table:table-cell>
          <table:table-cell office:value-type="string">
            <text:p>USE-393</text:p>
          </table:table-cell>
          <table:table-cell office:value-type="string">
            <text:p>DESPINCHAR LLANTA TRASERA EXTERNA IZQUIERDA.</text:p>
          </table:table-cell>
          <table:table-cell office:value-type="string">
            <text:p>COEXITO-OSCAR GARCIA </text:p>
          </table:table-cell>
          <table:table-cell table:number-columns-repeated="1019"/>
        </table:table-row>
        <table:table-row table:style-name="ro5">
          <table:table-cell table:style-name="ce3" office:value-type="date" office:date-value="2015-02-06">
            <text:p>06/02/15</text:p>
          </table:table-cell>
          <table:table-cell office:value-type="string">
            <text:p>AAM-09-2015-IF</text:p>
          </table:table-cell>
          <table:table-cell office:value-type="string">
            <text:p>DDB-885</text:p>
          </table:table-cell>
          <table:table-cell office:value-type="string">
            <text:p>REVISION LLANTA TRASERA DERECHA E INSTALACION LLANTA DE SEGUNDA SUMINISTRADA POR ALMACEN DEL CCO PARA LLANTA DE REPUESTO.</text:p>
          </table:table-cell>
          <table:table-cell office:value-type="string">
            <text:p>ESTACION LAS PALMERAS</text:p>
          </table:table-cell>
          <table:table-cell table:number-columns-repeated="1019"/>
        </table:table-row>
        <table:table-row table:style-name="ro3">
          <table:table-cell table:style-name="ce3" office:value-type="date" office:date-value="2015-02-06">
            <text:p>06/02/15</text:p>
          </table:table-cell>
          <table:table-cell office:value-type="string">
            <text:p>AAM-22-2015-T4</text:p>
          </table:table-cell>
          <table:table-cell office:value-type="string">
            <text:p>TLO-302</text:p>
          </table:table-cell>
          <table:table-cell office:value-type="string">
            <text:p>REVISION POR GARANTIA DE LUCES TRASERAS Y DIRECCIONALES.</text:p>
          </table:table-cell>
          <table:table-cell office:value-type="string">
            <text:p>FRENO PARTES</text:p>
          </table:table-cell>
          <table:table-cell office:value-type="string">
            <text:p>0 1 7</text:p>
          </table:table-cell>
          <table:table-cell table:number-columns-repeated="1018"/>
        </table:table-row>
        <table:table-row table:style-name="ro6">
          <table:table-cell table:style-name="ce3" office:value-type="date" office:date-value="2015-02-06">
            <text:p>06/02/15</text:p>
          </table:table-cell>
          <table:table-cell office:value-type="string">
            <text:p>AAM-07-2015-GP</text:p>
          </table:table-cell>
          <table:table-cell office:value-type="string">
            <text:p>DDB-890</text:p>
          </table:table-cell>
          <table:table-cell office:value-type="string">
            <text:p>ALINEACION DIRECCION Y ROTACION LLANTAS.</text:p>
          </table:table-cell>
          <table:table-cell office:value-type="string">
            <text:p>LLANTAS LA ESTACION</text:p>
          </table:table-cell>
          <table:table-cell table:number-columns-repeated="1019"/>
        </table:table-row>
        <table:table-row table:style-name="ro3">
          <table:table-cell table:style-name="ce3" office:value-type="date" office:date-value="2015-02-06">
            <text:p>06/02/15</text:p>
          </table:table-cell>
          <table:table-cell office:value-type="string">
            <text:p>AAM-22-2015-T2</text:p>
          </table:table-cell>
          <table:table-cell office:value-type="string">
            <text:p>KEW-926</text:p>
          </table:table-cell>
          <table:table-cell office:value-type="string">
            <text:p>REVISION AIRE ACONDICIONADO POR GARANTIA (NO LLEGA EL AIRE A LA PARTE TRASERA).</text:p>
          </table:table-cell>
          <table:table-cell office:value-type="string">
            <text:p>ALISTAMIENTOS OCAMPO</text:p>
          </table:table-cell>
          <table:table-cell office:value-type="float" office:value="597">
            <text:p>597</text:p>
          </table:table-cell>
          <table:table-cell table:number-columns-repeated="1018"/>
        </table:table-row>
        <table:table-row table:style-name="ro3">
          <table:table-cell table:style-name="ce3" office:value-type="date" office:date-value="2015-02-06">
            <text:p>06/02/15</text:p>
          </table:table-cell>
          <table:table-cell office:value-type="string">
            <text:p>AAM-27-2015-L.B</text:p>
          </table:table-cell>
          <table:table-cell office:value-type="string">
            <text:p>DDB-883</text:p>
          </table:table-cell>
          <table:table-cell office:value-type="string">
            <text:p>REVISION POR GARANTIA DEL ALTERNADOR.</text:p>
          </table:table-cell>
          <table:table-cell office:value-type="string">
            <text:p>TALLERES AUTORIZADOS S.A.</text:p>
          </table:table-cell>
          <table:table-cell office:value-type="float" office:value="31012458">
            <text:p>31012458</text:p>
          </table:table-cell>
          <table:table-cell table:number-columns-repeated="1018"/>
        </table:table-row>
        <table:table-row table:style-name="ro6">
          <table:table-cell table:style-name="ce3" office:value-type="date" office:date-value="2015-02-06">
            <text:p>06/02/15</text:p>
          </table:table-cell>
          <table:table-cell office:value-type="string">
            <text:p>AAM-19-2015-T5</text:p>
          </table:table-cell>
          <table:table-cell office:value-type="string">
            <text:p>KEX-250</text:p>
          </table:table-cell>
          <table:table-cell office:value-type="string">
            <text:p>REVISION BANDAS TRASERAS.</text:p>
          </table:table-cell>
          <table:table-cell office:value-type="string">
            <text:p>FRENO PARTES</text:p>
          </table:table-cell>
          <table:table-cell office:value-type="string">
            <text:p>0 1 1</text:p>
          </table:table-cell>
          <table:table-cell table:number-columns-repeated="1018"/>
        </table:table-row>
        <table:table-row table:style-name="ro3">
          <table:table-cell table:style-name="ce3" office:value-type="date" office:date-value="2015-02-07">
            <text:p>07/02/15</text:p>
          </table:table-cell>
          <table:table-cell office:value-type="string">
            <text:p>MTTO-84-2015</text:p>
          </table:table-cell>
          <table:table-cell office:value-type="string">
            <text:p>USE-825</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2-07">
            <text:p>07/02/15</text:p>
          </table:table-cell>
          <table:table-cell office:value-type="string">
            <text:p>MTTO-85-2015</text:p>
          </table:table-cell>
          <table:table-cell office:value-type="string">
            <text:p>KUK-382</text:p>
          </table:table-cell>
          <table:table-cell office:value-type="string">
            <text:p>DESPINCHAR LLANTA DELANTERA IZQUIERDA.</text:p>
          </table:table-cell>
          <table:table-cell office:value-type="string">
            <text:p>COEXITO-OSCAR GARCIA </text:p>
          </table:table-cell>
          <table:table-cell office:value-type="float" office:value="2119036">
            <text:p>2119036</text:p>
          </table:table-cell>
          <table:table-cell table:number-columns-repeated="1018"/>
        </table:table-row>
        <table:table-row table:style-name="ro3">
          <table:table-cell table:style-name="ce3" office:value-type="date" office:date-value="2015-02-09">
            <text:p>09/02/15</text:p>
          </table:table-cell>
          <table:table-cell office:value-type="string">
            <text:p>AAM-10-2015-T1</text:p>
          </table:table-cell>
          <table:table-cell office:value-type="string">
            <text:p>DDC-660</text:p>
          </table:table-cell>
          <table:table-cell office:value-type="string">
            <text:p>ALINEACION DIRECCION Y BALANCEO DE RUEDAS.</text:p>
          </table:table-cell>
          <table:table-cell office:value-type="string">
            <text:p>LLANTAS LA ESTACION</text:p>
          </table:table-cell>
          <table:table-cell table:number-columns-repeated="1019"/>
        </table:table-row>
        <table:table-row table:style-name="ro3">
          <table:table-cell table:style-name="ce3" office:value-type="date" office:date-value="2015-02-09">
            <text:p>09/02/15</text:p>
          </table:table-cell>
          <table:table-cell office:value-type="string">
            <text:p>AAM-11-2015-T1</text:p>
          </table:table-cell>
          <table:table-cell office:value-type="string">
            <text:p>DDC-660</text:p>
          </table:table-cell>
          <table:table-cell office:value-type="string">
            <text:p>REVISION SIRENA, PANEL DE CONTROL Y TONOS.</text:p>
          </table:table-cell>
          <table:table-cell office:value-type="string">
            <text:p>TECNOLOGIA CONTRA INCENDIO </text:p>
          </table:table-cell>
          <table:table-cell table:style-name="ce16" office:value-type="string">
            <text:p>01 – FEB – 2015</text:p>
          </table:table-cell>
          <table:table-cell table:number-columns-repeated="1018"/>
        </table:table-row>
        <table:table-row table:style-name="ro3">
          <table:table-cell table:style-name="ce3" office:value-type="date" office:date-value="2015-02-09">
            <text:p>09/02/15</text:p>
          </table:table-cell>
          <table:table-cell office:value-type="string">
            <text:p>AAM-22-2015-T5</text:p>
          </table:table-cell>
          <table:table-cell office:value-type="string">
            <text:p>SPK-179</text:p>
          </table:table-cell>
          <table:table-cell office:value-type="string">
            <text:p>REVISION CAUCHO SOPORTE CARDAN Y CAMBIO DE MANGUERA DE DESFOGE.</text:p>
          </table:table-cell>
          <table:table-cell office:value-type="string">
            <text:p>FRENO PARTES</text:p>
          </table:table-cell>
          <table:table-cell office:value-type="string">
            <text:p>0 1 0</text:p>
          </table:table-cell>
          <table:table-cell table:number-columns-repeated="1018"/>
        </table:table-row>
        <table:table-row table:style-name="ro3">
          <table:table-cell table:style-name="ce3" office:value-type="date" office:date-value="2015-02-09">
            <text:p>09/02/15</text:p>
          </table:table-cell>
          <table:table-cell office:value-type="string">
            <text:p>AAM-23-2015-T2</text:p>
          </table:table-cell>
          <table:table-cell office:value-type="string">
            <text:p>SXY-299</text:p>
          </table:table-cell>
          <table:table-cell office:value-type="string">
            <text:p>REVISION JUEGO ANORMAL DE LA ARTICULACION DE TRABAJO REALIZADO ANTERIORMENTE.</text:p>
          </table:table-cell>
          <table:table-cell office:value-type="string">
            <text:p>REHIMAC </text:p>
          </table:table-cell>
          <table:table-cell table:number-columns-repeated="1019"/>
        </table:table-row>
        <table:table-row table:style-name="ro6">
          <table:table-cell table:style-name="ce3" office:value-type="date" office:date-value="2015-02-09">
            <text:p>09/02/15</text:p>
          </table:table-cell>
          <table:table-cell office:value-type="string">
            <text:p>MTTO-89-2015</text:p>
          </table:table-cell>
          <table:table-cell office:value-type="string">
            <text:p>DDA-282</text:p>
          </table:table-cell>
          <table:table-cell office:value-type="string">
            <text:p>REVISION FRENOS TRASEROS.</text:p>
          </table:table-cell>
          <table:table-cell office:value-type="string">
            <text:p>FRENO PARTES</text:p>
          </table:table-cell>
          <table:table-cell office:value-type="string">
            <text:p>0 2 7</text:p>
          </table:table-cell>
          <table:table-cell table:number-columns-repeated="1018"/>
        </table:table-row>
        <table:table-row table:style-name="ro3">
          <table:table-cell table:style-name="ce3" office:value-type="date" office:date-value="2015-02-09">
            <text:p>09/02/15</text:p>
          </table:table-cell>
          <table:table-cell office:value-type="string">
            <text:p>AAM-12-2015-IF</text:p>
          </table:table-cell>
          <table:table-cell office:value-type="string">
            <text:p>CJJ-578</text:p>
          </table:table-cell>
          <table:table-cell office:value-type="string">
            <text:p>ALINEACION DIRECCION Y BALANCEO DE RUEDAS DELANTERAS</text:p>
          </table:table-cell>
          <table:table-cell office:value-type="string">
            <text:p>COEXITO-OSCAR GARCIA </text:p>
          </table:table-cell>
          <table:table-cell table:number-columns-repeated="1019"/>
        </table:table-row>
        <table:table-row table:style-name="ro3">
          <table:table-cell table:style-name="ce3" office:value-type="date" office:date-value="2015-02-10">
            <text:p>10/02/15</text:p>
          </table:table-cell>
          <table:table-cell office:value-type="string">
            <text:p>AAM-13-2015-IF</text:p>
          </table:table-cell>
          <table:table-cell office:value-type="string">
            <text:p>CJJ-578</text:p>
          </table:table-cell>
          <table:table-cell office:value-type="string">
            <text:p>DESPINCHAR LLANTA DELANTERA DERECHA.</text:p>
          </table:table-cell>
          <table:table-cell office:value-type="string">
            <text:p>ESTACION LAS PALMERAS</text:p>
          </table:table-cell>
          <table:table-cell table:number-columns-repeated="1019"/>
        </table:table-row>
        <table:table-row table:style-name="ro6">
          <table:table-cell table:style-name="ce3" office:value-type="date" office:date-value="2015-02-10">
            <text:p>10/02/15</text:p>
          </table:table-cell>
          <table:table-cell office:value-type="string">
            <text:p>MTTO-93-2015</text:p>
          </table:table-cell>
          <table:table-cell office:value-type="string">
            <text:p>USA-468</text:p>
          </table:table-cell>
          <table:table-cell office:value-type="string">
            <text:p>REVISION CORTO LUCES STOP.</text:p>
          </table:table-cell>
          <table:table-cell office:value-type="string">
            <text:p>FRENO PARTES</text:p>
          </table:table-cell>
          <table:table-cell office:value-type="string">
            <text:p>0 2 1</text:p>
          </table:table-cell>
          <table:table-cell table:number-columns-repeated="1018"/>
        </table:table-row>
        <table:table-row table:style-name="ro4">
          <table:table-cell table:style-name="ce3" office:value-type="date" office:date-value="2015-02-10">
            <text:p>10/02/15</text:p>
          </table:table-cell>
          <table:table-cell office:value-type="string">
            <text:p>MTTO-94-2015</text:p>
          </table:table-cell>
          <table:table-cell office:value-type="string">
            <text:p>DDA-016</text:p>
          </table:table-cell>
          <table:table-cell office:value-type="string">
            <text:p>INSTALACION LLANTA DE SEGUNDA SUMINISTRADA POR ALMACEN DEL CCO EN LLANTA DE REPUESTO (INCLUYE BALANCEO).</text:p>
          </table:table-cell>
          <table:table-cell office:value-type="string">
            <text:p>LLANTAS LA ESTACION</text:p>
          </table:table-cell>
          <table:table-cell office:value-type="string">
            <text:p>ORDEN ANULADA NO HUBO LLANTA</text:p>
          </table:table-cell>
          <table:table-cell table:number-columns-repeated="1018"/>
        </table:table-row>
        <table:table-row table:style-name="ro3">
          <table:table-cell table:style-name="ce3" office:value-type="date" office:date-value="2015-02-11">
            <text:p>11/02/15</text:p>
          </table:table-cell>
          <table:table-cell office:value-type="string">
            <text:p>AAM-27-2015-T4</text:p>
          </table:table-cell>
          <table:table-cell office:value-type="string">
            <text:p>SPK-951</text:p>
          </table:table-cell>
          <table:table-cell office:value-type="string">
            <text:p>REVISION LUCES DIRECCIONALES LATERALES DE PLANCHON Y LUCES STROBER PARTE TRASERA.</text:p>
          </table:table-cell>
          <table:table-cell office:value-type="string">
            <text:p>FRENO PARTES</text:p>
          </table:table-cell>
          <table:table-cell office:value-type="string">
            <text:p>0 3 6</text:p>
          </table:table-cell>
          <table:table-cell table:number-columns-repeated="1018"/>
        </table:table-row>
        <table:table-row table:style-name="ro4">
          <table:table-cell table:style-name="ce3" office:value-type="date" office:date-value="2015-02-12">
            <text:p>12/02/15</text:p>
          </table:table-cell>
          <table:table-cell office:value-type="string">
            <text:p>AAM-07-2015-GS</text:p>
          </table:table-cell>
          <table:table-cell office:value-type="string">
            <text:p>CJC-368</text:p>
          </table:table-cell>
          <table:table-cell office:value-type="string">
            <text:p>INSTALACION LLANTA DE SEGUNDA, SUMINISTRADA POR ALMACEN DEL CCO, EN LLANTA TRASERA LADO IZQUIERDO.</text:p>
          </table:table-cell>
          <table:table-cell office:value-type="string">
            <text:p>LLANTAS LA ESTACION</text:p>
          </table:table-cell>
          <table:table-cell table:number-columns-repeated="1019"/>
        </table:table-row>
        <table:table-row table:style-name="ro3">
          <table:table-cell table:style-name="ce3" office:value-type="date" office:date-value="2015-02-12">
            <text:p>12/02/15</text:p>
          </table:table-cell>
          <table:table-cell office:value-type="string">
            <text:p>AAM-32-2015-L.B</text:p>
          </table:table-cell>
          <table:table-cell office:value-type="string">
            <text:p>WEQ-403</text:p>
          </table:table-cell>
          <table:table-cell office:value-type="string">
            <text:p>RUTINA DE LOS 30.000 KMS.</text:p>
          </table:table-cell>
          <table:table-cell office:value-type="string">
            <text:p>AUTOFARALLONES RENAULT</text:p>
          </table:table-cell>
          <table:table-cell office:value-type="float" office:value="1114271">
            <text:p>1114271</text:p>
          </table:table-cell>
          <table:table-cell table:number-columns-repeated="1018"/>
        </table:table-row>
        <table:table-row table:style-name="ro3">
          <table:table-cell table:style-name="ce3" office:value-type="date" office:date-value="2015-02-12">
            <text:p>12/02/15</text:p>
          </table:table-cell>
          <table:table-cell office:value-type="string">
            <text:p>MTTO-96-2015</text:p>
          </table:table-cell>
          <table:table-cell office:value-type="string">
            <text:p>KUK-381</text:p>
          </table:table-cell>
          <table:table-cell office:value-type="string">
            <text:p>REPARACION GATO HIDRAULICO, SEGUN INDICACIONES CONDUCTOR.</text:p>
          </table:table-cell>
          <table:table-cell office:value-type="string">
            <text:p>HERMAR</text:p>
          </table:table-cell>
          <table:table-cell office:value-type="string">
            <text:p>0 1 9 1</text:p>
          </table:table-cell>
          <table:table-cell table:number-columns-repeated="1018"/>
        </table:table-row>
        <table:table-row table:style-name="ro3">
          <table:table-cell table:style-name="ce3" office:value-type="date" office:date-value="2015-02-12">
            <text:p>12/02/15</text:p>
          </table:table-cell>
          <table:table-cell office:value-type="string">
            <text:p>MTTO-97-2015</text:p>
          </table:table-cell>
          <table:table-cell office:value-type="string">
            <text:p>USE-825</text:p>
          </table:table-cell>
          <table:table-cell office:value-type="string">
            <text:p>DESPINCHAR LLANTA TRASERA INTERNA LADO IZQUIERDO.</text:p>
          </table:table-cell>
          <table:table-cell office:value-type="string">
            <text:p>ESTACION LAS PALMERAS</text:p>
          </table:table-cell>
          <table:table-cell table:number-columns-repeated="1019"/>
        </table:table-row>
        <table:table-row table:style-name="ro3">
          <table:table-cell table:style-name="ce3" office:value-type="date" office:date-value="2015-02-12">
            <text:p>12/02/15</text:p>
          </table:table-cell>
          <table:table-cell office:value-type="string">
            <text:p>AAM-20-2015-T3</text:p>
          </table:table-cell>
          <table:table-cell office:value-type="string">
            <text:p>HGT-245</text:p>
          </table:table-cell>
          <table:table-cell office:value-type="string">
            <text:p>RUTINA DE LOS 20.000 KMS.</text:p>
          </table:table-cell>
          <table:table-cell office:value-type="string">
            <text:p>AUTOFARALLONES RENAULT</text:p>
          </table:table-cell>
          <table:table-cell office:value-type="float" office:value="1114091">
            <text:p>1114091</text:p>
          </table:table-cell>
          <table:table-cell table:number-columns-repeated="1018"/>
        </table:table-row>
        <table:table-row table:style-name="ro3">
          <table:table-cell table:style-name="ce3" office:value-type="date" office:date-value="2015-02-13">
            <text:p>13/02/15</text:p>
          </table:table-cell>
          <table:table-cell office:value-type="string">
            <text:p>AAM-29-2015-T4</text:p>
          </table:table-cell>
          <table:table-cell office:value-type="string">
            <text:p>SPK-951</text:p>
          </table:table-cell>
          <table:table-cell office:value-type="string">
            <text:p>CORREGIR FUGA DE ACEITE POR CILINDRO PRINCIPAL DE PLANCHON.</text:p>
          </table:table-cell>
          <table:table-cell office:value-type="string">
            <text:p>REHIMAC </text:p>
          </table:table-cell>
          <table:table-cell office:value-type="float" office:value="4685">
            <text:p>4685</text:p>
          </table:table-cell>
          <table:table-cell table:number-columns-repeated="1018"/>
        </table:table-row>
        <table:table-row table:style-name="ro3">
          <table:table-cell table:style-name="ce3" office:value-type="date" office:date-value="2015-02-13">
            <text:p>13/02/15</text:p>
          </table:table-cell>
          <table:table-cell office:value-type="string">
            <text:p>AAM-30-2015-T4</text:p>
          </table:table-cell>
          <table:table-cell office:value-type="string">
            <text:p>KEX-384</text:p>
          </table:table-cell>
          <table:table-cell office:value-type="string">
            <text:p>MANTENIMIENTO GENERAL DE CHAPAS.</text:p>
          </table:table-cell>
          <table:table-cell office:value-type="string">
            <text:p>VIDRIOS Y ACCESORIOS </text:p>
          </table:table-cell>
          <table:table-cell office:value-type="string">
            <text:p>0 0 2 7 0 8 2</text:p>
          </table:table-cell>
          <table:table-cell table:number-columns-repeated="1018"/>
        </table:table-row>
        <table:table-row table:style-name="ro3">
          <table:table-cell table:style-name="ce3" office:value-type="date" office:date-value="2015-02-13">
            <text:p>13/02/15</text:p>
          </table:table-cell>
          <table:table-cell office:value-type="string">
            <text:p>MTTO-99-2015</text:p>
          </table:table-cell>
          <table:table-cell office:value-type="string">
            <text:p>USE-825</text:p>
          </table:table-cell>
          <table:table-cell office:value-type="string">
            <text:p>DESPINCHAR LLANTA TRASERA INTERNA LADO DERECHO.</text:p>
          </table:table-cell>
          <table:table-cell office:value-type="string">
            <text:p>ESTACION LAS PALMERAS</text:p>
          </table:table-cell>
          <table:table-cell table:number-columns-repeated="1019"/>
        </table:table-row>
        <table:table-row table:style-name="ro3">
          <table:table-cell table:style-name="ce3" office:value-type="date" office:date-value="2015-02-13">
            <text:p>13/02/15</text:p>
          </table:table-cell>
          <table:table-cell office:value-type="string">
            <text:p>AAM-27-2015-T7</text:p>
          </table:table-cell>
          <table:table-cell office:value-type="string">
            <text:p>HGR-963</text:p>
          </table:table-cell>
          <table:table-cell office:value-type="string">
            <text:p>REVISAR SISTEMA DE CARGA.</text:p>
          </table:table-cell>
          <table:table-cell office:value-type="string">
            <text:p>COEXITO-OSCAR GARCIA </text:p>
          </table:table-cell>
          <table:table-cell table:number-columns-repeated="1019"/>
        </table:table-row>
        <table:table-row table:style-name="ro6">
          <table:table-cell table:style-name="ce3" office:value-type="date" office:date-value="2015-02-14">
            <text:p>14/02/15</text:p>
          </table:table-cell>
          <table:table-cell office:value-type="string">
            <text:p>AAM-30-2015-T2</text:p>
          </table:table-cell>
          <table:table-cell office:value-type="string">
            <text:p>SXY-299</text:p>
          </table:table-cell>
          <table:table-cell office:value-type="string">
            <text:p>REVISION CONTROL DEL TOMA FUERZA.</text:p>
          </table:table-cell>
          <table:table-cell office:value-type="string">
            <text:p>REHIMAC </text:p>
          </table:table-cell>
          <table:table-cell office:value-type="float" office:value="4689">
            <text:p>4689</text:p>
          </table:table-cell>
          <table:table-cell table:number-columns-repeated="1018"/>
        </table:table-row>
        <table:table-row table:style-name="ro3">
          <table:table-cell table:style-name="ce3" office:value-type="date" office:date-value="2015-02-14">
            <text:p>14/02/15</text:p>
          </table:table-cell>
          <table:table-cell office:value-type="string">
            <text:p>AAM-23-2015-T6</text:p>
          </table:table-cell>
          <table:table-cell office:value-type="string">
            <text:p>SQW-850</text:p>
          </table:table-cell>
          <table:table-cell office:value-type="string">
            <text:p>CAMBIO DE MANGUERA DEL SEGURO DEL WINCHE.</text:p>
          </table:table-cell>
          <table:table-cell office:value-type="string">
            <text:p>HERMAR</text:p>
          </table:table-cell>
          <table:table-cell office:value-type="string">
            <text:p>0 1 7 6</text:p>
          </table:table-cell>
          <table:table-cell table:number-columns-repeated="1018"/>
        </table:table-row>
        <table:table-row table:style-name="ro3">
          <table:table-cell table:style-name="ce3" office:value-type="date" office:date-value="2015-02-16">
            <text:p>16/02/15</text:p>
          </table:table-cell>
          <table:table-cell office:value-type="string">
            <text:p>MTTO-103-2015</text:p>
          </table:table-cell>
          <table:table-cell office:value-type="string">
            <text:p>USA-339</text:p>
          </table:table-cell>
          <table:table-cell office:value-type="string">
            <text:p>DESPINCHAR LLANTA TRASERA INTERNA IZQUIERDA.</text:p>
          </table:table-cell>
          <table:table-cell office:value-type="string">
            <text:p>COEXITO-OSCAR GARCIA </text:p>
          </table:table-cell>
          <table:table-cell table:number-columns-repeated="1019"/>
        </table:table-row>
        <table:table-row table:style-name="ro3">
          <table:table-cell table:style-name="ce3" office:value-type="date" office:date-value="2015-02-16">
            <text:p>16/02/15</text:p>
          </table:table-cell>
          <table:table-cell office:value-type="string">
            <text:p>MTTO-104-2015</text:p>
          </table:table-cell>
          <table:table-cell office:value-type="string">
            <text:p>MOTO BOMBA BARNES HIDRO No. 2</text:p>
          </table:table-cell>
          <table:table-cell office:value-type="string">
            <text:p>REVISION EXOSTO, CHOQUE Y ACOPLE ENTRE MOTOR Y MOTOBOMBA.</text:p>
          </table:table-cell>
          <table:table-cell office:value-type="string">
            <text:p>RODRIGUEZ Y LONDOÑO</text:p>
          </table:table-cell>
          <table:table-cell office:value-type="float" office:value="739">
            <text:p>739</text:p>
          </table:table-cell>
          <table:table-cell table:number-columns-repeated="1018"/>
        </table:table-row>
        <table:table-row table:style-name="ro6">
          <table:table-cell table:style-name="ce3" office:value-type="date" office:date-value="2015-02-16">
            <text:p>16/02/15</text:p>
          </table:table-cell>
          <table:table-cell office:value-type="string">
            <text:p>MTTO-105-2015</text:p>
          </table:table-cell>
          <table:table-cell office:value-type="string">
            <text:p>KUK-380</text:p>
          </table:table-cell>
          <table:table-cell office:value-type="string">
            <text:p>REVISION AGUJA DEL COMBUSTIBLE.</text:p>
          </table:table-cell>
          <table:table-cell office:value-type="string">
            <text:p>AUTOPACIFICO</text:p>
          </table:table-cell>
          <table:table-cell table:number-columns-repeated="1019"/>
        </table:table-row>
        <table:table-row table:style-name="ro3">
          <table:table-cell table:style-name="ce3" office:value-type="date" office:date-value="2015-02-16">
            <text:p>16/02/15</text:p>
          </table:table-cell>
          <table:table-cell office:value-type="string">
            <text:p>MTTO-107-2015</text:p>
          </table:table-cell>
          <table:table-cell office:value-type="string">
            <text:p>USE-825</text:p>
          </table:table-cell>
          <table:table-cell office:value-type="string">
            <text:p>CAMBIO DE RIN TRASERO INTERNO LADO IZQUIERDO</text:p>
          </table:table-cell>
          <table:table-cell office:value-type="string">
            <text:p>FRENO PARTES</text:p>
          </table:table-cell>
          <table:table-cell office:value-type="string">
            <text:p>0 2 6</text:p>
          </table:table-cell>
          <table:table-cell table:number-columns-repeated="1018"/>
        </table:table-row>
        <table:table-row table:style-name="ro4">
          <table:table-cell table:style-name="ce3" office:value-type="date" office:date-value="2015-02-16">
            <text:p>16/02/15</text:p>
          </table:table-cell>
          <table:table-cell office:value-type="string">
            <text:p>MTTO-108-2015</text:p>
          </table:table-cell>
          <table:table-cell office:value-type="string">
            <text:p>USE-825</text:p>
          </table:table-cell>
          <table:table-cell office:value-type="string">
            <text:p>INSTALACION LLANTA DE SEGUNDA 12R 22.5 EN RIN DE REPUESTO, SUMINISTRADA POR ALMACEN DEL CCO.</text:p>
          </table:table-cell>
          <table:table-cell office:value-type="string">
            <text:p>ESTACION LAS PALMERAS</text:p>
          </table:table-cell>
          <table:table-cell office:value-type="string">
            <text:p>NO SE INSTALO </text:p>
          </table:table-cell>
          <table:table-cell table:number-columns-repeated="1018"/>
        </table:table-row>
        <table:table-row table:style-name="ro3">
          <table:table-cell table:style-name="ce3" office:value-type="date" office:date-value="2015-02-16">
            <text:p>16/02/15</text:p>
          </table:table-cell>
          <table:table-cell office:value-type="string">
            <text:p>MTTO-109-2015</text:p>
          </table:table-cell>
          <table:table-cell office:value-type="string">
            <text:p>KUK-382</text:p>
          </table:table-cell>
          <table:table-cell office:value-type="string">
            <text:p>INSTALACION SEGURO EN GANCHO DE COMPUERTA DEL VOLCO.</text:p>
          </table:table-cell>
          <table:table-cell office:value-type="string">
            <text:p>HERMAR</text:p>
          </table:table-cell>
          <table:table-cell office:value-type="string">
            <text:p>0 1 8 1</text:p>
          </table:table-cell>
          <table:table-cell table:number-columns-repeated="1018"/>
        </table:table-row>
        <table:table-row table:style-name="ro6">
          <table:table-cell table:style-name="ce3" office:value-type="date" office:date-value="2015-02-16">
            <text:p>16/02/15</text:p>
          </table:table-cell>
          <table:table-cell office:value-type="string">
            <text:p>AAM-34-2015-L.B</text:p>
          </table:table-cell>
          <table:table-cell office:value-type="string">
            <text:p>DDA-286</text:p>
          </table:table-cell>
          <table:table-cell office:value-type="string">
            <text:p>REVISION RODAMIENTOS Y BANDAS TRASERAS.</text:p>
          </table:table-cell>
          <table:table-cell office:value-type="string">
            <text:p>FRENO PARTES</text:p>
          </table:table-cell>
          <table:table-cell office:value-type="string">
            <text:p>0 3 8</text:p>
          </table:table-cell>
          <table:table-cell table:number-columns-repeated="1018"/>
        </table:table-row>
        <table:table-row table:style-name="ro3">
          <table:table-cell table:style-name="ce3" office:value-type="date" office:date-value="2015-02-17">
            <text:p>17/02/15</text:p>
          </table:table-cell>
          <table:table-cell office:value-type="string">
            <text:p>AAM-02-2015-G-A</text:p>
          </table:table-cell>
          <table:table-cell office:value-type="string">
            <text:p>DDA-216</text:p>
          </table:table-cell>
          <table:table-cell office:value-type="string">
            <text:p>EVALUACION Y COTIZACION DE REPARACION DIFERENCIAL.</text:p>
          </table:table-cell>
          <table:table-cell office:value-type="string">
            <text:p>AUTOPACIFICO</text:p>
          </table:table-cell>
          <table:table-cell table:number-columns-repeated="1019"/>
        </table:table-row>
        <table:table-row table:style-name="ro3">
          <table:table-cell table:style-name="ce3" office:value-type="date" office:date-value="2015-02-17">
            <text:p>17/02/15</text:p>
          </table:table-cell>
          <table:table-cell office:value-type="string">
            <text:p>AAM-03-2015-G-A</text:p>
          </table:table-cell>
          <table:table-cell office:value-type="string">
            <text:p>DDA-216</text:p>
          </table:table-cell>
          <table:table-cell office:value-type="string">
            <text:p>REVISION TREN DELANTERO, FRENOS DELANTEROS Y TRASEROS.</text:p>
          </table:table-cell>
          <table:table-cell office:value-type="string">
            <text:p>FRENO PARTES</text:p>
          </table:table-cell>
          <table:table-cell office:value-type="string">
            <text:p>0 3 1 <text:s/></text:p>
          </table:table-cell>
          <table:table-cell table:number-columns-repeated="1018"/>
        </table:table-row>
        <table:table-row table:style-name="ro3">
          <table:table-cell table:style-name="ce3" office:value-type="date" office:date-value="2015-02-17">
            <text:p>17/02/15</text:p>
          </table:table-cell>
          <table:table-cell office:value-type="string">
            <text:p>AAM-23-2015-T3</text:p>
          </table:table-cell>
          <table:table-cell office:value-type="string">
            <text:p>WCZ-205</text:p>
          </table:table-cell>
          <table:table-cell office:value-type="string">
            <text:p>CAMBIO DE MANGUERA HIDRAULICA DEL YUGO Y RECORTAR SEGUN PRUEBA.</text:p>
          </table:table-cell>
          <table:table-cell office:value-type="string">
            <text:p>REHIMAC </text:p>
          </table:table-cell>
          <table:table-cell office:value-type="float" office:value="4697">
            <text:p>4697</text:p>
          </table:table-cell>
          <table:table-cell table:number-columns-repeated="1018"/>
        </table:table-row>
        <table:table-row table:style-name="ro3">
          <table:table-cell table:style-name="ce3" office:value-type="date" office:date-value="2015-02-17">
            <text:p>17/02/15</text:p>
          </table:table-cell>
          <table:table-cell office:value-type="string">
            <text:p>AAM-28-2015-T7</text:p>
          </table:table-cell>
          <table:table-cell office:value-type="string">
            <text:p>HGR-845</text:p>
          </table:table-cell>
          <table:table-cell office:value-type="string">
            <text:p>ALINEACION DIRECCION, BALANCEO RUEDAS DELANTERAS Y ROTACION LLANTAS.</text:p>
          </table:table-cell>
          <table:table-cell office:value-type="string">
            <text:p>LLANTAS LA ESTACION</text:p>
          </table:table-cell>
          <table:table-cell table:number-columns-repeated="1019"/>
        </table:table-row>
        <table:table-row table:style-name="ro3">
          <table:table-cell table:style-name="ce3" office:value-type="date" office:date-value="2015-02-17">
            <text:p>17/02/15</text:p>
          </table:table-cell>
          <table:table-cell office:value-type="string">
            <text:p>AAM-04-2015-G-A</text:p>
          </table:table-cell>
          <table:table-cell office:value-type="string">
            <text:p>DDA-216</text:p>
          </table:table-cell>
          <table:table-cell office:value-type="string">
            <text:p>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5-02-17">
            <text:p>17/02/15</text:p>
          </table:table-cell>
          <table:table-cell office:value-type="string">
            <text:p>AAM-15-2015-IF</text:p>
          </table:table-cell>
          <table:table-cell office:value-type="string">
            <text:p>DDB-885</text:p>
          </table:table-cell>
          <table:table-cell office:value-type="string">
            <text:p>DESPINCHAR LLANTA DELANTERA IZQUIERDA.</text:p>
          </table:table-cell>
          <table:table-cell office:value-type="string">
            <text:p>ESTACION LAS PALMERAS</text:p>
          </table:table-cell>
          <table:table-cell table:number-columns-repeated="1019"/>
        </table:table-row>
        <table:table-row table:style-name="ro3">
          <table:table-cell table:style-name="ce3" office:value-type="date" office:date-value="2015-02-18">
            <text:p>18/02/15</text:p>
          </table:table-cell>
          <table:table-cell office:value-type="string">
            <text:p>AAM-31-2015-T7</text:p>
          </table:table-cell>
          <table:table-cell office:value-type="string">
            <text:p>SQI-521</text:p>
          </table:table-cell>
          <table:table-cell office:value-type="string">
            <text:p>INSTALACION DE MANGUERA DE AIRE POR GARANTIA.</text:p>
          </table:table-cell>
          <table:table-cell office:value-type="string">
            <text:p>FRENO PARTES</text:p>
          </table:table-cell>
          <table:table-cell table:number-columns-repeated="1019"/>
        </table:table-row>
        <table:table-row table:style-name="ro3">
          <table:table-cell table:style-name="ce3" office:value-type="date" office:date-value="2015-02-18">
            <text:p>18/02/15</text:p>
          </table:table-cell>
          <table:table-cell office:value-type="string">
            <text:p>AAM-32-2015-T7</text:p>
          </table:table-cell>
          <table:table-cell office:value-type="string">
            <text:p>WCZ-206</text:p>
          </table:table-cell>
          <table:table-cell office:value-type="string">
            <text:p>INSTALACION DE MANGUERA DE AIRE POR GARANTIA.</text:p>
          </table:table-cell>
          <table:table-cell office:value-type="string">
            <text:p>FRENO PARTES</text:p>
          </table:table-cell>
          <table:table-cell office:value-type="string">
            <text:p>0 5 5</text:p>
          </table:table-cell>
          <table:table-cell table:number-columns-repeated="1018"/>
        </table:table-row>
        <table:table-row table:style-name="ro6">
          <table:table-cell table:style-name="ce3" office:value-type="date" office:date-value="2015-02-19">
            <text:p>19/02/15</text:p>
          </table:table-cell>
          <table:table-cell office:value-type="string">
            <text:p>MTTO-110-2015</text:p>
          </table:table-cell>
          <table:table-cell office:value-type="string">
            <text:p>USE-726</text:p>
          </table:table-cell>
          <table:table-cell office:value-type="string">
            <text:p>MANTENIMIENTO ARRANQUE.</text:p>
          </table:table-cell>
          <table:table-cell office:value-type="string">
            <text:p>RENZO NIETO </text:p>
          </table:table-cell>
          <table:table-cell table:number-columns-repeated="1019"/>
        </table:table-row>
        <table:table-row table:style-name="ro3">
          <table:table-cell table:style-name="ce3" office:value-type="date" office:date-value="2015-02-19">
            <text:p>19/02/15</text:p>
          </table:table-cell>
          <table:table-cell office:value-type="string">
            <text:p>MTTO-111-2015</text:p>
          </table:table-cell>
          <table:table-cell office:value-type="string">
            <text:p>USE-726</text:p>
          </table:table-cell>
          <table:table-cell office:value-type="string">
            <text:p>CORREGIR FUGA DE AIRE.</text:p>
          </table:table-cell>
          <table:table-cell office:value-type="string">
            <text:p>METALMECANICA M &amp; F SAS </text:p>
          </table:table-cell>
          <table:table-cell office:value-type="string">
            <text:p>0 1 5</text:p>
          </table:table-cell>
          <table:table-cell table:number-columns-repeated="1018"/>
        </table:table-row>
        <table:table-row table:style-name="ro3">
          <table:table-cell table:style-name="ce3" office:value-type="date" office:date-value="2015-02-19">
            <text:p>19/02/15</text:p>
          </table:table-cell>
          <table:table-cell office:value-type="string">
            <text:p>AAM-36-2015-L.B</text:p>
          </table:table-cell>
          <table:table-cell office:value-type="string">
            <text:p>DDB-883</text:p>
          </table:table-cell>
          <table:table-cell office:value-type="string">
            <text:p>MANTENIMIENTO GENERAL DE CHAPAS</text:p>
          </table:table-cell>
          <table:table-cell office:value-type="string">
            <text:p>VIDRIOS Y ACCESORIOS </text:p>
          </table:table-cell>
          <table:table-cell office:value-type="float" office:value="27100">
            <text:p>27100</text:p>
          </table:table-cell>
          <table:table-cell table:number-columns-repeated="1018"/>
        </table:table-row>
        <table:table-row table:style-name="ro8">
          <table:table-cell table:style-name="ce3" office:value-type="date" office:date-value="2015-02-19">
            <text:p>19/02/15</text:p>
          </table:table-cell>
          <table:table-cell office:value-type="string">
            <text:p>MTTO-113-2015</text:p>
          </table:table-cell>
          <table:table-cell office:value-type="string">
            <text:p>DDA-206</text:p>
          </table:table-cell>
          <table:table-cell office:value-type="string">
            <text:p>INSTALACION 2 LLANTAS DE SEGUNDA SUMINISTRADAS POR ALMACEN DEL CCO, EN PARTE DELANTERA (INCLUYE ALINEACION DIRECCION Y BALANCEO RUEDAS) Y DESPINCHAR LLANTA TRASERA IZQUIERDA.</text:p>
          </table:table-cell>
          <table:table-cell office:value-type="string">
            <text:p>COEXITO-OSCAR GARCIA </text:p>
          </table:table-cell>
          <table:table-cell office:value-type="float" office:value="2119302">
            <text:p>2119302</text:p>
          </table:table-cell>
          <table:table-cell table:number-columns-repeated="1018"/>
        </table:table-row>
        <table:table-row table:style-name="ro4">
          <table:table-cell table:style-name="ce3" office:value-type="date" office:date-value="2015-02-20">
            <text:p>20/02/15</text:p>
          </table:table-cell>
          <table:table-cell office:value-type="string">
            <text:p>AAM-33-2015-T4</text:p>
          </table:table-cell>
          <table:table-cell office:value-type="string">
            <text:p>SPK-951</text:p>
          </table:table-cell>
          <table:table-cell office:value-type="string">
            <text:p>ENDEREZAR CANALETA DE RUTEO DE MANGUERAS Y REVISION CABLEADO ELECTRICO DE LUCES EXPLORADORAS Y BALIZA.</text:p>
          </table:table-cell>
          <table:table-cell office:value-type="string">
            <text:p>REHIMAC </text:p>
          </table:table-cell>
          <table:table-cell office:value-type="float" office:value="4707">
            <text:p>4707</text:p>
          </table:table-cell>
          <table:table-cell table:number-columns-repeated="1018"/>
        </table:table-row>
        <table:table-row table:style-name="ro3">
          <table:table-cell table:style-name="ce3" office:value-type="date" office:date-value="2015-02-20">
            <text:p>20/02/15</text:p>
          </table:table-cell>
          <table:table-cell office:value-type="string">
            <text:p>AAM-25-2015-T3</text:p>
          </table:table-cell>
          <table:table-cell office:value-type="string">
            <text:p>WCZ-205</text:p>
          </table:table-cell>
          <table:table-cell office:value-type="string">
            <text:p>CALIBRAR EMBRAGUE.</text:p>
          </table:table-cell>
          <table:table-cell office:value-type="string">
            <text:p>NACIONAL DE EMBRAGUES S.A.S</text:p>
          </table:table-cell>
          <table:table-cell table:number-columns-repeated="1019"/>
        </table:table-row>
        <table:table-row table:style-name="ro3">
          <table:table-cell table:style-name="ce3" office:value-type="date" office:date-value="2015-02-20">
            <text:p>20/02/15</text:p>
          </table:table-cell>
          <table:table-cell office:value-type="string">
            <text:p>AAM-34-2015-T7</text:p>
          </table:table-cell>
          <table:table-cell office:value-type="string">
            <text:p>HGR-963</text:p>
          </table:table-cell>
          <table:table-cell office:value-type="string">
            <text:p>CAMBIO VIDRIO PARABRISA POR GARANTIA.</text:p>
          </table:table-cell>
          <table:table-cell office:value-type="string">
            <text:p>AUTOFARALLONES RENAULT</text:p>
          </table:table-cell>
          <table:table-cell table:number-columns-repeated="1019"/>
        </table:table-row>
        <table:table-row table:style-name="ro4">
          <table:table-cell table:style-name="ce3" office:value-type="date" office:date-value="2015-02-20">
            <text:p>20/02/15</text:p>
          </table:table-cell>
          <table:table-cell office:value-type="string">
            <text:p>AAM-10-2015-REL</text:p>
          </table:table-cell>
          <table:table-cell office:value-type="string">
            <text:p>USE-393</text:p>
          </table:table-cell>
          <table:table-cell office:value-type="string">
            <text:p>INSTALACION DE 2 LLANTAS DE SEGUNDA EN RUEDA DE REPUESTO Y EN RUEDA TRASERA EXTERNA IZQUIERDA.</text:p>
          </table:table-cell>
          <table:table-cell office:value-type="string">
            <text:p>COEXITO-OSCAR GARCIA </text:p>
          </table:table-cell>
          <table:table-cell office:value-type="float" office:value="2167818">
            <text:p>2167818</text:p>
          </table:table-cell>
          <table:table-cell table:number-columns-repeated="1018"/>
        </table:table-row>
        <table:table-row table:style-name="ro3">
          <table:table-cell table:style-name="ce3" office:value-type="date" office:date-value="2015-02-21">
            <text:p>21/02/15</text:p>
          </table:table-cell>
          <table:table-cell office:value-type="string">
            <text:p>AAM-26-2015-T3</text:p>
          </table:table-cell>
          <table:table-cell office:value-type="string">
            <text:p>WCZ-205</text:p>
          </table:table-cell>
          <table:table-cell office:value-type="string">
            <text:p>ALINEAR PLACA GUIA DEL WINCHE PRINCIPAL, SOLDAR Y REFORZAR CAMA-BAJA.</text:p>
          </table:table-cell>
          <table:table-cell office:value-type="string">
            <text:p>HERMAR</text:p>
          </table:table-cell>
          <table:table-cell office:value-type="string">
            <text:p>0 1 9 7</text:p>
          </table:table-cell>
          <table:table-cell table:number-columns-repeated="1018"/>
        </table:table-row>
        <table:table-row table:style-name="ro6">
          <table:table-cell table:style-name="ce3" office:value-type="date" office:date-value="2015-02-23">
            <text:p>23/02/15</text:p>
          </table:table-cell>
          <table:table-cell office:value-type="string">
            <text:p>AAM-36-2015-T4</text:p>
          </table:table-cell>
          <table:table-cell office:value-type="string">
            <text:p>KEX-384</text:p>
          </table:table-cell>
          <table:table-cell office:value-type="string">
            <text:p>MANTENIMIENTO TREN DELANTERO.</text:p>
          </table:table-cell>
          <table:table-cell office:value-type="string">
            <text:p>FRENO PARTES</text:p>
          </table:table-cell>
          <table:table-cell office:value-type="string">
            <text:p>0 3 9</text:p>
          </table:table-cell>
          <table:table-cell table:number-columns-repeated="1018"/>
        </table:table-row>
        <table:table-row table:style-name="ro5">
          <table:table-cell table:style-name="ce3" office:value-type="date" office:date-value="2015-02-23">
            <text:p>23/02/15</text:p>
          </table:table-cell>
          <table:table-cell office:value-type="string">
            <text:p>MTTO-118-2015</text:p>
          </table:table-cell>
          <table:table-cell office:value-type="string">
            <text:p>SMI-082</text:p>
          </table:table-cell>
          <table:table-cell office:value-type="string">
            <text:p>REPARACION BUJES DE ESCUALIZACION DEL CAPOT, REFORZAR PROTECTOR DEL CILINDRO HIDRAULICO PRINCIPAL Y REPARAR GUARDABARRO TRASERO DERECHO.</text:p>
          </table:table-cell>
          <table:table-cell office:value-type="string">
            <text:p>HERMAR</text:p>
          </table:table-cell>
          <table:table-cell office:value-type="string">
            <text:p>0 2 0 5</text:p>
          </table:table-cell>
          <table:table-cell table:number-columns-repeated="1018"/>
        </table:table-row>
        <table:table-row table:style-name="ro6">
          <table:table-cell table:style-name="ce3" office:value-type="date" office:date-value="2015-02-23">
            <text:p>23/02/15</text:p>
          </table:table-cell>
          <table:table-cell office:value-type="string">
            <text:p>AAM-37-2015-T4</text:p>
          </table:table-cell>
          <table:table-cell office:value-type="string">
            <text:p>TLO-302</text:p>
          </table:table-cell>
          <table:table-cell office:value-type="string">
            <text:p>REVISION LUCES EXPLORADORAS GIRATORIAS.</text:p>
          </table:table-cell>
          <table:table-cell office:value-type="string">
            <text:p>FRENO PARTES</text:p>
          </table:table-cell>
          <table:table-cell table:number-columns-repeated="1019"/>
        </table:table-row>
        <table:table-row table:style-name="ro6">
          <table:table-cell table:style-name="ce3" office:value-type="date" office:date-value="2015-02-23">
            <text:p>23/02/15</text:p>
          </table:table-cell>
          <table:table-cell office:value-type="string">
            <text:p>AAM-15-2015-T1</text:p>
          </table:table-cell>
          <table:table-cell office:value-type="string">
            <text:p>SPK-307</text:p>
          </table:table-cell>
          <table:table-cell office:value-type="string">
            <text:p>VERIFICAR COMPRESION MOTOR.</text:p>
          </table:table-cell>
          <table:table-cell office:value-type="string">
            <text:p>AUTOPACIFICO</text:p>
          </table:table-cell>
          <table:table-cell office:value-type="string">
            <text:p>OT 367048</text:p>
          </table:table-cell>
          <table:table-cell table:number-columns-repeated="1018"/>
        </table:table-row>
        <table:table-row table:style-name="ro6">
          <table:table-cell table:style-name="ce3" office:value-type="date" office:date-value="2015-02-24">
            <text:p>24/02/15</text:p>
          </table:table-cell>
          <table:table-cell office:value-type="string">
            <text:p>AAM-16-2015-IF</text:p>
          </table:table-cell>
          <table:table-cell office:value-type="string">
            <text:p>CJJ-578</text:p>
          </table:table-cell>
          <table:table-cell office:value-type="string">
            <text:p>CAMBIO DE BANDAS TRASERAS.</text:p>
          </table:table-cell>
          <table:table-cell office:value-type="string">
            <text:p>FRENO PARTES</text:p>
          </table:table-cell>
          <table:table-cell office:value-type="string">
            <text:p>0 4 0</text:p>
          </table:table-cell>
          <table:table-cell table:number-columns-repeated="1018"/>
        </table:table-row>
        <table:table-row table:style-name="ro3">
          <table:table-cell table:style-name="ce3" office:value-type="date" office:date-value="2015-02-24">
            <text:p>24/02/15</text:p>
          </table:table-cell>
          <table:table-cell office:value-type="string">
            <text:p>MTTO-120-2015</text:p>
          </table:table-cell>
          <table:table-cell office:value-type="string">
            <text:p>VIBROCOMPACTADOR DD24</text:p>
          </table:table-cell>
          <table:table-cell office:value-type="string">
            <text:p>REVISAR SISTEMA DE CARGA POR GARANTIA.</text:p>
          </table:table-cell>
          <table:table-cell office:value-type="string">
            <text:p>COEXITO-OSCAR GARCIA </text:p>
          </table:table-cell>
          <table:table-cell office:value-type="float" office:value="2168477">
            <text:p>2168477</text:p>
          </table:table-cell>
          <table:table-cell table:number-columns-repeated="1018"/>
        </table:table-row>
        <table:table-row table:style-name="ro3">
          <table:table-cell table:style-name="ce3" office:value-type="date" office:date-value="2015-02-24">
            <text:p>24/02/15</text:p>
          </table:table-cell>
          <table:table-cell office:value-type="string">
            <text:p>AAM-17-2015-IF</text:p>
          </table:table-cell>
          <table:table-cell office:value-type="string">
            <text:p>DDB-885</text:p>
          </table:table-cell>
          <table:table-cell office:value-type="string">
            <text:p>CAMBIO DE VALVULA</text:p>
          </table:table-cell>
          <table:table-cell office:value-type="string">
            <text:p>ESTACION LAS PALMERAS</text:p>
          </table:table-cell>
          <table:table-cell table:number-columns-repeated="1019"/>
        </table:table-row>
        <table:table-row table:style-name="ro3">
          <table:table-cell table:style-name="ce3" office:value-type="date" office:date-value="2015-02-24">
            <text:p>24/02/15</text:p>
          </table:table-cell>
          <table:table-cell office:value-type="string">
            <text:p>MTTO-122-2015</text:p>
          </table:table-cell>
          <table:table-cell office:value-type="string">
            <text:p>KUK-381</text:p>
          </table:table-cell>
          <table:table-cell office:value-type="string">
            <text:p>DESPINCHAR LLANTA TRASERA EXTERNA DERECHA.</text:p>
          </table:table-cell>
          <table:table-cell office:value-type="string">
            <text:p>COEXITO-OSCAR GARCIA </text:p>
          </table:table-cell>
          <table:table-cell table:number-columns-repeated="1019"/>
        </table:table-row>
        <table:table-row table:style-name="ro3">
          <table:table-cell table:style-name="ce3" office:value-type="date" office:date-value="2015-02-24">
            <text:p>24/02/15</text:p>
          </table:table-cell>
          <table:table-cell office:value-type="string">
            <text:p>AAM-38-2015-T4</text:p>
          </table:table-cell>
          <table:table-cell office:value-type="string">
            <text:p>KEX-383</text:p>
          </table:table-cell>
          <table:table-cell office:value-type="string">
            <text:p>REVISAR SISTEMA DE CARGA.</text:p>
          </table:table-cell>
          <table:table-cell office:value-type="string">
            <text:p>COEXITO-OSCAR GARCIA </text:p>
          </table:table-cell>
          <table:table-cell office:value-type="float" office:value="2119355">
            <text:p>2119355</text:p>
          </table:table-cell>
          <table:table-cell table:number-columns-repeated="1018"/>
        </table:table-row>
        <table:table-row table:style-name="ro6">
          <table:table-cell table:style-name="ce3" office:value-type="date" office:date-value="2015-02-25">
            <text:p>25/02/15</text:p>
          </table:table-cell>
          <table:table-cell office:value-type="string">
            <text:p>AAM-39-2015-T4</text:p>
          </table:table-cell>
          <table:table-cell office:value-type="string">
            <text:p>KEX-384</text:p>
          </table:table-cell>
          <table:table-cell office:value-type="string">
            <text:p>ALINEACION DIRECCION.</text:p>
          </table:table-cell>
          <table:table-cell office:value-type="string">
            <text:p>LLANTAS LA ESTACION</text:p>
          </table:table-cell>
          <table:table-cell table:number-columns-repeated="1019"/>
        </table:table-row>
        <table:table-row table:style-name="ro3">
          <table:table-cell table:style-name="ce3" office:value-type="date" office:date-value="2015-02-26">
            <text:p>26/02/15</text:p>
          </table:table-cell>
          <table:table-cell office:value-type="string">
            <text:p>AAM-28-2015-T5</text:p>
          </table:table-cell>
          <table:table-cell office:value-type="string">
            <text:p>KEX-250</text:p>
          </table:table-cell>
          <table:table-cell office:value-type="string">
            <text:p>RUTINA DE LOS 450.000 KMS</text:p>
          </table:table-cell>
          <table:table-cell office:value-type="string">
            <text:p>TALLERES AUTORIZADOS S.A.</text:p>
          </table:table-cell>
          <table:table-cell office:value-type="float" office:value="33099880">
            <text:p>33099880</text:p>
          </table:table-cell>
          <table:table-cell table:number-columns-repeated="1018"/>
        </table:table-row>
        <table:table-row table:style-name="ro3">
          <table:table-cell table:style-name="ce3" office:value-type="date" office:date-value="2015-02-27">
            <text:p>27/02/15</text:p>
          </table:table-cell>
          <table:table-cell office:value-type="string">
            <text:p>MTTO-125-2015</text:p>
          </table:table-cell>
          <table:table-cell office:value-type="string">
            <text:p>KUK-380</text:p>
          </table:table-cell>
          <table:table-cell office:value-type="string">
            <text:p>CORREGIR FUGA DE AIRE E INSTALAR MANOMETRO DE COMBUSTIBLE.</text:p>
          </table:table-cell>
          <table:table-cell office:value-type="string">
            <text:p>AUTOPACIFICO</text:p>
          </table:table-cell>
          <table:table-cell office:value-type="string">
            <text:p>OT 367508</text:p>
          </table:table-cell>
          <table:table-cell table:number-columns-repeated="1018"/>
        </table:table-row>
        <table:table-row table:style-name="ro4">
          <table:table-cell table:style-name="ce3" office:value-type="date" office:date-value="2015-02-27">
            <text:p>27/02/15</text:p>
          </table:table-cell>
          <table:table-cell office:value-type="string">
            <text:p>MTTO-126-2015</text:p>
          </table:table-cell>
          <table:table-cell office:value-type="string">
            <text:p>USE-726</text:p>
          </table:table-cell>
          <table:table-cell office:value-type="string">
            <text:p>RUTINA DE LOS 275.000 KMS (INCLUYE CAMBIO DE ACEITE MOTOR, FILTRO DE COMBUSTIBLE Y FILTRO DE ACEITE).</text:p>
          </table:table-cell>
          <table:table-cell office:value-type="string">
            <text:p>TALLERES AUTORIZADOS S.A.</text:p>
          </table:table-cell>
          <table:table-cell office:value-type="float" office:value="31012419">
            <text:p>31012419</text:p>
          </table:table-cell>
          <table:table-cell table:number-columns-repeated="1018"/>
        </table:table-row>
        <table:table-row table:style-name="ro3">
          <table:table-cell table:style-name="ce3" office:value-type="date" office:date-value="2015-02-27">
            <text:p>27/02/15</text:p>
          </table:table-cell>
          <table:table-cell office:value-type="string">
            <text:p>AAM-39-2015-L.B</text:p>
          </table:table-cell>
          <table:table-cell office:value-type="string">
            <text:p>WEQ-358</text:p>
          </table:table-cell>
          <table:table-cell office:value-type="string">
            <text:p>RUTINA DE LOS 40.000 KMS.</text:p>
          </table:table-cell>
          <table:table-cell office:value-type="string">
            <text:p>AUTOFARALLONES RENAULT</text:p>
          </table:table-cell>
          <table:table-cell table:number-columns-repeated="1019"/>
        </table:table-row>
        <table:table-row table:style-name="ro5">
          <table:table-cell table:style-name="ce3" office:value-type="date" office:date-value="2015-02-27">
            <text:p>27/02/15</text:p>
          </table:table-cell>
          <table:table-cell office:value-type="string">
            <text:p>MTTO-127-2015</text:p>
          </table:table-cell>
          <table:table-cell office:value-type="string">
            <text:p>RETRO 420E</text:p>
          </table:table-cell>
          <table:table-cell office:value-type="string">
            <text:p>COTIZAR REFUERZO BASE Y TAPAS LATERALES DEL CUCHARON, Y REACONDICIONAR ALMOHADILLA EN CAUCHO DE LAS PATAS DE APOYO.</text:p>
          </table:table-cell>
          <table:table-cell office:value-type="string">
            <text:p>HERMAR</text:p>
          </table:table-cell>
          <table:table-cell office:value-type="string">
            <text:p>0 2 1 9A</text:p>
          </table:table-cell>
          <table:table-cell table:number-columns-repeated="1018"/>
        </table:table-row>
        <table:table-row table:style-name="ro4">
          <table:table-cell table:style-name="ce3" office:value-type="date" office:date-value="2015-02-27">
            <text:p>27/02/15</text:p>
          </table:table-cell>
          <table:table-cell office:value-type="string">
            <text:p>AAM-40-2015-L.B</text:p>
          </table:table-cell>
          <table:table-cell office:value-type="string">
            <text:p>DDB-883</text:p>
          </table:table-cell>
          <table:table-cell office:value-type="string">
            <text:p>RUTINA DE LOS 425.000 KMS (INCLUYE CAMBIO DE ACEITE MOTOR Y FILTRO DE ACEITE) Y REVISAR CORTO DEL PITO.</text:p>
          </table:table-cell>
          <table:table-cell office:value-type="string">
            <text:p>TALLERES AUTORIZADOS S.A.</text:p>
          </table:table-cell>
          <table:table-cell office:value-type="float" office:value="31012423">
            <text:p>31012423</text:p>
          </table:table-cell>
          <table:table-cell table:number-columns-repeated="1018"/>
        </table:table-row>
        <table:table-row table:style-name="ro3">
          <table:table-cell table:style-name="ce3" office:value-type="date" office:date-value="2015-02-28">
            <text:p>28/02/15</text:p>
          </table:table-cell>
          <table:table-cell office:value-type="string">
            <text:p>AAM-27-2015-T3</text:p>
          </table:table-cell>
          <table:table-cell office:value-type="string">
            <text:p>SQW-867</text:p>
          </table:table-cell>
          <table:table-cell office:value-type="string">
            <text:p>REVISAR SISTEMA DE CARGA.</text:p>
          </table:table-cell>
          <table:table-cell office:value-type="string">
            <text:p>COEXITO-OSCAR GARCIA </text:p>
          </table:table-cell>
          <table:table-cell office:value-type="float" office:value="2167912">
            <text:p>2167912</text:p>
          </table:table-cell>
          <table:table-cell table:number-columns-repeated="1018"/>
        </table:table-row>
        <table:table-row table:style-name="ro4">
          <table:table-cell table:style-name="ce3" office:value-type="date" office:date-value="2015-03-02">
            <text:p>02/03/15</text:p>
          </table:table-cell>
          <table:table-cell office:value-type="string">
            <text:p>AAM-10-2015-GS</text:p>
          </table:table-cell>
          <table:table-cell office:value-type="string">
            <text:p>CJC-368</text:p>
          </table:table-cell>
          <table:table-cell office:value-type="string">
            <text:p>DESMONTAR 4 LLANTAS DE LA NISSAN URVAN CJC-369 E INSTALARLAS EN LA NISSAN URVAN CJC-368.</text:p>
          </table:table-cell>
          <table:table-cell office:value-type="string">
            <text:p>TALLERES AUTORIZADOS S.A.</text:p>
          </table:table-cell>
          <table:table-cell office:value-type="float" office:value="31012434">
            <text:p>31012434</text:p>
          </table:table-cell>
          <table:table-cell table:number-columns-repeated="1018"/>
        </table:table-row>
        <table:table-row table:style-name="ro3">
          <table:table-cell table:style-name="ce3" office:value-type="date" office:date-value="2015-03-03">
            <text:p>03/03/15</text:p>
          </table:table-cell>
          <table:table-cell office:value-type="string">
            <text:p>MTTO-131-2015</text:p>
          </table:table-cell>
          <table:table-cell office:value-type="string">
            <text:p>MOTOR LISTER HIDRO No. 2</text:p>
          </table:table-cell>
          <table:table-cell office:value-type="string">
            <text:p>CAMBIO DE TORNILLOS BASE DEL MOTOR.</text:p>
          </table:table-cell>
          <table:table-cell office:value-type="string">
            <text:p>HERMAR</text:p>
          </table:table-cell>
          <table:table-cell office:value-type="string">
            <text:p>0 2 2 8</text:p>
          </table:table-cell>
          <table:table-cell table:number-columns-repeated="1018"/>
        </table:table-row>
        <table:table-row table:style-name="ro3">
          <table:table-cell table:style-name="ce3" office:value-type="date" office:date-value="2015-03-03">
            <text:p>03/03/15</text:p>
          </table:table-cell>
          <table:table-cell office:value-type="string">
            <text:p>MTTO-132-2015</text:p>
          </table:table-cell>
          <table:table-cell office:value-type="string">
            <text:p>MOTOR LISTER HIDRO No. 2</text:p>
          </table:table-cell>
          <table:table-cell office:value-type="string">
            <text:p>REVISION FILTRO DE AIRE HUMEDO POR GARANTIA.</text:p>
          </table:table-cell>
          <table:table-cell office:value-type="string">
            <text:p>AGROELECTRICAS DIESEL</text:p>
          </table:table-cell>
          <table:table-cell table:number-columns-repeated="1019"/>
        </table:table-row>
        <table:table-row table:style-name="ro3">
          <table:table-cell table:style-name="ce3" office:value-type="date" office:date-value="2015-03-03">
            <text:p>03/03/15</text:p>
          </table:table-cell>
          <table:table-cell office:value-type="string">
            <text:p>AAM-12-2015-GS</text:p>
          </table:table-cell>
          <table:table-cell office:value-type="string">
            <text:p>CJC-368</text:p>
          </table:table-cell>
          <table:table-cell office:value-type="string">
            <text:p>BALANCEO RUEDAS DELANTERAS.</text:p>
          </table:table-cell>
          <table:table-cell office:value-type="string">
            <text:p>COEXITO-OSCAR GARCIA </text:p>
          </table:table-cell>
          <table:table-cell table:number-columns-repeated="1019"/>
        </table:table-row>
        <table:table-row table:style-name="ro3">
          <table:table-cell table:style-name="ce3" office:value-type="date" office:date-value="2015-03-03">
            <text:p>03/03/15</text:p>
          </table:table-cell>
          <table:table-cell office:value-type="string">
            <text:p>AAM-38-2015-T7</text:p>
          </table:table-cell>
          <table:table-cell office:value-type="string">
            <text:p>WEP-810</text:p>
          </table:table-cell>
          <table:table-cell office:value-type="string">
            <text:p>REVISION Y EVALUACION DE ESCUALIZACION DE PLANCHON.</text:p>
          </table:table-cell>
          <table:table-cell office:value-type="string">
            <text:p>REHIMAC </text:p>
          </table:table-cell>
          <table:table-cell office:value-type="float" office:value="4728">
            <text:p>4728</text:p>
          </table:table-cell>
          <table:table-cell table:number-columns-repeated="1018"/>
        </table:table-row>
        <table:table-row table:style-name="ro3">
          <table:table-cell table:style-name="ce3" office:value-type="date" office:date-value="2015-03-03">
            <text:p>03/03/15</text:p>
          </table:table-cell>
          <table:table-cell office:value-type="string">
            <text:p>AAM-31-2015-T5</text:p>
          </table:table-cell>
          <table:table-cell office:value-type="string">
            <text:p>KEX-250</text:p>
          </table:table-cell>
          <table:table-cell office:value-type="string">
            <text:p>BORRAR CODIGO</text:p>
          </table:table-cell>
          <table:table-cell office:value-type="string">
            <text:p>TALLERES AUTORIZADOS S.A.</text:p>
          </table:table-cell>
          <table:table-cell table:number-columns-repeated="1019"/>
        </table:table-row>
        <table:table-row table:style-name="ro6">
          <table:table-cell table:style-name="ce3" office:value-type="date" office:date-value="2015-03-03">
            <text:p>03/03/15</text:p>
          </table:table-cell>
          <table:table-cell office:value-type="string">
            <text:p>MTTO-133-2015</text:p>
          </table:table-cell>
          <table:table-cell office:value-type="string">
            <text:p>KUK-382</text:p>
          </table:table-cell>
          <table:table-cell office:value-type="string">
            <text:p>SUMINISTRO E INSTALACION DE HUBODOMETRO.</text:p>
          </table:table-cell>
          <table:table-cell office:value-type="string">
            <text:p>FRENO PARTES</text:p>
          </table:table-cell>
          <table:table-cell office:value-type="string">
            <text:p>0 4 1</text:p>
          </table:table-cell>
          <table:table-cell table:number-columns-repeated="1018"/>
        </table:table-row>
        <table:table-row table:style-name="ro3">
          <table:table-cell table:style-name="ce3" office:value-type="date" office:date-value="2015-03-04">
            <text:p>04/03/15</text:p>
          </table:table-cell>
          <table:table-cell office:value-type="string">
            <text:p>MTTO-134-2015</text:p>
          </table:table-cell>
          <table:table-cell office:value-type="string">
            <text:p>DDA-282</text:p>
          </table:table-cell>
          <table:table-cell office:value-type="string">
            <text:p>REVISAR SISTEMA DE CARGA.</text:p>
          </table:table-cell>
          <table:table-cell office:value-type="string">
            <text:p>COEXITO-OSCAR GARCIA </text:p>
          </table:table-cell>
          <table:table-cell office:value-type="float" office:value="2168073">
            <text:p>2168073</text:p>
          </table:table-cell>
          <table:table-cell table:number-columns-repeated="1018"/>
        </table:table-row>
        <table:table-row table:style-name="ro6">
          <table:table-cell table:style-name="ce3" office:value-type="date" office:date-value="2015-03-04">
            <text:p>04/03/15</text:p>
          </table:table-cell>
          <table:table-cell office:value-type="string">
            <text:p>MTTO-136-2015</text:p>
          </table:table-cell>
          <table:table-cell office:value-type="string">
            <text:p>SMI-082</text:p>
          </table:table-cell>
          <table:table-cell office:value-type="string">
            <text:p>SUMINISTRO E INSTALACION DE HUBODOMETRO.</text:p>
          </table:table-cell>
          <table:table-cell office:value-type="string">
            <text:p>FRENO PARTES</text:p>
          </table:table-cell>
          <table:table-cell office:value-type="string">
            <text:p>0 4 7</text:p>
          </table:table-cell>
          <table:table-cell table:number-columns-repeated="1018"/>
        </table:table-row>
        <table:table-row table:style-name="ro3">
          <table:table-cell table:style-name="ce3" office:value-type="date" office:date-value="2015-03-04">
            <text:p>04/03/15</text:p>
          </table:table-cell>
          <table:table-cell office:value-type="string">
            <text:p>AAM-29-2015-T6</text:p>
          </table:table-cell>
          <table:table-cell office:value-type="string">
            <text:p>KEY-189</text:p>
          </table:table-cell>
          <table:table-cell office:value-type="string">
            <text:p>REVISAR SISTEMA DE REFRIGERACION Y VERIFICAR ESTADO DEL LIQUIDO REFRIGERANTE.</text:p>
          </table:table-cell>
          <table:table-cell office:value-type="string">
            <text:p>TALLERES AUTORIZADOS S.A.</text:p>
          </table:table-cell>
          <table:table-cell office:value-type="float" office:value="33100022">
            <text:p>33100022</text:p>
          </table:table-cell>
          <table:table-cell table:number-columns-repeated="1018"/>
        </table:table-row>
        <table:table-row table:style-name="ro6">
          <table:table-cell table:style-name="ce3" office:value-type="date" office:date-value="2015-03-05">
            <text:p>05/03/15</text:p>
          </table:table-cell>
          <table:table-cell office:value-type="string">
            <text:p>AAM-42-2015-L.B</text:p>
          </table:table-cell>
          <table:table-cell office:value-type="string">
            <text:p>DDA-221</text:p>
          </table:table-cell>
          <table:table-cell office:value-type="string">
            <text:p>CAMBIO DE CORREA Y POLEA DEL ALTERNADOR.</text:p>
          </table:table-cell>
          <table:table-cell office:value-type="string">
            <text:p>RENZO NIETO </text:p>
          </table:table-cell>
          <table:table-cell office:value-type="string">
            <text:p>0 9 1 4</text:p>
          </table:table-cell>
          <table:table-cell table:number-columns-repeated="1018"/>
        </table:table-row>
        <table:table-row table:style-name="ro7">
          <table:table-cell table:style-name="ce3" office:value-type="date" office:date-value="2015-03-05">
            <text:p>05/03/15</text:p>
          </table:table-cell>
          <table:table-cell office:value-type="string">
            <text:p>AAM-21-2015-IF</text:p>
          </table:table-cell>
          <table:table-cell office:value-type="string">
            <text:p>CJJ-578</text:p>
          </table:table-cell>
          <table:table-cell office:value-type="string">
            <text:p>SUMINISTRO E INSTALACION DE CINTURONES DE SEGURIDAD, REVISION FUGA POR CALIPER RUEDA DELANTERA LADO DERECHO Y REVISAR EL LADO IZQUIERDO, REVISAR PROTECTOR ROTULA DEL LADO DERECHO Y REVISAR LADO IZQUIERDO.</text:p>
          </table:table-cell>
          <table:table-cell office:value-type="string">
            <text:p>FRENO PARTES</text:p>
          </table:table-cell>
          <table:table-cell office:value-type="string">
            <text:p>0 4 8</text:p>
          </table:table-cell>
          <table:table-cell table:number-columns-repeated="1018"/>
        </table:table-row>
        <table:table-row table:style-name="ro3">
          <table:table-cell table:style-name="ce3" office:value-type="date" office:date-value="2015-03-05">
            <text:p>05/03/15</text:p>
          </table:table-cell>
          <table:table-cell office:value-type="string">
            <text:p>AAM-30-2015-T6</text:p>
          </table:table-cell>
          <table:table-cell office:value-type="string">
            <text:p>HGR-969</text:p>
          </table:table-cell>
          <table:table-cell office:value-type="string">
            <text:p>REVISION AIRE ACONDICIONADO HABITACULO (NO ENFRIA).</text:p>
          </table:table-cell>
          <table:table-cell office:value-type="string">
            <text:p>ALISTAMIENTOS OCAMPO</text:p>
          </table:table-cell>
          <table:table-cell office:value-type="string">
            <text:p>0 7 7</text:p>
          </table:table-cell>
          <table:table-cell table:number-columns-repeated="1018"/>
        </table:table-row>
        <table:table-row table:style-name="ro3">
          <table:table-cell table:style-name="ce3" office:value-type="date" office:date-value="2015-03-05">
            <text:p>05/03/15</text:p>
          </table:table-cell>
          <table:table-cell office:value-type="string">
            <text:p>AAM-11-2015-REL</text:p>
          </table:table-cell>
          <table:table-cell office:value-type="string">
            <text:p>USE-393</text:p>
          </table:table-cell>
          <table:table-cell office:value-type="string">
            <text:p>REFORZAR BASE ESCUALIZACION PLANCHON (SEGUN INDICACIONES CONDUCTOR).</text:p>
          </table:table-cell>
          <table:table-cell office:value-type="string">
            <text:p>REHIMAC </text:p>
          </table:table-cell>
          <table:table-cell office:value-type="string">
            <text:p>4807</text:p>
            <text:p>4746</text:p>
          </table:table-cell>
          <table:table-cell table:number-columns-repeated="1018"/>
        </table:table-row>
        <table:table-row table:style-name="ro3">
          <table:table-cell table:style-name="ce3" office:value-type="date" office:date-value="2015-03-06">
            <text:p>06/03/15</text:p>
          </table:table-cell>
          <table:table-cell office:value-type="string">
            <text:p>AAM-46-2015-T4</text:p>
          </table:table-cell>
          <table:table-cell office:value-type="string">
            <text:p>TLO-302</text:p>
          </table:table-cell>
          <table:table-cell office:value-type="string">
            <text:p>LAVADO GENERAL PARTE BAJA (NO INCLUYE MOTOR).</text:p>
          </table:table-cell>
          <table:table-cell office:value-type="string">
            <text:p>ESTACION LAS PALMERAS</text:p>
          </table:table-cell>
          <table:table-cell office:value-type="string">
            <text:p>10 – MAR – 2015</text:p>
          </table:table-cell>
          <table:table-cell table:number-columns-repeated="1018"/>
        </table:table-row>
        <table:table-row table:style-name="ro6">
          <table:table-cell table:style-name="ce3" office:value-type="date" office:date-value="2015-03-06">
            <text:p>06/03/15</text:p>
          </table:table-cell>
          <table:table-cell office:value-type="string">
            <text:p>AAM-47-2015-T4</text:p>
          </table:table-cell>
          <table:table-cell office:value-type="string">
            <text:p>SPK-951</text:p>
          </table:table-cell>
          <table:table-cell office:value-type="string">
            <text:p>REVISION POR GARANTIA DE LUCES LATERALES.</text:p>
          </table:table-cell>
          <table:table-cell office:value-type="string">
            <text:p>FRENO PARTES</text:p>
          </table:table-cell>
          <table:table-cell table:number-columns-repeated="1019"/>
        </table:table-row>
        <table:table-row table:style-name="ro12">
          <table:table-cell table:style-name="ce3" office:value-type="date" office:date-value="2015-03-06">
            <text:p>06/03/15</text:p>
          </table:table-cell>
          <table:table-cell office:value-type="string">
            <text:p>AAM-10-2015-GP</text:p>
          </table:table-cell>
          <table:table-cell office:value-type="string">
            <text:p>DDB-891</text:p>
          </table:table-cell>
          <table:table-cell office:value-type="string">
            <text:p>COTIZAR Y EVALUAR LA CALIBRACION DEL TACOMETRO, ASEGURAR LOS BOCELES DE LAS VENTANAS, AJUSTE DE BOMPER DELANTERO, COLOCADA DE CAUCHOS DEL CAPO, CAUCHOS DE LA PUERTA TRASERA (PLATON, REPARACION MANIJA VIDRIO PUERTA TRASERA DERECHA, COLOCADA PROTECTOR DEL MOTOR (CARTER), COLOCADA TENSOR EN LA PUERTA TRASERA IZQUIERDA Y REVISION DE MIONAS DEL PARABRISAS.</text:p>
          </table:table-cell>
          <table:table-cell office:value-type="string">
            <text:p>TALLERES AUTORIZADOS S.A.</text:p>
          </table:table-cell>
          <table:table-cell table:number-columns-repeated="1019"/>
        </table:table-row>
        <table:table-row table:style-name="ro3">
          <table:table-cell table:style-name="ce3" office:value-type="date" office:date-value="2015-03-06">
            <text:p>06/03/15</text:p>
          </table:table-cell>
          <table:table-cell office:value-type="string">
            <text:p>AAM-40-2015-T7</text:p>
          </table:table-cell>
          <table:table-cell office:value-type="string">
            <text:p>WCZ-206</text:p>
          </table:table-cell>
          <table:table-cell office:value-type="string">
            <text:p>CORREGIR FUGA DE AIRE POR VALVULA DEL TOMA FUERZA.</text:p>
          </table:table-cell>
          <table:table-cell office:value-type="string">
            <text:p>FRENO PARTES</text:p>
          </table:table-cell>
          <table:table-cell office:value-type="string">
            <text:p>0 4 9</text:p>
          </table:table-cell>
          <table:table-cell table:number-columns-repeated="1018"/>
        </table:table-row>
        <table:table-row table:style-name="ro3">
          <table:table-cell table:style-name="ce3" office:value-type="date" office:date-value="2015-03-06">
            <text:p>06/03/15</text:p>
          </table:table-cell>
          <table:table-cell office:value-type="string">
            <text:p>AAM-48-2015-T4</text:p>
          </table:table-cell>
          <table:table-cell office:value-type="string">
            <text:p>SPK-951</text:p>
          </table:table-cell>
          <table:table-cell office:value-type="string">
            <text:p>REVISION ARRANCADOR PORTATIL PROSERIES PSJ-2212 (NO CARGA).</text:p>
          </table:table-cell>
          <table:table-cell office:value-type="string">
            <text:p>FRENO PARTES</text:p>
          </table:table-cell>
          <table:table-cell office:value-type="float" office:value="148">
            <text:p>148</text:p>
          </table:table-cell>
          <table:table-cell table:number-columns-repeated="1018"/>
        </table:table-row>
        <table:table-row table:style-name="ro3">
          <table:table-cell table:style-name="ce3" office:value-type="date" office:date-value="2015-03-06">
            <text:p>06/03/15</text:p>
          </table:table-cell>
          <table:table-cell office:value-type="string">
            <text:p>AAM-31-2015-T3</text:p>
          </table:table-cell>
          <table:table-cell office:value-type="string">
            <text:p>SQW-867</text:p>
          </table:table-cell>
          <table:table-cell office:value-type="string">
            <text:p>REVISION ARRANCADOR PORTATIL PROSERIES PSJ-2212 (NO CARGA).</text:p>
          </table:table-cell>
          <table:table-cell office:value-type="string">
            <text:p>FRENO PARTES</text:p>
          </table:table-cell>
          <table:table-cell office:value-type="float" office:value="148">
            <text:p>148</text:p>
          </table:table-cell>
          <table:table-cell table:number-columns-repeated="1018"/>
        </table:table-row>
        <table:table-row table:style-name="ro3">
          <table:table-cell table:style-name="ce3" office:value-type="date" office:date-value="2015-03-07">
            <text:p>07/03/15</text:p>
          </table:table-cell>
          <table:table-cell office:value-type="string">
            <text:p>MTTO-143-2015</text:p>
          </table:table-cell>
          <table:table-cell office:value-type="string">
            <text:p>KUK-433</text:p>
          </table:table-cell>
          <table:table-cell office:value-type="string">
            <text:p>VERIFICAR FUNCIONAMIENTO DE SUBIDA Y BAJADA DE LLANTA DE EMERGENCIA.</text:p>
          </table:table-cell>
          <table:table-cell office:value-type="string">
            <text:p>FRENO PARTES</text:p>
          </table:table-cell>
          <table:table-cell table:number-columns-repeated="1019"/>
        </table:table-row>
        <table:table-row table:style-name="ro6">
          <table:table-cell table:style-name="ce3" office:value-type="date" office:date-value="2015-03-07">
            <text:p>07/03/15</text:p>
          </table:table-cell>
          <table:table-cell office:value-type="string">
            <text:p>AAM-22-2015-IF</text:p>
          </table:table-cell>
          <table:table-cell office:value-type="string">
            <text:p>CJJ-578</text:p>
          </table:table-cell>
          <table:table-cell office:value-type="string">
            <text:p>ALINEACION DIRECCION.</text:p>
          </table:table-cell>
          <table:table-cell office:value-type="string">
            <text:p>LLANTAS LA ESTACION</text:p>
          </table:table-cell>
          <table:table-cell office:value-type="float" office:value="447">
            <text:p>447</text:p>
          </table:table-cell>
          <table:table-cell table:number-columns-repeated="1018"/>
        </table:table-row>
        <table:table-row table:style-name="ro3">
          <table:table-cell table:style-name="ce3" office:value-type="date" office:date-value="2015-03-09">
            <text:p>09/03/15</text:p>
          </table:table-cell>
          <table:table-cell office:value-type="string">
            <text:p>AAM-49-2015-T4</text:p>
          </table:table-cell>
          <table:table-cell office:value-type="string">
            <text:p>KEX-384</text:p>
          </table:table-cell>
          <table:table-cell office:value-type="string">
            <text:p>MANTENIMIENTO DE LOS 6 MESES DEL AIRE ACONDICIONADO.</text:p>
          </table:table-cell>
          <table:table-cell office:value-type="string">
            <text:p>ALISTAMIENTOS OCAMPO</text:p>
          </table:table-cell>
          <table:table-cell office:value-type="string">
            <text:p>0 5 9 8</text:p>
          </table:table-cell>
          <table:table-cell table:number-columns-repeated="1018"/>
        </table:table-row>
        <table:table-row table:style-name="ro3">
          <table:table-cell table:style-name="ce3" office:value-type="date" office:date-value="2015-03-09">
            <text:p>09/03/15</text:p>
          </table:table-cell>
          <table:table-cell office:value-type="string">
            <text:p>AAM-50-2015-T4</text:p>
          </table:table-cell>
          <table:table-cell office:value-type="string">
            <text:p>KEX-384</text:p>
          </table:table-cell>
          <table:table-cell office:value-type="string">
            <text:p>AJUSTE TREN DELANTERO, POR TRABAJO REALIZADO (PRESENTA RUIDO ANORMAL).</text:p>
          </table:table-cell>
          <table:table-cell office:value-type="string">
            <text:p>FRENO PARTES</text:p>
          </table:table-cell>
          <table:table-cell table:number-columns-repeated="1019"/>
        </table:table-row>
        <table:table-row table:style-name="ro3">
          <table:table-cell table:style-name="ce3" office:value-type="date" office:date-value="2015-03-09">
            <text:p>09/03/15</text:p>
          </table:table-cell>
          <table:table-cell office:value-type="string">
            <text:p>AAM-13-2015-GS</text:p>
          </table:table-cell>
          <table:table-cell office:value-type="string">
            <text:p>CJC-368</text:p>
          </table:table-cell>
          <table:table-cell office:value-type="string">
            <text:p>REVISAR SISTEMA DE CARGA POR GARANTIA.</text:p>
          </table:table-cell>
          <table:table-cell office:value-type="string">
            <text:p>COEXITO-OSCAR GARCIA </text:p>
          </table:table-cell>
          <table:table-cell office:value-type="float" office:value="2168157">
            <text:p>2168157</text:p>
          </table:table-cell>
          <table:table-cell table:number-columns-repeated="1018"/>
        </table:table-row>
        <table:table-row table:style-name="ro5">
          <table:table-cell table:style-name="ce3" office:value-type="date" office:date-value="2015-03-09">
            <text:p>09/03/15</text:p>
          </table:table-cell>
          <table:table-cell office:value-type="string">
            <text:p>AAM-23-2015-IF</text:p>
          </table:table-cell>
          <table:table-cell office:value-type="string">
            <text:p>DDB-885</text:p>
          </table:table-cell>
          <table:table-cell office:value-type="string">
            <text:p>REVISION TECNOMECANICA.</text:p>
          </table:table-cell>
          <table:table-cell office:value-type="string">
            <text:p>CENTRO DE DIAGNOSTICO AUTOMOTOR DEL VALLE </text:p>
          </table:table-cell>
          <table:table-cell office:value-type="string">
            <text:p>FACTURA No. 15582 (13-03-2015)</text:p>
          </table:table-cell>
          <table:table-cell table:number-columns-repeated="1018"/>
        </table:table-row>
        <table:table-row table:style-name="ro3">
          <table:table-cell table:style-name="ce3" office:value-type="date" office:date-value="2015-03-09">
            <text:p>09/03/15</text:p>
          </table:table-cell>
          <table:table-cell office:value-type="string">
            <text:p>MTTO-148-2015</text:p>
          </table:table-cell>
          <table:table-cell office:value-type="string">
            <text:p>CJJ-147</text:p>
          </table:table-cell>
          <table:table-cell office:value-type="string">
            <text:p>DESPINCHAR LLANTA DELANTERA DERECHA.</text:p>
          </table:table-cell>
          <table:table-cell office:value-type="string">
            <text:p>ESTACION LAS PALMERAS</text:p>
          </table:table-cell>
          <table:table-cell table:number-columns-repeated="1019"/>
        </table:table-row>
        <table:table-row table:style-name="ro3">
          <table:table-cell table:style-name="ce3" office:value-type="date" office:date-value="2015-03-10">
            <text:p>10/03/15</text:p>
          </table:table-cell>
          <table:table-cell office:value-type="string">
            <text:p>AAM-42-2015-T7</text:p>
          </table:table-cell>
          <table:table-cell office:value-type="string">
            <text:p>HGR-949</text:p>
          </table:table-cell>
          <table:table-cell office:value-type="string">
            <text:p>ALINEACION DIRECCION Y BALANCEO DE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5-03-10">
            <text:p>10/03/15</text:p>
          </table:table-cell>
          <table:table-cell office:value-type="string">
            <text:p>MTTO-152-2015</text:p>
          </table:table-cell>
          <table:table-cell office:value-type="string">
            <text:p>DDA-206</text:p>
          </table:table-cell>
          <table:table-cell office:value-type="string">
            <text:p>FRENADO DEMASIADO LARGO PERO AL FINAL FRENA.</text:p>
          </table:table-cell>
          <table:table-cell office:value-type="string">
            <text:p>FRENO PARTES</text:p>
          </table:table-cell>
          <table:table-cell office:value-type="string">
            <text:p>0 5 6</text:p>
          </table:table-cell>
          <table:table-cell table:number-columns-repeated="1018"/>
        </table:table-row>
        <table:table-row table:style-name="ro3">
          <table:table-cell table:style-name="ce3" office:value-type="date" office:date-value="2015-03-10">
            <text:p>10/03/15</text:p>
          </table:table-cell>
          <table:table-cell office:value-type="string">
            <text:p>AAM-43-2015-T7</text:p>
          </table:table-cell>
          <table:table-cell office:value-type="string">
            <text:p>SQI-521</text:p>
          </table:table-cell>
          <table:table-cell office:value-type="string">
            <text:p>INSTALACION DE MANGUERA PARA DAR AIRE A VEHICULOS.</text:p>
          </table:table-cell>
          <table:table-cell office:value-type="string">
            <text:p>FRENO PARTES</text:p>
          </table:table-cell>
          <table:table-cell office:value-type="string">
            <text:p>0 5 7</text:p>
          </table:table-cell>
          <table:table-cell table:number-columns-repeated="1018"/>
        </table:table-row>
        <table:table-row table:style-name="ro6">
          <table:table-cell table:style-name="ce3" office:value-type="date" office:date-value="2015-03-11">
            <text:p>11/03/15</text:p>
          </table:table-cell>
          <table:table-cell office:value-type="string">
            <text:p>MTTO-154-2015</text:p>
          </table:table-cell>
          <table:table-cell office:value-type="string">
            <text:p>SMW-559</text:p>
          </table:table-cell>
          <table:table-cell office:value-type="string">
            <text:p>PRESENTA CODIGO ACTIVO.</text:p>
          </table:table-cell>
          <table:table-cell office:value-type="string">
            <text:p>NAVITRANS</text:p>
          </table:table-cell>
          <table:table-cell table:number-columns-repeated="1019"/>
        </table:table-row>
        <table:table-row table:style-name="ro4">
          <table:table-cell table:style-name="ce3" office:value-type="date" office:date-value="2015-03-11">
            <text:p>11/03/15</text:p>
          </table:table-cell>
          <table:table-cell office:value-type="string">
            <text:p>MTTO-155-2015</text:p>
          </table:table-cell>
          <table:table-cell office:value-type="string">
            <text:p>KUK-382</text:p>
          </table:table-cell>
          <table:table-cell office:value-type="string">
            <text:p>REVISION TERMINAL DE LA BARRA DE DIRECCION Y REALIZAR PRUEBA DE CARRETERA PARA VERIFICAR FUNCIONAMIENTO HUDOMETRO</text:p>
          </table:table-cell>
          <table:table-cell office:value-type="string">
            <text:p>FRENO PARTES</text:p>
          </table:table-cell>
          <table:table-cell office:value-type="string">
            <text:p>0 5 1</text:p>
          </table:table-cell>
          <table:table-cell table:number-columns-repeated="1018"/>
        </table:table-row>
        <table:table-row table:style-name="ro3">
          <table:table-cell table:style-name="ce3" office:value-type="date" office:date-value="2015-03-11">
            <text:p>11/03/15</text:p>
          </table:table-cell>
          <table:table-cell office:value-type="string">
            <text:p>MTTO-156-2015</text:p>
          </table:table-cell>
          <table:table-cell office:value-type="string">
            <text:p>CORTADORA DE ASFALTO NORTON</text:p>
          </table:table-cell>
          <table:table-cell office:value-type="string">
            <text:p>REPARACION TORNILLO SIN FIN.</text:p>
          </table:table-cell>
          <table:table-cell office:value-type="string">
            <text:p>HERMAR</text:p>
          </table:table-cell>
          <table:table-cell office:value-type="string">
            <text:p>0 0 2 8</text:p>
          </table:table-cell>
          <table:table-cell table:number-columns-repeated="1018"/>
        </table:table-row>
        <table:table-row table:style-name="ro3">
          <table:table-cell table:style-name="ce3" office:value-type="date" office:date-value="2015-03-11">
            <text:p>11/03/15</text:p>
          </table:table-cell>
          <table:table-cell office:value-type="string">
            <text:p>AAM-51-2015-T4</text:p>
          </table:table-cell>
          <table:table-cell office:value-type="string">
            <text:p>KEX-384</text:p>
          </table:table-cell>
          <table:table-cell office:value-type="string">
            <text:p>REVISAR ESTADO DE LLANTAS TRASERAS (ENVIAR INFORME).</text:p>
          </table:table-cell>
          <table:table-cell office:value-type="string">
            <text:p>LLANTAS LA ESTACION</text:p>
          </table:table-cell>
          <table:table-cell table:number-columns-repeated="1019"/>
        </table:table-row>
        <table:table-row table:style-name="ro3">
          <table:table-cell table:style-name="ce3" office:value-type="date" office:date-value="2015-03-11">
            <text:p>11/03/15</text:p>
          </table:table-cell>
          <table:table-cell office:value-type="string">
            <text:p>AAM-32-2015-T6</text:p>
          </table:table-cell>
          <table:table-cell office:value-type="string">
            <text:p>KEY-179</text:p>
          </table:table-cell>
          <table:table-cell office:value-type="string">
            <text:p>REVISAR ESTADO LIQUIDO REFRIGERANTE.</text:p>
          </table:table-cell>
          <table:table-cell office:value-type="string">
            <text:p>TALLERES AUTORIZADOS S.A.</text:p>
          </table:table-cell>
          <table:table-cell office:value-type="float" office:value="33100471">
            <text:p>33100471</text:p>
          </table:table-cell>
          <table:table-cell table:number-columns-repeated="1018"/>
        </table:table-row>
        <table:table-row table:style-name="ro4">
          <table:table-cell table:style-name="ce3" office:value-type="date" office:date-value="2015-03-11">
            <text:p>11/03/15</text:p>
          </table:table-cell>
          <table:table-cell office:value-type="string">
            <text:p>AAM-53-2015-T4</text:p>
          </table:table-cell>
          <table:table-cell office:value-type="string">
            <text:p>TLO-302</text:p>
          </table:table-cell>
          <table:table-cell office:value-type="string">
            <text:p>MANTENIMIENTO DE LOS 6 MESES DEL AIRE ACONDICIONADO Y REVISAR FUNCIONAMIENTO DEL BLOWER</text:p>
          </table:table-cell>
          <table:table-cell office:value-type="string">
            <text:p>ALISTAMIENTOS OCAMPO</text:p>
          </table:table-cell>
          <table:table-cell office:value-type="string">
            <text:p>0 5 9 9 </text:p>
          </table:table-cell>
          <table:table-cell table:number-columns-repeated="1018"/>
        </table:table-row>
        <table:table-row table:style-name="ro4">
          <table:table-cell table:style-name="ce3" office:value-type="date" office:date-value="2015-03-11">
            <text:p>11/03/15</text:p>
          </table:table-cell>
          <table:table-cell office:value-type="string">
            <text:p>AAM-34-2015-T3</text:p>
          </table:table-cell>
          <table:table-cell office:value-type="string">
            <text:p>WCZ-205</text:p>
          </table:table-cell>
          <table:table-cell office:value-type="string">
            <text:p>CORREGIR FUGA DE AIRE POR ACOPLES MANGUERA DE AIRE.</text:p>
          </table:table-cell>
          <table:table-cell office:value-type="string">
            <text:p>FRENO PARTES</text:p>
          </table:table-cell>
          <table:table-cell office:value-type="string">
            <text:p>FACTURA No. CC1 6694 (07-ABRI-2015)</text:p>
          </table:table-cell>
          <table:table-cell table:number-columns-repeated="1018"/>
        </table:table-row>
        <table:table-row table:style-name="ro3">
          <table:table-cell table:style-name="ce3" office:value-type="date" office:date-value="2015-03-11">
            <text:p>11/03/15</text:p>
          </table:table-cell>
          <table:table-cell office:value-type="string">
            <text:p>AAM-44-2015-T7</text:p>
          </table:table-cell>
          <table:table-cell office:value-type="string">
            <text:p>WCZ-206</text:p>
          </table:table-cell>
          <table:table-cell office:value-type="string">
            <text:p>INSTALACION DE MANGUERA PARA DAR AIRE A VEHICULOS.</text:p>
          </table:table-cell>
          <table:table-cell office:value-type="string">
            <text:p>FRENO PARTES</text:p>
          </table:table-cell>
          <table:table-cell table:number-columns-repeated="1019"/>
        </table:table-row>
        <table:table-row table:style-name="ro3">
          <table:table-cell table:style-name="ce3" office:value-type="date" office:date-value="2015-03-11">
            <text:p>11/03/15</text:p>
          </table:table-cell>
          <table:table-cell office:value-type="string">
            <text:p>MTTO-158-2015</text:p>
          </table:table-cell>
          <table:table-cell office:value-type="string">
            <text:p>236D</text:p>
          </table:table-cell>
          <table:table-cell office:value-type="string">
            <text:p>REVISAR FUNCIONAMIENTO BOMBA ELECTRICA DE COMBUSTIBLE (QUEMA FUSIBLES Y SE APAGA).</text:p>
          </table:table-cell>
          <table:table-cell office:value-type="string">
            <text:p>GECOLSA </text:p>
          </table:table-cell>
          <table:table-cell office:value-type="string">
            <text:p>RFL2014-045</text:p>
          </table:table-cell>
          <table:table-cell table:number-columns-repeated="1018"/>
        </table:table-row>
        <table:table-row table:style-name="ro4">
          <table:table-cell table:style-name="ce3" office:value-type="date" office:date-value="2015-03-11">
            <text:p>11/03/15</text:p>
          </table:table-cell>
          <table:table-cell office:value-type="string">
            <text:p>AAM-33-2015-T6</text:p>
          </table:table-cell>
          <table:table-cell office:value-type="string">
            <text:p>HGR-969</text:p>
          </table:table-cell>
          <table:table-cell office:value-type="string">
            <text:p>MONTAJE E INSTALACION LLANTA DE SEGUNDA SUMINISTRADA POR ALMACEN DEL CCO, EN LLANTA DE REPUESTO (INCLUYE BALANCEO).</text:p>
          </table:table-cell>
          <table:table-cell office:value-type="string">
            <text:p>LLANTAS LA ESTACION</text:p>
          </table:table-cell>
          <table:table-cell table:number-columns-repeated="1019"/>
        </table:table-row>
        <table:table-row table:style-name="ro3">
          <table:table-cell table:style-name="ce3" office:value-type="date" office:date-value="2015-03-12">
            <text:p>12/03/15</text:p>
          </table:table-cell>
          <table:table-cell office:value-type="string">
            <text:p>MTTO-160-2015</text:p>
          </table:table-cell>
          <table:table-cell office:value-type="string">
            <text:p>CJH-079</text:p>
          </table:table-cell>
          <table:table-cell office:value-type="string">
            <text:p>REVISAR SISTEMA DE CARGA.</text:p>
          </table:table-cell>
          <table:table-cell office:value-type="string">
            <text:p>COEXITO-OSCAR GARCIA </text:p>
          </table:table-cell>
          <table:table-cell table:number-columns-repeated="1019"/>
        </table:table-row>
        <table:table-row table:style-name="ro3">
          <table:table-cell table:style-name="ce3" office:value-type="date" office:date-value="2015-03-12">
            <text:p>12/03/15</text:p>
          </table:table-cell>
          <table:table-cell office:value-type="string">
            <text:p>MTTO-161-2015</text:p>
          </table:table-cell>
          <table:table-cell office:value-type="string">
            <text:p>CJH-079</text:p>
          </table:table-cell>
          <table:table-cell office:value-type="string">
            <text:p>REPARACION LAMINA Y PINTURA, SEGUN COTIZACION DEL 01 DE OCTUBRE DE 2014.</text:p>
          </table:table-cell>
          <table:table-cell office:value-type="string">
            <text:p>AUTOCORP SAS</text:p>
          </table:table-cell>
          <table:table-cell table:number-columns-repeated="1019"/>
        </table:table-row>
        <table:table-row table:style-name="ro6">
          <table:table-cell table:style-name="ce3" office:value-type="date" office:date-value="2015-03-12">
            <text:p>12/03/15</text:p>
          </table:table-cell>
          <table:table-cell office:value-type="string">
            <text:p>AAM-48-2015-L.B</text:p>
          </table:table-cell>
          <table:table-cell office:value-type="string">
            <text:p>DDA-286</text:p>
          </table:table-cell>
          <table:table-cell office:value-type="string">
            <text:p>RECTIFICAR CAMPANAS.</text:p>
          </table:table-cell>
          <table:table-cell office:value-type="string">
            <text:p>FRENO PARTES</text:p>
          </table:table-cell>
          <table:table-cell table:number-columns-repeated="1019"/>
        </table:table-row>
        <table:table-row table:style-name="ro3">
          <table:table-cell table:style-name="ce3" office:value-type="date" office:date-value="2015-03-13">
            <text:p>13/03/15</text:p>
          </table:table-cell>
          <table:table-cell office:value-type="string">
            <text:p>MTTO-163-2015</text:p>
          </table:table-cell>
          <table:table-cell office:value-type="string">
            <text:p>USE-822</text:p>
          </table:table-cell>
          <table:table-cell office:value-type="string">
            <text:p>LAVADO PARTE BAJA.</text:p>
          </table:table-cell>
          <table:table-cell office:value-type="string">
            <text:p>ESTACION LAS PALMERAS</text:p>
          </table:table-cell>
          <table:table-cell table:number-columns-repeated="1019"/>
        </table:table-row>
        <table:table-row table:style-name="ro3">
          <table:table-cell table:style-name="ce3" office:value-type="date" office:date-value="2015-03-13">
            <text:p>13/03/15</text:p>
          </table:table-cell>
          <table:table-cell office:value-type="string">
            <text:p>AAM-56-2015-T4</text:p>
          </table:table-cell>
          <table:table-cell office:value-type="string">
            <text:p>KEX-384</text:p>
          </table:table-cell>
          <table:table-cell office:value-type="string">
            <text:p>REVISION AIRE ACONDICIONADO POR GARANTIA (PRESENTA RUIDO ANORMAL).</text:p>
          </table:table-cell>
          <table:table-cell office:value-type="string">
            <text:p>ALISTAMIENTOS OCAMPO</text:p>
          </table:table-cell>
          <table:table-cell table:number-columns-repeated="1019"/>
        </table:table-row>
        <table:table-row table:style-name="ro5">
          <table:table-cell table:style-name="ce3" office:value-type="date" office:date-value="2015-03-13">
            <text:p>13/03/15</text:p>
          </table:table-cell>
          <table:table-cell office:value-type="string">
            <text:p>MTTO-165-2015</text:p>
          </table:table-cell>
          <table:table-cell office:value-type="string">
            <text:p>SMW-559</text:p>
          </table:table-cell>
          <table:table-cell office:value-type="string">
            <text:p>REVISAR SISTEMA DE CARGA </text:p>
          </table:table-cell>
          <table:table-cell office:value-type="string">
            <text:p>COEXITO-OSCAR GARCIA </text:p>
          </table:table-cell>
          <table:table-cell office:value-type="string">
            <text:p>ENTRADA ALMACEN 13-MARZO-2015</text:p>
            <text:p/>
          </table:table-cell>
          <table:table-cell table:style-name="ce13" office:value-type="string">
            <text:p>COTIZACION </text:p>
            <text:p>2168170</text:p>
          </table:table-cell>
          <table:table-cell table:number-columns-repeated="1017"/>
        </table:table-row>
        <table:table-row table:style-name="ro4">
          <table:table-cell table:style-name="ce3" office:value-type="date" office:date-value="2015-03-13">
            <text:p>13/03/15</text:p>
          </table:table-cell>
          <table:table-cell office:value-type="string">
            <text:p>MTTO-166-2015</text:p>
          </table:table-cell>
          <table:table-cell office:value-type="string">
            <text:p>SMW-559</text:p>
          </table:table-cell>
          <table:table-cell office:value-type="string">
            <text:p>INSTALACION DE 2 BATERIAS NUEVAS REF. 31T1100, SUMINISTRADAS POR ALMACEN DEL CCO.</text:p>
          </table:table-cell>
          <table:table-cell office:value-type="string">
            <text:p>NAVITRANS</text:p>
          </table:table-cell>
          <table:table-cell table:number-columns-repeated="1019"/>
        </table:table-row>
        <table:table-row table:style-name="ro3">
          <table:table-cell table:style-name="ce3" office:value-type="date" office:date-value="2015-03-13">
            <text:p>13/03/15</text:p>
          </table:table-cell>
          <table:table-cell office:value-type="string">
            <text:p>AAM-38-2015-T2</text:p>
          </table:table-cell>
          <table:table-cell office:value-type="string">
            <text:p>SXY-299</text:p>
          </table:table-cell>
          <table:table-cell office:value-type="string">
            <text:p>REVISION CORTO LUCES TRASERAS POR GARANTIA.</text:p>
          </table:table-cell>
          <table:table-cell office:value-type="string">
            <text:p>FRENO PARTES</text:p>
          </table:table-cell>
          <table:table-cell office:value-type="string">
            <text:p>0 5 4</text:p>
          </table:table-cell>
          <table:table-cell table:number-columns-repeated="1018"/>
        </table:table-row>
        <table:table-row table:style-name="ro6">
          <table:table-cell table:style-name="ce3" office:value-type="date" office:date-value="2015-03-13">
            <text:p>13/03/15</text:p>
          </table:table-cell>
          <table:table-cell office:value-type="string">
            <text:p>MTTO-168-2015</text:p>
          </table:table-cell>
          <table:table-cell office:value-type="string">
            <text:p>SMI-194</text:p>
          </table:table-cell>
          <table:table-cell office:value-type="string">
            <text:p>SOLDAR Y REFORZAR TANQUE DE PINTURA. </text:p>
          </table:table-cell>
          <table:table-cell office:value-type="string">
            <text:p>HERMAR</text:p>
          </table:table-cell>
          <table:table-cell table:number-columns-repeated="1019"/>
        </table:table-row>
        <table:table-row table:style-name="ro3">
          <table:table-cell table:style-name="ce3" office:value-type="date" office:date-value="2015-03-14">
            <text:p>14/03/15</text:p>
          </table:table-cell>
          <table:table-cell office:value-type="string">
            <text:p>MTTO-169-2015</text:p>
          </table:table-cell>
          <table:table-cell office:value-type="string">
            <text:p>USA-468</text:p>
          </table:table-cell>
          <table:table-cell office:value-type="string">
            <text:p>DESPINCHAR LLANTA TRASERA INTERNA DERECHA.</text:p>
          </table:table-cell>
          <table:table-cell office:value-type="string">
            <text:p>ESTACION LAS PALMERAS</text:p>
          </table:table-cell>
          <table:table-cell table:number-columns-repeated="1019"/>
        </table:table-row>
        <table:table-row table:style-name="ro3">
          <table:table-cell table:style-name="ce3" office:value-type="date" office:date-value="2015-03-14">
            <text:p>14/03/15</text:p>
          </table:table-cell>
          <table:table-cell office:value-type="string">
            <text:p>AAM-05-2015-G-A</text:p>
          </table:table-cell>
          <table:table-cell office:value-type="string">
            <text:p>DDA-216</text:p>
          </table:table-cell>
          <table:table-cell office:value-type="string">
            <text:p>REVISAR ESTADO LLANTA TRASERA IZQUIERDA (ESTA BAJA)</text:p>
          </table:table-cell>
          <table:table-cell office:value-type="string">
            <text:p>LLANTAS LA ESTACION</text:p>
          </table:table-cell>
          <table:table-cell table:number-columns-repeated="1019"/>
        </table:table-row>
        <table:table-row table:style-name="ro3">
          <table:table-cell table:style-name="ce3" office:value-type="date" office:date-value="2015-03-16">
            <text:p>16/03/15</text:p>
          </table:table-cell>
          <table:table-cell office:value-type="string">
            <text:p>MTTO-170-2015</text:p>
          </table:table-cell>
          <table:table-cell office:value-type="string">
            <text:p>USA-468</text:p>
          </table:table-cell>
          <table:table-cell office:value-type="string">
            <text:p>DESPINCHAR LLANTA TRASERA INTERNA IZQUIERDA.</text:p>
          </table:table-cell>
          <table:table-cell office:value-type="string">
            <text:p>ESTACION LAS PALMERAS</text:p>
          </table:table-cell>
          <table:table-cell table:number-columns-repeated="1019"/>
        </table:table-row>
        <table:table-row table:style-name="ro3">
          <table:table-cell table:style-name="ce3" office:value-type="date" office:date-value="2015-03-16">
            <text:p>16/03/15</text:p>
          </table:table-cell>
          <table:table-cell office:value-type="string">
            <text:p>AAM-57-2015-T4</text:p>
          </table:table-cell>
          <table:table-cell office:value-type="string">
            <text:p>KEX-384</text:p>
          </table:table-cell>
          <table:table-cell office:value-type="string">
            <text:p>REVISAR SISTEMA DE CARGA POR GARANTIA.</text:p>
          </table:table-cell>
          <table:table-cell office:value-type="string">
            <text:p>COEXITO-OSCAR GARCIA </text:p>
          </table:table-cell>
          <table:table-cell office:value-type="float" office:value="2168329">
            <text:p>2168329</text:p>
          </table:table-cell>
          <table:table-cell table:number-columns-repeated="1018"/>
        </table:table-row>
        <table:table-row table:style-name="ro3">
          <table:table-cell table:style-name="ce3" office:value-type="date" office:date-value="2015-03-16">
            <text:p>16/03/15</text:p>
          </table:table-cell>
          <table:table-cell office:value-type="string">
            <text:p>AAM-36-2015-T5</text:p>
          </table:table-cell>
          <table:table-cell office:value-type="string">
            <text:p>KEX-250</text:p>
          </table:table-cell>
          <table:table-cell office:value-type="string">
            <text:p>REVISION INYECTORES.</text:p>
          </table:table-cell>
          <table:table-cell office:value-type="string">
            <text:p>TALLERES AUTORIZADOS S.A.</text:p>
          </table:table-cell>
          <table:table-cell table:number-columns-repeated="1019"/>
        </table:table-row>
        <table:table-row table:style-name="ro3">
          <table:table-cell table:style-name="ce3" office:value-type="date" office:date-value="2015-03-16">
            <text:p>16/03/15</text:p>
          </table:table-cell>
          <table:table-cell office:value-type="string">
            <text:p>MTTO-171-2015</text:p>
          </table:table-cell>
          <table:table-cell office:value-type="string">
            <text:p>USE-822</text:p>
          </table:table-cell>
          <table:table-cell office:value-type="string">
            <text:p>REVISION SISTEMA DE CARGA POR GARANTIA.</text:p>
          </table:table-cell>
          <table:table-cell office:value-type="string">
            <text:p>COEXITO-OSCAR GARCIA </text:p>
          </table:table-cell>
          <table:table-cell table:number-columns-repeated="1019"/>
        </table:table-row>
        <table:table-row table:style-name="ro6">
          <table:table-cell table:style-name="ce3" office:value-type="date" office:date-value="2015-03-16">
            <text:p>16/03/15</text:p>
          </table:table-cell>
          <table:table-cell office:value-type="string">
            <text:p>MTTO-172-2015</text:p>
          </table:table-cell>
          <table:table-cell office:value-type="string">
            <text:p>DDA-208</text:p>
          </table:table-cell>
          <table:table-cell office:value-type="string">
            <text:p>REVISION FRENOS (FUGA POR EL BOXTER).</text:p>
          </table:table-cell>
          <table:table-cell office:value-type="string">
            <text:p>FRENO PARTES</text:p>
          </table:table-cell>
          <table:table-cell office:value-type="string">
            <text:p>0 8 1</text:p>
          </table:table-cell>
          <table:table-cell table:number-columns-repeated="1018"/>
        </table:table-row>
        <table:table-row table:style-name="ro3">
          <table:table-cell table:style-name="ce3" office:value-type="date" office:date-value="2015-03-16">
            <text:p>16/03/15</text:p>
          </table:table-cell>
          <table:table-cell office:value-type="string">
            <text:p>MTTO-173-2015</text:p>
          </table:table-cell>
          <table:table-cell office:value-type="string">
            <text:p>USE-822</text:p>
          </table:table-cell>
          <table:table-cell office:value-type="string">
            <text:p>REVISION BUJES TREN DELANTERO Y REVISION SOPORTE MUELLE TRASERO DERECHO.</text:p>
          </table:table-cell>
          <table:table-cell office:value-type="string">
            <text:p>FRENO PARTES</text:p>
          </table:table-cell>
          <table:table-cell office:value-type="string">
            <text:p>0 5 3</text:p>
          </table:table-cell>
          <table:table-cell table:number-columns-repeated="1018"/>
        </table:table-row>
        <table:table-row table:style-name="ro6">
          <table:table-cell table:style-name="ce3" office:value-type="date" office:date-value="2015-03-16">
            <text:p>16/03/15</text:p>
          </table:table-cell>
          <table:table-cell office:value-type="string">
            <text:p>MTTO-174-2015</text:p>
          </table:table-cell>
          <table:table-cell office:value-type="string">
            <text:p>SMI-082</text:p>
          </table:table-cell>
          <table:table-cell office:value-type="string">
            <text:p>REFORZAR GUARDABARROS.</text:p>
          </table:table-cell>
          <table:table-cell office:value-type="string">
            <text:p>HERMAR</text:p>
          </table:table-cell>
          <table:table-cell office:value-type="string">
            <text:p>0 2 6 5</text:p>
          </table:table-cell>
          <table:table-cell table:number-columns-repeated="1018"/>
        </table:table-row>
        <table:table-row table:style-name="ro4">
          <table:table-cell table:style-name="ce3" office:value-type="date" office:date-value="2015-03-16">
            <text:p>16/03/15</text:p>
          </table:table-cell>
          <table:table-cell office:value-type="string">
            <text:p>AAM-38-2015-T5</text:p>
          </table:table-cell>
          <table:table-cell office:value-type="string">
            <text:p>SPK-179</text:p>
          </table:table-cell>
          <table:table-cell office:value-type="string">
            <text:p>ROTACION LLANTAS DELANTERAS EN PARTE TRASERA INTERNA, ALINEACION DIRECCION Y BALANCEO DE RUEDAS DELANTERAS.</text:p>
          </table:table-cell>
          <table:table-cell office:value-type="string">
            <text:p>LLANTAS LA ESTACION</text:p>
          </table:table-cell>
          <table:table-cell office:value-type="float" office:value="466">
            <text:p>466</text:p>
          </table:table-cell>
          <table:table-cell table:number-columns-repeated="1018"/>
        </table:table-row>
        <table:table-row table:style-name="ro3">
          <table:table-cell table:style-name="ce3" office:value-type="date" office:date-value="2015-03-16">
            <text:p>16/03/15</text:p>
          </table:table-cell>
          <table:table-cell office:value-type="string">
            <text:p>AAM-36-2015-T6</text:p>
          </table:table-cell>
          <table:table-cell office:value-type="string">
            <text:p>KEY-361</text:p>
          </table:table-cell>
          <table:table-cell office:value-type="string">
            <text:p>REVISAR SISTEMA DE CARGA.</text:p>
          </table:table-cell>
          <table:table-cell office:value-type="string">
            <text:p>COEXITO-OSCAR GARCIA </text:p>
          </table:table-cell>
          <table:table-cell office:value-type="float" office:value="2168370">
            <text:p>2168370</text:p>
          </table:table-cell>
          <table:table-cell table:number-columns-repeated="1018"/>
        </table:table-row>
        <table:table-row table:style-name="ro6">
          <table:table-cell table:style-name="ce3" office:value-type="date" office:date-value="2015-03-16">
            <text:p>16/03/15</text:p>
          </table:table-cell>
          <table:table-cell office:value-type="string">
            <text:p>AAM-40-2015-T5</text:p>
          </table:table-cell>
          <table:table-cell office:value-type="string">
            <text:p>KEX-250</text:p>
          </table:table-cell>
          <table:table-cell office:value-type="string">
            <text:p>REVISION BANDAS TRASERAS POR GARANTIA.</text:p>
          </table:table-cell>
          <table:table-cell office:value-type="string">
            <text:p>FRENO PARTES</text:p>
          </table:table-cell>
          <table:table-cell table:number-columns-repeated="1019"/>
        </table:table-row>
        <table:table-row table:style-name="ro5">
          <table:table-cell table:style-name="ce3" office:value-type="date" office:date-value="2015-03-16">
            <text:p>16/03/15</text:p>
          </table:table-cell>
          <table:table-cell office:value-type="string">
            <text:p>AAM-41-2015-T5</text:p>
          </table:table-cell>
          <table:table-cell office:value-type="string">
            <text:p>KEX-250</text:p>
          </table:table-cell>
          <table:table-cell office:value-type="string">
            <text:p>TAPIZADO, ABULLANADO Y ARMADO DE ESTRUCTURA DE ASIENTOS DELANTEROS Y CAMBIO DE SOBREFORROS PARA ASIENTOS DELANTEROS Y TRASEROS.</text:p>
          </table:table-cell>
          <table:table-cell office:value-type="string">
            <text:p>TAPIZADOS FERNANDO OSPINA </text:p>
          </table:table-cell>
          <table:table-cell table:number-columns-repeated="1019"/>
        </table:table-row>
        <table:table-row table:style-name="ro3">
          <table:table-cell table:style-name="ce3" office:value-type="date" office:date-value="2015-03-17">
            <text:p>17/03/15</text:p>
          </table:table-cell>
          <table:table-cell office:value-type="string">
            <text:p>MTTO-175-2015</text:p>
          </table:table-cell>
          <table:table-cell office:value-type="string">
            <text:p>MOTOR LISTER HIDRO No. 1</text:p>
          </table:table-cell>
          <table:table-cell office:value-type="string">
            <text:p>REVISAR TORNILLO Y CAMBIAR CAUCHOS DE PROTECCION DEL TANQUE DE COMBUSTIBLE.</text:p>
          </table:table-cell>
          <table:table-cell office:value-type="string">
            <text:p>HERMAR</text:p>
          </table:table-cell>
          <table:table-cell office:value-type="string">
            <text:p>0 2 7 2</text:p>
          </table:table-cell>
          <table:table-cell table:number-columns-repeated="1018"/>
        </table:table-row>
        <table:table-row table:style-name="ro3">
          <table:table-cell table:style-name="ce3" office:value-type="date" office:date-value="2015-03-17">
            <text:p>17/03/15</text:p>
          </table:table-cell>
          <table:table-cell office:value-type="string">
            <text:p>AAM-14-2015-GS</text:p>
          </table:table-cell>
          <table:table-cell office:value-type="string">
            <text:p>CJC-368</text:p>
          </table:table-cell>
          <table:table-cell office:value-type="string">
            <text:p>LAVADO GENERAL Y ASPIRADA (NO INCLUYE MOTOR).</text:p>
          </table:table-cell>
          <table:table-cell office:value-type="string">
            <text:p>ESTACION LAS PALMERAS</text:p>
          </table:table-cell>
          <table:table-cell table:number-columns-repeated="1019"/>
        </table:table-row>
        <table:table-row table:style-name="ro6">
          <table:table-cell table:style-name="ce3" office:value-type="date" office:date-value="2015-03-17">
            <text:p>17/03/15</text:p>
          </table:table-cell>
          <table:table-cell office:value-type="string">
            <text:p>AAM-37-2015-T6</text:p>
          </table:table-cell>
          <table:table-cell office:value-type="string">
            <text:p>KEY-361</text:p>
          </table:table-cell>
          <table:table-cell office:value-type="string">
            <text:p>REVISION BANDAS TRASERAS.</text:p>
          </table:table-cell>
          <table:table-cell office:value-type="string">
            <text:p>FRENO PARTES</text:p>
          </table:table-cell>
          <table:table-cell office:value-type="float" office:value="147">
            <text:p>147</text:p>
          </table:table-cell>
          <table:table-cell table:number-columns-repeated="1018"/>
        </table:table-row>
        <table:table-row table:style-name="ro6">
          <table:table-cell table:style-name="ce3" office:value-type="date" office:date-value="2015-03-17">
            <text:p>17/03/15</text:p>
          </table:table-cell>
          <table:table-cell office:value-type="string">
            <text:p>AAM-18-2015-T1</text:p>
          </table:table-cell>
          <table:table-cell office:value-type="string">
            <text:p>KEY-369</text:p>
          </table:table-cell>
          <table:table-cell office:value-type="string">
            <text:p>ALINEACION DIRECCION.</text:p>
          </table:table-cell>
          <table:table-cell office:value-type="string">
            <text:p>LLANTAS LA ESTACION</text:p>
          </table:table-cell>
          <table:table-cell table:number-columns-repeated="1019"/>
        </table:table-row>
        <table:table-row table:style-name="ro3">
          <table:table-cell table:style-name="ce3" office:value-type="date" office:date-value="2015-03-17">
            <text:p>17/03/15</text:p>
          </table:table-cell>
          <table:table-cell office:value-type="string">
            <text:p>MTTO-177-2015</text:p>
          </table:table-cell>
          <table:table-cell office:value-type="string">
            <text:p>BOMBA DE ALTA <text:s/>HIDRO No. 2</text:p>
          </table:table-cell>
          <table:table-cell office:value-type="string">
            <text:p>VERIFICAR VALVULA DE BOMBA DE ALTA POR PERDIDA DE PRESION.</text:p>
          </table:table-cell>
          <table:table-cell office:value-type="string">
            <text:p>REHIMAC </text:p>
          </table:table-cell>
          <table:table-cell office:value-type="float" office:value="4798">
            <text:p>4798</text:p>
          </table:table-cell>
          <table:table-cell table:number-columns-repeated="1018"/>
        </table:table-row>
        <table:table-row table:style-name="ro3">
          <table:table-cell table:style-name="ce3" office:value-type="date" office:date-value="2015-03-17">
            <text:p>17/03/15</text:p>
          </table:table-cell>
          <table:table-cell office:value-type="string">
            <text:p>MTTO-178-2015</text:p>
          </table:table-cell>
          <table:table-cell office:value-type="string">
            <text:p>USA-468</text:p>
          </table:table-cell>
          <table:table-cell office:value-type="string">
            <text:p>REVISION CONTROL DE MANDO, SEGUN INDICACIONES. </text:p>
          </table:table-cell>
          <table:table-cell office:value-type="string">
            <text:p>REHIMAC </text:p>
          </table:table-cell>
          <table:table-cell office:value-type="float" office:value="4772">
            <text:p>4772</text:p>
          </table:table-cell>
          <table:table-cell table:number-columns-repeated="1018"/>
        </table:table-row>
        <table:table-row table:style-name="ro3">
          <table:table-cell table:style-name="ce3" office:value-type="date" office:date-value="2015-03-18">
            <text:p>18/03/15</text:p>
          </table:table-cell>
          <table:table-cell office:value-type="string">
            <text:p>AAM-25-2015-IF</text:p>
          </table:table-cell>
          <table:table-cell office:value-type="string">
            <text:p>DDA-287</text:p>
          </table:table-cell>
          <table:table-cell office:value-type="string">
            <text:p>SUMINISTRO E INSTALACION DE VIDRIO PARABRISAS.</text:p>
          </table:table-cell>
          <table:table-cell office:value-type="string">
            <text:p>VIDRIOS Y ACCESORIOS </text:p>
          </table:table-cell>
          <table:table-cell office:value-type="float" office:value="27603">
            <text:p>27603</text:p>
          </table:table-cell>
          <table:table-cell table:number-columns-repeated="1018"/>
        </table:table-row>
        <table:table-row table:style-name="ro3">
          <table:table-cell table:style-name="ce3" office:value-type="date" office:date-value="2015-03-18">
            <text:p>18/03/15</text:p>
          </table:table-cell>
          <table:table-cell office:value-type="string">
            <text:p>AAM-38-2015-T6</text:p>
          </table:table-cell>
          <table:table-cell office:value-type="string">
            <text:p>HGR-969</text:p>
          </table:table-cell>
          <table:table-cell office:value-type="string">
            <text:p>RUTINA DE LOS 40.000 KMS Y CAMBIO DE PLUMILLAS.</text:p>
          </table:table-cell>
          <table:table-cell office:value-type="string">
            <text:p>AUTOFARALLONES RENAULT</text:p>
          </table:table-cell>
          <table:table-cell office:value-type="float" office:value="2147">
            <text:p>2147</text:p>
          </table:table-cell>
          <table:table-cell table:number-columns-repeated="1018"/>
        </table:table-row>
        <table:table-row table:style-name="ro3">
          <table:table-cell table:style-name="ce3" office:value-type="date" office:date-value="2015-03-18">
            <text:p>18/03/15</text:p>
          </table:table-cell>
          <table:table-cell office:value-type="string">
            <text:p>AAM-04-2015-PJ</text:p>
          </table:table-cell>
          <table:table-cell office:value-type="string">
            <text:p>DDA-222</text:p>
          </table:table-cell>
          <table:table-cell office:value-type="string">
            <text:p>ALINEACION DIRECCION, ROTACION LLANTAS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5-03-18">
            <text:p>18/03/15</text:p>
          </table:table-cell>
          <table:table-cell office:value-type="string">
            <text:p>AAM-27-2015-IF</text:p>
          </table:table-cell>
          <table:table-cell office:value-type="string">
            <text:p>DDB-885</text:p>
          </table:table-cell>
          <table:table-cell office:value-type="string">
            <text:p>REVISION FRENO RUEDA TRASERA IZQUIERDA (CAMBIO DE CILINDRO).</text:p>
          </table:table-cell>
          <table:table-cell office:value-type="string">
            <text:p>FRENO PARTES</text:p>
          </table:table-cell>
          <table:table-cell office:value-type="string">
            <text:p>0 5 2 A</text:p>
          </table:table-cell>
          <table:table-cell table:number-columns-repeated="1018"/>
        </table:table-row>
        <table:table-row table:style-name="ro3">
          <table:table-cell table:style-name="ce3" office:value-type="date" office:date-value="2015-03-18">
            <text:p>18/03/15</text:p>
          </table:table-cell>
          <table:table-cell office:value-type="string">
            <text:p>AAM-44-2015-T2</text:p>
          </table:table-cell>
          <table:table-cell office:value-type="string">
            <text:p>KEW-926</text:p>
          </table:table-cell>
          <table:table-cell office:value-type="string">
            <text:p>DIAGNOSTICO Y EVALUACION CAJA DE CAMBIOS.</text:p>
          </table:table-cell>
          <table:table-cell office:value-type="string">
            <text:p>TALLERES AUTORIZADOS S.A.</text:p>
          </table:table-cell>
          <table:table-cell office:value-type="float" office:value="31012540">
            <text:p>31012540</text:p>
          </table:table-cell>
          <table:table-cell table:number-columns-repeated="1018"/>
        </table:table-row>
        <table:table-row table:style-name="ro3">
          <table:table-cell table:style-name="ce3" office:value-type="date" office:date-value="2015-03-18">
            <text:p>18/03/15</text:p>
          </table:table-cell>
          <table:table-cell office:value-type="string">
            <text:p>MTTO-180-2015</text:p>
          </table:table-cell>
          <table:table-cell office:value-type="string">
            <text:p>USA-468</text:p>
          </table:table-cell>
          <table:table-cell office:value-type="string">
            <text:p>DESPINCHAR LLANTA TRASERA EXTERNA IZQUIERDA.</text:p>
          </table:table-cell>
          <table:table-cell office:value-type="string">
            <text:p>ESTACION LAS PALMERAS</text:p>
          </table:table-cell>
          <table:table-cell table:number-columns-repeated="1019"/>
        </table:table-row>
        <table:table-row table:style-name="ro3">
          <table:table-cell table:style-name="ce3" office:value-type="date" office:date-value="2015-03-19">
            <text:p>19/03/15</text:p>
          </table:table-cell>
          <table:table-cell office:value-type="string">
            <text:p>MTTO-181-2015</text:p>
          </table:table-cell>
          <table:table-cell office:value-type="string">
            <text:p>USA-468</text:p>
          </table:table-cell>
          <table:table-cell office:value-type="string">
            <text:p>DESPINCHAR LLANTA DELANTERA DERECHA.</text:p>
          </table:table-cell>
          <table:table-cell office:value-type="string">
            <text:p>ESTACION LAS PALMERAS</text:p>
          </table:table-cell>
          <table:table-cell table:number-columns-repeated="1019"/>
        </table:table-row>
        <table:table-row table:style-name="ro3">
          <table:table-cell table:style-name="ce3" office:value-type="date" office:date-value="2015-03-19">
            <text:p>19/03/15</text:p>
          </table:table-cell>
          <table:table-cell office:value-type="string">
            <text:p>MTTO-183-2015</text:p>
          </table:table-cell>
          <table:table-cell office:value-type="string">
            <text:p>KUK-382</text:p>
          </table:table-cell>
          <table:table-cell office:value-type="string">
            <text:p>INSTALACION BOMBA PRESURIZADORA Y CORREGIR FUGA POR RADIADOR.</text:p>
          </table:table-cell>
          <table:table-cell office:value-type="string">
            <text:p>TECNIMARCANT</text:p>
          </table:table-cell>
          <table:table-cell office:value-type="float" office:value="1722">
            <text:p>1722</text:p>
          </table:table-cell>
          <table:table-cell table:number-columns-repeated="1018"/>
        </table:table-row>
        <table:table-row table:style-name="ro3">
          <table:table-cell table:style-name="ce3" office:value-type="date" office:date-value="2015-03-20">
            <text:p>20/03/15</text:p>
          </table:table-cell>
          <table:table-cell office:value-type="string">
            <text:p>MTTO-184-2015</text:p>
          </table:table-cell>
          <table:table-cell office:value-type="string">
            <text:p>DDA-282</text:p>
          </table:table-cell>
          <table:table-cell office:value-type="string">
            <text:p>MANTENIMIENTO GENERAL CHAPAS PUERTAS. </text:p>
          </table:table-cell>
          <table:table-cell office:value-type="string">
            <text:p>VIDRIOS Y ACCESORIOS </text:p>
          </table:table-cell>
          <table:table-cell office:value-type="float" office:value="27604">
            <text:p>27604</text:p>
          </table:table-cell>
          <table:table-cell table:number-columns-repeated="1018"/>
        </table:table-row>
        <table:table-row table:style-name="ro3">
          <table:table-cell table:style-name="ce3" office:value-type="date" office:date-value="2015-03-20">
            <text:p>20/03/15</text:p>
          </table:table-cell>
          <table:table-cell office:value-type="string">
            <text:p>MTTO-185-2015</text:p>
          </table:table-cell>
          <table:table-cell office:value-type="string">
            <text:p>MOTO BOMBA BARNES HIDRO No. 1</text:p>
          </table:table-cell>
          <table:table-cell office:value-type="string">
            <text:p>CAMBIO DEFLECTOR DEL MOTOR BRIGGS STRATTON.</text:p>
          </table:table-cell>
          <table:table-cell office:value-type="string">
            <text:p>SURTIMOTORES</text:p>
          </table:table-cell>
          <table:table-cell table:number-columns-repeated="1019"/>
        </table:table-row>
        <table:table-row table:style-name="ro4">
          <table:table-cell table:style-name="ce3" office:value-type="date" office:date-value="2015-03-20">
            <text:p>20/03/15</text:p>
          </table:table-cell>
          <table:table-cell office:value-type="string">
            <text:p>AAM-50-2015-T7</text:p>
          </table:table-cell>
          <table:table-cell office:value-type="string">
            <text:p>WEP-811</text:p>
          </table:table-cell>
          <table:table-cell office:value-type="string">
            <text:p>ALINEACION DIRECCION, BALANCEO DE RUEDAS DELANTERAS Y ROTACION LLANTAS DELANTERAS EN TROQUE TRASERO.</text:p>
          </table:table-cell>
          <table:table-cell office:value-type="string">
            <text:p>LLANTAS LA ESTACION</text:p>
          </table:table-cell>
          <table:table-cell office:value-type="float" office:value="467">
            <text:p>467</text:p>
          </table:table-cell>
          <table:table-cell table:number-columns-repeated="1018"/>
        </table:table-row>
        <table:table-row table:style-name="ro3">
          <table:table-cell table:style-name="ce3" office:value-type="date" office:date-value="2015-03-21">
            <text:p>21/03/15</text:p>
          </table:table-cell>
          <table:table-cell office:value-type="string">
            <text:p>AAM-16-2015-GS</text:p>
          </table:table-cell>
          <table:table-cell office:value-type="string">
            <text:p>CJC-368</text:p>
          </table:table-cell>
          <table:table-cell office:value-type="string">
            <text:p>VERIFICAR ESTADO CAJA DE DIRECCION (ESTA DURA).</text:p>
          </table:table-cell>
          <table:table-cell office:value-type="string">
            <text:p>FRENO PARTES</text:p>
          </table:table-cell>
          <table:table-cell office:value-type="string">
            <text:p>0 6 3</text:p>
          </table:table-cell>
          <table:table-cell table:number-columns-repeated="1018"/>
        </table:table-row>
        <table:table-row table:style-name="ro3">
          <table:table-cell table:style-name="ce3" office:value-type="date" office:date-value="2015-03-24">
            <text:p>24/03/15</text:p>
          </table:table-cell>
          <table:table-cell office:value-type="string">
            <text:p>AAM-61-2015-T4</text:p>
          </table:table-cell>
          <table:table-cell office:value-type="string">
            <text:p>KEX-384</text:p>
          </table:table-cell>
          <table:table-cell office:value-type="string">
            <text:p>REVISION DE ALTERNADOR POR GARANTIA.</text:p>
          </table:table-cell>
          <table:table-cell office:value-type="string">
            <text:p>TALLERES AUTORIZADOS S.A.</text:p>
          </table:table-cell>
          <table:table-cell office:value-type="float" office:value="31012559">
            <text:p>31012559</text:p>
          </table:table-cell>
          <table:table-cell table:number-columns-repeated="1018"/>
        </table:table-row>
        <table:table-row table:style-name="ro3">
          <table:table-cell table:style-name="ce3" office:value-type="date" office:date-value="2015-03-24">
            <text:p>24/03/15</text:p>
          </table:table-cell>
          <table:table-cell office:value-type="string">
            <text:p>AAM-05-2015-PJ</text:p>
          </table:table-cell>
          <table:table-cell office:value-type="string">
            <text:p>DDA-222</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6">
          <table:table-cell table:style-name="ce3" office:value-type="date" office:date-value="2015-03-24">
            <text:p>24/03/15</text:p>
          </table:table-cell>
          <table:table-cell office:value-type="string">
            <text:p>AAM-62-2015-T4</text:p>
          </table:table-cell>
          <table:table-cell office:value-type="string">
            <text:p>SPK-951</text:p>
          </table:table-cell>
          <table:table-cell office:value-type="string">
            <text:p>SOLDAR SOPORTE EXOSTO.</text:p>
          </table:table-cell>
          <table:table-cell office:value-type="string">
            <text:p>HERMAR</text:p>
          </table:table-cell>
          <table:table-cell office:value-type="string">
            <text:p>0 3 0 4</text:p>
          </table:table-cell>
          <table:table-cell table:number-columns-repeated="1018"/>
        </table:table-row>
        <table:table-row table:style-name="ro3">
          <table:table-cell table:style-name="ce3" office:value-type="date" office:date-value="2015-03-24">
            <text:p>24/03/15</text:p>
          </table:table-cell>
          <table:table-cell office:value-type="string">
            <text:p>AAM-63-2015-T4</text:p>
          </table:table-cell>
          <table:table-cell office:value-type="string">
            <text:p>SPK-951</text:p>
          </table:table-cell>
          <table:table-cell office:value-type="string">
            <text:p>CORREGIR FUGA DE AIRE (RECAMARAS) Y VALVULA DEL TOMA FUERZA.</text:p>
          </table:table-cell>
          <table:table-cell office:value-type="string">
            <text:p>METALMECANICA M &amp; F SAS </text:p>
          </table:table-cell>
          <table:table-cell office:value-type="string">
            <text:p>0 1 7</text:p>
          </table:table-cell>
          <table:table-cell table:number-columns-repeated="1018"/>
        </table:table-row>
        <table:table-row table:style-name="ro6">
          <table:table-cell table:style-name="ce3" office:value-type="date" office:date-value="2015-03-24">
            <text:p>24/03/15</text:p>
          </table:table-cell>
          <table:table-cell office:value-type="string">
            <text:p>AAM-19-2015-T1</text:p>
          </table:table-cell>
          <table:table-cell office:value-type="string">
            <text:p>WDC-091</text:p>
          </table:table-cell>
          <table:table-cell office:value-type="string">
            <text:p>SUMINISTRO E INSTALACION CABLE DEL WINCHE.</text:p>
          </table:table-cell>
          <table:table-cell office:value-type="string">
            <text:p>FRENO PARTES</text:p>
          </table:table-cell>
          <table:table-cell office:value-type="string">
            <text:p>0 6 1</text:p>
          </table:table-cell>
          <table:table-cell table:number-columns-repeated="1018"/>
        </table:table-row>
        <table:table-row table:style-name="ro3">
          <table:table-cell table:style-name="ce3" office:value-type="date" office:date-value="2015-03-24">
            <text:p>24/03/15</text:p>
          </table:table-cell>
          <table:table-cell office:value-type="string">
            <text:p>MTTO-197-2015</text:p>
          </table:table-cell>
          <table:table-cell office:value-type="string">
            <text:p>TALADRO DEWALT DE ½ SERIE 923266</text:p>
          </table:table-cell>
          <table:table-cell office:value-type="string">
            <text:p>MANTENIMIENTO GENERAL (INCLUYE CAMBIO DE MANDRIL).</text:p>
          </table:table-cell>
          <table:table-cell office:value-type="string">
            <text:p>TALLER DEWALT</text:p>
          </table:table-cell>
          <table:table-cell office:value-type="string">
            <text:p>2139872</text:p>
            <text:p>SUMATEC</text:p>
          </table:table-cell>
          <table:table-cell table:number-columns-repeated="1018"/>
        </table:table-row>
        <table:table-row table:style-name="ro3">
          <table:table-cell table:style-name="ce3" office:value-type="date" office:date-value="2015-03-24">
            <text:p>24/03/15</text:p>
          </table:table-cell>
          <table:table-cell office:value-type="string">
            <text:p>MTTO-198-2015</text:p>
          </table:table-cell>
          <table:table-cell office:value-type="string">
            <text:p>TALADRO PERCUTOR INDUSTRIAL No. 1 </text:p>
          </table:table-cell>
          <table:table-cell office:value-type="string">
            <text:p>MANTENIMIENTO GENERAL <text:s text:c="3"/></text:p>
          </table:table-cell>
          <table:table-cell office:value-type="string">
            <text:p>TALLER DEWALT</text:p>
          </table:table-cell>
          <table:table-cell office:value-type="string">
            <text:p>2139872</text:p>
            <text:p>SUMATEC</text:p>
          </table:table-cell>
          <table:table-cell table:number-columns-repeated="1018"/>
        </table:table-row>
        <table:table-row table:style-name="ro3">
          <table:table-cell table:style-name="ce3" office:value-type="date" office:date-value="2015-03-25">
            <text:p>25/03/15</text:p>
          </table:table-cell>
          <table:table-cell office:value-type="string">
            <text:p>MTTO-200-2015</text:p>
          </table:table-cell>
          <table:table-cell office:value-type="string">
            <text:p>BOMBA DE ALTA <text:s/>HIDRO No. 1</text:p>
          </table:table-cell>
          <table:table-cell office:value-type="string">
            <text:p>REVISION ACOPLE DE SALIDA DE LA MANGUERA DE LA BOMBA DE ALTA.</text:p>
          </table:table-cell>
          <table:table-cell office:value-type="string">
            <text:p>HERMAR</text:p>
          </table:table-cell>
          <table:table-cell office:value-type="string">
            <text:p>0 3 3 1</text:p>
          </table:table-cell>
          <table:table-cell table:number-columns-repeated="1018"/>
        </table:table-row>
        <table:table-row table:style-name="ro3">
          <table:table-cell table:style-name="ce3" office:value-type="date" office:date-value="2015-03-25">
            <text:p>25/03/15</text:p>
          </table:table-cell>
          <table:table-cell office:value-type="string">
            <text:p>MTTO-201-2015</text:p>
          </table:table-cell>
          <table:table-cell office:value-type="string">
            <text:p>USE-822</text:p>
          </table:table-cell>
          <table:table-cell office:value-type="string">
            <text:p>REVISION SISTEMA DE CARGA POR GARANTIA.</text:p>
          </table:table-cell>
          <table:table-cell office:value-type="string">
            <text:p>COEXITO-OSCAR GARCIA </text:p>
          </table:table-cell>
          <table:table-cell office:value-type="float" office:value="2168651">
            <text:p>2168651</text:p>
          </table:table-cell>
          <table:table-cell table:number-columns-repeated="1018"/>
        </table:table-row>
        <table:table-row table:style-name="ro4">
          <table:table-cell table:style-name="ce3" office:value-type="date" office:date-value="2015-03-25">
            <text:p>25/03/15</text:p>
          </table:table-cell>
          <table:table-cell office:value-type="string">
            <text:p>AAM-40-2015-T3</text:p>
          </table:table-cell>
          <table:table-cell office:value-type="string">
            <text:p>SQW-867</text:p>
          </table:table-cell>
          <table:table-cell office:value-type="string">
            <text:p>REVISION CAJON DE HERRAMIENTA POR GARANTIA Y VALVULA DE AIRE DEL CABLE DEL WINCHE.</text:p>
          </table:table-cell>
          <table:table-cell office:value-type="string">
            <text:p>REHIMAC </text:p>
          </table:table-cell>
          <table:table-cell office:value-type="float" office:value="4803">
            <text:p>4803</text:p>
          </table:table-cell>
          <table:table-cell table:number-columns-repeated="1018"/>
        </table:table-row>
        <table:table-row table:style-name="ro6">
          <table:table-cell table:style-name="ce3" office:value-type="date" office:date-value="2015-03-26">
            <text:p>26/03/15</text:p>
          </table:table-cell>
          <table:table-cell office:value-type="string">
            <text:p>AAM-20-2015-T1</text:p>
          </table:table-cell>
          <table:table-cell office:value-type="string">
            <text:p>WDC-091</text:p>
          </table:table-cell>
          <table:table-cell office:value-type="string">
            <text:p>CAMBIO Y ADECUACION MANGUERA HIDRAULICA.</text:p>
          </table:table-cell>
          <table:table-cell office:value-type="string">
            <text:p>REHIMAC </text:p>
          </table:table-cell>
          <table:table-cell office:value-type="float" office:value="304">
            <text:p>304</text:p>
          </table:table-cell>
          <table:table-cell table:number-columns-repeated="1018"/>
        </table:table-row>
        <table:table-row table:style-name="ro3">
          <table:table-cell table:style-name="ce3" office:value-type="date" office:date-value="2015-03-26">
            <text:p>26/03/15</text:p>
          </table:table-cell>
          <table:table-cell office:value-type="string">
            <text:p>AAM-17-2015-GS</text:p>
          </table:table-cell>
          <table:table-cell office:value-type="string">
            <text:p>CJC-368</text:p>
          </table:table-cell>
          <table:table-cell office:value-type="string">
            <text:p>REVISION ARRANQUE POR GARANTIA.</text:p>
          </table:table-cell>
          <table:table-cell office:value-type="string">
            <text:p>COEXITO-OSCAR GARCIA </text:p>
          </table:table-cell>
          <table:table-cell office:value-type="float" office:value="2168608">
            <text:p>2168608</text:p>
          </table:table-cell>
          <table:table-cell table:number-columns-repeated="1018"/>
        </table:table-row>
        <table:table-row table:style-name="ro3">
          <table:table-cell table:style-name="ce3" office:value-type="date" office:date-value="2015-03-26">
            <text:p>26/03/15</text:p>
          </table:table-cell>
          <table:table-cell office:value-type="string">
            <text:p>AAM-29-2015-IF</text:p>
          </table:table-cell>
          <table:table-cell office:value-type="string">
            <text:p>PLANTA ELECTRICA MODASA MP-45 AS T-7</text:p>
          </table:table-cell>
          <table:table-cell office:value-type="string">
            <text:p>MANTENIMIENTO ARRANQUE.</text:p>
          </table:table-cell>
          <table:table-cell office:value-type="string">
            <text:p>RENZO NIETO </text:p>
          </table:table-cell>
          <table:table-cell table:number-columns-repeated="1019"/>
        </table:table-row>
        <table:table-row table:style-name="ro3">
          <table:table-cell table:style-name="ce3" office:value-type="date" office:date-value="2015-03-26">
            <text:p>26/03/15</text:p>
          </table:table-cell>
          <table:table-cell office:value-type="string">
            <text:p>AAM-53-2015-T7</text:p>
          </table:table-cell>
          <table:table-cell office:value-type="string">
            <text:p>HGR-949</text:p>
          </table:table-cell>
          <table:table-cell office:value-type="string">
            <text:p>REVISAR SISTEMA DE CARGA.</text:p>
          </table:table-cell>
          <table:table-cell office:value-type="string">
            <text:p>COEXITO-OSCAR GARCIA </text:p>
          </table:table-cell>
          <table:table-cell office:value-type="float" office:value="2168702">
            <text:p>2168702</text:p>
          </table:table-cell>
          <table:table-cell table:number-columns-repeated="1018"/>
        </table:table-row>
        <table:table-row table:style-name="ro3">
          <table:table-cell table:style-name="ce3" office:value-type="date" office:date-value="2015-03-27">
            <text:p>27/03/15</text:p>
          </table:table-cell>
          <table:table-cell office:value-type="string">
            <text:p>AAM-18-2015-GS</text:p>
          </table:table-cell>
          <table:table-cell office:value-type="string">
            <text:p>CJC-368</text:p>
          </table:table-cell>
          <table:table-cell office:value-type="string">
            <text:p>REVISION SISTEMA DE COMBUSTIBLE.</text:p>
          </table:table-cell>
          <table:table-cell office:value-type="string">
            <text:p>TALLERES AUTORIZADOS S.A.</text:p>
          </table:table-cell>
          <table:table-cell office:value-type="float" office:value="31012575">
            <text:p>31012575</text:p>
          </table:table-cell>
          <table:table-cell table:number-columns-repeated="1018"/>
        </table:table-row>
        <table:table-row table:style-name="ro3">
          <table:table-cell table:style-name="ce3" office:value-type="date" office:date-value="2015-03-28">
            <text:p>28/03/15</text:p>
          </table:table-cell>
          <table:table-cell office:value-type="string">
            <text:p>MTTO-205-2015</text:p>
          </table:table-cell>
          <table:table-cell office:value-type="string">
            <text:p>KUK-382</text:p>
          </table:table-cell>
          <table:table-cell office:value-type="string">
            <text:p>REVISAR SISTEMA ELECTRICO TABLERO Y RECONECCION CABLES (PRESENTA CORTO).</text:p>
          </table:table-cell>
          <table:table-cell office:value-type="string">
            <text:p>NTS</text:p>
          </table:table-cell>
          <table:table-cell office:value-type="string">
            <text:p>75-4951-2015</text:p>
          </table:table-cell>
          <table:table-cell table:number-columns-repeated="1018"/>
        </table:table-row>
        <table:table-row table:style-name="ro4">
          <table:table-cell table:style-name="ce3" office:value-type="date" office:date-value="2015-03-28">
            <text:p>28/03/15</text:p>
          </table:table-cell>
          <table:table-cell office:value-type="string">
            <text:p>AAM-66-2015-T4</text:p>
          </table:table-cell>
          <table:table-cell office:value-type="string">
            <text:p>KEX-384</text:p>
          </table:table-cell>
          <table:table-cell office:value-type="string">
            <text:p>INSTALACION E IMPERMEAVILIZACION DE EXPLORADORAS DELANTERAS Y CAMBIO DE EXPLORADORA LATERAL POR GARANTIA.</text:p>
          </table:table-cell>
          <table:table-cell office:value-type="string">
            <text:p>AXIAL</text:p>
          </table:table-cell>
          <table:table-cell table:number-columns-repeated="1019"/>
        </table:table-row>
        <table:table-row table:style-name="ro6">
          <table:table-cell table:style-name="ce3" office:value-type="date" office:date-value="2015-03-30">
            <text:p>30/03/15</text:p>
          </table:table-cell>
          <table:table-cell office:value-type="string">
            <text:p>MTTO-209-2015</text:p>
          </table:table-cell>
          <table:table-cell office:value-type="string">
            <text:p>236B</text:p>
          </table:table-cell>
          <table:table-cell office:value-type="string">
            <text:p>CORREGIR FUGA DE HIDRAULICO</text:p>
          </table:table-cell>
          <table:table-cell office:value-type="string">
            <text:p>REHIMAC </text:p>
          </table:table-cell>
          <table:table-cell office:value-type="float" office:value="4805">
            <text:p>4805</text:p>
          </table:table-cell>
          <table:table-cell table:number-columns-repeated="1018"/>
        </table:table-row>
        <table:table-row table:style-name="ro3">
          <table:table-cell table:style-name="ce3" office:value-type="date" office:date-value="2015-03-30">
            <text:p>30/03/15</text:p>
          </table:table-cell>
          <table:table-cell office:value-type="string">
            <text:p>AAM-50-2015-T2</text:p>
          </table:table-cell>
          <table:table-cell office:value-type="string">
            <text:p>KEX-382</text:p>
          </table:table-cell>
          <table:table-cell office:value-type="string">
            <text:p>REVISION DE LOS 1.000 KMS DESPUES DE REPARADO EL MOTOR.</text:p>
          </table:table-cell>
          <table:table-cell office:value-type="string">
            <text:p>AUTOPACIFICO</text:p>
          </table:table-cell>
          <table:table-cell office:value-type="string">
            <text:p>OT 371661</text:p>
          </table:table-cell>
          <table:table-cell table:number-columns-repeated="1018"/>
        </table:table-row>
        <table:table-row table:style-name="ro4">
          <table:table-cell table:style-name="ce3" office:value-type="date" office:date-value="2015-03-30">
            <text:p>30/03/15</text:p>
          </table:table-cell>
          <table:table-cell office:value-type="string">
            <text:p>AAM-51-2015-T2</text:p>
          </table:table-cell>
          <table:table-cell office:value-type="string">
            <text:p>KEX-382</text:p>
          </table:table-cell>
          <table:table-cell office:value-type="string">
            <text:p>CAMBIAR LLANTA DE REPUESTO EN RUEDA TRASERA DERECHA (NOTA: VERIFICAR ESTADO LLANTA).</text:p>
          </table:table-cell>
          <table:table-cell office:value-type="string">
            <text:p>LLANTAS LA ESTACION</text:p>
          </table:table-cell>
          <table:table-cell table:number-columns-repeated="1019"/>
        </table:table-row>
        <table:table-row table:style-name="ro3">
          <table:table-cell table:style-name="ce3" office:value-type="date" office:date-value="2015-03-30">
            <text:p>30/03/15</text:p>
          </table:table-cell>
          <table:table-cell office:value-type="string">
            <text:p>AAM-52-2015-T2</text:p>
          </table:table-cell>
          <table:table-cell office:value-type="string">
            <text:p>SXY-299</text:p>
          </table:table-cell>
          <table:table-cell office:value-type="string">
            <text:p>REVISION BOMBONA CABINA Y LUCES DELANTERAS.</text:p>
          </table:table-cell>
          <table:table-cell office:value-type="string">
            <text:p>FRENO PARTES</text:p>
          </table:table-cell>
          <table:table-cell office:value-type="string">
            <text:p>0 7 2</text:p>
          </table:table-cell>
          <table:table-cell table:number-columns-repeated="1018"/>
        </table:table-row>
        <table:table-row table:style-name="ro3">
          <table:table-cell table:style-name="ce3" office:value-type="date" office:date-value="2015-03-31">
            <text:p>31/03/15</text:p>
          </table:table-cell>
          <table:table-cell office:value-type="string">
            <text:p>MTTO-210-2015</text:p>
          </table:table-cell>
          <table:table-cell office:value-type="string">
            <text:p>DDA-282</text:p>
          </table:table-cell>
          <table:table-cell office:value-type="string">
            <text:p>REVISION CHAPA PUERTA TRASERA POR GARANTIA.</text:p>
          </table:table-cell>
          <table:table-cell office:value-type="string">
            <text:p>VIDRIOS Y ACCESORIOS </text:p>
          </table:table-cell>
          <table:table-cell table:number-columns-repeated="1019"/>
        </table:table-row>
        <table:table-row table:style-name="ro3">
          <table:table-cell table:style-name="ce3" office:value-type="date" office:date-value="2015-03-31">
            <text:p>31/03/15</text:p>
          </table:table-cell>
          <table:table-cell office:value-type="string">
            <text:p>AAM-21-2015-T1</text:p>
          </table:table-cell>
          <table:table-cell office:value-type="string">
            <text:p>WDC-091</text:p>
          </table:table-cell>
          <table:table-cell office:value-type="string">
            <text:p>MANTENIMIENTO RUTINA DE LOS 5.000 KMS.</text:p>
          </table:table-cell>
          <table:table-cell office:value-type="string">
            <text:p>KENWORTH DE LA MONTAÑA</text:p>
          </table:table-cell>
          <table:table-cell table:style-name="ce16" office:value-type="string">
            <text:p>01 – ABR – 2015</text:p>
          </table:table-cell>
          <table:table-cell table:number-columns-repeated="1018"/>
        </table:table-row>
        <table:table-row table:style-name="ro3">
          <table:table-cell table:style-name="ce3" office:value-type="date" office:date-value="2015-03-31">
            <text:p>31/03/15</text:p>
          </table:table-cell>
          <table:table-cell office:value-type="string">
            <text:p>AAM-47-2015-T5</text:p>
          </table:table-cell>
          <table:table-cell office:value-type="string">
            <text:p>KEX-250</text:p>
          </table:table-cell>
          <table:table-cell office:value-type="string">
            <text:p>CAMBIO BOMBA DE INYECCION Y VERIFICAR ESTADO INYECTORES.</text:p>
          </table:table-cell>
          <table:table-cell office:value-type="string">
            <text:p>TALLERES AUTORIZADOS S.A.</text:p>
          </table:table-cell>
          <table:table-cell office:value-type="float" office:value="94155">
            <text:p>94155</text:p>
          </table:table-cell>
          <table:table-cell table:number-columns-repeated="1018"/>
        </table:table-row>
        <table:table-row table:style-name="ro4">
          <table:table-cell table:style-name="ce3" office:value-type="date" office:date-value="2015-04-01">
            <text:p>01/04/15</text:p>
          </table:table-cell>
          <table:table-cell office:value-type="string">
            <text:p>MTTO-214-2015</text:p>
          </table:table-cell>
          <table:table-cell office:value-type="string">
            <text:p>SMW-559</text:p>
          </table:table-cell>
          <table:table-cell office:value-type="string">
            <text:p>REVISION SISTEMA ELECTRICO, CODIGO BAJO NIVEL DE REFRIGERANTE Y PRESENTA FALLA NO ACELERA CUANDO PRESENTA CODIGO.</text:p>
          </table:table-cell>
          <table:table-cell office:value-type="string">
            <text:p>NAVITRANS</text:p>
          </table:table-cell>
          <table:table-cell table:number-columns-repeated="1019"/>
        </table:table-row>
        <table:table-row table:style-name="ro3">
          <table:table-cell table:style-name="ce3" office:value-type="date" office:date-value="2015-04-01">
            <text:p>01/04/15</text:p>
          </table:table-cell>
          <table:table-cell office:value-type="string">
            <text:p>AAM-44-2015-T3</text:p>
          </table:table-cell>
          <table:table-cell office:value-type="string">
            <text:p>HGT-245</text:p>
          </table:table-cell>
          <table:table-cell office:value-type="string">
            <text:p>RUTINA DE LOS 30.000 KMS.</text:p>
          </table:table-cell>
          <table:table-cell office:value-type="string">
            <text:p>AUTOFARALLONES RENAULT</text:p>
          </table:table-cell>
          <table:table-cell office:value-type="float" office:value="2317">
            <text:p>2317</text:p>
          </table:table-cell>
          <table:table-cell table:number-columns-repeated="1018"/>
        </table:table-row>
        <table:table-row table:style-name="ro4">
          <table:table-cell table:style-name="ce3" office:value-type="date" office:date-value="2015-04-01">
            <text:p>01/04/15</text:p>
          </table:table-cell>
          <table:table-cell office:value-type="string">
            <text:p>MTTO-217-2015</text:p>
          </table:table-cell>
          <table:table-cell office:value-type="string">
            <text:p>DDA-206</text:p>
          </table:table-cell>
          <table:table-cell office:value-type="string">
            <text:p>REVISION FRENOS TRASEROS, REMACHAR BANDAS Y CAMBIO DE BUJES MUELLES TRASEROS</text:p>
          </table:table-cell>
          <table:table-cell office:value-type="string">
            <text:p>METALMECANICA M &amp; F SAS </text:p>
          </table:table-cell>
          <table:table-cell office:value-type="string">
            <text:p>0 1 9</text:p>
          </table:table-cell>
          <table:table-cell table:number-columns-repeated="1018"/>
        </table:table-row>
        <table:table-row table:style-name="ro5">
          <table:table-cell table:style-name="ce3" office:value-type="date" office:date-value="2015-04-01">
            <text:p>01/04/15</text:p>
          </table:table-cell>
          <table:table-cell office:value-type="string">
            <text:p>MTTO-218-2015</text:p>
          </table:table-cell>
          <table:table-cell office:value-type="string">
            <text:p>DDA-282</text:p>
          </table:table-cell>
          <table:table-cell office:value-type="string">
            <text:p>REVISION TECNOMECANICA.</text:p>
          </table:table-cell>
          <table:table-cell office:value-type="string">
            <text:p>CENTRO DE DIAGNOSTICO AUTOMOTOR DEL VALLE </text:p>
          </table:table-cell>
          <table:table-cell office:value-type="string">
            <text:p>03 – JUN – 2015</text:p>
          </table:table-cell>
          <table:table-cell table:number-columns-repeated="1018"/>
        </table:table-row>
        <table:table-row table:style-name="ro6">
          <table:table-cell table:style-name="ce3" office:value-type="date" office:date-value="2015-04-01">
            <text:p>01/04/15</text:p>
          </table:table-cell>
          <table:table-cell office:value-type="string">
            <text:p>MTTO-221-2015</text:p>
          </table:table-cell>
          <table:table-cell office:value-type="string">
            <text:p>DDA-282</text:p>
          </table:table-cell>
          <table:table-cell office:value-type="string">
            <text:p>REVISION SUSPENSION DELANTERA.</text:p>
          </table:table-cell>
          <table:table-cell office:value-type="string">
            <text:p>FRENO PARTES</text:p>
          </table:table-cell>
          <table:table-cell office:value-type="string">
            <text:p>0 6 0</text:p>
          </table:table-cell>
          <table:table-cell table:number-columns-repeated="1018"/>
        </table:table-row>
        <table:table-row table:style-name="ro3">
          <table:table-cell table:style-name="ce3" office:value-type="date" office:date-value="2015-04-06">
            <text:p>06/04/15</text:p>
          </table:table-cell>
          <table:table-cell office:value-type="string">
            <text:p>MTTO-222-2015</text:p>
          </table:table-cell>
          <table:table-cell office:value-type="string">
            <text:p>CJJ-147</text:p>
          </table:table-cell>
          <table:table-cell office:value-type="string">
            <text:p>DESPINCHAR LLANTA DELANTERA DERECHA.</text:p>
          </table:table-cell>
          <table:table-cell office:value-type="string">
            <text:p>ESTACION LAS PALMERAS</text:p>
          </table:table-cell>
          <table:table-cell table:number-columns-repeated="1019"/>
        </table:table-row>
        <table:table-row table:style-name="ro3">
          <table:table-cell table:style-name="ce3" office:value-type="date" office:date-value="2015-04-06">
            <text:p>06/04/15</text:p>
          </table:table-cell>
          <table:table-cell office:value-type="string">
            <text:p>MTTO-223-2015</text:p>
          </table:table-cell>
          <table:table-cell office:value-type="string">
            <text:p>236B</text:p>
          </table:table-cell>
          <table:table-cell office:value-type="string">
            <text:p>DESPINCHAR LLANTA TRASERA DERECHA.</text:p>
          </table:table-cell>
          <table:table-cell office:value-type="string">
            <text:p>ESTACION LAS PALMERAS</text:p>
          </table:table-cell>
          <table:table-cell table:number-columns-repeated="1019"/>
        </table:table-row>
        <table:table-row table:style-name="ro3">
          <table:table-cell table:style-name="ce3" office:value-type="date" office:date-value="2015-04-06">
            <text:p>06/04/15</text:p>
          </table:table-cell>
          <table:table-cell office:value-type="string">
            <text:p>MTTO-224-2015</text:p>
          </table:table-cell>
          <table:table-cell office:value-type="string">
            <text:p>DDA-208</text:p>
          </table:table-cell>
          <table:table-cell office:value-type="string">
            <text:p>ENDEREZAR CARROCERIA Y COLOCAR SOPORTES.</text:p>
          </table:table-cell>
          <table:table-cell office:value-type="string">
            <text:p>HERMAR</text:p>
          </table:table-cell>
          <table:table-cell office:value-type="string">
            <text:p>0 3 1 9</text:p>
          </table:table-cell>
          <table:table-cell table:number-columns-repeated="1018"/>
        </table:table-row>
        <table:table-row table:style-name="ro6">
          <table:table-cell table:style-name="ce3" office:value-type="date" office:date-value="2015-04-06">
            <text:p>06/04/15</text:p>
          </table:table-cell>
          <table:table-cell office:value-type="string">
            <text:p>AAM-32-2015-IF</text:p>
          </table:table-cell>
          <table:table-cell office:value-type="string">
            <text:p>DDA-211</text:p>
          </table:table-cell>
          <table:table-cell office:value-type="string">
            <text:p>DILUCION DE COMBUSTIBLE.</text:p>
          </table:table-cell>
          <table:table-cell office:value-type="string">
            <text:p>AUTOPACIFICO</text:p>
          </table:table-cell>
          <table:table-cell office:value-type="float" office:value="16201">
            <text:p>16201</text:p>
          </table:table-cell>
          <table:table-cell table:number-columns-repeated="1018"/>
        </table:table-row>
        <table:table-row table:style-name="ro3">
          <table:table-cell table:style-name="ce3" office:value-type="date" office:date-value="2015-04-06">
            <text:p>06/04/15</text:p>
          </table:table-cell>
          <table:table-cell office:value-type="string">
            <text:p>MTTO-225-2015</text:p>
          </table:table-cell>
          <table:table-cell office:value-type="string">
            <text:p>USE-822</text:p>
          </table:table-cell>
          <table:table-cell office:value-type="string">
            <text:p>REVISION VIDRIO PUERTA IZQUIERDA.</text:p>
          </table:table-cell>
          <table:table-cell office:value-type="string">
            <text:p>KENWORTH DE LA MONTAÑA</text:p>
          </table:table-cell>
          <table:table-cell office:value-type="string">
            <text:p>CRN/11877/2015</text:p>
          </table:table-cell>
          <table:table-cell table:number-columns-repeated="1018"/>
        </table:table-row>
        <table:table-row table:style-name="ro3">
          <table:table-cell table:style-name="ce3" office:value-type="date" office:date-value="2015-04-06">
            <text:p>06/04/15</text:p>
          </table:table-cell>
          <table:table-cell office:value-type="string">
            <text:p>AAM-19-2015-GS</text:p>
          </table:table-cell>
          <table:table-cell office:value-type="string">
            <text:p>CJC-368</text:p>
          </table:table-cell>
          <table:table-cell office:value-type="string">
            <text:p>REVISION CORTO LUCES.</text:p>
          </table:table-cell>
          <table:table-cell office:value-type="string">
            <text:p>COEXITO-OSCAR GARCIA </text:p>
          </table:table-cell>
          <table:table-cell table:number-columns-repeated="1019"/>
        </table:table-row>
        <table:table-row table:style-name="ro5">
          <table:table-cell table:style-name="ce3" office:value-type="date" office:date-value="2015-04-06">
            <text:p>06/04/15</text:p>
          </table:table-cell>
          <table:table-cell office:value-type="string">
            <text:p>AAM-57-2015-T2</text:p>
          </table:table-cell>
          <table:table-cell office:value-type="string">
            <text:p>KEX-382</text:p>
          </table:table-cell>
          <table:table-cell office:value-type="string">
            <text:p>CORREGIR FUGA DE COMBUSTIBLE POR INYECTORES E INSTALACION SOPORTE BATERIA POR GARANTIA Y VERIFICAR POSIBLE FUGA POR TURBO</text:p>
          </table:table-cell>
          <table:table-cell office:value-type="string">
            <text:p>AUTOPACIFICO</text:p>
          </table:table-cell>
          <table:table-cell table:number-columns-repeated="1019"/>
        </table:table-row>
        <table:table-row table:style-name="ro6">
          <table:table-cell table:style-name="ce3" office:value-type="date" office:date-value="2015-04-06">
            <text:p>06/04/15</text:p>
          </table:table-cell>
          <table:table-cell office:value-type="string">
            <text:p>MTTO-227-2015</text:p>
          </table:table-cell>
          <table:table-cell office:value-type="string">
            <text:p>USA-339</text:p>
          </table:table-cell>
          <table:table-cell office:value-type="string">
            <text:p>CAMBIO MANGUERA DE AGUA.</text:p>
          </table:table-cell>
          <table:table-cell office:value-type="string">
            <text:p>AUTOPACIFICO</text:p>
          </table:table-cell>
          <table:table-cell office:value-type="string">
            <text:p>OT 372449</text:p>
          </table:table-cell>
          <table:table-cell table:number-columns-repeated="1018"/>
        </table:table-row>
        <table:table-row table:style-name="ro3">
          <table:table-cell table:style-name="ce3" office:value-type="date" office:date-value="2015-04-06">
            <text:p>06/04/15</text:p>
          </table:table-cell>
          <table:table-cell office:value-type="string">
            <text:p>AAM-58-2015-T2</text:p>
          </table:table-cell>
          <table:table-cell office:value-type="string">
            <text:p>KEX-382</text:p>
          </table:table-cell>
          <table:table-cell office:value-type="string">
            <text:p>MANTENIMIENTO AIRE ACONDICIONADO.</text:p>
          </table:table-cell>
          <table:table-cell office:value-type="string">
            <text:p>ALISTAMIENTOS OCAMPO</text:p>
          </table:table-cell>
          <table:table-cell office:value-type="string">
            <text:p>07 – ABR – 2015</text:p>
          </table:table-cell>
          <table:table-cell table:number-columns-repeated="1018"/>
        </table:table-row>
        <table:table-row table:style-name="ro6">
          <table:table-cell table:style-name="ce3" office:value-type="date" office:date-value="2015-04-06">
            <text:p>06/04/15</text:p>
          </table:table-cell>
          <table:table-cell office:value-type="string">
            <text:p>AAM-69-2015-T4</text:p>
          </table:table-cell>
          <table:table-cell office:value-type="string">
            <text:p>TLO-302</text:p>
          </table:table-cell>
          <table:table-cell office:value-type="string">
            <text:p>ROTACION LLANTAS TRASERAS.</text:p>
          </table:table-cell>
          <table:table-cell office:value-type="string">
            <text:p>LLANTAS LA ESTACION</text:p>
          </table:table-cell>
          <table:table-cell table:number-columns-repeated="1019"/>
        </table:table-row>
        <table:table-row table:style-name="ro3">
          <table:table-cell table:style-name="ce3" office:value-type="date" office:date-value="2015-04-06">
            <text:p>06/04/15</text:p>
          </table:table-cell>
          <table:table-cell office:value-type="string">
            <text:p>AAM-71-2015-T4</text:p>
          </table:table-cell>
          <table:table-cell office:value-type="string">
            <text:p>SPK-951</text:p>
          </table:table-cell>
          <table:table-cell office:value-type="string">
            <text:p>REVISION SOPORTE CAUCHO CARDAN Y CRUCETAS.</text:p>
          </table:table-cell>
          <table:table-cell office:value-type="string">
            <text:p>FRENO PARTES</text:p>
          </table:table-cell>
          <table:table-cell office:value-type="string">
            <text:p>0 6 2</text:p>
          </table:table-cell>
          <table:table-cell table:number-columns-repeated="1018"/>
        </table:table-row>
        <table:table-row table:style-name="ro6">
          <table:table-cell table:style-name="ce3" office:value-type="date" office:date-value="2015-04-06">
            <text:p>06/04/15</text:p>
          </table:table-cell>
          <table:table-cell office:value-type="string">
            <text:p>AAM-70-2015-T4</text:p>
          </table:table-cell>
          <table:table-cell office:value-type="string">
            <text:p>KEX-384</text:p>
          </table:table-cell>
          <table:table-cell office:value-type="string">
            <text:p>REVISAR LLANTA TRASERA DERECHA </text:p>
          </table:table-cell>
          <table:table-cell office:value-type="string">
            <text:p>LLANTAS LA ESTACION</text:p>
          </table:table-cell>
          <table:table-cell table:number-columns-repeated="1019"/>
        </table:table-row>
        <table:table-row table:style-name="ro3">
          <table:table-cell table:style-name="ce3" office:value-type="date" office:date-value="2015-04-07">
            <text:p>07/04/15</text:p>
          </table:table-cell>
          <table:table-cell office:value-type="string">
            <text:p>AAM-12-2015-GP</text:p>
          </table:table-cell>
          <table:table-cell office:value-type="string">
            <text:p>CJK-060</text:p>
          </table:table-cell>
          <table:table-cell office:value-type="string">
            <text:p>DESPINCHAR LLANTA TRASERA DERECHA POR GARANTIA.</text:p>
          </table:table-cell>
          <table:table-cell office:value-type="string">
            <text:p>LLANTAS LA ESTACION</text:p>
          </table:table-cell>
          <table:table-cell table:number-columns-repeated="1019"/>
        </table:table-row>
        <table:table-row table:style-name="ro4">
          <table:table-cell table:style-name="ce3" office:value-type="date" office:date-value="2015-04-07">
            <text:p>07/04/15</text:p>
          </table:table-cell>
          <table:table-cell office:value-type="string">
            <text:p>MTTO-231-2015</text:p>
          </table:table-cell>
          <table:table-cell office:value-type="string">
            <text:p>RADIO PORTATIL KENWOOD</text:p>
          </table:table-cell>
          <table:table-cell office:value-type="string">
            <text:p>DIAGNOSTICO Y EVALUACION POR DAÑO (NO ENCIENDE).</text:p>
          </table:table-cell>
          <table:table-cell office:value-type="string">
            <text:p>DOBLE VIA COMUNICACIONES</text:p>
          </table:table-cell>
          <table:table-cell office:value-type="string">
            <text:p>NO TIENE REPARACION (REM 8975)</text:p>
          </table:table-cell>
          <table:table-cell office:value-type="string">
            <text:p>FE-MP-1192</text:p>
          </table:table-cell>
          <table:table-cell table:number-columns-repeated="1017"/>
        </table:table-row>
        <table:table-row table:style-name="ro6">
          <table:table-cell table:style-name="ce3" office:value-type="date" office:date-value="2015-04-07">
            <text:p>07/04/15</text:p>
          </table:table-cell>
          <table:table-cell office:value-type="string">
            <text:p>MTTO-232-2015</text:p>
          </table:table-cell>
          <table:table-cell office:value-type="string">
            <text:p>DDA-282</text:p>
          </table:table-cell>
          <table:table-cell office:value-type="string">
            <text:p>ALINEACION DIRECCION.</text:p>
          </table:table-cell>
          <table:table-cell office:value-type="string">
            <text:p>LLANTAS LA ESTACION</text:p>
          </table:table-cell>
          <table:table-cell office:value-type="float" office:value="459">
            <text:p>459</text:p>
          </table:table-cell>
          <table:table-cell table:number-columns-repeated="1018"/>
        </table:table-row>
        <table:table-row table:style-name="ro6">
          <table:table-cell table:style-name="ce3" office:value-type="date" office:date-value="2015-04-08">
            <text:p>08/04/15</text:p>
          </table:table-cell>
          <table:table-cell office:value-type="string">
            <text:p>MTTO-234-2015</text:p>
          </table:table-cell>
          <table:table-cell office:value-type="string">
            <text:p>SMW-559</text:p>
          </table:table-cell>
          <table:table-cell office:value-type="string">
            <text:p>REPARACION GUARDABARROS.</text:p>
          </table:table-cell>
          <table:table-cell office:value-type="string">
            <text:p>FRENO PARTES</text:p>
          </table:table-cell>
          <table:table-cell office:value-type="string">
            <text:p>0 6 5</text:p>
          </table:table-cell>
          <table:table-cell table:number-columns-repeated="1018"/>
        </table:table-row>
        <table:table-row table:style-name="ro4">
          <table:table-cell table:style-name="ce3" office:value-type="date" office:date-value="2015-04-08">
            <text:p>08/04/15</text:p>
          </table:table-cell>
          <table:table-cell office:value-type="string">
            <text:p>AAM-59-2015-T2</text:p>
          </table:table-cell>
          <table:table-cell office:value-type="string">
            <text:p>SXY-299</text:p>
          </table:table-cell>
          <table:table-cell office:value-type="string">
            <text:p>CORREGIR FUGA DE AIRE PARTE BAJA CABINA Y CAMBIO BOMBILLOS LUCES EXPLARADORAS Y STOP.</text:p>
          </table:table-cell>
          <table:table-cell office:value-type="string">
            <text:p>FRENO PARTES</text:p>
          </table:table-cell>
          <table:table-cell office:value-type="string">
            <text:p>0 8 0 </text:p>
          </table:table-cell>
          <table:table-cell table:number-columns-repeated="1018"/>
        </table:table-row>
        <table:table-row table:style-name="ro3">
          <table:table-cell table:style-name="ce3" office:value-type="date" office:date-value="2015-04-08">
            <text:p>08/04/15</text:p>
          </table:table-cell>
          <table:table-cell office:value-type="string">
            <text:p>AAM-33-2015-IF</text:p>
          </table:table-cell>
          <table:table-cell office:value-type="string">
            <text:p>CJJ-578</text:p>
          </table:table-cell>
          <table:table-cell office:value-type="string">
            <text:p>REVISAR SISTEMA DE CARGA.</text:p>
          </table:table-cell>
          <table:table-cell office:value-type="string">
            <text:p>COEXITO-OSCAR GARCIA </text:p>
          </table:table-cell>
          <table:table-cell office:value-type="float" office:value="2176532">
            <text:p>2176532</text:p>
          </table:table-cell>
          <table:table-cell table:number-columns-repeated="1018"/>
        </table:table-row>
        <table:table-row table:style-name="ro4">
          <table:table-cell table:style-name="ce3" office:value-type="date" office:date-value="2015-04-09">
            <text:p>09/04/15</text:p>
          </table:table-cell>
          <table:table-cell office:value-type="string">
            <text:p>AAM-58-2015-L.B</text:p>
          </table:table-cell>
          <table:table-cell office:value-type="string">
            <text:p>DDA-221</text:p>
          </table:table-cell>
          <table:table-cell office:value-type="string">
            <text:p>CAMBIO CRUCETAS, AMORTIGUADORES DELANTEROS Y REVISION STOP TRASERO DERECHO.</text:p>
          </table:table-cell>
          <table:table-cell office:value-type="string">
            <text:p>FRENO PARTES</text:p>
          </table:table-cell>
          <table:table-cell office:value-type="string">
            <text:p>0 6 8</text:p>
          </table:table-cell>
          <table:table-cell table:number-columns-repeated="1018"/>
        </table:table-row>
        <table:table-row table:style-name="ro6">
          <table:table-cell table:style-name="ce3" office:value-type="date" office:date-value="2015-04-09">
            <text:p>09/04/15</text:p>
          </table:table-cell>
          <table:table-cell office:value-type="string">
            <text:p>AAM-48-2015-T6</text:p>
          </table:table-cell>
          <table:table-cell office:value-type="string">
            <text:p>SQW-886</text:p>
          </table:table-cell>
          <table:table-cell office:value-type="string">
            <text:p>CAMBIO CORREA MOTOR.</text:p>
          </table:table-cell>
          <table:table-cell office:value-type="string">
            <text:p>AUTOPACIFICO</text:p>
          </table:table-cell>
          <table:table-cell office:value-type="float" office:value="16.232">
            <text:p>16,232</text:p>
          </table:table-cell>
          <table:table-cell table:number-columns-repeated="1018"/>
        </table:table-row>
        <table:table-row table:style-name="ro3">
          <table:table-cell table:style-name="ce3" office:value-type="date" office:date-value="2015-04-09">
            <text:p>09/04/15</text:p>
          </table:table-cell>
          <table:table-cell office:value-type="string">
            <text:p>MTTO-235-2015</text:p>
          </table:table-cell>
          <table:table-cell office:value-type="string">
            <text:p>USE-825</text:p>
          </table:table-cell>
          <table:table-cell office:value-type="string">
            <text:p>DESPINCHAR LLANTA TRASERA EXTERNA DERECHA Y LAVADO PARTE BAJA.</text:p>
          </table:table-cell>
          <table:table-cell office:value-type="string">
            <text:p>ESTACION LAS PALMERAS</text:p>
          </table:table-cell>
          <table:table-cell office:value-type="string">
            <text:p>10 – ABR – 2015</text:p>
          </table:table-cell>
          <table:table-cell table:number-columns-repeated="1018"/>
        </table:table-row>
        <table:table-row table:style-name="ro4">
          <table:table-cell table:style-name="ce3" office:value-type="date" office:date-value="2015-04-10">
            <text:p>10/04/15</text:p>
          </table:table-cell>
          <table:table-cell office:value-type="string">
            <text:p>MTTO-236-2015</text:p>
          </table:table-cell>
          <table:table-cell office:value-type="string">
            <text:p>USE-825</text:p>
          </table:table-cell>
          <table:table-cell office:value-type="string">
            <text:p>INSTALACION LLANTA DE SEGUNDA SUMINISTRADA POR ALMACEN DEL CCO EN RUEDA TRASERA EXTERNA DERECHA.</text:p>
          </table:table-cell>
          <table:table-cell office:value-type="string">
            <text:p>ESTACION LAS PALMERAS</text:p>
          </table:table-cell>
          <table:table-cell table:number-columns-repeated="1019"/>
        </table:table-row>
        <table:table-row table:style-name="ro3">
          <table:table-cell table:style-name="ce3" office:value-type="date" office:date-value="2015-04-10">
            <text:p>10/04/15</text:p>
          </table:table-cell>
          <table:table-cell office:value-type="string">
            <text:p>AAM-61-2015-T7</text:p>
          </table:table-cell>
          <table:table-cell office:value-type="string">
            <text:p>HGR-949</text:p>
          </table:table-cell>
          <table:table-cell office:value-type="string">
            <text:p>CORREGIR FUGA DE REFRIGERANTE CABINA POR DUCTOS DE CALEFACCION.</text:p>
          </table:table-cell>
          <table:table-cell office:value-type="string">
            <text:p>TALLERES AUTORIZADOS S.A.</text:p>
          </table:table-cell>
          <table:table-cell office:value-type="float" office:value="88016">
            <text:p>88016</text:p>
          </table:table-cell>
          <table:table-cell table:number-columns-repeated="1018"/>
        </table:table-row>
        <table:table-row table:style-name="ro6">
          <table:table-cell table:style-name="ce3" office:value-type="date" office:date-value="2015-04-10">
            <text:p>10/04/15</text:p>
          </table:table-cell>
          <table:table-cell office:value-type="string">
            <text:p>AAM-74-2015-T4</text:p>
          </table:table-cell>
          <table:table-cell office:value-type="string">
            <text:p>SPK-951</text:p>
          </table:table-cell>
          <table:table-cell office:value-type="string">
            <text:p>REPARACION CAJONES DE HERRAMIENTA.</text:p>
          </table:table-cell>
          <table:table-cell office:value-type="string">
            <text:p>REHIMAC </text:p>
          </table:table-cell>
          <table:table-cell table:number-columns-repeated="1019"/>
        </table:table-row>
        <table:table-row table:style-name="ro3">
          <table:table-cell table:style-name="ce3" office:value-type="date" office:date-value="2015-04-10">
            <text:p>10/04/15</text:p>
          </table:table-cell>
          <table:table-cell office:value-type="string">
            <text:p>MTTO-237-2015</text:p>
          </table:table-cell>
          <table:table-cell office:value-type="string">
            <text:p>BOMBA DE ALTA <text:s/>HIDRO No. 1</text:p>
          </table:table-cell>
          <table:table-cell office:value-type="string">
            <text:p>CAMBIO ACOPLE Y CORREGIR FUGA DE AGUA.</text:p>
          </table:table-cell>
          <table:table-cell office:value-type="string">
            <text:p>REHIMAC </text:p>
          </table:table-cell>
          <table:table-cell office:value-type="float" office:value="303">
            <text:p>303</text:p>
          </table:table-cell>
          <table:table-cell table:number-columns-repeated="1018"/>
        </table:table-row>
        <table:table-row table:style-name="ro3">
          <table:table-cell table:style-name="ce3" office:value-type="date" office:date-value="2015-04-10">
            <text:p>10/04/15</text:p>
          </table:table-cell>
          <table:table-cell office:value-type="string">
            <text:p>MTTO-238-2015</text:p>
          </table:table-cell>
          <table:table-cell office:value-type="string">
            <text:p>SMW-560</text:p>
          </table:table-cell>
          <table:table-cell office:value-type="string">
            <text:p>LAVADO PARTE BAJA.</text:p>
          </table:table-cell>
          <table:table-cell office:value-type="string">
            <text:p>ESTACION LAS PALMERAS</text:p>
          </table:table-cell>
          <table:table-cell table:number-columns-repeated="1019"/>
        </table:table-row>
        <table:table-row table:style-name="ro6">
          <table:table-cell table:style-name="ce3" office:value-type="date" office:date-value="2015-04-10">
            <text:p>10/04/15</text:p>
          </table:table-cell>
          <table:table-cell office:value-type="string">
            <text:p>MTTO-239-2015</text:p>
          </table:table-cell>
          <table:table-cell office:value-type="string">
            <text:p>KUK-381</text:p>
          </table:table-cell>
          <table:table-cell office:value-type="string">
            <text:p>REPARACION CAJONES DE HERRAMIENTA.</text:p>
          </table:table-cell>
          <table:table-cell office:value-type="string">
            <text:p>REHIMAC </text:p>
          </table:table-cell>
          <table:table-cell table:number-columns-repeated="1019"/>
        </table:table-row>
        <table:table-row table:style-name="ro3">
          <table:table-cell table:style-name="ce3" office:value-type="date" office:date-value="2015-04-11">
            <text:p>11/04/15</text:p>
          </table:table-cell>
          <table:table-cell office:value-type="string">
            <text:p>AAM-35-2015-IF</text:p>
          </table:table-cell>
          <table:table-cell office:value-type="string">
            <text:p>DDA-287</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4-11">
            <text:p>11/04/15</text:p>
          </table:table-cell>
          <table:table-cell office:value-type="string">
            <text:p>AAM-36-2015-IF</text:p>
          </table:table-cell>
          <table:table-cell office:value-type="string">
            <text:p>DDA-287</text:p>
          </table:table-cell>
          <table:table-cell office:value-type="string">
            <text:p>POLICHADA (SE REALIZO PINTURA GENERAL).</text:p>
          </table:table-cell>
          <table:table-cell office:value-type="string">
            <text:p>AUTO CLINIC</text:p>
          </table:table-cell>
          <table:table-cell office:value-type="string">
            <text:p>11 – ABRIL – 2015</text:p>
          </table:table-cell>
          <table:table-cell table:number-columns-repeated="1018"/>
        </table:table-row>
        <table:table-row table:style-name="ro3">
          <table:table-cell table:style-name="ce3" office:value-type="date" office:date-value="2015-04-11">
            <text:p>11/04/15</text:p>
          </table:table-cell>
          <table:table-cell office:value-type="string">
            <text:p>MTTO-240-2015</text:p>
          </table:table-cell>
          <table:table-cell office:value-type="string">
            <text:p>USA-339</text:p>
          </table:table-cell>
          <table:table-cell office:value-type="string">
            <text:p>MANTENIMIENTO DE FRENOS Y REVISION FUNCIONAMIENTO DE RATCHES.</text:p>
          </table:table-cell>
          <table:table-cell office:value-type="string">
            <text:p>FRENO PARTES</text:p>
          </table:table-cell>
          <table:table-cell office:value-type="string">
            <text:p>0 7 6</text:p>
          </table:table-cell>
          <table:table-cell table:number-columns-repeated="1018"/>
        </table:table-row>
        <table:table-row table:style-name="ro4">
          <table:table-cell table:style-name="ce3" office:value-type="date" office:date-value="2015-04-13">
            <text:p>13/04/15</text:p>
          </table:table-cell>
          <table:table-cell office:value-type="string">
            <text:p>AAM-13-2015-GP</text:p>
          </table:table-cell>
          <table:table-cell office:value-type="string">
            <text:p>CJK-060</text:p>
          </table:table-cell>
          <table:table-cell office:value-type="string">
            <text:p>CAMBIO CORREA DE LA DISTRIBUCION, REVISION CILINDROS RUEDAS TRASERAS Y REVISAR FULL DE ACEITE CAJA.</text:p>
          </table:table-cell>
          <table:table-cell office:value-type="string">
            <text:p>AUTOPACIFICO</text:p>
          </table:table-cell>
          <table:table-cell office:value-type="string">
            <text:p>OT 373373</text:p>
          </table:table-cell>
          <table:table-cell table:number-columns-repeated="1018"/>
        </table:table-row>
        <table:table-row table:style-name="ro4">
          <table:table-cell table:style-name="ce3" office:value-type="date" office:date-value="2015-04-13">
            <text:p>13/04/15</text:p>
          </table:table-cell>
          <table:table-cell office:value-type="string">
            <text:p>AAM-75-2015-T4</text:p>
          </table:table-cell>
          <table:table-cell office:value-type="string">
            <text:p>SPK-951</text:p>
          </table:table-cell>
          <table:table-cell office:value-type="string">
            <text:p>LAVADO PARTE BAJA.</text:p>
          </table:table-cell>
          <table:table-cell office:value-type="string">
            <text:p>ESTACION LAS PALMERAS</text:p>
          </table:table-cell>
          <table:table-cell office:value-type="string">
            <text:p>VALOR TOTAL COTIZACION $59.160</text:p>
          </table:table-cell>
          <table:table-cell table:number-columns-repeated="1018"/>
        </table:table-row>
        <table:table-row table:style-name="ro3">
          <table:table-cell table:style-name="ce3" office:value-type="date" office:date-value="2015-04-13">
            <text:p>13/04/15</text:p>
          </table:table-cell>
          <table:table-cell office:value-type="string">
            <text:p>AAM-48-2015-T5</text:p>
          </table:table-cell>
          <table:table-cell office:value-type="string">
            <text:p>HGT-129</text:p>
          </table:table-cell>
          <table:table-cell office:value-type="string">
            <text:p>RUTINA INICIAL DE LOS 5.000 KMS</text:p>
          </table:table-cell>
          <table:table-cell office:value-type="string">
            <text:p>TALLERES AUTORIZADOS S.A.</text:p>
          </table:table-cell>
          <table:table-cell office:value-type="float" office:value="33100761">
            <text:p>33100761</text:p>
          </table:table-cell>
          <table:table-cell table:number-columns-repeated="1018"/>
        </table:table-row>
        <table:table-row table:style-name="ro3">
          <table:table-cell table:style-name="ce3" office:value-type="date" office:date-value="2015-04-13">
            <text:p>13/04/15</text:p>
          </table:table-cell>
          <table:table-cell office:value-type="string">
            <text:p>MTTO-243-2015</text:p>
          </table:table-cell>
          <table:table-cell office:value-type="string">
            <text:p>BOMBA DE ALTA <text:s/>HIDRO No. 2</text:p>
          </table:table-cell>
          <table:table-cell office:value-type="string">
            <text:p>CAMBIO VALVULA DE PRESION DE LA BOMBA DE ALTA.</text:p>
          </table:table-cell>
          <table:table-cell office:value-type="string">
            <text:p>REHIMAC </text:p>
          </table:table-cell>
          <table:table-cell office:value-type="float" office:value="307">
            <text:p>307</text:p>
          </table:table-cell>
          <table:table-cell table:number-columns-repeated="1018"/>
        </table:table-row>
        <table:table-row table:style-name="ro6">
          <table:table-cell table:style-name="ce3" office:value-type="date" office:date-value="2015-04-13">
            <text:p>13/04/15</text:p>
          </table:table-cell>
          <table:table-cell office:value-type="string">
            <text:p>AAM-59-2015-L.B</text:p>
          </table:table-cell>
          <table:table-cell office:value-type="string">
            <text:p>DDA-286</text:p>
          </table:table-cell>
          <table:table-cell office:value-type="string">
            <text:p>ALINEACION DIRECCION.</text:p>
          </table:table-cell>
          <table:table-cell office:value-type="string">
            <text:p>LLANTAS LA ESTACION</text:p>
          </table:table-cell>
          <table:table-cell office:value-type="float" office:value="477">
            <text:p>477</text:p>
          </table:table-cell>
          <table:table-cell table:number-columns-repeated="1018"/>
        </table:table-row>
        <table:table-row table:style-name="ro6">
          <table:table-cell table:style-name="ce3" office:value-type="date" office:date-value="2015-04-13">
            <text:p>13/04/15</text:p>
          </table:table-cell>
          <table:table-cell office:value-type="string">
            <text:p>AAM-60-2015-L.B</text:p>
          </table:table-cell>
          <table:table-cell office:value-type="string">
            <text:p>DDA-286</text:p>
          </table:table-cell>
          <table:table-cell office:value-type="string">
            <text:p>REVISION LUCES STOP.</text:p>
          </table:table-cell>
          <table:table-cell office:value-type="string">
            <text:p>FRENO PARTES</text:p>
          </table:table-cell>
          <table:table-cell table:number-columns-repeated="1019"/>
        </table:table-row>
        <table:table-row table:style-name="ro3">
          <table:table-cell table:style-name="ce3" office:value-type="date" office:date-value="2015-04-13">
            <text:p>13/04/15</text:p>
          </table:table-cell>
          <table:table-cell office:value-type="string">
            <text:p>AAM-26-2015-T1</text:p>
          </table:table-cell>
          <table:table-cell office:value-type="string">
            <text:p>DDC-660</text:p>
          </table:table-cell>
          <table:table-cell office:value-type="string">
            <text:p>RUTINA DE LOS 165.000 KMS </text:p>
          </table:table-cell>
          <table:table-cell office:value-type="string">
            <text:p>SERVICIOS Y NEGOCIOS DEL CAUCA</text:p>
          </table:table-cell>
          <table:table-cell table:number-columns-repeated="1019"/>
        </table:table-row>
        <table:table-row table:style-name="ro8">
          <table:table-cell table:style-name="ce3" office:value-type="date" office:date-value="2015-04-14">
            <text:p>14/04/15</text:p>
          </table:table-cell>
          <table:table-cell office:value-type="string">
            <text:p>AAM-76-2015-T4</text:p>
          </table:table-cell>
          <table:table-cell office:value-type="string">
            <text:p>SPK-951</text:p>
          </table:table-cell>
          <table:table-cell office:value-type="string">
            <text:p>CAMBIO GUIAS PLANCHON, REFORZAR BASE CANALETA GUIA PLANCHON, CORREGIR FUGA EN MANDO HCO SOLO EL 7, ALINEAR GATOS DE APOYO LADO IZQUIERDO Y TRABAJO EN CUCHARA.</text:p>
          </table:table-cell>
          <table:table-cell office:value-type="string">
            <text:p>REHIMAC </text:p>
          </table:table-cell>
          <table:table-cell office:value-type="float" office:value="305">
            <text:p>305</text:p>
          </table:table-cell>
          <table:table-cell table:number-columns-repeated="1018"/>
        </table:table-row>
        <table:table-row table:style-name="ro3">
          <table:table-cell table:style-name="ce3" office:value-type="date" office:date-value="2015-04-14">
            <text:p>14/04/15</text:p>
          </table:table-cell>
          <table:table-cell office:value-type="string">
            <text:p>AAM-62-2015-T7</text:p>
          </table:table-cell>
          <table:table-cell office:value-type="string">
            <text:p>KEY-449</text:p>
          </table:table-cell>
          <table:table-cell office:value-type="string">
            <text:p>ALINEACION DIRECCION, BALANCEO RUEDAS DELANTERAS Y ROTACION LLANTAS.</text:p>
          </table:table-cell>
          <table:table-cell office:value-type="string">
            <text:p>LLANTAS LA ESTACION</text:p>
          </table:table-cell>
          <table:table-cell table:number-columns-repeated="1019"/>
        </table:table-row>
        <table:table-row table:style-name="ro3">
          <table:table-cell table:style-name="ce3" office:value-type="date" office:date-value="2015-04-14">
            <text:p>14/04/15</text:p>
          </table:table-cell>
          <table:table-cell office:value-type="string">
            <text:p>AAM-47-2015-T3</text:p>
          </table:table-cell>
          <table:table-cell office:value-type="string">
            <text:p>SQW-867</text:p>
          </table:table-cell>
          <table:table-cell office:value-type="string">
            <text:p>SUMINISTRO E INSTALACION DE VIDRIO PARABRISAS LAMINADO.</text:p>
          </table:table-cell>
          <table:table-cell office:value-type="string">
            <text:p>VIDRIOS Y ACCESORIOS </text:p>
          </table:table-cell>
          <table:table-cell office:value-type="float" office:value="27811">
            <text:p>27811</text:p>
          </table:table-cell>
          <table:table-cell table:number-columns-repeated="1018"/>
        </table:table-row>
        <table:table-row table:style-name="ro3">
          <table:table-cell table:style-name="ce3" office:value-type="date" office:date-value="2015-04-15">
            <text:p>15/04/15</text:p>
          </table:table-cell>
          <table:table-cell office:value-type="string">
            <text:p>MTTO-244-2015</text:p>
          </table:table-cell>
          <table:table-cell office:value-type="string">
            <text:p>KUK-381</text:p>
          </table:table-cell>
          <table:table-cell office:value-type="string">
            <text:p>DESPINCHAR LLANTA DELANTERA IZQUIERDA.</text:p>
          </table:table-cell>
          <table:table-cell office:value-type="string">
            <text:p>COEXITO-OSCAR GARCIA </text:p>
          </table:table-cell>
          <table:table-cell table:number-columns-repeated="1019"/>
        </table:table-row>
        <table:table-row table:style-name="ro4">
          <table:table-cell table:style-name="ce3" office:value-type="date" office:date-value="2015-04-15">
            <text:p>15/04/15</text:p>
          </table:table-cell>
          <table:table-cell office:value-type="string">
            <text:p>MTTO-245-2015</text:p>
          </table:table-cell>
          <table:table-cell office:value-type="string">
            <text:p>SMW-559</text:p>
          </table:table-cell>
          <table:table-cell office:value-type="string">
            <text:p>LAVADO PARTE BAJA.</text:p>
          </table:table-cell>
          <table:table-cell office:value-type="string">
            <text:p>ESTACION LAS PALMERAS</text:p>
          </table:table-cell>
          <table:table-cell office:value-type="string">
            <text:p>VALOR TOTAL COTIZACION $52.200</text:p>
          </table:table-cell>
          <table:table-cell table:number-columns-repeated="1018"/>
        </table:table-row>
        <table:table-row table:style-name="ro5">
          <table:table-cell table:style-name="ce3" office:value-type="date" office:date-value="2015-04-15">
            <text:p>15/04/15</text:p>
          </table:table-cell>
          <table:table-cell office:value-type="string">
            <text:p>AAM-06-2015-PJ</text:p>
          </table:table-cell>
          <table:table-cell office:value-type="string">
            <text:p>DDA-222</text:p>
          </table:table-cell>
          <table:table-cell office:value-type="string">
            <text:p>REVISION TECNOMECANICA.</text:p>
          </table:table-cell>
          <table:table-cell office:value-type="string">
            <text:p>CENTRO DE DIAGNOSTICO AUTOMOTOR DEL VALLE </text:p>
          </table:table-cell>
          <table:table-cell office:value-type="string">
            <text:p>03 – JUN – 2015</text:p>
          </table:table-cell>
          <table:table-cell table:number-columns-repeated="1018"/>
        </table:table-row>
        <table:table-row table:style-name="ro4">
          <table:table-cell table:style-name="ce3" office:value-type="date" office:date-value="2015-04-16">
            <text:p>16/04/15</text:p>
          </table:table-cell>
          <table:table-cell office:value-type="string">
            <text:p>AAM-61-2015-T2</text:p>
          </table:table-cell>
          <table:table-cell office:value-type="string">
            <text:p>DDC-295</text:p>
          </table:table-cell>
          <table:table-cell office:value-type="string">
            <text:p>REVISION LUCES DIRECCIONALES Y REVISAR FUNCIONAMIENTO LUCES DE ALTA Y BAJA EN TABLERO.</text:p>
          </table:table-cell>
          <table:table-cell office:value-type="string">
            <text:p>COEXITO-OSCAR GARCIA </text:p>
          </table:table-cell>
          <table:table-cell table:number-columns-repeated="1019"/>
        </table:table-row>
        <table:table-row table:style-name="ro6">
          <table:table-cell table:style-name="ce3" office:value-type="date" office:date-value="2015-04-16">
            <text:p>16/04/15</text:p>
          </table:table-cell>
          <table:table-cell office:value-type="string">
            <text:p>AAM-50-2015-T5</text:p>
          </table:table-cell>
          <table:table-cell office:value-type="string">
            <text:p>SPK-179</text:p>
          </table:table-cell>
          <table:table-cell office:value-type="string">
            <text:p>SOLDAR Y REFORZAR BASE PLANCHON.</text:p>
          </table:table-cell>
          <table:table-cell office:value-type="string">
            <text:p>HERMAR</text:p>
          </table:table-cell>
          <table:table-cell office:value-type="string">
            <text:p>I.C.T-369</text:p>
          </table:table-cell>
          <table:table-cell table:number-columns-repeated="1018"/>
        </table:table-row>
        <table:table-row table:style-name="ro3">
          <table:table-cell table:style-name="ce3" office:value-type="date" office:date-value="2015-04-17">
            <text:p>17/04/15</text:p>
          </table:table-cell>
          <table:table-cell office:value-type="string">
            <text:p>AAM-51-2015-T6</text:p>
          </table:table-cell>
          <table:table-cell office:value-type="string">
            <text:p>HGR-969</text:p>
          </table:table-cell>
          <table:table-cell office:value-type="string">
            <text:p>CAMBIO DE PASTILLAS Y PLUMILLAS.</text:p>
          </table:table-cell>
          <table:table-cell office:value-type="string">
            <text:p>AUTOFARALLONES RENAULT</text:p>
          </table:table-cell>
          <table:table-cell table:number-columns-repeated="1019"/>
        </table:table-row>
        <table:table-row table:style-name="ro3">
          <table:table-cell table:style-name="ce3" office:value-type="date" office:date-value="2015-04-17">
            <text:p>17/04/15</text:p>
          </table:table-cell>
          <table:table-cell office:value-type="string">
            <text:p>AAM-20-2015-GS</text:p>
          </table:table-cell>
          <table:table-cell office:value-type="string">
            <text:p>CJC-368</text:p>
          </table:table-cell>
          <table:table-cell office:value-type="string">
            <text:p>CORREGIR FUGA POR SELLO DE TRANSMISION DEL TOMA FUERZA Y DIAGNOSTICO GENERAL.</text:p>
          </table:table-cell>
          <table:table-cell office:value-type="string">
            <text:p>TALLERES AUTORIZADOS S.A.</text:p>
          </table:table-cell>
          <table:table-cell office:value-type="float" office:value="31012666">
            <text:p>31012666</text:p>
          </table:table-cell>
          <table:table-cell table:number-columns-repeated="1018"/>
        </table:table-row>
        <table:table-row table:style-name="ro3">
          <table:table-cell table:style-name="ce3" office:value-type="date" office:date-value="2015-04-18">
            <text:p>18/04/15</text:p>
          </table:table-cell>
          <table:table-cell office:value-type="string">
            <text:p>AAM-77-2015-T4</text:p>
          </table:table-cell>
          <table:table-cell office:value-type="string">
            <text:p>SPK-951</text:p>
          </table:table-cell>
          <table:table-cell office:value-type="string">
            <text:p>REVISION GATO HIDRAULICO DE 20 TONELADAS COLOR ROJO.</text:p>
          </table:table-cell>
          <table:table-cell office:value-type="string">
            <text:p>HERMAR</text:p>
          </table:table-cell>
          <table:table-cell office:value-type="string">
            <text:p>0 3 7 9</text:p>
          </table:table-cell>
          <table:table-cell table:number-columns-repeated="1018"/>
        </table:table-row>
        <table:table-row table:style-name="ro3">
          <table:table-cell table:style-name="ce3" office:value-type="date" office:date-value="2015-04-20">
            <text:p>20/04/15</text:p>
          </table:table-cell>
          <table:table-cell office:value-type="string">
            <text:p>AAM-37-2015-IF</text:p>
          </table:table-cell>
          <table:table-cell office:value-type="string">
            <text:p>DDA-016</text:p>
          </table:table-cell>
          <table:table-cell office:value-type="string">
            <text:p>FRENOS DELANTEOS (CORREGIR FUGA POR MORDAZAS)</text:p>
          </table:table-cell>
          <table:table-cell office:value-type="string">
            <text:p>FRENO PARTES</text:p>
          </table:table-cell>
          <table:table-cell office:value-type="string">
            <text:p>0 7 5</text:p>
          </table:table-cell>
          <table:table-cell table:number-columns-repeated="1018"/>
        </table:table-row>
        <table:table-row table:style-name="ro3">
          <table:table-cell table:style-name="ce3" office:value-type="date" office:date-value="2015-04-20">
            <text:p>20/04/15</text:p>
          </table:table-cell>
          <table:table-cell office:value-type="string">
            <text:p>AAM-13-2015-REL </text:p>
          </table:table-cell>
          <table:table-cell office:value-type="string">
            <text:p>USE-393</text:p>
          </table:table-cell>
          <table:table-cell office:value-type="string">
            <text:p>REVISAR SISTEMA DE CARGA Y FUNCIONAMIENTO TABLERO</text:p>
          </table:table-cell>
          <table:table-cell office:value-type="string">
            <text:p>COEXITO-OSCAR GARCIA </text:p>
          </table:table-cell>
          <table:table-cell office:value-type="float" office:value="2203471">
            <text:p>2203471</text:p>
          </table:table-cell>
          <table:table-cell table:number-columns-repeated="1018"/>
        </table:table-row>
        <table:table-row table:style-name="ro3">
          <table:table-cell table:style-name="ce3" office:value-type="date" office:date-value="2015-04-20">
            <text:p>20/04/15</text:p>
          </table:table-cell>
          <table:table-cell office:value-type="string">
            <text:p>AAM-14-2015-REL</text:p>
          </table:table-cell>
          <table:table-cell office:value-type="string">
            <text:p>USE-392 </text:p>
          </table:table-cell>
          <table:table-cell office:value-type="string">
            <text:p>REVISAR PRESION DE ACEITE.</text:p>
          </table:table-cell>
          <table:table-cell office:value-type="string">
            <text:p>TALLERES AUTORIZADOS S.A.</text:p>
          </table:table-cell>
          <table:table-cell table:number-columns-repeated="1019"/>
        </table:table-row>
        <table:table-row table:style-name="ro3">
          <table:table-cell table:style-name="ce3" office:value-type="date" office:date-value="2015-04-20">
            <text:p>20/04/15</text:p>
          </table:table-cell>
          <table:table-cell office:value-type="string">
            <text:p>AAM-58-2015-ATI-12</text:p>
          </table:table-cell>
          <table:table-cell office:value-type="string">
            <text:p>ATI-12</text:p>
          </table:table-cell>
          <table:table-cell office:value-type="string">
            <text:p>SOLDAR Y REFORZAR DEFENSA.</text:p>
          </table:table-cell>
          <table:table-cell office:value-type="string">
            <text:p>HERMAR</text:p>
          </table:table-cell>
          <table:table-cell office:value-type="string">
            <text:p>I.C.T-370</text:p>
          </table:table-cell>
          <table:table-cell table:number-columns-repeated="1018"/>
        </table:table-row>
        <table:table-row table:style-name="ro3">
          <table:table-cell table:style-name="ce3" office:value-type="date" office:date-value="2015-04-21">
            <text:p>21/04/15</text:p>
          </table:table-cell>
          <table:table-cell office:value-type="string">
            <text:p>MTTO-247-2015</text:p>
          </table:table-cell>
          <table:table-cell office:value-type="string">
            <text:p>KUK-433</text:p>
          </table:table-cell>
          <table:table-cell office:value-type="string">
            <text:p>LAVADO GENERAL.</text:p>
          </table:table-cell>
          <table:table-cell office:value-type="string">
            <text:p>ESTACION LAS PALMERAS</text:p>
          </table:table-cell>
          <table:table-cell table:number-columns-repeated="1019"/>
        </table:table-row>
        <table:table-row table:style-name="ro6">
          <table:table-cell table:style-name="ce3" office:value-type="date" office:date-value="2015-04-21">
            <text:p>21/04/15</text:p>
          </table:table-cell>
          <table:table-cell office:value-type="string">
            <text:p>AAM-07-2015-G-A</text:p>
          </table:table-cell>
          <table:table-cell office:value-type="string">
            <text:p>DDA-216</text:p>
          </table:table-cell>
          <table:table-cell office:value-type="string">
            <text:p>CAMBIO CAMPANAS.</text:p>
          </table:table-cell>
          <table:table-cell office:value-type="string">
            <text:p>FRENO PARTES</text:p>
          </table:table-cell>
          <table:table-cell office:value-type="string">
            <text:p>0 6 4</text:p>
          </table:table-cell>
          <table:table-cell table:number-columns-repeated="1018"/>
        </table:table-row>
        <table:table-row table:style-name="ro6">
          <table:table-cell table:style-name="ce3" office:value-type="date" office:date-value="2015-04-21">
            <text:p>21/04/15</text:p>
          </table:table-cell>
          <table:table-cell office:value-type="string">
            <text:p>AAM-08-2015-G-A</text:p>
          </table:table-cell>
          <table:table-cell office:value-type="string">
            <text:p>DDA-216</text:p>
          </table:table-cell>
          <table:table-cell office:value-type="string">
            <text:p>DESMONTE DE DIFERENCIAL PARA REVISION.</text:p>
          </table:table-cell>
          <table:table-cell office:value-type="string">
            <text:p>AUTOPACIFICO</text:p>
          </table:table-cell>
          <table:table-cell office:value-type="string">
            <text:p>OT 374728</text:p>
          </table:table-cell>
          <table:table-cell table:number-columns-repeated="1018"/>
        </table:table-row>
        <table:table-row table:style-name="ro3">
          <table:table-cell table:style-name="ce3" office:value-type="date" office:date-value="2015-04-21">
            <text:p>21/04/15</text:p>
          </table:table-cell>
          <table:table-cell office:value-type="string">
            <text:p>MTTO-248-2015</text:p>
          </table:table-cell>
          <table:table-cell office:value-type="string">
            <text:p>DDA-208</text:p>
          </table:table-cell>
          <table:table-cell office:value-type="string">
            <text:p>REVISAR SOPORTE CAUCHO CARDAN Y FUGA POR YOKEE.</text:p>
          </table:table-cell>
          <table:table-cell office:value-type="string">
            <text:p>FRENO PARTES</text:p>
          </table:table-cell>
          <table:table-cell office:value-type="string">
            <text:p>0 6 7</text:p>
          </table:table-cell>
          <table:table-cell table:number-columns-repeated="1018"/>
        </table:table-row>
        <table:table-row table:style-name="ro3">
          <table:table-cell table:style-name="ce3" office:value-type="date" office:date-value="2015-04-21">
            <text:p>21/04/15</text:p>
          </table:table-cell>
          <table:table-cell table:number-columns-repeated="2"/>
          <table:table-cell office:value-type="string">
            <text:p>CORREGIR FUGA POR EMPAQUE DEL TOMA FUERZA.</text:p>
          </table:table-cell>
          <table:table-cell table:number-columns-repeated="1020"/>
        </table:table-row>
        <table:table-row table:style-name="ro6">
          <table:table-cell table:style-name="ce3" office:value-type="date" office:date-value="2015-04-21">
            <text:p>21/04/15</text:p>
          </table:table-cell>
          <table:table-cell office:value-type="string">
            <text:p>MTTO-249-2015</text:p>
          </table:table-cell>
          <table:table-cell office:value-type="string">
            <text:p>USA-339</text:p>
          </table:table-cell>
          <table:table-cell office:value-type="string">
            <text:p>CORREGIR FUGA POR RECAMARAS TRASERAS.</text:p>
          </table:table-cell>
          <table:table-cell office:value-type="string">
            <text:p>FRENO PARTES</text:p>
          </table:table-cell>
          <table:table-cell office:value-type="string">
            <text:p>0 7 9</text:p>
          </table:table-cell>
          <table:table-cell table:number-columns-repeated="1018"/>
        </table:table-row>
        <table:table-row table:style-name="ro6">
          <table:table-cell table:style-name="ce3" office:value-type="date" office:date-value="2015-04-22">
            <text:p>22/04/15</text:p>
          </table:table-cell>
          <table:table-cell office:value-type="string">
            <text:p>MTTO-250-2015</text:p>
          </table:table-cell>
          <table:table-cell office:value-type="string">
            <text:p>KUK-433</text:p>
          </table:table-cell>
          <table:table-cell office:value-type="string">
            <text:p>REVISION GENERAL DE FRENOS </text:p>
          </table:table-cell>
          <table:table-cell office:value-type="string">
            <text:p>FRENO PARTES</text:p>
          </table:table-cell>
          <table:table-cell office:value-type="string">
            <text:p>0 7 8</text:p>
          </table:table-cell>
          <table:table-cell table:number-columns-repeated="1018"/>
        </table:table-row>
        <table:table-row table:style-name="ro3">
          <table:table-cell table:style-name="ce3" office:value-type="date" office:date-value="2015-04-22">
            <text:p>22/04/15</text:p>
          </table:table-cell>
          <table:table-cell office:value-type="string">
            <text:p>AAM-79-2015-T4</text:p>
          </table:table-cell>
          <table:table-cell office:value-type="string">
            <text:p>KEX-384</text:p>
          </table:table-cell>
          <table:table-cell office:value-type="string">
            <text:p>REVISION EMBRAGUE POR GARANTIA.</text:p>
          </table:table-cell>
          <table:table-cell office:value-type="string">
            <text:p>NACIONAL DE EMBRAGUES S.A.S</text:p>
          </table:table-cell>
          <table:table-cell table:number-columns-repeated="1019"/>
        </table:table-row>
        <table:table-row table:style-name="ro3">
          <table:table-cell table:style-name="ce3" office:value-type="date" office:date-value="2015-04-22">
            <text:p>22/04/15</text:p>
          </table:table-cell>
          <table:table-cell office:value-type="string">
            <text:p>AAM-27-2015-T1</text:p>
          </table:table-cell>
          <table:table-cell office:value-type="string">
            <text:p>WDC-091</text:p>
          </table:table-cell>
          <table:table-cell office:value-type="string">
            <text:p>CORREGIR FISURAS CAMA BAJA Y COLOCAR PASADORES A EJES DE CAMA BAJA</text:p>
          </table:table-cell>
          <table:table-cell office:value-type="string">
            <text:p>HERMAR</text:p>
          </table:table-cell>
          <table:table-cell office:value-type="string">
            <text:p>0 3 9 6</text:p>
          </table:table-cell>
          <table:table-cell table:number-columns-repeated="1018"/>
        </table:table-row>
        <table:table-row table:style-name="ro3">
          <table:table-cell table:style-name="ce3" office:value-type="date" office:date-value="2015-04-22">
            <text:p>22/04/15</text:p>
          </table:table-cell>
          <table:table-cell office:value-type="string">
            <text:p>AAM-48-2015-T3</text:p>
          </table:table-cell>
          <table:table-cell office:value-type="string">
            <text:p>SQW-867</text:p>
          </table:table-cell>
          <table:table-cell office:value-type="string">
            <text:p>REALIZAR PRUEBA CON BOMBA PRESURIZADORA PARA VERIFICAR POSIBLE FUGA DE AGUA.</text:p>
          </table:table-cell>
          <table:table-cell office:value-type="string">
            <text:p>TECNIMARCANT</text:p>
          </table:table-cell>
          <table:table-cell table:number-columns-repeated="1019"/>
        </table:table-row>
        <table:table-row table:style-name="ro6">
          <table:table-cell table:style-name="ce3" office:value-type="date" office:date-value="2015-04-22">
            <text:p>22/04/15</text:p>
          </table:table-cell>
          <table:table-cell office:value-type="string">
            <text:p>AAM-80-2015-T4</text:p>
          </table:table-cell>
          <table:table-cell office:value-type="string">
            <text:p>TLO-302</text:p>
          </table:table-cell>
          <table:table-cell office:value-type="string">
            <text:p>CAMBIO LAMPARAS STOP.</text:p>
          </table:table-cell>
          <table:table-cell office:value-type="string">
            <text:p>FRENO PARTES</text:p>
          </table:table-cell>
          <table:table-cell office:value-type="string">
            <text:p>0 7 0</text:p>
          </table:table-cell>
          <table:table-cell table:number-columns-repeated="1018"/>
        </table:table-row>
        <table:table-row table:style-name="ro5">
          <table:table-cell table:style-name="ce3" office:value-type="date" office:date-value="2015-04-22">
            <text:p>22/04/15</text:p>
          </table:table-cell>
          <table:table-cell office:value-type="string">
            <text:p>AAM-81-2015-T4</text:p>
          </table:table-cell>
          <table:table-cell office:value-type="string">
            <text:p>TLO-302</text:p>
          </table:table-cell>
          <table:table-cell office:value-type="string">
            <text:p>REVISION TECNOMECANICA.</text:p>
          </table:table-cell>
          <table:table-cell office:value-type="string">
            <text:p>CENTRO DE DIAGNOSTICO AUTOMOTOR DEL VALLE </text:p>
          </table:table-cell>
          <table:table-cell office:value-type="string">
            <text:p>FACTURA 15713</text:p>
            <text:p>06-MAYO-2015</text:p>
          </table:table-cell>
          <table:table-cell table:number-columns-repeated="1018"/>
        </table:table-row>
        <table:table-row table:style-name="ro4">
          <table:table-cell table:style-name="ce3" office:value-type="date" office:date-value="2015-04-22">
            <text:p>22/04/15</text:p>
          </table:table-cell>
          <table:table-cell office:value-type="string">
            <text:p>AAM-49-2015-T3</text:p>
          </table:table-cell>
          <table:table-cell office:value-type="string">
            <text:p>SQW-867</text:p>
          </table:table-cell>
          <table:table-cell office:value-type="string">
            <text:p>SE ESTA DEVOLVIENDO EL REFRIGERANTE AL DESFOGE DEL TARRO AUXILIAR Y CAMBIO CORREA VENTILADOR.</text:p>
          </table:table-cell>
          <table:table-cell office:value-type="string">
            <text:p>AUTOPACIFICO</text:p>
          </table:table-cell>
          <table:table-cell office:value-type="string">
            <text:p>OT 374747</text:p>
          </table:table-cell>
          <table:table-cell table:number-columns-repeated="1018"/>
        </table:table-row>
        <table:table-row table:style-name="ro5">
          <table:table-cell table:style-name="ce3" office:value-type="date" office:date-value="2015-04-22">
            <text:p>22/04/15</text:p>
          </table:table-cell>
          <table:table-cell office:value-type="string">
            <text:p>MTTO-251-2015</text:p>
          </table:table-cell>
          <table:table-cell office:value-type="string">
            <text:p>TRONZADORA DEWALT 14” D28710-B3 SERIAL 117009</text:p>
          </table:table-cell>
          <table:table-cell office:value-type="string">
            <text:p>MANTENIMIENTO GENERAL, CAMBIO DE ESCOBILLAS Y PRESENTA RUIDO ANORMAL.</text:p>
          </table:table-cell>
          <table:table-cell office:value-type="string">
            <text:p>TALLER DEWALT</text:p>
          </table:table-cell>
          <table:table-cell table:number-columns-repeated="1019"/>
        </table:table-row>
        <table:table-row table:style-name="ro6">
          <table:table-cell table:style-name="ce3" office:value-type="date" office:date-value="2015-04-22">
            <text:p>22/04/15</text:p>
          </table:table-cell>
          <table:table-cell office:value-type="string">
            <text:p>AAM-82-2015-T4</text:p>
          </table:table-cell>
          <table:table-cell office:value-type="string">
            <text:p>TLO-302</text:p>
          </table:table-cell>
          <table:table-cell office:value-type="string">
            <text:p>REVISION FRENOS TRASEROS.</text:p>
          </table:table-cell>
          <table:table-cell office:value-type="string">
            <text:p>FRENO PARTES</text:p>
          </table:table-cell>
          <table:table-cell office:value-type="string">
            <text:p>0 6 9</text:p>
          </table:table-cell>
          <table:table-cell table:number-columns-repeated="1018"/>
        </table:table-row>
        <table:table-row table:style-name="ro3">
          <table:table-cell table:style-name="ce3" office:value-type="date" office:date-value="2015-04-23">
            <text:p>23/04/15</text:p>
          </table:table-cell>
          <table:table-cell office:value-type="string">
            <text:p>AAM-16-2015-REL</text:p>
          </table:table-cell>
          <table:table-cell office:value-type="string">
            <text:p>USE-392 </text:p>
          </table:table-cell>
          <table:table-cell office:value-type="string">
            <text:p>REVISION EMBRAGUE.</text:p>
          </table:table-cell>
          <table:table-cell office:value-type="string">
            <text:p>NACIONAL DE EMBRAGUES S.A.S</text:p>
          </table:table-cell>
          <table:table-cell office:value-type="float" office:value="1792">
            <text:p>1792</text:p>
          </table:table-cell>
          <table:table-cell table:number-columns-repeated="1018"/>
        </table:table-row>
        <table:table-row table:style-name="ro3">
          <table:table-cell table:style-name="ce3" office:value-type="date" office:date-value="2015-04-23">
            <text:p>23/04/15</text:p>
          </table:table-cell>
          <table:table-cell office:value-type="string">
            <text:p>AAM-17-2015-REL</text:p>
          </table:table-cell>
          <table:table-cell office:value-type="string">
            <text:p>USE-392 </text:p>
          </table:table-cell>
          <table:table-cell office:value-type="string">
            <text:p>SUMINISTRO E INSTALACION DE TAPA PARA TANQUE HIDRAULICO, SEGUN INDICACIONES.</text:p>
          </table:table-cell>
          <table:table-cell office:value-type="string">
            <text:p>HERMAR</text:p>
          </table:table-cell>
          <table:table-cell table:number-columns-repeated="1019"/>
        </table:table-row>
        <table:table-row table:style-name="ro3">
          <table:table-cell table:style-name="ce3" office:value-type="date" office:date-value="2015-04-23">
            <text:p>23/04/15</text:p>
          </table:table-cell>
          <table:table-cell office:value-type="string">
            <text:p>AAM-18-2015-REL</text:p>
          </table:table-cell>
          <table:table-cell office:value-type="string">
            <text:p>USE-393</text:p>
          </table:table-cell>
          <table:table-cell office:value-type="string">
            <text:p>SUMINISTRO E INSTALACION DE TAPA PARA TANQUE HIDRAULICO, SEGUN INDICACIONES.</text:p>
          </table:table-cell>
          <table:table-cell office:value-type="string">
            <text:p>HERMAR</text:p>
          </table:table-cell>
          <table:table-cell table:number-columns-repeated="1019"/>
        </table:table-row>
        <table:table-row table:style-name="ro3">
          <table:table-cell table:style-name="ce3" office:value-type="date" office:date-value="2015-04-23">
            <text:p>23/04/15</text:p>
          </table:table-cell>
          <table:table-cell office:value-type="string">
            <text:p>AAM-62-2015-T2</text:p>
          </table:table-cell>
          <table:table-cell office:value-type="string">
            <text:p>HGT-131</text:p>
          </table:table-cell>
          <table:table-cell office:value-type="string">
            <text:p>RUTINA INICIAL DE LOS 5.000 KMS.</text:p>
          </table:table-cell>
          <table:table-cell office:value-type="string">
            <text:p>TALLERES AUTORIZADOS S.A.</text:p>
          </table:table-cell>
          <table:table-cell office:value-type="float" office:value="33101034">
            <text:p>33101034</text:p>
          </table:table-cell>
          <table:table-cell table:number-columns-repeated="1018"/>
        </table:table-row>
        <table:table-row table:style-name="ro3">
          <table:table-cell table:style-name="ce3" office:value-type="date" office:date-value="2015-04-23">
            <text:p>23/04/15</text:p>
          </table:table-cell>
          <table:table-cell office:value-type="string">
            <text:p>AAM-07-2015-PJ</text:p>
          </table:table-cell>
          <table:table-cell office:value-type="string">
            <text:p>DDA-222</text:p>
          </table:table-cell>
          <table:table-cell office:value-type="string">
            <text:p>REVISAR SISTEMA DE CARGA.</text:p>
          </table:table-cell>
          <table:table-cell office:value-type="string">
            <text:p>COEXITO-OSCAR GARCIA </text:p>
          </table:table-cell>
          <table:table-cell office:value-type="float" office:value="2203580">
            <text:p>2203580</text:p>
          </table:table-cell>
          <table:table-cell table:number-columns-repeated="1018"/>
        </table:table-row>
        <table:table-row table:style-name="ro6">
          <table:table-cell table:style-name="ce3" office:value-type="date" office:date-value="2015-04-24">
            <text:p>24/04/15</text:p>
          </table:table-cell>
          <table:table-cell office:value-type="string">
            <text:p>MTTO-252-2015</text:p>
          </table:table-cell>
          <table:table-cell office:value-type="string">
            <text:p>DDA-282</text:p>
          </table:table-cell>
          <table:table-cell office:value-type="string">
            <text:p>RECTIFICAR ROSCA TAPON DRENAJE.</text:p>
          </table:table-cell>
          <table:table-cell office:value-type="string">
            <text:p>HERMAR</text:p>
          </table:table-cell>
          <table:table-cell office:value-type="string">
            <text:p>0 3 8 3</text:p>
          </table:table-cell>
          <table:table-cell table:number-columns-repeated="1018"/>
        </table:table-row>
        <table:table-row table:style-name="ro3">
          <table:table-cell table:style-name="ce3" office:value-type="date" office:date-value="2015-04-24">
            <text:p>24/04/15</text:p>
          </table:table-cell>
          <table:table-cell office:value-type="string">
            <text:p>MTTO-253-2015</text:p>
          </table:table-cell>
          <table:table-cell office:value-type="string">
            <text:p>BOMBA DE ALTA <text:s/>HIDRO No. 2</text:p>
          </table:table-cell>
          <table:table-cell office:value-type="string">
            <text:p>CORREGIR FUGA DE AGUA PARTE BAJA</text:p>
          </table:table-cell>
          <table:table-cell office:value-type="string">
            <text:p>REHIMAC </text:p>
          </table:table-cell>
          <table:table-cell office:value-type="float" office:value="4859">
            <text:p>4859</text:p>
          </table:table-cell>
          <table:table-cell table:number-columns-repeated="1018"/>
        </table:table-row>
        <table:table-row table:style-name="ro3">
          <table:table-cell table:style-name="ce3" office:value-type="date" office:date-value="2015-04-25">
            <text:p>25/04/15</text:p>
          </table:table-cell>
          <table:table-cell office:value-type="string">
            <text:p>AAM-15-2015-GP</text:p>
          </table:table-cell>
          <table:table-cell office:value-type="string">
            <text:p>DDB-891</text:p>
          </table:table-cell>
          <table:table-cell office:value-type="string">
            <text:p>LAVADO GENERAL Y ASPIRADA (NO INCLUYE MOTOR).</text:p>
          </table:table-cell>
          <table:table-cell office:value-type="string">
            <text:p>ESTACION LAS PALMERAS</text:p>
          </table:table-cell>
          <table:table-cell table:number-columns-repeated="1019"/>
        </table:table-row>
        <table:table-row table:style-name="ro6">
          <table:table-cell table:style-name="ce3" office:value-type="date" office:date-value="2015-04-27">
            <text:p>27/04/15</text:p>
          </table:table-cell>
          <table:table-cell office:value-type="string">
            <text:p>MTTO-254-2015</text:p>
          </table:table-cell>
          <table:table-cell office:value-type="string">
            <text:p>USA-468</text:p>
          </table:table-cell>
          <table:table-cell office:value-type="string">
            <text:p>ROTACION LLANTAS Y ALINEACION.</text:p>
          </table:table-cell>
          <table:table-cell office:value-type="string">
            <text:p>LLANTAS LA ESTACION</text:p>
          </table:table-cell>
          <table:table-cell office:value-type="float" office:value="465">
            <text:p>465</text:p>
          </table:table-cell>
          <table:table-cell table:number-columns-repeated="1018"/>
        </table:table-row>
        <table:table-row table:style-name="ro6">
          <table:table-cell table:style-name="ce3" office:value-type="date" office:date-value="2015-04-27">
            <text:p>27/04/15</text:p>
          </table:table-cell>
          <table:table-cell office:value-type="string">
            <text:p>MTTO-255-2015</text:p>
          </table:table-cell>
          <table:table-cell office:value-type="string">
            <text:p>SMI-194</text:p>
          </table:table-cell>
          <table:table-cell office:value-type="string">
            <text:p>RECTIFICAR ROSCA DEL TANQUE DE PINTURA.</text:p>
          </table:table-cell>
          <table:table-cell office:value-type="string">
            <text:p>HERMAR</text:p>
          </table:table-cell>
          <table:table-cell office:value-type="string">
            <text:p>0 4 1 9</text:p>
          </table:table-cell>
          <table:table-cell table:number-columns-repeated="1018"/>
        </table:table-row>
        <table:table-row table:style-name="ro6">
          <table:table-cell table:style-name="ce3" office:value-type="date" office:date-value="2015-04-27">
            <text:p>27/04/15</text:p>
          </table:table-cell>
          <table:table-cell office:value-type="string">
            <text:p>MTTO-256-2015</text:p>
          </table:table-cell>
          <table:table-cell office:value-type="string">
            <text:p>SMI-194</text:p>
          </table:table-cell>
          <table:table-cell office:value-type="string">
            <text:p>ROTACION LLANTAS TRASERAS.</text:p>
          </table:table-cell>
          <table:table-cell office:value-type="string">
            <text:p>LLANTAS LA ESTACION</text:p>
          </table:table-cell>
          <table:table-cell table:number-columns-repeated="1019"/>
        </table:table-row>
        <table:table-row table:style-name="ro3">
          <table:table-cell table:style-name="ce3" office:value-type="date" office:date-value="2015-04-27">
            <text:p>27/04/15</text:p>
          </table:table-cell>
          <table:table-cell office:value-type="string">
            <text:p>MTTO-257-2015</text:p>
          </table:table-cell>
          <table:table-cell office:value-type="string">
            <text:p>KUK-382</text:p>
          </table:table-cell>
          <table:table-cell office:value-type="string">
            <text:p>REVISAR SISTEMA DE CARGA POR GARANTIA.</text:p>
          </table:table-cell>
          <table:table-cell office:value-type="string">
            <text:p>COEXITO-OSCAR GARCIA </text:p>
          </table:table-cell>
          <table:table-cell table:number-columns-repeated="1019"/>
        </table:table-row>
        <table:table-row table:style-name="ro3">
          <table:table-cell table:style-name="ce3" office:value-type="date" office:date-value="2015-04-27">
            <text:p>27/04/15</text:p>
          </table:table-cell>
          <table:table-cell office:value-type="string">
            <text:p>AAM-63-2015-T2</text:p>
          </table:table-cell>
          <table:table-cell office:value-type="string">
            <text:p>SXY-299</text:p>
          </table:table-cell>
          <table:table-cell office:value-type="string">
            <text:p>REPARACION PARTES AFECTADAS POR GARANTIA Y REVISION SEGURO DEL CABLE DEL WINCHE.</text:p>
          </table:table-cell>
          <table:table-cell office:value-type="string">
            <text:p>REHIMAC </text:p>
          </table:table-cell>
          <table:table-cell office:value-type="float" office:value="304">
            <text:p>304</text:p>
          </table:table-cell>
          <table:table-cell table:number-columns-repeated="1018"/>
        </table:table-row>
        <table:table-row table:style-name="ro3">
          <table:table-cell table:style-name="ce3" office:value-type="date" office:date-value="2015-04-27">
            <text:p>27/04/15</text:p>
          </table:table-cell>
          <table:table-cell office:value-type="string">
            <text:p>AAM-84-2015-T4</text:p>
          </table:table-cell>
          <table:table-cell office:value-type="string">
            <text:p>TLO-302</text:p>
          </table:table-cell>
          <table:table-cell office:value-type="string">
            <text:p>CORREGIR FUGA DE AIRE.</text:p>
          </table:table-cell>
          <table:table-cell office:value-type="string">
            <text:p>METALMECANICA M &amp; F SAS </text:p>
          </table:table-cell>
          <table:table-cell table:number-columns-repeated="1019"/>
        </table:table-row>
        <table:table-row table:style-name="ro4">
          <table:table-cell table:style-name="ce3" office:value-type="date" office:date-value="2015-04-28">
            <text:p>28/04/15</text:p>
          </table:table-cell>
          <table:table-cell office:value-type="string">
            <text:p>AAM-53-2015-T6</text:p>
          </table:table-cell>
          <table:table-cell office:value-type="string">
            <text:p>KEY-361</text:p>
          </table:table-cell>
          <table:table-cell office:value-type="string">
            <text:p>SE DISPENSO 6 GAL DE GASOLINA EN VEZ DE DIESEL Y REVISAR <text:s/>PRESIONES DE BOMBA E INYECTORES EN EL BANCO</text:p>
          </table:table-cell>
          <table:table-cell office:value-type="string">
            <text:p>AUTOPACIFICO</text:p>
          </table:table-cell>
          <table:table-cell office:value-type="string">
            <text:p>OT 380572</text:p>
          </table:table-cell>
          <table:table-cell table:number-columns-repeated="1018"/>
        </table:table-row>
        <table:table-row table:style-name="ro3">
          <table:table-cell table:style-name="ce3" office:value-type="date" office:date-value="2015-04-28">
            <text:p>28/04/15</text:p>
          </table:table-cell>
          <table:table-cell office:value-type="string">
            <text:p>MTTO-258-2015</text:p>
          </table:table-cell>
          <table:table-cell office:value-type="string">
            <text:p>236D</text:p>
          </table:table-cell>
          <table:table-cell office:value-type="string">
            <text:p>REVISAR BOMBA ELECTRICA DE COMBUSTIBLE POR GARANTIA.</text:p>
          </table:table-cell>
          <table:table-cell office:value-type="string">
            <text:p>GECOLSA </text:p>
          </table:table-cell>
          <table:table-cell office:value-type="string">
            <text:p>RFL-2015-008</text:p>
          </table:table-cell>
          <table:table-cell table:number-columns-repeated="1018"/>
        </table:table-row>
        <table:table-row table:style-name="ro3">
          <table:table-cell table:style-name="ce3" office:value-type="date" office:date-value="2015-04-28">
            <text:p>28/04/15</text:p>
          </table:table-cell>
          <table:table-cell office:value-type="string">
            <text:p>AAM-65-2015-T7</text:p>
          </table:table-cell>
          <table:table-cell office:value-type="string">
            <text:p>WEP-811</text:p>
          </table:table-cell>
          <table:table-cell office:value-type="string">
            <text:p>REVISION CORTO LUCES DIRECCIONALES, ESTACIONARIAS Y MEDIAS.</text:p>
          </table:table-cell>
          <table:table-cell office:value-type="string">
            <text:p>FRENO PARTES</text:p>
          </table:table-cell>
          <table:table-cell office:value-type="string">
            <text:p>0 8 2</text:p>
          </table:table-cell>
          <table:table-cell table:number-columns-repeated="1018"/>
        </table:table-row>
        <table:table-row table:style-name="ro3">
          <table:table-cell table:style-name="ce3" office:value-type="date" office:date-value="2015-04-28">
            <text:p>28/04/15</text:p>
          </table:table-cell>
          <table:table-cell office:value-type="string">
            <text:p>AAM-51-2015-T5</text:p>
          </table:table-cell>
          <table:table-cell office:value-type="string">
            <text:p>SXY-300</text:p>
          </table:table-cell>
          <table:table-cell office:value-type="string">
            <text:p>REVISION LUCES RUTILANTES Y EXPLORADORAS.</text:p>
          </table:table-cell>
          <table:table-cell office:value-type="string">
            <text:p>TECNOLOGIA CONTRA INCENDIO </text:p>
          </table:table-cell>
          <table:table-cell table:number-columns-repeated="1019"/>
        </table:table-row>
        <table:table-row table:style-name="ro3">
          <table:table-cell table:style-name="ce3" office:value-type="date" office:date-value="2015-04-28">
            <text:p>28/04/15</text:p>
          </table:table-cell>
          <table:table-cell office:value-type="string">
            <text:p>AAM-54-2015-T6</text:p>
          </table:table-cell>
          <table:table-cell office:value-type="string">
            <text:p>HGR-969</text:p>
          </table:table-cell>
          <table:table-cell office:value-type="string">
            <text:p>REVISION AIRE ACONDICIONADO POR GARANTIA.</text:p>
          </table:table-cell>
          <table:table-cell office:value-type="string">
            <text:p>ALISTAMIENTOS OCAMPO</text:p>
          </table:table-cell>
          <table:table-cell table:number-columns-repeated="1019"/>
        </table:table-row>
        <table:table-row table:style-name="ro3">
          <table:table-cell table:style-name="ce3" office:value-type="date" office:date-value="2015-04-29">
            <text:p>29/04/15</text:p>
          </table:table-cell>
          <table:table-cell office:value-type="string">
            <text:p>AAM-21-2015-GS</text:p>
          </table:table-cell>
          <table:table-cell office:value-type="string">
            <text:p>CJC-368</text:p>
          </table:table-cell>
          <table:table-cell office:value-type="string">
            <text:p>LAVADO GENERAL Y ASPIRADA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4-29">
            <text:p>29/04/15</text:p>
          </table:table-cell>
          <table:table-cell office:value-type="string">
            <text:p>MTTO-259-2015</text:p>
          </table:table-cell>
          <table:table-cell office:value-type="string">
            <text:p>BANDAS</text:p>
          </table:table-cell>
          <table:table-cell office:value-type="string">
            <text:p>REMACHAR BANDAS PARA CHEVROLET LUV D-MAX.</text:p>
          </table:table-cell>
          <table:table-cell office:value-type="string">
            <text:p>METALMECANICA M &amp; F SAS </text:p>
          </table:table-cell>
          <table:table-cell office:value-type="string">
            <text:p>0 2 1</text:p>
          </table:table-cell>
          <table:table-cell table:number-columns-repeated="1018"/>
        </table:table-row>
        <table:table-row table:style-name="ro6">
          <table:table-cell table:style-name="ce3" office:value-type="date" office:date-value="2015-04-29">
            <text:p>29/04/15</text:p>
          </table:table-cell>
          <table:table-cell office:value-type="string">
            <text:p>MTTO-260-2015</text:p>
          </table:table-cell>
          <table:table-cell office:value-type="string">
            <text:p>CHR-086 </text:p>
          </table:table-cell>
          <table:table-cell office:value-type="string">
            <text:p>ALINEACION DIRECCION.</text:p>
          </table:table-cell>
          <table:table-cell office:value-type="string">
            <text:p>LLANTAS LA ESTACION</text:p>
          </table:table-cell>
          <table:table-cell table:number-columns-repeated="1019"/>
        </table:table-row>
        <table:table-row table:style-name="ro3">
          <table:table-cell table:style-name="ce3" office:value-type="date" office:date-value="2015-04-29">
            <text:p>29/04/15</text:p>
          </table:table-cell>
          <table:table-cell office:value-type="string">
            <text:p>AAM-19-2015-REL</text:p>
          </table:table-cell>
          <table:table-cell office:value-type="string">
            <text:p>USE-392 </text:p>
          </table:table-cell>
          <table:table-cell office:value-type="string">
            <text:p>REVISION EMBRAGUE POR GARANTIA.</text:p>
          </table:table-cell>
          <table:table-cell office:value-type="string">
            <text:p>NACIONAL DE EMBRAGUES S.A.S</text:p>
          </table:table-cell>
          <table:table-cell table:number-columns-repeated="1019"/>
        </table:table-row>
        <table:table-row table:style-name="ro3">
          <table:table-cell table:style-name="ce3" office:value-type="date" office:date-value="2015-04-30">
            <text:p>30/04/15</text:p>
          </table:table-cell>
          <table:table-cell office:value-type="string">
            <text:p>MTTO-261-2015</text:p>
          </table:table-cell>
          <table:table-cell office:value-type="string">
            <text:p>HIDRO No. 1</text:p>
          </table:table-cell>
          <table:table-cell office:value-type="string">
            <text:p>CAMBIO TUERCA SEGURO DE LA PISTOLA DE AGUA. </text:p>
          </table:table-cell>
          <table:table-cell office:value-type="string">
            <text:p>REHIMAC </text:p>
          </table:table-cell>
          <table:table-cell office:value-type="float" office:value="305">
            <text:p>305</text:p>
          </table:table-cell>
          <table:table-cell table:number-columns-repeated="1018"/>
        </table:table-row>
        <table:table-row table:style-name="ro3">
          <table:table-cell table:style-name="ce3" office:value-type="date" office:date-value="2015-04-30">
            <text:p>30/04/15</text:p>
          </table:table-cell>
          <table:table-cell office:value-type="string">
            <text:p>AAM-66-2015-T7</text:p>
          </table:table-cell>
          <table:table-cell office:value-type="string">
            <text:p>HGR-963</text:p>
          </table:table-cell>
          <table:table-cell office:value-type="string">
            <text:p>INSTALACION EMBLEMAS VIDRIO LATERAL TRASERO DERECHO.</text:p>
          </table:table-cell>
          <table:table-cell office:value-type="string">
            <text:p>AXIAL</text:p>
          </table:table-cell>
          <table:table-cell office:value-type="string">
            <text:p>15795-15-B</text:p>
          </table:table-cell>
          <table:table-cell table:number-columns-repeated="1018"/>
        </table:table-row>
        <table:table-row table:style-name="ro4">
          <table:table-cell table:style-name="ce3" office:value-type="date" office:date-value="2015-04-30">
            <text:p>30/04/15</text:p>
          </table:table-cell>
          <table:table-cell office:value-type="string">
            <text:p>AAM-67-2015-L.B</text:p>
          </table:table-cell>
          <table:table-cell office:value-type="string">
            <text:p>DDA-286</text:p>
          </table:table-cell>
          <table:table-cell office:value-type="string">
            <text:p>REVISION SISTEMA DE INYECCION, PRESENTA INCONSISTENCIA EN LAS RPM Y REVISION DE BANDAS.</text:p>
          </table:table-cell>
          <table:table-cell office:value-type="string">
            <text:p>AUTOPACIFICO</text:p>
          </table:table-cell>
          <table:table-cell office:value-type="string">
            <text:p>OT 375916</text:p>
          </table:table-cell>
          <table:table-cell table:number-columns-repeated="1018"/>
        </table:table-row>
        <table:table-row table:style-name="ro3">
          <table:table-cell table:style-name="ce3" office:value-type="date" office:date-value="2015-04-30">
            <text:p>30/04/15</text:p>
          </table:table-cell>
          <table:table-cell office:value-type="string">
            <text:p>AAM-28-2015-T1</text:p>
          </table:table-cell>
          <table:table-cell office:value-type="string">
            <text:p>WDC-091</text:p>
          </table:table-cell>
          <table:table-cell office:value-type="string">
            <text:p>REVISION FAROLA DELANTERA IZQUIERDA.</text:p>
          </table:table-cell>
          <table:table-cell office:value-type="string">
            <text:p>KENWORTH DE LA MONTAÑA</text:p>
          </table:table-cell>
          <table:table-cell table:number-columns-repeated="1019"/>
        </table:table-row>
        <table:table-row table:style-name="ro3">
          <table:table-cell table:style-name="ce3" office:value-type="date" office:date-value="2015-05-02">
            <text:p>02/05/15</text:p>
          </table:table-cell>
          <table:table-cell office:value-type="string">
            <text:p>MTTO-262-2015</text:p>
          </table:table-cell>
          <table:table-cell office:value-type="string">
            <text:p>SMI-194</text:p>
          </table:table-cell>
          <table:table-cell office:value-type="string">
            <text:p>RECTIFICAR ROSCA DE 3 TORNILLOS PARA EL TANQUE DE PINTURA.</text:p>
          </table:table-cell>
          <table:table-cell office:value-type="string">
            <text:p>HERMAR</text:p>
          </table:table-cell>
          <table:table-cell office:value-type="string">
            <text:p>0 4 2 0</text:p>
          </table:table-cell>
          <table:table-cell table:number-columns-repeated="1018"/>
        </table:table-row>
        <table:table-row table:style-name="ro6">
          <table:table-cell table:style-name="ce3" office:value-type="date" office:date-value="2015-05-04">
            <text:p>04/05/15</text:p>
          </table:table-cell>
          <table:table-cell office:value-type="string">
            <text:p>MTTO-263-2015</text:p>
          </table:table-cell>
          <table:table-cell office:value-type="string">
            <text:p>DDA-206</text:p>
          </table:table-cell>
          <table:table-cell office:value-type="string">
            <text:p>REVISION LLANTA DELANTERA IZQUIERDA.</text:p>
          </table:table-cell>
          <table:table-cell office:value-type="string">
            <text:p>LLANTAS LA ESTACION</text:p>
          </table:table-cell>
          <table:table-cell table:number-columns-repeated="1019"/>
        </table:table-row>
        <table:table-row table:style-name="ro4">
          <table:table-cell table:style-name="ce3" office:value-type="date" office:date-value="2015-05-04">
            <text:p>04/05/15</text:p>
          </table:table-cell>
          <table:table-cell office:value-type="string">
            <text:p>AAM-68-2015-L.B</text:p>
          </table:table-cell>
          <table:table-cell office:value-type="string">
            <text:p>DDA-221</text:p>
          </table:table-cell>
          <table:table-cell office:value-type="string">
            <text:p>REVISION FUGA LIQUIDO DE FRENOS RUEDAS TRASERAS Y VERIFICAR JUEGO DEL YOKI TRASERO.</text:p>
          </table:table-cell>
          <table:table-cell office:value-type="string">
            <text:p>FRENO PARTES</text:p>
          </table:table-cell>
          <table:table-cell table:number-columns-repeated="1019"/>
        </table:table-row>
        <table:table-row table:style-name="ro3">
          <table:table-cell table:style-name="ce3" office:value-type="date" office:date-value="2015-05-04">
            <text:p>04/05/15</text:p>
          </table:table-cell>
          <table:table-cell office:value-type="string">
            <text:p>AAM-20-2015-REL</text:p>
          </table:table-cell>
          <table:table-cell office:value-type="string">
            <text:p>USE-392 </text:p>
          </table:table-cell>
          <table:table-cell office:value-type="string">
            <text:p>REVISAR FRENOS DELANTEROS (CAMBIO PASTILLAS).</text:p>
          </table:table-cell>
          <table:table-cell office:value-type="string">
            <text:p>FRENO PARTES</text:p>
          </table:table-cell>
          <table:table-cell office:value-type="string">
            <text:p>0 8 3</text:p>
          </table:table-cell>
          <table:table-cell table:number-columns-repeated="1018"/>
        </table:table-row>
        <table:table-row table:style-name="ro3">
          <table:table-cell table:style-name="ce3" office:value-type="date" office:date-value="2015-05-04">
            <text:p>04/05/15</text:p>
          </table:table-cell>
          <table:table-cell office:value-type="string">
            <text:p>AAM-64-2015-T2</text:p>
          </table:table-cell>
          <table:table-cell office:value-type="string">
            <text:p>SXY-299</text:p>
          </table:table-cell>
          <table:table-cell office:value-type="string">
            <text:p>CORREGIR FUGA RETEN RUEDA TRASERA LADO IZQUIERDO DEL TROQUE DELANTERO</text:p>
          </table:table-cell>
          <table:table-cell office:value-type="string">
            <text:p>FRENO PARTES</text:p>
          </table:table-cell>
          <table:table-cell office:value-type="string">
            <text:p>0 8 7</text:p>
          </table:table-cell>
          <table:table-cell table:number-columns-repeated="1018"/>
        </table:table-row>
        <table:table-row table:style-name="ro3">
          <table:table-cell table:style-name="ce3" office:value-type="date" office:date-value="2015-05-04">
            <text:p>04/05/15</text:p>
          </table:table-cell>
          <table:table-cell office:value-type="string">
            <text:p>MTTO-265-2015</text:p>
          </table:table-cell>
          <table:table-cell office:value-type="string">
            <text:p>PLANTA ELECTRICA FG WILSON No. 1</text:p>
          </table:table-cell>
          <table:table-cell office:value-type="string">
            <text:p>CAMBIO BUJES DE LOS MUELLES.</text:p>
          </table:table-cell>
          <table:table-cell office:value-type="string">
            <text:p>METALMECANICA M &amp; F SAS </text:p>
          </table:table-cell>
          <table:table-cell office:value-type="string">
            <text:p>0 2 1</text:p>
          </table:table-cell>
          <table:table-cell table:number-columns-repeated="1018"/>
        </table:table-row>
        <table:table-row table:style-name="ro3">
          <table:table-cell table:style-name="ce3" office:value-type="date" office:date-value="2015-05-05">
            <text:p>05/05/15</text:p>
          </table:table-cell>
          <table:table-cell office:value-type="string">
            <text:p>AAM-85-2015-T4</text:p>
          </table:table-cell>
          <table:table-cell office:value-type="string">
            <text:p>TLO-302</text:p>
          </table:table-cell>
          <table:table-cell office:value-type="string">
            <text:p>CAMBIO SOBRE FORRO ASIENTO CONDUCTOR.</text:p>
          </table:table-cell>
          <table:table-cell office:value-type="string">
            <text:p>TAPIZADOS FERNANDO OSPINA </text:p>
          </table:table-cell>
          <table:table-cell table:number-columns-repeated="1019"/>
        </table:table-row>
        <table:table-row table:style-name="ro3">
          <table:table-cell table:style-name="ce3" office:value-type="date" office:date-value="2015-05-05">
            <text:p>05/05/15</text:p>
          </table:table-cell>
          <table:table-cell office:value-type="string">
            <text:p>AAM-86-2015-T4</text:p>
          </table:table-cell>
          <table:table-cell office:value-type="string">
            <text:p>TLO-302</text:p>
          </table:table-cell>
          <table:table-cell office:value-type="string">
            <text:p>REVISION LUCES RUTILANTES.</text:p>
          </table:table-cell>
          <table:table-cell office:value-type="string">
            <text:p>TECNOLOGIA CONTRA INCENDIO </text:p>
          </table:table-cell>
          <table:table-cell table:style-name="ce16" office:value-type="string">
            <text:p>01 – MAY – 2015</text:p>
          </table:table-cell>
          <table:table-cell table:number-columns-repeated="1018"/>
        </table:table-row>
        <table:table-row table:style-name="ro3">
          <table:table-cell table:style-name="ce3" office:value-type="date" office:date-value="2015-05-05">
            <text:p>05/05/15</text:p>
          </table:table-cell>
          <table:table-cell office:value-type="string">
            <text:p>MTTO-268-2015</text:p>
          </table:table-cell>
          <table:table-cell office:value-type="string">
            <text:p>DDA-208</text:p>
          </table:table-cell>
          <table:table-cell office:value-type="string">
            <text:p>REVISION TREN DELANTERO, CAMBIO TAPAS STOP, REVISION PITO Y PEDAL DEL FRENO.</text:p>
          </table:table-cell>
          <table:table-cell office:value-type="string">
            <text:p>FRENO PARTES</text:p>
          </table:table-cell>
          <table:table-cell office:value-type="string">
            <text:p>0 9 0 </text:p>
          </table:table-cell>
          <table:table-cell table:number-columns-repeated="1018"/>
        </table:table-row>
        <table:table-row table:style-name="ro4">
          <table:table-cell table:style-name="ce3" office:value-type="date" office:date-value="2015-05-05">
            <text:p>05/05/15</text:p>
          </table:table-cell>
          <table:table-cell office:value-type="string">
            <text:p>AAM-87-2015-T4</text:p>
          </table:table-cell>
          <table:table-cell office:value-type="string">
            <text:p>DDC-552</text:p>
          </table:table-cell>
          <table:table-cell office:value-type="string">
            <text:p>VERIFICAR POLEA TENSORA DEL AIRE ACONDICIONADO Y MANTENIMIENTO DEL AIRE ACONDICIONADO </text:p>
          </table:table-cell>
          <table:table-cell office:value-type="string">
            <text:p>ALISTAMIENTOS OCAMPO</text:p>
          </table:table-cell>
          <table:table-cell office:value-type="string">
            <text:p>05 – MAY – 2015</text:p>
          </table:table-cell>
          <table:table-cell table:number-columns-repeated="1018"/>
        </table:table-row>
        <table:table-row table:style-name="ro5">
          <table:table-cell table:style-name="ce3" office:value-type="date" office:date-value="2015-05-06">
            <text:p>06/05/15</text:p>
          </table:table-cell>
          <table:table-cell office:value-type="string">
            <text:p>AAM-29-2015-T1</text:p>
          </table:table-cell>
          <table:table-cell office:value-type="string">
            <text:p>SPK-307</text:p>
          </table:table-cell>
          <table:table-cell office:value-type="string">
            <text:p>LUCES STOP INTERMITENTES, SUMINISTRO E INSTALACION LAMPARAS LATERALES DE PLANCHON, INSTALAR ALARMA REVERSA Y COTIZAR LAMPARAS TRASERAS ADICIONALES LED</text:p>
          </table:table-cell>
          <table:table-cell office:value-type="string">
            <text:p>FRENO PARTES</text:p>
          </table:table-cell>
          <table:table-cell office:value-type="string">
            <text:p>0 8 8</text:p>
          </table:table-cell>
          <table:table-cell table:number-columns-repeated="1018"/>
        </table:table-row>
        <table:table-row table:style-name="ro4">
          <table:table-cell table:style-name="ce3" office:value-type="date" office:date-value="2015-05-06">
            <text:p>06/05/15</text:p>
          </table:table-cell>
          <table:table-cell office:value-type="string">
            <text:p>AAM-88-2015-T4</text:p>
          </table:table-cell>
          <table:table-cell office:value-type="string">
            <text:p>KEX-384</text:p>
          </table:table-cell>
          <table:table-cell office:value-type="string">
            <text:p>ALINEACION DIRECCION, ROTACION LLANTAS, BALANCEO DE RUEDAS Y REVISAR BANDAS TRASERAS</text:p>
          </table:table-cell>
          <table:table-cell office:value-type="string">
            <text:p>LLANTAS LA ESTACION</text:p>
          </table:table-cell>
          <table:table-cell office:value-type="float" office:value="480">
            <text:p>480</text:p>
          </table:table-cell>
          <table:table-cell table:number-columns-repeated="1018"/>
        </table:table-row>
        <table:table-row table:style-name="ro3">
          <table:table-cell table:style-name="ce3" office:value-type="date" office:date-value="2015-05-06">
            <text:p>06/05/15</text:p>
          </table:table-cell>
          <table:table-cell office:value-type="string">
            <text:p>AAM-89-2015-T4</text:p>
          </table:table-cell>
          <table:table-cell office:value-type="string">
            <text:p>DDC-552</text:p>
          </table:table-cell>
          <table:table-cell office:value-type="string">
            <text:p>REVISAR FRENOS TRASEROS (BANDAS)</text:p>
          </table:table-cell>
          <table:table-cell office:value-type="string">
            <text:p>METALMECANICA M &amp; F SAS </text:p>
          </table:table-cell>
          <table:table-cell table:number-columns-repeated="1019"/>
        </table:table-row>
        <table:table-row table:style-name="ro3">
          <table:table-cell table:style-name="ce3" office:value-type="date" office:date-value="2015-05-07">
            <text:p>07/05/15</text:p>
          </table:table-cell>
          <table:table-cell office:value-type="string">
            <text:p>AAM-57-2015-T6</text:p>
          </table:table-cell>
          <table:table-cell office:value-type="string">
            <text:p>KEY-189</text:p>
          </table:table-cell>
          <table:table-cell office:value-type="string">
            <text:p>REVISAR OLOR DESAGRADABLE DEL AIRE ACONDICIONADO.</text:p>
          </table:table-cell>
          <table:table-cell office:value-type="string">
            <text:p>ALISTAMIENTOS OCAMPO</text:p>
          </table:table-cell>
          <table:table-cell table:number-columns-repeated="1019"/>
        </table:table-row>
        <table:table-row table:style-name="ro6">
          <table:table-cell table:style-name="ce3" office:value-type="date" office:date-value="2015-05-07">
            <text:p>07/05/15</text:p>
          </table:table-cell>
          <table:table-cell office:value-type="string">
            <text:p>MTTO-273-2015</text:p>
          </table:table-cell>
          <table:table-cell office:value-type="string">
            <text:p>DDA-282</text:p>
          </table:table-cell>
          <table:table-cell office:value-type="string">
            <text:p>REVISAR BUJES TREN DELANTERO.</text:p>
          </table:table-cell>
          <table:table-cell office:value-type="string">
            <text:p>FRENO PARTES</text:p>
          </table:table-cell>
          <table:table-cell office:value-type="string">
            <text:p>0 8 9</text:p>
          </table:table-cell>
          <table:table-cell table:number-columns-repeated="1018"/>
        </table:table-row>
        <table:table-row table:style-name="ro3">
          <table:table-cell table:style-name="ce3" office:value-type="date" office:date-value="2015-05-07">
            <text:p>07/05/15</text:p>
          </table:table-cell>
          <table:table-cell office:value-type="string">
            <text:p>MTTO-274-2015</text:p>
          </table:table-cell>
          <table:table-cell office:value-type="string">
            <text:p>EQUIPO INSTALACION DE TACHAS </text:p>
          </table:table-cell>
          <table:table-cell office:value-type="string">
            <text:p>DESPINCHAR LLANTA <text:s text:c="2"/></text:p>
          </table:table-cell>
          <table:table-cell office:value-type="string">
            <text:p>ESTACION LAS PALMERAS</text:p>
          </table:table-cell>
          <table:table-cell table:number-columns-repeated="1019"/>
        </table:table-row>
        <table:table-row table:style-name="ro3">
          <table:table-cell table:style-name="ce3" office:value-type="date" office:date-value="2015-05-07">
            <text:p>07/05/15</text:p>
          </table:table-cell>
          <table:table-cell office:value-type="string">
            <text:p>MTTO-275-2015</text:p>
          </table:table-cell>
          <table:table-cell office:value-type="string">
            <text:p>USA-468</text:p>
          </table:table-cell>
          <table:table-cell office:value-type="string">
            <text:p>DESPINCHAR LLANTA TRASERA EXTERNA DERECHA.</text:p>
          </table:table-cell>
          <table:table-cell office:value-type="string">
            <text:p>LLANTAS LA ESTACION</text:p>
          </table:table-cell>
          <table:table-cell table:number-columns-repeated="1019"/>
        </table:table-row>
        <table:table-row table:style-name="ro3">
          <table:table-cell table:style-name="ce3" office:value-type="date" office:date-value="2015-05-07">
            <text:p>07/05/15</text:p>
          </table:table-cell>
          <table:table-cell office:value-type="string">
            <text:p>MTTO-276-2015</text:p>
          </table:table-cell>
          <table:table-cell office:value-type="string">
            <text:p>USA-468</text:p>
          </table:table-cell>
          <table:table-cell office:value-type="string">
            <text:p>CAMBIO DE DOS PERNOS Y CAMBIO VALVULA DE DRENAJE.</text:p>
          </table:table-cell>
          <table:table-cell office:value-type="string">
            <text:p>FRENO PARTES</text:p>
          </table:table-cell>
          <table:table-cell office:value-type="float" office:value="101">
            <text:p>101</text:p>
          </table:table-cell>
          <table:table-cell table:number-columns-repeated="1018"/>
        </table:table-row>
        <table:table-row table:style-name="ro3">
          <table:table-cell table:style-name="ce3" office:value-type="date" office:date-value="2015-05-07">
            <text:p>07/05/15</text:p>
          </table:table-cell>
          <table:table-cell office:value-type="string">
            <text:p>MTTO-277-2015</text:p>
          </table:table-cell>
          <table:table-cell office:value-type="string">
            <text:p>DDA-206</text:p>
          </table:table-cell>
          <table:table-cell office:value-type="string">
            <text:p>REVISION BANDAS Y CAMPANAS POR GARANTIA.</text:p>
          </table:table-cell>
          <table:table-cell office:value-type="string">
            <text:p>METALMECANICA M &amp; F SAS </text:p>
          </table:table-cell>
          <table:table-cell table:number-columns-repeated="1019"/>
        </table:table-row>
        <table:table-row table:style-name="ro6">
          <table:table-cell table:style-name="ce3" office:value-type="date" office:date-value="2015-05-08">
            <text:p>08/05/15</text:p>
          </table:table-cell>
          <table:table-cell office:value-type="string">
            <text:p>AAM-52-2015-T3</text:p>
          </table:table-cell>
          <table:table-cell office:value-type="string">
            <text:p>KEY-039</text:p>
          </table:table-cell>
          <table:table-cell office:value-type="string">
            <text:p>REVISION FRENOS TRASEROS.</text:p>
          </table:table-cell>
          <table:table-cell office:value-type="string">
            <text:p>FRENO PARTES</text:p>
          </table:table-cell>
          <table:table-cell office:value-type="string">
            <text:p>0 9 5</text:p>
          </table:table-cell>
          <table:table-cell table:number-columns-repeated="1018"/>
        </table:table-row>
        <table:table-row table:style-name="ro3">
          <table:table-cell table:style-name="ce3" office:value-type="date" office:date-value="2015-05-09">
            <text:p>09/05/15</text:p>
          </table:table-cell>
          <table:table-cell office:value-type="string">
            <text:p>AAM-39-2015-IF</text:p>
          </table:table-cell>
          <table:table-cell office:value-type="string">
            <text:p>BASCULAS UTDVVCC</text:p>
          </table:table-cell>
          <table:table-cell office:value-type="string">
            <text:p>CORREGIR FUGA DE ACEITE DE DOS GATOS ENERPACK POR GARANTIA AL LEVANTAR CARGA.</text:p>
          </table:table-cell>
          <table:table-cell office:value-type="string">
            <text:p>HERMAR</text:p>
          </table:table-cell>
          <table:table-cell office:value-type="string">
            <text:p>0 4 2 4</text:p>
          </table:table-cell>
          <table:table-cell table:number-columns-repeated="1018"/>
        </table:table-row>
        <table:table-row table:style-name="ro3">
          <table:table-cell table:style-name="ce3" office:value-type="date" office:date-value="2015-05-09">
            <text:p>09/05/15</text:p>
          </table:table-cell>
          <table:table-cell office:value-type="string">
            <text:p>AAM-65-2015-T2</text:p>
          </table:table-cell>
          <table:table-cell office:value-type="string">
            <text:p>SXY-299</text:p>
          </table:table-cell>
          <table:table-cell office:value-type="string">
            <text:p>CORREGIR FUGA DE AGUA (COLOCAR BOMBA PRESURIZADORA).</text:p>
          </table:table-cell>
          <table:table-cell office:value-type="string">
            <text:p>KENWORTH DE LA MONTAÑA</text:p>
          </table:table-cell>
          <table:table-cell table:number-columns-repeated="1019"/>
        </table:table-row>
        <table:table-row table:style-name="ro5">
          <table:table-cell table:style-name="ce3" office:value-type="date" office:date-value="2015-05-11">
            <text:p>11/05/15</text:p>
          </table:table-cell>
          <table:table-cell office:value-type="string">
            <text:p>AAM-69-2015-L.B</text:p>
          </table:table-cell>
          <table:table-cell office:value-type="string">
            <text:p>DDA-221</text:p>
          </table:table-cell>
          <table:table-cell office:value-type="string">
            <text:p>REVISAR POR GARANTIA FRENOS TRASEROS (NO ACIENTAN BIEN LAS BANDAS), RECTIFICAR DISCOS DELANTEROS Y VERIFICAR FUNCIONAMIENTO DE CILINDRO MAESTRO.</text:p>
          </table:table-cell>
          <table:table-cell office:value-type="string">
            <text:p>FRENO PARTES</text:p>
          </table:table-cell>
          <table:table-cell table:number-columns-repeated="1019"/>
        </table:table-row>
        <table:table-row table:style-name="ro13">
          <table:table-cell table:style-name="ce3" office:value-type="date" office:date-value="2015-05-11">
            <text:p>11/05/15</text:p>
          </table:table-cell>
          <table:table-cell office:value-type="string">
            <text:p>MTTO-279-2015</text:p>
          </table:table-cell>
          <table:table-cell office:value-type="string">
            <text:p>KUK-381</text:p>
          </table:table-cell>
          <table:table-cell office:value-type="string">
            <text:p>REVISAR CAJA DE CAMBIOS (SE ENCONTRO BALIN EN EL TAPON MAGNETICO), REVISION VISUAL DIFERENCIAL, CORREGIR FUGAS RECAMARAS TRASERAS Y VALVULA DRENAJE, VERIFICAR TREN DELANTERO (ESTADO DE AMORTIGUADORES), VERIFICAR FUGA DE AGUA (COLOCAR BOMBA PRESURIZADORA) Y REVISAR LUCES FAROLAS DELANTERAS.</text:p>
          </table:table-cell>
          <table:table-cell office:value-type="string">
            <text:p>AUTOPACIFICO</text:p>
          </table:table-cell>
          <table:table-cell office:value-type="string">
            <text:p>OT 377250</text:p>
          </table:table-cell>
          <table:table-cell table:number-columns-repeated="1018"/>
        </table:table-row>
        <table:table-row table:style-name="ro3">
          <table:table-cell table:style-name="ce3" office:value-type="date" office:date-value="2015-05-11">
            <text:p>11/05/15</text:p>
          </table:table-cell>
          <table:table-cell office:value-type="string">
            <text:p>MTTO-280-2015</text:p>
          </table:table-cell>
          <table:table-cell office:value-type="string">
            <text:p>DDA-282</text:p>
          </table:table-cell>
          <table:table-cell office:value-type="string">
            <text:p>ALINEACION DIRECCION Y DESPINCHAR LLANTA TRASERA IZQUIERDA.</text:p>
          </table:table-cell>
          <table:table-cell office:value-type="string">
            <text:p>LLANTAS LA ESTACION</text:p>
          </table:table-cell>
          <table:table-cell office:value-type="float" office:value="5449">
            <text:p>5449</text:p>
          </table:table-cell>
          <table:table-cell table:number-columns-repeated="1018"/>
        </table:table-row>
        <table:table-row table:style-name="ro3">
          <table:table-cell table:style-name="ce3" office:value-type="date" office:date-value="2015-05-12">
            <text:p>12/05/15</text:p>
          </table:table-cell>
          <table:table-cell office:value-type="string">
            <text:p>AAM-21-2015-REL</text:p>
          </table:table-cell>
          <table:table-cell office:value-type="string">
            <text:p>USE-392 </text:p>
          </table:table-cell>
          <table:table-cell office:value-type="string">
            <text:p>LAVADA Y RASQUETEADA PARTE BAJA.</text:p>
          </table:table-cell>
          <table:table-cell office:value-type="string">
            <text:p>ESTACION LAS PALMERAS</text:p>
          </table:table-cell>
          <table:table-cell table:number-columns-repeated="1019"/>
        </table:table-row>
        <table:table-row table:style-name="ro3">
          <table:table-cell table:style-name="ce3" office:value-type="date" office:date-value="2015-05-12">
            <text:p>12/05/15</text:p>
          </table:table-cell>
          <table:table-cell office:value-type="string">
            <text:p>AAM-70-2015-L.B</text:p>
          </table:table-cell>
          <table:table-cell office:value-type="string">
            <text:p>DDB-883</text:p>
          </table:table-cell>
          <table:table-cell office:value-type="string">
            <text:p>REVISION RUIDO ANORMAL EN RODAMIENTOS DELANTEROS.</text:p>
          </table:table-cell>
          <table:table-cell office:value-type="string">
            <text:p>TALLERES AUTORIZADOS S.A.</text:p>
          </table:table-cell>
          <table:table-cell office:value-type="float" office:value="31012782">
            <text:p>31012782</text:p>
          </table:table-cell>
          <table:table-cell table:number-columns-repeated="1018"/>
        </table:table-row>
        <table:table-row table:style-name="ro6">
          <table:table-cell table:style-name="ce3" office:value-type="date" office:date-value="2015-05-12">
            <text:p>12/05/15</text:p>
          </table:table-cell>
          <table:table-cell table:number-columns-repeated="2"/>
          <table:table-cell office:value-type="string">
            <text:p>REVISION LUCES EXPLORADORAS POR GARANTIA.</text:p>
          </table:table-cell>
          <table:table-cell table:number-columns-repeated="1020"/>
        </table:table-row>
        <table:table-row table:style-name="ro3">
          <table:table-cell table:style-name="ce3" office:value-type="date" office:date-value="2015-05-12">
            <text:p>12/05/15</text:p>
          </table:table-cell>
          <table:table-cell office:value-type="string">
            <text:p>MTTO-281-2015</text:p>
          </table:table-cell>
          <table:table-cell office:value-type="string">
            <text:p>REMOLQUE DE TACHAS </text:p>
          </table:table-cell>
          <table:table-cell office:value-type="string">
            <text:p>DESPINCHAR LLANTA DE REPUESTO.</text:p>
          </table:table-cell>
          <table:table-cell office:value-type="string">
            <text:p>COEXITO-OSCAR GARCIA </text:p>
          </table:table-cell>
          <table:table-cell table:number-columns-repeated="1019"/>
        </table:table-row>
        <table:table-row table:style-name="ro3">
          <table:table-cell table:style-name="ce3" office:value-type="date" office:date-value="2015-05-12">
            <text:p>12/05/15</text:p>
          </table:table-cell>
          <table:table-cell office:value-type="string">
            <text:p>MTTO-282-2015</text:p>
          </table:table-cell>
          <table:table-cell office:value-type="string">
            <text:p>KUK-433</text:p>
          </table:table-cell>
          <table:table-cell office:value-type="string">
            <text:p>DESPINCHAR LLANTA TRASERA INTERNA LADO DERECHO.</text:p>
          </table:table-cell>
          <table:table-cell office:value-type="string">
            <text:p>COEXITO-OSCAR GARCIA </text:p>
          </table:table-cell>
          <table:table-cell table:number-columns-repeated="1019"/>
        </table:table-row>
        <table:table-row table:style-name="ro3">
          <table:table-cell table:style-name="ce3" office:value-type="date" office:date-value="2015-05-12">
            <text:p>12/05/15</text:p>
          </table:table-cell>
          <table:table-cell office:value-type="string">
            <text:p>AAM-71-2015-L.B</text:p>
          </table:table-cell>
          <table:table-cell office:value-type="string">
            <text:p>WEQ-403</text:p>
          </table:table-cell>
          <table:table-cell office:value-type="string">
            <text:p>RUTINA DE LOS 40.000 KMS Y REVISION RUIDO ANORMAL RUEDAS TRASERAS.</text:p>
          </table:table-cell>
          <table:table-cell office:value-type="string">
            <text:p>AUTOFARALLONES RENAULT</text:p>
          </table:table-cell>
          <table:table-cell office:value-type="float" office:value="1444211">
            <text:p>1444211</text:p>
          </table:table-cell>
          <table:table-cell table:number-columns-repeated="1018"/>
        </table:table-row>
        <table:table-row table:style-name="ro4">
          <table:table-cell table:style-name="ce3" office:value-type="date" office:date-value="2015-05-12">
            <text:p>12/05/15</text:p>
          </table:table-cell>
          <table:table-cell office:value-type="string">
            <text:p>AAM-22-2015-REL</text:p>
          </table:table-cell>
          <table:table-cell office:value-type="string">
            <text:p>USE-392 </text:p>
          </table:table-cell>
          <table:table-cell office:value-type="string">
            <text:p>DESPINCHAR LLANTA DE REPUESTO Y CAMBIARLA POR LA LLANTA TRASERA INTERNA IZQUIERDA.</text:p>
          </table:table-cell>
          <table:table-cell office:value-type="string">
            <text:p>COEXITO-OSCAR GARCIA </text:p>
          </table:table-cell>
          <table:table-cell office:value-type="float" office:value="2220070">
            <text:p>2220070</text:p>
          </table:table-cell>
          <table:table-cell table:number-columns-repeated="1018"/>
        </table:table-row>
        <table:table-row table:style-name="ro6">
          <table:table-cell table:style-name="ce3" office:value-type="date" office:date-value="2015-05-12">
            <text:p>12/05/15</text:p>
          </table:table-cell>
          <table:table-cell office:value-type="string">
            <text:p>MTTO-283-2015</text:p>
          </table:table-cell>
          <table:table-cell office:value-type="string">
            <text:p>DDA-208</text:p>
          </table:table-cell>
          <table:table-cell office:value-type="string">
            <text:p>CAMBIO DE RODAMIENTOS TRASEROS.</text:p>
          </table:table-cell>
          <table:table-cell office:value-type="string">
            <text:p>FRENO PARTES</text:p>
          </table:table-cell>
          <table:table-cell table:number-columns-repeated="1019"/>
        </table:table-row>
        <table:table-row table:style-name="ro6">
          <table:table-cell table:style-name="ce3" office:value-type="date" office:date-value="2015-05-12">
            <text:p>12/05/15</text:p>
          </table:table-cell>
          <table:table-cell office:value-type="string">
            <text:p>MTTO-284-2015</text:p>
          </table:table-cell>
          <table:table-cell office:value-type="string">
            <text:p>KUK-382</text:p>
          </table:table-cell>
          <table:table-cell office:value-type="string">
            <text:p>COLOCAR TAPA TANQUE AUXILIAR RADIADOR.</text:p>
          </table:table-cell>
          <table:table-cell office:value-type="string">
            <text:p>TECNIMARCANT</text:p>
          </table:table-cell>
          <table:table-cell table:number-columns-repeated="1019"/>
        </table:table-row>
        <table:table-row table:style-name="ro3">
          <table:table-cell table:style-name="ce3" office:value-type="date" office:date-value="2015-05-12">
            <text:p>12/05/15</text:p>
          </table:table-cell>
          <table:table-cell office:value-type="string">
            <text:p>MTTO-285-2015</text:p>
          </table:table-cell>
          <table:table-cell office:value-type="string">
            <text:p>KUK-382</text:p>
          </table:table-cell>
          <table:table-cell office:value-type="string">
            <text:p>COTIZAR SEPARADORES LLANTAS TRASERAS.</text:p>
          </table:table-cell>
          <table:table-cell office:value-type="string">
            <text:p>METALMECANICA M &amp; F SAS </text:p>
          </table:table-cell>
          <table:table-cell office:value-type="string">
            <text:p>0 2 3 </text:p>
          </table:table-cell>
          <table:table-cell table:number-columns-repeated="1018"/>
        </table:table-row>
        <table:table-row table:style-name="ro3">
          <table:table-cell table:style-name="ce3" office:value-type="date" office:date-value="2015-05-12">
            <text:p>12/05/15</text:p>
          </table:table-cell>
          <table:table-cell office:value-type="string">
            <text:p>AAM-69-2015-T7</text:p>
          </table:table-cell>
          <table:table-cell office:value-type="string">
            <text:p>KEY-449</text:p>
          </table:table-cell>
          <table:table-cell office:value-type="string">
            <text:p>REVISAR POR GARANTIA FRANJA COLOR VERDE Y NARANJA PARTE LATERAL DELANTERA.</text:p>
          </table:table-cell>
          <table:table-cell office:value-type="string">
            <text:p>AUTOPACIFICO</text:p>
          </table:table-cell>
          <table:table-cell table:number-columns-repeated="1019"/>
        </table:table-row>
        <table:table-row table:style-name="ro4">
          <table:table-cell table:style-name="ce3" office:value-type="date" office:date-value="2015-05-13">
            <text:p>13/05/15</text:p>
          </table:table-cell>
          <table:table-cell office:value-type="string">
            <text:p>MTTO-286-2015</text:p>
          </table:table-cell>
          <table:table-cell office:value-type="string">
            <text:p>USE-825</text:p>
          </table:table-cell>
          <table:table-cell office:value-type="string">
            <text:p>CAMBIO POLVERAS TRASERAS, CAMBIO DE LENTES LUCES STOP Y CAMBIO LAMPARAS DEL VOLCO</text:p>
          </table:table-cell>
          <table:table-cell office:value-type="string">
            <text:p>FRENO PARTES</text:p>
          </table:table-cell>
          <table:table-cell office:value-type="string">
            <text:p>0 9 1 <text:s/></text:p>
          </table:table-cell>
          <table:table-cell table:number-columns-repeated="1018"/>
        </table:table-row>
        <table:table-row table:style-name="ro4">
          <table:table-cell table:style-name="ce3" office:value-type="date" office:date-value="2015-05-13">
            <text:p>13/05/15</text:p>
          </table:table-cell>
          <table:table-cell office:value-type="string">
            <text:p>MTTO-287-2015</text:p>
          </table:table-cell>
          <table:table-cell office:value-type="string">
            <text:p>TROMPO No. 3</text:p>
          </table:table-cell>
          <table:table-cell office:value-type="string">
            <text:p>INSTALACION DE 2 LLANTAS DE SEGUNDA 165/70R13 BRIDGESTONE SUMINISTRADAS POR ALMACEN DEL CCO.</text:p>
          </table:table-cell>
          <table:table-cell office:value-type="string">
            <text:p>COEXITO-OSCAR GARCIA </text:p>
          </table:table-cell>
          <table:table-cell office:value-type="float" office:value="2220119">
            <text:p>2220119</text:p>
          </table:table-cell>
          <table:table-cell table:number-columns-repeated="1018"/>
        </table:table-row>
        <table:table-row table:style-name="ro4">
          <table:table-cell table:style-name="ce3" office:value-type="date" office:date-value="2015-05-14">
            <text:p>14/05/15</text:p>
          </table:table-cell>
          <table:table-cell office:value-type="string">
            <text:p>AAM-55-2015-T5</text:p>
          </table:table-cell>
          <table:table-cell office:value-type="string">
            <text:p>SPK-179</text:p>
          </table:table-cell>
          <table:table-cell office:value-type="string">
            <text:p>REVISAR FRENOS TRASEROS (ESTADO DE BANDAS), Y MANTENIMIENTO GENERAL DE RATCHES.</text:p>
          </table:table-cell>
          <table:table-cell office:value-type="string">
            <text:p>FRENO PARTES</text:p>
          </table:table-cell>
          <table:table-cell office:value-type="string">
            <text:p>0 9 3</text:p>
          </table:table-cell>
          <table:table-cell table:number-columns-repeated="1018"/>
        </table:table-row>
        <table:table-row table:style-name="ro4">
          <table:table-cell table:style-name="ce3" office:value-type="date" office:date-value="2015-05-13">
            <text:p>13/05/15</text:p>
          </table:table-cell>
          <table:table-cell office:value-type="string">
            <text:p>MTTO-288-2015</text:p>
          </table:table-cell>
          <table:table-cell office:value-type="string">
            <text:p>USE-822</text:p>
          </table:table-cell>
          <table:table-cell office:value-type="string">
            <text:p>LAVADO PARTE BAJA.</text:p>
          </table:table-cell>
          <table:table-cell office:value-type="string">
            <text:p>ESTACION LAS PALMERAS</text:p>
          </table:table-cell>
          <table:table-cell office:value-type="string">
            <text:p>VALOR TOTAL COTIZACION $52.200</text:p>
          </table:table-cell>
          <table:table-cell table:number-columns-repeated="1018"/>
        </table:table-row>
        <table:table-row table:style-name="ro5">
          <table:table-cell table:style-name="ce3" office:value-type="date" office:date-value="2015-05-13">
            <text:p>13/05/15</text:p>
          </table:table-cell>
          <table:table-cell office:value-type="string">
            <text:p>MTTO-289-2015</text:p>
          </table:table-cell>
          <table:table-cell office:value-type="string">
            <text:p>KUK-380</text:p>
          </table:table-cell>
          <table:table-cell office:value-type="string">
            <text:p>INSTALACION LLANTA DE SEGUNDA 7.50R16 MICHELIN EN RUEDA TRASERA EXTERNA DERECHA, SUMINISTRADA POR ALMACEN DEL CCO.</text:p>
          </table:table-cell>
          <table:table-cell office:value-type="string">
            <text:p>ESTACION LAS PALMERAS</text:p>
          </table:table-cell>
          <table:table-cell office:value-type="string">
            <text:p>VALOR TOTAL COTIZACION $54.752</text:p>
          </table:table-cell>
          <table:table-cell table:number-columns-repeated="1018"/>
        </table:table-row>
        <table:table-row table:style-name="ro3">
          <table:table-cell table:style-name="ce3" office:value-type="date" office:date-value="2015-05-14">
            <text:p>14/05/15</text:p>
          </table:table-cell>
          <table:table-cell office:value-type="string">
            <text:p>MTTO-291-2015</text:p>
          </table:table-cell>
          <table:table-cell office:value-type="string">
            <text:p>DDA-165</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5-14">
            <text:p>14/05/15</text:p>
          </table:table-cell>
          <table:table-cell office:value-type="string">
            <text:p>AAM-73-2015-L.B</text:p>
          </table:table-cell>
          <table:table-cell office:value-type="string">
            <text:p>DDA-221</text:p>
          </table:table-cell>
          <table:table-cell office:value-type="string">
            <text:p>LAVADO GENERAL Y ASPIRADA (NO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5-05-14">
            <text:p>14/05/15</text:p>
          </table:table-cell>
          <table:table-cell office:value-type="string">
            <text:p>MTTO-292-2015</text:p>
          </table:table-cell>
          <table:table-cell office:value-type="string">
            <text:p>USE-822</text:p>
          </table:table-cell>
          <table:table-cell office:value-type="string">
            <text:p>REVISION TUERCA DEL MUELLE DELANTERO IZQUIERDO POR GARANTIA (SE CAYO) Y CAMBIO DE POLVERAS</text:p>
          </table:table-cell>
          <table:table-cell office:value-type="string">
            <text:p>FRENO PARTES</text:p>
          </table:table-cell>
          <table:table-cell table:number-columns-repeated="1019"/>
        </table:table-row>
        <table:table-row table:style-name="ro3">
          <table:table-cell table:style-name="ce3" office:value-type="date" office:date-value="2015-05-15">
            <text:p>15/05/15</text:p>
          </table:table-cell>
          <table:table-cell office:value-type="string">
            <text:p>MTTO-293-2015</text:p>
          </table:table-cell>
          <table:table-cell office:value-type="string">
            <text:p>USA-468</text:p>
          </table:table-cell>
          <table:table-cell office:value-type="string">
            <text:p>DESPINCHAR LLANTA TRASERA INTERNA IZQUIERDA.</text:p>
          </table:table-cell>
          <table:table-cell office:value-type="string">
            <text:p>LLANTAS LA ESTACION</text:p>
          </table:table-cell>
          <table:table-cell office:value-type="float" office:value="5450">
            <text:p>5450</text:p>
          </table:table-cell>
          <table:table-cell table:number-columns-repeated="1018"/>
        </table:table-row>
        <table:table-row table:style-name="ro3">
          <table:table-cell table:style-name="ce3" office:value-type="date" office:date-value="2015-05-15">
            <text:p>15/05/15</text:p>
          </table:table-cell>
          <table:table-cell office:value-type="string">
            <text:p>MTTO-294-2015</text:p>
          </table:table-cell>
          <table:table-cell office:value-type="string">
            <text:p>CJJ-590</text:p>
          </table:table-cell>
          <table:table-cell office:value-type="string">
            <text:p>REVISION GENERAL DE FRENOS TRASEROS.</text:p>
          </table:table-cell>
          <table:table-cell office:value-type="string">
            <text:p>METALMECANICA M &amp; F SAS </text:p>
          </table:table-cell>
          <table:table-cell office:value-type="string">
            <text:p>0 2 4</text:p>
          </table:table-cell>
          <table:table-cell table:number-columns-repeated="1018"/>
        </table:table-row>
        <table:table-row table:style-name="ro4">
          <table:table-cell table:style-name="ce3" office:value-type="date" office:date-value="2015-05-15">
            <text:p>15/05/15</text:p>
          </table:table-cell>
          <table:table-cell office:value-type="string">
            <text:p>AAM-66-2015-T2</text:p>
          </table:table-cell>
          <table:table-cell office:value-type="string">
            <text:p>DDC-295</text:p>
          </table:table-cell>
          <table:table-cell office:value-type="string">
            <text:p>REVISON AMORTIGUADORES DELANTEROS, INSTALAR TUERCA EN TIJERA Y CAMBIO DE BUJES MUELLES TRASEROS.</text:p>
          </table:table-cell>
          <table:table-cell office:value-type="string">
            <text:p>FRENO PARTES</text:p>
          </table:table-cell>
          <table:table-cell office:value-type="string">
            <text:p>0 9 4</text:p>
          </table:table-cell>
          <table:table-cell table:number-columns-repeated="1018"/>
        </table:table-row>
        <table:table-row table:style-name="ro5">
          <table:table-cell table:style-name="ce3" office:value-type="date" office:date-value="2015-05-15">
            <text:p>15/05/15</text:p>
          </table:table-cell>
          <table:table-cell office:value-type="string">
            <text:p>AAM-67-2015-T2</text:p>
          </table:table-cell>
          <table:table-cell office:value-type="string">
            <text:p>DDC-295</text:p>
          </table:table-cell>
          <table:table-cell office:value-type="string">
            <text:p>REVISION TECNOMECANICA.</text:p>
          </table:table-cell>
          <table:table-cell office:value-type="string">
            <text:p>CENTRO DE DIAGNOSTICO AUTOMOTOR DEL VALLE </text:p>
          </table:table-cell>
          <table:table-cell office:value-type="string">
            <text:p>03 – JUN – 2015</text:p>
          </table:table-cell>
          <table:table-cell table:number-columns-repeated="1018"/>
        </table:table-row>
        <table:table-row table:style-name="ro3">
          <table:table-cell table:style-name="ce3" office:value-type="date" office:date-value="2015-05-15">
            <text:p>15/05/15</text:p>
          </table:table-cell>
          <table:table-cell office:value-type="string">
            <text:p>AAM-55-2015-T3</text:p>
          </table:table-cell>
          <table:table-cell office:value-type="string">
            <text:p>WCZ-205</text:p>
          </table:table-cell>
          <table:table-cell office:value-type="string">
            <text:p>REVISION FUGA POR RACOR DE ACEITE HIDRAULICO DE CAMA BAJA.</text:p>
          </table:table-cell>
          <table:table-cell office:value-type="string">
            <text:p>REHIMAC </text:p>
          </table:table-cell>
          <table:table-cell office:value-type="float" office:value="4894">
            <text:p>4894</text:p>
          </table:table-cell>
          <table:table-cell table:number-columns-repeated="1018"/>
        </table:table-row>
        <table:table-row table:style-name="ro6">
          <table:table-cell table:style-name="ce3" office:value-type="date" office:date-value="2015-05-16">
            <text:p>16/05/15</text:p>
          </table:table-cell>
          <table:table-cell office:value-type="string">
            <text:p>MTTO-295-2015</text:p>
          </table:table-cell>
          <table:table-cell office:value-type="string">
            <text:p>CHR-086 </text:p>
          </table:table-cell>
          <table:table-cell office:value-type="string">
            <text:p>REVISAR CAJA DE CAMBIOS</text:p>
          </table:table-cell>
          <table:table-cell office:value-type="string">
            <text:p>AUTOPACIFICO</text:p>
          </table:table-cell>
          <table:table-cell table:number-columns-repeated="1019"/>
        </table:table-row>
        <table:table-row table:style-name="ro3">
          <table:table-cell table:style-name="ce3" office:value-type="date" office:date-value="2015-05-19">
            <text:p>19/05/15</text:p>
          </table:table-cell>
          <table:table-cell office:value-type="string">
            <text:p>MTTO-296-2015</text:p>
          </table:table-cell>
          <table:table-cell office:value-type="string">
            <text:p>USE-822</text:p>
          </table:table-cell>
          <table:table-cell office:value-type="string">
            <text:p>CAMBIO GUARDAPOLVOS Y REVISON LUCES DIRECCIONALES.</text:p>
          </table:table-cell>
          <table:table-cell office:value-type="string">
            <text:p>FRENO PARTES</text:p>
          </table:table-cell>
          <table:table-cell office:value-type="float" office:value="100">
            <text:p>100</text:p>
          </table:table-cell>
          <table:table-cell table:number-columns-repeated="1018"/>
        </table:table-row>
        <table:table-row table:style-name="ro3">
          <table:table-cell table:style-name="ce3" office:value-type="date" office:date-value="2015-05-19">
            <text:p>19/05/15</text:p>
          </table:table-cell>
          <table:table-cell office:value-type="string">
            <text:p>AAM-56-2015-T3</text:p>
          </table:table-cell>
          <table:table-cell office:value-type="string">
            <text:p>HGT-245</text:p>
          </table:table-cell>
          <table:table-cell office:value-type="string">
            <text:p>RUTINA DE LOS 40.000 KMS.</text:p>
          </table:table-cell>
          <table:table-cell office:value-type="string">
            <text:p>AUTOFARALLONES RENAULT</text:p>
          </table:table-cell>
          <table:table-cell office:value-type="float" office:value="2778">
            <text:p>2778</text:p>
          </table:table-cell>
          <table:table-cell table:number-columns-repeated="1018"/>
        </table:table-row>
        <table:table-row table:style-name="ro6">
          <table:table-cell table:style-name="ce3" office:value-type="date" office:date-value="2015-05-19">
            <text:p>19/05/15</text:p>
          </table:table-cell>
          <table:table-cell office:value-type="string">
            <text:p>AAM-90-2015-T4</text:p>
          </table:table-cell>
          <table:table-cell office:value-type="string">
            <text:p>TLO-302</text:p>
          </table:table-cell>
          <table:table-cell office:value-type="string">
            <text:p>EQUIPO HIDRAULICO SE NEUTRALIZO </text:p>
          </table:table-cell>
          <table:table-cell office:value-type="string">
            <text:p>REHIMAC </text:p>
          </table:table-cell>
          <table:table-cell office:value-type="float" office:value="4901">
            <text:p>4901</text:p>
          </table:table-cell>
          <table:table-cell table:number-columns-repeated="1018"/>
        </table:table-row>
        <table:table-row table:style-name="ro4">
          <table:table-cell table:style-name="ce3" office:value-type="date" office:date-value="2015-05-19">
            <text:p>19/05/15</text:p>
          </table:table-cell>
          <table:table-cell office:value-type="string">
            <text:p>AAM-40-2015-IF</text:p>
          </table:table-cell>
          <table:table-cell office:value-type="string">
            <text:p>CJJ-578</text:p>
          </table:table-cell>
          <table:table-cell office:value-type="string">
            <text:p>REVISION TREN DELANTERO, EMPAQUETAR CILINDRO MAESTRO Y AUXILIAR SISTEMA PEDAL DE EMBRAGUE.</text:p>
          </table:table-cell>
          <table:table-cell office:value-type="string">
            <text:p>FRENO PARTES</text:p>
          </table:table-cell>
          <table:table-cell office:value-type="string">
            <text:p>0 9 2 <text:s/></text:p>
          </table:table-cell>
          <table:table-cell table:number-columns-repeated="1018"/>
        </table:table-row>
        <table:table-row table:style-name="ro3">
          <table:table-cell table:style-name="ce3" office:value-type="date" office:date-value="2015-05-19">
            <text:p>19/05/15</text:p>
          </table:table-cell>
          <table:table-cell office:value-type="string">
            <text:p>AAM-58-2015-T6</text:p>
          </table:table-cell>
          <table:table-cell office:value-type="string">
            <text:p>KEY-189</text:p>
          </table:table-cell>
          <table:table-cell office:value-type="string">
            <text:p>CORREGIR FUGA DE REFRIGERANTE POR GARANTIA, SEGUN FACTURA No. S33-128887.</text:p>
          </table:table-cell>
          <table:table-cell office:value-type="string">
            <text:p>TALLERES AUTORIZADOS S.A.</text:p>
          </table:table-cell>
          <table:table-cell office:value-type="float" office:value="33101524">
            <text:p>33101524</text:p>
          </table:table-cell>
          <table:table-cell table:number-columns-repeated="1018"/>
        </table:table-row>
        <table:table-row table:style-name="ro3">
          <table:table-cell table:style-name="ce3" office:value-type="date" office:date-value="2015-05-19">
            <text:p>19/05/15</text:p>
          </table:table-cell>
          <table:table-cell office:value-type="string">
            <text:p>AAM-22-2015-GS</text:p>
          </table:table-cell>
          <table:table-cell office:value-type="string">
            <text:p>CJC-368</text:p>
          </table:table-cell>
          <table:table-cell office:value-type="string">
            <text:p>REVISION POR GARANTIA (RUIDO ANORMAL PALANCA DE CAMBIOS).</text:p>
          </table:table-cell>
          <table:table-cell office:value-type="string">
            <text:p>TALLERES AUTORIZADOS S.A.</text:p>
          </table:table-cell>
          <table:table-cell office:value-type="float" office:value="31012890">
            <text:p>31012890</text:p>
          </table:table-cell>
          <table:table-cell table:number-columns-repeated="1018"/>
        </table:table-row>
        <table:table-row table:style-name="ro4">
          <table:table-cell table:style-name="ce3" office:value-type="date" office:date-value="2015-05-19">
            <text:p>19/05/15</text:p>
          </table:table-cell>
          <table:table-cell office:value-type="string">
            <text:p>AAM-69-2015-T2</text:p>
          </table:table-cell>
          <table:table-cell office:value-type="string">
            <text:p>SPK-180</text:p>
          </table:table-cell>
          <table:table-cell office:value-type="string">
            <text:p>REVISION BASES MUELLES TRASEROS, CORTAR CABLE, INSTALAR BRIDAS, REVISION BANDAS TRASERAS Y MANTENIMIENTO RATCHES.</text:p>
          </table:table-cell>
          <table:table-cell office:value-type="string">
            <text:p>FRENO PARTES</text:p>
          </table:table-cell>
          <table:table-cell office:value-type="string">
            <text:p>10 – ABR – 2015</text:p>
          </table:table-cell>
          <table:table-cell table:number-columns-repeated="1018"/>
        </table:table-row>
        <table:table-row table:style-name="ro4">
          <table:table-cell table:style-name="ce3" office:value-type="date" office:date-value="2015-05-19">
            <text:p>19/05/15</text:p>
          </table:table-cell>
          <table:table-cell office:value-type="string">
            <text:p>AAM-70-2015-T2</text:p>
          </table:table-cell>
          <table:table-cell office:value-type="string">
            <text:p>SPK-180</text:p>
          </table:table-cell>
          <table:table-cell office:value-type="string">
            <text:p>DAÑO DEL SOPORTE DEL COMPRESOR (DAÑO VENTILADOR), CAMBIO ENFOCADOR Y VERIFICAR POSIBLE FUGA POR BOMBA DE AGUA.</text:p>
          </table:table-cell>
          <table:table-cell office:value-type="string">
            <text:p>AUTOPACIFICO</text:p>
          </table:table-cell>
          <table:table-cell office:value-type="string">
            <text:p>OT 378424</text:p>
          </table:table-cell>
          <table:table-cell table:number-columns-repeated="1018"/>
        </table:table-row>
        <table:table-row table:style-name="ro6">
          <table:table-cell table:style-name="ce3" office:value-type="date" office:date-value="2015-05-19">
            <text:p>19/05/15</text:p>
          </table:table-cell>
          <table:table-cell office:value-type="string">
            <text:p>MTTO-297-2015</text:p>
          </table:table-cell>
          <table:table-cell office:value-type="string">
            <text:p>CORTADORA TARGET</text:p>
          </table:table-cell>
          <table:table-cell office:value-type="string">
            <text:p>REVISION CHUMACERAS</text:p>
          </table:table-cell>
          <table:table-cell office:value-type="string">
            <text:p>HERMAR</text:p>
          </table:table-cell>
          <table:table-cell office:value-type="string">
            <text:p>0 4 3 5</text:p>
          </table:table-cell>
          <table:table-cell table:number-columns-repeated="1018"/>
        </table:table-row>
        <table:table-row table:style-name="ro3">
          <table:table-cell table:style-name="ce3" office:value-type="date" office:date-value="2015-05-20">
            <text:p>20/05/15</text:p>
          </table:table-cell>
          <table:table-cell office:value-type="string">
            <text:p>AAM-60-2015-T6</text:p>
          </table:table-cell>
          <table:table-cell office:value-type="string">
            <text:p>HGR-969</text:p>
          </table:table-cell>
          <table:table-cell office:value-type="string">
            <text:p>REVISION LUCES ROJAS LATERALES POR GARANTIA.</text:p>
          </table:table-cell>
          <table:table-cell office:value-type="string">
            <text:p>AXIAL</text:p>
          </table:table-cell>
          <table:table-cell office:value-type="string">
            <text:p>15858-15</text:p>
          </table:table-cell>
          <table:table-cell table:number-columns-repeated="1018"/>
        </table:table-row>
        <table:table-row table:style-name="ro3">
          <table:table-cell table:style-name="ce3" office:value-type="date" office:date-value="2015-05-20">
            <text:p>20/05/15</text:p>
          </table:table-cell>
          <table:table-cell office:value-type="string">
            <text:p>MTTO-298-2015</text:p>
          </table:table-cell>
          <table:table-cell office:value-type="string">
            <text:p>CJJ-147</text:p>
          </table:table-cell>
          <table:table-cell office:value-type="string">
            <text:p>REVISION FRENOS TRASEROS</text:p>
          </table:table-cell>
          <table:table-cell office:value-type="string">
            <text:p>METALMECANICA M &amp; F SAS </text:p>
          </table:table-cell>
          <table:table-cell table:number-columns-repeated="1019"/>
        </table:table-row>
        <table:table-row table:style-name="ro5">
          <table:table-cell table:style-name="ce3" office:value-type="date" office:date-value="2015-05-20">
            <text:p>20/05/15</text:p>
          </table:table-cell>
          <table:table-cell office:value-type="string">
            <text:p>AAM-57-2015-T3</text:p>
          </table:table-cell>
          <table:table-cell office:value-type="string">
            <text:p>SQW-867</text:p>
          </table:table-cell>
          <table:table-cell office:value-type="string">
            <text:p>INSTALACION LLANTA DE SEGUNDA SUMINISTRADA POR ALMACEN DEL CCO, PARTE DELANTERA, ROTACION LLANTAS Y BALANCEO RUEDAS DELANTERAS.</text:p>
          </table:table-cell>
          <table:table-cell office:value-type="string">
            <text:p>LLANTAS LA ESTACION</text:p>
          </table:table-cell>
          <table:table-cell office:value-type="float" office:value="5451">
            <text:p>5451</text:p>
          </table:table-cell>
          <table:table-cell table:number-columns-repeated="1018"/>
        </table:table-row>
        <table:table-row table:style-name="ro3">
          <table:table-cell table:style-name="ce3" office:value-type="date" office:date-value="2015-05-21">
            <text:p>21/05/15</text:p>
          </table:table-cell>
          <table:table-cell office:value-type="string">
            <text:p>MTTO-299-2015</text:p>
          </table:table-cell>
          <table:table-cell office:value-type="string">
            <text:p>BOMBA DE ALTA <text:s/>HIDRO No. 2</text:p>
          </table:table-cell>
          <table:table-cell office:value-type="string">
            <text:p>CORREGIR FUGA DE AGUA Y ACEITE PARTE BAJA POR GARANTIA.</text:p>
          </table:table-cell>
          <table:table-cell office:value-type="string">
            <text:p>REHIMAC </text:p>
          </table:table-cell>
          <table:table-cell table:number-columns-repeated="1019"/>
        </table:table-row>
        <table:table-row table:style-name="ro5">
          <table:table-cell table:style-name="ce3" office:value-type="date" office:date-value="2015-05-21">
            <text:p>21/05/15</text:p>
          </table:table-cell>
          <table:table-cell office:value-type="string">
            <text:p>AAM-61-2015-T6</text:p>
          </table:table-cell>
          <table:table-cell office:value-type="string">
            <text:p>SQW-850</text:p>
          </table:table-cell>
          <table:table-cell office:value-type="string">
            <text:p>REVISION AMORTIGUADORES DELANTEROS, CAMBIO PLUMILLAS Y REVISION FAROLA DELANTERA IZQUIERDA Y CAMBIO CORREA VENTILADOR.</text:p>
          </table:table-cell>
          <table:table-cell office:value-type="string">
            <text:p>KENWORTH DE LA MONTAÑA</text:p>
          </table:table-cell>
          <table:table-cell office:value-type="float" office:value="233">
            <text:p>233</text:p>
          </table:table-cell>
          <table:table-cell table:number-columns-repeated="1018"/>
        </table:table-row>
        <table:table-row table:style-name="ro3">
          <table:table-cell table:style-name="ce3" office:value-type="date" office:date-value="2015-05-21">
            <text:p>21/05/15</text:p>
          </table:table-cell>
          <table:table-cell office:value-type="string">
            <text:p>AAM-32-2015-T1</text:p>
          </table:table-cell>
          <table:table-cell office:value-type="string">
            <text:p>SPK-307</text:p>
          </table:table-cell>
          <table:table-cell office:value-type="string">
            <text:p>REPARACION ARRANCADOR PORTATIL MARCA PROSERIES PSJ-2212 (SE DESCARGA).</text:p>
          </table:table-cell>
          <table:table-cell office:value-type="string">
            <text:p>FRENO PARTES</text:p>
          </table:table-cell>
          <table:table-cell table:number-columns-repeated="1019"/>
        </table:table-row>
        <table:table-row table:style-name="ro3">
          <table:table-cell table:style-name="ce3" office:value-type="date" office:date-value="2015-05-21">
            <text:p>21/05/15</text:p>
          </table:table-cell>
          <table:table-cell office:value-type="string">
            <text:p>AAM-62-2015-T6</text:p>
          </table:table-cell>
          <table:table-cell office:value-type="string">
            <text:p>HGR-969</text:p>
          </table:table-cell>
          <table:table-cell office:value-type="string">
            <text:p>RUTINA DE LOS 50.000 KMS.</text:p>
          </table:table-cell>
          <table:table-cell office:value-type="string">
            <text:p>AUTOFARALLONES RENAULT</text:p>
          </table:table-cell>
          <table:table-cell office:value-type="float" office:value="2809">
            <text:p>2809</text:p>
          </table:table-cell>
          <table:table-cell table:number-columns-repeated="1018"/>
        </table:table-row>
        <table:table-row table:style-name="ro6">
          <table:table-cell table:style-name="ce3" office:value-type="date" office:date-value="2015-05-21">
            <text:p>21/05/15</text:p>
          </table:table-cell>
          <table:table-cell office:value-type="string">
            <text:p>AAM-41-2015-IF</text:p>
          </table:table-cell>
          <table:table-cell office:value-type="string">
            <text:p>CJJ-578</text:p>
          </table:table-cell>
          <table:table-cell office:value-type="string">
            <text:p>ALINEACION DIRECCION <text:s text:c="2"/></text:p>
          </table:table-cell>
          <table:table-cell office:value-type="string">
            <text:p>LLANTAS LA ESTACION</text:p>
          </table:table-cell>
          <table:table-cell office:value-type="float" office:value="5448">
            <text:p>5448</text:p>
          </table:table-cell>
          <table:table-cell table:number-columns-repeated="1018"/>
        </table:table-row>
        <table:table-row table:style-name="ro3">
          <table:table-cell table:style-name="ce3" office:value-type="date" office:date-value="2015-05-21">
            <text:p>21/05/15</text:p>
          </table:table-cell>
          <table:table-cell office:value-type="string">
            <text:p>AAM-42-2015-IF</text:p>
          </table:table-cell>
          <table:table-cell office:value-type="string">
            <text:p>DDA-211</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4">
          <table:table-cell table:style-name="ce3" office:value-type="date" office:date-value="2015-05-21">
            <text:p>21/05/15</text:p>
          </table:table-cell>
          <table:table-cell office:value-type="string">
            <text:p>AAM-43-2015-IF</text:p>
          </table:table-cell>
          <table:table-cell office:value-type="string">
            <text:p>PLANTA ELECTRICA PLAZA MADERO T-6</text:p>
          </table:table-cell>
          <table:table-cell office:value-type="string">
            <text:p>REVISION CARGADOR AUTOMATICO 15A – 24V IC-2A (PRESENTA RUIDO ANORMAL Y SE RECALIENTA).</text:p>
          </table:table-cell>
          <table:table-cell office:value-type="string">
            <text:p>COEXITO-OSCAR GARCIA </text:p>
          </table:table-cell>
          <table:table-cell table:number-columns-repeated="1019"/>
        </table:table-row>
        <table:table-row table:style-name="ro3">
          <table:table-cell table:style-name="ce3" office:value-type="date" office:date-value="2015-05-22">
            <text:p>22/05/15</text:p>
          </table:table-cell>
          <table:table-cell office:value-type="string">
            <text:p>MTTO-301-2015</text:p>
          </table:table-cell>
          <table:table-cell office:value-type="string">
            <text:p>SMI-194</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5-22">
            <text:p>22/05/15</text:p>
          </table:table-cell>
          <table:table-cell office:value-type="string">
            <text:p>MTTO-302-2015</text:p>
          </table:table-cell>
          <table:table-cell office:value-type="string">
            <text:p>SMI-194</text:p>
          </table:table-cell>
          <table:table-cell office:value-type="string">
            <text:p>REVISION EMBRAGUE.</text:p>
          </table:table-cell>
          <table:table-cell office:value-type="string">
            <text:p>NACIONAL DE EMBRAGUES S.A.S</text:p>
          </table:table-cell>
          <table:table-cell table:number-columns-repeated="1019"/>
        </table:table-row>
        <table:table-row table:style-name="ro6">
          <table:table-cell table:style-name="ce3" office:value-type="date" office:date-value="2015-05-22">
            <text:p>22/05/15</text:p>
          </table:table-cell>
          <table:table-cell office:value-type="string">
            <text:p>AAM-63-2015-T6</text:p>
          </table:table-cell>
          <table:table-cell office:value-type="string">
            <text:p>SQW-886</text:p>
          </table:table-cell>
          <table:table-cell office:value-type="string">
            <text:p>REVISION CORTO LUCES STOP.</text:p>
          </table:table-cell>
          <table:table-cell office:value-type="string">
            <text:p>FRENO PARTES</text:p>
          </table:table-cell>
          <table:table-cell table:number-columns-repeated="1019"/>
        </table:table-row>
        <table:table-row table:style-name="ro3">
          <table:table-cell table:style-name="ce3" office:value-type="date" office:date-value="2015-05-22">
            <text:p>22/05/15</text:p>
          </table:table-cell>
          <table:table-cell office:value-type="string">
            <text:p>AAM-57-2015-T5</text:p>
          </table:table-cell>
          <table:table-cell office:value-type="string">
            <text:p>SPK-179</text:p>
          </table:table-cell>
          <table:table-cell office:value-type="string">
            <text:p>REVISAR SISTEMA DE CARGA POR GARANTIA.</text:p>
          </table:table-cell>
          <table:table-cell office:value-type="string">
            <text:p>COEXITO-OSCAR GARCIA </text:p>
          </table:table-cell>
          <table:table-cell table:number-columns-repeated="1019"/>
        </table:table-row>
        <table:table-row table:style-name="ro3">
          <table:table-cell table:style-name="ce3" office:value-type="date" office:date-value="2015-05-22">
            <text:p>22/05/15</text:p>
          </table:table-cell>
          <table:table-cell office:value-type="string">
            <text:p>AAM-73-2015-T2</text:p>
          </table:table-cell>
          <table:table-cell office:value-type="string">
            <text:p>HGT-131</text:p>
          </table:table-cell>
          <table:table-cell office:value-type="string">
            <text:p>RUTINA DE LOS 10.000 KMS</text:p>
          </table:table-cell>
          <table:table-cell office:value-type="string">
            <text:p>TALLERES AUTORIZADOS S.A.</text:p>
          </table:table-cell>
          <table:table-cell office:value-type="float" office:value="33101601">
            <text:p>33101601</text:p>
          </table:table-cell>
          <table:table-cell table:number-columns-repeated="1018"/>
        </table:table-row>
        <table:table-row table:style-name="ro6">
          <table:table-cell table:style-name="ce3" office:value-type="date" office:date-value="2015-05-22">
            <text:p>22/05/15</text:p>
          </table:table-cell>
          <table:table-cell office:value-type="string">
            <text:p>AAM-70-2015-T7</text:p>
          </table:table-cell>
          <table:table-cell office:value-type="string">
            <text:p>HGR-949</text:p>
          </table:table-cell>
          <table:table-cell office:value-type="string">
            <text:p>SONDEAR RADIADOR </text:p>
          </table:table-cell>
          <table:table-cell office:value-type="string">
            <text:p>TECNIMARCANT</text:p>
          </table:table-cell>
          <table:table-cell table:number-columns-repeated="1019"/>
        </table:table-row>
        <table:table-row table:style-name="ro3">
          <table:table-cell table:style-name="ce3" office:value-type="date" office:date-value="2015-05-23">
            <text:p>23/05/15</text:p>
          </table:table-cell>
          <table:table-cell office:value-type="string">
            <text:p>AAM-16-2015-GP</text:p>
          </table:table-cell>
          <table:table-cell office:value-type="string">
            <text:p>DDB-890</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5">
          <table:table-cell table:style-name="ce3" office:value-type="date" office:date-value="2015-05-25">
            <text:p>25/05/15</text:p>
          </table:table-cell>
          <table:table-cell office:value-type="string">
            <text:p>AAM-74-2015-T2</text:p>
          </table:table-cell>
          <table:table-cell office:value-type="string">
            <text:p>SPK-180</text:p>
          </table:table-cell>
          <table:table-cell office:value-type="string">
            <text:p>REVISION FRENOS DELANTEROS, TRASEROS, MANTENIMIENTO DE RATCHES, SOLDAR GUARDABARROS TRASEROS Y REPARACION ARRANCADOR PORTATIL NO CARGA</text:p>
          </table:table-cell>
          <table:table-cell office:value-type="string">
            <text:p>FRENO PARTES</text:p>
          </table:table-cell>
          <table:table-cell office:value-type="float" office:value="106">
            <text:p>106</text:p>
          </table:table-cell>
          <table:table-cell table:number-columns-repeated="1018"/>
        </table:table-row>
        <table:table-row table:style-name="ro3">
          <table:table-cell table:style-name="ce3" office:value-type="date" office:date-value="2015-05-25">
            <text:p>25/05/15</text:p>
          </table:table-cell>
          <table:table-cell office:value-type="string">
            <text:p>AAM-75-2015-T2</text:p>
          </table:table-cell>
          <table:table-cell office:value-type="string">
            <text:p>SPK-180</text:p>
          </table:table-cell>
          <table:table-cell office:value-type="string">
            <text:p>REPARACION GENERAL DE ASIENTOS DE CABINA.</text:p>
          </table:table-cell>
          <table:table-cell office:value-type="string">
            <text:p>TAPIZADOS FERNANDO OSPINA </text:p>
          </table:table-cell>
          <table:table-cell office:value-type="string">
            <text:p>0 2 4 </text:p>
          </table:table-cell>
          <table:table-cell table:number-columns-repeated="1018"/>
        </table:table-row>
        <table:table-row table:style-name="ro4">
          <table:table-cell table:style-name="ce3" office:value-type="date" office:date-value="2015-05-25">
            <text:p>25/05/15</text:p>
          </table:table-cell>
          <table:table-cell office:value-type="string">
            <text:p>MTTO-303-2015</text:p>
          </table:table-cell>
          <table:table-cell office:value-type="string">
            <text:p>USE-726</text:p>
          </table:table-cell>
          <table:table-cell office:value-type="string">
            <text:p>EMBLEMA DE PLACA EN PUERTA DEL DERECHA </text:p>
          </table:table-cell>
          <table:table-cell office:value-type="string">
            <text:p>CENTRO DE PRODUCCION GRAFICO</text:p>
          </table:table-cell>
          <table:table-cell table:number-columns-repeated="1019"/>
        </table:table-row>
        <table:table-row table:style-name="ro3">
          <table:table-cell table:style-name="ce3" office:value-type="date" office:date-value="2015-05-25">
            <text:p>25/05/15</text:p>
          </table:table-cell>
          <table:table-cell office:value-type="string">
            <text:p>MTTO-304-2015</text:p>
          </table:table-cell>
          <table:table-cell office:value-type="string">
            <text:p>USE-726</text:p>
          </table:table-cell>
          <table:table-cell office:value-type="string">
            <text:p>ALINEAR LUCES </text:p>
          </table:table-cell>
          <table:table-cell office:value-type="string">
            <text:p>COEXITO-OSCAR GARCIA </text:p>
          </table:table-cell>
          <table:table-cell table:number-columns-repeated="1019"/>
        </table:table-row>
        <table:table-row table:style-name="ro6">
          <table:table-cell table:style-name="ce3" office:value-type="date" office:date-value="2015-05-25">
            <text:p>25/05/15</text:p>
          </table:table-cell>
          <table:table-cell office:value-type="string">
            <text:p>AAM-64-2015-T6</text:p>
          </table:table-cell>
          <table:table-cell office:value-type="string">
            <text:p>SQW-886</text:p>
          </table:table-cell>
          <table:table-cell office:value-type="string">
            <text:p>REVISION LUCES STOP.</text:p>
          </table:table-cell>
          <table:table-cell office:value-type="string">
            <text:p>AUTOPACIFICO</text:p>
          </table:table-cell>
          <table:table-cell office:value-type="string">
            <text:p>OT 379325</text:p>
          </table:table-cell>
          <table:table-cell table:number-columns-repeated="1018"/>
        </table:table-row>
        <table:table-row table:style-name="ro3">
          <table:table-cell table:style-name="ce3" office:value-type="date" office:date-value="2015-05-25">
            <text:p>25/05/15</text:p>
          </table:table-cell>
          <table:table-cell office:value-type="string">
            <text:p>AAM-33-2015-T1</text:p>
          </table:table-cell>
          <table:table-cell office:value-type="string">
            <text:p>SPK-307</text:p>
          </table:table-cell>
          <table:table-cell office:value-type="string">
            <text:p>REVISION GATO DE LEVANTE DE PLANCHON LADO IZQUIERDO.</text:p>
          </table:table-cell>
          <table:table-cell office:value-type="string">
            <text:p>HERMAR</text:p>
          </table:table-cell>
          <table:table-cell office:value-type="string">
            <text:p>0 4 4 0</text:p>
          </table:table-cell>
          <table:table-cell table:number-columns-repeated="1018"/>
        </table:table-row>
        <table:table-row table:style-name="ro5">
          <table:table-cell table:style-name="ce3" office:value-type="date" office:date-value="2015-05-25">
            <text:p>25/05/15</text:p>
          </table:table-cell>
          <table:table-cell office:value-type="string">
            <text:p>AAM-34-2015-T1</text:p>
          </table:table-cell>
          <table:table-cell office:value-type="string">
            <text:p>SPK-307</text:p>
          </table:table-cell>
          <table:table-cell office:value-type="string">
            <text:p>CORREGIR FUGA DE ACEITE POR EL TURBO, REVISION LUZ TROMPO REVERSA, REVISION ALTERNADOR Y REVISION RETEN CAJA DE DIRECCION PRESENTA FUGA.</text:p>
          </table:table-cell>
          <table:table-cell office:value-type="string">
            <text:p>AUTOPACIFICO</text:p>
          </table:table-cell>
          <table:table-cell office:value-type="string">
            <text:p>OT 382799</text:p>
          </table:table-cell>
          <table:table-cell table:number-columns-repeated="1018"/>
        </table:table-row>
        <table:table-row table:style-name="ro5">
          <table:table-cell table:style-name="ce3" office:value-type="date" office:date-value="2015-05-26">
            <text:p>26/05/15</text:p>
          </table:table-cell>
          <table:table-cell office:value-type="string">
            <text:p>AAM-59-2015-T5</text:p>
          </table:table-cell>
          <table:table-cell office:value-type="string">
            <text:p>SXY-300</text:p>
          </table:table-cell>
          <table:table-cell office:value-type="string">
            <text:p>AAM-84-2015-T7</text:p>
          </table:table-cell>
          <table:table-cell office:value-type="string">
            <text:p>CENTRO DE DIAGNOSTICO AUTOMOTOR DEL VALLE </text:p>
          </table:table-cell>
          <table:table-cell office:value-type="string">
            <text:p>CORREO DE FECHA 26-MAYO-2015</text:p>
          </table:table-cell>
          <table:table-cell table:number-columns-repeated="1018"/>
        </table:table-row>
        <table:table-row table:style-name="ro3">
          <table:table-cell table:style-name="ce3" office:value-type="date" office:date-value="2015-05-26">
            <text:p>26/05/15</text:p>
          </table:table-cell>
          <table:table-cell office:value-type="string">
            <text:p>MTTO-305-2015</text:p>
          </table:table-cell>
          <table:table-cell office:value-type="string">
            <text:p>SMW-559</text:p>
          </table:table-cell>
          <table:table-cell office:value-type="string">
            <text:p>REVISION EMBRAGUE <text:s text:c="2"/></text:p>
          </table:table-cell>
          <table:table-cell office:value-type="string">
            <text:p>NACIONAL DE EMBRAGUES S.A.S</text:p>
          </table:table-cell>
          <table:table-cell table:number-columns-repeated="1019"/>
        </table:table-row>
        <table:table-row table:style-name="ro6">
          <table:table-cell table:style-name="ce3" office:value-type="date" office:date-value="2015-05-26">
            <text:p>26/05/15</text:p>
          </table:table-cell>
          <table:table-cell office:value-type="string">
            <text:p>AAM-44-2015-IF</text:p>
          </table:table-cell>
          <table:table-cell office:value-type="string">
            <text:p>DDB-885</text:p>
          </table:table-cell>
          <table:table-cell office:value-type="string">
            <text:p>REVISION FRENOS DELANTEROS Y TRASEROS.</text:p>
          </table:table-cell>
          <table:table-cell office:value-type="string">
            <text:p>FRENO PARTES</text:p>
          </table:table-cell>
          <table:table-cell office:value-type="float" office:value="105">
            <text:p>105</text:p>
          </table:table-cell>
          <table:table-cell table:number-columns-repeated="1018"/>
        </table:table-row>
        <table:table-row table:style-name="ro6">
          <table:table-cell table:style-name="ce3" office:value-type="date" office:date-value="2015-05-26">
            <text:p>26/05/15</text:p>
          </table:table-cell>
          <table:table-cell office:value-type="string">
            <text:p>AAM-60-2015-T5</text:p>
          </table:table-cell>
          <table:table-cell office:value-type="string">
            <text:p>SXY-300</text:p>
          </table:table-cell>
          <table:table-cell office:value-type="string">
            <text:p>TENSIONAR FRENOS</text:p>
          </table:table-cell>
          <table:table-cell office:value-type="string">
            <text:p>FRENO PARTES</text:p>
          </table:table-cell>
          <table:table-cell table:number-columns-repeated="1019"/>
        </table:table-row>
        <table:table-row table:style-name="ro3">
          <table:table-cell table:style-name="ce3" office:value-type="date" office:date-value="2015-05-26">
            <text:p>26/05/15</text:p>
          </table:table-cell>
          <table:table-cell office:value-type="string">
            <text:p>MTTO-306-2015</text:p>
          </table:table-cell>
          <table:table-cell office:value-type="string">
            <text:p>DDA-206</text:p>
          </table:table-cell>
          <table:table-cell office:value-type="string">
            <text:p>REVISION EMBRAGUE (PRESENTA PROBLEMAS AL METER LA TERCERA Y CUARTA).</text:p>
          </table:table-cell>
          <table:table-cell office:value-type="string">
            <text:p>NACIONAL DE EMBRAGUES S.A.S</text:p>
          </table:table-cell>
          <table:table-cell office:value-type="string">
            <text:p>1890</text:p>
            <text:p>1892</text:p>
          </table:table-cell>
          <table:table-cell table:number-columns-repeated="1018"/>
        </table:table-row>
        <table:table-row table:style-name="ro3">
          <table:table-cell table:style-name="ce3" office:value-type="date" office:date-value="2015-05-26">
            <text:p>26/05/15</text:p>
          </table:table-cell>
          <table:table-cell office:value-type="string">
            <text:p>AAM-77-2015-L.B</text:p>
          </table:table-cell>
          <table:table-cell office:value-type="string">
            <text:p>DDA-221</text:p>
          </table:table-cell>
          <table:table-cell office:value-type="string">
            <text:p>ALINEACION DIRECCION, BALANCEO RUEDAS DELANTERAS Y ROTACION LLANTAS.</text:p>
          </table:table-cell>
          <table:table-cell office:value-type="string">
            <text:p>LLANTAS LA ESTACION</text:p>
          </table:table-cell>
          <table:table-cell table:number-columns-repeated="1019"/>
        </table:table-row>
        <table:table-row table:style-name="ro3">
          <table:table-cell table:style-name="ce3" office:value-type="date" office:date-value="2015-05-26">
            <text:p>26/05/15</text:p>
          </table:table-cell>
          <table:table-cell office:value-type="string">
            <text:p>AAM-61-2015-T3</text:p>
          </table:table-cell>
          <table:table-cell office:value-type="string">
            <text:p>KEY-039</text:p>
          </table:table-cell>
          <table:table-cell office:value-type="string">
            <text:p>REVISION EMBRAGUE.</text:p>
          </table:table-cell>
          <table:table-cell office:value-type="string">
            <text:p>NACIONAL DE EMBRAGUES S.A.S</text:p>
          </table:table-cell>
          <table:table-cell office:value-type="float" office:value="1960">
            <text:p>1960</text:p>
          </table:table-cell>
          <table:table-cell table:number-columns-repeated="1018"/>
        </table:table-row>
        <table:table-row table:style-name="ro6">
          <table:table-cell table:style-name="ce3" office:value-type="date" office:date-value="2015-05-26">
            <text:p>26/05/15</text:p>
          </table:table-cell>
          <table:table-cell office:value-type="string">
            <text:p>AAM-08-2015-PJ</text:p>
          </table:table-cell>
          <table:table-cell office:value-type="string">
            <text:p>DDA-222</text:p>
          </table:table-cell>
          <table:table-cell office:value-type="string">
            <text:p>MANTENIMIENTO ALTERNADOR.</text:p>
          </table:table-cell>
          <table:table-cell office:value-type="string">
            <text:p>RENZO NIETO </text:p>
          </table:table-cell>
          <table:table-cell office:value-type="string">
            <text:p>0 9 2 5</text:p>
          </table:table-cell>
          <table:table-cell table:number-columns-repeated="1018"/>
        </table:table-row>
        <table:table-row table:style-name="ro6">
          <table:table-cell table:style-name="ce3" office:value-type="date" office:date-value="2015-05-27">
            <text:p>27/05/15</text:p>
          </table:table-cell>
          <table:table-cell office:value-type="string">
            <text:p>AAM-45-2015-IF</text:p>
          </table:table-cell>
          <table:table-cell office:value-type="string">
            <text:p>DDA-211</text:p>
          </table:table-cell>
          <table:table-cell office:value-type="string">
            <text:p>REVISION SISTEMA DE INYECCION POR GARANTIA.</text:p>
          </table:table-cell>
          <table:table-cell office:value-type="string">
            <text:p>AUTOPACIFICO</text:p>
          </table:table-cell>
          <table:table-cell table:number-columns-repeated="1019"/>
        </table:table-row>
        <table:table-row table:style-name="ro3">
          <table:table-cell table:style-name="ce3" office:value-type="date" office:date-value="2015-05-27">
            <text:p>27/05/15</text:p>
          </table:table-cell>
          <table:table-cell office:value-type="string">
            <text:p>AAM-62-2015-T3</text:p>
          </table:table-cell>
          <table:table-cell office:value-type="string">
            <text:p>SQW-867</text:p>
          </table:table-cell>
          <table:table-cell office:value-type="string">
            <text:p>ALINEACION DIRECCION Y BALANCEO RUEDAS DELANTERAS.</text:p>
          </table:table-cell>
          <table:table-cell office:value-type="string">
            <text:p>LLANTAS LA ESTACION</text:p>
          </table:table-cell>
          <table:table-cell office:value-type="float" office:value="5447">
            <text:p>5447</text:p>
          </table:table-cell>
          <table:table-cell table:number-columns-repeated="1018"/>
        </table:table-row>
        <table:table-row table:style-name="ro4">
          <table:table-cell table:style-name="ce3" office:value-type="date" office:date-value="2015-05-27">
            <text:p>27/05/15</text:p>
          </table:table-cell>
          <table:table-cell office:value-type="string">
            <text:p>AAM-46-2015-IF</text:p>
          </table:table-cell>
          <table:table-cell office:value-type="string">
            <text:p>PLANTA ELECTRICA C-15 PLAZA MADERO T-6</text:p>
          </table:table-cell>
          <table:table-cell office:value-type="string">
            <text:p>REVISION BATERIA POR GARANTIA </text:p>
          </table:table-cell>
          <table:table-cell office:value-type="string">
            <text:p>COEXITO-OSCAR GARCIA </text:p>
          </table:table-cell>
          <table:table-cell office:value-type="float" office:value="2220377">
            <text:p>2220377</text:p>
          </table:table-cell>
          <table:table-cell table:number-columns-repeated="1018"/>
        </table:table-row>
        <table:table-row table:style-name="ro3">
          <table:table-cell table:style-name="ce3" office:value-type="date" office:date-value="2015-05-27">
            <text:p>27/05/15</text:p>
          </table:table-cell>
          <table:table-cell office:value-type="string">
            <text:p>AAM-96-2015-T4</text:p>
          </table:table-cell>
          <table:table-cell office:value-type="string">
            <text:p>KEX-384</text:p>
          </table:table-cell>
          <table:table-cell office:value-type="string">
            <text:p>TROQUEAR TREN DELANTERO POR GARANTIA Y CAMBIO DE BANDAS.</text:p>
          </table:table-cell>
          <table:table-cell office:value-type="string">
            <text:p>FRENO PARTES</text:p>
          </table:table-cell>
          <table:table-cell office:value-type="string">
            <text:p>0 9 9</text:p>
          </table:table-cell>
          <table:table-cell table:number-columns-repeated="1018"/>
        </table:table-row>
        <table:table-row table:style-name="ro4">
          <table:table-cell table:style-name="ce3" office:value-type="date" office:date-value="2015-05-27">
            <text:p>27/05/15</text:p>
          </table:table-cell>
          <table:table-cell office:value-type="string">
            <text:p>MTTO-307-2015</text:p>
          </table:table-cell>
          <table:table-cell office:value-type="string">
            <text:p>PLANTA ENERMAX No. 2</text:p>
          </table:table-cell>
          <table:table-cell office:value-type="string">
            <text:p>MANTENIMIENTO GENERAL, CAMBIO DE TORNILLOS DE SUJECION DE EMBRAGUE Y REVISION TAPA SUELTA GENERADOR </text:p>
          </table:table-cell>
          <table:table-cell office:value-type="string">
            <text:p>RODRIGUEZ Y LONDOÑO</text:p>
          </table:table-cell>
          <table:table-cell office:value-type="float" office:value="833">
            <text:p>833</text:p>
          </table:table-cell>
          <table:table-cell table:number-columns-repeated="1018"/>
        </table:table-row>
        <table:table-row table:style-name="ro6">
          <table:table-cell table:style-name="ce3" office:value-type="date" office:date-value="2015-05-28">
            <text:p>28/05/15</text:p>
          </table:table-cell>
          <table:table-cell office:value-type="string">
            <text:p>AAM-09-2015-PJ</text:p>
          </table:table-cell>
          <table:table-cell office:value-type="string">
            <text:p>DDA-222</text:p>
          </table:table-cell>
          <table:table-cell office:value-type="string">
            <text:p>CAMBIO DE BANDAS</text:p>
          </table:table-cell>
          <table:table-cell office:value-type="string">
            <text:p>FRENO PARTES</text:p>
          </table:table-cell>
          <table:table-cell office:value-type="float" office:value="102">
            <text:p>102</text:p>
          </table:table-cell>
          <table:table-cell table:number-columns-repeated="1018"/>
        </table:table-row>
        <table:table-row table:style-name="ro3">
          <table:table-cell table:style-name="ce3" office:value-type="date" office:date-value="2015-05-28">
            <text:p>28/05/15</text:p>
          </table:table-cell>
          <table:table-cell office:value-type="string">
            <text:p>AAM-10-2015-PJ</text:p>
          </table:table-cell>
          <table:table-cell office:value-type="string">
            <text:p>DDA-222</text:p>
          </table:table-cell>
          <table:table-cell office:value-type="string">
            <text:p>CAMBIO POLARIZADO VIDRIOS.</text:p>
          </table:table-cell>
          <table:table-cell office:value-type="string">
            <text:p>VIDRIOS Y ACCESORIOS </text:p>
          </table:table-cell>
          <table:table-cell table:number-columns-repeated="1019"/>
        </table:table-row>
        <table:table-row table:style-name="ro3">
          <table:table-cell table:style-name="ce3" office:value-type="date" office:date-value="2015-05-28">
            <text:p>28/05/15</text:p>
          </table:table-cell>
          <table:table-cell office:value-type="string">
            <text:p>MTTO-308-2015</text:p>
          </table:table-cell>
          <table:table-cell office:value-type="string">
            <text:p>SMW-559</text:p>
          </table:table-cell>
          <table:table-cell office:value-type="string">
            <text:p>LAVADO PARTE BAJA.</text:p>
          </table:table-cell>
          <table:table-cell office:value-type="string">
            <text:p>ESTACION LAS PALMERAS</text:p>
          </table:table-cell>
          <table:table-cell table:number-columns-repeated="1019"/>
        </table:table-row>
        <table:table-row table:style-name="ro4">
          <table:table-cell table:style-name="ce3" office:value-type="date" office:date-value="2015-05-29">
            <text:p>29/05/15</text:p>
          </table:table-cell>
          <table:table-cell office:value-type="string">
            <text:p>AAM-47-2015-IF</text:p>
          </table:table-cell>
          <table:table-cell office:value-type="string">
            <text:p>DDA-211</text:p>
          </table:table-cell>
          <table:table-cell office:value-type="string">
            <text:p>REVISION TREN DELANTERO, CAMBIO DE BUJES, REVISION FRENOS TRASEROS Y ENGRASE DE RODAMIENTOS.</text:p>
          </table:table-cell>
          <table:table-cell office:value-type="string">
            <text:p>FRENO PARTES</text:p>
          </table:table-cell>
          <table:table-cell office:value-type="float" office:value="107">
            <text:p>107</text:p>
          </table:table-cell>
          <table:table-cell table:number-columns-repeated="1018"/>
        </table:table-row>
        <table:table-row table:style-name="ro3">
          <table:table-cell table:style-name="ce3" office:value-type="date" office:date-value="2015-05-29">
            <text:p>29/05/15</text:p>
          </table:table-cell>
          <table:table-cell office:value-type="string">
            <text:p>AAM-36-2015-T1</text:p>
          </table:table-cell>
          <table:table-cell office:value-type="string">
            <text:p>KEY-369</text:p>
          </table:table-cell>
          <table:table-cell office:value-type="string">
            <text:p>RUTINA DE LOS 90.000 (REALIZAR CAMBIO ACEITE CAJA Y DIFERENCIAL)</text:p>
          </table:table-cell>
          <table:table-cell office:value-type="string">
            <text:p>TALLERES AUTORIZADOS S.A.</text:p>
          </table:table-cell>
          <table:table-cell office:value-type="float" office:value="33101728">
            <text:p>33101728</text:p>
          </table:table-cell>
          <table:table-cell table:number-columns-repeated="1018"/>
        </table:table-row>
        <table:table-row table:style-name="ro5">
          <table:table-cell table:style-name="ce3" office:value-type="date" office:date-value="2015-05-29">
            <text:p>29/05/15</text:p>
          </table:table-cell>
          <table:table-cell office:value-type="string">
            <text:p>MTTO-309-2015</text:p>
          </table:table-cell>
          <table:table-cell office:value-type="string">
            <text:p>USA-339</text:p>
          </table:table-cell>
          <table:table-cell office:value-type="string">
            <text:p>REVISION TECNOMECANICA.</text:p>
          </table:table-cell>
          <table:table-cell office:value-type="string">
            <text:p>CENTRO DE DIAGNOSTICO AUTOMOTOR DEL VALLE </text:p>
          </table:table-cell>
          <table:table-cell office:value-type="string">
            <text:p>03 – JUN – 2015</text:p>
          </table:table-cell>
          <table:table-cell table:number-columns-repeated="1018"/>
        </table:table-row>
        <table:table-row table:style-name="ro6">
          <table:table-cell table:style-name="ce3" office:value-type="date" office:date-value="2015-06-01">
            <text:p>01/06/15</text:p>
          </table:table-cell>
          <table:table-cell office:value-type="string">
            <text:p>MTTO-310-2015</text:p>
          </table:table-cell>
          <table:table-cell office:value-type="string">
            <text:p>SMI-082</text:p>
          </table:table-cell>
          <table:table-cell office:value-type="string">
            <text:p>REVISION CORTO LUCES DIRECCIONALES Y STOP.</text:p>
          </table:table-cell>
          <table:table-cell office:value-type="string">
            <text:p>FRENO PARTES</text:p>
          </table:table-cell>
          <table:table-cell table:number-columns-repeated="1019"/>
        </table:table-row>
        <table:table-row table:style-name="ro3">
          <table:table-cell table:style-name="ce3" office:value-type="date" office:date-value="2015-06-01">
            <text:p>01/06/15</text:p>
          </table:table-cell>
          <table:table-cell office:value-type="string">
            <text:p>AAM-63-2015-T3</text:p>
          </table:table-cell>
          <table:table-cell office:value-type="string">
            <text:p>SQW-867</text:p>
          </table:table-cell>
          <table:table-cell office:value-type="string">
            <text:p>DESMONTE PLUMA PARA CORREGIR FUGA POR MANGUERA Y RACOR.</text:p>
          </table:table-cell>
          <table:table-cell office:value-type="string">
            <text:p>HERMAR</text:p>
          </table:table-cell>
          <table:table-cell office:value-type="string">
            <text:p>0 4 5 8 </text:p>
          </table:table-cell>
          <table:table-cell table:number-columns-repeated="1018"/>
        </table:table-row>
        <table:table-row table:style-name="ro6">
          <table:table-cell table:style-name="ce3" office:value-type="date" office:date-value="2015-06-01">
            <text:p>01/06/15</text:p>
          </table:table-cell>
          <table:table-cell office:value-type="string">
            <text:p>MTTO-311-2015</text:p>
          </table:table-cell>
          <table:table-cell office:value-type="string">
            <text:p>SMW-560</text:p>
          </table:table-cell>
          <table:table-cell office:value-type="string">
            <text:p>CORREGIR FUGA POR GOBERNADOR.</text:p>
          </table:table-cell>
          <table:table-cell office:value-type="string">
            <text:p>FRENO PARTES</text:p>
          </table:table-cell>
          <table:table-cell office:value-type="float" office:value="104">
            <text:p>104</text:p>
          </table:table-cell>
          <table:table-cell table:number-columns-repeated="1018"/>
        </table:table-row>
        <table:table-row table:style-name="ro3">
          <table:table-cell table:style-name="ce3" office:value-type="date" office:date-value="2015-06-01">
            <text:p>01/06/15</text:p>
          </table:table-cell>
          <table:table-cell office:value-type="string">
            <text:p>AAM-79-2015-L.B</text:p>
          </table:table-cell>
          <table:table-cell office:value-type="string">
            <text:p>WDB-181</text:p>
          </table:table-cell>
          <table:table-cell office:value-type="string">
            <text:p>REVISION EMBRAGUE</text:p>
          </table:table-cell>
          <table:table-cell office:value-type="string">
            <text:p>NACIONAL DE EMBRAGUES S.A.S</text:p>
          </table:table-cell>
          <table:table-cell table:number-columns-repeated="1019"/>
        </table:table-row>
        <table:table-row table:style-name="ro6">
          <table:table-cell table:style-name="ce3" office:value-type="date" office:date-value="2015-06-01">
            <text:p>01/06/15</text:p>
          </table:table-cell>
          <table:table-cell office:value-type="string">
            <text:p>AAM-80-2015-L.B</text:p>
          </table:table-cell>
          <table:table-cell office:value-type="string">
            <text:p>WDB-181</text:p>
          </table:table-cell>
          <table:table-cell office:value-type="string">
            <text:p>CAMBIO DE GUAYA DEL WINCHE.</text:p>
          </table:table-cell>
          <table:table-cell office:value-type="string">
            <text:p>FRENO PARTES</text:p>
          </table:table-cell>
          <table:table-cell office:value-type="string">
            <text:p>0 9 8</text:p>
          </table:table-cell>
          <table:table-cell table:number-columns-repeated="1018"/>
        </table:table-row>
        <table:table-row table:style-name="ro3">
          <table:table-cell table:style-name="ce3" office:value-type="date" office:date-value="2015-06-01">
            <text:p>01/06/15</text:p>
          </table:table-cell>
          <table:table-cell office:value-type="string">
            <text:p>AAM-81-2015-L.B</text:p>
          </table:table-cell>
          <table:table-cell office:value-type="string">
            <text:p>DDA-286</text:p>
          </table:table-cell>
          <table:table-cell office:value-type="string">
            <text:p>MANTENIMIENTO ALTERNADOR Y CORREGIR FUGA POR BOMBA VACIO DEL ALTERNADOR.</text:p>
          </table:table-cell>
          <table:table-cell office:value-type="string">
            <text:p>RENZO NIETO </text:p>
          </table:table-cell>
          <table:table-cell office:value-type="string">
            <text:p>0 9 2 9</text:p>
          </table:table-cell>
          <table:table-cell table:number-columns-repeated="1018"/>
        </table:table-row>
        <table:table-row table:style-name="ro6">
          <table:table-cell table:style-name="ce3" office:value-type="date" office:date-value="2015-06-02">
            <text:p>02/06/15</text:p>
          </table:table-cell>
          <table:table-cell office:value-type="string">
            <text:p>AAM-48-2015-IF</text:p>
          </table:table-cell>
          <table:table-cell office:value-type="string">
            <text:p>DDA-211</text:p>
          </table:table-cell>
          <table:table-cell office:value-type="string">
            <text:p>ALINEACION DIRECCION.</text:p>
          </table:table-cell>
          <table:table-cell office:value-type="string">
            <text:p>LLANTAS LA ESTACION</text:p>
          </table:table-cell>
          <table:table-cell office:value-type="float" office:value="5446">
            <text:p>5446</text:p>
          </table:table-cell>
          <table:table-cell table:number-columns-repeated="1018"/>
        </table:table-row>
        <table:table-row table:style-name="ro3">
          <table:table-cell table:style-name="ce3" office:value-type="date" office:date-value="2015-06-02">
            <text:p>02/06/15</text:p>
          </table:table-cell>
          <table:table-cell office:value-type="string">
            <text:p>AAM-25-2015-REL</text:p>
          </table:table-cell>
          <table:table-cell office:value-type="string">
            <text:p>USE-393</text:p>
          </table:table-cell>
          <table:table-cell office:value-type="string">
            <text:p>REVISAR SISTEMA DE CARGA</text:p>
          </table:table-cell>
          <table:table-cell office:value-type="string">
            <text:p>COEXITO-OSCAR GARCIA </text:p>
          </table:table-cell>
          <table:table-cell table:number-columns-repeated="1019"/>
        </table:table-row>
        <table:table-row table:style-name="ro3">
          <table:table-cell table:style-name="ce3" office:value-type="date" office:date-value="2015-06-03">
            <text:p>03/06/15</text:p>
          </table:table-cell>
          <table:table-cell office:value-type="string">
            <text:p>MTTO-315-2015</text:p>
          </table:table-cell>
          <table:table-cell office:value-type="string">
            <text:p>KUK-433</text:p>
          </table:table-cell>
          <table:table-cell office:value-type="string">
            <text:p>REVISION EMBRAGUE (PROBLEMAS AL METER LOS CAMBIOS PRIMERA Y SEGUNDA).</text:p>
          </table:table-cell>
          <table:table-cell office:value-type="string">
            <text:p>NACIONAL DE EMBRAGUES S.A.S</text:p>
          </table:table-cell>
          <table:table-cell office:value-type="float" office:value="1940">
            <text:p>1940</text:p>
          </table:table-cell>
          <table:table-cell table:number-columns-repeated="1018"/>
        </table:table-row>
        <table:table-row table:style-name="ro3">
          <table:table-cell table:style-name="ce3" office:value-type="date" office:date-value="2015-06-04">
            <text:p>04/06/15</text:p>
          </table:table-cell>
          <table:table-cell office:value-type="string">
            <text:p>AAM-63-2015-T5</text:p>
          </table:table-cell>
          <table:table-cell office:value-type="string">
            <text:p>SPK-179</text:p>
          </table:table-cell>
          <table:table-cell office:value-type="string">
            <text:p>EMPAQUETAR CILINDRO HIDRAULICO LADO DERECHO DE ESCUALIZACION DEL PLANCHON </text:p>
          </table:table-cell>
          <table:table-cell office:value-type="string">
            <text:p>HERMAR</text:p>
          </table:table-cell>
          <table:table-cell office:value-type="string">
            <text:p>0 5 1 3</text:p>
          </table:table-cell>
          <table:table-cell table:number-columns-repeated="1018"/>
        </table:table-row>
        <table:table-row table:style-name="ro3">
          <table:table-cell table:style-name="ce3" office:value-type="date" office:date-value="2015-06-04">
            <text:p>04/06/15</text:p>
          </table:table-cell>
          <table:table-cell office:value-type="string">
            <text:p>AAM-64-2015-T5</text:p>
          </table:table-cell>
          <table:table-cell office:value-type="string">
            <text:p>SPK-179</text:p>
          </table:table-cell>
          <table:table-cell office:value-type="string">
            <text:p>CORREGIR FUGA POR RETEN RUEDA TRASERA DERECHA </text:p>
          </table:table-cell>
          <table:table-cell office:value-type="string">
            <text:p>FRENO PARTES</text:p>
          </table:table-cell>
          <table:table-cell table:number-columns-repeated="1019"/>
        </table:table-row>
        <table:table-row table:style-name="ro3">
          <table:table-cell table:style-name="ce3" office:value-type="date" office:date-value="2015-06-04">
            <text:p>04/06/15</text:p>
          </table:table-cell>
          <table:table-cell office:value-type="string">
            <text:p>MTTO-317-2015</text:p>
          </table:table-cell>
          <table:table-cell office:value-type="string">
            <text:p>COMPRESOR FABRIL No. 9</text:p>
          </table:table-cell>
          <table:table-cell office:value-type="string">
            <text:p>MANTENIMIENTO GENERAL EQUIPO, CAMBIO POLEA Y CORREA.</text:p>
          </table:table-cell>
          <table:table-cell office:value-type="string">
            <text:p>COMPRESORES FABRILES</text:p>
          </table:table-cell>
          <table:table-cell table:number-columns-repeated="1019"/>
        </table:table-row>
        <table:table-row table:style-name="ro3">
          <table:table-cell table:style-name="ce3" office:value-type="date" office:date-value="2015-06-04">
            <text:p>04/06/15</text:p>
          </table:table-cell>
          <table:table-cell office:value-type="string">
            <text:p>AAM-64-2015-T3</text:p>
          </table:table-cell>
          <table:table-cell office:value-type="string">
            <text:p>HGT-245</text:p>
          </table:table-cell>
          <table:table-cell office:value-type="string">
            <text:p>REVISION POR GARANTIA DEL GATO MECANICO DE TORNILLO SIN FIN.</text:p>
          </table:table-cell>
          <table:table-cell office:value-type="string">
            <text:p>AUTOFARALLONES RENAULT</text:p>
          </table:table-cell>
          <table:table-cell table:number-columns-repeated="1019"/>
        </table:table-row>
        <table:table-row table:style-name="ro3">
          <table:table-cell table:style-name="ce3" office:value-type="date" office:date-value="2015-06-04">
            <text:p>04/06/15</text:p>
          </table:table-cell>
          <table:table-cell office:value-type="string">
            <text:p>MTTO-318-2015</text:p>
          </table:table-cell>
          <table:table-cell office:value-type="string">
            <text:p>USE-825</text:p>
          </table:table-cell>
          <table:table-cell office:value-type="string">
            <text:p>REVISAR FRENOS TRASEROS Y MANTENIMIENTO DE RATCHES</text:p>
          </table:table-cell>
          <table:table-cell office:value-type="string">
            <text:p>FRENO PARTES</text:p>
          </table:table-cell>
          <table:table-cell office:value-type="float" office:value="134">
            <text:p>134</text:p>
          </table:table-cell>
          <table:table-cell table:number-columns-repeated="1018"/>
        </table:table-row>
        <table:table-row table:style-name="ro3">
          <table:table-cell table:style-name="ce3" office:value-type="date" office:date-value="2015-06-04">
            <text:p>04/06/15</text:p>
          </table:table-cell>
          <table:table-cell office:value-type="string">
            <text:p>AAM-17-2015-GP</text:p>
          </table:table-cell>
          <table:table-cell office:value-type="string">
            <text:p>DDB-891</text:p>
          </table:table-cell>
          <table:table-cell office:value-type="string">
            <text:p>REVISAR LLANTAS DELANTERAS Y TRASERAS DEL LADO IZQUIERDO (SE DESINFLAN)</text:p>
          </table:table-cell>
          <table:table-cell office:value-type="string">
            <text:p>LLANTAS LA ESTACION</text:p>
          </table:table-cell>
          <table:table-cell office:value-type="float" office:value="5445">
            <text:p>5445</text:p>
          </table:table-cell>
          <table:table-cell table:number-columns-repeated="1018"/>
        </table:table-row>
        <table:table-row table:style-name="ro3">
          <table:table-cell table:style-name="ce3" office:value-type="date" office:date-value="2015-06-05">
            <text:p>05/06/15</text:p>
          </table:table-cell>
          <table:table-cell office:value-type="string">
            <text:p>AAM-26-2015-REL</text:p>
          </table:table-cell>
          <table:table-cell office:value-type="string">
            <text:p>CJJ-580</text:p>
          </table:table-cell>
          <table:table-cell office:value-type="string">
            <text:p>ALINEACION DIRECCION.</text:p>
          </table:table-cell>
          <table:table-cell office:value-type="string">
            <text:p>LLANTAS LA ESTACION</text:p>
          </table:table-cell>
          <table:table-cell office:value-type="float" office:value="5444">
            <text:p>5444</text:p>
          </table:table-cell>
          <table:table-cell table:number-columns-repeated="1018"/>
        </table:table-row>
        <table:table-row table:style-name="ro3">
          <table:table-cell table:style-name="ce3" office:value-type="date" office:date-value="2015-06-05">
            <text:p>05/06/15</text:p>
          </table:table-cell>
          <table:table-cell office:value-type="string">
            <text:p>AAM-27-2015-REL</text:p>
          </table:table-cell>
          <table:table-cell office:value-type="string">
            <text:p>CJJ-580</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6">
          <table:table-cell table:style-name="ce3" office:value-type="date" office:date-value="2015-06-05">
            <text:p>05/06/15</text:p>
          </table:table-cell>
          <table:table-cell office:value-type="string">
            <text:p>AAM-69-2015-T6</text:p>
          </table:table-cell>
          <table:table-cell office:value-type="string">
            <text:p>SQW-850</text:p>
          </table:table-cell>
          <table:table-cell office:value-type="string">
            <text:p>REVISION WINCHE PEQUEÑO.</text:p>
          </table:table-cell>
          <table:table-cell office:value-type="string">
            <text:p>FRENO PARTES</text:p>
          </table:table-cell>
          <table:table-cell office:value-type="float" office:value="108">
            <text:p>108</text:p>
          </table:table-cell>
          <table:table-cell table:number-columns-repeated="1018"/>
        </table:table-row>
        <table:table-row table:style-name="ro3">
          <table:table-cell table:style-name="ce3" office:value-type="date" office:date-value="2015-06-05">
            <text:p>05/06/15</text:p>
          </table:table-cell>
          <table:table-cell office:value-type="string">
            <text:p>MTTO-319-2015</text:p>
          </table:table-cell>
          <table:table-cell office:value-type="string">
            <text:p>USA-468</text:p>
          </table:table-cell>
          <table:table-cell office:value-type="string">
            <text:p>REVISION FRENO DE AHOGO ESTA INTERMITENTE Y REVISION RELOJ MEDIDOR DE COMBUSTIBLE.</text:p>
          </table:table-cell>
          <table:table-cell office:value-type="string">
            <text:p>AUTOPACIFICO</text:p>
          </table:table-cell>
          <table:table-cell office:value-type="string">
            <text:p>OT 381233</text:p>
          </table:table-cell>
          <table:table-cell table:number-columns-repeated="1018"/>
        </table:table-row>
        <table:table-row table:style-name="ro3">
          <table:table-cell table:style-name="ce3" office:value-type="date" office:date-value="2015-06-05">
            <text:p>05/06/15</text:p>
          </table:table-cell>
          <table:table-cell office:value-type="string">
            <text:p>MTTO-320-2015</text:p>
          </table:table-cell>
          <table:table-cell office:value-type="string">
            <text:p>USA-468</text:p>
          </table:table-cell>
          <table:table-cell office:value-type="string">
            <text:p>DESPINCHAR LLANTA TRASERA INTERNA LADO IZQUIERDO.</text:p>
          </table:table-cell>
          <table:table-cell office:value-type="string">
            <text:p>LLANTAS LA ESTACION</text:p>
          </table:table-cell>
          <table:table-cell office:value-type="float" office:value="5457">
            <text:p>5457</text:p>
          </table:table-cell>
          <table:table-cell table:number-columns-repeated="1018"/>
        </table:table-row>
        <table:table-row table:style-name="ro6">
          <table:table-cell table:style-name="ce3" office:value-type="date" office:date-value="2015-06-09">
            <text:p>09/06/15</text:p>
          </table:table-cell>
          <table:table-cell office:value-type="string">
            <text:p>MTTO-321-2015</text:p>
          </table:table-cell>
          <table:table-cell office:value-type="string">
            <text:p>SMW-559</text:p>
          </table:table-cell>
          <table:table-cell office:value-type="string">
            <text:p>REVISION ESCAPE</text:p>
          </table:table-cell>
          <table:table-cell office:value-type="string">
            <text:p>FRENO PARTES</text:p>
          </table:table-cell>
          <table:table-cell office:value-type="float" office:value="109">
            <text:p>109</text:p>
          </table:table-cell>
          <table:table-cell table:number-columns-repeated="1018"/>
        </table:table-row>
        <table:table-row table:style-name="ro6">
          <table:table-cell table:style-name="ce3" office:value-type="date" office:date-value="2015-06-09">
            <text:p>09/06/15</text:p>
          </table:table-cell>
          <table:table-cell office:value-type="string">
            <text:p>MTTO-322-2015</text:p>
          </table:table-cell>
          <table:table-cell office:value-type="string">
            <text:p>DDA-206</text:p>
          </table:table-cell>
          <table:table-cell office:value-type="string">
            <text:p>CAMBIO TROMPO DEL VELOCIMETRO.</text:p>
          </table:table-cell>
          <table:table-cell office:value-type="string">
            <text:p>AUTOPACIFICO</text:p>
          </table:table-cell>
          <table:table-cell table:number-columns-repeated="1019"/>
        </table:table-row>
        <table:table-row table:style-name="ro3">
          <table:table-cell table:style-name="ce3" office:value-type="date" office:date-value="2015-06-09">
            <text:p>09/06/15</text:p>
          </table:table-cell>
          <table:table-cell office:value-type="string">
            <text:p>AAM-37-2015-T1</text:p>
          </table:table-cell>
          <table:table-cell office:value-type="string">
            <text:p>WDC-091</text:p>
          </table:table-cell>
          <table:table-cell office:value-type="string">
            <text:p>REVISION FAROLA DELANTERA DERECHA</text:p>
          </table:table-cell>
          <table:table-cell office:value-type="string">
            <text:p>KENWORTH DE LA MONTAÑA</text:p>
          </table:table-cell>
          <table:table-cell office:value-type="float" office:value="4877">
            <text:p>4877</text:p>
          </table:table-cell>
          <table:table-cell table:number-columns-repeated="1018"/>
        </table:table-row>
        <table:table-row table:style-name="ro7">
          <table:table-cell table:style-name="ce3" office:value-type="date" office:date-value="2015-06-10">
            <text:p>10/06/15</text:p>
          </table:table-cell>
          <table:table-cell office:value-type="string">
            <text:p>MTTO-323-2015</text:p>
          </table:table-cell>
          <table:table-cell office:value-type="string">
            <text:p>KUK-380</text:p>
          </table:table-cell>
          <table:table-cell office:value-type="string">
            <text:p>INSTALACION DE 6 LLANTAS NUEVAS MARCA MICHELIN REF. 750R16 XCA PLUS CON NEUMATICOS Y PROTECTORES (INCLUYE MONTAJE Y MARCACION), SEGUN ORDEN DE COMPRA 4203, ALINEACION DIRECCION Y BALANCEO RUEDAS DELANTERAS</text:p>
          </table:table-cell>
          <table:table-cell office:value-type="string">
            <text:p>AUTOCENTRO CAPRI</text:p>
          </table:table-cell>
          <table:table-cell office:value-type="string">
            <text:p>REM 6118</text:p>
          </table:table-cell>
          <table:table-cell table:number-columns-repeated="1018"/>
        </table:table-row>
        <table:table-row table:style-name="ro3">
          <table:table-cell table:style-name="ce3" office:value-type="date" office:date-value="2015-06-10">
            <text:p>10/06/15</text:p>
          </table:table-cell>
          <table:table-cell office:value-type="string">
            <text:p>MTTO-324-2015</text:p>
          </table:table-cell>
          <table:table-cell office:value-type="string">
            <text:p>DDA-016</text:p>
          </table:table-cell>
          <table:table-cell office:value-type="string">
            <text:p>ALINEACION DIRECCION (TIRA PARA EL LADO DERECHO)</text:p>
          </table:table-cell>
          <table:table-cell office:value-type="string">
            <text:p>LLANTAS LA ESTACION</text:p>
          </table:table-cell>
          <table:table-cell office:value-type="float" office:value="5453">
            <text:p>5453</text:p>
          </table:table-cell>
          <table:table-cell table:number-columns-repeated="1018"/>
        </table:table-row>
        <table:table-row table:style-name="ro3">
          <table:table-cell table:style-name="ce3" office:value-type="date" office:date-value="2015-06-10">
            <text:p>10/06/15</text:p>
          </table:table-cell>
          <table:table-cell office:value-type="string">
            <text:p>MTTO-325-2015</text:p>
          </table:table-cell>
          <table:table-cell office:value-type="string">
            <text:p>SMI-194</text:p>
          </table:table-cell>
          <table:table-cell office:value-type="string">
            <text:p>RECTIFICAR ROSCA DE 1 TORNILLO PARA EL TANQUE DE PINTURA </text:p>
          </table:table-cell>
          <table:table-cell office:value-type="string">
            <text:p>HERMAR</text:p>
          </table:table-cell>
          <table:table-cell office:value-type="string">
            <text:p>0 4 8 9</text:p>
          </table:table-cell>
          <table:table-cell table:number-columns-repeated="1018"/>
        </table:table-row>
        <table:table-row table:style-name="ro3">
          <table:table-cell table:style-name="ce3" office:value-type="date" office:date-value="2015-06-10">
            <text:p>10/06/15</text:p>
          </table:table-cell>
          <table:table-cell office:value-type="string">
            <text:p>AAM-72-2015-T7</text:p>
          </table:table-cell>
          <table:table-cell office:value-type="string">
            <text:p>HGT-250</text:p>
          </table:table-cell>
          <table:table-cell office:value-type="string">
            <text:p>REVISION LUCES LATERALES ROJAS POR GARANTIA.</text:p>
          </table:table-cell>
          <table:table-cell office:value-type="string">
            <text:p>AXIAL</text:p>
          </table:table-cell>
          <table:table-cell table:number-columns-repeated="1019"/>
        </table:table-row>
        <table:table-row table:style-name="ro3">
          <table:table-cell table:style-name="ce3" office:value-type="date" office:date-value="2015-06-11">
            <text:p>11/06/15</text:p>
          </table:table-cell>
          <table:table-cell office:value-type="string">
            <text:p>MTTO-326-2015</text:p>
          </table:table-cell>
          <table:table-cell office:value-type="string">
            <text:p>KUK-433</text:p>
          </table:table-cell>
          <table:table-cell office:value-type="string">
            <text:p>REVISION EMBRAGUE POR GARANTIA PERSISTE EL PROBLEMA AL METER LOS CAMBIOS.</text:p>
          </table:table-cell>
          <table:table-cell office:value-type="string">
            <text:p>NACIONAL DE EMBRAGUES S.A.S</text:p>
          </table:table-cell>
          <table:table-cell office:value-type="float" office:value="1941">
            <text:p>1941</text:p>
          </table:table-cell>
          <table:table-cell table:number-columns-repeated="1018"/>
        </table:table-row>
        <table:table-row table:style-name="ro3">
          <table:table-cell table:style-name="ce3" office:value-type="date" office:date-value="2015-06-11">
            <text:p>11/06/15</text:p>
          </table:table-cell>
          <table:table-cell office:value-type="string">
            <text:p>MTTO-327-2015</text:p>
          </table:table-cell>
          <table:table-cell office:value-type="string">
            <text:p>KUK-382</text:p>
          </table:table-cell>
          <table:table-cell office:value-type="string">
            <text:p>CORREGIR FUGA DE AIRE Y CORREGIR CORTO EN TABLERO POR GARANTIA.</text:p>
          </table:table-cell>
          <table:table-cell office:value-type="string">
            <text:p>NTS</text:p>
          </table:table-cell>
          <table:table-cell office:value-type="string">
            <text:p>75-5183-2015</text:p>
          </table:table-cell>
          <table:table-cell table:number-columns-repeated="1018"/>
        </table:table-row>
        <table:table-row table:style-name="ro3">
          <table:table-cell table:style-name="ce3" office:value-type="date" office:date-value="2015-06-12">
            <text:p>12/06/15</text:p>
          </table:table-cell>
          <table:table-cell office:value-type="string">
            <text:p>MTTO-328-2015</text:p>
          </table:table-cell>
          <table:table-cell office:value-type="string">
            <text:p>SMI-082</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6">
          <table:table-cell table:style-name="ce3" office:value-type="date" office:date-value="2015-06-12">
            <text:p>12/06/15</text:p>
          </table:table-cell>
          <table:table-cell office:value-type="string">
            <text:p>AAM-98-2015-T4</text:p>
          </table:table-cell>
          <table:table-cell office:value-type="string">
            <text:p>TLO-302</text:p>
          </table:table-cell>
          <table:table-cell office:value-type="string">
            <text:p>REFORZAR TENEDOR EQUIPO DE LEVANTE.</text:p>
          </table:table-cell>
          <table:table-cell office:value-type="string">
            <text:p>HERMAR</text:p>
          </table:table-cell>
          <table:table-cell office:value-type="string">
            <text:p>0 4 9 9</text:p>
          </table:table-cell>
          <table:table-cell table:number-columns-repeated="1018"/>
        </table:table-row>
        <table:table-row table:style-name="ro3">
          <table:table-cell table:style-name="ce3" office:value-type="date" office:date-value="2015-06-12">
            <text:p>12/06/15</text:p>
          </table:table-cell>
          <table:table-cell office:value-type="string">
            <text:p>AAM-38-2015-T1</text:p>
          </table:table-cell>
          <table:table-cell office:value-type="string">
            <text:p>SPK-307</text:p>
          </table:table-cell>
          <table:table-cell office:value-type="string">
            <text:p>REVISAR SISTEMA DE CARGA POR GARANTIA.</text:p>
          </table:table-cell>
          <table:table-cell office:value-type="string">
            <text:p>COEXITO-OSCAR GARCIA </text:p>
          </table:table-cell>
          <table:table-cell table:number-columns-repeated="1019"/>
        </table:table-row>
        <table:table-row table:style-name="ro3">
          <table:table-cell table:style-name="ce3" office:value-type="date" office:date-value="2015-06-12">
            <text:p>12/06/15</text:p>
          </table:table-cell>
          <table:table-cell office:value-type="string">
            <text:p>AAM-73-2015-T7</text:p>
          </table:table-cell>
          <table:table-cell office:value-type="string">
            <text:p>HGR-949</text:p>
          </table:table-cell>
          <table:table-cell office:value-type="string">
            <text:p>REVISAR CONTAMINACION DE ACEITE EN EL REFRIGERANTE POR GARANTIA.</text:p>
          </table:table-cell>
          <table:table-cell office:value-type="string">
            <text:p>TALLERES AUTORIZADOS S.A.</text:p>
          </table:table-cell>
          <table:table-cell office:value-type="float" office:value="33101998">
            <text:p>33101998</text:p>
          </table:table-cell>
          <table:table-cell table:number-columns-repeated="1018"/>
        </table:table-row>
        <table:table-row table:style-name="ro3">
          <table:table-cell table:style-name="ce3" office:value-type="date" office:date-value="2015-06-13">
            <text:p>13/06/15</text:p>
          </table:table-cell>
          <table:table-cell office:value-type="string">
            <text:p>AAM-78-2015-T2</text:p>
          </table:table-cell>
          <table:table-cell office:value-type="string">
            <text:p>SPK-180</text:p>
          </table:table-cell>
          <table:table-cell office:value-type="string">
            <text:p>FABRICACION MANGUERA DE LUBRICACION DEL COMPRESOR, SEGUN MUESTRA.</text:p>
          </table:table-cell>
          <table:table-cell office:value-type="string">
            <text:p>HERMAR</text:p>
          </table:table-cell>
          <table:table-cell table:number-columns-repeated="1019"/>
        </table:table-row>
        <table:table-row table:style-name="ro3">
          <table:table-cell table:style-name="ce3" office:value-type="date" office:date-value="2015-06-13">
            <text:p>13/06/15</text:p>
          </table:table-cell>
          <table:table-cell office:value-type="string">
            <text:p>AAM-02-2015-D.O</text:p>
          </table:table-cell>
          <table:table-cell office:value-type="string">
            <text:p>BIO-339</text:p>
          </table:table-cell>
          <table:table-cell office:value-type="string">
            <text:p>DESPINCHAR LLANTA TRASERA IZQUIERDA POR GARANTIA.</text:p>
          </table:table-cell>
          <table:table-cell office:value-type="string">
            <text:p>COEXITO-OSCAR GARCIA </text:p>
          </table:table-cell>
          <table:table-cell table:number-columns-repeated="1019"/>
        </table:table-row>
        <table:table-row table:style-name="ro3">
          <table:table-cell table:style-name="ce3" office:value-type="date" office:date-value="2015-06-13">
            <text:p>13/06/15</text:p>
          </table:table-cell>
          <table:table-cell office:value-type="string">
            <text:p>AAM-72-2015-T6</text:p>
          </table:table-cell>
          <table:table-cell office:value-type="string">
            <text:p>SQW-886</text:p>
          </table:table-cell>
          <table:table-cell office:value-type="string">
            <text:p>CORTAR SECCION DAÑADA DEL CABLE DEL WINCHE E INSTALAR BRIDAS.</text:p>
          </table:table-cell>
          <table:table-cell office:value-type="string">
            <text:p>HERMAR</text:p>
          </table:table-cell>
          <table:table-cell office:value-type="string">
            <text:p>0 4 9 8</text:p>
          </table:table-cell>
          <table:table-cell table:number-columns-repeated="1018"/>
        </table:table-row>
        <table:table-row table:style-name="ro4">
          <table:table-cell table:style-name="ce3" office:value-type="date" office:date-value="2015-06-13">
            <text:p>13/06/15</text:p>
          </table:table-cell>
          <table:table-cell office:value-type="string">
            <text:p>AAM-73-2015-T6</text:p>
          </table:table-cell>
          <table:table-cell office:value-type="string">
            <text:p>KEY-361</text:p>
          </table:table-cell>
          <table:table-cell office:value-type="string">
            <text:p>CORREGIR HUMO EXCESIVO POR GARANTIA, TENSIONAR Y/O CAMBIAR CORREA DEL COMPRESOR DE AIRE.</text:p>
          </table:table-cell>
          <table:table-cell office:value-type="string">
            <text:p>AUTOPACIFICO</text:p>
          </table:table-cell>
          <table:table-cell office:value-type="string">
            <text:p>OT 382470</text:p>
          </table:table-cell>
          <table:table-cell table:number-columns-repeated="1018"/>
        </table:table-row>
        <table:table-row table:style-name="ro3">
          <table:table-cell table:style-name="ce3" office:value-type="date" office:date-value="2015-06-13">
            <text:p>13/06/15</text:p>
          </table:table-cell>
          <table:table-cell office:value-type="string">
            <text:p>MTTO-329-2015</text:p>
          </table:table-cell>
          <table:table-cell office:value-type="string">
            <text:p>USA-339</text:p>
          </table:table-cell>
          <table:table-cell office:value-type="string">
            <text:p>DESPINCHAR LLANTA DELANTERA DERECHA.</text:p>
          </table:table-cell>
          <table:table-cell office:value-type="string">
            <text:p>COEXITO-OSCAR GARCIA </text:p>
          </table:table-cell>
          <table:table-cell table:number-columns-repeated="1019"/>
        </table:table-row>
        <table:table-row table:style-name="ro3">
          <table:table-cell table:style-name="ce3" office:value-type="date" office:date-value="2015-06-16">
            <text:p>16/06/15</text:p>
          </table:table-cell>
          <table:table-cell office:value-type="string">
            <text:p>MTTO-330-2015</text:p>
          </table:table-cell>
          <table:table-cell office:value-type="string">
            <text:p>KUK-382</text:p>
          </table:table-cell>
          <table:table-cell office:value-type="string">
            <text:p>REALIZAR ENGRASE DE RODAMIENTOS DELANTEROS.</text:p>
          </table:table-cell>
          <table:table-cell office:value-type="string">
            <text:p>FRENO PARTES</text:p>
          </table:table-cell>
          <table:table-cell office:value-type="float" office:value="116">
            <text:p>116</text:p>
          </table:table-cell>
          <table:table-cell table:number-columns-repeated="1018"/>
        </table:table-row>
        <table:table-row table:style-name="ro6">
          <table:table-cell table:style-name="ce3" office:value-type="date" office:date-value="2015-06-16">
            <text:p>16/06/15</text:p>
          </table:table-cell>
          <table:table-cell office:value-type="string">
            <text:p>MTTO-331-2015</text:p>
          </table:table-cell>
          <table:table-cell office:value-type="string">
            <text:p>KUK-382</text:p>
          </table:table-cell>
          <table:table-cell office:value-type="string">
            <text:p>REVISION CORTO EN TABLERO POR GARANTIA.</text:p>
          </table:table-cell>
          <table:table-cell office:value-type="string">
            <text:p>NTS</text:p>
          </table:table-cell>
          <table:table-cell table:number-columns-repeated="1019"/>
        </table:table-row>
        <table:table-row table:style-name="ro6">
          <table:table-cell table:style-name="ce3" office:value-type="date" office:date-value="2015-06-16">
            <text:p>16/06/15</text:p>
          </table:table-cell>
          <table:table-cell office:value-type="string">
            <text:p>AAM-101-2015-T4</text:p>
          </table:table-cell>
          <table:table-cell office:value-type="string">
            <text:p>SPK-951</text:p>
          </table:table-cell>
          <table:table-cell office:value-type="string">
            <text:p>REPARAR WINCHE</text:p>
          </table:table-cell>
          <table:table-cell office:value-type="string">
            <text:p>HERMAR</text:p>
          </table:table-cell>
          <table:table-cell office:value-type="string">
            <text:p>0 5 0 0</text:p>
          </table:table-cell>
          <table:table-cell table:number-columns-repeated="1018"/>
        </table:table-row>
        <table:table-row table:style-name="ro7">
          <table:table-cell table:style-name="ce3" office:value-type="date" office:date-value="2015-06-16">
            <text:p>16/06/15</text:p>
          </table:table-cell>
          <table:table-cell office:value-type="string">
            <text:p>AAM-74-2015-T6</text:p>
          </table:table-cell>
          <table:table-cell office:value-type="string">
            <text:p>SQW-850</text:p>
          </table:table-cell>
          <table:table-cell office:value-type="string">
            <text:p>INSTALACION DE 2 LLANTAS DELANTERAS NUEVAS MARCA MICHELIN REF. 295/80 R22.5 (INCLUYE MONTAJE Y MARCACION), SEGUN ORDEN DE COMPRA UTDVVCC-AAO-258-2015, ALINEACION DIRECCION Y BALANCEO RUEDAS DELANTERAS.</text:p>
          </table:table-cell>
          <table:table-cell office:value-type="string">
            <text:p>AUTOCENTRO CAPRI</text:p>
          </table:table-cell>
          <table:table-cell office:value-type="string">
            <text:p>REM ASV-T6-145-2015</text:p>
          </table:table-cell>
          <table:table-cell table:number-columns-repeated="1018"/>
        </table:table-row>
        <table:table-row table:style-name="ro3">
          <table:table-cell table:style-name="ce3" office:value-type="date" office:date-value="2015-06-16">
            <text:p>16/06/15</text:p>
          </table:table-cell>
          <table:table-cell office:value-type="string">
            <text:p>AAM-75-2015-T6</text:p>
          </table:table-cell>
          <table:table-cell office:value-type="string">
            <text:p>SQW-850</text:p>
          </table:table-cell>
          <table:table-cell office:value-type="string">
            <text:p>CAMBIO DE PLUMILLAS.</text:p>
          </table:table-cell>
          <table:table-cell office:value-type="string">
            <text:p>KENWORTH DE LA MONTAÑA</text:p>
          </table:table-cell>
          <table:table-cell table:number-columns-repeated="1019"/>
        </table:table-row>
        <table:table-row table:style-name="ro7">
          <table:table-cell table:style-name="ce3" office:value-type="date" office:date-value="2015-06-16">
            <text:p>16/06/15</text:p>
          </table:table-cell>
          <table:table-cell office:value-type="string">
            <text:p>AAM-74-2015-T7</text:p>
          </table:table-cell>
          <table:table-cell office:value-type="string">
            <text:p>WCZ-206</text:p>
          </table:table-cell>
          <table:table-cell office:value-type="string">
            <text:p>INSTALACION DE 2 LLANTAS DELANTERAS NUEVAS MARCA MICHELIN REF. 295/80 R22.5 (INCLUYE MONTAJE Y MARCACION), SEGUN ORDEN DE COMPRA UTDVVCC-AAO-258-2015, ALINEACION DIRECCION Y BALANCEO RUEDAS DELANTERAS.</text:p>
          </table:table-cell>
          <table:table-cell office:value-type="string">
            <text:p>AUTOCENTRO CAPRI</text:p>
          </table:table-cell>
          <table:table-cell office:value-type="string">
            <text:p>REM ASV-T7-142-2015</text:p>
          </table:table-cell>
          <table:table-cell table:number-columns-repeated="1018"/>
        </table:table-row>
        <table:table-row table:style-name="ro3">
          <table:table-cell table:style-name="ce3" office:value-type="date" office:date-value="2015-06-16">
            <text:p>16/06/15</text:p>
          </table:table-cell>
          <table:table-cell office:value-type="string">
            <text:p>AAM-75-2015-T7</text:p>
          </table:table-cell>
          <table:table-cell office:value-type="string">
            <text:p>WCZ-206</text:p>
          </table:table-cell>
          <table:table-cell office:value-type="string">
            <text:p>CAMBIO TROMPO SWITCHE ELECTROTOMAFUERZA.</text:p>
          </table:table-cell>
          <table:table-cell office:value-type="string">
            <text:p>KENWORTH DE LA MONTAÑA</text:p>
          </table:table-cell>
          <table:table-cell table:number-columns-repeated="1019"/>
        </table:table-row>
        <table:table-row table:style-name="ro3">
          <table:table-cell table:style-name="ce3" office:value-type="date" office:date-value="2015-06-16">
            <text:p>16/06/15</text:p>
          </table:table-cell>
          <table:table-cell office:value-type="string">
            <text:p>AAM-39-2015-T1</text:p>
          </table:table-cell>
          <table:table-cell office:value-type="string">
            <text:p>KEY-369</text:p>
          </table:table-cell>
          <table:table-cell office:value-type="string">
            <text:p>REVISAR SISTEMA DE CARGA.</text:p>
          </table:table-cell>
          <table:table-cell office:value-type="string">
            <text:p>COEXITO-OSCAR GARCIA </text:p>
          </table:table-cell>
          <table:table-cell office:value-type="float" office:value="2220834">
            <text:p>2220834</text:p>
          </table:table-cell>
          <table:table-cell table:number-columns-repeated="1018"/>
        </table:table-row>
        <table:table-row table:style-name="ro4">
          <table:table-cell table:style-name="ce3" office:value-type="date" office:date-value="2015-06-16">
            <text:p>16/06/15</text:p>
          </table:table-cell>
          <table:table-cell office:value-type="string">
            <text:p>MTTO-332-2015</text:p>
          </table:table-cell>
          <table:table-cell office:value-type="string">
            <text:p>DDA-206</text:p>
          </table:table-cell>
          <table:table-cell office:value-type="string">
            <text:p>REVISION BOMBA PRINCIPAL DE FRENO, CORREGIR FUGA POR CAJA DE DIRECCION E INSTALAR TROMPO DE VELOCIMETRO EN LA CAJA.</text:p>
          </table:table-cell>
          <table:table-cell office:value-type="string">
            <text:p>FRENO PARTES</text:p>
          </table:table-cell>
          <table:table-cell office:value-type="string">
            <text:p>114</text:p>
            <text:p>150</text:p>
          </table:table-cell>
          <table:table-cell table:number-columns-repeated="1018"/>
        </table:table-row>
        <table:table-row table:style-name="ro3">
          <table:table-cell table:style-name="ce3" office:value-type="date" office:date-value="2015-06-16">
            <text:p>16/06/15</text:p>
          </table:table-cell>
          <table:table-cell office:value-type="string">
            <text:p>AAM-65-2015-T3</text:p>
          </table:table-cell>
          <table:table-cell office:value-type="string">
            <text:p>WCZ-205</text:p>
          </table:table-cell>
          <table:table-cell office:value-type="string">
            <text:p>REVISION LUCES LED EXPLORADORAS 2 LATERALES Y 2 TRASERAS.</text:p>
          </table:table-cell>
          <table:table-cell office:value-type="string">
            <text:p>TECNOLOGIA CONTRA INCENDIO </text:p>
          </table:table-cell>
          <table:table-cell table:number-columns-repeated="1019"/>
        </table:table-row>
        <table:table-row table:style-name="ro3">
          <table:table-cell table:style-name="ce3" office:value-type="date" office:date-value="2015-06-18">
            <text:p>18/06/15</text:p>
          </table:table-cell>
          <table:table-cell office:value-type="string">
            <text:p>AAM-104-2015-T4</text:p>
          </table:table-cell>
          <table:table-cell office:value-type="string">
            <text:p>KEX-384</text:p>
          </table:table-cell>
          <table:table-cell office:value-type="string">
            <text:p>REVISION AIRE ACONDICIONADO POR GARANTIA (NO ENFRIA).</text:p>
          </table:table-cell>
          <table:table-cell office:value-type="string">
            <text:p>ALISTAMIENTOS OCAMPO</text:p>
          </table:table-cell>
          <table:table-cell office:value-type="string">
            <text:p>0 6 0 2</text:p>
          </table:table-cell>
          <table:table-cell table:number-columns-repeated="1018"/>
        </table:table-row>
        <table:table-row table:style-name="ro6">
          <table:table-cell table:style-name="ce3" office:value-type="date" office:date-value="2015-06-18">
            <text:p>18/06/15</text:p>
          </table:table-cell>
          <table:table-cell office:value-type="string">
            <text:p>AAM-105-2015-T4</text:p>
          </table:table-cell>
          <table:table-cell office:value-type="string">
            <text:p>KEX-384</text:p>
          </table:table-cell>
          <table:table-cell office:value-type="string">
            <text:p>REVISION INVERSOR.</text:p>
          </table:table-cell>
          <table:table-cell office:value-type="string">
            <text:p>AXIAL</text:p>
          </table:table-cell>
          <table:table-cell table:number-columns-repeated="1019"/>
        </table:table-row>
        <table:table-row table:style-name="ro3">
          <table:table-cell table:style-name="ce3" office:value-type="date" office:date-value="2015-06-18">
            <text:p>18/06/15</text:p>
          </table:table-cell>
          <table:table-cell office:value-type="string">
            <text:p>AAM-106-2015-T4</text:p>
          </table:table-cell>
          <table:table-cell office:value-type="string">
            <text:p>KEX-384</text:p>
          </table:table-cell>
          <table:table-cell office:value-type="string">
            <text:p>REVISAR SISTEMA DE CARGA POR GARANTIA.</text:p>
          </table:table-cell>
          <table:table-cell office:value-type="string">
            <text:p>COEXITO-OSCAR GARCIA </text:p>
          </table:table-cell>
          <table:table-cell table:number-columns-repeated="1019"/>
        </table:table-row>
        <table:table-row table:style-name="ro3">
          <table:table-cell table:style-name="ce3" office:value-type="date" office:date-value="2015-06-18">
            <text:p>18/06/15</text:p>
          </table:table-cell>
          <table:table-cell office:value-type="string">
            <text:p>AAM-23-2015-GS</text:p>
          </table:table-cell>
          <table:table-cell office:value-type="string">
            <text:p>WCZ-954</text:p>
          </table:table-cell>
          <table:table-cell office:value-type="string">
            <text:p>LAVADO GENERAL (NO INCLUYE MOTOR) Y ASPIRADA.</text:p>
          </table:table-cell>
          <table:table-cell office:value-type="string">
            <text:p>ESTACION LAS PALMERAS</text:p>
          </table:table-cell>
          <table:table-cell table:number-columns-repeated="1019"/>
        </table:table-row>
        <table:table-row table:style-name="ro4">
          <table:table-cell table:style-name="ce3" office:value-type="date" office:date-value="2015-06-18">
            <text:p>18/06/15</text:p>
          </table:table-cell>
          <table:table-cell office:value-type="string">
            <text:p>MTTO-334-2015</text:p>
          </table:table-cell>
          <table:table-cell office:value-type="string">
            <text:p>SMI-082</text:p>
          </table:table-cell>
          <table:table-cell office:value-type="string">
            <text:p>ENGRASE DE RODAMIENTOS DELANTEROS, CAMBIO CORREA ALTERNADOR, COMPRESOR Y ENGRASE CHASIS </text:p>
          </table:table-cell>
          <table:table-cell office:value-type="string">
            <text:p>FRENO PARTES</text:p>
          </table:table-cell>
          <table:table-cell office:value-type="float" office:value="133">
            <text:p>133</text:p>
          </table:table-cell>
          <table:table-cell table:number-columns-repeated="1018"/>
        </table:table-row>
        <table:table-row table:style-name="ro5">
          <table:table-cell table:style-name="ce3" office:value-type="date" office:date-value="2015-06-18">
            <text:p>18/06/15</text:p>
          </table:table-cell>
          <table:table-cell office:value-type="string">
            <text:p>AAM-24-2015-GS</text:p>
          </table:table-cell>
          <table:table-cell office:value-type="string">
            <text:p>CJC-368</text:p>
          </table:table-cell>
          <table:table-cell office:value-type="string">
            <text:p>REVISION TECNOMECANICA.</text:p>
          </table:table-cell>
          <table:table-cell office:value-type="string">
            <text:p>CENTRO DE DIAGNOSTICO AUTOMOTOR DEL VALLE </text:p>
          </table:table-cell>
          <table:table-cell office:value-type="string">
            <text:p>24 – JUN – 2015</text:p>
          </table:table-cell>
          <table:table-cell table:number-columns-repeated="1018"/>
        </table:table-row>
        <table:table-row table:style-name="ro13">
          <table:table-cell table:style-name="ce3" office:value-type="date" office:date-value="2015-06-18">
            <text:p>18/06/15</text:p>
          </table:table-cell>
          <table:table-cell office:value-type="string">
            <text:p>AAM-66-2015-T5</text:p>
          </table:table-cell>
          <table:table-cell office:value-type="string">
            <text:p>KEW-953</text:p>
          </table:table-cell>
          <table:table-cell office:value-type="string">
            <text:p>INSTALACION DE 2 LLANTAS DELANTERAS NUEVAS MARCA MICHELIN AGILIS REF. 195/70R15 (INCLUYE MONTAJE Y MARCACION), SEGUN ORDEN DE COMPRA UTDVVCC-AAO-285-2015, ALINEACION DIRECCION, BALANCEO DE RUEDAS DELANTERAS E INSTALAR LLANTA DE SEGUNDA EN LLANTA DE REPUESTO Y BALANCEO DE LA MISMA </text:p>
          </table:table-cell>
          <table:table-cell office:value-type="string">
            <text:p>AUTOCENTRO CAPRI</text:p>
          </table:table-cell>
          <table:table-cell table:number-columns-repeated="1019"/>
        </table:table-row>
        <table:table-row table:style-name="ro3">
          <table:table-cell table:style-name="ce3" office:value-type="date" office:date-value="2015-06-18">
            <text:p>18/06/15</text:p>
          </table:table-cell>
          <table:table-cell office:value-type="string">
            <text:p>AAM-18-2015-GP</text:p>
          </table:table-cell>
          <table:table-cell office:value-type="string">
            <text:p>CJK-060</text:p>
          </table:table-cell>
          <table:table-cell office:value-type="string">
            <text:p>DIAGNOSTICO Y CORRECTIVO DE RUIDO ANORMAL MOTOR </text:p>
          </table:table-cell>
          <table:table-cell office:value-type="string">
            <text:p>AUTOPACIFICO</text:p>
          </table:table-cell>
          <table:table-cell office:value-type="string">
            <text:p>OT 382927</text:p>
          </table:table-cell>
          <table:table-cell table:number-columns-repeated="1018"/>
        </table:table-row>
        <table:table-row table:style-name="ro3">
          <table:table-cell table:style-name="ce3" office:value-type="date" office:date-value="2015-06-19">
            <text:p>19/06/15</text:p>
          </table:table-cell>
          <table:table-cell office:value-type="string">
            <text:p>MTTO-335-2015</text:p>
          </table:table-cell>
          <table:table-cell office:value-type="string">
            <text:p>SMW-560</text:p>
          </table:table-cell>
          <table:table-cell office:value-type="string">
            <text:p>CALIBRAR EMBRAGUE </text:p>
          </table:table-cell>
          <table:table-cell office:value-type="string">
            <text:p>NACIONAL DE EMBRAGUES S.A.S</text:p>
          </table:table-cell>
          <table:table-cell table:number-columns-repeated="1019"/>
        </table:table-row>
        <table:table-row table:style-name="ro3">
          <table:table-cell table:style-name="ce3" office:value-type="date" office:date-value="2015-06-19">
            <text:p>19/06/15</text:p>
          </table:table-cell>
          <table:table-cell office:value-type="string">
            <text:p>MTTO-336-2015</text:p>
          </table:table-cell>
          <table:table-cell office:value-type="string">
            <text:p>KUK-381</text:p>
          </table:table-cell>
          <table:table-cell office:value-type="string">
            <text:p>DESPINCHAR LLANTA TRASERA INTERNA DERECHA </text:p>
          </table:table-cell>
          <table:table-cell office:value-type="string">
            <text:p>COEXITO-OSCAR GARCIA </text:p>
          </table:table-cell>
          <table:table-cell table:number-columns-repeated="1019"/>
        </table:table-row>
        <table:table-row table:style-name="ro4">
          <table:table-cell table:style-name="ce3" office:value-type="date" office:date-value="2015-06-19">
            <text:p>19/06/15</text:p>
          </table:table-cell>
          <table:table-cell office:value-type="string">
            <text:p>AAM-79-2015-T2</text:p>
          </table:table-cell>
          <table:table-cell office:value-type="string">
            <text:p>KEW-926</text:p>
          </table:table-cell>
          <table:table-cell office:value-type="string">
            <text:p>CAMBIO LLANTA DELANTERA IZQUIERDA POR LA DE REPUESTO (INCLUYE BALANCEO DE LAS DOS RUEDAS DELANTERAS).</text:p>
          </table:table-cell>
          <table:table-cell office:value-type="string">
            <text:p>COEXITO-OSCAR GARCIA </text:p>
          </table:table-cell>
          <table:table-cell table:number-columns-repeated="1019"/>
        </table:table-row>
        <table:table-row table:style-name="ro8">
          <table:table-cell table:style-name="ce3" office:value-type="date" office:date-value="2015-06-19">
            <text:p>19/06/15</text:p>
          </table:table-cell>
          <table:table-cell office:value-type="string">
            <text:p>AAM-43-2015-T1</text:p>
          </table:table-cell>
          <table:table-cell office:value-type="string">
            <text:p>KEY-369</text:p>
          </table:table-cell>
          <table:table-cell office:value-type="string">
            <text:p>INSTALACION DE 4 LLANTAS NUEVAS MARCA MICHELIN REF. 195/70 R15 (INCLUYE MONTAJE Y MARCACION), SEGUN ORDEN DE COMPRA UTDVVCC-AAO-258-2015, ALINEACION DIRECCION Y BALANCEO RUEDAS.</text:p>
          </table:table-cell>
          <table:table-cell office:value-type="string">
            <text:p>AUTOCENTRO CAPRI</text:p>
          </table:table-cell>
          <table:table-cell table:number-columns-repeated="1019"/>
        </table:table-row>
        <table:table-row table:style-name="ro3">
          <table:table-cell table:style-name="ce3" office:value-type="date" office:date-value="2015-06-20">
            <text:p>20/06/15</text:p>
          </table:table-cell>
          <table:table-cell office:value-type="string">
            <text:p>AAM-80-2015-T2</text:p>
          </table:table-cell>
          <table:table-cell office:value-type="string">
            <text:p>SXY-299</text:p>
          </table:table-cell>
          <table:table-cell office:value-type="string">
            <text:p>CAMBIO TARRO DEPOSITO DE REFRIGERANTE.</text:p>
          </table:table-cell>
          <table:table-cell office:value-type="string">
            <text:p>KENWORTH DE LA MONTAÑA</text:p>
          </table:table-cell>
          <table:table-cell office:value-type="float" office:value="5084">
            <text:p>5084</text:p>
          </table:table-cell>
          <table:table-cell table:number-columns-repeated="1018"/>
        </table:table-row>
        <table:table-row table:style-name="ro3">
          <table:table-cell table:style-name="ce3" office:value-type="date" office:date-value="2015-06-20">
            <text:p>20/06/15</text:p>
          </table:table-cell>
          <table:table-cell office:value-type="string">
            <text:p>MTTO-337-2015</text:p>
          </table:table-cell>
          <table:table-cell office:value-type="string">
            <text:p>KUK-380</text:p>
          </table:table-cell>
          <table:table-cell office:value-type="string">
            <text:p>CORREGIR FUGA POR CILINDRO HIDRAULICO DE LEVANTE DEL LADO DERECHO</text:p>
          </table:table-cell>
          <table:table-cell office:value-type="string">
            <text:p>HERMAR</text:p>
          </table:table-cell>
          <table:table-cell office:value-type="string">
            <text:p>0 5 0 3</text:p>
          </table:table-cell>
          <table:table-cell table:number-columns-repeated="1018"/>
        </table:table-row>
        <table:table-row table:style-name="ro4">
          <table:table-cell table:style-name="ce3" office:value-type="date" office:date-value="2015-06-20">
            <text:p>20/06/15</text:p>
          </table:table-cell>
          <table:table-cell office:value-type="string">
            <text:p>AAM-86-2015-L.B</text:p>
          </table:table-cell>
          <table:table-cell office:value-type="string">
            <text:p>DDA-286</text:p>
          </table:table-cell>
          <table:table-cell office:value-type="string">
            <text:p>REVISION TREN DELANTERO Y CAMBIO DE BANDAS TRASERAS “VERIFICAR MEDIDA DE CAMPANAS”</text:p>
          </table:table-cell>
          <table:table-cell office:value-type="string">
            <text:p>FRENO PARTES</text:p>
          </table:table-cell>
          <table:table-cell office:value-type="float" office:value="137">
            <text:p>137</text:p>
          </table:table-cell>
          <table:table-cell table:number-columns-repeated="1018"/>
        </table:table-row>
        <table:table-row table:style-name="ro3">
          <table:table-cell table:style-name="ce3" office:value-type="date" office:date-value="2015-06-22">
            <text:p>22/06/15</text:p>
          </table:table-cell>
          <table:table-cell office:value-type="string">
            <text:p>AAM-78-2015-T6</text:p>
          </table:table-cell>
          <table:table-cell office:value-type="string">
            <text:p>KEY-189</text:p>
          </table:table-cell>
          <table:table-cell office:value-type="string">
            <text:p>REVISION CONTAMINACION DE ACEITE EN EL REFRIGERANTE POR GARANTIA.</text:p>
          </table:table-cell>
          <table:table-cell office:value-type="string">
            <text:p>TALLERES AUTORIZADOS S.A.</text:p>
          </table:table-cell>
          <table:table-cell office:value-type="float" office:value="33102148">
            <text:p>33102148</text:p>
          </table:table-cell>
          <table:table-cell table:number-columns-repeated="1018"/>
        </table:table-row>
        <table:table-row table:style-name="ro3">
          <table:table-cell table:style-name="ce3" office:value-type="date" office:date-value="2015-06-22">
            <text:p>22/06/15</text:p>
          </table:table-cell>
          <table:table-cell office:value-type="string">
            <text:p>AAM-50-2015-IF</text:p>
          </table:table-cell>
          <table:table-cell office:value-type="string">
            <text:p>CJJ-578</text:p>
          </table:table-cell>
          <table:table-cell office:value-type="string">
            <text:p>REVISION TREN TRASERO Y AJUSTE CAJA DE DIRECCION.</text:p>
          </table:table-cell>
          <table:table-cell office:value-type="string">
            <text:p>FRENO PARTES</text:p>
          </table:table-cell>
          <table:table-cell office:value-type="string">
            <text:p>135-A</text:p>
          </table:table-cell>
          <table:table-cell table:number-columns-repeated="1018"/>
        </table:table-row>
        <table:table-row table:style-name="ro5">
          <table:table-cell table:style-name="ce3" office:value-type="date" office:date-value="2015-06-22">
            <text:p>22/06/15</text:p>
          </table:table-cell>
          <table:table-cell office:value-type="string">
            <text:p>MTTO-338-2015</text:p>
          </table:table-cell>
          <table:table-cell office:value-type="string">
            <text:p>SMI-194</text:p>
          </table:table-cell>
          <table:table-cell office:value-type="string">
            <text:p>MANTENIMIENTO ANUAL DE RODAMIENTOS, VERIFICAR JUEGO ESTADO TREN DELANTERO, ALINEACION DIRECCION Y VERIFICAR BOMBA AUXILIAR DEL EMBRAGUE.</text:p>
          </table:table-cell>
          <table:table-cell office:value-type="string">
            <text:p>AUTOPACIFICO</text:p>
          </table:table-cell>
          <table:table-cell office:value-type="string">
            <text:p>OT 383317</text:p>
          </table:table-cell>
          <table:table-cell table:number-columns-repeated="1018"/>
        </table:table-row>
        <table:table-row table:style-name="ro3">
          <table:table-cell table:style-name="ce3" office:value-type="date" office:date-value="2015-06-22">
            <text:p>22/06/15</text:p>
          </table:table-cell>
          <table:table-cell office:value-type="string">
            <text:p>AAM-51-2015-IF</text:p>
          </table:table-cell>
          <table:table-cell office:value-type="string">
            <text:p>DDA-287</text:p>
          </table:table-cell>
          <table:table-cell office:value-type="string">
            <text:p>LAVADO GENERAL (NO INCLUYE MOTOR), ASPIRADA Y LIMPIEZA DE CARTERAS.</text:p>
          </table:table-cell>
          <table:table-cell office:value-type="string">
            <text:p>ESTACION LAS PALMERAS</text:p>
          </table:table-cell>
          <table:table-cell table:number-columns-repeated="1019"/>
        </table:table-row>
        <table:table-row table:style-name="ro3">
          <table:table-cell table:style-name="ce3" office:value-type="date" office:date-value="2015-06-22">
            <text:p>22/06/15</text:p>
          </table:table-cell>
          <table:table-cell office:value-type="string">
            <text:p>MTTO-339-2015</text:p>
          </table:table-cell>
          <table:table-cell office:value-type="string">
            <text:p>BOMBA DE ALTA <text:s/>HIDRO No. 1</text:p>
          </table:table-cell>
          <table:table-cell office:value-type="string">
            <text:p>CAMBIO ACOPLE POR GARANTIA.</text:p>
          </table:table-cell>
          <table:table-cell office:value-type="string">
            <text:p>REHIMAC </text:p>
          </table:table-cell>
          <table:table-cell office:value-type="string">
            <text:p>0 3 2 </text:p>
          </table:table-cell>
          <table:table-cell table:number-columns-repeated="1018"/>
        </table:table-row>
        <table:table-row table:style-name="ro3">
          <table:table-cell table:style-name="ce3" office:value-type="date" office:date-value="2015-06-22">
            <text:p>22/06/15</text:p>
          </table:table-cell>
          <table:table-cell office:value-type="string">
            <text:p>MTTO-340-2015</text:p>
          </table:table-cell>
          <table:table-cell office:value-type="string">
            <text:p>BOMBA DE ALTA <text:s/>HIDRO No. 1</text:p>
          </table:table-cell>
          <table:table-cell office:value-type="string">
            <text:p>CAMBIO ACOPLE</text:p>
          </table:table-cell>
          <table:table-cell office:value-type="string">
            <text:p>FRENO PARTES</text:p>
          </table:table-cell>
          <table:table-cell table:number-columns-repeated="1019"/>
        </table:table-row>
        <table:table-row table:style-name="ro3">
          <table:table-cell table:style-name="ce3" office:value-type="date" office:date-value="2015-06-22">
            <text:p>22/06/15</text:p>
          </table:table-cell>
          <table:table-cell office:value-type="string">
            <text:p>AAM-20-2015-GP</text:p>
          </table:table-cell>
          <table:table-cell office:value-type="string">
            <text:p>CJC-368</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6-22">
            <text:p>22/06/15</text:p>
          </table:table-cell>
          <table:table-cell office:value-type="string">
            <text:p>AAM-107-2015-T4</text:p>
          </table:table-cell>
          <table:table-cell office:value-type="string">
            <text:p>DDC-552</text:p>
          </table:table-cell>
          <table:table-cell office:value-type="string">
            <text:p>REVISION FRENOS TRASEROS (CAMBIO DE BANDAS).</text:p>
          </table:table-cell>
          <table:table-cell office:value-type="string">
            <text:p>FRENO PARTES</text:p>
          </table:table-cell>
          <table:table-cell office:value-type="float" office:value="139">
            <text:p>139</text:p>
          </table:table-cell>
          <table:table-cell table:number-columns-repeated="1018"/>
        </table:table-row>
        <table:table-row table:style-name="ro3">
          <table:table-cell table:style-name="ce3" office:value-type="date" office:date-value="2015-06-23">
            <text:p>23/06/15</text:p>
          </table:table-cell>
          <table:table-cell office:value-type="string">
            <text:p>AAM-108-2015-T4</text:p>
          </table:table-cell>
          <table:table-cell office:value-type="string">
            <text:p>KEX-384</text:p>
          </table:table-cell>
          <table:table-cell office:value-type="string">
            <text:p>MANTENIMIENTO DE ALTERNADOR POR GARANTIA.</text:p>
          </table:table-cell>
          <table:table-cell office:value-type="string">
            <text:p>TALLERES AUTORIZADOS S.A.</text:p>
          </table:table-cell>
          <table:table-cell table:number-columns-repeated="1019"/>
        </table:table-row>
        <table:table-row table:style-name="ro6">
          <table:table-cell table:style-name="ce3" office:value-type="date" office:date-value="2015-06-23">
            <text:p>23/06/15</text:p>
          </table:table-cell>
          <table:table-cell office:value-type="string">
            <text:p>AAM-69-2015-T3</text:p>
          </table:table-cell>
          <table:table-cell office:value-type="string">
            <text:p>KEY-039</text:p>
          </table:table-cell>
          <table:table-cell office:value-type="string">
            <text:p>CAMBIO BUJES DE CAJA AUXILIAR DE DIRECCION.</text:p>
          </table:table-cell>
          <table:table-cell office:value-type="string">
            <text:p>AUTOCENTRO CAPRI</text:p>
          </table:table-cell>
          <table:table-cell office:value-type="float" office:value="102902">
            <text:p>102902</text:p>
          </table:table-cell>
          <table:table-cell table:number-columns-repeated="1018"/>
        </table:table-row>
        <table:table-row table:style-name="ro3">
          <table:table-cell table:style-name="ce3" office:value-type="date" office:date-value="2015-06-23">
            <text:p>23/06/15</text:p>
          </table:table-cell>
          <table:table-cell office:value-type="string">
            <text:p>AAM-81-2015-T2</text:p>
          </table:table-cell>
          <table:table-cell office:value-type="string">
            <text:p>HGT-131</text:p>
          </table:table-cell>
          <table:table-cell office:value-type="string">
            <text:p>RUTINA DE LOS 15.000 KMS</text:p>
          </table:table-cell>
          <table:table-cell office:value-type="string">
            <text:p>TALLERES AUTORIZADOS S.A.</text:p>
          </table:table-cell>
          <table:table-cell office:value-type="float" office:value="33102177">
            <text:p>33102177</text:p>
          </table:table-cell>
          <table:table-cell table:number-columns-repeated="1018"/>
        </table:table-row>
        <table:table-row table:style-name="ro3">
          <table:table-cell table:style-name="ce3" office:value-type="date" office:date-value="2015-06-23">
            <text:p>23/06/15</text:p>
          </table:table-cell>
          <table:table-cell office:value-type="string">
            <text:p>MTTO-341-2015</text:p>
          </table:table-cell>
          <table:table-cell office:value-type="string">
            <text:p>DDA-282</text:p>
          </table:table-cell>
          <table:table-cell office:value-type="string">
            <text:p>MANTENIMIENTO GENERAL CHAPAS DE LAS PUERTAS.</text:p>
          </table:table-cell>
          <table:table-cell office:value-type="string">
            <text:p>AXIAL</text:p>
          </table:table-cell>
          <table:table-cell office:value-type="string">
            <text:p>15963-15</text:p>
          </table:table-cell>
          <table:table-cell table:number-columns-repeated="1018"/>
        </table:table-row>
        <table:table-row table:style-name="ro3">
          <table:table-cell table:style-name="ce3" office:value-type="date" office:date-value="2015-06-23">
            <text:p>23/06/15</text:p>
          </table:table-cell>
          <table:table-cell office:value-type="string">
            <text:p>MTTO-342-2015</text:p>
          </table:table-cell>
          <table:table-cell office:value-type="string">
            <text:p>DDA-282</text:p>
          </table:table-cell>
          <table:table-cell office:value-type="string">
            <text:p>REVISION GENERAL DE SOBREFORROS.</text:p>
          </table:table-cell>
          <table:table-cell office:value-type="string">
            <text:p>TAPIZADOS FERNANDO OSPINA </text:p>
          </table:table-cell>
          <table:table-cell table:number-columns-repeated="1019"/>
        </table:table-row>
        <table:table-row table:style-name="ro3">
          <table:table-cell table:style-name="ce3" office:value-type="date" office:date-value="2015-06-24">
            <text:p>24/06/15</text:p>
          </table:table-cell>
          <table:table-cell office:value-type="string">
            <text:p>MTTO-343-2015</text:p>
          </table:table-cell>
          <table:table-cell office:value-type="string">
            <text:p>DDA-206</text:p>
          </table:table-cell>
          <table:table-cell office:value-type="string">
            <text:p>MANTENIMIENTO CHAPAS DE PUERTAS TRASERAS Y REVISION LUCES STOP.</text:p>
          </table:table-cell>
          <table:table-cell office:value-type="string">
            <text:p>AXIAL</text:p>
          </table:table-cell>
          <table:table-cell office:value-type="string">
            <text:p>15964-15</text:p>
          </table:table-cell>
          <table:table-cell table:number-columns-repeated="1018"/>
        </table:table-row>
        <table:table-row table:style-name="ro3">
          <table:table-cell table:style-name="ce3" office:value-type="date" office:date-value="2015-06-24">
            <text:p>24/06/15</text:p>
          </table:table-cell>
          <table:table-cell office:value-type="string">
            <text:p>MTTO-344-2015</text:p>
          </table:table-cell>
          <table:table-cell office:value-type="string">
            <text:p>DDA-206</text:p>
          </table:table-cell>
          <table:table-cell office:value-type="string">
            <text:p>TAPIZADO DE ASIENTO TRASERO.</text:p>
          </table:table-cell>
          <table:table-cell office:value-type="string">
            <text:p>TAPIZADOS FERNANDO OSPINA </text:p>
          </table:table-cell>
          <table:table-cell table:number-columns-repeated="1019"/>
        </table:table-row>
        <table:table-row table:style-name="ro3">
          <table:table-cell table:style-name="ce3" office:value-type="date" office:date-value="2015-06-24">
            <text:p>24/06/15</text:p>
          </table:table-cell>
          <table:table-cell office:value-type="string">
            <text:p>MTTO-345-2015</text:p>
          </table:table-cell>
          <table:table-cell office:value-type="string">
            <text:p>DDA-206</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8">
          <table:table-cell table:style-name="ce3" office:value-type="date" office:date-value="2015-06-24">
            <text:p>24/06/15</text:p>
          </table:table-cell>
          <table:table-cell office:value-type="string">
            <text:p>AAM-82-2015-T2</text:p>
          </table:table-cell>
          <table:table-cell office:value-type="string">
            <text:p>DDC-295</text:p>
          </table:table-cell>
          <table:table-cell office:value-type="string">
            <text:p>INSTALACION DE 4 LLANTAS NUEVAS MARCA MICHELIN REF. 195/70 R15 (INCLUYE MONTAJE Y MARCACION), SEGUN ORDEN DE COMPRA UTDVVCC-AAO-258-2015, ALINEACION DIRECCION Y BALANCEO RUEDAS.</text:p>
          </table:table-cell>
          <table:table-cell office:value-type="string">
            <text:p>AUTOCENTRO CAPRI</text:p>
          </table:table-cell>
          <table:table-cell office:value-type="string">
            <text:p>REM 6173</text:p>
          </table:table-cell>
          <table:table-cell table:number-columns-repeated="1018"/>
        </table:table-row>
        <table:table-row table:style-name="ro6">
          <table:table-cell table:style-name="ce3" office:value-type="date" office:date-value="2015-06-24">
            <text:p>24/06/15</text:p>
          </table:table-cell>
          <table:table-cell office:value-type="string">
            <text:p>AAM-21-2015-GP</text:p>
          </table:table-cell>
          <table:table-cell office:value-type="string">
            <text:p>CJC-368</text:p>
          </table:table-cell>
          <table:table-cell office:value-type="string">
            <text:p>MANTENIMIENTO ARRANQUE Y REVISION LUCES.</text:p>
          </table:table-cell>
          <table:table-cell office:value-type="string">
            <text:p>RENZO NIETO </text:p>
          </table:table-cell>
          <table:table-cell office:value-type="string">
            <text:p>0 9 3 1</text:p>
          </table:table-cell>
          <table:table-cell table:number-columns-repeated="1018"/>
        </table:table-row>
        <table:table-row table:style-name="ro6">
          <table:table-cell table:style-name="ce3" office:value-type="date" office:date-value="2015-06-24">
            <text:p>24/06/15</text:p>
          </table:table-cell>
          <table:table-cell office:value-type="string">
            <text:p>MTTO-346-2015</text:p>
          </table:table-cell>
          <table:table-cell office:value-type="string">
            <text:p>DDA-208</text:p>
          </table:table-cell>
          <table:table-cell office:value-type="string">
            <text:p>REVISION POR GARANTIA DEL BOXTER.</text:p>
          </table:table-cell>
          <table:table-cell office:value-type="string">
            <text:p>FRENO PARTES</text:p>
          </table:table-cell>
          <table:table-cell office:value-type="float" office:value="132">
            <text:p>132</text:p>
          </table:table-cell>
          <table:table-cell table:number-columns-repeated="1018"/>
        </table:table-row>
        <table:table-row table:style-name="ro3">
          <table:table-cell table:style-name="ce3" office:value-type="date" office:date-value="2015-06-24">
            <text:p>24/06/15</text:p>
          </table:table-cell>
          <table:table-cell office:value-type="string">
            <text:p>AAM-83-2015-T2</text:p>
          </table:table-cell>
          <table:table-cell office:value-type="string">
            <text:p>SPK-180</text:p>
          </table:table-cell>
          <table:table-cell office:value-type="string">
            <text:p>CAMBIO DE ACEITE MOTOR, FILTRO DE ACEITE, COMBUSTIBLE Y ENGRASE DE CHASIS</text:p>
          </table:table-cell>
          <table:table-cell office:value-type="string">
            <text:p>AUTOPACIFICO</text:p>
          </table:table-cell>
          <table:table-cell office:value-type="string">
            <text:p>OT 383705</text:p>
          </table:table-cell>
          <table:table-cell table:number-columns-repeated="1018"/>
        </table:table-row>
        <table:table-row table:style-name="ro5">
          <table:table-cell table:style-name="ce3" office:value-type="date" office:date-value="2015-06-24">
            <text:p>24/06/15</text:p>
          </table:table-cell>
          <table:table-cell office:value-type="string">
            <text:p>MTTO-347-2015</text:p>
          </table:table-cell>
          <table:table-cell office:value-type="string">
            <text:p>CJJ-590</text:p>
          </table:table-cell>
          <table:table-cell office:value-type="string">
            <text:p>REVISION TECNOMECANICA.</text:p>
          </table:table-cell>
          <table:table-cell office:value-type="string">
            <text:p>CENTRO DE DIAGNOSTICO AUTOMOTOR DEL VALLE </text:p>
          </table:table-cell>
          <table:table-cell office:value-type="string">
            <text:p>24 – JUN – 2015</text:p>
          </table:table-cell>
          <table:table-cell table:number-columns-repeated="1018"/>
        </table:table-row>
        <table:table-row table:style-name="ro8">
          <table:table-cell table:style-name="ce3" office:value-type="date" office:date-value="2015-06-25">
            <text:p>25/06/15</text:p>
          </table:table-cell>
          <table:table-cell office:value-type="string">
            <text:p>AAM-76-2015-T7</text:p>
          </table:table-cell>
          <table:table-cell office:value-type="string">
            <text:p>WEP-810</text:p>
          </table:table-cell>
          <table:table-cell office:value-type="string">
            <text:p>INSTALACION DE 6 LLANTAS NUEVAS MARCA MICHELIN REF. 215/75 R 17,5 (INCLUYE MONTAJE Y MARCACION), SEGUN ORDEN DE COMPRA UTDVVCC-AAO-257-2015, ALINEACION DIRECCION Y BALANCEO DE RUEDAS.</text:p>
          </table:table-cell>
          <table:table-cell office:value-type="string">
            <text:p>LLANTAS LA ESTACION</text:p>
          </table:table-cell>
          <table:table-cell office:value-type="string">
            <text:p>ASV-T7-148-2015</text:p>
            <text:p>COTIZACION 466</text:p>
          </table:table-cell>
          <table:table-cell table:number-columns-repeated="1018"/>
        </table:table-row>
        <table:table-row table:style-name="ro3">
          <table:table-cell table:style-name="ce3" office:value-type="date" office:date-value="2015-06-25">
            <text:p>25/06/15</text:p>
          </table:table-cell>
          <table:table-cell office:value-type="string">
            <text:p>AAM-77-2015-T7</text:p>
          </table:table-cell>
          <table:table-cell office:value-type="string">
            <text:p>WEP-810</text:p>
          </table:table-cell>
          <table:table-cell office:value-type="string">
            <text:p>REVISAR SISTEMA DE CARGA POR GARANTIA Y ALINEACION DE LUCES DELANTERAS</text:p>
          </table:table-cell>
          <table:table-cell office:value-type="string">
            <text:p>COEXITO-OSCAR GARCIA </text:p>
          </table:table-cell>
          <table:table-cell office:value-type="float" office:value="2286737">
            <text:p>2286737</text:p>
          </table:table-cell>
          <table:table-cell table:number-columns-repeated="1018"/>
        </table:table-row>
        <table:table-row table:style-name="ro3">
          <table:table-cell table:style-name="ce3" office:value-type="date" office:date-value="2015-06-25">
            <text:p>25/06/15</text:p>
          </table:table-cell>
          <table:table-cell office:value-type="string">
            <text:p>AAM-78-2015-T7</text:p>
          </table:table-cell>
          <table:table-cell office:value-type="string">
            <text:p>WCZ-206</text:p>
          </table:table-cell>
          <table:table-cell office:value-type="string">
            <text:p>CAMBIO DE MANGUERA HIDRAULICA QUE SALE DEL MANDO Y LLEGA AL WINCHE.</text:p>
          </table:table-cell>
          <table:table-cell office:value-type="string">
            <text:p>REHIMAC </text:p>
          </table:table-cell>
          <table:table-cell office:value-type="string">
            <text:p>0 3 1 <text:s/></text:p>
          </table:table-cell>
          <table:table-cell table:number-columns-repeated="1018"/>
        </table:table-row>
        <table:table-row table:style-name="ro3">
          <table:table-cell table:style-name="ce3" office:value-type="date" office:date-value="2015-06-25">
            <text:p>25/06/15</text:p>
          </table:table-cell>
          <table:table-cell office:value-type="string">
            <text:p>AAM-84-2015-T2</text:p>
          </table:table-cell>
          <table:table-cell office:value-type="string">
            <text:p>DDC-295</text:p>
          </table:table-cell>
          <table:table-cell office:value-type="string">
            <text:p>RUTINA DE LOS 455.000 KMS (INCLUYE CAMBIO FILTRO DE ACEITE Y ACEITE MOTOR).</text:p>
          </table:table-cell>
          <table:table-cell office:value-type="string">
            <text:p>TALLERES AUTORIZADOS S.A.</text:p>
          </table:table-cell>
          <table:table-cell office:value-type="float" office:value="33102228">
            <text:p>33102228</text:p>
          </table:table-cell>
          <table:table-cell table:number-columns-repeated="1018"/>
        </table:table-row>
        <table:table-row table:style-name="ro3">
          <table:table-cell table:style-name="ce3" office:value-type="date" office:date-value="2015-06-25">
            <text:p>25/06/15</text:p>
          </table:table-cell>
          <table:table-cell office:value-type="string">
            <text:p>AAM-88-2015-L.B</text:p>
          </table:table-cell>
          <table:table-cell office:value-type="string">
            <text:p>DDB-883</text:p>
          </table:table-cell>
          <table:table-cell office:value-type="string">
            <text:p>REVISION FISURA DISCO DE FRENO DELANTERO LADO IZQUIERDO.</text:p>
          </table:table-cell>
          <table:table-cell office:value-type="string">
            <text:p>TALLERES AUTORIZADOS S.A.</text:p>
          </table:table-cell>
          <table:table-cell office:value-type="float" office:value="31012974">
            <text:p>31012974</text:p>
          </table:table-cell>
          <table:table-cell table:number-columns-repeated="1018"/>
        </table:table-row>
        <table:table-row table:style-name="ro3">
          <table:table-cell table:style-name="ce3" office:value-type="date" office:date-value="2015-06-25">
            <text:p>25/06/15</text:p>
          </table:table-cell>
          <table:table-cell office:value-type="string">
            <text:p>AAM-28-2015-REL</text:p>
          </table:table-cell>
          <table:table-cell office:value-type="string">
            <text:p>CJJ-580</text:p>
          </table:table-cell>
          <table:table-cell office:value-type="string">
            <text:p>VERIFICAR RUIDO ANORMAL TREN DELANTERO AL GIRAR LA DIRECCION ESTANDO ESTATICA.</text:p>
          </table:table-cell>
          <table:table-cell office:value-type="string">
            <text:p>FRENO PARTES</text:p>
          </table:table-cell>
          <table:table-cell table:number-columns-repeated="1019"/>
        </table:table-row>
        <table:table-row table:style-name="ro3">
          <table:table-cell table:style-name="ce3" office:value-type="date" office:date-value="2015-06-25">
            <text:p>25/06/15</text:p>
          </table:table-cell>
          <table:table-cell office:value-type="string">
            <text:p>AAM-89-2015-L.B</text:p>
          </table:table-cell>
          <table:table-cell office:value-type="string">
            <text:p>WEQ-358</text:p>
          </table:table-cell>
          <table:table-cell office:value-type="string">
            <text:p>RUTINA DE LOS 60.000 KMS</text:p>
          </table:table-cell>
          <table:table-cell office:value-type="string">
            <text:p>AUTOFARALLONES RENAULT</text:p>
          </table:table-cell>
          <table:table-cell office:value-type="float" office:value="3177">
            <text:p>3177</text:p>
          </table:table-cell>
          <table:table-cell table:number-columns-repeated="1018"/>
        </table:table-row>
        <table:table-row table:style-name="ro3">
          <table:table-cell table:style-name="ce3" office:value-type="date" office:date-value="2015-06-26">
            <text:p>26/06/15</text:p>
          </table:table-cell>
          <table:table-cell office:value-type="string">
            <text:p>MTTO-348-2015</text:p>
          </table:table-cell>
          <table:table-cell office:value-type="string">
            <text:p>MOTOR LISTER HIDRO No. 2</text:p>
          </table:table-cell>
          <table:table-cell office:value-type="string">
            <text:p>SOLDAR BASE DEL MOTOR LISTER.</text:p>
          </table:table-cell>
          <table:table-cell office:value-type="string">
            <text:p>HERMAR</text:p>
          </table:table-cell>
          <table:table-cell table:number-columns-repeated="1019"/>
        </table:table-row>
        <table:table-row table:style-name="ro6">
          <table:table-cell table:style-name="ce3" office:value-type="date" office:date-value="2015-06-26">
            <text:p>26/06/15</text:p>
          </table:table-cell>
          <table:table-cell office:value-type="string">
            <text:p>AAM-22-2015-GP</text:p>
          </table:table-cell>
          <table:table-cell office:value-type="string">
            <text:p>DDB-890</text:p>
          </table:table-cell>
          <table:table-cell office:value-type="string">
            <text:p>SOLDAR EXOSTO DEL SILENCIADOR.</text:p>
          </table:table-cell>
          <table:table-cell office:value-type="string">
            <text:p>TECNIMARCANT</text:p>
          </table:table-cell>
          <table:table-cell office:value-type="float" office:value="1842">
            <text:p>1842</text:p>
          </table:table-cell>
          <table:table-cell table:number-columns-repeated="1018"/>
        </table:table-row>
        <table:table-row table:style-name="ro3">
          <table:table-cell table:style-name="ce3" office:value-type="date" office:date-value="2015-06-26">
            <text:p>26/06/15</text:p>
          </table:table-cell>
          <table:table-cell office:value-type="string">
            <text:p>AAM-85-2015-T2</text:p>
          </table:table-cell>
          <table:table-cell office:value-type="string">
            <text:p>KEW-926</text:p>
          </table:table-cell>
          <table:table-cell office:value-type="string">
            <text:p>MANTENIMIENTO RODAMIENTOS PUERTA CORREDIZA LATERAL DERECHA.</text:p>
          </table:table-cell>
          <table:table-cell office:value-type="string">
            <text:p>AXIAL</text:p>
          </table:table-cell>
          <table:table-cell office:value-type="string">
            <text:p>15966-15</text:p>
          </table:table-cell>
          <table:table-cell table:number-columns-repeated="1018"/>
        </table:table-row>
        <table:table-row table:style-name="ro3">
          <table:table-cell table:style-name="ce3" office:value-type="date" office:date-value="2015-06-26">
            <text:p>26/06/15</text:p>
          </table:table-cell>
          <table:table-cell office:value-type="string">
            <text:p>MTTO-349-2015</text:p>
          </table:table-cell>
          <table:table-cell office:value-type="string">
            <text:p>KUK-382</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8">
          <table:table-cell table:style-name="ce3" office:value-type="date" office:date-value="2015-06-26">
            <text:p>26/06/15</text:p>
          </table:table-cell>
          <table:table-cell office:value-type="string">
            <text:p>AAM-79-2015-T7</text:p>
          </table:table-cell>
          <table:table-cell office:value-type="string">
            <text:p>SQI-521</text:p>
          </table:table-cell>
          <table:table-cell office:value-type="string">
            <text:p>INSTALACION DE 4 LLANTAS <text:s/>TRASERAS NUEVAS MARCA MICHELIN REF. 295/80R22,5 (INCLUYE MONTAJE Y MARCACION), SEGUN ORDENES DE COMPRA UTDVVCC-AAO-257-2015 Y UTDVVCC-AAO-292-2015.</text:p>
          </table:table-cell>
          <table:table-cell office:value-type="string">
            <text:p>LLANTAS LA ESTACION</text:p>
          </table:table-cell>
          <table:table-cell office:value-type="float" office:value="5455">
            <text:p>5455</text:p>
          </table:table-cell>
          <table:table-cell table:number-columns-repeated="1018"/>
        </table:table-row>
        <table:table-row table:style-name="ro3">
          <table:table-cell table:style-name="ce3" office:value-type="date" office:date-value="2015-06-26">
            <text:p>26/06/15</text:p>
          </table:table-cell>
          <table:table-cell office:value-type="string">
            <text:p>AAM-52-2015-IF</text:p>
          </table:table-cell>
          <table:table-cell office:value-type="string">
            <text:p>DDB-885</text:p>
          </table:table-cell>
          <table:table-cell office:value-type="string">
            <text:p>REPARACION PARTES AFECTADAS DE LAMINA Y PINTURA, SEGUN RECLAMO No. 03410593900002.</text:p>
          </table:table-cell>
          <table:table-cell office:value-type="string">
            <text:p>ARAUTOS</text:p>
          </table:table-cell>
          <table:table-cell table:number-columns-repeated="1019"/>
        </table:table-row>
        <table:table-row table:style-name="ro5">
          <table:table-cell table:style-name="ce3" office:value-type="date" office:date-value="2015-06-26">
            <text:p>26/06/15</text:p>
          </table:table-cell>
          <table:table-cell office:value-type="string">
            <text:p>AAM-91-2015-L.B</text:p>
          </table:table-cell>
          <table:table-cell office:value-type="string">
            <text:p>DDB-883</text:p>
          </table:table-cell>
          <table:table-cell office:value-type="string">
            <text:p>INSTALACION DE 2 LLANTAS DELANTERAS NUEVAS MARCA MICHELIN AGILIS REF. 195/70 R15 (INCLUYE MONTAJE Y MARCACION), SEGUN ORDEN DE COMPRA UTDVVCC-AAO-258-2015.</text:p>
          </table:table-cell>
          <table:table-cell office:value-type="string">
            <text:p>AUTOCENTRO CAPRI</text:p>
          </table:table-cell>
          <table:table-cell table:number-columns-repeated="1019"/>
        </table:table-row>
        <table:table-row table:style-name="ro7">
          <table:table-cell table:style-name="ce3" office:value-type="date" office:date-value="2015-06-26">
            <text:p>26/06/15</text:p>
          </table:table-cell>
          <table:table-cell office:value-type="string">
            <text:p>AAM-80-2015-T7</text:p>
          </table:table-cell>
          <table:table-cell office:value-type="string">
            <text:p>SQI-521</text:p>
          </table:table-cell>
          <table:table-cell office:value-type="string">
            <text:p>INSTALACION DE 2 LLANTAS <text:s/>DELANTERAS NUEVAS MARCA MICHELIN REF. 295/80 R22,5 (INCLUYE MONTAJE Y MARCACION), SEGUN ORDEN DE COMPRA UTDVVCC-AAO-258-2015, ALINEACION DIRECCION Y BALANCEO RUEDAS DELANTERAS.</text:p>
          </table:table-cell>
          <table:table-cell office:value-type="string">
            <text:p>AUTOCENTRO CAPRI</text:p>
          </table:table-cell>
          <table:table-cell office:value-type="string">
            <text:p>ASV-T7-148-2015</text:p>
          </table:table-cell>
          <table:table-cell table:number-columns-repeated="1018"/>
        </table:table-row>
        <table:table-row table:style-name="ro4">
          <table:table-cell table:style-name="ce3" office:value-type="date" office:date-value="2015-06-27">
            <text:p>27/06/15</text:p>
          </table:table-cell>
          <table:table-cell office:value-type="string">
            <text:p>MTTO-350-2015</text:p>
          </table:table-cell>
          <table:table-cell office:value-type="string">
            <text:p>USE-822</text:p>
          </table:table-cell>
          <table:table-cell office:value-type="string">
            <text:p>INSTALACION DE 2 LLANTAS DELANTERAS USADAS REF. 12R 22.5, MARCA BRIDGESTONE SUMINISTRADAS POR ALMACEN DEL CCO.</text:p>
          </table:table-cell>
          <table:table-cell office:value-type="string">
            <text:p>COEXITO-OSCAR GARCIA </text:p>
          </table:table-cell>
          <table:table-cell office:value-type="float" office:value="2235037">
            <text:p>2235037</text:p>
          </table:table-cell>
          <table:table-cell table:number-columns-repeated="1018"/>
        </table:table-row>
        <table:table-row table:style-name="ro11">
          <table:table-cell table:style-name="ce3" office:value-type="date" office:date-value="2015-06-27">
            <text:p>27/06/15</text:p>
          </table:table-cell>
          <table:table-cell office:value-type="string">
            <text:p>MTTO-351-2015</text:p>
          </table:table-cell>
          <table:table-cell office:value-type="string">
            <text:p>KUK-382</text:p>
          </table:table-cell>
          <table:table-cell office:value-type="string">
            <text:p>INSTALACION DE 6 LLANTAS NUEVAS MARCA GOOD YEAR REF. 1100-20 (INCLUYE MONTAJE Y MARCACION), SEGUN ORDEN DE COMPRA 4208.</text:p>
          </table:table-cell>
          <table:table-cell office:value-type="string">
            <text:p>AUTOCENTRO CAPRI</text:p>
          </table:table-cell>
          <table:table-cell office:value-type="string">
            <text:p>LAS 2 DEL FUERON INSTALADAS EN SMI-082 – LAS 4 TRASERAS SE RECIBEN CON REM 6181</text:p>
          </table:table-cell>
          <table:table-cell table:number-columns-repeated="1018"/>
        </table:table-row>
        <table:table-row table:style-name="ro7">
          <table:table-cell table:style-name="ce3" office:value-type="date" office:date-value="2015-06-27">
            <text:p>27/06/15</text:p>
          </table:table-cell>
          <table:table-cell office:value-type="string">
            <text:p>AAM-81-2015-T7</text:p>
          </table:table-cell>
          <table:table-cell office:value-type="string">
            <text:p>WEP-811</text:p>
          </table:table-cell>
          <table:table-cell office:value-type="string">
            <text:p>INSTALACION DE 6 LLANTAS NUEVAS MARCA MICHELIN REF. 215/75 R 17.5 TODA POSICION (INCLUYE MONTAJE Y MARCACION), SEGUN ORDEN DE COMPRA UTDVVCC-AAO-257-2015, ALINEACION DIRECCION Y BALANCEO DE RUEDAS.</text:p>
          </table:table-cell>
          <table:table-cell office:value-type="string">
            <text:p>LLANTAS LA ESTACION</text:p>
          </table:table-cell>
          <table:table-cell office:value-type="string">
            <text:p>ASV-T7-148-2015</text:p>
            <text:p>COTIZACION 467</text:p>
          </table:table-cell>
          <table:table-cell table:number-columns-repeated="1018"/>
        </table:table-row>
        <table:table-row table:style-name="ro11">
          <table:table-cell table:style-name="ce3" office:value-type="date" office:date-value="2015-06-27">
            <text:p>27/06/15</text:p>
          </table:table-cell>
          <table:table-cell office:value-type="string">
            <text:p>AAM-45-2015-T1</text:p>
          </table:table-cell>
          <table:table-cell office:value-type="string">
            <text:p>SPK-307</text:p>
          </table:table-cell>
          <table:table-cell office:value-type="string">
            <text:p>INSTALACION DE 4 LLANTAS TRASERAS NUEVAS MARCA MICHELIN TODA POSICION REF. 215/75 R17.5 (INCLUYE MONTAJE Y MARCACION), SEGUN ORDEN DE COMPRA UTDVVCC-AAO-257-2015, ALINEACION DIRECCION, BALANCEO RUEDAS DELANTERAS Y ROTACION LLANTAS DELANTERAS.</text:p>
          </table:table-cell>
          <table:table-cell office:value-type="string">
            <text:p>LLANTAS LA ESTACION</text:p>
          </table:table-cell>
          <table:table-cell office:value-type="float" office:value="472">
            <text:p>472</text:p>
          </table:table-cell>
          <table:table-cell table:number-columns-repeated="1018"/>
        </table:table-row>
        <table:table-row table:style-name="ro3">
          <table:table-cell table:style-name="ce3" office:value-type="date" office:date-value="2015-06-30">
            <text:p>30/06/15</text:p>
          </table:table-cell>
          <table:table-cell office:value-type="string">
            <text:p>MTTO-352-2015</text:p>
          </table:table-cell>
          <table:table-cell office:value-type="string">
            <text:p>USE-825</text:p>
          </table:table-cell>
          <table:table-cell office:value-type="string">
            <text:p>DESPINCHAR LLANTA TRASERA EXTERNA DERECHA.</text:p>
          </table:table-cell>
          <table:table-cell office:value-type="string">
            <text:p>ESTACION LAS PALMERAS</text:p>
          </table:table-cell>
          <table:table-cell table:number-columns-repeated="1019"/>
        </table:table-row>
        <table:table-row table:style-name="ro3">
          <table:table-cell table:style-name="ce3" office:value-type="date" office:date-value="2015-06-30">
            <text:p>30/06/15</text:p>
          </table:table-cell>
          <table:table-cell office:value-type="string">
            <text:p>MTTO-353-2015</text:p>
          </table:table-cell>
          <table:table-cell office:value-type="string">
            <text:p>COMPRESOR DEL CARRO DELINEADOR </text:p>
          </table:table-cell>
          <table:table-cell office:value-type="string">
            <text:p>MANTENIMIENTO RUTINA DE LAS 1.000 HORAS</text:p>
          </table:table-cell>
          <table:table-cell office:value-type="string">
            <text:p>NEUMATICA DEL CARIBE</text:p>
          </table:table-cell>
          <table:table-cell office:value-type="string">
            <text:p>CL15402-S</text:p>
          </table:table-cell>
          <table:table-cell table:number-columns-repeated="1018"/>
        </table:table-row>
        <table:table-row table:style-name="ro3">
          <table:table-cell table:style-name="ce3" office:value-type="date" office:date-value="2015-06-30">
            <text:p>30/06/15</text:p>
          </table:table-cell>
          <table:table-cell office:value-type="string">
            <text:p>MTTO-354-2015</text:p>
          </table:table-cell>
          <table:table-cell office:value-type="string">
            <text:p>SMI-194</text:p>
          </table:table-cell>
          <table:table-cell office:value-type="string">
            <text:p>INSTALAR VIGILLAS ENTRE FURGON Y CHASIS, SUMINISTRADAS POR ALMACEN DEL CCO.</text:p>
          </table:table-cell>
          <table:table-cell office:value-type="string">
            <text:p>KENWORTH DE LA MONTAÑA</text:p>
          </table:table-cell>
          <table:table-cell office:value-type="float" office:value="5255">
            <text:p>5255</text:p>
          </table:table-cell>
          <table:table-cell table:number-columns-repeated="1018"/>
        </table:table-row>
        <table:table-row table:style-name="ro3">
          <table:table-cell table:style-name="ce3" office:value-type="date" office:date-value="2015-06-30">
            <text:p>30/06/15</text:p>
          </table:table-cell>
          <table:table-cell office:value-type="string">
            <text:p>AAM-53-2015-IF</text:p>
          </table:table-cell>
          <table:table-cell office:value-type="string">
            <text:p>CJJ-578</text:p>
          </table:table-cell>
          <table:table-cell office:value-type="string">
            <text:p>REVISION POR GARANTIA FRENO (ESTA LARGO) Y VERIFICAR FUGA POR RUEDAS TRASERAS.</text:p>
          </table:table-cell>
          <table:table-cell office:value-type="string">
            <text:p>FRENO PARTES</text:p>
          </table:table-cell>
          <table:table-cell table:number-columns-repeated="1019"/>
        </table:table-row>
        <table:table-row table:style-name="ro5">
          <table:table-cell table:style-name="ce3" office:value-type="date" office:date-value="2015-06-30">
            <text:p>30/06/15</text:p>
          </table:table-cell>
          <table:table-cell office:value-type="string">
            <text:p>MTTO-355-2015</text:p>
          </table:table-cell>
          <table:table-cell office:value-type="string">
            <text:p>DDA-165</text:p>
          </table:table-cell>
          <table:table-cell office:value-type="string">
            <text:p>REVISION TECNOMECANICA.</text:p>
          </table:table-cell>
          <table:table-cell office:value-type="string">
            <text:p>CENTRO DE DIAGNOSTICO AUTOMOTOR DEL VALLE </text:p>
          </table:table-cell>
          <table:table-cell table:style-name="ce16" office:value-type="string">
            <text:p>30 – JUN – 2015</text:p>
          </table:table-cell>
          <table:table-cell table:number-columns-repeated="1018"/>
        </table:table-row>
        <table:table-row table:style-name="ro4">
          <table:table-cell table:style-name="ce3" office:value-type="date" office:date-value="2015-06-30">
            <text:p>30/06/15</text:p>
          </table:table-cell>
          <table:table-cell office:value-type="string">
            <text:p>MTTO-356-2015</text:p>
          </table:table-cell>
          <table:table-cell office:value-type="string">
            <text:p>USA-339</text:p>
          </table:table-cell>
          <table:table-cell office:value-type="string">
            <text:p>VERIFICAR ESTADO DE RUEDA TRASERA EXTERNA DERECHA Y ENDEREZAR RIN, Y DESPINCHAR LLANTA DE REPUESTO</text:p>
          </table:table-cell>
          <table:table-cell office:value-type="string">
            <text:p>LLANTAS LA ESTACION</text:p>
          </table:table-cell>
          <table:table-cell office:value-type="float" office:value="5452">
            <text:p>5452</text:p>
          </table:table-cell>
          <table:table-cell table:number-columns-repeated="1018"/>
        </table:table-row>
        <table:table-row table:style-name="ro6">
          <table:table-cell table:style-name="ce3" office:value-type="date" office:date-value="2015-06-30">
            <text:p>30/06/15</text:p>
          </table:table-cell>
          <table:table-cell office:value-type="string">
            <text:p>MTTO-357-2015</text:p>
          </table:table-cell>
          <table:table-cell office:value-type="string">
            <text:p>236D</text:p>
          </table:table-cell>
          <table:table-cell office:value-type="string">
            <text:p>REVISAR SISTEMA DE ACELERACION.</text:p>
          </table:table-cell>
          <table:table-cell office:value-type="string">
            <text:p>GECOLSA </text:p>
          </table:table-cell>
          <table:table-cell office:value-type="string">
            <text:p>RFL2014-112C</text:p>
          </table:table-cell>
          <table:table-cell table:number-columns-repeated="1018"/>
        </table:table-row>
        <table:table-row table:style-name="ro3">
          <table:table-cell table:style-name="ce3" office:value-type="date" office:date-value="2015-06-30">
            <text:p>30/06/15</text:p>
          </table:table-cell>
          <table:table-cell office:value-type="string">
            <text:p>MTTO-358-2015</text:p>
          </table:table-cell>
          <table:table-cell office:value-type="string">
            <text:p>TROMPO No. 2</text:p>
          </table:table-cell>
          <table:table-cell office:value-type="string">
            <text:p>REVISAR PASADOR DE ESCUALIZACION DE GIRO DEL TROMPO.</text:p>
          </table:table-cell>
          <table:table-cell office:value-type="string">
            <text:p>HERMAR</text:p>
          </table:table-cell>
          <table:table-cell table:number-columns-repeated="1019"/>
        </table:table-row>
        <table:table-row table:style-name="ro3">
          <table:table-cell table:style-name="ce3" office:value-type="date" office:date-value="2015-06-30">
            <text:p>30/06/15</text:p>
          </table:table-cell>
          <table:table-cell office:value-type="string">
            <text:p>MTTO-359-2015</text:p>
          </table:table-cell>
          <table:table-cell office:value-type="string">
            <text:p>DDA-208</text:p>
          </table:table-cell>
          <table:table-cell office:value-type="string">
            <text:p>REVISION RUIDO ANORMAL.</text:p>
          </table:table-cell>
          <table:table-cell office:value-type="string">
            <text:p>NACIONAL DE EMBRAGUES S.A.S</text:p>
          </table:table-cell>
          <table:table-cell table:number-columns-repeated="1019"/>
        </table:table-row>
        <table:table-row table:style-name="ro6">
          <table:table-cell table:style-name="ce3" office:value-type="date" office:date-value="2015-06-30">
            <text:p>30/06/15</text:p>
          </table:table-cell>
          <table:table-cell office:value-type="string">
            <text:p>MTTO-360-2015</text:p>
          </table:table-cell>
          <table:table-cell office:value-type="string">
            <text:p>DDA-208</text:p>
          </table:table-cell>
          <table:table-cell office:value-type="string">
            <text:p>REVISION COLA DEL TUBO DEL EXOSTO.</text:p>
          </table:table-cell>
          <table:table-cell office:value-type="string">
            <text:p>TECNIMARCANT</text:p>
          </table:table-cell>
          <table:table-cell office:value-type="float" office:value="1843">
            <text:p>1843</text:p>
          </table:table-cell>
          <table:table-cell table:number-columns-repeated="1018"/>
        </table:table-row>
        <table:table-row table:style-name="ro3">
          <table:table-cell table:style-name="ce3" office:value-type="date" office:date-value="2015-06-30">
            <text:p>30/06/15</text:p>
          </table:table-cell>
          <table:table-cell office:value-type="string">
            <text:p>AAM-86-2015-T2</text:p>
          </table:table-cell>
          <table:table-cell office:value-type="string">
            <text:p>KEW-926</text:p>
          </table:table-cell>
          <table:table-cell office:value-type="string">
            <text:p>CAMBIO DE AMORTIGUADORES DELANTEROS </text:p>
          </table:table-cell>
          <table:table-cell office:value-type="string">
            <text:p>TALLERES AUTORIZADOS S.A.</text:p>
          </table:table-cell>
          <table:table-cell office:value-type="float" office:value="31012992">
            <text:p>31012992</text:p>
          </table:table-cell>
          <table:table-cell table:number-columns-repeated="1018"/>
        </table:table-row>
        <table:table-row table:style-name="ro6">
          <table:table-cell table:style-name="ce3" office:value-type="date" office:date-value="2015-06-30">
            <text:p>30/06/15</text:p>
          </table:table-cell>
          <table:table-cell office:value-type="string">
            <text:p>AAM-73-2015-T3</text:p>
          </table:table-cell>
          <table:table-cell office:value-type="string">
            <text:p>WCZ-205</text:p>
          </table:table-cell>
          <table:table-cell office:value-type="string">
            <text:p>ROTACION LLANTAS.</text:p>
          </table:table-cell>
          <table:table-cell office:value-type="string">
            <text:p>LLANTAS LA ESTACION</text:p>
          </table:table-cell>
          <table:table-cell office:value-type="float" office:value="479">
            <text:p>479</text:p>
          </table:table-cell>
          <table:table-cell table:number-columns-repeated="1018"/>
        </table:table-row>
        <table:table-row table:style-name="ro4">
          <table:table-cell table:style-name="ce3" office:value-type="date" office:date-value="2015-07-01">
            <text:p>01/07/15</text:p>
          </table:table-cell>
          <table:table-cell office:value-type="string">
            <text:p>MTTO-361-2015</text:p>
          </table:table-cell>
          <table:table-cell office:value-type="string">
            <text:p>DDA-165</text:p>
          </table:table-cell>
          <table:table-cell office:value-type="string">
            <text:p>MANTENIMIENTO MUELLES TRASEROS Y REVISION ESTADO DE AMORTIGUADORES DELANTEROS Y TRASEROS.</text:p>
          </table:table-cell>
          <table:table-cell office:value-type="string">
            <text:p>FRENO PARTES</text:p>
          </table:table-cell>
          <table:table-cell office:value-type="float" office:value="136">
            <text:p>136</text:p>
          </table:table-cell>
          <table:table-cell table:number-columns-repeated="1018"/>
        </table:table-row>
        <table:table-row table:style-name="ro3">
          <table:table-cell table:style-name="ce3" office:value-type="date" office:date-value="2015-07-01">
            <text:p>01/07/15</text:p>
          </table:table-cell>
          <table:table-cell office:value-type="string">
            <text:p>MTTO-362-2015</text:p>
          </table:table-cell>
          <table:table-cell office:value-type="string">
            <text:p>USE-825</text:p>
          </table:table-cell>
          <table:table-cell office:value-type="string">
            <text:p>LAVADO PARTE BAJA.</text:p>
          </table:table-cell>
          <table:table-cell office:value-type="string">
            <text:p>ESTACION LAS PALMERAS</text:p>
          </table:table-cell>
          <table:table-cell table:number-columns-repeated="1019"/>
        </table:table-row>
        <table:table-row table:style-name="ro4">
          <table:table-cell table:style-name="ce3" office:value-type="date" office:date-value="2015-07-01">
            <text:p>01/07/15</text:p>
          </table:table-cell>
          <table:table-cell office:value-type="string">
            <text:p>AAM-111-2015-T4</text:p>
          </table:table-cell>
          <table:table-cell office:value-type="string">
            <text:p>KEX-384</text:p>
          </table:table-cell>
          <table:table-cell office:value-type="string">
            <text:p>REVISION ALTERNADOR POR GARANTIA INSTALAR PROVISIONALMENTE ALTERNADOR PERTENECIENTE A LA AMBULANCIA DE TRAMO 3. <text:s/></text:p>
          </table:table-cell>
          <table:table-cell office:value-type="string">
            <text:p>TALLERES AUTORIZADOS S.A.</text:p>
          </table:table-cell>
          <table:table-cell table:number-columns-repeated="1019"/>
        </table:table-row>
        <table:table-row table:style-name="ro3">
          <table:table-cell table:style-name="ce3" office:value-type="date" office:date-value="2015-07-01">
            <text:p>01/07/15</text:p>
          </table:table-cell>
          <table:table-cell office:value-type="string">
            <text:p>MTTO-363-2015</text:p>
          </table:table-cell>
          <table:table-cell office:value-type="string">
            <text:p>RETRO 420E</text:p>
          </table:table-cell>
          <table:table-cell office:value-type="string">
            <text:p>REVISAR SISTEMA DE CARGA POR GARANTIA.</text:p>
          </table:table-cell>
          <table:table-cell office:value-type="string">
            <text:p>COEXITO-OSCAR GARCIA </text:p>
          </table:table-cell>
          <table:table-cell table:number-columns-repeated="1019"/>
        </table:table-row>
        <table:table-row table:style-name="ro8">
          <table:table-cell table:style-name="ce3" office:value-type="date" office:date-value="2015-07-01">
            <text:p>01/07/15</text:p>
          </table:table-cell>
          <table:table-cell office:value-type="string">
            <text:p>AAM-112-2015-T4</text:p>
          </table:table-cell>
          <table:table-cell office:value-type="string">
            <text:p>SPK-951</text:p>
          </table:table-cell>
          <table:table-cell office:value-type="string">
            <text:p>INSTALACION DE 6 LLANTAS TODA POSICION MARCA MICHELIN REF. 215/75 R 17.5 (INCLUYE MONTAYE Y MARCACION), SEGUN ORDEN DE COMPRA UTDVVCC-AAO-257-2015, ALINEACION DIRECCION Y BALANCEO DE RUEDAS</text:p>
          </table:table-cell>
          <table:table-cell office:value-type="string">
            <text:p>LLANTAS LA ESTACION</text:p>
          </table:table-cell>
          <table:table-cell office:value-type="float" office:value="480">
            <text:p>480</text:p>
          </table:table-cell>
          <table:table-cell table:number-columns-repeated="1018"/>
        </table:table-row>
        <table:table-row table:style-name="ro3">
          <table:table-cell table:style-name="ce3" office:value-type="date" office:date-value="2015-07-01">
            <text:p>01/07/15</text:p>
          </table:table-cell>
          <table:table-cell office:value-type="string">
            <text:p>AAM-113-2015-T4</text:p>
          </table:table-cell>
          <table:table-cell office:value-type="string">
            <text:p>TLO-302</text:p>
          </table:table-cell>
          <table:table-cell office:value-type="string">
            <text:p>CORREGIR FUGA DE AIRE PARTE DELANTERA </text:p>
          </table:table-cell>
          <table:table-cell office:value-type="string">
            <text:p>METALMECANICA M &amp; F SAS </text:p>
          </table:table-cell>
          <table:table-cell table:number-columns-repeated="1019"/>
        </table:table-row>
        <table:table-row table:style-name="ro3">
          <table:table-cell table:style-name="ce3" office:value-type="date" office:date-value="2015-07-01">
            <text:p>01/07/15</text:p>
          </table:table-cell>
          <table:table-cell office:value-type="string">
            <text:p>AAM-92-2015-L.B</text:p>
          </table:table-cell>
          <table:table-cell office:value-type="string">
            <text:p>DDA-221</text:p>
          </table:table-cell>
          <table:table-cell office:value-type="string">
            <text:p>REVISAR SISTEMA DE CARGA POR GARANTIA.</text:p>
          </table:table-cell>
          <table:table-cell office:value-type="string">
            <text:p>COEXITO-OSCAR GARCIA </text:p>
          </table:table-cell>
          <table:table-cell office:value-type="float" office:value="2235129">
            <text:p>2235129</text:p>
          </table:table-cell>
          <table:table-cell table:number-columns-repeated="1018"/>
        </table:table-row>
        <table:table-row table:style-name="ro3">
          <table:table-cell table:style-name="ce3" office:value-type="date" office:date-value="2015-07-01">
            <text:p>01/07/15</text:p>
          </table:table-cell>
          <table:table-cell office:value-type="string">
            <text:p>MTTO-364-2015</text:p>
          </table:table-cell>
          <table:table-cell office:value-type="string">
            <text:p>CJJ-147</text:p>
          </table:table-cell>
          <table:table-cell office:value-type="string">
            <text:p>CAMBIO DE AMORTIGUADORES DELANTEROS.</text:p>
          </table:table-cell>
          <table:table-cell office:value-type="string">
            <text:p>METALMECANICA M &amp; F SAS </text:p>
          </table:table-cell>
          <table:table-cell table:number-columns-repeated="1019"/>
        </table:table-row>
        <table:table-row table:style-name="ro3">
          <table:table-cell table:style-name="ce3" office:value-type="date" office:date-value="2015-07-01">
            <text:p>01/07/15</text:p>
          </table:table-cell>
          <table:table-cell office:value-type="string">
            <text:p>AAM-84-2015-T7</text:p>
          </table:table-cell>
          <table:table-cell office:value-type="string">
            <text:p>WEP-810</text:p>
          </table:table-cell>
          <table:table-cell office:value-type="string">
            <text:p>MANTENIMIENTO RUTINA DE LOS 105.000 KMS (INCLUEYE CAMBIO DE ACEITE Y FILTROS)</text:p>
          </table:table-cell>
          <table:table-cell office:value-type="string">
            <text:p>AUTOPACIFICO</text:p>
          </table:table-cell>
          <table:table-cell office:value-type="string">
            <text:p>OT 384689</text:p>
          </table:table-cell>
          <table:table-cell table:number-columns-repeated="1018"/>
        </table:table-row>
        <table:table-row table:style-name="ro3">
          <table:table-cell table:style-name="ce3" office:value-type="date" office:date-value="2015-07-01">
            <text:p>01/07/15</text:p>
          </table:table-cell>
          <table:table-cell office:value-type="string">
            <text:p>AAM-116-2015-T4</text:p>
          </table:table-cell>
          <table:table-cell office:value-type="string">
            <text:p>KEX-384</text:p>
          </table:table-cell>
          <table:table-cell office:value-type="string">
            <text:p>REVISAR BATERIA DE LOS ACCESORIOS DE LA AMBULANCIA.</text:p>
          </table:table-cell>
          <table:table-cell office:value-type="string">
            <text:p>COEXITO-OSCAR GARCIA </text:p>
          </table:table-cell>
          <table:table-cell table:number-columns-repeated="1019"/>
        </table:table-row>
        <table:table-row table:style-name="ro4">
          <table:table-cell table:style-name="ce3" office:value-type="date" office:date-value="2015-07-01">
            <text:p>01/07/15</text:p>
          </table:table-cell>
          <table:table-cell office:value-type="string">
            <text:p>AAM-71-2015-T5</text:p>
          </table:table-cell>
          <table:table-cell office:value-type="string">
            <text:p>SPK-179</text:p>
          </table:table-cell>
          <table:table-cell office:value-type="string">
            <text:p>REALIZAR PRUEBA CON BOMBA PRESURIZADORA PARA CORREGIR FUGA DE REFRIGERANTE Y CAMBIO TAPA RADIADOR.</text:p>
          </table:table-cell>
          <table:table-cell office:value-type="string">
            <text:p>TECNIMARCANT</text:p>
          </table:table-cell>
          <table:table-cell office:value-type="float" office:value="1847">
            <text:p>1847</text:p>
          </table:table-cell>
          <table:table-cell table:number-columns-repeated="1018"/>
        </table:table-row>
        <table:table-row table:style-name="ro3">
          <table:table-cell table:style-name="ce3" office:value-type="date" office:date-value="2015-07-01">
            <text:p>01/07/15</text:p>
          </table:table-cell>
          <table:table-cell office:value-type="string">
            <text:p>AAM-74-2015-T3</text:p>
          </table:table-cell>
          <table:table-cell office:value-type="string">
            <text:p>HGT-245</text:p>
          </table:table-cell>
          <table:table-cell office:value-type="string">
            <text:p>RUTINA DE LOS 50.000 KMS.</text:p>
          </table:table-cell>
          <table:table-cell office:value-type="string">
            <text:p>AUTOFARALLONES RENAULT</text:p>
          </table:table-cell>
          <table:table-cell office:value-type="float" office:value="3247">
            <text:p>3247</text:p>
          </table:table-cell>
          <table:table-cell table:number-columns-repeated="1018"/>
        </table:table-row>
        <table:table-row table:style-name="ro3">
          <table:table-cell table:style-name="ce3" office:value-type="date" office:date-value="2015-07-01">
            <text:p>01/07/15</text:p>
          </table:table-cell>
          <table:table-cell office:value-type="string">
            <text:p>AAM-11-2015-PJ</text:p>
          </table:table-cell>
          <table:table-cell office:value-type="string">
            <text:p>DDA-222</text:p>
          </table:table-cell>
          <table:table-cell office:value-type="string">
            <text:p>REVISION TREN DELANTERO Y VERIFICAR ESTADO DE AMORTIGUADORES.</text:p>
          </table:table-cell>
          <table:table-cell office:value-type="string">
            <text:p>FRENO PARTES</text:p>
          </table:table-cell>
          <table:table-cell office:value-type="float" office:value="125">
            <text:p>125</text:p>
          </table:table-cell>
          <table:table-cell table:number-columns-repeated="1018"/>
        </table:table-row>
        <table:table-row table:style-name="ro4">
          <table:table-cell table:style-name="ce3" office:value-type="date" office:date-value="2015-07-02">
            <text:p>02/07/15</text:p>
          </table:table-cell>
          <table:table-cell office:value-type="string">
            <text:p>MTTO-366-2015</text:p>
          </table:table-cell>
          <table:table-cell office:value-type="string">
            <text:p>COMPRESOR DEL CARRO DELINEADOR </text:p>
          </table:table-cell>
          <table:table-cell office:value-type="string">
            <text:p>CAMBIO DE UN FILTRO DE AIRE PRIMARIO REF. 54471834, SUMINISTRADO POR ALMACEN DEL CCO.</text:p>
          </table:table-cell>
          <table:table-cell office:value-type="string">
            <text:p>NEUMATICA DEL CARIBE</text:p>
          </table:table-cell>
          <table:table-cell table:number-columns-repeated="1019"/>
        </table:table-row>
        <table:table-row table:style-name="ro4">
          <table:table-cell table:style-name="ce3" office:value-type="date" office:date-value="2015-07-02">
            <text:p>02/07/15</text:p>
          </table:table-cell>
          <table:table-cell office:value-type="string">
            <text:p>AAM-87-2015-T2</text:p>
          </table:table-cell>
          <table:table-cell office:value-type="string">
            <text:p>SPK-180</text:p>
          </table:table-cell>
          <table:table-cell office:value-type="string">
            <text:p>REVISION DE DOS GATOS HIDRAULICOS DE 20 TON, COLOR ROJO (PRESENTAN FALLA EN EL EMBOLO AL MOMENTO DE UTILIZARLOS).</text:p>
          </table:table-cell>
          <table:table-cell office:value-type="string">
            <text:p>HERMAR</text:p>
          </table:table-cell>
          <table:table-cell office:value-type="string">
            <text:p>0 5 4 5</text:p>
          </table:table-cell>
          <table:table-cell table:number-columns-repeated="1018"/>
        </table:table-row>
        <table:table-row table:style-name="ro7">
          <table:table-cell table:style-name="ce3" office:value-type="date" office:date-value="2015-07-02">
            <text:p>02/07/15</text:p>
          </table:table-cell>
          <table:table-cell office:value-type="string">
            <text:p>AAM-88-2015-T2</text:p>
          </table:table-cell>
          <table:table-cell office:value-type="string">
            <text:p>SPK-180</text:p>
          </table:table-cell>
          <table:table-cell office:value-type="string">
            <text:p>INSTALACION DE 6 LLANTAS NUEVAS TODA POSICION MARCA MICHELIN REF. 215/75 R17.5 (INCLUYE MONTAJE Y MARCACION), SEGUN ORDEN DE COMPRA UTDVVCC-AAO-257-2015, ALINEACION DIRECCION Y BALANCEO DE RUEDAS.</text:p>
          </table:table-cell>
          <table:table-cell office:value-type="string">
            <text:p>LLANTAS LA ESTACION</text:p>
          </table:table-cell>
          <table:table-cell office:value-type="float" office:value="478">
            <text:p>478</text:p>
          </table:table-cell>
          <table:table-cell table:number-columns-repeated="1018"/>
        </table:table-row>
        <table:table-row table:style-name="ro5">
          <table:table-cell table:style-name="ce3" office:value-type="date" office:date-value="2015-07-02">
            <text:p>02/07/15</text:p>
          </table:table-cell>
          <table:table-cell office:value-type="string">
            <text:p>AAM-117-2015-T4</text:p>
          </table:table-cell>
          <table:table-cell office:value-type="string">
            <text:p>KEX-383</text:p>
          </table:table-cell>
          <table:table-cell office:value-type="string">
            <text:p>MANTENIMIENTO RUTINA DE LOS 115.000 KMS (INCLUYE CAMBIO FILTRO DE ACEITE Y ACEITE MOTOR), MANTENIMIENTO SISTEMA MIONAS Y CORREGIR RUIDO ANORMAL CORREAS. </text:p>
          </table:table-cell>
          <table:table-cell office:value-type="string">
            <text:p>TALLERES AUTORIZADOS S.A.</text:p>
          </table:table-cell>
          <table:table-cell office:value-type="float" office:value="33102378">
            <text:p>33102378</text:p>
          </table:table-cell>
          <table:table-cell table:number-columns-repeated="1018"/>
        </table:table-row>
        <table:table-row table:style-name="ro3">
          <table:table-cell table:style-name="ce3" office:value-type="date" office:date-value="2015-07-02">
            <text:p>02/07/15</text:p>
          </table:table-cell>
          <table:table-cell office:value-type="string">
            <text:p>AAM-118-2015-T4</text:p>
          </table:table-cell>
          <table:table-cell office:value-type="string">
            <text:p>SPK-951</text:p>
          </table:table-cell>
          <table:table-cell office:value-type="string">
            <text:p>CAMBIO DE TORNILLO SOPORTE BASE PLANCHON LADO IZQUIERDO.</text:p>
          </table:table-cell>
          <table:table-cell office:value-type="string">
            <text:p>HERMAR</text:p>
          </table:table-cell>
          <table:table-cell table:number-columns-repeated="1019"/>
        </table:table-row>
        <table:table-row table:style-name="ro3">
          <table:table-cell table:style-name="ce3" office:value-type="date" office:date-value="2015-07-02">
            <text:p>02/07/15</text:p>
          </table:table-cell>
          <table:table-cell office:value-type="string">
            <text:p>MTTO-367-2015</text:p>
          </table:table-cell>
          <table:table-cell office:value-type="string">
            <text:p>TROMPO No. 1 </text:p>
          </table:table-cell>
          <table:table-cell office:value-type="string">
            <text:p>DESPINCHAR 2 LLANTAS.</text:p>
          </table:table-cell>
          <table:table-cell office:value-type="string">
            <text:p>COEXITO-OSCAR GARCIA </text:p>
          </table:table-cell>
          <table:table-cell table:number-columns-repeated="1019"/>
        </table:table-row>
        <table:table-row table:style-name="ro3">
          <table:table-cell table:style-name="ce3" office:value-type="date" office:date-value="2015-07-03">
            <text:p>03/07/15</text:p>
          </table:table-cell>
          <table:table-cell office:value-type="string">
            <text:p>MTTO-369-2015</text:p>
          </table:table-cell>
          <table:table-cell office:value-type="string">
            <text:p>CJJ-590</text:p>
          </table:table-cell>
          <table:table-cell office:value-type="string">
            <text:p>CAMBIO RECIBIDOR DEL CINTURON DE SEGURIDAD ASIENTO CONDUCTOR.</text:p>
          </table:table-cell>
          <table:table-cell office:value-type="string">
            <text:p>FRENO PARTES</text:p>
          </table:table-cell>
          <table:table-cell office:value-type="float" office:value="138">
            <text:p>138</text:p>
          </table:table-cell>
          <table:table-cell table:number-columns-repeated="1018"/>
        </table:table-row>
        <table:table-row table:style-name="ro5">
          <table:table-cell table:style-name="ce3" office:value-type="date" office:date-value="2015-07-03">
            <text:p>03/07/15</text:p>
          </table:table-cell>
          <table:table-cell office:value-type="string">
            <text:p>MTTO-370-2015</text:p>
          </table:table-cell>
          <table:table-cell office:value-type="string">
            <text:p>USE-726</text:p>
          </table:table-cell>
          <table:table-cell office:value-type="string">
            <text:p>INSTALACION LLANTA DE SEGUNDA 7.50 R16, SUMINISTRADA POR ALMACEN DEL CCO, PARA LLANTA DE REPUESTO Y DESPINCHAR LLANTA TRASERA INTERNA DERECHA.</text:p>
          </table:table-cell>
          <table:table-cell office:value-type="string">
            <text:p>COEXITO-OSCAR GARCIA </text:p>
          </table:table-cell>
          <table:table-cell office:value-type="float" office:value="2235192">
            <text:p>2235192</text:p>
          </table:table-cell>
          <table:table-cell table:number-columns-repeated="1018"/>
        </table:table-row>
        <table:table-row table:style-name="ro4">
          <table:table-cell table:style-name="ce3" office:value-type="date" office:date-value="2015-07-03">
            <text:p>03/07/15</text:p>
          </table:table-cell>
          <table:table-cell office:value-type="string">
            <text:p>MTTO-371-2015</text:p>
          </table:table-cell>
          <table:table-cell office:value-type="string">
            <text:p>236B2</text:p>
          </table:table-cell>
          <table:table-cell office:value-type="string">
            <text:p>INSTALACION DE 4 LLANTAS NUEVAS MARCA CATERPILLAR REF. 2223963 (INCLUYE MONTAJE Y MARCACION), SEGUN ORDEN DE COMPRA 4281.</text:p>
          </table:table-cell>
          <table:table-cell office:value-type="string">
            <text:p>COEXITO-OSCAR GARCIA </text:p>
          </table:table-cell>
          <table:table-cell office:value-type="float" office:value="2235206">
            <text:p>2235206</text:p>
          </table:table-cell>
          <table:table-cell table:number-columns-repeated="1018"/>
        </table:table-row>
        <table:table-row table:style-name="ro4">
          <table:table-cell table:style-name="ce3" office:value-type="date" office:date-value="2015-07-03">
            <text:p>03/07/15</text:p>
          </table:table-cell>
          <table:table-cell office:value-type="string">
            <text:p>MTTO-372-2015</text:p>
          </table:table-cell>
          <table:table-cell office:value-type="string">
            <text:p>SMI-082</text:p>
          </table:table-cell>
          <table:table-cell office:value-type="string">
            <text:p>INSTALACION Y MONTAJE 2 LLANTAS DELANTERAS DE SEGUNDA REF. 1100-20, SUMINISTRADAS POR ALMACEN DEL CCO.</text:p>
          </table:table-cell>
          <table:table-cell office:value-type="string">
            <text:p>COEXITO-OSCAR GARCIA </text:p>
          </table:table-cell>
          <table:table-cell table:number-columns-repeated="1019"/>
        </table:table-row>
        <table:table-row table:style-name="ro3">
          <table:table-cell table:style-name="ce3" office:value-type="date" office:date-value="2015-07-04">
            <text:p>04/07/15</text:p>
          </table:table-cell>
          <table:table-cell office:value-type="string">
            <text:p>MTTO-373-2015</text:p>
          </table:table-cell>
          <table:table-cell office:value-type="string">
            <text:p>USA-468</text:p>
          </table:table-cell>
          <table:table-cell office:value-type="string">
            <text:p>DESPINCHAR LLANTA TRASERA INTERNA LADO DERECHO.</text:p>
          </table:table-cell>
          <table:table-cell office:value-type="string">
            <text:p>LLANTAS LA ESTACION</text:p>
          </table:table-cell>
          <table:table-cell table:number-columns-repeated="1019"/>
        </table:table-row>
        <table:table-row table:style-name="ro3">
          <table:table-cell table:style-name="ce3" office:value-type="date" office:date-value="2015-07-04">
            <text:p>04/07/15</text:p>
          </table:table-cell>
          <table:table-cell office:value-type="string">
            <text:p>MTTO-375-2015</text:p>
          </table:table-cell>
          <table:table-cell office:value-type="string">
            <text:p>COMPRESOR FABRIL No. 9</text:p>
          </table:table-cell>
          <table:table-cell office:value-type="string">
            <text:p>REVISION POLEA, CORREA Y CAMBIO DE PORTA FILTRO</text:p>
          </table:table-cell>
          <table:table-cell office:value-type="string">
            <text:p>COMPRESORES FABRILES</text:p>
          </table:table-cell>
          <table:table-cell office:value-type="float" office:value="2577">
            <text:p>2577</text:p>
          </table:table-cell>
          <table:table-cell table:number-columns-repeated="1018"/>
        </table:table-row>
        <table:table-row table:style-name="ro3">
          <table:table-cell table:style-name="ce3" office:value-type="date" office:date-value="2015-07-04">
            <text:p>04/07/15</text:p>
          </table:table-cell>
          <table:table-cell office:value-type="string">
            <text:p>MTTO-376-2015</text:p>
          </table:table-cell>
          <table:table-cell office:value-type="string">
            <text:p>COMPRESOR FABRIL No. 8</text:p>
          </table:table-cell>
          <table:table-cell office:value-type="string">
            <text:p>CORREGIR FUGA DE AIRE POR TUBO DE LA TUERCA DONDE AJUSTA EL CABEZOTE</text:p>
          </table:table-cell>
          <table:table-cell office:value-type="string">
            <text:p>COMPRESORES FABRILES</text:p>
          </table:table-cell>
          <table:table-cell office:value-type="float" office:value="2577">
            <text:p>2577</text:p>
          </table:table-cell>
          <table:table-cell table:number-columns-repeated="1018"/>
        </table:table-row>
        <table:table-row table:style-name="ro3">
          <table:table-cell table:style-name="ce3" office:value-type="date" office:date-value="2015-07-06">
            <text:p>06/07/15</text:p>
          </table:table-cell>
          <table:table-cell office:value-type="string">
            <text:p>MTTO-377-2015</text:p>
          </table:table-cell>
          <table:table-cell office:value-type="string">
            <text:p>KUK-380</text:p>
          </table:table-cell>
          <table:table-cell office:value-type="string">
            <text:p>LAVADO PARTE BAJA</text:p>
          </table:table-cell>
          <table:table-cell office:value-type="string">
            <text:p>ESTACION LAS PALMERAS</text:p>
          </table:table-cell>
          <table:table-cell table:number-columns-repeated="1019"/>
        </table:table-row>
        <table:table-row table:style-name="ro5">
          <table:table-cell table:style-name="ce3" office:value-type="date" office:date-value="2015-07-06">
            <text:p>06/07/15</text:p>
          </table:table-cell>
          <table:table-cell office:value-type="string">
            <text:p>MTTO-378-2015</text:p>
          </table:table-cell>
          <table:table-cell office:value-type="string">
            <text:p>VIBROCOMPACTADOR CB24</text:p>
          </table:table-cell>
          <table:table-cell office:value-type="string">
            <text:p>INSTALACION DE EJE CENTRAL, RODAMIENTOS, SELLO ACEITE Y RETEN, SUMINISTRADOS POR ALMACEN DEL CCO, SEGUN ORDEN DE COMPRA 4345.</text:p>
          </table:table-cell>
          <table:table-cell office:value-type="string">
            <text:p>REHIMAC </text:p>
          </table:table-cell>
          <table:table-cell office:value-type="string">
            <text:p>0 5 6</text:p>
          </table:table-cell>
          <table:table-cell table:number-columns-repeated="1018"/>
        </table:table-row>
        <table:table-row table:style-name="ro6">
          <table:table-cell table:style-name="ce3" office:value-type="date" office:date-value="2015-07-06">
            <text:p>06/07/15</text:p>
          </table:table-cell>
          <table:table-cell office:value-type="string">
            <text:p>AAM-82-2015-T6</text:p>
          </table:table-cell>
          <table:table-cell office:value-type="string">
            <text:p>SQW-850</text:p>
          </table:table-cell>
          <table:table-cell office:value-type="string">
            <text:p>ROTACION LLANTAS TRASERAS.</text:p>
          </table:table-cell>
          <table:table-cell office:value-type="string">
            <text:p>LLANTAS LA ESTACION</text:p>
          </table:table-cell>
          <table:table-cell office:value-type="float" office:value="465">
            <text:p>465</text:p>
          </table:table-cell>
          <table:table-cell table:number-columns-repeated="1018"/>
        </table:table-row>
        <table:table-row table:style-name="ro5">
          <table:table-cell table:style-name="ce3" office:value-type="date" office:date-value="2015-07-06">
            <text:p>06/07/15</text:p>
          </table:table-cell>
          <table:table-cell office:value-type="string">
            <text:p>MTTO-379-2015</text:p>
          </table:table-cell>
          <table:table-cell office:value-type="string">
            <text:p>KUK-380</text:p>
          </table:table-cell>
          <table:table-cell office:value-type="string">
            <text:p>SOLDAR, REFORZAR SOPORTE DE ESCUALIZACION DEL PLANCHON Y MANTENIMIENTO PALANCA QUE SUBE Y BAJA EL PLANCHON.</text:p>
          </table:table-cell>
          <table:table-cell office:value-type="string">
            <text:p>HERMAR</text:p>
          </table:table-cell>
          <table:table-cell office:value-type="string">
            <text:p>0 5 4 5</text:p>
          </table:table-cell>
          <table:table-cell table:number-columns-repeated="1018"/>
        </table:table-row>
        <table:table-row table:style-name="ro8">
          <table:table-cell table:style-name="ce3" office:value-type="date" office:date-value="2015-07-06">
            <text:p>06/07/15</text:p>
          </table:table-cell>
          <table:table-cell office:value-type="string">
            <text:p>AAM-90-2015-T2</text:p>
          </table:table-cell>
          <table:table-cell office:value-type="string">
            <text:p>KEW-928</text:p>
          </table:table-cell>
          <table:table-cell office:value-type="string">
            <text:p>INSTALACION DE 4 LLANTAS NUEVAS MARCA MICHELIN AGILIS REF. 195/70 R15 (INCLUYE MONTAJE Y MARCACION), SEGUN ORDEN DE COMPRA UTDVVCC-AAO-258-2015, ALINEACION DIRECCION Y BALANCEO DE RUEDAS.</text:p>
          </table:table-cell>
          <table:table-cell office:value-type="string">
            <text:p>AUTOCENTRO CAPRI</text:p>
          </table:table-cell>
          <table:table-cell office:value-type="string">
            <text:p>ASV-T2-188-2015</text:p>
          </table:table-cell>
          <table:table-cell table:number-columns-repeated="1018"/>
        </table:table-row>
        <table:table-row table:style-name="ro3">
          <table:table-cell table:style-name="ce3" office:value-type="date" office:date-value="2015-07-07">
            <text:p>07/07/15</text:p>
          </table:table-cell>
          <table:table-cell office:value-type="string">
            <text:p>MTTO-380-2015</text:p>
          </table:table-cell>
          <table:table-cell office:value-type="string">
            <text:p>DDA-282</text:p>
          </table:table-cell>
          <table:table-cell office:value-type="string">
            <text:p>CAMBIO DE CHAPA PUERTA DELANTERA DERECHA </text:p>
          </table:table-cell>
          <table:table-cell office:value-type="string">
            <text:p>VIDRIOS Y ACCESORIOS </text:p>
          </table:table-cell>
          <table:table-cell office:value-type="string">
            <text:p>0 0 2 3 5 5 2</text:p>
          </table:table-cell>
          <table:table-cell table:number-columns-repeated="1018"/>
        </table:table-row>
        <table:table-row table:style-name="ro3">
          <table:table-cell table:style-name="ce3" office:value-type="date" office:date-value="2015-07-07">
            <text:p>07/07/15</text:p>
          </table:table-cell>
          <table:table-cell office:value-type="string">
            <text:p>AAM-54-2015-IF</text:p>
          </table:table-cell>
          <table:table-cell office:value-type="string">
            <text:p>DDA-287</text:p>
          </table:table-cell>
          <table:table-cell office:value-type="string">
            <text:p>REVISAR FRENOS TRASEROS (BANDAS) Y TENSIONAR FRENO DE EMERGENCIA </text:p>
          </table:table-cell>
          <table:table-cell office:value-type="string">
            <text:p>FRENO PARTES</text:p>
          </table:table-cell>
          <table:table-cell office:value-type="float" office:value="121">
            <text:p>121</text:p>
          </table:table-cell>
          <table:table-cell table:number-columns-repeated="1018"/>
        </table:table-row>
        <table:table-row table:style-name="ro3">
          <table:table-cell table:style-name="ce3" office:value-type="date" office:date-value="2015-07-07">
            <text:p>07/07/15</text:p>
          </table:table-cell>
          <table:table-cell office:value-type="string">
            <text:p>AAM-119-2015-T4</text:p>
          </table:table-cell>
          <table:table-cell office:value-type="string">
            <text:p>TLO-302</text:p>
          </table:table-cell>
          <table:table-cell office:value-type="string">
            <text:p>REVISAR SISTEMA DE CARGA POR GARANTIA.</text:p>
          </table:table-cell>
          <table:table-cell office:value-type="string">
            <text:p>COEXITO-OSCAR GARCIA </text:p>
          </table:table-cell>
          <table:table-cell table:number-columns-repeated="1019"/>
        </table:table-row>
        <table:table-row table:style-name="ro3">
          <table:table-cell table:style-name="ce3" office:value-type="date" office:date-value="2015-07-08">
            <text:p>08/07/15</text:p>
          </table:table-cell>
          <table:table-cell office:value-type="string">
            <text:p>MTTO-382-2015</text:p>
          </table:table-cell>
          <table:table-cell office:value-type="string">
            <text:p>VIBROCOMPACTADOR IR DD24</text:p>
          </table:table-cell>
          <table:table-cell office:value-type="string">
            <text:p>REVISAR SISTEMA DE CARGA POR GARANTIA <text:s/></text:p>
          </table:table-cell>
          <table:table-cell office:value-type="string">
            <text:p>COEXITO-OSCAR GARCIA </text:p>
          </table:table-cell>
          <table:table-cell office:value-type="float" office:value="2235366">
            <text:p>2235366</text:p>
          </table:table-cell>
          <table:table-cell table:number-columns-repeated="1018"/>
        </table:table-row>
        <table:table-row table:style-name="ro6">
          <table:table-cell table:style-name="ce3" office:value-type="date" office:date-value="2015-07-08">
            <text:p>08/07/15</text:p>
          </table:table-cell>
          <table:table-cell office:value-type="string">
            <text:p>AAM-120-2015-T4</text:p>
          </table:table-cell>
          <table:table-cell office:value-type="string">
            <text:p>TLO-302</text:p>
          </table:table-cell>
          <table:table-cell office:value-type="string">
            <text:p>MANTENIMIENTO ALTERNADOR.</text:p>
          </table:table-cell>
          <table:table-cell office:value-type="string">
            <text:p>RENZO NIETO </text:p>
          </table:table-cell>
          <table:table-cell office:value-type="string">
            <text:p>0 9 3 4</text:p>
          </table:table-cell>
          <table:table-cell table:number-columns-repeated="1018"/>
        </table:table-row>
        <table:table-row table:style-name="ro3">
          <table:table-cell table:style-name="ce3" office:value-type="date" office:date-value="2015-07-08">
            <text:p>08/07/15</text:p>
          </table:table-cell>
          <table:table-cell office:value-type="string">
            <text:p>AAM-121-2015-T4</text:p>
          </table:table-cell>
          <table:table-cell office:value-type="string">
            <text:p>DDC-552</text:p>
          </table:table-cell>
          <table:table-cell office:value-type="string">
            <text:p>MANTENIMIENTO MORDAZAS</text:p>
          </table:table-cell>
          <table:table-cell office:value-type="string">
            <text:p>FRENO PARTES</text:p>
          </table:table-cell>
          <table:table-cell office:value-type="string">
            <text:p>118</text:p>
            <text:p>146</text:p>
          </table:table-cell>
          <table:table-cell table:number-columns-repeated="1018"/>
        </table:table-row>
        <table:table-row table:style-name="ro3">
          <table:table-cell table:style-name="ce3" office:value-type="date" office:date-value="2015-07-09">
            <text:p>09/07/15</text:p>
          </table:table-cell>
          <table:table-cell office:value-type="string">
            <text:p>MTTO-383-2015</text:p>
          </table:table-cell>
          <table:table-cell office:value-type="string">
            <text:p>KUK-433</text:p>
          </table:table-cell>
          <table:table-cell office:value-type="string">
            <text:p>TAPIZADO GENERAL ASIENTOS.</text:p>
          </table:table-cell>
          <table:table-cell office:value-type="string">
            <text:p>TAPIZADOS FERNANDO OSPINA </text:p>
          </table:table-cell>
          <table:table-cell office:value-type="string">
            <text:p>0 2 5</text:p>
          </table:table-cell>
          <table:table-cell table:number-columns-repeated="1018"/>
        </table:table-row>
        <table:table-row table:style-name="ro3">
          <table:table-cell table:style-name="ce3" office:value-type="date" office:date-value="2015-07-09">
            <text:p>09/07/15</text:p>
          </table:table-cell>
          <table:table-cell office:value-type="string">
            <text:p>MTTO-384-2015</text:p>
          </table:table-cell>
          <table:table-cell office:value-type="string">
            <text:p>KUK-380</text:p>
          </table:table-cell>
          <table:table-cell office:value-type="string">
            <text:p>REVISION RATCHES, FRENOS TRASEROS Y AMORTIGUADORES DELANTEROS.</text:p>
          </table:table-cell>
          <table:table-cell office:value-type="string">
            <text:p>FRENO PARTES</text:p>
          </table:table-cell>
          <table:table-cell office:value-type="float" office:value="120">
            <text:p>120</text:p>
          </table:table-cell>
          <table:table-cell table:number-columns-repeated="1018"/>
        </table:table-row>
        <table:table-row table:style-name="ro3">
          <table:table-cell table:style-name="ce3" office:value-type="date" office:date-value="2015-07-09">
            <text:p>09/07/15</text:p>
          </table:table-cell>
          <table:table-cell office:value-type="string">
            <text:p>MTTO-385-2015</text:p>
          </table:table-cell>
          <table:table-cell office:value-type="string">
            <text:p>DDA-282</text:p>
          </table:table-cell>
          <table:table-cell office:value-type="string">
            <text:p>REVISION PUERTA TRASERA (INCLUYE SOLDADURA DE LA PUERTA DERECHA).</text:p>
          </table:table-cell>
          <table:table-cell office:value-type="string">
            <text:p>HERMAR</text:p>
          </table:table-cell>
          <table:table-cell table:number-columns-repeated="1019"/>
        </table:table-row>
        <table:table-row table:style-name="ro4">
          <table:table-cell table:style-name="ce3" office:value-type="date" office:date-value="2015-07-09">
            <text:p>09/07/15</text:p>
          </table:table-cell>
          <table:table-cell office:value-type="string">
            <text:p>AAM-25-2015-GS</text:p>
          </table:table-cell>
          <table:table-cell office:value-type="string">
            <text:p>WCZ-954</text:p>
          </table:table-cell>
          <table:table-cell office:value-type="string">
            <text:p>MANTENIMIENTO RUTINA DE LOS 10.000 KMS Y REVISION INTERRUPTOR DE LUCES ESTACIONARIAS.</text:p>
          </table:table-cell>
          <table:table-cell office:value-type="string">
            <text:p>AUTOFARALLONES RENAULT</text:p>
          </table:table-cell>
          <table:table-cell office:value-type="float" office:value="3308">
            <text:p>3308</text:p>
          </table:table-cell>
          <table:table-cell table:number-columns-repeated="1018"/>
        </table:table-row>
        <table:table-row table:style-name="ro3">
          <table:table-cell table:style-name="ce3" office:value-type="date" office:date-value="2015-07-09">
            <text:p>09/07/15</text:p>
          </table:table-cell>
          <table:table-cell office:value-type="string">
            <text:p>MTTO-386-2015</text:p>
          </table:table-cell>
          <table:table-cell office:value-type="string">
            <text:p>CJJ-147</text:p>
          </table:table-cell>
          <table:table-cell office:value-type="string">
            <text:p>REVISAR SISTEMA DE CARGA, SEGUN COTIZACION 2235208</text:p>
          </table:table-cell>
          <table:table-cell office:value-type="string">
            <text:p>COEXITO-OSCAR GARCIA </text:p>
          </table:table-cell>
          <table:table-cell table:number-columns-repeated="1019"/>
        </table:table-row>
        <table:table-row table:style-name="ro3">
          <table:table-cell table:style-name="ce3" office:value-type="date" office:date-value="2015-07-10">
            <text:p>10/07/15</text:p>
          </table:table-cell>
          <table:table-cell office:value-type="string">
            <text:p>AAM-72-2015-T5</text:p>
          </table:table-cell>
          <table:table-cell office:value-type="string">
            <text:p>SXY-300</text:p>
          </table:table-cell>
          <table:table-cell office:value-type="string">
            <text:p>CORREGIR PROBLEMA EN CABLE DE WINCHE, NO SE SOSTIENE CON CARGA </text:p>
          </table:table-cell>
          <table:table-cell office:value-type="string">
            <text:p>HERMAR</text:p>
          </table:table-cell>
          <table:table-cell office:value-type="string">
            <text:p>0 5 5 6</text:p>
          </table:table-cell>
          <table:table-cell table:number-columns-repeated="1018"/>
        </table:table-row>
        <table:table-row table:style-name="ro6">
          <table:table-cell table:style-name="ce3" office:value-type="date" office:date-value="2015-07-10">
            <text:p>10/07/15</text:p>
          </table:table-cell>
          <table:table-cell office:value-type="string">
            <text:p>MTTO-387-2015</text:p>
          </table:table-cell>
          <table:table-cell office:value-type="string">
            <text:p>USE-822</text:p>
          </table:table-cell>
          <table:table-cell office:value-type="string">
            <text:p>SOLDAR BASE LLANTA PORTA REPUESTO.</text:p>
          </table:table-cell>
          <table:table-cell office:value-type="string">
            <text:p>HERMAR</text:p>
          </table:table-cell>
          <table:table-cell office:value-type="string">
            <text:p>0 5 5 7</text:p>
          </table:table-cell>
          <table:table-cell table:number-columns-repeated="1018"/>
        </table:table-row>
        <table:table-row table:style-name="ro5">
          <table:table-cell table:style-name="ce3" office:value-type="date" office:date-value="2015-07-11">
            <text:p>11/07/15</text:p>
          </table:table-cell>
          <table:table-cell office:value-type="string">
            <text:p>MTTO-388-2015</text:p>
          </table:table-cell>
          <table:table-cell office:value-type="string">
            <text:p>USE-726</text:p>
          </table:table-cell>
          <table:table-cell office:value-type="string">
            <text:p>REVISION TECNOMECANICA.</text:p>
          </table:table-cell>
          <table:table-cell office:value-type="string">
            <text:p>CENTRO DE DIAGNOSTICO AUTOMOTOR DEL VALLE </text:p>
          </table:table-cell>
          <table:table-cell office:value-type="string">
            <text:p>11 – JUL – 2015</text:p>
          </table:table-cell>
          <table:table-cell table:number-columns-repeated="1018"/>
        </table:table-row>
        <table:table-row table:style-name="ro3">
          <table:table-cell table:style-name="ce3" office:value-type="date" office:date-value="2015-07-11">
            <text:p>11/07/15</text:p>
          </table:table-cell>
          <table:table-cell office:value-type="string">
            <text:p>AAM-89-2015-T7</text:p>
          </table:table-cell>
          <table:table-cell office:value-type="string">
            <text:p>HGR-963</text:p>
          </table:table-cell>
          <table:table-cell office:value-type="string">
            <text:p>REVISION LLANTA 215/60R16 MICHELIN POR GARANTIA </text:p>
          </table:table-cell>
          <table:table-cell office:value-type="string">
            <text:p>LLANTAS LA ESTACION</text:p>
          </table:table-cell>
          <table:table-cell table:number-columns-repeated="1019"/>
        </table:table-row>
        <table:table-row table:style-name="ro3">
          <table:table-cell table:style-name="ce3" office:value-type="date" office:date-value="2015-07-11">
            <text:p>11/07/15</text:p>
          </table:table-cell>
          <table:table-cell office:value-type="string">
            <text:p>AAM-27-2015-GS</text:p>
          </table:table-cell>
          <table:table-cell office:value-type="string">
            <text:p>CJC-368</text:p>
          </table:table-cell>
          <table:table-cell office:value-type="string">
            <text:p>ALINEACION DIRECCION Y BALANCEO DE RUEDAS DELANTERAS.</text:p>
          </table:table-cell>
          <table:table-cell office:value-type="string">
            <text:p>COEXITO-OSCAR GARCIA </text:p>
          </table:table-cell>
          <table:table-cell table:number-columns-repeated="1019"/>
        </table:table-row>
        <table:table-row table:style-name="ro3">
          <table:table-cell table:style-name="ce3" office:value-type="date" office:date-value="2015-07-11">
            <text:p>11/07/15</text:p>
          </table:table-cell>
          <table:table-cell office:value-type="string">
            <text:p>AAM-28-2015-GS</text:p>
          </table:table-cell>
          <table:table-cell office:value-type="string">
            <text:p>CJC-368</text:p>
          </table:table-cell>
          <table:table-cell office:value-type="string">
            <text:p>LAVADO GENERAL (NO INCLUYE MOTOR) Y ASPIRADA.</text:p>
          </table:table-cell>
          <table:table-cell office:value-type="string">
            <text:p>ESTACION LAS PALMERAS</text:p>
          </table:table-cell>
          <table:table-cell table:number-columns-repeated="1019"/>
        </table:table-row>
        <table:table-row table:style-name="ro11">
          <table:table-cell table:style-name="ce3" office:value-type="date" office:date-value="2015-07-11">
            <text:p>11/07/15</text:p>
          </table:table-cell>
          <table:table-cell office:value-type="string">
            <text:p>AAM-91-2015-T2</text:p>
          </table:table-cell>
          <table:table-cell office:value-type="string">
            <text:p>KEX-382</text:p>
          </table:table-cell>
          <table:table-cell office:value-type="string">
            <text:p>INSTALACION LLANTA DE SEGUNDA REF. 195/70 R15 EN PARTE TRASERA DERECHA, SUMINISTRADA POR ALMACEN DEL CCO, REVISAR SISTEMA DE CARGA (CAMBIO DE BATERIA) E INSTALACION SOPORTE BASE BATERIA Y CAMBIO DE 2 BOMBILLOS LUCES MEDIA Y CAMBIO DE 1 BOMBILLO LUZ STOP.</text:p>
          </table:table-cell>
          <table:table-cell office:value-type="string">
            <text:p>COEXITO-OSCAR GARCIA </text:p>
          </table:table-cell>
          <table:table-cell office:value-type="float" office:value="2235483">
            <text:p>2235483</text:p>
          </table:table-cell>
          <table:table-cell table:number-columns-repeated="1018"/>
        </table:table-row>
        <table:table-row table:style-name="ro3">
          <table:table-cell table:style-name="ce3" office:value-type="date" office:date-value="2015-07-13">
            <text:p>13/07/15</text:p>
          </table:table-cell>
          <table:table-cell office:value-type="string">
            <text:p>MTTO-390-2015</text:p>
          </table:table-cell>
          <table:table-cell office:value-type="string">
            <text:p>DDA-282</text:p>
          </table:table-cell>
          <table:table-cell office:value-type="string">
            <text:p>CAMBIO DE BISAGRAS PUERTA TRASERA Y PUERTA DERECHA.</text:p>
          </table:table-cell>
          <table:table-cell office:value-type="string">
            <text:p>AXIAL</text:p>
          </table:table-cell>
          <table:table-cell office:value-type="string">
            <text:p>16019-15</text:p>
          </table:table-cell>
          <table:table-cell table:number-columns-repeated="1018"/>
        </table:table-row>
        <table:table-row table:style-name="ro3">
          <table:table-cell table:style-name="ce3" office:value-type="date" office:date-value="2015-07-13">
            <text:p>13/07/15</text:p>
          </table:table-cell>
          <table:table-cell office:value-type="string">
            <text:p>AAM-29-2015-REL</text:p>
          </table:table-cell>
          <table:table-cell office:value-type="string">
            <text:p>CJJ-580</text:p>
          </table:table-cell>
          <table:table-cell office:value-type="string">
            <text:p>CAMBIO BRAZOS DE LIMPIA BRISAS Y CAMBIO DE PLUMILLAS.</text:p>
          </table:table-cell>
          <table:table-cell office:value-type="string">
            <text:p>FRENO PARTES</text:p>
          </table:table-cell>
          <table:table-cell office:value-type="float" office:value="126">
            <text:p>126</text:p>
          </table:table-cell>
          <table:table-cell table:number-columns-repeated="1018"/>
        </table:table-row>
        <table:table-row table:style-name="ro5">
          <table:table-cell table:style-name="ce3" office:value-type="date" office:date-value="2015-07-13">
            <text:p>13/07/15</text:p>
          </table:table-cell>
          <table:table-cell office:value-type="string">
            <text:p>MTTO-391-2015</text:p>
          </table:table-cell>
          <table:table-cell office:value-type="string">
            <text:p>DDA-206</text:p>
          </table:table-cell>
          <table:table-cell office:value-type="string">
            <text:p>INSTALACION DE 4 LLANTAS NUEVAS MARCA BF GOOD RICH REF. 235/75 R15 (INCLUYE MONTAJE Y MARCACION), SEGUN ORDEN DE COMPRA 4273, ALINEACION DIRECCION Y BALANCEO RUEDAS.</text:p>
          </table:table-cell>
          <table:table-cell office:value-type="string">
            <text:p>LLANTAS LA ESTACION</text:p>
          </table:table-cell>
          <table:table-cell table:number-columns-repeated="1019"/>
        </table:table-row>
        <table:table-row table:style-name="ro6">
          <table:table-cell table:style-name="ce3" office:value-type="date" office:date-value="2015-07-14">
            <text:p>14/07/15</text:p>
          </table:table-cell>
          <table:table-cell office:value-type="string">
            <text:p>AAM-012-2015-PJ</text:p>
          </table:table-cell>
          <table:table-cell office:value-type="string">
            <text:p>DDA-222</text:p>
          </table:table-cell>
          <table:table-cell office:value-type="string">
            <text:p>ALINEACION DIRECCION <text:s text:c="2"/></text:p>
          </table:table-cell>
          <table:table-cell office:value-type="string">
            <text:p>LLANTAS LA ESTACION</text:p>
          </table:table-cell>
          <table:table-cell office:value-type="float" office:value="497">
            <text:p>497</text:p>
          </table:table-cell>
          <table:table-cell table:number-columns-repeated="1018"/>
        </table:table-row>
        <table:table-row table:style-name="ro4">
          <table:table-cell table:style-name="ce3" office:value-type="date" office:date-value="2015-07-14">
            <text:p>14/07/15</text:p>
          </table:table-cell>
          <table:table-cell office:value-type="string">
            <text:p>AAM-92-2015-T2</text:p>
          </table:table-cell>
          <table:table-cell office:value-type="string">
            <text:p>SPK-180</text:p>
          </table:table-cell>
          <table:table-cell office:value-type="string">
            <text:p>CORREGIR JUEGO SOPORTE DE CRUCETA, CARDAN DELANTERO Y REVISAR AMORTIGUADORES DELANTEROS.</text:p>
          </table:table-cell>
          <table:table-cell office:value-type="string">
            <text:p>FRENO PARTES</text:p>
          </table:table-cell>
          <table:table-cell office:value-type="float" office:value="124">
            <text:p>124</text:p>
          </table:table-cell>
          <table:table-cell table:number-columns-repeated="1018"/>
        </table:table-row>
        <table:table-row table:style-name="ro3">
          <table:table-cell table:style-name="ce3" office:value-type="date" office:date-value="2015-07-14">
            <text:p>14/07/15</text:p>
          </table:table-cell>
          <table:table-cell office:value-type="string">
            <text:p>AAM-122-2015-T4</text:p>
          </table:table-cell>
          <table:table-cell office:value-type="string">
            <text:p>SPK-951</text:p>
          </table:table-cell>
          <table:table-cell office:value-type="string">
            <text:p>CORREGIR FUGA POR TUBO DEL SISTEMA DE INYECCION.</text:p>
          </table:table-cell>
          <table:table-cell office:value-type="string">
            <text:p>AUTOPACIFICO</text:p>
          </table:table-cell>
          <table:table-cell office:value-type="string">
            <text:p>OT 386915</text:p>
          </table:table-cell>
          <table:table-cell table:number-columns-repeated="1018"/>
        </table:table-row>
        <table:table-row table:style-name="ro3">
          <table:table-cell table:style-name="ce3" office:value-type="date" office:date-value="2015-07-15">
            <text:p>15/07/15</text:p>
          </table:table-cell>
          <table:table-cell office:value-type="string">
            <text:p>AAM-123-2015-T4</text:p>
          </table:table-cell>
          <table:table-cell office:value-type="string">
            <text:p>DDB-875 </text:p>
          </table:table-cell>
          <table:table-cell office:value-type="string">
            <text:p>INSTALACION ALTERNADOR, MANTENIMIENTO DE MOTOR Y TENSIONAR FRENOS.</text:p>
          </table:table-cell>
          <table:table-cell office:value-type="string">
            <text:p>TALLERES AUTORIZADOS S.A.</text:p>
          </table:table-cell>
          <table:table-cell office:value-type="float" office:value="31013051">
            <text:p>31013051</text:p>
          </table:table-cell>
          <table:table-cell table:number-columns-repeated="1018"/>
        </table:table-row>
        <table:table-row table:style-name="ro5">
          <table:table-cell table:style-name="ce3" office:value-type="date" office:date-value="2015-07-15">
            <text:p>15/07/15</text:p>
          </table:table-cell>
          <table:table-cell office:value-type="string">
            <text:p>AAM-124-2015-T4</text:p>
          </table:table-cell>
          <table:table-cell office:value-type="string">
            <text:p>DDB-875 </text:p>
          </table:table-cell>
          <table:table-cell office:value-type="string">
            <text:p>REVISION TECNOMECANICA COMO VEHICULO.</text:p>
          </table:table-cell>
          <table:table-cell office:value-type="string">
            <text:p>CENTRO DE DIAGNOSTICO AUTOMOTOR DEL VALLE </text:p>
          </table:table-cell>
          <table:table-cell office:value-type="string">
            <text:p>15 – JUL – 2015</text:p>
          </table:table-cell>
          <table:table-cell table:number-columns-repeated="1018"/>
        </table:table-row>
        <table:table-row table:style-name="ro3">
          <table:table-cell table:style-name="ce3" office:value-type="date" office:date-value="2015-07-15">
            <text:p>15/07/15</text:p>
          </table:table-cell>
          <table:table-cell office:value-type="string">
            <text:p>AAM-125-2015-T4</text:p>
          </table:table-cell>
          <table:table-cell office:value-type="string">
            <text:p>TLO-302</text:p>
          </table:table-cell>
          <table:table-cell office:value-type="string">
            <text:p>REVISION DEL TOMA FUERZA POR GARANTIA, SEGUN ORDEN DE COMPRA 4228.</text:p>
          </table:table-cell>
          <table:table-cell office:value-type="string">
            <text:p>REHIMAC </text:p>
          </table:table-cell>
          <table:table-cell table:number-columns-repeated="1019"/>
        </table:table-row>
        <table:table-row table:style-name="ro6">
          <table:table-cell table:style-name="ce3" office:value-type="date" office:date-value="2015-07-15">
            <text:p>15/07/15</text:p>
          </table:table-cell>
          <table:table-cell office:value-type="string">
            <text:p>AAM-83-2015-T6</text:p>
          </table:table-cell>
          <table:table-cell office:value-type="string">
            <text:p>SQW-886</text:p>
          </table:table-cell>
          <table:table-cell office:value-type="string">
            <text:p>ALINEACION DIRECCION Y ROTACION LLANTAS.</text:p>
          </table:table-cell>
          <table:table-cell office:value-type="string">
            <text:p>LLANTAS LA ESTACION</text:p>
          </table:table-cell>
          <table:table-cell office:value-type="float" office:value="481">
            <text:p>481</text:p>
          </table:table-cell>
          <table:table-cell table:number-columns-repeated="1018"/>
        </table:table-row>
        <table:table-row table:style-name="ro3">
          <table:table-cell table:style-name="ce3" office:value-type="date" office:date-value="2015-07-15">
            <text:p>15/07/15</text:p>
          </table:table-cell>
          <table:table-cell office:value-type="string">
            <text:p>MTTO-393-2015</text:p>
          </table:table-cell>
          <table:table-cell office:value-type="string">
            <text:p>SMI-194</text:p>
          </table:table-cell>
          <table:table-cell office:value-type="string">
            <text:p>RECTIFICAR ROSCA DE TORNILLO DEL TANQUE DE MICROESFERA POR GARANTIA.</text:p>
          </table:table-cell>
          <table:table-cell office:value-type="string">
            <text:p>HERMAR</text:p>
          </table:table-cell>
          <table:table-cell table:number-columns-repeated="1019"/>
        </table:table-row>
        <table:table-row table:style-name="ro3">
          <table:table-cell table:style-name="ce3" office:value-type="date" office:date-value="2015-07-16">
            <text:p>16/07/15</text:p>
          </table:table-cell>
          <table:table-cell office:value-type="string">
            <text:p>AAM-126-2015-T4</text:p>
          </table:table-cell>
          <table:table-cell office:value-type="string">
            <text:p>SPK-951</text:p>
          </table:table-cell>
          <table:table-cell office:value-type="string">
            <text:p>CORREGIR FUGA POR INDICADOR DEL NIVEL DEL TANQUE DEL HIDRAULICO.</text:p>
          </table:table-cell>
          <table:table-cell office:value-type="string">
            <text:p>HERMAR</text:p>
          </table:table-cell>
          <table:table-cell office:value-type="string">
            <text:p>0 5 6 7</text:p>
          </table:table-cell>
          <table:table-cell table:number-columns-repeated="1018"/>
        </table:table-row>
        <table:table-row table:style-name="ro3">
          <table:table-cell table:style-name="ce3" office:value-type="date" office:date-value="2015-07-17">
            <text:p>17/07/15</text:p>
          </table:table-cell>
          <table:table-cell office:value-type="string">
            <text:p>AAM-47-2015-T1</text:p>
          </table:table-cell>
          <table:table-cell office:value-type="string">
            <text:p>HGT-247</text:p>
          </table:table-cell>
          <table:table-cell office:value-type="string">
            <text:p>RUTINA DE LOS 30.000 KMS.</text:p>
          </table:table-cell>
          <table:table-cell office:value-type="string">
            <text:p>AUTOFARALLONES RENAULT</text:p>
          </table:table-cell>
          <table:table-cell office:value-type="float" office:value="3411">
            <text:p>3411</text:p>
          </table:table-cell>
          <table:table-cell table:number-columns-repeated="1018"/>
        </table:table-row>
        <table:table-row table:style-name="ro3">
          <table:table-cell table:style-name="ce3" office:value-type="date" office:date-value="2015-07-17">
            <text:p>17/07/15</text:p>
          </table:table-cell>
          <table:table-cell office:value-type="string">
            <text:p>AAM-93-2015-T2</text:p>
          </table:table-cell>
          <table:table-cell office:value-type="string">
            <text:p>SPK-180</text:p>
          </table:table-cell>
          <table:table-cell office:value-type="string">
            <text:p>EMPAQUETAR GATO DE ESCUALIZACION DE CUCHARA LADO DERECHO.</text:p>
          </table:table-cell>
          <table:table-cell office:value-type="string">
            <text:p>HERMAR</text:p>
          </table:table-cell>
          <table:table-cell office:value-type="string">
            <text:p>0 5 1 3</text:p>
          </table:table-cell>
          <table:table-cell table:number-columns-repeated="1018"/>
        </table:table-row>
        <table:table-row table:style-name="ro3">
          <table:table-cell table:style-name="ce3" office:value-type="date" office:date-value="2015-07-18">
            <text:p>18/07/15</text:p>
          </table:table-cell>
          <table:table-cell office:value-type="string">
            <text:p>AAM-128-2015-T4</text:p>
          </table:table-cell>
          <table:table-cell office:value-type="string">
            <text:p>TLO-302</text:p>
          </table:table-cell>
          <table:table-cell office:value-type="string">
            <text:p>CAMBIO MANGUERAS SISTEMA DE REFRIGERACION</text:p>
          </table:table-cell>
          <table:table-cell office:value-type="string">
            <text:p>KENWORTH DE LA MONTAÑA</text:p>
          </table:table-cell>
          <table:table-cell office:value-type="float" office:value="26847">
            <text:p>26847</text:p>
          </table:table-cell>
          <table:table-cell table:number-columns-repeated="1018"/>
        </table:table-row>
        <table:table-row table:style-name="ro3">
          <table:table-cell table:style-name="ce3" office:value-type="date" office:date-value="2015-07-18">
            <text:p>18/07/15</text:p>
          </table:table-cell>
          <table:table-cell office:value-type="string">
            <text:p>AAM-129-2015-T4</text:p>
          </table:table-cell>
          <table:table-cell office:value-type="string">
            <text:p>KEX-384</text:p>
          </table:table-cell>
          <table:table-cell office:value-type="string">
            <text:p>DESPINCHAR LLANTA DELANTERA LADO IZQUIERDO y BALANCEO RUEDAS DELANTERAS.</text:p>
          </table:table-cell>
          <table:table-cell office:value-type="string">
            <text:p>LLANTAS LA ESTACION</text:p>
          </table:table-cell>
          <table:table-cell table:number-columns-repeated="1019"/>
        </table:table-row>
        <table:table-row table:style-name="ro4">
          <table:table-cell table:style-name="ce3" office:value-type="date" office:date-value="2015-07-18">
            <text:p>18/07/15</text:p>
          </table:table-cell>
          <table:table-cell office:value-type="string">
            <text:p>AAM-73-2015-T5</text:p>
          </table:table-cell>
          <table:table-cell office:value-type="string">
            <text:p>KEW-951</text:p>
          </table:table-cell>
          <table:table-cell office:value-type="string">
            <text:p>REVISION FRENOS DELANTEROS Y DESMONTAR MORDAZAS PARA CAMBIO DE EMPAQUETADURA DE LOS CALIPER.</text:p>
          </table:table-cell>
          <table:table-cell office:value-type="string">
            <text:p>FRENO PARTES</text:p>
          </table:table-cell>
          <table:table-cell office:value-type="float" office:value="127">
            <text:p>127</text:p>
          </table:table-cell>
          <table:table-cell table:number-columns-repeated="1018"/>
        </table:table-row>
        <table:table-row table:style-name="ro3">
          <table:table-cell table:style-name="ce3" office:value-type="date" office:date-value="2015-07-18">
            <text:p>18/07/15</text:p>
          </table:table-cell>
          <table:table-cell office:value-type="string">
            <text:p>MTTO-395-2015</text:p>
          </table:table-cell>
          <table:table-cell office:value-type="string">
            <text:p>USA-339</text:p>
          </table:table-cell>
          <table:table-cell office:value-type="string">
            <text:p>DESPINCHAR LLANTA DE REPUESTO.</text:p>
          </table:table-cell>
          <table:table-cell office:value-type="string">
            <text:p>ESTACION LAS PALMERAS</text:p>
          </table:table-cell>
          <table:table-cell table:number-columns-repeated="1019"/>
        </table:table-row>
        <table:table-row table:style-name="ro3">
          <table:table-cell table:style-name="ce3" office:value-type="date" office:date-value="2015-07-21">
            <text:p>21/07/15</text:p>
          </table:table-cell>
          <table:table-cell office:value-type="string">
            <text:p>AAM-102-2015-L.B</text:p>
          </table:table-cell>
          <table:table-cell office:value-type="string">
            <text:p>DDB-883</text:p>
          </table:table-cell>
          <table:table-cell office:value-type="string">
            <text:p>CAMBIO CILINDROS RUEDAS TRASERAS.</text:p>
          </table:table-cell>
          <table:table-cell office:value-type="string">
            <text:p>FRENO PARTES</text:p>
          </table:table-cell>
          <table:table-cell office:value-type="float" office:value="128">
            <text:p>128</text:p>
          </table:table-cell>
          <table:table-cell table:number-columns-repeated="1018"/>
        </table:table-row>
        <table:table-row table:style-name="ro3">
          <table:table-cell table:style-name="ce3" office:value-type="date" office:date-value="2015-07-21">
            <text:p>21/07/15</text:p>
          </table:table-cell>
          <table:table-cell office:value-type="string">
            <text:p>AAM-103-2015-L.B</text:p>
          </table:table-cell>
          <table:table-cell office:value-type="string">
            <text:p>DDB-883</text:p>
          </table:table-cell>
          <table:table-cell office:value-type="string">
            <text:p>CAMBIO VIDRIO PARABRISA.</text:p>
          </table:table-cell>
          <table:table-cell office:value-type="string">
            <text:p>VIDRIOS Y ACCESORIOS </text:p>
          </table:table-cell>
          <table:table-cell office:value-type="string">
            <text:p>0 0 2 3 5 9 7</text:p>
          </table:table-cell>
          <table:table-cell table:number-columns-repeated="1018"/>
        </table:table-row>
        <table:table-row table:style-name="ro4">
          <table:table-cell table:style-name="ce3" office:value-type="date" office:date-value="2015-07-21">
            <text:p>21/07/15</text:p>
          </table:table-cell>
          <table:table-cell office:value-type="string">
            <text:p>AAM-130-2015-T4</text:p>
          </table:table-cell>
          <table:table-cell office:value-type="string">
            <text:p>DDB-875 </text:p>
          </table:table-cell>
          <table:table-cell office:value-type="string">
            <text:p>INSTALACION 2 LLANTAS DE SEGUNDA REF. 195/70 R15, SUMINISTRADAS POR ALMACEN DEL CCO Y BALANCEO DE LAS MISMAS.</text:p>
          </table:table-cell>
          <table:table-cell office:value-type="string">
            <text:p>LLANTAS LA ESTACION</text:p>
          </table:table-cell>
          <table:table-cell table:number-columns-repeated="1019"/>
        </table:table-row>
        <table:table-row table:style-name="ro6">
          <table:table-cell table:style-name="ce3" office:value-type="date" office:date-value="2015-07-21">
            <text:p>21/07/15</text:p>
          </table:table-cell>
          <table:table-cell office:value-type="string">
            <text:p>AAM-48-2015-T1</text:p>
          </table:table-cell>
          <table:table-cell office:value-type="string">
            <text:p>HGT-140</text:p>
          </table:table-cell>
          <table:table-cell office:value-type="string">
            <text:p>LAVAR TANQUE Y LINEAS DE COMBUSTIBLE.</text:p>
          </table:table-cell>
          <table:table-cell office:value-type="string">
            <text:p>AUTOPACIFICO</text:p>
          </table:table-cell>
          <table:table-cell office:value-type="string">
            <text:p>OT 387969</text:p>
          </table:table-cell>
          <table:table-cell table:number-columns-repeated="1018"/>
        </table:table-row>
        <table:table-row table:style-name="ro3">
          <table:table-cell table:style-name="ce3" office:value-type="date" office:date-value="2015-07-21">
            <text:p>21/07/15</text:p>
          </table:table-cell>
          <table:table-cell office:value-type="string">
            <text:p>AAM-88-2015-T6</text:p>
          </table:table-cell>
          <table:table-cell office:value-type="string">
            <text:p>HGR-969</text:p>
          </table:table-cell>
          <table:table-cell office:value-type="string">
            <text:p>RUTINA DE LOS 60.000 KMS.</text:p>
          </table:table-cell>
          <table:table-cell office:value-type="string">
            <text:p>AUTOFARALLONES RENAULT</text:p>
          </table:table-cell>
          <table:table-cell office:value-type="float" office:value="3453">
            <text:p>3453</text:p>
          </table:table-cell>
          <table:table-cell table:number-columns-repeated="1018"/>
        </table:table-row>
        <table:table-row table:style-name="ro6">
          <table:table-cell table:style-name="ce3" office:value-type="date" office:date-value="2015-07-21">
            <text:p>21/07/15</text:p>
          </table:table-cell>
          <table:table-cell office:value-type="string">
            <text:p>AAM-55-2015-IF</text:p>
          </table:table-cell>
          <table:table-cell office:value-type="string">
            <text:p>CJJ-578</text:p>
          </table:table-cell>
          <table:table-cell office:value-type="string">
            <text:p>MANTENIMIENTO ALTERNADOR.</text:p>
          </table:table-cell>
          <table:table-cell office:value-type="string">
            <text:p>RENZO NIETO </text:p>
          </table:table-cell>
          <table:table-cell office:value-type="string">
            <text:p>0 9 3 9</text:p>
          </table:table-cell>
          <table:table-cell table:number-columns-repeated="1018"/>
        </table:table-row>
        <table:table-row table:style-name="ro3">
          <table:table-cell table:style-name="ce3" office:value-type="date" office:date-value="2015-07-22">
            <text:p>22/07/15</text:p>
          </table:table-cell>
          <table:table-cell office:value-type="string">
            <text:p>MTTO-396-2015</text:p>
          </table:table-cell>
          <table:table-cell office:value-type="string">
            <text:p>USA-468</text:p>
          </table:table-cell>
          <table:table-cell office:value-type="string">
            <text:p>CORREGIR FUGAS DE AIRE (RECAMARAS, GOBERNOL Y MANOMETRO DE PRESION DE AIRE)</text:p>
          </table:table-cell>
          <table:table-cell office:value-type="string">
            <text:p>FRENO PARTES</text:p>
          </table:table-cell>
          <table:table-cell office:value-type="float" office:value="119">
            <text:p>119</text:p>
          </table:table-cell>
          <table:table-cell table:number-columns-repeated="1018"/>
        </table:table-row>
        <table:table-row table:style-name="ro3">
          <table:table-cell table:style-name="ce3" office:value-type="date" office:date-value="2015-07-22">
            <text:p>22/07/15</text:p>
          </table:table-cell>
          <table:table-cell office:value-type="string">
            <text:p>AAM-131-2015-T4</text:p>
          </table:table-cell>
          <table:table-cell office:value-type="string">
            <text:p>KEX-384</text:p>
          </table:table-cell>
          <table:table-cell office:value-type="string">
            <text:p>REVISION GATOS HIDRAULICOS PUERTA TRASERA.</text:p>
          </table:table-cell>
          <table:table-cell office:value-type="string">
            <text:p>TALLERES AUTORIZADOS S.A.</text:p>
          </table:table-cell>
          <table:table-cell table:number-columns-repeated="1019"/>
        </table:table-row>
        <table:table-row table:style-name="ro3">
          <table:table-cell table:style-name="ce3" office:value-type="date" office:date-value="2015-07-22">
            <text:p>22/07/15</text:p>
          </table:table-cell>
          <table:table-cell office:value-type="string">
            <text:p>AAM-104-2015-L.B</text:p>
          </table:table-cell>
          <table:table-cell office:value-type="string">
            <text:p>WEQ-403</text:p>
          </table:table-cell>
          <table:table-cell office:value-type="string">
            <text:p>REVISION ESTADO DE PASTILLAS Y DISCOS DE RUEDA.</text:p>
          </table:table-cell>
          <table:table-cell office:value-type="string">
            <text:p>LLANTAS LA ESTACION</text:p>
          </table:table-cell>
          <table:table-cell office:value-type="float" office:value="492">
            <text:p>492</text:p>
          </table:table-cell>
          <table:table-cell table:number-columns-repeated="1018"/>
        </table:table-row>
        <table:table-row table:style-name="ro3">
          <table:table-cell table:style-name="ce3" office:value-type="date" office:date-value="2015-07-22">
            <text:p>22/07/15</text:p>
          </table:table-cell>
          <table:table-cell office:value-type="string">
            <text:p>AAM-94-2015-T2</text:p>
          </table:table-cell>
          <table:table-cell office:value-type="string">
            <text:p>SPK-180</text:p>
          </table:table-cell>
          <table:table-cell office:value-type="string">
            <text:p>CAMBIO VIDRIO PARABRISA.</text:p>
          </table:table-cell>
          <table:table-cell office:value-type="string">
            <text:p>VIDRIOS Y ACCESORIOS </text:p>
          </table:table-cell>
          <table:table-cell office:value-type="string">
            <text:p>0 0 2 3 5 7 8</text:p>
          </table:table-cell>
          <table:table-cell table:number-columns-repeated="1018"/>
        </table:table-row>
        <table:table-row table:style-name="ro7">
          <table:table-cell table:style-name="ce3" office:value-type="date" office:date-value="2015-07-23">
            <text:p>23/07/15</text:p>
          </table:table-cell>
          <table:table-cell office:value-type="string">
            <text:p>MTTO-398-2015</text:p>
          </table:table-cell>
          <table:table-cell office:value-type="string">
            <text:p>DDA-282</text:p>
          </table:table-cell>
          <table:table-cell office:value-type="string">
            <text:p>INSTALACION DE 4 LLANTAS NUEVAS MARCA BF GOODRICH REF. 235/75 R15, SUMINISTRADAS POR ALMACEN DEL CCO (INCLUYE MONTAJE Y MARCACION), SEGUN ORDEN DE COMPRA 4273, ALINEACION DIRECCION Y BALANCEO RUEDAS DELANTERAS.</text:p>
          </table:table-cell>
          <table:table-cell office:value-type="string">
            <text:p>LLANTAS LA ESTACION</text:p>
          </table:table-cell>
          <table:table-cell office:value-type="string">
            <text:p>ENTRADA ALMACEN 30-JULIO-2015 </text:p>
          </table:table-cell>
          <table:table-cell table:number-columns-repeated="1018"/>
        </table:table-row>
        <table:table-row table:style-name="ro4">
          <table:table-cell table:style-name="ce3" office:value-type="date" office:date-value="2015-07-23">
            <text:p>23/07/15</text:p>
          </table:table-cell>
          <table:table-cell office:value-type="string">
            <text:p>AAM-132-2015-T4</text:p>
          </table:table-cell>
          <table:table-cell office:value-type="string">
            <text:p>TLO-302</text:p>
          </table:table-cell>
          <table:table-cell office:value-type="string">
            <text:p>CAMBIO DE MANGUERA HIDRAULICA POR GARANTIA QUE VA DEL TOMA FUERZA A LOS MANDOS DEL EQUIPO</text:p>
          </table:table-cell>
          <table:table-cell office:value-type="string">
            <text:p>REHIMAC </text:p>
          </table:table-cell>
          <table:table-cell office:value-type="string">
            <text:p>0 8 3</text:p>
          </table:table-cell>
          <table:table-cell table:number-columns-repeated="1018"/>
        </table:table-row>
        <table:table-row table:style-name="ro7">
          <table:table-cell table:style-name="ce3" office:value-type="date" office:date-value="2015-07-23">
            <text:p>23/07/15</text:p>
          </table:table-cell>
          <table:table-cell office:value-type="string">
            <text:p>AAM-09-2015-G-A</text:p>
          </table:table-cell>
          <table:table-cell office:value-type="string">
            <text:p>DDA-216</text:p>
          </table:table-cell>
          <table:table-cell office:value-type="string">
            <text:p>INSTALACION DE 4 LLANTAS NUEVAS MARCA BF GOODRICH REF. 235/75 R15, SUMINISTRADAS POR ALMACEN DEL CCO (INCLUYE MONTAJE Y MARCACION), SEGUN ORDEN DE COMPRA 4273, 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5-07-23">
            <text:p>23/07/15</text:p>
          </table:table-cell>
          <table:table-cell office:value-type="string">
            <text:p>AAM-10-2015-G-A</text:p>
          </table:table-cell>
          <table:table-cell office:value-type="string">
            <text:p>DDA-216</text:p>
          </table:table-cell>
          <table:table-cell office:value-type="string">
            <text:p>SUMINISTRO E INSTALACION BASE DE PORTA REPUESTO.</text:p>
          </table:table-cell>
          <table:table-cell office:value-type="string">
            <text:p>FRENO PARTES</text:p>
          </table:table-cell>
          <table:table-cell table:number-columns-repeated="1019"/>
        </table:table-row>
        <table:table-row table:style-name="ro3">
          <table:table-cell table:style-name="ce3" office:value-type="date" office:date-value="2015-07-24">
            <text:p>24/07/15</text:p>
          </table:table-cell>
          <table:table-cell office:value-type="string">
            <text:p>MTTO-400-2015</text:p>
          </table:table-cell>
          <table:table-cell office:value-type="string">
            <text:p>KUK-381</text:p>
          </table:table-cell>
          <table:table-cell office:value-type="string">
            <text:p>CAMBIO DE RINES TRASEROS Y REVISION LUCES TRASERA</text:p>
          </table:table-cell>
          <table:table-cell office:value-type="string">
            <text:p>FRENO PARTES</text:p>
          </table:table-cell>
          <table:table-cell office:value-type="float" office:value="130">
            <text:p>130</text:p>
          </table:table-cell>
          <table:table-cell table:number-columns-repeated="1018"/>
        </table:table-row>
        <table:table-row table:style-name="ro4">
          <table:table-cell table:style-name="ce3" office:value-type="date" office:date-value="2015-07-24">
            <text:p>24/07/15</text:p>
          </table:table-cell>
          <table:table-cell office:value-type="string">
            <text:p>AAM-58-2015-IF</text:p>
          </table:table-cell>
          <table:table-cell office:value-type="string">
            <text:p>CJJ-578</text:p>
          </table:table-cell>
          <table:table-cell office:value-type="string">
            <text:p>REVISION SUSPENSION DELANTERA (BUJES Y AMORTIGUADORES) Y REVISION FRENO DE EMERGENCIA.</text:p>
          </table:table-cell>
          <table:table-cell office:value-type="string">
            <text:p>FRENO PARTES</text:p>
          </table:table-cell>
          <table:table-cell office:value-type="float" office:value="129">
            <text:p>129</text:p>
          </table:table-cell>
          <table:table-cell table:number-columns-repeated="1018"/>
        </table:table-row>
        <table:table-row table:style-name="ro6">
          <table:table-cell table:style-name="ce3" office:value-type="date" office:date-value="2015-07-24">
            <text:p>24/07/15</text:p>
          </table:table-cell>
          <table:table-cell office:value-type="string">
            <text:p>MTTO-401-2015</text:p>
          </table:table-cell>
          <table:table-cell office:value-type="string">
            <text:p>KUK-381</text:p>
          </table:table-cell>
          <table:table-cell office:value-type="string">
            <text:p>CAMBIO DE RINES TRASEROS.</text:p>
          </table:table-cell>
          <table:table-cell office:value-type="string">
            <text:p>AUTOCENTRO CAPRI</text:p>
          </table:table-cell>
          <table:table-cell office:value-type="float" office:value="102902">
            <text:p>102902</text:p>
          </table:table-cell>
          <table:table-cell table:number-columns-repeated="1018"/>
        </table:table-row>
        <table:table-row table:style-name="ro6">
          <table:table-cell table:style-name="ce3" office:value-type="date" office:date-value="2015-07-24">
            <text:p>24/07/15</text:p>
          </table:table-cell>
          <table:table-cell office:value-type="string">
            <text:p>AAM-135-2015-T4</text:p>
          </table:table-cell>
          <table:table-cell office:value-type="string">
            <text:p>TLO-302</text:p>
          </table:table-cell>
          <table:table-cell office:value-type="string">
            <text:p>ROTACION LLANTAS DELANTERAS.</text:p>
          </table:table-cell>
          <table:table-cell office:value-type="string">
            <text:p>LLANTAS LA ESTACION</text:p>
          </table:table-cell>
          <table:table-cell table:number-columns-repeated="1019"/>
        </table:table-row>
        <table:table-row table:style-name="ro3">
          <table:table-cell table:style-name="ce3" office:value-type="date" office:date-value="2015-07-24">
            <text:p>24/07/15</text:p>
          </table:table-cell>
          <table:table-cell office:value-type="string">
            <text:p>AAM-91-2015-T6</text:p>
          </table:table-cell>
          <table:table-cell office:value-type="string">
            <text:p>HGR-969</text:p>
          </table:table-cell>
          <table:table-cell office:value-type="string">
            <text:p>AL METER LA CUARTA SE AHOGA NO DESFOGA</text:p>
          </table:table-cell>
          <table:table-cell office:value-type="string">
            <text:p>AUTOFARALLONES RENAULT</text:p>
          </table:table-cell>
          <table:table-cell table:number-columns-repeated="1019"/>
        </table:table-row>
        <table:table-row table:style-name="ro6">
          <table:table-cell table:style-name="ce3" office:value-type="date" office:date-value="2015-07-24">
            <text:p>24/07/15</text:p>
          </table:table-cell>
          <table:table-cell office:value-type="string">
            <text:p>MTTO-403-2015</text:p>
          </table:table-cell>
          <table:table-cell office:value-type="string">
            <text:p>USE-822</text:p>
          </table:table-cell>
          <table:table-cell office:value-type="string">
            <text:p>REVISION BANDAS TRASERAS POR GARANTIA.</text:p>
          </table:table-cell>
          <table:table-cell office:value-type="string">
            <text:p>FRENO PARTES</text:p>
          </table:table-cell>
          <table:table-cell table:number-columns-repeated="1019"/>
        </table:table-row>
        <table:table-row table:style-name="ro5">
          <table:table-cell table:style-name="ce3" office:value-type="date" office:date-value="2015-07-24">
            <text:p>24/07/15</text:p>
          </table:table-cell>
          <table:table-cell office:value-type="string">
            <text:p>MTTO-404-2015</text:p>
          </table:table-cell>
          <table:table-cell office:value-type="string">
            <text:p>USE-822</text:p>
          </table:table-cell>
          <table:table-cell office:value-type="string">
            <text:p>REVISION TECNOMECANICA.</text:p>
          </table:table-cell>
          <table:table-cell office:value-type="string">
            <text:p>CENTRO DE DIAGNOSTICO AUTOMOTOR DEL VALLE </text:p>
          </table:table-cell>
          <table:table-cell office:value-type="string">
            <text:p>24 – JUL – 2015</text:p>
          </table:table-cell>
          <table:table-cell table:number-columns-repeated="1018"/>
        </table:table-row>
        <table:table-row table:style-name="ro3">
          <table:table-cell table:style-name="ce3" office:value-type="date" office:date-value="2015-07-24">
            <text:p>24/07/15</text:p>
          </table:table-cell>
          <table:table-cell office:value-type="string">
            <text:p>AAM-78-2015-T3</text:p>
          </table:table-cell>
          <table:table-cell office:value-type="string">
            <text:p>KEY-039</text:p>
          </table:table-cell>
          <table:table-cell office:value-type="string">
            <text:p>REVISION EMBRAGUE POR GARANTIA.</text:p>
          </table:table-cell>
          <table:table-cell office:value-type="string">
            <text:p>NACIONAL DE EMBRAGUES S.A.S</text:p>
          </table:table-cell>
          <table:table-cell office:value-type="float" office:value="2065">
            <text:p>2065</text:p>
          </table:table-cell>
          <table:table-cell table:number-columns-repeated="1018"/>
        </table:table-row>
        <table:table-row table:style-name="ro3">
          <table:table-cell table:style-name="ce3" office:value-type="date" office:date-value="2015-07-24">
            <text:p>24/07/15</text:p>
          </table:table-cell>
          <table:table-cell office:value-type="string">
            <text:p>MTTO-405-2015</text:p>
          </table:table-cell>
          <table:table-cell office:value-type="string">
            <text:p>SMW-559</text:p>
          </table:table-cell>
          <table:table-cell office:value-type="string">
            <text:p>INSTALACION PISO EN MADERA CHANUL PARA CHASIS</text:p>
          </table:table-cell>
          <table:table-cell office:value-type="string">
            <text:p>CARROCERIAS EL ABARCO</text:p>
          </table:table-cell>
          <table:table-cell table:number-columns-repeated="1019"/>
        </table:table-row>
        <table:table-row table:style-name="ro3">
          <table:table-cell table:style-name="ce3" office:value-type="date" office:date-value="2015-07-25">
            <text:p>25/07/15</text:p>
          </table:table-cell>
          <table:table-cell office:value-type="string">
            <text:p>MTTO-406-2015</text:p>
          </table:table-cell>
          <table:table-cell office:value-type="string">
            <text:p>SMI-082</text:p>
          </table:table-cell>
          <table:table-cell office:value-type="string">
            <text:p>DESPINCHAR LLANTA TRASERA EXTERNA DERECHA.</text:p>
          </table:table-cell>
          <table:table-cell office:value-type="string">
            <text:p>COEXITO-OSCAR GARCIA </text:p>
          </table:table-cell>
          <table:table-cell table:number-columns-repeated="1019"/>
        </table:table-row>
        <table:table-row table:style-name="ro6">
          <table:table-cell table:style-name="ce3" office:value-type="date" office:date-value="2015-07-25">
            <text:p>25/07/15</text:p>
          </table:table-cell>
          <table:table-cell office:value-type="string">
            <text:p>MTTO-407-2015</text:p>
          </table:table-cell>
          <table:table-cell office:value-type="string">
            <text:p>KUK-382</text:p>
          </table:table-cell>
          <table:table-cell office:value-type="string">
            <text:p>REVISAR MANOMETROS TABLERO</text:p>
          </table:table-cell>
          <table:table-cell office:value-type="string">
            <text:p>FRENO PARTES</text:p>
          </table:table-cell>
          <table:table-cell office:value-type="float" office:value="141">
            <text:p>141</text:p>
          </table:table-cell>
          <table:table-cell table:number-columns-repeated="1018"/>
        </table:table-row>
        <table:table-row table:style-name="ro8">
          <table:table-cell table:style-name="ce3" office:value-type="date" office:date-value="2015-07-25">
            <text:p>25/07/15</text:p>
          </table:table-cell>
          <table:table-cell office:value-type="string">
            <text:p>AAM-29-2015-GS</text:p>
          </table:table-cell>
          <table:table-cell office:value-type="string">
            <text:p>CJC-368</text:p>
          </table:table-cell>
          <table:table-cell office:value-type="string">
            <text:p>INSTALACION DE 2 LLANTAS NUEVAS REF. 195R14C, SUMINISTRADAS POR ALMACEN DEL CCO, SEGUN ORDEN DE COMPRA 4273 (INCLUYE MONTAJE Y MARCACION) Y BALANCEO LLANTAS INSTALADAS </text:p>
          </table:table-cell>
          <table:table-cell office:value-type="string">
            <text:p>LLANTAS LA ESTACION</text:p>
          </table:table-cell>
          <table:table-cell table:number-columns-repeated="1019"/>
        </table:table-row>
        <table:table-row table:style-name="ro3">
          <table:table-cell table:style-name="ce3" office:value-type="date" office:date-value="2015-07-27">
            <text:p>27/07/15</text:p>
          </table:table-cell>
          <table:table-cell office:value-type="string">
            <text:p>AAM-105-2015-L.B</text:p>
          </table:table-cell>
          <table:table-cell office:value-type="string">
            <text:p>DDA-221</text:p>
          </table:table-cell>
          <table:table-cell office:value-type="string">
            <text:p>EXCESIVO HUMO BLANCO EN EL ESCAPE, SCANEAR Y PRESENTA CODIGO </text:p>
          </table:table-cell>
          <table:table-cell office:value-type="string">
            <text:p>AUTOPACIFICO</text:p>
          </table:table-cell>
          <table:table-cell office:value-type="string">
            <text:p>OT 388673</text:p>
          </table:table-cell>
          <table:table-cell table:number-columns-repeated="1018"/>
        </table:table-row>
        <table:table-row table:style-name="ro5">
          <table:table-cell table:style-name="ce3" office:value-type="date" office:date-value="2015-07-27">
            <text:p>27/07/15</text:p>
          </table:table-cell>
          <table:table-cell office:value-type="string">
            <text:p>MTTO-408-2015</text:p>
          </table:table-cell>
          <table:table-cell office:value-type="string">
            <text:p>DDA-206</text:p>
          </table:table-cell>
          <table:table-cell office:value-type="string">
            <text:p>REVISION TECNOMECANICA <text:s text:c="3"/></text:p>
          </table:table-cell>
          <table:table-cell office:value-type="string">
            <text:p>CENTRO DE DIAGNOSTICO AUTOMOTOR DEL VALLE </text:p>
          </table:table-cell>
          <table:table-cell office:value-type="string">
            <text:p>27 – JUL – 2015</text:p>
          </table:table-cell>
          <table:table-cell table:number-columns-repeated="1018"/>
        </table:table-row>
        <table:table-row table:style-name="ro3">
          <table:table-cell table:style-name="ce3" office:value-type="date" office:date-value="2015-07-27">
            <text:p>27/07/15</text:p>
          </table:table-cell>
          <table:table-cell office:value-type="string">
            <text:p>AAM-59-2015-IF</text:p>
          </table:table-cell>
          <table:table-cell office:value-type="string">
            <text:p>CJJ-590</text:p>
          </table:table-cell>
          <table:table-cell office:value-type="string">
            <text:p>MANTENIMIENTO GENERAL DE FRENOS, SUSPENSION DELANTERA Y TRASERA </text:p>
          </table:table-cell>
          <table:table-cell office:value-type="string">
            <text:p>FRENO PARTES</text:p>
          </table:table-cell>
          <table:table-cell table:number-columns-repeated="1019"/>
        </table:table-row>
        <table:table-row table:style-name="ro3">
          <table:table-cell table:style-name="ce3" office:value-type="date" office:date-value="2015-07-27">
            <text:p>27/07/15</text:p>
          </table:table-cell>
          <table:table-cell office:value-type="string">
            <text:p>MTTO-409-2015</text:p>
          </table:table-cell>
          <table:table-cell office:value-type="string">
            <text:p>KUK-382</text:p>
          </table:table-cell>
          <table:table-cell office:value-type="string">
            <text:p>CAMBIO DE RODAMIENTOS DE LOS PATINES DE LA CORREA DEL MOTOR.</text:p>
          </table:table-cell>
          <table:table-cell office:value-type="string">
            <text:p>FRENO PARTES</text:p>
          </table:table-cell>
          <table:table-cell table:number-columns-repeated="1019"/>
        </table:table-row>
        <table:table-row table:style-name="ro4">
          <table:table-cell table:style-name="ce3" office:value-type="date" office:date-value="2015-07-27">
            <text:p>27/07/15</text:p>
          </table:table-cell>
          <table:table-cell office:value-type="string">
            <text:p>AAM-79-2015-T3</text:p>
          </table:table-cell>
          <table:table-cell office:value-type="string">
            <text:p>SQW-867</text:p>
          </table:table-cell>
          <table:table-cell office:value-type="string">
            <text:p>INSTALACION 2 LLANTAS DE SEGUNDA REF. 215/75 R17,5 PARTE DELANTERA, SUMINISTRADAS POR ALMACEN DEL CCO.</text:p>
          </table:table-cell>
          <table:table-cell office:value-type="string">
            <text:p>LLANTAS LA ESTACION</text:p>
          </table:table-cell>
          <table:table-cell table:number-columns-repeated="1019"/>
        </table:table-row>
        <table:table-row table:style-name="ro6">
          <table:table-cell table:style-name="ce3" office:value-type="date" office:date-value="2015-07-27">
            <text:p>27/07/15</text:p>
          </table:table-cell>
          <table:table-cell office:value-type="string">
            <text:p>AAM-80-2015-T3</text:p>
          </table:table-cell>
          <table:table-cell office:value-type="string">
            <text:p>SQW-867</text:p>
          </table:table-cell>
          <table:table-cell office:value-type="string">
            <text:p>REVISION BANDAS DELANTERAS.</text:p>
          </table:table-cell>
          <table:table-cell office:value-type="string">
            <text:p>FRENO PARTES</text:p>
          </table:table-cell>
          <table:table-cell table:number-columns-repeated="1019"/>
        </table:table-row>
        <table:table-row table:style-name="ro3">
          <table:table-cell table:style-name="ce3" office:value-type="date" office:date-value="2015-07-27">
            <text:p>27/07/15</text:p>
          </table:table-cell>
          <table:table-cell office:value-type="string">
            <text:p>AAM-60-2015-IF</text:p>
          </table:table-cell>
          <table:table-cell office:value-type="string">
            <text:p>CJJ-578</text:p>
          </table:table-cell>
          <table:table-cell office:value-type="string">
            <text:p>ALINEACION DIRECCION, BALANCEO RUEDAS DELANTERAS Y ROTACION LLANTAS.</text:p>
          </table:table-cell>
          <table:table-cell office:value-type="string">
            <text:p>LLANTAS LA ESTACION</text:p>
          </table:table-cell>
          <table:table-cell table:number-columns-repeated="1019"/>
        </table:table-row>
        <table:table-row table:style-name="ro3">
          <table:table-cell table:style-name="ce3" office:value-type="date" office:date-value="2015-07-27">
            <text:p>27/07/15</text:p>
          </table:table-cell>
          <table:table-cell office:value-type="string">
            <text:p>AAM-61-2015-IF</text:p>
          </table:table-cell>
          <table:table-cell office:value-type="string">
            <text:p>CJJ-578</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7-27">
            <text:p>27/07/15</text:p>
          </table:table-cell>
          <table:table-cell office:value-type="string">
            <text:p>AAM-92-2015-T6</text:p>
          </table:table-cell>
          <table:table-cell office:value-type="string">
            <text:p>SQW-850</text:p>
          </table:table-cell>
          <table:table-cell office:value-type="string">
            <text:p>SOLDADURA DE TORNILLO DEL PASADOR DEL EQUIPO DEL MASTIL.</text:p>
          </table:table-cell>
          <table:table-cell office:value-type="string">
            <text:p>HERMAR</text:p>
          </table:table-cell>
          <table:table-cell office:value-type="string">
            <text:p>0 5 8 8</text:p>
          </table:table-cell>
          <table:table-cell table:number-columns-repeated="1018"/>
        </table:table-row>
        <table:table-row table:style-name="ro3">
          <table:table-cell table:style-name="ce3" office:value-type="date" office:date-value="2015-07-27">
            <text:p>27/07/15</text:p>
          </table:table-cell>
          <table:table-cell office:value-type="string">
            <text:p>MTTO-410-2015</text:p>
          </table:table-cell>
          <table:table-cell office:value-type="string">
            <text:p>DDA-165</text:p>
          </table:table-cell>
          <table:table-cell office:value-type="string">
            <text:p>LAVADO GENERAL (INCLUYE MOTOR).</text:p>
          </table:table-cell>
          <table:table-cell office:value-type="string">
            <text:p>ESTACION LAS PALMERAS</text:p>
          </table:table-cell>
          <table:table-cell table:number-columns-repeated="1019"/>
        </table:table-row>
        <table:table-row table:style-name="ro6">
          <table:table-cell table:style-name="ce3" office:value-type="date" office:date-value="2015-07-27">
            <text:p>27/07/15</text:p>
          </table:table-cell>
          <table:table-cell office:value-type="string">
            <text:p>AAM-93-2015-T6</text:p>
          </table:table-cell>
          <table:table-cell office:value-type="string">
            <text:p>KEY-361</text:p>
          </table:table-cell>
          <table:table-cell office:value-type="string">
            <text:p>CAMBIO DE CORREAS POR GARANTIA.</text:p>
          </table:table-cell>
          <table:table-cell office:value-type="string">
            <text:p>AUTOPACIFICO</text:p>
          </table:table-cell>
          <table:table-cell table:number-columns-repeated="1019"/>
        </table:table-row>
        <table:table-row table:style-name="ro3">
          <table:table-cell table:style-name="ce3" office:value-type="date" office:date-value="2015-07-28">
            <text:p>28/07/15</text:p>
          </table:table-cell>
          <table:table-cell office:value-type="string">
            <text:p>AAM-92-2015-T7</text:p>
          </table:table-cell>
          <table:table-cell office:value-type="string">
            <text:p>WEP-811</text:p>
          </table:table-cell>
          <table:table-cell office:value-type="string">
            <text:p>REVISION EMBRAGUE</text:p>
          </table:table-cell>
          <table:table-cell office:value-type="string">
            <text:p>NACIONAL DE EMBRAGUES S.A.S</text:p>
          </table:table-cell>
          <table:table-cell office:value-type="float" office:value="2080">
            <text:p>2080</text:p>
          </table:table-cell>
          <table:table-cell table:number-columns-repeated="1018"/>
        </table:table-row>
        <table:table-row table:style-name="ro6">
          <table:table-cell table:style-name="ce3" office:value-type="date" office:date-value="2015-07-28">
            <text:p>28/07/15</text:p>
          </table:table-cell>
          <table:table-cell office:value-type="string">
            <text:p>AAM-93-2015-T7</text:p>
          </table:table-cell>
          <table:table-cell office:value-type="string">
            <text:p>SQI-521</text:p>
          </table:table-cell>
          <table:table-cell office:value-type="string">
            <text:p>REVISAR ENGANCHE DE LA GRUA.</text:p>
          </table:table-cell>
          <table:table-cell office:value-type="string">
            <text:p>HERMAR</text:p>
          </table:table-cell>
          <table:table-cell table:number-columns-repeated="1019"/>
        </table:table-row>
        <table:table-row table:style-name="ro3">
          <table:table-cell table:style-name="ce3" office:value-type="date" office:date-value="2015-07-28">
            <text:p>28/07/15</text:p>
          </table:table-cell>
          <table:table-cell office:value-type="string">
            <text:p>AAM-81-2015-T3</text:p>
          </table:table-cell>
          <table:table-cell office:value-type="string">
            <text:p>KEY-191</text:p>
          </table:table-cell>
          <table:table-cell office:value-type="string">
            <text:p>ALINEACION DIRECCION Y BALANCEO DE RUEDAS.</text:p>
          </table:table-cell>
          <table:table-cell office:value-type="string">
            <text:p>COEXITO-OSCAR GARCIA </text:p>
          </table:table-cell>
          <table:table-cell office:value-type="float" office:value="2253136">
            <text:p>2253136</text:p>
          </table:table-cell>
          <table:table-cell table:number-columns-repeated="1018"/>
        </table:table-row>
        <table:table-row table:style-name="ro6">
          <table:table-cell table:style-name="ce3" office:value-type="date" office:date-value="2015-07-29">
            <text:p>29/07/15</text:p>
          </table:table-cell>
          <table:table-cell office:value-type="string">
            <text:p>MTTO-411-2015</text:p>
          </table:table-cell>
          <table:table-cell office:value-type="string">
            <text:p>DDA-016</text:p>
          </table:table-cell>
          <table:table-cell office:value-type="string">
            <text:p>ALINEACION DIRECCION <text:s text:c="2"/></text:p>
          </table:table-cell>
          <table:table-cell office:value-type="string">
            <text:p>LLANTAS LA ESTACION</text:p>
          </table:table-cell>
          <table:table-cell table:number-columns-repeated="1019"/>
        </table:table-row>
        <table:table-row table:style-name="ro4">
          <table:table-cell table:style-name="ce3" office:value-type="date" office:date-value="2015-07-29">
            <text:p>29/07/15</text:p>
          </table:table-cell>
          <table:table-cell office:value-type="string">
            <text:p>AAM-108-2015-L.B</text:p>
          </table:table-cell>
          <table:table-cell office:value-type="string">
            <text:p>WDB-181</text:p>
          </table:table-cell>
          <table:table-cell office:value-type="string">
            <text:p>CORREGIR FUGA POR CUELLO TANQUE DE COMBUSTIBLE Y FUGA POR EMPAQUE DE LA TAPA DEL TANQUE HIDRAULICO.</text:p>
          </table:table-cell>
          <table:table-cell office:value-type="string">
            <text:p>HERMAR</text:p>
          </table:table-cell>
          <table:table-cell office:value-type="string">
            <text:p>0 6 1 2</text:p>
          </table:table-cell>
          <table:table-cell table:number-columns-repeated="1018"/>
        </table:table-row>
        <table:table-row table:style-name="ro3">
          <table:table-cell table:style-name="ce3" office:value-type="date" office:date-value="2015-07-29">
            <text:p>29/07/15</text:p>
          </table:table-cell>
          <table:table-cell office:value-type="string">
            <text:p>AAM-77-2015-T5</text:p>
          </table:table-cell>
          <table:table-cell office:value-type="string">
            <text:p>SPK-179</text:p>
          </table:table-cell>
          <table:table-cell office:value-type="string">
            <text:p>REVISION CAMPANA RUEDAS TRASERAS LADO DERECHO.</text:p>
          </table:table-cell>
          <table:table-cell office:value-type="string">
            <text:p>FRENO PARTES</text:p>
          </table:table-cell>
          <table:table-cell table:number-columns-repeated="1019"/>
        </table:table-row>
        <table:table-row table:style-name="ro3">
          <table:table-cell table:style-name="ce3" office:value-type="date" office:date-value="2015-07-29">
            <text:p>29/07/15</text:p>
          </table:table-cell>
          <table:table-cell office:value-type="string">
            <text:p>AAM-78-2015-T5</text:p>
          </table:table-cell>
          <table:table-cell office:value-type="string">
            <text:p>SPK-179</text:p>
          </table:table-cell>
          <table:table-cell office:value-type="string">
            <text:p>LAVADO PARTE BAJA.</text:p>
          </table:table-cell>
          <table:table-cell office:value-type="string">
            <text:p>ESTACION LAS PALMERAS</text:p>
          </table:table-cell>
          <table:table-cell table:number-columns-repeated="1019"/>
        </table:table-row>
        <table:table-row table:style-name="ro3">
          <table:table-cell table:style-name="ce3" office:value-type="date" office:date-value="2015-07-29">
            <text:p>29/07/15</text:p>
          </table:table-cell>
          <table:table-cell office:value-type="string">
            <text:p>AAM-79-2015-T5</text:p>
          </table:table-cell>
          <table:table-cell office:value-type="string">
            <text:p>SPK-179</text:p>
          </table:table-cell>
          <table:table-cell office:value-type="string">
            <text:p>CAMBIO VIDRIO PARABRISAS.</text:p>
          </table:table-cell>
          <table:table-cell office:value-type="string">
            <text:p>VIDRIOS Y ACCESORIOS </text:p>
          </table:table-cell>
          <table:table-cell office:value-type="string">
            <text:p>0 0 2 3 5 9 6</text:p>
          </table:table-cell>
          <table:table-cell table:number-columns-repeated="1018"/>
        </table:table-row>
        <table:table-row table:style-name="ro6">
          <table:table-cell table:style-name="ce3" office:value-type="date" office:date-value="2015-07-30">
            <text:p>30/07/15</text:p>
          </table:table-cell>
          <table:table-cell office:value-type="string">
            <text:p>MTTO-412-2015</text:p>
          </table:table-cell>
          <table:table-cell office:value-type="string">
            <text:p>SMI-194</text:p>
          </table:table-cell>
          <table:table-cell office:value-type="string">
            <text:p>REVISION COMANDO DE LUCES.</text:p>
          </table:table-cell>
          <table:table-cell office:value-type="string">
            <text:p>AUTOPACIFICO</text:p>
          </table:table-cell>
          <table:table-cell office:value-type="float" office:value="17511">
            <text:p>17511</text:p>
          </table:table-cell>
          <table:table-cell table:number-columns-repeated="1018"/>
        </table:table-row>
        <table:table-row table:style-name="ro4">
          <table:table-cell table:style-name="ce3" office:value-type="date" office:date-value="2015-07-30">
            <text:p>30/07/15</text:p>
          </table:table-cell>
          <table:table-cell office:value-type="string">
            <text:p>AAM-96-2015-T2</text:p>
          </table:table-cell>
          <table:table-cell office:value-type="string">
            <text:p>KEW-926</text:p>
          </table:table-cell>
          <table:table-cell office:value-type="string">
            <text:p>MANTENIMIENTO CHAPAS, ELEVAVIDRIOS PUERTAS DELANTERAS Y CAMBIO DE VIDRIO PARABRISAS.</text:p>
          </table:table-cell>
          <table:table-cell office:value-type="string">
            <text:p>VIDRIOS Y ACCESORIOS </text:p>
          </table:table-cell>
          <table:table-cell office:value-type="string">
            <text:p>0023591</text:p>
            <text:p>0023588</text:p>
          </table:table-cell>
          <table:table-cell table:number-columns-repeated="1018"/>
        </table:table-row>
        <table:table-row table:style-name="ro3">
          <table:table-cell table:style-name="ce3" office:value-type="date" office:date-value="2015-07-30">
            <text:p>30/07/15</text:p>
          </table:table-cell>
          <table:table-cell office:value-type="string">
            <text:p>AAM-97-2015-T2</text:p>
          </table:table-cell>
          <table:table-cell office:value-type="string">
            <text:p>KEW-926</text:p>
          </table:table-cell>
          <table:table-cell office:value-type="string">
            <text:p>REVISION PORTADORA DE ALTAVOZ</text:p>
          </table:table-cell>
          <table:table-cell office:value-type="string">
            <text:p>TECNOLOGIA CONTRA INCENDIO </text:p>
          </table:table-cell>
          <table:table-cell table:style-name="ce16" office:value-type="string">
            <text:p>01 – JUL – 2015</text:p>
          </table:table-cell>
          <table:table-cell table:number-columns-repeated="1018"/>
        </table:table-row>
        <table:table-row table:style-name="ro4">
          <table:table-cell table:style-name="ce3" office:value-type="date" office:date-value="2015-07-30">
            <text:p>30/07/15</text:p>
          </table:table-cell>
          <table:table-cell office:value-type="string">
            <text:p>MTTO-413-2015</text:p>
          </table:table-cell>
          <table:table-cell office:value-type="string">
            <text:p>COMPRESOR FABRIL No. 7</text:p>
          </table:table-cell>
          <table:table-cell office:value-type="string">
            <text:p>ACONDICIONAR COMPRESOR PARA TRABAJAR CON PISTOLA DE PINTURA SUMINISTRADA POR EL PROVEEDOR </text:p>
          </table:table-cell>
          <table:table-cell office:value-type="string">
            <text:p>WELLQUEM DE COLOMBIA</text:p>
          </table:table-cell>
          <table:table-cell table:number-columns-repeated="1019"/>
        </table:table-row>
        <table:table-row table:style-name="ro6">
          <table:table-cell table:style-name="ce3" office:value-type="date" office:date-value="2015-07-30">
            <text:p>30/07/15</text:p>
          </table:table-cell>
          <table:table-cell office:value-type="string">
            <text:p>MTTO-414-2015</text:p>
          </table:table-cell>
          <table:table-cell office:value-type="string">
            <text:p>USE-726</text:p>
          </table:table-cell>
          <table:table-cell office:value-type="string">
            <text:p>CAMBIO DE BUJES PUERTA IZQUIERDA.</text:p>
          </table:table-cell>
          <table:table-cell office:value-type="string">
            <text:p>FRENO PARTES</text:p>
          </table:table-cell>
          <table:table-cell office:value-type="float" office:value="145">
            <text:p>145</text:p>
          </table:table-cell>
          <table:table-cell table:number-columns-repeated="1018"/>
        </table:table-row>
        <table:table-row table:style-name="ro3">
          <table:table-cell table:style-name="ce3" office:value-type="date" office:date-value="2015-07-30">
            <text:p>30/07/15</text:p>
          </table:table-cell>
          <table:table-cell office:value-type="string">
            <text:p>AAM-109-2015-L.B</text:p>
          </table:table-cell>
          <table:table-cell office:value-type="string">
            <text:p>DDA-286</text:p>
          </table:table-cell>
          <table:table-cell office:value-type="string">
            <text:p>REVISAR SISTEMA DE CARGA E INSTALACION 2 LLANTAS DE SEGUNDA</text:p>
          </table:table-cell>
          <table:table-cell office:value-type="string">
            <text:p>COEXITO-OSCAR GARCIA </text:p>
          </table:table-cell>
          <table:table-cell office:value-type="string">
            <text:p>2253307</text:p>
            <text:p>2253308</text:p>
          </table:table-cell>
          <table:table-cell table:number-columns-repeated="1018"/>
        </table:table-row>
        <table:table-row table:style-name="ro3">
          <table:table-cell table:style-name="ce3" office:value-type="date" office:date-value="2015-07-30">
            <text:p>30/07/15</text:p>
          </table:table-cell>
          <table:table-cell office:value-type="string">
            <text:p>AAM-110-2015-L.B</text:p>
          </table:table-cell>
          <table:table-cell office:value-type="string">
            <text:p>DDA-286</text:p>
          </table:table-cell>
          <table:table-cell office:value-type="string">
            <text:p>REVISAR BANDAS TRASERAS POR GARANTIA </text:p>
          </table:table-cell>
          <table:table-cell office:value-type="string">
            <text:p>FRENO PARTES</text:p>
          </table:table-cell>
          <table:table-cell table:number-columns-repeated="1019"/>
        </table:table-row>
        <table:table-row table:style-name="ro5">
          <table:table-cell table:style-name="ce3" office:value-type="date" office:date-value="2015-07-31">
            <text:p>31/07/15</text:p>
          </table:table-cell>
          <table:table-cell office:value-type="string">
            <text:p>MTTO-415-2015</text:p>
          </table:table-cell>
          <table:table-cell office:value-type="string">
            <text:p>USE-825</text:p>
          </table:table-cell>
          <table:table-cell office:value-type="string">
            <text:p>REVISION TECNOMECANICA <text:s text:c="3"/></text:p>
          </table:table-cell>
          <table:table-cell office:value-type="string">
            <text:p>CENTRO DE DIAGNOSTICO AUTOMOTOR DEL VALLE </text:p>
          </table:table-cell>
          <table:table-cell office:value-type="string">
            <text:p>31 – JUL – 2015</text:p>
          </table:table-cell>
          <table:table-cell table:number-columns-repeated="1018"/>
        </table:table-row>
        <table:table-row table:style-name="ro3">
          <table:table-cell table:style-name="ce3" office:value-type="date" office:date-value="2015-08-03">
            <text:p>03/08/15</text:p>
          </table:table-cell>
          <table:table-cell office:value-type="string">
            <text:p>MTTO-416-2015</text:p>
          </table:table-cell>
          <table:table-cell office:value-type="string">
            <text:p>CJJ-590</text:p>
          </table:table-cell>
          <table:table-cell office:value-type="string">
            <text:p>REVISION EMBRAGUE.</text:p>
          </table:table-cell>
          <table:table-cell office:value-type="string">
            <text:p>NACIONAL DE EMBRAGUES S.A.S</text:p>
          </table:table-cell>
          <table:table-cell office:value-type="float" office:value="2090">
            <text:p>2090</text:p>
          </table:table-cell>
          <table:table-cell table:number-columns-repeated="1018"/>
        </table:table-row>
        <table:table-row table:style-name="ro3">
          <table:table-cell table:style-name="ce3" office:value-type="date" office:date-value="2015-08-03">
            <text:p>03/08/15</text:p>
          </table:table-cell>
          <table:table-cell office:value-type="string">
            <text:p>AAM-62-2015-IF</text:p>
          </table:table-cell>
          <table:table-cell office:value-type="string">
            <text:p>DDA-287</text:p>
          </table:table-cell>
          <table:table-cell office:value-type="string">
            <text:p>LAVADO GENERAL (NO INCLUYE MOTOR) Y ASPIRADA.</text:p>
          </table:table-cell>
          <table:table-cell office:value-type="string">
            <text:p>ESTACION LAS PALMERAS</text:p>
          </table:table-cell>
          <table:table-cell table:number-columns-repeated="1019"/>
        </table:table-row>
        <table:table-row table:style-name="ro3">
          <table:table-cell table:style-name="ce3" office:value-type="date" office:date-value="2015-08-03">
            <text:p>03/08/15</text:p>
          </table:table-cell>
          <table:table-cell office:value-type="string">
            <text:p>AAM-30-2015-REL</text:p>
          </table:table-cell>
          <table:table-cell office:value-type="string">
            <text:p>CJJ-580</text:p>
          </table:table-cell>
          <table:table-cell office:value-type="string">
            <text:p>CORREGIR FUGA POR RETEN TRASERO.</text:p>
          </table:table-cell>
          <table:table-cell office:value-type="string">
            <text:p>NACIONAL DE EMBRAGUES S.A.S</text:p>
          </table:table-cell>
          <table:table-cell table:number-columns-repeated="1019"/>
        </table:table-row>
        <table:table-row table:style-name="ro3">
          <table:table-cell table:style-name="ce3" office:value-type="date" office:date-value="2015-08-03">
            <text:p>03/08/15</text:p>
          </table:table-cell>
          <table:table-cell office:value-type="string">
            <text:p>MTTO-417-2015</text:p>
          </table:table-cell>
          <table:table-cell office:value-type="string">
            <text:p>SMW-560</text:p>
          </table:table-cell>
          <table:table-cell office:value-type="string">
            <text:p>CAMBIO PISO EN MADERA POR GARANTIA</text:p>
          </table:table-cell>
          <table:table-cell office:value-type="string">
            <text:p>CARROCERIAS EL ABARCO</text:p>
          </table:table-cell>
          <table:table-cell table:number-columns-repeated="1019"/>
        </table:table-row>
        <table:table-row table:style-name="ro6">
          <table:table-cell table:style-name="ce3" office:value-type="date" office:date-value="2015-08-03">
            <text:p>03/08/15</text:p>
          </table:table-cell>
          <table:table-cell office:value-type="string">
            <text:p>AAM-52-2015-T1</text:p>
          </table:table-cell>
          <table:table-cell office:value-type="string">
            <text:p>WDC-091</text:p>
          </table:table-cell>
          <table:table-cell office:value-type="string">
            <text:p>VERIFICAR RUIDO ANORMAL DEL TOMA FUERZA.</text:p>
          </table:table-cell>
          <table:table-cell office:value-type="string">
            <text:p>HERMAR</text:p>
          </table:table-cell>
          <table:table-cell office:value-type="string">
            <text:p>0 6 2 2</text:p>
          </table:table-cell>
          <table:table-cell table:number-columns-repeated="1018"/>
        </table:table-row>
        <table:table-row table:style-name="ro3">
          <table:table-cell table:style-name="ce3" office:value-type="date" office:date-value="2015-08-03">
            <text:p>03/08/15</text:p>
          </table:table-cell>
          <table:table-cell office:value-type="string">
            <text:p>AAM-31-2015-REL</text:p>
          </table:table-cell>
          <table:table-cell office:value-type="string">
            <text:p>USE-392 </text:p>
          </table:table-cell>
          <table:table-cell office:value-type="string">
            <text:p>CORREGIR FUGA POR PALANCAS DEL CONTROL HIDRAULICO.</text:p>
          </table:table-cell>
          <table:table-cell office:value-type="string">
            <text:p>HERMAR</text:p>
          </table:table-cell>
          <table:table-cell office:value-type="string">
            <text:p>0 6 2 0</text:p>
          </table:table-cell>
          <table:table-cell table:number-columns-repeated="1018"/>
        </table:table-row>
        <table:table-row table:style-name="ro3">
          <table:table-cell table:style-name="ce3" office:value-type="date" office:date-value="2015-08-03">
            <text:p>03/08/15</text:p>
          </table:table-cell>
          <table:table-cell office:value-type="string">
            <text:p>MTTO-418-2015</text:p>
          </table:table-cell>
          <table:table-cell office:value-type="string">
            <text:p>DDA-208</text:p>
          </table:table-cell>
          <table:table-cell office:value-type="string">
            <text:p>DESPINCHAR LLANTA TRASERA DERECHA.</text:p>
          </table:table-cell>
          <table:table-cell office:value-type="string">
            <text:p>ESTACION LAS PALMERAS</text:p>
          </table:table-cell>
          <table:table-cell table:number-columns-repeated="1019"/>
        </table:table-row>
        <table:table-row table:style-name="ro6">
          <table:table-cell table:style-name="ce3" office:value-type="date" office:date-value="2015-08-04">
            <text:p>04/08/15</text:p>
          </table:table-cell>
          <table:table-cell office:value-type="string">
            <text:p>AAM-98-2015-T2</text:p>
          </table:table-cell>
          <table:table-cell office:value-type="string">
            <text:p>SPK-180</text:p>
          </table:table-cell>
          <table:table-cell office:value-type="string">
            <text:p>EMPAQUETAR GATOS DEL PLANCHON.</text:p>
          </table:table-cell>
          <table:table-cell office:value-type="string">
            <text:p>HERMAR</text:p>
          </table:table-cell>
          <table:table-cell table:number-columns-repeated="1019"/>
        </table:table-row>
        <table:table-row table:style-name="ro3">
          <table:table-cell table:style-name="ce3" office:value-type="date" office:date-value="2015-08-05">
            <text:p>05/08/15</text:p>
          </table:table-cell>
          <table:table-cell office:value-type="string">
            <text:p>AAM-94-2015-T6</text:p>
          </table:table-cell>
          <table:table-cell office:value-type="string">
            <text:p>SQW-850</text:p>
          </table:table-cell>
          <table:table-cell office:value-type="string">
            <text:p>LAVADO GENERAL (NO INCLUYE MOTOR) Y RASQUETEADA.</text:p>
          </table:table-cell>
          <table:table-cell office:value-type="string">
            <text:p>ESTACION LAS PALMERAS</text:p>
          </table:table-cell>
          <table:table-cell table:number-columns-repeated="1019"/>
        </table:table-row>
        <table:table-row table:style-name="ro5">
          <table:table-cell table:style-name="ce3" office:value-type="date" office:date-value="2015-08-05">
            <text:p>05/08/15</text:p>
          </table:table-cell>
          <table:table-cell office:value-type="string">
            <text:p>MTTO-419-2015</text:p>
          </table:table-cell>
          <table:table-cell office:value-type="string">
            <text:p>KUK-381</text:p>
          </table:table-cell>
          <table:table-cell office:value-type="string">
            <text:p>REVISION TECNOMECANICA.</text:p>
          </table:table-cell>
          <table:table-cell office:value-type="string">
            <text:p>CENTRO DE DIAGNOSTICO AUTOMOTOR DEL VALLE </text:p>
          </table:table-cell>
          <table:table-cell office:value-type="string">
            <text:p>05 – AGO – 2015</text:p>
          </table:table-cell>
          <table:table-cell table:number-columns-repeated="1018"/>
        </table:table-row>
        <table:table-row table:style-name="ro3">
          <table:table-cell table:style-name="ce3" office:value-type="date" office:date-value="2015-08-06">
            <text:p>06/08/15</text:p>
          </table:table-cell>
          <table:table-cell office:value-type="string">
            <text:p>AAM-32-2015-REL</text:p>
          </table:table-cell>
          <table:table-cell office:value-type="string">
            <text:p>USE-392 </text:p>
          </table:table-cell>
          <table:table-cell office:value-type="string">
            <text:p>CORREGIR FUGA POR RETEN RUEDA TRASERA.</text:p>
          </table:table-cell>
          <table:table-cell office:value-type="string">
            <text:p>FRENO PARTES</text:p>
          </table:table-cell>
          <table:table-cell office:value-type="float" office:value="151">
            <text:p>151</text:p>
          </table:table-cell>
          <table:table-cell table:number-columns-repeated="1018"/>
        </table:table-row>
        <table:table-row table:style-name="ro5">
          <table:table-cell table:style-name="ce3" office:value-type="date" office:date-value="2015-08-06">
            <text:p>06/08/15</text:p>
          </table:table-cell>
          <table:table-cell office:value-type="string">
            <text:p>MTTO-420-2015</text:p>
          </table:table-cell>
          <table:table-cell office:value-type="string">
            <text:p>SMI-194</text:p>
          </table:table-cell>
          <table:table-cell office:value-type="string">
            <text:p>REVISION TECNOMECANICA <text:s text:c="3"/></text:p>
          </table:table-cell>
          <table:table-cell office:value-type="string">
            <text:p>CENTRO DE DIAGNOSTICO AUTOMOTOR DEL VALLE </text:p>
          </table:table-cell>
          <table:table-cell office:value-type="string">
            <text:p>06 – AGO – 2015</text:p>
          </table:table-cell>
          <table:table-cell table:number-columns-repeated="1018"/>
        </table:table-row>
        <table:table-row table:style-name="ro6">
          <table:table-cell table:style-name="ce3" office:value-type="date" office:date-value="2015-08-10">
            <text:p>10/08/15</text:p>
          </table:table-cell>
          <table:table-cell office:value-type="string">
            <text:p>AAM-138-2015-T4</text:p>
          </table:table-cell>
          <table:table-cell office:value-type="string">
            <text:p>TLO-302</text:p>
          </table:table-cell>
          <table:table-cell office:value-type="string">
            <text:p>SOLDADURA DE REFUERZO EN CAMABAJA.</text:p>
          </table:table-cell>
          <table:table-cell office:value-type="string">
            <text:p>HERMAR</text:p>
          </table:table-cell>
          <table:table-cell table:number-columns-repeated="1019"/>
        </table:table-row>
        <table:table-row table:style-name="ro5">
          <table:table-cell table:style-name="ce3" office:value-type="date" office:date-value="2015-08-10">
            <text:p>10/08/15</text:p>
          </table:table-cell>
          <table:table-cell office:value-type="string">
            <text:p>MTTO-422-2015</text:p>
          </table:table-cell>
          <table:table-cell office:value-type="string">
            <text:p>KUK-433</text:p>
          </table:table-cell>
          <table:table-cell office:value-type="string">
            <text:p>REVISION TECNOMECANICA <text:s text:c="3"/></text:p>
          </table:table-cell>
          <table:table-cell office:value-type="string">
            <text:p>CENTRO DE DIAGNOSTICO AUTOMOTOR DEL VALLE </text:p>
          </table:table-cell>
          <table:table-cell office:value-type="string">
            <text:p>10 – AGOSTO – 2015</text:p>
          </table:table-cell>
          <table:table-cell table:number-columns-repeated="1018"/>
        </table:table-row>
        <table:table-row table:style-name="ro3">
          <table:table-cell table:style-name="ce3" office:value-type="date" office:date-value="2015-08-10">
            <text:p>10/08/15</text:p>
          </table:table-cell>
          <table:table-cell office:value-type="string">
            <text:p>MTTO-424-2015</text:p>
          </table:table-cell>
          <table:table-cell office:value-type="string">
            <text:p>CJJ-590</text:p>
          </table:table-cell>
          <table:table-cell office:value-type="string">
            <text:p>ALINEACION DIRECCION, ROTACION Y BALANCEO RUEDAS DELANTERAS.</text:p>
          </table:table-cell>
          <table:table-cell office:value-type="string">
            <text:p>LLANTAS LA ESTACION</text:p>
          </table:table-cell>
          <table:table-cell office:value-type="float" office:value="489">
            <text:p>489</text:p>
          </table:table-cell>
          <table:table-cell table:number-columns-repeated="1018"/>
        </table:table-row>
        <table:table-row table:style-name="ro3">
          <table:table-cell table:style-name="ce3" office:value-type="date" office:date-value="2015-08-10">
            <text:p>10/08/15</text:p>
          </table:table-cell>
          <table:table-cell office:value-type="string">
            <text:p>AAM-139-2015-T4</text:p>
          </table:table-cell>
          <table:table-cell office:value-type="string">
            <text:p>KEX-383</text:p>
          </table:table-cell>
          <table:table-cell office:value-type="string">
            <text:p>REVISION POR GARANTIA DE CORREAS DEL AIRE ACONDICIONADO Y DE MIONAS.</text:p>
          </table:table-cell>
          <table:table-cell office:value-type="string">
            <text:p>TALLERES AUTORIZADOS S.A.</text:p>
          </table:table-cell>
          <table:table-cell office:value-type="float" office:value="33103177">
            <text:p>33103177</text:p>
          </table:table-cell>
          <table:table-cell table:number-columns-repeated="1018"/>
        </table:table-row>
        <table:table-row table:style-name="ro3">
          <table:table-cell table:style-name="ce3" office:value-type="date" office:date-value="2015-08-10">
            <text:p>10/08/15</text:p>
          </table:table-cell>
          <table:table-cell office:value-type="string">
            <text:p>AAM-83-2015-T3</text:p>
          </table:table-cell>
          <table:table-cell office:value-type="string">
            <text:p>KEY-039</text:p>
          </table:table-cell>
          <table:table-cell office:value-type="string">
            <text:p>REVISION EMBRAGUE POR GARANTIA.</text:p>
          </table:table-cell>
          <table:table-cell office:value-type="string">
            <text:p>NACIONAL DE EMBRAGUES S.A.S</text:p>
          </table:table-cell>
          <table:table-cell table:number-columns-repeated="1019"/>
        </table:table-row>
        <table:table-row table:style-name="ro6">
          <table:table-cell table:style-name="ce3" office:value-type="date" office:date-value="2015-08-11">
            <text:p>11/08/15</text:p>
          </table:table-cell>
          <table:table-cell office:value-type="string">
            <text:p>AAM-63-2015-IF</text:p>
          </table:table-cell>
          <table:table-cell office:value-type="string">
            <text:p>DDA-211</text:p>
          </table:table-cell>
          <table:table-cell office:value-type="string">
            <text:p>REVISION MEDIDOR DE COMBUSTIBLE.</text:p>
          </table:table-cell>
          <table:table-cell office:value-type="string">
            <text:p>AUTOPACIFICO</text:p>
          </table:table-cell>
          <table:table-cell office:value-type="string">
            <text:p>OT 391070</text:p>
          </table:table-cell>
          <table:table-cell table:number-columns-repeated="1018"/>
        </table:table-row>
        <table:table-row table:style-name="ro3">
          <table:table-cell table:style-name="ce3" office:value-type="date" office:date-value="2015-08-11">
            <text:p>11/08/15</text:p>
          </table:table-cell>
          <table:table-cell office:value-type="string">
            <text:p>AAM-96-2015-T7</text:p>
          </table:table-cell>
          <table:table-cell office:value-type="string">
            <text:p>HGR-949</text:p>
          </table:table-cell>
          <table:table-cell office:value-type="string">
            <text:p>REVISION POR PERDIDA DE POTENCIA.</text:p>
          </table:table-cell>
          <table:table-cell office:value-type="string">
            <text:p>TALLERES AUTORIZADOS S.A.</text:p>
          </table:table-cell>
          <table:table-cell office:value-type="float" office:value="93317">
            <text:p>93317</text:p>
          </table:table-cell>
          <table:table-cell table:number-columns-repeated="1018"/>
        </table:table-row>
        <table:table-row table:style-name="ro3">
          <table:table-cell table:style-name="ce3" office:value-type="date" office:date-value="2015-08-12">
            <text:p>12/08/15</text:p>
          </table:table-cell>
          <table:table-cell office:value-type="string">
            <text:p>AAM-141-2015-T4</text:p>
          </table:table-cell>
          <table:table-cell office:value-type="string">
            <text:p>KEX-384</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8-12">
            <text:p>12/08/15</text:p>
          </table:table-cell>
          <table:table-cell office:value-type="string">
            <text:p>AAM-97-2015-T7</text:p>
          </table:table-cell>
          <table:table-cell office:value-type="string">
            <text:p>HGT-250</text:p>
          </table:table-cell>
          <table:table-cell office:value-type="string">
            <text:p>REVISION POR GARANTIA (SE QUEDO SIN FRENOS).</text:p>
          </table:table-cell>
          <table:table-cell office:value-type="string">
            <text:p>AUTOFARALLONES RENAULT</text:p>
          </table:table-cell>
          <table:table-cell table:number-columns-repeated="1019"/>
        </table:table-row>
        <table:table-row table:style-name="ro3">
          <table:table-cell table:style-name="ce3" office:value-type="date" office:date-value="2015-08-12">
            <text:p>12/08/15</text:p>
          </table:table-cell>
          <table:table-cell office:value-type="string">
            <text:p>MTTO-426-2015</text:p>
          </table:table-cell>
          <table:table-cell office:value-type="string">
            <text:p>KUK-381</text:p>
          </table:table-cell>
          <table:table-cell office:value-type="string">
            <text:p>REPARACION CAJON DE HERRAMIENTAS POR GARANTIA.</text:p>
          </table:table-cell>
          <table:table-cell office:value-type="string">
            <text:p>REHIMAC </text:p>
          </table:table-cell>
          <table:table-cell office:value-type="float" office:value="4987">
            <text:p>4987</text:p>
          </table:table-cell>
          <table:table-cell table:number-columns-repeated="1018"/>
        </table:table-row>
        <table:table-row table:style-name="ro5">
          <table:table-cell table:style-name="ce3" office:value-type="date" office:date-value="2015-08-12">
            <text:p>12/08/15</text:p>
          </table:table-cell>
          <table:table-cell office:value-type="string">
            <text:p>AAM-33-2015-REL</text:p>
          </table:table-cell>
          <table:table-cell office:value-type="string">
            <text:p>USE-392 </text:p>
          </table:table-cell>
          <table:table-cell office:value-type="string">
            <text:p>CAMBIO DE CAPUCHONES DE LOS MANDOS DEL CONTROL HIDRAULICO Y CAMBIO EMPAQUETADURA DE LOS GATOS DE LA CUCHARA</text:p>
          </table:table-cell>
          <table:table-cell office:value-type="string">
            <text:p>REHIMAC </text:p>
          </table:table-cell>
          <table:table-cell office:value-type="float" office:value="115">
            <text:p>115</text:p>
          </table:table-cell>
          <table:table-cell table:number-columns-repeated="1018"/>
        </table:table-row>
        <table:table-row table:style-name="ro3">
          <table:table-cell table:style-name="ce3" office:value-type="date" office:date-value="2015-08-12">
            <text:p>12/08/15</text:p>
          </table:table-cell>
          <table:table-cell office:value-type="string">
            <text:p>AAM-118-2015-L.B</text:p>
          </table:table-cell>
          <table:table-cell office:value-type="string">
            <text:p>WDB-181</text:p>
          </table:table-cell>
          <table:table-cell office:value-type="string">
            <text:p>LAVADO DE TANQUE Y CAMBIO DE FILTRO BYPASS</text:p>
          </table:table-cell>
          <table:table-cell office:value-type="string">
            <text:p>NTS</text:p>
          </table:table-cell>
          <table:table-cell table:number-columns-repeated="1019"/>
        </table:table-row>
        <table:table-row table:style-name="ro3">
          <table:table-cell table:style-name="ce3" office:value-type="date" office:date-value="2015-08-12">
            <text:p>12/08/15</text:p>
          </table:table-cell>
          <table:table-cell office:value-type="string">
            <text:p>MTTO-427-2015</text:p>
          </table:table-cell>
          <table:table-cell office:value-type="string">
            <text:p>KUK-381</text:p>
          </table:table-cell>
          <table:table-cell office:value-type="string">
            <text:p>DESPINCHAR LLANTA TRASERA EXTERNA DERECHA.</text:p>
          </table:table-cell>
          <table:table-cell office:value-type="string">
            <text:p>COEXITO-OSCAR GARCIA </text:p>
          </table:table-cell>
          <table:table-cell table:number-columns-repeated="1019"/>
        </table:table-row>
        <table:table-row table:style-name="ro3">
          <table:table-cell table:style-name="ce3" office:value-type="date" office:date-value="2015-08-13">
            <text:p>13/08/15</text:p>
          </table:table-cell>
          <table:table-cell office:value-type="string">
            <text:p>AAM-142-2015-T4</text:p>
          </table:table-cell>
          <table:table-cell office:value-type="string">
            <text:p>KEX-384</text:p>
          </table:table-cell>
          <table:table-cell office:value-type="string">
            <text:p>MANTENIMIENTO SEMESTRAL DE AIRE ACONDICIONADO.</text:p>
          </table:table-cell>
          <table:table-cell office:value-type="string">
            <text:p>ALISTAMIENTOS OCAMPO</text:p>
          </table:table-cell>
          <table:table-cell office:value-type="float" office:value="603">
            <text:p>603</text:p>
          </table:table-cell>
          <table:table-cell table:number-columns-repeated="1018"/>
        </table:table-row>
        <table:table-row table:style-name="ro4">
          <table:table-cell table:style-name="ce3" office:value-type="date" office:date-value="2015-08-13">
            <text:p>13/08/15</text:p>
          </table:table-cell>
          <table:table-cell office:value-type="string">
            <text:p>AAM-143-2015-T4</text:p>
          </table:table-cell>
          <table:table-cell office:value-type="string">
            <text:p>TLO-302</text:p>
          </table:table-cell>
          <table:table-cell office:value-type="string">
            <text:p>REVISION LLANTA DE EMERGENCIA, MONTAJE LLANTA DE SEGUNDA EN LA DE REPUESTO Y REVISION LLANTA TRASERA EXTERNA DERECHA.</text:p>
          </table:table-cell>
          <table:table-cell office:value-type="string">
            <text:p>LLANTAS LA ESTACION</text:p>
          </table:table-cell>
          <table:table-cell table:number-columns-repeated="1019"/>
        </table:table-row>
        <table:table-row table:style-name="ro3">
          <table:table-cell table:style-name="ce3" office:value-type="date" office:date-value="2015-08-13">
            <text:p>13/08/15</text:p>
          </table:table-cell>
          <table:table-cell office:value-type="string">
            <text:p>AAM-56-2015-T1</text:p>
          </table:table-cell>
          <table:table-cell office:value-type="string">
            <text:p>SPK-307</text:p>
          </table:table-cell>
          <table:table-cell office:value-type="string">
            <text:p>REVISAR SISTEMA DE CARGA POR GARANTIA.</text:p>
          </table:table-cell>
          <table:table-cell office:value-type="string">
            <text:p>COEXITO-OSCAR GARCIA </text:p>
          </table:table-cell>
          <table:table-cell office:value-type="float" office:value="2286257">
            <text:p>2286257</text:p>
          </table:table-cell>
          <table:table-cell table:number-columns-repeated="1018"/>
        </table:table-row>
        <table:table-row table:style-name="ro6">
          <table:table-cell table:style-name="ce3" office:value-type="date" office:date-value="2015-08-13">
            <text:p>13/08/15</text:p>
          </table:table-cell>
          <table:table-cell office:value-type="string">
            <text:p>AAM-57-2015-T1</text:p>
          </table:table-cell>
          <table:table-cell office:value-type="string">
            <text:p>SPK-307</text:p>
          </table:table-cell>
          <table:table-cell office:value-type="string">
            <text:p>REVISION GOBERNADOR POR GARANTIA.</text:p>
          </table:table-cell>
          <table:table-cell office:value-type="string">
            <text:p>FRENO PARTES</text:p>
          </table:table-cell>
          <table:table-cell office:value-type="float" office:value="142">
            <text:p>142</text:p>
          </table:table-cell>
          <table:table-cell table:number-columns-repeated="1018"/>
        </table:table-row>
        <table:table-row table:style-name="ro3">
          <table:table-cell table:style-name="ce3" office:value-type="date" office:date-value="2015-08-13">
            <text:p>13/08/15</text:p>
          </table:table-cell>
          <table:table-cell office:value-type="string">
            <text:p>AAM-58-2015-T1</text:p>
          </table:table-cell>
          <table:table-cell office:value-type="string">
            <text:p>HGT-247</text:p>
          </table:table-cell>
          <table:table-cell office:value-type="string">
            <text:p>REVISION TREN DELANTERO POR GARANTIA.</text:p>
          </table:table-cell>
          <table:table-cell office:value-type="string">
            <text:p>AUTOFARALLONES RENAULT</text:p>
          </table:table-cell>
          <table:table-cell table:number-columns-repeated="1019"/>
        </table:table-row>
        <table:table-row table:style-name="ro5">
          <table:table-cell table:style-name="ce3" office:value-type="date" office:date-value="2015-08-14">
            <text:p>14/08/15</text:p>
          </table:table-cell>
          <table:table-cell office:value-type="string">
            <text:p>AAM-95-2015-T6</text:p>
          </table:table-cell>
          <table:table-cell office:value-type="string">
            <text:p>SQW-850</text:p>
          </table:table-cell>
          <table:table-cell office:value-type="string">
            <text:p>INSTALACION DE 8 LLANTAS NUEVAS REF. 295/80 R22.5, SUMINISTRADAS POR ALMACEN DEL CCO (INCLUYE MONTAJE Y MARCACION), SEGUN ORDEN DE COMPRA UTDVVCC-AAO-324-2015.</text:p>
          </table:table-cell>
          <table:table-cell office:value-type="string">
            <text:p>LLANTAS LA ESTACION</text:p>
          </table:table-cell>
          <table:table-cell table:number-columns-repeated="1019"/>
        </table:table-row>
        <table:table-row table:style-name="ro3">
          <table:table-cell table:style-name="ce3" office:value-type="date" office:date-value="2015-08-15">
            <text:p>15/08/15</text:p>
          </table:table-cell>
          <table:table-cell office:value-type="string">
            <text:p>AAM-64-2015-IF</text:p>
          </table:table-cell>
          <table:table-cell office:value-type="string">
            <text:p>CJJ-578</text:p>
          </table:table-cell>
          <table:table-cell office:value-type="string">
            <text:p>DESPINCHAR LLANTA DELANTERA LADO DERECHO </text:p>
          </table:table-cell>
          <table:table-cell office:value-type="string">
            <text:p>COEXITO-OSCAR GARCIA </text:p>
          </table:table-cell>
          <table:table-cell table:number-columns-repeated="1019"/>
        </table:table-row>
        <table:table-row table:style-name="ro3">
          <table:table-cell table:style-name="ce3" office:value-type="date" office:date-value="2015-08-18">
            <text:p>18/08/15</text:p>
          </table:table-cell>
          <table:table-cell office:value-type="string">
            <text:p>MTTO-430-2015</text:p>
          </table:table-cell>
          <table:table-cell office:value-type="string">
            <text:p>SMI-082</text:p>
          </table:table-cell>
          <table:table-cell office:value-type="string">
            <text:p>LAVADO PARTE BAJA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8-18">
            <text:p>18/08/15</text:p>
          </table:table-cell>
          <table:table-cell office:value-type="string">
            <text:p>MTTO-431-2015</text:p>
          </table:table-cell>
          <table:table-cell office:value-type="string">
            <text:p>236B</text:p>
          </table:table-cell>
          <table:table-cell office:value-type="string">
            <text:p>CORREGIR CORTO SE ESTAN QUEMANDO LOS FUSIBLES.</text:p>
          </table:table-cell>
          <table:table-cell office:value-type="string">
            <text:p>RENZO NIETO </text:p>
          </table:table-cell>
          <table:table-cell office:value-type="string">
            <text:p>0 9 4 8</text:p>
          </table:table-cell>
          <table:table-cell table:number-columns-repeated="1018"/>
        </table:table-row>
        <table:table-row table:style-name="ro7">
          <table:table-cell table:style-name="ce3" office:value-type="date" office:date-value="2015-08-18">
            <text:p>18/08/15</text:p>
          </table:table-cell>
          <table:table-cell office:value-type="string">
            <text:p>AAM-25-2015-GP</text:p>
          </table:table-cell>
          <table:table-cell office:value-type="string">
            <text:p>DDB-891</text:p>
          </table:table-cell>
          <table:table-cell office:value-type="string">
            <text:p>INSTALACION DE 2 LLANTAS DELANTERAS NUEVAS MARCA MICHELIN AGILIS REF. 195/70 R15C, SUMINISTRADAS POR ALMACEN DEL CCO (INCLUYE MONTAJE Y MARCACION), SEGUN ORDEN DE COMPRA 4273, ALINEACION DIRECCION Y BALANCEO RUEDAS DELANTERAS.</text:p>
          </table:table-cell>
          <table:table-cell office:value-type="string">
            <text:p>LLANTAS LA ESTACION</text:p>
          </table:table-cell>
          <table:table-cell table:number-columns-repeated="1019"/>
        </table:table-row>
        <table:table-row table:style-name="ro3">
          <table:table-cell table:style-name="ce3" office:value-type="date" office:date-value="2015-08-18">
            <text:p>18/08/15</text:p>
          </table:table-cell>
          <table:table-cell office:value-type="string">
            <text:p>AAM-100-2015-T2</text:p>
          </table:table-cell>
          <table:table-cell office:value-type="string">
            <text:p>KEW-926</text:p>
          </table:table-cell>
          <table:table-cell office:value-type="string">
            <text:p>ESCANEAR VEHICULO PRESENTA CODIGO ACTIVO</text:p>
          </table:table-cell>
          <table:table-cell office:value-type="string">
            <text:p>TALLERES AUTORIZADOS S.A.</text:p>
          </table:table-cell>
          <table:table-cell office:value-type="float" office:value="31013191">
            <text:p>31013191</text:p>
          </table:table-cell>
          <table:table-cell table:number-columns-repeated="1018"/>
        </table:table-row>
        <table:table-row table:style-name="ro4">
          <table:table-cell table:style-name="ce3" office:value-type="date" office:date-value="2015-08-18">
            <text:p>18/08/15</text:p>
          </table:table-cell>
          <table:table-cell office:value-type="string">
            <text:p>AAM-34-2015-REL</text:p>
          </table:table-cell>
          <table:table-cell office:value-type="string">
            <text:p>USE-393</text:p>
          </table:table-cell>
          <table:table-cell office:value-type="string">
            <text:p>REVISION FRENOS TRASEROS (INCLUYE CAMBIO BANDAS Y CAUCHOS MUELLES TRASEROS) Y CAMBIO GUAYA VELOCIMETRO</text:p>
          </table:table-cell>
          <table:table-cell office:value-type="string">
            <text:p>FRENO PARTES</text:p>
          </table:table-cell>
          <table:table-cell office:value-type="string">
            <text:p>158</text:p>
            <text:p>148</text:p>
          </table:table-cell>
          <table:table-cell table:number-columns-repeated="1018"/>
        </table:table-row>
        <table:table-row table:style-name="ro3">
          <table:table-cell table:style-name="ce3" office:value-type="date" office:date-value="2015-08-18">
            <text:p>18/08/15</text:p>
          </table:table-cell>
          <table:table-cell office:value-type="string">
            <text:p>AAM-84-2015-T3</text:p>
          </table:table-cell>
          <table:table-cell office:value-type="string">
            <text:p>HGT-245</text:p>
          </table:table-cell>
          <table:table-cell office:value-type="string">
            <text:p>RUTINA DE LOS 60.000 KMS.</text:p>
          </table:table-cell>
          <table:table-cell office:value-type="string">
            <text:p>AUTOFARALLONES RENAULT</text:p>
          </table:table-cell>
          <table:table-cell office:value-type="float" office:value="3775">
            <text:p>3775</text:p>
          </table:table-cell>
          <table:table-cell table:number-columns-repeated="1018"/>
        </table:table-row>
        <table:table-row table:style-name="ro4">
          <table:table-cell table:style-name="ce3" office:value-type="date" office:date-value="2015-08-18">
            <text:p>18/08/15</text:p>
          </table:table-cell>
          <table:table-cell office:value-type="string">
            <text:p>AAM-119-2015-L.B</text:p>
          </table:table-cell>
          <table:table-cell office:value-type="string">
            <text:p>DDB-883</text:p>
          </table:table-cell>
          <table:table-cell office:value-type="string">
            <text:p>CAMBIO AMORTIGUADORES DELANTEROS Y SCANEAR VEHICULO (PRESENTA DEMASIADO CONSUMO DE COMBUSTIBLE).</text:p>
          </table:table-cell>
          <table:table-cell office:value-type="string">
            <text:p>TALLERES AUTORIZADOS S.A.</text:p>
          </table:table-cell>
          <table:table-cell office:value-type="float" office:value="31013195">
            <text:p>31013195</text:p>
          </table:table-cell>
          <table:table-cell table:number-columns-repeated="1018"/>
        </table:table-row>
        <table:table-row table:style-name="ro3">
          <table:table-cell table:style-name="ce3" office:value-type="date" office:date-value="2015-08-18">
            <text:p>18/08/15</text:p>
          </table:table-cell>
          <table:table-cell office:value-type="string">
            <text:p>MTTO-432-2015</text:p>
          </table:table-cell>
          <table:table-cell office:value-type="string">
            <text:p>SMI-082</text:p>
          </table:table-cell>
          <table:table-cell office:value-type="string">
            <text:p>CORREGIR FUGAS VARIAS DEL MOTOR Y REVISAR DIFERENCIAL</text:p>
          </table:table-cell>
          <table:table-cell office:value-type="string">
            <text:p>GECOLSA </text:p>
          </table:table-cell>
          <table:table-cell table:number-columns-repeated="1019"/>
        </table:table-row>
        <table:table-row table:style-name="ro3">
          <table:table-cell table:style-name="ce3" office:value-type="date" office:date-value="2015-08-19">
            <text:p>19/08/15</text:p>
          </table:table-cell>
          <table:table-cell office:value-type="string">
            <text:p>AAM-11-2015-G-A</text:p>
          </table:table-cell>
          <table:table-cell office:value-type="string">
            <text:p>DDA-216</text:p>
          </table:table-cell>
          <table:table-cell office:value-type="string">
            <text:p>DESPINCHAR LLANTA DELANTERA DERECHA CON BALANCEO.</text:p>
          </table:table-cell>
          <table:table-cell office:value-type="string">
            <text:p>LLANTAS LA ESTACION</text:p>
          </table:table-cell>
          <table:table-cell table:number-columns-repeated="1019"/>
        </table:table-row>
        <table:table-row table:style-name="ro3">
          <table:table-cell table:style-name="ce3" office:value-type="date" office:date-value="2015-08-19">
            <text:p>19/08/15</text:p>
          </table:table-cell>
          <table:table-cell office:value-type="string">
            <text:p>AAM-65-2015-IF</text:p>
          </table:table-cell>
          <table:table-cell office:value-type="string">
            <text:p>CJJ-578</text:p>
          </table:table-cell>
          <table:table-cell office:value-type="string">
            <text:p>DESPINCHAR LLANTA DELANTERA DERECHA.</text:p>
          </table:table-cell>
          <table:table-cell office:value-type="string">
            <text:p>ESTACION LAS PALMERAS</text:p>
          </table:table-cell>
          <table:table-cell table:number-columns-repeated="1019"/>
        </table:table-row>
        <table:table-row table:style-name="ro8">
          <table:table-cell table:style-name="ce3" office:value-type="date" office:date-value="2015-08-19">
            <text:p>19/08/15</text:p>
          </table:table-cell>
          <table:table-cell office:value-type="string">
            <text:p>AAM-120-2015-L.B</text:p>
          </table:table-cell>
          <table:table-cell office:value-type="string">
            <text:p>DDB-883</text:p>
          </table:table-cell>
          <table:table-cell office:value-type="string">
            <text:p>CAMBIO COLCHONETA CAMILLA SEGUN COTIZACION 16131-15, CAMBIO BOMBILLO LAMPARA SUPERIOR (TECHO)CABINA EXTERNO Y REVISION DE TOMAS (CIGARRERAS) DE CABINA Y PARTE TRASERA.</text:p>
          </table:table-cell>
          <table:table-cell office:value-type="string">
            <text:p>AXIAL</text:p>
          </table:table-cell>
          <table:table-cell office:value-type="string">
            <text:p>16151-15</text:p>
          </table:table-cell>
          <table:table-cell table:number-columns-repeated="1018"/>
        </table:table-row>
        <table:table-row table:style-name="ro4">
          <table:table-cell table:style-name="ce3" office:value-type="date" office:date-value="2015-08-19">
            <text:p>19/08/15</text:p>
          </table:table-cell>
          <table:table-cell office:value-type="string">
            <text:p>AAM-121-2015-L.B </text:p>
          </table:table-cell>
          <table:table-cell office:value-type="string">
            <text:p>DDB-883</text:p>
          </table:table-cell>
          <table:table-cell office:value-type="string">
            <text:p>CORREGIR ENTRADA AGUA COSTADO SUPERIOR DERECHO (NOTA: SE HABIA CAMBIADO VIDRIO PARABRISA).</text:p>
          </table:table-cell>
          <table:table-cell office:value-type="string">
            <text:p>VIDRIOS Y ACCESORIOS </text:p>
          </table:table-cell>
          <table:table-cell table:number-columns-repeated="1019"/>
        </table:table-row>
        <table:table-row table:style-name="ro3">
          <table:table-cell table:style-name="ce3" office:value-type="date" office:date-value="2015-08-19">
            <text:p>19/08/15</text:p>
          </table:table-cell>
          <table:table-cell office:value-type="string">
            <text:p>AAM-144-2015-T4</text:p>
          </table:table-cell>
          <table:table-cell office:value-type="string">
            <text:p>SPK-951</text:p>
          </table:table-cell>
          <table:table-cell office:value-type="string">
            <text:p>CORREGIR FUGA DE ACEITE NIPLES DEL PLANCHON.</text:p>
          </table:table-cell>
          <table:table-cell office:value-type="string">
            <text:p>HERMAR</text:p>
          </table:table-cell>
          <table:table-cell office:value-type="string">
            <text:p>0 6 5 7</text:p>
          </table:table-cell>
          <table:table-cell table:number-columns-repeated="1018"/>
        </table:table-row>
        <table:table-row table:style-name="ro3">
          <table:table-cell table:style-name="ce3" office:value-type="date" office:date-value="2015-08-20">
            <text:p>20/08/15</text:p>
          </table:table-cell>
          <table:table-cell office:value-type="string">
            <text:p>AAM-145-2015-T4</text:p>
          </table:table-cell>
          <table:table-cell office:value-type="string">
            <text:p>SPK-951</text:p>
          </table:table-cell>
          <table:table-cell office:value-type="string">
            <text:p>CAMBIO DE BATERIAS POR GARANTIA.</text:p>
          </table:table-cell>
          <table:table-cell office:value-type="string">
            <text:p>COEXITO-OSCAR GARCIA </text:p>
          </table:table-cell>
          <table:table-cell office:value-type="float" office:value="2286397">
            <text:p>2286397</text:p>
          </table:table-cell>
          <table:table-cell table:number-columns-repeated="1018"/>
        </table:table-row>
        <table:table-row table:style-name="ro8">
          <table:table-cell table:style-name="ce3" office:value-type="date" office:date-value="2015-08-20">
            <text:p>20/08/15</text:p>
          </table:table-cell>
          <table:table-cell office:value-type="string">
            <text:p>MTTO-433-2015</text:p>
          </table:table-cell>
          <table:table-cell office:value-type="string">
            <text:p>SMW-559</text:p>
          </table:table-cell>
          <table:table-cell office:value-type="string">
            <text:p>INSTALAR DOS LLANTAS DE SEGUNDA 11R22,5 MARCAR BRIDGESTONE, SUMINISTRADAS POR ALMACEN DEL CCO (INCLUYE MONTAJE, MARCACION, ALINEACION DIRECCION Y BALANCEO).</text:p>
          </table:table-cell>
          <table:table-cell office:value-type="string">
            <text:p>LLANTAS LA ESTACION</text:p>
          </table:table-cell>
          <table:table-cell table:number-columns-repeated="1019"/>
        </table:table-row>
        <table:table-row table:style-name="ro7">
          <table:table-cell table:style-name="ce3" office:value-type="date" office:date-value="2015-08-20">
            <text:p>20/08/15</text:p>
          </table:table-cell>
          <table:table-cell office:value-type="string">
            <text:p>AAM-59-2015-T1</text:p>
          </table:table-cell>
          <table:table-cell office:value-type="string">
            <text:p>KEY-253</text:p>
          </table:table-cell>
          <table:table-cell office:value-type="string">
            <text:p>INSTALACION 4 LLANTAS NUEVAS 195/70R15 AGILIS, SUMINISTRADAS POR ALMACEN DEL CCO, SEGUN ORDEN DE COMPRA UTDVVCC-AAO-258-2015 (INCLUYE MONTAJE Y MARCACION), ALINEACION DIRECCION Y BALANCEO RUEDAS</text:p>
          </table:table-cell>
          <table:table-cell office:value-type="string">
            <text:p>AUTOCENTRO CAPRI</text:p>
          </table:table-cell>
          <table:table-cell table:number-columns-repeated="1019"/>
        </table:table-row>
        <table:table-row table:style-name="ro7">
          <table:table-cell table:style-name="ce3" office:value-type="date" office:date-value="2015-08-20">
            <text:p>20/08/15</text:p>
          </table:table-cell>
          <table:table-cell office:value-type="string">
            <text:p>AAM-81-2015-T5</text:p>
          </table:table-cell>
          <table:table-cell office:value-type="string">
            <text:p>SPK-179</text:p>
          </table:table-cell>
          <table:table-cell office:value-type="string">
            <text:p>INSTALACION DE 2 LLANTAS DELANTERAS NUEVAS REF. 215/75 R17.5, SUMINISTRADAS POR ALMACEN DEL CCO, SEGUN ORDEN DE COMPRA UTDVVCC-AAO-324-2015 (INCLUYE MONTAJE Y MARCACION), ALINEACION DIRECCION Y BALANCEO RUEDAS DELANTERAS.</text:p>
          </table:table-cell>
          <table:table-cell office:value-type="string">
            <text:p>LLANTAS LA ESTACION</text:p>
          </table:table-cell>
          <table:table-cell office:value-type="float" office:value="498">
            <text:p>498</text:p>
          </table:table-cell>
          <table:table-cell table:number-columns-repeated="1018"/>
        </table:table-row>
        <table:table-row table:style-name="ro6">
          <table:table-cell table:style-name="ce3" office:value-type="date" office:date-value="2015-08-20">
            <text:p>20/08/15</text:p>
          </table:table-cell>
          <table:table-cell office:value-type="string">
            <text:p>AAM-82-2015-T5</text:p>
          </table:table-cell>
          <table:table-cell office:value-type="string">
            <text:p>SPK-179</text:p>
          </table:table-cell>
          <table:table-cell office:value-type="string">
            <text:p>REVISION DE LUCES </text:p>
          </table:table-cell>
          <table:table-cell office:value-type="string">
            <text:p>AUTOPACIFICO</text:p>
          </table:table-cell>
          <table:table-cell office:value-type="string">
            <text:p>OT 392459</text:p>
          </table:table-cell>
          <table:table-cell table:number-columns-repeated="1018"/>
        </table:table-row>
        <table:table-row table:style-name="ro3">
          <table:table-cell table:style-name="ce3" office:value-type="date" office:date-value="2015-08-20">
            <text:p>20/08/15</text:p>
          </table:table-cell>
          <table:table-cell office:value-type="string">
            <text:p>MTTO-435-2015</text:p>
          </table:table-cell>
          <table:table-cell office:value-type="string">
            <text:p>KUK-433</text:p>
          </table:table-cell>
          <table:table-cell office:value-type="string">
            <text:p>DESPINCHAR LLANTA DELANTERA LADO DERECHO.</text:p>
          </table:table-cell>
          <table:table-cell office:value-type="string">
            <text:p>COEXITO-OSCAR GARCIA </text:p>
          </table:table-cell>
          <table:table-cell table:number-columns-repeated="1019"/>
        </table:table-row>
        <table:table-row table:style-name="ro3">
          <table:table-cell table:style-name="ce3" office:value-type="date" office:date-value="2015-08-20">
            <text:p>20/08/15</text:p>
          </table:table-cell>
          <table:table-cell office:value-type="string">
            <text:p>AAM-26-2015-GP</text:p>
          </table:table-cell>
          <table:table-cell office:value-type="string">
            <text:p>CJK-060</text:p>
          </table:table-cell>
          <table:table-cell office:value-type="string">
            <text:p>REPARACION ALTERNADOR DENSO (SE ENTREGA UNA CORREA Y UNA BATERIA 24 MARCA TUDOR) </text:p>
          </table:table-cell>
          <table:table-cell office:value-type="string">
            <text:p>RENZO NIETO </text:p>
          </table:table-cell>
          <table:table-cell office:value-type="float" office:value="950">
            <text:p>950</text:p>
          </table:table-cell>
          <table:table-cell table:number-columns-repeated="1018"/>
        </table:table-row>
        <table:table-row table:style-name="ro4">
          <table:table-cell table:style-name="ce3" office:value-type="date" office:date-value="2015-08-20">
            <text:p>20/08/15</text:p>
          </table:table-cell>
          <table:table-cell office:value-type="string">
            <text:p>AAM-101-2015-T2</text:p>
          </table:table-cell>
          <table:table-cell office:value-type="string">
            <text:p>DDC-295</text:p>
          </table:table-cell>
          <table:table-cell office:value-type="string">
            <text:p>REVISAR FRENOS RUEDAS TRASERAS, <text:s/>CILINDROS RUEDAS TRASERAS (BANDAS SE ESTAN EMPEZANDO A DESPEGAR)</text:p>
          </table:table-cell>
          <table:table-cell office:value-type="string">
            <text:p>FRENO PARTES</text:p>
          </table:table-cell>
          <table:table-cell office:value-type="float" office:value="149">
            <text:p>149</text:p>
          </table:table-cell>
          <table:table-cell table:number-columns-repeated="1018"/>
        </table:table-row>
        <table:table-row table:style-name="ro3">
          <table:table-cell table:style-name="ce3" office:value-type="date" office:date-value="2015-08-21">
            <text:p>21/08/15</text:p>
          </table:table-cell>
          <table:table-cell office:value-type="string">
            <text:p>AAM-122-2015-L.B</text:p>
          </table:table-cell>
          <table:table-cell office:value-type="string">
            <text:p>WEQ-403</text:p>
          </table:table-cell>
          <table:table-cell office:value-type="string">
            <text:p>RUTINA DE LOS 50.000 KMS Y REVISION RUIDO ANORMAL RUEDAS TRASERAS.</text:p>
          </table:table-cell>
          <table:table-cell office:value-type="string">
            <text:p>AUTOFARALLONES RENAULT</text:p>
          </table:table-cell>
          <table:table-cell office:value-type="float" office:value="3806">
            <text:p>3806</text:p>
          </table:table-cell>
          <table:table-cell table:number-columns-repeated="1018"/>
        </table:table-row>
        <table:table-row table:style-name="ro3">
          <table:table-cell table:style-name="ce3" office:value-type="date" office:date-value="2015-08-21">
            <text:p>21/08/15</text:p>
          </table:table-cell>
          <table:table-cell office:value-type="string">
            <text:p>MTTO-436-2015</text:p>
          </table:table-cell>
          <table:table-cell office:value-type="string">
            <text:p>REMOLQUE DE TACHAS </text:p>
          </table:table-cell>
          <table:table-cell office:value-type="string">
            <text:p>DESPINCHAR 2 LLANTAS.</text:p>
          </table:table-cell>
          <table:table-cell office:value-type="string">
            <text:p>COEXITO-OSCAR GARCIA </text:p>
          </table:table-cell>
          <table:table-cell table:number-columns-repeated="1019"/>
        </table:table-row>
        <table:table-row table:style-name="ro3">
          <table:table-cell table:style-name="ce3" office:value-type="date" office:date-value="2015-08-21">
            <text:p>21/08/15</text:p>
          </table:table-cell>
          <table:table-cell office:value-type="string">
            <text:p>MTTO-438-2015</text:p>
          </table:table-cell>
          <table:table-cell office:value-type="string">
            <text:p>ROTOMARTILLO D25601-B3</text:p>
          </table:table-cell>
          <table:table-cell office:value-type="string">
            <text:p>MANTENIMIENTO GENERAL (PRENDE PERO TRABAJA MUY LENTAMENTE)</text:p>
          </table:table-cell>
          <table:table-cell office:value-type="string">
            <text:p>SERVICIO ELECTRONEUMATICO</text:p>
          </table:table-cell>
          <table:table-cell office:value-type="float" office:value="10846">
            <text:p>10846</text:p>
          </table:table-cell>
          <table:table-cell table:number-columns-repeated="1018"/>
        </table:table-row>
        <table:table-row table:style-name="ro3">
          <table:table-cell table:style-name="ce3" office:value-type="date" office:date-value="2015-08-24">
            <text:p>24/08/15</text:p>
          </table:table-cell>
          <table:table-cell office:value-type="string">
            <text:p>AAM-99-2015-T6</text:p>
          </table:table-cell>
          <table:table-cell office:value-type="string">
            <text:p>SQW-850</text:p>
          </table:table-cell>
          <table:table-cell office:value-type="string">
            <text:p>MODIFICAR BASE PORTAREPUESTO, SEGUN INDICACIONES.</text:p>
          </table:table-cell>
          <table:table-cell office:value-type="string">
            <text:p>HERMAR</text:p>
          </table:table-cell>
          <table:table-cell office:value-type="string">
            <text:p>0 6 4 6</text:p>
          </table:table-cell>
          <table:table-cell table:number-columns-repeated="1018"/>
        </table:table-row>
        <table:table-row table:style-name="ro6">
          <table:table-cell table:style-name="ce3" office:value-type="date" office:date-value="2015-08-24">
            <text:p>24/08/15</text:p>
          </table:table-cell>
          <table:table-cell office:value-type="string">
            <text:p>AAM-100-2015-T6</text:p>
          </table:table-cell>
          <table:table-cell office:value-type="string">
            <text:p>SQW-850</text:p>
          </table:table-cell>
          <table:table-cell office:value-type="string">
            <text:p>INSTALACION MANGUERA DE AIRE CABINA.</text:p>
          </table:table-cell>
          <table:table-cell office:value-type="string">
            <text:p>FRENO PARTES</text:p>
          </table:table-cell>
          <table:table-cell office:value-type="float" office:value="152">
            <text:p>152</text:p>
          </table:table-cell>
          <table:table-cell table:number-columns-repeated="1018"/>
        </table:table-row>
        <table:table-row table:style-name="ro4">
          <table:table-cell table:style-name="ce3" office:value-type="date" office:date-value="2015-08-24">
            <text:p>24/08/15</text:p>
          </table:table-cell>
          <table:table-cell office:value-type="string">
            <text:p>MTTO-439-2015</text:p>
          </table:table-cell>
          <table:table-cell office:value-type="string">
            <text:p>PLANTA ELECTRICA FG WILSON No. 2</text:p>
          </table:table-cell>
          <table:table-cell office:value-type="string">
            <text:p>REVISAR PLANTA ELECTRICA FG WILSON, UBICADA EN EL RESTAURANTE DE OVEJAS PRENDE EN RELANTIN Y CON CARGA SE APAGA.</text:p>
          </table:table-cell>
          <table:table-cell office:value-type="string">
            <text:p>AGRODIESEL DEL PACIFICO</text:p>
          </table:table-cell>
          <table:table-cell table:number-columns-repeated="1019"/>
        </table:table-row>
        <table:table-row table:style-name="ro3">
          <table:table-cell table:style-name="ce3" office:value-type="date" office:date-value="2015-08-24">
            <text:p>24/08/15</text:p>
          </table:table-cell>
          <table:table-cell office:value-type="string">
            <text:p>AAM-124-2015-L.B</text:p>
          </table:table-cell>
          <table:table-cell office:value-type="string">
            <text:p>WEQ-358</text:p>
          </table:table-cell>
          <table:table-cell office:value-type="string">
            <text:p>RUTINA DE LOS 70.000 KMS </text:p>
          </table:table-cell>
          <table:table-cell office:value-type="string">
            <text:p>AUTOFARALLONES RENAULT</text:p>
          </table:table-cell>
          <table:table-cell office:value-type="float" office:value="1621991">
            <text:p>1621991</text:p>
          </table:table-cell>
          <table:table-cell table:number-columns-repeated="1018"/>
        </table:table-row>
        <table:table-row table:style-name="ro3">
          <table:table-cell table:style-name="ce3" office:value-type="date" office:date-value="2015-08-24">
            <text:p>24/08/15</text:p>
          </table:table-cell>
          <table:table-cell office:value-type="string">
            <text:p>MTTO-440-2015</text:p>
          </table:table-cell>
          <table:table-cell office:value-type="string">
            <text:p>CORTADORA TARGET</text:p>
          </table:table-cell>
          <table:table-cell office:value-type="string">
            <text:p>REVISION MECANISMO EJE DE TRANSMISION DE LA CORTADORA </text:p>
          </table:table-cell>
          <table:table-cell office:value-type="string">
            <text:p>HERMAR</text:p>
          </table:table-cell>
          <table:table-cell table:number-columns-repeated="1019"/>
        </table:table-row>
        <table:table-row table:style-name="ro4">
          <table:table-cell table:style-name="ce3" office:value-type="date" office:date-value="2015-08-24">
            <text:p>24/08/15</text:p>
          </table:table-cell>
          <table:table-cell office:value-type="string">
            <text:p>MTTO-441-2015</text:p>
          </table:table-cell>
          <table:table-cell office:value-type="string">
            <text:p>CORTADORA TARGET</text:p>
          </table:table-cell>
          <table:table-cell office:value-type="string">
            <text:p>SUMINISTRO E INSTALACION DE EMBRAGUE AL MOTOR HONDA GX390 DE LA CORTADORA, MANTENIMIENTO GENERAL Y SINCRONIZACION</text:p>
          </table:table-cell>
          <table:table-cell office:value-type="string">
            <text:p>RODRIGUEZ Y LONDOÑO</text:p>
          </table:table-cell>
          <table:table-cell office:value-type="float" office:value="963">
            <text:p>963</text:p>
          </table:table-cell>
          <table:table-cell table:number-columns-repeated="1018"/>
        </table:table-row>
        <table:table-row table:style-name="ro3">
          <table:table-cell table:style-name="ce3" office:value-type="date" office:date-value="2015-08-24">
            <text:p>24/08/15</text:p>
          </table:table-cell>
          <table:table-cell office:value-type="string">
            <text:p>MTTO-442-2015</text:p>
          </table:table-cell>
          <table:table-cell office:value-type="string">
            <text:p>USA-468</text:p>
          </table:table-cell>
          <table:table-cell office:value-type="string">
            <text:p>REVISAR SISTEMA DE CARGA <text:s text:c="2"/></text:p>
          </table:table-cell>
          <table:table-cell office:value-type="string">
            <text:p>COEXITO-OSCAR GARCIA </text:p>
          </table:table-cell>
          <table:table-cell office:value-type="float" office:value="2286543">
            <text:p>2286543</text:p>
          </table:table-cell>
          <table:table-cell table:number-columns-repeated="1018"/>
        </table:table-row>
        <table:table-row table:style-name="ro7">
          <table:table-cell table:style-name="ce3" office:value-type="date" office:date-value="2015-08-25">
            <text:p>25/08/15</text:p>
          </table:table-cell>
          <table:table-cell office:value-type="string">
            <text:p>AAM-85-2015-T3</text:p>
          </table:table-cell>
          <table:table-cell office:value-type="string">
            <text:p>SQW-867</text:p>
          </table:table-cell>
          <table:table-cell office:value-type="string">
            <text:p>INSTALACION 2 LLANTAS DELANTERAS NUEVAS REF. 215/75 R17.5, SUMINISTRADAS POR ALMACEN DEL CCO (INCLUYE MONTAJE Y MARCACION), SEGUN ORDEN DE COMPRA UTDVVCC-AAO-324-2015, ALINEACION DIRECCION Y BALANCEO RUEDAS DELANTERAS.</text:p>
          </table:table-cell>
          <table:table-cell office:value-type="string">
            <text:p>LLANTAS LA ESTACION</text:p>
          </table:table-cell>
          <table:table-cell table:number-columns-repeated="1019"/>
        </table:table-row>
        <table:table-row table:style-name="ro8">
          <table:table-cell table:style-name="ce3" office:value-type="date" office:date-value="2015-08-25">
            <text:p>25/08/15</text:p>
          </table:table-cell>
          <table:table-cell office:value-type="string">
            <text:p>MTTO-445-2015</text:p>
          </table:table-cell>
          <table:table-cell office:value-type="string">
            <text:p>DDA-208</text:p>
          </table:table-cell>
          <table:table-cell office:value-type="string">
            <text:p>SUMINISTRO E INSTALACION 2 LLANTAS NUEVAS 225/70R15 C MICHELIN AGILIS, SEGUN ORDEN DE COMPRA 4587 (INCLUYE MONTAJE Y MARCACION), ALINEACION DIRECCION Y BALANCEO RUEDAS DELANTERAS.</text:p>
          </table:table-cell>
          <table:table-cell office:value-type="string">
            <text:p>AUTOCENTRO CAPRI</text:p>
          </table:table-cell>
          <table:table-cell table:number-columns-repeated="1019"/>
        </table:table-row>
        <table:table-row table:style-name="ro3">
          <table:table-cell table:style-name="ce3" office:value-type="date" office:date-value="2015-08-25">
            <text:p>25/08/15</text:p>
          </table:table-cell>
          <table:table-cell office:value-type="string">
            <text:p>MTTO-446-2015</text:p>
          </table:table-cell>
          <table:table-cell office:value-type="string">
            <text:p>REMOLQUE DE TACHAS </text:p>
          </table:table-cell>
          <table:table-cell office:value-type="string">
            <text:p>REVISION POR GARANTIA DE LLANTA PINCHADA.</text:p>
          </table:table-cell>
          <table:table-cell office:value-type="string">
            <text:p>COEXITO-OSCAR GARCIA </text:p>
          </table:table-cell>
          <table:table-cell table:number-columns-repeated="1019"/>
        </table:table-row>
        <table:table-row table:style-name="ro5">
          <table:table-cell table:style-name="ce3" office:value-type="date" office:date-value="2015-08-26">
            <text:p>26/08/15</text:p>
          </table:table-cell>
          <table:table-cell office:value-type="string">
            <text:p>AAM-83-2015-T5</text:p>
          </table:table-cell>
          <table:table-cell office:value-type="string">
            <text:p>KEW-953</text:p>
          </table:table-cell>
          <table:table-cell office:value-type="string">
            <text:p>REVISION TECNOMECANICA COMO VEHICULO.</text:p>
          </table:table-cell>
          <table:table-cell office:value-type="string">
            <text:p>CENTRO DE DIAGNOSTICO AUTOMOTOR DEL VALLE </text:p>
          </table:table-cell>
          <table:table-cell office:value-type="string">
            <text:p>27 – AGO – 2015</text:p>
          </table:table-cell>
          <table:table-cell table:number-columns-repeated="1018"/>
        </table:table-row>
        <table:table-row table:style-name="ro3">
          <table:table-cell table:style-name="ce3" office:value-type="date" office:date-value="2015-08-26">
            <text:p>26/08/15</text:p>
          </table:table-cell>
          <table:table-cell office:value-type="string">
            <text:p>AAM-84-2015-T5</text:p>
          </table:table-cell>
          <table:table-cell office:value-type="string">
            <text:p>KEW-953</text:p>
          </table:table-cell>
          <table:table-cell office:value-type="string">
            <text:p>VERIFICAR RUIDO ANORMAL RODAMIENTOS DELANTEROS.</text:p>
          </table:table-cell>
          <table:table-cell office:value-type="string">
            <text:p>TALLERES AUTORIZADOS S.A.</text:p>
          </table:table-cell>
          <table:table-cell office:value-type="float" office:value="31013222">
            <text:p>31013222</text:p>
          </table:table-cell>
          <table:table-cell table:number-columns-repeated="1018"/>
        </table:table-row>
        <table:table-row table:style-name="ro6">
          <table:table-cell table:style-name="ce3" office:value-type="date" office:date-value="2015-08-26">
            <text:p>26/08/15</text:p>
          </table:table-cell>
          <table:table-cell office:value-type="string">
            <text:p>MTTO-447-2015</text:p>
          </table:table-cell>
          <table:table-cell office:value-type="string">
            <text:p>KUK-433</text:p>
          </table:table-cell>
          <table:table-cell office:value-type="string">
            <text:p>CAMBIO GUARDAPOLVOS DELANTEROS</text:p>
          </table:table-cell>
          <table:table-cell office:value-type="string">
            <text:p>FRENO PARTES</text:p>
          </table:table-cell>
          <table:table-cell table:number-columns-repeated="1019"/>
        </table:table-row>
        <table:table-row table:style-name="ro3">
          <table:table-cell table:style-name="ce3" office:value-type="date" office:date-value="2015-08-26">
            <text:p>26/08/15</text:p>
          </table:table-cell>
          <table:table-cell office:value-type="string">
            <text:p>AAM-127-2015-L.B</text:p>
          </table:table-cell>
          <table:table-cell office:value-type="string">
            <text:p>DDA-286</text:p>
          </table:table-cell>
          <table:table-cell office:value-type="string">
            <text:p>REVISION BRAZO AXIAL (ESTA CORTO)</text:p>
          </table:table-cell>
          <table:table-cell office:value-type="string">
            <text:p>COEXITO-OSCAR GARCIA </text:p>
          </table:table-cell>
          <table:table-cell table:number-columns-repeated="1019"/>
        </table:table-row>
        <table:table-row table:style-name="ro3">
          <table:table-cell table:style-name="ce3" office:value-type="date" office:date-value="2015-08-26">
            <text:p>26/08/15</text:p>
          </table:table-cell>
          <table:table-cell office:value-type="string">
            <text:p>AAM-128-2015-L.B</text:p>
          </table:table-cell>
          <table:table-cell office:value-type="string">
            <text:p>DDA-286</text:p>
          </table:table-cell>
          <table:table-cell office:value-type="string">
            <text:p>CAMBIO DE BANDAS TRASERAS Y CAMPANAS</text:p>
          </table:table-cell>
          <table:table-cell office:value-type="string">
            <text:p>FRENO PARTES</text:p>
          </table:table-cell>
          <table:table-cell office:value-type="float" office:value="155">
            <text:p>155</text:p>
          </table:table-cell>
          <table:table-cell table:number-columns-repeated="1018"/>
        </table:table-row>
        <table:table-row table:style-name="ro3">
          <table:table-cell table:style-name="ce3" office:value-type="date" office:date-value="2015-08-26">
            <text:p>26/08/15</text:p>
          </table:table-cell>
          <table:table-cell office:value-type="string">
            <text:p>AAM-129-2015-L.B</text:p>
          </table:table-cell>
          <table:table-cell office:value-type="string">
            <text:p>DDA-286</text:p>
          </table:table-cell>
          <table:table-cell office:value-type="string">
            <text:p>CORREGIR FUGA POR BOMBA DE AGUA</text:p>
          </table:table-cell>
          <table:table-cell office:value-type="string">
            <text:p>AUTOPACIFICO</text:p>
          </table:table-cell>
          <table:table-cell office:value-type="string">
            <text:p>OT 393325</text:p>
          </table:table-cell>
          <table:table-cell table:number-columns-repeated="1018"/>
        </table:table-row>
        <table:table-row table:style-name="ro8">
          <table:table-cell table:style-name="ce3" office:value-type="date" office:date-value="2015-08-27">
            <text:p>27/08/15</text:p>
          </table:table-cell>
          <table:table-cell office:value-type="string">
            <text:p>AAM-149-2015-T4</text:p>
          </table:table-cell>
          <table:table-cell office:value-type="string">
            <text:p>KEX-383</text:p>
          </table:table-cell>
          <table:table-cell office:value-type="string">
            <text:p>INSTALACION 4 LLANTAS NUEVAS REF. 195/70 R15, SUMINISTRADAS POR ALMACEN DEL CCO (INCLUYE MONTAJE Y MARCACION), SEGUN ORDEN DE COMPRA UTDVVCC-AAO-258-2015, ALINEACION DIRECCION Y BALANCEO RUEDAS.</text:p>
          </table:table-cell>
          <table:table-cell office:value-type="string">
            <text:p>AUTOCENTRO CAPRI</text:p>
          </table:table-cell>
          <table:table-cell table:number-columns-repeated="1019"/>
        </table:table-row>
        <table:table-row table:style-name="ro4">
          <table:table-cell table:style-name="ce3" office:value-type="date" office:date-value="2015-08-27">
            <text:p>27/08/15</text:p>
          </table:table-cell>
          <table:table-cell office:value-type="string">
            <text:p>MTTO-448-2015</text:p>
          </table:table-cell>
          <table:table-cell office:value-type="string">
            <text:p>USA-339</text:p>
          </table:table-cell>
          <table:table-cell office:value-type="string">
            <text:p>INSTALACION RIN DE SEGUNDA E INSTALACION LLANTA DE SEGUNDA SUMINISTRADA POR ALMACEN DEL CCO, CON BALANCEO DE LA MISMA </text:p>
          </table:table-cell>
          <table:table-cell office:value-type="string">
            <text:p>AUTOCENTRO CAPRI</text:p>
          </table:table-cell>
          <table:table-cell table:number-columns-repeated="1019"/>
        </table:table-row>
        <table:table-row table:style-name="ro3">
          <table:table-cell table:style-name="ce3" office:value-type="date" office:date-value="2015-08-27">
            <text:p>27/08/15</text:p>
          </table:table-cell>
          <table:table-cell office:value-type="string">
            <text:p>AAM-150-2015-T4</text:p>
          </table:table-cell>
          <table:table-cell office:value-type="string">
            <text:p>TLO-302</text:p>
          </table:table-cell>
          <table:table-cell office:value-type="string">
            <text:p>CORREGIR FUGA POR BASE DEL FILTRO DE AGUA. </text:p>
          </table:table-cell>
          <table:table-cell office:value-type="string">
            <text:p>KENWORTH DE LA MONTAÑA</text:p>
          </table:table-cell>
          <table:table-cell table:number-columns-repeated="1019"/>
        </table:table-row>
        <table:table-row table:style-name="ro3">
          <table:table-cell table:style-name="ce3" office:value-type="date" office:date-value="2015-08-27">
            <text:p>27/08/15</text:p>
          </table:table-cell>
          <table:table-cell office:value-type="string">
            <text:p>AAM-151-2015-T4</text:p>
          </table:table-cell>
          <table:table-cell office:value-type="string">
            <text:p>TLO-302</text:p>
          </table:table-cell>
          <table:table-cell office:value-type="string">
            <text:p>INSTALACION DE RACOR TROQUE TRASERO Y SUMINISTRO DE MANGUERA DE AIRE.</text:p>
          </table:table-cell>
          <table:table-cell office:value-type="string">
            <text:p>FRENO PARTES</text:p>
          </table:table-cell>
          <table:table-cell table:number-columns-repeated="1019"/>
        </table:table-row>
        <table:table-row table:style-name="ro4">
          <table:table-cell table:style-name="ce3" office:value-type="date" office:date-value="2015-08-28">
            <text:p>28/08/15</text:p>
          </table:table-cell>
          <table:table-cell office:value-type="string">
            <text:p>MTTO-450-2015</text:p>
          </table:table-cell>
          <table:table-cell office:value-type="string">
            <text:p>TROMPO No. 1 </text:p>
          </table:table-cell>
          <table:table-cell office:value-type="string">
            <text:p>REVISION RODAMIENTOS DEL TROMPO DE MEZCLADORA.</text:p>
          </table:table-cell>
          <table:table-cell office:value-type="string">
            <text:p>VAG INGENIERIA SAS</text:p>
          </table:table-cell>
          <table:table-cell office:value-type="string">
            <text:p>REMISION 1047</text:p>
            <text:p>F.E-1289-MEC</text:p>
            <text:p>COTZ 0267</text:p>
          </table:table-cell>
          <table:table-cell table:number-columns-repeated="1018"/>
        </table:table-row>
        <table:table-row table:style-name="ro7">
          <table:table-cell table:style-name="ce3" office:value-type="date" office:date-value="2015-08-28">
            <text:p>28/08/15</text:p>
          </table:table-cell>
          <table:table-cell office:value-type="string">
            <text:p>AAM-100-2015-T7</text:p>
          </table:table-cell>
          <table:table-cell office:value-type="string">
            <text:p>SQI-521</text:p>
          </table:table-cell>
          <table:table-cell office:value-type="string">
            <text:p>INSTALACION DE 4 LLANTAS <text:s/>TRASERAS NUEVAS REF. 12R 22,5, SUMINISTRADAS POR ALMACEN DEL CCO (INCLUYE MONTAJE Y MARCACION), SEGUN ORDEN DE COMPRA UTDVVCC-AAO-324-2015, Y BALANCEO DE LAS MISMAS</text:p>
          </table:table-cell>
          <table:table-cell office:value-type="string">
            <text:p>LLANTAS LA ESTACION</text:p>
          </table:table-cell>
          <table:table-cell table:number-columns-repeated="1019"/>
        </table:table-row>
        <table:table-row table:style-name="ro6">
          <table:table-cell table:style-name="ce3" office:value-type="date" office:date-value="2015-08-28">
            <text:p>28/08/15</text:p>
          </table:table-cell>
          <table:table-cell office:value-type="string">
            <text:p>AAM-152-2015-T4</text:p>
          </table:table-cell>
          <table:table-cell office:value-type="string">
            <text:p>DDC-552</text:p>
          </table:table-cell>
          <table:table-cell office:value-type="string">
            <text:p>MANTENIMIENTO ARRANQUE </text:p>
          </table:table-cell>
          <table:table-cell office:value-type="string">
            <text:p>RENZO NIETO </text:p>
          </table:table-cell>
          <table:table-cell office:value-type="float" office:value="952">
            <text:p>952</text:p>
          </table:table-cell>
          <table:table-cell table:number-columns-repeated="1018"/>
        </table:table-row>
        <table:table-row table:style-name="ro6">
          <table:table-cell table:style-name="ce3" office:value-type="date" office:date-value="2015-08-31">
            <text:p>31/08/15</text:p>
          </table:table-cell>
          <table:table-cell office:value-type="string">
            <text:p>AAM-105-2015-T2</text:p>
          </table:table-cell>
          <table:table-cell office:value-type="string">
            <text:p>SXY-299</text:p>
          </table:table-cell>
          <table:table-cell office:value-type="string">
            <text:p>REPARACION FRENO TAMBOR DEL WINCHE </text:p>
          </table:table-cell>
          <table:table-cell office:value-type="string">
            <text:p>REHIMAC </text:p>
          </table:table-cell>
          <table:table-cell office:value-type="float" office:value="5201">
            <text:p>5201</text:p>
          </table:table-cell>
          <table:table-cell table:number-columns-repeated="1018"/>
        </table:table-row>
        <table:table-row table:style-name="ro3">
          <table:table-cell table:style-name="ce3" office:value-type="date" office:date-value="2015-08-31">
            <text:p>31/08/15</text:p>
          </table:table-cell>
          <table:table-cell office:value-type="string">
            <text:p>AAM-27-2015-GP</text:p>
          </table:table-cell>
          <table:table-cell office:value-type="string">
            <text:p>DDB-891</text:p>
          </table:table-cell>
          <table:table-cell office:value-type="string">
            <text:p>REVISION TACOMETRO </text:p>
          </table:table-cell>
          <table:table-cell office:value-type="string">
            <text:p>TALLERES AUTORIZADOS S.A.</text:p>
          </table:table-cell>
          <table:table-cell office:value-type="float" office:value="94028">
            <text:p>94028</text:p>
          </table:table-cell>
          <table:table-cell table:number-columns-repeated="1018"/>
        </table:table-row>
        <table:table-row table:style-name="ro4">
          <table:table-cell table:style-name="ce3" office:value-type="date" office:date-value="2015-08-31">
            <text:p>31/08/15</text:p>
          </table:table-cell>
          <table:table-cell office:value-type="string">
            <text:p>AAM-60-2015-T1</text:p>
          </table:table-cell>
          <table:table-cell office:value-type="string">
            <text:p>WDC-091</text:p>
          </table:table-cell>
          <table:table-cell office:value-type="string">
            <text:p>REVISION FUGA POR TAPA DE RUEDAS DELANTERAS, REVISAR INTENCIDAD DE LUCES ALTAS Y BAJAS.</text:p>
          </table:table-cell>
          <table:table-cell office:value-type="string">
            <text:p>KENWORTH DE LA MONTAÑA</text:p>
          </table:table-cell>
          <table:table-cell table:number-columns-repeated="1019"/>
        </table:table-row>
        <table:table-row table:style-name="ro4">
          <table:table-cell table:style-name="ce3" office:value-type="date" office:date-value="2015-09-01">
            <text:p>01/09/15</text:p>
          </table:table-cell>
          <table:table-cell office:value-type="string">
            <text:p>MTTO-453-2015</text:p>
          </table:table-cell>
          <table:table-cell office:value-type="string">
            <text:p>TROMPO No. 2</text:p>
          </table:table-cell>
          <table:table-cell office:value-type="string">
            <text:p>REVISION POR GARANTIA, SEGUN ESPECIFICACIONES DEL SEÑOR FABIAN TRABAJADOR DE HERMAR.</text:p>
          </table:table-cell>
          <table:table-cell office:value-type="string">
            <text:p>HERMAR</text:p>
          </table:table-cell>
          <table:table-cell table:number-columns-repeated="1019"/>
        </table:table-row>
        <table:table-row table:style-name="ro3">
          <table:table-cell table:style-name="ce3" office:value-type="date" office:date-value="2015-09-01">
            <text:p>01/09/15</text:p>
          </table:table-cell>
          <table:table-cell office:value-type="string">
            <text:p>MTTO-454-2015</text:p>
          </table:table-cell>
          <table:table-cell office:value-type="string">
            <text:p>USE-726</text:p>
          </table:table-cell>
          <table:table-cell office:value-type="string">
            <text:p>ROTACION LLANTAS Y BALANCEO RUEDAS DELANTERAS.</text:p>
          </table:table-cell>
          <table:table-cell office:value-type="string">
            <text:p>COEXITO-OSCAR GARCIA </text:p>
          </table:table-cell>
          <table:table-cell office:value-type="float" office:value="2286773">
            <text:p>2286773</text:p>
          </table:table-cell>
          <table:table-cell table:number-columns-repeated="1018"/>
        </table:table-row>
        <table:table-row table:style-name="ro8">
          <table:table-cell table:style-name="ce3" office:value-type="date" office:date-value="2015-09-01">
            <text:p>01/09/15</text:p>
          </table:table-cell>
          <table:table-cell office:value-type="string">
            <text:p>MTTO-456-2015</text:p>
          </table:table-cell>
          <table:table-cell office:value-type="string">
            <text:p>RADIO PORTATIL KENWOOD REF. B4500598 – TACHAS </text:p>
          </table:table-cell>
          <table:table-cell office:value-type="string">
            <text:p>REVISION RADIO COMUNICADOR KENWOOD TK2000, PRESENTA FALLA DE CARGA (NO HA PRESENTADO GOLPES O CAIDAS DURANTE SU OPERACION), SEGUN OFICIO CI.DH 19-08-2015_1, DEL CUAL ADJUNTO UNA COPIA.</text:p>
          </table:table-cell>
          <table:table-cell office:value-type="string">
            <text:p>DOBLE VIA COMUNICACIONES</text:p>
          </table:table-cell>
          <table:table-cell table:number-columns-repeated="1019"/>
        </table:table-row>
        <table:table-row table:style-name="ro6">
          <table:table-cell table:style-name="ce3" office:value-type="date" office:date-value="2015-09-02">
            <text:p>02/09/15</text:p>
          </table:table-cell>
          <table:table-cell office:value-type="string">
            <text:p>MTTO-457-2015</text:p>
          </table:table-cell>
          <table:table-cell office:value-type="string">
            <text:p>KUK-381</text:p>
          </table:table-cell>
          <table:table-cell office:value-type="string">
            <text:p>CORREGIR CORTO MOTOR DE ARRANQUE.</text:p>
          </table:table-cell>
          <table:table-cell office:value-type="string">
            <text:p>RENZO NIETO </text:p>
          </table:table-cell>
          <table:table-cell office:value-type="float" office:value="954">
            <text:p>954</text:p>
          </table:table-cell>
          <table:table-cell table:number-columns-repeated="1018"/>
        </table:table-row>
        <table:table-row table:style-name="ro6">
          <table:table-cell table:style-name="ce3" office:value-type="date" office:date-value="2015-09-02">
            <text:p>02/09/15</text:p>
          </table:table-cell>
          <table:table-cell office:value-type="string">
            <text:p>MTTO-459-2015</text:p>
          </table:table-cell>
          <table:table-cell office:value-type="string">
            <text:p>DDA-206</text:p>
          </table:table-cell>
          <table:table-cell office:value-type="string">
            <text:p>ALINEACION DIRECCION</text:p>
          </table:table-cell>
          <table:table-cell office:value-type="string">
            <text:p>LLANTAS LA ESTACION</text:p>
          </table:table-cell>
          <table:table-cell office:value-type="float" office:value="495">
            <text:p>495</text:p>
          </table:table-cell>
          <table:table-cell table:number-columns-repeated="1018"/>
        </table:table-row>
        <table:table-row table:style-name="ro3">
          <table:table-cell table:style-name="ce3" office:value-type="date" office:date-value="2015-09-02">
            <text:p>02/09/15</text:p>
          </table:table-cell>
          <table:table-cell office:value-type="string">
            <text:p>MTTO-460-2015</text:p>
          </table:table-cell>
          <table:table-cell office:value-type="string">
            <text:p>DDA-206</text:p>
          </table:table-cell>
          <table:table-cell office:value-type="string">
            <text:p>REVISAR SISTEMA DE CARGA <text:s text:c="2"/></text:p>
          </table:table-cell>
          <table:table-cell office:value-type="string">
            <text:p>COEXITO-OSCAR GARCIA </text:p>
          </table:table-cell>
          <table:table-cell office:value-type="float" office:value="2286816">
            <text:p>2286816</text:p>
          </table:table-cell>
          <table:table-cell table:number-columns-repeated="1018"/>
        </table:table-row>
        <table:table-row table:style-name="ro3">
          <table:table-cell table:style-name="ce3" office:value-type="date" office:date-value="2015-09-02">
            <text:p>02/09/15</text:p>
          </table:table-cell>
          <table:table-cell office:value-type="string">
            <text:p>AAM-107-2015-T2</text:p>
          </table:table-cell>
          <table:table-cell office:value-type="string">
            <text:p>DDC-295</text:p>
          </table:table-cell>
          <table:table-cell office:value-type="string">
            <text:p>REVISION SISTEMA DE COMBUSTIBLE (NO ENCIENDE)</text:p>
          </table:table-cell>
          <table:table-cell office:value-type="string">
            <text:p>AUTOPACIFICO</text:p>
          </table:table-cell>
          <table:table-cell table:number-columns-repeated="1019"/>
        </table:table-row>
        <table:table-row table:style-name="ro3">
          <table:table-cell table:style-name="ce3" office:value-type="date" office:date-value="2015-09-02">
            <text:p>02/09/15</text:p>
          </table:table-cell>
          <table:table-cell office:value-type="string">
            <text:p>AAM-132-2015-L.B</text:p>
          </table:table-cell>
          <table:table-cell office:value-type="string">
            <text:p>WDB-181</text:p>
          </table:table-cell>
          <table:table-cell office:value-type="string">
            <text:p>REVISION LUCES TRASERAS (LAMPARA DERECHA)</text:p>
          </table:table-cell>
          <table:table-cell office:value-type="string">
            <text:p>FRENO PARTES</text:p>
          </table:table-cell>
          <table:table-cell office:value-type="float" office:value="154">
            <text:p>154</text:p>
          </table:table-cell>
          <table:table-cell table:number-columns-repeated="1018"/>
        </table:table-row>
        <table:table-row table:style-name="ro5">
          <table:table-cell table:style-name="ce3" office:value-type="date" office:date-value="2015-09-02">
            <text:p>02/09/15</text:p>
          </table:table-cell>
          <table:table-cell office:value-type="string">
            <text:p>AAM-133-2015-L.B</text:p>
          </table:table-cell>
          <table:table-cell office:value-type="string">
            <text:p>WDB-181</text:p>
          </table:table-cell>
          <table:table-cell office:value-type="string">
            <text:p>REVISION TECNOMECANICA <text:s text:c="3"/></text:p>
          </table:table-cell>
          <table:table-cell office:value-type="string">
            <text:p>CENTRO DE DIAGNOSTICO AUTOMOTOR DEL VALLE </text:p>
          </table:table-cell>
          <table:table-cell office:value-type="string">
            <text:p>04 – SEP – 2015</text:p>
          </table:table-cell>
          <table:table-cell table:number-columns-repeated="1018"/>
        </table:table-row>
        <table:table-row table:style-name="ro4">
          <table:table-cell table:style-name="ce3" office:value-type="date" office:date-value="2015-09-03">
            <text:p>03/09/15</text:p>
          </table:table-cell>
          <table:table-cell office:value-type="string">
            <text:p>MTTO-462-2015</text:p>
          </table:table-cell>
          <table:table-cell office:value-type="string">
            <text:p>CHR-086 </text:p>
          </table:table-cell>
          <table:table-cell office:value-type="string">
            <text:p>REVISION TECNOMECANICA <text:s text:c="3"/></text:p>
          </table:table-cell>
          <table:table-cell office:value-type="string">
            <text:p>CENTRO DE DIAGNOSTICO AUTOMOTOR PALMIRA</text:p>
          </table:table-cell>
          <table:table-cell table:number-columns-repeated="1019"/>
        </table:table-row>
        <table:table-row table:style-name="ro3">
          <table:table-cell table:style-name="ce3" office:value-type="date" office:date-value="2015-09-03">
            <text:p>03/09/15</text:p>
          </table:table-cell>
          <table:table-cell office:value-type="string">
            <text:p>AAM-102-2015-T6</text:p>
          </table:table-cell>
          <table:table-cell office:value-type="string">
            <text:p>HGR-969</text:p>
          </table:table-cell>
          <table:table-cell office:value-type="string">
            <text:p>RUTINA DE LOS 70.000 KMS.</text:p>
          </table:table-cell>
          <table:table-cell office:value-type="string">
            <text:p>AUTOFARALLONES RENAULT</text:p>
          </table:table-cell>
          <table:table-cell office:value-type="float" office:value="1628781">
            <text:p>1628781</text:p>
          </table:table-cell>
          <table:table-cell table:number-columns-repeated="1018"/>
        </table:table-row>
        <table:table-row table:style-name="ro3">
          <table:table-cell table:style-name="ce3" office:value-type="date" office:date-value="2015-09-03">
            <text:p>03/09/15</text:p>
          </table:table-cell>
          <table:table-cell office:value-type="string">
            <text:p>MTTO-463-2015</text:p>
          </table:table-cell>
          <table:table-cell office:value-type="string">
            <text:p>CORTADORA TARGET</text:p>
          </table:table-cell>
          <table:table-cell office:value-type="string">
            <text:p>FABRICACION O CAMBIO DE POLEA, SEGUN MUESTRA</text:p>
          </table:table-cell>
          <table:table-cell office:value-type="string">
            <text:p>HERMAR</text:p>
          </table:table-cell>
          <table:table-cell office:value-type="string">
            <text:p>0 7 2 7</text:p>
          </table:table-cell>
          <table:table-cell table:number-columns-repeated="1018"/>
        </table:table-row>
        <table:table-row table:style-name="ro3">
          <table:table-cell table:style-name="ce3" office:value-type="date" office:date-value="2015-09-04">
            <text:p>04/09/15</text:p>
          </table:table-cell>
          <table:table-cell office:value-type="string">
            <text:p>MTTO-464-2015</text:p>
          </table:table-cell>
          <table:table-cell office:value-type="string">
            <text:p>DDA-208</text:p>
          </table:table-cell>
          <table:table-cell office:value-type="string">
            <text:p>REVISAR SISTEMA DE CARGA</text:p>
          </table:table-cell>
          <table:table-cell office:value-type="string">
            <text:p>COEXITO-OSCAR GARCIA </text:p>
          </table:table-cell>
          <table:table-cell office:value-type="float" office:value="2286870">
            <text:p>2286870</text:p>
          </table:table-cell>
          <table:table-cell table:number-columns-repeated="1018"/>
        </table:table-row>
        <table:table-row table:style-name="ro4">
          <table:table-cell table:style-name="ce3" office:value-type="date" office:date-value="2015-09-04">
            <text:p>04/09/15</text:p>
          </table:table-cell>
          <table:table-cell office:value-type="string">
            <text:p>MTTO-465-2015</text:p>
          </table:table-cell>
          <table:table-cell office:value-type="string">
            <text:p>CHR-086 </text:p>
          </table:table-cell>
          <table:table-cell office:value-type="string">
            <text:p>CAMBIO DE TRINQUETE TENSOR CILINDROS RUEDAS TRASERAS Y VERIFICAR FUGA DE AIRE POR BOXTER.</text:p>
          </table:table-cell>
          <table:table-cell office:value-type="string">
            <text:p>AUTOPACIFICO</text:p>
          </table:table-cell>
          <table:table-cell table:number-columns-repeated="1019"/>
        </table:table-row>
        <table:table-row table:style-name="ro3">
          <table:table-cell table:style-name="ce3" office:value-type="date" office:date-value="2015-09-04">
            <text:p>04/09/15</text:p>
          </table:table-cell>
          <table:table-cell office:value-type="string">
            <text:p>AAM-153-2015-T4</text:p>
          </table:table-cell>
          <table:table-cell office:value-type="string">
            <text:p>SPK-951</text:p>
          </table:table-cell>
          <table:table-cell office:value-type="string">
            <text:p>CAMBIO DE ACEITE, FILTROS DE COMBUSTIBLE Y FILTRO DE ACEITE.</text:p>
          </table:table-cell>
          <table:table-cell office:value-type="string">
            <text:p>AUTOPACIFICO</text:p>
          </table:table-cell>
          <table:table-cell table:number-columns-repeated="1019"/>
        </table:table-row>
        <table:table-row table:style-name="ro6">
          <table:table-cell table:style-name="ce3" office:value-type="date" office:date-value="2015-09-05">
            <text:p>05/09/15</text:p>
          </table:table-cell>
          <table:table-cell office:value-type="string">
            <text:p>MTTO-467-2015</text:p>
          </table:table-cell>
          <table:table-cell office:value-type="string">
            <text:p>KUK-382</text:p>
          </table:table-cell>
          <table:table-cell office:value-type="string">
            <text:p>REVISION GENERAL DE FRENOS.</text:p>
          </table:table-cell>
          <table:table-cell office:value-type="string">
            <text:p>FRENO PARTES</text:p>
          </table:table-cell>
          <table:table-cell table:number-columns-repeated="1019"/>
        </table:table-row>
        <table:table-row table:style-name="ro3">
          <table:table-cell table:style-name="ce3" office:value-type="date" office:date-value="2015-09-05">
            <text:p>05/09/15</text:p>
          </table:table-cell>
          <table:table-cell office:value-type="string">
            <text:p>MTTO-468-2015</text:p>
          </table:table-cell>
          <table:table-cell office:value-type="string">
            <text:p>SMI-082</text:p>
          </table:table-cell>
          <table:table-cell office:value-type="string">
            <text:p>INSTALACION LLANTA DE SEGUNDA, SUMINISTRADA POR ALMACEN DEL CCO.</text:p>
          </table:table-cell>
          <table:table-cell office:value-type="string">
            <text:p>COEXITO-OSCAR GARCIA </text:p>
          </table:table-cell>
          <table:table-cell table:number-columns-repeated="1019"/>
        </table:table-row>
        <table:table-row table:style-name="ro3">
          <table:table-cell table:style-name="ce3" office:value-type="date" office:date-value="2015-09-05">
            <text:p>05/09/15</text:p>
          </table:table-cell>
          <table:table-cell office:value-type="string">
            <text:p>AAM-154-2015-T4</text:p>
          </table:table-cell>
          <table:table-cell office:value-type="string">
            <text:p>DDB-875 </text:p>
          </table:table-cell>
          <table:table-cell office:value-type="string">
            <text:p>LAVADO PARTE BAJA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9-05">
            <text:p>05/09/15</text:p>
          </table:table-cell>
          <table:table-cell office:value-type="string">
            <text:p>MTTO-469-2015</text:p>
          </table:table-cell>
          <table:table-cell office:value-type="string">
            <text:p>SMI-194</text:p>
          </table:table-cell>
          <table:table-cell office:value-type="string">
            <text:p>REVISION MANOMETRO DE LAS RPM ESTA INTERMITENTE.</text:p>
          </table:table-cell>
          <table:table-cell office:value-type="string">
            <text:p>AUTOPACIFICO</text:p>
          </table:table-cell>
          <table:table-cell table:number-columns-repeated="1019"/>
        </table:table-row>
        <table:table-row table:style-name="ro4">
          <table:table-cell table:style-name="ce3" office:value-type="date" office:date-value="2015-09-05">
            <text:p>05/09/15</text:p>
          </table:table-cell>
          <table:table-cell office:value-type="string">
            <text:p>AAM-70-2015-IF</text:p>
          </table:table-cell>
          <table:table-cell office:value-type="string">
            <text:p>PLANTA ELECTRICA MODASA PEAJE PASO LA TORRE T-5</text:p>
          </table:table-cell>
          <table:table-cell office:value-type="string">
            <text:p>REVISAR SISTEMA DE CARGA</text:p>
          </table:table-cell>
          <table:table-cell office:value-type="string">
            <text:p>COEXITO-OSCAR GARCIA </text:p>
          </table:table-cell>
          <table:table-cell office:value-type="float" office:value="2286917">
            <text:p>2286917</text:p>
          </table:table-cell>
          <table:table-cell table:number-columns-repeated="1018"/>
        </table:table-row>
        <table:table-row table:style-name="ro3">
          <table:table-cell table:style-name="ce3" office:value-type="date" office:date-value="2015-09-07">
            <text:p>07/09/15</text:p>
          </table:table-cell>
          <table:table-cell office:value-type="string">
            <text:p>AAM-28-2015-GP</text:p>
          </table:table-cell>
          <table:table-cell office:value-type="string">
            <text:p>CJK-060</text:p>
          </table:table-cell>
          <table:table-cell office:value-type="string">
            <text:p>REPARACION ESTRUCTURA DEL COJIN ASIENTO CONDUCTOR</text:p>
          </table:table-cell>
          <table:table-cell office:value-type="string">
            <text:p>TAPIZADOS FERNANDO OSPINA </text:p>
          </table:table-cell>
          <table:table-cell office:value-type="string">
            <text:p>0 2 6</text:p>
          </table:table-cell>
          <table:table-cell table:number-columns-repeated="1018"/>
        </table:table-row>
        <table:table-row table:style-name="ro3">
          <table:table-cell table:style-name="ce3" office:value-type="date" office:date-value="2015-09-07">
            <text:p>07/09/15</text:p>
          </table:table-cell>
          <table:table-cell office:value-type="string">
            <text:p>MTTO-473-2015</text:p>
          </table:table-cell>
          <table:table-cell office:value-type="string">
            <text:p>KUK-381</text:p>
          </table:table-cell>
          <table:table-cell office:value-type="string">
            <text:p>EMPAQUETAR GATOS DE CILINDROS DE APOYO Y REPARACION GUARDAPOLVOS TRASEROS</text:p>
          </table:table-cell>
          <table:table-cell office:value-type="string">
            <text:p>REHIMAC </text:p>
          </table:table-cell>
          <table:table-cell table:number-columns-repeated="1019"/>
        </table:table-row>
        <table:table-row table:style-name="ro4">
          <table:table-cell table:style-name="ce3" office:value-type="date" office:date-value="2015-09-07">
            <text:p>07/09/15</text:p>
          </table:table-cell>
          <table:table-cell office:value-type="string">
            <text:p>MTTO-474-2015</text:p>
          </table:table-cell>
          <table:table-cell office:value-type="string">
            <text:p>KUK-381</text:p>
          </table:table-cell>
          <table:table-cell office:value-type="string">
            <text:p>REPARACION ESTRUCTURA ASIENTO CONDUCTOR, REVISION MANIJAS PUERTAS Y MANIJA ELEVAVIDRIO PUERTA CONDUCTOR.</text:p>
          </table:table-cell>
          <table:table-cell office:value-type="string">
            <text:p>TAPIZADOS FERNANDO OSPINA </text:p>
          </table:table-cell>
          <table:table-cell office:value-type="string">
            <text:p>0 2 7 </text:p>
            <text:p>$30.000</text:p>
          </table:table-cell>
          <table:table-cell table:number-columns-repeated="1018"/>
        </table:table-row>
        <table:table-row table:style-name="ro6">
          <table:table-cell table:style-name="ce3" office:value-type="date" office:date-value="2015-09-07">
            <text:p>07/09/15</text:p>
          </table:table-cell>
          <table:table-cell office:value-type="string">
            <text:p>AAM-155-2015-T4</text:p>
          </table:table-cell>
          <table:table-cell office:value-type="string">
            <text:p>SPK-951</text:p>
          </table:table-cell>
          <table:table-cell office:value-type="string">
            <text:p>CAMBIO COLA SILENCIADOR.</text:p>
          </table:table-cell>
          <table:table-cell office:value-type="string">
            <text:p>TECNIMARCANT</text:p>
          </table:table-cell>
          <table:table-cell table:number-columns-repeated="1019"/>
        </table:table-row>
        <table:table-row table:style-name="ro3">
          <table:table-cell table:style-name="ce3" office:value-type="date" office:date-value="2015-09-08">
            <text:p>08/09/15</text:p>
          </table:table-cell>
          <table:table-cell office:value-type="string">
            <text:p>AAM-30-2015-GS</text:p>
          </table:table-cell>
          <table:table-cell office:value-type="string">
            <text:p>WCZ-954</text:p>
          </table:table-cell>
          <table:table-cell office:value-type="string">
            <text:p>MANTENIMIENTO RUTINA DE LOS 20.000 KMS</text:p>
          </table:table-cell>
          <table:table-cell office:value-type="string">
            <text:p>AUTOFARALLONES RENAULT</text:p>
          </table:table-cell>
          <table:table-cell office:value-type="float" office:value="1631481">
            <text:p>1631481</text:p>
          </table:table-cell>
          <table:table-cell table:number-columns-repeated="1018"/>
        </table:table-row>
        <table:table-row table:style-name="ro5">
          <table:table-cell table:style-name="ce3" office:value-type="date" office:date-value="2015-09-08">
            <text:p>08/09/15</text:p>
          </table:table-cell>
          <table:table-cell office:value-type="string">
            <text:p>MTTO-477-2015</text:p>
          </table:table-cell>
          <table:table-cell office:value-type="string">
            <text:p>KUK-382</text:p>
          </table:table-cell>
          <table:table-cell office:value-type="string">
            <text:p>REVISION TECNOMECANICA.</text:p>
          </table:table-cell>
          <table:table-cell office:value-type="string">
            <text:p>CENTRO DE DIAGNOSTICO AUTOMOTOR DEL VALLE </text:p>
          </table:table-cell>
          <table:table-cell office:value-type="string">
            <text:p>08 – SEP – 2015</text:p>
          </table:table-cell>
          <table:table-cell table:number-columns-repeated="1018"/>
        </table:table-row>
        <table:table-row table:style-name="ro3">
          <table:table-cell table:style-name="ce3" office:value-type="date" office:date-value="2015-09-08">
            <text:p>08/09/15</text:p>
          </table:table-cell>
          <table:table-cell office:value-type="string">
            <text:p>AAM-108-2015-T2</text:p>
          </table:table-cell>
          <table:table-cell office:value-type="string">
            <text:p>KEX-382</text:p>
          </table:table-cell>
          <table:table-cell office:value-type="string">
            <text:p>REVISION POR GARANTIA HUMEDAD DE ACEITE POR ENTRADA Y SALIDA DEL TURBO. </text:p>
          </table:table-cell>
          <table:table-cell office:value-type="string">
            <text:p>AUTOPACIFICO</text:p>
          </table:table-cell>
          <table:table-cell table:number-columns-repeated="1019"/>
        </table:table-row>
        <table:table-row table:style-name="ro3">
          <table:table-cell table:style-name="ce3" office:value-type="date" office:date-value="2015-09-08">
            <text:p>08/09/15</text:p>
          </table:table-cell>
          <table:table-cell office:value-type="string">
            <text:p>MTTO-479-2015</text:p>
          </table:table-cell>
          <table:table-cell office:value-type="string">
            <text:p>KUK-381</text:p>
          </table:table-cell>
          <table:table-cell office:value-type="string">
            <text:p>REPARACION MANIJAS PUERTAS Y REPARACION MANIJA ELEVAVIDRIO PUERTA CONDUCTOR.</text:p>
          </table:table-cell>
          <table:table-cell office:value-type="string">
            <text:p>VIDRIOS Y ACCESORIOS </text:p>
          </table:table-cell>
          <table:table-cell office:value-type="string">
            <text:p>0 0 2 7 9 5 9</text:p>
          </table:table-cell>
          <table:table-cell table:number-columns-repeated="1018"/>
        </table:table-row>
        <table:table-row table:style-name="ro6">
          <table:table-cell table:style-name="ce3" office:value-type="date" office:date-value="2015-09-09">
            <text:p>09/09/15</text:p>
          </table:table-cell>
          <table:table-cell office:value-type="string">
            <text:p>MTTO-481-2015</text:p>
          </table:table-cell>
          <table:table-cell office:value-type="string">
            <text:p>KUK-382</text:p>
          </table:table-cell>
          <table:table-cell office:value-type="string">
            <text:p>ESCANEAR VEHICULO Y LIBERAR VELOCIDAD</text:p>
          </table:table-cell>
          <table:table-cell office:value-type="string">
            <text:p>NTS</text:p>
          </table:table-cell>
          <table:table-cell office:value-type="float" office:value="5441">
            <text:p>5441</text:p>
          </table:table-cell>
          <table:table-cell table:number-columns-repeated="1018"/>
        </table:table-row>
        <table:table-row table:style-name="ro4">
          <table:table-cell table:style-name="ce3" office:value-type="date" office:date-value="2015-09-09">
            <text:p>09/09/15</text:p>
          </table:table-cell>
          <table:table-cell office:value-type="string">
            <text:p>AAM-62-2015-T1</text:p>
          </table:table-cell>
          <table:table-cell office:value-type="string">
            <text:p>SPK-307</text:p>
          </table:table-cell>
          <table:table-cell office:value-type="string">
            <text:p>VERIFICAR FUNCIONAMIENTO ARRANCADOR PORTATIL POR GARANTIA MARCA PROSERIES PSJ-2212.</text:p>
          </table:table-cell>
          <table:table-cell office:value-type="string">
            <text:p>FRENO PARTES</text:p>
          </table:table-cell>
          <table:table-cell table:number-columns-repeated="1019"/>
        </table:table-row>
        <table:table-row table:style-name="ro7">
          <table:table-cell table:style-name="ce3" office:value-type="date" office:date-value="2015-09-09">
            <text:p>09/09/15</text:p>
          </table:table-cell>
          <table:table-cell office:value-type="string">
            <text:p>AAM-110-2015-T2</text:p>
          </table:table-cell>
          <table:table-cell office:value-type="string">
            <text:p>KEW-926</text:p>
          </table:table-cell>
          <table:table-cell office:value-type="string">
            <text:p>INSTALACION DE 4 LLANTAS NUEVAS 195/70 R15, SUMINISTRADAS POR ALMACEN DEL CCO (INCLUYE MONTAJE Y MARCACION), SEGUN ORDEN DE COMPRA UTDVVCC-AAO-293-2015, ALINEACION DIRECCION Y BALANCEO DE RUEDAS.</text:p>
          </table:table-cell>
          <table:table-cell office:value-type="string">
            <text:p>AUTOCENTRO CAPRI</text:p>
          </table:table-cell>
          <table:table-cell table:number-columns-repeated="1019"/>
        </table:table-row>
        <table:table-row table:style-name="ro3">
          <table:table-cell table:style-name="ce3" office:value-type="date" office:date-value="2015-09-09">
            <text:p>09/09/15</text:p>
          </table:table-cell>
          <table:table-cell office:value-type="string">
            <text:p>AAM-72-2015-IF</text:p>
          </table:table-cell>
          <table:table-cell office:value-type="string">
            <text:p>DDA-211</text:p>
          </table:table-cell>
          <table:table-cell office:value-type="string">
            <text:p>REVISAR SISTEMA DE CARGA</text:p>
          </table:table-cell>
          <table:table-cell office:value-type="string">
            <text:p>COEXITO-OSCAR GARCIA </text:p>
          </table:table-cell>
          <table:table-cell office:value-type="float" office:value="2286996">
            <text:p>2286996</text:p>
          </table:table-cell>
          <table:table-cell table:number-columns-repeated="1018"/>
        </table:table-row>
        <table:table-row table:style-name="ro3">
          <table:table-cell table:style-name="ce3" office:value-type="date" office:date-value="2015-09-10">
            <text:p>10/09/15</text:p>
          </table:table-cell>
          <table:table-cell office:value-type="string">
            <text:p>MTTO-483-2015</text:p>
          </table:table-cell>
          <table:table-cell office:value-type="string">
            <text:p>RETRO 420E</text:p>
          </table:table-cell>
          <table:table-cell office:value-type="string">
            <text:p>REVISAR SISTEMA DE CARGA (ESTA DESCARGADA PONER EN CARGA LENTA).</text:p>
          </table:table-cell>
          <table:table-cell office:value-type="string">
            <text:p>COEXITO-OSCAR GARCIA </text:p>
          </table:table-cell>
          <table:table-cell office:value-type="float" office:value="2287055">
            <text:p>2287055</text:p>
          </table:table-cell>
          <table:table-cell table:number-columns-repeated="1018"/>
        </table:table-row>
        <table:table-row table:style-name="ro6">
          <table:table-cell table:style-name="ce3" office:value-type="date" office:date-value="2015-09-10">
            <text:p>10/09/15</text:p>
          </table:table-cell>
          <table:table-cell office:value-type="string">
            <text:p>MTTO-484-2015</text:p>
          </table:table-cell>
          <table:table-cell office:value-type="string">
            <text:p>RETRO 420E</text:p>
          </table:table-cell>
          <table:table-cell office:value-type="string">
            <text:p>REVISION ALTERNADOR.</text:p>
          </table:table-cell>
          <table:table-cell office:value-type="string">
            <text:p>RENZO NIETO </text:p>
          </table:table-cell>
          <table:table-cell office:value-type="float" office:value="962">
            <text:p>962</text:p>
          </table:table-cell>
          <table:table-cell table:number-columns-repeated="1018"/>
        </table:table-row>
        <table:table-row table:style-name="ro3">
          <table:table-cell table:style-name="ce3" office:value-type="date" office:date-value="2015-09-10">
            <text:p>10/09/15</text:p>
          </table:table-cell>
          <table:table-cell office:value-type="string">
            <text:p>AAM-103-2015-T6</text:p>
          </table:table-cell>
          <table:table-cell office:value-type="string">
            <text:p>SQW-850</text:p>
          </table:table-cell>
          <table:table-cell office:value-type="string">
            <text:p>CORREGIR FUGA DE AIRE POR MANGUERA, SEGUN INDICACIONES.</text:p>
          </table:table-cell>
          <table:table-cell office:value-type="string">
            <text:p>FRENO PARTES</text:p>
          </table:table-cell>
          <table:table-cell office:value-type="float" office:value="161">
            <text:p>161</text:p>
          </table:table-cell>
          <table:table-cell table:number-columns-repeated="1018"/>
        </table:table-row>
        <table:table-row table:style-name="ro3">
          <table:table-cell table:style-name="ce3" office:value-type="date" office:date-value="2015-09-10">
            <text:p>10/09/15</text:p>
          </table:table-cell>
          <table:table-cell office:value-type="string">
            <text:p>AAM-111-2015-T2</text:p>
          </table:table-cell>
          <table:table-cell office:value-type="string">
            <text:p>SPK-180</text:p>
          </table:table-cell>
          <table:table-cell office:value-type="string">
            <text:p>CORREGIR FUGA POR SENSOR DE TEMPERATURA UBICADO EN TANQUE SUPERIOR RADIADOR.</text:p>
          </table:table-cell>
          <table:table-cell office:value-type="string">
            <text:p>AUTOPACIFICO</text:p>
          </table:table-cell>
          <table:table-cell table:number-columns-repeated="1019"/>
        </table:table-row>
        <table:table-row table:style-name="ro3">
          <table:table-cell table:style-name="ce3" office:value-type="date" office:date-value="2015-09-11">
            <text:p>11/09/15</text:p>
          </table:table-cell>
          <table:table-cell office:value-type="string">
            <text:p>MTTO-485-2015</text:p>
          </table:table-cell>
          <table:table-cell office:value-type="string">
            <text:p>CHR-086 </text:p>
          </table:table-cell>
          <table:table-cell office:value-type="string">
            <text:p>REVISION POR GARANTIA (PROBLEMAS EN LOS CAMBIOS TERCERA Y CUARTA).</text:p>
          </table:table-cell>
          <table:table-cell office:value-type="string">
            <text:p>AUTOPACIFICO</text:p>
          </table:table-cell>
          <table:table-cell table:number-columns-repeated="1019"/>
        </table:table-row>
        <table:table-row table:style-name="ro6">
          <table:table-cell table:style-name="ce3" office:value-type="date" office:date-value="2015-09-11">
            <text:p>11/09/15</text:p>
          </table:table-cell>
          <table:table-cell office:value-type="string">
            <text:p>AAM-157-2015-T4</text:p>
          </table:table-cell>
          <table:table-cell office:value-type="string">
            <text:p>TLO-302</text:p>
          </table:table-cell>
          <table:table-cell office:value-type="string">
            <text:p>REVISION POR GARANTIA DE MANGUERA DE AIRE.</text:p>
          </table:table-cell>
          <table:table-cell office:value-type="string">
            <text:p>FRENO PARTES</text:p>
          </table:table-cell>
          <table:table-cell table:number-columns-repeated="1019"/>
        </table:table-row>
        <table:table-row table:style-name="ro3">
          <table:table-cell table:style-name="ce3" office:value-type="date" office:date-value="2015-09-11">
            <text:p>11/09/15</text:p>
          </table:table-cell>
          <table:table-cell office:value-type="string">
            <text:p>AAM-104-2015-T6</text:p>
          </table:table-cell>
          <table:table-cell office:value-type="string">
            <text:p>SQW-886</text:p>
          </table:table-cell>
          <table:table-cell office:value-type="string">
            <text:p>INSTALAR MANGUERA DE AIRE CON ACOPLES QUE VA A LA CABINA.</text:p>
          </table:table-cell>
          <table:table-cell office:value-type="string">
            <text:p>FRENO PARTES</text:p>
          </table:table-cell>
          <table:table-cell table:number-columns-repeated="1019"/>
        </table:table-row>
        <table:table-row table:style-name="ro4">
          <table:table-cell table:style-name="ce3" office:value-type="date" office:date-value="2015-09-11">
            <text:p>11/09/15</text:p>
          </table:table-cell>
          <table:table-cell office:value-type="string">
            <text:p>AAM-158-2015-T4</text:p>
          </table:table-cell>
          <table:table-cell office:value-type="string">
            <text:p>SPK-951</text:p>
          </table:table-cell>
          <table:table-cell office:value-type="string">
            <text:p>REPARACION GATO HIDRAULICO AMARILLO TIPO BOTELLA, MARCA NIKE, SEGUN CORREO DEL 08 DE SEPTIEMBRE DE 2015.</text:p>
          </table:table-cell>
          <table:table-cell office:value-type="string">
            <text:p>HERMAR</text:p>
          </table:table-cell>
          <table:table-cell table:number-columns-repeated="1019"/>
        </table:table-row>
        <table:table-row table:style-name="ro3">
          <table:table-cell table:style-name="ce3" office:value-type="date" office:date-value="2015-09-12">
            <text:p>12/09/15</text:p>
          </table:table-cell>
          <table:table-cell office:value-type="string">
            <text:p>AAM-31-2015-GS</text:p>
          </table:table-cell>
          <table:table-cell office:value-type="string">
            <text:p>CJC-368</text:p>
          </table:table-cell>
          <table:table-cell office:value-type="string">
            <text:p>REVISION DE GASES DEL CARTER</text:p>
          </table:table-cell>
          <table:table-cell office:value-type="string">
            <text:p>TALLERES AUTORIZADOS S.A.</text:p>
          </table:table-cell>
          <table:table-cell table:number-columns-repeated="1019"/>
        </table:table-row>
        <table:table-row table:style-name="ro3">
          <table:table-cell table:style-name="ce3" office:value-type="date" office:date-value="2015-09-12">
            <text:p>12/09/15</text:p>
          </table:table-cell>
          <table:table-cell office:value-type="string">
            <text:p>AAM-159-2015-T4</text:p>
          </table:table-cell>
          <table:table-cell office:value-type="string">
            <text:p>TLO-302</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9-12">
            <text:p>12/09/15</text:p>
          </table:table-cell>
          <table:table-cell office:value-type="string">
            <text:p>AAM-32-2015-GS</text:p>
          </table:table-cell>
          <table:table-cell office:value-type="string">
            <text:p>CJC-368</text:p>
          </table:table-cell>
          <table:table-cell office:value-type="string">
            <text:p>LAVADO GENERAL (NO INCLUYE MOTOR)</text:p>
          </table:table-cell>
          <table:table-cell office:value-type="string">
            <text:p>ESTACION LAS PALMERAS</text:p>
          </table:table-cell>
          <table:table-cell table:number-columns-repeated="1019"/>
        </table:table-row>
        <table:table-row table:style-name="ro3">
          <table:table-cell table:style-name="ce3" office:value-type="date" office:date-value="2015-09-14">
            <text:p>14/09/15</text:p>
          </table:table-cell>
          <table:table-cell office:value-type="string">
            <text:p>AAM-161-2015-T4</text:p>
          </table:table-cell>
          <table:table-cell office:value-type="string">
            <text:p>KEX-384</text:p>
          </table:table-cell>
          <table:table-cell office:value-type="string">
            <text:p>MANTENIMIENTO PUERTA CORREDIZA LADO DERECHO.</text:p>
          </table:table-cell>
          <table:table-cell office:value-type="string">
            <text:p>AXIAL</text:p>
          </table:table-cell>
          <table:table-cell office:value-type="string">
            <text:p>16228-15</text:p>
          </table:table-cell>
          <table:table-cell table:number-columns-repeated="1018"/>
        </table:table-row>
        <table:table-row table:style-name="ro6">
          <table:table-cell table:style-name="ce3" office:value-type="date" office:date-value="2015-09-14">
            <text:p>14/09/15</text:p>
          </table:table-cell>
          <table:table-cell office:value-type="string">
            <text:p>AAM-162-2015-T4</text:p>
          </table:table-cell>
          <table:table-cell office:value-type="string">
            <text:p>SPK-951</text:p>
          </table:table-cell>
          <table:table-cell office:value-type="string">
            <text:p>CORREGIR FISURA TRAVESAÑO</text:p>
          </table:table-cell>
          <table:table-cell office:value-type="string">
            <text:p>HERMAR</text:p>
          </table:table-cell>
          <table:table-cell table:number-columns-repeated="1019"/>
        </table:table-row>
        <table:table-row table:style-name="ro4">
          <table:table-cell table:style-name="ce3" office:value-type="date" office:date-value="2015-09-14">
            <text:p>14/09/15</text:p>
          </table:table-cell>
          <table:table-cell office:value-type="string">
            <text:p>AAM-163-2015-T4</text:p>
          </table:table-cell>
          <table:table-cell office:value-type="string">
            <text:p>KEX-384</text:p>
          </table:table-cell>
          <table:table-cell office:value-type="string">
            <text:p>CAMBIO CORREA ALTERNADOR, VERIFICAR POLEA TENSORA Y VERIFICAR FUGA POR BOMBA DE AGUA.</text:p>
          </table:table-cell>
          <table:table-cell office:value-type="string">
            <text:p>TALLERES AUTORIZADOS S.A.</text:p>
          </table:table-cell>
          <table:table-cell office:value-type="float" office:value="31013337">
            <text:p>31013337</text:p>
          </table:table-cell>
          <table:table-cell table:number-columns-repeated="1018"/>
        </table:table-row>
        <table:table-row table:style-name="ro3">
          <table:table-cell table:style-name="ce3" office:value-type="date" office:date-value="2015-09-14">
            <text:p>14/09/15</text:p>
          </table:table-cell>
          <table:table-cell office:value-type="string">
            <text:p>MTTO-486-2015</text:p>
          </table:table-cell>
          <table:table-cell office:value-type="string">
            <text:p>SMI-194</text:p>
          </table:table-cell>
          <table:table-cell office:value-type="string">
            <text:p>CAMBIO BORNES BATERIA.</text:p>
          </table:table-cell>
          <table:table-cell office:value-type="string">
            <text:p>COEXITO-OSCAR GARCIA </text:p>
          </table:table-cell>
          <table:table-cell table:number-columns-repeated="1019"/>
        </table:table-row>
        <table:table-row table:style-name="ro11">
          <table:table-cell table:style-name="ce3" office:value-type="date" office:date-value="2015-09-14">
            <text:p>14/09/15</text:p>
          </table:table-cell>
          <table:table-cell office:value-type="string">
            <text:p>AAM-112-2015-T2</text:p>
          </table:table-cell>
          <table:table-cell office:value-type="string">
            <text:p>KEX-382</text:p>
          </table:table-cell>
          <table:table-cell office:value-type="string">
            <text:p>INSTALACION 4 LLANTAS NUEVAS MARCA MICHELIN AGILIS REF. 195/70 R15C, SUMINISTRADAS POR ALMACEN DEL CCO (INCLUYE MONTAJE Y MARCACION), SEGUN ORDEN DE COMPRA UTDVVCC-AAO-417-2015, ALINEACION DIRECCION Y BALANCEO DE RUEDAS.</text:p>
          </table:table-cell>
          <table:table-cell office:value-type="string">
            <text:p>AUTOCENTRO CAPRI</text:p>
          </table:table-cell>
          <table:table-cell table:number-columns-repeated="1019"/>
        </table:table-row>
        <table:table-row table:style-name="ro3">
          <table:table-cell table:style-name="ce3" office:value-type="date" office:date-value="2015-09-14">
            <text:p>14/09/15</text:p>
          </table:table-cell>
          <table:table-cell office:value-type="string">
            <text:p>AAM-103-2015-T7</text:p>
          </table:table-cell>
          <table:table-cell office:value-type="string">
            <text:p>WEP-810</text:p>
          </table:table-cell>
          <table:table-cell office:value-type="string">
            <text:p>REVISAR SISTEMA DE CARGA POR GARANTIA </text:p>
          </table:table-cell>
          <table:table-cell office:value-type="string">
            <text:p>COEXITO-OSCAR GARCIA </text:p>
          </table:table-cell>
          <table:table-cell table:number-columns-repeated="1019"/>
        </table:table-row>
        <table:table-row table:style-name="ro3">
          <table:table-cell table:style-name="ce3" office:value-type="date" office:date-value="2015-09-14">
            <text:p>14/09/15</text:p>
          </table:table-cell>
          <table:table-cell office:value-type="string">
            <text:p>AAM-013-2015-PJ</text:p>
          </table:table-cell>
          <table:table-cell office:value-type="string">
            <text:p>DDA-222</text:p>
          </table:table-cell>
          <table:table-cell office:value-type="string">
            <text:p>REPARACION ASIENTO DELANTERO.</text:p>
          </table:table-cell>
          <table:table-cell office:value-type="string">
            <text:p>TAPIZADOS FERNANDO OSPINA </text:p>
          </table:table-cell>
          <table:table-cell table:number-columns-repeated="1019"/>
        </table:table-row>
        <table:table-row table:style-name="ro3">
          <table:table-cell table:style-name="ce3" office:value-type="date" office:date-value="2015-09-14">
            <text:p>14/09/15</text:p>
          </table:table-cell>
          <table:table-cell office:value-type="string">
            <text:p>AAM-105-2015-T6</text:p>
          </table:table-cell>
          <table:table-cell office:value-type="string">
            <text:p>HGR-969</text:p>
          </table:table-cell>
          <table:table-cell office:value-type="string">
            <text:p>MANTENIMIENTO AIRE ACONDICIONADO </text:p>
          </table:table-cell>
          <table:table-cell office:value-type="string">
            <text:p>ALISTAMIENTOS OCAMPO</text:p>
          </table:table-cell>
          <table:table-cell office:value-type="string">
            <text:p>0 6 0 6</text:p>
          </table:table-cell>
          <table:table-cell table:number-columns-repeated="1018"/>
        </table:table-row>
        <table:table-row table:style-name="ro8">
          <table:table-cell table:style-name="ce3" office:value-type="date" office:date-value="2015-09-15">
            <text:p>15/09/15</text:p>
          </table:table-cell>
          <table:table-cell office:value-type="string">
            <text:p>AAM-104-2015-T7</text:p>
          </table:table-cell>
          <table:table-cell office:value-type="string">
            <text:p>WCZ-206</text:p>
          </table:table-cell>
          <table:table-cell office:value-type="string">
            <text:p>INSTALACION DE 8 LLANTAS TRASERAS NUEVAS MARCA MICHELIN REF. 12R 22.5, SUMINISTRADAS POR ALMACEN DEL CCO (INCLUYE MONTAJE Y MARCACION), SEGUN ORDEN DE COMPRA UTDVVCC-AAO-416-2015. </text:p>
          </table:table-cell>
          <table:table-cell office:value-type="string">
            <text:p>AUTOCENTRO CAPRI</text:p>
          </table:table-cell>
          <table:table-cell table:number-columns-repeated="1019"/>
        </table:table-row>
        <table:table-row table:style-name="ro3">
          <table:table-cell table:style-name="ce3" office:value-type="date" office:date-value="2015-09-15">
            <text:p>15/09/15</text:p>
          </table:table-cell>
          <table:table-cell office:value-type="string">
            <text:p>AAM-113-2015-T2</text:p>
          </table:table-cell>
          <table:table-cell office:value-type="string">
            <text:p>KEW-926</text:p>
          </table:table-cell>
          <table:table-cell office:value-type="string">
            <text:p>MANTENIMIENTO AIRE ACONDICIONADO. </text:p>
          </table:table-cell>
          <table:table-cell office:value-type="string">
            <text:p>ALISTAMIENTOS OCAMPO</text:p>
          </table:table-cell>
          <table:table-cell office:value-type="string">
            <text:p>0 6 0 4</text:p>
          </table:table-cell>
          <table:table-cell table:number-columns-repeated="1018"/>
        </table:table-row>
        <table:table-row table:style-name="ro3">
          <table:table-cell table:style-name="ce3" office:value-type="date" office:date-value="2015-09-15">
            <text:p>15/09/15</text:p>
          </table:table-cell>
          <table:table-cell office:value-type="string">
            <text:p>AAM-114-2015-T2</text:p>
          </table:table-cell>
          <table:table-cell office:value-type="string">
            <text:p>KEW-926</text:p>
          </table:table-cell>
          <table:table-cell office:value-type="string">
            <text:p>MANTENIMIENTO CREMALLERA ELEVAVIDRIO PUERTA CONDUCTOR.</text:p>
          </table:table-cell>
          <table:table-cell office:value-type="string">
            <text:p>VIDRIOS Y ACCESORIOS </text:p>
          </table:table-cell>
          <table:table-cell table:number-columns-repeated="1019"/>
        </table:table-row>
        <table:table-row table:style-name="ro3">
          <table:table-cell table:style-name="ce3" office:value-type="date" office:date-value="2015-09-15">
            <text:p>15/09/15</text:p>
          </table:table-cell>
          <table:table-cell office:value-type="string">
            <text:p>AAM-137-2015-L.B</text:p>
          </table:table-cell>
          <table:table-cell office:value-type="string">
            <text:p>DDA-286</text:p>
          </table:table-cell>
          <table:table-cell office:value-type="string">
            <text:p>ESCANEAR Y CORREGIR CORTO</text:p>
          </table:table-cell>
          <table:table-cell office:value-type="string">
            <text:p>AUTOPACIFICO</text:p>
          </table:table-cell>
          <table:table-cell office:value-type="string">
            <text:p>OT 396440</text:p>
          </table:table-cell>
          <table:table-cell table:number-columns-repeated="1018"/>
        </table:table-row>
        <table:table-row table:style-name="ro5">
          <table:table-cell table:style-name="ce3" office:value-type="date" office:date-value="2015-09-16">
            <text:p>16/09/15</text:p>
          </table:table-cell>
          <table:table-cell office:value-type="string">
            <text:p>AAM-73-2015-IF</text:p>
          </table:table-cell>
          <table:table-cell office:value-type="string">
            <text:p>DDA-211</text:p>
          </table:table-cell>
          <table:table-cell office:value-type="string">
            <text:p>REVISION TECNOMECANICA <text:s text:c="3"/></text:p>
          </table:table-cell>
          <table:table-cell office:value-type="string">
            <text:p>CENTRO DE DIAGNOSTICO AUTOMOTOR DEL VALLE </text:p>
          </table:table-cell>
          <table:table-cell office:value-type="string">
            <text:p>16 – SEP – 2015</text:p>
          </table:table-cell>
          <table:table-cell table:number-columns-repeated="1018"/>
        </table:table-row>
        <table:table-row table:style-name="ro3">
          <table:table-cell table:style-name="ce3" office:value-type="date" office:date-value="2015-09-16">
            <text:p>16/09/15</text:p>
          </table:table-cell>
          <table:table-cell office:value-type="string">
            <text:p>AAM-164-2015-T4</text:p>
          </table:table-cell>
          <table:table-cell office:value-type="string">
            <text:p>DDC-552</text:p>
          </table:table-cell>
          <table:table-cell office:value-type="string">
            <text:p>REVISION AIRE ACONDICIONADO </text:p>
          </table:table-cell>
          <table:table-cell office:value-type="string">
            <text:p>ALISTAMIENTOS OCAMPO</text:p>
          </table:table-cell>
          <table:table-cell office:value-type="string">
            <text:p>08 – SEP – 2015</text:p>
          </table:table-cell>
          <table:table-cell table:number-columns-repeated="1018"/>
        </table:table-row>
        <table:table-row table:style-name="ro4">
          <table:table-cell table:style-name="ce3" office:value-type="date" office:date-value="2015-09-16">
            <text:p>16/09/15</text:p>
          </table:table-cell>
          <table:table-cell office:value-type="string">
            <text:p>AAM-74-2015-IF</text:p>
          </table:table-cell>
          <table:table-cell office:value-type="string">
            <text:p>DDA-211</text:p>
          </table:table-cell>
          <table:table-cell office:value-type="string">
            <text:p>CORREGIR JUEGO EN CREMALLERA CAJA DE LA DIRECCION Y CAMBIO GUARDAPOLVO CAJA DE DIRECCION.</text:p>
          </table:table-cell>
          <table:table-cell office:value-type="string">
            <text:p>FRENO PARTES</text:p>
          </table:table-cell>
          <table:table-cell table:number-columns-repeated="1019"/>
        </table:table-row>
        <table:table-row table:style-name="ro8">
          <table:table-cell table:style-name="ce3" office:value-type="date" office:date-value="2015-09-16">
            <text:p>16/09/15</text:p>
          </table:table-cell>
          <table:table-cell office:value-type="string">
            <text:p>AAM-35-2015-REL</text:p>
          </table:table-cell>
          <table:table-cell office:value-type="string">
            <text:p>USE-393</text:p>
          </table:table-cell>
          <table:table-cell office:value-type="string">
            <text:p>INSTALACION 6 LLANTAS NUEVAS REF. 7.50 R16, SUMINISTRADAS POR ALMACEN DEL CCO (INCLUYE MONTAJE Y MARCACION), SEGUN ORDEN DE COMPRA UTDVVCC-AAO-258-2015, ALINEACION DIRECCION Y BALANCEO RUEDAS.</text:p>
          </table:table-cell>
          <table:table-cell office:value-type="string">
            <text:p>AUTOCENTRO CAPRI</text:p>
          </table:table-cell>
          <table:table-cell office:value-type="float" office:value="100930">
            <text:p>100930</text:p>
          </table:table-cell>
          <table:table-cell table:number-columns-repeated="1018"/>
        </table:table-row>
        <table:table-row table:style-name="ro11">
          <table:table-cell table:style-name="ce3" office:value-type="date" office:date-value="2015-09-16">
            <text:p>16/09/15</text:p>
          </table:table-cell>
          <table:table-cell office:value-type="string">
            <text:p>AAM-105-2015-T7</text:p>
          </table:table-cell>
          <table:table-cell office:value-type="string">
            <text:p>HGR-845</text:p>
          </table:table-cell>
          <table:table-cell office:value-type="string">
            <text:p>INSTALACION 4 LLANTAS NUEVAS MARCA MICHELIN AGILIS REF. 195/70 R15C, SUMINISTRADAS POR ALMACEN DEL CCO (INCLUYE MONTAJE Y MARCACION), SEGUN ORDEN DE COMPRA UTDVVCC-AAO-417-2015, ALINEACION DIRECCION Y BALANCEO DE RUEDAS.</text:p>
          </table:table-cell>
          <table:table-cell office:value-type="string">
            <text:p>AUTOCENTRO CAPRI</text:p>
          </table:table-cell>
          <table:table-cell table:number-columns-repeated="1019"/>
        </table:table-row>
        <table:table-row table:style-name="ro3">
          <table:table-cell table:style-name="ce3" office:value-type="date" office:date-value="2015-09-17">
            <text:p>17/09/15</text:p>
          </table:table-cell>
          <table:table-cell office:value-type="string">
            <text:p>MTTO-488-2015</text:p>
          </table:table-cell>
          <table:table-cell office:value-type="string">
            <text:p>USE-726</text:p>
          </table:table-cell>
          <table:table-cell office:value-type="string">
            <text:p>CORREGIR FUGA POR BASE DE CARCAZA DEL FILTRO BYPAS</text:p>
          </table:table-cell>
          <table:table-cell office:value-type="string">
            <text:p>HERMAR</text:p>
          </table:table-cell>
          <table:table-cell office:value-type="string">
            <text:p>0 7 4 5</text:p>
          </table:table-cell>
          <table:table-cell table:number-columns-repeated="1018"/>
        </table:table-row>
        <table:table-row table:style-name="ro3">
          <table:table-cell table:style-name="ce3" office:value-type="date" office:date-value="2015-09-17">
            <text:p>17/09/15</text:p>
          </table:table-cell>
          <table:table-cell office:value-type="string">
            <text:p>MTTO-489-2015</text:p>
          </table:table-cell>
          <table:table-cell office:value-type="string">
            <text:p>USA-468</text:p>
          </table:table-cell>
          <table:table-cell office:value-type="string">
            <text:p>CAMBIO BASE DEL FILTRO DE AGUA Y SOLDAR ANGULO DE BASE DE BOMBA DE ALTA</text:p>
          </table:table-cell>
          <table:table-cell office:value-type="string">
            <text:p>REHIMAC </text:p>
          </table:table-cell>
          <table:table-cell office:value-type="float" office:value="5291">
            <text:p>5291</text:p>
          </table:table-cell>
          <table:table-cell table:number-columns-repeated="1018"/>
        </table:table-row>
        <table:table-row table:style-name="ro7">
          <table:table-cell table:style-name="ce3" office:value-type="date" office:date-value="2015-09-17">
            <text:p>17/09/15</text:p>
          </table:table-cell>
          <table:table-cell office:value-type="string">
            <text:p>AAM-106-2015-T6</text:p>
          </table:table-cell>
          <table:table-cell office:value-type="string">
            <text:p>HGR-969</text:p>
          </table:table-cell>
          <table:table-cell office:value-type="string">
            <text:p>INSTALACION DE 4 LLANTAS NUEVAS REF. 205/65 R 16C, SUMINISTRADAS POR ALMACEN DEL CCO (INCLUYE MONTAJE Y MARCACION), SEGUN ORDEN DE COMPRA UTDVVCC-AAO-416-2015, ALINEACION DIRECCION Y BALANCEO DE RUEDAS.</text:p>
          </table:table-cell>
          <table:table-cell office:value-type="string">
            <text:p>AUTOCENTRO CAPRI</text:p>
          </table:table-cell>
          <table:table-cell table:number-columns-repeated="1019"/>
        </table:table-row>
        <table:table-row table:style-name="ro3">
          <table:table-cell table:style-name="ce3" office:value-type="date" office:date-value="2015-09-17">
            <text:p>17/09/15</text:p>
          </table:table-cell>
          <table:table-cell office:value-type="string">
            <text:p>MTTO-490-2015</text:p>
          </table:table-cell>
          <table:table-cell office:value-type="string">
            <text:p>USA-468</text:p>
          </table:table-cell>
          <table:table-cell office:value-type="string">
            <text:p>CORREGIR FUGA DE AIRE POR VALVULA DE DESCARGUE</text:p>
          </table:table-cell>
          <table:table-cell office:value-type="string">
            <text:p>FRENO PARTES</text:p>
          </table:table-cell>
          <table:table-cell table:number-columns-repeated="1019"/>
        </table:table-row>
        <table:table-row table:style-name="ro11">
          <table:table-cell table:style-name="ce3" office:value-type="date" office:date-value="2015-09-17">
            <text:p>17/09/15</text:p>
          </table:table-cell>
          <table:table-cell office:value-type="string">
            <text:p>AAM-107-2015-T6</text:p>
          </table:table-cell>
          <table:table-cell office:value-type="string">
            <text:p>KEY-189</text:p>
          </table:table-cell>
          <table:table-cell office:value-type="string">
            <text:p>INSTALACION DE 4 LLANTAS NUEVAS MARCA MICHELIN AGILIS REF. 195/70 R15C, SUMINISTRADAS POR ALMACEN DEL CCO (INCLUYE MONTAJE Y MARCACION), SEGUN ORDEN DE COMPRA UTDVVCC-AAO-417-2015, ALINEACION DIRECCION Y BALANCEO DE RUEDAS DELANTERAS.</text:p>
          </table:table-cell>
          <table:table-cell office:value-type="string">
            <text:p>AUTOCENTRO CAPRI</text:p>
          </table:table-cell>
          <table:table-cell table:number-columns-repeated="1019"/>
        </table:table-row>
        <table:table-row table:style-name="ro3">
          <table:table-cell table:style-name="ce3" office:value-type="date" office:date-value="2015-09-17">
            <text:p>17/09/15</text:p>
          </table:table-cell>
          <table:table-cell office:value-type="string">
            <text:p>AAM-139-2015-L.B</text:p>
          </table:table-cell>
          <table:table-cell office:value-type="string">
            <text:p>DDA-286</text:p>
          </table:table-cell>
          <table:table-cell office:value-type="string">
            <text:p>REVISION ROTULAS Y RODAMIENTOS DELANTEROS.</text:p>
          </table:table-cell>
          <table:table-cell office:value-type="string">
            <text:p>FRENO PARTES</text:p>
          </table:table-cell>
          <table:table-cell office:value-type="float" office:value="163">
            <text:p>163</text:p>
          </table:table-cell>
          <table:table-cell table:number-columns-repeated="1018"/>
        </table:table-row>
        <table:table-row table:style-name="ro5">
          <table:table-cell table:style-name="ce3" office:value-type="date" office:date-value="2015-09-17">
            <text:p>17/09/15</text:p>
          </table:table-cell>
          <table:table-cell office:value-type="string">
            <text:p>AAM-140-2015-L.B</text:p>
          </table:table-cell>
          <table:table-cell office:value-type="string">
            <text:p>DDA-286</text:p>
          </table:table-cell>
          <table:table-cell office:value-type="string">
            <text:p>REVISION TECNOMECANICA <text:s text:c="3"/></text:p>
          </table:table-cell>
          <table:table-cell office:value-type="string">
            <text:p>CENTRO DE DIAGNOSTICO AUTOMOTOR DEL VALLE </text:p>
          </table:table-cell>
          <table:table-cell office:value-type="string">
            <text:p>18 – SEP – 2015</text:p>
          </table:table-cell>
          <table:table-cell table:number-columns-repeated="1018"/>
        </table:table-row>
        <table:table-row table:style-name="ro3">
          <table:table-cell table:style-name="ce3" office:value-type="date" office:date-value="2015-09-18">
            <text:p>18/09/15</text:p>
          </table:table-cell>
          <table:table-cell office:value-type="string">
            <text:p>MTTO-491-2015</text:p>
          </table:table-cell>
          <table:table-cell office:value-type="string">
            <text:p>MOTOR LISTER HIDRO No. 1</text:p>
          </table:table-cell>
          <table:table-cell office:value-type="string">
            <text:p>ACONDICIONAR TORNILLO Y CAMBIO DE CAUCHOS DE SOPORTE DE LA BASE DEL MOTOR.</text:p>
          </table:table-cell>
          <table:table-cell office:value-type="string">
            <text:p>HERMAR</text:p>
          </table:table-cell>
          <table:table-cell table:number-columns-repeated="1019"/>
        </table:table-row>
        <table:table-row table:style-name="ro7">
          <table:table-cell table:style-name="ce3" office:value-type="date" office:date-value="2015-09-18">
            <text:p>18/09/15</text:p>
          </table:table-cell>
          <table:table-cell office:value-type="string">
            <text:p>AAM-65-2015-T1</text:p>
          </table:table-cell>
          <table:table-cell office:value-type="string">
            <text:p>HGT-247</text:p>
          </table:table-cell>
          <table:table-cell office:value-type="string">
            <text:p>INSTALACION 4 LLANTAS NUEVAS CONTINENTAL VANCO 8PR, REF. 205/65 R16C, SUMINISTRADAS POR ALMACEN DEL CCO (INCLUYE MONTAJE Y MARCACION), SEGUN ORDEN DE COMPRA UTDVVCC-AAO-416-2015, ALINEACION DIRECCION Y BALANCEO DE RUEDAS.</text:p>
          </table:table-cell>
          <table:table-cell office:value-type="string">
            <text:p>AUTOCENTRO CAPRI</text:p>
          </table:table-cell>
          <table:table-cell table:number-columns-repeated="1019"/>
        </table:table-row>
        <table:table-row table:style-name="ro11">
          <table:table-cell table:style-name="ce3" office:value-type="date" office:date-value="2015-09-18">
            <text:p>18/09/15</text:p>
          </table:table-cell>
          <table:table-cell office:value-type="string">
            <text:p>AAM-107-2015-T7</text:p>
          </table:table-cell>
          <table:table-cell office:value-type="string">
            <text:p>KEY-449</text:p>
          </table:table-cell>
          <table:table-cell office:value-type="string">
            <text:p>INSTALACION DE 4 LLANTAS NUEVAS MARCA MICHELIN AGILIS REF. 195/70 R15C, SUMINISTRADAS POR ALMACEN DEL CCO (INCLUYE MONTAJE Y MARCACION), SEGUN ORDEN DE COMPRA UTDVVCC-AAO-417-2015, ALINEACION DIRECCION Y BALANCEO DE RUEDAS <text:s/></text:p>
          </table:table-cell>
          <table:table-cell office:value-type="string">
            <text:p>AUTOCENTRO CAPRI</text:p>
          </table:table-cell>
          <table:table-cell table:number-columns-repeated="1019"/>
        </table:table-row>
        <table:table-row table:style-name="ro3">
          <table:table-cell table:style-name="ce3" office:value-type="date" office:date-value="2015-09-19">
            <text:p>19/09/15</text:p>
          </table:table-cell>
          <table:table-cell office:value-type="string">
            <text:p>MTTO-494-2015</text:p>
          </table:table-cell>
          <table:table-cell office:value-type="string">
            <text:p>REMOLQUE DE TACHAS </text:p>
          </table:table-cell>
          <table:table-cell office:value-type="string">
            <text:p>MANTENIMIENTO GENERAL DE RODAMIENTOS E INSPECCION GENERAL </text:p>
          </table:table-cell>
          <table:table-cell office:value-type="string">
            <text:p>AGROSOTO</text:p>
          </table:table-cell>
          <table:table-cell table:number-columns-repeated="1019"/>
        </table:table-row>
        <table:table-row table:style-name="ro6">
          <table:table-cell table:style-name="ce3" office:value-type="date" office:date-value="2015-09-19">
            <text:p>19/09/15</text:p>
          </table:table-cell>
          <table:table-cell office:value-type="string">
            <text:p>AAM-76-2015-IF</text:p>
          </table:table-cell>
          <table:table-cell office:value-type="string">
            <text:p>DDA-211</text:p>
          </table:table-cell>
          <table:table-cell office:value-type="string">
            <text:p>ALINEACION DIRECCION</text:p>
          </table:table-cell>
          <table:table-cell office:value-type="string">
            <text:p>LLANTAS LA ESTACION</text:p>
          </table:table-cell>
          <table:table-cell table:number-columns-repeated="1019"/>
        </table:table-row>
        <table:table-row table:style-name="ro3">
          <table:table-cell table:style-name="ce3" office:value-type="date" office:date-value="2015-09-21">
            <text:p>21/09/15</text:p>
          </table:table-cell>
          <table:table-cell office:value-type="string">
            <text:p>AAM-108-2015-T6</text:p>
          </table:table-cell>
          <table:table-cell office:value-type="string">
            <text:p>SQW-850</text:p>
          </table:table-cell>
          <table:table-cell office:value-type="string">
            <text:p>CAMBIO FAROLA DELANTERA LADO DERECHO Y REVISAR LUCES TRASERAS</text:p>
          </table:table-cell>
          <table:table-cell office:value-type="string">
            <text:p>KENWORTH DE LA MONTAÑA</text:p>
          </table:table-cell>
          <table:table-cell office:value-type="float" office:value="6722">
            <text:p>6722</text:p>
          </table:table-cell>
          <table:table-cell table:number-columns-repeated="1018"/>
        </table:table-row>
        <table:table-row table:style-name="ro4">
          <table:table-cell table:style-name="ce3" office:value-type="date" office:date-value="2015-09-21">
            <text:p>21/09/15</text:p>
          </table:table-cell>
          <table:table-cell office:value-type="string">
            <text:p>MTTO-495-2015</text:p>
          </table:table-cell>
          <table:table-cell office:value-type="string">
            <text:p>USA-339</text:p>
          </table:table-cell>
          <table:table-cell office:value-type="string">
            <text:p>INSTALACION LLANTA DE SEGUNDA REF. 7.50 R16, PARA LA DE REPUESTO, SUMINISTRADA POR ALMACEN DEL CCO.</text:p>
          </table:table-cell>
          <table:table-cell office:value-type="string">
            <text:p>COEXITO-OSCAR GARCIA </text:p>
          </table:table-cell>
          <table:table-cell table:number-columns-repeated="1019"/>
        </table:table-row>
        <table:table-row table:style-name="ro3">
          <table:table-cell table:style-name="ce3" office:value-type="date" office:date-value="2015-09-22">
            <text:p>22/09/15</text:p>
          </table:table-cell>
          <table:table-cell office:value-type="string">
            <text:p>MTTO-496-2015</text:p>
          </table:table-cell>
          <table:table-cell office:value-type="string">
            <text:p>PLANTA ELECTRICA FG WILSON No. 1</text:p>
          </table:table-cell>
          <table:table-cell office:value-type="string">
            <text:p>REVISAR SISTEMA DE CARGA</text:p>
          </table:table-cell>
          <table:table-cell office:value-type="string">
            <text:p>COEXITO-OSCAR GARCIA </text:p>
          </table:table-cell>
          <table:table-cell office:value-type="float" office:value="2306237">
            <text:p>2306237</text:p>
          </table:table-cell>
          <table:table-cell table:number-columns-repeated="1018"/>
        </table:table-row>
        <table:table-row table:style-name="ro3">
          <table:table-cell table:style-name="ce3" office:value-type="date" office:date-value="2015-09-22">
            <text:p>22/09/15</text:p>
          </table:table-cell>
          <table:table-cell office:value-type="string">
            <text:p>AAM-167-2015-T4</text:p>
          </table:table-cell>
          <table:table-cell office:value-type="string">
            <text:p>TLO-302</text:p>
          </table:table-cell>
          <table:table-cell office:value-type="string">
            <text:p>REVISAR SISTEMA DE CARGA POR GARANTIA (NOTA: SE CAMBIARON EN JULIO DE 2014)</text:p>
          </table:table-cell>
          <table:table-cell office:value-type="string">
            <text:p>COEXITO-OSCAR GARCIA </text:p>
          </table:table-cell>
          <table:table-cell office:value-type="float" office:value="2306245">
            <text:p>2306245</text:p>
          </table:table-cell>
          <table:table-cell table:number-columns-repeated="1018"/>
        </table:table-row>
        <table:table-row table:style-name="ro5">
          <table:table-cell table:style-name="ce3" office:value-type="date" office:date-value="2015-09-22">
            <text:p>22/09/15</text:p>
          </table:table-cell>
          <table:table-cell office:value-type="string">
            <text:p>AAM-142-2015-L.B</text:p>
          </table:table-cell>
          <table:table-cell office:value-type="string">
            <text:p>DDB-883</text:p>
          </table:table-cell>
          <table:table-cell office:value-type="string">
            <text:p>REVISION TECNOMECANICA COMO VEHICULO</text:p>
          </table:table-cell>
          <table:table-cell office:value-type="string">
            <text:p>CENTRO DE DIAGNOSTICO AUTOMOTOR DEL VALLE </text:p>
          </table:table-cell>
          <table:table-cell office:value-type="string">
            <text:p>24 – SEP – 2015</text:p>
          </table:table-cell>
          <table:table-cell table:number-columns-repeated="1018"/>
        </table:table-row>
        <table:table-row table:style-name="ro3">
          <table:table-cell table:style-name="ce3" office:value-type="date" office:date-value="2015-09-22">
            <text:p>22/09/15</text:p>
          </table:table-cell>
          <table:table-cell office:value-type="string">
            <text:p>AAM-014-2015-PJ</text:p>
          </table:table-cell>
          <table:table-cell office:value-type="string">
            <text:p>DDA-222</text:p>
          </table:table-cell>
          <table:table-cell office:value-type="string">
            <text:p>LAVADO PARTE BAJA MOTOR </text:p>
          </table:table-cell>
          <table:table-cell office:value-type="string">
            <text:p>ESTACION LAS PALMERAS</text:p>
          </table:table-cell>
          <table:table-cell table:number-columns-repeated="1019"/>
        </table:table-row>
        <table:table-row table:style-name="ro3">
          <table:table-cell table:style-name="ce3" office:value-type="date" office:date-value="2015-09-23">
            <text:p>23/09/15</text:p>
          </table:table-cell>
          <table:table-cell office:value-type="string">
            <text:p>MTTO-498-2015</text:p>
          </table:table-cell>
          <table:table-cell office:value-type="string">
            <text:p>USE-726</text:p>
          </table:table-cell>
          <table:table-cell office:value-type="string">
            <text:p>PRESURIZAR RADIADOR PARA PRUEBA Y VERIFICAR TAPA DE RADIADOR.</text:p>
          </table:table-cell>
          <table:table-cell office:value-type="string">
            <text:p>TECNIMARCANT</text:p>
          </table:table-cell>
          <table:table-cell office:value-type="float" office:value="1960">
            <text:p>1960</text:p>
          </table:table-cell>
          <table:table-cell table:number-columns-repeated="1018"/>
        </table:table-row>
        <table:table-row table:style-name="ro3">
          <table:table-cell table:style-name="ce3" office:value-type="date" office:date-value="2015-09-23">
            <text:p>23/09/15</text:p>
          </table:table-cell>
          <table:table-cell office:value-type="string">
            <text:p>AAM-110-2015-T6</text:p>
          </table:table-cell>
          <table:table-cell office:value-type="string">
            <text:p>HGR-969</text:p>
          </table:table-cell>
          <table:table-cell office:value-type="string">
            <text:p>REVISAR POR GARANTIA SISTEMA DE AIRE ACONDICIONADO.</text:p>
          </table:table-cell>
          <table:table-cell office:value-type="string">
            <text:p>AUTOFARALLONES RENAULT</text:p>
          </table:table-cell>
          <table:table-cell table:number-columns-repeated="1019"/>
        </table:table-row>
        <table:table-row table:style-name="ro4">
          <table:table-cell table:style-name="ce3" office:value-type="date" office:date-value="2015-09-23">
            <text:p>23/09/15</text:p>
          </table:table-cell>
          <table:table-cell office:value-type="string">
            <text:p>MTTO-499-2015</text:p>
          </table:table-cell>
          <table:table-cell office:value-type="string">
            <text:p>DDA-282</text:p>
          </table:table-cell>
          <table:table-cell office:value-type="string">
            <text:p>REVISION FRENOS TRASEROS, VERIFICAR ESTADO DE BANDAS, CAMPANAS Y CAMBIO SELLO DE SERVODIRECCION</text:p>
          </table:table-cell>
          <table:table-cell office:value-type="string">
            <text:p>FRENO PARTES</text:p>
          </table:table-cell>
          <table:table-cell table:number-columns-repeated="1019"/>
        </table:table-row>
        <table:table-row table:style-name="ro7">
          <table:table-cell table:style-name="ce3" office:value-type="date" office:date-value="2015-09-23">
            <text:p>23/09/15</text:p>
          </table:table-cell>
          <table:table-cell office:value-type="string">
            <text:p>MTTO-500-2015</text:p>
          </table:table-cell>
          <table:table-cell office:value-type="string">
            <text:p>SMI-082</text:p>
          </table:table-cell>
          <table:table-cell office:value-type="string">
            <text:p>INSTALACION DE LLANTAS NUEVAS 2 DELANTERAS Y 4 TRASERAS REF. 1100-20 MARCA GOODYEAR (INCLUYE NEUMATICOS Y PROTECTORES), TODO SUMINISTRADO POR ALMACEN DEL CCO. (MONTAJE Y MARCACION), SEGUN ORDEN DE COMPRA 4674.</text:p>
          </table:table-cell>
          <table:table-cell office:value-type="string">
            <text:p>AUTOCENTRO CAPRI</text:p>
          </table:table-cell>
          <table:table-cell table:number-columns-repeated="1019"/>
        </table:table-row>
        <table:table-row table:style-name="ro5">
          <table:table-cell table:style-name="ce3" office:value-type="date" office:date-value="2015-09-23">
            <text:p>23/09/15</text:p>
          </table:table-cell>
          <table:table-cell office:value-type="string">
            <text:p>MTTO-501-2015</text:p>
          </table:table-cell>
          <table:table-cell office:value-type="string">
            <text:p>SMI-082</text:p>
          </table:table-cell>
          <table:table-cell office:value-type="string">
            <text:p>REVISION TECNOMECANICA <text:s text:c="3"/></text:p>
          </table:table-cell>
          <table:table-cell office:value-type="string">
            <text:p>CENTRO DE DIAGNOSTICO AUTOMOTOR DEL VALLE </text:p>
          </table:table-cell>
          <table:table-cell office:value-type="string">
            <text:p>24 – SEP – 2015</text:p>
          </table:table-cell>
          <table:table-cell table:number-columns-repeated="1018"/>
        </table:table-row>
        <table:table-row table:style-name="ro3">
          <table:table-cell table:style-name="ce3" office:value-type="date" office:date-value="2015-09-23">
            <text:p>23/09/15</text:p>
          </table:table-cell>
          <table:table-cell office:value-type="string">
            <text:p>AAM-108-2015-T7</text:p>
          </table:table-cell>
          <table:table-cell office:value-type="string">
            <text:p>HGR-845</text:p>
          </table:table-cell>
          <table:table-cell office:value-type="string">
            <text:p>REVISION SISTEMA DE ENCENDIDO (NOTA: HAY QUE CEBARLA PARA QUE PRENDA)</text:p>
          </table:table-cell>
          <table:table-cell office:value-type="string">
            <text:p>TALLERES AUTORIZADOS S.A.</text:p>
          </table:table-cell>
          <table:table-cell table:number-columns-repeated="1019"/>
        </table:table-row>
        <table:table-row table:style-name="ro3">
          <table:table-cell table:style-name="ce3" office:value-type="date" office:date-value="2015-09-23">
            <text:p>23/09/15</text:p>
          </table:table-cell>
          <table:table-cell office:value-type="string">
            <text:p>AAM-109-2015-T7</text:p>
          </table:table-cell>
          <table:table-cell office:value-type="string">
            <text:p>HGT-250</text:p>
          </table:table-cell>
          <table:table-cell office:value-type="string">
            <text:p>REVISION POR GARANTIA DE CONTROLES DEL AIREA ACONDICIONADO.</text:p>
          </table:table-cell>
          <table:table-cell office:value-type="string">
            <text:p>AUTOFARALLONES RENAULT</text:p>
          </table:table-cell>
          <table:table-cell table:number-columns-repeated="1019"/>
        </table:table-row>
        <table:table-row table:style-name="ro3">
          <table:table-cell table:style-name="ce3" office:value-type="date" office:date-value="2015-09-23">
            <text:p>23/09/15</text:p>
          </table:table-cell>
          <table:table-cell office:value-type="string">
            <text:p>AAM-110-2015-T7</text:p>
          </table:table-cell>
          <table:table-cell office:value-type="string">
            <text:p>HGT-250</text:p>
          </table:table-cell>
          <table:table-cell office:value-type="string">
            <text:p>MANTENIMIENTO SEMESTRAL AIRE ACONDICIONADO</text:p>
          </table:table-cell>
          <table:table-cell office:value-type="string">
            <text:p>ALISTAMIENTOS OCAMPO</text:p>
          </table:table-cell>
          <table:table-cell office:value-type="string">
            <text:p>0 6 0 7</text:p>
          </table:table-cell>
          <table:table-cell table:number-columns-repeated="1018"/>
        </table:table-row>
        <table:table-row table:style-name="ro6">
          <table:table-cell table:style-name="ce3" office:value-type="date" office:date-value="2015-09-24">
            <text:p>24/09/15</text:p>
          </table:table-cell>
          <table:table-cell office:value-type="string">
            <text:p>MTTO-502-2015</text:p>
          </table:table-cell>
          <table:table-cell office:value-type="string">
            <text:p>KUK-380</text:p>
          </table:table-cell>
          <table:table-cell office:value-type="string">
            <text:p>CAMBIO VALVULA DE MANGUERA INFLALLANTAS.</text:p>
          </table:table-cell>
          <table:table-cell office:value-type="string">
            <text:p>FRENO PARTES</text:p>
          </table:table-cell>
          <table:table-cell table:number-columns-repeated="1019"/>
        </table:table-row>
        <table:table-row table:style-name="ro5">
          <table:table-cell table:style-name="ce3" office:value-type="date" office:date-value="2015-09-24">
            <text:p>24/09/15</text:p>
          </table:table-cell>
          <table:table-cell office:value-type="string">
            <text:p>AAM-37-2015-REL </text:p>
          </table:table-cell>
          <table:table-cell office:value-type="string">
            <text:p>CJJ-580</text:p>
          </table:table-cell>
          <table:table-cell office:value-type="string">
            <text:p>REVISION TECNOMECANICA</text:p>
          </table:table-cell>
          <table:table-cell office:value-type="string">
            <text:p>CENTRO DE DIAGNOSTICO AUTOMOTOR DEL VALLE </text:p>
          </table:table-cell>
          <table:table-cell office:value-type="string">
            <text:p>25 – SEP – 2015</text:p>
          </table:table-cell>
          <table:table-cell table:number-columns-repeated="1018"/>
        </table:table-row>
        <table:table-row table:style-name="ro3">
          <table:table-cell table:style-name="ce3" office:value-type="date" office:date-value="2015-09-24">
            <text:p>24/09/15</text:p>
          </table:table-cell>
          <table:table-cell office:value-type="string">
            <text:p>AAM-93-2015-T3</text:p>
          </table:table-cell>
          <table:table-cell office:value-type="string">
            <text:p>HGT-245</text:p>
          </table:table-cell>
          <table:table-cell office:value-type="string">
            <text:p>RUTINA DE LOS 70.000 KMS.</text:p>
          </table:table-cell>
          <table:table-cell office:value-type="string">
            <text:p>AUTOFARALLONES RENAULT</text:p>
          </table:table-cell>
          <table:table-cell office:value-type="float" office:value="1641531">
            <text:p>1641531</text:p>
          </table:table-cell>
          <table:table-cell table:number-columns-repeated="1018"/>
        </table:table-row>
        <table:table-row table:style-name="ro5">
          <table:table-cell table:style-name="ce3" office:value-type="date" office:date-value="2015-09-24">
            <text:p>24/09/15</text:p>
          </table:table-cell>
          <table:table-cell office:value-type="string">
            <text:p>MTTO-503-2015</text:p>
          </table:table-cell>
          <table:table-cell office:value-type="string">
            <text:p>KUK-380</text:p>
          </table:table-cell>
          <table:table-cell office:value-type="string">
            <text:p>REVISION TECNOMECANICA</text:p>
          </table:table-cell>
          <table:table-cell office:value-type="string">
            <text:p>CENTRO DE DIAGNOSTICO AUTOMOTOR DEL VALLE </text:p>
          </table:table-cell>
          <table:table-cell office:value-type="string">
            <text:p>24 – SEP – 2015</text:p>
          </table:table-cell>
          <table:table-cell table:number-columns-repeated="1018"/>
        </table:table-row>
        <table:table-row table:style-name="ro6">
          <table:table-cell table:style-name="ce3" office:value-type="date" office:date-value="2015-09-24">
            <text:p>24/09/15</text:p>
          </table:table-cell>
          <table:table-cell office:value-type="string">
            <text:p>AAM-94-2015-T3</text:p>
          </table:table-cell>
          <table:table-cell office:value-type="string">
            <text:p>SQW-867</text:p>
          </table:table-cell>
          <table:table-cell office:value-type="string">
            <text:p>CORREGIR CORTO PORTAFUSILERA.</text:p>
          </table:table-cell>
          <table:table-cell office:value-type="string">
            <text:p>AUTOPACIFICO</text:p>
          </table:table-cell>
          <table:table-cell office:value-type="string">
            <text:p>OT 398087</text:p>
          </table:table-cell>
          <table:table-cell table:number-columns-repeated="1018"/>
        </table:table-row>
        <table:table-row table:style-name="ro6">
          <table:table-cell table:style-name="ce3" office:value-type="date" office:date-value="2015-09-24">
            <text:p>24/09/15</text:p>
          </table:table-cell>
          <table:table-cell office:value-type="string">
            <text:p>AAM-95-2015-T3</text:p>
          </table:table-cell>
          <table:table-cell office:value-type="string">
            <text:p>SQW-867</text:p>
          </table:table-cell>
          <table:table-cell office:value-type="string">
            <text:p>MANTENIMIENTO RODAMIENTOS DELANTEROS.</text:p>
          </table:table-cell>
          <table:table-cell office:value-type="string">
            <text:p>FRENO PARTES</text:p>
          </table:table-cell>
          <table:table-cell office:value-type="float" office:value="162">
            <text:p>162</text:p>
          </table:table-cell>
          <table:table-cell table:number-columns-repeated="1018"/>
        </table:table-row>
        <table:table-row table:style-name="ro4">
          <table:table-cell table:style-name="ce3" office:value-type="date" office:date-value="2015-09-25">
            <text:p>25/09/15</text:p>
          </table:table-cell>
          <table:table-cell office:value-type="string">
            <text:p>MTTO-505-2015</text:p>
          </table:table-cell>
          <table:table-cell office:value-type="string">
            <text:p>KUK-380</text:p>
          </table:table-cell>
          <table:table-cell office:value-type="string">
            <text:p>MANTENIMIENTO INYECTORES, CAMBIO FILTRO DE AIRE, VERIFICAR CORTO LUCES DIRECCIONALES Y CAMBIO DE VALVULAS QUE TENGAN SONIDO </text:p>
          </table:table-cell>
          <table:table-cell office:value-type="string">
            <text:p>FRENO PARTES</text:p>
          </table:table-cell>
          <table:table-cell table:number-columns-repeated="1019"/>
        </table:table-row>
        <table:table-row table:style-name="ro13">
          <table:table-cell table:style-name="ce3" office:value-type="date" office:date-value="2015-09-25">
            <text:p>25/09/15</text:p>
          </table:table-cell>
          <table:table-cell office:value-type="string">
            <text:p>AAM-66-2015-T1</text:p>
          </table:table-cell>
          <table:table-cell office:value-type="string">
            <text:p>SPK-307</text:p>
          </table:table-cell>
          <table:table-cell office:value-type="string">
            <text:p>INSTALACION DE 2 LLANTAS DELANTERAS NUEVAS MARCA MICHELIN REF. 215/75 R17,5 SUMINISTRADAS POR ALMACEN DEL CCO (INCLUYE MONATAJE Y MARCACION), SEGUN ORDEN DE COMPRA UTDVVCC-AAO-416-2015, ALINEACION DIRECCION, BALANCEO RUEDAS DELANTERAS E INSTALAR PERNO RUEDA TRASERA EXTERNA DERECHA </text:p>
          </table:table-cell>
          <table:table-cell office:value-type="string">
            <text:p>AUTOCENTRO CAPRI</text:p>
          </table:table-cell>
          <table:table-cell office:value-type="float" office:value="100930">
            <text:p>100930</text:p>
          </table:table-cell>
          <table:table-cell table:number-columns-repeated="1018"/>
        </table:table-row>
        <table:table-row table:style-name="ro4">
          <table:table-cell table:style-name="ce3" office:value-type="date" office:date-value="2015-09-25">
            <text:p>25/09/15</text:p>
          </table:table-cell>
          <table:table-cell office:value-type="string">
            <text:p>AAM-67-2015-T1</text:p>
          </table:table-cell>
          <table:table-cell office:value-type="string">
            <text:p>SPK-307</text:p>
          </table:table-cell>
          <table:table-cell office:value-type="string">
            <text:p>CAMBIO DE 2 MANGUERAS DE LOS GATOS DE LEVANTE LADO IZQUIERDO Y REVISION SOLDADURA </text:p>
          </table:table-cell>
          <table:table-cell office:value-type="string">
            <text:p>HERMAR</text:p>
          </table:table-cell>
          <table:table-cell table:number-columns-repeated="1019"/>
        </table:table-row>
        <table:table-row table:style-name="ro4">
          <table:table-cell table:style-name="ce3" office:value-type="date" office:date-value="2015-09-25">
            <text:p>25/09/15</text:p>
          </table:table-cell>
          <table:table-cell office:value-type="string">
            <text:p>AAM-38-2015-REL</text:p>
          </table:table-cell>
          <table:table-cell office:value-type="string">
            <text:p>CJJ-580</text:p>
          </table:table-cell>
          <table:table-cell office:value-type="string">
            <text:p>CAMBIO TERMINAL PITMAN, CAMBIO DE AMORTIGUADORES DELANTEROS, TRASEROS Y TENSIONAR FRENOS</text:p>
          </table:table-cell>
          <table:table-cell office:value-type="string">
            <text:p>FRENO PARTES</text:p>
          </table:table-cell>
          <table:table-cell table:number-columns-repeated="1019"/>
        </table:table-row>
        <table:table-row table:style-name="ro3">
          <table:table-cell table:style-name="ce3" office:value-type="date" office:date-value="2015-09-25">
            <text:p>25/09/15</text:p>
          </table:table-cell>
          <table:table-cell office:value-type="string">
            <text:p>AAM-146-2015-L.B</text:p>
          </table:table-cell>
          <table:table-cell office:value-type="string">
            <text:p>WEQ-403</text:p>
          </table:table-cell>
          <table:table-cell office:value-type="string">
            <text:p>SCANEAR VEHICULO (PRESENTA CODIGO ANOMALIA EN EL FRENADO)</text:p>
          </table:table-cell>
          <table:table-cell office:value-type="string">
            <text:p>AUTOFARALLONES RENAULT</text:p>
          </table:table-cell>
          <table:table-cell table:number-columns-repeated="1019"/>
        </table:table-row>
        <table:table-row table:style-name="ro3">
          <table:table-cell table:style-name="ce3" office:value-type="date" office:date-value="2015-09-26">
            <text:p>26/09/15</text:p>
          </table:table-cell>
          <table:table-cell office:value-type="string">
            <text:p>MTTO-506-2015</text:p>
          </table:table-cell>
          <table:table-cell office:value-type="string">
            <text:p>DDA-282</text:p>
          </table:table-cell>
          <table:table-cell office:value-type="string">
            <text:p>TOMAR COMPRESION DEL MOTOR (VERIFICAR POSIBLE REPARACION DEL SISTEMA INYECCION)</text:p>
          </table:table-cell>
          <table:table-cell office:value-type="string">
            <text:p>AUTOPACIFICO</text:p>
          </table:table-cell>
          <table:table-cell office:value-type="string">
            <text:p>OT 398269</text:p>
          </table:table-cell>
          <table:table-cell table:number-columns-repeated="1018"/>
        </table:table-row>
        <table:table-row table:style-name="ro4">
          <table:table-cell table:style-name="ce3" office:value-type="date" office:date-value="2015-09-28">
            <text:p>28/09/15</text:p>
          </table:table-cell>
          <table:table-cell office:value-type="string">
            <text:p>AAM-112-2015-T6</text:p>
          </table:table-cell>
          <table:table-cell office:value-type="string">
            <text:p>SQW-850</text:p>
          </table:table-cell>
          <table:table-cell office:value-type="string">
            <text:p>CAMBIO DE 2 MANGUERAS DEL BOOM POR ROZAMIENTO (INSTALAR PROTECTOR ESPIRALADO)</text:p>
          </table:table-cell>
          <table:table-cell office:value-type="string">
            <text:p>REHIMAC </text:p>
          </table:table-cell>
          <table:table-cell table:number-columns-repeated="1019"/>
        </table:table-row>
        <table:table-row table:style-name="ro3">
          <table:table-cell table:style-name="ce3" office:value-type="date" office:date-value="2015-09-28">
            <text:p>28/09/15</text:p>
          </table:table-cell>
          <table:table-cell office:value-type="string">
            <text:p>AAM-111-2015-T6</text:p>
          </table:table-cell>
          <table:table-cell office:value-type="string">
            <text:p>SQW-850</text:p>
          </table:table-cell>
          <table:table-cell office:value-type="string">
            <text:p>MANTENIMIENTO SEMESTRAL AIRE ACONDICIONADO </text:p>
          </table:table-cell>
          <table:table-cell office:value-type="string">
            <text:p>ALISTAMIENTOS OCAMPO</text:p>
          </table:table-cell>
          <table:table-cell office:value-type="string">
            <text:p>0 6 0 8</text:p>
          </table:table-cell>
          <table:table-cell table:number-columns-repeated="1018"/>
        </table:table-row>
        <table:table-row table:style-name="ro5">
          <table:table-cell table:style-name="ce3" office:value-type="date" office:date-value="2015-09-28">
            <text:p>28/09/15</text:p>
          </table:table-cell>
          <table:table-cell office:value-type="string">
            <text:p>AAM-170-2015-T4</text:p>
          </table:table-cell>
          <table:table-cell office:value-type="string">
            <text:p>SPK-951</text:p>
          </table:table-cell>
          <table:table-cell office:value-type="string">
            <text:p>REVISION TECNOMECANICA</text:p>
          </table:table-cell>
          <table:table-cell office:value-type="string">
            <text:p>CENTRO DE DIAGNOSTICO AUTOMOTOR DEL VALLE </text:p>
          </table:table-cell>
          <table:table-cell office:value-type="string">
            <text:p>28 – SEP – 2015</text:p>
          </table:table-cell>
          <table:table-cell table:number-columns-repeated="1018"/>
        </table:table-row>
        <table:table-row table:style-name="ro4">
          <table:table-cell table:style-name="ce3" office:value-type="date" office:date-value="2015-09-28">
            <text:p>28/09/15</text:p>
          </table:table-cell>
          <table:table-cell office:value-type="string">
            <text:p>MTTO-509-2015</text:p>
          </table:table-cell>
          <table:table-cell office:value-type="string">
            <text:p>USE-825</text:p>
          </table:table-cell>
          <table:table-cell office:value-type="string">
            <text:p>INSTALACION LLANTA DE SEGUNDA 12R22,5, SUMINISTRADA POR ALMACEN DEL CCO, EN LA DE REPUESTO.</text:p>
          </table:table-cell>
          <table:table-cell office:value-type="string">
            <text:p>ESTACION LAS PALMERAS</text:p>
          </table:table-cell>
          <table:table-cell table:number-columns-repeated="1019"/>
        </table:table-row>
        <table:table-row table:style-name="ro11">
          <table:table-cell table:style-name="ce3" office:value-type="date" office:date-value="2015-09-28">
            <text:p>28/09/15</text:p>
          </table:table-cell>
          <table:table-cell office:value-type="string">
            <text:p>MTTO-510-2015</text:p>
          </table:table-cell>
          <table:table-cell office:value-type="string">
            <text:p>USE-726</text:p>
          </table:table-cell>
          <table:table-cell office:value-type="string">
            <text:p>INSTALACION DE 6 LLANTAS NUEVAS MARCA MICHELIN REF. 7.50 R16 CON NEUMATICOS Y PROTECTORES, SUMINISTRADO POR ALMACEN DEL CCO (INCLUYE MONTAJE Y MARCACION), SEGUN ORDEN DE COMPRA 4674, ALINEACION DIRECCION Y BALANCEO DE LLANTAS INSTALADAS</text:p>
          </table:table-cell>
          <table:table-cell office:value-type="string">
            <text:p>AUTOCENTRO CAPRI</text:p>
          </table:table-cell>
          <table:table-cell table:number-columns-repeated="1019"/>
        </table:table-row>
        <table:table-row table:style-name="ro3">
          <table:table-cell table:style-name="ce3" office:value-type="date" office:date-value="2015-09-28">
            <text:p>28/09/15</text:p>
          </table:table-cell>
          <table:table-cell office:value-type="string">
            <text:p>AAM-91-2015-T5</text:p>
          </table:table-cell>
          <table:table-cell office:value-type="string">
            <text:p>KEW-951</text:p>
          </table:table-cell>
          <table:table-cell office:value-type="string">
            <text:p>REVISION TREN DELANTERO (REVISAR ESTADO DE TERMINALES)</text:p>
          </table:table-cell>
          <table:table-cell office:value-type="string">
            <text:p>AUTOCENTRO CAPRI</text:p>
          </table:table-cell>
          <table:table-cell table:number-columns-repeated="1019"/>
        </table:table-row>
        <table:table-row table:style-name="ro3">
          <table:table-cell table:style-name="ce3" office:value-type="date" office:date-value="2015-09-28">
            <text:p>28/09/15</text:p>
          </table:table-cell>
          <table:table-cell office:value-type="string">
            <text:p>AAM-92-2015-T5</text:p>
          </table:table-cell>
          <table:table-cell office:value-type="string">
            <text:p>KEW-951</text:p>
          </table:table-cell>
          <table:table-cell office:value-type="string">
            <text:p>REVISAR SISTEMA DE CARGA</text:p>
          </table:table-cell>
          <table:table-cell office:value-type="string">
            <text:p>COEXITO-OSCAR GARCIA </text:p>
          </table:table-cell>
          <table:table-cell table:number-columns-repeated="1019"/>
        </table:table-row>
        <table:table-row table:style-name="ro3">
          <table:table-cell table:style-name="ce3" office:value-type="date" office:date-value="2015-09-28">
            <text:p>28/09/15</text:p>
          </table:table-cell>
          <table:table-cell office:value-type="string">
            <text:p>AAM-68-2015-T1</text:p>
          </table:table-cell>
          <table:table-cell office:value-type="string">
            <text:p>WDC-091</text:p>
          </table:table-cell>
          <table:table-cell office:value-type="string">
            <text:p>REFORZAR SOLDADURA PLANCHUELA SEGUN INDICACIONES.</text:p>
          </table:table-cell>
          <table:table-cell office:value-type="string">
            <text:p>HERMAR</text:p>
          </table:table-cell>
          <table:table-cell table:number-columns-repeated="1019"/>
        </table:table-row>
        <table:table-row table:style-name="ro6">
          <table:table-cell table:style-name="ce3" office:value-type="date" office:date-value="2015-09-29">
            <text:p>29/09/15</text:p>
          </table:table-cell>
          <table:table-cell office:value-type="string">
            <text:p>AAM-117-2015-T2</text:p>
          </table:table-cell>
          <table:table-cell office:value-type="string">
            <text:p>SXY-299</text:p>
          </table:table-cell>
          <table:table-cell office:value-type="string">
            <text:p>REVISION LUCES SEGUN INDICACIONES</text:p>
          </table:table-cell>
          <table:table-cell office:value-type="string">
            <text:p>FRENO PARTES</text:p>
          </table:table-cell>
          <table:table-cell table:number-columns-repeated="1019"/>
        </table:table-row>
        <table:table-row table:style-name="ro3">
          <table:table-cell table:style-name="ce3" office:value-type="date" office:date-value="2015-09-29">
            <text:p>29/09/15</text:p>
          </table:table-cell>
          <table:table-cell office:value-type="string">
            <text:p>AAM-118-2015-T2</text:p>
          </table:table-cell>
          <table:table-cell office:value-type="string">
            <text:p>SXY-299</text:p>
          </table:table-cell>
          <table:table-cell office:value-type="string">
            <text:p>REVISION PASADOR DE CAMA BAJA POR GARANTIA.</text:p>
          </table:table-cell>
          <table:table-cell office:value-type="string">
            <text:p>REHIMAC </text:p>
          </table:table-cell>
          <table:table-cell table:number-columns-repeated="1019"/>
        </table:table-row>
        <table:table-row table:style-name="ro4">
          <table:table-cell table:style-name="ce3" office:value-type="date" office:date-value="2015-09-30">
            <text:p>30/09/15</text:p>
          </table:table-cell>
          <table:table-cell office:value-type="string">
            <text:p>AAM-78-2015-IF</text:p>
          </table:table-cell>
          <table:table-cell office:value-type="string">
            <text:p>DDA-016</text:p>
          </table:table-cell>
          <table:table-cell office:value-type="string">
            <text:p>MANTENIMIENTO TREN DELANTERO, CAMBIO SENSOR PRESION DE ACEITE Y REVISAR SENSOR DE KM</text:p>
          </table:table-cell>
          <table:table-cell office:value-type="string">
            <text:p>FRENO PARTES</text:p>
          </table:table-cell>
          <table:table-cell table:number-columns-repeated="1019"/>
        </table:table-row>
        <table:table-row table:style-name="ro5">
          <table:table-cell table:style-name="ce3" office:value-type="date" office:date-value="2015-09-29">
            <text:p>29/09/15</text:p>
          </table:table-cell>
          <table:table-cell office:value-type="string">
            <text:p>AAM-39-2015-REL </text:p>
          </table:table-cell>
          <table:table-cell office:value-type="string">
            <text:p>USE-393</text:p>
          </table:table-cell>
          <table:table-cell office:value-type="string">
            <text:p>REVISION TECNOMECANICA</text:p>
          </table:table-cell>
          <table:table-cell office:value-type="string">
            <text:p>CENTRO DE DIAGNOSTICO AUTOMOTOR DEL VALLE </text:p>
          </table:table-cell>
          <table:table-cell office:value-type="string">
            <text:p>29 – SEP – 2015</text:p>
          </table:table-cell>
          <table:table-cell table:number-columns-repeated="1018"/>
        </table:table-row>
        <table:table-row table:style-name="ro6">
          <table:table-cell table:style-name="ce3" office:value-type="date" office:date-value="2015-09-29">
            <text:p>29/09/15</text:p>
          </table:table-cell>
          <table:table-cell office:value-type="string">
            <text:p>MTTO-512-2015</text:p>
          </table:table-cell>
          <table:table-cell office:value-type="string">
            <text:p>DDA-208</text:p>
          </table:table-cell>
          <table:table-cell office:value-type="string">
            <text:p>CAMBIO DE SOPORTE CAUCHO CARDAN </text:p>
          </table:table-cell>
          <table:table-cell office:value-type="string">
            <text:p>AUTOCENTRO CAPRI</text:p>
          </table:table-cell>
          <table:table-cell office:value-type="float" office:value="100930">
            <text:p>100930</text:p>
          </table:table-cell>
          <table:table-cell table:number-columns-repeated="1018"/>
        </table:table-row>
        <table:table-row table:style-name="ro3">
          <table:table-cell table:style-name="ce3" office:value-type="date" office:date-value="2015-09-30">
            <text:p>30/09/15</text:p>
          </table:table-cell>
          <table:table-cell office:value-type="string">
            <text:p>MTTO-513-2015</text:p>
          </table:table-cell>
          <table:table-cell office:value-type="string">
            <text:p>DDA-282</text:p>
          </table:table-cell>
          <table:table-cell office:value-type="string">
            <text:p>MANTENIMIENTO BOMBA DE INYECCION, INYECTORES Y MANTENIMIENTO TURBO</text:p>
          </table:table-cell>
          <table:table-cell office:value-type="string">
            <text:p>PALMI DIESEL</text:p>
          </table:table-cell>
          <table:table-cell office:value-type="string">
            <text:p>02 – OCT – 2015</text:p>
          </table:table-cell>
          <table:table-cell table:number-columns-repeated="1018"/>
        </table:table-row>
        <table:table-row table:style-name="ro6">
          <table:table-cell table:style-name="ce3" office:value-type="date" office:date-value="2015-09-30">
            <text:p>30/09/15</text:p>
          </table:table-cell>
          <table:table-cell office:value-type="string">
            <text:p>AAM-30-2015-GP</text:p>
          </table:table-cell>
          <table:table-cell office:value-type="string">
            <text:p>CJK-060</text:p>
          </table:table-cell>
          <table:table-cell office:value-type="string">
            <text:p>ALINEACION DIRECCION</text:p>
          </table:table-cell>
          <table:table-cell office:value-type="string">
            <text:p>AUTOPACIFICO</text:p>
          </table:table-cell>
          <table:table-cell table:number-columns-repeated="1019"/>
        </table:table-row>
        <table:table-row table:style-name="ro6">
          <table:table-cell table:style-name="ce3" office:value-type="date" office:date-value="2015-09-30">
            <text:p>30/09/15</text:p>
          </table:table-cell>
          <table:table-cell office:value-type="string">
            <text:p>AAM-93-2015-T5</text:p>
          </table:table-cell>
          <table:table-cell office:value-type="string">
            <text:p>KEW-951</text:p>
          </table:table-cell>
          <table:table-cell office:value-type="string">
            <text:p>MANTENIMIENTO ARRANQUE </text:p>
          </table:table-cell>
          <table:table-cell office:value-type="string">
            <text:p>RENZO NIETO </text:p>
          </table:table-cell>
          <table:table-cell office:value-type="string">
            <text:p>0 9 6 6</text:p>
          </table:table-cell>
          <table:table-cell table:number-columns-repeated="1018"/>
        </table:table-row>
        <table:table-row table:style-name="ro3">
          <table:table-cell table:style-name="ce3" office:value-type="date" office:date-value="2015-09-30">
            <text:p>30/09/15</text:p>
          </table:table-cell>
          <table:table-cell office:value-type="string">
            <text:p>AAM-015-2015-PJ</text:p>
          </table:table-cell>
          <table:table-cell office:value-type="string">
            <text:p>DDA-222</text:p>
          </table:table-cell>
          <table:table-cell office:value-type="string">
            <text:p>CORREGIR FUGA POR BOMBA VACIO DEL ALTERNADOR POR GARANTIA.</text:p>
          </table:table-cell>
          <table:table-cell office:value-type="string">
            <text:p>RENZO NIETO </text:p>
          </table:table-cell>
          <table:table-cell office:value-type="string">
            <text:p>0 9 6 7</text:p>
          </table:table-cell>
          <table:table-cell table:number-columns-repeated="1018"/>
        </table:table-row>
        <table:table-row table:style-name="ro3">
          <table:table-cell table:style-name="ce3" office:value-type="date" office:date-value="2015-09-30">
            <text:p>30/09/15</text:p>
          </table:table-cell>
          <table:table-cell office:value-type="string">
            <text:p>MTTO-514-2015</text:p>
          </table:table-cell>
          <table:table-cell office:value-type="string">
            <text:p>KUK-381</text:p>
          </table:table-cell>
          <table:table-cell office:value-type="string">
            <text:p>DESPINCHAR LLANTA TRASERA DERECHA INTERNA </text:p>
          </table:table-cell>
          <table:table-cell office:value-type="string">
            <text:p>COEXITO-OSCAR GARCIA </text:p>
          </table:table-cell>
          <table:table-cell office:value-type="float" office:value="2306434">
            <text:p>2306434</text:p>
          </table:table-cell>
          <table:table-cell table:number-columns-repeated="1018"/>
        </table:table-row>
        <table:table-row table:style-name="ro4">
          <table:table-cell table:style-name="ce3" office:value-type="date" office:date-value="2015-09-30">
            <text:p>30/09/15</text:p>
          </table:table-cell>
          <table:table-cell office:value-type="string">
            <text:p>AAM-147-2015-L.B</text:p>
          </table:table-cell>
          <table:table-cell office:value-type="string">
            <text:p>DDA-286</text:p>
          </table:table-cell>
          <table:table-cell office:value-type="string">
            <text:p>REVISAR DESFORZAMIENTO POR GARANTIA E INSTALACION SOPORTE FILTRO DE SALIDA DEL TANQUE </text:p>
          </table:table-cell>
          <table:table-cell office:value-type="string">
            <text:p>AUTOPACIFICO</text:p>
          </table:table-cell>
          <table:table-cell table:number-columns-repeated="1019"/>
        </table:table-row>
        <table:table-row table:style-name="ro3">
          <table:table-cell table:style-name="ce3" office:value-type="date" office:date-value="2015-10-01">
            <text:p>01/10/15</text:p>
          </table:table-cell>
          <table:table-cell office:value-type="string">
            <text:p>AAM-119-2015-T2</text:p>
          </table:table-cell>
          <table:table-cell office:value-type="string">
            <text:p>KEW-926</text:p>
          </table:table-cell>
          <table:table-cell office:value-type="string">
            <text:p>REVISION AMORTIGUADORES DELANTEROS POR GARANTIA</text:p>
          </table:table-cell>
          <table:table-cell office:value-type="string">
            <text:p>TALLERES AUTORIZADOS S.A.</text:p>
          </table:table-cell>
          <table:table-cell table:number-columns-repeated="1019"/>
        </table:table-row>
        <table:table-row table:style-name="ro3">
          <table:table-cell table:style-name="ce3" office:value-type="date" office:date-value="2015-10-01">
            <text:p>01/10/15</text:p>
          </table:table-cell>
          <table:table-cell office:value-type="string">
            <text:p>AAM-120-2015-T2</text:p>
          </table:table-cell>
          <table:table-cell office:value-type="string">
            <text:p>KEW-926</text:p>
          </table:table-cell>
          <table:table-cell office:value-type="string">
            <text:p>REVISION RUIDO ANORMAL TREN DELANTERO POR GARANTIA.</text:p>
          </table:table-cell>
          <table:table-cell office:value-type="string">
            <text:p>FRENO PARTES</text:p>
          </table:table-cell>
          <table:table-cell table:number-columns-repeated="1019"/>
        </table:table-row>
        <table:table-row table:style-name="ro7">
          <table:table-cell table:style-name="ce3" office:value-type="date" office:date-value="2015-10-01">
            <text:p>01/10/15</text:p>
          </table:table-cell>
          <table:table-cell office:value-type="string">
            <text:p>AAM-79-2015-IF</text:p>
          </table:table-cell>
          <table:table-cell office:value-type="string">
            <text:p>CJJ-578</text:p>
          </table:table-cell>
          <table:table-cell office:value-type="string">
            <text:p>INSTALACION DE 4 LLANTAS NUEVAS MARCA MICHELIN REF. 195R14C, SUMINISTRADAS POR ALMACEN DEL CCO (INCLUYE MONTAJE Y MARCACION), SEGUN ORDEN DE COMPRA 4674, ALINEACION DIRECCION Y BALANCEO DE RUEDAS.</text:p>
          </table:table-cell>
          <table:table-cell office:value-type="string">
            <text:p>AUTOCENTRO CAPRI</text:p>
          </table:table-cell>
          <table:table-cell table:number-columns-repeated="1019"/>
        </table:table-row>
        <table:table-row table:style-name="ro6">
          <table:table-cell table:style-name="ce3" office:value-type="date" office:date-value="2015-10-01">
            <text:p>01/10/15</text:p>
          </table:table-cell>
          <table:table-cell office:value-type="string">
            <text:p>AAM-121-2015-T2</text:p>
          </table:table-cell>
          <table:table-cell office:value-type="string">
            <text:p>KEX-382</text:p>
          </table:table-cell>
          <table:table-cell office:value-type="string">
            <text:p>REPARACION DE RADIADOR</text:p>
          </table:table-cell>
          <table:table-cell office:value-type="string">
            <text:p>TECNIMARCANT</text:p>
          </table:table-cell>
          <table:table-cell table:number-columns-repeated="1019"/>
        </table:table-row>
        <table:table-row table:style-name="ro3">
          <table:table-cell table:style-name="ce3" office:value-type="date" office:date-value="2015-10-01">
            <text:p>01/10/15</text:p>
          </table:table-cell>
          <table:table-cell office:value-type="string">
            <text:p>AAM-111-2015-T7</text:p>
          </table:table-cell>
          <table:table-cell office:value-type="string">
            <text:p>WEP-811</text:p>
          </table:table-cell>
          <table:table-cell office:value-type="string">
            <text:p>CORTAR SECCION DAÑADA DEL CABLE DEL WINCHE E INSTALAR BRIDAS.</text:p>
          </table:table-cell>
          <table:table-cell office:value-type="string">
            <text:p>FRENO PARTES</text:p>
          </table:table-cell>
          <table:table-cell table:number-columns-repeated="1019"/>
        </table:table-row>
        <table:table-row table:style-name="ro7">
          <table:table-cell table:style-name="ce3" office:value-type="date" office:date-value="2015-10-02">
            <text:p>02/10/15</text:p>
          </table:table-cell>
          <table:table-cell office:value-type="string">
            <text:p>MTTO-515-2015</text:p>
          </table:table-cell>
          <table:table-cell office:value-type="string">
            <text:p>SMW-559</text:p>
          </table:table-cell>
          <table:table-cell office:value-type="string">
            <text:p>INSTALACION DE 6 LLANTAS NUEVAS MARCA MICHELIN REF.295/80 R22,5, SUMINISTRADAS POR ALMACEN DEL CCO (INCLUYE MONTAJE Y MARCACION), SEGUN ORDEN DE COMPRA 4674, ALINEACION DIRECCION Y BALANCEO RUEDAS DELANTERAS.</text:p>
          </table:table-cell>
          <table:table-cell office:value-type="string">
            <text:p>AUTOCENTRO CAPRI</text:p>
          </table:table-cell>
          <table:table-cell table:number-columns-repeated="1019"/>
        </table:table-row>
        <table:table-row table:style-name="ro4">
          <table:table-cell table:style-name="ce3" office:value-type="date" office:date-value="2015-10-02">
            <text:p>02/10/15</text:p>
          </table:table-cell>
          <table:table-cell office:value-type="string">
            <text:p>MTTO-516-2015</text:p>
          </table:table-cell>
          <table:table-cell office:value-type="string">
            <text:p>KUK-381</text:p>
          </table:table-cell>
          <table:table-cell office:value-type="string">
            <text:p>ADAPTACION BASE PARA FILTRO DE COMPRESOR, CAMBIO DEL MISMO Y TENSIONAR FRENOS TRASEROS</text:p>
          </table:table-cell>
          <table:table-cell office:value-type="string">
            <text:p>METALMECANICA M &amp; F SAS </text:p>
          </table:table-cell>
          <table:table-cell table:number-columns-repeated="1019"/>
        </table:table-row>
        <table:table-row table:style-name="ro6">
          <table:table-cell table:style-name="ce3" office:value-type="date" office:date-value="2015-10-02">
            <text:p>02/10/15</text:p>
          </table:table-cell>
          <table:table-cell office:value-type="string">
            <text:p>MTTO-517-2015</text:p>
          </table:table-cell>
          <table:table-cell office:value-type="string">
            <text:p>KUK-382</text:p>
          </table:table-cell>
          <table:table-cell office:value-type="string">
            <text:p>REVISION RATCHES DELANTEROS</text:p>
          </table:table-cell>
          <table:table-cell office:value-type="string">
            <text:p>FRENO PARTES</text:p>
          </table:table-cell>
          <table:table-cell table:number-columns-repeated="1019"/>
        </table:table-row>
        <table:table-row table:style-name="ro3">
          <table:table-cell table:style-name="ce3" office:value-type="date" office:date-value="2015-10-03">
            <text:p>03/10/15</text:p>
          </table:table-cell>
          <table:table-cell office:value-type="string">
            <text:p>MTTO-519-2015</text:p>
          </table:table-cell>
          <table:table-cell office:value-type="string">
            <text:p>KUK-381</text:p>
          </table:table-cell>
          <table:table-cell office:value-type="string">
            <text:p>DESPINCHAR LLANTA DELANTERA IZQUIERDA Y LLANTA TRASERA INTERNA LADO DERECHO.</text:p>
          </table:table-cell>
          <table:table-cell office:value-type="string">
            <text:p>COEXITO-OSCAR GARCIA </text:p>
          </table:table-cell>
          <table:table-cell office:value-type="float" office:value="2306617">
            <text:p>2306617</text:p>
          </table:table-cell>
          <table:table-cell table:number-columns-repeated="1018"/>
        </table:table-row>
        <table:table-row table:style-name="ro4">
          <table:table-cell table:style-name="ce3" office:value-type="date" office:date-value="2015-10-03">
            <text:p>03/10/15</text:p>
          </table:table-cell>
          <table:table-cell office:value-type="string">
            <text:p>MTTO-521-2015</text:p>
          </table:table-cell>
          <table:table-cell office:value-type="string">
            <text:p>REMOLQUE DE SEÑALIZACION TEMPORAL </text:p>
          </table:table-cell>
          <table:table-cell office:value-type="string">
            <text:p>GANCHO DE ANCLAJE </text:p>
          </table:table-cell>
          <table:table-cell office:value-type="string">
            <text:p>AGROSOTO</text:p>
          </table:table-cell>
          <table:table-cell table:number-columns-repeated="1019"/>
        </table:table-row>
        <table:table-row table:style-name="ro3">
          <table:table-cell table:style-name="ce3" office:value-type="date" office:date-value="2015-10-03">
            <text:p>03/10/15</text:p>
          </table:table-cell>
          <table:table-cell office:value-type="string">
            <text:p>MTTO-522-2015</text:p>
          </table:table-cell>
          <table:table-cell office:value-type="string">
            <text:p>VIBROCOMPACTADOR CB24</text:p>
          </table:table-cell>
          <table:table-cell office:value-type="string">
            <text:p>SACAR TORNILLOS PARTIDOS DE LA BASE DE ESCRAPER</text:p>
          </table:table-cell>
          <table:table-cell office:value-type="string">
            <text:p>HERMAR</text:p>
          </table:table-cell>
          <table:table-cell table:number-columns-repeated="1019"/>
        </table:table-row>
        <table:table-row table:style-name="ro3">
          <table:table-cell table:style-name="ce3" office:value-type="date" office:date-value="2015-10-03">
            <text:p>03/10/15</text:p>
          </table:table-cell>
          <table:table-cell office:value-type="string">
            <text:p>AAM-69-2015-T1</text:p>
          </table:table-cell>
          <table:table-cell office:value-type="string">
            <text:p>HGT-247</text:p>
          </table:table-cell>
          <table:table-cell office:value-type="string">
            <text:p>REVISION FISURA VIDRIO PANORAMICO POR GARANTIA.</text:p>
          </table:table-cell>
          <table:table-cell office:value-type="string">
            <text:p>AUTOFARALLONES RENAULT</text:p>
          </table:table-cell>
          <table:table-cell table:number-columns-repeated="1019"/>
        </table:table-row>
        <table:table-row table:style-name="ro3">
          <table:table-cell table:style-name="ce3" office:value-type="date" office:date-value="2015-10-05">
            <text:p>05/10/15</text:p>
          </table:table-cell>
          <table:table-cell office:value-type="string">
            <text:p>MTTO-523-2015</text:p>
          </table:table-cell>
          <table:table-cell office:value-type="string">
            <text:p>SMW-559</text:p>
          </table:table-cell>
          <table:table-cell office:value-type="string">
            <text:p>REVISION LLANTA TRASERA INTERNA DERECHA POR GARANTIA.</text:p>
          </table:table-cell>
          <table:table-cell office:value-type="string">
            <text:p>AUTOCENTRO CAPRI</text:p>
          </table:table-cell>
          <table:table-cell table:number-columns-repeated="1019"/>
        </table:table-row>
        <table:table-row table:style-name="ro3">
          <table:table-cell table:style-name="ce3" office:value-type="date" office:date-value="2015-10-05">
            <text:p>05/10/15</text:p>
          </table:table-cell>
          <table:table-cell office:value-type="string">
            <text:p>MTTO-524-2015</text:p>
          </table:table-cell>
          <table:table-cell office:value-type="string">
            <text:p>USE-726</text:p>
          </table:table-cell>
          <table:table-cell office:value-type="string">
            <text:p>REVISION CORTO LAMPARA LADO IZQUIERDO Y LUZ TABLERO</text:p>
          </table:table-cell>
          <table:table-cell office:value-type="string">
            <text:p>RENZO NIETO </text:p>
          </table:table-cell>
          <table:table-cell office:value-type="string">
            <text:p>0 9 6 9</text:p>
          </table:table-cell>
          <table:table-cell table:number-columns-repeated="1018"/>
        </table:table-row>
        <table:table-row table:style-name="ro3">
          <table:table-cell table:style-name="ce3" office:value-type="date" office:date-value="2015-10-05">
            <text:p>05/10/15</text:p>
          </table:table-cell>
          <table:table-cell office:value-type="string">
            <text:p>MTTO-526-2015</text:p>
          </table:table-cell>
          <table:table-cell office:value-type="string">
            <text:p>DDA-206</text:p>
          </table:table-cell>
          <table:table-cell office:value-type="string">
            <text:p>REVISION POR GARANTIA DEL VELOCIMETRO (CALIBRACION COMIENZA EN 20 KM)</text:p>
          </table:table-cell>
          <table:table-cell office:value-type="string">
            <text:p>AUTOPACIFICO</text:p>
          </table:table-cell>
          <table:table-cell office:value-type="float" office:value="18275">
            <text:p>18275</text:p>
          </table:table-cell>
          <table:table-cell table:number-columns-repeated="1018"/>
        </table:table-row>
        <table:table-row table:style-name="ro6">
          <table:table-cell table:style-name="ce3" office:value-type="date" office:date-value="2015-10-05">
            <text:p>05/10/15</text:p>
          </table:table-cell>
          <table:table-cell office:value-type="string">
            <text:p>MTTO-525-2015</text:p>
          </table:table-cell>
          <table:table-cell office:value-type="string">
            <text:p>DDA-206</text:p>
          </table:table-cell>
          <table:table-cell office:value-type="string">
            <text:p>MANTENIMIENTO ARRANQUE </text:p>
          </table:table-cell>
          <table:table-cell office:value-type="string">
            <text:p>RENZO NIETO </text:p>
          </table:table-cell>
          <table:table-cell office:value-type="string">
            <text:p>0 9 6 8</text:p>
          </table:table-cell>
          <table:table-cell table:number-columns-repeated="1018"/>
        </table:table-row>
        <table:table-row table:style-name="ro3">
          <table:table-cell table:style-name="ce3" office:value-type="date" office:date-value="2015-10-05">
            <text:p>05/10/15</text:p>
          </table:table-cell>
          <table:table-cell office:value-type="string">
            <text:p>MTTO-527-2015</text:p>
          </table:table-cell>
          <table:table-cell office:value-type="string">
            <text:p>RETRO 420E</text:p>
          </table:table-cell>
          <table:table-cell office:value-type="string">
            <text:p>REVISION DE AIRE ACONDICIONADO.</text:p>
          </table:table-cell>
          <table:table-cell office:value-type="string">
            <text:p>ALISTAMIENTOS OCAMPO</text:p>
          </table:table-cell>
          <table:table-cell office:value-type="string">
            <text:p>0 6 0 9</text:p>
          </table:table-cell>
          <table:table-cell table:number-columns-repeated="1018"/>
        </table:table-row>
        <table:table-row table:style-name="ro7">
          <table:table-cell table:style-name="ce3" office:value-type="date" office:date-value="2015-10-05">
            <text:p>05/10/15</text:p>
          </table:table-cell>
          <table:table-cell office:value-type="string">
            <text:p>AAM-97-2015-T3</text:p>
          </table:table-cell>
          <table:table-cell office:value-type="string">
            <text:p>HGT-245</text:p>
          </table:table-cell>
          <table:table-cell office:value-type="string">
            <text:p>INSTALACION DE 4 LLANTAS NUEVAS MARCA CONTINENTAL REF. 205/65 R16, SUMINISTRADAS POR ALMACEN DEL CCO (INCLUYE MONTAJE Y MARACACION), SEGUN ORDEN DE COMPRA UTDVVCC-AAO-418-2015, ALINEACION DIRECCION Y BALANCEO DE RUEDAS.</text:p>
          </table:table-cell>
          <table:table-cell office:value-type="string">
            <text:p>AUTOCENTRO CAPRI</text:p>
          </table:table-cell>
          <table:table-cell table:number-columns-repeated="1019"/>
        </table:table-row>
        <table:table-row table:style-name="ro3">
          <table:table-cell table:style-name="ce3" office:value-type="date" office:date-value="2015-10-05">
            <text:p>05/10/15</text:p>
          </table:table-cell>
          <table:table-cell office:value-type="string">
            <text:p>AAM-98-2015-T3</text:p>
          </table:table-cell>
          <table:table-cell office:value-type="string">
            <text:p>HGT-245</text:p>
          </table:table-cell>
          <table:table-cell office:value-type="string">
            <text:p>MANTENIMIENTO DE AIRE ACONDICIONADO </text:p>
          </table:table-cell>
          <table:table-cell office:value-type="string">
            <text:p>ALISTAMIENTOS OCAMPO</text:p>
          </table:table-cell>
          <table:table-cell office:value-type="string">
            <text:p>0 6 1 0</text:p>
          </table:table-cell>
          <table:table-cell table:number-columns-repeated="1018"/>
        </table:table-row>
        <table:table-row table:style-name="ro6">
          <table:table-cell table:style-name="ce3" office:value-type="date" office:date-value="2015-10-05">
            <text:p>05/10/15</text:p>
          </table:table-cell>
          <table:table-cell office:value-type="string">
            <text:p>AAM-172-2015-T4</text:p>
          </table:table-cell>
          <table:table-cell office:value-type="string">
            <text:p>SPK-951</text:p>
          </table:table-cell>
          <table:table-cell office:value-type="string">
            <text:p>ALINEACION DIRECCION Y ROTACION DE LLANTAS</text:p>
          </table:table-cell>
          <table:table-cell office:value-type="string">
            <text:p>LLANTAS LA ESTACION</text:p>
          </table:table-cell>
          <table:table-cell table:number-columns-repeated="1019"/>
        </table:table-row>
        <table:table-row table:style-name="ro3">
          <table:table-cell table:style-name="ce3" office:value-type="date" office:date-value="2015-10-05">
            <text:p>05/10/15</text:p>
          </table:table-cell>
          <table:table-cell office:value-type="string">
            <text:p>MTTO-528-2015</text:p>
          </table:table-cell>
          <table:table-cell office:value-type="string">
            <text:p>COMPRESOR FABRIL No. 8</text:p>
          </table:table-cell>
          <table:table-cell office:value-type="string">
            <text:p>REVISION CAPACITOR (SE ESTALLO POR SEGUNDA VEZ)</text:p>
          </table:table-cell>
          <table:table-cell office:value-type="string">
            <text:p>COMPRESORES FABRILES</text:p>
          </table:table-cell>
          <table:table-cell table:number-columns-repeated="1019"/>
        </table:table-row>
        <table:table-row table:style-name="ro3">
          <table:table-cell table:style-name="ce3" office:value-type="date" office:date-value="2015-10-05">
            <text:p>05/10/15</text:p>
          </table:table-cell>
          <table:table-cell office:value-type="string">
            <text:p>MTTO-529-2015</text:p>
          </table:table-cell>
          <table:table-cell office:value-type="string">
            <text:p>COMPRESOR FABRIL No. 9</text:p>
          </table:table-cell>
          <table:table-cell office:value-type="string">
            <text:p>REVISION RODAMIENTOS POR GARANTIA </text:p>
          </table:table-cell>
          <table:table-cell office:value-type="string">
            <text:p>COMPRESORES FABRILES</text:p>
          </table:table-cell>
          <table:table-cell table:number-columns-repeated="1019"/>
        </table:table-row>
        <table:table-row table:style-name="ro3">
          <table:table-cell table:style-name="ce3" office:value-type="date" office:date-value="2015-10-05">
            <text:p>05/10/15</text:p>
          </table:table-cell>
          <table:table-cell office:value-type="string">
            <text:p>AAM-122-2015-T2</text:p>
          </table:table-cell>
          <table:table-cell office:value-type="string">
            <text:p>KEW-926</text:p>
          </table:table-cell>
          <table:table-cell office:value-type="string">
            <text:p>REVISION RADIADOR (REALIZAR PRUEBAS)</text:p>
          </table:table-cell>
          <table:table-cell office:value-type="string">
            <text:p>TALLERES AUTORIZADOS S.A.</text:p>
          </table:table-cell>
          <table:table-cell table:number-columns-repeated="1019"/>
        </table:table-row>
        <table:table-row table:style-name="ro3">
          <table:table-cell table:style-name="ce3" office:value-type="date" office:date-value="2015-10-06">
            <text:p>06/10/15</text:p>
          </table:table-cell>
          <table:table-cell office:value-type="string">
            <text:p>MTTO-530-2015</text:p>
          </table:table-cell>
          <table:table-cell office:value-type="string">
            <text:p>DDA-206</text:p>
          </table:table-cell>
          <table:table-cell office:value-type="string">
            <text:p>ACONDICIONAR TROMPO VELOCIMETRO A CAJA INSTALADA</text:p>
          </table:table-cell>
          <table:table-cell office:value-type="string">
            <text:p>NACIONAL DE EMBRAGUES S.A.S</text:p>
          </table:table-cell>
          <table:table-cell table:number-columns-repeated="1019"/>
        </table:table-row>
        <table:table-row table:style-name="ro6">
          <table:table-cell table:style-name="ce3" office:value-type="date" office:date-value="2015-10-06">
            <text:p>06/10/15</text:p>
          </table:table-cell>
          <table:table-cell office:value-type="string">
            <text:p>AAM-123-2015-T2</text:p>
          </table:table-cell>
          <table:table-cell office:value-type="string">
            <text:p>SPK-180</text:p>
          </table:table-cell>
          <table:table-cell office:value-type="string">
            <text:p>CORREGIR FUGA POR RECAMARA </text:p>
          </table:table-cell>
          <table:table-cell office:value-type="string">
            <text:p>FRENO PARTES</text:p>
          </table:table-cell>
          <table:table-cell table:number-columns-repeated="1019"/>
        </table:table-row>
        <table:table-row table:style-name="ro5">
          <table:table-cell table:style-name="ce3" office:value-type="date" office:date-value="2015-10-06">
            <text:p>06/10/15</text:p>
          </table:table-cell>
          <table:table-cell office:value-type="string">
            <text:p>AAM-81-2015-IF</text:p>
          </table:table-cell>
          <table:table-cell office:value-type="string">
            <text:p>DDA-287</text:p>
          </table:table-cell>
          <table:table-cell office:value-type="string">
            <text:p>REVISAR LLANTAS DELANTERA DERECHA Y TRASERA IZQUIERDA E INSTALACION LLANTA DE SEGUNDA SUMINISTRADA POR ALMACEN DEL CCO, EN LLANTA DE REPUESTO </text:p>
          </table:table-cell>
          <table:table-cell office:value-type="string">
            <text:p>COEXITO-OSCAR GARCIA </text:p>
          </table:table-cell>
          <table:table-cell table:number-columns-repeated="1019"/>
        </table:table-row>
        <table:table-row table:style-name="ro3">
          <table:table-cell table:style-name="ce3" office:value-type="date" office:date-value="2015-10-06">
            <text:p>06/10/15</text:p>
          </table:table-cell>
          <table:table-cell office:value-type="string">
            <text:p>MTTO-531-2015</text:p>
          </table:table-cell>
          <table:table-cell office:value-type="string">
            <text:p>RETRO 420E</text:p>
          </table:table-cell>
          <table:table-cell office:value-type="string">
            <text:p>DESPINCHAR LLANTA TRASERA IZQUIERDA.</text:p>
          </table:table-cell>
          <table:table-cell office:value-type="string">
            <text:p>COEXITO-OSCAR GARCIA </text:p>
          </table:table-cell>
          <table:table-cell office:value-type="float" office:value="2306707">
            <text:p>2306707</text:p>
          </table:table-cell>
          <table:table-cell table:number-columns-repeated="1018"/>
        </table:table-row>
        <table:table-row table:style-name="ro4">
          <table:table-cell table:style-name="ce3" office:value-type="date" office:date-value="2015-10-06">
            <text:p>06/10/15</text:p>
          </table:table-cell>
          <table:table-cell office:value-type="string">
            <text:p>AAM-117-2015-T6</text:p>
          </table:table-cell>
          <table:table-cell office:value-type="string">
            <text:p>KEY-179</text:p>
          </table:table-cell>
          <table:table-cell office:value-type="string">
            <text:p>ALINEACION DIRECCION, ROTACION LLANTAS, BALANCEO RUEDAS Y CAMBIO CILINDROS FRENOS TRASEROS.</text:p>
          </table:table-cell>
          <table:table-cell office:value-type="string">
            <text:p>AUTOCENTRO CAPRI</text:p>
          </table:table-cell>
          <table:table-cell office:value-type="float" office:value="100930">
            <text:p>100930</text:p>
          </table:table-cell>
          <table:table-cell table:number-columns-repeated="1018"/>
        </table:table-row>
        <table:table-row table:style-name="ro6">
          <table:table-cell table:style-name="ce3" office:value-type="date" office:date-value="2015-10-07">
            <text:p>07/10/15</text:p>
          </table:table-cell>
          <table:table-cell office:value-type="string">
            <text:p>AAM-173-2015-T4</text:p>
          </table:table-cell>
          <table:table-cell office:value-type="string">
            <text:p>TLO-302</text:p>
          </table:table-cell>
          <table:table-cell office:value-type="string">
            <text:p>EMPATAR MANGUERA HIDRAULICA DEL BOOM</text:p>
          </table:table-cell>
          <table:table-cell office:value-type="string">
            <text:p>REHIMAC </text:p>
          </table:table-cell>
          <table:table-cell office:value-type="float" office:value="5347">
            <text:p>5347</text:p>
          </table:table-cell>
          <table:table-cell table:number-columns-repeated="1018"/>
        </table:table-row>
        <table:table-row table:style-name="ro4">
          <table:table-cell table:style-name="ce3" office:value-type="date" office:date-value="2015-10-07">
            <text:p>07/10/15</text:p>
          </table:table-cell>
          <table:table-cell office:value-type="string">
            <text:p>MTTO-532-2015</text:p>
          </table:table-cell>
          <table:table-cell office:value-type="string">
            <text:p>REMOLQUE DE TACHAS </text:p>
          </table:table-cell>
          <table:table-cell office:value-type="string">
            <text:p>INSTALACION DE 2 LLANTAS DE SEGUNDA REF. 195R14C, SUMINISTRADAS POR ALMACEN DEL CCO.</text:p>
          </table:table-cell>
          <table:table-cell office:value-type="string">
            <text:p>COEXITO-OSCAR GARCIA </text:p>
          </table:table-cell>
          <table:table-cell table:number-columns-repeated="1019"/>
        </table:table-row>
        <table:table-row table:style-name="ro3">
          <table:table-cell table:style-name="ce3" office:value-type="date" office:date-value="2015-10-07">
            <text:p>07/10/15</text:p>
          </table:table-cell>
          <table:table-cell office:value-type="string">
            <text:p>MTTO-533-2015</text:p>
          </table:table-cell>
          <table:table-cell office:value-type="string">
            <text:p>RETRO 420E</text:p>
          </table:table-cell>
          <table:table-cell office:value-type="string">
            <text:p>DESPINCHAR LLANTA DELANTERA DERECHA <text:s text:c="2"/></text:p>
          </table:table-cell>
          <table:table-cell office:value-type="string">
            <text:p>COEXITO-OSCAR GARCIA </text:p>
          </table:table-cell>
          <table:table-cell table:number-columns-repeated="1019"/>
        </table:table-row>
        <table:table-row table:style-name="ro3">
          <table:table-cell table:style-name="ce3" office:value-type="date" office:date-value="2015-10-07">
            <text:p>07/10/15</text:p>
          </table:table-cell>
          <table:table-cell office:value-type="string">
            <text:p>AAM-151-2015-L.B</text:p>
          </table:table-cell>
          <table:table-cell office:value-type="string">
            <text:p>WEQ-358</text:p>
          </table:table-cell>
          <table:table-cell office:value-type="string">
            <text:p>RUTINA DE LOS 80.000 KMS.</text:p>
          </table:table-cell>
          <table:table-cell office:value-type="string">
            <text:p>AUTOFARALLONES RENAULT</text:p>
          </table:table-cell>
          <table:table-cell table:number-columns-repeated="1019"/>
        </table:table-row>
        <table:table-row table:style-name="ro6">
          <table:table-cell table:style-name="ce3" office:value-type="date" office:date-value="2015-10-07">
            <text:p>07/10/15</text:p>
          </table:table-cell>
          <table:table-cell office:value-type="string">
            <text:p>AAM-31-2015-GP</text:p>
          </table:table-cell>
          <table:table-cell office:value-type="string">
            <text:p>DDB-891</text:p>
          </table:table-cell>
          <table:table-cell office:value-type="string">
            <text:p>SONDEO RADIADOR.</text:p>
          </table:table-cell>
          <table:table-cell office:value-type="string">
            <text:p>TECNIMARCANT</text:p>
          </table:table-cell>
          <table:table-cell table:number-columns-repeated="1019"/>
        </table:table-row>
        <table:table-row table:style-name="ro6">
          <table:table-cell table:style-name="ce3" office:value-type="date" office:date-value="2015-10-07">
            <text:p>07/10/15</text:p>
          </table:table-cell>
          <table:table-cell office:value-type="string">
            <text:p>AAM-32-2015-GP</text:p>
          </table:table-cell>
          <table:table-cell office:value-type="string">
            <text:p>DDB-891</text:p>
          </table:table-cell>
          <table:table-cell office:value-type="string">
            <text:p>REVISION TREN DELANTERO <text:s/></text:p>
          </table:table-cell>
          <table:table-cell office:value-type="string">
            <text:p>FRENO PARTES</text:p>
          </table:table-cell>
          <table:table-cell table:number-columns-repeated="1019"/>
        </table:table-row>
        <table:table-row table:style-name="ro3">
          <table:table-cell table:style-name="ce3" office:value-type="date" office:date-value="2015-10-07">
            <text:p>07/10/15</text:p>
          </table:table-cell>
          <table:table-cell office:value-type="string">
            <text:p>AAM-124-2015-T2</text:p>
          </table:table-cell>
          <table:table-cell office:value-type="string">
            <text:p>KEX-382</text:p>
          </table:table-cell>
          <table:table-cell office:value-type="string">
            <text:p>REVISION RECALENTAMIENTO (SISTEMA ELECTRICO)</text:p>
          </table:table-cell>
          <table:table-cell office:value-type="string">
            <text:p>TALLERES AUTORIZADOS S.A.</text:p>
          </table:table-cell>
          <table:table-cell office:value-type="float" office:value="95861">
            <text:p>95861</text:p>
          </table:table-cell>
          <table:table-cell table:number-columns-repeated="1018"/>
        </table:table-row>
        <table:table-row table:style-name="ro3">
          <table:table-cell table:style-name="ce3" office:value-type="date" office:date-value="2015-10-08">
            <text:p>08/10/15</text:p>
          </table:table-cell>
          <table:table-cell office:value-type="string">
            <text:p>AAM-118-2015-T6</text:p>
          </table:table-cell>
          <table:table-cell office:value-type="string">
            <text:p>HGR-969</text:p>
          </table:table-cell>
          <table:table-cell office:value-type="string">
            <text:p>SUMINISTRO E INSTALACION DE COMPRESOR DEL AIRE ACONDICIONADO</text:p>
          </table:table-cell>
          <table:table-cell office:value-type="string">
            <text:p>ALISTAMIENTOS OCAMPO</text:p>
          </table:table-cell>
          <table:table-cell table:number-columns-repeated="1019"/>
        </table:table-row>
        <table:table-row table:style-name="ro3">
          <table:table-cell table:style-name="ce3" office:value-type="date" office:date-value="2015-10-08">
            <text:p>08/10/15</text:p>
          </table:table-cell>
          <table:table-cell office:value-type="string">
            <text:p>AAM-125-2015-T2</text:p>
          </table:table-cell>
          <table:table-cell office:value-type="string">
            <text:p>SPK-180</text:p>
          </table:table-cell>
          <table:table-cell office:value-type="string">
            <text:p>REPARACION DE 2 GATOS HIDRAULICOS TIPO BOTELLA, COLOR ROJO (SEGUN INDICACIONES)</text:p>
          </table:table-cell>
          <table:table-cell office:value-type="string">
            <text:p>HERMAR</text:p>
          </table:table-cell>
          <table:table-cell table:number-columns-repeated="1019"/>
        </table:table-row>
        <table:table-row table:style-name="ro5">
          <table:table-cell table:style-name="ce3" office:value-type="date" office:date-value="2015-10-09">
            <text:p>09/10/15</text:p>
          </table:table-cell>
          <table:table-cell office:value-type="string">
            <text:p>MTTO-535-2015</text:p>
          </table:table-cell>
          <table:table-cell office:value-type="string">
            <text:p>REMOLQUE DE TACHAS </text:p>
          </table:table-cell>
          <table:table-cell office:value-type="string">
            <text:p>INSTALACION DE 3 LLANTAS NUEVAS MARCA TIGAR REF. 185/60 R14 CON NEUMATICOS Y PROTECTORES (INCLUYE MONTAJE Y MARCACION), SEGUN ORDEN DE COMPRA 4841.</text:p>
          </table:table-cell>
          <table:table-cell office:value-type="string">
            <text:p>AUTOCENTRO CAPRI</text:p>
          </table:table-cell>
          <table:table-cell table:number-columns-repeated="1019"/>
        </table:table-row>
        <table:table-row table:style-name="ro7">
          <table:table-cell table:style-name="ce3" office:value-type="date" office:date-value="2015-10-09">
            <text:p>09/10/15</text:p>
          </table:table-cell>
          <table:table-cell office:value-type="string">
            <text:p>AAM-99-2015-T3</text:p>
          </table:table-cell>
          <table:table-cell office:value-type="string">
            <text:p>WCZ-205</text:p>
          </table:table-cell>
          <table:table-cell office:value-type="string">
            <text:p>INSTALACION DE 8 LLANTAS TRASERAS Y 2 LLANTAS DELANTERAS NUEVAS MARCA MICHELIN XWORKS REF. 12R 22,5, SUMINISTRADAS POR ALMACEN DEL CCO (INCLUYE MONTAJE Y MARCACION), SEGUN ORDEN DE COMPRA UTDVVCC-AAO-418-2015.</text:p>
          </table:table-cell>
          <table:table-cell office:value-type="string">
            <text:p>AUTOCENTRO CAPRI</text:p>
          </table:table-cell>
          <table:table-cell table:number-columns-repeated="1019"/>
        </table:table-row>
        <table:table-row table:style-name="ro3">
          <table:table-cell table:style-name="ce3" office:value-type="date" office:date-value="2015-10-09">
            <text:p>09/10/15</text:p>
          </table:table-cell>
          <table:table-cell office:value-type="string">
            <text:p>AAM-126-2015-T2</text:p>
          </table:table-cell>
          <table:table-cell office:value-type="string">
            <text:p>HGT-131</text:p>
          </table:table-cell>
          <table:table-cell office:value-type="string">
            <text:p>CAMBIO DE BANDAS TRASERAS <text:s text:c="2"/></text:p>
          </table:table-cell>
          <table:table-cell office:value-type="string">
            <text:p>METALMECANICA M &amp; F SAS </text:p>
          </table:table-cell>
          <table:table-cell table:number-columns-repeated="1019"/>
        </table:table-row>
        <table:table-row table:style-name="ro3">
          <table:table-cell table:style-name="ce3" office:value-type="date" office:date-value="2015-10-13">
            <text:p>13/10/15</text:p>
          </table:table-cell>
          <table:table-cell office:value-type="string">
            <text:p>AAM-82-2015-IF</text:p>
          </table:table-cell>
          <table:table-cell office:value-type="string">
            <text:p>DDB-885</text:p>
          </table:table-cell>
          <table:table-cell office:value-type="string">
            <text:p>INSTALACION EMBLEMAS LADO IZQUIERDO Y DERECHO.</text:p>
          </table:table-cell>
          <table:table-cell office:value-type="string">
            <text:p>JORGE CALDERON</text:p>
          </table:table-cell>
          <table:table-cell table:number-columns-repeated="1019"/>
        </table:table-row>
        <table:table-row table:style-name="ro4">
          <table:table-cell table:style-name="ce3" office:value-type="date" office:date-value="2015-10-13">
            <text:p>13/10/15</text:p>
          </table:table-cell>
          <table:table-cell office:value-type="string">
            <text:p>MTTO-539-2015</text:p>
          </table:table-cell>
          <table:table-cell office:value-type="string">
            <text:p>TROMPO No. 1 </text:p>
          </table:table-cell>
          <table:table-cell office:value-type="string">
            <text:p>INSTALACION LLANTA DE SEGUNDA REF- 175/70 R13, SUMINISTRADA POR ALMACEN DEL CCO (INCLUYE CAMBIO DE NEUMATICO)</text:p>
          </table:table-cell>
          <table:table-cell office:value-type="string">
            <text:p>COEXITO-OSCAR GARCIA </text:p>
          </table:table-cell>
          <table:table-cell table:number-columns-repeated="1019"/>
        </table:table-row>
        <table:table-row table:style-name="ro3">
          <table:table-cell table:style-name="ce3" office:value-type="date" office:date-value="2015-10-13">
            <text:p>13/10/15</text:p>
          </table:table-cell>
          <table:table-cell office:value-type="string">
            <text:p>MTTO-540-2015</text:p>
          </table:table-cell>
          <table:table-cell office:value-type="string">
            <text:p>COMPRESOR FABRIL No. 9</text:p>
          </table:table-cell>
          <table:table-cell office:value-type="string">
            <text:p>MANTENIMIENTO MOTOR ELECTRICO (PRESENTA RUIDO ANORMAL EN BALINERAS)</text:p>
          </table:table-cell>
          <table:table-cell office:value-type="string">
            <text:p>COMPRESORES FABRILES</text:p>
          </table:table-cell>
          <table:table-cell table:number-columns-repeated="1019"/>
        </table:table-row>
        <table:table-row table:style-name="ro3">
          <table:table-cell table:style-name="ce3" office:value-type="date" office:date-value="2015-10-13">
            <text:p>13/10/15</text:p>
          </table:table-cell>
          <table:table-cell office:value-type="string">
            <text:p>AAM-175-2015-T4</text:p>
          </table:table-cell>
          <table:table-cell office:value-type="string">
            <text:p>TLO-302</text:p>
          </table:table-cell>
          <table:table-cell office:value-type="string">
            <text:p>REVISION MANGUERA HIDRAULICA DEL BOOM POR GARANTIA.</text:p>
          </table:table-cell>
          <table:table-cell office:value-type="string">
            <text:p>REHIMAC </text:p>
          </table:table-cell>
          <table:table-cell table:number-columns-repeated="1019"/>
        </table:table-row>
        <table:table-row table:style-name="ro3">
          <table:table-cell table:style-name="ce3" office:value-type="date" office:date-value="2015-10-13">
            <text:p>13/10/15</text:p>
          </table:table-cell>
          <table:table-cell office:value-type="string">
            <text:p>AAM-176-2015-T4</text:p>
          </table:table-cell>
          <table:table-cell office:value-type="string">
            <text:p>TLO-302</text:p>
          </table:table-cell>
          <table:table-cell office:value-type="string">
            <text:p>REPARAR ASIENTO LADO DERECHO (TAPIZADO, ABULLONADO Y REVISAR ESTRUCTURA)</text:p>
          </table:table-cell>
          <table:table-cell office:value-type="string">
            <text:p>TAPIZADOS FERNANDO OSPINA </text:p>
          </table:table-cell>
          <table:table-cell table:number-columns-repeated="1019"/>
        </table:table-row>
        <table:table-row table:style-name="ro3">
          <table:table-cell table:style-name="ce3" office:value-type="date" office:date-value="2015-10-13">
            <text:p>13/10/15</text:p>
          </table:table-cell>
          <table:table-cell office:value-type="string">
            <text:p>AAM-127-2015-T2</text:p>
          </table:table-cell>
          <table:table-cell office:value-type="string">
            <text:p>SPK-180</text:p>
          </table:table-cell>
          <table:table-cell office:value-type="string">
            <text:p>CAMBIO DE MANGUERA HIDRAULICA DE GATOS DE LEVANTE PLANCHON LADO DERECHO </text:p>
          </table:table-cell>
          <table:table-cell office:value-type="string">
            <text:p>HERMAR</text:p>
          </table:table-cell>
          <table:table-cell table:number-columns-repeated="1019"/>
        </table:table-row>
        <table:table-row table:style-name="ro8">
          <table:table-cell table:style-name="ce3" office:value-type="date" office:date-value="2015-10-14">
            <text:p>14/10/15</text:p>
          </table:table-cell>
          <table:table-cell office:value-type="string">
            <text:p>MTTO-542-2015</text:p>
          </table:table-cell>
          <table:table-cell office:value-type="string">
            <text:p>RADIO PORTATIL KENWOOD SER. B4C00073 – DEMARCACACION VIAL </text:p>
          </table:table-cell>
          <table:table-cell office:value-type="string">
            <text:p>REVISION RADIO COMUNICADOR KENWOOD TK2000 (SE DESCARGA Y EMPIEZA A PITAR)</text:p>
          </table:table-cell>
          <table:table-cell office:value-type="string">
            <text:p>DOBLE VIA COMUNICACIONES</text:p>
          </table:table-cell>
          <table:table-cell table:number-columns-repeated="1019"/>
        </table:table-row>
        <table:table-row table:style-name="ro6">
          <table:table-cell table:style-name="ce3" office:value-type="date" office:date-value="2015-10-14">
            <text:p>14/10/15</text:p>
          </table:table-cell>
          <table:table-cell office:value-type="string">
            <text:p>AAM-117-2015-T7</text:p>
          </table:table-cell>
          <table:table-cell office:value-type="string">
            <text:p>HGR-963</text:p>
          </table:table-cell>
          <table:table-cell office:value-type="string">
            <text:p>REVISION LUCES EXPLORADORAS</text:p>
          </table:table-cell>
          <table:table-cell office:value-type="string">
            <text:p>AXIAL</text:p>
          </table:table-cell>
          <table:table-cell table:number-columns-repeated="1019"/>
        </table:table-row>
        <table:table-row table:style-name="ro3">
          <table:table-cell table:style-name="ce3" office:value-type="date" office:date-value="2015-10-15">
            <text:p>15/10/15</text:p>
          </table:table-cell>
          <table:table-cell office:value-type="string">
            <text:p>MTTO-544-2015</text:p>
          </table:table-cell>
          <table:table-cell office:value-type="string">
            <text:p>USE-726</text:p>
          </table:table-cell>
          <table:table-cell office:value-type="string">
            <text:p>CAMBIO SENSOR DE LA RESISTENCIA TERMICA.</text:p>
          </table:table-cell>
          <table:table-cell office:value-type="string">
            <text:p>TALLERES AUTORIZADOS S.A.</text:p>
          </table:table-cell>
          <table:table-cell table:number-columns-repeated="1019"/>
        </table:table-row>
        <table:table-row table:style-name="ro3">
          <table:table-cell table:style-name="ce3" office:value-type="date" office:date-value="2015-10-15">
            <text:p>15/10/15</text:p>
          </table:table-cell>
          <table:table-cell office:value-type="string">
            <text:p>MTTO-545-2015</text:p>
          </table:table-cell>
          <table:table-cell office:value-type="string">
            <text:p>USE-726</text:p>
          </table:table-cell>
          <table:table-cell office:value-type="string">
            <text:p>CAMBIO MANGUERA BOMBA DE VACIO Y REVISION LUZ STOP LADO DERECHO.</text:p>
          </table:table-cell>
          <table:table-cell office:value-type="string">
            <text:p>FRENO PARTES</text:p>
          </table:table-cell>
          <table:table-cell table:number-columns-repeated="1019"/>
        </table:table-row>
        <table:table-row table:style-name="ro6">
          <table:table-cell table:style-name="ce3" office:value-type="date" office:date-value="2015-10-15">
            <text:p>15/10/15</text:p>
          </table:table-cell>
          <table:table-cell office:value-type="string">
            <text:p>MTTO-546-2015</text:p>
          </table:table-cell>
          <table:table-cell office:value-type="string">
            <text:p>SMI-082</text:p>
          </table:table-cell>
          <table:table-cell office:value-type="string">
            <text:p>REVISAR CALENTAMIENTO </text:p>
          </table:table-cell>
          <table:table-cell office:value-type="string">
            <text:p>NTS</text:p>
          </table:table-cell>
          <table:table-cell table:number-columns-repeated="1019"/>
        </table:table-row>
        <table:table-row table:style-name="ro6">
          <table:table-cell table:style-name="ce3" office:value-type="date" office:date-value="2015-10-16">
            <text:p>16/10/15</text:p>
          </table:table-cell>
          <table:table-cell office:value-type="string">
            <text:p>AAM-118-2015-T7</text:p>
          </table:table-cell>
          <table:table-cell office:value-type="string">
            <text:p>SQI-521</text:p>
          </table:table-cell>
          <table:table-cell office:value-type="string">
            <text:p>REPARAR PALETA DE YUGO</text:p>
          </table:table-cell>
          <table:table-cell office:value-type="string">
            <text:p>HERMAR</text:p>
          </table:table-cell>
          <table:table-cell table:number-columns-repeated="1019"/>
        </table:table-row>
        <table:table-row table:style-name="ro3">
          <table:table-cell table:style-name="ce3" office:value-type="date" office:date-value="2015-10-16">
            <text:p>16/10/15</text:p>
          </table:table-cell>
          <table:table-cell office:value-type="string">
            <text:p>AAM-33-2015-GS</text:p>
          </table:table-cell>
          <table:table-cell office:value-type="string">
            <text:p>WCZ-954</text:p>
          </table:table-cell>
          <table:table-cell office:value-type="string">
            <text:p>DESPINCHAR LLANTA TRASERA DERECHA.</text:p>
          </table:table-cell>
          <table:table-cell office:value-type="string">
            <text:p>COEXITO-OSCAR GARCIA </text:p>
          </table:table-cell>
          <table:table-cell table:number-columns-repeated="1019"/>
        </table:table-row>
        <table:table-row table:style-name="ro3">
          <table:table-cell table:style-name="ce3" office:value-type="date" office:date-value="2015-10-16">
            <text:p>16/10/15</text:p>
          </table:table-cell>
          <table:table-cell office:value-type="string">
            <text:p>AAM-154-2015-L.B</text:p>
          </table:table-cell>
          <table:table-cell office:value-type="string">
            <text:p>WDB-181</text:p>
          </table:table-cell>
          <table:table-cell office:value-type="string">
            <text:p>CAMBIO FILTRO BYPASS Y REVISION SENSOR DEL BAJO POR FUGA </text:p>
          </table:table-cell>
          <table:table-cell office:value-type="string">
            <text:p>AUTOPACIFICO</text:p>
          </table:table-cell>
          <table:table-cell table:number-columns-repeated="1019"/>
        </table:table-row>
        <table:table-row table:style-name="ro4">
          <table:table-cell table:style-name="ce3" office:value-type="date" office:date-value="2015-10-17">
            <text:p>17/10/15</text:p>
          </table:table-cell>
          <table:table-cell office:value-type="string">
            <text:p>MTTO-550-2015</text:p>
          </table:table-cell>
          <table:table-cell office:value-type="string">
            <text:p>USE-726</text:p>
          </table:table-cell>
          <table:table-cell office:value-type="string">
            <text:p>DESPINCHAR LLANTA TRASERA INTERNA LADO DERECHO Y LAVADO GENERAL (INCLUYE PARTE BAJA DEL MOTOR).</text:p>
          </table:table-cell>
          <table:table-cell office:value-type="string">
            <text:p>ESTACION LAS PALMERAS</text:p>
          </table:table-cell>
          <table:table-cell table:number-columns-repeated="1019"/>
        </table:table-row>
        <table:table-row table:style-name="ro4">
          <table:table-cell table:style-name="ce3" office:value-type="date" office:date-value="2015-10-19">
            <text:p>19/10/15</text:p>
          </table:table-cell>
          <table:table-cell office:value-type="string">
            <text:p>MTTO-552-2015</text:p>
          </table:table-cell>
          <table:table-cell office:value-type="string">
            <text:p>REMOLQUE No. 2 CUADRILLA 1 DE PARCHEO</text:p>
          </table:table-cell>
          <table:table-cell office:value-type="string">
            <text:p>DESPINCHAR LLANTA IZQUIERDA.</text:p>
          </table:table-cell>
          <table:table-cell office:value-type="string">
            <text:p>ESTACION LAS PALMERAS</text:p>
          </table:table-cell>
          <table:table-cell table:number-columns-repeated="1019"/>
        </table:table-row>
        <table:table-row table:style-name="ro4">
          <table:table-cell table:style-name="ce3" office:value-type="date" office:date-value="2015-10-19">
            <text:p>19/10/15</text:p>
          </table:table-cell>
          <table:table-cell office:value-type="string">
            <text:p>MTTO-551-2015</text:p>
          </table:table-cell>
          <table:table-cell office:value-type="string">
            <text:p>DDA-208</text:p>
          </table:table-cell>
          <table:table-cell office:value-type="string">
            <text:p>REVISION POR GARANTIA DEL BOXTER, CAMBIO DE PASTILLAS DELANTERAS Y REVISAR FUGA CILINDRO RUEDAS TRASERAS </text:p>
          </table:table-cell>
          <table:table-cell office:value-type="string">
            <text:p>FRENO PARTES</text:p>
          </table:table-cell>
          <table:table-cell table:number-columns-repeated="1019"/>
        </table:table-row>
        <table:table-row table:style-name="ro6">
          <table:table-cell table:style-name="ce3" office:value-type="date" office:date-value="2015-10-19">
            <text:p>19/10/15</text:p>
          </table:table-cell>
          <table:table-cell office:value-type="string">
            <text:p>AAM-101-2015-T3</text:p>
          </table:table-cell>
          <table:table-cell office:value-type="string">
            <text:p>KEY-039</text:p>
          </table:table-cell>
          <table:table-cell office:value-type="string">
            <text:p>CAMBIO BOMBA DE FRENOS.</text:p>
          </table:table-cell>
          <table:table-cell office:value-type="string">
            <text:p>FRENO PARTES</text:p>
          </table:table-cell>
          <table:table-cell table:number-columns-repeated="1019"/>
        </table:table-row>
        <table:table-row table:style-name="ro3">
          <table:table-cell table:style-name="ce3" office:value-type="date" office:date-value="2015-10-19">
            <text:p>19/10/15</text:p>
          </table:table-cell>
          <table:table-cell office:value-type="string">
            <text:p>AAM-177-2015-T4</text:p>
          </table:table-cell>
          <table:table-cell office:value-type="string">
            <text:p>KEX-384</text:p>
          </table:table-cell>
          <table:table-cell office:value-type="string">
            <text:p>CAMBIO GATOS COMPUERTA TRASERA</text:p>
          </table:table-cell>
          <table:table-cell office:value-type="string">
            <text:p>TALLERES AUTORIZADOS S.A.</text:p>
          </table:table-cell>
          <table:table-cell table:number-columns-repeated="1019"/>
        </table:table-row>
        <table:table-row table:style-name="ro6">
          <table:table-cell table:style-name="ce3" office:value-type="date" office:date-value="2015-10-19">
            <text:p>19/10/15</text:p>
          </table:table-cell>
          <table:table-cell office:value-type="string">
            <text:p>AAM-96-2015-T5</text:p>
          </table:table-cell>
          <table:table-cell office:value-type="string">
            <text:p>SPK-179</text:p>
          </table:table-cell>
          <table:table-cell office:value-type="string">
            <text:p>REVISION CRUCETAS DE CARDAN</text:p>
          </table:table-cell>
          <table:table-cell office:value-type="string">
            <text:p>FRENO PARTES</text:p>
          </table:table-cell>
          <table:table-cell table:number-columns-repeated="1019"/>
        </table:table-row>
        <table:table-row table:style-name="ro3">
          <table:table-cell table:style-name="ce3" office:value-type="date" office:date-value="2015-10-20">
            <text:p>20/10/15</text:p>
          </table:table-cell>
          <table:table-cell office:value-type="string">
            <text:p>MTTO-555-2015</text:p>
          </table:table-cell>
          <table:table-cell office:value-type="string">
            <text:p>DDA-165</text:p>
          </table:table-cell>
          <table:table-cell office:value-type="string">
            <text:p>REVISION EMBRAGUE (ESTA PATINANDO).</text:p>
          </table:table-cell>
          <table:table-cell office:value-type="string">
            <text:p>NACIONAL DE EMBRAGUES S.A.S</text:p>
          </table:table-cell>
          <table:table-cell table:number-columns-repeated="1019"/>
        </table:table-row>
        <table:table-row table:style-name="ro3">
          <table:table-cell table:style-name="ce3" office:value-type="date" office:date-value="2015-10-20">
            <text:p>20/10/15</text:p>
          </table:table-cell>
          <table:table-cell office:value-type="string">
            <text:p>MTTO-553-2015</text:p>
          </table:table-cell>
          <table:table-cell office:value-type="string">
            <text:p>DDA-206</text:p>
          </table:table-cell>
          <table:table-cell office:value-type="string">
            <text:p>DESPINCHAR LLANTA TRASERA IZQUIERDA.</text:p>
          </table:table-cell>
          <table:table-cell office:value-type="string">
            <text:p>ESTACION LAS PALMERAS</text:p>
          </table:table-cell>
          <table:table-cell table:number-columns-repeated="1019"/>
        </table:table-row>
        <table:table-row table:style-name="ro4">
          <table:table-cell table:style-name="ce3" office:value-type="date" office:date-value="2015-10-20">
            <text:p>20/10/15</text:p>
          </table:table-cell>
          <table:table-cell office:value-type="string">
            <text:p>MTTO-554-2015</text:p>
          </table:table-cell>
          <table:table-cell office:value-type="string">
            <text:p>REMOLQUE No. 2 CUADRILLA 1 DE PARCHEO</text:p>
          </table:table-cell>
          <table:table-cell office:value-type="string">
            <text:p>INSTALAR NEUMATICO EN LLANTA </text:p>
          </table:table-cell>
          <table:table-cell office:value-type="string">
            <text:p>ESTACION LAS PALMERAS</text:p>
          </table:table-cell>
          <table:table-cell table:number-columns-repeated="1019"/>
        </table:table-row>
        <table:table-row table:style-name="ro3">
          <table:table-cell table:style-name="ce3" office:value-type="date" office:date-value="2015-10-20">
            <text:p>20/10/15</text:p>
          </table:table-cell>
          <table:table-cell office:value-type="string">
            <text:p>AAM-121-2015-T7</text:p>
          </table:table-cell>
          <table:table-cell office:value-type="string">
            <text:p>HGR-963</text:p>
          </table:table-cell>
          <table:table-cell office:value-type="string">
            <text:p>REVISION AIRE ACONDICIONADO POR GARANTIA (FUGA DE AGUA COMPARTIMIENTO TRASERO)</text:p>
          </table:table-cell>
          <table:table-cell office:value-type="string">
            <text:p>ALISTAMIENTOS OCAMPO</text:p>
          </table:table-cell>
          <table:table-cell table:number-columns-repeated="1019"/>
        </table:table-row>
        <table:table-row table:style-name="ro6">
          <table:table-cell table:style-name="ce3" office:value-type="date" office:date-value="2015-10-20">
            <text:p>20/10/15</text:p>
          </table:table-cell>
          <table:table-cell office:value-type="string">
            <text:p>AAM-122-2015-T7</text:p>
          </table:table-cell>
          <table:table-cell office:value-type="string">
            <text:p>HGR-963</text:p>
          </table:table-cell>
          <table:table-cell office:value-type="string">
            <text:p>REVISION CAMILLA</text:p>
          </table:table-cell>
          <table:table-cell office:value-type="string">
            <text:p>AXIAL</text:p>
          </table:table-cell>
          <table:table-cell office:value-type="string">
            <text:p>16291-15</text:p>
          </table:table-cell>
          <table:table-cell table:number-columns-repeated="1018"/>
        </table:table-row>
        <table:table-row table:style-name="ro3">
          <table:table-cell table:style-name="ce3" office:value-type="date" office:date-value="2015-10-21">
            <text:p>21/10/15</text:p>
          </table:table-cell>
          <table:table-cell office:value-type="string">
            <text:p>MTTO-557-2015</text:p>
          </table:table-cell>
          <table:table-cell office:value-type="string">
            <text:p>KUK-382</text:p>
          </table:table-cell>
          <table:table-cell office:value-type="string">
            <text:p>EMPAQUETAR GATO CILINDRO CENTRAL DEL VOLCO Y ALINEACION DEL VOLCO</text:p>
          </table:table-cell>
          <table:table-cell office:value-type="string">
            <text:p>HERMAR</text:p>
          </table:table-cell>
          <table:table-cell office:value-type="string">
            <text:p>0 8 4 1</text:p>
          </table:table-cell>
          <table:table-cell table:number-columns-repeated="1018"/>
        </table:table-row>
        <table:table-row table:style-name="ro3">
          <table:table-cell table:style-name="ce3" office:value-type="date" office:date-value="2015-10-22">
            <text:p>22/10/15</text:p>
          </table:table-cell>
          <table:table-cell office:value-type="string">
            <text:p>AAM-98-2015-T5</text:p>
          </table:table-cell>
          <table:table-cell office:value-type="string">
            <text:p>HGT-129</text:p>
          </table:table-cell>
          <table:table-cell office:value-type="string">
            <text:p>REVISAR SISTEMA DE CARGA</text:p>
          </table:table-cell>
          <table:table-cell office:value-type="string">
            <text:p>COEXITO-OSCAR GARCIA </text:p>
          </table:table-cell>
          <table:table-cell table:number-columns-repeated="1019"/>
        </table:table-row>
        <table:table-row table:style-name="ro3">
          <table:table-cell table:style-name="ce3" office:value-type="date" office:date-value="2015-10-23">
            <text:p>23/10/15</text:p>
          </table:table-cell>
          <table:table-cell office:value-type="string">
            <text:p>MTTO-559-2015</text:p>
          </table:table-cell>
          <table:table-cell office:value-type="string">
            <text:p>SMW-560</text:p>
          </table:table-cell>
          <table:table-cell office:value-type="string">
            <text:p>CORREGIR FUGA DE ACEITE MOTOR </text:p>
          </table:table-cell>
          <table:table-cell office:value-type="string">
            <text:p>KENWORTH DE LA MONTAÑA</text:p>
          </table:table-cell>
          <table:table-cell table:number-columns-repeated="1019"/>
        </table:table-row>
        <table:table-row table:style-name="ro3">
          <table:table-cell table:style-name="ce3" office:value-type="date" office:date-value="2015-10-23">
            <text:p>23/10/15</text:p>
          </table:table-cell>
          <table:table-cell office:value-type="string">
            <text:p>AAM-33-2015-GP</text:p>
          </table:table-cell>
          <table:table-cell office:value-type="string">
            <text:p>CJK-060</text:p>
          </table:table-cell>
          <table:table-cell office:value-type="string">
            <text:p>CORREGIR RUIDO ANORMAL ALTERNADOR POR GARANTIA.</text:p>
          </table:table-cell>
          <table:table-cell office:value-type="string">
            <text:p>RENZO NIETO </text:p>
          </table:table-cell>
          <table:table-cell table:number-columns-repeated="1019"/>
        </table:table-row>
        <table:table-row table:style-name="ro5">
          <table:table-cell table:style-name="ce3" office:value-type="date" office:date-value="2015-10-23">
            <text:p>23/10/15</text:p>
          </table:table-cell>
          <table:table-cell office:value-type="string">
            <text:p>AAM-120-2015-T6</text:p>
          </table:table-cell>
          <table:table-cell office:value-type="string">
            <text:p>HGR-969</text:p>
          </table:table-cell>
          <table:table-cell office:value-type="string">
            <text:p>REVISION AIRE ACONDICIONADO POR GARANTIA (NO ENFRIA EN LA PARTE TRASERA DEL HABITACULO Y EN LA PARTE DELANTERA ESTA DEFICIENTE)</text:p>
          </table:table-cell>
          <table:table-cell office:value-type="string">
            <text:p>ALISTAMIENTOS OCAMPO</text:p>
          </table:table-cell>
          <table:table-cell table:number-columns-repeated="1019"/>
        </table:table-row>
        <table:table-row table:style-name="ro3">
          <table:table-cell table:style-name="ce3" office:value-type="date" office:date-value="2015-10-23">
            <text:p>23/10/15</text:p>
          </table:table-cell>
          <table:table-cell office:value-type="string">
            <text:p>AAM-34-2015-GP</text:p>
          </table:table-cell>
          <table:table-cell office:value-type="string">
            <text:p>DDB-891</text:p>
          </table:table-cell>
          <table:table-cell office:value-type="string">
            <text:p>REVISAR SISTEMA DE CARGA.</text:p>
          </table:table-cell>
          <table:table-cell office:value-type="string">
            <text:p>COEXITO-OSCAR GARCIA </text:p>
          </table:table-cell>
          <table:table-cell table:number-columns-repeated="1019"/>
        </table:table-row>
        <table:table-row table:style-name="ro5">
          <table:table-cell table:style-name="ce3" office:value-type="date" office:date-value="2015-10-23">
            <text:p>23/10/15</text:p>
          </table:table-cell>
          <table:table-cell office:value-type="string">
            <text:p>AAM-121-2015-T6</text:p>
          </table:table-cell>
          <table:table-cell office:value-type="string">
            <text:p>KEY-361</text:p>
          </table:table-cell>
          <table:table-cell office:value-type="string">
            <text:p>REVISION RUIDO ANORMAL EN LOS RODAMIENTOS DE LOS TENSORES DEL COMPRESOR Y VERIFICAR ALINEACION DE POLEAS.</text:p>
          </table:table-cell>
          <table:table-cell office:value-type="string">
            <text:p>TALLERES AUTORIZADOS S.A.</text:p>
          </table:table-cell>
          <table:table-cell table:number-columns-repeated="1019"/>
        </table:table-row>
        <table:table-row table:style-name="ro6">
          <table:table-cell table:style-name="ce3" office:value-type="date" office:date-value="2015-10-23">
            <text:p>23/10/15</text:p>
          </table:table-cell>
          <table:table-cell office:value-type="string">
            <text:p>AAM-125-2015-T7</text:p>
          </table:table-cell>
          <table:table-cell office:value-type="string">
            <text:p>KEY-449</text:p>
          </table:table-cell>
          <table:table-cell office:value-type="string">
            <text:p>ALINEACION DIRECCION Y BALANCEO RUEDAS</text:p>
          </table:table-cell>
          <table:table-cell office:value-type="string">
            <text:p>LLANTAS LA ESTACION</text:p>
          </table:table-cell>
          <table:table-cell table:number-columns-repeated="1019"/>
        </table:table-row>
        <table:table-row table:style-name="ro6">
          <table:table-cell table:style-name="ce3" office:value-type="date" office:date-value="2015-10-26">
            <text:p>26/10/15</text:p>
          </table:table-cell>
          <table:table-cell office:value-type="string">
            <text:p>MTTO-561-2015</text:p>
          </table:table-cell>
          <table:table-cell office:value-type="string">
            <text:p>USA-339</text:p>
          </table:table-cell>
          <table:table-cell office:value-type="string">
            <text:p>REVISION DE INYECTORES </text:p>
          </table:table-cell>
          <table:table-cell office:value-type="string">
            <text:p>PALMI DIESEL</text:p>
          </table:table-cell>
          <table:table-cell table:number-columns-repeated="1019"/>
        </table:table-row>
        <table:table-row table:style-name="ro3">
          <table:table-cell table:style-name="ce3" office:value-type="date" office:date-value="2015-10-26">
            <text:p>26/10/15</text:p>
          </table:table-cell>
          <table:table-cell office:value-type="string">
            <text:p>AAM-122-2015-T6</text:p>
          </table:table-cell>
          <table:table-cell office:value-type="string">
            <text:p>HGR-969</text:p>
          </table:table-cell>
          <table:table-cell office:value-type="string">
            <text:p>REVISION PRESENTA BAJA POTENCIA (SE AHOGA NO DESFOGA)</text:p>
          </table:table-cell>
          <table:table-cell office:value-type="string">
            <text:p>AUTOFARALLONES RENAULT</text:p>
          </table:table-cell>
          <table:table-cell table:number-columns-repeated="1019"/>
        </table:table-row>
        <table:table-row table:style-name="ro14">
          <table:table-cell table:style-name="ce3" office:value-type="date" office:date-value="2015-10-26">
            <text:p>26/10/15</text:p>
          </table:table-cell>
          <table:table-cell office:value-type="string">
            <text:p>AAM-83-2015-IF</text:p>
          </table:table-cell>
          <table:table-cell office:value-type="string">
            <text:p>PLANTA ELECTRICA OLYMPIAN ESTACION DE SERVICIO CERRITO TRAMO 3</text:p>
          </table:table-cell>
          <table:table-cell office:value-type="string">
            <text:p>REVISAR SISTEMA DE CARGA</text:p>
          </table:table-cell>
          <table:table-cell office:value-type="string">
            <text:p>COEXITO-OSCAR GARCIA </text:p>
          </table:table-cell>
          <table:table-cell office:value-type="string">
            <text:p>REM 0647007</text:p>
          </table:table-cell>
          <table:table-cell table:number-columns-repeated="1018"/>
        </table:table-row>
        <table:table-row table:style-name="ro5">
          <table:table-cell table:style-name="ce3" office:value-type="date" office:date-value="2015-10-26">
            <text:p>26/10/15</text:p>
          </table:table-cell>
          <table:table-cell office:value-type="string">
            <text:p>AAM-70-2015-T1</text:p>
          </table:table-cell>
          <table:table-cell office:value-type="string">
            <text:p>WDC-091</text:p>
          </table:table-cell>
          <table:table-cell office:value-type="string">
            <text:p>CORREGIR FUGA MEDIDOR TANQUE HIDRAULICO, CONSTRUIR TENSOR CAMA BAJA, SEGUN MUESTRA Y RECTIFICAR PASADORES CAMA BAJA POR GARANTIA </text:p>
          </table:table-cell>
          <table:table-cell office:value-type="string">
            <text:p>HERMAR</text:p>
          </table:table-cell>
          <table:table-cell table:number-columns-repeated="1019"/>
        </table:table-row>
        <table:table-row table:style-name="ro3">
          <table:table-cell table:style-name="ce3" office:value-type="date" office:date-value="2015-10-26">
            <text:p>26/10/15</text:p>
          </table:table-cell>
          <table:table-cell office:value-type="string">
            <text:p>AAM-99-2015-T5</text:p>
          </table:table-cell>
          <table:table-cell office:value-type="string">
            <text:p>KEX-250</text:p>
          </table:table-cell>
          <table:table-cell office:value-type="string">
            <text:p>RUTINA DE LOS 5.000 KMS DESPUES DE REPARADO MOTOR.</text:p>
          </table:table-cell>
          <table:table-cell office:value-type="string">
            <text:p>TALLERES AUTORIZADOS S.A.</text:p>
          </table:table-cell>
          <table:table-cell office:value-type="float" office:value="96523">
            <text:p>96523</text:p>
          </table:table-cell>
          <table:table-cell table:number-columns-repeated="1018"/>
        </table:table-row>
        <table:table-row table:style-name="ro5">
          <table:table-cell table:style-name="ce3" office:value-type="date" office:date-value="2015-10-26">
            <text:p>26/10/15</text:p>
          </table:table-cell>
          <table:table-cell office:value-type="string">
            <text:p>AAM-131-2015-T2</text:p>
          </table:table-cell>
          <table:table-cell office:value-type="string">
            <text:p>KEW-926</text:p>
          </table:table-cell>
          <table:table-cell office:value-type="string">
            <text:p>REVISION TECNOMECANICA</text:p>
          </table:table-cell>
          <table:table-cell office:value-type="string">
            <text:p>CENTRO DE DIAGNOSTICO AUTOMOTOR DEL VALLE </text:p>
          </table:table-cell>
          <table:table-cell table:number-columns-repeated="1019"/>
        </table:table-row>
        <table:table-row table:style-name="ro7">
          <table:table-cell table:style-name="ce3" office:value-type="date" office:date-value="2015-10-27">
            <text:p>27/10/15</text:p>
          </table:table-cell>
          <table:table-cell office:value-type="string">
            <text:p>AAM-180-2015-T4</text:p>
          </table:table-cell>
          <table:table-cell office:value-type="string">
            <text:p>TLO-302</text:p>
          </table:table-cell>
          <table:table-cell office:value-type="string">
            <text:p>REVISION MANGUERA HIDRAULICA DEL BOOM NUEVAMENTE POR GARANTIA, SE REVENTO LA ABRAZADERA QUE SUJETABA LA MANGUERA (NOTA: LA ANTERIOR VEZ QUE SE ENVIO POR ESTE MISMO PROBLEMA FUE EL 13 DE OCTUBRE DE 2015).</text:p>
          </table:table-cell>
          <table:table-cell office:value-type="string">
            <text:p>REHIMAC </text:p>
          </table:table-cell>
          <table:table-cell table:number-columns-repeated="1019"/>
        </table:table-row>
        <table:table-row table:style-name="ro4">
          <table:table-cell table:style-name="ce3" office:value-type="date" office:date-value="2015-10-28">
            <text:p>28/10/15</text:p>
          </table:table-cell>
          <table:table-cell office:value-type="string">
            <text:p>MTTO-563-2015</text:p>
          </table:table-cell>
          <table:table-cell office:value-type="string">
            <text:p>DDA-165</text:p>
          </table:table-cell>
          <table:table-cell office:value-type="string">
            <text:p>REVISION AMORTIGUADORES TRASEROS POR GARANTIA. (NOTA: SE CAMBIARON EN JULIO DEL 2015)</text:p>
          </table:table-cell>
          <table:table-cell office:value-type="string">
            <text:p>FRENO PARTES</text:p>
          </table:table-cell>
          <table:table-cell table:number-columns-repeated="1019"/>
        </table:table-row>
        <table:table-row table:style-name="ro3">
          <table:table-cell table:style-name="ce3" office:value-type="date" office:date-value="2015-10-28">
            <text:p>28/10/15</text:p>
          </table:table-cell>
          <table:table-cell office:value-type="string">
            <text:p>AAM-181-2015-T4</text:p>
          </table:table-cell>
          <table:table-cell office:value-type="string">
            <text:p>KEX-384</text:p>
          </table:table-cell>
          <table:table-cell office:value-type="string">
            <text:p>REVISION VIDRIOS PARABRISAS </text:p>
          </table:table-cell>
          <table:table-cell office:value-type="string">
            <text:p>VIDRIOS Y ACCESORIOS </text:p>
          </table:table-cell>
          <table:table-cell table:number-columns-repeated="1019"/>
        </table:table-row>
        <table:table-row table:style-name="ro3">
          <table:table-cell table:style-name="ce3" office:value-type="date" office:date-value="2015-10-28">
            <text:p>28/10/15</text:p>
          </table:table-cell>
          <table:table-cell office:value-type="string">
            <text:p>MTTO-562-2015</text:p>
          </table:table-cell>
          <table:table-cell office:value-type="string">
            <text:p>VIBROCOMPACTADOR CB24</text:p>
          </table:table-cell>
          <table:table-cell office:value-type="string">
            <text:p>REVISAR SISTEMA DE CARGA</text:p>
          </table:table-cell>
          <table:table-cell office:value-type="string">
            <text:p>COEXITO-OSCAR GARCIA </text:p>
          </table:table-cell>
          <table:table-cell table:number-columns-repeated="1019"/>
        </table:table-row>
        <table:table-row table:style-name="ro3">
          <table:table-cell table:style-name="ce3" office:value-type="date" office:date-value="2015-10-28">
            <text:p>28/10/15</text:p>
          </table:table-cell>
          <table:table-cell office:value-type="string">
            <text:p>MTTO-564-2015</text:p>
          </table:table-cell>
          <table:table-cell office:value-type="string">
            <text:p>CJJ-590</text:p>
          </table:table-cell>
          <table:table-cell office:value-type="string">
            <text:p>REVISION EMBRAGUE POR GARANTIA.</text:p>
          </table:table-cell>
          <table:table-cell office:value-type="string">
            <text:p>NACIONAL DE EMBRAGUES S.A.S</text:p>
          </table:table-cell>
          <table:table-cell table:number-columns-repeated="1019"/>
        </table:table-row>
        <table:table-row table:style-name="ro3">
          <table:table-cell table:style-name="ce3" office:value-type="date" office:date-value="2015-10-28">
            <text:p>28/10/15</text:p>
          </table:table-cell>
          <table:table-cell office:value-type="string">
            <text:p>AAM-159-2015-L.B</text:p>
          </table:table-cell>
          <table:table-cell office:value-type="string">
            <text:p>WDB-181</text:p>
          </table:table-cell>
          <table:table-cell office:value-type="string">
            <text:p>CORREGIR FUGA DE AIRE POR MANGUERAS DEL SISTEMA DE FRENOS (SEGUN INDICACIONES)</text:p>
          </table:table-cell>
          <table:table-cell office:value-type="string">
            <text:p>FRENO PARTES</text:p>
          </table:table-cell>
          <table:table-cell table:number-columns-repeated="1019"/>
        </table:table-row>
        <table:table-row table:style-name="ro3">
          <table:table-cell table:style-name="ce3" office:value-type="date" office:date-value="2015-10-28">
            <text:p>28/10/15</text:p>
          </table:table-cell>
          <table:table-cell office:value-type="string">
            <text:p>AAM-105-2015-T3</text:p>
          </table:table-cell>
          <table:table-cell office:value-type="string">
            <text:p>WCZ-205</text:p>
          </table:table-cell>
          <table:table-cell office:value-type="string">
            <text:p>ADAPTACION LAMPARAS LED DE LUCES TRASERAS (SEGUN INDICACIONES).</text:p>
          </table:table-cell>
          <table:table-cell office:value-type="string">
            <text:p>FRENO PARTES</text:p>
          </table:table-cell>
          <table:table-cell table:number-columns-repeated="1019"/>
        </table:table-row>
        <table:table-row table:style-name="ro7">
          <table:table-cell table:style-name="ce3" office:value-type="date" office:date-value="2015-10-29">
            <text:p>29/10/15</text:p>
          </table:table-cell>
          <table:table-cell office:value-type="string">
            <text:p>AAM-126-2015-T7</text:p>
          </table:table-cell>
          <table:table-cell office:value-type="string">
            <text:p>HGT-250</text:p>
          </table:table-cell>
          <table:table-cell office:value-type="string">
            <text:p>INSTALACION DE 4 LLANTAS NUEVAS MARCA MICHELIN REF. 195/75 R16, SUMINISTRADAS POR ALMACEN DEL CCO (INCLUYE MONTAJE Y MARCACION), SEGUN ORDEN DE COMPRA UTDVVCC-AAO-479-2015, ALINEACION DIRECCION Y BALANCEO DE RUEDAS</text:p>
          </table:table-cell>
          <table:table-cell office:value-type="string">
            <text:p>AUTOCENTRO CAPRI</text:p>
          </table:table-cell>
          <table:table-cell table:number-columns-repeated="1019"/>
        </table:table-row>
        <table:table-row table:style-name="ro3">
          <table:table-cell table:style-name="ce3" office:value-type="date" office:date-value="2015-10-29">
            <text:p>29/10/15</text:p>
          </table:table-cell>
          <table:table-cell office:value-type="string">
            <text:p>AAM-100-2015-T5</text:p>
          </table:table-cell>
          <table:table-cell office:value-type="string">
            <text:p>KEW-951</text:p>
          </table:table-cell>
          <table:table-cell office:value-type="string">
            <text:p>CAMBIO DE RODAMIENTOS DELANTEROS, SELLOS Y ENGRASE DE LOS MISMOS.</text:p>
          </table:table-cell>
          <table:table-cell office:value-type="string">
            <text:p>FRENO PARTES</text:p>
          </table:table-cell>
          <table:table-cell table:number-columns-repeated="1019"/>
        </table:table-row>
        <table:table-row table:style-name="ro14">
          <table:table-cell table:style-name="ce3" office:value-type="date" office:date-value="2015-10-29">
            <text:p>29/10/15</text:p>
          </table:table-cell>
          <table:table-cell office:value-type="string">
            <text:p>AAM-84-2015-IF</text:p>
          </table:table-cell>
          <table:table-cell office:value-type="string">
            <text:p>PLANTA ELECTRICA C15 EST DE SERV PLAZA MADERO TRAMO 6</text:p>
          </table:table-cell>
          <table:table-cell office:value-type="string">
            <text:p>REVISAR SISTEMA DE CARGA DE BATERIA CON NUMERO DE SERIE WUV254313 Y PONER EN CARGA LENTA LA BATERIA DESCARGADA</text:p>
          </table:table-cell>
          <table:table-cell office:value-type="string">
            <text:p>COEXITO-OSCAR GARCIA </text:p>
          </table:table-cell>
          <table:table-cell office:value-type="string">
            <text:p>REM 0647006</text:p>
          </table:table-cell>
          <table:table-cell table:number-columns-repeated="1018"/>
        </table:table-row>
        <table:table-row table:style-name="ro4">
          <table:table-cell table:style-name="ce3" office:value-type="date" office:date-value="2015-10-30">
            <text:p>30/10/15</text:p>
          </table:table-cell>
          <table:table-cell office:value-type="string">
            <text:p>AAM-123-2015-T6</text:p>
          </table:table-cell>
          <table:table-cell office:value-type="string">
            <text:p>SQW-850</text:p>
          </table:table-cell>
          <table:table-cell office:value-type="string">
            <text:p>REVISION SISTEMA ELECTRICO DE PLUMILLAS (ESTANDO EL INTERRUPTOR APAGADO LAS PLUMILLAS ESTAN FUNCIONANDO)</text:p>
          </table:table-cell>
          <table:table-cell office:value-type="string">
            <text:p>KENWORTH DE LA MONTAÑA</text:p>
          </table:table-cell>
          <table:table-cell table:number-columns-repeated="1019"/>
        </table:table-row>
        <table:table-row table:style-name="ro4">
          <table:table-cell table:style-name="ce3" office:value-type="date" office:date-value="2015-10-30">
            <text:p>30/10/15</text:p>
          </table:table-cell>
          <table:table-cell office:value-type="string">
            <text:p>AAM-124-2015-T6</text:p>
          </table:table-cell>
          <table:table-cell office:value-type="string">
            <text:p>HGR-969</text:p>
          </table:table-cell>
          <table:table-cell office:value-type="string">
            <text:p>REVISION AIRE ACONDICIONADO POR GARANTIA (NO ENFRIA EN LA PARTE TRASERA DEL HABITACULO)</text:p>
          </table:table-cell>
          <table:table-cell office:value-type="string">
            <text:p>ALISTAMIENTOS OCAMPO</text:p>
          </table:table-cell>
          <table:table-cell table:number-columns-repeated="1019"/>
        </table:table-row>
        <table:table-row table:style-name="ro4">
          <table:table-cell table:style-name="ce3" office:value-type="date" office:date-value="2015-10-30">
            <text:p>30/10/15</text:p>
          </table:table-cell>
          <table:table-cell office:value-type="string">
            <text:p>AAM-127-2015-T7</text:p>
          </table:table-cell>
          <table:table-cell office:value-type="string">
            <text:p>SQI-521</text:p>
          </table:table-cell>
          <table:table-cell office:value-type="string">
            <text:p>CORREGIR FUGA GATO HIDRAULICO DE ENGANCHE PARTE POSTERIOR (SEGUN INDICACIONES).</text:p>
          </table:table-cell>
          <table:table-cell office:value-type="string">
            <text:p>HERMAR</text:p>
          </table:table-cell>
          <table:table-cell table:number-columns-repeated="1019"/>
        </table:table-row>
        <table:table-row table:style-name="ro3">
          <table:table-cell table:style-name="ce3" office:value-type="date" office:date-value="2015-11-03">
            <text:p>03/11/15</text:p>
          </table:table-cell>
          <table:table-cell office:value-type="string">
            <text:p>MTTO-566-2015</text:p>
          </table:table-cell>
          <table:table-cell office:value-type="string">
            <text:p>HIDRO No. 1</text:p>
          </table:table-cell>
          <table:table-cell office:value-type="string">
            <text:p>REPARACION PISTOLA DE AGUA (SEGUN INDICACIONES)</text:p>
          </table:table-cell>
          <table:table-cell office:value-type="string">
            <text:p>REHIMAC </text:p>
          </table:table-cell>
          <table:table-cell table:number-columns-repeated="1019"/>
        </table:table-row>
        <table:table-row table:style-name="ro3">
          <table:table-cell table:style-name="ce3" office:value-type="date" office:date-value="2015-11-03">
            <text:p>03/11/15</text:p>
          </table:table-cell>
          <table:table-cell office:value-type="string">
            <text:p>MTTO-568-2015</text:p>
          </table:table-cell>
          <table:table-cell office:value-type="string">
            <text:p>COMPRESOR DEL CARRO DELINEADOR </text:p>
          </table:table-cell>
          <table:table-cell office:value-type="string">
            <text:p>PRESENTA HUMO POR ACOPLE DE LA UNIDAD.</text:p>
          </table:table-cell>
          <table:table-cell office:value-type="string">
            <text:p>NEUMATICA DEL CARIBE</text:p>
          </table:table-cell>
          <table:table-cell office:value-type="string">
            <text:p>CL15546-S</text:p>
          </table:table-cell>
          <table:table-cell table:number-columns-repeated="1018"/>
        </table:table-row>
        <table:table-row table:style-name="ro3">
          <table:table-cell table:style-name="ce3" office:value-type="date" office:date-value="2015-11-04">
            <text:p>04/11/15</text:p>
          </table:table-cell>
          <table:table-cell office:value-type="string">
            <text:p>AAM-107-2015-T3</text:p>
          </table:table-cell>
          <table:table-cell office:value-type="string">
            <text:p>HGT-245</text:p>
          </table:table-cell>
          <table:table-cell office:value-type="string">
            <text:p>RUTINA DE LOS 80.000 KMS.</text:p>
          </table:table-cell>
          <table:table-cell office:value-type="string">
            <text:p>AUTOFARALLONES RENAULT</text:p>
          </table:table-cell>
          <table:table-cell table:number-columns-repeated="1019"/>
        </table:table-row>
        <table:table-row table:style-name="ro15">
          <table:table-cell table:style-name="ce3" office:value-type="date" office:date-value="2015-11-04">
            <text:p>04/11/15</text:p>
          </table:table-cell>
          <table:table-cell office:value-type="string">
            <text:p>MTTO-571-2015</text:p>
          </table:table-cell>
          <table:table-cell office:value-type="string">
            <text:p>HIDRO No. 1</text:p>
          </table:table-cell>
          <table:table-cell office:value-type="string">
            <text:p>CAMBIO FILTRO DE AIRE HUMEDO</text:p>
          </table:table-cell>
          <table:table-cell office:value-type="string">
            <text:p>AGROELECTRICAS DIESEL</text:p>
          </table:table-cell>
          <table:table-cell office:value-type="float" office:value="3716">
            <text:p>3716</text:p>
          </table:table-cell>
          <table:table-cell table:number-columns-repeated="1018"/>
        </table:table-row>
        <table:table-row table:style-name="ro4">
          <table:table-cell table:style-name="ce3" office:value-type="date" office:date-value="2015-11-04">
            <text:p>04/11/15</text:p>
          </table:table-cell>
          <table:table-cell office:value-type="string">
            <text:p>AAM-108-2015-T3</text:p>
          </table:table-cell>
          <table:table-cell office:value-type="string">
            <text:p>WCZ-205</text:p>
          </table:table-cell>
          <table:table-cell office:value-type="string">
            <text:p>CORREGIR DAÑO GENERADO EN ACOPLE DE LA TUBERIA DEL CILINDRO HIDRAULICO GEMELO LADO DERECHO.</text:p>
          </table:table-cell>
          <table:table-cell office:value-type="string">
            <text:p>REHIMAC </text:p>
          </table:table-cell>
          <table:table-cell table:number-columns-repeated="1019"/>
        </table:table-row>
        <table:table-row table:style-name="ro3">
          <table:table-cell table:style-name="ce3" office:value-type="date" office:date-value="2015-11-04">
            <text:p>04/11/15</text:p>
          </table:table-cell>
          <table:table-cell office:value-type="string">
            <text:p>AAM-184-2015-T4</text:p>
          </table:table-cell>
          <table:table-cell office:value-type="string">
            <text:p>TLO-302</text:p>
          </table:table-cell>
          <table:table-cell office:value-type="string">
            <text:p>CAMBIO DE PLUMILLAS </text:p>
          </table:table-cell>
          <table:table-cell office:value-type="string">
            <text:p>KENWORTH DE LA MONTAÑA</text:p>
          </table:table-cell>
          <table:table-cell table:number-columns-repeated="1019"/>
        </table:table-row>
        <table:table-row table:style-name="ro3">
          <table:table-cell table:style-name="ce3" office:value-type="date" office:date-value="2015-11-05">
            <text:p>05/11/15</text:p>
          </table:table-cell>
          <table:table-cell office:value-type="string">
            <text:p>AAM-162-2015-L.B</text:p>
          </table:table-cell>
          <table:table-cell office:value-type="string">
            <text:p>WEQ-403</text:p>
          </table:table-cell>
          <table:table-cell office:value-type="string">
            <text:p>RUTINA DE LOS 60.000 KMS.</text:p>
          </table:table-cell>
          <table:table-cell office:value-type="string">
            <text:p>AUTOFARALLONES RENAULT</text:p>
          </table:table-cell>
          <table:table-cell table:number-columns-repeated="1019"/>
        </table:table-row>
        <table:table-row table:style-name="ro3">
          <table:table-cell table:style-name="ce3" office:value-type="date" office:date-value="2015-11-05">
            <text:p>05/11/15</text:p>
          </table:table-cell>
          <table:table-cell office:value-type="string">
            <text:p>AAM-132-2015-T2</text:p>
          </table:table-cell>
          <table:table-cell office:value-type="string">
            <text:p>KEW-928</text:p>
          </table:table-cell>
          <table:table-cell office:value-type="string">
            <text:p>MANTENIMIENTO EMBRAGUE</text:p>
          </table:table-cell>
          <table:table-cell office:value-type="string">
            <text:p>NACIONAL DE EMBRAGUES S.A.S</text:p>
          </table:table-cell>
          <table:table-cell table:number-columns-repeated="1019"/>
        </table:table-row>
        <table:table-row table:style-name="ro15">
          <table:table-cell table:style-name="ce3" office:value-type="date" office:date-value="2015-11-05">
            <text:p>05/11/15</text:p>
          </table:table-cell>
          <table:table-cell office:value-type="string">
            <text:p>MTTO-572-2015</text:p>
          </table:table-cell>
          <table:table-cell office:value-type="string">
            <text:p>PLANTA ELECTRICA FG WILSON No. 1</text:p>
          </table:table-cell>
          <table:table-cell office:value-type="string">
            <text:p>REPARACION ALTERNADOR, REVISION CORREA Y REGULADOR.</text:p>
          </table:table-cell>
          <table:table-cell office:value-type="string">
            <text:p>RENZO NIETO </text:p>
          </table:table-cell>
          <table:table-cell office:value-type="string">
            <text:p>0 9 7 6</text:p>
          </table:table-cell>
          <table:table-cell table:number-columns-repeated="1018"/>
        </table:table-row>
        <table:table-row table:style-name="ro3">
          <table:table-cell table:style-name="ce3" office:value-type="date" office:date-value="2015-11-06">
            <text:p>06/11/15</text:p>
          </table:table-cell>
          <table:table-cell office:value-type="string">
            <text:p>AAM-185-2015-T4</text:p>
          </table:table-cell>
          <table:table-cell office:value-type="string">
            <text:p>DDB-875 </text:p>
          </table:table-cell>
          <table:table-cell office:value-type="string">
            <text:p>CORREGIR RUIDO ANORMAL RUEDAS DELANTERAS.</text:p>
          </table:table-cell>
          <table:table-cell office:value-type="string">
            <text:p>TALLERES AUTORIZADOS S.A.</text:p>
          </table:table-cell>
          <table:table-cell table:number-columns-repeated="1019"/>
        </table:table-row>
        <table:table-row table:style-name="ro3">
          <table:table-cell table:style-name="ce3" office:value-type="date" office:date-value="2015-11-06">
            <text:p>06/11/15</text:p>
          </table:table-cell>
          <table:table-cell office:value-type="string">
            <text:p>MTTO-574-2015</text:p>
          </table:table-cell>
          <table:table-cell office:value-type="string">
            <text:p>DDA-206</text:p>
          </table:table-cell>
          <table:table-cell office:value-type="string">
            <text:p>REVISAR SISTEMA DE CARGA Y REPARAR ALTERNADOR </text:p>
          </table:table-cell>
          <table:table-cell office:value-type="string">
            <text:p>COEXITO-OSCAR GARCIA </text:p>
          </table:table-cell>
          <table:table-cell table:number-columns-repeated="1019"/>
        </table:table-row>
        <table:table-row table:style-name="ro7">
          <table:table-cell table:style-name="ce3" office:value-type="date" office:date-value="2015-11-06">
            <text:p>06/11/15</text:p>
          </table:table-cell>
          <table:table-cell office:value-type="string">
            <text:p>AAM-163-2015-L.B</text:p>
          </table:table-cell>
          <table:table-cell office:value-type="string">
            <text:p>WEQ-403</text:p>
          </table:table-cell>
          <table:table-cell office:value-type="string">
            <text:p>INSTALACION DE 4 LLANTAS NUEVAS MARCA LATITUDE TOUR REF. 215/60 R16, SUMINISTRADAS POR ALMACEN DEL CCO (INCLUYE MONTAJE Y MARCACION), SEGUN ORDEN DE COMPRA CLB-AAO-201-2015, ALINEACION DIRECCION Y BALANCEO DE RUE</text:p>
          </table:table-cell>
          <table:table-cell office:value-type="string">
            <text:p>AUTOCENTRO CAPRI</text:p>
          </table:table-cell>
          <table:table-cell table:number-columns-repeated="1019"/>
        </table:table-row>
        <table:table-row table:style-name="ro6">
          <table:table-cell table:style-name="ce3" office:value-type="date" office:date-value="2015-11-06">
            <text:p>06/11/15</text:p>
          </table:table-cell>
          <table:table-cell office:value-type="string">
            <text:p>AAM-102-2015-T5</text:p>
          </table:table-cell>
          <table:table-cell office:value-type="string">
            <text:p>SXY-300</text:p>
          </table:table-cell>
          <table:table-cell office:value-type="string">
            <text:p>CORREGIR FUGA INTERNA DEL BOOM.</text:p>
          </table:table-cell>
          <table:table-cell office:value-type="string">
            <text:p>REHIMAC </text:p>
          </table:table-cell>
          <table:table-cell table:number-columns-repeated="1019"/>
        </table:table-row>
        <table:table-row table:style-name="ro15">
          <table:table-cell table:style-name="ce3" office:value-type="date" office:date-value="2015-11-07">
            <text:p>07/11/15</text:p>
          </table:table-cell>
          <table:table-cell office:value-type="string">
            <text:p>MTTO-575-2015</text:p>
          </table:table-cell>
          <table:table-cell office:value-type="string">
            <text:p>USE-822</text:p>
          </table:table-cell>
          <table:table-cell office:value-type="string">
            <text:p>DESPINCHAR LLANTA TRASERA INTERNA DERECHA Y VERIFICAR ESTADO DEL RIN.</text:p>
          </table:table-cell>
          <table:table-cell office:value-type="string">
            <text:p>COEXITO-OSCAR GARCIA </text:p>
          </table:table-cell>
          <table:table-cell table:number-columns-repeated="1019"/>
        </table:table-row>
        <table:table-row table:style-name="ro16">
          <table:table-cell table:style-name="ce3" office:value-type="date" office:date-value="2015-11-07">
            <text:p>07/11/15</text:p>
          </table:table-cell>
          <table:table-cell office:value-type="string">
            <text:p>MTTO-576-2015</text:p>
          </table:table-cell>
          <table:table-cell office:value-type="string">
            <text:p>VIBROCOMPACTADOR DD24</text:p>
          </table:table-cell>
          <table:table-cell office:value-type="string">
            <text:p>MANTENIMIENTO MOTOR DE ARRANQUE Y ALTERNADOR (SE DESCARGA DE UN DIA PARA OTRO)</text:p>
          </table:table-cell>
          <table:table-cell office:value-type="string">
            <text:p>RENZO NIETO </text:p>
          </table:table-cell>
          <table:table-cell table:number-columns-repeated="1019"/>
        </table:table-row>
        <table:table-row table:style-name="ro15">
          <table:table-cell table:number-columns-repeated="3"/>
          <table:table-cell office:value-type="string">
            <text:p>DESPINCHAR LLANTA TRASERA INTERNA LADO DERECHO.</text:p>
          </table:table-cell>
          <table:table-cell table:number-columns-repeated="1020"/>
        </table:table-row>
        <table:table-row table:style-name="ro6" table:number-rows-repeated="1045481">
          <table:table-cell table:number-columns-repeated="1024"/>
        </table:table-row>
        <table:table-row table:style-name="ro6">
          <table:table-cell table:number-columns-repeated="1024"/>
        </table:table-row>
      </table:table>
      <table:table table:name="Hoja2" table:style-name="ta1">
        <table:table-column table:style-name="co12" table:default-cell-style-name="Default"/>
        <table:table-row table:style-name="ro6">
          <table:table-cell/>
        </table:table-row>
      </table:table>
      <table:table table:name="Hoja3" table:style-name="ta1">
        <table:table-column table:style-name="co12" table:default-cell-style-name="Default"/>
        <table:table-row table:style-name="ro9">
          <table:table-cell/>
        </table:table-row>
      </table:table>
      <table:named-expressions/>
      <table:database-ranges>
        <table:database-range table:name="__Anonymous_Sheet_DB__0" table:target-range-address="Hoja1.C1:Hoja1.C104857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Courier New" svg:font-family="'Courier New'" style:font-family-generic="moder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currency-symbol number:language="es" number:country="CO">$</number:currency-symbol>
      <number:number number:decimal-places="2" number:min-integer-digits="1" number:grouping="true"/>
    </number:currency-style>
    <number:currency-style style:name="N106">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6P0"/>
    </number:currency-style>
    <number:number-style style:name="N110P0" style:volatile="true">
      <number:number number:decimal-places="2" number:min-integer-digits="1" number:grouping="true"/>
      <number:text> </number:text>
    </number:number-style>
    <number:number-style style:name="N110P1" style:volatile="true">
      <number:text> -</number:text>
      <number:number number:decimal-places="2" number:min-integer-digits="1" number:grouping="true"/>
      <number:text> </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 </number:text>
      <number:number number:decimal-places="0" number:min-integer-digits="1" number:grouping="true"/>
      <number:text> </number:text>
    </number:number-style>
    <number:number-style style:name="N132P1" style:volatile="true">
      <number:text> $ -</number:text>
      <number:number number:decimal-places="0" number:min-integer-digits="1" number:grouping="true"/>
      <number:text> </number:text>
    </number:number-style>
    <number:number-style style:name="N132P2" style:volatile="true">
      <number:text> $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2" number:min-integer-digits="1" number:grouping="true"/>
      <number:text> </number:text>
    </number:number-style>
    <number:number-style style:name="N136P1" style:volatile="true">
      <number:text> $ -</number:text>
      <number:number number:decimal-places="2" number:min-integer-digits="1" number:grouping="true"/>
      <number:text> </number:text>
    </number:number-style>
    <number:number-style style:name="N136P2" style:volatile="true">
      <number:text> $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8P0" style:volatile="true">
      <number:text>$ </number:text>
      <number:number number:decimal-places="0" number:min-integer-digits="1" number:grouping="true"/>
      <number:text> </number:text>
    </number:number-style>
    <number:number-style style:name="N138">
      <number:text>($ </number:text>
      <number:number number:decimal-places="0" number:min-integer-digits="1" number:grouping="true"/>
      <number:text>)</number:text>
      <style:map style:condition="value()&gt;=0" style:apply-style-name="N138P0"/>
    </number:number-style>
    <number:number-style style:name="N139P0" style:volatile="true">
      <number:text>$ </number:text>
      <number:number number:decimal-places="0" number:min-integer-digits="1" number:grouping="true"/>
      <number:text> </number:text>
    </number:number-style>
    <number:number-style style:name="N139">
      <style:text-properties fo:color="#ff0000"/>
      <number:text>($ </number:text>
      <number:number number:decimal-places="0" number:min-integer-digits="1" number:grouping="true"/>
      <number:text>)</number:text>
      <style:map style:condition="value()&gt;=0" style:apply-style-name="N139P0"/>
    </number:number-style>
    <number:number-style style:name="N141P0" style:volatile="true">
      <number:text>$ </number:text>
      <number:number number:decimal-places="2" number:min-integer-digits="1" number:grouping="true"/>
      <number:text> </number:text>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text> </number:text>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text> </number:text>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text> </number:text>
    </number:number-style>
    <number:number-style style:name="N146P1" style:volatile="true">
      <number:text> (</number:text>
      <number:number number:decimal-places="0" number:min-integer-digits="1" number:grouping="true"/>
      <number:text>)</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text> </number:text>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text> </number:text>
    </number:number-style>
    <number:number-style style:name="N150P1" style:volatile="true">
      <number:text> (</number:text>
      <number:number number:decimal-places="2" number:min-integer-digits="1" number:grouping="true"/>
      <number:text>)</number:text>
    </number:number-style>
    <number:number-style style:name="N150P2" style:volatile="true">
      <number:text> -</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currency-style style:name="N151P0" style:volatile="true">
      <number:currency-symbol number:language="es" number:country="CO">$</number:currency-symbol>
      <number:number number:decimal-places="2" number:min-integer-digits="1" number:grouping="true"/>
    </number:currency-style>
    <number:currency-style style:name="N151">
      <style:text-properties fo:color="#ff0000"/>
      <number:text>-</number:text>
      <number:currency-symbol number:language="es" number:country="CO">$</number:currency-symbol>
      <number:number number:decimal-places="2" number:min-integer-digits="1" number:grouping="true"/>
      <style:map style:condition="value()&gt;=0" style:apply-style-name="N151P0"/>
    </number:currency-style>
    <number:number-style style:name="N152P0" style:volatile="true">
      <number:number number:decimal-places="0" number:min-integer-digits="1" number:grouping="true"/>
      <number:text> </number:text>
    </number:number-style>
    <number:number-style style:name="N152P1" style:volatile="true">
      <number:text> -</number:text>
      <number:number number:decimal-places="0"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style="long"/>
      <number:text>-</number:text>
      <number:year number:style="long"/>
    </number:date-style>
    <number:date-style style:name="N154">
      <number:day/>
      <number:text>-</number:text>
      <number:month number:style="long"/>
      <number:text>-</number:text>
      <number:year/>
    </number:date-style>
    <number:date-style style:name="N155">
      <number:day/>
      <number:text>-</number:text>
      <number:month number:textual="true"/>
      <number:text>-yy</number:text>
    </number:date-style>
    <number:number-style style:name="N156">
      <number:number number:decimal-places="0" number:min-integer-digits="3"/>
    </number:number-style>
    <number:date-style style:name="N158P0" style:volatile="true">
      <number:day/>
      <number:text> de </number:text>
      <number:month number:style="long" number:textual="true"/>
      <number:text> de </number:text>
      <number:year number:style="long"/>
    </number:date-style>
    <number:text-style style:name="N158">
      <number:text-content/>
      <style:map style:condition="value()&gt;=0" style:apply-style-name="N158P0"/>
    </number:text-style>
    <number:date-style style:name="N159">
      <number:day/>
      <number:text> de </number:text>
      <number:month number:textual="true"/>
      <number:text> de </number:text>
      <number:year/>
    </number:date-style>
    <number:date-style style:name="N161P0" style:volatile="true">
      <number:day number:style="long"/>
      <number:text>-</number:text>
      <number:month number:style="long"/>
      <number:text>-</number:text>
      <number:year/>
    </number:date-style>
    <number:text-style style:name="N161">
      <number:text-content/>
      <style:map style:condition="value()&gt;=0" style:apply-style-name="N161P0"/>
    </number:text-style>
    <number:number-style style:name="N162">
      <number:number number:decimal-places="0" number:min-integer-digits="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percentage-style style:name="N164">
      <number:number number:decimal-places="1" number:min-integer-digits="1"/>
      <number:text>%</number:text>
    </number:percentage-style>
    <number:number-style style:name="N165P0" style:volatile="true">
      <number:text> $ </number:text>
      <number:number number:decimal-places="0" number:min-integer-digits="1" number:grouping="true"/>
      <number:text> </number:text>
    </number:number-style>
    <number:number-style style:name="N165P1" style:volatile="true">
      <number:text> $ -</number:text>
      <number:number number:decimal-places="0" number:min-integer-digits="1" number:grouping="true"/>
      <number:text> </number:text>
    </number:number-style>
    <number:number-style style:name="N165P2" style:volatile="true">
      <number:text> $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0" number:min-integer-digits="1" number:grouping="true"/>
      <number:text>    </number:text>
    </number:number-style>
    <number:number-style style:name="N169P1" style:volatile="true">
      <number:text>-</number:text>
      <number:number number:decimal-places="0" number:min-integer-digits="1" number:grouping="true"/>
      <number:text>    </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time-style style:name="N170">
      <number:hours/>
      <number:text>:</number:text>
      <number:minutes number:style="long"/>
      <number:text>:</number:text>
      <number:seconds number:style="long"/>
      <number:text> </number:text>
      <number:am-pm/>
    </number:time-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33.02cm" fo:page-height="21.59cm" style:num-format="1" style:print-orientation="landscape" fo:margin-top="1cm" fo:margin-bottom="1cm" fo:margin-left="0.497cm" fo:margin-right="0.469cm" style:scale-to="85%"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7">00/00/0000</text:date>, <text:time style:data-style-name="N2" text:time-value="0000-00-00T07:39: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12:17:10</meta:creation-date>
    <meta:editing-duration>P26DT14H37M39S</meta:editing-duration>
    <meta:editing-cycles>723</meta:editing-cycles>
    <meta:generator>LibreOffice/3.6$Linux_x86 LibreOffice_project/360m1$Build-102</meta:generator>
    <dc:date>2015-11-07T11:09:31</dc:date>
    <meta:document-statistic meta:table-count="3" meta:cell-count="16961" meta:object-count="0"/>
  </office:meta>
</office:document-meta>
</file>